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/>
    <style:font-face style:name="Helvetica" svg:font-family="Helvetica"/>
    <style:font-face style:name="Helvetica Neue" svg:font-family="'Helvetica Neue'"/>
    <style:font-face style:name="Helvetica Neue1" svg:font-family="'Helvetica Neue'" style:font-family-generic="system" style:font-pitch="variable"/>
    <style:font-face style:name="Kailasa Regular" svg:font-family="'Kailasa Regular'"/>
    <style:font-face style:name="Liberation Sans" svg:font-family="'Liberation Sans'" style:font-family-generic="swiss" style:font-pitch="variable"/>
    <style:font-face style:name="Monlam Uni OuChan2" svg:font-family="'Monlam Uni OuChan2'"/>
    <style:font-face style:name="Monlam Uni OuChan21" svg:font-family="'Monlam Uni OuChan2'" style:font-family-generic="system" style:font-pitch="variable"/>
    <style:font-face style:name="Monlam Uni OuChan3" svg:font-family="'Monlam Uni OuChan3'"/>
    <style:font-face style:name="Monlam Uni OuChan31" svg:font-family="'Monlam Uni OuChan3'" style:font-family-generic="system" style:font-pitch="variable"/>
    <style:font-face style:name="Monlam Uni OuChan32" svg:font-family="'Monlam Uni OuChan3'" style:font-pitch="variable"/>
    <style:font-face style:name="Monlam Uni OuChan5" svg:font-family="'Monlam Uni OuChan5'"/>
    <style:font-face style:name="Monlam Uni OuChan51" svg:font-family="'Monlam Uni OuChan5'" style:font-family-generic="system" style:font-pitch="variable"/>
    <style:font-face style:name="PingFang SC" svg:font-family="'PingFang SC'" style:font-family-generic="system" style:font-pitch="variable"/>
    <style:font-face style:name="SambhotaUnicode" svg:font-family="SambhotaUnicode"/>
    <style:font-face style:name="SambhotaUnicode Regular" svg:font-family="'SambhotaUnicode Regular'"/>
    <style:font-face style:name="SambhotaUnicode Regular1" svg:font-family="'SambhotaUnicode Regular'" style:font-family-generic="system" style:font-pitch="variable"/>
    <style:font-face style:name="SambhotaUnicode1" svg:font-family="SambhotaUnicode" style:font-pitch="variable"/>
    <style:font-face style:name="Times New Roman" svg:font-family="'Times New Roman'"/>
    <style:font-face style:name="Times New Roman1" svg:font-family="'Times New Roman'" style:font-family-generic="system" style:font-pitch="variable"/>
    <style:font-face style:name="Times Roman" svg:font-family="'Times Roman'"/>
    <style:font-face style:name="Times Roman1" svg:font-family="'Times Roman'" style:font-family-generic="system" style:font-pitch="variable"/>
  </office:font-face-decls>
  <office:automatic-styles>
    <style:style style:name="P1" style:family="paragraph" style:parent-style-name="Default">
      <style:paragraph-properties fo:margin-left="0in" fo:margin-right="0in" fo:margin-top="0in" fo:margin-bottom="0in" style:contextual-spacing="false" fo:text-align="center" style:justify-single-word="false" fo:text-indent="0.25in" style:auto-text-indent="false" style:writing-mode="lr-tb"/>
      <style:text-properties fo:color="#ff6150" loext:opacity="100%" style:text-outline="false" style:font-name="SambhotaUnicode1" fo:font-size="19pt" style:font-name-asian="SambhotaUnicode Regular1" style:font-size-asian="19pt" style:font-name-complex="SambhotaUnicode1" style:font-size-complex="19pt"/>
    </style:style>
    <style:style style:name="P2" style:family="paragraph" style:parent-style-name="Default">
      <style:paragraph-properties fo:margin-left="0in" fo:margin-right="0.8646in" fo:margin-top="0in" fo:margin-bottom="0in" style:contextual-spacing="false" fo:text-align="center" style:justify-single-word="false" fo:text-indent="0in" style:auto-text-indent="false" style:writing-mode="lr-tb"/>
      <style:text-properties fo:color="#0061fe" loext:opacity="100%" style:text-outline="false" style:font-name="SambhotaUnicode1" fo:font-size="19pt" style:font-name-asian="SambhotaUnicode Regular1" style:font-size-asian="19pt" style:font-name-complex="SambhotaUnicode1" style:font-size-complex="19pt"/>
    </style:style>
    <style:style style:name="P3" style:family="paragraph" style:parent-style-name="Default">
      <style:paragraph-properties fo:margin-left="0in" fo:margin-right="0.8646in" fo:margin-top="0in" fo:margin-bottom="0in" style:contextual-spacing="false" fo:text-align="center" style:justify-single-word="false" fo:text-indent="0in" style:auto-text-indent="false" style:writing-mode="lr-tb"/>
      <style:text-properties fo:color="#000000" loext:opacity="100%" style:text-outline="false" style:font-name="SambhotaUnicode1" fo:font-size="19pt" style:font-name-asian="SambhotaUnicode Regular1" style:font-size-asian="19pt" style:font-name-complex="SambhotaUnicode1" style:font-size-complex="19pt"/>
    </style:style>
    <style:style style:name="P4" style:family="paragraph" style:parent-style-name="Default">
      <style:paragraph-properties fo:margin-left="0in" fo:margin-right="0in" fo:margin-top="0in" fo:margin-bottom="0in" style:contextual-spacing="false" fo:text-align="center" style:justify-single-word="false" fo:text-indent="0in" style:auto-text-indent="false" style:writing-mode="lr-tb"/>
      <style:text-properties style:font-name="SambhotaUnicode1" fo:font-size="19pt" style:font-size-asian="19pt" style:font-name-complex="SambhotaUnicode1" style:font-size-complex="19pt"/>
    </style:style>
    <style:style style:name="P5" style:family="paragraph" style:parent-style-name="Default">
      <style:paragraph-properties fo:margin-left="0in" fo:margin-right="0in" fo:margin-top="0in" fo:margin-bottom="0in" style:contextual-spacing="false" fo:text-align="center" style:justify-single-word="false" fo:text-indent="0.25in" style:auto-text-indent="false" style:writing-mode="lr-tb"/>
      <style:text-properties style:font-name="SambhotaUnicode1" fo:font-size="19pt" style:font-name-asian="SambhotaUnicode Regular1" style:font-size-asian="19pt" style:font-name-complex="SambhotaUnicode1" style:font-size-complex="19pt"/>
    </style:style>
    <style:style style:name="P6" style:family="paragraph" style:parent-style-name="Default">
      <style:paragraph-properties fo:margin-left="0in" fo:margin-right="0in" fo:margin-top="0in" fo:margin-bottom="0in" style:contextual-spacing="false" fo:text-align="justify" style:justify-single-word="false" fo:text-indent="0.25in" style:auto-text-indent="false" style:writing-mode="lr-tb"/>
      <style:text-properties style:font-name="SambhotaUnicode1" fo:font-size="19pt" style:font-name-asian="SambhotaUnicode Regular1" style:font-size-asian="19pt" style:font-name-complex="SambhotaUnicode1" style:font-size-complex="19pt"/>
    </style:style>
    <style:style style:name="P7" style:family="paragraph" style:parent-style-name="Default" style:master-page-name="Converted11">
      <style:paragraph-properties fo:margin-left="0in" fo:margin-right="0in" fo:margin-top="0in" fo:margin-bottom="0.0193in" style:contextual-spacing="false" fo:line-height="100%" fo:text-align="justify" style:justify-single-word="false" fo:text-indent="0.25in" style:auto-text-indent="false" style:page-number="auto" style:writing-mode="lr-tb"/>
      <style:text-properties style:font-name="SambhotaUnicode1" fo:font-size="19pt" style:font-name-asian="SambhotaUnicode Regular1" style:font-size-asian="19pt" style:font-name-complex="SambhotaUnicode1" style:font-size-complex="19pt"/>
    </style:style>
    <style:style style:name="P8" style:family="paragraph" style:parent-style-name="Default">
      <style:paragraph-properties fo:margin-left="0in" fo:margin-right="0.0311in" fo:margin-top="0.0701in" fo:margin-bottom="0in" style:contextual-spacing="false" fo:line-height="100%" fo:text-align="justify" style:justify-single-word="false" fo:text-indent="0in" style:auto-text-indent="false" style:writing-mode="lr-tb"/>
      <style:text-properties style:font-name="SambhotaUnicode1" fo:font-size="19pt" style:font-name-asian="Times Roman1" style:font-size-asian="19pt" style:font-name-complex="SambhotaUnicode1" style:font-size-complex="19pt"/>
    </style:style>
    <style:style style:name="P9" style:family="paragraph" style:parent-style-name="Default">
      <style:paragraph-properties fo:margin-left="0in" fo:margin-right="0in" fo:margin-top="0in" fo:margin-bottom="0in" style:contextual-spacing="false" fo:text-align="center" style:justify-single-word="false" fo:text-indent="0.25in" style:auto-text-indent="false" style:writing-mode="lr-tb"/>
      <style:text-properties style:font-name="SambhotaUnicode1" style:font-name-complex="SambhotaUnicode1"/>
    </style:style>
    <style:style style:name="P10" style:family="paragraph" style:parent-style-name="Default" style:master-page-name="Converted4">
      <style:paragraph-properties fo:margin-left="0in" fo:margin-right="0in" fo:margin-top="0in" fo:margin-bottom="0in" style:contextual-spacing="false" fo:text-align="center" style:justify-single-word="false" fo:text-indent="0.25in" style:auto-text-indent="false" style:page-number="auto" style:writing-mode="lr-tb"/>
      <style:text-properties style:font-name="SambhotaUnicode1" style:font-name-complex="SambhotaUnicode1"/>
    </style:style>
    <style:style style:name="P11" style:family="paragraph" style:parent-style-name="Default" style:master-page-name="Converted5">
      <style:paragraph-properties fo:margin-left="0in" fo:margin-right="0in" fo:margin-top="0in" fo:margin-bottom="0in" style:contextual-spacing="false" fo:text-align="center" style:justify-single-word="false" fo:text-indent="0.25in" style:auto-text-indent="false" style:page-number="auto" style:writing-mode="lr-tb"/>
      <style:text-properties style:font-name="SambhotaUnicode1" style:font-name-complex="SambhotaUnicode1"/>
    </style:style>
    <style:style style:name="P12" style:family="paragraph" style:parent-style-name="Default" style:master-page-name="Converted6">
      <style:paragraph-properties fo:margin-left="0in" fo:margin-right="0in" fo:margin-top="0in" fo:margin-bottom="0in" style:contextual-spacing="false" fo:text-align="center" style:justify-single-word="false" fo:text-indent="0.25in" style:auto-text-indent="false" style:page-number="auto" style:writing-mode="lr-tb"/>
      <style:text-properties style:font-name="SambhotaUnicode1" style:font-name-complex="SambhotaUnicode1"/>
    </style:style>
    <style:style style:name="P13" style:family="paragraph" style:parent-style-name="Default">
      <style:paragraph-properties fo:margin-left="0in" fo:margin-right="0in" fo:margin-top="0in" fo:margin-bottom="0in" style:contextual-spacing="false" fo:text-align="center" style:justify-single-word="false" fo:text-indent="0.25in" style:auto-text-indent="false" fo:break-before="page" style:writing-mode="lr-tb"/>
      <style:text-properties style:font-name="SambhotaUnicode1" style:font-name-complex="SambhotaUnicode1"/>
    </style:style>
    <style:style style:name="P14" style:family="paragraph" style:parent-style-name="Default" style:master-page-name="Converted7">
      <style:paragraph-properties fo:margin-left="0in" fo:margin-right="0in" fo:margin-top="0in" fo:margin-bottom="0in" style:contextual-spacing="false" fo:text-align="center" style:justify-single-word="false" fo:text-indent="0.25in" style:auto-text-indent="false" style:page-number="auto" style:writing-mode="lr-tb"/>
      <style:text-properties style:font-name="SambhotaUnicode1" style:font-name-complex="SambhotaUnicode1"/>
    </style:style>
    <style:style style:name="P15" style:family="paragraph" style:parent-style-name="Default" style:master-page-name="Converted8">
      <style:paragraph-properties fo:margin-left="0in" fo:margin-right="0in" fo:margin-top="0in" fo:margin-bottom="0in" style:contextual-spacing="false" fo:text-align="center" style:justify-single-word="false" fo:text-indent="0.25in" style:auto-text-indent="false" style:page-number="auto" style:writing-mode="lr-tb"/>
      <style:text-properties style:font-name="SambhotaUnicode1" style:font-name-complex="SambhotaUnicode1"/>
    </style:style>
    <style:style style:name="P16" style:family="paragraph" style:parent-style-name="Default" style:master-page-name="Converted9">
      <style:paragraph-properties fo:margin-left="0in" fo:margin-right="0in" fo:margin-top="0in" fo:margin-bottom="0in" style:contextual-spacing="false" fo:text-align="center" style:justify-single-word="false" fo:text-indent="0.25in" style:auto-text-indent="false" style:page-number="auto" style:writing-mode="lr-tb"/>
      <style:text-properties style:font-name="SambhotaUnicode1" style:font-name-complex="SambhotaUnicode1"/>
    </style:style>
    <style:style style:name="P17" style:family="paragraph" style:parent-style-name="Default" style:master-page-name="Converted10">
      <style:paragraph-properties fo:margin-left="0in" fo:margin-right="0in" fo:margin-top="0in" fo:margin-bottom="0in" style:contextual-spacing="false" fo:text-align="center" style:justify-single-word="false" fo:text-indent="0.25in" style:auto-text-indent="false" style:page-number="auto" style:writing-mode="lr-tb"/>
      <style:text-properties style:font-name="SambhotaUnicode1" style:font-name-complex="SambhotaUnicode1"/>
    </style:style>
    <style:style style:name="P18" style:family="paragraph" style:parent-style-name="Default" style:master-page-name="Converted1">
      <style:paragraph-properties fo:margin-left="0in" fo:margin-right="0in" fo:margin-top="0in" fo:margin-bottom="0.0193in" style:contextual-spacing="false" fo:line-height="100%" fo:text-align="justify" style:justify-single-word="false" fo:text-indent="0.25in" style:auto-text-indent="false" style:page-number="auto" style:writing-mode="lr-tb"/>
      <style:text-properties style:font-name="SambhotaUnicode1" style:font-name-complex="SambhotaUnicode1"/>
    </style:style>
    <style:style style:name="P19" style:family="paragraph" style:parent-style-name="Default">
      <style:paragraph-properties fo:margin-left="0in" fo:margin-right="0in" fo:margin-top="0in" fo:margin-bottom="0.0193in" style:contextual-spacing="false" fo:line-height="100%" fo:text-align="justify" style:justify-single-word="false" fo:text-indent="0.25in" style:auto-text-indent="false" style:writing-mode="lr-tb"/>
      <style:text-properties style:font-name="SambhotaUnicode1" style:font-name-complex="SambhotaUnicode1"/>
    </style:style>
    <style:style style:name="P20" style:family="paragraph" style:parent-style-name="Default">
      <style:paragraph-properties fo:margin-left="0in" fo:margin-right="0in" fo:margin-top="0in" fo:margin-bottom="0.0193in" style:contextual-spacing="false" fo:line-height="100%" fo:text-align="justify" style:justify-single-word="false" fo:text-indent="0.25in" style:auto-text-indent="false" style:writing-mode="lr-tb"/>
      <style:text-properties style:font-name="SambhotaUnicode1" officeooo:paragraph-rsid="0025428e" style:font-name-complex="SambhotaUnicode1"/>
    </style:style>
    <style:style style:name="P21" style:family="paragraph" style:parent-style-name="Default">
      <style:paragraph-properties fo:margin-left="0in" fo:margin-right="0.0311in" fo:margin-top="0in" fo:margin-bottom="0.0193in" style:contextual-spacing="false" fo:line-height="100%" fo:text-align="end" style:justify-single-word="false" fo:text-indent="0.25in" style:auto-text-indent="false" style:writing-mode="lr-tb"/>
      <style:text-properties style:font-name="SambhotaUnicode1" style:font-name-complex="SambhotaUnicode1"/>
    </style:style>
    <style:style style:name="P22" style:family="paragraph" style:parent-style-name="Default">
      <style:paragraph-properties fo:margin-left="0in" fo:margin-right="0.0311in" fo:margin-top="0.0701in" fo:margin-bottom="0in" style:contextual-spacing="false" fo:line-height="100%" fo:text-align="center" style:justify-single-word="false" fo:text-indent="0in" style:auto-text-indent="false" style:writing-mode="lr-tb"/>
      <style:text-properties style:font-name="SambhotaUnicode1" style:font-name-complex="SambhotaUnicode1"/>
    </style:style>
    <style:style style:name="P23" style:family="paragraph" style:parent-style-name="Default">
      <style:paragraph-properties fo:margin-left="0in" fo:margin-right="0in" fo:margin-top="0in" fo:margin-bottom="0.0193in" style:contextual-spacing="false" fo:line-height="100%" fo:text-align="center" style:justify-single-word="false" fo:text-indent="0.25in" style:auto-text-indent="false" style:writing-mode="lr-tb"/>
      <style:text-properties style:font-name="SambhotaUnicode1" style:font-name-complex="SambhotaUnicode1"/>
    </style:style>
    <style:style style:name="P24" style:family="paragraph" style:parent-style-name="Default">
      <style:paragraph-properties fo:margin-left="0in" fo:margin-right="0.0311in" fo:margin-top="0in" fo:margin-bottom="0in" style:contextual-spacing="false" fo:line-height="100%" fo:text-align="center" style:justify-single-word="false" fo:text-indent="0in" style:auto-text-indent="false" style:writing-mode="lr-tb">
        <style:tab-stops>
          <style:tab-stop style:position="0.3in"/>
          <style:tab-stop style:position="0.6528in"/>
          <style:tab-stop style:position="4.8445in" style:type="right"/>
        </style:tab-stops>
      </style:paragraph-properties>
      <style:text-properties style:font-name="SambhotaUnicode1" style:font-name-complex="SambhotaUnicode1"/>
    </style:style>
    <style:style style:name="P25" style:family="paragraph" style:parent-style-name="Default">
      <style:paragraph-properties fo:margin-left="0in" fo:margin-right="0.0311in" fo:margin-top="0in" fo:margin-bottom="0in" style:contextual-spacing="false" fo:line-height="100%" fo:text-align="start" style:justify-single-word="false" fo:text-indent="0in" style:auto-text-indent="false" style:writing-mode="lr-tb">
        <style:tab-stops>
          <style:tab-stop style:position="0.3in"/>
          <style:tab-stop style:position="0.6528in"/>
          <style:tab-stop style:position="4.8445in" style:type="right"/>
        </style:tab-stops>
      </style:paragraph-properties>
      <style:text-properties style:font-name="SambhotaUnicode1" style:font-name-complex="SambhotaUnicode1"/>
    </style:style>
    <style:style style:name="P26" style:family="paragraph" style:parent-style-name="Default" style:master-page-name="Converted3">
      <style:paragraph-properties fo:margin-left="0in" fo:margin-right="0in" fo:margin-top="0in" fo:margin-bottom="0in" style:contextual-spacing="false" fo:text-align="justify" style:justify-single-word="false" fo:text-indent="0.25in" style:auto-text-indent="false" style:page-number="auto" style:writing-mode="lr-tb"/>
      <style:text-properties style:font-name="SambhotaUnicode1" style:font-name-complex="SambhotaUnicode1"/>
    </style:style>
    <style:style style:name="P27" style:family="paragraph" style:parent-style-name="Default">
      <style:paragraph-properties fo:margin-left="0in" fo:margin-right="0in" fo:margin-top="0in" fo:margin-bottom="0in" style:contextual-spacing="false" fo:text-align="justify" style:justify-single-word="false" fo:text-indent="0.25in" style:auto-text-indent="false" style:writing-mode="lr-tb"/>
      <style:text-properties style:font-name="SambhotaUnicode1" style:font-name-complex="SambhotaUnicode1"/>
    </style:style>
    <style:style style:name="P28" style:family="paragraph" style:parent-style-name="Default">
      <style:paragraph-properties fo:margin-left="0in" fo:margin-right="0in" fo:margin-top="0in" fo:margin-bottom="0.0193in" style:contextual-spacing="false" fo:text-align="justify" style:justify-single-word="false" fo:text-indent="0.25in" style:auto-text-indent="false" style:writing-mode="lr-tb"/>
      <style:text-properties style:font-name="SambhotaUnicode1" style:font-name-complex="SambhotaUnicode1"/>
    </style:style>
    <style:style style:name="P29" style:family="paragraph" style:parent-style-name="Default">
      <style:paragraph-properties fo:margin-left="1in" fo:margin-right="0.8646in" fo:margin-top="0in" fo:margin-bottom="0in" style:contextual-spacing="false" fo:text-align="justify" style:justify-single-word="false" fo:text-indent="0.3484in" style:auto-text-indent="false" style:writing-mode="lr-tb"/>
      <style:text-properties style:font-name="SambhotaUnicode1" style:font-name-complex="SambhotaUnicode1"/>
    </style:style>
    <style:style style:name="P30" style:family="paragraph" style:parent-style-name="Default">
      <style:paragraph-properties fo:margin-left="0in" fo:margin-right="0.8646in" fo:margin-top="0in" fo:margin-bottom="0in" style:contextual-spacing="false" fo:text-align="justify" style:justify-single-word="false" fo:text-indent="0.25in" style:auto-text-indent="false" style:writing-mode="lr-tb"/>
      <style:text-properties style:font-name="SambhotaUnicode1" style:font-name-complex="SambhotaUnicode1"/>
    </style:style>
    <style:style style:name="P31" style:family="paragraph" style:parent-style-name="Default">
      <style:paragraph-properties fo:margin-left="0.6in" fo:margin-right="0.5in" fo:margin-top="0in" fo:margin-bottom="0in" style:contextual-spacing="false" fo:text-align="justify" style:justify-single-word="false" fo:text-indent="0in" style:auto-text-indent="false" style:writing-mode="lr-tb">
        <style:tab-stops>
          <style:tab-stop style:position="1.1118in"/>
        </style:tab-stops>
      </style:paragraph-properties>
      <style:text-properties style:font-name="SambhotaUnicode1" style:font-name-complex="SambhotaUnicode1"/>
    </style:style>
    <style:style style:name="P32" style:family="paragraph" style:parent-style-name="Default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>
        <style:tab-stops>
          <style:tab-stop style:position="0.3055in"/>
          <style:tab-stop style:position="1.25in"/>
          <style:tab-stop style:position="4.8445in" style:type="right"/>
        </style:tab-stops>
      </style:paragraph-properties>
      <style:text-properties style:font-name="SambhotaUnicode1" style:font-name-complex="SambhotaUnicode1"/>
    </style:style>
    <style:style style:name="P33" style:family="paragraph" style:parent-style-name="Default">
      <style:paragraph-properties fo:margin-left="1in" fo:margin-right="0.8957in" fo:margin-top="0in" fo:margin-bottom="0in" style:contextual-spacing="false" fo:text-align="justify" style:justify-single-word="false" fo:text-indent="0.3484in" style:auto-text-indent="false" style:writing-mode="lr-tb"/>
      <style:text-properties style:font-name="SambhotaUnicode1" style:font-name-complex="SambhotaUnicode1"/>
    </style:style>
    <style:style style:name="P34" style:family="paragraph" style:parent-style-name="Default">
      <style:paragraph-properties fo:margin-left="0.4in" fo:margin-right="1.1646in" fo:margin-top="0in" fo:margin-bottom="0in" style:contextual-spacing="false" fo:text-align="justify" style:justify-single-word="false" fo:text-indent="0in" style:auto-text-indent="false" style:writing-mode="lr-tb"/>
      <style:text-properties style:font-name="SambhotaUnicode1" style:font-name-complex="SambhotaUnicode1"/>
    </style:style>
    <style:style style:name="P35" style:family="paragraph" style:parent-style-name="Default">
      <style:paragraph-properties fo:margin-left="0in" fo:margin-right="0in" fo:margin-top="0in" fo:margin-bottom="0in" style:contextual-spacing="false" fo:text-align="justify" style:justify-single-word="false" fo:text-indent="0.25in" style:auto-text-indent="false" style:writing-mode="lr-tb"/>
      <style:text-properties style:font-name="SambhotaUnicode1" officeooo:paragraph-rsid="001744e7" style:font-name-complex="SambhotaUnicode1"/>
    </style:style>
    <style:style style:name="P36" style:family="paragraph" style:parent-style-name="Default">
      <style:paragraph-properties fo:margin-left="0in" fo:margin-right="0in" fo:margin-top="0in" fo:margin-bottom="0in" style:contextual-spacing="false" fo:text-align="justify" style:justify-single-word="false" fo:text-indent="0.25in" style:auto-text-indent="false" style:writing-mode="lr-tb"/>
      <style:text-properties style:font-name="SambhotaUnicode1" officeooo:paragraph-rsid="00177b2a" style:font-name-complex="SambhotaUnicode1"/>
    </style:style>
    <style:style style:name="P37" style:family="paragraph" style:parent-style-name="Default">
      <style:paragraph-properties fo:margin-left="0in" fo:margin-right="0in" fo:margin-top="0in" fo:margin-bottom="0in" style:contextual-spacing="false" fo:text-align="justify" style:justify-single-word="false" fo:text-indent="0.25in" style:auto-text-indent="false" style:writing-mode="lr-tb"/>
      <style:text-properties style:font-name="SambhotaUnicode1" officeooo:paragraph-rsid="0018d41e" style:font-name-complex="SambhotaUnicode1"/>
    </style:style>
    <style:style style:name="P38" style:family="paragraph" style:parent-style-name="Default">
      <style:paragraph-properties fo:margin-left="0in" fo:margin-right="0in" fo:margin-top="0in" fo:margin-bottom="0in" style:contextual-spacing="false" fo:text-align="justify" style:justify-single-word="false" fo:text-indent="0.25in" style:auto-text-indent="false" style:writing-mode="lr-tb"/>
      <style:text-properties style:font-name="SambhotaUnicode1" officeooo:paragraph-rsid="00196919" style:font-name-complex="SambhotaUnicode1"/>
    </style:style>
    <style:style style:name="P39" style:family="paragraph" style:parent-style-name="Default">
      <style:paragraph-properties fo:margin-left="0in" fo:margin-right="0in" fo:margin-top="0in" fo:margin-bottom="0in" style:contextual-spacing="false" fo:text-align="justify" style:justify-single-word="false" fo:text-indent="0.25in" style:auto-text-indent="false" style:writing-mode="lr-tb"/>
      <style:text-properties style:font-name="SambhotaUnicode1" officeooo:paragraph-rsid="001a73e1" style:font-name-complex="SambhotaUnicode1"/>
    </style:style>
    <style:style style:name="P40" style:family="paragraph" style:parent-style-name="Default">
      <style:paragraph-properties fo:margin-left="0in" fo:margin-right="0in" fo:margin-top="0in" fo:margin-bottom="0in" style:contextual-spacing="false" fo:text-align="justify" style:justify-single-word="false" fo:text-indent="0.25in" style:auto-text-indent="false" style:writing-mode="lr-tb"/>
      <style:text-properties style:font-name="SambhotaUnicode1" officeooo:paragraph-rsid="001be93f" style:font-name-complex="SambhotaUnicode1"/>
    </style:style>
    <style:style style:name="P41" style:family="paragraph" style:parent-style-name="Default">
      <style:paragraph-properties fo:margin-left="0in" fo:margin-right="0in" fo:margin-top="0in" fo:margin-bottom="0in" style:contextual-spacing="false" fo:text-align="justify" style:justify-single-word="false" fo:text-indent="0.25in" style:auto-text-indent="false" style:writing-mode="lr-tb"/>
      <style:text-properties style:font-name="SambhotaUnicode1" officeooo:paragraph-rsid="001ef119" style:font-name-complex="SambhotaUnicode1"/>
    </style:style>
    <style:style style:name="P42" style:family="paragraph" style:parent-style-name="Default">
      <style:paragraph-properties fo:margin-left="0in" fo:margin-right="0in" fo:margin-top="0in" fo:margin-bottom="0in" style:contextual-spacing="false" fo:text-align="justify" style:justify-single-word="false" fo:text-indent="0.25in" style:auto-text-indent="false" style:writing-mode="lr-tb"/>
      <style:text-properties style:font-name="SambhotaUnicode1" officeooo:paragraph-rsid="00203036" style:font-name-complex="SambhotaUnicode1"/>
    </style:style>
    <style:style style:name="P43" style:family="paragraph" style:parent-style-name="Default">
      <style:paragraph-properties fo:margin-left="0in" fo:margin-right="0in" fo:margin-top="0in" fo:margin-bottom="0in" style:contextual-spacing="false" fo:text-align="justify" style:justify-single-word="false" fo:text-indent="0.25in" style:auto-text-indent="false" style:writing-mode="lr-tb"/>
      <style:text-properties style:font-name="SambhotaUnicode1" officeooo:paragraph-rsid="0024074f" style:font-name-complex="SambhotaUnicode1"/>
    </style:style>
    <style:style style:name="P44" style:family="paragraph" style:parent-style-name="Default">
      <style:paragraph-properties fo:margin-left="0.8in" fo:margin-right="0in" fo:margin-top="0in" fo:margin-bottom="0in" style:contextual-spacing="false" fo:text-align="start" style:justify-single-word="false" fo:text-indent="0in" style:auto-text-indent="false" style:writing-mode="lr-tb"/>
      <style:text-properties style:font-name="SambhotaUnicode1" style:font-name-complex="SambhotaUnicode1"/>
    </style:style>
    <style:style style:name="P45" style:family="paragraph" style:parent-style-name="Default">
      <style:paragraph-properties fo:margin-left="1in" fo:margin-right="0.8646in" fo:margin-top="0in" fo:margin-bottom="0in" style:contextual-spacing="false" fo:text-align="start" style:justify-single-word="false" fo:text-indent="0in" style:auto-text-indent="false" style:writing-mode="lr-tb"/>
      <style:text-properties style:font-name="SambhotaUnicode1" style:font-name-complex="SambhotaUnicode1"/>
    </style:style>
    <style:style style:name="P46" style:family="paragraph" style:parent-style-name="Default">
      <style:paragraph-properties fo:margin-left="0.8in" fo:margin-right="0.3646in" fo:margin-top="0in" fo:margin-bottom="0in" style:contextual-spacing="false" fo:text-align="start" style:justify-single-word="false" fo:text-indent="0in" style:auto-text-indent="false" style:writing-mode="lr-tb"/>
      <style:text-properties style:font-name="SambhotaUnicode1" style:font-name-complex="SambhotaUnicode1"/>
    </style:style>
    <style:style style:name="P47" style:family="paragraph" style:parent-style-name="Default">
      <style:paragraph-properties fo:margin-left="1in" fo:margin-right="0.8335in" fo:margin-top="0in" fo:margin-bottom="0in" style:contextual-spacing="false" fo:text-align="start" style:justify-single-word="false" fo:text-indent="0in" style:auto-text-indent="false" style:writing-mode="lr-tb"/>
      <style:text-properties style:font-name="SambhotaUnicode1" style:font-name-complex="SambhotaUnicode1"/>
    </style:style>
    <style:style style:name="P48" style:family="paragraph" style:parent-style-name="Default">
      <style:paragraph-properties fo:margin-left="0.8in" fo:margin-right="0.3646in" fo:margin-top="0in" fo:margin-bottom="0in" style:contextual-spacing="false" fo:text-align="start" style:justify-single-word="false" fo:text-indent="-0.2in" style:auto-text-indent="false" style:writing-mode="lr-tb"/>
      <style:text-properties style:font-name="SambhotaUnicode1" style:font-name-complex="SambhotaUnicode1"/>
    </style:style>
    <style:style style:name="P49" style:family="paragraph" style:parent-style-name="Default">
      <style:paragraph-properties fo:margin-left="0.8in" fo:margin-right="0in" fo:margin-top="0in" fo:margin-bottom="0in" style:contextual-spacing="false" fo:text-align="start" style:justify-single-word="false" fo:text-indent="-0.2in" style:auto-text-indent="false" style:writing-mode="lr-tb"/>
      <style:text-properties style:font-name="SambhotaUnicode1" style:font-name-complex="SambhotaUnicode1"/>
    </style:style>
    <style:style style:name="P50" style:family="paragraph" style:parent-style-name="Default">
      <style:paragraph-properties fo:margin-left="0.9in" fo:margin-right="0.8646in" fo:margin-top="0in" fo:margin-bottom="0in" style:contextual-spacing="false" fo:text-align="start" style:justify-single-word="false" fo:text-indent="0in" style:auto-text-indent="false" style:writing-mode="lr-tb"/>
      <style:text-properties style:font-name="SambhotaUnicode1" style:font-name-complex="SambhotaUnicode1"/>
    </style:style>
    <style:style style:name="P51" style:family="paragraph" style:parent-style-name="Default">
      <style:paragraph-properties fo:margin-left="0.8in" fo:margin-right="0.3957in" fo:margin-top="0in" fo:margin-bottom="0in" style:contextual-spacing="false" fo:text-align="start" style:justify-single-word="false" fo:text-indent="0in" style:auto-text-indent="false" style:writing-mode="lr-tb"/>
      <style:text-properties style:font-name="SambhotaUnicode1" style:font-name-complex="SambhotaUnicode1"/>
    </style:style>
    <style:style style:name="P52" style:family="paragraph" style:parent-style-name="Default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/>
      <style:text-properties style:font-name="SambhotaUnicode1" style:font-name-complex="SambhotaUnicode1"/>
    </style:style>
    <style:style style:name="P53" style:family="paragraph" style:parent-style-name="Default">
      <style:paragraph-properties fo:margin-left="0in" fo:margin-right="0.0311in" fo:margin-top="0in" fo:margin-bottom="0in" style:contextual-spacing="false" fo:line-height="115%" fo:text-align="start" style:justify-single-word="false" fo:text-indent="0in" style:auto-text-indent="false" style:writing-mode="lr-tb">
        <style:tab-stops>
          <style:tab-stop style:position="0.3in"/>
          <style:tab-stop style:position="0.6528in"/>
          <style:tab-stop style:position="4.8445in" style:type="right"/>
        </style:tab-stops>
      </style:paragraph-properties>
      <style:text-properties style:font-name="SambhotaUnicode1" style:font-name-complex="SambhotaUnicode1"/>
    </style:style>
    <style:style style:name="P54" style:family="paragraph" style:parent-style-name="Default" style:master-page-name="Converted2">
      <style:paragraph-properties fo:margin-left="0in" fo:margin-right="0.0311in" fo:margin-top="0.0701in" fo:margin-bottom="0in" style:contextual-spacing="false" fo:line-height="115%" fo:text-align="center" style:justify-single-word="false" fo:text-indent="0in" style:auto-text-indent="false" style:page-number="auto" style:writing-mode="lr-tb"/>
      <style:text-properties style:font-name="SambhotaUnicode1" style:font-name-complex="SambhotaUnicode1"/>
    </style:style>
    <style:style style:name="P55" style:family="paragraph" style:parent-style-name="Default">
      <style:paragraph-properties fo:margin-left="0in" fo:margin-right="0in" fo:margin-top="0in" fo:margin-bottom="0.0193in" style:contextual-spacing="false" fo:line-height="115%" fo:text-align="center" style:justify-single-word="false" fo:text-indent="0.25in" style:auto-text-indent="false" style:writing-mode="lr-tb"/>
      <style:text-properties style:font-name="SambhotaUnicode1" style:font-name-complex="SambhotaUnicode1"/>
    </style:style>
    <style:style style:name="P56" style:family="paragraph" style:parent-style-name="Default">
      <style:paragraph-properties fo:margin-left="0in" fo:margin-right="0in" fo:margin-top="0in" fo:margin-bottom="0.0193in" style:contextual-spacing="false" fo:line-height="110%" fo:text-align="justify" style:justify-single-word="false" fo:text-indent="0.25in" style:auto-text-indent="false" style:writing-mode="lr-tb"/>
      <style:text-properties style:font-name="SambhotaUnicode1" style:font-name-complex="SambhotaUnicode1"/>
    </style:style>
    <style:style style:name="P57" style:family="paragraph" style:parent-style-name="Default">
      <style:paragraph-properties fo:margin-left="0in" fo:margin-right="0in" fo:margin-top="0in" fo:margin-bottom="0in" style:contextual-spacing="false" fo:line-height="110%" fo:text-align="justify" style:justify-single-word="false" fo:text-indent="0.25in" style:auto-text-indent="false" style:writing-mode="lr-tb"/>
      <style:text-properties style:font-name="SambhotaUnicode1" style:font-name-complex="SambhotaUnicode1"/>
    </style:style>
    <style:style style:name="P58" style:family="paragraph" style:parent-style-name="Default">
      <style:paragraph-properties fo:margin-left="0in" fo:margin-right="0in" fo:margin-top="0in" fo:margin-bottom="0in" style:contextual-spacing="false" fo:line-height="110%" fo:text-align="justify" style:justify-single-word="false" fo:text-indent="0in" style:auto-text-indent="false" style:writing-mode="lr-tb"/>
      <style:text-properties style:font-name="SambhotaUnicode1" style:font-name-complex="SambhotaUnicode1"/>
    </style:style>
    <style:style style:name="P59" style:family="paragraph" style:parent-style-name="Default">
      <style:paragraph-properties fo:margin-left="1in" fo:margin-right="0.8646in" fo:margin-top="0in" fo:margin-bottom="0in" style:contextual-spacing="false" fo:line-height="110%" fo:text-align="justify" style:justify-single-word="false" fo:text-indent="0.3484in" style:auto-text-indent="false" style:writing-mode="lr-tb"/>
      <style:text-properties style:font-name="SambhotaUnicode1" style:font-name-complex="SambhotaUnicode1"/>
    </style:style>
    <style:style style:name="P60" style:family="paragraph" style:parent-style-name="Default">
      <style:paragraph-properties fo:margin-left="0.6in" fo:margin-right="0.5in" fo:margin-top="0in" fo:margin-bottom="0in" style:contextual-spacing="false" fo:line-height="110%" fo:text-align="justify" style:justify-single-word="false" fo:text-indent="0in" style:auto-text-indent="false" style:writing-mode="lr-tb">
        <style:tab-stops>
          <style:tab-stop style:position="1.1118in"/>
        </style:tab-stops>
      </style:paragraph-properties>
      <style:text-properties style:font-name="SambhotaUnicode1" style:font-name-complex="SambhotaUnicode1"/>
    </style:style>
    <style:style style:name="P61" style:family="paragraph" style:parent-style-name="Default">
      <style:paragraph-properties fo:margin-left="0in" fo:margin-right="0in" fo:margin-top="0in" fo:margin-bottom="0in" style:contextual-spacing="false" fo:line-height="110%" fo:text-align="justify" style:justify-single-word="false" fo:text-indent="0in" style:auto-text-indent="false" style:writing-mode="lr-tb">
        <style:tab-stops>
          <style:tab-stop style:position="0.3055in"/>
          <style:tab-stop style:position="1.25in"/>
          <style:tab-stop style:position="4.8445in" style:type="right"/>
        </style:tab-stops>
      </style:paragraph-properties>
      <style:text-properties style:font-name="SambhotaUnicode1" style:font-name-complex="SambhotaUnicode1"/>
    </style:style>
    <style:style style:name="P62" style:family="paragraph" style:parent-style-name="Default">
      <style:paragraph-properties fo:margin-left="0in" fo:margin-right="0in" fo:margin-top="0in" fo:margin-bottom="0in" style:contextual-spacing="false" fo:line-height="110%" fo:text-align="justify" style:justify-single-word="false" fo:text-indent="0.25in" style:auto-text-indent="false" style:writing-mode="lr-tb"/>
      <style:text-properties style:font-name="SambhotaUnicode1" officeooo:paragraph-rsid="0024074f" style:font-name-complex="SambhotaUnicode1"/>
    </style:style>
    <style:style style:name="P63" style:family="paragraph" style:parent-style-name="Default">
      <style:paragraph-properties fo:margin-left="1in" fo:margin-right="0.8646in" fo:margin-top="0in" fo:margin-bottom="0in" style:contextual-spacing="false" fo:line-height="110%" fo:text-align="start" style:justify-single-word="false" fo:text-indent="0in" style:auto-text-indent="false" style:writing-mode="lr-tb"/>
      <style:text-properties style:font-name="SambhotaUnicode1" style:font-name-complex="SambhotaUnicode1"/>
    </style:style>
    <style:style style:name="P64" style:family="paragraph" style:parent-style-name="Default">
      <style:paragraph-properties fo:margin-left="0.8in" fo:margin-right="0.3646in" fo:margin-top="0in" fo:margin-bottom="0in" style:contextual-spacing="false" fo:line-height="110%" fo:text-align="start" style:justify-single-word="false" fo:text-indent="0in" style:auto-text-indent="false" style:writing-mode="lr-tb"/>
      <style:text-properties style:font-name="SambhotaUnicode1" style:font-name-complex="SambhotaUnicode1"/>
    </style:style>
    <style:style style:name="P65" style:family="paragraph" style:parent-style-name="Default">
      <style:paragraph-properties fo:margin-left="0.8in" fo:margin-right="0in" fo:margin-top="0in" fo:margin-bottom="0in" style:contextual-spacing="false" fo:line-height="110%" fo:text-align="start" style:justify-single-word="false" fo:text-indent="0in" style:auto-text-indent="false" style:writing-mode="lr-tb"/>
      <style:text-properties style:font-name="SambhotaUnicode1" style:font-name-complex="SambhotaUnicode1"/>
    </style:style>
    <style:style style:name="P66" style:family="paragraph" style:parent-style-name="Default">
      <style:paragraph-properties fo:margin-left="1in" fo:margin-right="0.8335in" fo:margin-top="0in" fo:margin-bottom="0in" style:contextual-spacing="false" fo:line-height="110%" fo:text-align="start" style:justify-single-word="false" fo:text-indent="0in" style:auto-text-indent="false" style:writing-mode="lr-tb"/>
      <style:text-properties style:font-name="SambhotaUnicode1" style:font-name-complex="SambhotaUnicode1"/>
    </style:style>
    <style:style style:name="P67" style:family="paragraph" style:parent-style-name="Default">
      <style:paragraph-properties fo:margin-left="0.9in" fo:margin-right="0.8646in" fo:margin-top="0in" fo:margin-bottom="0in" style:contextual-spacing="false" fo:line-height="110%" fo:text-align="start" style:justify-single-word="false" fo:text-indent="0in" style:auto-text-indent="false" style:writing-mode="lr-tb"/>
      <style:text-properties style:font-name="SambhotaUnicode1" style:font-name-complex="SambhotaUnicode1"/>
    </style:style>
    <style:style style:name="P68" style:family="paragraph" style:parent-style-name="Default">
      <style:paragraph-properties fo:margin-left="0.8in" fo:margin-right="0.3957in" fo:margin-top="0in" fo:margin-bottom="0in" style:contextual-spacing="false" fo:line-height="110%" fo:text-align="start" style:justify-single-word="false" fo:text-indent="0in" style:auto-text-indent="false" style:writing-mode="lr-tb"/>
      <style:text-properties style:font-name="SambhotaUnicode1" style:font-name-complex="SambhotaUnicode1"/>
    </style:style>
    <style:style style:name="P69" style:family="paragraph" style:parent-style-name="Default">
      <style:paragraph-properties fo:margin-left="0in" fo:margin-right="0in" fo:margin-top="0in" fo:margin-bottom="0in" style:contextual-spacing="false" fo:line-height="120%" fo:text-align="justify" style:justify-single-word="false" fo:text-indent="0.25in" style:auto-text-indent="false" style:writing-mode="lr-tb"/>
      <style:text-properties style:font-name="SambhotaUnicode1" style:font-name-complex="SambhotaUnicode1"/>
    </style:style>
    <style:style style:name="P70" style:family="paragraph" style:parent-style-name="Default">
      <style:paragraph-properties fo:margin-left="0.8in" fo:margin-right="0.3646in" fo:margin-top="0in" fo:margin-bottom="0in" style:contextual-spacing="false" fo:line-height="120%" fo:text-align="start" style:justify-single-word="false" fo:text-indent="0in" style:auto-text-indent="false" style:writing-mode="lr-tb"/>
      <style:text-properties style:font-name="SambhotaUnicode1" style:font-name-complex="SambhotaUnicode1"/>
    </style:style>
    <style:style style:name="P71" style:family="paragraph" style:parent-style-name="Default">
      <style:paragraph-properties fo:margin-left="0in" fo:margin-right="0in" fo:margin-top="0in" fo:margin-bottom="0in" style:contextual-spacing="false" fo:line-height="130%" fo:text-align="justify" style:justify-single-word="false" fo:text-indent="0.25in" style:auto-text-indent="false" style:writing-mode="lr-tb"/>
      <style:text-properties style:font-name="SambhotaUnicode1" style:font-name-complex="SambhotaUnicode1"/>
    </style:style>
    <style:style style:name="P72" style:family="paragraph" style:parent-style-name="Default">
      <style:paragraph-properties fo:margin-left="0in" fo:margin-right="0in" fo:margin-top="0in" fo:margin-bottom="0in" style:contextual-spacing="false" fo:line-height="130%" fo:text-align="justify" style:justify-single-word="false" fo:text-indent="0.25in" style:auto-text-indent="false" style:writing-mode="lr-tb"/>
      <style:text-properties style:font-name="SambhotaUnicode1" officeooo:paragraph-rsid="001aa19e" style:font-name-complex="SambhotaUnicode1"/>
    </style:style>
    <style:style style:name="P73" style:family="paragraph" style:parent-style-name="Default">
      <style:paragraph-properties fo:margin-left="0.6in" fo:margin-right="0.5in" fo:margin-top="0in" fo:margin-bottom="0in" style:contextual-spacing="false" fo:line-height="130%" fo:text-align="justify" style:justify-single-word="false" fo:text-indent="0in" style:auto-text-indent="false" style:writing-mode="lr-tb">
        <style:tab-stops>
          <style:tab-stop style:position="1.1118in"/>
        </style:tab-stops>
      </style:paragraph-properties>
      <style:text-properties style:font-name="SambhotaUnicode1" style:font-name-complex="SambhotaUnicode1"/>
    </style:style>
    <style:style style:name="P74" style:family="paragraph" style:parent-style-name="Default">
      <style:paragraph-properties fo:margin-left="0.8in" fo:margin-right="0.3646in" fo:margin-top="0in" fo:margin-bottom="0in" style:contextual-spacing="false" fo:line-height="130%" fo:text-align="start" style:justify-single-word="false" fo:text-indent="0in" style:auto-text-indent="false" style:writing-mode="lr-tb"/>
      <style:text-properties style:font-name="SambhotaUnicode1" style:font-name-complex="SambhotaUnicode1"/>
    </style:style>
    <style:style style:name="P75" style:family="paragraph" style:parent-style-name="Default">
      <style:paragraph-properties fo:margin-left="0.8in" fo:margin-right="0in" fo:margin-top="0in" fo:margin-bottom="0in" style:contextual-spacing="false" fo:line-height="130%" fo:text-align="start" style:justify-single-word="false" fo:text-indent="0in" style:auto-text-indent="false" style:writing-mode="lr-tb"/>
      <style:text-properties style:font-name="SambhotaUnicode1" style:font-name-complex="SambhotaUnicode1"/>
    </style:style>
    <style:style style:name="P76" style:family="paragraph" style:parent-style-name="Default">
      <style:paragraph-properties fo:margin-left="1in" fo:margin-right="0.8646in" fo:margin-top="0in" fo:margin-bottom="0in" style:contextual-spacing="false" fo:line-height="130%" fo:text-align="start" style:justify-single-word="false" fo:text-indent="0in" style:auto-text-indent="false" style:writing-mode="lr-tb"/>
      <style:text-properties style:font-name="SambhotaUnicode1" style:font-name-complex="SambhotaUnicode1"/>
    </style:style>
    <style:style style:name="P77" style:family="paragraph" style:parent-style-name="Default">
      <style:paragraph-properties fo:margin-left="0.8in" fo:margin-right="0.3957in" fo:margin-top="0in" fo:margin-bottom="0in" style:contextual-spacing="false" fo:line-height="130%" fo:text-align="start" style:justify-single-word="false" fo:text-indent="0in" style:auto-text-indent="false" style:writing-mode="lr-tb"/>
      <style:text-properties style:font-name="SambhotaUnicode1" style:font-name-complex="SambhotaUnicode1"/>
    </style:style>
    <style:style style:name="P78" style:family="paragraph" style:parent-style-name="Default">
      <style:paragraph-properties fo:margin-left="0in" fo:margin-right="0in" fo:margin-top="0in" fo:margin-bottom="0in" style:contextual-spacing="false" fo:text-align="end" style:justify-single-word="false" fo:text-indent="0.25in" style:auto-text-indent="false" style:writing-mode="lr-tb"/>
      <style:text-properties style:font-name="SambhotaUnicode1" officeooo:paragraph-rsid="0026f7f3" style:font-name-complex="SambhotaUnicode1"/>
    </style:style>
    <style:style style:name="P79" style:family="paragraph" style:parent-style-name="Default">
      <style:paragraph-properties fo:margin-left="0in" fo:margin-right="0in" fo:margin-top="0in" fo:margin-bottom="0in" style:contextual-spacing="false" fo:text-align="end" style:justify-single-word="false" fo:text-indent="0.25in" style:auto-text-indent="false" style:writing-mode="lr-tb"/>
      <style:text-properties style:font-name="SambhotaUnicode1" officeooo:paragraph-rsid="0027af76" style:font-name-complex="SambhotaUnicode1"/>
    </style:style>
    <style:style style:name="P80" style:family="paragraph" style:parent-style-name="Default">
      <style:paragraph-properties fo:margin-left="0in" fo:margin-right="0in" fo:margin-top="0in" fo:margin-bottom="0in" style:contextual-spacing="false" fo:text-align="end" style:justify-single-word="false" fo:text-indent="0.25in" style:auto-text-indent="false" style:writing-mode="lr-tb"/>
      <style:text-properties style:font-name="SambhotaUnicode1" officeooo:paragraph-rsid="0027c140" style:font-name-complex="SambhotaUnicode1"/>
    </style:style>
    <style:style style:name="P81" style:family="paragraph" style:parent-style-name="Default">
      <style:paragraph-properties fo:margin-left="0in" fo:margin-right="0in" fo:margin-top="0in" fo:margin-bottom="0in" style:contextual-spacing="false" fo:text-align="justify" style:justify-single-word="false" fo:text-indent="0.25in" style:auto-text-indent="false" style:writing-mode="lr-tb"/>
      <style:text-properties style:font-name="SambhotaUnicode1" fo:font-size="18.5pt" style:font-size-asian="18.5pt" style:font-name-complex="SambhotaUnicode1" style:font-size-complex="18.5pt"/>
    </style:style>
    <style:style style:name="P82" style:family="paragraph" style:parent-style-name="Default">
      <style:paragraph-properties fo:margin-left="0in" fo:margin-right="0in" fo:margin-top="0in" fo:margin-bottom="0in" style:contextual-spacing="false" fo:line-height="110%" fo:text-align="justify" style:justify-single-word="false" fo:text-indent="0.25in" style:auto-text-indent="false" style:writing-mode="lr-tb"/>
      <style:text-properties style:font-name="SambhotaUnicode1" fo:font-size="18.5pt" style:font-size-asian="18.5pt" style:font-name-complex="SambhotaUnicode1" style:font-size-complex="18.5pt"/>
    </style:style>
    <style:style style:name="P83" style:family="paragraph" style:parent-style-name="Default">
      <style:paragraph-properties fo:margin-left="0in" fo:margin-right="0in" fo:margin-top="0in" fo:margin-bottom="0in" style:contextual-spacing="false" fo:text-align="justify" style:justify-single-word="false" fo:text-indent="0.25in" style:auto-text-indent="false" style:writing-mode="lr-tb"/>
      <style:text-properties style:font-name="SambhotaUnicode1" fo:font-size="18.7999992370605pt" style:font-size-asian="18.7999992370605pt" style:font-name-complex="SambhotaUnicode1" style:font-size-complex="18.7999992370605pt"/>
    </style:style>
    <style:style style:name="P84" style:family="paragraph" style:parent-style-name="Default">
      <style:paragraph-properties fo:margin-left="0.6in" fo:margin-right="0.5in" fo:margin-top="0in" fo:margin-bottom="0in" style:contextual-spacing="false" fo:text-align="justify" style:justify-single-word="false" fo:text-indent="0in" style:auto-text-indent="false" style:writing-mode="lr-tb">
        <style:tab-stops>
          <style:tab-stop style:position="1.1118in"/>
        </style:tab-stops>
      </style:paragraph-properties>
      <style:text-properties style:font-name="SambhotaUnicode1" fo:font-size="18.7999992370605pt" style:font-size-asian="18.7999992370605pt" style:font-name-complex="SambhotaUnicode1" style:font-size-complex="18.7999992370605pt"/>
    </style:style>
    <style:style style:name="P85" style:family="paragraph" style:parent-style-name="Default">
      <style:paragraph-properties fo:margin-left="0in" fo:margin-right="0in" fo:margin-top="0in" fo:margin-bottom="0in" style:contextual-spacing="false" fo:line-height="110%" fo:text-align="justify" style:justify-single-word="false" fo:text-indent="0.25in" style:auto-text-indent="false" style:writing-mode="lr-tb"/>
      <style:text-properties style:font-name="SambhotaUnicode1" fo:font-size="18.7999992370605pt" style:font-size-asian="18.7999992370605pt" style:font-name-complex="SambhotaUnicode1" style:font-size-complex="18.7999992370605pt"/>
    </style:style>
    <style:style style:name="P86" style:family="paragraph" style:parent-style-name="Default">
      <style:paragraph-properties fo:margin-left="0in" fo:margin-right="0in" fo:margin-top="0in" fo:margin-bottom="0in" style:contextual-spacing="false" fo:text-align="justify" style:justify-single-word="false" fo:text-indent="0.25in" style:auto-text-indent="false" style:writing-mode="lr-tb"/>
      <style:text-properties style:font-name="SambhotaUnicode1" fo:font-size="18.2999992370605pt" style:font-size-asian="18.2999992370605pt" style:font-name-complex="SambhotaUnicode1" style:font-size-complex="18.2999992370605pt"/>
    </style:style>
    <style:style style:name="P87" style:family="paragraph" style:parent-style-name="Default">
      <style:paragraph-properties fo:margin-left="0in" fo:margin-right="0in" fo:margin-top="0in" fo:margin-bottom="0in" style:contextual-spacing="false" fo:line-height="130%" fo:text-align="justify" style:justify-single-word="false" fo:text-indent="0.25in" style:auto-text-indent="false" style:writing-mode="lr-tb"/>
      <style:text-properties style:font-name="SambhotaUnicode1" fo:font-size="18.2999992370605pt" style:font-size-asian="18.2999992370605pt" style:font-name-complex="SambhotaUnicode1" style:font-size-complex="18.2999992370605pt"/>
    </style:style>
    <style:style style:name="P88" style:family="paragraph" style:parent-style-name="Default">
      <style:paragraph-properties fo:margin-left="0in" fo:margin-right="0in" fo:margin-top="0in" fo:margin-bottom="0in" style:contextual-spacing="false" fo:text-align="justify" style:justify-single-word="false" fo:text-indent="0.25in" style:auto-text-indent="false" style:writing-mode="lr-tb"/>
      <style:text-properties style:font-name="SambhotaUnicode1" fo:font-size="18.1000003814697pt" style:font-size-asian="18.1000003814697pt" style:font-name-complex="SambhotaUnicode1" style:font-size-complex="18.1000003814697pt"/>
    </style:style>
    <style:style style:name="P89" style:family="paragraph" style:parent-style-name="Default">
      <style:paragraph-properties fo:margin-left="0in" fo:margin-right="0in" fo:margin-top="0in" fo:margin-bottom="0in" style:contextual-spacing="false" fo:text-align="justify" style:justify-single-word="false" fo:text-indent="0.25in" style:auto-text-indent="false" style:writing-mode="lr-tb"/>
      <style:text-properties style:font-name="SambhotaUnicode1" fo:font-size="19.6000003814697pt" style:font-size-asian="19.6000003814697pt" style:font-name-complex="SambhotaUnicode1" style:font-size-complex="19.6000003814697pt"/>
    </style:style>
    <style:style style:name="P90" style:family="paragraph" style:parent-style-name="Default">
      <style:paragraph-properties fo:margin-left="0in" fo:margin-right="0in" fo:margin-top="0in" fo:margin-bottom="0in" style:contextual-spacing="false" fo:text-align="justify" style:justify-single-word="false" fo:text-indent="0.25in" style:auto-text-indent="false" style:writing-mode="lr-tb"/>
      <style:text-properties style:font-name="SambhotaUnicode1" fo:font-size="18.6000003814697pt" officeooo:paragraph-rsid="001be93f" style:font-size-asian="18.6000003814697pt" style:font-name-complex="SambhotaUnicode1" style:font-size-complex="18.6000003814697pt"/>
    </style:style>
    <style:style style:name="P91" style:family="paragraph" style:parent-style-name="Default">
      <style:paragraph-properties fo:margin-left="0in" fo:margin-right="0in" fo:margin-top="0in" fo:margin-bottom="0in" style:contextual-spacing="false" fo:line-height="130%" fo:text-align="justify" style:justify-single-word="false" fo:text-indent="0.25in" style:auto-text-indent="false" style:writing-mode="lr-tb"/>
      <style:text-properties style:font-name="SambhotaUnicode1" fo:font-size="18.6000003814697pt" style:font-size-asian="18.6000003814697pt" style:font-name-complex="SambhotaUnicode1" style:font-size-complex="18.6000003814697pt"/>
    </style:style>
    <style:style style:name="P92" style:family="paragraph" style:parent-style-name="Default">
      <style:paragraph-properties fo:margin-left="0in" fo:margin-right="0in" fo:margin-top="0in" fo:margin-bottom="0in" style:contextual-spacing="false" fo:text-align="justify" style:justify-single-word="false" fo:text-indent="0.25in" style:auto-text-indent="false" style:writing-mode="lr-tb"/>
      <style:text-properties style:font-name="SambhotaUnicode1" fo:font-size="18.3999996185303pt" style:font-size-asian="18.3999996185303pt" style:font-name-complex="SambhotaUnicode1" style:font-size-complex="18.3999996185303pt"/>
    </style:style>
    <style:style style:name="P93" style:family="paragraph" style:parent-style-name="Default">
      <style:paragraph-properties fo:margin-left="0.6in" fo:margin-right="0.5in" fo:margin-top="0in" fo:margin-bottom="0in" style:contextual-spacing="false" fo:line-height="130%" fo:text-align="justify" style:justify-single-word="false" fo:text-indent="0in" style:auto-text-indent="false" style:writing-mode="lr-tb">
        <style:tab-stops>
          <style:tab-stop style:position="1.1118in"/>
        </style:tab-stops>
      </style:paragraph-properties>
      <style:text-properties style:font-name="SambhotaUnicode1" fo:font-size="18.3999996185303pt" style:font-size-asian="18.3999996185303pt" style:font-name-complex="SambhotaUnicode1" style:font-size-complex="18.3999996185303pt"/>
    </style:style>
    <style:style style:name="P94" style:family="paragraph" style:parent-style-name="Default">
      <style:paragraph-properties fo:margin-left="0.6in" fo:margin-right="0.5in" fo:margin-top="0in" fo:margin-bottom="0in" style:contextual-spacing="false" fo:text-align="justify" style:justify-single-word="false" fo:text-indent="0in" style:auto-text-indent="false" style:writing-mode="lr-tb">
        <style:tab-stops>
          <style:tab-stop style:position="1.1118in"/>
        </style:tab-stops>
      </style:paragraph-properties>
      <style:text-properties style:font-name="SambhotaUnicode1" fo:font-size="18pt" style:font-size-asian="18pt" style:font-name-complex="SambhotaUnicode1" style:font-size-complex="18pt"/>
    </style:style>
    <style:style style:name="P95" style:family="paragraph" style:parent-style-name="Default">
      <style:paragraph-properties fo:margin-left="0in" fo:margin-right="0in" fo:margin-top="0in" fo:margin-bottom="0in" style:contextual-spacing="false" fo:text-align="justify" style:justify-single-word="false" fo:text-indent="0.25in" style:auto-text-indent="false" style:writing-mode="lr-tb"/>
      <style:text-properties style:font-name="SambhotaUnicode1" fo:font-size="18pt" style:font-size-asian="18pt" style:font-name-complex="SambhotaUnicode1" style:font-size-complex="18pt"/>
    </style:style>
    <style:style style:name="P96" style:family="paragraph" style:parent-style-name="Default">
      <style:paragraph-properties fo:margin-left="0in" fo:margin-right="0in" fo:margin-top="0in" fo:margin-bottom="0in" style:contextual-spacing="false" fo:text-align="justify" style:justify-single-word="false" fo:text-indent="0.25in" style:auto-text-indent="false" style:writing-mode="lr-tb"/>
      <style:text-properties style:font-name="SambhotaUnicode1" fo:font-size="18.2000007629395pt" style:font-size-asian="18.2000007629395pt" style:font-name-complex="SambhotaUnicode1" style:font-size-complex="18.2000007629395pt"/>
    </style:style>
    <style:style style:name="P97" style:family="paragraph" style:parent-style-name="Default">
      <style:paragraph-properties fo:margin-left="0in" fo:margin-right="0in" fo:margin-top="0in" fo:margin-bottom="0.0193in" style:contextual-spacing="false" fo:line-height="100%" fo:text-align="center" style:justify-single-word="false" fo:text-indent="0.25in" style:auto-text-indent="false" fo:break-before="page" style:writing-mode="lr-tb"/>
      <style:text-properties style:font-name="SambhotaUnicode1" style:font-name-complex="Monlam Uni OuChan32"/>
    </style:style>
    <style:style style:name="P98" style:family="paragraph" style:parent-style-name="Default">
      <style:paragraph-properties fo:margin-left="0in" fo:margin-right="0in" fo:margin-top="0in" fo:margin-bottom="0.0193in" style:contextual-spacing="false" fo:line-height="100%" fo:text-align="center" style:justify-single-word="false" fo:text-indent="0.25in" style:auto-text-indent="false" style:writing-mode="lr-tb"/>
      <style:text-properties style:font-name="SambhotaUnicode1" style:font-name-complex="Monlam Uni OuChan32"/>
    </style:style>
    <style:style style:name="P99" style:family="paragraph" style:parent-style-name="Default">
      <style:paragraph-properties fo:margin-left="0in" fo:margin-right="0.0311in" fo:margin-top="0in" fo:margin-bottom="0in" style:contextual-spacing="false" fo:line-height="100%" fo:text-align="center" style:justify-single-word="false" fo:text-indent="0in" style:auto-text-indent="false" style:writing-mode="lr-tb">
        <style:tab-stops>
          <style:tab-stop style:position="0.3in"/>
          <style:tab-stop style:position="0.6528in"/>
          <style:tab-stop style:position="4.8445in" style:type="right"/>
        </style:tab-stops>
      </style:paragraph-properties>
      <style:text-properties style:font-name="SambhotaUnicode1" style:font-name-complex="Monlam Uni OuChan32"/>
    </style:style>
    <style:style style:name="P100" style:family="paragraph" style:parent-style-name="Default">
      <style:paragraph-properties fo:margin-left="0in" fo:margin-right="0in" fo:margin-top="0in" fo:margin-bottom="0.0193in" style:contextual-spacing="false" fo:line-height="100%" fo:text-align="justify" style:justify-single-word="false" fo:text-indent="0.25in" style:auto-text-indent="false" style:writing-mode="lr-tb"/>
      <style:text-properties style:font-name="SambhotaUnicode1" fo:font-size="19pt" officeooo:paragraph-rsid="0026e494" style:font-size-asian="19pt" style:font-name-complex="SambhotaUnicode1" style:font-size-complex="19pt"/>
    </style:style>
    <style:style style:name="P101" style:family="paragraph" style:parent-style-name="Footnote">
      <style:paragraph-properties style:writing-mode="lr-tb"/>
      <style:text-properties style:font-name="SambhotaUnicode1" style:font-name-complex="SambhotaUnicode1"/>
    </style:style>
    <style:style style:name="P102" style:family="paragraph" style:parent-style-name="Header_20__26__20_Footer">
      <style:paragraph-properties fo:text-align="start" style:justify-single-word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1" style:family="text">
      <style:text-properties fo:color="#000000" loext:opacity="100%" style:text-outline="false" fo:font-size="19pt" style:font-size-asian="19pt" style:font-size-complex="19pt"/>
    </style:style>
    <style:style style:name="T2" style:family="text">
      <style:text-properties fo:color="#000000" loext:opacity="100%" style:text-outline="false" fo:font-size="19pt" style:font-size-asian="19pt" style:font-size-complex="19pt"/>
    </style:style>
    <style:style style:name="T3" style:family="text">
      <style:text-properties fo:color="#000000" loext:opacity="100%" style:text-outline="false" fo:font-size="19pt" style:font-size-asian="19pt" style:font-size-complex="19pt"/>
    </style:style>
    <style:style style:name="T4" style:family="text">
      <style:text-properties fo:color="#000000" loext:opacity="100%" style:text-outline="false" fo:font-size="19pt" fo:language="en" fo:country="US" fo:font-style="normal" fo:font-weight="normal" style:font-name-asian="Arial Unicode MS1" style:font-size-asian="19pt" style:font-style-asian="normal" style:font-weight-asian="normal" style:font-size-complex="19pt" style:font-style-complex="normal" style:font-weight-complex="normal"/>
    </style:style>
    <style:style style:name="T5" style:family="text">
      <style:text-properties fo:color="#000000" loext:opacity="100%" style:text-outline="false" fo:font-size="18pt" style:font-size-asian="18pt" style:font-size-complex="18pt"/>
    </style:style>
    <style:style style:name="T6" style:family="text">
      <style:text-properties fo:color="#000000" loext:opacity="100%" style:text-outline="false" fo:font-size="18pt" fo:language="en" fo:country="US" fo:font-style="normal" fo:font-weight="normal" style:font-name-asian="Arial Unicode MS1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000000" loext:opacity="100%" style:text-outline="false" fo:font-size="20pt" style:font-size-asian="20pt" style:font-size-complex="20pt"/>
    </style:style>
    <style:style style:name="T8" style:family="text">
      <style:text-properties fo:color="#000000" loext:opacity="100%" style:text-outline="false" fo:font-size="18.5pt" style:font-size-asian="18.5pt" style:font-size-complex="18.5pt"/>
    </style:style>
    <style:style style:name="T9" style:family="text">
      <style:text-properties fo:color="#000000" loext:opacity="100%" style:text-outline="false" fo:font-size="14pt" fo:language="en" fo:country="US" fo:font-style="normal" fo:font-weight="normal" style:font-name-asian="Arial Unicode MS1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000000" loext:opacity="100%" style:text-outline="false" fo:font-size="14pt" style:font-size-asian="14pt" style:font-size-complex="14pt"/>
    </style:style>
    <style:style style:name="T11" style:family="text">
      <style:text-properties fo:color="#000000" loext:opacity="100%" style:text-outline="false" fo:font-size="17pt" fo:language="en" fo:country="US" fo:font-style="normal" fo:font-weight="normal" style:font-name-asian="Arial Unicode MS1" style:font-size-asian="17pt" style:font-style-asian="normal" style:font-weight-asian="normal" style:font-size-complex="17pt" style:font-style-complex="normal" style:font-weight-complex="normal"/>
    </style:style>
    <style:style style:name="T12" style:family="text">
      <style:text-properties fo:color="#000000" loext:opacity="100%" style:text-outline="false" fo:font-size="17pt" style:font-size-asian="17pt" style:font-size-complex="17pt"/>
    </style:style>
    <style:style style:name="T13" style:family="text">
      <style:text-properties fo:color="#000000" loext:opacity="100%" style:text-outline="false" fo:font-size="16pt" fo:language="en" fo:country="US" fo:font-style="normal" fo:font-weight="normal" style:font-name-asian="Arial Unicode MS1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color="#000000" loext:opacity="100%" style:text-outline="false" fo:font-size="16pt" style:font-size-asian="16pt" style:font-size-complex="16pt"/>
    </style:style>
    <style:style style:name="T15" style:family="text">
      <style:text-properties fo:color="#000000" loext:opacity="100%" style:text-outline="false" fo:font-size="18.7999992370605pt" style:font-size-asian="18.7999992370605pt" style:font-size-complex="18.7999992370605pt"/>
    </style:style>
    <style:style style:name="T16" style:family="text">
      <style:text-properties fo:color="#000000" loext:opacity="100%" style:text-outline="false"/>
    </style:style>
    <style:style style:name="T17" style:family="text">
      <style:text-properties fo:color="#929000" loext:opacity="100%" style:text-outline="false" fo:font-size="19pt" style:font-size-asian="19pt" style:font-size-complex="19pt"/>
    </style:style>
    <style:style style:name="T18" style:family="text">
      <style:text-properties fo:color="#f3a3c0" loext:opacity="100%" style:text-outline="false" fo:font-size="19pt" style:font-size-asian="19pt" style:font-size-complex="19pt"/>
    </style:style>
    <style:style style:name="T19" style:family="text">
      <style:text-properties fo:color="#f3a3c0" loext:opacity="100%" style:text-outline="false" fo:font-size="19pt" fo:language="en" fo:country="US" style:font-size-asian="19pt" style:font-size-complex="19pt"/>
    </style:style>
    <style:style style:name="T20" style:family="text">
      <style:text-properties fo:color="#fe634d" loext:opacity="100%" style:text-outline="false" fo:font-size="19pt" fo:language="en" fo:country="US" fo:font-style="normal" fo:font-weight="normal" style:font-name-asian="Arial Unicode MS1" style:font-size-asian="19pt" style:font-style-asian="normal" style:font-weight-asian="normal" style:font-size-complex="19pt" style:font-style-complex="normal" style:font-weight-complex="normal"/>
    </style:style>
    <style:style style:name="T21" style:family="text">
      <style:text-properties fo:color="#fe634d" loext:opacity="100%" style:text-outline="false" fo:font-size="19pt" style:font-size-asian="19pt" style:font-size-complex="19pt"/>
    </style:style>
    <style:style style:name="T22" style:family="text">
      <style:text-properties fo:color="#fe634d" loext:opacity="100%" style:text-outline="false" fo:font-size="14pt" fo:language="en" fo:country="US" fo:font-style="normal" fo:font-weight="normal" style:font-name-asian="Arial Unicode MS1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color="#fe634d" loext:opacity="100%" style:text-outline="false" fo:font-size="14pt" style:font-size-asian="14pt" style:font-size-complex="14pt"/>
    </style:style>
    <style:style style:name="T24" style:family="text">
      <style:text-properties fo:color="#fe634d" loext:opacity="100%" style:text-outline="false" fo:font-size="18pt" fo:language="en" fo:country="US" fo:font-style="normal" fo:font-weight="normal" style:font-name-asian="Arial Unicode MS1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color="#fe634d" loext:opacity="100%" style:text-outline="false" fo:font-size="18pt" style:font-size-asian="18pt" style:font-size-complex="18pt"/>
    </style:style>
    <style:style style:name="T26" style:family="text">
      <style:text-properties fo:color="#fe634d" loext:opacity="100%" style:text-outline="false" fo:font-size="16pt" fo:language="en" fo:country="US" fo:font-style="normal" fo:font-weight="normal" style:font-name-asian="Arial Unicode MS1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color="#fe634d" loext:opacity="100%" style:text-outline="false" fo:font-size="16pt" style:font-size-asian="16pt" style:font-size-complex="16pt"/>
    </style:style>
    <style:style style:name="T28" style:family="text">
      <style:text-properties fo:color="#fe634d" loext:opacity="100%" style:text-outline="false" fo:font-size="17pt" style:font-size-asian="17pt" style:font-size-complex="17pt"/>
    </style:style>
    <style:style style:name="T29" style:family="text">
      <style:text-properties fo:color="#fe634d" loext:opacity="100%" style:text-outline="false" fo:font-size="17pt" fo:language="en" fo:country="US" fo:font-style="normal" fo:font-weight="normal" style:font-name-asian="Arial Unicode MS1" style:font-size-asian="17pt" style:font-style-asian="normal" style:font-weight-asian="normal" style:font-size-complex="17pt" style:font-style-complex="normal" style:font-weight-complex="normal"/>
    </style:style>
    <style:style style:name="T30" style:family="text">
      <style:text-properties fo:color="#ff9200" loext:opacity="100%" style:text-outline="false" fo:font-size="19pt" style:font-size-asian="19pt" style:font-size-complex="19pt"/>
    </style:style>
    <style:style style:name="T31" style:family="text">
      <style:text-properties fo:color="#ff6150" loext:opacity="100%" style:text-outline="false" fo:font-size="19pt" style:font-size-asian="19pt" style:font-size-complex="19pt"/>
    </style:style>
    <style:style style:name="T32" style:family="text">
      <style:text-properties fo:color="#ff6150" loext:opacity="100%" style:text-outline="false" fo:font-size="19pt" fo:language="en" fo:country="US" style:font-size-asian="19pt" style:font-size-complex="19pt"/>
    </style:style>
    <style:style style:name="T33" style:family="text">
      <style:text-properties fo:color="#ff6150" loext:opacity="100%" style:text-outline="false" fo:font-size="19pt" fo:language="en" fo:country="US" fo:font-style="normal" fo:font-weight="normal" style:font-name-asian="Arial Unicode MS1" style:font-size-asian="19pt" style:font-style-asian="normal" style:font-weight-asian="normal" style:font-size-complex="19pt" style:font-style-complex="normal" style:font-weight-complex="normal"/>
    </style:style>
    <style:style style:name="T34" style:family="text">
      <style:text-properties fo:color="#ff6150" loext:opacity="100%" style:text-outline="false" fo:font-size="18pt" style:font-size-asian="18pt" style:font-size-complex="18pt"/>
    </style:style>
    <style:style style:name="T35" style:family="text">
      <style:text-properties fo:color="#ff6150" loext:opacity="100%" style:text-outline="false" fo:font-size="18.5pt" style:font-size-asian="18.5pt" style:font-size-complex="18.5pt"/>
    </style:style>
    <style:style style:name="T36" style:family="text">
      <style:text-properties fo:color="#ff6150" loext:opacity="100%" style:text-outline="false" fo:font-size="18.7999992370605pt" style:font-size-asian="18.7999992370605pt" style:font-size-complex="18.7999992370605pt"/>
    </style:style>
    <style:style style:name="T37" style:family="text">
      <style:text-properties fo:color="#76ba40" loext:opacity="100%" style:text-outline="false" fo:font-size="19pt" style:font-size-asian="19pt" style:font-size-complex="19pt"/>
    </style:style>
    <style:style style:name="T38" style:family="text">
      <style:text-properties fo:color="#ff6300" loext:opacity="100%" style:text-outline="false" fo:font-size="19pt" style:font-size-asian="19pt" style:font-size-complex="19pt"/>
    </style:style>
    <style:style style:name="T39" style:family="text">
      <style:text-properties fo:color="#ef5ea7" loext:opacity="100%" style:text-outline="false" fo:font-size="19pt" fo:language="en" fo:country="US" fo:font-style="normal" fo:font-weight="normal" style:font-name-asian="Arial Unicode MS1" style:font-size-asian="19pt" style:font-style-asian="normal" style:font-weight-asian="normal" style:font-size-complex="19pt" style:font-style-complex="normal" style:font-weight-complex="normal"/>
    </style:style>
    <style:style style:name="T40" style:family="text">
      <style:text-properties fo:color="#ef5ea7" loext:opacity="100%" style:text-outline="false" fo:font-size="19pt" fo:language="en" fo:country="US" style:font-size-asian="19pt" style:font-size-complex="19pt"/>
    </style:style>
    <style:style style:name="T41" style:family="text">
      <style:text-properties fo:color="#ef5ea7" loext:opacity="100%" style:text-outline="false" fo:font-size="19pt" style:font-size-asian="19pt" style:font-size-complex="19pt"/>
    </style:style>
    <style:style style:name="T42" style:family="text">
      <style:text-properties fo:color="#ef5ea7" loext:opacity="100%" style:text-outline="false" fo:font-size="19pt" fo:language="pt" fo:country="PT" fo:font-style="normal" fo:font-weight="normal" style:font-name-asian="Arial Unicode MS1" style:font-size-asian="19pt" style:font-style-asian="normal" style:font-weight-asian="normal" style:font-size-complex="19pt" style:font-style-complex="normal" style:font-weight-complex="normal"/>
    </style:style>
    <style:style style:name="T43" style:family="text">
      <style:text-properties fo:color="#1cb000" loext:opacity="100%" style:text-outline="false" fo:font-size="14pt" fo:language="en" fo:country="US" style:font-name-asian="Arial Unicode MS1" style:font-size-asian="14pt" style:font-size-complex="14pt"/>
    </style:style>
    <style:style style:name="T44" style:family="text">
      <style:text-properties fo:color="#1cb000" loext:opacity="100%" style:text-outline="false" fo:font-size="14pt" fo:language="en" fo:country="US" fo:font-style="normal" fo:font-weight="normal" style:font-name-asian="Arial Unicode MS1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color="#1cb000" loext:opacity="100%" style:text-outline="false" fo:font-size="14pt" fo:language="pt" fo:country="PT" fo:font-style="normal" fo:font-weight="normal" style:font-name-asian="Arial Unicode MS1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color="#1cb000" loext:opacity="100%" style:text-outline="false" fo:font-size="14pt" style:font-size-asian="14pt" style:font-size-complex="14pt"/>
    </style:style>
    <style:style style:name="T47" style:family="text">
      <style:text-properties fo:color="#1cb000" loext:opacity="100%" style:text-outline="false" fo:font-size="15pt" fo:language="pt" fo:country="PT" fo:font-style="normal" fo:font-weight="normal" style:font-name-asian="Arial Unicode MS1" style:font-size-asian="15pt" style:font-style-asian="normal" style:font-weight-asian="normal" style:font-size-complex="15pt" style:font-style-complex="normal" style:font-weight-complex="normal"/>
    </style:style>
    <style:style style:name="T48" style:family="text">
      <style:text-properties fo:color="#1cb000" loext:opacity="100%" style:text-outline="false" fo:font-size="15pt" style:font-size-asian="15pt" style:font-size-complex="15pt"/>
    </style:style>
    <style:style style:name="T49" style:family="text">
      <style:text-properties fo:color="#1cb000" loext:opacity="100%" style:text-outline="false" fo:font-size="19pt" style:font-size-asian="19pt" style:font-size-complex="19pt"/>
    </style:style>
    <style:style style:name="T50" style:family="text">
      <style:text-properties fo:color="#ed220b" loext:opacity="100%" style:text-outline="false" style:text-position="super 58%" fo:font-size="19pt" style:font-name-asian="SambhotaUnicode Regular1" style:font-size-asian="19pt" style:font-size-complex="19pt"/>
    </style:style>
    <style:style style:name="T51" style:family="text">
      <style:text-properties fo:color="#ed220b" loext:opacity="100%" style:text-outline="false" fo:font-size="19pt" fo:language="en" fo:country="US" fo:font-style="normal" fo:font-weight="normal" style:font-name-asian="Arial Unicode MS1" style:font-size-asian="19pt" style:font-style-asian="normal" style:font-weight-asian="normal" style:font-size-complex="19pt" style:font-style-complex="normal" style:font-weight-complex="normal"/>
    </style:style>
    <style:style style:name="T52" style:family="text">
      <style:text-properties fo:color="#ed220b" loext:opacity="100%" style:text-outline="false" fo:font-size="19pt" style:font-size-asian="19pt" style:font-size-complex="19pt"/>
    </style:style>
    <style:style style:name="T53" style:family="text">
      <style:text-properties fo:color="#ff968c" loext:opacity="100%" style:text-outline="false" fo:font-size="19pt" fo:language="en" fo:country="US" fo:font-style="normal" fo:font-weight="normal" style:font-name-asian="Arial Unicode MS1" style:font-size-asian="19pt" style:font-style-asian="normal" style:font-weight-asian="normal" style:font-size-complex="19pt" style:font-style-complex="normal" style:font-weight-complex="normal"/>
    </style:style>
    <style:style style:name="T54" style:family="text">
      <style:text-properties fo:color="#ff968c" loext:opacity="100%" style:text-outline="false" fo:font-size="19pt" style:font-size-asian="19pt" style:font-size-complex="19pt"/>
    </style:style>
    <style:style style:name="T55" style:family="text">
      <style:text-properties fo:color="#ff40ff" loext:opacity="100%" style:text-outline="false" fo:font-size="19pt" style:font-size-asian="19pt" style:font-size-complex="19pt"/>
    </style:style>
    <style:style style:name="T56" style:family="text">
      <style:text-properties fo:color="#009edb" loext:opacity="100%" style:text-outline="false" fo:font-size="19pt" style:font-size-asian="19pt" style:font-size-complex="19pt"/>
    </style:style>
    <style:style style:name="T57" style:family="text">
      <style:text-properties fo:color="#009edb" loext:opacity="100%" style:text-outline="false" fo:font-size="19pt" fo:language="en" fo:country="US" style:font-size-asian="19pt" style:font-size-complex="19pt"/>
    </style:style>
    <style:style style:name="T58" style:family="text">
      <style:text-properties fo:color="#00a2d7" loext:opacity="100%" style:text-outline="false" fo:font-size="19pt" style:font-size-asian="19pt" style:font-size-complex="19pt"/>
    </style:style>
    <style:style style:name="T59" style:family="text">
      <style:text-properties fo:color="#00a2d7" loext:opacity="100%" style:text-outline="false" fo:font-size="19pt" fo:language="en" fo:country="US" style:font-size-asian="19pt" style:font-size-complex="19pt"/>
    </style:style>
    <style:style style:name="T60" style:family="text">
      <style:text-properties fo:color="#00a2d7" loext:opacity="100%" style:text-outline="false"/>
    </style:style>
    <style:style style:name="T61" style:family="text">
      <style:text-properties fo:color="#ff42a1" loext:opacity="100%" style:text-outline="false" fo:font-size="19pt" style:font-size-asian="19pt" style:font-size-complex="19pt"/>
    </style:style>
    <style:style style:name="T62" style:family="text">
      <style:text-properties fo:color="#00a1ff" loext:opacity="100%" style:text-outline="false" fo:font-size="19pt" style:font-size-asian="19pt" style:font-size-complex="19pt"/>
    </style:style>
    <style:style style:name="T63" style:family="text">
      <style:text-properties fo:color="#00a1ff" loext:opacity="100%" style:text-outline="false" fo:font-size="18pt" style:font-size-asian="18pt" style:font-size-complex="18pt"/>
    </style:style>
    <style:style style:name="T64" style:family="text">
      <style:text-properties fo:font-size="19pt" style:font-size-asian="19pt" style:font-size-complex="19pt"/>
    </style:style>
    <style:style style:name="T65" style:family="text">
      <style:text-properties fo:font-size="19pt" fo:font-style="normal" fo:font-weight="normal" style:font-name-asian="Arial Unicode MS1" style:font-size-asian="19pt" style:font-style-asian="normal" style:font-weight-asian="normal" style:font-size-complex="19pt" style:font-style-complex="normal" style:font-weight-complex="normal"/>
    </style:style>
    <style:style style:name="T66" style:family="text">
      <style:text-properties fo:font-size="19pt" fo:language="en" fo:country="US" style:font-size-asian="19pt" style:font-size-complex="19pt"/>
    </style:style>
    <style:style style:name="T67" style:family="text">
      <style:text-properties fo:font-size="19pt" fo:language="en" fo:country="US" fo:font-style="normal" fo:font-weight="normal" style:font-name-asian="Arial Unicode MS1" style:font-size-asian="19pt" style:font-style-asian="normal" style:font-weight-asian="normal" style:font-size-complex="19pt" style:font-style-complex="normal" style:font-weight-complex="normal"/>
    </style:style>
    <style:style style:name="T68" style:family="text">
      <style:text-properties fo:font-size="19pt" fo:letter-spacing="0.002in" style:font-size-asian="19pt" style:font-size-complex="19pt"/>
    </style:style>
    <style:style style:name="T69" style:family="text">
      <style:text-properties fo:font-size="19pt" fo:letter-spacing="0.002in" fo:language="en" fo:country="US" style:font-size-asian="19pt" style:font-size-complex="19pt"/>
    </style:style>
    <style:style style:name="T70" style:family="text">
      <style:text-properties fo:font-size="19pt" fo:language="pt" fo:country="PT" fo:font-style="normal" fo:font-weight="normal" style:font-name-asian="Arial Unicode MS1" style:font-size-asian="19pt" style:font-style-asian="normal" style:font-weight-asian="normal" style:font-size-complex="19pt" style:font-style-complex="normal" style:font-weight-complex="normal"/>
    </style:style>
    <style:style style:name="T71" style:family="text">
      <style:text-properties style:font-name-asian="Arial Unicode MS1"/>
    </style:style>
    <style:style style:name="T72" style:family="text">
      <style:text-properties fo:font-size="18pt" style:font-size-asian="18pt" style:font-size-complex="18pt"/>
    </style:style>
    <style:style style:name="T73" style:family="text">
      <style:text-properties fo:font-size="18pt" fo:font-style="normal" fo:font-weight="normal" style:font-name-asian="Arial Unicode MS1" style:font-size-asian="18pt" style:font-style-asian="normal" style:font-weight-asian="normal" style:font-size-complex="18pt" style:font-style-complex="normal" style:font-weight-complex="normal"/>
    </style:style>
    <style:style style:name="T74" style:family="text">
      <style:text-properties fo:font-size="14pt" fo:language="en" fo:country="US" fo:font-style="normal" fo:font-weight="normal" style:font-name-asian="Arial Unicode MS1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font-size="14pt" fo:font-style="normal" fo:font-weight="normal" style:font-name-asian="Arial Unicode MS1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fo:font-size="14pt" style:font-size-asian="14pt" style:font-size-complex="14pt"/>
    </style:style>
    <style:style style:name="T77" style:family="text">
      <style:text-properties fo:font-size="17pt" fo:font-style="normal" fo:font-weight="normal" style:font-name-asian="Arial Unicode MS1" style:font-size-asian="17pt" style:font-style-asian="normal" style:font-weight-asian="normal" style:font-size-complex="17pt" style:font-style-complex="normal" style:font-weight-complex="normal"/>
    </style:style>
    <style:style style:name="T78" style:family="text">
      <style:text-properties fo:font-size="17pt" style:font-size-asian="17pt" style:font-size-complex="17pt"/>
    </style:style>
    <style:style style:name="T79" style:family="text">
      <style:text-properties fo:font-size="17pt" fo:language="en" fo:country="US" fo:font-style="normal" fo:font-weight="normal" style:font-name-asian="Arial Unicode MS1" style:font-size-asian="17pt" style:font-style-asian="normal" style:font-weight-asian="normal" style:font-size-complex="17pt" style:font-style-complex="normal" style:font-weight-complex="normal"/>
    </style:style>
    <style:style style:name="T80" style:family="text">
      <style:text-properties fo:font-size="20pt" style:font-size-asian="20pt" style:font-size-complex="20pt"/>
    </style:style>
    <style:style style:name="T81" style:family="text">
      <style:text-properties fo:font-size="18.5pt" style:font-size-asian="18.5pt" style:font-size-complex="18.5pt"/>
    </style:style>
    <style:style style:name="T82" style:family="text">
      <style:text-properties fo:font-size="18.5pt" fo:font-style="normal" fo:font-weight="normal" style:font-name-asian="Arial Unicode MS1" style:font-size-asian="18.5pt" style:font-style-asian="normal" style:font-weight-asian="normal" style:font-size-complex="18.5pt" style:font-style-complex="normal" style:font-weight-complex="normal"/>
    </style:style>
    <style:style style:name="T83" style:family="text">
      <style:text-properties fo:font-size="18.7999992370605pt" style:font-size-asian="18.7999992370605pt" style:font-size-complex="18.7999992370605pt"/>
    </style:style>
    <style:style style:name="T84" style:family="text">
      <style:text-properties fo:font-size="18.6000003814697pt" style:font-size-asian="18.6000003814697pt" style:font-size-complex="18.6000003814697pt"/>
    </style:style>
    <style:style style:name="T85" style:family="text">
      <style:text-properties fo:font-size="18.3999996185303pt" style:font-size-asian="18.3999996185303pt" style:font-size-complex="18.3999996185303pt"/>
    </style:style>
    <style:style style:name="T86" style:family="text">
      <style:text-properties fo:font-size="18.2000007629395pt" style:font-size-asian="18.2000007629395pt" style:font-size-complex="18.2000007629395pt"/>
    </style:style>
    <style:style style:name="T87" style:family="text">
      <style:text-properties fo:font-size="19.2000007629395pt" style:font-size-asian="19.2000007629395pt" style:font-size-complex="19.2000007629395pt"/>
    </style:style>
    <style:style style:name="T88" style:family="text">
      <style:text-properties fo:font-size="19.6000003814697pt" style:font-size-asian="19.6000003814697pt" style:font-size-complex="19.6000003814697pt"/>
    </style:style>
    <style:style style:name="T89" style:family="text">
      <style:text-properties fo:font-size="19.7000007629395pt" style:font-size-asian="19.7000007629395pt" style:font-size-complex="19.7000007629395pt"/>
    </style:style>
    <style:style style:name="T90" style:family="text">
      <style:text-properties fo:color="#ff00cc" loext:opacity="100%" style:text-outline="false" fo:font-size="19pt" fo:language="en" fo:country="US" fo:font-style="normal" fo:font-weight="normal" style:font-name-asian="Arial Unicode MS1" style:font-size-asian="19pt" style:font-style-asian="normal" style:font-weight-asian="normal" style:font-size-complex="19pt" style:font-style-complex="normal" style:font-weight-complex="normal"/>
    </style:style>
    <style:style style:name="T91" style:family="text">
      <style:text-properties fo:color="#ff00cc" loext:opacity="100%" style:text-outline="false" fo:font-size="19pt" style:font-size-asian="19pt" style:font-size-complex="1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9"><text:span text:style-name="T64">བརྟག་གཉིས་འགྲེལ་པ་ལེགས་བཤད་ཉི་མའི་འོད་ཟེར། </text:span></text:p>
      <text:p text:style-name="P9"><text:span text:style-name="T64">བརྟག་པ་སྔ་མ།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pan text:style-name="T64">མཛད་པ་པོ། དྭགས་པོ་པཎ་ཆེན་བཀྲ་ཤིས་རྣམ་རྒྱལ། </text:span></text:p>
      <text:p text:style-name="P9"><text:span text:style-name="T64">༡༥༡༣ </text:span><text:span text:style-name="T65">-</text:span><text:span text:style-name="T64"> ༡༥༨༧</text:span></text:p>
      <text:p text:style-name="P18"><text:span text:style-name="T64">མཚན་བྱང་། བརྟག་གཉིས་འགྲེལ་པ་ལེགས་བཤད་ཉི་མའི་འོད་ཟེར། བརྟག་པ་སྔ་མ།</text:span></text:p>
      <text:p text:style-name="P19"><text:span text:style-name="T64">མཛད་པ་པོ། དྭགས་པོ་པཎ་ཆེན་བཀྲ་ཤིས་རྣམ་རྒྱལ། ༡༥༡༣</text:span><text:span text:style-name="T66"> </text:span><text:span text:style-name="T67">-</text:span><text:span text:style-name="T66"> </text:span><text:span text:style-name="T64">༡༥༨༧</text:span></text:p>
      <text:p text:style-name="P19"><text:span text:style-name="T64">མ་དཔེ། དིལླི་པར་མ་གཞིར་བཟུང་སྟེ་ནི་ཏཱརྠ་ནས་ཁཾ་ཕིའུ་ཊར་གྱིས་པར་གཞི་</text:span><text:span text:style-name="T68">བསྒྲིགས་ཏེ་འདིར་པར་སྐྲུན་ཞུས་པ་ལགས།</text:span><text:span text:style-name="T69"> </text:span></text:p>
      <text:p text:style-name="P19"><text:span text:style-name="T64">གཞུང་འགྲེལ་གྱི་ས་བཅད་ཆ་ཚང་ཟུར་དུ་བཏོན་ཏེ་དེབ་འདིའི་མཇུག་ཏུ་བསྒྲིགས་ཡོད། </text:span></text:p>
      <text:p text:style-name="P100"><text:span text:style-name="T64">གཞུང་གི་རྩ་ཚིག་རྣམས་འགྲེལ་པའི་ས་བཅད་ཀྱི་མཚམས་ཐིག་ཕྲེང་ཕྱེས་ནས་ཡིག་གེའི་མདོག་སྔོན་པོའི་གཟུགས་སུ་བཀོད་ཡོད།</text:span></text:p>
      <text:p text:style-name="P19"><text:span text:style-name="T66">མ་</text:span><text:span text:style-name="T64">དཔེའི་ལྡེབ་གྲངས་རྣམས་གུག་རྟགས་འདིའི་</text:span><text:span text:style-name="T65">()</text:span><text:span text:style-name="T64">ནང་དུ་ཨང་གྲངས་དང་ཆ་ལ་</text:span><text:span text:style-name="T65">”</text:span><text:span text:style-name="T64">ན</text:span><text:span text:style-name="T65">”</text:span><text:span text:style-name="T64">དང་</text:span><text:span text:style-name="T65">”</text:span><text:span text:style-name="T64">བ</text:span><text:span text:style-name="T65">”</text:span><text:span text:style-name="T64">་བཀོད་ཡོད་པ་ནི་ལྡེབ་ངོས་མདུན་རྒྱབ་གསལ་བྱེད་ཀྱི་ཆེད་དུ་ཡིན། </text:span></text:p>
      <text:p text:style-name="P19"><text:span text:style-name="T64">དམིགས་བསལ་སྔ་རབས་ཀྱི་གསུང་རབ་འགའ་ཞིག་ལ་དེང་སང་ཡོངས་གྲགས་ཀྱི་བོད་ཀྱི་བརྡ་སྤྲོད་ཀྱི་གཞུང་དང་མི་མཐུན་པ་མང་དུ་མཆིས་པ་རྣམས་ལ། རྩོམ་པ་པོའི་བརྡ་སྤྲོད་འགྲེལ་ཚུལ་གྱི་དགོངས་པ་དང་དུས་རབས་སོ་སོ་སྟོན་པའི་ཕྱིར། མ་ཕྱིར་གང་ཡང་མ་བཅོས་པར་སོར་བཞག་ཞུས་ནས།</text:span><text:span text:style-name="T66"> </text:span><text:span text:style-name="T64">ཞུ་དག་པས་ཁ་སྐོང་ཞུས་པའི་མཆན་བྲིས་རྣམས་གུག་རྟགས་འདི་ལྟ་བུའི་</text:span><text:span text:style-name="T70">[</text:span><text:span text:style-name="T64"> </text:span><text:span text:style-name="T70">]</text:span><text:span text:style-name="T64">ནང་བཞག་ཡོད། </text:span></text:p>
      <text:p text:style-name="P19"><text:span text:style-name="T64">ཞུ་དག་དང་ལེགས་བཅོས་སོགས། ནི་ཏཱརྠའི་དཔེ་སྐྲུན་ཁང་ནས་སོ་སོའི་བློའི་ནུས་པ་གང་ཐོན་ཞུས་ཁུལ་བྱས་ཀྱང་ད་དུང་ཐེ་ཚོམ་གྱི་གཞིར་གྱུར་པ་མང་བའི་རྐྱེན་གྱིས། ཆད་ལྷག་འཛོལ་སོགས་ཀྱི་སྐྱོན་ཅི་མཆིས་པ་གཟུར་གནས་ཀྱི་དཔྱོད་ལྡན་མཁས་དབང་རྣམས་ལ་བཟོད་གསོལ་དང་། དེ་བཞིན་སྐྱོན་བསངས་དགེ་སྤེལ་ལ་སྨིན་པའི་དགོངས་འཆར་གང་ཡོད་ངེས་པར་སྩོལ་གནང་ཡོང་བ་ཞུ། </text:span></text:p>
      <text:p text:style-name="P21"><text:span text:style-name="T64">ནི་ཏཱརྠ་པར་སྐྲུན་སྡེ་ཚན་ནས། ༢༠༢༣ ཟླ་བ། ༣ ཚེས། ༩ ལ།</text:span><text:span text:style-name="T72"> </text:span></text:p>
      <text:p text:style-name="P54"><text:span text:style-name="T64">དཀར་ཆག ། </text:span></text:p>
      <text:p text:style-name="P55"><text:span text:style-name="T64"/></text:p>
      <text:p text:style-name="P53"><text:span text:style-name="T64">འགྲེལ་པའི་མཆོད་བརྗོད།</text:span><text:span text:style-name="T74">———-——-———-———-———-—</text:span><text:span text:style-name="T77">(</text:span><text:span text:style-name="T78">༢ན</text:span><text:span text:style-name="T77">)</text:span></text:p>
      <text:p text:style-name="P53"><text:span text:style-name="T64">ཀྱེའི་རྡོ་རྗེའི་རྒྱུད་བཤད་པ་ལ་འཇུག་པའི་ཡན་ལག །</text:span><text:span text:style-name="T74">———-——-———</text:span><text:span text:style-name="T77">(</text:span><text:span text:style-name="T78">༣ན</text:span><text:span text:style-name="T77">)</text:span></text:p>
      <text:p text:style-name="P53"><text:span text:style-name="T64">ཐོག་མར་དགེ་ཀླད་ཀྱི་དོན།</text:span><text:span text:style-name="T74">———-——-———-———-———-—</text:span><text:span text:style-name="T77">(</text:span><text:span text:style-name="T78">༡༨བ</text:span><text:span text:style-name="T77">)</text:span></text:p>
      <text:p text:style-name="P53"><text:span text:style-name="T64">རྒྱུད་ཀྱི་གླེང་གཞི།</text:span><text:span text:style-name="T74">———-——-———-———-———-———-—</text:span><text:span text:style-name="T77">(</text:span><text:span text:style-name="T78">༢༡བ</text:span><text:span text:style-name="T77">)</text:span></text:p>
      <text:p text:style-name="P53"><text:span text:style-name="T64">བརྟག་པ་</text:span><text:span text:style-name="T80">སྔ་མ</text:span><text:span text:style-name="T64">། དང་པོ་རྡོ་རྗེ་རིགས་ཀྱི་ལེའུ།</text:span><text:span text:style-name="T74">———-——-———-——</text:span><text:span text:style-name="T77">(</text:span><text:span text:style-name="T78">༣༩བ</text:span><text:span text:style-name="T77">)</text:span></text:p>
      <text:p text:style-name="P53"><text:span text:style-name="T64">བརྟག་པ་</text:span><text:span text:style-name="T80">སྔ་མ</text:span><text:span text:style-name="T64">། གཉིས་པ་སྔགས་ཀྱི་ལེའུ།</text:span><text:span text:style-name="T74">———-——-———-———</text:span><text:span text:style-name="T77">(</text:span><text:span text:style-name="T78">༥༨ན</text:span><text:span text:style-name="T77">)</text:span></text:p>
      <text:p text:style-name="P53"><text:span text:style-name="T64">བརྟག་པ་</text:span><text:span text:style-name="T80">སྔ་མ</text:span><text:span text:style-name="T64">། གསུམ་པ་ལྷའི་ལེའུ།</text:span><text:span text:style-name="T74">———-——-———-———-—</text:span><text:span text:style-name="T77">(</text:span><text:span text:style-name="T78">༦༨བ</text:span><text:span text:style-name="T77">)</text:span></text:p>
      <text:p text:style-name="P53"><text:span text:style-name="T64">བརྟག་པ་</text:span><text:span text:style-name="T80">སྔ་མ</text:span><text:span text:style-name="T64">། བཞི་པ་ལྷ་དབང་སྐུར་བའི་ལེའུ།</text:span><text:span text:style-name="T74">———-——-———-—</text:span><text:span text:style-name="T77">(</text:span><text:span text:style-name="T78">༧༦བ</text:span><text:span text:style-name="T77">)</text:span></text:p>
      <text:p text:style-name="P53"><text:span text:style-name="T64">བརྟག་པ་</text:span><text:span text:style-name="T80">སྔ་མ</text:span><text:span text:style-name="T64">། ལྔ་པ་དེ་ཁོ་ན་ཉིད་ཀྱི་ལེའུ།</text:span><text:span text:style-name="T74">———-——-———-———</text:span><text:span text:style-name="T77">(</text:span><text:span text:style-name="T78">༧༨བ</text:span><text:span text:style-name="T77">)</text:span></text:p>
      <text:p text:style-name="P53"><text:span text:style-name="T64">བརྟག་པ་</text:span><text:span text:style-name="T80">སྔ་མ</text:span><text:span text:style-name="T64">། དྲུག་པ་སྤྱོད་པའི་ལེའུ།</text:span><text:span text:style-name="T74">———-——-———-———-——</text:span><text:span text:style-name="T77">(</text:span><text:span text:style-name="T78">༨༩བ</text:span><text:span text:style-name="T77">)</text:span></text:p>
      <text:p text:style-name="P53"><text:span text:style-name="T64">བརྟག་པ་</text:span><text:span text:style-name="T80">སྔ་མ</text:span><text:span text:style-name="T64">། བདུན་པ་བརྡ་དང་གནས་གཏན་ལ་དབབ་པའི་ལེའུ།</text:span><text:span text:style-name="T74">———-—</text:span><text:span text:style-name="T77">(</text:span><text:span text:style-name="T78">༩༩ན</text:span><text:span text:style-name="T77">)</text:span></text:p>
      <text:p text:style-name="P53"><text:span text:style-name="T64">བརྟག་པ་</text:span><text:span text:style-name="T80">སྔ་མ</text:span><text:span text:style-name="T64">། བརྒྱད་པ་རྣལ་འབྱོར་མའི་འཁོར་ལོ་འདུ་བའི་ལེའུ།</text:span><text:span text:style-name="T74">———-——</text:span><text:span text:style-name="T77">(</text:span><text:span text:style-name="T78">༡༡༣ན</text:span><text:span text:style-name="T77">)</text:span></text:p>
      <text:p text:style-name="P53"><text:span text:style-name="T64">བརྟག་པ་</text:span><text:span text:style-name="T80">སྔ་མ</text:span><text:span text:style-name="T64">། དགུ་པ་རྣམ་དག་གི་ལེའུ།</text:span><text:span text:style-name="T74">———-——-———-———-—</text:span><text:span text:style-name="T77">(</text:span><text:span text:style-name="T78">༡༤༠ན</text:span><text:span text:style-name="T77">)</text:span></text:p>
      <text:p text:style-name="P53"><text:span text:style-name="T64">བརྟག་པ་</text:span><text:span text:style-name="T80">སྔ་མ</text:span><text:span text:style-name="T64">། བཅུ་པ་དབང་སྐུར་བའི་ལེའུ།</text:span><text:span text:style-name="T74">———-——-———-———-</text:span><text:span text:style-name="T77">(</text:span><text:span text:style-name="T78">༡༤༦ན</text:span><text:span text:style-name="T77">)</text:span></text:p>
      <text:p text:style-name="P53"><text:span text:style-name="T64">བརྟག་པ་</text:span><text:span text:style-name="T80">སྔ་མ</text:span><text:span text:style-name="T64">། བཅུ་གཅིག་པ་ལྟ་སྟངས་ཀྱི་ལེའུ།</text:span><text:span text:style-name="T74">———-——-———-——</text:span><text:span text:style-name="T77">(</text:span><text:span text:style-name="T78">༡༦༠ན</text:span><text:span text:style-name="T77">)</text:span></text:p>
      <text:p text:style-name="P26"><text:span text:style-name="T64">༄། །དཔལ་ཀྱེའི་རྡོ་རྗེ་ཞེས་བྱ་བའི་རྒྱུད་ཀྱི་རྒྱལ་པོའི་འགྲེལ་པ་ལེགས་བཤད་ཉི་མའི་འོད་ཟེར་ཞེས་བྱ་བ། བླ་མ་དང་དཔལ་ཀྱེའི་རྡོ་རྗེ་ལ་གུས་པས་ཕྱག་འཚལ་ལོ། །</text:span></text:p>
      <text:p text:style-name="P44"><text:span text:style-name="T17">ཆོས་དབྱིངས་ངོ་བོ་གདོད་ནས་རྣམ་དག་རང་བཞིན་འོད་གསལ་ཅི་ཡང་འཆར་བ་སྟོང་ཉིད་སྙིང་རྗེའི་སྙིང་པོ་གང་། །</text:span></text:p>
      <text:p text:style-name="P44"><text:span text:style-name="T17">བདེན་གཉིས་དབྱེར་མེད་སྒྱུ་མའི་གཟུགས་ཅན་ཁ་སྦྱོར་བདེ་སྟོང་རོ་ལ་རྟག་རོལ་ཟབ་མོ་དགའ་བཞིའི་ཡེ་ཤེས་ཅན། །</text:span></text:p>
      <text:p text:style-name="P44"><text:span text:style-name="T17">ཕྲ་ཞིང་ཟག་མེད་མཆོག་གི་བདེ་ཆེན་སྒྲིབ་མེད་རྡུལ་བྲལ་མཁའ་འདྲའི་སྐུ་ཅན་རྨད་བྱུང་ཡན་ལག་བདུན་ལྡན་པ། །</text:span></text:p>
      <text:p text:style-name="P44"><text:span text:style-name="T18">རྒྱུ་དང་ལམ་དང་འབྲས་བུའི་ངོ་བོ་སྲིད་ཞི་ཀུན་གྱི་ཁྱབ་བདག་གཅིག་པུ་ཀྱེ་ཡི་རྡོ་རྗེར་གུས་ཕྱག་འཚལ། །</text:span></text:p>
      <text:p text:style-name="P44"><text:span text:style-name="T17">ཕུན་ཚོགས་དཔལ་ཡོན་ཆུ་གཏེར་ལས་འཁྲུངས་མཛེས་སྐུའི་རི་དབང་རིན་ཆེན་འོད་འབར་གར་དགུའི་ཉམས་ཀྱི་བང་རིམ་བརྗིད། །</text:span></text:p>
      <text:p text:style-name="P44"><text:span text:style-name="T17">དཔག་ཡས་མཁྱེན་བརྩེའི་ཙནྡན་ལྗོན་པ་ཕྲིན་ལས་ཡལ་འདབ་གཡོ་བའི་གར་ལས་</text:span><text:span text:style-name="T20">(</text:span><text:span text:style-name="T21">༢ན</text:span><text:span text:style-name="T20">)</text:span><text:span text:style-name="T17">ཕན་བདེའི་དྲི་བསུང་ཀུན་ཏུ་སྤྲོ། །</text:span></text:p>
      <text:p text:style-name="P44"><text:span text:style-name="T17">ཚད་མེད་ཐུགས་རྗེའི་ཚ་ཟེར་བྱེ་བས་མི་ཤེས་མུན་པའི་དགྲ་ཚོགས་བཅོམ་ནས་བློ་གྲོས་སྣང་བ་འགྱེད་མཛད་པ། །</text:span></text:p>
      <text:p text:style-name="P44"><text:span text:style-name="T18">ལྷ་མཆོག་རོལ་པའི་གཏུམ་པོར་འདུད་དོ་བཞིན་བཟང་མ་ཡིས་སྡུག་པའི་བུ་བཞིན་ཀུན་ནས་བརྩེ་བས་རྟག་ཏུ་སྐྱོངས། །</text:span></text:p>
      <text:p text:style-name="P44"><text:soft-page-break/><text:span text:style-name="T17">མཁྱེན་རབ་ལྷ་ཡི་རྔ་ཆེན་སྒྲ་ཡིས་མ་རིག་གཉིད་མཐུག་ལས་སློང་ཞིང་། །</text:span></text:p>
      <text:p text:style-name="P44"><text:span text:style-name="T17">མཐུ་སྟོབས་གནམ་ལྕགས་རྡོ་རྗེའི་ཐོག་གིས་ལོག་ལྟའི་བྲག་རི་རྨང་ནས་བསྒྱེལ། །</text:span></text:p>
      <text:p text:style-name="P44"><text:span text:style-name="T17">ཕྲིན་ལས་དཔག་བསམ་དབང་པོའི་འདབ་མས་སྐལ་བཟང་ཚ་གདུང་མ་ལུས་སེལ། །</text:span></text:p>
      <text:p text:style-name="P44"><text:span text:style-name="T18">ཟབ་ལམ་མངའ་བདག་མར་རྔོག་ལ་སོགས་བརྒྱུད་པའི་སྲོལ་འཛིན་རྣམས་ལ་འདུད།</text:span><text:span text:style-name="T19"> </text:span><text:span text:style-name="T18">།</text:span></text:p>
      <text:p text:style-name="P29"><text:span text:style-name="T17">ལུས་སེམས་དངོས་པོའི་གནས་ལུགས་རྒྱུ་ཡི་རྒྱུད། །</text:span></text:p>
      <text:p text:style-name="P29"><text:span text:style-name="T17">སྨིན་གྲོལ་ཐབས་ཀྱི་རྒྱུད་ཆེན་ལ་དྲངས་ནས། །</text:span></text:p>
      <text:p text:style-name="P29"><text:span text:style-name="T17">གྲུབ་གཉིས་འབྲས་བུའི་རྒྱུད་ལ་སྦྱོར་མཛད་པ། །</text:span></text:p>
      <text:p text:style-name="P29"><text:span text:style-name="T30">བདག་ཉིད་ཆེན་པོ་སྒམ་པོ་པ་ལ་འདུད། །</text:span></text:p>
      <text:p text:style-name="P29"><text:span text:style-name="T17">ཁྱབ་བདག་ཆོས་དབྱིངས་གཞི་ཡི་ལྷན་སྐྱེས་གང་། །</text:span></text:p>
      <text:p text:style-name="P29"><text:span text:style-name="T17">ཁ་སྦྱོར་བདེ་སྟོང་ལམ་གྱི་ལྷན་སྐྱེས་ཀྱིས། །</text:span></text:p>
      <text:p text:style-name="P29"><text:span text:style-name="T17">སྒྲིབ་བྲལ་ཟག་མེད་འབྲས་བུའི་ལྷན་སྐྱེས་སུ། །</text:span></text:p>
      <text:p text:style-name="P29"><text:span text:style-name="T30">འཆར་མཛད་རྡོ་རྗེའི་སློབ་དཔོན་རྣམས་ལ་འདུད། །</text:span></text:p>
      <text:p text:style-name="P29"><text:span text:style-name="T17">ཉི་ཟླ་ལྟར་གྲགས་དགྱེས་པ་རྡོ་རྗེའི་རྒྱུད། །</text:span></text:p>
      <text:p text:style-name="P29"><text:span text:style-name="T17">རྒྱ་</text:span><text:span text:style-name="T20">(</text:span><text:span text:style-name="T21">༢བ</text:span><text:span text:style-name="T20">)</text:span><text:span text:style-name="T17">ཆེར་བཀྲལ་བའི་གཞུང་བཟང་མཐའ་ཡས་མོད། །</text:span></text:p>
      <text:p text:style-name="P29"><text:span text:style-name="T17">བློ་གསལ་བློ་ལ་རྒྱུད་དོན་འཆར་བདེ་བའི། །</text:span></text:p>
      <text:p text:style-name="P29"><text:span text:style-name="T30">ལེགས་བཤད་སླར་ཡང་བསྒྲགས་ལ་སྐྱོན་ཡོད་མིན། །</text:span></text:p>
      <text:p text:style-name="P29"><text:span text:style-name="T17">མི་ཤེས་བསིལ་བ་བསྟེན་པའི་ལང་ཚོ་ཅན། །</text:span></text:p>
      <text:p text:style-name="P29"><text:span text:style-name="T17">སྨྲ་ངན་ཀུ་མུད་གཞོན་ནུའི་ཁ་ཟུམ་ཡང་། །</text:span></text:p>
      <text:p text:style-name="P29"><text:soft-page-break/><text:span text:style-name="T17">ལེགས་བཤད་ཀུན་དགའི་ཉི་ཟེར་སྤྲོ་བའི་ཚེ། །</text:span></text:p>
      <text:p text:style-name="P29"><text:span text:style-name="T30">ཤེས་ལྡན་པདྨོའི་འཛུམ་བག་ཅིས་མི་ངོམ། །</text:span></text:p>
      <text:p text:style-name="P29"><text:span text:style-name="T17">རྟོགས་པར་དཀའ་བ་རྒྱུད་སྡེ་ཟབ་མོའི་གཞུང་། །</text:span></text:p>
      <text:p text:style-name="P29"><text:span text:style-name="T17">མཐའ་དྲུག་ཚུལ་བཞིའི་ཕྱག་རྒྱ་མ་ཁྲོལ་བར། །</text:span></text:p>
      <text:p text:style-name="P29"><text:span text:style-name="T17">ཕྱོགས་རིས་ངག་གིས་བཤད་ལ་རང་གཞུང་ཞེས། །</text:span></text:p>
      <text:p text:style-name="P29"><text:span text:style-name="T30">ཞེན་པས་འཇུག་པའི་སྲོལ་དེ་རྒྱང་དུ་བསྲིངས། །</text:span></text:p>
      <text:p text:style-name="P29"><text:span text:style-name="T17">ལུང་རིགས་མན་ངག་ཟབ་མོའི་ལྡེ་མིག་གིས། །</text:span></text:p>
      <text:p text:style-name="P29"><text:span text:style-name="T17">མཐའ་དྲུག་ལྕགས་ཀྱི་འཆིང་བ་རབ་བཀྲོལ་ནས། །</text:span></text:p>
      <text:p text:style-name="P29"><text:span text:style-name="T17">རྒྱུད་དོན་ནོར་བུའི་བང་མཛོད་ཁ་ཕྱེས་ཚེ། །</text:span></text:p>
      <text:p text:style-name="P29"><text:span text:style-name="T30">ལེགས་བཤད་རིན་ཆེན་འདོད་རྣམས་བག་ཡོད་བྱོས། །</text:span></text:p>
      <text:p text:style-name="P29"><text:span text:style-name="T17">རང་རྒྱུད་གྲུབ་མཐའི་བཞེད་སྲོལ་ཁོ་ན་ཞེས། །</text:span></text:p>
      <text:p text:style-name="P29"><text:span text:style-name="T17">ཕྱོགས་རིས་གདོན་གྱིས་ཡིད་དཀྲུགས་མ་གྱུར་པའི། །</text:span></text:p>
      <text:p text:style-name="P29"><text:span text:style-name="T17">གཟུར་གནས་རྣམ་དཔྱོད་ལྡན་པའི་སྐྱེ་བོ་རྣམས། །</text:span></text:p>
      <text:p text:style-name="P29"><text:span text:style-name="T30">རྣམ་གཡེང་སྤངས་པའི་ཡིད་ཀྱིས་ཚུལ་འདི་ཉོན། །</text:span></text:p>
      <text:p text:style-name="P27"><text:span text:style-name="T31">དེ་ཡང་ཀྱེའི་རྡོ་རྗེ་ཞེས་བྱ་བའི་རྒྱུད་ཀྱི་རྒྱལ་པོ་འཆད་པར་བྱེད་པ་ལ། </text:span><text:span text:style-name="T1">ཀ༡ </text:span><text:span text:style-name="T31">བཤད་པ་ལ་འཇུག་པའི་ཡན་ལག་དང་། </text:span><text:span text:style-name="T1">ཀ༢ </text:span><text:span text:style-name="T31">རྒྱུད་ཀྱི་བཤད་པ་དངོས་གཞི་གཉིས་ལས། </text:span></text:p>
      <text:p text:style-name="P27"><text:span text:style-name="T31">དང་པོ་ལ། </text:span><text:span text:style-name="T1">ཁ༡ </text:span><text:span text:style-name="T31">སྤྱི་དང་བྱེ་བྲག་པའི་རྒྱུད་ཀྱི་རྣམ་གཞག །</text:span><text:span text:style-name="T1">ཁ༢ </text:span><text:span text:style-name="T31">རྩ་བ་དང་བཤད་པའི་རྒྱུད་ཀྱི་རྣམ་དབྱེ། </text:span><text:span text:style-name="T1">ཁ༣ </text:span><text:span text:style-name="T31">བཤད་བྱའི་རྒྱུད་འཆད་ཚུལ་གསུམ་གྱི། </text:span></text:p>
      <text:p text:style-name="P27"><text:soft-page-break/><text:span text:style-name="T64">ཁ༡ དང་པོ་ནི། རང་ཅག་གི་སྟོན་པ་ཡང་དག་པར་རྫོགས་པའི་སངས་རྒྱས་དེས་གདུལ་བྱ་ཚད་མེད་པ་རྗེས་སུ་འཛིན་པའི་ཆེད་དུ་ཆོས་ཀྱི་སྒོ་དཔག་ཏུ་མེད་པ་གསུངས་པ་ལས། རགས་རིམ་ཙམ་དུ་བགྲངས་ན་ཆོས་སྒོ་བརྒྱད་ཁྲི་བཞི་སྟོང་གསུངས་པར་བཤད་དེ། </text:span></text:p>
      <text:p text:style-name="P28"><text:span text:style-name="T37">ལྷའི་དབང་པོས་ཞུས་པ་ལས། </text:span></text:p>
      <text:p text:style-name="P45"><text:span text:style-name="T38">ཆོས་ཀྱི་སྒོ་མོ་བརྒྱད་ཁྲི་དང་། །བཞི་སྟོང་ཀུན་གྱི་གྲངས་སྙེད་ཀྱི། །</text:span></text:p>
      <text:p text:style-name="P27"><text:span text:style-name="T64">ཞེས་དང་། </text:span></text:p>
      <text:p text:style-name="P28"><text:span text:style-name="T37">མཛོད་ལས། </text:span><text:span text:style-name="T22">[</text:span><text:span text:style-name="T23">གནས་དང་པོ། ཁམས་བསྟན་པ།</text:span><text:span text:style-name="T22">]</text:span></text:p>
      <text:p text:style-name="P45"><text:span text:style-name="T38">ཆོས་ཀྱི་སྒོ་མོ་བརྒྱད་ཁྲི་དག །གང་རྣམས་ཐུབ་པས་གསུངས་དེ་དག །</text:span></text:p>
      <text:p text:style-name="P27"><text:span text:style-name="T64">ཅེས་སོ། །</text:span></text:p>
      <text:p text:style-name="P27"><text:span text:style-name="T64">ཆོས་སྒོ་དེ་ཐམས་ཅད་ཀྱི་དོན་བསྡུ་ན། ཐེག་པ་གསུམ་དུ་འདུ་སྟེ། </text:span><text:span text:style-name="T20">(</text:span><text:span text:style-name="T21">༣ན</text:span><text:span text:style-name="T20">)</text:span></text:p>
      <text:p text:style-name="P28"><text:span text:style-name="T37">རྡོ་རྗེ་སྙིང་འགྲེལ་དུ། </text:span></text:p>
      <text:p text:style-name="P45"><text:span text:style-name="T38">ཉན་ཐོས་རང་སངས་རྒྱས་དང་འདིར། །ཐེག་པ་ཆེན་པོ་གསུམ་པ་སྟེ། །</text:span></text:p>
      <text:p text:style-name="P45"><text:span text:style-name="T38">སངས་རྒྱས་པ་ལ་བཞི་པ་དང་། །ལྔ་པ་ཐུབ་པའི་དགོངས་པ་མེད། །</text:span></text:p>
      <text:p text:style-name="P27"><text:span text:style-name="T64">ཅེས་སོ། །</text:span></text:p>
      <text:p text:style-name="P27"><text:span text:style-name="T64">ཐེག་པ་གསུམ་གསུངས་པ་དེ་ཡང་གནས་སྐབས་སུ་གདུལ་བྱ་དམན་པ་རྗེས་སུ་འཛིན་པའི་ཕྱིར་དགོངས་པ་ཅན་ཡིན་ལ། མཐར་ཐུག་པའི་ངེས་དོན་དུ་ཐེག་ཆེན་གཅིག་པུ་ཡིན་ཏེ། </text:span></text:p>
      <text:p text:style-name="P28"><text:span text:style-name="T37">ལང་གཤེགས་ལས། </text:span></text:p>
      <text:p text:style-name="P45"><text:span text:style-name="T38">ཐེག་པ་གཅིག་ཏུ་ང་སྨྲ་སྟེ། །ཐེག་པའི་རྣམ་གཞག་ཡོད་མ་ཡིན། །</text:span></text:p>
      <text:p text:style-name="P45"><text:soft-page-break/><text:span text:style-name="T38">བྱིས་པ་རྣམས་ནི་ཡོངས་དྲང་ཕྱིར། །ཐེག་པ་ཐ་དད་ངས་བཤད་དོ། །</text:span></text:p>
      <text:p text:style-name="P27"><text:span text:style-name="T64">ཞེས་སོ། །</text:span></text:p>
      <text:p text:style-name="P27"><text:span text:style-name="T64">ཐེག་ཆེན་འདི་ནི་ཚུལ་དགུས་ཐེག་པ་གཞན་ལས་ཁྱད་པར་དུ་འཕགས་ཏེ། </text:span></text:p>
      <text:p text:style-name="P28"><text:span text:style-name="T37">ཐེག་བསྡུས་སུ། </text:span></text:p>
      <text:p text:style-name="P45"><text:span text:style-name="T38">ཤེས་བྱའི་གནས་དང་མཚན་ཉིད་འཇུག་པ་དང་། །</text:span></text:p>
      <text:p text:style-name="P45"><text:span text:style-name="T38">དེ་ཡི་རྒྱུ་འབྲས་དེ་རབ་དབྱེ་བ་དང་། །</text:span></text:p>
      <text:p text:style-name="P45"><text:span text:style-name="T38">བསླབ་པ་གསུམ་དང་དེ་འབྲས་སྤངས་པ་དང་། །</text:span></text:p>
      <text:p text:style-name="P45"><text:span text:style-name="T38">ཡེ་ཤེས་ཐེག་པ་མཆོག་གྱུར་ཁྱད་པར་འཕགས། །</text:span></text:p>
      <text:p text:style-name="P27"><text:span text:style-name="T64">ཞེས་སོ། །</text:span></text:p>
      <text:p text:style-name="P27"><text:span text:style-name="T64">ཐེག་ཆེན་ལའང་ནང་ཚན་དུ་ཕྱེ་ན། གདུལ་བྱ་རྒྱུ་ལམ་དུ་བྱེད་པར་མོས་པ་ལ་གསུངས་པ་མཚན་ཉིད་ཐེག་པ་དང་། འབྲས་བུ་ལམ་དུ་བྱེད་པར་མོས་པ་ལ་གསུངས་པ་རྡོ་རྗེའི་ཐེག་པ་གཉིས་ཡོད་དེ། </text:span></text:p>
      <text:p text:style-name="P28"><text:span text:style-name="T37">མདོ་སྡེ་གདམས་ངག་འབོགས་པའི་རྒྱལ་པོ་ལས། </text:span></text:p>
      <text:p text:style-name="P45"><text:span text:style-name="T38">རྒྱུ་ལ་མོས་པ་རྒྱུ་ཆོས་ཀྱི། །འཁོར་ལོ་རབ་ཏུ་བསྐོར་བྱས་ནས། །</text:span></text:p>
      <text:p text:style-name="P45"><text:span text:style-name="T38">རྡོ་རྗེའི་ཐེག་པའི་ཉེ་ལམ་ཞིག །མ་འོངས་དུས་ན་འབྱུང་བར་འགྱུར། །</text:span></text:p>
      <text:p text:style-name="P27"><text:span text:style-name="T64">ཞེས་སོ། །</text:span></text:p>
      <text:p text:style-name="P27"><text:span text:style-name="T64">ཐེག་པ་དེ་ཉིད་ཀྱང་། མ་རྨོངས་པ་དང་། ཐབས་མང་བ་དང་། དཀའ་བ་མེད་པ་དང་། དབང་པོ་རྣོ་བ་བཞིས་རྡོ་རྗེའི་ཐེག་པ་ཁྱད་པར་དུ་འཕགས་ཏེ། </text:span></text:p>
      <text:p text:style-name="P28"><text:span text:style-name="T37">ཚུལ་གསུམ་སྒྲོན་མེ་ལས། </text:span></text:p>
      <text:p text:style-name="P46"><text:soft-page-break/><text:span text:style-name="T38">དོན་གཅིག་ན་ཡང་མ་རྨོངས་དང་། །ཐབས་མང་དཀའ་བ་མེད་པ་དང་། །</text:span></text:p>
      <text:p text:style-name="P46"><text:span text:style-name="T38">དབང་པོ་རྣོན་པོའི་དབང་བྱས་པས། །སྔགས་ཀྱི་ཐེག་པ་ཁྱད་པར་འཕགས། །</text:span></text:p>
      <text:p text:style-name="P27"><text:span text:style-name="T64">ཞེས་སོ། །</text:span></text:p>
      <text:p text:style-name="P27"><text:span text:style-name="T64">རྡོ་རྗེའི་ཐེག་པ་ལ་ཡང་། གདུལ་བྱའི་བློ་ལ་སོགས་པའི་སྒོ་ནས་འཇུག་པའི་སྒོ་རྒྱུད་སྡེ་བཞི་གསུངས་ཏེ། </text:span></text:p>
      <text:p text:style-name="P28"><text:span text:style-name="T37">གུར་ལས། </text:span><text:span text:style-name="T39">(</text:span><text:span text:style-name="T41">༣བ</text:span><text:span text:style-name="T39">)</text:span></text:p>
      <text:p text:style-name="P46"><text:span text:style-name="T38">དམན་པ་རྣམས་ལ་བྱ་བའི་རྒྱུད། །བྱ་མེད་རྣལ་འབྱོར་དེ་ལྟག་ལ། །</text:span></text:p>
      <text:p text:style-name="P46"><text:span text:style-name="T38">སེམས་ཅན་མཆོག་ལ་རྣལ་འབྱོར་མཆོག །རྣལ་འབྱོར་བླ་མེད་དེ་ལྟག་ལའོ། །</text:span></text:p>
      <text:p text:style-name="P27"><text:span text:style-name="T64">ཞེས་དང་། </text:span></text:p>
      <text:p text:style-name="P57"><text:span text:style-name="T64">རྣལ་འབྱོར་བླ་མེད་ཀྱི་རྒྱུད་དོན་ལ་འཇུག་པ་ལས་ཀྱང་། གསང་སྔགས་འབྲས་བུ་རྡོ་རྗེ་ཐེག་པ་ལ་ནི་འཇུག་པའི་སྒོ་རྣམ་པ་བཞི་སྟེ། བྱ་བའི་རྒྱུད་དང་། སྤྱོད་པའི་རྒྱུད་དང་། རྣལ་འབྱོར་གྱི་རྒྱུད་དང་། རྣལ་འབྱོར་བླ་ན་མེད་པའི་རྒྱུད་ཅེས་སྤྱིར་གྲགས་པ་ཡིན་ནོ། །ཞེས་སོ། །</text:span></text:p>
      <text:p text:style-name="P56"><text:span text:style-name="T64">རྒྱུད་སྡེ་བཞིའི་ནང་ནས་ཀྱང་རྣལ་འབྱོར་བླ་མེད་ཁྱད་པར་དུ་འཕགས་ཤིང་རྒྱུད་ཐམས་ཅད་ཀྱི་གོང་མར་གྱུར་པ་ཡིན་ཏེ། </text:span></text:p>
      <text:p text:style-name="P56"><text:span text:style-name="T64">ཚུལ་གསུམ་སྒྲོན་མེར།</text:span><text:span text:style-name="T66"> </text:span><text:span text:style-name="T64">ཐམས་ཅད་བྱེད་པ་དང་ཐམས་ཅད་སྤྱོད་པ་ལ་ཡང་དགག་པ་མེད་པ་རྒྱུད་ཐམས་ཅད་ཀྱི་གོང་མར་གྱུར་པ་རྣལ་འབྱོར་ཆེན་པོའི་རྒྱུད་བཅོམ་ལྡན་འདས་ཀྱིས་གསུངས་པ་ཡིན་ནོ། །ཞེས་སོ། །</text:span></text:p>
      <text:p text:style-name="P57"><text:span text:style-name="T64">རྣལ་འབྱོར་བླ་མེད་ལའང་། གདུལ་བྱ་སྐྱེས་པ་འདུལ་བའི་ཕྱིར་གསུངས་པ་ཕ་རྒྱུད་དང་། བུད་མེད་འདུལ་བའི་ཕྱིར་གསུངས་པ་མ་རྒྱུད་གཉིས་ཏེ། </text:span></text:p>
      <text:p text:style-name="P28"><text:soft-page-break/><text:span text:style-name="T37">གུར་ལས། </text:span></text:p>
      <text:p text:style-name="P46"><text:span text:style-name="T38">སྐྱེས་བུ་འདུལ་བར་མཛད་དོན་དུ། །རྣལ་འབྱོར་རྒྱུད་རྣམས་རབ་བཤད་ལ། །</text:span></text:p>
      <text:p text:style-name="P46"><text:span text:style-name="T38">བཙུན་མོ་རྣམས་ནི་འདུལ་བའི་ཕྱིར། །རྣལ་འབྱོར་མ་ཡི་རྒྱུད་རབ་བཤད། །</text:span></text:p>
      <text:p text:style-name="P27"><text:span text:style-name="T64">ཅེས་སོ། །</text:span></text:p>
      <text:p text:style-name="P27"><text:span text:style-name="T64">འོན་ཀྱང་བླ་མ་རྣམས། རྣལ་འབྱོར་བླ་མེད་ལ། དྲང་དོན་དུ། ཕ་རྒྱུད། མ་རྒྱུད། གཉིས་མེད་ཀྱི་རྒྱུད་གསུམ་དུ་འབྱེད་ཅིང་། ངེས་དོན་དུ། བླ་མེད་ཐམས་ཅད་གཉིས་མེད་ཀྱི་རྒྱུད་དུ་བཞེད་དོ། །</text:span></text:p>
      <text:p text:style-name="P28"><text:span text:style-name="T37">རྒྱུད་སྡེ་དེ་དག་གི་གཞུང་ཚད་ཀྱང་། ཡེ་ཤེས་རྡོ་རྗེ་ཀུན་ལས་བཏུས་པ་ལས། </text:span></text:p>
      <text:p text:style-name="P45"><text:span text:style-name="T38">རྣལ་འབྱོར་ཆེན་པོའི་རྒྱུད་ཀྱི་མིང་། །སྟོང་ཕྲག་བཅུ་གཉིས་ཤེས་བྱ་སྟེ། །རྒྱས་པར་བྱ་བ་གྲངས་མེད་དོ། །གཉིས་ཀའི་རྒྱུད་སྟོང་ཕྲག་དྲུག་གོ། །སྤྱོད་པའི་རྒྱུད་སྟོང་ཕྲག་བརྒྱད་དོ། །བྱ་བའི་རྒྱུད་སྟོང་ཕྲག་བཞི་འོ། །རྟོགས་པའི་རྒྱུད་སྟོང་ཕྲག་བཞི་འོ། །</text:span></text:p>
      <text:p text:style-name="P27"><text:span text:style-name="T64">ཞེས་གསུངས་ཤིང་། </text:span></text:p>
      <text:p text:style-name="P27"><text:span text:style-name="T64">གཞན་ཡང་། རྣལ་འབྱོར་བླ་མེད་ཀྱི་གཞུང་ཚད་ནི། ཕ་རྒྱུད་བྱེ་བ་ཕྲག་དྲུག་དང་། མ་རྒྱུད་བྱེ་བ་ཕྲག་བཅུ་དྲུག་ཡོད་པར་བཤད་དེ། </text:span></text:p>
      <text:p text:style-name="P28"><text:span text:style-name="T37">སྡོམ་འབྱུང་དུ། </text:span><text:span text:style-name="T39">(</text:span><text:span text:style-name="T41">༤ན</text:span><text:span text:style-name="T39">)</text:span></text:p>
      <text:p text:style-name="P46"><text:span text:style-name="T38">རྣལ་འབྱོར་རྒྱུད་རྣམས་ཀྱི་ནི་ཚད། །བྱེ་བ་ཕྲག་ནི་དྲུག་ཏུ་ངེས། །</text:span></text:p>
      <text:p text:style-name="P46"><text:span text:style-name="T38">དེ་བཞིན་རྣལ་འབྱོར་མ་རྒྱུད་གྲངས། །བྱེ་བ་ཕྲག་ནི་བཅུ་དྲུག་གྲགས། །</text:span></text:p>
      <text:p text:style-name="P27"><text:span text:style-name="T64">ཞེས་སོ། །</text:span></text:p>
      <text:p text:style-name="P28"><text:soft-page-break/><text:span text:style-name="T37">དེའི་ནང་ནས་ཕ་རྒྱུད་ཀྱི་དབྱེ་བ་དང་གཞུང་ཚད་ལ། རྡོ་རྗེ་སྙིང་པོ་རྒྱན་གྱི་རྒྱུད་ལས། </text:span></text:p>
      <text:p text:style-name="P46"><text:span text:style-name="T38">གསང་བ་འདུས་པ་སྟོང་ཕྲག་གཅིག །རྡོ་རྗེ་ཕྲེང་བ་འབུམ་ཕྲག་གསུམ། །</text:span></text:p>
      <text:p text:style-name="P46"><text:span text:style-name="T38">དགོངས་པ་ལུང་སྟོན་སྟོང་ཕྲག་བཞི། །ལྷ་མོ་བཞིས་ཞུས་བརྒྱ་བདུན་ཅུ། །</text:span></text:p>
      <text:p text:style-name="P27"><text:span text:style-name="T64">ཞེས་སོགས་གསལ་བར་གསུངས་ལ། </text:span></text:p>
      <text:p text:style-name="P27"><text:span text:style-name="T64">མ་རྒྱུད་ལ། གུར་ལས། </text:span></text:p>
      <text:p text:style-name="P45"><text:span text:style-name="T38">མཁའ་འགྲོ་སྡེ་དང་རྒྱ་མཚོ་སྡེ་དང་ནམ་མཁའ་དང་། །</text:span></text:p>
      <text:p text:style-name="P45"><text:span text:style-name="T38">གསེར་གྱི་ཆར་པ་དང་ནི་དགའ་ཆེན་ཟ་ནུས་དང་། །</text:span></text:p>
      <text:p text:style-name="P45"><text:span text:style-name="T38">བདེ་ཆེན་སྒེག་པ་དང་ནི་གསང་བའི་ཡིད་བདེ་དང་། །</text:span></text:p>
      <text:p text:style-name="P45"><text:span text:style-name="T38">རྒྱུད་སྡེ་རྣམས་ལ་ཕན་པའི་རྡོ་རྗེ་མཁའ་འགྲོ་དང་། །</text:span></text:p>
      <text:p text:style-name="P45"><text:span text:style-name="T38">སངས་རྒྱས་ཐམས་ཅད་དགྱེས་པའི་རྡོ་རྗེའི་དཀྱིལ་འཁོར་དང་། །</text:span></text:p>
      <text:p text:style-name="P45"><text:span text:style-name="T38">གསང་བའི་མཛོད་དང་རྡོ་རྗེ་བདུད་རྩི་ལས་བྱུང་དང་། །</text:span></text:p>
      <text:p text:style-name="P45"><text:span text:style-name="T38">འཁོར་ལོ་བདེ་མཆོག་གུར་དང་ཕུན་སུམ་ཚོགས་པ་རྣམས། །</text:span></text:p>
      <text:p text:style-name="P45"><text:span text:style-name="T38">རྣལ་འབྱོར་མ་ཡི་རྒྱུད་ནི་དྲུག་པར་གྲགས་པ་ཡིན། །</text:span></text:p>
      <text:p text:style-name="P27"><text:span text:style-name="T64">ཞེས་རྒྱུད་ཀྱི་སྡེ་ཚན་བཅུ་བཞི་གསུངས་སོ། །</text:span></text:p>
      <text:p text:style-name="P27"><text:span text:style-name="T64">དེ་ལྟར་ན་རྒྱུད་སྡེའི་དབྱེ་བ་མཐའ་ཡས་པའི་ནང་ནས། བཤད་བྱའི་རྒྱུད་འདི་ཉིད་རྣལ་འབྱོར་མའི་རྒྱུད་ཐམས་ཅད་ཀྱི་སྙིང་པོ་ལྟ་བུ་ཡིན་ཏེ། </text:span></text:p>
      <text:p text:style-name="P27"><text:span text:style-name="T64">ཇི་སྐད་དུ། </text:span><text:span text:style-name="T45">[</text:span><text:span text:style-name="T46">བརྟག་པ་སྔ་མ། བདུན་པ་བརྡ་དང་གནས་གཏན་ལ་དབབ་པའི་ལེའུར།</text:span><text:span text:style-name="T45">]</text:span></text:p>
      <text:p text:style-name="P47"><text:span text:style-name="T38">རྣལ་འབྱོར་མ་རྒྱུད་ཀྱེའི་རྡོ་རྗེ། །</text:span></text:p>
      <text:p text:style-name="P27"><text:soft-page-break/><text:span text:style-name="T64">ཞེས་དང་། </text:span></text:p>
      <text:p text:style-name="P27"><text:span text:style-name="T45">[</text:span><text:span text:style-name="T46">བརྟག་པ་སྔ་མ། དང་པོ་རྡོ་རྗེ་རིགས་ཀྱི་ལེའུར།</text:span><text:span text:style-name="T45">]</text:span></text:p>
      <text:p text:style-name="P47"><text:span text:style-name="T38">སྙིང་པོ་ཀྱེའི་རྡོ་རྗེ་ཞེས་བྱ་བ་ཉོན་ཅིག །</text:span></text:p>
      <text:p text:style-name="P27"><text:span text:style-name="T64">ཅེས་དང་། </text:span></text:p>
      <text:p text:style-name="P27"><text:span text:style-name="T45">[</text:span><text:span text:style-name="T46">བརྟག་པ་སྔ་མ། བརྒྱད་པ་རྣལ་འབྱོར་མའི་འཁོར་ལོ་འདུ་བའི་ལེའུར།</text:span><text:span text:style-name="T45">]</text:span></text:p>
      <text:p text:style-name="P47"><text:span text:style-name="T38">གང་གིས་མི་ཤེས་ཀྱེའི་རྡོ་རྗེ། །དེ་ཡི་ངལ་བ་དོན་མེད་འགྱུར། །</text:span></text:p>
      <text:p text:style-name="P27"><text:span text:style-name="T64">ཞེས་སོ། །</text:span></text:p>
      <text:p text:style-name="P27"><text:span text:style-name="T1">ཁ༢ </text:span><text:span text:style-name="T31">གཉིས་པ་</text:span><text:span text:style-name="T4">[</text:span><text:span text:style-name="T1">རྩ་བ་དང་བཤད་པའི་རྒྱུད་ཀྱི་རྣམ་དབྱེ་</text:span><text:span text:style-name="T4">]</text:span><text:span text:style-name="T31">ལ། </text:span><text:span text:style-name="T1">ག༡</text:span><text:span text:style-name="T31"> རྒྱུད་སྤྱིའི་རྩ་བཤད་ཀྱི་རྣམ་དབྱེ་དང་། </text:span><text:span text:style-name="T1">ག༢ </text:span><text:span text:style-name="T31">བཤད་བྱའི་རྒྱུད་ཀྱི་རྩ་བཤད་ངོས་བཟུང་བ་གཉིས་ཀྱི། </text:span></text:p>
      <text:p text:style-name="P27"><text:span text:style-name="T64">ག༡ དང་པོ་ནི། སྤྱིར་རྒྱུད་ལ། རྩ་བའི་རྒྱུད། རྒྱུད་ཕྱི་མ། ཕྱི་མའི་ཕྱི་མ། བསྡུས་པའི་རྒྱུད། བཤད་པའི་རྒྱུད། འཕྲོས་པའི་རྒྱུད། ཆ་མཐུན་གྱི་རྒྱུད་དང་བདུན་ཡོད་པ་ལས། </text:span></text:p>
      <text:p text:style-name="P27"><text:span text:style-name="T64">རྩ་རྒྱུད་ལ། རྒྱུད་ཕྱི་མ་དང་ཕྱི་མའི་ཕྱི་མ་སོགས་འབྱུང་བའི་གཞིར་གྱུར་པ་རྒྱུད་ཕྱི་མ་ལ་བལྟོས་པའི་རྩ་རྒྱུད་ནི། ཀྱེ་རྡོར་འབུམ་བདུན་དང་རྩ་རྒྱུད་དེ་ཉིད་བསྡུས་པ་ལྟ་བུ། </text:span></text:p>
      <text:p text:style-name="P27"><text:span text:style-name="T64">བཤད་རྒྱུད་ཀྱིས་དགོངས་པ་འགྲོལ་བའི་གཞིར་གྱུར་པ་བཤད་རྒྱུད་ལ་བལྟོས་པའི་རྩ་རྒྱུད་ནི། ཀྱེ་རྡོར་འབུམ་ལྔའམ་གསང་འདུས་སྟོང་བརྒྱད་བརྒྱ་བ་ལྟ་བུ། </text:span></text:p>
      <text:p text:style-name="P27"><text:span text:style-name="T64">བསྡུས་རྒྱུད་བསྡུ་བའི་གཞིར་གྱུར་པ་བསྡུས་རྒྱུད་</text:span><text:span text:style-name="T39">(</text:span><text:span text:style-name="T41">༤བ</text:span><text:span text:style-name="T39">)</text:span><text:span text:style-name="T64">ལ་བལྟོས་པའི་རྩ་རྒྱུད་ཀྱང་། ཀྱེ་རྡོར་འབུམ་ལྔའམ་དུས་འཁོར་སྟོང་ཕྲག་བཅུ་གཉིས་པ་ལྟ་བུ། </text:span></text:p>
      <text:p text:style-name="P27"><text:span text:style-name="T64">རྒྱུད་དུ་མའི་གཞིར་གྱུར་པ་ཡན་ལག་གི་རྒྱུད་ལ་བལྟོས་པའི་རྩ་རྒྱུད་ནི། བརྟག་གཉིས་ལྟ་བུའོ། །</text:span></text:p>
      <text:p text:style-name="P27"><text:soft-page-break/><text:span text:style-name="T64">རྒྱུད་ཕྱི་མ་དང་ཕྱི་མའི་ཕྱི་མ་ལ། སྡེ་ཚན་མི་གཅིག་པའི་སྔ་ཕྱི་ནི། དེ་ཉིད་བསྡུས་པའི་རྒྱུད་ནི་རྩ་རྒྱུད། གསང་འདུས་ནི་དེ་ལ་བལྟོས་པའི་ཕྱི་མ། བདེ་མཆོག་ནི་ཕྱི་མའི་ཕྱི་མར་བཤད་པ་ལྟ་བུ། </text:span></text:p>
      <text:p text:style-name="P27"><text:span text:style-name="T64">སྡེ་ཚན་གཅིག་པའི་སྔ་ཕྱི་ནི། རྩ་རྒྱུད་འབུམ་བདུན། ཕྱི་མ་འབུམ་ལྔ། ཕྱི་མའི་ཕྱི་མ་བརྟག་གཉིས་ལྟ་བུའམ། རིམ་བཞིན་བདེ་མཆོག་ལེའུ་འབུམ་པ་དང་། ཤློཀ་འབུམ་པ་དང་། ལེའུ་ང་གཅིག་པ་ལྟ་བུ། </text:span></text:p>
      <text:p text:style-name="P27"><text:span text:style-name="T64">སྔར་གྱི་འཕྲོ་འཆད་པའི་སྔ་ཕྱི་ནི། སྤྱོད་རྒྱུད་བརྟག་པ་གཉིས་པ་ལྟ་བུ། </text:span></text:p>
      <text:p text:style-name="P27"><text:span text:style-name="T64">དངོས་གྲུབ་སྟོན་པའི་ཕྱི་མ་ནི། དེ་ཉིད་བསྡུས་པའི་ཕྱི་མ་ལྟ་བུ། </text:span></text:p>
      <text:p text:style-name="P27"><text:span text:style-name="T64">སྙིང་པོའི་དོན་སྟོན་པའི་ཕྱི་མ་ནི། དུས་འཁོར་བསྡུས་རྒྱུད་ཀྱི་ཕྱི་མ་ལྟ་བུ། </text:span></text:p>
      <text:p text:style-name="P27"><text:span text:style-name="T64">མ་ཚང་བ་ཁ་སྐོང་བའི་ཕྱི་མ་ནི། བརྟག་གཉིས་ཀྱི་ཕྱི་མ་ལྟ་བུ། </text:span></text:p>
      <text:p text:style-name="P27"><text:span text:style-name="T64">ཐེ་ཚོམ་གཅོད་པའི་ཕྱི་མ་ནི། སཾ་བུ་ཊིའི་ཕྱི་མ་ལྟ་བུའོ། །</text:span></text:p>
      <text:p text:style-name="P27"><text:span text:style-name="T64">བསྡུས་རྒྱུད་ནི། རྒྱུད་རྒྱས་པ་ཆེན་པོ་ལས་རྩོད་དུས་ཀྱི་སེམས་ཅན་གྱི་དོན་དུ་ཉུང་ངུར་བསྡུས་པ་སྟེ། བརྟག་གཉིས་དང་བདེ་མཆོག་ཉུང་ངུ་ལྟ་བུ། </text:span></text:p>
      <text:p text:style-name="P27"><text:span text:style-name="T64">བཤད་པའི་རྒྱུད་ལ། ཐུན་མོང་བ་ནི། རྒྱུད་སྡེ་དུ་མའི་དོན་བཤད་པ་སཾ་བུ་ཊི་ལྟ་བུ། </text:span></text:p>
      <text:p text:style-name="P27"><text:span text:style-name="T64">ཐུན་མོང་མིན་པ་ནི། རང་རང་གི་རྒྱུད་དོན་གསལ་བར་བྱེད་པ་སྟེ། བདེ་མཆོག་གི་རྡོ་རྗེ་མཁའ་འགྲོའམ། གསང་འདུས་ཀྱི་དགོངས་པ་ལུང་སྟོན་ནམ། ཀྱེ་རྡོར་གྱི་ཡེ་ཤེས་ཐིག་ལེ་ལྟ་བུའོ། །</text:span></text:p>
      <text:p text:style-name="P27"><text:span text:style-name="T64">སྤྱིར་བཤད་རྒྱུད་དུ་འགྲོ་བ་ཙམ་ལ། གསང་འདུས་རྩ་རྒྱུད་དུ་ལྷ་སོ་གཉིས་མི་གསལ་བ་རྡོར་ཕྲེང་དུ་གསུངས་པ་ལྟ་བུ། མི་གསལ་བ་གསལ་བར་བྱེད་པའི་བཤད་རྒྱུད། </text:span></text:p>
      <text:p text:style-name="P27"><text:span text:style-name="T64">གསང་འདུས་རྩ་རྒྱུད་དུ་ཆོ་ག་ཉི་ཤུ་མ་ཚང་བ་རྡོར་ཕྲེང་དུ་ཚང་བར་གསུངས་པ་ལྟ་བུ། མ་ཚང་བ་ཁ་སྐོང་བའི་བཤད་རྒྱུད། </text:span></text:p>
      <text:p text:style-name="P27"><text:soft-page-break/><text:span text:style-name="T64">རྡོ་རྗེ་སྙིང་པོ་རྒྱན་གྱི་རྒྱུད་ལས་གླེང་གཞི་དང་ལྷ་ལ་སོགས་པའི་ཚུལ་རྩ་རྒྱུད་དང་མི་འདྲ་བར་གསུངས་པ་ལྟ་བུ། ཚུལ་མི་འདྲ་བའི་བཤད་རྒྱུད། </text:span></text:p>
      <text:p text:style-name="P27"><text:span text:style-name="T72">གསང་འདུས་རྒྱུད་ཕྱི་མས་</text:span><text:span text:style-name="T24">(</text:span><text:span text:style-name="T25">༥ན</text:span><text:span text:style-name="T24">)</text:span><text:span text:style-name="T72">སྔར་གྱི་སྙིང་པོའི་དོན་བསྡུས་པ་ལྟ་བུ། དོན་བསྡུས་པའི་བཤད་རྒྱུད།</text:span></text:p>
      <text:p text:style-name="P27"><text:span text:style-name="T64">སྒྱུ་འཕྲུལ་དྲ་བར་སྔགས་དང་ལས་ཚོགས་སོགས་གསང་འདུས་དང་ཆ་མཐུན་པར་བཤད་པས་ངེས་ཤེས་བསྐྱེད་པ་ལྟ་བུ། ངེས་ཤེས་བསྐྱེད་པའི་བཤད་རྒྱུད། </text:span></text:p>
      <text:p text:style-name="P27"><text:span text:style-name="T64">གསང་འདུས་རྩ་རྒྱུད་ཀྱི་ཚིག་ལ་རྒྱན་བདུན་གྱི་བཤད་ཚུལ་སྟོན་པ་ཡེ་ཤེས་རྡོ་རྗེ་ཀུན་ལས་བཏུས་ལྟ་བུ། ཚིག་རྣམ་པར་འབྱེད་པའི་བཤད་རྒྱུད། </text:span></text:p>
      <text:p text:style-name="P27"><text:span text:style-name="T64">དགོངས་པ་ལུང་བསྟན་དུ་རྩ་རྒྱུད་ཀྱི་དགོངས་དོན་ཟབ་མོ་ཕྱེ་ནས་བསྟན་པ་ལྟ་བུ། དོན་རྣམ་པར་འབྱེད་པའི་བཤད་རྒྱུད་རྣམས་སོ། །</text:span></text:p>
      <text:p text:style-name="P57"><text:span text:style-name="T64">འཕྲོས་པའི་རྒྱུད་ནི། བཤད་རྒྱུད་ཉིད་མ་ཡིན་ཡང་རིགས་འདྲ་ཞིང་ཆོས་སྐད་མཐུན་པ་ཙམ་སྟེ། དཔེར་ན། གསང་འདུས་ལ་བལྟོས་ནས་གཤིན་རྗེ་དགྲ་ནག་ལྟ་བུའམ། བདེ་དགྱེས་ལ་བལྟོས་ནས་སངས་རྒྱས་ཐོད་པ་ལྟ་བུ། </text:span></text:p>
      <text:p text:style-name="P57"><text:span text:style-name="T64">ཆ་མཐུན་པའི་རྒྱུད་ནི། བཤད་རྒྱུད་དུ་འགྲོ་བའི་ཆ་མཐུན་པ་ནི། གསང་འདུས་དང་སྒྱུ་དྲྭ་ལྟ་བུའམ། བརྟག་གཉིས་དང་སཾ་བུ་ཊི་ལྟ་བུ། </text:span></text:p>
      <text:p text:style-name="P57"><text:span text:style-name="T64">བཤད་རྒྱུད་མ་ཡིན་པའི་ཆ་མཐུན་པ་ནི། གསང་འདུས་དང་དགྲ་ནག་ལྟ་བུའམ། བདེ་དགྱེས་དང་སངས་རྒྱས་མཉམ་སྦྱོར་ལྟ་བུ་སྟེ། རྒྱུད་ཀྱི་རིགས་དང་ཆོས་སྐད་འདྲ་ཞིང་ཕ་རྒྱུད་དམ་མ་རྒྱུད་ཕྱོགས་མཐུན་པ་ལྟ་བུའོ། །</text:span></text:p>
      <text:p text:style-name="P57"><text:span text:style-name="T64">དེ་ཡང་ཀྱེ་རྡོར་གྱི་རྒྱུད་སྡེ་ལྟ་བུ་རྒྱུད་ཀྱི་སྡེ་ཚན་གཅིག་པའི་རྒྱུད་ཐམས་ཅད་ནི། བཤད་གཞི་རྩ་བའི་རྒྱུད་དང་། འཆད་བྱེད་བཤད་པའི་རྒྱུད་གཉིས་སུ་འདུས་ཏེ། </text:span></text:p>
      <text:p text:style-name="P27"><text:soft-page-break/><text:span text:style-name="T64">རྩ་བའི་རྒྱུད་ལ། རྒྱས། འབྲིང་། བསྡུས་གསུམ་ཡོད་ལ། བརྟག་པའི་རྒྱུད་ཀྱང་བསྡུས་རྒྱུད་དུ་གཏོགས་ཤིང་། རྒྱུད་ཕྱི་མ་ལ་ཡང་སྔར་གྱི་དོན་བསྡུས་ནས་སྟོན་པའི་ཕྱི་མ་དང་། ཕྱི་མའི་ཕྱི་མ་ནི་རྩ་རྒྱུད་ཀྱི་ནང་དུ་འདུ་ལ། དངོས་གྲུབ་སྟོན་པའི་ཕྱི་མ་ལ་རྩ་རྒྱུད་ཕྱི་མ་ཡིན་ན་རྩ་རྒྱུད་དང་། བཤད་རྒྱུད་ཕྱི་མ་ཡིན་ན་བཤད་རྒྱུད་དུ་བསྡུ་བ་ཡིན་ནོ། །</text:span></text:p>
      <text:p text:style-name="P27"><text:span text:style-name="T64">ག༢ གཉིས་པ་</text:span><text:span text:style-name="T20">[</text:span><text:span text:style-name="T21">བཤད་བྱའི་རྒྱུད་ཀྱི་རྩ་བཤད་ངོས་བཟུང་བ་</text:span><text:span text:style-name="T20">]</text:span><text:span text:style-name="T64">ནི། ཀྱེའི་རྡོ་རྗེའི་རྒྱུད་ལ། རྩ་བའི་རྒྱུད་འབུམ་ཕྲག་བདུན་པ། བརྟག་པའི་རྒྱུད་འབུམ་ཕྲག་ལྔ་པ། རྒྱུད་ཕྱི་མ་ཕྱག་ཆེན་ཐིག་ལེ། ཕྱི་མའི་ཕྱི་མ་ཡེ་ཤེས་སྙིང་པོ། བཤད་པའི་རྒྱུད་ཡེ་ཤེས་ཐིག་ལེ། སྙིང་པོའི་རྒྱུད་གྲུབ་པ་ངེས་</text:span><text:span text:style-name="T39">(</text:span><text:span text:style-name="T41">༥བ</text:span><text:span text:style-name="T39">)</text:span><text:span text:style-name="T64">བསྟན། འབྲས་བུའི་རྒྱུད་དེ་ཁོ་ན་ཉིད་ཀྱི་སྒྲོན་མ་དང་བདུན་དུ་བཤད་དེ། </text:span></text:p>
      <text:p text:style-name="P27"><text:span text:style-name="T64">ཡེ་ཤེས་ཐིག་ལེར། </text:span></text:p>
      <text:p text:style-name="P46"><text:span text:style-name="T38">དཔལ་དང་ལྡན་པའི་རིགས་ཆེན་རྒྱུད། །འབུམ་བདུན་གྱི་ནི་མཚན་ཞེས་བྱ། །</text:span></text:p>
      <text:p text:style-name="P46"><text:span text:style-name="T38">དེ་ནི་གཙོ་བོའི་རྩ་བའི་རྒྱུད། །སྐུ་བརྒྱད་བདག་ཉིད་རབ་ཀྱི་མཆོག །</text:span></text:p>
      <text:p text:style-name="P46"><text:span text:style-name="T38">དེ་བརྟག་ཀྱེ་ཡི་རྡོ་རྗེ་ནི། །འབུམ་ལྔ་ཡི་ནི་མཚན་ཞེས་བྱ། །</text:span></text:p>
      <text:p text:style-name="P46"><text:span text:style-name="T38">དཔལ་ལྡན་ཕྱག་རྒྱ་ཆེ་ཐིག་ལེ། །དེ་ནི་ཕྱི་མའི་རྒྱུད་དུ་དྲན། །</text:span></text:p>
      <text:p text:style-name="P46"><text:span text:style-name="T38">ཡེ་ཤེས་སྙིང་པོར་གྲགས་པའི་རྒྱུད། །དེ་ཡི་ཕྱི་མའི་ཕྱི་མ་འོ། །</text:span></text:p>
      <text:p text:style-name="P46"><text:span text:style-name="T38">དགའ་མོ་ཡེ་ཤེས་ཐིག་ལེའི་སྒྲ། །བཤད་པའི་རྒྱུད་ནི་གསང་བ་ཆེ། །</text:span></text:p>
      <text:p text:style-name="P46"><text:span text:style-name="T38">གྲུབ་པ་ངེས་བསྟན་ཐིག་ལེ་ནི། །ཞལ་བཟང་མོ་དེ་སྙིང་པོ་ཡིན། །</text:span></text:p>
      <text:p text:style-name="P46"><text:span text:style-name="T38">དེ་ཁོ་ན་ཉིད་སྒྲོལ་མའི་མཚན། །འབྲས་བུའི་རྒྱུད་དུ་རབ་ཏུ་གྲགས །</text:span></text:p>
      <text:p text:style-name="P46"><text:span text:style-name="T38">དེ་ནི་བདུན་དུ་བདག་གིས་བཤད། །</text:span></text:p>
      <text:p text:style-name="P27"><text:soft-page-break/><text:span text:style-name="T64">ཅེས་སོ། །</text:span></text:p>
      <text:p text:style-name="P27"><text:span text:style-name="T64">དེ་ལ་རྒྱུད་འབུམ་ཕྲག་བདུན་པ་དང་ལྔ་པ་ནི་ཨུ་རྒྱན་གྱི་ཡུལ་དུ་མཁའ་འགྲོ་མའི་ཕྱག་ན་བཞུགས་པར་གྲགས་ཤིང་། </text:span></text:p>
      <text:p text:style-name="P27"><text:span text:style-name="T64">དེང་སང་ཡོངས་སུ་གྲགས་པའི་རྒྱུད་ལ། བསྡུས་རྒྱུད་བརྟག་གཉིས་དང་རྡོ་རྗེ་གུར་གཉིས་ནི་སྟོན་པ་ཉིད་ཀྱིས་ཀྱེ་རྡོར་འབུམ་ལྔ་ལས་བསྡུས་ཏེ་གསུངས་པས་རྒྱུད་ཐམས་ཅད་ཀྱི་སྙིང་པོ་ལྟ་བུ་ཡིན་ཏེ། </text:span></text:p>
      <text:p text:style-name="P27"><text:span text:style-name="T64">རྡོ་རྗེ་སྙིང་འགྲེལ་དུ། </text:span></text:p>
      <text:p text:style-name="P45"><text:span text:style-name="T38">དཔལ་ལྡན་རྡོ་རྗེ་སྙིང་པོ་ཡིས། །རྣལ་འབྱོར་པ་ཡི་ལམ་ཐོབ་ཆེད། །</text:span></text:p>
      <text:p text:style-name="P45"><text:span text:style-name="T38">འབུམ་ཕྲག་ལྔ་ཡི་རྒྱུད་ཆེན་ལས། །ཉུང་ངུའི་རྒྱུད་འདི་ལེགས་ཕྱུང་བ། །</text:span></text:p>
      <text:p text:style-name="P45"><text:span text:style-name="T38">བརྒྱ་ཕྲག་བདུན་ནི་ཕྱེད་བཅས་པ། །རྡོ་རྗེའི་ཚིག་མང་ལྡན་པ་འདིར། །</text:span></text:p>
      <text:p text:style-name="P27"><text:span text:style-name="T64">ཞེས་དང་། </text:span></text:p>
      <text:p text:style-name="P27"><text:span text:style-name="T64">གུར་ལས། </text:span></text:p>
      <text:p text:style-name="P45"><text:span text:style-name="T38">འབུམ་ལྔ་དགྱེས་པའི་རྡོ་རྗེ་ལས། །སྙིང་པོ་འདི་ནི་ཡོངས་བསྡུས་པའོ། །</text:span></text:p>
      <text:p text:style-name="P27"><text:span text:style-name="T64">ཞེས་སོ། །</text:span></text:p>
      <text:p text:style-name="P27"><text:span text:style-name="T64">དེ་ལ་བརྟག་གཉིས་ནི་ཀྱེ་རྡོར་གྱི་རྩབའི་རྒྱུད་དུ་ཡོངས་སུ་གྲགས་ཤིང་། གུར་ནི་ཐུན་མོང་མིན་པའི་བཤད་རྒྱུད་དུ་བོད་རྣམས་བཞེད་ལ། </text:span></text:p>
      <text:p text:style-name="P27"><text:span text:style-name="T64">སཾ་བུ་ཊི་ནི་རྒྱུད་མང་པོ་ཞིག་གི་ཐུན་མོང་བའི་བཤད་རྒྱུད་ཡིན་ཡང་། བརྟག་གཉིས་ཀྱི་བརྗོད་བྱ་མང་པོ་ཞིག་མི་གསལ་བ་གསལ་བ། མ་ཚང་བ་ཁ་སྐོང་བ། ཆ་མཐུན་པས་ངེས་ཤེས་བསྐྱེད་པ། ཚིག་</text:span><text:soft-page-break/><text:span text:style-name="T64">དང་དོན་རྣམ་པར་འབྱེད་པ་སོགས་རྒྱུ་མཚན་མང་པོའི་སྒོ་ནས་བཤད་རྒྱུད་ཁྱད་པར་དུ་འཕགས་པར་སྣང་ངོ་། །</text:span></text:p>
      <text:p text:style-name="P27"><text:span text:style-name="T64">དེས་ན་དེང་སང་བོད་ཀྱི་མཁས་པ་རྣམས་ཀྱེ་རྡོར་</text:span><text:span text:style-name="T39">(</text:span><text:span text:style-name="T41">༦ན</text:span><text:span text:style-name="T39">)</text:span><text:span text:style-name="T64">གྱི་རྒྱུད་ལ། རྩ་རྒྱུད་བརྟག་གཉིས། བཤད་རྒྱུད་གུར་དང་སཾ་བུ་ཊི། རྒྱུད་ཕྱི་མ་ཕྱག་ཆེན་ཐིག་ལེ། ཕྱི་མའི་ཕྱི་མ་ཡེ་ཤེས་སྙིང་པོ། བཤད་པའི་རྒྱུད་ཡེ་ཤེས་ཐིག་ལེ། སྙིང་པོའི་རྒྱུད་གྲུབ་པ་ངེས་བསྟན། འབྲས་བུའི་རྒྱུད་དེ་ཁོ་ན་ཉིད་ཀྱི་སྒྲོན་མ་རྣམས་སུ་བཞེད་པ་ལས། </text:span></text:p>
      <text:p text:style-name="P27"><text:span text:style-name="T64">སྙིང་པོའི་རྒྱུད་ཅེས་པ་ནི། ཟབ་དོན་གྱི་སྙིང་པོ་བསྡུས་ནས་སྟོན་པའི་དོན་དང་། </text:span></text:p>
      <text:p text:style-name="P27"><text:span text:style-name="T64">འབྲས་བུའི་རྒྱུད་ཅེས་པ་ནི། སྙིང་པོ་དེའི་ཡང་སྙིང་པོའམ་འབྲས་བུར་གྱུར་པ་སྟོན་པའི་དོན་ཏོ། །</text:span></text:p>
      <text:p text:style-name="P27"><text:span text:style-name="T1">ཁ༣ </text:span><text:span text:style-name="T31">གསུམ་པ་</text:span><text:span text:style-name="T4">[</text:span><text:span text:style-name="T1">བཤད་བྱའི་རྒྱུད་འཆད་ཚུལ་</text:span><text:span text:style-name="T4">]</text:span><text:span text:style-name="T31">ལ། </text:span><text:span text:style-name="T1">ག༡ </text:span><text:span text:style-name="T31">རྒྱུད་འདི་ཉིད་ཀྱི་བྱུང་ཚུལ། </text:span><text:span text:style-name="T1">ག༢ </text:span><text:span text:style-name="T31">རྒྱུད་བཤད་ཉན་ལ་འཇུག་པའི་བྱ་བ། </text:span><text:span text:style-name="T1">ག༣ </text:span><text:span text:style-name="T31">རྒྱུད་བཤད་ཐབས་ཀྱི་མན་ངག །</text:span><text:span text:style-name="T1">ག༤ </text:span><text:span text:style-name="T31">གཞན་འཇུག་པའི་ཡན་ལག་དགོས་འབྲེལ། </text:span><text:span text:style-name="T1">ག༥ </text:span><text:span text:style-name="T31">རྒྱུད་ཀྱི་སྤྱི་རྣམ་སྟོན་པ་བསྡུས་དོན་བཤད་པ་ལྔའི། </text:span></text:p>
      <text:p text:style-name="P27"><text:span text:style-name="T64">ག༡ དང་པོ་ནི། ཐོག་མར་སྟོན་པས་གསུངས་ཚུལ་ལ། དུས་བསྐལ་པ་དཔག་ཏུ་མེད་པའི་སྔོན་རོལ་ནས། སྟོན་པ་རྡོ་རྗེ་འཆང་མངོན་བྱང་ལྔས་སངས་རྒྱས་ཏེ་ཆོས་སྐུ་དབྱིངས་དང་ཡེ་ཤེས་དབྱེར་མེད་པའི་ངང་ནས། གསང་བ་མཆོག་གི་གནས་འོག་མིན་ཆོས་ཀྱི་དབྱིངས་ཀྱི་ཕོ་བྲང་དུ། འཁོར་སངས་རྒྱས་བྱང་སེམས་དཔག་ཏུ་མེད་པ་ལ་ཆོས་འོད་གསལ་ལྷན་ཅིག་སྐྱེས་པ་སྟོན་པ་ནི་ལོངས་སྐུ་རྒྱུའི་ཧེ་རུ་ཀས་ཆོས་བསྟན་པའི་ཚུལ་ལོ། །</text:span></text:p>
      <text:p text:style-name="P27"><text:span text:style-name="T64">དེ་ནས་ལོངས་སྐུའི་ཀྱེའི་རྡོ་རྗེ་འོག་མིན་ལས་མི་གཡོ་བར་མཐའ་ཡས་པའི་སེམས་ཅན་རྣམས་འདུལ་བའི་ཆེད་དུ། སྤྲུལ་པའི་རང་བཞིན་སྣ་ཚོགས་པས་འགྲོ་བའི་དོན་མཛད་པ་ལས། སྐྱེ་བོ་འདོད་</text:span><text:soft-page-break/><text:span text:style-name="T64">ཆགས་ཅན་རྗེས་སུ་བཟུང་བའི་དོན་དུ། དུས་སྤྲུལ་པའི་སྐུས་མ་ག་ཏར་བདུད་བཞི་བཅོམ་པའི་དུས་སུ། གནས་འཛམ་བུའི་གླིང་གི་མ་ག་ཏ་ཉིད་དུ་བདེ་བ་ཆེན་པོའི་གནས་དཀྱིལ་འཁོར་ཆེན་པོ་སྤྲུལ་ཏེ། སྟོན་པ་འབྲས་བུའི་ཧེ་རུ་ཀ་སྤྲུལ་སྐུ་ཀྱེའི་རྡོ་རྗེ་ཞལ་བརྒྱད་ཕྱག་བཅུ་དྲུག་པར་བཞེངས་ནས། འཁོར་རྣལ་འབྱོར་གྱི་དབང་ཕྱུག་བྱེ་བ་ཕྲག་བརྒྱད་ཅུ་དང་། རྣལ་འབྱོར་མ་རི་རབ་ཀྱི་རྡུལ་དང་མཉམ་པ་དང་། གཞན་ཡང་སངས་རྒྱས་བྱང་སེམས་དཔག་ཏུ་མེད་པས་བསྐོར་ནས་བཞུགས་པ་ལ། རྡོ་རྗེ་སྙིང་པོ་དང་བདག་མེད་མ་སོགས་ཀྱིས་ཞུས་ནས་རྩ་རྒྱུད་</text:span><text:span text:style-name="T39">(</text:span><text:span text:style-name="T41">༦བ</text:span><text:span text:style-name="T39">)</text:span><text:span text:style-name="T64">རྒྱས་པ་དང་། རྡོ་རྗེ་སྙིང་པོས་ཞུས་ཏེ་སྙིང་པོ་ལྟ་བུའི་བསྡུས་རྒྱུད་འདི་གསུངས་ནས། དེས་ཀྱང་བཀའ་བསྡུས་སོ། །</text:span></text:p>
      <text:p text:style-name="P27"><text:span text:style-name="T64">ཁ་གཅིག །དགའ་ལྡན་དུ་གསུངས་པ་དང་། ལ་ལར། དཔལ་འབྲས་སྤུང་གི་རི་ལ་གསུངས་པར་ཡང་འདོད་དོ། །</text:span></text:p>
      <text:p text:style-name="P27"><text:span text:style-name="T64">དེ་ནས་ལྕང་ལོ་ཅན་དུ་བྱང་སེམས་བྱེ་བ་ཕྲག་དགུ་རྩ་དྲུག་འདུས་ཏེ་གསང་བདག་ལ་གསོལ་བ་བཏབ་པས། སྔགས་ཀྱི་རྒྱུད་སྡེ་མ་ལུས་པ་གསང་བདག་གིས་བསྡུས་ནས་གསེར་གྱི་ཤོག་བུ་ལ་བཻ་ཌཱུཪྱའི་ཞུན་མས་ཡི་གེར་བཀོད་དེ། ཨོ་རྒྱན་རང་བྱུང་གི་གན་དྷོ་ལིར་ཡེ་ཤེས་ཀྱི་མཁའ་འགྲོ་མ་རྣམས་ལ་དབང་བསྐུར་རྒྱུད་གཏད་སྐལ་ལྡན་ལ་གནང་བར་གདམས་པ་ཡིན་ཏེ། </text:span></text:p>
      <text:p text:style-name="P27"><text:span text:style-name="T64">ཨིནྡྲ་བོ་དྷིས་མཛད་པའི་བདེ་མཆོག་རྩ་རྒྱུད་ཀྱི་འགྲེལ་པ་ལས། </text:span></text:p>
      <text:p text:style-name="P45"><text:span text:style-name="T38">ལྕང་ལོ་ཅན་གྱི་ཕོ་བྲང་ཆེན་པོར་ནི། །</text:span></text:p>
      <text:p text:style-name="P45"><text:span text:style-name="T38">རྒྱུད་རྣམས་མ་ལུས་སེམས་དཔའ་ཆེན་པོའི་ཚོགས། །</text:span></text:p>
      <text:p text:style-name="P45"><text:span text:style-name="T38">བྱེ་བ་ཕྲག་ནི་དགུ་བཅུ་རྩ་དྲུག་སོགས། །</text:span></text:p>
      <text:p text:style-name="P45"><text:span text:style-name="T38">འདུས་ཏེ་རྗེ་བཙུན་གསང་བའི་བདག་པོ་ལ། །</text:span></text:p>
      <text:p text:style-name="P63"><text:soft-page-break/><text:span text:style-name="T38">གསོལ་བ་བཏབ་ཚེ་འདི་སྐད་བདག་ཐོས་ཞེས། །</text:span></text:p>
      <text:p text:style-name="P63"><text:span text:style-name="T38">རབ་ཏུ་གསུངས་པ་གསེར་གྱི་ཤོག་བུ་ལ། །</text:span></text:p>
      <text:p text:style-name="P63"><text:span text:style-name="T38">བཻ་ཌཱུཪྱ་ཡི་ཞུན་མས་ཡི་གེར་བཀོད། །</text:span></text:p>
      <text:p text:style-name="P63"><text:span text:style-name="T38">དེ་ནས་མ་འོངས་དུས་ལ་དགོངས་ནས་ནི། །</text:span></text:p>
      <text:p text:style-name="P63"><text:span text:style-name="T38">ཨོ་རྒྱན་གནས་སུ་ཀླུ་ལས་གྱུར་པ་ཡི། །</text:span></text:p>
      <text:p text:style-name="P63"><text:span text:style-name="T38">མཁའ་འགྲོ་མ་ཡི་ཚོགས་ལ་བྱིན་གྱིས་རློབས། །</text:span></text:p>
      <text:p text:style-name="P63"><text:span text:style-name="T38">དྷརྨ་སྭ་ཛ་གསང་བ་ཆོས་ཀྱི་མཛོད། །</text:span></text:p>
      <text:p text:style-name="P63"><text:span text:style-name="T38">དཔལ་ལྡན་རང་བྱུང་ཕོ་བྲང་གན་དྷོ་ལིར། །</text:span></text:p>
      <text:p text:style-name="P63"><text:span text:style-name="T38">མཁའ་འགྲོ་དབང་ཕྱུག་མངོན་པར་དགའ་མ་སོགས། །</text:span></text:p>
      <text:p text:style-name="P63"><text:span text:style-name="T38">བྱིན་རླབས་དབང་བསྐུར་ཕྱི་རབས་སྐལ་ལྡན་ལ། །</text:span></text:p>
      <text:p text:style-name="P63"><text:span text:style-name="T38">རྗེས་གནང་ཉེ་བར་གདམས་པ་ལུང་བསྟན་པའོ། །</text:span></text:p>
      <text:p text:style-name="P57"><text:span text:style-name="T64">ཞེས་སོ། །</text:span></text:p>
      <text:p text:style-name="P27"><text:span text:style-name="T64">དེ་ནས་རྒྱ་གར་དུ་དར་ཚུལ་ནི། ཕྱིས་རྒྱ་གར་ལྷོ་ཕྱོགས་ཨོ་དེ་ཤ་ན་རྒྱལ་པོ་བི་སུ་ཀལ་པ་ཞེས་བྱ་བ་མཚན་ཉིད་ཀྱི་ཐེག་པ་ལ་མཁས་པ་ཞིག་ཡོད་པ་དེས། མདོའི་ལུང་ལས་འདོད་ཡོན་ལ་སྤྱོད་ཅིང་ཉོན་མོངས་གྲོགས་སུ་འཆར་བའི་ལམ་ཞིག་ཡོད་པར་ཤེས་ནས། དེ་ལྟ་བུའི་ཐེག་པ་དང་མཇལ་བར་ཤོག་ཅིག་སྙམ་དུ་ཡིད་སྨོན་པའི་ཚེ། རྨི་ལམ་དུ་མཁའ་འགྲོ་མས། དེ་ལྟ་བུ་ཐེག་པ་མཆོག་འདོད་ན་འདི་ནས་བྱང་ཕྱོགས་</text:span><text:span text:style-name="T39">(</text:span><text:span text:style-name="T41">༧ན</text:span><text:span text:style-name="T39">)</text:span><text:span text:style-name="T64">སུ་ཕྱིན་པ་ན་དཔལ་ཨོ་རྒྱན་གྱི་གནས་ཞེས་བྱ་བར་ཧེ་རུ་ཀ་རང་བྱུང་གི་ལྷ་ཁང་ན་གསང་སྔགས་ཀྱི་རྒྱུད་སྡེ་ཐམས་ཅད་ཡེ་ཤེས་ཀྱི་མཁའ་འགྲོ་མ་རྣམས་ཀྱིས་བདག་བྱས་ནས་ཡོད་པས། དེར་སོང་ལ། ཞུས་ཤིག །ཅེས་ལུང་བསྟན། </text:span></text:p>
      <text:p text:style-name="P27"><text:soft-page-break/><text:span text:style-name="T64">རྒྱལ་པོས་ཀྱང་ཨུ་རྒྱན་དུ་བྱོན་པས། ཡེ་ཤེས་ཀྱི་མཁའ་འགྲོ་མ་རྣམས་ཀྱིས་རྗེས་སུ་བཟུང་། གསང་སྔགས་མཐའ་དག་གི་དབང་བསྐུར་རྒྱུད་བཤད་གདམས་པ་དང་རྗེས་སུ་བསྟན་པ་གནང་། རྒྱུད་མཐའ་དག་གི་གླེགས་བམ་གཏད། དེས་ཀྱང་རྒྱ་གར་དུ་བྱོན་ཏེ་གསང་སྔགས་ཉམས་སུ་བླངས་པས་མཆོག་གི་དངོས་གྲུབ་བརྙེས་ནས་ས་ར་ཧ་ལ་སོགས་པ་རྗེས་སུ་བཟུང་བ་ལས་རིམ་པས་རྒྱ་གར་དུ་གསང་སྔགས་དར་རོ། །</text:span></text:p>
      <text:p text:style-name="P27"><text:span text:style-name="T64">རྒྱུད་འདིའི་འཆད་སྲོལ་ལ། བརྒྱུད་པ་གོང་མ་རྣམས་ལས་རིམ་པར་བརྒྱུད་པའི་རིང་བརྒྱུད་དང་། ཧེ་རུ་ཀའམ་ཡེ་ཤེས་ཀྱི་མཁའ་འགྲོ་མ་ལ་ཆོས་དངོས་སུ་ཐོབ་པའི་ཉེ་བརྒྱུད་གཉིས་ལས། </text:span></text:p>
      <text:p text:style-name="P27"><text:span text:style-name="T64">སྔ་མ་ནི་གོང་དུ་བཤད་པ་ལྟར། ཡེ་ཤེས་ཀྱི་མཁའ་འགྲོ་མ། རྒྱལ་པོ་བི་སུ་ཀལ་པ། ས་ར་ཧ་སོགས་ནས་བརྒྱུད་དགོས་པ་ཡིན་ལ། </text:span></text:p>
      <text:p text:style-name="P27"><text:span text:style-name="T64">ཕྱི་མ་ནི། གྲུབ་ཆེན་མཐའ་དག་གིས་གྲུབ་པ་བརྙེས་པ་ན་ཨུ་རྒྱན་གྱི་ཡུལ་དུ་བྱོན་ནས་ཡེ་ཤེས་ཀྱི་མཁའ་འགྲོ་མས་དབང་བསྐུར་བརྒྱུད་བསྟན་གདམས་པ་དང་རྗེས་སུ་བསྟན་པ་གནང་བ་དང་། རྒྱ་གར་གྱི་ཡུལ་ཉིད་དུའང་ཧེ་རུ་ཀའམ་ཡེ་ཤེས་ཀྱི་མཁའ་འགྲོ་མས་རྗེས་སུ་བཟུང་བ་ཤ་སྟག་བྱུང་བས་མཐའ་གཅིག་ཏུ་ངེས་བཟུང་མེད་ལ། </text:span></text:p>
      <text:p text:style-name="P27"><text:span text:style-name="T64">དེས་ན་སློབ་དཔོན་ཀླུ་སྒྲུབ་དང་། གྲུབ་ཆེན་མཚོ་སྐྱེས་དང་། བིར་བ་པ་དང་། ལྭ་ཝ་པ་དང་། ཙཱཪྱ་པ་ལ་སོགས་པ་ལ་ཡེ་ཤེས་ཀྱི་མཁའ་འགྲོ་མས་དབང་བསྐུར་བརྒྱུད་བསྟན། དེ་དག་གིས་ཨུ་རྒྱན་ནས་རྒྱ་གར་དུ་རྒྱུད་སྡེ་སྤྱན་དྲངས་པའི་འཆད་སྲོལ་སོ་སོ་བ་རྣམས་ཀྱང་འགལ་བ་མེད་པ་ཡིན་ནོ། །</text:span></text:p>
      <text:p text:style-name="P27"><text:span text:style-name="T64">དེ་ནས་བོད་ཡུལ་དུ་དར་ཚུལ་ནི། དང་པོར་མཁས་པ་ཆེན་པོར་དཔྱལ་ལོ་ཙཱ་བ་ནས་བརྒྱུད་པ་སོགས་ཀྱི་ཀྱེ་རྡོར་གྱི་ལམ་སྲོལ་འགའ་ཞིག་བྱུང་ཡང་། </text:span></text:p>
      <text:p text:style-name="P27"><text:soft-page-break/><text:span text:style-name="T64">དེང་སང་གྲགས་ཆེ་བ་ལ་མངའ་བདག་</text:span><text:span text:style-name="T39">(</text:span><text:span text:style-name="T41">༧བ</text:span><text:span text:style-name="T39">)</text:span><text:span text:style-name="T64">མར་པས་རྗེ་ནཱ་རོ་དང་མཻ་ཏྲི་པ་སོགས་རྒྱ་གར་གྱི་མཁས་གྲུབ་མང་པོ་བསྟེན་ནས་གསང་སྔགས་རྒྱ་མཚོ་ལྟ་བུ་སྤྱན་དྲངས་པ་ལས། གདམས་པའི་སྙིང་པོ་ཀྱེའི་རྡོ་རྗེ་འདི་ཉིད་ལ་གཅེས་སྤྲས་སུ་མཛད་ཅིང་། དེའི་སློབ་བརྒྱུད་མེས་རྔོག་རམ་གསུམ་ལས་བརྒྱུད་དེ། བཀའ་བརྒྱུད་རིན་པོ་ཆེ་ལ་ཡོངས་སུ་གྲགས་པའི་ཀྱེ་རྡོར་གྱི་ལམ་སྲོལ་འདི་ཉིད་དང་། རྗེ་བཙུན་འབྲོག་མི་ནས་དཔལ་ལྡན་ས་སྐྱ་པ་ཡབ་སྲས་ལ་བརྒྱུད་པའི་ལམ་སྲོལ་འདི་གཉིས་སྨིན་བྱེད་ཀྱི་དབང་། རྒྱུད་ཀྱི་འཆད་སྲོལ། རིམ་གཉིས་ཀྱི་ཉམས་ལེན་དང་བཅས་པ་ལམ་གྱི་ཆ་ཐམས་ཅད་ཡོངས་སུ་རྫོགས་ཤིང་ཁྱད་པར་དུ་འཕགས་པ་ཡིན་ནོ། །</text:span></text:p>
      <text:p text:style-name="P27"><text:span text:style-name="T64">ག༢ གཉིས་པ་</text:span><text:span text:style-name="T26">[</text:span><text:span text:style-name="T27">རྒྱུད་བཤད་ཉན་ལ་འཇུག་པའི་བྱ་བ་</text:span><text:span text:style-name="T26">]</text:span><text:span text:style-name="T64">ནི། འཆད་པ་པོ་སློབ་དཔོན་གྱི་མཚན་ཉིད་ལ། </text:span></text:p>
      <text:p text:style-name="P27"><text:span text:style-name="T64">གུར་ལས། </text:span></text:p>
      <text:p text:style-name="P48"><text:span text:style-name="T38">བརྟན་ཞིང་ཟབ་མོའི་ཆོས་དང་ལྡན། །རིག་པའི་གནས་རྣམས་ཀུན་ལ་མཁས། །</text:span></text:p>
      <text:p text:style-name="P49"><text:span text:style-name="T18">སྦྱིན་བསྲེགས་དཀྱིལ་འཁོར་སྔགས་ཤེས་ཤིང་། །རབ་གནས་གཏོར་མའི་ཕ་རོལ་སོན། །</text:span></text:p>
      <text:p text:style-name="P48"><text:span text:style-name="T38">དེ་ཉིད་བཅུ་པོ་རྣམ་པར་རིག །ཉན་ཐོས་སྤྱོད་པ་སྐྱོང་བྱེད་ཅིང་། །</text:span></text:p>
      <text:p text:style-name="P48"><text:span text:style-name="T38">སྔགས་ཀྱི་ཐེག་པའི་རིམ་པར་གུས། །གཟུགས་ལྡན་མཐོང་ན་དགའ་བ་དང་། །</text:span></text:p>
      <text:p text:style-name="P46"><text:span text:style-name="T38">དཀྱིལ་འཁོར་བྲི་མཁས་བཟླས་པར་ལྡན། །རྩ་བའི་ལྟུང་བ་རབ་འཇོམས་ཤིང་། །</text:span></text:p>
      <text:p text:style-name="P46"><text:span text:style-name="T38">སྔགས་དང་རྒྱུད་ཀྱི་རབ་སྦྱོར་གྱིས། །འཇིག་རྟེན་རྣམས་ལ་བདེ་སྟེར་བ། །</text:span></text:p>
      <text:p text:style-name="P27"><text:span text:style-name="T64">ཞེས་པའི་ཡོན་ཏན་དང་ལྡན་པའོ། །</text:span></text:p>
      <text:p text:style-name="P27"><text:span text:style-name="T64">སློབ་དཔོན་དུ་མི་རུང་བ་ནི། རྡོ་རྗེ་མཁའ་འགྲོར། </text:span></text:p>
      <text:p text:style-name="P45"><text:span text:style-name="T38">གང་ཡང་ཁྲོ་དང་སྒྱུ་ཅན་དང་། །ངག་ནི་ཤིན་ཏུ་རྩུབ་པ་དང་། །</text:span></text:p>
      <text:p text:style-name="P45"><text:soft-page-break/><text:span text:style-name="T38">ཡོན་ཏན་དག་གི་ཆོག་ཤེས་པ། །དེ་ནི་བླ་མར་བསྟེན་མི་བྱ། །</text:span></text:p>
      <text:p text:style-name="P27"><text:span text:style-name="T64">ཞེས་དང་། </text:span></text:p>
      <text:p text:style-name="P27"><text:span text:style-name="T64">དུས་འཁོར་འགྲེལ་ཆེན་ལས། </text:span></text:p>
      <text:p text:style-name="P46"><text:span text:style-name="T38">སྙིང་རྗེ་མེད་ཅིང་ཁྲོ་ལ་གདུག །ཁེངས་ཤིང་ཆགས་ལ་མ་བསྡམས་དང་། །</text:span></text:p>
      <text:p text:style-name="P46"><text:span text:style-name="T38">རང་བསྟོད་བླ་མར་སློབ་མ་ནི། །བློ་བཟང་ལྡན་པས་མི་བྱ་འོ། །</text:span></text:p>
      <text:p text:style-name="P27"><text:span text:style-name="T64">ཞེས་པ་ལྟར་རོ། །</text:span></text:p>
      <text:p text:style-name="P27"><text:span text:style-name="T64">གལ་ཏེ། ཡོན་ཏན་ཐམས་ཅད་དང་ལྡན་པ་མ་རྙེད་ན། སྐྱོན། ཡོན་གཉིས་ལས། </text:span></text:p>
      <text:p text:style-name="P27"><text:span text:style-name="T64">ཡོན་ཏན་ཤས་ཆེ་བ་སློབ་དཔོན་དུ་རུང་སྟེ། དོན་དམ་བསྙེན་པ་ལས། </text:span></text:p>
      <text:p text:style-name="P45"><text:span text:style-name="T38">རྩོད་ལྡན་དབང་གིས་བླ་མ་སྐྱོན་དང་ཡོན་ཏན་འདྲེས། །</text:span></text:p>
      <text:p text:style-name="P45"><text:span text:style-name="T38">རྣམ་པ་ཀུན་ཏུ་སྡིག་པ་མེད་པ་ཡོད་མ་ཡིན། །</text:span></text:p>
      <text:p text:style-name="P45"><text:span text:style-name="T38">གང་ཞིག་ཡོན་ཏན་ལྷག་པ་ཡང་ནི་ལེགས་དཔྱད་ནས། །</text:span></text:p>
      <text:p text:style-name="P45"><text:span text:style-name="T38">བུ་རྣམས་ཀྱིས་ནི་དེ་ལ་བསྟེན་པར་འགྱུར་བ་འོ། །</text:span></text:p>
      <text:p text:style-name="P27"><text:span text:style-name="T64">ཞེས་སོ། །</text:span><text:span text:style-name="T51">(</text:span><text:span text:style-name="T52">༨ན</text:span><text:span text:style-name="T51">)</text:span></text:p>
      <text:p text:style-name="P27"><text:span text:style-name="T64">ཉན་པ་པོ་སློབ་མའི་མཚན་ཉིད་ནི། གུར་ལས། </text:span></text:p>
      <text:p text:style-name="P49"><text:span text:style-name="T18">སྐྱེས་བུ་ཚུལ་ཁྲིམས་ཐོབ་ལྡན་ཞིང་། །བདེ་གཤེགས་བཀའ་ལས་འདའ་མིན་དང་། །</text:span></text:p>
      <text:p text:style-name="P48"><text:span text:style-name="T38">བླ་མ་ལ་གུས་སྙིང་བརྩེར་ལྡན། །</text:span></text:p>
      <text:p text:style-name="P27"><text:span text:style-name="T64">ཞེས་པ་ལྟར་རོ། །</text:span></text:p>
      <text:p text:style-name="P27"><text:span text:style-name="T64">སློབ་མར་མི་རུང་བ་ནི། སྡོམ་འབྱུང་ལས། </text:span></text:p>
      <text:p text:style-name="P46"><text:soft-page-break/><text:span text:style-name="T38">སྙིང་རྗེ་མེད་ཅིང་ཁྲོ་ལ་གདུག །ཁེངས་དང་བརྐམ་ཆགས་རྣམ་གཡེང་ཅན། །</text:span></text:p>
      <text:p text:style-name="P46"><text:span text:style-name="T38">མ་རུང་རྨོངས་པ་སྙོམས་ལས་ཅན། །གཞན་གྱི་སྲོག་ལ་བརྩེ་བ་བྲལ། །</text:span></text:p>
      <text:p text:style-name="P46"><text:span text:style-name="T38">ཕ་རོལ་རྫས་ལ་མངོན་ཞེན་པ། །བླ་མས་རྟག་ཏུ་སྤང་བར་བྱ། །</text:span></text:p>
      <text:p text:style-name="P27"><text:span text:style-name="T64">ཞེས་དང་། </text:span></text:p>
      <text:p text:style-name="P27"><text:span text:style-name="T64">རིམ་ལྔར། </text:span></text:p>
      <text:p text:style-name="P45"><text:span text:style-name="T38">བླ་མ་ལ་བརྙས་སྒྱུ་ཅན་བརྩེ་བ་མེད། །</text:span></text:p>
      <text:p text:style-name="P45"><text:span text:style-name="T38">སྔགས་ཀྱིས་རློམ་ཞིང་གླེགས་བམ་མཐོང་བས་ཁེངས། །</text:span></text:p>
      <text:p text:style-name="P45"><text:span text:style-name="T38">དད་པ་མེད་ཅིང་དབང་བསྐུར་དམན་པ་ལ། །</text:span></text:p>
      <text:p text:style-name="P45"><text:span text:style-name="T38">གཏམ་གྱི་རིམ་པའང་དེ་ལ་བརྗོད་མི་བྱ། །</text:span></text:p>
      <text:p text:style-name="P27"><text:span text:style-name="T64">ཞེས་པ་ལྟར་རོ། །</text:span></text:p>
      <text:p text:style-name="P27"><text:span text:style-name="T64">དེ་ལྟར་བླ་མས་སློབ་མ་དང་སློབ་མས་བླ་མ་ལེགས་པར་བརྟག་དགོས་ཏེ། ཕྱག་ཆེན་ཐིག་ལེར། </text:span></text:p>
      <text:p text:style-name="P46"><text:span text:style-name="T38">ཇི་ལྟར་བསྲེག་ལ་སོགས་པས་གསེར། །ཇི་ལྟར་མཁས་པས་རིན་པོ་ཆེ། །</text:span></text:p>
      <text:p text:style-name="P46"><text:span text:style-name="T38">ཇི་ལྟར་བདེ་ལྡན་བུ་མོ་ནི། །དེ་ལྟར་སློབ་མ་བརྟག་པར་བྱ། །</text:span></text:p>
      <text:p text:style-name="P46"><text:span text:style-name="T38">དེ་བས་ཐམས་ཅད་རབ་འབད་དེ། །ཕན་ཚུན་སོ་སོར་བརྟག་པར་བྱ། །</text:span></text:p>
      <text:p text:style-name="P46"><text:span text:style-name="T38">དེ་ལྟ་མིན་ན་སྐྱོན་དུ་འགྱུར། །ནམ་ཡང་དངོས་གྲུབ་ཐོབ་མི་འགྱུར། །</text:span></text:p>
      <text:p text:style-name="P27"><text:span text:style-name="T64">ཞེས་སོ། །</text:span></text:p>
      <text:p text:style-name="P27"><text:span text:style-name="T64">དེ་ལྟར་བརྟགས་པས་ཕན་ཚུན་བསྟེན་དུ་རུང་ན། ཐོག་མར་སློབ་མས་སློབ་དཔོན་ལ་གསོལ་བ་འདེབས་དགོས་ཏེ། </text:span></text:p>
      <text:p text:style-name="P27"><text:soft-page-break/><text:span text:style-name="T64">སྡོམ་འབྱུང་དུ། </text:span></text:p>
      <text:p text:style-name="P46"><text:span text:style-name="T38">ཐལ་མོ་སྦྱར་བར་བྱས་ནས་ནི། །གུས་པའི་ཡིད་ཀྱིས་གསོལ་གདབ་བྱ། །</text:span></text:p>
      <text:p text:style-name="P27"><text:span text:style-name="T64">ཞེས་སོ། །</text:span></text:p>
      <text:p text:style-name="P35"><text:span text:style-name="T64">སློབ་དཔོན་གྱིས་སློབ་མ་བརྟགས་པས་སྣོད་དང་མི་ལྡན་ན་རྒྱུད་བཤད་པར་མི་རུང་སྟེ། </text:span></text:p>
      <text:p text:style-name="P35"><text:span text:style-name="T64">རྡོར་ཕྲེང་དུ། </text:span></text:p>
      <text:p text:style-name="P46"><text:span text:style-name="T38">ཇི་ལྟར་སེང་གེའི་འོ་མ་ནི། །ས་ཡི་སྣོད་དུ་བཞག་མི་བྱ། །</text:span></text:p>
      <text:p text:style-name="P46"><text:span text:style-name="T38">དེ་བཞིན་རྣལ་འབྱོར་ཆེན་པོའི་རྒྱུད། །སྣོད་མིན་དག་ལ་སྦྱིན་མི་བྱ། །</text:span></text:p>
      <text:p text:style-name="P46"><text:span text:style-name="T38">སློབ་མ་སྐད་ཅིག་དེ་ལ་འཆི། །འདི་དང་ཕ་རོལ་དུ་ནི་ཕུང་། །</text:span></text:p>
      <text:p text:style-name="P46"><text:span text:style-name="T38">སྣོད་མིན་མན་ངག་རབ་བཤད་ན། །སློབ་དཔོན་དངོས་གྲུབ་ཉམས་པར་འགྱུར། །</text:span></text:p>
      <text:p text:style-name="P27"><text:span text:style-name="T64">ཞེས་སོ། །</text:span></text:p>
      <text:p text:style-name="P27"><text:span text:style-name="T64">སྣོད་དུ་རུང་བར་ཤེས་ན་ཐོག་མར་སློབ་མ་དབང་གིས་རྒྱུད་སྨིན་པར་བྱ་དགོས་ཏེ། </text:span></text:p>
      <text:p text:style-name="P27"><text:span text:style-name="T64">ཡེ་ཤེས་ཐིག་</text:span><text:span text:style-name="T39">(</text:span><text:span text:style-name="T41">༨བ</text:span><text:span text:style-name="T39">)</text:span><text:span text:style-name="T64">ལེར། </text:span></text:p>
      <text:p text:style-name="P46"><text:span text:style-name="T38">དབང་མེད་ན་ནི་དངོས་གྲུབ་མེད། །བྱེ་མ་བཙིར་ལ་མར་མེད་ལྟར། །</text:span></text:p>
      <text:p text:style-name="P46"><text:span text:style-name="T38">གང་ཞིག་རྒྱུད་ལུང་ང་རྒྱལ་གྱིས། །དབང་བསྐུར་མེད་པར་འཆད་བྱེད་པ། །</text:span></text:p>
      <text:p text:style-name="P46"><text:span text:style-name="T38">སློབ་དཔོན་སློབ་མ་ཤི་མ་ཐག །དངོས་གྲུབ་ཐོབ་ཀྱང་དམྱལ་བར་འགྲོ། །</text:span></text:p>
      <text:p text:style-name="P46"><text:span text:style-name="T38">དེ་བས་འབད་པ་ཐམས་ཅད་ཀྱིས། །བླ་མ་ལ་ནི་དབང་ནོད་ཞུས། །</text:span></text:p>
      <text:p text:style-name="P27"><text:span text:style-name="T64">ཞེས་སོ། །</text:span></text:p>
      <text:p text:style-name="P27"><text:soft-page-break/><text:span text:style-name="T64">དེ་ནས་སློབ་མས་བླ་མ་ལྔ་བཅུ་པ་ལས་འབྱུང་བ་ལྟར་གུས་པ་བསྟེན་ཞིང་ཕྱག་དང་མཎྜལ་སྔོན་དུ་འགྲོ་བས་གསོལ་བ་བཏབ་སྟེ་སྣོད་ཀྱི་སྐྱོན་གསུམ་སྤངས་ལ་ཉན། བླ་མས་ཀྱང་རྒྱུད་ལ་འཇུག་པའི་གང་ཟག་གི་དབྱེ་བ་ཤེས་པར་བྱས་ཏེ། ཚོགས་བཤད་དང་སློབ་བཤད་ཀྱི་སྣོད་གང་ཡིན་དེ་ལ་དེ་དང་མཐུན་པར་རྒྱུད་བཤད་ཐབས་ཀྱི་མན་ངག་དང་ལྡན་པས་བཤད་པ་ལ་འཇུག་པར་བྱ་ཞིང་། དེ་ཡང་ཐོག་མར་བར་ཆད་ཞི་བའི་ཕྱིར་གཏོར་མ་ཕུལ་ཏེ་བསྲུང་འཁོར་བསྒོམ། དཔོན་སློབ་ཐམས་ཅད་ཀྱིས་སྐྱབས་འགྲོ་སེམས་བསྐྱེད་དང་ལྷའི་རྣལ་འབྱོར་སྔོན་དུ་འགྲོ་བས། བསྐྱེད་རྫོགས་གང་རུང་གི་ཏིང་ངེ་འཛིན་གྱི་ངང་ནས་འཆད་ཉན་བྱ། མཇུག་ཏུ་ཡིག་བརྒྱ་བརྗོད་ཅིང་བསྔོ་བ་དང་སྨོན་ལམ་བྱའོ། །</text:span></text:p>
      <text:p text:style-name="P27"><text:span text:style-name="T31">ག༣ གསུམ་པ་</text:span><text:span text:style-name="T4">[</text:span><text:span text:style-name="T1">རྒྱུད་བཤད་ཐབས་ཀྱི་མན་ངག་</text:span><text:span text:style-name="T4">]</text:span><text:span text:style-name="T31">ལ། </text:span><text:span text:style-name="T1">ང༡</text:span><text:span text:style-name="T31"> རྒྱན་བདུན་གྱི་བཤད་ཐབས། </text:span><text:span text:style-name="T1">ང༢</text:span><text:span text:style-name="T31"> རྣམ་གྲངས་གཞན་བསྟན་པ། </text:span><text:span text:style-name="T1">ང༣ </text:span><text:span text:style-name="T31">དེ་དག་གིས་རྒྱུད་འཆད་ཚུལ་གསུམ་གྱི། </text:span></text:p>
      <text:p text:style-name="P27"><text:span text:style-name="T64">ང༡ དང་པོ་ནི། རྒྱུད་བཤད་ཐབས་ཀྱི་རྣམ་གྲངས་མང་དུ་གསུངས་པ་ལས། ཡེ་ཤེས་རྡོ་རྗེ་ཀུན་ལས་བཏུས་སུ། གླེང་བསླང་བ་ལྔ། སངས་རྒྱ་བའི་རིགས་པ་བཞི། རྒྱས་བཤད་མཐའ་དྲུག །འཆད་ཚུལ་རྣམ་པ་བཞི། བཤད་པའི་དབྱེ་བ་གཉིས། འཇུག་པའི་གང་ཟག་ལྔ། ངེས་པ་རྣམ་པ་གཉིས་ཏེ་རྒྱན་བདུན་གྱི་སྒོ་ནས་བཤད་པར་གསུངས་པ་འདི་ཁྱད་པར་དུ་འཕགས་ཏེ། </text:span></text:p>
      <text:p text:style-name="P27"><text:span text:style-name="T64">སྒྲོན་གསལ་དུ། </text:span><text:span text:style-name="T44">[</text:span><text:span text:style-name="T46">སྡེ་བསྟན། རྒྱུད། ཧ༽ ཟླ་བ་གྲགས་པས</text:span><text:span text:style-name="T44">]</text:span></text:p>
      <text:p text:style-name="P45"><text:span text:style-name="T38">གླེང་བསླང་བ་ཡི་གྲངས་ནི་ལྔ། །ཚུལ་ནི་རྣམ་པ་བཞི་ཡིན་ལ། །</text:span></text:p>
      <text:p text:style-name="P45"><text:span text:style-name="T38">རྒྱས་བཤད་མཐའ་ནི་རྣམ་པ་དྲུག །བཤད་པ་ཡང་ནི་རྣམ་པ་བཞི། །</text:span></text:p>
      <text:p text:style-name="P45"><text:span text:style-name="T38">ལྔ་པའི་དབྱེ་བ་རྣམ་པ་གཉིས། །དྲུག་པའི་དབྱེ་བ་ལྔ་དང་ལྡན། །</text:span></text:p>
      <text:p text:style-name="P45"><text:span text:style-name="T38">བདུན་པའི་དབྱེ་བ་རྣམ་གཉིས་ཏེ། །རྒྱན་རྣམ་མདོ་རུ་བསྡུས་པ་འོ། །</text:span></text:p>
      <text:p text:style-name="P27"><text:soft-page-break/><text:span text:style-name="T64">ཞེས་སོ། །</text:span></text:p>
      <text:p text:style-name="P27"><text:span text:style-name="T64">དེ་ལ་</text:span><text:span text:style-name="T67">[</text:span><text:span text:style-name="T64">དང་པོ་</text:span><text:span text:style-name="T67">]</text:span><text:span text:style-name="T64">གླེང་བསླང་ལྔའི་</text:span><text:span text:style-name="T39">(</text:span><text:span text:style-name="T41">༩ན</text:span><text:span text:style-name="T39">)</text:span><text:span text:style-name="T64">རྒྱན་ནི། རྒྱུད་ཀྱི་མཚན་ཇི་སྐད་བྱ་བ་དང་། གདུལ་བྱ་གང་གི་དོན་དུ་གསུངས་པ་དང་། བྱེད་པ་པོ་གང་ཡིན་པ་དང་། རྒྱུད་ཀྱི་ཚད་ནི་ཅི་ཙམ་ཡོད་པ་དང་། དགོས་པ་ཇི་ལྟ་བུ་ཡིན་པ་ལྔས་དྲི་བ་དང་ལན་འདེབས་པ་ཡིན་ཏེ། </text:span></text:p>
      <text:p text:style-name="P27"><text:span text:style-name="T64">དེཉིད་དུ། </text:span></text:p>
      <text:p text:style-name="P45"><text:span text:style-name="T38">རྒྱུད་འདིའི་མཚན་ནི་ཅི་ཞིག་ཡིན། །གང་གི་དོན་དུ་འདི་ཉིད་མཛད། །</text:span></text:p>
      <text:p text:style-name="P45"><text:span text:style-name="T38">སུ་ཞིག་བྱེད་པོ་འདིའི་ཚད་གང་། །འདི་ཡི་དགོས་པའང་ཅི་ཞིག་ཡིན། །</text:span></text:p>
      <text:p text:style-name="P27"><text:span text:style-name="T64">ཞེས་སོ། །</text:span></text:p>
      <text:p text:style-name="P27"><text:span text:style-name="T64">དེ་ལ་མཚན་ནི། དཔལ་ཀྱེ་རྡོ་རྗེ་ཞེས་པ་ལྟ་བུའི་རྒྱུད་ཀྱི་མིང་དང་མིང་དེའི་དོན་བཤད་པ་དང་། </text:span></text:p>
      <text:p text:style-name="P27"><text:span text:style-name="T64">གདུལ་བྱ་ནི། སྐྱེ་བོ་འདོད་ཆགས་ཅན་རྗེས་སུ་བཟུང་བའི་ཕྱིར་གསུངས་པ་དང་། </text:span></text:p>
      <text:p text:style-name="P27"><text:span text:style-name="T64">བྱེད་པ་པོ་ནི། སྟོན་པ་འབྲས་བུའི་ཧེ་རུ་ཀ་ཞལ་བརྒྱད། ཞབས་བཞི། ཕྱག་བཅུ་དྲུག་པས་གསུངས་པ་དང་། </text:span></text:p>
      <text:p text:style-name="P27"><text:span text:style-name="T64">རྒྱུད་ཀྱི་ཚད་ནི། ཆོ་གའམ། ལེའུའམ། རིམ་པར་ཕྱེ་བའམ། དུམ་བུ་ལ་སོགས་པ་འདི་ཙམ་ཞིག་ཡོད་པ་བཤད་པ་དང་། </text:span></text:p>
      <text:p text:style-name="P27"><text:span text:style-name="T64">དགོས་པ་ནི། དངོས་གྲུབ་དམན་པ་ཕྲིན་ལས་བཞི། འབྲིང་གྲུབ་ཆེན་བརྒྱད། མཆོག་སངས་རྒྱས་འགྲུབ་ཚུལ་བཤད་པ་སྟེ། </text:span></text:p>
      <text:p text:style-name="P27"><text:span text:style-name="T45">[</text:span><text:span text:style-name="T46">དེ་ཉིད་དུ།</text:span><text:span text:style-name="T45">]</text:span></text:p>
      <text:p text:style-name="P45"><text:span text:style-name="T38">རྒྱུད་ཀྱི་མཚན་ནི་མིང་ཡིན་ལ། །སྐྱེ་བོ་འདོད་ཆགས་ཅན་དོན་དུ། །</text:span></text:p>
      <text:p text:style-name="P45"><text:soft-page-break/><text:span text:style-name="T38">འདི་ཡི་བྱེད་པོ་རྡོ་རྗེ་སེམས། །ཚད་དག་ཀྱང་ནི་བཤད་བྱ་སྟེ། །</text:span></text:p>
      <text:p text:style-name="P45"><text:span text:style-name="T38">ཆོ་ག་དེ་བཞིན་ལེའུ་དང་ནི། །རིམ་པར་ཕྱེ་དང་དུམ་བུ་འོ། །</text:span></text:p>
      <text:p text:style-name="P45"><text:span text:style-name="T38">དེ་དག་རྣམ་པ་བཞི་གྱུར་པ། །གཞུང་ཉིད་ཀྱི་ནི་གྲངས་ཡིན་ནོ། །</text:span></text:p>
      <text:p text:style-name="P45"><text:span text:style-name="T38">དགོས་པ་ཡང་ནི་བཤད་བྱ་སྟེ། །ཞི་སོགས་བྱ་བའི་ཆོ་ག་དང་། །</text:span></text:p>
      <text:p text:style-name="P45"><text:span text:style-name="T38">དེ་བཞིན་གྲུབ་པ་བརྒྱད་དང་ནི། །སངས་རྒྱས་ཀྱང་ནི་མཆོག་ཡིན་ནོ། །</text:span></text:p>
      <text:p text:style-name="P27"><text:span text:style-name="T64">ཞེས་སོ། །</text:span></text:p>
      <text:p text:style-name="P27"><text:span text:style-name="T70">[</text:span><text:span text:style-name="T64">གཉིས་པ་</text:span><text:span text:style-name="T70">]</text:span><text:span text:style-name="T64">སངས་རྒྱ་བའི་རིགས་པ་བཞིའི་རྒྱན་ནི། རྒྱུད་དང་། གླེང་གཞི་དང་། ངེས་ཚིག་དང་། རྒྱུ་བཞི་ཡིན་ཏེ། </text:span></text:p>
      <text:p text:style-name="P27"><text:span text:style-name="T45">[</text:span><text:span text:style-name="T46">དེ་ཉིད་དུ།</text:span><text:span text:style-name="T45">]</text:span></text:p>
      <text:p text:style-name="P45"><text:span text:style-name="T38">རྒྱུད་དག་དང་ནི་གླེང་གཞི་དང་། །ངེས་པའི་ཚིག་དང་རྒྱུ་ཡིན་ནོ། །</text:span></text:p>
      <text:p text:style-name="P27"><text:span text:style-name="T64">ཞེས་སོ། །</text:span></text:p>
      <text:p text:style-name="P27"><text:span text:style-name="T64">དེ་ལ་ཆགས་བྲལ་གྱི་དབང་དུ་བྱས་ན། མིའི་སྐྱེ་བར་འཁྲུངས་པ་ནི་རྒྱུད། འདོད་པ་སྤངས་ནས་རབ་ཏུ་བྱུང་བ་ནི་གླེང་གཞི། འདུལ་བ་ལ་སོགས་པའི་བསླབ་པ་བསྲུང་བ་ངེས་ཚིག །འབྲས་བུ་གྲུབ་པའི་ཕྱིར་ཕར་ཕྱིན་དྲུག་ལ་སོགས་པའི་དཀའ་བ་སྤྱོད་པ་ནི་རྒྱུ་ཡིན་ཏེ། </text:span></text:p>
      <text:p text:style-name="P27"><text:span text:style-name="T45">[</text:span><text:span text:style-name="T46">དེ་ཉིད་དུ།</text:span><text:span text:style-name="T45">]</text:span></text:p>
      <text:p text:style-name="P46"><text:span text:style-name="T38">མི་ཡི་སྐྱེ་བར་འཁྲུངས་པ་ནི། །རྒྱུད་</text:span><text:span text:style-name="T4">(</text:span><text:span text:style-name="T1">༩བ</text:span><text:span text:style-name="T4">)</text:span><text:span text:style-name="T38">ཅེས་བྱ་བ་ཡིན་པར་བརྗོད། །</text:span></text:p>
      <text:p text:style-name="P46"><text:span text:style-name="T38">བཙུན་མོའི་འཁོར་ལས་འདས་ནས་ནི། །རབ་ཏུ་བྱུང་བ་གླེང་གཞི་ཡིན། །</text:span></text:p>
      <text:p text:style-name="P46"><text:span text:style-name="T38">འདུལ་ལས་སྡོམ་པ་བསྟན་པ་ནི། །ངེས་པའི་ཚིག་ཅེས་བཤད་པ་ཡིན། །</text:span></text:p>
      <text:p text:style-name="P46"><text:soft-page-break/><text:span text:style-name="T38">འབྲས་བུ་འདོད་པས་ཆོས་སྤྱོད་པ། །དེ་ནི་རྒྱུ་ཞེས་བརྗོད་བྱ་སྟེ། །</text:span></text:p>
      <text:p text:style-name="P46"><text:span text:style-name="T38">འདི་ནི་འདོད་ཆགས་བྲལ་ཆོས་ཀྱི། །ཚུལ་ནི་རྣམ་པ་བཞིར་འདོད་དོ། །</text:span></text:p>
      <text:p text:style-name="P27"><text:span text:style-name="T64">ཞེས་སོ། །</text:span></text:p>
      <text:p text:style-name="P27"><text:span text:style-name="T64">ཆགས་ཅན་གྱི་དབང་དུ་བྱས་ན། ཏིང་ངེ་འཛིན་གསུམ་ལ་སོགས་པའི་བསྐྱེད་རིམ་བསྒོམ་པ་ནི་རྒྱུད། གསང་ཆེན་རིགས་གཅིག་ལ་སོགས་པའམ་རང་བྱིན་རླབས་ལ་སོགས་པའི་རྫོགས་རིམ་སྒོམ་པ་ནི་གླེང་གཞི། དམ་ཚིག་དང་སྡོམ་པ་ཚུལ་བཞིན་དུ་བསྲུང་བ་ནི་ངེས་ཚིག །སྒེག་སོགས་ཀྱི་ཉམས་དང་ལྡན་པས་སྔགས་ཀྱི་སྤྱོད་པ་སྤྱད་པ་ནི་རྒྱུ་ཡིན་ཏེ། </text:span></text:p>
      <text:p text:style-name="P27"><text:span text:style-name="T45">[</text:span><text:span text:style-name="T46">དེ་ཉིད་དུ།</text:span><text:span text:style-name="T45">]</text:span></text:p>
      <text:p text:style-name="P46"><text:span text:style-name="T38">འདོད་ཆགས་ཆོས་ཀྱི་ཚུལ་གྱིས་ནི། །དོན་གསལ་རྟོགས་ཕྱིར་བཤད་པར་བྱ། །</text:span></text:p>
      <text:p text:style-name="P46"><text:span text:style-name="T38">རིགས་ལྔའི་སངས་རྒྱས་བསྐྱེད་པ་ནི། །རྒྱུད་ཅེས་བྱ་བ་ཡིན་པར་བརྗོད། །</text:span></text:p>
      <text:p text:style-name="P46"><text:span text:style-name="T38">སླར་ཡང་རིགས་གཅིག་གྱུར་པ་ནི། །གླེང་གཞི་ཡིན་པར་རབ་ཏུ་བསྟན། །</text:span></text:p>
      <text:p text:style-name="P46"><text:span text:style-name="T38">རྡོ་རྗེ་ལ་སོགས་གཟུང་བ་ཉིད། །ངེས་པའི་ཚིག་ནི་ཡིན་པར་བཤད། །</text:span></text:p>
      <text:p text:style-name="P46"><text:span text:style-name="T38">སྒེག་པ་ལ་སོགས་སྤྱོད་པ་ནི། །རྒྱུ་ཞེས་བྱ་བ་ཡིན་པར་བཤད། །</text:span></text:p>
      <text:p text:style-name="P27"><text:span text:style-name="T64">ཅེས་སོ། །</text:span></text:p>
      <text:p text:style-name="P27"><text:span text:style-name="T70">[</text:span><text:span text:style-name="T64">གསུམ་པ་</text:span><text:span text:style-name="T70">]</text:span><text:span text:style-name="T64">རྒྱས་བཤད་མཐའ་དྲུག་གི་རྒྱན་ནི། དྲང་དོན་དང་ངེས་དོན། དགོངས་པ་ཅན་དང་དགོངས་པ་ཅན་མ་ཡིན་པ། སྒྲ་ཇི་བཞིན་པ་དང་སྒྲ་ཇི་བཞིན་པ་མ་ཡིན་པ་དྲུག་སྟེ། </text:span></text:p>
      <text:p text:style-name="P27"><text:span text:style-name="T45">[</text:span><text:span text:style-name="T46">དེ་ཉིད་དུ།</text:span><text:span text:style-name="T45">]</text:span></text:p>
      <text:p text:style-name="P46"><text:span text:style-name="T38">དྲང་དོན་དང་ནི་ངེས་དོན་བཅས། །དགོངས་པས་བཤད་དང་དགོངས་མིན་དང་། །</text:span></text:p>
      <text:p text:style-name="P46"><text:soft-page-break/><text:span text:style-name="T38">ཇི་བཞིན་སྒྲ་དང་མ་ཡིན་ཏེ། །མཐའ་ནི་དྲུག་ཏུ་ཤེས་པར་བྱ། །</text:span></text:p>
      <text:p text:style-name="P27"><text:span text:style-name="T64">ཞེས་སོ། །</text:span></text:p>
      <text:p text:style-name="P27"><text:span text:style-name="T64">དེ་ལ་དྲང་དོན་ནི། དཔེར་ན། རྫོགས་རིམ་གྱི་ཡེ་ཤེས་ལ་དངོས་སུ་སྦྱོར་བའི་སྐལ་བ་དམན་པ་ལ་དོན་དེ་ཉིད་སྦས་ནས་བསྐྱེད་རིམ་ལ་སོགས་པའི་ཐབས་ཀྱི་ཁྱད་པར་གསུངས་པ་ལྟ་བུ་རྣམས་ཡིན་ཏེ། </text:span></text:p>
      <text:p text:style-name="P27"><text:span text:style-name="T45">[</text:span><text:span text:style-name="T46">དེ་ཉིད་དུ།</text:span><text:span text:style-name="T45">]</text:span></text:p>
      <text:p text:style-name="P45"><text:span text:style-name="T38">སྐལ་ངན་རྣམས་ལ་རྒྱལ་བ་ཡིས། །སྦས་ཏེ་བཤད་པ་དྲང་བའི་དོན། །</text:span></text:p>
      <text:p text:style-name="P27"><text:span text:style-name="T64">ཞེས་སོ། །</text:span></text:p>
      <text:p text:style-name="P27"><text:span text:style-name="T64">དེ་ཡང་། དཔེར་ན། འདིར། </text:span><text:span text:style-name="T45">[</text:span><text:span text:style-name="T46">བརྟག་པ་སྔ་མ། གསུམ་པ་ལྷའི་ལེའུར།</text:span><text:span text:style-name="T45">]</text:span></text:p>
      <text:p text:style-name="P45"><text:span text:style-name="T38">ཡང་ནི་སྟོང་པའི་བྱང་ཆུབ་སྟེ། །</text:span></text:p>
      <text:p text:style-name="P27"><text:span text:style-name="T64">ཞེས་སོགས་བསྐྱེད་རིམ་སྟོན་པ་དང་། </text:span></text:p>
      <text:p text:style-name="P27"><text:span text:style-name="T64">གཞན་ཡང་། དོན་ཟབ་མོ་སྦས་ནས་ཐབས་ཀྱི་ཁྱད་པར་སྟོན་པའི་</text:span><text:span text:style-name="T39">(</text:span><text:span text:style-name="T41">༡༠ན</text:span><text:span text:style-name="T39">)</text:span><text:span text:style-name="T64">གཞུང་རྣམས་སོ། །</text:span></text:p>
      <text:p text:style-name="P27"><text:span text:style-name="T64">ངེས་དོན་ནི། ཡང་དག་པའི་དོན་ཟབ་མོ་དངོས་སུ་སྟོན་པའི་རྡོ་རྗེའི་ཚིག་རྣམས་ཏེ། </text:span></text:p>
      <text:p text:style-name="P27"><text:span text:style-name="T44">[</text:span><text:span text:style-name="T46">སྡེ་བསྟན། རྒྱུད། ཧ༽ ཟླ་བ་གྲགས་པས་སྒྲོན་གསལ་དུ།</text:span><text:span text:style-name="T44">]</text:span></text:p>
      <text:p text:style-name="P45"><text:span text:style-name="T38">ཡང་དག་དོན་ནི་རབ་སྟོན་ཕྱིར། །ངེས་པའི་དོན་ཡང་གསུངས་པ་ཡིན། །</text:span></text:p>
      <text:p text:style-name="P27"><text:span text:style-name="T64">ཞེས་སོ། །</text:span></text:p>
      <text:p text:style-name="P27"><text:span text:style-name="T64">དེ་ཡང་། དཔེར་ན། འདིར། </text:span><text:span text:style-name="T45">[</text:span><text:span text:style-name="T46">བརྟག་པ་སྔ་མ། དང་པོ་རྡོ་རྗེ་རིགས་ཀྱི་ལེའུར།</text:span><text:span text:style-name="T45">]</text:span></text:p>
      <text:p text:style-name="P45"><text:span text:style-name="T38">ལུས་ལ་ཡེ་ཤེས་ཆེན་པོར་གནས། །</text:span></text:p>
      <text:p text:style-name="P27"><text:span text:style-name="T64">ཞེས་སོགས་དང་། </text:span></text:p>
      <text:p text:style-name="P45"><text:soft-page-break/><text:span text:style-name="T38">ངོ་བོས་གཟུགས་མེད་མཐོང་བ་པོ། །</text:span></text:p>
      <text:p text:style-name="P27"><text:span text:style-name="T64">ཞེས་སོགས་ངེས་དོན་སྟོན་པའི་གཞུང་རྣམས་སོ། །</text:span></text:p>
      <text:p text:style-name="P27"><text:span text:style-name="T64">དགོངས་པ་ཅན་ནི། དབང་པོ་རྣོན་པོའི་སེམས་ཅན་ལ་དོན་ཟབ་མོ་སྟོན་པའི་ཕྱིར། དེ་དང་འགལ་བའི་ཚིག་ཀྱོག་པོས་གསུངས་པ་རྣམས་ཏེ། </text:span></text:p>
      <text:p text:style-name="P27"><text:span text:style-name="T44">[</text:span><text:span text:style-name="T46">སྡེ་བསྟན། རྒྱུད། ཧ༽ ཟླ་བ་གྲགས་པས་སྒྲོན་གསལ་དུ།</text:span><text:span text:style-name="T44">]</text:span></text:p>
      <text:p text:style-name="P46"><text:span text:style-name="T38">མཆོག་འདོད་སེམས་ཅན་རྣམས་ཀྱི་ཕྱིར། །ཆོས་ཀྱི་དེ་ཉིད་རབ་སྟོན་པ། །</text:span></text:p>
      <text:p text:style-name="P46"><text:span text:style-name="T38">འགལ་བའི་ཚིག་གི་སྦྱོར་བ་ཡིས། །གསུངས་པ་གང་ཡིན་དགོངས་བཤད་དེ། །</text:span></text:p>
      <text:p text:style-name="P27"><text:span text:style-name="T64">ཞེས་སོ། །</text:span></text:p>
      <text:p text:style-name="P27"><text:span text:style-name="T64">དེ་ཡང་། དཔེར་ན། འདིར། </text:span><text:span text:style-name="T45">[</text:span><text:span text:style-name="T46">བརྟག་པ་ཕྱི་མ། གསུམ་པ་རྒྱུད་ཀྱི་གླེང་གཞི་དང་གསང་བའི་སྐད་ཀྱི་ལེའུར།</text:span><text:span text:style-name="T45">]</text:span></text:p>
      <text:p text:style-name="P46"><text:span text:style-name="T38">ཁྱོད་ཀྱིས་སྲོག་ཆགས་བསད་པ་དང་། །</text:span></text:p>
      <text:p text:style-name="P27"><text:span text:style-name="T64">ཞེས་སོགས་དང་། </text:span></text:p>
      <text:p text:style-name="P27"><text:span text:style-name="T45">[</text:span><text:span text:style-name="T46">བརྟག་པ་སྔ་མ། དང་པོ་རྡོ་རྗེ་རིགས་ཀྱི་ལེའུར།</text:span><text:span text:style-name="T45">]</text:span></text:p>
      <text:p text:style-name="P46"><text:span text:style-name="T38">དེ་བཞིན་གཤེགས་པ་ལྔ་བསྲེགས་ཤིང་། །</text:span></text:p>
      <text:p text:style-name="P27"><text:span text:style-name="T64">ཞེས་སོགས་དོན་ཟབ་མོ་ཚིག་ཀྱོག་པོས་སྟོན་པའི་གཞུང་རྣམས་སོ། །</text:span></text:p>
      <text:p text:style-name="P27"><text:span text:style-name="T64">དགོངས་པ་ཅན་མ་ཡིན་པ་ནི། དབང་རྟུལ་གྱི་སེམས་ཅན་མཆོག་དོན་དུ་གཉེར་བ་ལ་དོན་ཟབ་མོ་ཚིག་གསལ་པོར་བསྟན་པ་རྣམས་ཏེ། </text:span></text:p>
      <text:p text:style-name="P27"><text:span text:style-name="T44">[</text:span><text:span text:style-name="T46">སྡེ་བསྟན། རྒྱུད། ཧ༽ ཟླ་བ་གྲགས་པས་སྒྲོན་གསལ་དུ།</text:span><text:span text:style-name="T44">]</text:span></text:p>
      <text:p text:style-name="P46"><text:span text:style-name="T38">དབང་པོ་དམན་པའི་སེམས་ཅན་རྣམས། །རྟོགས་ཕྱིར་རབ་ཏུ་གསལ་བ་ཡིས། །</text:span></text:p>
      <text:p text:style-name="P46"><text:span text:style-name="T38">དེ་ཉིད་ངེས་པར་སྟོན་པ་ནི། །དགོངས་པ་མིན་པས་བཤད་པ་འོ། །</text:span></text:p>
      <text:p text:style-name="P27"><text:soft-page-break/><text:span text:style-name="T64">ཞེས་སོ། །</text:span></text:p>
      <text:p text:style-name="P27"><text:span text:style-name="T64">དེ་ཡང་། དཔེར་ན། འདིར། </text:span><text:span text:style-name="T45">[</text:span><text:span text:style-name="T46">བརྟག་པ་སྔ་མ། ལྔ་པ་དེ་ཁོ་ན་ཉིད་ཀྱི་ལེའུར།</text:span><text:span text:style-name="T45">]</text:span></text:p>
      <text:p text:style-name="P46"><text:span text:style-name="T38">སྒོམ་པ་པོ་མེད་སྒོམ་པའང་མེད། །</text:span></text:p>
      <text:p text:style-name="P27"><text:span text:style-name="T64">ཅེས་སོགས་དང་། </text:span></text:p>
      <text:p text:style-name="P27"><text:span text:style-name="T47">[</text:span><text:span text:style-name="T48">བརྟག་པ་སྔ་མ། བཅུ་པ་དབང་སྐུར་བའི་ལེའུར།</text:span><text:span text:style-name="T47">]</text:span></text:p>
      <text:p text:style-name="P46"><text:span text:style-name="T38">མཆོག་དགར་སྒོམ་པ་མེད་ཅིང་སྒོམ་པ་པོ་ཡང་མེད། །</text:span></text:p>
      <text:p text:style-name="P27"><text:span text:style-name="T64">ཅེས་སོགས་ངེས་དོན་གསལ་པོར་སྟོན་པའི་གཞུང་རྣམས་སོ། །</text:span></text:p>
      <text:p text:style-name="P27"><text:span text:style-name="T64">སྒྲ་ཇི་བཞིན་པ་ནི། སྒྲ་དང་གཏན་ཚིགས་ལ་ཡོངས་སུ་གྲགས་པའི་ཚིག་གིས་དཀྱིལ་འཁོར་དང་སྦྱིན་བསྲེག་གི་ཆོ་ག་ལ་སོགས་པ་གསུངས་པ་སྟེ། </text:span></text:p>
      <text:p text:style-name="P27"><text:span text:style-name="T44">[</text:span><text:span text:style-name="T46">ཟླ་བ་གྲགས་པས་སྒྲོན་གསལ་དུ།</text:span><text:span text:style-name="T44">]</text:span></text:p>
      <text:p text:style-name="P46"><text:span text:style-name="T38">དཀྱིལ་འཁོར་ལ་སོགས་ཆོག་ཞིབ་ལ། །སྤྱོད་པ་ཇི་ལྟ་ཇི་ལྟར་གསུངས། །</text:span></text:p>
      <text:p text:style-name="P46"><text:span text:style-name="T38">དོན་རྒྱས་བཤད་པ་གང་ཡིན་པ། །དེ་ནི་ཇི་བཞིན་སྒྲར་གསུངས་པའོ། །</text:span></text:p>
      <text:p text:style-name="P27"><text:span text:style-name="T64">ཞེས་སོ། །</text:span></text:p>
      <text:p text:style-name="P27"><text:span text:style-name="T64">དེ་ཡང་། དཔེར་ན། འདིར། </text:span><text:span text:style-name="T45">[</text:span><text:span text:style-name="T46">བརྟག་པ་སྔ་མ། བཅུ་པ་དབང་སྐུར་བའི་ལེའུར།</text:span><text:span text:style-name="T45">]</text:span></text:p>
      <text:p text:style-name="P46"><text:span text:style-name="T38">དེ་ནས་ཇི་ལྟར་དཀྱིལ་འཁོར་གྱི། །</text:span></text:p>
      <text:p text:style-name="P27"><text:span text:style-name="T64">ཞེས་སོགས་དང་། </text:span></text:p>
      <text:p text:style-name="P30"><text:span text:style-name="T45">[</text:span><text:span text:style-name="T46">བརྟག་པ་ཕྱི་མ། དང་པོ་རབ་གནས་ཀྱི་ལེའུར།</text:span><text:span text:style-name="T45">]</text:span></text:p>
      <text:p text:style-name="P46"><text:span text:style-name="T38">ཅི་གསུངས་སྦྱིན་བསྲེག་བྱས་ནས་ནི། །</text:span><text:span text:style-name="T39">(</text:span><text:span text:style-name="T41">༡༠བ</text:span><text:span text:style-name="T39">)</text:span></text:p>
      <text:p text:style-name="P27"><text:span text:style-name="T64">ཞེས་སོགས་དཀྱིལ་འཁོར་དང་སྦྱིན་བསྲེག་ལ་སོགས་པའི་ལས་རིམ་སྟོན་པའི་གཞུང་རྣམས་སོ། །</text:span></text:p>
      <text:p text:style-name="P27"><text:soft-page-break/><text:span text:style-name="T64">སྒྲ་ཇི་བཞིན་པ་མ་ཡིན་པ་ནི། དཔེར་ན། རླུང་བཅུ་པོའི་མིང་ལ་ཀོ་ཊ་ཁྱ། ཀོ་ཊ་བ་ཞེས་པ་ལ་སོགས་པ་འཇིག་རྟེན་པའི་སྐད་རིགས་ལ་མ་གྲགས་པར་དེ་བཞིན་གཤེགས་པའི་བརྡར་གྱུར་པའི་སྒྲ་སྐད་ཀྱིས་གསུངས་པ་ལྟ་བུ་རྣམས་ཏེ། </text:span></text:p>
      <text:p text:style-name="P27"><text:span text:style-name="T44">[</text:span><text:span text:style-name="T46">སྡེ་བསྟན། རྒྱུད། ཧ༽ ཟླ་བ་གྲགས་པས་སྒྲོན་གསལ་དུ།</text:span><text:span text:style-name="T44">]</text:span></text:p>
      <text:p text:style-name="P46"><text:span text:style-name="T38">ཀོ་ཊ་ཁྱ་ལ་སོགས་པའི་སྒྲ། །འཇིག་རྟེན་བསྟན་བཅོས་ལ་མེད་ཅིང་། །</text:span></text:p>
      <text:p text:style-name="P46"><text:span text:style-name="T38">དེ་བཞིན་གཤེགས་པའི་བརྡར་གྱུར་པ། །དེ་ནི་ཇི་བཞིན་མིན་པར་བསྒྲགས། །</text:span></text:p>
      <text:p text:style-name="P27"><text:span text:style-name="T64">ཞེས་སོ། །</text:span></text:p>
      <text:p text:style-name="P27"><text:span text:style-name="T64">དེ་ཡང་། དཔེར་ན། འདིར། </text:span><text:span text:style-name="T45">[</text:span><text:span text:style-name="T46">བརྟག་པ་ཕྱི་མ། གསུམ་པ་རྒྱུད་ཀྱི་གླེང་གཞི་དང་གསང་བའི་སྐད་ཀྱི་ལེའུར།</text:span><text:span text:style-name="T45">]</text:span></text:p>
      <text:p text:style-name="P63"><text:span text:style-name="T38">མ་ད་ན་ཆང་བ་ལ་ཤ། །</text:span></text:p>
      <text:p text:style-name="P57"><text:span text:style-name="T64">ཞེས་སོགས་གསང་བའི་སྐད་གསུངས་པ་དང་། </text:span></text:p>
      <text:p text:style-name="P57"><text:span text:style-name="T45">[</text:span><text:span text:style-name="T46">བརྟག་པ་སྔ་མ། བརྒྱད་པ་རྣལ་འབྱོར་མའི་འཁོར་ལོ་འདུ་བའི་ལེའུར།</text:span><text:span text:style-name="T45">]</text:span></text:p>
      <text:p text:style-name="P63"><text:span text:style-name="T38">འཁོར་ལོ་སྔོན་དུ་ཅི་རིགས་པར། །</text:span></text:p>
      <text:p text:style-name="P57"><text:span text:style-name="T64">ཞེས་སོགས་བརྡའི་སྐད་ཀྱིས་གསུངས་པའི་གཞུང་རྣམས་སོ། །</text:span></text:p>
      <text:p text:style-name="P57"><text:span text:style-name="T67">[</text:span><text:span text:style-name="T64">བཞི་པ་</text:span><text:span text:style-name="T67">]</text:span><text:span text:style-name="T64">འཆད་ཚུལ་རྣམ་པ་བཞིའི་རྒྱན་ནི། ཡི་གེའི་དོན་དང་། སྤྱིའི་དོན་དང་། སྦས་པའི་དོན་དང་། མཐར་ཐུག་པའི་དོན་བཞི་སྟེ། </text:span></text:p>
      <text:p text:style-name="P57"><text:span text:style-name="T44">[</text:span><text:span text:style-name="T46">སྡེ་བསྟན། རྒྱུད། ཧ༽ ཟླ་བ་གྲགས་པས་སྒྲོན་གསལ་དུ།</text:span><text:span text:style-name="T44">]</text:span></text:p>
      <text:p text:style-name="P63"><text:span text:style-name="T38">ཚིག་གི་དོན་དང་སྤྱི་ཡི་དོན། །སྦས་དང་དེ་བཞིན་མཐར་ཐུག་པའོ། །</text:span></text:p>
      <text:p text:style-name="P57"><text:span text:style-name="T64">ཞེས་སོ། །</text:span></text:p>
      <text:p text:style-name="P57"><text:span text:style-name="T64">དེ་ལ་ཡི་གེའི་ཚུལ་ནི། སྒྲ་ལ་སོགས་པའི་ཕྱི་རོལ་གྱི་བསྟན་བཅོས་པ་ཡོངས་སུ་གྲགས་པའི་ཐོབ་ཐང་གང་ཡིན་པར་ཚིག་གི་འབྲུ་གནོན་པ་སྟེ། </text:span></text:p>
      <text:p text:style-name="P27"><text:soft-page-break/><text:span text:style-name="T44">[</text:span><text:span text:style-name="T46">སྡེ་བསྟན། རྒྱུད། ཧ༽ ཟླ་བ་གྲགས་པས་སྒྲོན་གསལ་དུ།</text:span><text:span text:style-name="T44">]</text:span></text:p>
      <text:p text:style-name="P46"><text:span text:style-name="T38">སྒྲ་ཙམ་ལ་ནི་རབ་གཞོལ་བའི། །ཕྱི་རོལ་བསྟན་བཅོས་མཁས་པ་ཡིས། །</text:span></text:p>
      <text:p text:style-name="P46"><text:span text:style-name="T38">དེ་ཡི་བཀོད་པས་རབ་བསྟན་པ། །ཡི་གེའི་དོན་ནི་ཡིན་པར་བཤད། །</text:span></text:p>
      <text:p text:style-name="P27"><text:span text:style-name="T64">ཅེས་སོ། །</text:span></text:p>
      <text:p text:style-name="P27"><text:span text:style-name="T64">སྤྱིའི་ཚུལ་ནི། མདོ་ལ་སོགས་པ་ལ་ཞུགས་པའི་འགྱོད་པ་བཟློག་པའི་ཕྱིར་མཚན་ཉིད་ཐེག་པ་དང་ཐུན་མོང་བའི་བྱང་ཕྱོགས་སོ་བདུན་ལ་སོགས་པ་སྟོན་པ་དང་། སྔགས་ལ་སྐྱེད་རིམ་ལ་སོགས་པ་ཐུན་མོང་བའི་རྣལ་འབྱོར་སྟོན་པ་རྣམས་ཏེ། </text:span></text:p>
      <text:p text:style-name="P27"><text:span text:style-name="T44">[</text:span><text:span text:style-name="T46">སྡེ་བསྟན། རྒྱུད། ཧ༽ ཟླ་བ་གྲགས་པས་སྒྲོན་གསལ་དུ།</text:span><text:span text:style-name="T44">]</text:span></text:p>
      <text:p text:style-name="P64"><text:span text:style-name="T38">མདོ་ལ་སོགས་ལ་རབ་ཞུགས་པའི། །འགྱོད་པ་བཟློག་པར་བྱེད་པ་དང་། །</text:span></text:p>
      <text:p text:style-name="P64"><text:span text:style-name="T38">བསྐྱེད་པའི་རིམ་དང་ལྡན་པ་དག །སྤྱི་ཡི་དོན་ནི་ཡིན་པར་གསུངས། །</text:span></text:p>
      <text:p text:style-name="P57"><text:span text:style-name="T64">ཞེས་སོ། །</text:span></text:p>
      <text:p text:style-name="P57"><text:span text:style-name="T64">སྦས་པའི་ཚུལ་ནི། ཡབ་ཡུམ་སྙོམ་འཇུག་ལ་སོགས་པ་སྟོན་པ་ནི་འདོད་ཆགས་ཆོས་ཀྱི་སྦས་དོན། སྒྱུ་ལུས་ལ་སོགས་པ་སྟོན་པ་ནི་ཀུན་རྫོབ་བདེན་པའི་སྦས་དོན། དགའ་བ་སྔ་མ་གསུམ་གྱི་ཡེ་ཤེས་སྟོན་པ་ནི་ཡེ་ཤེས་གསུམ་གྱི་སྦས་དོན་ཏེ། </text:span><text:span text:style-name="T39">(</text:span><text:span text:style-name="T41">༡༡ན</text:span><text:span text:style-name="T39">)</text:span></text:p>
      <text:p text:style-name="P57"><text:span text:style-name="T44">[</text:span><text:span text:style-name="T46">སྡེ་བསྟན། རྒྱུད། ཧ༽ ཟླ་བ་གྲགས་པས་སྒྲོན་གསལ་དུ།</text:span><text:span text:style-name="T44">]</text:span></text:p>
      <text:p text:style-name="P64"><text:span text:style-name="T38">འདོད་ཆགས་ཆོས་ནི་རབ་སྟོན་དང་། །ཀུན་རྫོབ་བདེན་པ་རྟོགས་པ་དང་། །</text:span></text:p>
      <text:p text:style-name="P64"><text:span text:style-name="T38">ཡེ་ཤེས་གསུམ་པོ་རྣམ་བརྟགས་པའི། །སྙིང་པོ་ཡོད་པས་སྦས་པ་འོ། །</text:span></text:p>
      <text:p text:style-name="P57"><text:span text:style-name="T64">ཞེས་སོ། །</text:span></text:p>
      <text:p text:style-name="P57"><text:span text:style-name="T64">མཐར་ཐུག་གི་ཚུལ་ནི། ཐམས་ཅད་སྟོང་པ་འོད་གསལ་སྟོན་པ་དང་། བདེན་གཉིས་དབྱེར་མེད་ཀྱི་ཟུང་འཇུག་སྟོན་པ་གཉིས་ཏེ། </text:span></text:p>
      <text:p text:style-name="P27"><text:soft-page-break/><text:span text:style-name="T45">[</text:span><text:span text:style-name="T46">སྡེ་བསྟན། རྒྱུད། ཧ༽ ཟླ་བ་གྲགས་པས་སྒྲོན་གསལ་དུ།</text:span><text:span text:style-name="T45">]</text:span></text:p>
      <text:p text:style-name="P45"><text:span text:style-name="T38">འོད་གསལ་བ་ནི་རབ་སྟོན་དང་། །ཟུང་དུ་འཇུག་པ་རྟོགས་པ་སྟེ། །</text:span></text:p>
      <text:p text:style-name="P45"><text:span text:style-name="T38">རྣམ་པ་གཉིས་སུ་མཐའ་བཤད་དེ། །མཐའ་ནི་མུར་ཐུག་པ་ཡི་ཚིག །</text:span></text:p>
      <text:p text:style-name="P27"><text:span text:style-name="T64">ཅེས་སོ། །</text:span></text:p>
      <text:p text:style-name="P27"><text:span text:style-name="T67">[</text:span><text:span text:style-name="T64">ལྔ་པ་</text:span><text:span text:style-name="T67">]</text:span><text:span text:style-name="T64">བཤད་པའི་དབྱེ་བ་གཉིས་ཀྱི་རྒྱན་ནི། ཚོགས་ལ་བཤད་པ་དང་སློབ་མ་ལ་བཤད་པ་གཉིས་ཏེ། </text:span></text:p>
      <text:p text:style-name="P57"><text:span text:style-name="T45">[</text:span><text:span text:style-name="T46">སྡེ་བསྟན། རྒྱུད། ཧ༽ ཟླ་བ་གྲགས་པས་སྒྲོན་གསལ་དུ།</text:span><text:span text:style-name="T45">]</text:span></text:p>
      <text:p text:style-name="P63"><text:span text:style-name="T38">འཆད་པས་ཉན་པར་འདོད་པ་ལ། །དབྱེ་བ་ཡང་ནི་གཉིས་ཡོད་དེ། །</text:span></text:p>
      <text:p text:style-name="P63"><text:span text:style-name="T38">ཚོགས་ལ་བཤད་པར་བསྟན་པ་དང་། །གཉིས་པ་སློབ་མ་ལ་བཤད་པའོ།</text:span></text:p>
      <text:p text:style-name="P57"><text:span text:style-name="T64">ཞེས་སོ། །</text:span></text:p>
      <text:p text:style-name="P57"><text:span text:style-name="T64">དེ་ལ་ཚོགས་བཤད་ནི། མཐའ་དྲུག་གི་ནང་ནས་སྒྲ་ཇི་བཞིན་པ་དང་དགོངས་མིན་དང་དྲང་དོན་གསུམ་དང་། ཚུལ་བཞིའི་ནང་ནས་ཡི་གེའི་དོན་དང་སྤྱིའི་དོན་གཉིས་ཏེ་ལྔའི་སྒོ་ནས་གཙོ་ཆེར་བསྐྱེད་རིམ་འཆད་པ་སྟེ། </text:span></text:p>
      <text:p text:style-name="P57"><text:span text:style-name="T45">[</text:span><text:span text:style-name="T46">ཟླ་བ་གྲགས་པས་སྒྲོན་གསལ་དུ།</text:span><text:span text:style-name="T45">]</text:span></text:p>
      <text:p text:style-name="P63"><text:span text:style-name="T38">ཇི་བཞིན་སྒྲ་དང་དགོངས་མིན་དང་། །དྲང་བའི་དོན་དུ་གང་གྱུར་དང་། །</text:span></text:p>
      <text:p text:style-name="P63"><text:span text:style-name="T38">ཡི་གེའི་དོན་དང་སྤྱི་ཡི་དོན། །ཚོགས་པ་ལ་བཤད་ཡིན་པར་བཤད། །</text:span></text:p>
      <text:p text:style-name="P57"><text:span text:style-name="T64">ཅེས་སོ། །</text:span></text:p>
      <text:p text:style-name="P57"><text:span text:style-name="T64">སློབ་བཤད་ནི། མཐའ་དྲུག་གི་ནང་ནས་སྒྲ་ཇི་བཞིན་པ་མ་ཡིན་པ་དང་ངེས་དོན་དང་དགོངས་པ་ཅན་གསུམ་དང་། ཚུལ་བཞིའི་ནང་ནས་སྦས་དོན་དང་མཐར་ཐུག་གི་དོན་གཉིས་ཏེ་ལྔའི་སྒོ་ནས་གཙོ་ཆེར་རྫོགས་རིམ་འཆད་པ་སྟེ། </text:span></text:p>
      <text:p text:style-name="P27"><text:soft-page-break/><text:span text:style-name="T45">[</text:span><text:span text:style-name="T46">སྡེ་བསྟན། རྒྱུད། ཧ༽ ཟླ་བ་གྲགས་པས་སྒྲོན་གསལ་དུ།</text:span><text:span text:style-name="T45">]</text:span></text:p>
      <text:p text:style-name="P46"><text:span text:style-name="T38">ཇི་བཞིན་མིན་སྒྲ་ངེས་དོན་དང་། །དེ་བཞིན་དགོངས་ཏེ་བཤད་པ་དང་། །</text:span></text:p>
      <text:p text:style-name="P46"><text:span text:style-name="T38">སྦས་དང་མཐར་ཐུག་པ་རྣམས་ནི། །སློབ་མ་ལ་ནི་བཤད་པར་འདོད། །</text:span></text:p>
      <text:p text:style-name="P27"><text:span text:style-name="T64">ཅེས་དང་། </text:span></text:p>
      <text:p text:style-name="P27"><text:span text:style-name="T45">[</text:span><text:span text:style-name="T46">སྡེ་བསྟན། རྒྱུད། ཧ༽ ཟླ་བ་གྲགས་པས་སྒྲོན་གསལ་དུ།</text:span><text:span text:style-name="T45">]</text:span></text:p>
      <text:p text:style-name="P46"><text:span text:style-name="T38">བཤད་པའི་རྒྱུད་ཀྱི་རྗེས་འབྲངས་ནས། །བདེ་གཤེགས་རྣམས་ཀྱི་གདུལ་བྱ་ལ། །</text:span></text:p>
      <text:p text:style-name="P46"><text:span text:style-name="T38">རིམ་པ་གཉིས་ལ་བརྟེན་ནས་ནི། །བཤད་པའི་དབྱེ་བ་གསུངས་པ་ཡིན། །</text:span></text:p>
      <text:p text:style-name="P27"><text:span text:style-name="T64">ཞེས་སོ། །</text:span></text:p>
      <text:p text:style-name="P27"><text:span text:style-name="T67">[</text:span><text:span text:style-name="T64">དྲུག་པ་</text:span><text:span text:style-name="T67">]</text:span><text:span text:style-name="T64">འཇུག་པའི་གང་ཟག་ལྔའི་རྒྱན་ནི། ཨུཏྤལ་ལྟ་བུ་དང་། པད་དཀར་ལྟ་བུ་དང་། པདྨ་ལྟ་བུ། ཙནྡན་ལྟ་བུ་དང་། རིན་པོ་ཆེ་ལྟ་བུ་གང་ཟག་ལྔ་སྟེ། </text:span></text:p>
      <text:p text:style-name="P27"><text:span text:style-name="T45">[</text:span><text:span text:style-name="T46">སྡེ་བསྟན། རྒྱུད། ཧ༽ ཟླ་བ་གྲགས་པས་སྒྲོན་གསལ་དུ།</text:span><text:span text:style-name="T45">]</text:span></text:p>
      <text:p text:style-name="P46"><text:span text:style-name="T38">བློ་ཡི་རྣམ་</text:span><text:span text:style-name="T39">(</text:span><text:span text:style-name="T41">༡༡བ</text:span><text:span text:style-name="T39">)</text:span><text:span text:style-name="T38">པ་དཔག་མེད་ལས། གང་ཟག་རྣམ་པ་ལྔར་འདོད་དོ། །</text:span></text:p>
      <text:p text:style-name="P46"><text:span text:style-name="T38">ཨུཏྤལ་དང་པད་དཀར་དང་། །པདྨ་ཙནྡན་རིན་པོ་ཆེ། །</text:span></text:p>
      <text:p text:style-name="P46"><text:span text:style-name="T38">རང་བཞིན་ཐ་དད་མིང་གིས་དེ། །ཐམས་ཅད་མཁྱེན་པས་གསུངས་པ་ཡིན། །</text:span></text:p>
      <text:p text:style-name="P27"><text:span text:style-name="T64">ཞེས་སོ། །</text:span></text:p>
      <text:p text:style-name="P27"><text:span text:style-name="T64">དེ་ལ་ཨུཏྤལ་ལྟ་བུ་ནི། མེ་ཏོག་ཨུཏྤལ་ཆུ་ལ་གནས་པའི་ཚེ་དྲི་ཞིམ་པ་འཛིན་ཞིང་རྙིང་པ་མེད་ལ། ཆུ་ལས་བཏོན་མ་ཐག་རྙིང་ཞིང་དྲི་ཡལ་བ་ལྟར། ཤེས་བྱ་མཐའ་དག་བླ་མ་ལས་ཐོས་ཤིང་དེའི་ཚིག་དོན་འཛིན་པ་ལ་མཁས་ཀྱང་། རིང་པོར་མི་ཐོགས་པར་བརྗེད་པར་འགྱུར་བའི་གང་ཟག་སྟེ། </text:span></text:p>
      <text:p text:style-name="P27"><text:span text:style-name="T45">[</text:span><text:span text:style-name="T46">ཟླ་བ་གྲགས་པས་སྒྲོན་གསལ་དུ།</text:span><text:span text:style-name="T45">]</text:span></text:p>
      <text:p text:style-name="P45"><text:soft-page-break/><text:span text:style-name="T38">དེ་ནི་མ་ལུས་ཐོས་གྱུར་ལ། །འཛིན་པ་ལ་ནི་རྣམ་པར་མཁས། །</text:span></text:p>
      <text:p text:style-name="P45"><text:span text:style-name="T38">སྐད་ཅིག་གིས་ནི་བརྗེད་གྱུར་པ། །ཨུཏྤལ་ཞེས་བྱ་བའི་གང་ཟག་གོ། །</text:span></text:p>
      <text:p text:style-name="P27"><text:span text:style-name="T64">ཞེས་སོ། །</text:span></text:p>
      <text:p text:style-name="P27"><text:span text:style-name="T64">པད་དཀར་ལྟ་བུ་ནི། མེ་ཏོག་པད་དཀར་གྱི་དྲི་རང་གི་ལྟེ་བའི་སྦུབས་ལས་གཞན་དུ་མི་འཕྲོ་བའམ། བུམ་པའི་ནང་རས་བལ་གྱི་ས་བོན་གྱིས་བཀང་བ་ན་འཕེལ་ནས་སླར་ཕྱིར་མི་འཐོན་པ་ལྟར་གཟུང་བྱའི་ཆོས་མང་དུ་འཛིན་ནུས་ཀྱང་གཞན་ལ་སྟོན་པའི་ནུས་པ་མེད་པའི་གང་ཟག་སྟེ། </text:span></text:p>
      <text:p text:style-name="P27"><text:span text:style-name="T45">[</text:span><text:span text:style-name="T46">ཟླ་བ་གྲགས་པས་སྒྲོན་གསལ་དུ།</text:span><text:span text:style-name="T45">]</text:span></text:p>
      <text:p text:style-name="P45"><text:span text:style-name="T38">གཟུང་བྱ་མང་དུ་ཐོས་གྱུར་ཀྱང་། །སྟོན་པ་ཡི་ནི་ནུས་མེད་པ། །</text:span></text:p>
      <text:p text:style-name="P45"><text:span text:style-name="T38">བུམ་པ་ཡི་ནི་རས་བལ་འདྲ། །པད་དཀར་ཞེས་བྱའི་གང་ཟག་གོ། །</text:span></text:p>
      <text:p text:style-name="P27"><text:span text:style-name="T64">ཞེས་སོ། །</text:span></text:p>
      <text:p text:style-name="P27"><text:span text:style-name="T64">པདྨ་ལྟ་བུ་ནི། མེ་ཏོག་པདྨ་དྲི་ཞིམ་པ་དགའ་བ་བསྐྱེད་པ་ཉི་མས་ཁ་འབྱེད་པ་དང་ལྡན་ཡང་། ལྟེ་བར་ཆགས་པའི་ཟིལ་པ་རྣམས་ཉི་མ་ཤར་མ་ཐག་མེད་པར་འགྱུར་བ་ལྟར། དད་པ་དང་སྙིང་རྗེ་དང་ཤེས་རབ་དང་ལྡན་པ། ཆོས་ཐོས་པས་ཤེས་རབ་འཕེལ་བ་དང་ལྡན་ཡང་ཚིགས་མེད་པའི་འོད་མའི་ཕྱོགས་གཅིག་ནས་ཆུ་བླུགས་པ་འཛག་པ་བཞིན་དུ་ཐོས་པའི་དོན་ཁུང་དུ་ཆུད་པ་རིང་དུ་མི་གནས་པའི་གང་ཟག་སྟེ། </text:span></text:p>
      <text:p text:style-name="P27"><text:span text:style-name="T45">[</text:span><text:span text:style-name="T46">ཟླ་བ་གྲགས་པས་སྒྲོན་གསལ་དུ།</text:span><text:span text:style-name="T45">]</text:span></text:p>
      <text:p text:style-name="P45"><text:span text:style-name="T38">དད་དང་ལྡན་ཞིང་སྙིང་རྗེ་ཤེས། །ཐོས་ནས་བློ་ཡི་ཁ་འབྱེད་ལ། །</text:span></text:p>
      <text:p text:style-name="P45"><text:span text:style-name="T38">ཚིགས་མེད་འོད་མ་བཞིན་འཛག་པ། །པདྨ་ཞེས་བྱའི་གང་ཟག་གོ། །</text:span></text:p>
      <text:p text:style-name="P27"><text:soft-page-break/><text:span text:style-name="T64">ཞེས་སོ། །</text:span></text:p>
      <text:p text:style-name="P27"><text:span text:style-name="T64">ཙནྡན་ལྟ་བུ་ནི། ཙནྡན་ངན་པ་འབྲས་བུ་མེད་ཅིང་དྲི་ཆུང་བ། ཚེར་མ་མང་ཞིང་སྦྲུལ་གདུག་གིས་དཀྲིས་པས་ཉེར་མི་རུང་བ་ལྟར། ཐོས་པ་ཆུང་ཞིང་ང་རྒྱལ་ཆེ་བ། དོན་མི་ཤེས་པས་རྩ་བ་མེད་</text:span><text:span text:style-name="T39">(</text:span><text:span text:style-name="T41">༡༢ན</text:span><text:span text:style-name="T39">)</text:span><text:span text:style-name="T64">པ། རྩོད་པ་ན་མང་དུ་སྨྲ་བ། སྐྱོན་དེ་དག་བསལ་ནས་ཡོན་ཏན་དང་ལྡན་པར་རྗེས་སུ་བཟུང་དཀའ་བའི་གང་ཟག་སྟེ། </text:span></text:p>
      <text:p text:style-name="P27"><text:span text:style-name="T45">[</text:span><text:span text:style-name="T46">ཟླ་བ་གྲགས་པས་སྒྲོན་གསལ་དུ།</text:span><text:span text:style-name="T45">]</text:span></text:p>
      <text:p text:style-name="P45"><text:span text:style-name="T38">ཐོས་པ་ཉུང་ཞིང་ང་རྒྱལ་ལྡན། །རྩ་བ་མེད་པར་མང་དུ་སྨྲ། །</text:span></text:p>
      <text:p text:style-name="P45"><text:span text:style-name="T38">རྗེས་སུ་བཟུང་བར་མི་ནུས་པ། །ཙནྡན་ཞེས་བྱའི་གང་ཟག་གོ། །</text:span></text:p>
      <text:p text:style-name="P27"><text:span text:style-name="T64">ཞེས་སོ། །</text:span></text:p>
      <text:p text:style-name="P71"><text:span text:style-name="T64">རིན་པོ་ཆེ་ལྟ་བུ་ནི། ཡིད་བཞིན་གྱི་ནོར་བུ་རིན་ཆེན་ནི་རྙེད་པར་དཀའ་ཞིང་འདོད་པའི་འབྲས་བུ་ཐམས་ཅད་སྟེར་བ་ལྟར། ཚུལ་ཁྲིམས་རྣམ་དག་དང་ལྡན་པ། མང་དུ་ཐོས་པས་མཁས་པ། དགེ་བ་ལ་སྤྲོ་བའི་སྒྲིན་པ་དང་། སྨོས་ཙམ་གྱིས་གོ་བའི་ཤེས་རབ་དང་ལྡན་པ། བླ་མེད་ཀྱི་ཐེག་པར་རིགས་ངེས་ནས་མི་འགྱུར་པས་རྒྱུད་གཅིག་པ། རང་གིས་ཆོས་ཐོས་ནས་དེའི་དོན་གཞན་ལ་ལེགས་པར་སྟོན་ནུས་པའི་གང་ཟག་སྟེ། </text:span></text:p>
      <text:p text:style-name="P27"><text:span text:style-name="T45">[</text:span><text:span text:style-name="T46">ཟླ་བ་གྲགས་པས་སྒྲོན་གསལ་དུ།</text:span><text:span text:style-name="T45">]</text:span></text:p>
      <text:p text:style-name="P46"><text:span text:style-name="T38">ཚུལ་ཁྲིམས་དག་ཅིང་མཁས་ལ་སྒྲིན། །ཤེས་རབ་ལྡན་ཞིང་རྒྱུད་གཅིག་ལ། །</text:span></text:p>
      <text:p text:style-name="P46"><text:span text:style-name="T38">ཐོས་ནས་ལེགས་པར་སྟོན་པ་ནི། །རིན་ཆེན་ཞེས་བྱའི་གང་ཟག་གོ། །</text:span></text:p>
      <text:p text:style-name="P27"><text:span text:style-name="T64">ཞེས་སོ། །</text:span></text:p>
      <text:p text:style-name="P27"><text:soft-page-break/><text:span text:style-name="T64">དེ་ལྟར་གང་ཟག་ལྔ་ལས། སྔ་མ་བཞི་ནི་ཚོགས་བཤད་ཀྱི་སྣོད་དུ་རུང་བ་དང་། ཕྱི་མ་ནི་སློབ་བཤད་ཀྱི་སྣོད་དུ་རུང་བ་ཡིན་ཏེ། </text:span></text:p>
      <text:p text:style-name="P27"><text:span text:style-name="T45">[</text:span><text:span text:style-name="T46">ཟླ་བ་གྲགས་པས་སྒྲོན་གསལ་དུ།</text:span><text:span text:style-name="T45">]</text:span></text:p>
      <text:p text:style-name="P45"><text:span text:style-name="T38">ཨུཏྤལ་དེ་བཞིན་པད་དཀར་དང་། །པདྨ་ཙནྡན་ཉིད་དག་སྟེ། །</text:span></text:p>
      <text:p text:style-name="P45"><text:span text:style-name="T38">གང་ཟག་བཞི་པོ་འདི་དག་ནི། །ཚོགས་པ་ལ་བཤད་གང་ཟག་གོ། །</text:span></text:p>
      <text:p text:style-name="P45"><text:span text:style-name="T38">རྫོགས་པའི་རིམ་གྱི་སྐལ་ལྡན་ཞིང་། །རྟག་ཏུ་སྤྱོད་པས་རྣམ་བརྒྱན་པ། །</text:span></text:p>
      <text:p text:style-name="P45"><text:span text:style-name="T38">འདི་ནི་རིན་ཆེན་གང་ཟག་སྟེ། །སློབ་མ་ལ་བཤད་སྣོད་ཡིན་ནོ། །</text:span></text:p>
      <text:p text:style-name="P27"><text:span text:style-name="T64">ཞེས་སོ། །</text:span></text:p>
      <text:p text:style-name="P27"><text:span text:style-name="T67">[</text:span><text:span text:style-name="T64">བདུན་པ་</text:span><text:span text:style-name="T67">]</text:span><text:span text:style-name="T64">བདེན་གཉིས་ཀྱི་ངེས་པ་གཉིས་ཀྱི་རྒྱན་ནི། གོང་གི་རྒྱན་དྲུག་ལ་བརྟེན་ནས་ཀུན་རྫོབ་བདེན་པ་སྒྱུ་མའི་སྐུ་དང་། དོན་དམ་བདེན་པ་འོད་གསལ་གཉིས་སོ་སོའི་རྣམ་གཞག་ངེས་པ་དང་། བདེན་གཉིས་ཟུང་དུ་འཇུག་ཚུལ་ལ་ངེས་པ་རྙེད་པ་སྟེ། </text:span></text:p>
      <text:p text:style-name="P27"><text:span text:style-name="T45">[</text:span><text:span text:style-name="T46">ཟླ་བ་གྲགས་པས་སྒྲོན་གསལ་དུ།</text:span><text:span text:style-name="T45">]</text:span></text:p>
      <text:p text:style-name="P45"><text:span text:style-name="T38">རྒྱན་ནི་དྲུག་པོ་དེ་རྣམས་ཀྱིས། །བདེན་གཉིས་རྣམ་པར་ངེས་བྱས་པ། །</text:span></text:p>
      <text:p text:style-name="P45"><text:span text:style-name="T38">དེ་ནི་རྒྱན་གྱུར་བདུན་པ་སྟེ། །རྫོགས་པའི་རིམ་པ་སྒྲུབ་པ་འོ། །</text:span></text:p>
      <text:p text:style-name="P27"><text:span text:style-name="T64">ཞེས་སོ། །</text:span></text:p>
      <text:p text:style-name="P27"><text:span text:style-name="T64">ང༢ གཉིས་པ་</text:span><text:span text:style-name="T53">[</text:span><text:span text:style-name="T54">རྣམ་གྲངས་གཞན་བསྟན་པ་</text:span><text:span text:style-name="T53">]</text:span><text:span text:style-name="T64">ནི། ནམ་མཁའ་དང་མཉམ་པའི་རྒྱུད་ལས། </text:span><text:span text:style-name="T39">(</text:span><text:span text:style-name="T41">༡༢བ</text:span><text:span text:style-name="T39">)</text:span></text:p>
      <text:p text:style-name="P45"><text:span text:style-name="T38">ཡི་གེ་དང་ནི་ཡན་ལག་དང་། །བསྡུས་པའི་དོན་དང་སྤྱི་ཡི་དོན། །</text:span></text:p>
      <text:p text:style-name="P45"><text:span text:style-name="T38">སྦས་དང་དེ་བཞིན་མཐར་ཐུག་པ། །རྒྱུད་རྣམས་ངེས་པ་ཁོ་ན་ཡིན། །</text:span></text:p>
      <text:p text:style-name="P27"><text:soft-page-break/><text:span text:style-name="T64">ཞེས་གདམས་ངག་དྲུག་གསུངས་ཏེ། བརྗོད་བྱ་སྤྱི་དོན་དང་སྦས་དོན་དང་མཐར་ཐུག་གི་དོན་གསུམ། རྗོད་བྱེད་ཡི་གེའི་དོན་དང་ཡན་ལག་གི་དོན་དང་བསྡུས་དོན་གསུམ་སྟེ་དྲུག་ལས། </text:span></text:p>
      <text:p text:style-name="P27"><text:span text:style-name="T64">སྤྱི་སྦས་མཐའ་གསུམ་སྔར་བཤད་པ་དང་འདྲ་ལ། </text:span></text:p>
      <text:p text:style-name="P27"><text:span text:style-name="T64">འོན་ཀྱང་སྤྱི་དོན་ལ། ཐེག་ཆེན་ཐུན་མོང་བའི་སྤྱི་དང་། ཐུན་མོང་མ་ཡིན་པའི་སྤྱི་གཉིས། </text:span></text:p>
      <text:p text:style-name="P27"><text:span text:style-name="T64">སྦས་དོན་ལ། རང་ལུས་ཁོ་ན་ལ་བརྟེན་པ་རང་བྱིན་རླབས་དང་། གཞན་ལུས་ལ་བརྟེན་པ་དཀྱིལ་འཁོར་འཁོར་ལོ་གཉིས། </text:span></text:p>
      <text:p text:style-name="P27"><text:span text:style-name="T64">མཐར་ཐུག་གི་དོན་ལ། ཐེག་ཆེན་ཐུན་མོང་བའི་མཐར་ཐུག་དང་། ཐུན་མོང་མ་ཡིན་པ་སྔགས་ཀྱི་མཐར་ཐུག་གཉིས་ཏེ། བརྗོད་བྱ་དྲུག་ཏུ་འགྱུར་རོ། །</text:span></text:p>
      <text:p text:style-name="P27"><text:span text:style-name="T64">ཡི་གེའི་དོན་ནི། བརྗོད་བྱའི་སྒྲ་དེ་ཉིད་ཀྱི་ཡི་གེ་ལ་ཕྱིས་ནས་ཡི་གེ་གཞན་མནན་པའི་ངེས་ཚིག་གི་བཤད་པ་དང་། ཡི་གེ་ཁ་ཕྲལ་ཏེ་མནན་པའི་ངེས་ཚིག་གི་བཤད་པ་དང་། ཡི་གེ་བསྒྱུར་བའི་ངེས་ཚིག་གི་བཤད་པ་རྣམས་སོ། །</text:span></text:p>
      <text:p text:style-name="P27"><text:span text:style-name="T64">ཡན་ལག་གི་དོན་ནི། སྔར་གྱི་ཡིག་དོན་དང་འདྲ་བ་ལས། འོན་ཀྱང་སྐབས་འགའ་ཞིག་ཏུ་སྒྲའི་ངེས་ཚིག་དང་མན་ངག་གིས་ཀྱང་མཚམས་སྦྱར་ནས་གཞུང་གི་དངོས་བསྟན་གྱི་དོན་བཤད་པའོ། །</text:span></text:p>
      <text:p text:style-name="P27"><text:span text:style-name="T64">བསྡུས་དོན་ནི། སྔར་གྱི་སྒྲ་ཇི་བཞིན་པ་མ་ཡིན་པ་དང་འདྲ་བ་ལས། ཡོངས་སུ་གྲགས་པ་མ་ཡིན་པའི་ཁྱད་པར་གྱི་མིང་ངམ་བརྡའི་ཚིག་བཀྲོལ་ནས་མན་ངག་གིས་བཤད་པའོ། །</text:span></text:p>
      <text:p text:style-name="P27"><text:span text:style-name="T64">ཡང་སྒྱུ་འཕྲུལ་ཆེན་པོ་ལས། </text:span></text:p>
      <text:p text:style-name="P46"><text:span text:style-name="T38">སྔགས་དང་དབྱིབས་དང་ཆོས་བདག་ཉིད། །སྦྱོར་བ་རྣམ་པ་གསུམ་གྱིས་ནི། །</text:span></text:p>
      <text:p text:style-name="P46"><text:span text:style-name="T38">སྲིད་པའི་ཉེས་པས་མི་གོས་ཤིང་། །རྒྱུད་གྱི་དོན་ལ་འཇུག་པར་བྱ། །</text:span></text:p>
      <text:p text:style-name="P27"><text:soft-page-break/><text:span text:style-name="T64">ཞེས་བདག་ཉིད་གསུམ་གསུངས་ཏེ། དམན་པ་དབྱིབས་ཀྱི་བདག་ཉིད་ནི་བསྐྱེད་རིམ་དང་། ཟབ་མོ་སྔགས་ཀྱི་བདག་ཉིད་ནི་རང་བྱིན་རླབས་དང་། མཐར་ཐུག་ཆོས་ཀྱི་བདག་ཉིད་ནི་དཀྱིལ་འཁོར་འཁོར་ལོ་ཡིན་ནོ། །</text:span></text:p>
      <text:p text:style-name="P27"><text:span text:style-name="T64">ཡང་ནམ་མཁའ་དང་མཉམ་པར། </text:span></text:p>
      <text:p text:style-name="P46"><text:span text:style-name="T38">གོང་དུ་ཆུ་དང་གཟུགས་སུ་བཅས། །དེ་བཞིན་གཟུགས་ལས་འདས་པ་སྟེ། །</text:span></text:p>
      <text:p text:style-name="P46"><text:span text:style-name="T38">གནས་པ་རྣམ་པ་བཞི་རུ་ནི། །རྒྱུད་རྣམས་ངེས་པ་ཁོ་ན་ཡིན། །</text:span></text:p>
      <text:p text:style-name="P27"><text:span text:style-name="T64">ཞེས་གནས་པ་བཞི་གསུངས་ཏེ། </text:span><text:span text:style-name="T39">(</text:span><text:span text:style-name="T41">༡༣ན</text:span><text:span text:style-name="T39">)</text:span><text:span text:style-name="T64">གོང་བུར་གནས་པ་ནི། གཞི་དུས་སུ་ཁུ་ཁྲག་ཏུ་སེམས་འཇུག་པ། དབང་དུས་སུ་བུམ་དབང་། བསྐྱེད་རིམ་གྱི་རྒྱུ་རྡོ་རྗེ་འཆང་། རྫོགས་རིམ་གྱི་རྩ་རླུང་གི་རྣལ་འབྱོར། འབྲས་དུས་ཀྱི་ལོངས་སྐུའོ། །</text:span></text:p>
      <text:p text:style-name="P27"><text:span text:style-name="T64">ཆུར་གནས་པ་ནི། གཞི་དུས་སུ་ནུར་ནུར་པོ་སོགས་ཀྱི་ལུས་གྲུབ་པ། དབང་དུས་སུ་གསང་དབང་། བསྐྱེད་རིམ་གྱི་རྒྱུ་རྡོ་རྗེ་འཆང་ཞུ་བ། རྫོགས་རིམ་གྱི་ཞུ་བདེ། འབྲས་དུས་ཀྱི་ཆོས་སྐུའོ། །</text:span></text:p>
      <text:p text:style-name="P27"><text:span text:style-name="T64">གཟུགས་སུ་གནས་པ་ནི། གཞི་དུས་སུ་སྐྱེས་ནས་ལུས་གནས་པ། དབང་དུས་སུ་ཤེས་རབ་ཡེ་ཤེས། བསྐྱེད་རིམ་གྱི་འབྲས་བུ་རྡོ་རྗེ་འཆང་བཞེངས་པ། རྫོགས་རིམ་གྱི་སྒྱུ་མའི་སྐུ། འབྲས་དུས་ཀྱི་སྤྲུལ་སྐུའོ། །</text:span></text:p>
      <text:p text:style-name="P27"><text:span text:style-name="T64">གཟུགས་ལས་འདས་པ་ནི། གཞི་དུས་སུ་འཆི་བ། དབང་དུས་སུ་དབང་བཞི་པ། བསྐྱེད་རིམ་གྱི་བསྡུ་རིམ། རྫོགས་རིམ་གྱི་སྤྲོས་མེད། འབྲས་དུས་སུ་ངོ་བོ་ཉིད་ཀྱི་སྐུའོ། །</text:span></text:p>
      <text:p text:style-name="P27"><text:span text:style-name="T64">ཡང་གསང་འདུས་ལས། </text:span></text:p>
      <text:p text:style-name="P46"><text:span text:style-name="T38">རྒྱུད་ནི་རྒྱུན་ཞེས་བྱ་བ་སྟེ། །རྒྱུན་དེ་རྣམ་པ་གསུམ་དུ་འགྱུར། །</text:span></text:p>
      <text:p text:style-name="P46"><text:soft-page-break/><text:span text:style-name="T38">གཞི་དང་རང་བཞིན་འབྲས་བུ་དང་། །མི་འཕྲོགས་པ་ཡི་རབ་དབྱེ་བའོ། །</text:span></text:p>
      <text:p text:style-name="P46"><text:span text:style-name="T38">རང་བཞིན་རྣམ་པ་རྒྱུ་ཡིན་ཏེ། །གཞི་ནི་ཐབས་ཤེས་བྱ་བར་བརྗོད། །</text:span></text:p>
      <text:p text:style-name="P46"><text:span text:style-name="T38">དེ་བཞིན་མི་འཕྲོགས་འབྲས་བུ་སྟེ། །གསུམ་གྱིས་རྒྱུད་ཀྱི་དོན་བསྡུས་པའོ། །</text:span></text:p>
      <text:p text:style-name="P27"><text:span text:style-name="T64">ཞེས་རྒྱུད་གསུམ་གསུངས་པའི། </text:span></text:p>
      <text:p text:style-name="P27"><text:span text:style-name="T64">རྒྱུ་རྒྱུད་ནི། ཁྱད་པར་དང་ལྡན་པའི་རྟེན་གྱི་གང་ཟག་གམ་སེམས་ཅན་རྣམས་ཀྱི་སེམས་ཀྱི་དེ་བཞིན་ཉིད་དོ། །</text:span></text:p>
      <text:p text:style-name="P27"><text:span text:style-name="T64">ཐབས་རྒྱུད་ནི། སྨིན་གྲོལ་གྱི་ལམ་ཡན་ལག་དང་བཅས་པའོ། །</text:span></text:p>
      <text:p text:style-name="P27"><text:span text:style-name="T64">འབྲས་རྒྱུད་ནི། མཆོག་དམན་གྱི་དངོས་གྲུབ་མཐའ་དག་གམ་སྐུ་གསུམ་ལ་སོགས་པའོ། །</text:span></text:p>
      <text:p text:style-name="P27"><text:span text:style-name="T64">ཡང་སཾ་བུ་ཊིར། གསང་བ་ཞེས་བྱ་བ་ནི་དོན་རྣམ་པ་བདུན་ཏེ། བརྒྱད་པ་ནི་བརྗོད་དུ་མེད་པའི་ཚིག་གོ། །གསང་བ་ནི་མི་གསལ་བའོ། །གསང་བ་ནི་དེ་ཁོ་ན་ཉིད་མདོར་བསྟན་པའོ། །གསང་བ་ནི་ས་བོན་ལྔ་པའོ། །གསང་བ་ནི་དམ་པའི་དོན་སྦས་པའོ། །གསང་བ་ནི་གསང་བའི་པདྨའོ། །གསང་བ་ནི་ལྟེ་བའི་དགའ་བའོ། །གསང་བ་ནི་ཐམས་ཅད་དུ་འགྲོ་བ་བསྡུས་</text:span><text:span text:style-name="T39">(</text:span><text:span text:style-name="T41">༡༣བ</text:span><text:span text:style-name="T39">)</text:span><text:span text:style-name="T64">པའོ། །གསང་བ་ནི་བདེ་བ་མཐའ་ཡས་པ་སྟེ་རྒྱུད་ཀྱི་གཞུང་གིས་བཤད་པའོ། །ཞེས་གསུངས་ཏེ། མི་གསལ་བ་ནི་རྒྱུ་རྒྱུད། དེ་ཁོ་ན་ཉིད་མདོར་བསྟན་པ་ནི་དབང་། ས་བོན་ལྔ་ནི་སྐྱེད་རིམ། དམ་པའི་དངོས་པོ་སྦས་པ་ནི་དེ་ཁོ་ན་ཉིད་ཀྱི་ལྟ་བ། གསང་བའི་པདྨ་ནི་དཀྱིལ་འཁོར་འཁོར་ལོ། ལྟེ་བའི་དགའ་བ་ནི་བདག་བྱིན་རླབས། ཐམས་ཅད་དུ་འགྲོ་བ་བསྡུས་པ་ནི་ལམ་གྱི་ཡན་ལག །བདེ་བ་མཐའ་ཡས་པ་ནི་གསང་བ་མི་གསལ་བ་རྟོགས་པར་བྱེད་པ་སྟེ། འདི་ལོགས་སུ་མི་བགྲང་བར་གསང་བ་བདུན་དུ་བཞེད་དོ། །</text:span></text:p>
      <text:p text:style-name="P27"><text:span text:style-name="T64">ཡང་བརྟག་གཉིས་སུ། </text:span><text:span text:style-name="T44">[</text:span><text:span text:style-name="T46">བརྟག་པ་སྔ་མ། བརྒྱད་པ་རྣལ་འབྱོར་མའི་འཁོར་ལོ་འདུ་བའི་ལེའུར།</text:span><text:span text:style-name="T45">]</text:span></text:p>
      <text:p text:style-name="P45"><text:soft-page-break/><text:span text:style-name="T38">བསྐྱེད་པ་ཡི་ནི་རིམ་པ་དང་། །དེ་བཞིན་རྫོགས་པའི་རིམ་པ་ཉིད། །</text:span></text:p>
      <text:p text:style-name="P45"><text:span text:style-name="T38">རིམ་གཉིས་མཉམ་པར་གནས་ནས་ནི། །རྡོ་རྗེ་ཅན་གྱི་ཆོས་འཆད་དོ། །</text:span></text:p>
      <text:p text:style-name="P27"><text:span text:style-name="T64">ཞེས་གསུངས་པ་ལ་བརྟེན་ནས་གྲོལ་བྱེད་རིམ་པ་གཉིས་ཀྱི་སྒོ་ནས་འཆད་པ་དང་། </text:span></text:p>
      <text:p text:style-name="P27"><text:span text:style-name="T64">ཡང་འགའ་ཞིག་གིས། </text:span><text:span text:style-name="T44">[</text:span><text:span text:style-name="T46">སྡེ་བསྟན། རྒྱུད། ཀ༽ གྲུབ་ཆེན་མཚོ་སྐྱེས་རྡོ་རྗེས་ཀྱེའི་རྡོ་རྗེའི་རྒྱུད་ཀྱི་དཀའ་འགྲེལ་པདྨ་ཅན་དུ།</text:span><text:span text:style-name="T44">]</text:span></text:p>
      <text:p text:style-name="P45"><text:span text:style-name="T38">ཕྱི་དང་གསང་བ་དེ་བཞིན་ནང་། །དེ་བཞིན་ཉིད་དོན་རྣམ་པ་བཞི། །</text:span></text:p>
      <text:p text:style-name="P27"><text:span text:style-name="T64">ཞེས་ཕྱི་བསྐྱེད་རིམ། གསང་བ་ལས་རྒྱ། ནང་རང་ལུས། དེ་ཁོ་ན་ཉིད་རང་བཞིན་གྱི་གནས་ལུགས་ལ་བརྟེན་ནས་འཆད་པ་དང་། </text:span></text:p>
      <text:p text:style-name="P27"><text:span text:style-name="T64">འགའ་ཞིག་གིས། སྔོན་འགྲོ་དབང་གི་ཡན་ལག །ལམ་མངོན་རྟོགས་ཀྱི་ཡན་ལག །གྲོགས་དམ་ཚིག་དང་སྡོམ་པའི་ཡན་ལག །བརྟན་བྱེད་སྤྱོད་པའི་ཡན་ལག །འབྲས་བུ་ལས་ཚོགས་ཀྱི་ཡན་ལག་སྟེ། ཡན་ལག་ལྔའི་སྒོ་ནས་འཆད་པ་སོགས་རྣམ་གྲངས་མང་དུ་གསུངས་སོ། །</text:span></text:p>
      <text:p text:style-name="P27"><text:span text:style-name="T64">ང༣ </text:span><text:span text:style-name="T21">གསུམ་པ་དེ་དག་གིས་རྒྱུད་འཆད་ཚུལ་ནི</text:span><text:span text:style-name="T64">། རྡོ་རྗེ་འཆང་གིས་སྐལ་པ་དང་མི་ལྡན་པ་རྣམས་རྒྱུད་ལ་རང་གར་འཇུག་པ་སྤང་བའི་ཕྱིར་རྒྱུད་ཐམས་ཅད་མཐའ་དྲུག་གི་རྒྱ་ཡིས་བཅིངས་ཏེ་གསུངས་པ་ལས། རྒྱུད་ཚིག་མ་ལུས་པ་མཐའ་དྲུག་པོ་གང་རུང་རེའི་ཚུལ་དུ་མ་གནས་པ་མེད་ལ། </text:span></text:p>
      <text:p text:style-name="P27"><text:span text:style-name="T83">དེ་ལ་འཆད་ཚུལ་བཞི་འཇུག་ཚུལ་ནི། གཞུང་ཚིག་གང་ཡིན་པ་དེ་ཉིད་རང་གི་དངོས་བསྟན་གྱི་ཐོབ་ཐང་ལྟར་བཀྲལ་ནས་དོན་གཞན་དུ་མ་སྐྱོགས་པ་ནི་ཡིག་དོན་ནམ་ཚིག་དོན་གྱི་བཤད་པ་ཞེས་བྱ་ཞིང་།</text:span><text:span text:style-name="T64"> </text:span></text:p>
      <text:p text:style-name="P27"><text:span text:style-name="T64">འདི་མཐའ་དྲུག་ག་ལ་</text:span><text:span text:style-name="T39">(</text:span><text:span text:style-name="T41">༡༤ན</text:span><text:span text:style-name="T39">)</text:span><text:span text:style-name="T64">འཇུག་སྟེ། སྐབས་ཁ་ཅིག་ཏུ་དྲང་དོན། ཁ་ཅིག་ཏུ་ངེས་དོན། ཁ་ཅིག་ཏུ་དགོངས་བཤད་སོགས་སུ་འགྱུར་བས། གཞུང་ཐད་སོའི་བཤད་པ་ཞེས་ཀྱང་བྱ། ཡོངས་གྲགས་ཀྱི་བཤད་པ་ཞེས་ཀྱང་བྱ་སྟེ། བཀའ་བསྟན་བཅོས་སྤྱི་ལ་གྲགས་པའི་བཤད་པའོ། །</text:span></text:p>
      <text:p text:style-name="P27"><text:soft-page-break/><text:span text:style-name="T64">བཤད་བྱའི་གཞུང་གི་དངོས་བསྟན་གྱི་དོན་མཐའ་དྲུག་ཇི་ལྟ་བུ་ཞིག་ཏུ་གནས་ཀྱང་། ཕར་ཕྱིན་དང་ཐུན་མོང་བའི་བརྗོད་བྱར་བཀྲལ་བ་དང་། བསྐྱེད་རིམ་གྱི་ཆོ་ག་དང་མཐུན་པར་བཀྲལ་བ་ནི་སྤྱི་དོན་གྱི་བཤད་པ་སྟེ། སྔ་མ་དྲང་ངེས་ཅི་རིགས་དང་། ཕྱི་མ་དྲང་དོན་གྱི་བཤད་པར་འགྱུར་ཞིང་། </text:span></text:p>
      <text:p text:style-name="P27"><text:span text:style-name="T64">རང་བྱིན་རླབས་དང་དཀྱིལ་འཁོར་འཁོར་ལོའི་ཆོ་ག་དང་མཐུན་པར་བཀྲལ་བ་ནི་སྦས་དོན་གྱི་བཤད་པ་སྟེ། འདི་དྲང་ངེས་ཀྱི་བཤད་པ་ཅི་རིགས་སུ་འགྱུར་ལ། </text:span></text:p>
      <text:p text:style-name="P27"><text:span text:style-name="T64">དོན་གྱི་ལྷན་སྐྱེས་སམ་འོད་གསལ་དང་ཟུང་འཇུག་དང་འབྲས་བུ་སྐུ་གསུམ་ལ་སོགས་པའི་དོན་དུ་བཀྲལ་བ་ནི་མཐར་ཐུག་གི་བཤད་པ་སྟེ། འདི་ནི་ངེས་དོན་གྱི་བཤད་པ་གཙོ་ཆེའོ། །</text:span></text:p>
      <text:p text:style-name="P27"><text:span text:style-name="T64">དེ་ཡང་བརྗོད་བྱ་མཐའ་དྲུག་ག་ལ་རྗོད་བྱེད་ཚུལ་བཞི་གའི་བཤད་པ་སྦྱར་བ་དང་། གཞུང་གི་དངོས་བསྟན་བཤད་ཚུལ་བཞི་གང་རུང་གཅིག་ཏུ་གནས་པ་ལ་ཡང་། འཆད་པའི་ཚེ་ཚུལ་བཞི་གའི་བཤད་པ་མཇུག་ཏུ་ཡོང་བས་མཐའ་གཅིག་ཏུ་མ་ངེས་ཀྱང་། རྡོ་རྗེའི་ཚིག་སྦྲམ་པོར་གསུངས་པའི་ངེས་དོན་གཙོ་ཆེ་བ་རྣམས་ལ་ཚུལ་བཞི་གའི་བཤད་པ་དང་། སྒྲ་ཇི་བཞིན་པར་གསུངས་པ་དྲང་དོན་གཙོ་ཆེ་བ་ལ་ཡིག་སྤྱིའི་བཤད་པ་ཙམ་གྱིས་འགྲེལ་བ་མང་སྟེ། </text:span></text:p>
      <text:p text:style-name="P27"><text:span text:style-name="T64">དེ་ཡང་དཔེར་ན། བཤད་ཚུལ་བཞིའི་སྒོ་ནས་རྒྱུད་འཆད་པའི་ཚེ། རྒྱུད་གཞུང་གི་སྐབས་སོ་སོ་ལ་ཚུལ་བཞིའི་ནང་ནས་སྤྱིའི་ཚུལ་ལྟ་བུའི་བཤད་ཚུལ་ཅི་རིགས་རེ་སྦྱར་བས་ཆོག་པའི་སྐབས་དང་། རྒྱུད་གཞུང་གི་ཚིག་རེ་རེ་ལ་ཡང་ཡིག་སྤྱི་སྦས་མཐའ་བཞི་གའི་ཚུལ་ཐམས་ཅད་སྦྱར་ནས་འཆད་དགོས་པའི་རྣམ་དབྱེ་ཤེས་དགོས་ལ། </text:span></text:p>
      <text:p text:style-name="P27"><text:span text:style-name="T64">དེ་བཞིན་དུ་རྒྱུད་གསུམ་གྱི་བཤད་ཚུལ་གྱིས་རྒྱུད་གཞུང་འཆད་པའི་ཚེ། གཞུང་གི་སྐབས་སོ་སོར་རྒྱུད་གསུམ་གང་རུང་རེ་དང་སྦྱར་</text:span><text:span text:style-name="T39">(</text:span><text:span text:style-name="T41">༡༤བ</text:span><text:span text:style-name="T39">)</text:span><text:span text:style-name="T64">བས་ཆོག་པ་དང་། གཞུང་ཚིག་རེ་རེ་ལའང་རྒྱུད་གསུམ་ག་</text:span><text:soft-page-break/><text:span text:style-name="T64">དང་སྦྱར་ནས་འཆད་དགོས་པའི་རྣམ་དབྱེ་དང་། དེའི་རིགས་པས་བདག་ཉིད་གསུམ་དང་གནས་པ་བཞི་ལ་སོགས་པའི་བཤད་ཚུལ་གྱིས་རྒྱུད་འཆད་ཚུལ་ཡང་ཤེས་པར་བྱ་ཞིང་། </text:span></text:p>
      <text:p text:style-name="P27"><text:span text:style-name="T64">གདམས་ངག་གི་འཆད་སྲོལ་ལ་ཡང་། གཞུང་དོན་གྱི་བརྗོད་བྱ་སྤྱི་སྦས་མཐའ་གསུམ་པོ་རེ་རེ་ལའང་། རྗོད་བྱེད་ཡི་གེ་དང་ཡན་ལག་དང་བསྡུས་དོན་གྱི་བཤད་པ་གསུམ་ལ་སྦྱར་དགོས་པ་དང་། བརྗོད་བྱ་དེ་དག་རེ་རེ་ལ་རྗོད་བྱེད་ཀྱི་བཤད་པ་གང་རུང་རེས་བཤད་པས་ཆོག་པའི་སྐབས་ཅི་རིགས་པ་ཡོད་དོ། །</text:span></text:p>
      <text:p text:style-name="P27"><text:span text:style-name="T64">དེས་ན་རྒྱུད་སྡེ་རྣམས་ལས་འཆད་ཚུལ་སྣ་ཚོགས་བཤད་ཀྱང་། ཚུལ་བཞི་དང་རྒྱུད་གསུམ་གྱི་སྒོ་ནས་འཆད་པ་ལ་འཆད་ཚུལ་ཕལ་ཆེར་འདུ་ཞིང་། དེ་གཉིས་ཀྱང་ཕན་ཚུན་གནད་གཅིག་སྟེ། གཞུང་ཚིག་གི་དངོས་བསྟན་ཡོངས་གྲགས་ལྟར་བཀྲལ་བ་ནི་རྒྱུད་གསུམ་གང་ལ་འབྱོར་ཡང་ཡི་གེའི་བཤད་པ། གཞན་ཕལ་ཆེར་དུ་རྒྱུ་རྒྱུད་ལ་སྦྱར་བ་དང་ཐབས་རྒྱུད་བསྐྱེད་རིམ་ལ་སྦྱར་བ་སྤྱི་བཤད། ཐབས་རྒྱུད་རྫོགས་རིམ་ལ་སྦྱར་བ་སྦས་བཤད། འབྲས་རྒྱུད་ལ་སྦྱར་བ་མཐར་ཐུག་གི་བཤད་པར་འགྱུར་ཏེ། ཚུལ་འདིས་འཆད་སྲོལ་ཐམས་ཅད་ཀྱི་གནད་རྟོགས་པར་བྱའོ། །</text:span></text:p>
      <text:p text:style-name="P27"><text:span text:style-name="T64">གཞན་ཡང་གཞུང་དོན་འགྲེལ་པ་ལ་ཚིག་གི་འབྲུ་ཙམ་གཉེར་བ་ཚིག་འགྲེལ། གཞུང་དོན་རྟོགས་སླ་བ་རྣམས་ལ་བཤད་པ་མ་བྱས་པར་རང་སོར་བཞག་པའམ་དཀྱུས་ཀྱི་ས་བཅད་པ་ཙམ་བྱས་ནས་རྟོགས་དཀའ་བ་བྱེ་བྲག་ཏུ་བཤད་པ་དཀའ་འགྲེལ། གཞུང་དོན་ཐམས་ཅད་བཤད་ཚུལ་ཇི་ལྟར་རིགས་པས་རྣམ་པར་བཀྲལ་ནས་བཤད་པ་རྣམ་བཤད་དམ་རྣམ་འགྲེལ། གཞུང་དོན་ཐམས་ཅད་དགག་བཞག་སྤང་གསུམ་གྱི་སྒོ་ནས་ཤིན་ཏུ་རྒྱས་པར་འགྲེལ་བ་རྒྱ་ཆེར་འགྲེལ་ལ་སོགས་པ་འགྲེལ་པའི་རྣམ་གཞག་མང་ཡང་། གཞུང་གི་བརྗོད་བྱར་གཏོགས་པ་སྤྱིའི་དོན་གོ་བར་བྱེད་པ་ལ་ཡོངས་</text:span><text:soft-page-break/><text:span text:style-name="T64">གྲགས་ཀྱི་བཤད་པས་ཁོག་དབུབས་པ་ལུས་སྤྱིའི་དོན་དང་། གཞུང་གི་དངོས་བསྟན་གྱི་བརྗོད་བྱ་དེ་ཉིད་</text:span><text:span text:style-name="T39">(</text:span><text:span text:style-name="T41">༡༥ན</text:span><text:span text:style-name="T39">)</text:span><text:span text:style-name="T64">བཤད་ཚུལ་བཞི་ལ་སོགས་པའི་སྒོ་ནས་དོན་གསལ་བར་བྱེད་པ་ཡན་ལག་གཞུང་གི་དོན་གཉིས་ཀྱི་སྒོ་ནས་བཤད་ན་རྒྱུད་འཆད་པ་པོ་འཆད་བདེ་ཞིང་ཉན་པ་པོ་གོ་བདེ་བས་དེ་ལྟར་དུ་བཤད་པར་བྱའོ། །</text:span></text:p>
      <text:p text:style-name="P27"><text:span text:style-name="T1">ག༤ </text:span><text:span text:style-name="T31">བཞི་པ་</text:span><text:span text:style-name="T4">[</text:span><text:span text:style-name="T1">གཞན་འཇུག་པའི་ཡན་ལག་དགོས་འབྲེལ་</text:span><text:span text:style-name="T4">]</text:span><text:span text:style-name="T31">ལ། </text:span><text:span text:style-name="T1">ང༡ </text:span><text:span text:style-name="T31">དགོས་འབྲེལ་སྤྱིའི་རྣམ་དབྱེ་དང་། ང༢ རྒྱུད་ཀྱི་དགོས་འབྲེལ་ངོས་བཟུང་བ་གཉིས་ཀྱི། </text:span></text:p>
      <text:p text:style-name="P57"><text:span text:style-name="T64">ང༡ དང་པོ་ནི། རྒྱུད་འཆད་པ་ལ། རྒྱུད་ཀྱི་དགོས་འབྲེལ་དང་། བརྗོད་བྱའི་བསྡུས་དོན་དང་། གཞུང་གི་ཚིག་དོན་དང་། བཤད་པའི་མཚམས་སྦྱོར་དང་། ལུང་རིགས་ཀྱི་བརྒལ་ལན་ལྔའི་སྒོ་ནས་འཆད་པར་བཤད་དོ། །</text:span></text:p>
      <text:p text:style-name="P57"><text:span text:style-name="T64">རྣམ་བཤད་རིག་པར། </text:span></text:p>
      <text:p text:style-name="P65"><text:span text:style-name="T21">མདོ་རྣམས་འཆད་འདོད་དེ་དག་ལ། །མན་ངག་ཅུང་ཟད་སྦྱིན་པར་བྱ། །</text:span></text:p>
      <text:p text:style-name="P65"><text:span text:style-name="T21">དགོས་པ་བསྡུས་པའི་དོན་བཅས་དང་། །ཚིག་དོན་བཅས་དང་མཚམས་སྦྱར་བཅས། །</text:span></text:p>
      <text:p text:style-name="P65"><text:span text:style-name="T21">བརྒལ་ལན་བཅས་ཏེ་བསྙད་པར་བྱ། །</text:span></text:p>
      <text:p text:style-name="P57"><text:span text:style-name="T64">ཞེས་སོ། །</text:span></text:p>
      <text:p text:style-name="P57"><text:span text:style-name="T64">དེ་ལ་ཡང་། སྨྱོན་པའི་ཚིག་ལྟར་བརྗོད་བྱ་མེད་པ་དང་། བྱ་རོག་སོ་རྟོག་གི་བསྟན་བཅོས་ལྟར་དགོས་པ་མེད་པ་དང་། ཀླ་ཀློའི་མ་བག་མར་ལེན་པའི་བསྟན་བཅོས་ལྟར་ཉིང་དགོས་མེད་པ་དང་། ཀླུའི་རྒྱལ་པོའི་གཙུག་གི་ནོར་བུ་ལེན་པའི་བསྟན་བཅོས་ལྟར་འབྲེལ་བ་མེད་པ་ལ་ཆོས་ཀྱི་རྗེས་འབྲང་རྣམས་མི་འཇུག་པས། ཉན་པ་པོ་གུས་པ་བསྐྱེད་པའི་ཕྱིར་རྒྱུད་བཤད་པའི་ཐོག་མར་དགོས་འབྲེལ་བརྗོད་དགོས་ཏེ། </text:span></text:p>
      <text:p text:style-name="P27"><text:soft-page-break/><text:span text:style-name="T64">དེ་ཉིད་དུ། </text:span></text:p>
      <text:p text:style-name="P45"><text:span text:style-name="T38">མདོ་དོན་ཆེ་བ་ཉིད་ཐོས་ནས། །ཉན་པ་པོ་དེ་གུས་བྱེད་པས། །</text:span></text:p>
      <text:p text:style-name="P45"><text:span text:style-name="T38">ཐོག་མར་དགོས་པ་བརྗོད་པར་བྱ། །</text:span></text:p>
      <text:p text:style-name="P27"><text:span text:style-name="T64">ཞེས་སོ། །</text:span></text:p>
      <text:p text:style-name="P27"><text:span text:style-name="T64">དེ་ཡང་དགོས་འབྲེལ་ལ། བརྗོད་བྱ་དང་། དགོས་པ་དང་། ཉིང་དགོས་དང་། འབྲེལ་བ་སྟེ། ཡོངས་སུ་གྲགས་པ་དགོས་སོགས་ཆོས་བཞིའམ། རྗོད་བྱེད་གཞུང་དང་བཅས་པའི་དགོས་སོགས་ཆོས་ལྔ་ཡང་བཤད་དོ། །</text:span></text:p>
      <text:p text:style-name="P27"><text:span text:style-name="T64">དེ་ཡང་དགོས་འབྲེལ་གྱི་རྣམ་དབྱེ་ཕྱེ་ན། གཞུང་གི་ཚིག་ཙམ་ལ་ཡོད་པ་བཞི་ནི། གཞུང་ཚིག་གི་བསྟན་བྱའི་དོན་གང་ཡིན་པ་དེ་བརྗོད་བྱ། ཚིག་དེ་ལ་བརྟེན་ནས་དོན་གང་ཡིན་པ་དེ་གོ་བ་དགོས་པ། དེ་ལ་བརྟེན་ནས་སྐྱེས་བུས་དོན་དེ་སྒྲུབ་པ་ཉིང་དགོས། དགོས་པ་གཉིས་བརྗོད་བྱ་དེ་ལ་བལྟོས་ཤིང་འབྲེལ་བ་ནི་འབྲེལ་པའོ། །</text:span><text:span text:style-name="T39">(</text:span><text:span text:style-name="T41">༡༥བ</text:span><text:span text:style-name="T39">)</text:span></text:p>
      <text:p text:style-name="P27"><text:span text:style-name="T64">དགོས་འབྲེལ་གྱི་ཚིག་ལ་ཡོད་པ་བཞི་ནི། གཞུང་གི་ལུས་ལ་ཡོད་པའི་དགོས་སོགས་ཆོས་བཞི་ནི་བརྗོད་བྱ། དགོས་འབྲེལ་གྱི་ཚིག་ལ་བརྟེན་ནས་སྐྱེས་བུས་གཞུང་ལ་དགོས་སོགས་ཆོས་བཞི་ཡོད་པར་རྟོགས་པ་དགོས་པ། དེ་ལྟར་རྟོགས་ནས་གཞུང་ལ་འཇུག་པར་འགྱུར་བ་ཉིང་དགོས། </text:span></text:p>
      <text:p text:style-name="P27"><text:span text:style-name="T64">འབྲེལ་བནི། གོང་བཞིན་ནོ། །</text:span></text:p>
      <text:p text:style-name="P27"><text:span text:style-name="T64">དེའི་ཐོག་ཏུ་གཞུང་གི་ལུས་ལ་ཡོད་པ་བཞི་བསྣན་ཏེ་བཅུ་གཉིས་སུ་འབྱེད་དོ། །</text:span></text:p>
      <text:p text:style-name="P27"><text:span text:style-name="T64">ང༢ གཉིས་པ་</text:span><text:span text:style-name="T20">[</text:span><text:span text:style-name="T21">རྒྱུད་ཀྱི་དགོས་འབྲེལ་ངོས་བཟུང་བ་</text:span><text:span text:style-name="T20">]</text:span><text:span text:style-name="T64">ནི། སྤྱིར་རྒྱུད་ཀྱི་བསྟན་བྱའི་གཙོ་བོར་གྱུར་པའི་བཅོམ་ལྡན་འདས་དེ་ཉིད་བརྗོད་བྱ། དེ་སྟོན་པའི་རྒྱུད་གཞུང་གང་ཡིན་པ་དེ་རྗོད་བྱེད། དེ་གཉིས་</text:span><text:soft-page-break/><text:span text:style-name="T64">ཕན་ཚུན་གཅིག་ལ་གཅིག་བལྟོས་པ་འབྲེལ་བ། རྒྱུད་ཀྱི་བསྟན་དོན་དུ་གྱུར་པའི་གནས་སྐབས་ཀྱི་འབྲས་བུ་མཐའ་དག་གྲུབ་པ་དགོས་པ། མཐར་ཐུག་གི་འབྲས་བུ་གྲུབ་པ་ཉིང་དགོས་སུ་བཤད་དེ། </text:span></text:p>
      <text:p text:style-name="P27"><text:span text:style-name="T64">བདེ་མཆོག་སྟོད་འགྲེལ་ལས། </text:span><text:span text:style-name="T1">འདིར་ཤེས་རབ་དང་ཐབས་ཀྱི་བདག་ཉིད་ཅན་བཅོམ་ལྡན་འདས་དཔལ་ཧེ་རུ་ཀ་ནི་བརྗོད་པར་བྱ་བའོ། །འདི་རྟོགས་པར་བྱེད་པའི་རྒྱུད་ཀྱི་རྒྱལ་པོ་ནི་རྗོད་པར་བྱེད་པའོ། །རྗོད་པར་བྱེད་པ་དང་བརྗོད་པར་བྱ་བ་དེ་དག་གི་ཕན་ཚུན་བརྗོད་བྱ་རྗོད་བྱེད་ཀྱི་མཚན་ཉིད་ནི་འབྲེལ་བའོ། །དཀྱིལ་འཁོར་དུ་འཇུག་པ་ལ་སོགས་པ་སེམས་ཅན་གྱི་དོན་བྱེད་པ་དང་འཇིག་རྟེན་པའི་དངོས་གྲུབ་སྒྲུབ་པ་ནི་དགོས་པའོ། །བསོད་ནམས་དང་ཡེ་ཤེས་ཀྱི་ཚོགས་ཀྱི་ཕྱག་རྒྱ་ཆེན་པོའི་དངོས་གྲུབ་སྒྲུབ་པ་དང་སངས་རྒྱས་ཉིད་ནི་དགོས་པའི་དགོས་པའོ། །</text:span><text:span text:style-name="T64">ཞེས་སོ། །</text:span></text:p>
      <text:p text:style-name="P27"><text:span text:style-name="T64">འོན་ཀྱང་རྒྱུད་འདིའི་བརྗོད་བྱ་ནི། འབྲས་བུའི་རྒྱུད་སེམས་དཔའ་གསུམ་གྱི་སྙིང་པོ་ཀྱེའི་རྡོ་རྗེ་བརྗོད་བྱའི་གཙོ་བོར་སྟོན་ལ། དེ་མངོན་དུ་བྱེད་པའི་རྒྱུའི་རྒྱུད་དང་ཐབས་ཀྱི་རྒྱུད་ཀྱང་ཡན་ལག་ཏུ་བསྟན་ཏེ། མདོར་ན། གཞི་དངོས་པོའི་གནས་ལུགས། ལམ་ཉམས་ལེན་གྱི་རིམ་པ། འབྲས་བུ་སྐྱེ་ཚུལ་དང་བཅས་པ་མཐའ་དག་གསལ་བར་བསྟན། </text:span></text:p>
      <text:p text:style-name="P27"><text:span text:style-name="T64">བརྗོད་བྱ་དེ་དག་ཁོང་དུ་ཆུད་པར་བྱེད་པའི་རྗོད་བྱེད་ནི། འབུམ་ཕྲག་ལྔ་པ་ལས་བསྡུས་པའི་རྒྱུད་བརྟག་པ་གཉིས་ཀྱི་བདག་ཉིད་ལེའུ་ཉེར་</text:span><text:span text:style-name="T39">(</text:span><text:span text:style-name="T41">༡༦ན</text:span><text:span text:style-name="T39">)</text:span><text:span text:style-name="T64">གསུམ་པ་ཤློཀ་བདུན་བརྒྱ་ལྔ་བཅུ་པ་འདི་ཉིད་དོ། །</text:span></text:p>
      <text:p text:style-name="P27"><text:span text:style-name="T64">འདིའི་དགོས་པ་ནི། རྒྱུད་འདི་ལ་སྐལ་ལྡན་རྣམས་ཀྱིས་ཐོས་བསམ་བྱས་པ་ལ་བརྟེན་ནས་གཞི་ལམ་འབྲས་བུའི་རྣམ་གཞག་ཇི་ལྟ་བ་ཁོང་དུ་ཆུད་པ་ནི་དགོས་པའི་གཙོ་བོ་ཡིན་ལ། གདུལ་བྱ་བློ་དམན་པ་འབུམ་ཕྲག་ལྔ་པ་སོགས་ལ་འཇུག་པར་མི་ནུས་པས་ཀྱང་ཀྱེའི་རྡོ་རྗེའི་དོན་བདེ་བླག་ཏུ་གོ་བར་བྱེད་པ་འདིའི་ཡན་ལག་གི་དགོས་པ་ཡིན་ནོ། །</text:span></text:p>
      <text:p text:style-name="P27"><text:soft-page-break/><text:span text:style-name="T64">དགོས་པའི་དགོས་པའམ་ཉིང་དགོས་ནི། རྒྱུད་དོན་གྱི་གཞི་ལམ་འབྲས་བུའི་རྣམ་གཞག་ཤེས་པས་ཚུལ་ཇི་ལྟ་བར་ཉམས་སུ་བླངས་ཏེ་འབྲས་བུ་རྡོ་རྗེ་འཆང་མཆོག་གི་དངོས་གྲུབ་ཐོབ་པ་ནི་ཉིང་དགོས་ཀྱི་གཙོ་བོ་ཡིན་ལ། གནས་སྐབས་སུ་ཀྱེའི་རྡོ་རྗེའི་རྣལ་འབྱོར་ལ་བརྩོན་པས་ཕྲིན་ལས་བཞི་ལ་སོགས་པའི་ལས་རབ་འབྱམས་འགྲུབ་པ་ཉིང་དགོས་ཀྱི་ཡན་ལག་ཡིན་ནོ། །</text:span></text:p>
      <text:p text:style-name="P27"><text:span text:style-name="T64">དེ་དག་གི་འབྲེལ་བ་ནི། བརྗོད་བྱ་གཞི་ལམ་འབྲས་གསུམ་གྱི་རྣམ་གཞག་རྗོད་བྱེད་རྒྱུད་ཀྱི་ཚིག་གིས་བསྟན་པ་ལ་བརྟེན་ནས། སྐྱེས་བུས་དོན་དེ་དག་ཁོང་དུ་ཆུད་དེ་རྒྱུད་དོན་ཉམས་སུ་བླངས་པས་འབྲས་བུ་གྲུབ་པ་རྣམས་ཕན་ཚུན་ཐབས་དང་ཐབས་བྱུང་གི་ཚུལ་དུ་འབྲེལ་བའམ། ཕྱི་མ་ཕྱི་མ་རྣམས་སྔ་མ་སྔ་མ་ལ་བལྟོས་ཤིང་རག་ལས་པ་གནས་སྐབས་ཀྱི་འབྲེལ་བ་དང་། གཞིའི་གནས་ལུགས་ཤེས་ནས་གནད་ཇི་ལྟ་བ་བཞིན་འཆིང་བ་ལམ་གྱི་རིམ་པ་ཡིན་ལ། དེ་ལ་བརྟེན་ནས་འབྲས་བུ་མངོན་དུ་བྱེད་པ་རྒྱུན་ཆགས་ཤིང་འབྲེལ་བ་ནི་རང་བཞིན་གྱི་འབྲེལ་བའམ་དོན་གྱི་འབྲེལ་བ་ཡིན་ནོ། །</text:span></text:p>
      <text:p text:style-name="P27"><text:span text:style-name="T64">དེ་ཡང་། བརྗོད་བྱ། དགོས་པ། ཉིང་དགོས་རྣམས་རྗོད་བྱེད་གཞུང་གིས་དངོས་སུ་བསྟན་ལ། འབྲེལ་བ་ནི་ཤུགས་ལས་འབྱུང་སྟེ། </text:span></text:p>
      <text:p text:style-name="P27"><text:span text:style-name="T64">ཇི་སྐད་དུ། </text:span><text:span text:style-name="T44">[</text:span><text:span text:style-name="T46">པདྨའི་ངང་ཚུལ།</text:span><text:span text:style-name="T44">?</text:span><text:span text:style-name="T46">བརྡ་སྤྲོད་པའི་གཞུང་།</text:span><text:span text:style-name="T44">]</text:span></text:p>
      <text:p text:style-name="P45"><text:span text:style-name="T52">འབྲེལ་བ་སྟོན་པར་བྱེད་པའི་སྒྲ། །དངོས་སུ་ཡོད་པ་མ་ཡིན་ཡང་། །</text:span></text:p>
      <text:p text:style-name="P45"><text:span text:style-name="T52">འོན་ཀྱང་དེ་ཉིད་རྣམ་དཔྱད་ལས། །དོན་གྱིས་གོ་བར་བསྟན་པ་ཡིན། །</text:span></text:p>
      <text:p text:style-name="P27"><text:span text:style-name="T64">ཞེས་སོ། །</text:span></text:p>
      <text:p text:style-name="P27"><text:span text:style-name="T31">ག༥ ལྔ་པ་</text:span><text:span text:style-name="T4">[</text:span><text:span text:style-name="T1">རྒྱུད་ཀྱི་སྤྱི་རྣམ་སྟོན་པ་བསྡུས་དོན་བཤད་པ་</text:span><text:span text:style-name="T4">]</text:span><text:span text:style-name="T31">ལ། ང༡ རྒྱུད་སྤྱིའི་མངོན་རྟོགས་ཀྱི་བསྡུས་དོན་དང་། ང༢ ལེའུ་སོ་སོའི་བསྡུས་དོན་གཉིས་ཀྱི།</text:span><text:span text:style-name="T32"> </text:span><text:span text:style-name="T39">(</text:span><text:span text:style-name="T41">༡༦བ</text:span><text:span text:style-name="T39">)</text:span></text:p>
      <text:p text:style-name="P27"><text:soft-page-break/><text:span text:style-name="T41">ང༡ </text:span><text:span text:style-name="T64">དང་པོ་ནི། རྡོ་རྗེ་འཆང་གིས་རྒྱུད་ཟབ་མོ་ལ་སྐལ་བ་དང་མི་ལྡན་པ་རང་གར་འཇུག་པ་སྤང་བའི་ཕྱིར། གླེགས་བམ་ཀློག་པ་རྣམས་འཁྲུལ་པ་སྐྱེ་བའི་དོན་དུ་ལམ་གྱི་གོ་རིམ་དཀྲུགས་ཏེ་གསུངས་པ་ལས། རྡོ་རྗེའི་སློབ་དཔོན་གྱི་མན་ངག་གིས་རྒྱུད་ཀྱི་མངོན་རྟོགས་ལམ་གྱི་གོ་རིམ་དུ་བསྡུད་པ་ལ</text:span><text:span text:style-name="T66"> </text:span><text:span text:style-name="T64">རྒྱུད་གསུམ་གྱིས་རྒྱུད་དོན་ཐམས་ཅད་བསྡུས་པར་བཤད་པ་ལས། </text:span></text:p>
      <text:p text:style-name="P27"><text:span text:style-name="T64">རྒྱུའི་རྒྱུད་ལ། རྒྱུ་བདེ་བར་གཤེགས་པའི་སྙིང་པོ་སེམས་ཉིད་རང་བཞིན་ལྷན་སྐྱེས་ལ། རྟེན་གྱི་སྒོ་ནས་ཕྱེ་ན་འགྲོ་བ་དྲུག་དང་། ཁྱད་པར་ཅན་གྱི་རྟེན་དལ་འབྱོར་ལ་རིགས་ཀྱི་སྒོ་ནས་རིགས་ཅན་ལྔ་དང་། བློའི་སྒོ་ནས་གང་ཟག་ལྔ་ལ་སོགས་པ་སྟེ། དེ་ཡང་སྐལ་དམན་ཐེག་པ་ལ་རིམ་གྱིས་སྦྱང་དགོས་པ་དང་། སྐལ་ལྡན་ཟབ་མོའི་ལམ་ལ་ཅིག་ཆར་དུ་བཅུག་པས་ཆོག་པ་གཉིས་སོ། །</text:span></text:p>
      <text:p text:style-name="P27"><text:span text:style-name="T64">ཐབས་ཀྱི་རྒྱུད་ལ། ལམ་གྱི་སྔོན་འགྲོ། དངོས་གཞི། ཡན་ལག །གྲོགས་བཞིའི། </text:span></text:p>
      <text:p text:style-name="P71"><text:span text:style-name="T64">སྔོན་འགྲོ་སྨིན་བྱེད་ཀྱི་དབང་ལ། ས་ཆོག་དང་། སྟ་གོན་དང་། དཀྱིལ་འཁོར་བྲི་བ་དང་། སྒྲུབ་མཆོད་དང་། བདག་འཇུག་དང་། སློབ་མ་དཀྱིལ་འཁོར་དུ་འཇུག་པ་དང་། བུམ་དབང་དང་། གསང་དབང་དང་། ཤེས་རབ་ཡེ་ཤེས་དང་། དབང་བཞི་པ་བསྐུར་བ་ལ་སོགས་པའོ། །</text:span></text:p>
      <text:p text:style-name="P71"><text:span text:style-name="T64">ལམ་དངོས་གཞི་ལ། གྲོལ་བྱེད་རིམ་པ་གཉིས་ཀྱི། </text:span></text:p>
      <text:p text:style-name="P71"><text:span text:style-name="T64">བསྐྱེད་པའི་རིམ་པ་ལ། གཏོར་མ་ཚོགས་བསགས་བསྲུང་འཁོར་སོགས་ཀྱི་སྦྱོར་བ་དང་། རྟེན་གཞལ་ཡས་ཁང་དང་བརྟེན་པ་ལྷ་བསྐྱེད་པ། སྐྱེ་མཆེད་བྱིན་རླབས་དང་ཡེ་ཤེས་པ་གཞུག་པ། དབང་བསྐུར་ཞིང་རྒྱས་བཏབ་ནས་མཆོད་བསྟོད་བྱ་བ། དཀྱིལ་འཁོར་བསྒོམ་ཞིང་དག་པ་དྲན་པ་ལ་སོགས་པའི་དངོས་གཞི་དང་། སྨོན་ལམ་དང་སྤྱོད་ལམ་གྱི་རྣལ་འབྱོར་ལ་སོགས་པའི་ཐུན་མཚམས་སོ། །</text:span></text:p>
      <text:p text:style-name="P27"><text:soft-page-break/><text:span text:style-name="T64">རྫོགས་པའི་རིམ་པ་ལ། རང་ལུས་ལ་བརྟེན་པ་རང་བྱིན་རླབས་དང་། གཞན་ལུས་ལ་བརྟེན་པ་དཀྱིལ་འཁོར་འཁོར་ལོ་གཉིས་ཀྱི། </text:span></text:p>
      <text:p text:style-name="P27"><text:span text:style-name="T72">སྔ་མ་རྩ་ལ་བརྟེན་པ་ལ། རྩ་གསུམ་དང་། འཁོར་ལོ་གཅིག་དང་། གཉིས་དང་། བཞི་ལ་བརྟེན་པ་དང་།</text:span><text:span text:style-name="T64"> </text:span></text:p>
      <text:p text:style-name="P27"><text:span text:style-name="T64">རླུང་ལ་བརྟེན་པ་ལ། རྒྱ་ཡན་དུ་འཆིང་བ་དང་། ཁ་དོག་དང་། དབྱིབས་དང་། བགྲང་</text:span><text:span text:style-name="T39">(</text:span><text:span text:style-name="T41">༡༧ན</text:span><text:span text:style-name="T39">)</text:span><text:span text:style-name="T64">བ་དང་། བུམ་ཅན་ལ་བསླབ་པ་རྣམས་དང་། </text:span></text:p>
      <text:p text:style-name="P71"><text:span text:style-name="T64">གཉིས་ཀའི་ཐུན་མོང་དུ་བྱང་སེམས་ལ་བརྟེན་པ་ལ། དབབ། བཟུང་། བཟློག །ཁྱབ། དགའ་བཞིའི་ལྷན་སྐྱེས་ཀྱི་རྣལ་འབྱོར་ལ་སོགས་པའོ། །</text:span></text:p>
      <text:p text:style-name="P71"><text:span text:style-name="T64">ལམ་གྱི་ཡན་ལག་ལ། བཟླས་པ་དང་། གཏོར་མ་དང་། རབ་གནས་དང་། སྦྱིན་སྲེག་དང་། ཚོགས་འཁོར་ལ་སོགས་པའོ། །</text:span></text:p>
      <text:p text:style-name="P71"><text:span text:style-name="T64">ལམ་གྱི་གྲོགས་ལ། དམ་ཚིག་དང་། སྤྱོད་པ་གཉིས་ཀྱི། </text:span></text:p>
      <text:p text:style-name="P71"><text:span text:style-name="T64">དམ་ཚིག་ལ། སྒྲུབ་པའི་དམ་ཚིག་དང་། བསྲུང་བའི་དམ་ཚིག་དང་། བཟའ་བའི་དམ་ཚིག་དང་། བཅའ་བའི་དམ་ཚིག་ལ་སོགས་པའོ། །</text:span></text:p>
      <text:p text:style-name="P71"><text:span text:style-name="T64">སྤྱོད་པ་ལ། གསང་སྤྱོད་དང་། རིག་པ་བརྟུལ་ཞུགས་ཀྱི་སྤྱོད་པ་དང་། ཕྱོགས་ལས་རྣམ་རྒྱལ་གྱི་སྤྱོད་པ་ལ་སོགས་པའོ། །</text:span></text:p>
      <text:p text:style-name="P71"><text:span text:style-name="T64">འབྲས་བུའི་རྒྱུད་ལ། གནས་སྐབས་སུ། ཕྲིན་ལས་རབ་འབྱམས་སྒྲུབ་པ་དང་། ས་ལམ་བགྲོད་པའི་རིམ་པ་དང་། མཐར་ཐུག་མཆོག་གི་དངོས་གྲུབ་གྲུབ་པ་ལ་སོགས་པ་སྟེ། </text:span></text:p>
      <text:p text:style-name="P71"><text:span text:style-name="T64">འདི་དག་རྒྱུད་འདི་ཉིད་ལས་ཅི་རིགས་པར་བསྟན་ཏེ། སོ་སོའི་སྐབས་ལས་ཤེས་སོ། །</text:span></text:p>
      <text:p text:style-name="P69"><text:soft-page-break/><text:span text:style-name="T64">ང༢ གཉིས་པ་</text:span><text:span text:style-name="T20">[</text:span><text:span text:style-name="T21">ལེའུ་སོ་སོའི་བསྡུས་དོན་</text:span><text:span text:style-name="T20">]</text:span><text:span text:style-name="T64">ནི། འདིར་བརྟག་པ་སྔ་མའི་ལེའུ་དང་པོས་རྒྱུད་ཀྱི་བརྗོད་བྱ་མདོར་བསྟན། དེ་ཉིད་ལེའུ་གཉིས་པ་མན་གྱི་བརྟག་པ་དང་པོས་རྒྱས་པར་བཤད། </text:span></text:p>
      <text:p text:style-name="P71"><text:span text:style-name="T64">དེར་མི་གསལ་བ་དང་མ་ཚང་བ་བརྟག་པ་ཕྱི་མས་ཁ་བསྐང་སྟེ་བཤད་པ་ལས། </text:span></text:p>
      <text:p text:style-name="P71"><text:span text:style-name="T64">དེ་ཡང་། རྡོ་རྗེ་སྙིང་པོ་མངོན་པར་བྱང་ཆུབ་པ། ཞེས་བྱ་བ་བརྟག་པ་སྔ་མའི་ལེའུ་དང་པོ་རྡོ་རྗེ་རིགས་ཀྱི་ལེའུས། རྒྱུད་ཀྱི་གླེང་གཞི་དང་། སེམས་དཔའ་གསུམ་དང་། ཀྱེའི་རྡོ་རྗེའི་མཚན་དོན་དང་། རྒྱུད་སྤྱིའི་མདོར་བསྟན་དང་། བྱེ་བྲག་རིམ་གཉིས་ཀྱི་མདོར་བསྟན་དང་། ལུས་ཀྱི་རྩ་དང་། སྡོམ་པའི་དབྱེ་བ་དང་། གཏུམ་མོའི་རྣལ་འབྱོར་རྣམས་བསྟན། </text:span></text:p>
      <text:p text:style-name="P71"><text:span text:style-name="T64">གཉིས་པ་སྔགས་ཀྱི་ལེའུས། གཏོར་མའི་སྔགས་དང་། ལྷའི་སྔགས་དང་། ལས་ཚོགས་ཀྱི་སྔགས་དང་། ཆར་དབབ་པ་དང་། སྤྲིན་བྲལ་བ་དང་། རྡོ་རྗེ་གྲི་གུག་དང་། ལྷ་དགས་པ་དང་། ཚ་བས་གདུང་བ་དང་། ཆང་སྐྱུག་པ་དང་། མྱོས་མ་དགུག་པ་དང་། ཉི་ཟླ་བཟུང་བ་དང་། པྲ་དབབ་པ་དང་། དུད་འགྲོ་ལྔ་བསྐྲད་པ་དང་། ལས་བསྒྲུབ་ཀྱི་ལྷ་མོ་རྣམས་བསྟན། </text:span></text:p>
      <text:p text:style-name="P71"><text:span text:style-name="T64">གསུམ་པ་ལྷའི་ལེའུས། ཚད་མེད་དང་། རྡོ་རྗེ་བཞི་བསྐྱེད་དང་། བསྲུང་འཁོར་དང་། ཆོ་ག་སུམ་བསྐྱེད་དང་། ཚོགས་བསག་དང་། མངོན་བྱང་ལྔ་བསྐྱེད་དང་། </text:span><text:span text:style-name="T39">(</text:span><text:span text:style-name="T41">༡༧བ</text:span><text:span text:style-name="T39">)</text:span><text:span text:style-name="T64">ཧེ་རུ་ཀ་ཕྱག་གཉིས་པ་དང་། བཞི་པ་དང་། དྲུག་པའི་མངོན་རྟོགས་རྣམས་བསྟན། </text:span></text:p>
      <text:p text:style-name="P71"><text:span text:style-name="T64">བཞི་པ་ལྷ་དབང་བསྐུར་བའི་ལེའུས། དབང་བསྐུར་བའི་ཆོ་ག་དང་། རྒྱས་འདེབས་དང་། ལྷ་སྒོམ་པའི་ཐུན་རྣམས་བསྟན། </text:span></text:p>
      <text:p text:style-name="P27"><text:soft-page-break/><text:span text:style-name="T64">ལྔ་པ་དེ་ཁོ་ན་ཉིད་ཀྱི་ལེའུས། དེ་ཁོ་ན་ཉིད་ཀྱིས་མཚན་ཉིད་དང་། དེ་རྟོགས་པའི་ཐབས་ཕྱག་རྒྱ་བསྟེན་ཚུལ་དང་། ཐབས་ལས་བྱུང་བའི་དེ་ཁོ་ན་ཉིད་དང་། ཤེས་རབ་ཀྱི་མིང་དོན་དང་། དེ་ཁོ་ན་ཉིད་ཀྱི་ཕན་ཡོན་རྣམས་བསྟན། </text:span></text:p>
      <text:p text:style-name="P27"><text:span text:style-name="T64">དྲུག་པ་སྤྱོད་པའི་ལེའུས། སྤྱོད་པའི་གང་ཟག་དང་། དུས་དང་། གནས་དང་། གྲོགས་དང་། རྒྱན་གོས་དང་། ལག་ཆ་དང་། གླུ་གར་དང་། བཟའ་བཏུང་དང་། སྤྱོད་པ་སྤྱད་ཚུལ་རྣམས་བསྟན། </text:span></text:p>
      <text:p text:style-name="P27"><text:span text:style-name="T64">བདུན་པ་བརྡ་དང་གནས་གཏན་ལ་དབབ་པའི་ལེའུས། རྣལ་འབྱོར་མ་རྣམས་འདུ་བའི་ལག་པའི་བརྡ་དང་། འདུ་བའི་ཡུལ་སོ་གཉིས་དང་། འདུ་བའི་དུས་དང་། ཚོགས་ཀྱི་རྫས་དང་། དེའི་སྐབས་ཀྱི་རྣལ་འབྱོར་རྣམས་བསྟན། </text:span></text:p>
      <text:p text:style-name="P27"><text:span text:style-name="T64">བརྒྱད་པ་རྣལ་འབྱོར་མའི་འཁོར་ལོ་འདུ་བའི་ལེའུས། རྟེན་འབྱུང་རིམ་དང་གཞལ་ཡས་ཁང་བསྐྱེད་པ་དང་། མངོན་བྱང་ལྔའི་བསྐྱེད་ཆོག་དང་། དེ་ལས་བརྟེན་པ་ལྷ་བསྐྱེད་པ་དང་། ལྷའི་མངོན་རྟོགས་ལ་སོགས་པའི་བསྐྱེད་རིམ་དང་། ལྷན་སྐྱེས་ཀྱི་དབྱེ་བ་དང་། དགའ་བཞིའི་རྣམ་དབྱེ་དང་། ལྷན་སྐྱེས་གཏན་ལ་དབབ་པ་དང་། དེའི་ཡོན་ཏན་གྱི་ཁྱད་པར་དང་། དེ་སྒོམ་པར་གདམས་པ་སོགས་ཀྱི་རྫོགས་རིམ་བསྟན། </text:span></text:p>
      <text:p text:style-name="P27"><text:span text:style-name="T64">དགུ་པ་རྣམ་དག་གི་ལེའུས། དེ་བཞིན་ཉིད་ཀྱི་དག་པ་དང་། ལྷའི་དག་པ་དང་། དེ་ཁོ་ན་ཉིད་ཀྱི་དག་པ་རྣམས་བསྟན། </text:span></text:p>
      <text:p text:style-name="P27"><text:span text:style-name="T64">བཅུ་པ་དབང་གི་ལེའུས། ས་ཆོག་དང་། སྟ་གོན་དང་། དཀྱིལ་འཁོར་བྲི་བ་དང་། སྒྲུབ་མཆོད་དང་། བདག་འཇུག་དང་། སློབ་མ་དབང་བསྐུར་བ་དང་། དབང་ལས་བྱུང་བའི་དགའ་བ་བཞི་དང་། ལྷན་སྐྱེས་ཡེ་ཤེས་རྣམས་བསྟན། </text:span></text:p>
      <text:p text:style-name="P27"><text:soft-page-break/><text:span text:style-name="T64">ལེའུ་བཅུ་གཅིག་པས། ལྟ་སྟངས་བཞི་དང་། དམ་ཚིག་གི་བཟའ་བ་དང་། སྐྱེ་བདུན་གྱི་སྒྲུབ་པ་དང་། ཀུ་རུ་ཀུལླེའི་སྒྲུབ་ཐབས་རྣམས་བསྟན། </text:span></text:p>
      <text:p text:style-name="P27"><text:span text:style-name="T64">དེ་ནས། སྒྱུ་མའི་བརྟག་པ། ཞེས་བྱ་བ་བརྟག་པ་ཕྱི་མའི་ལེའུ་དང་པོ་རབ་གནས་ཀྱི་ལེའུས། རབ་གནས་ཀྱི་ཆོ་ག་དང་། སྦྱིན་སྲེག་ལ་སོགས་པ་བསྟན། </text:span><text:span text:style-name="T39">(</text:span><text:span text:style-name="T41">༡༨ན</text:span><text:span text:style-name="T39">)</text:span></text:p>
      <text:p text:style-name="P27"><text:span text:style-name="T64">གཉིས་པ་དངོས་གྲུབ་གཏན་ལ་དབབ་པའི་ལེའུས། བསྐྱེད་རིམ་སྒོམ་ཚུལ་དང་། དངོས་གྲུབ་སྒྲུབ་པའི་སྤྱོད་པ་དང་། རིམ་གཉིས་ཀྱི་རྣམ་གཞག་དང་། ཁྱད་པར་ལྷན་སྐྱེས་ཀྱི་བདེ་བ་དང་། རིགས་དང་། རིགས་བདག་གི་དབྱེ་བསྡུ་རྣམས་བསྟན། </text:span></text:p>
      <text:p text:style-name="P71"><text:span text:style-name="T64">གསུམ་པ་རྒྱུད་ཐམས་ཅད་ཀྱི་གླེང་གཞི་དང་གསང་བའི་སྐད་ཀྱི་ལེའུས། གླེང་གཞིའི་དོན་དང་། དབང་བཞིའི་དབྱེ་བ་དང་། དཀྱིལ་འཁོར་འཁོར་ལོ་དང་། དེ་དག་གི་དམ་ཚིག་དང་། ཡུལ་ཡུལ་ཅན་ལ་སོགས་པའི་རྣམ་གཞག་དང་། སྦྱོང་བའི་ཁྱད་པར་དང་། དབང་པོའི་དག་པ་དང་། གསང་བའི་སྐད་རྣམས་བསྟན། </text:span></text:p>
      <text:p text:style-name="P71"><text:span text:style-name="T64">བཞི་པ་རྒྱུད་ཐམས་ཅད་ཀྱི་ཕྱག་རྒྱ་བསྡུས་པའི་དོན་གྱི་ལེའུས། གླུ་གར་དང་། རིགས་ཀྱི་རྒྱས་གདབ་དང་། ལྷ་མོ་རྣམས་ཀྱི་ས་བོན་དང་། རྩའི་དག་པ་དང་། དཀྱིལ་འཁོར་འཁོར་ལོའི་རིམ་པ་དང་། སྡོམ་པའི་དབྱེ་བ་དང་། ལྷ་མོ་བརྒྱད་ཀྱི་རྒྱས་འདེབས་ལ་དོགས་པ་གཅོད་པ་དང་། གཏོར་ཆོག་དང་། ལྷ་མོ་གསུམ་གྱི་རྒྱས་འདེབས་དང་། རིགས་ཀྱི་དབྱེ་བསྡུ་རྣམས་བསྟན། </text:span></text:p>
      <text:p text:style-name="P27"><text:span text:style-name="T64">ལྔ་པ་ཀྱེའི་རྡོ་རྗེ་མངོན་འབྱུང་གི་ལེའུས། གཞལ་ཡས་ཁང་དང་། ཕྱག་བཅུ་དྲུག་པའི་རྒྱུའི་ཧེ་རུ་ཀ་བསྐྱེད་པ་དང་། འཁོར་གྱི་ལྷ་མོ་སྤྲོ་བ་དང་། འབྲས་བུའི་ཧེ་རུ་ཀ་བཞེངས་པ་དང་། རྩ་སྔགས་དང་། </text:span><text:soft-page-break/><text:span text:style-name="T64">དཀྱིལ་འཁོར་གྱི་ལས་རིམ་དང་། དབང་བསྐུར་བ་དང་། དབང་ལས་བྱུང་བའི་ཡེ་ཤེས་དང་། རྡོ་རྗེ་རྦ་རླབས་རྣམས་བསྟན། </text:span></text:p>
      <text:p text:style-name="P27"><text:span text:style-name="T64">དྲུག་པ་བྲིས་སྐུའི་ཆོ་གའི་ལེའུས། ཕྱག་རྒྱ་ལྔའི་དག་པ་དང་། བྲིས་སྐུའི་ཆོ་ག་བསྟན། </text:span></text:p>
      <text:p text:style-name="P27"><text:span text:style-name="T64">བདུན་པ་བཟའ་བའི་ལེའུས། གླེགས་བམ་དང་། ཚོགས་འཁོར་གྱི་ཆོ་ག་བསྟན། </text:span></text:p>
      <text:p text:style-name="P27"><text:span text:style-name="T88">བརྒྱད་པ་འདུལ་བའི་ལེའུས། ཕྱག་རྒྱ་བརྟག་པ་དང་། སྨོན་ལམ་དང་། སྐལ་མིན་རྒྱུད་སྦྱང་ཚུལ་བསྟན།</text:span><text:span text:style-name="T64"> </text:span></text:p>
      <text:p text:style-name="P27"><text:span text:style-name="T89">དགུ་པ་སྔགས་བཏུ་བའི་ལེའུས། ཁ་སྦྱོར་འབྱེད་པ་དང་། ལྷའི་དག་པ་དང་། སྔགས་བཏུ་རྣམས་བསྟན།</text:span><text:span text:style-name="T64"> </text:span></text:p>
      <text:p text:style-name="P27"><text:span text:style-name="T64">བཅུ་པ་བཟླས་པའི་ལེའུས། ཕྲེང་བ་དང་། དེ་དུས་ཀྱི་བཟའ་བཏུང་བསྟན། </text:span></text:p>
      <text:p text:style-name="P27"><text:span text:style-name="T64">བཅུ་གཅིག་པ་ལྷན་ཅིག་སྐྱེས་པའི་དོན་གྱི་ལེའུས། རིགས་ཀྱི་རྟགས་མཚན་དང་། ལྷན་སྐྱེས་བསྐྱེད་ཐབས་བསྟན། </text:span></text:p>
      <text:p text:style-name="P27"><text:span text:style-name="T64">ལེའུ་བཅུ་གཉིས་པས། དབང་བཞི་བསྐུར་བའི་</text:span><text:span text:style-name="T39">(</text:span><text:span text:style-name="T41">༡༨བ</text:span><text:span text:style-name="T39">)</text:span><text:span text:style-name="T64">ཚིགས་བཅད་དང་། རྡོ་རྗེ་དང་པད་མ་བྱིན་གྱིས་རློབ་པའི་སྔགས་རྣམས་བསྟན་པའོ། །</text:span></text:p>
      <text:p text:style-name="P10"><text:span text:style-name="T64">ཐོག་མར་བཀོད་པ་ཀླད་ཀྱི་དོན།</text:span></text:p>
      <text:p text:style-name="P1"/>
      <text:p text:style-name="P27"><text:span text:style-name="T1">ཀ༢</text:span><text:span text:style-name="T31"> གཉིས་པ་རྒྱུད་ཀྱི་བཤད་པ་དངོས་གཞི་ལ། </text:span><text:span text:style-name="T1">ཁ༡ </text:span><text:span text:style-name="T31">དང་པོར་བཀོད་པ་ཀླད་ཀྱི་དོན། </text:span><text:span text:style-name="T1">ཁ༢ </text:span><text:span text:style-name="T31">བར་དུ་བཤད་པ་གཞུང་གི་དོན། </text:span><text:span text:style-name="T1">ཁ༣ </text:span><text:span text:style-name="T31">མཐའ་མར་བསྟན་པ་མཇུག་གི་དོན་གསུམ་གྱི། </text:span></text:p>
      <text:p text:style-name="P27"><text:span text:style-name="T1">ཁ༡ </text:span><text:span text:style-name="T31">དང་པོ་ལ། </text:span><text:span text:style-name="T1">ག༡ </text:span><text:span text:style-name="T31">མཚན་གྱི་དོན་དང་། </text:span><text:span text:style-name="T1">ག༢ </text:span><text:span text:style-name="T31">འགྱུར་གྱི་ཕྱག་གཉིས་ལས། </text:span></text:p>
      <text:p text:style-name="P27"><text:span text:style-name="T1">ག༡ </text:span><text:span text:style-name="T31">དང་པོ་ལ། </text:span><text:span text:style-name="T1">ང༡ </text:span><text:span text:style-name="T31">མཚན་བསྒྱུར་བ། </text:span><text:span text:style-name="T1">ང༢ </text:span><text:span text:style-name="T31">མཚན་དོན་བཤད་པ། </text:span><text:span text:style-name="T1">ང༣ </text:span><text:span text:style-name="T31">མཚན་དེ་འདོགས་པའི་རྒྱུ་མཚན། </text:span><text:span text:style-name="T1">ང༤ </text:span><text:span text:style-name="T31">དེ་ལྟར་བཏགས་པའི་དགོས་དང་བཞིའི། </text:span></text:p>
      <text:p text:style-name="P27"><text:span text:style-name="T64">ང༡ དང་པོ་ནི། </text:span></text:p>
      <text:p text:style-name="P50"><text:span text:style-name="T56">རྒྱ་གར་སྐད་དུ། ཤྲཱི་ཧེ་བཛྲ་ཏནྟྲ་རཱ་ཛ་ནཱ་མ། </text:span></text:p>
      <text:p text:style-name="P50"><text:span text:style-name="T56">བོད་སྐད་དུ། དཔལ་ཀྱེེའི་རྡོ་རྗེ་ཞེས་བྱ་བའི་རྒྱུད་ཀྱི་རྒྱལ་པོ། </text:span></text:p>
      <text:p text:style-name="P27"><text:span text:style-name="T64">ཞེས་པ་ཏེ། ཡུལ་རྒྱ་གར་ན། སཾསྐྲྀ་ཏ་ཞེས་པ་ལེགས་སྦྱར་གྱི་སྐད་དང་། པྲ་ཀྲིཏ་ཞེས་པ་རང་བཞིན་པའི་སྐད་དང་། ཨ་ཝ་བྷྲཾ་ཤ་ཏ་ཞེས་པ་ཟུར་ཆག་པའི་སྐད་དང་། པི་ཤཱ་ཙི་ཀ་ཞེས་པ་ཤ་ཟའི་སྐད་དེ། སྐད་རིགས་བཞི་ཡོད་པ་ལས། </text:span></text:p>
      <text:p text:style-name="P27"><text:span text:style-name="T64">ལེགས་སྦྱར་རམ་སཾསྐྲྀ་ཏའི་སྐད་དུ་རྒྱུད་འདིའི་མཚན་ལ། ཤྲཱི་ཧེ་བཛྲ་ཏནྟྲ་རཱ་ཛ་ནཱ་མ། ཞེས་པ་སྟེ། </text:span></text:p>
      <text:p text:style-name="P27"><text:span text:style-name="T64">དེ་བོད་ཡུལ་གྱི་སྐད་དུ་བསྒྱུར་ན། ཤྲཱི་ནི་དཔལ། ཧེ་བཛྲ་ནི་ཀྱེའི་རྡོ་རྗེ། ཏནྟྲ་ནི་རྒྱུད། རཱ་ཛ་ནི་རྒྱལ་པོ། ནཱ་མ་ནི་ཞེས་བྱ་བ་ཞེས་པར་འགྱུར་ལ། </text:span></text:p>
      <text:p text:style-name="P27"><text:span text:style-name="T64">དེ་ལྟར་མཚན་བསྒྱུར་བའི་དགོས་པ་ནི། ཐོག་མར་རྒྱ་སྐད་སྨོས་པས་རྒྱུད་འདི་རྒྱ་གར་ཆོས་ཀྱི་འབྱུང་ཁུངས་ནས་བྱུང་བར་རིག་སྟེ། རྒྱུད་ཁུངས་བཙུན་པར་ཤེས་ཤིང་། སཾསྐྲྀ་ཏའི་སྐད་ལ་བག་</text:span><text:soft-page-break/><text:span text:style-name="T64">ཆགས་འཇོག་པ་དང་། དེ་བོད་སྐད་དུ་བསྒྱུར་བས་གླེགས་བམ་བཙལ་སླ་བ་དང་། ཚིག་བཟུང་བདེ་ཞིང་དོན་རྟོགས་བདེ་བ་ཡིན་ལ། </text:span></text:p>
      <text:p text:style-name="P27"><text:span text:style-name="T64">སྐད་གཉིས་ཀ་ཤན་སྦྱར་བས་སྒྲ་དོན་གྱི་ཐ་སྙད་ཅུང་ཟད་ཤེས་ནས་སྒྲ་བསྒྱུར་གྱི་ཚུལ་ལ་བློ་ཁ་ཕྱོགས་པ་དང་། རྒྱ་སྐད་གོ་དཀའ་བ་དེ་ཉིད་བོད་སྐད་གོ་སླ་བར་བསྒྱུར་བའི་ཚུལ་རིག་ནས་ལོ་པན་གྱི་བཀའ་དྲིན་དྲན་པ་ལ་སོགས་པ་ཡིན་ཞེས་སྔ་རབས་པ་དག་བཞེད་དོ། །</text:span></text:p>
      <text:p text:style-name="P27"><text:span text:style-name="T64">ང༢ </text:span><text:span text:style-name="T21">གཉིས་པ་</text:span><text:span text:style-name="T67">[</text:span><text:span text:style-name="T64">མཚན་དོན་བཤད་པ་</text:span><text:span text:style-name="T67">]</text:span><text:span text:style-name="T21">ནི</text:span><text:span text:style-name="T64">། དེ་ལ་དཔལ་ཞེས་བྱ་བ་ནི། ཤྲཱིའི་སྒྲ་ལས་དྲངས་ན། གཉིས་མེད་ཡེ་ཤེས་དང་། བསྟེན་པར་བྱ་བ་ལ་འཇུག་སྟེ། </text:span></text:p>
      <text:p text:style-name="P27"><text:span text:style-name="T45">[</text:span><text:span text:style-name="T46">བརྟག་པ་སྔ་མ། བདུན་པ་བརྡ་དང་གནས་གཏན་ལ་དབབ་པའི་ལེའུར།</text:span><text:span text:style-name="T45">]</text:span></text:p>
      <text:p text:style-name="P47"><text:span text:style-name="T38">ཤྲཱི་ནི་གཉིས་མེད་ཡེ་ཤེས་ཏེ། །</text:span></text:p>
      <text:p text:style-name="P27"><text:span text:style-name="T64">ཞེས་དང་། </text:span><text:span text:style-name="T39">(</text:span><text:span text:style-name="T41">༡༩ན</text:span><text:span text:style-name="T39">)</text:span></text:p>
      <text:p text:style-name="P27"><text:span text:style-name="T64">སྐད་ཀྱི་བྱིངས་ལས། ཤྲཱིཉ་བསྟེན་པ་ལའོ། །ཞེས་སོ། །</text:span></text:p>
      <text:p text:style-name="P71"><text:span text:style-name="T64">དེ་ཡང་གཟུང་འཛིན་གྱི་སྤྲོས་པ་དང་བྲལ་བའི་གཉིས་མེད་ཡེ་ཤེས་དེ་ཉིད་སྲིད་ཞི་ཀུན་གྱི་དཔལ་དུ་གྱུར་པས་ན་ཐམས་ཅད་ཀྱིས་འདོད་ཅིང་བསྟེན་པར་བྱ་བའི་དོན་ཏོ། །</text:span></text:p>
      <text:p text:style-name="P71"><text:span text:style-name="T64">ཀྱེའི་ཞེས་པའི་ཀྱེ་ནི་འབོད་ཅིང་བསྐུལ་བའི་དོན་ཏེ། དེ་ཡང་ཐབས་དམིགས་པ་མེད་པའི་སྙིང་རྗེ་ཆེན་པོས་ཀུན་ནས་བསླངས་ཏེ་སྐྱེས་བུ་ཐམས་ཅད་རང་བཞིན་གྱི་དོན་སྒྲུབ་པ་ལ་བསྐུལ་བ་སྟེ། </text:span></text:p>
      <text:p text:style-name="P27"><text:span text:style-name="T45">[</text:span><text:span text:style-name="T46">བརྟག་པ་སྔ་མ། དང་པོ་རྡོ་རྗེ་རིགས་ཀྱི་ལེའུར།</text:span><text:span text:style-name="T45">]</text:span></text:p>
      <text:p text:style-name="P47"><text:span text:style-name="T38">ཧེ་ནི་སྙིང་རྗེ་ཆེན་པོ་ཉིད། །</text:span></text:p>
      <text:p text:style-name="P27"><text:span text:style-name="T64">ཅེས་སོ། །</text:span></text:p>
      <text:p text:style-name="P27"><text:soft-page-break/><text:span text:style-name="T64">ཡང་ན། ཧེ་ཞེས་པ་དགྱེས་པའི་དོན་དང་། ཧེ་ལ་ཞེས་པ་རོལ་པའི་དོན་ཏེ། སྒྲིབ་མེད་ཀྱི་བདེ་བ་</text:span><text:span text:style-name="T83">ཆེན་པོ་ལྷན་ཅིག་སྐྱེས་པ་ལ་དགྱེས་པ་དང་། སྙིང་རྗེ་ཆེན་པོས་སེམས་ཅན་གྱི་དོན་ལ་རྟག་ཏུ་རོལ་པ་སྟེ།</text:span><text:span text:style-name="T64"> </text:span></text:p>
      <text:p text:style-name="P27"><text:span text:style-name="T64">འབུམ་ལྔར། </text:span></text:p>
      <text:p text:style-name="P44"><text:span text:style-name="T21">སེམས་ཅན་ཆོས་དང་དམིགས་པ་མེད། །སྙིང་རྗེ་འདི་ནི་རྣམ་གསུམ་བཤད། །</text:span></text:p>
      <text:p text:style-name="P44"><text:span text:style-name="T21">ཆེན་པོའི་སྒྲ་ཡིས་དམིགས་པ་མེད། །དགྱེས་པའི་ཡེ་ཤེས་མངོན་པར་བརྗོད། །</text:span></text:p>
      <text:p text:style-name="P57"><text:span text:style-name="T64">ཅེས་སོ། །</text:span></text:p>
      <text:p text:style-name="P57"><text:span text:style-name="T64">རྡོ་རྗེ་ཞེས་བྱ་བ་ནི། ཤེས་རབ་རྣམ་ཀུན་མཆོག་ལྡན་གྱི་སྟོང་པ་ཉིད་དེ། </text:span></text:p>
      <text:p text:style-name="P57"><text:span text:style-name="T45">[</text:span><text:span text:style-name="T46">བརྟག་པ་སྔ་མ། དང་པོ་རྡོ་རྗེ་རིགས་ཀྱི་ལེའུར།</text:span><text:span text:style-name="T45">]</text:span></text:p>
      <text:p text:style-name="P66"><text:span text:style-name="T38">བཛྲའང་ཤེས་རབ་བརྗོད་པར་བྱ། །</text:span></text:p>
      <text:p text:style-name="P57"><text:span text:style-name="T64">ཞེས་དང་། </text:span></text:p>
      <text:p text:style-name="P57"><text:span text:style-name="T64">འབུམ་ལྔར། </text:span></text:p>
      <text:p text:style-name="P63"><text:span text:style-name="T38">རྡོ་རྗེའི་སྒྲ་ཡིས་ཨེ་ཡིག་ནི། །རྣམ་པ་ཀུན་ལྡན་སྟོང་ཉིད་དོ། །</text:span></text:p>
      <text:p text:style-name="P57"><text:span text:style-name="T64">ཞེས་སོ། །</text:span></text:p>
      <text:p text:style-name="P57"><text:span text:style-name="T64">སྟོང་པ་ཉིད་ལ་རྡོ་རྗེའི་སྒྲ་འཇུག་པའི་རྒྱུ་མཚན་ནི། རྡོ་རྗེ་དང་ཆོས་མཚུངས་པ་སྟེ། རྩེ་མོར། </text:span></text:p>
      <text:p text:style-name="P64"><text:span text:style-name="T38">སྲ་ཞིང་སྙིང་པོ་ཁོང་སྟོང་མེད། །བཅད་དང་གཞིག་པར་བྱ་བ་མིན། །</text:span></text:p>
      <text:p text:style-name="P64"><text:span text:style-name="T38">བསྲེག་པར་བྱ་མིན་འཇིག་མེད་པས། །སྟོང་ཉིད་རྡོ་རྗེར་བརྗོད་པར་བྱ། །</text:span></text:p>
      <text:p text:style-name="P57"><text:span text:style-name="T64">ཞེས་སོ། །</text:span></text:p>
      <text:p text:style-name="P57"><text:span text:style-name="T64">ཞེས་བྱ་བའི་ཞེས་པ་ནི། ནཱ་མའི་སྒྲ་འཆི་བ་དང་མི་བཟོད་པ་ལ་སོགས་པའི་དོན་བཅུ་ལ་འཇུག་ཀྱང་། འདིར་ནི་མིང་ལ་འཇུག་པ་སྟེ། མིང་དེ་སྐད་ཅེས་བྱ་བ་ཡིན་ཞེས་པའི་ཐ་ཚིག་གོ། །</text:span></text:p>
      <text:p text:style-name="P27"><text:soft-page-break/><text:span text:style-name="T64">རྒྱུད་ཀྱི་ཞེས་པའི་རྒྱུད་ནི། བར་མ་ཆད་པར་འབྲེལ་བ་དང་རྒྱུན་ཆགས་པའི་དོན་ཏེ། དཔེར་ན། མིའི་རིགས་རྒྱུད་དང་ཆུ་བོའི་རྒྱུན་བཞིན་ནོ། །</text:span></text:p>
      <text:p text:style-name="P27"><text:span text:style-name="T64">དེ་ལྟར་ཡང་། གསང་འདུས་ལས། </text:span></text:p>
      <text:p text:style-name="P45"><text:span text:style-name="T38">རྒྱུད་ཅེས་བྱ་བ་འབྲེལ་བའི་དོན། །</text:span></text:p>
      <text:p text:style-name="P27"><text:span text:style-name="T64">ཞེས་དང་། </text:span></text:p>
      <text:p text:style-name="P45"><text:span text:style-name="T38">རྒྱུད་ནི་རྒྱུན་ཞེས་བྱ་བ་སྟེ། །</text:span></text:p>
      <text:p text:style-name="P27"><text:span text:style-name="T64">ཞེས་སོ། །</text:span></text:p>
      <text:p text:style-name="P27"><text:span text:style-name="T64">དེ་ཡང་། བརྗོད་བྱ་དོན་གྱི་</text:span><text:span text:style-name="T39">(</text:span><text:span text:style-name="T41">༡༩བ</text:span><text:span text:style-name="T39">)</text:span><text:span text:style-name="T64">རྒྱུད་དང་། རྗོད་བྱེད་སྒྲའི་རྒྱུད་གཉིས་ལས། </text:span></text:p>
      <text:p text:style-name="P27"><text:span text:style-name="T64">དོན་གྱི་རྒྱུད་ནི། རྒྱུའི་རྒྱུད་ཐེག་ཆེན་གྱི་རིགས་ཅན་དགེ་ཚོགས་ཀྱི་རྒྱུད་ཡོངས་སུ་འབྱོར་བའམ་སེམས་ཉིད་དེ་བཞིན་ཉིད་དེ་ཉིད། </text:span></text:p>
      <text:p text:style-name="P27"><text:span text:style-name="T64">ཐབས་ཀྱི་རྒྱུད་སྨིན་གྲོལ་གྱི་ལམ་ཡན་ལག་དང་བཅས་པ་ལ་ཞུགས་པས། </text:span></text:p>
      <text:p text:style-name="P27"><text:span text:style-name="T64">འབྲས་བུའི་རྒྱུད་མཆོག་དང་ཐུན་མོང་གི་དངོས་གྲུབ་ཐོབ་པ་རྣམས་འབྲེལ་ཞིང་རྒྱུན་ཆགས་པ་སྟེ། </text:span></text:p>
      <text:p text:style-name="P27"><text:span text:style-name="T64">ཤཱཀྱ་བཤེས་གཉེན་གྱིས། </text:span><text:span text:style-name="T44">[</text:span><text:span text:style-name="T46">སྤྱོད་བསྡུས་སྒྲོན་མའི་ཊཱི་ཀཱར།</text:span><text:span text:style-name="T44">]</text:span></text:p>
      <text:p text:style-name="P45"><text:span text:style-name="T38">དོན་ནི་རྣམ་པ་གསུམ་དུ་འདུས། །ཐབས་དང་རྒྱུ་དང་འབྲས་བུའོ། །</text:span></text:p>
      <text:p text:style-name="P45"><text:span text:style-name="T38">རྒྱུ་ནི་ཐེག་ཆེན་རིགས་ཅན་ཏེ། །དགེ་བའི་ཆོས་ཀྱིས་རྣམ་པར་བརྒྱན། །</text:span></text:p>
      <text:p text:style-name="P45"><text:span text:style-name="T38">ཐབས་ནི་རྣམ་པ་གཉིས་ཡིན་ཏེ། །དབང་བསྐུར་དེ་ཉིད་སྤྱོད་དང་བཅས།</text:span></text:p>
      <text:p text:style-name="P45"><text:span text:style-name="T38">འབྲས་བུ་སྐུ་གསུམ་ཐུན་མོང་གྲུབ། །</text:span></text:p>
      <text:p text:style-name="P27"><text:span text:style-name="T64">ཅེས་དང་། </text:span></text:p>
      <text:p text:style-name="P27"><text:soft-page-break/><text:span text:style-name="T64">གསང་འདུས་ལས། </text:span></text:p>
      <text:p text:style-name="P45"><text:span text:style-name="T38">རྒྱུད་ནི་རྒྱུན་ཞེས་བྱ་བ་སྟེ། །རྒྱུན་དེ་རྣམ་པ་གསུམ་དུ་འགྱུར། །</text:span></text:p>
      <text:p text:style-name="P27"><text:span text:style-name="T64">ཞེས་སོགས་གསུངས་པ་ལྟར་རོ། །</text:span></text:p>
      <text:p text:style-name="P27"><text:span text:style-name="T64">དེ་ཡང་། སེམས་ཉིད་དེ་བཞིན་ཉིད་ནི་སངས་རྒྱས་ཀྱི་རྒྱུ་ཡིན་ལ། རང་གི་ངོ་བོ་གདོད་མ་ནས་འོད་གསལ་བར་རྒྱུན་ཆགས་པས་ན་རྒྱུད་ཅེས་བྱ་ཞིང་། </text:span></text:p>
      <text:p text:style-name="P27"><text:span text:style-name="T64">སྨིན་གྲོལ་གྱི་ལམ་རྣམས་ཀྱང་འབྲས་བུ་སྒྲུབ་པའི་ཐབས་ཀྱིས་ཉམས་ལེན་བར་མ་ཆད་པར་འབྲེལ་བས་ན་རྒྱུད་ཅེས་བྱ་ལ། </text:span></text:p>
      <text:p text:style-name="P27"><text:span text:style-name="T64">མཆོག་དམན་གྱི་དངོས་གྲུབ་རྣམས་ནི་ལམ་གྱི་འབྲས་བུ་སངས་རྒྱས་ཀྱི་སྐུ་བཞི་ཕྲིན་ལས་དང་བཅས་པ་རྒྱུན་མི་ཆད་པས་ན་རྒྱུད་ཅེས་བྱ་བ་ཡིན་ནོ། །</text:span></text:p>
      <text:p text:style-name="P27"><text:span text:style-name="T64">རྗོད་བྱེད་སྒྲའི་རྒྱུད་ནི། བརྗོད་བྱའི་རྒྱུད་གང་ཡིན་པ་དེའི་དོན་མིང་ཚིག་ཡི་གེའི་ཚོགས་སུ་བསྒྲིགས་ནས་བྱེ་བྲག་ཏུ་རྟོགས་པར་བྱེད་པའི་གཞུང་ཚིག་རྒྱུན་ཆགས་པ་སྟེ། </text:span></text:p>
      <text:p text:style-name="P71"><text:span text:style-name="T64">བཤད་སྦྱར་སྙིང་པོ་སྣང་བར། </text:span><text:span text:style-name="T1">རྒྱུད་ཅེས་པ་ཀུན་རྫོབ་དང་དོན་དམ་པའི་བདེན་པ་ལ་བརྟེན་པའི་བཅོམ་ལྡན་འདས་དུས་ཀྱི་འཁོར་ལོ་འདིས་རྒྱུད་དུ་བྱ་ཞིང་། བྱེ་བྲག་ཏུ་རྟོགས་པར་བྱེད་པས་ན་རྒྱུད་དེ། གཞུང་བསྒྲིགས་པར་བརྗོད་པར་བྱའོ། །</text:span><text:span text:style-name="T64">ཞེས་སོ། །</text:span></text:p>
      <text:p text:style-name="P71"><text:span text:style-name="T64">རྒྱལ་པོ་ཞེས་པ་ནི། གཞན་ལས་མཆོག་ཏུ་གྱུར་པ་དང་། གསལ་བ་དང་། གཞན་གྱིས་མི་བརྫི་བ་དང་། མི་མཐུན་ཕྱོགས་འཇོམས་པའི་སྟོབས་དང་ལྡན་པ་དང་། རྒྱལ་སྲིད་ལ་</text:span><text:span text:style-name="T39">(</text:span><text:span text:style-name="T41">༢༠ན</text:span><text:span text:style-name="T39">)</text:span><text:span text:style-name="T64">དབང་བསྒྱུར་བར་བྱེད་པ་དང་། འཁོར་ཚོགས་མང་པོ་དང་ལྡན་པས་ན་རྒྱལ་པོ་ཞེས་བརྗོད་པ་ལས། </text:span></text:p>
      <text:p text:style-name="P27"><text:soft-page-break/><text:span text:style-name="T64">འདིར། རྒྱུ་རྒྱུད་རང་བཞིན་གྱི་འོད་གསལ་བ་དང་། ཐབས་རྒྱུད་ཐབས་མང་དཀའ་བ་མེད་པ་ལ་སོགས་པ་དང་། འབྲས་རྒྱུད་སྟོབས་བཅུ་ལ་སོགས་པའི་ཡོན་ཏན་དང་ལྡན་པས་གཞན་ལས་མཆོག་ཏུ་གྱུར་པས་ན་རྒྱལ་པོ། </text:span></text:p>
      <text:p text:style-name="P27"><text:span text:style-name="T64">ཡང་རྒྱུད་གསུམ་པོ་རིམ་པས་རང་གི་ངོ་བོ་ཉིད་དང་ཐབས་ཀྱི་ཁྱད་པར་དང་མི་འཕྲོག་པའི་ཡོན་ཏན་གྱིས་མཛེས་ཤིང་གསལ་བས་ན་རྒྱལ་པོ། </text:span></text:p>
      <text:p text:style-name="P27"><text:span text:style-name="T64">ཡང་རྒྱུ་རྒྱུད་རང་བཞིན་གྱིས་དག་པ་གློ་བུར་གྱི་དྲི་མས་མི་བརྫི་བ་དང་། ཐབས་རྒྱུད་ཐ་མལ་གྱི་རྟོག་པས་མི་བརྫི་བ་དང་། འབྲས་རྒྱུད་རྣམ་པར་རྟོག་པ་ཐམས་ཅད་ཀྱིས་མི་བརྫི་བས་ན་རྒྱལ་པོ། </text:span></text:p>
      <text:p text:style-name="P27"><text:span text:style-name="T64">ཡང་རྒྱུད་གསུམ་པོ་རྒྱུ་དང་ཐབས་དང་འབྲས་བུའི་སྒོ་ནས་སྒྲིབ་པ་གཉིས་འཇོམས་པའི་སྟོབས་དང་ལྡན་པས་ན་རྒྱལ་པོ། </text:span></text:p>
      <text:p text:style-name="P27"><text:span text:style-name="T64">ཡང་རྒྱུད་གསུམ་པོ་དེས་རྒྱུད་ཀྱི་བརྗོད་བྱ་མཐའ་དག་ལ་དབང་བསྒྱུར་བས་ན་རྒྱལ་པོ། </text:span></text:p>
      <text:p text:style-name="P89">རེ་རེ་ཡང་རང་རང་གི་བརྗོད་བྱའི་ཡན་ལག་གི་འཁོར་ཚོགས་མང་པོ་དང་ལྡན་པས་ན་རྒྱལ་པོ་ཞེས་བྱའོ། །</text:p>
      <text:p text:style-name="P71"><text:span text:style-name="T64">སྒྲའི་རྒྱུད་ཀྱང་འདིར་རྒྱུད་གསུམ་སྟོན་པ་ལ་བྱ་སྤྱོད་ལ་སོགས་པའི་རྒྱུད་གཞན་ལས་མཆོག་ཏུ་གྱུར་པ་དང་། གཞན་དུ་རྡོ་རྗེའི་ཚིག་གིས་སྦས་ཏེ་གསུངས་པ་མཐའ་དག་འདིར་གསལ་བར་སྟོན་པ་དང་། ཚད་མས་གྲུབ་པའི་ལམ་ཡང་དག་པ་སྟོན་པས་ལྟ་ངན་གཞན་གྱིས་བརྫི་བར་མི་ནུས་པ་དང་། ཐབས་ཤེས་ཟུང་འཇུག་ཏུ་སྟོན་པས་རྟག་ཆད་ལ་སོགས་པའི་མི་མཐུན་ཕྱོགས་འཇོམས་ནུས་པ་དང་། རྒྱུད་མཐའ་དག་གི་རྡོ་རྗེའི་ཚིག་གསལ་བར་བསྟན་པས་འདི་ཤེས་ན་རྒྱུད་གཞན་མཐའ་དག་ལ་དབང་</text:span><text:soft-page-break/><text:span text:style-name="T64">བསྒྱུར་བ་དང་། རིམ་གཉིས་རྡོ་རྗེའི་རྣལ་འབྱོར་ལ་ཐབས་ཀྱི་ཡན་ལག་ལས་རབ་འབྱམས་ཀྱི་འཁོར་ཚོགས་མང་པོ་དང་ལྡན་པ་སྟོན་པས་ན་རྒྱལ་པོ་ཞེས་བྱའོ། །</text:span></text:p>
      <text:p text:style-name="P27"><text:span text:style-name="T64">ང༣ གསུམ་པ་</text:span><text:span text:style-name="T67">[</text:span><text:span text:style-name="T21">མཚན་དེ་འདོགས་པའི་རྒྱུ་མཚན་</text:span><text:span text:style-name="T67">]</text:span><text:span text:style-name="T64">ནི། དཔེ་ལ་མིང་དུ་བཏགས་པ་རྒྱུད་རྡོ་རྗེ་ཕྲེང་བ་ལྟ་བུ། གནས་ལ་མིང་དུ་བཏགས་པ་པོ་ཏ་ལ་ཀའི་གཟུངས་ལྟ་བུ། གང་</text:span><text:span text:style-name="T39">(</text:span><text:span text:style-name="T41">༢༠བ</text:span><text:span text:style-name="T39">)</text:span><text:span text:style-name="T64">ཟག་ལ་མིང་དུ་བཏགས་པ་ལྷ་མོ་བཞིས་ཞུས་ཀྱི་རྒྱུད་ལྟ་བུ། བྱེད་ལས་ལ་མིང་དུ་བཏགས་པ་ངན་སོང་སྦྱོང་རྒྱུད་ལྟ་བུ། གཞུང་ཚད་ལ་མིང་དུ་བཏགས་པ་རྒྱུད་འབུམ་ལྔ་ལྟ་བུ། བརྗོད་བྱའི་དོན་ལ་མིང་དུ་བཏགས་པ་བདེ་མཆོག་འཁོར་ལོ་དང་གསང་བ་འདུས་པ་ལྟ་བུ་རྣམས་ལས། </text:span></text:p>
      <text:p text:style-name="P27"><text:span text:style-name="T64">འདི་ཡང་བརྗོད་བྱའི་དོན་ལ་མིང་དུ་བཏགས་པ་ཡིན་ཏེ། རྒྱུད་འདིའི་བརྗོད་བྱའི་དོན་ནི་གཞི་ལམ་འབྲས་བུའི་ཀྱེའི་རྡོ་རྗེ་སྟོན་པ་ལས། བརྗོད་བྱའི་མཚན་རྗོད་བྱེད་ལ་བཏགས་ནས་ཀྱེའི་རྡོ་རྗེ་ཞེས་བཏགས་པའོ། །</text:span></text:p>
      <text:p text:style-name="P27"><text:span text:style-name="T64">མཚན་འདི་གང་གིས་བཏགས་ན་བསྡུ་བ་པོའམ་ལོ་ཙཱ་བས་བཏགས་པ་མིན་པར་སྟོན་པ་རང་ཉིད་ཀྱིས་བཏགས་ཏེ། </text:span></text:p>
      <text:p text:style-name="P27"><text:span text:style-name="T64">མགུར་ལས། </text:span></text:p>
      <text:p text:style-name="P45"><text:span text:style-name="T52">ཀྱེའི་རྡོ་རྗེ་རྣལ་འབྱོར་རྒྱུད། །དང་པོ་སངས་རྒྱས་རྣམས་ཀྱིས་བསྟན། །</text:span></text:p>
      <text:p text:style-name="P27"><text:span text:style-name="T64">ཞེས་སོ། །</text:span></text:p>
      <text:p text:style-name="P27"><text:span text:style-name="T64">ང༤ བཞི་པ་</text:span><text:span text:style-name="T20">[</text:span><text:span text:style-name="T21">དེ་ལྟར་བཏགས་པའི་དགོས་པ་</text:span><text:span text:style-name="T20">]</text:span><text:span text:style-name="T64">ནི། མཚན་བཏགས་པ་ལ་བརྟེན་ནས་དབང་པོ་རྣོན་པོས་མཚན་དོན་ཤེས་ནས་རྒྱུད་ཀྱི་དོན་བདེ་བླག་ཏུ་རྟོགས། འབྲིང་གིས་དེ་ལ་བརྟེན་ནས་རྒྱུད་ཀྱི་སྤྱི་རྣམ་ཙམ་གོ། ཐ་མས་ཀྱང་མིང་དོན་བརྡ་འབྲེལ་བ་སྟེ། དཔེར་ན། འདིར་དཔལ་ཀྱེའི་རྡོ་རྗེ་ཞེས་པའི་</text:span><text:soft-page-break/><text:span text:style-name="T64">མཚན་དོན་ལ་བརྟེན་ནས་ཐབས་སྙིང་རྗེ་ཆེན་པོ་དང་ཤེས་རབ་རྣམ་ཀུན་མཆོག་ལྡན་གྱི་སྟོང་ཉིད་གཟུང་འཛིན་གྱི་སྤྲོས་པ་ཐམས་ཅད་དང་བྲལ་བའི་གཉིས་མེད་ཀྱི་ཡེ་ཤེས་མངོན་དུ་འགྱུར་བར་རྟོགས་པའམ་གོ་བ་སྐྱེས་པ་ལྟ་བུའོ། །</text:span></text:p>
      <text:p text:style-name="P27"><text:span text:style-name="T64">ག༢ གཉིས་པ་</text:span><text:span text:style-name="T20">[</text:span><text:span text:style-name="T21">འགྱུར་གྱི་ཕྱག་</text:span><text:span text:style-name="T20">]</text:span><text:span text:style-name="T64">ནི། </text:span></text:p>
      <text:p text:style-name="P29"><text:span text:style-name="T56">ཀྱཻ་རྡོ་རྗེ་ལ་ཕྱག་འཚལ་ལོ། །</text:span></text:p>
      <text:p text:style-name="P27"><text:span text:style-name="T64">ཞེས་པ་སྟེ། སྤྱིར་འགྱུར་གྱི་ཕྱག་ལ། རྒྱལ་པོའི་བཀས་བཅད་པའི་ཕྱག་དང་། ལོ་ཙཱ་བའི་རང་སྟོབས་ཀྱི་ཕྱག་གཉིས་ཀྱི། </text:span></text:p>
      <text:p text:style-name="P36"><text:span text:style-name="T64">སྔ་མ་ནི། སྔོན་ཆོས་རྒྱལ་གྱི་བཀས་བཅད་པ་ལ་བརྟེན་ནས་ལོ་པན་རྣམས་ཀྱིས་གསུང་རབ་ཀྱི་ཐོག་མར་སྡེ་སྣོད་གསུམ་གང་དུ་གཏོགས་ངོས་བཟུང་བདེ་བའི་ཆེད་དུ། </text:span><text:span text:style-name="T1">འདུལ་བ་ལ་ཐམས་ཅད་མཁྱེན་པ་ལ་ཕྱག་འཚལ་ལོ། །</text:span><text:span text:style-name="T64">ཞེས་དང་། </text:span></text:p>
      <text:p text:style-name="P36"><text:span text:style-name="T1">མདོ་སྡེ་ལ་སངས་རྒྱས་དང་བྱང་ཆུབ་སེམས་དཔའ་ཐམས་ཅད་ལ་ཕྱག་འཚལ་ལོ། །</text:span><text:span text:style-name="T64">ཞེས་དང་། </text:span></text:p>
      <text:p text:style-name="P31"><text:span text:style-name="T21">མངོན་པ་ལ་འཇམ་དཔལ་</text:span><text:span text:style-name="T39">(</text:span><text:span text:style-name="T41">༢༡ན</text:span><text:span text:style-name="T39">)</text:span><text:span text:style-name="T21">གཞོན་ནུར་གྱུར་པ་ལ་ཕྱག་འཚལ་ལོ། །</text:span></text:p>
      <text:p text:style-name="P27"><text:span text:style-name="T64">ཞེས་སྦྱར་བ་ལྟ་བུ་སྟེ། སྔ་འགྱུར་ཕལ་ཆེར་དང་ཁྱད་པར་མདོ་ཕྱོགས་ཕལ་ཆེར་ལ་དེ་ལྟར་སྣང་བས་སྡེ་སྣོད་གར་གཏོགས་ཀྱི་ཕྱག་ཅེས་ཀྱང་ཟེར་རོ། །</text:span></text:p>
      <text:p text:style-name="P27"><text:span text:style-name="T64">རང་སྟོབས་ཀྱི་ཕྱག་ལ། གཞུང་གི་བརྗོད་བྱ་དང་མི་མཐུན་ཡང་ལོ་པན་ནམ་བསྟན་བཅོས་མཁན་གྱི་འདོད་ལྷ་ལ་ཕྱག་འཚལ་བ་དང་། དེ་དག་གི་འདོད་ལྷ་དང་མི་མཐུན་ཡང་གཞུང་གི་བརྗོད་བྱ་དང་བསྟུན་པའི་ལྷ་ལ་ཕྱག་འཚལ་བ་དང་། གཞུང་གི་བརྗོད་བྱའི་ལྷ་དང་ལོ་པན་ནམ་བསྟན་བཅོས་མཁན་གྱི་འདོད་ལྷ་གཉིས་ཀ་མཐུན་ནས་ཕྱག་འཚལ་བ་གསུམ་ལས། </text:span></text:p>
      <text:p text:style-name="P27"><text:soft-page-break/><text:span text:style-name="T64">འདི་ནི་ཕྱི་མ་སྟེ། གཞུང་འདི་བསྒྱུར་བའི་ལོ་པན་གྱི་འདོད་ལྷ་ཡི་དམ་ཡང་ཀྱེའི་རྡོ་རྗེ་ཡིན་ལ། གཞུང་གི་བརྗོད་བྱ་ཡང་གཞི་ལམ་འབྲས་བུའི་ཀྱེའི་རྡོ་རྗེ་སྟོན་པས་སོ། །</text:span></text:p>
      <text:p text:style-name="P27"><text:span text:style-name="T64">དེ་ལྟར་ན་ཕྱག་འཚལ་ལོ། །ཞེས་པ་བཤད་པའི་གཞིར་དྲངས་ཏེ། </text:span></text:p>
      <text:p text:style-name="P27"><text:span text:style-name="T64">ཡུལ་གང་ལ་ན། སྙིང་རྗེ་དང་སྟོང་པ་ཟུང་དུ་འཇུག་པའི་བདག་ཉིད་ཅན་གྱི་ཀྱེའི་རྡོ་རྗེ་ལའོ། །</text:span></text:p>
      <text:p text:style-name="P27"><text:span text:style-name="T64">གང་ཟག་གང་གིས་ན། རྒྱུད་སྒྱུར་བར་བྱེད་པའི་ལོ་ཙཱ་བས་སོ། །</text:span></text:p>
      <text:p text:style-name="P27"><text:span text:style-name="T64">དུས་གང་གི་ཚེ་ན། རྒྱུད་བསྒྱུར་བའི་ཐོག་མར་རོ། །</text:span></text:p>
      <text:p text:style-name="P27"><text:span text:style-name="T64">དགོས་པ་ཅིའི་དོན་དུ་ན། གནས་སྐབས་སུ་རྒྱུད་བསྒྱུར་བའི་བར་ཆད་ཞི་ནས་འགྱུར་མཐར་ཕྱིན་པ་དང་། མཐར་ཐུག་རྫོགས་པའི་བྱང་ཆུབ་ཐོབ་པའི་ཆེད་དུའོ། །</text:span></text:p>
      <text:p text:style-name="P27"><text:span text:style-name="T64">དེ་ཡང་ཆོས་བསྒྱུར་བའམ་བསྟན་བཅོས་རྩོམ་པ་ལ་སོགས་པའི་ཐོག་མར་ཕྱག་འཚལ་བ་ནི་དམ་པའི་སྤྱོད་ཚུལ་ཡིན་པས། རང་ཉིད་དམ་པའི་སྤྱོད་པ་དང་མཐུན་པར་བྱ་བ་དང་། གཞན་དག་ཀྱང་ཚུལ་དེ་ལྟ་བུ་ལ་གཞུག་པའི་ཆེད་དུ་ཡིན་ནོ། །</text:span></text:p>
      <text:p text:style-name="P27"><text:span text:style-name="T64">ཚུལ་ཇི་ལྟར་ན། སྒོ་གསུམ་གུས་པའི་སྒོ་ནས་ཏེ། དེ་ལ་དྲང་དོན་གྱི་ཕྱག་ནི། ལུས་ཀྱི་ཕྱག་ལ། ཡན་ལག་གི་གནས་ལྔ་ས་ལ་གཏུགས་པ་དཀྱིལ་འཁོར་ལྔ་པ་དང་། ཡན་ལག་ལྔ་བརྐྱང་པ་བརྐྱང་ཕྱག་དང་། ཡུལ་གྱི་ཞབས་ལ་གཏུགས་པ་སྒྱིད་པ་ལ་འཁྲིལ་བའི་ཕྱག་ལ་སོགས་པའོ། །</text:span></text:p>
      <text:p text:style-name="P27"><text:span text:style-name="T64">ངག་ནི། བསྟོད་པའི་ཚིག་ལ་སོགས་པ་བརྗོད་པའོ། །</text:span></text:p>
      <text:p text:style-name="P27"><text:span text:style-name="T64">ཡིད་ནི། ཡུལ་གྱི་</text:span><text:span text:style-name="T39">(</text:span><text:span text:style-name="T41">༢༡བ</text:span><text:span text:style-name="T39">)</text:span><text:span text:style-name="T64">ཡོན་ཏན་རྗེས་སུ་དྲན་པས་སེམས་དང་ཞིང་དད་པའོ། །</text:span></text:p>
      <text:p text:style-name="P27"><text:span text:style-name="T64">འདིར་ནི་འགྱུར་བྱེད་པའི་ཡི་གེའི་ཐོག་མར་ཡུལ་ལ་ཡིད་དང་བའི་སྒོ་ནས་ངག་ཏུའང་བརྗོད་ཅིང་ལུས་ཀྱང་འདུད་པའི་རྣམ་པ་དང་བཅས་པས་ཕྱག་འཚལ་བར་མངོན་ནོ། །</text:span></text:p>
      <text:p text:style-name="P27"><text:soft-page-break/><text:span text:style-name="T64">ངེས་དོན་གྱི་ཕྱག་ནི། དོན་དམ་ཤེས་པས་སྒོ་གསུམ་གུས་པའི་རྣམ་པ་དང་རང་རིག་ཡེ་ཤེས་དབྱེར་མེད་དུ་མཐོང་བ་ལ་བྱ་སྟེ། </text:span></text:p>
      <text:p text:style-name="P27"><text:span text:style-name="T64">རིམ་ལྔ་ལས། </text:span></text:p>
      <text:p text:style-name="P46"><text:span text:style-name="T38">ཇི་ལྟར་བསྟོད་ཅིང་ཕྱག་འཚལ་བ། །གང་ལ་བསྟོད་ཅིང་གང་གིས་བསྟོད། །</text:span></text:p>
      <text:p text:style-name="P46"><text:span text:style-name="T38">ཇི་ལྟར་ཆུ་ལ་ཆུ་བཞག་དང་། །ཇི་ལྟར་མར་ལ་མར་བཞིན་དུ། །</text:span></text:p>
      <text:p text:style-name="P46"><text:span text:style-name="T38">རང་གིས་རང་རིག་ཡེ་ཤེས་ནི། །ལེགས་མཐོང་གང་ཡིན་འདིར་ཕྱག་ཡིན། །</text:span></text:p>
      <text:p text:style-name="P27"><text:span text:style-name="T64">ཞེས་སོ། །</text:span></text:p>
      <text:p text:style-name="P11"><text:span text:style-name="T64">བར་དུ་བཤད་པ་གཞུང་གི་དོན།</text:span></text:p>
      <text:p text:style-name="P1"/>
      <text:p text:style-name="P27"><text:span text:style-name="T31">ཁ༢ གཉིས་པ་</text:span><text:span text:style-name="T4">[</text:span><text:span text:style-name="T1">བར་དུ་བཤད་པ་གཞུང་གི་དོན་</text:span><text:span text:style-name="T4">]</text:span><text:span text:style-name="T31">ལ། </text:span><text:span text:style-name="T1">ག༡</text:span><text:span text:style-name="T31"> རྒྱུད་ཀྱི་གླེང་གཞི་དང་། </text:span><text:span text:style-name="T1">ག༢ </text:span><text:span text:style-name="T31">རྒྱུད་གཞུང་དངོས་གཞི་བཤད་པ་གཉིས་ལས། </text:span></text:p>
      <text:p text:style-name="P27"><text:span text:style-name="T1">ག༡ </text:span><text:span text:style-name="T31">དང་པོ་ལ། </text:span><text:span text:style-name="T1">ང༡ </text:span><text:span text:style-name="T31">ཕུན་སུམ་ཚོགས་པ་ལྔའི་གླེང་གཞི། </text:span><text:span text:style-name="T1">ང༢ </text:span><text:span text:style-name="T31">རྒྱུད་ཀྱི་ཞུས་ལན། </text:span><text:span text:style-name="T1">ང༣ </text:span><text:span text:style-name="T31">དེ་ལས་འཕྲོས་པའི་གླེང་བསླང་གསུམ་གྱི། </text:span></text:p>
      <text:p text:style-name="P27"><text:span text:style-name="T1">ང༡ </text:span><text:span text:style-name="T31">དང་པོ་ལ། </text:span><text:span text:style-name="T1">ཅ༡ </text:span><text:span text:style-name="T31">སྤྱི་དོན་དང་། </text:span><text:span text:style-name="T1">ཅ༢ </text:span><text:span text:style-name="T31">གཞུང་དོན་གཉིས་ལས། </text:span></text:p>
      <text:p text:style-name="P27"><text:span text:style-name="T31">དང་པོ་ལ།</text:span><text:span text:style-name="T1"> </text:span><text:span text:style-name="T31">གླེང་གཞིའི་སྒྲ་བཤད།</text:span><text:span text:style-name="T1"> </text:span><text:span text:style-name="T31">དབྱེ་བ། བསྟན་དོན་གསུམ་གྱི། </text:span></text:p>
      <text:p text:style-name="P27"><text:span text:style-name="T64">ཆ༡ དང་པོ་ནི། གླེང་གཞིའི་སྐད་དོད་ནི། དཱ་ན་ཞེས་པའི་ཡི་གེ་བསྣན་པའི་ངེས་ཚིག་གིས་བཤད་ན། ནིཤྩ་ཡ་ངེས་པ། ཨུ་དཱ་ཡ་བྱུང་བ་སྟེ། སྔོན་བྱུང་དུ་སྟོན་པས་རྒྱུད་གསུངས་པ་ལ་ཕུན་སུམ་ཚོགས་པ་ལྔ་ངེས་པར་བྱུང་བའོ། །</text:span></text:p>
      <text:p text:style-name="P27"><text:span text:style-name="T64">ཡང་ན། ནིཤྩ་ཡ་ངེས་པ་དང་། དཱ་ན་སྟེར་བ་སྟེ། རྒྱུད་གསུང་བ་ལ་ཕུན་སུམ་ཚོགས་པ་ལྔ་ཚང་དགོས་པར་ངེས་པ་སྟེར་བའམ། དེ་ལ་བརྟེན་ནས་རྒྱུད་ཀྱི་མངོན་རྟོགས་ལ་ངེས་པ་སྟེར་བའོ། །</text:span></text:p>
      <text:p text:style-name="P27"><text:span text:style-name="T64">གཉིས་པ་</text:span><text:span text:style-name="T20">[</text:span><text:span text:style-name="T21">དབྱེ་བ་</text:span><text:span text:style-name="T20">]</text:span><text:span text:style-name="T64">ནི། སྒྲའི་གླེང་གཞི་དང་། དོན་གྱི་གླེང་གཞི་གཉིས་ལས། </text:span></text:p>
      <text:p text:style-name="P27"><text:span text:style-name="T64">སྔ་མ་ནི། ཡིག་དོན་དུ་འཆད་པ་ལྟར། གླེང་གཞིའི་གཞུང་གིས་སྟོན་པས་རྒྱུད་གསུངས་པའི་ཕུན་སུམ་ཚོགས་པ་ལྔ་ལ་ངེས་པ་སྟེར་བ་དང་། </text:span></text:p>
      <text:p text:style-name="P27"><text:span text:style-name="T64">ཕྱི་མ་ནི། སྦས་དོན་སོགས་ཀྱིས་འཆད་པ་ལྟར། ཐབས་ཤེས་དབྱེར་མེད་པའི་བྱང་ཆུབ་ཀྱི་སེམས་ལ་སོགས་པ་རྒྱུད་ཀྱི་མངོན་རྟོགས་ལ་ངེས་པ་སྟེར་བ་སྟེ། འོག་ཏུ་འཆད་པ་ལས་ཤེས་སོ། །</text:span></text:p>
      <text:p text:style-name="P27"><text:soft-page-break/><text:span text:style-name="T64">གསུམ་པ་</text:span><text:span text:style-name="T20">[</text:span><text:span text:style-name="T21">བསྟན་དོན་</text:span><text:span text:style-name="T20">]</text:span><text:span text:style-name="T64">ནི། འགྲེལ་</text:span><text:span text:style-name="T39">(</text:span><text:span text:style-name="T41">༢༢ན</text:span><text:span text:style-name="T39">)</text:span><text:span text:style-name="T64">བྱེད་མང་པོས་གླེང་གཞི་རྒྱུད་ཀྱི་མདོར་བསྟན་ནམ་ལུས་རྣམ་གཞག་དང་གཞུང་ལྷག་མ་ཡན་ལག་རྒྱས་བཤད་དུ་འཆད་པ་ནི་མི་འཐད་དེ། དྲང་དོན་དུ་གླེང་གཞི་རྗེས་སུ་གནང་བའི་བཀའ་ཕྱིས་བསྡུ་བ་པོས་སྦྱར་བར་འཆད་དགོས་པའི་ཕྱིར་དང་། འོག་ཏུ་ལྟ་སྟངས་ཞེས་སོགས་ཀྱིས་མདོར་བསྟན་གཞན་ཡོད་པས་གཉིས་མི་རིགས་པའི་ཕྱིར་དང་། དེ་ལྟར་ཡིན་ན་རྒྱུད་ཐམས་ཅད་ཀྱི་བརྗོད་བྱའི་ཚུལ་ཕལ་ཆེར་གཅིག་དགོས་པ་ལ་ཚུལ་མི་འདྲ་བ་མང་བའི་ཕྱིར་རོ། །</text:span></text:p>
      <text:p text:style-name="P27"><text:span text:style-name="T64">འོ་ན་གླེང་གཞི་ལ་རྒྱུད་དོན་འདུས་པར་བཤད་པ་མ་ཡིན་ནམ་ཞེ་ན། དེ་ལྟར་བཤད་ཅིང་། དེར་མ་ཟད་ཨེ་ཝཾ་ཁོ་ནས་ཆོས་ཐམས་ཅད་ཀྱི་དོན་བསྡུས་པར་བཤད་ཀྱང་། དེ་དང་དེའི་དོན་བསྡུ་ན་དེར་འདུ་བ་ཙམ་ལ་ལུས་རྣམ་གཞག་དང་ཡན་ལག་རྒྱས་བཤད་དུ་བྱེད་ན་ཧ་ཅང་ཐལ་ཞིང་མ་འབྲེལ་བར་འགྱུར་བའི་ཕྱིར་རོ། །</text:span></text:p>
      <text:p text:style-name="P36"><text:span text:style-name="T64">དེས་ན་གླེང་གཞིའི་གཞུང་གིས་དངོས་སུ་རྒྱུད་ཀྱི་ཕུན་སུམ་ཚོགས་པ་ལྔ་སྟོན་ཏེ། </text:span></text:p>
      <text:p text:style-name="P36"><text:span text:style-name="T64">དེ་ཡང་རྒྱ་སྐད་དུ། </text:span></text:p>
      <text:p text:style-name="P31"><text:span text:style-name="T58">ཨེ་ཝཾ་མཱ་ཡ་ཤྲུ་ཏཾ་ཨེ་ཀསྨིན་ས་མ་ཡེ་བྷ་ག་ཝཱན་སརྦ་ཏ་ཐཱ་ག་ཏ་ཀཱ་ཡ་ཝ་ཀ་ཙིཏྟ་ཧྲི་ད་ཡ་བཛྲ་ཡོ་ཥི་ད་བྷ་གེ་ཥུ་བི་ཛ་ཧ་ར།</text:span></text:p>
      <text:p text:style-name="P27"><text:span text:style-name="T64">ཞེས་འབྱུང་བའི་སྒྲ་བསྒྱུར་ན། ཨེ་ཝཾ་ནི། འདི་སྐད་ཅེས་པ་རྒྱུད་ཀྱི་ཚིག་མ་ལུས་པ་མཚོན་པའི་ཚིག་སྟེ། རྒྱུད་ཀྱི་བརྗོད་བྱ་ཆོས་ཕུན་སུམ་ཚོགས་པ་བསྟན། </text:span></text:p>
      <text:p text:style-name="P27"><text:span text:style-name="T87">མཱ་ཡ་ནི། བདག་གིས་ཞེས་པ་རྡོ་རྗེ་སྙིང་པོས་མཚོན་ནས་རྒྱུད་ཉན་པའི་འཁོར་ཕུན་སུམ་ཚོགས་པ་བསྟན།</text:span><text:span text:style-name="T66"> </text:span></text:p>
      <text:p text:style-name="P27"><text:soft-page-break/><text:span text:style-name="T64">ཤྲུ་ཏཾ་ནི། ཐོས་པ། ཨེ་ཀ་སྨིན་ས་མ་ཡེ་ནི། དུས་གཅིག་ན་ཞེས་པ་དུས་གཅིག་ཉིད་ན་སྟོན་པ་ལས་ཐོས་པ་སྟེ། རྒྱུད་གསུངས་པའི་དུས་ཕུན་སུམ་ཚོགས་པ་བསྟན། </text:span></text:p>
      <text:p text:style-name="P27"><text:span text:style-name="T64">བྷ་ག་ཝཱན་ནི། བཅོམ་ལྡན་འདས་ཞེས་པ་ཀྱེའི་རྡོ་རྗེ་སྟེ། རྒྱུད་གསུང་བ་པོའི་སྟོན་པ་ཕུན་སུམ་ཚོགས་པ་བསྟན། </text:span></text:p>
      <text:p text:style-name="P27"><text:span text:style-name="T64">སརྦ་ཏ་ཐཱ་ག་ཏ་ནི། དེ་བཞིན་གཤེགས་པ་ཐམས་ཅད། ཀཱ་ཡ་ཝཱ་ཀ་ཙིཏྟ་ནི། སྐུ་གསུང་ཐུགས། ཧྲི་ད་ཡ་ནི། སྙིང་པོ། བཛྲ་ནི། རྡོ་རྗེ། ཡོ་ཥི་ད་ནི། བཙུན་མོ། བྷ་གེ་ཥུ་ནི། བྷ་ག་ལ། བི་ཛ་ཧ་ར་ནི། བཞུགས་སོ་ཞེས་པ། </text:span></text:p>
      <text:p text:style-name="P71"><text:span text:style-name="T64">དེ་བཞིན་གཤེགས་པ་</text:span><text:span text:style-name="T39">(</text:span><text:span text:style-name="T41">༢༢བ</text:span><text:span text:style-name="T39">)</text:span><text:span text:style-name="T64">ཐམས་ཅད་ཀྱི་སྐུ་དང་གསུང་དང་ཐུགས་ཀྱི་སྙིང་པོ་ཀྱེའི་རྡོ་རྗེའི་བཙུན་མོའི་བྷ་གའི་སྒྲས་བསྟན་པ་ནི་ཆོས་འབྱུང་སྟེ། རྒྱུད་གསུང་པའི་གནས་ཕུན་སུམ་ཚོགས་པ་བསྟན་ཞིང་། ཤུགས་བསྟན་གྱིས་རྒྱུད་ཀྱི་བརྗོད་བྱ་མཐའ་དག་བསྡུད་དོ། །</text:span></text:p>
      <text:p text:style-name="P27"><text:span text:style-name="T1">ཅ༢ </text:span><text:span text:style-name="T31">གཉིས་པ་</text:span><text:span text:style-name="T4">[</text:span><text:span text:style-name="T1">གཞུང་དོན་</text:span><text:span text:style-name="T4">]</text:span><text:span text:style-name="T31">ལ། </text:span><text:span text:style-name="T1">ཆ༡ </text:span><text:span text:style-name="T31">གཞུང་དང་། </text:span><text:span text:style-name="T1">ཆ༢ </text:span><text:span text:style-name="T31">དེའི་དོན་བཤད་པ་གཉིས་ཀྱི། </text:span></text:p>
      <text:p text:style-name="P27"><text:span text:style-name="T64">ཆ༡ དང་པོ་ནི། </text:span></text:p>
      <text:p text:style-name="P31"><text:span text:style-name="T58">འདི་སྐད་བདག་གིས་ཐོས་པ་དུས་གཅིག་ན། བཅོམ་ལྡན་འདས་དེ་བཞིན་གཤེགས་པ་ཐམས་ཅད་ཀྱི་སྐུ་དང་གསུང་དང་ཐུགས་ཀྱི་སྙིང་པོ་རྡོ་རྗེ་བཙུན་མོའི་བྷ་ག་ལ་བཞུགས་སོ།</text:span><text:span text:style-name="T59"> </text:span><text:span text:style-name="T58">།</text:span></text:p>
      <text:p text:style-name="P27"><text:span text:style-name="T1">ཆ༢ </text:span><text:span text:style-name="T31">གཉིས་པ་</text:span><text:span text:style-name="T4">[</text:span><text:span text:style-name="T1">དེའི་དོན་བཤད་པ་</text:span><text:span text:style-name="T4">]</text:span><text:span text:style-name="T31">ལ། </text:span><text:span text:style-name="T1">ཇ༡ </text:span><text:span text:style-name="T31">ཡི་གེའི་དོན། </text:span><text:span text:style-name="T1">ཇ༢ </text:span><text:span text:style-name="T31">སྤྱིའི་དོན། </text:span><text:span text:style-name="T1">ཇ༣ </text:span><text:span text:style-name="T31">སྦས་པའི་དོན། </text:span><text:span text:style-name="T1">ཇ༤ </text:span><text:span text:style-name="T31">མཐར་ཐུག་གི་དོན་བཞིའི། </text:span></text:p>
      <text:p text:style-name="P27"><text:soft-page-break/><text:span text:style-name="T64">ཇ༡ དང་པོ་ནི། འདིར་འཁོར་དང་སྟོན་པ་རྒྱུད་ཐ་དད་པ་ལྟར་འཆད་དེ། དེ་ལ་ཐོས་ཞེས་པ་བཤད་གཞིར་དྲངས་ནས། གང་ཐོས་པ། གང་གིས་ཐོས་པ། གང་གི་ཚེ་ཐོས་པ། གང་ལ་ཐོས་པ། གང་དུ་ཐོས་པ་དང་ལྔའི་སྒོ་ནས་འཆད་པ་ལས། </text:span></text:p>
      <text:p text:style-name="P57"><text:span text:style-name="T64">གང་ཐོས་ན། ཆོས་ཕུན་སུམ་ཚོགས་པ་འཆད་པར་འགྱུར་བའི་རྒྱུད་ཀྱི་ཚིག་ཕྲི་བསྣན་མེད་པ་འདི་སྐད་ཐོས་པ་སྟེ། </text:span></text:p>
      <text:p text:style-name="P57"><text:span text:style-name="T64">སཾ་ཊིར། </text:span><text:span text:style-name="T1">འདི་སྐད་ཅེས་བྱའི་ཚིག་ཕྲད་ནི་དེ་སྐད་གསུངས་ནས་ཞེས་བྱ་བའི་མཐར་ཐུག་པའི་རྒྱུད་ཀྱི་ཚོགས་ལ་སྙེགས་སོ། །</text:span><text:span text:style-name="T64">ཞེས་སོ། །</text:span></text:p>
      <text:p text:style-name="P57"><text:span text:style-name="T64">གང་གིས་ཐོས་ན། འཁོར་ཕུན་སུམ་ཚོགས་པ་རྡོ་རྗེ་སྙིང་པོ་བདག་གིས་གཞན་ལ་བརྒྱུད་པ་མ་ཡིན་པར་སྟོན་པ་ཉིད་ལ་དངོས་སུ་ཐོས་ལ། </text:span></text:p>
      <text:p text:style-name="P57"><text:span text:style-name="T64">དེ་ཡང་ཐོས་པ་ཞེས་བྱ་བ་ནི། ཐེག་པ་ཆེན་པོའི་རྣ་བའི་མངོན་ཤེས་ཀྱིས་ཐོས་ཀྱི། བསླབས་པ་མཐར་ཐུག་པས་དོན་མངོན་དུ་གྱུར་པ་ནི་མ་ཡིན་ཞེས་པའི་དོན་ཏེ། དེ་ལ་རྣ་བའི་མངོན་ཤེས་ཀྱིས་ཐོས་པ་ནི་བསླུ་བ་མི་སྲིད་པར་བཤད་ལ། དོན་མངོན་དུ་མ་གྱུར་པ་ནི་སྡུད་པ་པོ་དང་སྟོན་པ་པོ་ཐ་དད་དུ་གསུངས་པའི་ཚུལ་ཡིན་ཏེ། </text:span></text:p>
      <text:p text:style-name="P57"><text:span text:style-name="T64">སཾ་ཊིར། </text:span><text:span text:style-name="T1">བདག་གིས་ཞེས་བྱ་བ་ནི་བདག་ཉིད་ཀྱིས་སོ། །ཐོས་པ་ཞེས་བྱ་བ་ནི་རྣ་བའི་ཡེ་ཤེས་ཀྱིས་ཐོས་པ་ཡིན་གྱི། བསླབས་པས་ནི་མ་ཡིན་ཏེ། དེའི་སྐྱོན་ནི་སྡུད་པ་པོ་དང་འཆད་པ་པོ་དག་དབྱེར་མེད་པར་འགྱུར་རོ། །</text:span><text:span text:style-name="T64">ཞེས་སོ། །</text:span></text:p>
      <text:p text:style-name="P58"><text:span text:style-name="T64"/></text:p>
      <text:p text:style-name="P57"><text:span text:style-name="T64">འདིར་རྣ་བའི་ཡེ་ཤེས་ནི་རྣ་བའི་མངོན་</text:span><text:span text:style-name="T39">(</text:span><text:span text:style-name="T41">༢༣ན</text:span><text:span text:style-name="T39">)</text:span><text:span text:style-name="T64">པར་ཤེས་པ་ཙམ་མ་ཡིན་པར། ཤེས་རབ་ཀྱིས་སྦྱངས་པའི་རྣ་བའི་མངོན་པར་ཤེས་པ་ལ་བྱ་སྟེ། རྣ་བའི་ཤེས་པ་ཕལ་པས་རྡོ་རྗེ་འཆང་ལ་རྒྱུད་དངོས་སུ་ཐོས་པར་མི་ནུས་པས་སོ། །</text:span></text:p>
      <text:p text:style-name="P71"><text:soft-page-break/><text:span text:style-name="T64">འོ་ན་རྡོ་རྗེ་སྙིང་པོ་ཁོ་ནས་ཐོས་སམ་སྙམ་ན། མིན་ཏེ། རྡོ་རྗེ་སྙིང་པོ་ནི་བསྡུ་བ་པོ་ཡིན་པས་དངོས་སུ་བསྟན་ལ། འདིས་མཚོན་པའི་སྤྱན་རས་གཟིགས་ལ་སོགས་པ་རྣལ་འབྱོར་གྱི་དབང་ཕྱུག་བྱེ་བ་ཕྲག་བརྒྱད་ཅུ་དང་། རྣལ་འབྱོར་མ་རི་རབ་ཀྱི་རྡུལ་དང་མཉམ་པ་དང་ལྷན་ཅིག་ཏུ་ཐོས་ཞེས་ཤུགས་ལ་བསྟན་ནོ། །</text:span></text:p>
      <text:p text:style-name="P71"><text:span text:style-name="T64">གང་གི་ཚེ་ཐོས་ན། དུས་ཕུན་སུམ་ཚོགས་པའི་ཚེ་ཐོས་ཏེ། དུས་ལ་སྤྱིར་སངས་རྒྱས་ནི་རྟག་ཏུ་སྤྱོད་ལམ་གྱིས་གནས་པ་དང་། རྟག་ཏུ་ཆོས་གསུང་བ་དང་། རྟག་ཏུ་མཉམ་པར་འཇོག་པས་དོན་ལ་རྣམ་དབྱེ་མེད་ཀྱང་། གདུལ་བྱ་འགའ་ཞིག་གི་ངོར་སྐུ་སྤྱོད་ལམ་གྱི་དུས་ཞེས་པ་ཆོས་མི་གསུང་བར་བཞེངས་པ་དང་འཆག་པ་ལ་སོགས་པའི་ཚུལ་མཛད་པའི་དུས་དང་། གསུང་ཆོས་འཆད་པའི་དུས་དང་། ཐུགས་མཉམ་པར་འཇོག་པའི་དུས་དང་གསུམ་ཡོད་པ་ལས། གསུང་ཆོས་འཆད་པའི་དུས་དང་། ཐུགས་མཉམ་པར་བཞག་པའི་དུས་ཐོས་ཤིང་། དེ་ཡང་ཆོས་རྒྱུད་འཆད་པའི་དུས་དང་། ཐུགས་འཇིག་རྟེན་ལས་འདས་པའི་ཏིང་ངེ་འཛིན་ལ་མཉམ་པར་བཞག་པའི་ཚེ་ཐོས་ཞེས་པའི་དོན་ཏོ། །</text:span></text:p>
      <text:p text:style-name="P71"><text:span text:style-name="T64">གཅིག་ན་ཞེས་པ་དུས་དུ་མ་མ་ཡིན་པར་དུས་སྐད་ཅིག་མ་ཅིག་ཉིད་ལ་སྟོན་པ་ལས་ཐོས་པའི་དོན་ཏེ། སྟོན་པས་དུས་གཅིག་ཁོ་ན་ལ་གསུངས་པས་མཁྱེན་རབ་ཆེ་བ་འཆད་བྱེད་སྟོན་པའི་ཆེ་བ་དང་། དུས་ལན་གཅིག་ཁོ་ནར་ཐོས་ཀྱི། ལན་མང་པོར་མ་ཐོས་པས་རྙེད་དཀའ་བ་བཤད་བྱ་རྒྱུད་ཀྱི་ཆེ་བ་དང་། དུས་སྐད་ཅིག་མ་གཅིག་ལ་ཐོས་ཤིང་ཁོང་དུ་ཆུད་པས་སྡུད་པ་པོས་བསམ་གྱིས་མི་ཁྱབ་པའི་གནས་ཐོབ་པར་སྟོན་པ་སྡུད་པ་པོའི་ཆེ་བ་དང་གསུམ་བསྟན་ཏེ། </text:span></text:p>
      <text:p text:style-name="P27"><text:soft-page-break/><text:span text:style-name="T64">སཾ་ཊིར། </text:span><text:span text:style-name="T1">བཅོམ་ལྡན་འདས་ཀྱིས་གང་གསུངས་པ་ཐམས་ཅད་བདག་གིས་དུས་གཅིག་ཉིད་ལ་སྟེ། གཅིག་ན་ཞེས་པ་ནི་སྐད་ཅིག་ལའོ། །ཐོས་པ་ནི་ལྷག་པར་སོན་པ་སྟེ། </text:span><text:span text:style-name="T90">(</text:span><text:span text:style-name="T91">༢༣བ</text:span><text:span text:style-name="T90">)</text:span><text:span text:style-name="T1">འདིས་བསམ་གྱིས་མི་ཁྱབ་པ་ལ་ལྷག་པར་མོས་པའི་ཏིང་ངེ་འཛིན་རྙེད་དོ་ཞེས་བྱ་བར་བསྙགས་སོ། །</text:span><text:span text:style-name="T64">ཞེས་སོ། །</text:span></text:p>
      <text:p text:style-name="P27"><text:span text:style-name="T64">གང་ལས་ཐོས་ན། སྟོན་པ་ཕུན་སུམ་ཚོགས་པ་བཅོམ་ལྡན་འདས་ལས་ཐོས་སོ། །</text:span></text:p>
      <text:p text:style-name="P27"><text:span text:style-name="T64">དེ་ལ་བཅོམ་ལྡན་ནི། བདུད་བཞི་བཅོམ་པ་དང་ལྡན་པ་སྟེ། དང་པོར་ཉོན་མོངས་པའི་བདུད་བཅོམ། ཉོན་མོངས་མེད་ན་གཞན་གྱིས་བར་ཆད་མི་འཇུག་པས་ལྷའི་བུའི་བདུད་བཅོམ། བར་ཆད་མེད་པས་འཆི་བདག་གི་བདུད་བཅོམ། འཆི་བ་མེད་ན་ཕུང་པོའི་ཉིང་མཚམས་སྦྱོར་བ་མེད་པས་ཕུང་པོའི་བདུད་བཅོམ་པ་སྟེ། </text:span></text:p>
      <text:p text:style-name="P27"><text:span text:style-name="T64">འདི་ཉིད་དུ། </text:span><text:span text:style-name="T45">[</text:span><text:span text:style-name="T46">བརྟག་པ་སྔ་མ། ལྔ་པ་དེ་ཁོ་ན་ཉིད་ཀྱི་ལེའུར།</text:span><text:span text:style-name="T45">]</text:span></text:p>
      <text:p text:style-name="P46"><text:span text:style-name="T38">ཡང་ན་ཉོན་མོངས་ལ་སོགས་བདུད། །འཇོམ་ཕྱིར་བཅོམ་ལྡན་འདས་ཞེས་བྱ། །</text:span></text:p>
      <text:p text:style-name="P27"><text:span text:style-name="T64">ཞེས་སོ། །</text:span></text:p>
      <text:p text:style-name="P27"><text:span text:style-name="T64">ཡང་ན། ཉོན་མོངས་པ་དང་ལས་དང་སྐྱེ་བ་དང་སྒྲིབ་པ་གཉིས་ལ་སོགས་པ་མི་མཐུན་པའི་ཕྱོགས་ཐམས་ཅད་བཅོམ་པས་ན་བཅོམ་ལྡན་ཏེ། </text:span></text:p>
      <text:p text:style-name="P27"><text:span text:style-name="T64">རྩེ་མོར། </text:span></text:p>
      <text:p text:style-name="P46"><text:span text:style-name="T38">ཉོན་མོངས་ལས་དང་དེ་བཞིན་སྐྱེ། །ཉོན་མོངས་ཤེས་བྱའི་སྒྲིབ་དེ་བཞིན། །</text:span></text:p>
      <text:p text:style-name="P46"><text:span text:style-name="T38">མི་མཐུན་ཕྱོགས་ཀྱི་ཆོས་རྣམས་གང་། །དེ་བཅོམ་པས་ན་བཅོམ་ལྡན་བརྗོད། །</text:span></text:p>
      <text:p text:style-name="P27"><text:span text:style-name="T64">ཅེས་སོ། །</text:span></text:p>
      <text:p text:style-name="P27"><text:span text:style-name="T64">ཡང་ན། ལྡན་ཞེས་པ་ནི། དབང་ཕྱུག་ལ་སོགས་པའི་ཡོན་ཏན་དྲུག་གི་སྐལ་པ་དང་ལྡན་པ་སྟེ། </text:span></text:p>
      <text:p text:style-name="P27"><text:soft-page-break/><text:span text:style-name="T64">ཡོན་ཏན་དྲུག་ནི། བསམ་གཏན་གྱིས་འདོད་དགུར་དབང་བསྒྱུར་ནུས་པས་དབང་ཕྱུག་དང་། བཟོད་པས་སྐུ་བལྟ་བས་ཆོག་མི་ཤེས་པ་ཐོབ་པས་གཟུགས་བཟང་བ་དང་། སྦྱིན་པས་ཞིང་ཁམས་ལ་སོགས་པའི་དཔལ་འབྱོར་རྒྱ་ཆེན་པོ་ཐོབ་པས་དཔལ་དང་། ཚུལ་ཁྲིམས་ཀྱིས་འཇིག་རྟེན་གྱིས་སྙན་པ་བརྗོད་པར་གྱུར་པས་གྲགས་པ་དང་། ཤེས་རབ་ཀྱིས་ཇི་ལྟ་ཇི་སྙེད་ཀྱི་ཆོས་ཐམས་ཅད་མཁྱེན་པས་ཡེ་ཤེས་དང་། སྒྲུབ་པ་མཐར་ཕྱིན་ནས་གདུལ་བྱ་མཐའ་དག་གི་དོན་མཛད་པས་བརྩོན་འགྲུས་ཕུན་སུམ་ཚོགས་པ་རྣམས་ཏེ། </text:span></text:p>
      <text:p text:style-name="P27"><text:span text:style-name="T64">སཾ་ཊིར། </text:span></text:p>
      <text:p text:style-name="P46"><text:span text:style-name="T38">དབང་ཕྱུག་དང་ནི་གཟུགས་བཟང་དང་། །དཔལ་དང་གྲགས་དང་ཡེ་ཤེས་དང་། །</text:span></text:p>
      <text:p text:style-name="P46"><text:span text:style-name="T38">བརྩོན་འགྲུས་ཕུན་སུམ་ཚོགས་པ་སྟེ། །དྲུག་པོ་དེ་ལ་སྐལ་ཞེས་བྱ། །</text:span></text:p>
      <text:p text:style-name="P27"><text:span text:style-name="T64">ཞེས་སོ། །</text:span></text:p>
      <text:p text:style-name="P27"><text:span text:style-name="T64">འདས་ཞེས་པ་ནི། སྲིད་པའི་སྐྱོན་ལས་རིང་དུ་</text:span><text:span text:style-name="T39">(</text:span><text:span text:style-name="T41">༢༤ན</text:span><text:span text:style-name="T39">)</text:span><text:span text:style-name="T64">འདས་པའམ། སྲིད་ཞིའི་མཐའ་གཉིས་ལས་འདས་པ་སྟེ། འཇིག་རྟེན་པའི་ལེགས་ལྡན་སོགས་ལས་ཁྱད་པར་དུ་བྱ་བའི་ཕྱིར། བོད་ཀྱི་རྒྱལ་པོའི་བཀས་བཅད་པའི་ཚིག་གོ། །</text:span></text:p>
      <text:p text:style-name="P27"><text:span text:style-name="T64">འོ་ན་དེ་ལྟ་བུའི་སྟོན་པ་བཅོམ་ལྡན་འདས་དེའི་སྐུའི་རྣམ་པ་ཅི་ལྟ་བུ་སྙམ་ན། འདིར་ཀྱེེ་རྡོ་རྗེ་ཞལ་བརྒྱད། ཞབས་བཞི། ཕྱག་བཅུ་དྲུག་པའི་སྣང་ཚུལ་བསྟན་ནས་རྒྱུད་གསུངས་ཏེ། </text:span></text:p>
      <text:p text:style-name="P27"><text:span text:style-name="T64">ཇི་སྐད་དུ། </text:span><text:span text:style-name="T45">[</text:span><text:span text:style-name="T46">བརྟག་པ་ཕྱི་མ། ལྔ་པ་མངོན་པར་འབྱུང་བའི་ལེའུར།</text:span><text:span text:style-name="T45">]</text:span></text:p>
      <text:p text:style-name="P45"><text:span text:style-name="T38">ཕྱག་ནི་བཅུ་དྲུག་ཞལ་བརྒྱད་པ། །ཞབས་བཞི་པ་དང་འཇིགས་པ་པོ། །</text:span></text:p>
      <text:p text:style-name="P45"><text:span text:style-name="T38">དཔའ་བོ་ཐོད་པའི་ཕྲེང་བ་ཅན། །བདག་མེད་མས་ནི་སྐུ་ལ་འཁྱུད། །</text:span></text:p>
      <text:p text:style-name="P45"><text:soft-page-break/><text:span text:style-name="T38">ཕྱག་རྒྱ་ལྔ་ནི་འཛིན་ལྷ་ལ། །བདག་མེད་མ་ནི་ཉིད་ཀྱིས་ཞུས། །</text:span></text:p>
      <text:p text:style-name="P27"><text:span text:style-name="T64">ཞེས་སོ། །</text:span></text:p>
      <text:p text:style-name="P27"><text:span text:style-name="T64">བདག་མེད་མས་ཞུས་ཞེས་པ་ནི། ལེའུ་དེ་ཉིད་ཞུས་པའི་དོན་ནོ། །</text:span></text:p>
      <text:p text:style-name="P27"><text:span text:style-name="T64">གང་དུ་ཐོས་ན། གནས་ཕུན་སུམ་ཚོགས་པ་རྡོ་རྗེ་བཙུན་མོའི་བྷ་གར་ཐོས་ཏེ། རྒྱུད་ཐོས་པའི་ཚེ་སྟོན་པ་དེར་བཞུགས་པས་སོ། །</text:span></text:p>
      <text:p text:style-name="P27"><text:span text:style-name="T64">དེ་ཡང་ཚུལ་དེ་ཉིད་འཆད་པ་ལ། བཞུགས་སོ་ཞེས་བྱ་བ་བཤད་པའི་གཞིར་དྲངས་ཏེ། གང་བཞུགས། གང་དུ་བཞུགས། གང་ལྟར་བཞུགས། གང་དང་ལྷན་ཅིག་ཏུ་བཞུགས། གང་གི་ཚེ་བཞུགས་པ་དང་ལྔའི་སྒོ་ནས་འཆད་པ་ལས། </text:span></text:p>
      <text:p text:style-name="P27"><text:span text:style-name="T64">གང་བཞུགས་ན། སྟོན་པ་ཕུན་སུམ་ཚོགས་པ་བཅོམ་ལྡན་འདས་བཞུགས། </text:span></text:p>
      <text:p text:style-name="P57"><text:span text:style-name="T64">གང་དུ་བཞུགས་ན། གནས་ཕུན་སུམ་ཚོགས་པ་དེ་བཞིན་གཤེགས་པ་ཐམས་ཅད་ཀྱི་སྐུ་དང་གསུང་དང་ཐུགས་ཀྱི་སྙིང་པོ་རྡོ་རྗེ་བཙུན་མོའི་བྷ་ག་ལ་བཞུགས། </text:span></text:p>
      <text:p text:style-name="P57"><text:span text:style-name="T64">དེ་ལ་དེ་བཞིན་གཤེགས་པ་ཞེས་པ་ལ། སངས་རྒྱས་ནི་ཆོས་ཀྱི་སྐུ་དེ་བཞིན་ཉིད་དུ་གཤེགས་ཤིང་། གཟུགས་ཀྱི་སྐུ་དེ་བཞིན་ཉིད་ལས་སླར་ཡང་གཤེགས་པས་ན་དེ་བཞིན་གཤེགས་པ་སྟེ། </text:span></text:p>
      <text:p text:style-name="P57"><text:span text:style-name="T45">[</text:span><text:span text:style-name="T46">བརྟག་པ་སྔ་མ། ལྔ་པ་དེ་ཁོ་ན་ཉིད་ཀྱི་ལེའུར།</text:span><text:span text:style-name="T45">]</text:span></text:p>
      <text:p text:style-name="P64"><text:span text:style-name="T38">དཔལ་ལྡན་དེ་བཞིན་ཉིད་གཤེགས་ཤིང་། །དེ་བཞིན་སླར་ཡང་གཤེགས་པ་ཉིད། །</text:span></text:p>
      <text:p text:style-name="P64"><text:span text:style-name="T38">འདིས་ནི་ཤེས་རབ་རིགས་པ་ཡིས། །དེ་བཞིན་གཤེགས་ཞེས་བརྗོད་པར་བྱ། །</text:span></text:p>
      <text:p text:style-name="P57"><text:span text:style-name="T64">ཞེས་སོ། །</text:span></text:p>
      <text:p text:style-name="P57"><text:span text:style-name="T64">ཐམས་ཅད་ཀྱི་ཞེས་པ་ནི། བཅོམ་ལྡན་འདས་དེའི་གཟུགས་ལ་སོགས་པའི་ཕུང་པོ་རྣམ་པར་དག་པ་རྣམ་སྣང་ལ་སོགས་པའི་རིགས་ལྔའམ། རིགས་བརྒྱ་ལ་སོགས་པ་མ་ལུས་པ་ཐམས་ཅད་དོ། །</text:span></text:p>
      <text:p text:style-name="P37"><text:soft-page-break/><text:span text:style-name="T39">(</text:span><text:span text:style-name="T41">༢༤བ</text:span><text:span text:style-name="T39">)</text:span><text:span text:style-name="T64">དེའི་སྐུ་དང་གསུང་དང་ཐུགས་ཞེས་པ་ལ། སྐུ་ནི། སྤྱིར་སྐུ་གཉིས་སམ། གསུམ་མམ། བཞིར་གྲགས་པ་དག་ཡིན་ལ། </text:span></text:p>
      <text:p text:style-name="P27"><text:span text:style-name="T64">དེའི་གཟུགས་སྐུ་ནི། དཔེར་ན། བཻ་ཌུར་གྱི་ས་གཞི་ལ་བརྒྱ་བྱིན་གྱི་གཟུགས་འཆར་བ་ལྟར་དག་མ་དག་སྣ་ཚོགས་པའི་གདུལ་བྱའི་སྣང་བ་ལ་སྣ་ཚོགས་པའི་སྐུར་སྣང་ནས་འགྲོ་བའི་དོན་བྱེད་པ་སྟེ། </text:span></text:p>
      <text:p text:style-name="P27"><text:span text:style-name="T64">རྒྱུད་བླར། </text:span><text:span text:style-name="T44">[</text:span><text:span text:style-name="T46">བཞི་པ། ཕྲིན་ལས་ཀྱི་སྐབས།</text:span><text:span text:style-name="T44">]</text:span></text:p>
      <text:p text:style-name="P45"><text:span text:style-name="T38">ཇི་ལྟར་བཻ་ཌུར་ས་གཞི་གཙང་མ་ལ། །</text:span></text:p>
      <text:p text:style-name="P45"><text:span text:style-name="T38">ལྷ་དབང་ལུས་ཀྱི་གཟུགས་བརྙན་སྣང་བ་ལྟར། །</text:span></text:p>
      <text:p text:style-name="P45"><text:span text:style-name="T38">དེ་བཞིན་འགྲོ་སེམས་ས་གཞི་གཙང་མ་ལ། །</text:span></text:p>
      <text:p text:style-name="P45"><text:span text:style-name="T38">ཐུབ་པའི་དབང་པོའི་སྐུ་ཡི་གཟུགས་བརྙན་འཆར། །</text:span></text:p>
      <text:p text:style-name="P27"><text:span text:style-name="T64">ཞེས་སོ། །</text:span></text:p>
      <text:p text:style-name="P27"><text:span text:style-name="T64">གསུང་ནི། འགྲོ་བ་མཐའ་དག་གི་བསམ་པ་དང་མཐུན་པའི་ཆོས་ཀྱི་སྒྲ་དབྱངས་ཡན་ལག་དྲུག་ཅུ་དང་ལྡན་པར་གྲགས་པ་ཉིད་ཡིན་ལ། </text:span></text:p>
      <text:p text:style-name="P27"><text:span text:style-name="T64">དེ་ཡང་དཔེར་ན། ལྷའི་རྔ་བོ་ཆེ་ལས་འབད་མེད་དུ་ཆོས་ཀྱི་སྒྲ་འབྱུང་བ་ལྟར་སངས་རྒྱས་རྣམས་</text:span><text:span text:style-name="T83">ཀྱིས་འབད་རྩོལ་མ་མཛད་ཀྱང་། འགྲོ་བ་སོ་སོའི་སྐད་དང་མཐུན་པའི་དབྱངས་ཆོས་ཀྱི་སྒྲར་སྣང་བ་སྟེ།</text:span><text:span text:style-name="T64"> </text:span></text:p>
      <text:p text:style-name="P27"><text:span text:style-name="T64">རྒྱུད་བླར། </text:span><text:span text:style-name="T44">[</text:span><text:span text:style-name="T46">བཞི་པ། ཕྲིན་ལས་ཀྱི་སྐབས།</text:span><text:span text:style-name="T44">]</text:span></text:p>
      <text:p text:style-name="P46"><text:span text:style-name="T38">ཇི་ལྟར་ལྷ་ནང་ལྷ་རྣམས་ཀྱི། །སྔོན་གྱི་དཀར་པོའི་མཐུ་ཡིས་ནི། །</text:span></text:p>
      <text:p text:style-name="P46"><text:span text:style-name="T38">འབད་དང་གནས་དང་ཡིད་གཟུགས་དང་། །ཞི་བའི་སྒྲ་ཡིས་བག་མེད་པའི། །</text:span></text:p>
      <text:p text:style-name="P46"><text:span text:style-name="T38">ལྷ་རྣམས་ཐམས་ཅད་ཡང་ནས་ཡང་། །ཆོས་ཀྱི་རྔས་ནི་བསྐུལ་བྱེད་ལྟར། །</text:span></text:p>
      <text:p text:style-name="P46"><text:soft-page-break/><text:span text:style-name="T38">དེ་བཞིན་ཁྱབ་བདག་འབད་སོགས་དང་། །བྲལ་ཡང་འགྲོ་བ་མ་ལུས་པ། །</text:span></text:p>
      <text:p text:style-name="P46"><text:span text:style-name="T38">སངས་རྒྱས་གསུང་གིས་ཁྱབ་མཛད་དེ། །སྐལ་ལྡན་རྣམས་ལ་ཆོས་སྟོན་ཏོ། །</text:span></text:p>
      <text:p text:style-name="P27"><text:span text:style-name="T64">ཞེས་དང་། </text:span></text:p>
      <text:p text:style-name="P27"><text:span text:style-name="T64">མདོ་ལས། </text:span></text:p>
      <text:p text:style-name="P45"><text:span text:style-name="T38">ལྷ་ཡི་སྐད་དང་ཀླུ་དང་གནོད་སྦྱིན་སྐད། །</text:span></text:p>
      <text:p text:style-name="P27"><text:span text:style-name="T64">ཅེས་སོགས་སོ། །</text:span></text:p>
      <text:p text:style-name="P27"><text:span text:style-name="T64">ཐུགས་ནི། ཇི་ལྟ་ཇི་སྙེད་ཀྱི་ཆོས་ཐམས་ཅད་མཁྱེན་པའི་སྒྲིབ་བྲལ་གྱི་ཡེ་ཤེས་ཡིན་ལ། </text:span></text:p>
      <text:p text:style-name="P27"><text:span text:style-name="T64">དེ་ཡང་དཔེར་ན། དབྱར་གྱི་སྤྲིན་ལས་རྩོལ་མེད་དུ་ཆར་བབས་པས་ལོ་ཏོག་རྒྱས་པར་བྱེད་པ་ལྟར་སངས་རྒྱས་རྣམས་ཀྱིས་འབད་པ་མེད་པར་ཐུགས་རྗེའི་ཤུགས་ཀྱིས་འགྲོ་བའི་དགེ་ལེགས་འཕེལ་བར་བྱེད་པ་སྟེ། </text:span></text:p>
      <text:p text:style-name="P27"><text:span text:style-name="T64">རྒྱུད་བླར། </text:span><text:span text:style-name="T39">(</text:span><text:span text:style-name="T41">༢༥ན</text:span><text:span text:style-name="T39">)</text:span><text:span text:style-name="T45">[</text:span><text:span text:style-name="T46">བཞི་པ། ཕྲིན་ལས་ཀྱི་སྐབས།</text:span><text:span text:style-name="T45">]</text:span></text:p>
      <text:p text:style-name="P45"><text:span text:style-name="T38">དཔེར་ན་དབྱར་གྱི་དུས་ན་སྤྲིན། །ལོ་ཏོག་ཕུན་སུམ་ཚོགས་པའི་རྒྱུ། །</text:span></text:p>
      <text:p text:style-name="P45"><text:span text:style-name="T38">ཆུ་ཡི་ཕུང་པོ་འབད་མེད་པ། །ས་ལ་མངོན་པར་བབས་པ་ལྟར། །</text:span></text:p>
      <text:p text:style-name="P45"><text:span text:style-name="T38">དེ་བཞིན་ཐུགས་རྗེའི་སྤྲིན་ལས་ནི། །རྒྱལ་བའི་དམ་ཆོས་ཆུ་ཡི་ཆར། །</text:span></text:p>
      <text:p text:style-name="P45"><text:span text:style-name="T38">འགྲོ་བའི་དོན་དུ་ལོ་ཏོག་རྒྱུན། །རྣམ་པར་རྟོག་པ་མེད་པར་འབེབས། །</text:span></text:p>
      <text:p text:style-name="P27"><text:span text:style-name="T64">ཞེས་སོ། །</text:span></text:p>
      <text:p text:style-name="P27"><text:span text:style-name="T64">དེ་ཡང་སྐབས་འདིར། སྐུ་ནི། བཅོམ་ལྡན་འདས་ཀྱི་སྔོན་གྱི་གནས་སྐབས་ཀྱི་ལུས་རྣམ་པར་དག་པ་སྐུ་རྡོ་རྗེ་ཡིན་ལ། དེ་ཡང་འདིར་རྡོ་རྗེ་སེམས་དཔའ་ཕྱག་གཉིས་པའོ། །</text:span></text:p>
      <text:p text:style-name="P27"><text:soft-page-break/><text:span text:style-name="T64">གསུང་ནི། སྔོན་གྱི་གནས་སྐབས་ཀྱི་ངག་རྣམ་པར་དག་པ་གསུང་རྡོ་རྗེ་ཡིན་ལ། དེ་ཡང་འདིར་སེམས་དཔའ་ཆེན་པོ་ཕྱག་བཞི་པའོ། །</text:span></text:p>
      <text:p text:style-name="P27"><text:span text:style-name="T64">ཐུགས་ནི། སྔོན་གྱི་གནས་སྐབས་ཀྱི་ཡིད་རྣམ་པར་དག་པ་ཐུགས་རྡོ་རྗེ་ཡིན་ལ། དེ་ཡང་འདིར་དམ་ཚིག་སེམས་དཔའ་ཆེན་པོ་ཕྱག་དྲུག་པའོ། །</text:span></text:p>
      <text:p text:style-name="P27"><text:span text:style-name="T64">དེ་རྣམས་ཀྱི་སྙིང་པོ་ནི། སྐུ་གསུང་ཐུགས་གསུམ་གའི་མཆོག་གམ། གཙོ་བོའམ། མཐར་ཐུག་པ་རྡོ་རྗེ་གསུམ་དབྱེར་མེད་པ་ཉིད་ཡིན་ལ། དེ་ཡང་འདིར་སེམས་དཔའ་གསུམ་གྱི་སྙིང་པོ་ཀྱེའི་རྡོ་རྗེ་ཕྱག་བཅུ་དྲུག་པའོ། །</text:span></text:p>
      <text:p text:style-name="P71"><text:span text:style-name="T64">དེ་ལྟར་ཡང་། དེ་བཞིན་གཤེགས་པ་ཐམས་ཅད་ཀྱི་སྐུ་ནི་གང་། གསུང་ནི་གང་། ཐུགས་ནི་གང་། སྙིང་པོ་རྗེ་བཙུན་གསང་བ་ལས་ཆེས་ཤིན་ཏུ་གསང་བའང་གང་ལགས། ཞེས་ཞུས་པའི་ལན་དུ། རྡོ་རྗེ་སེམས་དཔའ་དང་སེམས་དཔའ་ཆེན་པོ་དང་དམ་ཚིག་སེམས་དཔའ་ཆེན་པོའི་སྙིང་པོ་ཀྱེེ་རྡོ་རྗེ་ཞེས་བྱ་བ་ཉོན་ཅིག །ཅེས་སོ། །</text:span></text:p>
      <text:p text:style-name="P71"><text:span text:style-name="T64">རྡོ་རྗེ་ནི། སྙིང་པོ་དེའི་རྡོ་རྗེ་རྡོ་རྗེ་འཆང་ཆེན་པོ་སྟེ། འདིར་བཅོམ་ལྡན་འདས་ཀྱེའི་རྡོ་རྗེའོ། །</text:span></text:p>
      <text:p text:style-name="P71"><text:span text:style-name="T64">བཙུན་མོ་ནི། རྡོ་རྗེ་དེ་ཉིད་ཀྱི་བཙུན་མོ་སྟེ། སྤྱན་མ་ལ་སོགས་པའམ་འདིར་གཽ་རཱི་ལ་སོགས་པའོ།།</text:span></text:p>
      <text:p text:style-name="P71"><text:span text:style-name="T64">དེའི་བྷ་ག་ནི། ཆགས་ཅན་རྗེས་སུ་བཟུང་བའི་ཕྱིར་བཙུན་མོའི་བྷ་གའི་སྒྲས་བརྗོད་པ་ཆོས་འབྱུང་སྟེ། དེའི་འབྲེལ་ནི། སྤྱན་མ་ལ་སོགས་པའི་བཙུན་མོའི་བྱིན་གྱིས་བརླབས་པའམ། སྤྱན་མ་ལ་སོགས་པའི་བཙུན་མོའི་རང་བཞིན་ས་ཁམས་ལ་སོགས་པ་རྣམ་པར་དག་པ་ལས་གྲུབ་ཅིང་། བཙུན་མོའི་གསང་གནས་ཀྱི་དབྱིབས་ཅན་དུ་གྱུར་པས་བཙུན་མོའི་བྷ་གའོ། །</text:span></text:p>
      <text:p text:style-name="P27"><text:soft-page-break/><text:span text:style-name="T64">ཆོས་འབྱུང་གི་དོན་ནི། </text:span><text:span text:style-name="T39">(</text:span><text:span text:style-name="T41">༢༥བ</text:span><text:span text:style-name="T39">)</text:span><text:span text:style-name="T64">རྟེན་དང་བརྟེན་པའི་དཀྱིལ་འཁོར་ཐམས་ཅད་ཀྱི་འབྱུང་གནས་སུ་གྱུར་པས་ན་ཆོས་འབྱུང་། བཙུན་མོའི་གསང་གནས་ཀྱི་དབྱིབས་མཚོན་པས་གྲུ་གསུམ། ཁམས་རྣམ་པར་དག་པ་མཚོན་པས་ཕྱི་དཀར་བ། གཞན་ཆགས་པ་སྐྱེ་བ་མཚོན་པས་ནང་དམར་བ། འཁོར་བའི་ཁམས་ལས་སྐྱེས་པ་མཚོན་པས་རྩ་བ་ཕྲ་བ་འཐུར་དུ་ཟུག་པ། མྱང་འདས་ཀྱི་ཡོན་ཏན་གོང་འཕེལ་དུ་གྱུར་པ་མཚོན་པས་གདེངས་ཀ་ཆེ་བ་གྱེན་དུ་བསྟན་པའོ། །</text:span></text:p>
      <text:p text:style-name="P27"><text:span text:style-name="T64">དེ་ལ་བཞུགས་སོ་ཞེས་པ་ལ། འོ་ན་སྟོན་པ་ཆོས་འབྱུང་ཁོ་ན་ལ་བཞུགས་སམ་སྙམ་ན། མིན་ཏེ། དཔེར་ན། རྒྱལ་པོ་གྲོང་ཁྱེར་འདི་ན་བཞུགས་ཞེས་པས་གྲོང་ཁྱེར་དེའི་ཕོ་བྲང་ན་བཞུགས་པར་དོན་གྱིས་གོ་བ་ལྟར། ཆོས་འབྱུང་ལ་བཞུགས་ཞེས་པས་ཆོས་འབྱུང་ལ་གནས་པའི་གཞལ་ཡས་ཁང་དུ་བཞུགས་པར་དོན་གྱིས་བསྟན་ནོ། །</text:span></text:p>
      <text:p text:style-name="P27"><text:span text:style-name="T64">འོ་ན་རྒྱུད་དེ་ཉིད་བསྡུས་པའི་གླེང་གཞི་ལྟར་སྟོན་པ་གཞལ་ཡས་ཁང་ལ་བཞུགས་ཞེས་སྨོས་པས་ཆོག་མོད། བཙུན་མོའི་བྷ་ག་ལ་བཞུགས་ཞེས་སྨོས་པ་ལ་དགོས་པ་ཅི་ཡོད་སྙམ་ན། གདུལ་བྱ་འདོད་ཆགས་ཅན་རྗེས་སུ་བཟུང་བ་དང་། བཙུན་མོའི་བྷ་ག་བདེ་བ་ཆེན་པོའི་འབྱུང་གནས་སུ་ཤེས་པའི་ཕྱིར་ཡིན་ཏེ། </text:span></text:p>
      <text:p text:style-name="P27"><text:span text:style-name="T64">གཉིས་མེད་རྣམ་རྒྱལ་ལས། </text:span></text:p>
      <text:p text:style-name="P45"><text:span text:style-name="T38">བྷ་ག་བཅོམ་ལྡན་ཤེས་རབ་སྟེ། །དེ་བས་འདོད་ཆགས་སོན་མི་དབྱུང་། །</text:span></text:p>
      <text:p text:style-name="P27"><text:span text:style-name="T64">ཞེས་དང་། </text:span></text:p>
      <text:p text:style-name="P27"><text:span text:style-name="T64">འདིར། </text:span><text:span text:style-name="T45">[</text:span><text:span text:style-name="T46">བརྟག་པ་ཕྱི་མ། གསུམ་པ་རྒྱུད་ཀྱི་གླེང་གཞི་དང་གསང་བའི་སྐད་ཀྱི་ལེའུར།</text:span><text:span text:style-name="T45">]</text:span></text:p>
      <text:p text:style-name="P45"><text:span text:style-name="T38">ཨེ་མ་བདག་གི་པདྨ་འདི། །བདེ་བ་ཐམས་ཅད་ཀྱི་ནི་གནས། །</text:span></text:p>
      <text:p text:style-name="P27"><text:soft-page-break/><text:span text:style-name="T64">ཞེས་སོགས་གསུངས་པ་ལྟར་རོ། །</text:span></text:p>
      <text:p text:style-name="P27"><text:span text:style-name="T64">གང་ལྟར་བཞུགས་ན། ཆོས་ཕུན་སུམ་ཚོགས་པ་རྒྱུད་འདི་སྐད་འཆད་ཅིང་བཞུགས། </text:span></text:p>
      <text:p text:style-name="P27"><text:span text:style-name="T64">གང་དང་ལྷན་ཅིག་ཏུ་བཞུགས་ན། འཁོར་ཕུན་སུམ་ཚོགས་པ་རྡོ་རྗེ་སྙིང་པོ་བདག་གིས་མཚོན་པའི་འཁོར་ཚོགས་མང་པོ་དང་ཐབས་གཅིག་ཏུ་བཞུགས། </text:span></text:p>
      <text:p text:style-name="P27"><text:span text:style-name="T64">གང་གི་ཚེ་བཞུགས་ན། དུས་ཕུན་སུམ་ཚོགས་པ་རྒྱུད་ཐོས་པའི་དུས་གཅིག་ན་བཞུགས་སོ། །</text:span></text:p>
      <text:p text:style-name="P27"><text:span text:style-name="T64">དེ་ལྟར་ན། ཐོས་ཞེས་པ་དང་བཞུགས་ཞེས་པ་གཉིས་ཀ་ཕུན་སུམ་ཚོགས་པ་ལྔ་དང་སྦྱར་ཏེ་བཤད་པར་བྱ་བ་ཡིན་ནོ། །</text:span></text:p>
      <text:p text:style-name="P27"><text:span text:style-name="T64">འོ་ན་གླེང་གཞི་འདི་བསྡུད་པ་པོའི་</text:span><text:span text:style-name="T39">(</text:span><text:span text:style-name="T41">༢༦ན</text:span><text:span text:style-name="T39">)</text:span><text:span text:style-name="T64">ཚིག་ཡིན་པས་སྟོན་པའི་བཀའ་མ་ཡིན་ནམ་སྙམ་ན། སྐྱོན་མེད་དེ། </text:span></text:p>
      <text:p text:style-name="P27"><text:span text:style-name="T64">སྟོན་པ་ཉིད་ཀྱིས་ཆོས་ཡང་དག་པར་བསྡུད་པའི་མདོར། </text:span><text:span text:style-name="T1">དགེ་སློང་དག །འདི་སྐད་བདག་གིས་ཐོས་པ་ཞེས་བགྱིས་ལ། དམ་པའི་ཆོས་བསྡུ་བར་བྱའོ། །</text:span><text:span text:style-name="T64">ཞེས་དང་། </text:span></text:p>
      <text:p text:style-name="P27"><text:span text:style-name="T64">འབྲེལ་བ་དང་གོ་རིམ་དག་ཀྱང་བསྟན་པར་བྱའོ་ཞེས་མ་འོངས་པའི་དུས་སུ་ཆོས་རྣམས་བསྡུད་པར་བྱེད་པའི་ཚེ། ཐོག་མར་འདི་སྐད་བདག་གིས་ཐོས་པ་ཞེས་སོགས་ཀྱི་གླེང་གཞི་དང་། བར་དུ་འདི་སྐད་གསོལ་བ་དང་འདི་སྐད་གསུངས་སོ་ཞེས་སོགས་ཀྱི་མཚམས་སྦྱོར་དང་། མཇུག་ཏུ་བཅོམ་ལྡན་འདས་ཀྱིས་གསུངས་པ་ལ་མངོན་པར་བསྟོད་དོ་ཞེས་སོགས་ཀྱི་མཐུན་འགྱུར་རྣམས་གྱིས་ཤིག་པར་གསུངས་པས་གླེང་གཞི་ལ་སོགས་རྗེས་སུ་གནང་བའི་བཀའ་ཡིན་ནོ། །</text:span></text:p>
      <text:p text:style-name="P27"><text:span text:style-name="T64">འོ་ན་རྒྱུད་འདིར། གླེང་གཞིའི་སྐབས་སུ་འཁོར་རྒྱས་པ་མི་སྨོས་པ་དང་། རྒྱུད་ཞུས་པའི་ཚིག་གསལ་པོ་མི་འབྱུང་བ་དང་། མཇུག་ཏུ་མཐུན་འགྱུར་མ་བཤད་པ་ཇི་ལྟར་ཡིན་སྙམ་ན། འདི་ལ་བླ་མ་</text:span><text:soft-page-break/><text:span text:style-name="T64">དག །རྒྱུད་འདི་རྩ་རྒྱུད་འབུམ་ལྔ་ལས་བསྡུས་པའི་རྒྱུད་ཡིན་པས། འཁོར་མ་སྨོས་པ་ནི་སྡུད་པ་པོས་འཁོར་གཞན་རྣམས་མཚོན་ནུས་པ་ལ་དགོངས། ཞུས་ཚུལ་མི་གསལ་བ་ནི་ལེགས་སོ་བྱིན་ནས་ཉན་པར་བསྐུལ་བ་ལ་ཞུས་པར་དོན་གྱིས་གོ་བ་ལ་དགོངས། མཐུན་འགྱུར་མ་གསུངས་པ་ནི་རྒྱས་པ་ལ་དགའ་ན་རྩ་རྒྱུད་འབུམ་ལྔ་ལ་བསླབ་དགོས་པས་རྒྱུད་ཀྱི་འཕྲོ་མ་རྫོགས་པར་སྟོན་པ་ལ་དགོངས། ཞེས་འཆད་པ་ལྟར་རོ། །</text:span></text:p>
      <text:p text:style-name="P27"><text:span text:style-name="T5">ཇ༢</text:span><text:span text:style-name="T34"> གཉིས་པ་སྤྱིའི་དོན་ལ། </text:span><text:span text:style-name="T5">ཉ༡ </text:span><text:span text:style-name="T34">ཨེ་ཝཾ་གི་སྤྱི་དོན་དང་། </text:span><text:span text:style-name="T5">ཉ༢ </text:span><text:span text:style-name="T34">ཡི་གེ་ཐམས་ཅད་ཀྱི་སྤྱི་དོན་གཉིས་ལས།</text:span></text:p>
      <text:p text:style-name="P27"><text:span text:style-name="T1">ཉ༡ </text:span><text:span text:style-name="T31">དང་པོ་ལ། </text:span><text:span text:style-name="T1">ཏ༡ </text:span><text:span text:style-name="T31">ཐུན་མོང་བའི་སྤྱི་བཤད་དང་། </text:span><text:span text:style-name="T1">ཏ༢ </text:span><text:span text:style-name="T31">བསྐྱེད་རིམ་པའི་སྤྱི་བཤད་གཉིས་ཀྱི། </text:span></text:p>
      <text:p text:style-name="P27"><text:span text:style-name="T64">ཏ༡ དང་པོ་ནི། འདི་སྐད་ཅེས་པའི་རྒྱ་སྐད་ཨེ་ཝཾ་གི་ཡི་གེ་འདི་ཐོག་མར་སྨོས་དགོས་པའི་རྒྱུ་མཚན་ཅི་ཡིན་སྙམ་ན། ཨེ་ཝཾ་ནི་དེ་བཞིན་གཤེགས་པ་ཐམས་ཅད་ཀྱི་བརྡར་གྱུར་པ་ཐབས་དང་ཤེས་རབ་སྟོན་པའི་ཡི་གེ་ཆོས་ཕུང་བརྒྱད་ཁྲི་བཞི་སྟོང་གི་གཞི་དང་ཕ་མ་ལྟ་བུ་ཡིན་པས་</text:span><text:span text:style-name="T39">(</text:span><text:span text:style-name="T41">༢༦བ</text:span><text:span text:style-name="T39">)</text:span><text:span text:style-name="T64">ཐོག་མར་སྨོས་པ་ཡིན་ཏེ། </text:span></text:p>
      <text:p text:style-name="P27"><text:span text:style-name="T64">ལྷའི་དབང་པོས་ཞུས་པ་ལས། </text:span></text:p>
      <text:p text:style-name="P46"><text:span text:style-name="T38">ཅི་ཕྱིར་འདི་སྐད་ཅེས་བྱ་འདི། །གང་ཕྱིར་དང་པོ་རབ་ཏུ་སྦྱར། །</text:span></text:p>
      <text:p text:style-name="P46"><text:span text:style-name="T38">འདི་ཅི་བདེ་གཤེགས་གསུང་ཡིན་ནམ། །ཉན་ཐོས་ཀྱིས་བཤད་ཡིན་ནམ་ཅི། །</text:span></text:p>
      <text:p text:style-name="P27"><text:span text:style-name="T64">ཞེས་ཞུས་པ་ལ། </text:span></text:p>
      <text:p text:style-name="P27"><text:span text:style-name="T64">བཅོམ་ལྡན་འདས་ཀྱིས་འདི་སྐད་གསུངས། </text:span></text:p>
      <text:p text:style-name="P45"><text:span text:style-name="T38">ཆོས་ཀྱི་ཕུང་པོ་བརྒྱད་ཁྲི་དང་། །བཞི་སྟོང་གི་ནི་གྲངས་སྙེད་ཀྱི། །</text:span></text:p>
      <text:p text:style-name="P45"><text:span text:style-name="T38">ཀུན་གྱི་གཞི་དང་ཕ་མ་ནི། །ཡི་གེ་གཉིས་སུ་དེ་བཞིན་བསྟན། །</text:span></text:p>
      <text:p text:style-name="P27"><text:soft-page-break/><text:span text:style-name="T64">ཞེས་སོ། །</text:span></text:p>
      <text:p text:style-name="P27"><text:span text:style-name="T64">དེ་ཡང་དཔེར་ན། འཇིག་རྟེན་དུ་ཕ་དང་མ་སྦྱོར་བའམ། རྡོ་རྗེ་དང་པདྨ་འདུས་པའི་ས་བོན་ལས་འགྲོ་བ་རྣམས་འབྱུང་བ་ལྟར། མ་ལྟ་བུའམ་པདྨ་ལྟ་བུའི་ཨེ་ཡིག་ཤེས་རབ་ཀྱི་རང་བཞིན་ཅན་དང་། ཕ་ལྟ་བུའམ་རྡོ་རྗེ་ལྟ་བུའི་ཝཾ་ཡིག་ཐབས་ཀྱི་རང་བཞིན་ཅན་དང་། སྦྱོར་བ་ལྟ་བུའམ་ས་བོན་ལྟ་བུའི་ཐིག་ལེ་མི་ཤིགས་པའི་རང་བཞིན་ཅན་རྣམས་ལས་ཆོས་ཀྱི་ཕུང་པོ་འབྱུང་སྟེ། </text:span></text:p>
      <text:p text:style-name="P57"><text:span text:style-name="T64">དེ་ཉིད་ལས། </text:span></text:p>
      <text:p text:style-name="P63"><text:span text:style-name="T38">ཡི་གེ་ཨེ་ནི་མར་གྱུར་ལ། །ཝཾ་ནི་ཕ་ཞེས་བྱ་བར་གྲགས། །</text:span></text:p>
      <text:p text:style-name="P63"><text:span text:style-name="T38">ཐིག་ལེ་དེར་ནི་སྦྱོར་བ་སྟེ། །སྦྱོར་དེ་ཤིན་ཏུ་རྨད་བྱུང་བའོ། །</text:span></text:p>
      <text:p text:style-name="P63"><text:span text:style-name="T38">ཨེ་ནི་པདྨ་ཞེས་བཤད་ལ། །ཝཾ་ནི་རྡོ་རྗེ་ཉིད་ཡིན་ནོ། །</text:span></text:p>
      <text:p text:style-name="P63"><text:span text:style-name="T38">ཐིག་ལེ་དེར་ནི་ས་བོན་ཏེ། །དེ་ལས་འགྲོ་བ་རྣམས་གསུམ་བསྐྱེད། །</text:span></text:p>
      <text:p text:style-name="P63"><text:span text:style-name="T38">ཨེ་ནི་ཤེས་རབ་ཉིད་གྱུར་ལ། །ཝཾ་ནི་རབ་དགའི་བདག་པོ་འོ། །</text:span></text:p>
      <text:p text:style-name="P63"><text:span text:style-name="T38">ཐིག་ལེ་མི་ཤིགས་དེ་ཉིད་དེ། །དེ་ལས་ཡི་གེ་ཉིད་ཀྱང་སྐྱེ། །</text:span></text:p>
      <text:p text:style-name="P57"><text:span text:style-name="T64">ཞེས་སོ། །</text:span></text:p>
      <text:p text:style-name="P27"><text:span text:style-name="T64">དེ་ལ་ཨེ་ཝཾ་གི་སྦྱོར་བ་ལས་ཆོས་ཕུང་འབྱུང་ཚུལ་ནི། འཇིག་རྟེན་དུ་མས་ཐུན་མོང་གི་རྐྱེན་བྱས་ཕས་ཐུན་མོང་མ་ཡིན་པའི་རྒྱུ་བྱས་ནས་བུ་ཚ་འབྱུང་བ་ལྟར། ཨེས་མཚོན་པའི་དབྱངས་ཡིག་གསལ་བྱེད་ཀྱི་སྲོག་ཏུ་ཞུགས་པས་ཐུན་མོང་གི་རྐྱེན་བྱས། ཝས་མཚོན་པའི་གསལ་བྱེད་ཀྱི་ཡི་གེ་རྣམས་རིས་མཐུན་དུ་འབྲེལ་ནས་ཐུན་མོང་མ་ཡིན་པའི་རྒྱུ་བྱས། ཐིག་ལེས་མཚོན་པའི་དབྱངས་གསལ་ཕན་ཚུན་སྦྱར་བ་ལས་མིང་ཡིག་འབྱུང་། མིང་དུ་མ་འདུས་པ་ལས་ཚིག་འབྱུང་། ཚིག་དུ་མ་འདུས་པ་ལས་ཆོས་ཕུང་བརྒྱད་ཁྲི་འབྱུང་བ་ཡིན་ནོ། །</text:span></text:p>
      <text:p text:style-name="P27"><text:soft-page-break/><text:span text:style-name="T64">དེས་ན་ཨེ་ཝཾ་གིས་བསྟན་</text:span><text:span text:style-name="T39">(</text:span><text:span text:style-name="T41">༢༧ན</text:span><text:span text:style-name="T39">)</text:span><text:span text:style-name="T64">པའི་ཐབས་ཤེས་སྒྱུ་མ་ལྟ་བུ་ལ་དེ་བཞིན་གཤེགས་པ་ཐམས་ཅད་བཞུགས་ཤིང་གནས་པས་ཨེ་ཝཾ་གསུང་རབ་ཀྱི་དང་པོར་སྨོས་པ་སྟེ། </text:span></text:p>
      <text:p text:style-name="P27"><text:span text:style-name="T64">དེ་ཉིད་དུ། </text:span></text:p>
      <text:p text:style-name="P46"><text:span text:style-name="T38">ཨེ་ཝཾ་ཡིག་གཉིས་སྒྱུ་མ་ལ། །ཐམས་ཅད་མཁྱེན་པ་འདིར་བཞུགས་པས། །</text:span></text:p>
      <text:p text:style-name="P46"><text:span text:style-name="T38">དམ་ཆོས་བསྟན་པའི་ཐོག་མར་ནི། །ཨེ་ཝཾ་དེ་ཕྱིར་རབ་ཏུ་བཤད། །</text:span></text:p>
      <text:p text:style-name="P27"><text:span text:style-name="T64">ཅེས་སོ། །</text:span></text:p>
      <text:p text:style-name="P27"><text:span text:style-name="T64">དོན་བསྡུ་ན། ཨེ་ནི་ཤེས་རབ་རྣམ་ཀུན་མཆོག་ལྡན་གྱི་སྟོང་ཉིད། ཝ་ནི་ཐབས་དམིགས་པ་མེད་པའི་སྙིང་རྗེ། ཐིག་ལེ་ནི་དེ་གཉིས་ཟུང་དུ་འཇུག་ཅིང་མི་ཕྱེད་པ་སྟེ། ཐེག་པ་ཆེན་པོའི་ཆོས་ཐམས་ཅད་ཨེ་ཝཾ་ལ་འདུས་ཤིང་། ཁྱད་པར་དུ་བླ་མེད་ཀྱི་རྒྱུད་དོན་ནི་ཐབས་བདེ་བ་དང་ཤེས་རབ་སྟོང་ཉིད་དབྱེར་མེད་དུ་སྦྱོར་བའི་དོན་ཡིན་ལ། དོན་དེ་ནི་ཨེ་ཝཾ་གིས་སྟོན་པས་རྒྱུད་དོན་ཐམས་ཅད་ཨེ་ཝཾ་ལ་འདུས་སོ། །</text:span></text:p>
      <text:p text:style-name="P27"><text:span text:style-name="T64">དེས་ན་སངས་རྒྱས་ཀྱི་ཆོས་ཐམས་ཅད་ཨེ་ཝཾ་གི་རྣམ་པར་གནས་ཤིང་། ཨེ་ཝཾ་བདེ་བ་ཐམས་ཅད་ཀྱི་འབྱུང་གནས་ཀྱང་ཡིན་ཏེ། </text:span></text:p>
      <text:p text:style-name="P27"><text:span text:style-name="T64">ཇི་སྐད་དུ། </text:span><text:span text:style-name="T45">[</text:span><text:span text:style-name="T46">བརྟག་པ་ཕྱི་མ། གསུམ་པ་རྒྱུད་ཀྱི་གླེང་གཞི་དང་གསང་བའི་སྐད་ཀྱི་ལེའུར།</text:span><text:span text:style-name="T45">]</text:span></text:p>
      <text:p text:style-name="P45"><text:span text:style-name="T38">སངས་རྒྱས་ཀུན་གྱི་སྡོམ་པ་ནི། །ཨེ་ཝཾ་རྣམ་པར་རབ་ཏུ་གནས། །</text:span></text:p>
      <text:p text:style-name="P27"><text:span text:style-name="T64">ཞེས་དང་། </text:span></text:p>
      <text:p text:style-name="P45"><text:span text:style-name="T38">ཨེ་ཡི་ཆ་བྱད་བཟང་པོ་གང་། །དབུས་སུ་ཝཾ་གིས་རྣམ་པར་བརྒྱན། །</text:span></text:p>
      <text:p text:style-name="P45"><text:span text:style-name="T38">བདེ་བ་ཐམས་ཅད་ཀྱི་ནི་གནས། །སངས་རྒྱས་རིན་ཆེན་ཟ་མ་ཏོག །</text:span></text:p>
      <text:p text:style-name="P27"><text:soft-page-break/><text:span text:style-name="T64">ཅེས་སོ། །</text:span></text:p>
      <text:p text:style-name="P27"><text:span text:style-name="T64">ཏ༢</text:span><text:span text:style-name="T66"> </text:span><text:span text:style-name="T64">གཉིས་པ་</text:span><text:span text:style-name="T51">[</text:span><text:span text:style-name="T52">བསྐྱེད་རིམ་པའི་སྤྱི་བཤད་</text:span><text:span text:style-name="T51">]</text:span><text:span text:style-name="T64">ནི། སྤྱི་དང་སྦྱར་ན། ཨེ་ཡིག་ནི་རྟེན་དང་བརྟེན་པའི་དཀྱིལ་འཁོར་ཐམས་ཅད་རང་བཞིན་མེད་པ་སྐྱེ་མེད་སྟོང་པ་ཉིད་ཤེས་རབ་ཀྱི་ཆ་དང་། ཝཾ་ཡིག་ནི་རྟེན་དང་བརྟེན་པའི་རྣམ་པ་འཇའ་ཚོན་ལྟར་གསལ་ལ་རྫོགས་པ་ཐབས་ཀྱི་ཆ་དང་། ཐིག་ལེ་ནི་སྣང་སྟོང་དབྱེར་མི་ཕྱེད་པ་ཟུང་འཇུག་གི་ཆ་ཡིན་ནོ། །</text:span></text:p>
      <text:p text:style-name="P71"><text:span text:style-name="T64">བྱེ་བྲག་ཏུ་སྦྱར་ན། དང་པོ་སྦྱོང་བའི་སྐབས་སུ། ཨེ་ནི་ཡི་གེའི་ཆ་ནས་དབྱངས་ཡིག་དང་། ཁམས་ཀྱི་ཆ་ནས་དམར་ཆ་ཉི་མ་ཡིན་ཞིང་། ཝ་ནི་ཡི་གེའི་ཆ་ནས་གསལ་བྱེད་དང་། ཁམས་ཀྱི་ཆ་ནས་དཀར་ཆ་ཟླ་བ་ཡིན་ལ། ཐིག་ལེ་ནི་དབྱངས་གསལ་དང་ཉི་ཟླ་ཕན་ཚུན་འདྲེས་པ་ཡིན་ཏེ། དེ་ལས་ལྷ་ཡི་སྐུ་འབྱུང་བ་ཡིན་ནོ། །</text:span></text:p>
      <text:p text:style-name="P71"><text:span text:style-name="T64">དཀྱིལ་འཁོར་རྒྱལ་མཆོག་གི་སྐབས་སུ། </text:span><text:span text:style-name="T39">(</text:span><text:span text:style-name="T41">༢༧བ</text:span><text:span text:style-name="T39">)</text:span><text:span text:style-name="T64">ཨེ་ནི་ཡུམ་གྱི་མཁའ། ཝཾ་ནི་ཡབ་ཀྱི་གསང་གནས། ཐིག་ལེ་ནི་དེ་གཉིས་སྦྱར་བ་ལས་བྱང་ཆུབ་ཀྱི་སེམས་ཞུ་བ། དེ་ལས་ཐ་མལ་པ་ལ་བུ་ཚ་འབྱུང་བ་ལྟར་འདིར་དཀྱིལ་འཁོར་པ་བསྐྱེད་ཅིང་སྤྲོ་བ་ཡིན་ནོ། །</text:span></text:p>
      <text:p text:style-name="P71"><text:span text:style-name="T64">ལས་རྒྱལ་མཆོག་གི་སྐབས་སུ། ཨེ་ནི་ཡུམ། ཝ་ནི་ཡབ། ཐིག་ལེ་ནི་དེ་གཉིས་ཀྱི་ས་བོན། དེ་ལས་ཡིག་འབྲུ་དང་ཕྱག་མཚན་གྱི་རིམ་པས་ལྷའི་སྐུ་སྤྲོ་བ་ཡིན་ནོ། །</text:span></text:p>
      <text:p text:style-name="P71"><text:span text:style-name="T64">ཞིབ་ཏུ་སྦྱར་ན། ཨེ་ནི། ཡེ་ཤེས་ཀྱི་ཚོགས་དང་། ཆོས་འབྱུང་བསྐྱེད་པ་དང་། ཉི་མའི་དཀྱིལ་འཁོར་དང་། ལྷ་ཡུམ་དང་། དེའི་མཁའ་དང་། བྱང་སེམས་དམར་ཆ་དང་། བདེ་བས་ཞུ་བ་དང་། ལྷ་མོ་རྣམས་དང་། འོད་གསལ་དུ་བསྡུ་བ་ལ་སོགས་པ་ཤེས་རབ་ཀྱི་ཆ་རྣམས་ཡིན་ཞིང་། </text:span></text:p>
      <text:p text:style-name="P27"><text:soft-page-break/><text:span text:style-name="T64">ཝ་ནི། བསོད་ནམས་ཀྱི་ཚོགས་དང་། བསྲུང་འཁོར་དང་། འབྱུང་རིམ་དང་། གཞལ་ཡས་ཁང་དང་། ཟླ་བའི་དཀྱིལ་འཁོར་དང་། ལྷ་ཡབ་དང་། དེའི་གསང་གནས་དང་། བྱང་སེམས་དཀར་ཆ་དང་། ལྷར་བཞེངས་པ་དང་། ལྷ་ཕོ་རྣམས་དང་། ལྷ་སྤྲོ་བ་ལ་སོགས་པ་ཐབས་ཀྱི་ཆ་རྣམས་ཡིན་ལ། </text:span></text:p>
      <text:p text:style-name="P27"><text:span text:style-name="T64">ཐིག་ལེ་ནི། དེ་དག་གཅིག་ལ་གཅིག་བལྟོས་ཤིང་འབྲེལ་བ་དབྱེར་མེད་པའི་ཆ་རྣམས་ཡིན་ཏེ། རིགས་པས་ཤེས་པར་བྱའོ། །</text:span></text:p>
      <text:p text:style-name="P27"><text:span text:style-name="T1">ཉ༢ </text:span><text:span text:style-name="T31">གཉིས་པ་ཡི་གེ་ཐམས་ཅད་ཀྱི་སྤྱི་དོན་ལ། </text:span><text:span text:style-name="T1">ཏ༡ </text:span><text:span text:style-name="T31">ཐུན་མོང་བའི་སྤྱི་བཤད་དང་། </text:span><text:span text:style-name="T1">ཏ༢ </text:span><text:span text:style-name="T31">བསྐྱེད་རིམ་པའི་སྤྱི་བཤད་གཉིས་ཀྱི། </text:span></text:p>
      <text:p text:style-name="P27"><text:span text:style-name="T64">ཏ༡ དང་པོ་ནི། ཨེ་ཝཾ་མཱ་ཡ་ཞེས་པ་ལ་སོགས་པའི་གླེང་གཞིའི་ཡི་གེ་རྣམས་དྲན་པ་ཉེ་བར་བཞག་པ་བཞི་ལ་སོགས་པའི་བྱང་ཆུབ་ཕྱོགས་ཀྱི་ཆོས་རྣམས་དང་སྦྱར་ནས་བཤད་པ་དག་ཡིན་ནོ། །</text:span></text:p>
      <text:p text:style-name="P27"><text:span text:style-name="T64">ཏ༢ གཉིས་པ་</text:span><text:span text:style-name="T20">[</text:span><text:span text:style-name="T21">བསྐྱེད་རིམ་པའི་སྤྱི་བཤད་</text:span><text:span text:style-name="T20">]</text:span><text:span text:style-name="T64">ནི། སྤྱིར་བཤད་ན། འདི་སྐད་ཅེས་པ་ཐབས་ཤེས་དབྱེར་མེད་པའི་བདག་ཉིད་ཀྱི་བསྐྱེད་རིམ། བདག་གིས་ཐོས་པ་ནི་སྤྲུལ་པའི་ལྷའི་དཀྱིལ་འཁོར། དུས་གཅིག་ན་ཞེས་པ་མཆོག་དགའི་བདེ་བ་མྱོང་བའི་དུས། བཅོམ་ལྡན་འདས་ནི་དབང་ཕྱུག་གི་ཡོན་ཏན་བརྒྱད་དང་ལྡན་པའི་བཅོམ་ལྡན་འདས་བདེ་བ་ཆེན་པོའི་གནས་ལ་བཞུགས་པ། དེ་བཞིན་གཤེགས་པ་ཐམས་ཅད་ནི་བཅོམ་ལྡན་འདས་འདིའི་ཕུང་པོ་ལྔ་རྒྱལ་བ་རིགས་ལྔར་གྱུར་པ། དེའི་སྐུ་དང་། གསུང་དང་། ཐུགས་ནི་རིགས་ལྔའི་བདག་ཉིད་</text:span><text:span text:style-name="T39">(</text:span><text:span text:style-name="T41">༢༨ན</text:span><text:span text:style-name="T39">)</text:span><text:span text:style-name="T64">ཀྱི་སྐུ་རྡོ་རྗེ་དང་། གསུང་རྡོ་རྗེ་དང་། ཐུགས་རྡོ་རྗེ། དེའི་སྙིང་པོ་རྡོ་རྗེ་ནི་རྡོ་རྗེ་གསུམ་དབྱེར་མེད་པའི་བདེ་བ་ཆེན་པོ། བཙུན་མོ་ནི་ཆོ་གས་ལེགས་པར་སྦྱངས་པའི་ཕྱག་རྒྱ་མ། བྷ་ག་ནི་བྱིན་རླབས་ཀྱིས་ལེགས་པར་སྦྱངས་པའི་པདྨ། བཞུགས་པ་ནི་རྡོ་རྗེ་འཛིན་པ་བྷ་ག་དེར་ཐིག་ལེའི་གཟུགས་ཀྱིས་གནས་པ་སྟེ། </text:span></text:p>
      <text:p text:style-name="P27"><text:soft-page-break/><text:span text:style-name="T64">སཾ་ཊིར། </text:span></text:p>
      <text:p text:style-name="P46"><text:span text:style-name="T38">འཁོར་ལོ་སྤྲུལ་པའི་ངོ་བོ་ལ། །བདག་གིས་ཐོས་པ་ཞེས་གསུངས་ཏེ། །</text:span></text:p>
      <text:p text:style-name="P46"><text:span text:style-name="T38">ས་བོན་ངོ་བོ་གང་སྤྲུལ་པ། །ལྷ་རྣམས་ཀྱི་ནི་དཀྱིལ་འཁོར་མཆོག །</text:span></text:p>
      <text:p text:style-name="P46"><text:span text:style-name="T38">མཆོག་ཏུ་དགའ་བའི་དུས་གང་ཡིན། །དུས་གཅིག་ན་ཞེས་བཤད་པ་ཡིན། །</text:span></text:p>
      <text:p text:style-name="P46"><text:span text:style-name="T38">དབང་ཕྱུག་བརྒྱད་ཀྱི་བཅོམ་ལྡན་འདས། །བདེ་བ་ཆེན་པོའི་གནས་ལ་བཞུགས། །</text:span></text:p>
      <text:p text:style-name="P46"><text:span text:style-name="T38">འདི་ཡི་ཕུང་པོ་ལྔ་རྒྱལ་ལ། །དེ་བཞིན་གཤེགས་པ་ཐམས་ཅད་ཡིན། །</text:span></text:p>
      <text:p text:style-name="P46"><text:span text:style-name="T38">དེ་ཡི་བདག་ཉིད་སྐུ་གསུང་ཐུགས། །རྡོ་རྗེ་སྙིང་འདིར་བདེ་ཆེན་པོ། །</text:span></text:p>
      <text:p text:style-name="P46"><text:span text:style-name="T38">བཙུན་མོ་ལེགས་སྦྱངས་ཕྱག་རྒྱ་སྟེ། །ལེགས་སྦྱངས་པདྨ་བྷ་ག་ཡིན། །</text:span></text:p>
      <text:p text:style-name="P46"><text:span text:style-name="T38">བཞུགས་པ་རྡོ་རྗེ་འཛིན་པ་དེར། །ཐིག་ལེའི་གཟུགས་ཀྱིས་གནས་པའོ། །</text:span></text:p>
      <text:p text:style-name="P27"><text:span text:style-name="T64">ཞེས་སོ། །</text:span></text:p>
      <text:p text:style-name="P27"><text:span text:style-name="T64">དོན་བསྡུ་ན། དུས་མཆོག་དགའི་དུས། གནས་ཕྱག་རྒྱའི་པདྨར། སྟོན་པ་བཅོམ་ལྡན་འདས། བདེ་བ་ཆེན་པོ་ཐིག་ལེའི་གཟུགས། འཁོར་ཕུང་ཁམས་སྐྱེ་མཆེད་ཞུ་བའི་ཐིག་ལེས་བསྐོར་ནས། ཆོས་བརྗོད་བྱ་དོན་གྱི་བསྐྱེད་རིམ་འབྱུང་། ཞེས་པའི་དོན་ཏོ། །</text:span></text:p>
      <text:p text:style-name="P27"><text:span text:style-name="T64">བྱེ་བྲག་ཏུ་སྦྱར་ན། འདི་སྐད་ནི་བསྐྱེད་རིམ་གྱི་ཆོ་ག་འཁོར་བཅས། བདག་གིས་ཐོས་པ་ནི་སྒྲུབ་པ་པོས་བསོད་ནམས་ཀྱི་ཚོགས་བསགས་ཤིང་ཐོབ་པ། དུས་གཅིག་ན་ནི་ཡེ་ཤེས་ཀྱི་ཚོགས་བསགས་པའི་སྐད་ཅིག་མ་དེའི་དུས། རྡོ་རྗེ་ནི་བསྲུང་བའི་འཁོར་ལོ། བཙུན་མོའི་བྷ་ག་ནི་ཆོས་འབྱུང་གཞལ་ཡས་ཁང་དང་བཅས་པ། བཅོམ་ལྡན་འདས་ནི་དེར་བཞུགས་པའི་དཀྱིལ་འཁོར་གྱི་གཙོ་བོ། དེ་བཞིན་གཤེགས་པ་ཐམས་ཅད་ནི་འཁོར་གྱི་ལྷ་ཚོགས། སྐུ་གསུང་ཐུགས་ཀྱི་སྙིང་པོ་ནི་སྐུ་རྡོ་རྗེ་ཕྱག་</text:span><text:soft-page-break/><text:span text:style-name="T64">གཉིས་པ། གསུང་རྡོ་རྗེ་ཕྱག་བཞི་པ། ཐུགས་རྡོ་རྗེ་ཕྱག་དྲུག་པ། དེ་དག་གི་སྙིང་པོ་ཀྱེ་རྡོ་རྗེ་ཕྱག་བཅུ་དྲུག་པ་བསྐྱེད་པ་སྟེ། དོན་བསྡུ་ན། </text:span><text:span text:style-name="T39">(</text:span><text:span text:style-name="T41">༢༨བ</text:span><text:span text:style-name="T39">)</text:span><text:span text:style-name="T64">དུས་ཡེ་ཤེས་ཀྱི་ཚོགས་ཀྱི་རྗེས་ལ། གནས་གཞལ་ཡས་ཁང་དུ། སྟོན་པ་ཧེ་རུ་ཀ་བཞི། འཁོར་གཽ་རཱི་ལ་སོགས་པས་བསྐོར་ནས། ཆོས་བསྐྱེད་པའི་རིམ་པ་འབྱུང་ཞེས་པའི་དོན་ཏོ། །</text:span></text:p>
      <text:p text:style-name="P27"><text:span text:style-name="T64">ལྷའི་མངོན་རྟོགས་དང་སྦྱར་ན། ཨེ་ཝཾ་མཱ་ཡ་ནི། ཞབས་བཞི། </text:span></text:p>
      <text:p text:style-name="P27"><text:span text:style-name="T64">ཤྲུ་ཏཾ་ཨེ་ཀསྨིན་ས་མ་ཡེ་ནི། ཞལ་བརྒྱད། </text:span></text:p>
      <text:p text:style-name="P27"><text:span text:style-name="T64">བྷ་ག་ཝཱན་སརྦ་ཏ་ཐཱ་ག་ཏ་ཀཱ་ཡ་ཝཱ་ཀ་ཙིཏྟ་བཛྲ་ནི། ཕྱག་བཅུ་དྲུག །</text:span></text:p>
      <text:p text:style-name="P27"><text:span text:style-name="T64">ཡོ་ཥི་བྷ་གེ་ཥུ་བི་ཛ་ཧ་ནི། ཞལ་བརྒྱད་ཀྱི་སྤྱན་ཏེ། ཕྱེ་ན་ཉི་ཤུ་རྩ་བཞི། </text:span></text:p>
      <text:p text:style-name="P27"><text:span text:style-name="T64">ར་ནི། བཅོམ་ལྡན་འདས་ཀྱེའི་རྡོ་རྗེ་སྟེ། ཌཱཾ་ཀ་དཱ་ཤར། </text:span></text:p>
      <text:p text:style-name="P46"><text:span text:style-name="T38">དང་པོ་ཨེ་ཡིག་ལ་སོགས་པ། །བཞི་ཡིས་ཞབས་བཞི་དག་ཏུ་འགྱུར། །</text:span></text:p>
      <text:p text:style-name="P46"><text:span text:style-name="T38">དེ་ཡི་འོག་ཏུ་ཤུ་ཡིག་སོགས། །བརྒྱད་ཀྱིས་ཀྱང་ནིཞལ་བརྒྱད་དོ། །</text:span></text:p>
      <text:p text:style-name="P46"><text:span text:style-name="T38">བྷ་སོགས་བཅུ་དྲུག་དག་གིས་ཀྱང་། །ཕྱག་ནི་བཅུ་དྲུག་རྣམས་ཀྱིས་བརྒྱན། །</text:span></text:p>
      <text:p text:style-name="P46"><text:span text:style-name="T38">ཡོ་ཡིག་ལ་སོགས་བརྒྱད་ཀྱིས་ནི། །ཉི་ཤུ་རྩ་བཞིའི་སྤྱན་དང་ལྡན། །</text:span></text:p>
      <text:p text:style-name="P46"><text:span text:style-name="T38">ར་ཡིག་འགྱུར་མེད་ཀྱཻ་རྡོ་རྗེ། །</text:span></text:p>
      <text:p text:style-name="P27"><text:span text:style-name="T64">ཞེས་པ་ལྟ་བུའོ། །</text:span></text:p>
      <text:p text:style-name="P27"><text:span text:style-name="T64">ལྷ་སོ་སོ་དང་སྦྱར་ན། ཨེ་ནི། སྤྱན་མའོ། །ཝཾ་ནི། མ་མ་ཀིའོ། །མཱ་ནི། གོས་དཀར་མོའོ། །ཡ་ནི། སྒྲོལ་མའོ། །ཤྲུ་ནི། ཆོས་དབྱིངས་དབང་ཕྱུག་མའོ། །ཏཾ་ནི། ཤེས་རབ་ཀྱི་ཕ་རོལ་ཏུ་ཕྱིན་མའོ། །ཞེས་པ་ལ་སོགས་པའི་ཡི་གེ་རེ་དང་ལྷ་རེ་སྦྱར་བའི་བཤད་པ་འབྱུང་བ་རྣམས་སོ། །</text:span></text:p>
      <text:p text:style-name="P27"><text:soft-page-break/><text:span text:style-name="T1">ཇ༣ </text:span><text:span text:style-name="T31">གསུམ་པ་སྦས་པའི་དོན་ལ། </text:span><text:span text:style-name="T1">ཉ༡ </text:span><text:span text:style-name="T31">ཨེ་ཝཾ་གི་སྦས་དོན་དང་། </text:span><text:span text:style-name="T1">ཉ༢ </text:span><text:span text:style-name="T31">ཡི་གེ་ཐམས་ཅད་ཀྱི་སྦས་དོན་གཉིས་ཀྱི། </text:span></text:p>
      <text:p text:style-name="P71"><text:span text:style-name="T64">ཉ༡ དང་པོ་ནི། རང་བྱིན་རླབས་ལ་སྦྱར་ན། སྤྱི་བོ་བདེ་ཆེན་འཁོར་ལོའི་པདྨ་ཁ་འཐུར་བསྟན་དང་། ལྟེ་བ་སྤྲུལ་པའི་འཁོར་ལོའི་པདྨ་ཁ་གྱེན་བསྟན་གཉིས་དབྱིབས་གྲུ་གསུམ་ཨེ་ཡིག་གི་གཟུགས་ཅན་ཤེས་རབ་ཀྱི་རང་བཞིན་དུ་གནས་ཤིང་། སྙིང་ག་ཆོས་ཀྱི་འཁོར་ལོའི་པདྨ་ཁ་འཐུར་བསྟན་དང་། མགྲིན་པ་ལོངས་སྤྱོད་ཀྱི་འཁོར་ལོའི་པདྨ་ཁ་གྱེན་བསྟན་གཉིས་དབྱིབས་ཟླུམ་པོ་ཝཾ་ཡིག་གི་རྣམ་པ་ཅན་ཐབས་ཀྱི་རང་བཞིན་དུ་གནས་ལ། དེ་ཡང་སྟེང་དུ་མགྲིན་པ་དང་སྤྱི་བོ་ཐབས་ཤེས། འོག་ཏུ་སྙིང་ག་དང་ལྟེ་བ་ཐབས་ཤེས་སྦྱར་བའི་གཏུམ་མོ་བསྒོམས་</text:span><text:span text:style-name="T39">(</text:span><text:span text:style-name="T41">༢༩ན</text:span><text:span text:style-name="T39">)</text:span><text:span text:style-name="T64">པས་བདེ་སྟོང་གི་ཡེ་ཤེས་སྐྱེ་བ་ཨེ་ཝཾ་སྦྱོང་བའི་དོན་ཏེ། </text:span></text:p>
      <text:p text:style-name="P27"><text:span text:style-name="T64">སཾ་ཊིར། </text:span></text:p>
      <text:p text:style-name="P46"><text:span text:style-name="T38">སྤྱི་བོ་ལྟེ་བའི་འཁོར་ལོ་ནི། །ཨེ་ཡི་གཟུགས་ཀྱིས་གནས་པ་སྟེ། །</text:span></text:p>
      <text:p text:style-name="P46"><text:span text:style-name="T38">སྙིང་དང་མགྲིན་པའི་གནས་པར་དག །ཝཾ་གི་རྣམ་པར་ཤེས་པར་བྱ། །</text:span></text:p>
      <text:p text:style-name="P46"><text:span text:style-name="T38">ཨེས་ནི་ཤེས་རབ་བརྗོད་པར་བྱ། །ཝཾ་གིས་ཐབས་དང་ལྡན་པ་ཉིད། །</text:span></text:p>
      <text:p text:style-name="P46"><text:span text:style-name="T38">ཝཾ་གིས་རྣམ་པར་བརྒྱན་པ་དང་། །ཨེས་ནི་ངེས་པར་མཛེས་པར་འགྱུར། །</text:span></text:p>
      <text:p text:style-name="P46"><text:span text:style-name="T38">ཐབས་དང་ཤེས་རབ་རང་བཞིན་གྱིས། །སྟེང་དང་འོག་ཏུ་སྙོམས་པར་འཇུག །</text:span></text:p>
      <text:p text:style-name="P46"><text:span text:style-name="T38">ཨེ་ཉིད་དང་ནི་ཝཾ་ཉིད་དག །གཉིས་གཉིས་སུ་ནི་བརྗོད་པ་ཡིན། །</text:span></text:p>
      <text:p text:style-name="P27"><text:span text:style-name="T64">ཞེས་སོ། །</text:span></text:p>
      <text:p text:style-name="P27"><text:soft-page-break/><text:span text:style-name="T64">དཀྱིལ་འཁོར་འཁོར་ལོ་དང་སྦྱར་ན། ཤེས་རབ་མ་ལས་ཀྱི་ཕྱག་རྒྱ་དང་དེའི་གསང་བའི་པདྨ་ནི་ཨེ་ཡིག །ཐབས་རྣལ་འབྱོར་པ་དང་དེའི་གསང་བའི་རྡོ་རྗེ་ནི་ཝཾ་ཡིག །དེ་དག་སྟེང་འོག་ཏུ་སྙོམས་པར་ཞུགས་པས་ཞུ་བདེ་ལྷན་ཅིག་སྐྱེས་པའི་ཡེ་ཤེས་ཤར་བ་ནི་ཨེ་ཝཾ་སྦྱོར་བའི་དོན་ཏེ། དེ་ཡང་ཨེས་ནི་ཤེས་རབ་བརྗོད་པར་བྱ། ཞེས་སོགས་ཀྱིས་བསྟན་ནོ། །</text:span></text:p>
      <text:p text:style-name="P27"><text:span text:style-name="T64">ཉ༢ གཉིས་པ་</text:span><text:span text:style-name="T20">[</text:span><text:span text:style-name="T21">ཡི་གེ་ཐམས་ཅད་ཀྱི་སྦས་དོན་</text:span><text:span text:style-name="T20">]</text:span><text:span text:style-name="T64">ནི། རང་བྱིན་རླབས་དང་སྦྱར་ན། འདི་སྐད་བདག་གིས་ཞེས་པའི་རྒྱ་སྐད། ཨེ་ཝཾ་མཱ་ཡ་ནི་འཁོར་ལོ་བཞི་དང་། ཐོས་པའི་རྒྱ་སྐད་ཤྲུ་ཏ་ནི་བདེ་བ་ཆེན་པོ་འཛག་པ། དུས་ནི་གཡས་ནས་དམར་ཆའི་མེ་འབར་བ་སྡུག་བསྔལ་གྱི་དུས། གཡོན་ནས་དཀར་ཆའི་རྒྱུན་འབབ་པ་བདེ་བའི་དུས། དཀར་དམར་འདྲེས་ཤིང་དབུ་མར་ཐིམ་པ་བསམ་གྱིས་མི་ཁྱབ་པའི་དུས་གསུམ་ཡོད་པ་ལས། བསམ་གྱིས་མི་ཁྱབ་པའི་དུས་གཅིག་ན་ཞེས་པ་ཆགས་པ་དང་ཆགས་བྲལ་ལས་འདས་ཤིང་དབུ་མར་མི་དམིགས་པ་དངོས་པོ་དང་དངོས་མེད་རོ་གཅིག་པ་སྟེ། </text:span></text:p>
      <text:p text:style-name="P27"><text:span text:style-name="T64">སཾ་ཊིར། ཤྲུ་ཞེས་པ་ནི་འཛག་པའོ། །ཏ་ཞེས་པ་ནི་གང་ཡང་བདེ་བ་ཆེན་པོའི་མགོན་པོའོ། །ས་མ་ཡ་ནི་དུས་གསུངས་ཏེ། </text:span></text:p>
      <text:p text:style-name="P46"><text:span text:style-name="T38">དུས་ནི་རྣམ་པ་གསུམ་དུ་བརྗོད། །བདེ་བའི་དུས་དང་སྡུག་བསྔལ་དུས། །</text:span></text:p>
      <text:p text:style-name="P46"><text:span text:style-name="T38">བསམ་གྱིས་མི་ཁྱབ་དུས་ཉིད་དོ། །འོ་མའི་རྒྱུན་ལྟར་སྣ་བུག་ཏུ། །</text:span></text:p>
      <text:p text:style-name="P46"><text:span text:style-name="T38">འོང་བ་བདེ་བའི་དུས་སུ་བརྗོད། །མེ་ཡིས་གཟུགས་ཀྱིས་འགྲོ་བ་ནི། །</text:span></text:p>
      <text:p text:style-name="P46"><text:span text:style-name="T38">སྡུག་བསྔལ་དུས་ཀྱང་དེ་</text:span><text:span text:style-name="T39">(</text:span><text:span text:style-name="T41">༢༩བ</text:span><text:span text:style-name="T39">)</text:span><text:span text:style-name="T38">ཅིག་གྲགས། །དུས་ནི་བསམ་གྱིས་མི་ཁྱབ་དུས། །</text:span></text:p>
      <text:p text:style-name="P46"><text:span text:style-name="T38">གཅིག་ནི་ལྷན་ཅིག་མེད་པ་ཡིན། །འདོད་ཆགས་མ་ཡིན་ཆགས་བྲལ་མིན། །</text:span></text:p>
      <text:p text:style-name="P46"><text:span text:style-name="T38">དབུ་མར་ཡང་ནི་མི་དམིགས་སོ། །དེ་ལ་ཆགས་པ་ཞེན་མཚན་ཉིད། །</text:span></text:p>
      <text:p text:style-name="P46"><text:soft-page-break/><text:span text:style-name="T38">དེ་ཉིད་སྤངས་པ་དབུ་མ་ཡིན། །དེ་དག་གསུམ་པོ་མི་དམིགས་སོ། །</text:span></text:p>
      <text:p text:style-name="P46"><text:span text:style-name="T38">དངོས་དང་དངོས་མེད་རོ་གཅིག་པ། །དུས་གཅིག་ན་ཞེས་བྱ་བར་བརྗོད། །</text:span></text:p>
      <text:p text:style-name="P27"><text:span text:style-name="T64">ཅེས་སོ། །</text:span></text:p>
      <text:p text:style-name="P27"><text:span text:style-name="T64">བཅོམ་ལྡན་འདས་ནི། གཏུམ་མོའི་མེ་དང་བྱང་སེམས་སྙོམས་པར་ཞུགས་པའི་རང་བྱུང་གི་ཡེ་ཤེས་ཏེ། སྡུག་བསྔལ་དང་རྣམ་རྟོག་བཅོམ་ཞིང་བདེ་བ་ཆེན་པོའི་ཡེ་ཤེས་དང་ལྡན་པའོ། །</text:span></text:p>
      <text:p text:style-name="P27"><text:span text:style-name="T64">དེ་བཞིན་གཤེགས་པ་ནི། བྱང་ཆུབ་ཀྱི་སེམས་ཐིག་ལེའི་རྣམ་པ་ཅན་ཏེ། སྤྱི་བོ་ནས་ལྟེ་བར་གཤེགས་ཤིང་། ལྟེ་བ་ནས་དེ་བཞིན་དུ་སླར་ཡང་སྤྱི་བོར་གཤེགས་པའོ། །</text:span></text:p>
      <text:p text:style-name="P27"><text:span text:style-name="T64">ཐམས་ཅད་ནི། ཐིག་ལེའི་དྭངས་མ་ཐམས་ཅད། </text:span></text:p>
      <text:p text:style-name="P57"><text:span text:style-name="T64">སྐུ་གསུང་ཐུགས་ནི། རྩ་དང་རླུང་དང་ཐིག་ལེ། སྙིང་པོ་དེ་གསུམ་གྱི་མི་ཤིགས་པ་ཆེན་པོ། </text:span></text:p>
      <text:p text:style-name="P57"><text:span text:style-name="T64">རྡོ་རྗེ་ནི། སྐུ་གསུང་ཐུགས་དང་སྙིང་པོ་བཞི་དབྱེར་མི་ཕྱེད་པ། </text:span></text:p>
      <text:p text:style-name="P57"><text:span text:style-name="T64">བཙུན་མོ་ནི། གཏུམ་མོ་ཤེས་རབ་ཀྱི་བདག་ཉིད་ཅན། </text:span></text:p>
      <text:p text:style-name="P57"><text:span text:style-name="T64">བྷ་ག་ནི། དེའི་རང་བཞིན་གྱི་ལྟེ་བའི་པདྨ་གྲུ་གསུམ་ཆོས་འབྱུང་གི་རྣམ་པ་ཅན། </text:span></text:p>
      <text:p text:style-name="P57"><text:span text:style-name="T64">བཞུགས་པའི་རྒྱ་སྐད་བི་ཤྭ་ཧ་ར་ནི། སྣ་ཚོགས་འཕྲོག་པ་སྟེ། ཐབས་སྣ་ཚོགས་པས་སྡུག་བསྔལ་དང་རྣམ་རྟོག་འཕྲོག་པའོ། །</text:span></text:p>
      <text:p text:style-name="P57"><text:span text:style-name="T64">དོན་བསྡུ་ན། དུས་བསམ་གྱིས་མི་ཁྱབ་པའི་གནས་སྐབས་སུ། གནས་ལྟེ་བའི་པདྨར། སྟོན་པ་རང་བྱུང་གི་ཡེ་ཤེས། འཁོར་ཐིག་ལེའི་དྭངས་མས་བསྐོར་ནས། ཆོས་རང་བྱིན་རླབས་ཀྱི་རིམ་པ་འབྱུང་། ཞེས་པའི་དོན་ཏོ། །</text:span></text:p>
      <text:p text:style-name="P57"><text:span text:style-name="T64">དཀྱིལ་འཁོར་འཁོར་ལོ་དང་སྦྱར་ན། འདི་སྐད་བདག་གིས་ཞེས་པའི་སྒྲ་ཨེ་ནི་ཕྱག་རྒྱའི་པདྨ། ཝཾ་ནི་རྣལ་འབྱོར་པའི་རྡོ་རྗེ། མཱ་ཡ་ནི་དེ་གཉིས་བསྐྱོད་པའམ་འདོད་ཆགས་ཆེན་པོ་ལ་གནས་པ་སྟེ། </text:span></text:p>
      <text:p text:style-name="P27"><text:soft-page-break/><text:span text:style-name="T64">སཾ་ཊིར། </text:span><text:span text:style-name="T1">མ་ཡ་ནི་འདོད་ཆགས་ཆེན་པོ་འདི་ལ་རྟག་ཏུ་གནས་པ་སྟེ།</text:span><text:span text:style-name="T61"> </text:span><text:span text:style-name="T64">ཞེས་དང་། </text:span></text:p>
      <text:p text:style-name="P27"><text:span text:style-name="T64">ནག་པོ་པས། </text:span></text:p>
      <text:p text:style-name="P45"><text:span text:style-name="T38">ཡི་གེ་ཨེ་ནི་བྷ་གར་གསུངས། །ཝ་ནི་རྣམ་པ་རྡོ་རྗེ་དྲན། །</text:span></text:p>
      <text:p text:style-name="P45"><text:span text:style-name="T38">མཱ་ཡ་ཞེས་པ་བསྐྱོད་པར་བསྟན། །</text:span></text:p>
      <text:p text:style-name="P27"><text:span text:style-name="T64">ཞེས་སོ། །</text:span></text:p>
      <text:p text:style-name="P27"><text:span text:style-name="T64">ཐོས་པའི་སྐད་ཤྲུ་ཏ་ནི། བྱང་སེམས་འཛག་པའམ་འཛིན་པ། </text:span><text:span text:style-name="T39">(</text:span><text:span text:style-name="T41">༣༠ན</text:span><text:span text:style-name="T39">)</text:span></text:p>
      <text:p text:style-name="P27"><text:span text:style-name="T64">དུས་གཅིག་ནི། བསམ་གྱིས་མི་ཁྱབ་པའི་ཚེ་ཐམས་ཅད་བདེ་ཆེན་དུ་རོ་གཅིག་པ། </text:span></text:p>
      <text:p text:style-name="P27"><text:span text:style-name="T64">བཅོམ་ལྡན་འདས་ནི། ལྷན་ཅིག་སྐྱེས་པའི་ཡེ་ཤེས། </text:span></text:p>
      <text:p text:style-name="P27"><text:span text:style-name="T64">དེ་བཞིན་གཤེགས་པ་ནི། བྱང་སེམས་ཡས་བབས་དང་མས་བརྟན། </text:span></text:p>
      <text:p text:style-name="P27"><text:span text:style-name="T64">ཐམས་ཅད་ནི། ཐིག་ལེའི་དྭངས་མ། སྐུ་དགའ་བ། གསུང་མཆོག་དགའ། ཐུགས་ཁྱད་དགའ། དེའི་སྙིང་པོ་ལྷན་ཅིག་སྐྱེས་དགའ། རྡོ་རྗེ་ནི། རིགས་ལྔའི་རྣལ་འབྱོར་པ། བཙུན་མོ་ནི། བྲམ་ཟེ་མོ་ལ་སོགས་པའི་ཕྱག་རྒྱ། བྷ་ག་ནི། དེའི་གསང་གནས། བཞུགས་པ་ནི། ཐབས་སྣ་ཚོགས་པས་རྣམ་རྟོག་འཕྲོག་པ་སྟེ། </text:span></text:p>
      <text:p text:style-name="P27"><text:span text:style-name="T64">དོན་བསྡུ་ན། དུས་བསམ་གྱིས་མི་ཁྱབ་པའི་ཚེ། གནས་ཕྱག་རྒྱའི་གསང་བར། སྟོན་པ་ལྷན་སྐྱེས་ཡེ་ཤེས། འཁོར་ཐིག་ལེའི་དྭངས་མས་བསྐོར་ནས། ཆོས་དཀྱིལ་འཁོར་འཁོར་ལོའི་རིམ་པ་འབྱུང་། ཞེས་པའི་དོན་ཏོ། །</text:span></text:p>
      <text:p text:style-name="P27"><text:span text:style-name="T1">ཇ༤ </text:span><text:span text:style-name="T31">བཞི་པ་མཐར་ཐུག་གི་དོན་ལ། </text:span><text:span text:style-name="T1">ཉ༡ </text:span><text:span text:style-name="T31">ཨེ་ཝཾ་གི་མཐར་ཐུག་དང་། </text:span><text:span text:style-name="T1">ཉ༢ </text:span><text:span text:style-name="T31">ཡི་གེ་ཐམས་ཅད་ཀྱི་མཐར་ཐུག་གཉིས་ཀྱི། </text:span></text:p>
      <text:p text:style-name="P27"><text:soft-page-break/><text:span text:style-name="T64">ཉ༡ དང་པོ་ནི། ཨེ་ནི་དོན་དམ་པའི་ཤེས་རབ་མི་ཤིགས་པའི་སྟོང་ཆེན། ཝཾ་ནི་དོན་དམ་པའི་ཐབས་མི་འགྱུར་བའི་བདེ་ཆེན། </text:span></text:p>
      <text:p text:style-name="P27"><text:span text:style-name="T64">ཡང་ན། ཨེ་ནི་དག་པ་གཉིས་ལྡན་གྱི་འོད་གསལ་ཆོས་སྐུ། ཝཾ་ནི་དེའི་རྟེན་རླུང་སེམས་ཙམ་ལས་གྲུབ་པའི་གཟུགས་སྐུའོ། །</text:span></text:p>
      <text:p text:style-name="P27"><text:span text:style-name="T64">ཉ༢ གཉིས་པ་</text:span><text:span text:style-name="T20">[</text:span><text:span text:style-name="T21">ཡི་གེ་ཐམས་ཅད་ཀྱི་མཐར་ཐུག་</text:span><text:span text:style-name="T20">]</text:span><text:span text:style-name="T64">ནི། དོན་དམ་པར་འཁོར་དང་སྟོན་པ་སོགས་ཐ་མི་དད་པར་ཕུན་སུམ་ཚོགས་པ་ལྔ་ཀ་སྟོན་པ་ཁོ་ནའི་རྣམ་འཕྲུལ་ཡིན་ཏེ། </text:span></text:p>
      <text:p text:style-name="P27"><text:span text:style-name="T64">སཾ་ཊིར། </text:span></text:p>
      <text:p text:style-name="P45"><text:span text:style-name="T38">འཆད་པ་པོ་ང་ཆོས་ཀྱང་ང་། །རང་གི་ཚོགས་ལྡན་ཉན་པ་ང་། །</text:span></text:p>
      <text:p text:style-name="P31"><text:span text:style-name="T55">དེ་ཇི་ལྟར་འཚལ་བར་བགྱི། གང་དུ་བདེ་བ་ཆེན་པོའི་མགོན་པོ་གཅིག་ཉིད་དུ་མའི་ཉམས་ཀྱིས་གར་གྱི་རོལ་པ་མཛད་པའོ། །</text:span></text:p>
      <text:p text:style-name="P27"><text:span text:style-name="T64">ཞེས་སོ། །</text:span></text:p>
      <text:p text:style-name="P27"><text:span text:style-name="T64">དེས་ན་དོན་དམ་པར་སྟོན་པ་ལས་ལོགས་སུ་བཀའ་བསྡུ་བ་པོ་གཞན་མེད་དེ། </text:span></text:p>
      <text:p text:style-name="P27"><text:span text:style-name="T64">སཾ་ཊིར། </text:span><text:span text:style-name="T1">དོན་དུ་ན་སྟོན་པ་པོ་ལས་གཞན་པའི་བསྡུད་པ་པོ་ནི་མེད་དོ། །དེ་ལྟར་ན་ལག་ན་རྡོ་རྗེ་ལ་སོགས་པ་ཅིའི་ཕྱིར་བསྡུད་པ་པོར་གྲགས་ཞེ་ན། དེ་ཡང་རྡོ་རྗེ་འཆང་ཆེན་པོ་ཉིད་ལས་གཞན་མ་ཡིན་ཏེ། གཞན་དུ་ན་ཆོས་ཀྱི་ཕུང་པོ་བརྒྱད་ཁྲི་བཞི་སྟོང་པོ་འདི་དག་ལྷག་ཆད་མེད་པར་དུས་གཅིག་གིས་འཛིན་པར་ག་ལ་གྱུར། །</text:span><text:span text:style-name="T64">ཞེས་སོ། །</text:span><text:span text:style-name="T67">(</text:span><text:span text:style-name="T64">༣༠བ</text:span><text:span text:style-name="T67">)</text:span></text:p>
      <text:p text:style-name="P27"><text:span text:style-name="T64">དེ་ལྟར་ན། མཐར་ཐུག་ཟུང་འཇུག་མངོན་དུ་གྱུར་པའི་རྟེན་འབྲེལ་ལས། གདུལ་བྱའི་དག་སྣང་ལ། འདི་སྐད་སོགས་ཀྱི་ཆོས། བདག་གིས་སོགས་ཀྱི་འཁོར། དུས་གཅིག་སོགས་ཀྱི་དུས། བཅོམ་ལྡན་</text:span><text:soft-page-break/><text:span text:style-name="T64">སོགས་ཀྱི་སྟོན་པ། རྡོ་རྗེ་བཙུན་མོ་སོགས་གནས་ཀྱི་སྣང་བ་འཆར་ལ། ཐམས་ཅད་ཀྱང་ཡེ་ཤེས་ཀྱི་སྣང་བ་དང་ཟག་མེད་ཀྱི་དབྱིངས་རོ་གཅིག་པ་བདེ་བ་ཆེན་པོའི་ཡེ་ཤེས་ཉིད་དེ། </text:span></text:p>
      <text:p text:style-name="P27"><text:span text:style-name="T64">སཾ་ཊིར། </text:span><text:span text:style-name="T1">ཀྱེ་བཅོམ་ལྡན་འདས་བཞུགས་སོ་ཞེས་བྱ་བས་ཅི་གསུངས་པ་ལགས། བཀའ་བསྩལ་པ། དེ་བཞིན་གཤེགས་པ་ཐམས་ཅད་ཀྱི་རོ་གཅིག་པ། ཐབས་སྣ་ཚོགས་ཀྱི་གདུལ་བྱའི་སྐྱེ་བོའི་ཡིད་འཕྲོགས་པ་དང་ལྡན་པའོ། །</text:span><text:span text:style-name="T64">ཞེས་སོ། །</text:span></text:p>
      <text:p text:style-name="P27"><text:span text:style-name="T64">དེ་ལ་གླེང་གཞིའི་ཚིག་རྣམས་མཐར་ཐུག་གི་ཚུལ་དུ་བཤད་ན། འདི་སྐད་བདག་གིས་ཞེས་པའི་སྒྲ་ཨེ་ནི་མི་ཤིགས་པའི་སྟོང་ཆེན། ཝཾ་ནི་མི་འགྱུར་བའི་བདེ་བ། མཱ་ཡ་ནི་བདེ་སྟོང་སྦྱོར་བ་སྟེ། དེ་ལ་རྟག་ཏུ་གནས་པ། ཐོས་པའི་སྒྲ་ཤྲུ་ཏ་ནི་ལྷག་པར་སོན་པ་སྟེ། ཆོས་ཐམས་ཅད་རྟོགས་པ་མཐར་ཐུག་པ། དུས་གཅིག་ནི་མཁྱེན་པའི་ཡེ་ཤེས་ཀྱི་སྐད་ཅིག་མ་གཅིག་སྟེ། </text:span></text:p>
      <text:p text:style-name="P27"><text:span text:style-name="T44">[</text:span><text:span text:style-name="T46">མཚན་བརྗོད་ལས།</text:span><text:span text:style-name="T44">]</text:span></text:p>
      <text:p text:style-name="P45"><text:span text:style-name="T38">ཤེས་རབ་ཆེན་པོའི་སྐད་ཅིག་ལ། །ཆོས་ཀུན་ཁོང་དུ་ཆུད་པ་འཆང་། །</text:span></text:p>
      <text:p text:style-name="P27"><text:span text:style-name="T64">ཞེས་སོ། །</text:span></text:p>
      <text:p text:style-name="P27"><text:span text:style-name="T44">[</text:span><text:span text:style-name="T46">བདེན་གཉིས་ལས།</text:span><text:span text:style-name="T44">]</text:span></text:p>
      <text:p text:style-name="P46"><text:span text:style-name="T38">མཁྱེན་པའི་སྐད་ཅིག་གཅིག་གིས་ནི། །ཤེས་བྱའི་དཀྱིལ་འཁོར་ཀུན་ཁྱབ་ཅན། །</text:span></text:p>
      <text:p text:style-name="P27"><text:span text:style-name="T64">ཞེས་སོ། །</text:span></text:p>
      <text:p text:style-name="P27"><text:span text:style-name="T64">བཅོམ་ལྡན་འདས་ནི་ཡན་ལག་བདུན་ལྡན་གྱི་རྡོ་རྗེ་འཆང་ཆེན་པོ། དེ་བཞིན་གཤེགས་པ་ཐམས་ཅད་ནི་དེའི་དག་པ་གཉིས་ལྡན་གྱི་ཡུལ་གྱི་འོད་གསལ་དང་ཡུལ་ཅན་གྱི་བདེ་ཆེན། སྐུ་ནི་ཆོས་སྐུ། གསུང་ནི་ལོངས་སྐུ། ཐུགས་ནི་སྤྲུལ་སྐུ། དེའི་སྙིང་པོ་ནི་ངོ་བོ་ཉིད་ཀྱི་སྐུ། རྡོ་རྗེ་ནི་སྐུ་གསུང་ཐུགས་ཀྱི་</text:span><text:soft-page-break/><text:span text:style-name="T64">རྡོ་རྗེ་གསུམ་དབྱེར་མི་ཕྱེད་པའི་དོན་གྱི་རྡོ་རྗེ་འཆང་། བཙུན་མོ་ནི་གདོད་མ་ནས་མི་ཤིགས་པའི་ཤེས་རབ་ཀྱི་ཕ་རོལ་ཏུ་ཕྱིན་མ། དེའི་བྷ་ག་ནི་ཤེས་རབ་དེས་སྒྲིབ་པ་ཐམས་ཅད་བཅོམ་ཞིང་ཤིན་ཏུ་རྣམ་པར་དག་པའི་ཆོས་ཀྱི་དབྱིངས། བཞུགས་པ་ནི་དེ་བཞིན་གཤེགས་པ་ཐམས་ཅད་རོ་གཅིག་ཏུ་གྱུར་ནས་ཐབས་སྣ་ཚོགས་</text:span><text:span text:style-name="T39">(</text:span><text:span text:style-name="T41">༣༡ན</text:span><text:span text:style-name="T39">)</text:span><text:span text:style-name="T64">པས་གདུལ་བྱ་རྣམས་ཀྱི་ཡིད་འཕྲོག་པའོ། །</text:span></text:p>
      <text:p text:style-name="P27"><text:span text:style-name="T64">དོན་བསྡུ་ན། དུས་ཡེ་ཤེས་ཀྱི་སྐད་ཅིག་མ་ལ། གནས་རྣམ་པར་དག་པའི་ཆོས་དབྱིངས་སུ། སྟོན་པ་ཡན་ལག་བདུན་ལྡན། འཁོར་དག་པ་གཉིས་ལྡན་གྱི་ཟུང་འཇུག་གིས་བསྐོར་ནས། ཆོས་དོན་དམ་པའི་ལྷན་སྐྱེས་བདེ་སྟོང་དབྱེར་མེད་འབྱུང་། ཞེས་པའི་དོན་ཏོ། །</text:span></text:p>
      <text:p text:style-name="P27"><text:span text:style-name="T1">ང༢ </text:span><text:span text:style-name="T31">གཉིས་པ་རྒྱུད་ཀྱིས་ཞུས་ལན་ལ། </text:span><text:span text:style-name="T1">ཅ༡ </text:span><text:span text:style-name="T31">སྤྱི་དོན་དང་། </text:span><text:span text:style-name="T1">ཅ༢ </text:span><text:span text:style-name="T31">གཞུང་དོན་གཉིས་ལས། </text:span></text:p>
      <text:p text:style-name="P27"><text:span text:style-name="T1">ཅ༡ </text:span><text:span text:style-name="T31">དང་པོ་ལ། དེ་བཞིན་གཤེགས་པའི་སྐུའི་རྣམ་དབྱེ། ཟུང་འཇུག་གི་སྐུའི་ཁྱད་པར། གསང་བ་གསུམ་གྱི་འཇུག་ཚུལ་གསུམ་གྱི། </text:span></text:p>
      <text:p text:style-name="P27"><text:span text:style-name="T64">དང་པོ་ནི། གཞུང་ཕལ་ཆེར་དུ་དེ་བཞིན་གཤེགས་པའི་སྐུ་བཞི་བཤད་ཅིང་། དེ་ཡང་རྣམ་ཀུན་མཆོག་ལྡན་ཟུང་འཇུག་གི་སྐུ་ཉིད་གདུལ་བྱ་དག་མ་དག་སྣ་ཚོགས་ལ་བཀོད་པ་སྣ་ཚོགས་སུ་སྣང་བ་སྤྲུལ་སྐུ་དང་། དག་པའི་གདུལ་བྱ་ལ་འོག་མིན་ལ་སོགས་པའི་རྫུ་འཕྲུལ་གྱི་བཀོད་པར་སྣང་བ་ལོངས་སྐུ་དང་། སྤྲོས་པ་མེད་པའི་དབྱིངས་རྟེན་ཅིང་འབྲེལ་འབྱུང་གི་བདག་ཉིད་ཆོས་སྐུ་དང་། སྟོང་ཉིད་སྙིང་རྗེ་དབྱེར་མེད་པའི་བདེ་བ་ཆེན་པོའི་ཡེ་ཤེས་ངོ་བོ་ཉིད་སྐུ་སྟེ། </text:span></text:p>
      <text:p text:style-name="P27"><text:span text:style-name="T64">དྲི་མེད་འོད་ལས། </text:span></text:p>
      <text:p text:style-name="P44"><text:span text:style-name="T21">རྣམ་པ་ཐམས་ཅད་མཆོག་ལྡན་པའི། །སྐུ་ནི་མོས་པ་སྣ་ཚོགས་ལས། །</text:span></text:p>
      <text:p text:style-name="P44"><text:span text:style-name="T21">རང་རང་བསམ་པས་སེམས་ཅན་གྱིས། །མཐོང་བ་སྤྲུལ་པའི་མཚན་ཉིད་དོ། །</text:span></text:p>
      <text:p text:style-name="P44"><text:soft-page-break/><text:span text:style-name="T21">གང་ཞིག་སེམས་ཅན་ཀུན་གྱི་སྒྲས། །རྫུ་འཕྲུལ་བདག་ཉིད་རབ་གསལ་བྱེད། །</text:span></text:p>
      <text:p text:style-name="P44"><text:span text:style-name="T21">སེམས་ཅན་བསམ་པའི་དབང་གིས་འདི། །ལོངས་སྤྱོད་རྫོགས་སྐུའི་མཚན་ཉིད་དོ། །</text:span></text:p>
      <text:p text:style-name="P44"><text:span text:style-name="T21">མི་རྟག་མ་ཡིན་རྟག་པ་མིན། །གཅིག་མིན་དུ་མའི་མཉམ་ཉིད་མིན། །</text:span></text:p>
      <text:p text:style-name="P44"><text:span text:style-name="T21">དངོས་མིན་དངོས་པོ་མེད་པའང་མིན། །འདི་ནི་རྟེན་འབྲེལ་ཆོས་སྐུའོ། །</text:span></text:p>
      <text:p text:style-name="P44"><text:span text:style-name="T21">སྟོང་ཉིད་སྙིང་རྗེ་དབྱེར་མེད་ཅིང་། །ཆགས་དང་ཆགས་བྲལ་རྣམ་པར་སྤངས། །</text:span></text:p>
      <text:p text:style-name="P44"><text:span text:style-name="T21">ཤེས་རབ་མ་ཡིན་ཐབས་ཀྱང་མིན། །འདི་ནི་ངོ་བོ་ཉིད་སྐུ་གཞན། །</text:span></text:p>
      <text:p text:style-name="P27"><text:span text:style-name="T64">ཞེས་དང་། </text:span></text:p>
      <text:p text:style-name="P27"><text:span text:style-name="T64">མངོན་རྟོགས་རྒྱན་དུ། </text:span><text:span text:style-name="T44">[</text:span><text:span text:style-name="T46">སྐབས་དང་པོ། རྣམ་མཁྱེན།</text:span><text:span text:style-name="T44">]</text:span></text:p>
      <text:p text:style-name="P45"><text:span text:style-name="T38">ངོ་བོ་ཉིད་ལོངས་རྫོགས་བཅས་དང་། །དེ་བཞིན་གཞན་པ་སྤྲུལ་པ་ནི། །</text:span></text:p>
      <text:p text:style-name="P45"><text:span text:style-name="T38">ཆོས་སྐུ་མཛད་པ་དང་བཅས་པ། །རྣམ་པ་བཞིར་ནི་ཡང་དག་བཤད། །</text:span></text:p>
      <text:p text:style-name="P27"><text:span text:style-name="T64">ཅེས་སོ། །</text:span><text:span text:style-name="T39">(</text:span><text:span text:style-name="T41">༣༡བ</text:span><text:span text:style-name="T39">)</text:span></text:p>
      <text:p text:style-name="P27"><text:span text:style-name="T64">དེ་ཡང་ངོ་བོ་ཉིད་སྐུ་དང་ཆོས་སྐུ་ནི་སྤངས་རྟོགས་སམ་ཡེ་ཤེས་དང་དབྱིངས་ཀྱི་སྒོ་ནས་ཕྱེ་བ་ཙམ་ལས། དོན་ལ་སྤངས་རྟོགས་སམ་དབྱིངས་དང་ཡེ་ཤེས་དབྱེར་མེད་པས་ངོ་བོ་ཉིད་སྐུ་ཡང་ཆོས་སྐུ་ཉིད་ལས་དབྱེར་མེད་དེ། </text:span></text:p>
      <text:p text:style-name="P27"><text:span text:style-name="T64">ཐེག་བསྡུས་སུ། </text:span><text:span text:style-name="T1">དེ་ལ་ངོ་བོ་ཉིད་ཀྱི་སྐུ་ནི། དེ་བཞིན་གཤེགས་པ་རྣམས་ཀྱི་ཆོས་ཀྱི་སྐུ་སྟེ། ཆོས་ཐམས་ཅད་ལ་དབང་བསྒྱུར་བའི་གནས་ཡིན་པའི་ཕྱིར་རོ། །</text:span><text:span text:style-name="T64">ཞེས་སོ། །</text:span></text:p>
      <text:p text:style-name="P27"><text:span text:style-name="T64">དེས་ན་རྟེན་རང་བཞིན་གྱི་སྐུ་དང་བརྟེན་པ་ལོངས་སྐུ་དང་སྤྲུལ་སྐུ་གསུམ་དུ་འདུ་སྟེ། </text:span></text:p>
      <text:p text:style-name="P27"><text:span text:style-name="T64">མདོ་སྡེ་རྒྱན་དུ། </text:span><text:span text:style-name="T44">[</text:span><text:span text:style-name="T46">བཅུ་པ། བྱང་ཆུབ་ཀྱི་ལེའུར།</text:span><text:span text:style-name="T45">]</text:span></text:p>
      <text:p text:style-name="P45"><text:soft-page-break/><text:span text:style-name="T38">སྐུ་གསུམ་དག་གིས་སངས་རྒྱས་ཀྱིས། །སྐུ་བསྡུས་པར་ནི་ཤེས་བྱ་སྟེ། །</text:span></text:p>
      <text:p text:style-name="P27"><text:span text:style-name="T64">ཞེས་དང་། </text:span></text:p>
      <text:p text:style-name="P27"><text:span text:style-name="T45">[</text:span><text:span text:style-name="T46">མདོ་སྡེ་རྒྱན། བཅུ་པ། བྱང་ཆུབ་ཀྱི་ལེའུར།</text:span><text:span text:style-name="T45">]</text:span></text:p>
      <text:p text:style-name="P46"><text:span text:style-name="T38">སངས་རྒྱས་རྣམས་ཀྱི་སྐུ་དབྱེ་བ། །རང་བཞིན་ལོངས་སྤྱོད་རྫོགས་པ་དང་། །</text:span></text:p>
      <text:p text:style-name="P46"><text:span text:style-name="T38">གཞན་ནི་སྤྲུལ་པའི་སྐུ་ཡིན་ཏེ། །དང་པོ་གཉིས་པའི་རྟེན་ཡིན་ནོ། །</text:span></text:p>
      <text:p text:style-name="P27"><text:span text:style-name="T64">ཞེས་སོ། །</text:span></text:p>
      <text:p text:style-name="P27"><text:span text:style-name="T64">དེ་ཡང་སྤྲོས་པ་ཐམས་ཅད་དག་པའི་དབྱིངས་ཤིན་ཏུ་ཕྲ་བའི་ངོ་བོ་ཉིད་ལ་རང་བཞིན་གྱི་སྐུ་དང་། དེའི་ངང་ལས་འོག་མིན་ལ་སོགས་པར་དགྱེས་དགུར་སྤྱོད་པ་ལོངས་སྐུ་དང་། སྣང་ངོར་སྤྲུལ་པ་འབྱུང་བ་སྤྲུལ་སྐུར་འཇོག་སྟེ། </text:span></text:p>
      <text:p text:style-name="P27"><text:span text:style-name="T45">[</text:span><text:span text:style-name="T46">མདོ་སྡེ་རྒྱན། བཅུ་པ། བྱང་ཆུབ་ཀྱི་ལེའུར།</text:span><text:span text:style-name="T45">]</text:span></text:p>
      <text:p text:style-name="P46"><text:span text:style-name="T38">རང་བཞིན་སྐུ་ནི་ངོ་བོ་ཉིད། །ཕྲ་ཞིང་དེ་དང་འབྲེལ་བ་གང་། །</text:span></text:p>
      <text:p text:style-name="P46"><text:span text:style-name="T38">དགྱེས་དགུར་ལོངས་སྤྱོད་ལྡན་པ་ལ། །ལོངས་སྤྱོད་རྫོགས་པའི་སྐུར་འདོད་དོ། །</text:span></text:p>
      <text:p text:style-name="P46"><text:span text:style-name="T38">སངས་རྒྱས་སྤྲུལ་པ་དཔག་མེད་པ། །སྤྲུལ་པའི་སྐུར་ནི་འདོད་པ་སྟེ། །</text:span></text:p>
      <text:p text:style-name="P27"><text:span text:style-name="T64">ཞེས་སོ། །</text:span></text:p>
      <text:p text:style-name="P27"><text:span text:style-name="T64">དེ་ཡང་བསྡུ་ན། བྲལ་བའི་འབྲས་བུ་རང་དོན་ཕུན་ཚོགས་གྲུབ་པ་དོན་དམ་གྱི་སྐུའམ་དོན་གྱི་སྐུ་ཞེས་བྱ་བ་ཆོས་སྐུ་དང་། རྣམ་སྨིན་གྱི་འབྲས་བུ་གཞན་དོན་ཕུན་ཚོགས་འབྱུང་བ་ཀུན་རྫོབ་ཀྱི་སྐུའམ་བརྡའི་སྐུ་ཞེས་བྱ་བ་གཟུགས་སྐུ་གཉིས་ཏེ། </text:span></text:p>
      <text:p text:style-name="P27"><text:span text:style-name="T64">རྒྱུད་བླ་མར། </text:span><text:span text:style-name="T44">[</text:span><text:span text:style-name="T46">གསུམ་པ། ཡོན་ཏན་གྱི་སྐབས།</text:span><text:span text:style-name="T44">]</text:span></text:p>
      <text:p text:style-name="P45"><text:soft-page-break/><text:span text:style-name="T38">རང་དོན་གཞན་དོན་དོན་དམ་སྐུ་དང་ནི། །</text:span></text:p>
      <text:p text:style-name="P45"><text:span text:style-name="T38">དེ་ལ་བརྟེན་པ་ཀུན་རྫོབ་སྐུ་ཉིད་དེ། །</text:span></text:p>
      <text:p text:style-name="P45"><text:span text:style-name="T38">བྲལ་དང་རྣམ་པར་སྨིན་པའི་འབྲས་བུ་ནི། །</text:span></text:p>
      <text:p text:style-name="P45"><text:span text:style-name="T38">ཡོན་ཏན་བྱེ་བ་དྲུག་ཅུ་བཞི་དག་དང་། །</text:span></text:p>
      <text:p text:style-name="P27"><text:span text:style-name="T64">ཞེས་དང་། </text:span><text:span text:style-name="T39">(</text:span><text:span text:style-name="T41">༣༢ན</text:span><text:span text:style-name="T39">)</text:span></text:p>
      <text:p text:style-name="P27"><text:span text:style-name="T44">[</text:span><text:span text:style-name="T46">རྒྱུད་བླ་མ། གསུམ་པ། ཡོན་ཏན་གྱི་སྐབས།</text:span><text:span text:style-name="T44">]</text:span></text:p>
      <text:p text:style-name="P46"><text:span text:style-name="T38">བདག་ཉིད་ཀྱི་ནི་འབྱོར་པའི་གནས། །དམ་པའི་དོན་གྱི་སྐུ་ཡིན་ཏེ། །</text:span></text:p>
      <text:p text:style-name="P46"><text:span text:style-name="T38">དྲང་སྲོང་རྣམས་ཀྱི་བརྡ་ཡི་སྐུ། །ཕ་རོལ་ཕུན་སུམ་ཚོགས་པའི་གནས། །</text:span></text:p>
      <text:p text:style-name="P46"><text:span text:style-name="T38">དང་པོའི་སྐུ་ནི་སྟོབས་ལ་སོགས། །བྲལ་བའི་ཡོན་ཏན་རྣམས་དང་ལྡན། །</text:span></text:p>
      <text:p text:style-name="P46"><text:span text:style-name="T38">གཉིས་པ་སྐྱེས་བུ་ཆེན་པོའི་མཚན། །རྣམ་སྨིན་ཡོན་ཏན་དག་དང་ལྡན། །</text:span></text:p>
      <text:p text:style-name="P27"><text:span text:style-name="T64">ཞེས་སོ། །</text:span></text:p>
      <text:p text:style-name="P27"><text:span text:style-name="T64">གཉིས་པ་</text:span><text:span text:style-name="T20">[</text:span><text:span text:style-name="T21">ཟུང་འཇུག་གི་སྐུའི་ཁྱད་པར་</text:span><text:span text:style-name="T20">]</text:span><text:span text:style-name="T64">ནི། ཡུལ་སྟོང་ཉིད་དང་ཡུལ་ཅན་བདེ་ཆེན་གཉིས་སུ་མེད་པའི་འོད་གསལ་ནི་ཆོས་སྐུ་དང་། དེའི་རྟེན་རླུང་སེམས་ཙམ་ལས་གྲུབ་པའི་གཟུགས་ཀྱི་སྐུར་རྣམ་པར་སྣང་བ་ནི་ལོངས་སྐུ་སྟེ། དེ་གཉིས་ཀྱང་བཤད་ཚུལ་གྱི་སྒོ་ནས་ལྡོག་པ་ཐ་དད་པ་ཙམ་ལས་ངོ་བོ་གཅིག་པས། དེ་ལ་གཉིས་སུ་མེད་པའི་ཡེ་ཤེས་ཀྱི་སྐུའམ་ཟུང་འཇུག་གི་སྐུ་ཞེས་བྱ་ཞིང་། </text:span></text:p>
      <text:p text:style-name="P27"><text:span text:style-name="T64">དེ་ཉིད་སྐུ་བཞིར་འབྱེད་ན། ཡུལ་སྟོང་ཉིད་ཀྱི་འོད་གསལ་ལ་ངོ་བོ་ཉིད་སྐུ་དང་། ཡུལ་ཅན་བདེ་ཆེན་གྱི་འོད་གསལ་ལ་ཆོས་སྐུར་འབྱེད་ལ། རླུང་སེམས་ཙམ་གྱི་ལུས་ལ་ལོངས་སྐུ་དང་། དེ་དག་སྙིང་རྗེས་རྒྱུད་གང་བའི་རྟེན་འབྲེལ་ལས་གཞན་སྣང་དུ་སྤྲུལ་པ་མང་པོ་འཆར་བ་ལ་སྤྲུལ་སྐུར་བྱེད་དོ། །</text:span></text:p>
      <text:p text:style-name="P27"><text:soft-page-break/><text:span text:style-name="T64">ཟུང་འཇུག་གི་སྐུ་དེའི་ཁྱད་པར་ནི། ངག་དབང་གྲགས་པས། </text:span></text:p>
      <text:p text:style-name="P45"><text:span text:style-name="T38">ལོངས་སྤྱོད་རྫོགས་དང་ཁ་སྦྱོར་བདེ་ཆེན་རང་བཞིན་མེད། །</text:span></text:p>
      <text:p text:style-name="P45"><text:span text:style-name="T38">སྙིང་རྗེས་ཡོངས་གང་རྒྱུན་མི་ཆད་དང་འགོག་པ་མེད། །</text:span></text:p>
      <text:p text:style-name="P45"><text:span text:style-name="T38">ཡན་ལག་བདུན་དང་ལྡན་པའི་སངས་རྒྱས་འདི་ཉིད་ནི། །</text:span></text:p>
      <text:p text:style-name="P27"><text:span text:style-name="T64">ཞེས་ཡན་ལག་བདུན་ལྡན་དུ་བཤད་ལ། </text:span></text:p>
      <text:p text:style-name="P27"><text:span text:style-name="T64">དེ་ཡང་། རླུང་སེམས་ཙམ་གྱི་སྐུ་མཚན་དཔེས་བརྒྱན་པར་སྣང་བ་ནི་ལོངས་སྤྱོད་རྫོགས་པ་དང་། ལྷན་ཅིག་སྤྱོད་པའི་ཡུམ་དང་སྦྱོར་བའི་རྣམ་པར་གནས་པ་ནི་ཁ་སྦྱོར་དང་། ཟག་མེད་ཀྱི་བདེ་བས་རྒྱུད་གང་བ་ནི་བདེ་ཆེན་དང་། དངོས་པོའི་ངོ་བོ་ཉིད་དུ་མ་གྲུབ་པ་ནི་རང་བཞིན་མེད་པ་དང་། དམིགས་མེད་ཀྱི་སྙིང་རྗེས་ཡོངས་སུ་ཁྱབ་པ་ནི་སྙིང་རྗེས་གང་བ་དང་། ནམ་མཁའ་ཇི་སྲིད་བར་རྟག་ཏུ་གནས་པ་ནི་རྒྱུན་མི་འཆད་པ་དང་། རྣམ་པ་ཀུན་ཏུ་འདི་ཉིད་ཀྱི་རིགས་འདྲ་མི་འགག་པ་ནི་འགོག་པ་མེད་པའི་ཡན་ལག་ཡིན་ནོ། །</text:span></text:p>
      <text:p text:style-name="P27"><text:span text:style-name="T64">གསུམ་པ་</text:span><text:span text:style-name="T20">[</text:span><text:span text:style-name="T21">གསང་བ་གསུམ་གྱི་འཇུག་ཚུལ་</text:span><text:span text:style-name="T67">]</text:span><text:span text:style-name="T64">ནི། སངས་རྒྱས་རྣམས་ཀྱི་སྐུ་གསུང་ཐུགས་གཟུགས་སྒྲ་དང་རྟོག་པའི་དངོས་པོར་གྲུབ་པ་མེད་ཀྱང་། གདུལ་བྱའི་ངོར་སྣང་བའི་ཚུལ་ལ་སྐུའི་གསང་བ་དངོས་པོར་མ་གྲུབ་ཀྱང་སྣང་བ་ནམ་མཁའ་ལྟ་བུ་དང་། གསུང་གི་གསང་བ་རྣམ་རྟོག་དང་གཟོ་མེད་པ་ཕྱི་ནང་གང་</text:span><text:span text:style-name="T39">(</text:span><text:span text:style-name="T41">༣༢བ</text:span><text:span text:style-name="T39">)</text:span><text:span text:style-name="T64">ནའང་མི་གནས་ཀྱང་སྒྲ་སྐད་དུ་སྣང་བ་སྒྲ་བརྙན་ལྟ་བུ་དང་། ཐུགས་ཀྱི་གསང་བ་རྣམ་རྟོག་དང་འབད་རྩོལ་མེད་ཀྱང་དགོས་འདོད་འབྱུང་བ་ནོར་བུ་ལྟ་བུ་ཡིན་ལ། </text:span></text:p>
      <text:p text:style-name="P27"><text:span text:style-name="T64">སྐུ་གསུང་ཐུགས་ཀྱི་འཇུག་པ་གདུལ་བྱའི་ངོར་སྣང་བ་དེ་ཡང་སྐུའི་སྣང་བ་འཆར་བ་ནི་བཻ་ཌཱུར་གྱི་ས་གཞི་ལ་བརྒྱ་བྱིན་གྱི་གཟུགས་འཆར་བ་ལྟ་བུ་རྒྱུ་རྐྱེན་ལས་བྱུང་བ་དང་། གསུང་ལེགས་པར་</text:span><text:soft-page-break/><text:span text:style-name="T64">འདོམས་པ་ལྷའི་རྔ་བོ་ཆེ་ལས་ཆོས་ཀྱི་སྒྲ་འབྱུང་བ་ལྟ་བུ་རྣམ་དཀར་གྱི་མཐུ་ལས་ཤར་བ་དང་། ཐུགས་འབད་མེད་དུ་འགྲོ་བའི་དགེ་ལེགས་སྤེལ་བ་སྤྲིན་ལས་ཆར་བབས་ཏེ་ལོ་ཏོག་རྒྱས་པ་ལྟ་བུ་ཤུགས་ལས་བྱུང་བ་དང་། </text:span></text:p>
      <text:p text:style-name="P27"><text:span text:style-name="T64">གཞན་ཡང་སྤྲུལ་པ་སྟོན་པ་ཚངས་པ་ལྟ་བུ། ཡེ་ཤེས་སྤྲོ་བ་ཉི་མ་ལྟ་བུ། ཐུགས་རྗེའི་འཇུག་ཚུལ་ས་གཞི་ལྟ་བུ་རྣམས་བཤད་དེ། </text:span></text:p>
      <text:p text:style-name="P27"><text:span text:style-name="T64">རྒྱུད་བླ་མར། </text:span><text:span text:style-name="T45">[</text:span><text:span text:style-name="T46">བཞི་པ། ཕྲིན་ལས་ཀྱི་་སྐབས།</text:span><text:span text:style-name="T45">]</text:span></text:p>
      <text:p text:style-name="P46"><text:span text:style-name="T38">བརྒྱ་བྱིན་རྔ་སྤྲིན་ཚངས་པ་དང་། །ཉི་མ་ནོར་བུ་རིན་ཆེན་བཞིན། །</text:span></text:p>
      <text:p text:style-name="P46"><text:span text:style-name="T38">དེ་བཞིན་གཤེགས་པ་སྒྲ་བརྙན་བཞིན། །ནམ་མཁའ་དང་ནི་ས་བཞིན་ནོ། །</text:span></text:p>
      <text:p text:style-name="P27"><text:span text:style-name="T64">ཞེས་སོགས་དཔེ་དོན་དང་བཅས་པ་རྒྱས་པར་གསུངས་སོ། །</text:span></text:p>
      <text:p text:style-name="P27"><text:span text:style-name="T64">གདུལ་བྱའི་ངོར་སྣང་བའི་གསང་བ་གསུམ་ནི། སྐུའི་གསང་བ་གཙུག་ཏོར་བལྟར་མི་མངོན་པ་དང་། གསུང་གི་གསང་བ་སུས་ཀྱང་མི་རྟོགས་པ་དང་། ཐུགས་ཀྱི་གསང་བ་གང་གིས་ཀྱང་དཔག་པར་མི་ནུས་པ་སྟེ། </text:span></text:p>
      <text:p text:style-name="P27"><text:span text:style-name="T64">མདོ་ལས། </text:span></text:p>
      <text:p text:style-name="P45"><text:span text:style-name="T38">ནམ་མཁས་ཇི་སྙེད་ཁྱབ་གྱུར་པ། །དེ་སྙེད་སྐུས་ཀྱང་ཁྱབ་པ་ལགས། །</text:span></text:p>
      <text:p text:style-name="P27"><text:span text:style-name="T64">ཞེས་དང་། </text:span></text:p>
      <text:p text:style-name="P27"><text:span text:style-name="T64">ནམ་མཁས་ཇི་ཙམ་ཁྱབ་པ་དེ་ཙམ་དུ་དེ་བཞིན་གཤེགས་པའི་གསུང་གིས་ཁྱབ་བོ། །ཞེས་དང་། </text:span></text:p>
      <text:p text:style-name="P27"><text:span text:style-name="T45">[</text:span><text:span text:style-name="T46">བདེན་གཉིས་ལས།</text:span><text:span text:style-name="T45">]</text:span></text:p>
      <text:p text:style-name="P46"><text:span text:style-name="T38">མཁྱེན་པའི་སྐད་ཅིག་གཅིག་གིས་ནི། །ཤེས་བྱའི་དཀྱིལ་འཁོར་ཀུན་ཁྱབ་ཅན། །</text:span></text:p>
      <text:p text:style-name="P27"><text:soft-page-break/><text:span text:style-name="T64">ཞེས་སོ། །</text:span></text:p>
      <text:p text:style-name="P27"><text:span text:style-name="T64">གཞན་ཡང་། བྱང་ཆུབ་སེམས་དཔའ་ཤུགས་འཆང་གིས་སངས་རྒྱས་ཀྱི་སྐུའི་མཐའ་དཔོག་པར་འདོད་ནས། སྟེང་ཕྱོགས་སུ་གང་གའི་ཀླུང་བྱེ་བ་ཕྲག་བརྒྱའི་བྱེ་མ་སྙེད་ཀྱི་འཇིག་རྟེན་གྱི་ཁམས་འདས་པར་ཕྱིན་པས་སྐུའི་མཐའ་མ་རྟོགས་པ་དང་། </text:span></text:p>
      <text:p text:style-name="P27"><text:span text:style-name="T64">མོདྒལ་གྱི་བུས་གསུང་གི་མཐའ་དཔོག་པར་འདོད་ནས་ཤར་ཕྱོགས་སུ་འཇིག་རྟེན་གྱི་ཁམས་གང་གའི་ཀླུང་དགུ་བཅུ་རྩ་དགུའི་</text:span><text:span text:style-name="T39">(</text:span><text:span text:style-name="T41">༣༣ན</text:span><text:span text:style-name="T39">)</text:span><text:span text:style-name="T64">བྱེ་མ་སྙེད་འདས་པར་ཕྱིན་པས་གསུང་གི་མཐའ་མ་དཔོག་པ་ལྟ་བུ་རྣམས་ཡིན་ནོ། །</text:span></text:p>
      <text:p text:style-name="P27"><text:span text:style-name="T1">ཅ༢ </text:span><text:span text:style-name="T31">གཉིས་པ་གཞུང་དོན་ལ། </text:span><text:span text:style-name="T1">ཆ༡ </text:span><text:span text:style-name="T31">ཞུས་པ་དང་། </text:span><text:span text:style-name="T1">ཆ༢ </text:span><text:span text:style-name="T31">ལན་གཉིས་ཀྱི། </text:span></text:p>
      <text:p text:style-name="P27"><text:span text:style-name="T64">ཆ༡ དང་པོ་ནི། </text:span></text:p>
      <text:p text:style-name="P31"><text:span text:style-name="T58">དེ་བཞིན་གཤེགས་པ་ཐམས་ཅད་ཀྱི་སྐུ་དང་གསུང་དང་ཐུགས་ཀྱི་སྙིང་པོ་རྗེ་བཙུན་གསང་བ་ལས་ཆེས་ཤིན་ཏུ་གསང་བའང་། </text:span></text:p>
      <text:p text:style-name="P27"><text:span text:style-name="T64">ཞེས་པ་སྟེ། འདིར་ཁ་ཅིག །ཞུས་ལན་གྱིས་གཞུང་འདིས་འབྲས་རྒྱུད་ཁོ་ན་བསྟན་པར་འདོད་ཅིང་། གཞུང་བཤད་ཀྱང་འབྲས་རྒྱུད་ཁོ་ན་ལ་སྦྱར་དགོས་པར་བཞེད་ཀྱང་། འདིས་རྒྱུད་ཀྱི་བརྗོད་བྱ་ཐམས་ཅད་སྟོན་དགོས་པས་འབྲས་རྒྱུད་ཁོ་ན་བསྟན་པ་མི་རིགས་ཤིང་། རྩ་རྒྱུད་འབུམ་ལྔར་འདི་ལས་འཕྲོས་པའི་སེམས་དཔའ་བཞིའི་ཞུས་ལན་ལ་གཞི་ལམ་འབྲས་བུའི་སྦྱར་བཤད་མང་དུ་གསུངས་པས། འདིའི་བཤད་པའང་འབྲས་རྒྱུད་ཁོ་ན་ལ་སྦྱར་དགོས་པ་མ་ངེས་སོ། །</text:span></text:p>
      <text:p text:style-name="P27"><text:span text:style-name="T64">འོན་ཀྱང་གཞུང་ཚིག་གིས་འབྲས་རྒྱུད་དངོས་སུ་ཐོན་པས་སྐབས་འདིར་འབྲས་རྒྱུད་ཀྱི་རྣམ་གཞག་འཆད་པ་འབྲེལ་ཆགས་ལ། བསྟན་དོན་ནི་གཞི་ལམ་འབྲས་བུའི་ཀྱེའི་རྡོ་རྗེ་སྤྱིར་བསྟན་པ་</text:span><text:soft-page-break/><text:span text:style-name="T64">ལེགས་ཏེ། འདི་ལས་འཕྲོས་པའི་སེམས་དཔའ་གསུམ་གྱི་ཞུས་ལན་གྱིས་གཞི་ལམ་འབྲས་བུའི་རྒྱུད་སྤྱིར་བསྟན་ཞིང་། ཀྱེའི་རྡོ་རྗེའི་ཞུས་ལན་གྱིས་གཙོ་བོར་ཐབས་རྒྱུད་བསྟན་པས་སོ། །</text:span></text:p>
      <text:p text:style-name="P27"><text:span text:style-name="T64">ཡང་ཁ་ཅིག །གླེང་གཞིའི་རྗེས་ཁོ་ནར་སྟོན་པས་རྒྱུད་ཉན་པར་བསྐུལ་བ་ལས་འཁོར་གྱིས་རྒྱུད་གསུང་བར་ཞུས་པ་མེད་པར་འདོད། </text:span></text:p>
      <text:p text:style-name="P27"><text:span text:style-name="T83">ཁ་ཅིག །རྒྱུད་རྒྱས་པ་ལ་ཞུ་བ་ཡོད་ཀྱང་དེ་ལས་བྱུང་བའི་བསྡུས་རྒྱུད་འདི་ལ་ཞུ་བ་མེད་པར་འདོད།</text:span><text:span text:style-name="T64"> </text:span></text:p>
      <text:p text:style-name="P27"><text:span text:style-name="T64">ཁ་ཅིག །ལེགས་སོ་བྱིན་ནས་ཉན་པར་གདམས་པ་དང་། ཆེས་ཤིན་ཏུ་གསང་བའང་ཞེས་པ་ཚིག་ལྷག་མ་ཅན་ཡིན་པས་ཞུས་པར་དོན་གྱིས་འཕངས་ཤིང་ཞུ་བ་ཡོད་པར་འཆད་དོ། །</text:span></text:p>
      <text:p text:style-name="P27"><text:span text:style-name="T64">དེ་ལྟ་ནའང་རྒྱུད་འདི་ཉིད་དུ་ཕུན་སུམ་ཚོགས་པའི་གླེང་གཞི་དངོས་སུ་བྱུང་བ་དང་། ལེགས་སོ་བྱིན་ནས་ཉན་པར་གདམས་པས་ཞུ་བ་ཡོད་པར་དོན་གྱིས་ཐོབ་ཅིང་། བསྡུས་རྒྱུད་འདི་རྡོ་རྗེ་སྙིང་པོས་ཞུས་པར་ཡང་མཁས་པ་མང་པོས་བཤད་པ་དང་། </text:span></text:p>
      <text:p text:style-name="P27"><text:span text:style-name="T64">རྡོ་རྗེ་སྙིང་འགྲེལ་དུའང་ཞུ་བ་གསལ་</text:span><text:span text:style-name="T39">(</text:span><text:span text:style-name="T41">༣༣བ</text:span><text:span text:style-name="T39">)</text:span><text:span text:style-name="T64">བར་བཤད་པས་ཞུ་བ་ཡོད་དགོས་ཀྱང་། དེང་སང་གི་གཞུང་ཚིག་ཏུ་ཞུ་བ་གསལ་བར་མ་ཐོན་པ་ནི་ཞུ་བའི་དོན་སྨོས་པས་གཞན་རྣམས་ཤུགས་ཀྱིས་གོ་བ་ལ་དགོངས་སམ་སྙམ་སྟེ། དཔྱད་པའི་གནས་སོ། །</text:span></text:p>
      <text:p text:style-name="P27"><text:span text:style-name="T64">དེས་ན་ཞུ་བ་བཤད་རྒྱུད་ལྟར་ཁ་བསྐང་ནས་བཤད་པར་བྱ་སྟེ། ཇི་ལྟར་ཞེ་ན། </text:span><text:span text:style-name="T1">དེ་ནས་ཡང་བཅོམ་ལྡན་འདས་ཀྱིས་རྣལ་འབྱོར་གྱི་དབང་ཕྱུག་བྱེ་བ་ཕྲག་བརྒྱད་ཅུའི་ནང་ནས་རྡོ་རྗེ་སྙིང་པོ་ལ་གཟིགས་ཏེ་འཛུམ་པ་མཛད་དོ། །འཛུམ་པ་མཛད་མ་ཐག་ཏུ། དེའི་ཚེ་རྡོ་རྗེ་སྙིང་པོ་སྟན་ལས་ལངས་ཏེ་བླ་གོས་ཕྲག་པ་གཅིག་ཏུ་བྱས་ནས། པུས་མོ་གཡས་པའི་ལྷ་ང་ས་ལ་བཙུགས་ཏེ་ཐལ་མོ་སྦྱར་བ་བྱས་ནས་བཅོམ་ལྡན་འདས་ལ་འདི་སྐད་ཅེས་གསོལ་ཏོ། །ཡེ་ཤེས་ཀྱི་དབང་པོ་དེ་བཞིན་གཤེགས་པ་ཐམས་</text:span><text:soft-page-break/><text:span text:style-name="T1">ཅད་ཀྱི་སྐུ་དང་གསུང་དང་ཐུགས་ཀྱི་སྙིང་པོ་རྗེ་བཙུན་གསང་བ་ལས་ཆེས་ཤིན་ཏུ་གསང་བ་ཉན་པར་འཚལ་ལོ། །</text:span><text:span text:style-name="T64">ཞེས་ཞུས་སོ། །</text:span></text:p>
      <text:p text:style-name="P27"><text:span text:style-name="T64">དེ་ཡང་སྟོན་པ་བཅོམ་ལྡན་འདས་ཀྱེའི་རྡོ་རྗེ། གནས་སྤྲུལ་པའི་གཞལ་ཡས་ཁང་དུ། འཁོར་རྣལ་འབྱོར་གྱི་དབང་ཕྱུག་བྱེ་བ་ཕྲག་བརྒྱད་ཅུ་དང་རྣལ་འབྱོར་མ་རི་རབ་ཀྱི་རྡུལ་དང་མཉམ་པ་དང་ཐབས་གཅིག་ཏུ་བཞུགས་པའི་དུས་ཀྱི་ཚེ། དེ་ནས་ཡང་བཅོམ་ལྡན་འདས་ཀྱིས་རྣལ་འབྱོར་གྱི་དབང་ཕྱུག་བྱེ་བ་ཕྲག་བརྒྱད་ཅུའི་ནང་ནས་བྱང་ཆུབ་སེམས་དཔའ་རྡོ་རྗེ་སྙིང་པོ་ལ་རྒྱུད་ཞུ་བའི་གསོལ་བ་འདེབས་ནུས་པར་བྱིན་གྱིས་རླབས་ནས། དེ་ལ་གཟིགས་ཏེ། དེའི་སྤོབས་པ་བསྐྱེད་པའི་ཕྱིར་ཞལ་འཛུམ་པ་མཛད་དོ། །འཛུམ་པ་མཛད་མ་ཐག་ཏུ་དེའི་ཚེ་རྡོ་རྗེ་སྙིང་པོས་རྒྱུད་ཞུ་བའི་སྐབས་རྙེད་ནས་རང་གི་སྟན་ལས་ལངས་ཏེ། སྟོད་གཡོགས་བླ་གོས་ཕྲག་པ་གཅིག་ཏུ་ཕྱོགས་པར་བྱས་ནས། པུས་མོ་གཡས་པའི་ལྷ་ང་ས་ལ་བཙུགས་ཏེ། བཅོམ་ལྡན་འདས་ག་ལ་བར་ཐལ་མོ་སྦྱར་བ་བྱས་ནས་བཅོམ་ལྡན་འདས་ལ་འདི་སྐད་ཅེས་གསོལ་ཏོ། །</text:span></text:p>
      <text:p text:style-name="P27"><text:span text:style-name="T64">ཡེ་ཤེས་ཀྱི་དབང་པོ་ཞེས་པ་ནི། ཡེ་ཤེས་ཐམས་ཅད་ལ་དབང་འབྱོར་བའི་ཡོན་ཏན་གྱི་སྒོ་ནས་སྟོན་པ་ལ་བོས་པའོ། །</text:span></text:p>
      <text:p text:style-name="P27"><text:span text:style-name="T64">དེ་བཞིན་གཤེགས་པ་ནི། རྣམ་སྣང་ལ་སོགས་པ། </text:span><text:span text:style-name="T39">(</text:span><text:span text:style-name="T41">༣༤ན</text:span><text:span text:style-name="T39">)</text:span><text:span text:style-name="T64">ཐམས་ཅད་ནི། མ་ལུས་པ། དེ་རྣམས་ཀྱི་སྐུ་ནི། སྐུ་གསུམ་ལ་སོགས་པ་དང་། གསུང་ནི། ཡན་ལག་དྲུག་ཅུ་ལ་སོགས་པའི་སྒོ་ནས་འཇུག་པ་དང་། ཐུགས་ནི། ཇི་ལྟ་ཇི་སྙེད་མཁྱེན་པའི་ཡེ་ཤེས། དེ་རྣམས་ཀྱི་སྙིང་པོ་ནི། དེ་དག་ཐམས་ཅད་ཀྱི་བདག་ཉིད་དུ་གྱུར་པ། རྗེ་བཙུན་ནི། དད་པ་ཅན་འཁོར་བ་ལས་སྒྲོལ་བ། གསང་བ་ནི། འཇིག་རྟེན་པ་དང་ཉན་རང་གི་སྤྱོད་ཡུལ་མ་ཡིན་པ། དེ་ལས་ཆེས་གསང་བ་ནི། ཕར་ཕྱིན་བྱང་སེམས་ཀྱི་ཐེག་པ་</text:span><text:soft-page-break/><text:span text:style-name="T64">ལས་གསང་བ། ཤིན་ཏུ་གསང་བ་ནི། རྒྱུད་སྡེ་འོག་མ་རྣམས་སུའང་སྦས་ཏེ་གསང་བ་དེ་ལྟ་བུའི་རྒྱུད་ཉན་པར་འཚལ་ལོ། །</text:span></text:p>
      <text:p text:style-name="P27"><text:span text:style-name="T64">དེ་ལྟ་ན་དེ་བཞིན་གཤེགས་པ་ཐམས་ཅད་ཀྱི་སྐུ་ནི་གང་། གསུང་ནི་གང་། ཐུགས་ནི་གང་། སྙིང་པོ་རྗེ་བཙུན་གསང་བ་ལས་ཆེས་ཤིན་ཏུ་གསང་བའང་གང་ལགས། བཤད་དུ་གསོལ། ཞེས་པ་སྟེ། ཡིག་དོན་ནོ། །</text:span></text:p>
      <text:p text:style-name="P27"><text:span text:style-name="T64">ཡང་ན། དེ་བཞིན་གཤེགས་པ་ཐམས་ཅད་ནི། ཕུང་ཁམས་ལྷར་གྱུར་པ་རྣམས་སོ། །</text:span></text:p>
      <text:p text:style-name="P27"><text:span text:style-name="T64">སྐུ་གསུང་ཐུགས་དང་སྙིང་པོ་བཞི་ནི། སེམས་དཔའ་གསུམ་དང་ཀྱེའི་རྡོ་རྗེའོ། །</text:span></text:p>
      <text:p text:style-name="P27"><text:span text:style-name="T64">རྗེ་བཙུན་ནི། དམ་པའམ་མཆོག་ཏུ་གྱུར་པའོ། །</text:span></text:p>
      <text:p text:style-name="P27"><text:span text:style-name="T64">གསང་བ་ལས་ཆེས་ཤིན་ཏུ་གསང་བ་ནི། རྒྱུད་སྡེ་འོག་མ་འོག་མའི་སྒོམ་ཟླས་སོགས་ལས་ཁྱད་པར་དུ་འཕགས་པ་སྟེ་སྤྱི་དོན་ནོ། །</text:span></text:p>
      <text:p text:style-name="P27"><text:span text:style-name="T64">ཡང་ན། དེ་བཞིན་གཤེགས་པ་ནི། གཏུམ་མོའི་མེའམ་བྱང་སེམས་སོ། །</text:span></text:p>
      <text:p text:style-name="P27"><text:span text:style-name="T64">ཐམས་ཅད་ནི། འབྱུང་བའི་དྭངས་མ་ཀུན་ནོ། །</text:span></text:p>
      <text:p text:style-name="P27"><text:span text:style-name="T64">སྐུ་གསུང་ཐུགས་ནི། ལུས་ངག་ཡིད་གསུམ་མམ་དགའ་བ་སྔ་མ་གསུམ་མོ། །</text:span></text:p>
      <text:p text:style-name="P27"><text:span text:style-name="T64">སྙིང་པོ་ནི། མི་ཤིགས་པ་ཆེན་པོའམ་ལྷན་སྐྱེས་ཀྱི་ཡེ་ཤེས་སོ། །</text:span></text:p>
      <text:p text:style-name="P27"><text:span text:style-name="T64">རྗེ་བཙུན་ནི། གཞན་ལས་ཕུལ་དུ་ཕྱིན་པའོ། །</text:span></text:p>
      <text:p text:style-name="P27"><text:span text:style-name="T64">གསང་བ་ལས་ཆེས་ཤིན་ཏུ་གསང་བ་ནི། བསྐྱེད་རིམ་ལ་སོགས་པའི་རྣལ་འབྱོར་སྔ་མ་སྔ་མ་ལས་ཆེས་ཆེར་ཟབ་པ་སྟེ། སྦས་དོན་ནོ། །</text:span></text:p>
      <text:p text:style-name="P27"><text:span text:style-name="T64">ཡང་ན། དེ་བཞིན་གཤེགས་པ་ཐམས་ཅད་ནི། ཡེ་ཤེས་ལྔ་ཡོངས་སུ་རྫོགས་པའོ། །</text:span></text:p>
      <text:p text:style-name="P27"><text:soft-page-break/><text:span text:style-name="T64">སྐུ་གསུང་ཐུགས་དང་སྙིང་པོ་ནི། རྡོ་རྗེ་བཞིའམ་སྐུ་བཞིའོ། །</text:span></text:p>
      <text:p text:style-name="P27"><text:span text:style-name="T64">རྗེ་བཙུན་ནི། ཐམས་ཅད་ཀྱི་ཁྱབ་བདག་ཏུ་གྱུར་པའོ། །</text:span></text:p>
      <text:p text:style-name="P27"><text:span text:style-name="T64">གསང་བ་ལས་ཆེས་ཤིན་ཏུ་གསང་བ་ནི། སྤངས་རྟོགས་ཐམས་</text:span><text:span text:style-name="T39">(</text:span><text:span text:style-name="T41">༣༤བ</text:span><text:span text:style-name="T39">)</text:span><text:span text:style-name="T64">ཅད་ཀྱི་མཐར་ཐུག་པ་བློའི་སྤྱོད་ཡུལ་ལས་འདས་པ་སྟེ། མཐར་ཐུག་གོ། །</text:span></text:p>
      <text:p text:style-name="P27"><text:span text:style-name="T64">ཆ༢ གཉིས་པ་</text:span><text:span text:style-name="T20">[</text:span><text:span text:style-name="T21">ལན་</text:span><text:span text:style-name="T20">]</text:span><text:span text:style-name="T64">ནི། </text:span></text:p>
      <text:p text:style-name="P31"><text:span text:style-name="T58">དེ་ནས་བཅོམ་ལྡན་འདས་ཀྱིས་བཀའ་སྩལ་པ། ཨེ་མ་ཧོ། བྱང་ཆུབ་སེམས་དཔའ་ཆེན་པོ་རྡོ་རྗེ་སྙིང་པོ་སྙིང་རྗེ་ཆེན་པོ་ལེགས་སོ། །</text:span></text:p>
      <text:p text:style-name="P31"><text:span text:style-name="T58">རྡོ་རྗེ་སེམས་དཔའ་དང་། སེམས་དཔའ་ཆེན་པོ་དང་། དམ་ཚིག་སེམས་དཔའ་ཆེན་པོ་སྙིང་པོ་ཀྱེ་རྡོ་རྗེ་ཞེས་བྱ་བ་ཉོན་ཅིག །</text:span></text:p>
      <text:p text:style-name="P27"><text:span text:style-name="T64">ཅེས་པ་སྟེ། དེ་ནས་བཅོམ་ལྡན་འདས་ཀྱིས་རྡོ་རྗེ་སྙིང་པོ་ལ་ལན་བཀའ་བསྩལ་པ། </text:span></text:p>
      <text:p text:style-name="P27"><text:span text:style-name="T64">ཨེ་མ་ཧོ་ནི། ངོ་མཚར་བརྗོད་པའོ། །</text:span></text:p>
      <text:p text:style-name="P27"><text:span text:style-name="T64">བྱང་ཆུབ་སེམས་དཔའ་ནི། རྫོགས་པའི་བྱང་ཆུབ་འདོད་པ་དང་། </text:span></text:p>
      <text:p text:style-name="P27"><text:span text:style-name="T64">ཆེན་པོ་ནི། ཐེག་ཆེན་འཕགས་པའི་ཡོན་ཏན་མངའ་བ་སྟེ། སྤྱིའི་མིང་དང་། </text:span></text:p>
      <text:p text:style-name="P27"><text:span text:style-name="T64">རྡོ་རྗེ་སྙིང་པོ་ནི། གཉིས་སུ་མེད་པའི་ཡེ་ཤེས་ཁོང་དུ་ཆུད་པའི་སྒོ་ནས་བྱེ་བྲག་པའི་མིང་དང་། </text:span></text:p>
      <text:p text:style-name="P27"><text:span text:style-name="T64">སྙིང་རྗེ་ཆེན་པོ་ནི། དམིགས་པ་མེད་པའི་བརྩེ་བ་སྟེ། དེ་མངའ་བའི་ཡོན་ཏན་གྱི་མིང་དང་གསུམ་གྱི་སྒོ་ནས་བོས་པའོ། །</text:span></text:p>
      <text:p text:style-name="P27"><text:span text:style-name="T64">ལེགས་སོ་ལེགས་སོ་ནི། གསང་ཆེན་ཞུས་པ་ལ་དགྱེས་པའི་ཚིག་གིས་སྐབས་འབྱེད་པ་སྟེ། </text:span></text:p>
      <text:p text:style-name="P27"><text:span text:style-name="T64">རྣམ་བཤད་རིག་པར། </text:span></text:p>
      <text:p text:style-name="P46"><text:soft-page-break/><text:span text:style-name="T38">ངོ་མཚར་བ་དང་རྩོད་པ་དང་། །ཁྲོ་དང་ཞུམ་དང་ངེས་བཟུང་དང་། །</text:span></text:p>
      <text:p text:style-name="P46"><text:span text:style-name="T38">དད་དང་དགའ་བ་དག་ལ་ནི། །ཚིག་གཅིག་ལན་གཉིས་འབྱུང་བ་ཡིན། །</text:span></text:p>
      <text:p text:style-name="P27"><text:span text:style-name="T64">ཞེས་པ་ལྟར་རོ། །</text:span></text:p>
      <text:p text:style-name="P27"><text:span text:style-name="T64">དེ་ཡང་ཁྱོད་ཀྱིས་ཞུས་པའི་དོན་དེ་དག་སྐུ་ནི་རྡོ་རྗེ་སེམས་དཔའ་དང་། གསུང་ནི་སེམས་དཔའ་ཆེན་པོ་དང་། ཐུགས་ནི་དམ་ཚིག་སེམས་དཔའ་ཆེན་པོ་དང་། སྙིང་པོ་ནི་ཀྱེའི་རྡོ་རྗེ་ཞེས་བྱ་བ་སྟེ། དེ་རྣམས་ལེགས་པར་ཉོན་ཅིག་ཅེས་པ་ཡིག་དོན་ཏེ། ཚུལ་བཞིས་འཆད་ན་འོག་ཏུ་འབྱུང་བ་ལས་ཤེས་དགོས་སོ། །</text:span></text:p>
      <text:p text:style-name="P27"><text:span text:style-name="T5">ང༣ </text:span><text:span text:style-name="T34">གསུམ་པ་དེ་ལས་འཕྲོས་པའི་གླེང་བསླང་ལ། </text:span><text:span text:style-name="T5">ཅ༡</text:span><text:span text:style-name="T34"> སྤྱི་དོན་དང་། </text:span><text:span text:style-name="T5">ཅ༢</text:span><text:span text:style-name="T34"> གཞུང་དོན་གཉིས་ལས། </text:span></text:p>
      <text:p text:style-name="P27"><text:span text:style-name="T1">ཅ༡ </text:span><text:span text:style-name="T31">དང་པོ་ལ། རྒྱུད་རྒྱས་པ་ལས་གསུང་ཚུལ། བསྡུས་རྒྱུད་འདི་ཉིད་ཀྱི་དགོངས་དོན། དེ་དག་གི་དོན་ལ་དཔྱད་པ་གསུམ་གྱི། </text:span></text:p>
      <text:p text:style-name="P57"><text:span text:style-name="T64">དང་པོ་ནི། རྡོ་རྗེ་སེམས་དཔའི་དོན་ལ། རྒྱུད་རྒྱས་པའི་ལུང་ལས། </text:span></text:p>
      <text:p text:style-name="P63"><text:span text:style-name="T38">དཔའ་བོ་ལྟེ་བའི་དབུས་གནས་པ། །ཟེའུ་འབྲུ་སྦས་པའི་སྤྱོད་ཡུལ་ཏེ། །</text:span></text:p>
      <text:p text:style-name="P63"><text:span text:style-name="T38">ཕྱིས་ནི་ཤེས་རབ་ལྡན་པ་ལས། །རྡོ་རྗེ་སེམས་དཔའ་རབ་ཏུ་བརྗོད། །</text:span></text:p>
      <text:p text:style-name="P63"><text:span text:style-name="T38">ཧེ་རུ་ཀ་ཕྱག་</text:span><text:span text:style-name="T39">(</text:span><text:span text:style-name="T41">༣༥ན</text:span><text:span text:style-name="T39">)</text:span><text:span text:style-name="T38">གཉིས་པར་བཤད། །དེ་ནི་ཏྲཻ་ལོཀྱཱ་ཀྵེ་པ། །</text:span></text:p>
      <text:p text:style-name="P63"><text:span text:style-name="T38">སངས་རྒྱས་སྐུ་སྟེ་བདེ་བ་ཆེ། །ངོ་བོ་ཉིད་ཀྱིས་འབྱུང་བར་བཤད། །</text:span></text:p>
      <text:p text:style-name="P63"><text:span text:style-name="T38">དེ་ནི་ཡེ་ཤེས་རྡོ་རྗེར་འགྱུར། །ལྷན་ཅིག་སྐྱེས་པའི་དགའ་བའང་དེ། །</text:span></text:p>
      <text:p text:style-name="P63"><text:span text:style-name="T38">དེ་ནི་རྒྱུ་མཐུན་ཞེས་ཀྱང་བཤད། །</text:span></text:p>
      <text:p text:style-name="P57"><text:span text:style-name="T64">ཅེས་རྡོ་རྗེ་སེམས་དཔའ་ལ། རྒྱུ་དུས་སུ། གནས་ལྟེ་བའི་འཁོར་ལོ། ས་བོན་ཨ། གནས་སྐབས་སྙོམས་འཇུག་གི་དུས། </text:span></text:p>
      <text:p text:style-name="P27"><text:soft-page-break/><text:span text:style-name="T64">ལམ་དུས་སུ། ཞི་བའི་ལྷ་རྡོར་སེམས། དྲག་པོའི་ལྷ་ཧེ་རུ་ཀ་ཕྱག་གཉིས་པ། འཇིག་རྟེན་གྱི་ལྷ་བདེ་བ་ཆེན་པོའི་ཚུལ། སྔགས་ཏྲཻ་ལོཀྱཱ། དགའ་བ་ལྷན་སྐྱེས། འབྲས་བུ་རྒྱུ་མཐུན། </text:span></text:p>
      <text:p text:style-name="P27"><text:span text:style-name="T64">འབྲས་དུས་སུ། སྐུ་ངོ་བོ་ཉིད་སྐུ། རྡོ་རྗེ་ཡེ་ཤེས་རྡོ་རྗེར་བཤད་དོ། །</text:span></text:p>
      <text:p text:style-name="P27"><text:span text:style-name="T64">སེམས་དཔའ་ཆེན་པོའི་དོན་ལ། </text:span></text:p>
      <text:p text:style-name="P46"><text:span text:style-name="T38">གང་ཞིག་བྱང་ཆུབ་གནས་སྐབས་ནི། །སྙིང་གའི་པད་མར་ཡང་དག་གནས། །</text:span></text:p>
      <text:p text:style-name="P46"><text:span text:style-name="T38">སེམས་དཔའ་ཧཱུྃ་ཉིད་དེ་ལ་བརྗོད། །དེ་ཉིད་མི་བསྐྱོད་པར་ཡང་འགྱུར། །</text:span></text:p>
      <text:p text:style-name="P46"><text:span text:style-name="T38">ཐུགས་ཀྱི་རྡོ་རྗེ་ཞེས་བཤད་དོ། །ཁྱབ་འཇུག་དེ་ཉིད་ཕྱག་བཞི་པ། །</text:span></text:p>
      <text:p text:style-name="P46"><text:span text:style-name="T38">དེ་ནི་ཛྭ་ལ་ཛྭ་ལ་བྷྱོ། །དེ་ནི་ཆོས་ཀྱི་སྐུར་ཡང་བཤད། །</text:span></text:p>
      <text:p text:style-name="P46"><text:span text:style-name="T38">ཆོས་ཀྱི་འཁོར་གནས་རྡོ་རྗེ་ཅན། །ཤིན་ཏུ་བདེ་དགའི་གཟུགས་འཆང་བ། །</text:span></text:p>
      <text:p text:style-name="P46"><text:span text:style-name="T38">གང་དེ་རྣམ་པར་སྨིན་པར་གསུངས། །ལེགས་ཉལ་ཟད་པར་བྱེད་པ་པོ། །</text:span></text:p>
      <text:p text:style-name="P46"><text:span text:style-name="T38">ཡེ་ཤེས་ཆེན་པོའི་རོས་གང་བ། །སེམས་པ་ཆེན་པོར་བརྗོད་པར་བྱ། །</text:span></text:p>
      <text:p text:style-name="P27"><text:span text:style-name="T64">ཞེས་རྒྱུ་དུས་སུ། གནས་སྙིང་ག །ས་བོན་ཧཱུྃ། གནས་སྐབས་གཉིད་དུས། </text:span></text:p>
      <text:p text:style-name="P27"><text:span text:style-name="T64">ལམ་དུས་སུ། ལྷ་ཞི་བ་མི་བསྐྱོད་པ། དྲག་པོ་ཧེ་རུ་ཀ་ཕྱག་བཞི་པ། འཇིག་རྟེན་གྱི་ལྷ་ཁྱབ་འཇུག་གི་ཚུལ། སྔགས་ཛྭ་ལ་ཛྭ་ལ། དགའ་བ་ཁྱད་དགའ། འབྲས་བུ་རྣམ་སྨིན། </text:span></text:p>
      <text:p text:style-name="P27"><text:span text:style-name="T64">འབྲས་དུས་སུ། སྐུ་ཆོས་སྐུ། རྡོ་རྗེ་ཐུགས་རྡོ་རྗེར་བཤད་དོ། །</text:span></text:p>
      <text:p text:style-name="P27"><text:span text:style-name="T64">དམ་ཚིག་སེམས་དཔའི་དོན་ལ། </text:span></text:p>
      <text:p text:style-name="P46"><text:span text:style-name="T38">མགྲིན་པ་ལོངས་སྤྱོད་འཁོར་ལོ་ཉིད། །འོད་དཔག་མེད་དུ་མངོན་པར་བཤད། །</text:span></text:p>
      <text:p text:style-name="P46"><text:span text:style-name="T38">དེ་ལ་གསུང་གི་རྡོ་རྗེར་གསུངས། །དེ་བཞིན་གཤེགས་པ་ཕྱག་ན་པད། །</text:span></text:p>
      <text:p text:style-name="P46"><text:soft-page-break/><text:span text:style-name="T38">དེ་ཉིད་མཆོག་ཏུ་དགའ་བར་བཤད། །སྐྱེས་བུ་བྱེད་པར་རབ་ཏུ་གྲགས། །</text:span></text:p>
      <text:p text:style-name="P46"><text:span text:style-name="T38">ཀུན་རྫོབ་དང་ནི་དོན་དམ་གྱིས། །རྨི་ལམ་གནས་སྐབས་ཟད་པ་དང་། །</text:span></text:p>
      <text:p text:style-name="P46"><text:span text:style-name="T38">དེ་ཁོ་ལོངས་སྤྱོད་སྐུ་རུ་</text:span><text:span text:style-name="T39">(</text:span><text:span text:style-name="T41">༣༥བ</text:span><text:span text:style-name="T39">)</text:span><text:span text:style-name="T38">འགྱུར། །སངས་རྒྱས་ཆོས་རྣམས་སྟོན་པ་པོ། །</text:span></text:p>
      <text:p text:style-name="P46"><text:span text:style-name="T38">དེ་ཉིད་དགའ་བྱེད་རབ་ཏུ་བརྗོད། །ཞལ་གསུམ་པ་ལ་ཕྱག་ནི་དྲུག །</text:span></text:p>
      <text:p text:style-name="P46"><text:span text:style-name="T38">ཀི་ཊི་ཀི་ཊི་བཛྲ་སྟེ། །ཧེ་རུ་ཀ་ནི་གསུམ་པར་འགྱུར། །</text:span></text:p>
      <text:p text:style-name="P46"><text:span text:style-name="T38">རྟག་ཏུ་དམ་ཚིག་ལ་གནས་པ། །གང་ཞིག་གནས་པས་ཡོངས་རྟོགས་འགྱུར། །</text:span></text:p>
      <text:p text:style-name="P27"><text:span text:style-name="T64">ཞེས་རྒྱུ་དུས་སུ། གནས་མགྲིན་པ། ས་བོན་ཨཱཿ གནས་སྐབས་རྨི་ལམ་གྱི་དུས། </text:span></text:p>
      <text:p text:style-name="P27"><text:span text:style-name="T64">ལམ་དུས་སུ། ལྷ་ཞི་བ་འོད་དཔག་མེད། དྲག་པོ་ཧེ་རུ་ཀ་ཕྱག་དྲུག་པ། འཇིག་རྟེན་གྱི་ལྷ་དགའ་བྱེད་དབང་ཕྱུག་གི་ཚུལ། སྔགས་ཀི་ཊི་ཀི་ཊི། དགའ་བ་མཆོག་དགའ། འབྲས་བུ་སྐྱེས་བུ་བྱེད་པ། </text:span></text:p>
      <text:p text:style-name="P27"><text:span text:style-name="T64">འབྲས་དུས་སུ། སྐུ་ལོངས་སྐུ། རྡོ་རྗེ་གསུང་རྡོ་རྗེར་བཤད་དོ། །</text:span></text:p>
      <text:p text:style-name="P27"><text:span text:style-name="T64">ཀྱེེའི་རྡོ་རྗེའི་དོན་ལ། </text:span></text:p>
      <text:p text:style-name="P46"><text:span text:style-name="T38">དམ་ཚིག་རི་དྭགས་འཛིན་པ་ནི། །དཔྲལ་བར་བདེ་ཆེན་ཞུ་བ་གནས། །</text:span></text:p>
      <text:p text:style-name="P46"><text:span text:style-name="T38">བདུད་རྩི་ལེགས་གནས་སེམས་དཔའ་འོ། །ༀ་ཞེས་བྱ་བ་རབ་ཏུ་གྲགས། །</text:span></text:p>
      <text:p text:style-name="P46"><text:span text:style-name="T38">དེ་ནི་དོན་དམ་བྱང་ཆུབ་སེམས། །དེ་ཉིད་རྣམ་པར་སྣང་མཛད་བརྗོད། །</text:span></text:p>
      <text:p text:style-name="P46"><text:span text:style-name="T38">སྐུ་ཡི་རྡོར་འཛིན་ཚངས་པ་རུ། །དེ་ཉིད་ཁོ་ནར་རབ་ཏུ་གྲགས། །</text:span></text:p>
      <text:p text:style-name="P46"><text:span text:style-name="T38">དགའ་བ་ཚངས་པའི་གཟུགས་ཀྱིས་ནི། །གཟུགས་ཀྱི་སྐུ་རུ་ཉེ་བར་བརྗོད། །</text:span></text:p>
      <text:p text:style-name="P46"><text:span text:style-name="T38">དེ་ཉིད་ཕྱག་ན་འཁོར་ལོར་གསུངས། །སྤྲུལ་པའི་སྐུ་ཡི་མཚན་ཉིད་ཅན། །</text:span></text:p>
      <text:p text:style-name="P46"><text:span text:style-name="T38">དོན་དམ་པ་ནི་དྲི་མ་མེད། །དེ་ནི་སད་པའི་གནས་སྐབས་ཟད། །</text:span></text:p>
      <text:p text:style-name="P46"><text:soft-page-break/><text:span text:style-name="T38">དེ་ཉིད་པི་ཙུ་བཛྲར་འགྱུར། །ཧེ་རུ་ཀ་ནི་ཞལ་བརྒྱད་པ། །</text:span></text:p>
      <text:p text:style-name="P46"><text:span text:style-name="T38">དཔའ་བོ་ཆེན་པོ་ཞབས་བཞི་པ། །ཕྱག་ནི་བཅུ་དྲུག་ལྡན་པར་བརྗོད། །</text:span></text:p>
      <text:p text:style-name="P46"><text:span text:style-name="T38">དེ་ལྟར་སྐུ་ཡི་རབ་དབྱེ་བས། །བཞི་པ་ཧེ་རུ་ཀར་བཤད་དོ། །</text:span></text:p>
      <text:p text:style-name="P27"><text:span text:style-name="T64">ཞེས་རྒྱུ་དུས་སུ། གནས་སྤྱི་བོ། ས་བོན་ཨོཾ། གནས་སྐབས་སད་དུས། </text:span></text:p>
      <text:p text:style-name="P27"><text:span text:style-name="T64">ལམ་དུས་སུ། ལྷ་ཞི་བ་རྣམ་སྣང་། དྲག་པོ་ཀྱེའི་རྡོ་རྗེ་ཕྱག་བཅུ་དྲུག་པ། འཇིག་རྟེན་གྱི་ལྷ་ཚངས་པའི་ཚུལ། སྔགས་དེ་ཝ་པི་ཙུ། དགའ་བ་དང་པོ། འབྲས་བུ་དྲི་མ་མེད་པ། </text:span></text:p>
      <text:p text:style-name="P27"><text:span text:style-name="T64">འབྲས་དུས་སུ། སྐུ་སྤྲུལ་སྐུ། རྡོ་རྗེ་སྐུ་རྡོ་རྗེར་བཤད་དོ། །</text:span></text:p>
      <text:p text:style-name="P27"><text:span text:style-name="T64">གཉིས་པ་</text:span><text:span text:style-name="T20">[</text:span><text:span text:style-name="T21">བསྡུས་རྒྱུད་འདི་ཉིད་ཀྱི་དགོངས་དོན་</text:span><text:span text:style-name="T20">]</text:span><text:span text:style-name="T64">ནི། ཐུགས་ཀྱི་སྙིང་པོ་ཞུས་པ་ལས། གོ་རིམ་བཞིན་དུ། རྡོ་རྗེ་སེམས་དཔའ་དང་། སེམས་དཔའ་ཆེན་པོ་དང་། དམ་ཚིག་སེམས་དཔའ་དང་། ཀྱེའི་རྡོ་རྗེ་ཉོན་གཅིག་པར་གསུངས་པས། </text:span><text:span text:style-name="T39">(</text:span><text:span text:style-name="T41">༣༦ན</text:span><text:span text:style-name="T39">)</text:span><text:span text:style-name="T64">དེ་བཞིན་གཤེགས་པ་ཐམས་ཅད་ཀྱི་སྐུ་རྡོ་རྗེ་སེམས་དཔའ་དང། གསུང་སེམས་དཔའ་ཆེན་པོ་དང་། ཐུགས་དམ་ཚིག་སེམས་དཔའ་དང་། དེ་དག་གི་སྙིང་པོ་ཀྱེའི་རྡོ་རྗེར་བསྟན་ཞིང་། དེ་བཞིན་དུ། རྡོ་རྗེ་སེམས་དཔའ་སྐུ་རྡོ་རྗེ་དང་། སེམས་དཔའ་ཆེན་པོ་གསུང་རྡོ་རྗེ་དང་། དམ་ཚིག་སེམས་དཔའ་ཐུགས་རྡོ་རྗེར་ཡང་བསྟན་ལ། དེའི་རིགས་པས་ཀྱེའི་རྡོ་རྗེ་ཡེ་ཤེས་རྡོ་རྗེར་ཡང་བསྟན་ཏོ། །</text:span></text:p>
      <text:p text:style-name="P27"><text:span text:style-name="T64">དེ་ཉིད་སྐུ་བཞིའི་གོ་རིམ་དང་སྦྱར་བ་ནི། ཆོས་དང་། ལོངས་སྤྱོད་རྫོགས་པ་དང་། སྤྲུལ་པ་ནི། སྐུ་དང་། གསུང་དང་། ཐུགས་སོ་ཞེས། སྐུ་རྡོ་རྗེ་ཆོས་སྐུ། གསུང་རྡོ་རྗེ་ལོངས་སྐུ། ཐུགས་རྡོ་རྗེ་སྤྲུལ་སྐུར་གསུངས་ཤིང་། དེའི་རིགས་པས་ཀྱེའི་རྡོ་རྗེ་ངོ་བོ་ཉིད་སྐུར་ཡང་བསྟན་ཏོ། །</text:span></text:p>
      <text:p text:style-name="P27"><text:span text:style-name="T64">དེ་དག་ལུས་ཀྱི་གནས་དང་སྦྱར་བ་ནི། </text:span></text:p>
      <text:p text:style-name="P45"><text:soft-page-break/><text:span text:style-name="T38">སྐུ་གསུམ་ལུས་ཀྱི་ནང་དུ་ནི། །འཁོར་ལོའི་གཟུགས་ཀྱིས་བརྗོད་པར་བྱ།</text:span></text:p>
      <text:p text:style-name="P45"><text:span text:style-name="T38">སྐུ་གསུམ་ཡོངས་སུ་ཤེས་པ་ནི། །བདེ་བ་ཆེན་པོའི་འཁོར་ལོར་བརྗོད། །</text:span></text:p>
      <text:p text:style-name="P45"><text:span text:style-name="T38">ཆོས་དང་ལོངས་སྤྱོད་སྤྲུལ་པ་དང་། །དེ་བཞིན་དུ་ཡང་བདེ་ཆེན་ཉིད། །</text:span></text:p>
      <text:p text:style-name="P27"><text:span text:style-name="T64">ཅེས་སོགས་ཆོས་སྐུའི་གནས་སྙིང་ག །ལོངས་སྐུ་མགྲིན་པ། སྤྲུལ་སྐུ་ལྟེ་བ། ངོ་བོ་ཉིད་སྐུ་སྤྱི་བོར་བཤད་དེ། དེའི་རིགས་པས་རྡོར་སེམས་སོགས་བཞིའི་གནས་ཀྱང་རྟོགས་དགོས་སོ། །</text:span></text:p>
      <text:p text:style-name="P27"><text:span text:style-name="T64">དེ་བཞིན་དུ། </text:span></text:p>
      <text:p text:style-name="P45"><text:span text:style-name="T38">ཨེ་ཝཾ་རྣམ་པ་རྒྱུ་མཐུན་ཉིད། །རྣམ་སྨིན་ཆོས་ཀྱི་འཁོར་ལོ་ལ། །</text:span></text:p>
      <text:p text:style-name="P45"><text:span text:style-name="T38">ལོངས་སྤྱོད་སྐྱེས་བུའི་བྱེད་པ་ཉིད། །བདེ་བའི་འཁོར་ལོར་དྲི་མེད་ཉིད། །</text:span></text:p>
      <text:p text:style-name="P27"><text:span text:style-name="T64">ཅེས་འཁོར་ལོ་བཞིར་འབྲས་བུ་བཞི་མྱོང་བ་ལ་སོགས་པ་གསུངས་སོ། །</text:span></text:p>
      <text:p text:style-name="P27"><text:span text:style-name="T81">དེས་ན་འདིར་སེམས་དཔའ་གསུམ་དང་ཀྱེའི་རྡོ་རྗེ་གཞི་ལམ་འབྲས་གསུམ་དང་སྦྱར་བར་འདོད་ན།</text:span><text:span text:style-name="T64"> </text:span></text:p>
      <text:p text:style-name="P57"><text:span text:style-name="T64">རྡོ་རྗེ་སེམས་དཔའ་ནི། རྒྱུ་དུས་སུ། ཐ་མལ་པའི་ལུས་སམ་སེམས་རང་བཞིན་ལྷན་སྐྱེས་ཀྱི་ངོ་བོ་སྟོང་པའི་ཆའམ་གཤིས་སྐྱེ་མེད་ཀྱི་ཆ། </text:span></text:p>
      <text:p text:style-name="P57"><text:span text:style-name="T64">ལམ་དུས་སུ། ཧེ་རུ་ཀ་ཕྱག་གཉིས་པའི་བསྐྱེད་རིམ་དང་། སྙིང་ག་ཆོས་ཀྱི་འཁོར་ལོ་ལ་བརྟེན་པའི་རྫོགས་རིམ། </text:span></text:p>
      <text:p text:style-name="P57"><text:span text:style-name="T64">འབྲས་དུས་སུ། སྐུ་རྡོ་རྗེ་དང་ཆོས་སྐུ། </text:span></text:p>
      <text:p text:style-name="P57"><text:span text:style-name="T64">སེམས་དཔའ་ཆེན་པོ་ནི། རྒྱུ་དུས་སུ། ཐ་མལ་པའི་ངག་གམ་རང་བཞིན་ལྷན་སྐྱེས་ཀྱི་རང་བཞིན་གསལ་བའི་ཆའམ་གསུང་</text:span><text:span text:style-name="T39">(</text:span><text:span text:style-name="T41">༣༦བ</text:span><text:span text:style-name="T39">)</text:span><text:span text:style-name="T64">འགགས་པ་མེད་པའི་ཆ། </text:span></text:p>
      <text:p text:style-name="P57"><text:span text:style-name="T64">ལམ་དུས་སུ། ཕྱག་བཞི་པའི་བསྐྱེད་རིམ་དང་། མགྲིན་པ་ལོངས་སྤྱོད་ཀྱི་འཁོར་ལོ་ལ་བརྟེན་པའི་རྫོགས་རིམ། </text:span></text:p>
      <text:p text:style-name="P27"><text:soft-page-break/><text:span text:style-name="T64">འབྲས་དུས་སུ། གསུང་རྡོ་རྗེ་དང་ལོངས་སྐུ། </text:span></text:p>
      <text:p text:style-name="P27"><text:span text:style-name="T64">དམ་ཚིགས་སེམས་དཔའ་ནི། རྒྱུ་དུས་སུ། ཐ་མལ་པའི་ཡིད་དམ་རང་བཞིན་ལྷན་སྐྱེས་ཀྱི་རྣམ་པ་འགགས་པ་མེད་པའི་ཆའམ་རྩལ་ཅི་ཡང་འཆར་བའི་ཆ། </text:span></text:p>
      <text:p text:style-name="P27"><text:span text:style-name="T81">ལམ་དུས་སུ། ཕྱག་དྲུག་པའི་བསྐྱེད་རིམ་དང་། ལྟེ་བ་སྤྲུལ་པའི་འཁོར་ལོ་ལ་བརྟེན་པའི་རྫོགས་རིམ།</text:span></text:p>
      <text:p text:style-name="P27"><text:span text:style-name="T64">འབྲས་དུས་སུ། ཐུགས་རྡོ་རྗེ་དང་སྤྲུལ་སྐུ། </text:span></text:p>
      <text:p text:style-name="P27"><text:span text:style-name="T64">ཀྱེའི་རྡོ་རྗེ་ནི། རྒྱུ་དུས་སུ། ཐ་མལ་པའི་སྒོ་གསུམ་མི་ཕྱེད་པའམ་རང་བཞིན་ལྷན་སྐྱེས་ཀྱི་ངོ་བོ་རང་བཞིན་རྣམ་པ་གསུམ་མི་ཕྱེད་པའམ། གཤིས་གདངས་རྩལ་གསུམ་མི་ཕྱེད་པ། </text:span></text:p>
      <text:p text:style-name="P27"><text:span text:style-name="T64">ལམ་དུས་སུ། ཕྱག་བཅུ་དྲུག་པའི་བསྐྱེད་རིམ་དང། སྤྱི་བོ་བདེ་ཆེན་འཁོར་ལོ་ལ་བརྟེན་པའི་རྫོགས་རིམ། </text:span></text:p>
      <text:p text:style-name="P27"><text:span text:style-name="T64">འབྲས་དུས་སུ། ཡེ་ཤེས་རྡོ་རྗེ་དང་ངོ་བོ་ཉིད་ཀྱི་སྐུར་སྦྱར་ཏེ་བཤད་ན། རྒྱུད་འདིའི་དགོངས་པ་དང་མི་འགལ་ལོ། །</text:span></text:p>
      <text:p text:style-name="P71"><text:span text:style-name="T64">གསུམ་པ་</text:span><text:span text:style-name="T20">[</text:span><text:span text:style-name="T21">དེ་དག་གི་དོན་ལ་དཔྱད་པ་</text:span><text:span text:style-name="T20">]</text:span><text:span text:style-name="T64">ནི། འགའ་ཞིག་གིས་རྒྱུད་རྒྱས་པའི་སེམས་དཔའ་བཞི་སྐུ་བཞི་དང་རྡོ་རྗེ་བཞི་ལ་སོགས་པ་དང་སྦྱར་བའི་བཤད་པ་ལ་བསྡུས་རྒྱུད་འདིའི་དགོངས་པར་ནན་དུ་འཆད་པ་ནི་མི་འཐད་དེ། དེ་ལྟར་ན་འདིར་སྐུ་རྡོ་རྗེ་སེམས་དཔའ་དང་། གསུང་སེམས་དཔའ་ཆེན་པོ་དང་། ཐུགས་དམ་ཚིག་སེམས་དཔར་འཆད་དགོས་པ་དང་མི་མཐུན་པ་དང་། རྡོ་རྗེ་གསུམ་གྱི་གནས་འཆོལ་ཏེ། སྙིང་ག་གསུང་རྡོ་རྗེ་དང་། མགྲིན་པ་ཐུགས་རྡོ་རྗེའི་གནས་སུ་འགྱུར་བ་ལ་སོགས་པ་བསྡུས་རྒྱུད་དང་མི་མཐུན་པ་མང་དུ་སྣང་བས་སོ། །</text:span></text:p>
      <text:p text:style-name="P27"><text:soft-page-break/><text:span text:style-name="T64">འགའ་ཞིག་གིས། གླེང་གཞི་དང་རྒྱུད་ཞུས་པའི་སྐུ་གསུང་ཐུགས་རིམ་པས་སེམས་པ་གསུམ་ལ་སྦྱར་ནས། འདིར་རྒྱུད་རྒྱས་པའི་རྗེས་སུ་འབྲངས་ཏེ་སེམས་དཔའ་གསུམ་རིམ་བཞིན་ཡེ་ཤེས་དང་ཐུགས་དང་གསུང་རྡོ་རྗེར་འཆད་པ་ཡང་རྣམ་གཞག་ནང་འགལ་ཞིང་། </text:span></text:p>
      <text:p text:style-name="P27"><text:span text:style-name="T64">འགའ་ཞིག་ཏུ། རྡོ་རྗེ་སེམས་དཔའ་ཧེ་རུ་ཀ་ཕྱག་དྲུག་པ་དང་། དམ་ཚིག་སེམས་དཔའ་ཕྱག་བཞི་པ་ལ་སོགས་པར་འཆད་པ་དང་། </text:span><text:span text:style-name="T39">(</text:span><text:span text:style-name="T41">༣༧ན</text:span><text:span text:style-name="T39">)</text:span><text:span text:style-name="T64">སྐུ་རྡོ་རྗེ་ཕྱག་དྲུག་པ། གསུང་རྡོ་རྗེ་ཕྱག་བཞི་པ་ལ་སོགས་པར་འཆད་པའང་རྣམ་གཞག་འཁྲུགས་པ་ཡིན་ནོ། །</text:span></text:p>
      <text:p text:style-name="P27"><text:span text:style-name="T64">ཁ་ཅིག །རྡོ་རྗེ་སེམས་དཔའ་སྤྲུལ་སྐུ་དང་། དམ་ཚིག་སེམས་དཔའ་ཆོས་སྐུར་སྦྱར་བའང་། འདིར་སྐུ་རྡོ་རྗེ་ཆོས་སྐུ་དང་། ཐུགས་རྡོ་རྗེ་སྤྲུལ་སྐུར་དམིགས་བསལ་དུ་གསུངས་པ་མ་རྟོགས་པར་རྣམ་གཞག་གཞན་ལ་འཁྲུལ་པ་འདྲའོ། །</text:span></text:p>
      <text:p text:style-name="P27"><text:span text:style-name="T64">དེས་ན་རྒྱུད་རྒྱས་བསྡུས་འདིའི་སྐབས་ཀྱི་དགོངས་དོན་སོ་སོ་བ་ཡིན་ཏེ། རྒྱུད་རྒྱས་པར། </text:span></text:p>
      <text:p text:style-name="P46"><text:span text:style-name="T38">ངོ་བོ་ཉིད་ལས་ཆོས་འགྱུར་ཞིང་། །ཆོས་ལས་ལོངས་སྤྱོད་རྫོགས་འགྱུར་རོ། །</text:span></text:p>
      <text:p text:style-name="P46"><text:span text:style-name="T38">དེ་ལས་སྤྲུལ་པའི་སྐུ་ཡིན་ནོ། །</text:span></text:p>
      <text:p text:style-name="P27"><text:span text:style-name="T64">ཞེས་བློ་གྲོས་རྒྱ་ཆེན་པོ་རྣམས་རྗེས་སུ་བཟུང་བའི་ཕྱིར་ཕྲ་བ་ཆོས་དབྱིངས་ཟབ་མོ་ནས་བརྩམས་ཏེ་སེམས་དཔའ་བཞི། ངོ་བོ་ཉིད་དང་ཆོས་ལོངས་སྤྲུལ་པ་བཞི་དང་། ཡེ་ཤེས་དང་ཐུགས་གསུང་སྐུའི་རྡོ་རྗེ་བཞིར་གོ་རིམ་སྦྱར་ཏེ་གསུངས་ཤིང་། དེ་བཞིན་དུ་འཁོར་ལོ་བཞི་དང་དགའ་བ་བཞིའི་སྦྱར་བཤད་ཀྱང་བཟློགས་ནས་གསུངས་ལ། </text:span></text:p>
      <text:p text:style-name="P27"><text:span text:style-name="T64">བསྡུས་རྒྱུད་འདིར་བློ་གྲོས་དམན་པ་རྣམས་རྟོགས་སླ་བའི་ཆེད་དུ། སེམས་དཔའ་གསུམ་སྐུ་གསུང་ཐུགས་ཀྱི་རིམ་པས་རྡོ་རྗེ་གསུམ་དང ཆོས་ལོངས་སྤྲུལ་གསུམ་དང་སྦྱར་ནས། དེ་དག་གི་སྙིང་</text:span><text:soft-page-break/><text:span text:style-name="T64">པོ་ཀྱེའི་རྡོ་རྗེ་ཞེས་རྩལ་དུ་བཏོན་ནས་གསུངས་ཤིང་། དེ་བཞིན་དུ་སྡོམ་པའི་དབྱེ་བའང་རྟོགས་སླ་བར་གསུངས་པས། སྐབས་འདིར་རྒྱུད་རྒྱས་བསྡུས་ནན་གྱིས་སྦྱར་ན་རྣམ་གཞག་འཁྲུགས་པར་འགྱུར་བ་ཡིན་ནོ། །</text:span></text:p>
      <text:p text:style-name="P71"><text:span text:style-name="T64">གཞུང་འདིའི་བསྟན་དོན་ལ། ཁ་ཅིག །ཞུས་ལན་འདིས་རྒྱུད་ཀྱི་བརྗོད་བྱ་མདོར་བསྟན་ནས་གཞུང་འོག་མ་རྣམས་ཀྱིས་རྒྱས་པར་བཤད་ཅེས་འདོད་པ་མི་འཐད་དེ། འདིའི་ཤུགས་ལ་རྒྱུད་ཀྱི་བརྗོད་བྱ་བསྟན་ཡང་། འདི་རྒྱུད་ཞུས་པའི་འཕྲོས་དོན་ཡིན་པ་དང་། འོག་ཏུ་ཉོན་ཞེས་གདམས་ནས་སླར་མདོར་བསྟན་གཞན་གསུངས་པའི་ཕྱིར་རོ། །</text:span></text:p>
      <text:p text:style-name="P71"><text:span text:style-name="T64">ཁ་ཅིག །སེམས་དཔའ་གསུམ་གྱིས་ཞུས་ལན་གྱིས་གཞིའི་སྐུ་གསུམ་སྤྱིར་བསྟན་ནས། ཀྱེའི་རྡོ་རྗེའི་ཞུས་ལན་གྱིས་ཐབས་རྒྱུད་ཁོ་ན་བསྟན་པར་འདོད་པའང་མི་འཐད་</text:span><text:span text:style-name="T39">(</text:span><text:span text:style-name="T41">༣༧བ</text:span><text:span text:style-name="T39">)</text:span><text:span text:style-name="T64">དེ། དེ་དག་གིས་ལམ་འབྲས་ཀྱི་སྐུ་གསུམ་དང་གཞི་འབྲས་ཀྱི་ཀྱེའི་རྡོ་རྗེ་ཡང་དངོས་སུ་བསྟན་པའི་ཕྱིར་རོ། །</text:span></text:p>
      <text:p text:style-name="P71"><text:span text:style-name="T64">ཁ་ཅིག །ཀྱེའི་རྡོ་རྗེའི་ཞུས་ལན་གྱིས་ཀྱེའི་རྡོར་གཉིས་མེད་ཀྱི་རྒྱུད་དུ་བསྟན་པར་འདོད་ཅིང་། བསྐྱེད་རྫོགས་ཀྱི་ཐབས་ཤེས་སྦྱོར་ཚུལ་ཐམས་ཅད་དེའི་ཤེས་བྱེད་དུ་འཆད་པའང་མི་འཐད་དེ། ངེས་དོན་དུ་བླ་མེད་ཀྱི་རྒྱུད་ཐམས་ཅད་གཉིས་མེད་ཀྱི་རྒྱུད་དུ་བཞེད་ཀྱང་། ཐ་སྙད་དུ་སྒྲུབ་བྱེད་དེ་དག་གིས་གཉིས་མེད་ཀྱི་རྒྱུད་དུ་བསྒྲུབས་ན། ཕ་རྒྱུད་མ་རྒྱུད་ཀྱི་རྣམ་གཞག་མེད་པར་འགྱུར་བ་དང་། ཀྱེའི་རྡོ་རྗེ་མ་རྒྱུད་ཡིན་པར་གསལ་བར་གསུངས་པ་མང་བ་དང་། མཁས་གྲུབ་ཐམས་ཅད་ལས་ཀྱང་རྣམ་གཞག་འཁྱར་བའི་ཕྱིར་རོ། །</text:span></text:p>
      <text:p text:style-name="P27"><text:soft-page-break/><text:span text:style-name="T64">འགའ་ཞིག །འདིར་སྟོན་པས་ཐོག་མར་འབྲས་བུ་ལ་སྤྲོ་བ་བསྐྱེད་པའི་ཕྱིར་འབྲས་རྒྱུད་བསྟན་ནས། དེ་སྒྲུབ་པའི་ཐབས་རྒྱུད་རིམ་པར་བསྟན་ཞེས་འཆད་པའང་མི་འཐད་དེ། འདི་རྒྱུད་ཀྱི་ཞུ་བ་ལས་འཕྲོས་པའི་གླེང་བསླང་ཡིན་པས་རྣམ་གཞག་དེ་སྟོན་པའི་དགོངས་དོན་མིན་པའི་ཕྱིར་རོ། །</text:span></text:p>
      <text:p text:style-name="P27"><text:span text:style-name="T64">དེས་ན་སེམས་དཔའ་གསུམ་གྱི་ཞུས་ལན་གྱིས་གཞི་ལམ་འབྲས་བུའི་ཀྱེའི་རྡོ་རྗེ་རྣམས་བསྟན་ཞིང་། འབྲས་བུ་ཀྱེའི་རྡོ་རྗེ་དང་། དེའི་ཟུར་གྱིས་རང་བཞིན་སྟོང་ཉིད་ཀྱི་གཞི་ཀྱེའི་རྡོ་རྗེ་དང་། ཐབས་ཤེས་དབྱེར་མེད་པའི་ལམ་ཀྱེའི་རྡོ་རྗེ་རྣམས་བསྟན་ཡང་། དགོངས་དོན་གྱི་གཙོ་བོ་ནི་སེམས་དཔའ་གསུམ་དང་ཀྱེའི་རྡོ་རྗེ་ངེས་ཚིག་ཞུས་པ་དེ་བསྟན་པ་ཡིན་ནོ། །</text:span></text:p>
      <text:p text:style-name="P57"><text:span text:style-name="T1">ཅ༢ </text:span><text:span text:style-name="T31">གཉིས་པ་</text:span><text:span text:style-name="T4">[</text:span><text:span text:style-name="T1">གཞུང་དོན་</text:span><text:span text:style-name="T4">]</text:span><text:span text:style-name="T31">ལ། </text:span><text:span text:style-name="T1">ཆ༡ </text:span><text:span text:style-name="T31">སེམས་དཔའ་གསུམ་གྱིས་ཞུས་ལན་དང་། </text:span><text:span text:style-name="T1">ཆ༢ </text:span><text:span text:style-name="T31">ཀྱེའི་རྡོ་རྗེའི་ཞུས་ལན་གཉིས་ཀྱི། </text:span></text:p>
      <text:p text:style-name="P57"><text:span text:style-name="T1">ཆ༡ </text:span><text:span text:style-name="T31">དང་པོ་ནི། </text:span></text:p>
      <text:p text:style-name="P65"><text:span text:style-name="T62">རྡོ་རྗེ་སྙིང་པོས་གསོལ་བ། </text:span></text:p>
      <text:p text:style-name="P59"><text:span text:style-name="T56">གང་ཕྱིར་རྡོ་རྗེ་སེམས་དཔའ་ལགས། །</text:span></text:p>
      <text:p text:style-name="P59"><text:span text:style-name="T56">ཇི་ལྟར་སེམས་དཔའ་ཆེན་པོ་ལགས། །</text:span></text:p>
      <text:p text:style-name="P59"><text:span text:style-name="T56">གང་གིས་དམ་ཚིག་སེམས་དཔའ་ལགས། །</text:span></text:p>
      <text:p text:style-name="P59"><text:span text:style-name="T56">བཅོམ་ལྡན་འདས་ཀྱིས་བདག་ལ་གསུངས། །</text:span></text:p>
      <text:p text:style-name="P57"><text:span text:style-name="T64">ཞེས་པ་སྟེ། སེམས་དཔའ་གསུམ་གྱི་ངེས་ཚིག་ཞུ་བའི་ཕྱིར་རྡོ་རྗེ་སྙིང་པོས་གསོལ་པ། རིགས་པ་གང་གི་ཕྱིར་སྐུ་ལ་རྡོ་རྗེ་སེམས་དཔའ་ཞེས་བགྱི་བ་ལགས། ཚུལ་ཇི་ལྟར་ན་གསུང་ལ་སེམས་དཔའ་ཆེན་པོ་ཞེས་བགྱི་བ་ལགས། རྒྱུ་མཚན་གང་གིས་ཐུགས་ལ་དམ་ཚིག་སེམས་དཔའ་ཞེས་བགྱི་བ་ལགས། དེ་དག་གི་ངེས་ཚིག་བཅོམ་ལྡན་འདས་ཀྱིས་བདག་ལ་གསུངས་ཤིག་ཅེས་ཞུས་པའི་ལན་དུ། </text:span></text:p>
      <text:p text:style-name="P31"><text:soft-page-break/><text:span text:style-name="T58">བཅོམ་ལྡན་འདས་ཀྱིས་བཀའ་སྩལ་པ། </text:span><text:span text:style-name="T40">(</text:span><text:span text:style-name="T41">༣༨ན</text:span><text:span text:style-name="T40">)</text:span></text:p>
      <text:p text:style-name="P44"><text:span text:style-name="T62">རྡོ་རྗེ་མི་ཕྱེད་ཅེས་བྱར་བརྗོད། །སེམས་དཔའ་སྲིད་པ་གསུམ་གཅིག་པ། །</text:span></text:p>
      <text:p text:style-name="P44"><text:span text:style-name="T62">འདིས་ནི་ཤེས་རབ་རིགས་པ་ཡིས། །རྡོ་རྗེ་སེམས་དཔའ་ཞེས་བྱར་བརྗོད། །</text:span></text:p>
      <text:p text:style-name="P44"><text:span text:style-name="T62">ཡེ་ཤེས་ཆེན་པོའི་རོས་གང་བས། །སེམས་དཔའ་ཆེན་པོར་བརྗོད་པར་བྱ། །</text:span></text:p>
      <text:p text:style-name="P44"><text:span text:style-name="T62">རྟག་ཏུ་དམ་ཚིག་ལ་སྤྱོད་ཕྱིར། །དམ་ཚིག་སེམས་དཔར་བརྗོད་པར་བྱ། །</text:span></text:p>
      <text:p text:style-name="P27"><text:span text:style-name="T64">བཅོམ་ལྡན་འདས་ཀྱིས་བཀའ་སྩལ་པ། རྡོ་རྗེ་ནི། གཞན་གྱིས་མི་ཕྱེད་པའི་དོན་ཏེ། ཆོས་ཀྱི་དབྱིངས་སྟོང་པ་ཉིད་ལ་སྤྲོས་པའམ་རྟོག་པས་མི་ཕྱེད་པས་རྡོ་རྗེ་ཞེས་བྱ་བར་བརྗོད་དེ། </text:span></text:p>
      <text:p text:style-name="P27"><text:span text:style-name="T44">[</text:span><text:span text:style-name="T46">རྡོ་རྗེ་རྩེ་མོ་ལས།</text:span><text:span text:style-name="T44">]</text:span></text:p>
      <text:p text:style-name="P46"><text:span text:style-name="T38">བསྲེག་པར་བྱར་མེད་འཇིག་མེད་པས། །སྟོང་ཉིད་རྡོ་རྗེ་བརྗོད་པར་བྱ། །</text:span></text:p>
      <text:p text:style-name="P27"><text:span text:style-name="T64">ཞེས་པ་ལྟར་རོ། །</text:span></text:p>
      <text:p text:style-name="P27"><text:span text:style-name="T64">སེམས་དཔའི་སྒྲ་སཏྭ་ཞེས་པའི་ས་མ་ཏྭ་མཉམ་པ་ཉིད་ལའང་འཇུག་པས་སྲིད་པ་གསུམ་རྣམ་པར་མི་རྟོག་པའི་ཡེ་ཤེས་སུ་མཉམ་པའམ། དེར་རོ་གཅིག་པས་ན་སེམས་དཔའ་ཞེས་བྱའོ། །</text:span></text:p>
      <text:p text:style-name="P57"><text:span text:style-name="T64">རྒྱུ་མཚན་འདིས་ནི་ཤེས་རབ་ཀྱི་རིགས་པ་ཡིས་སྐུ་རྡོ་རྗེ་ཆོས་སྐུ་ལ་རྡོ་རྗེ་སེམས་དཔའ་ཞེས་བྱ་བར་བརྗོད་དོ། །</text:span></text:p>
      <text:p text:style-name="P57"><text:span text:style-name="T64">ཡེ་ཤེས་ནི་ལྷན་སྐྱེས་ཀྱི་ཡེ་ཤེས། ཆེན་པོ་ནི་དེའི་བདེ་བ་སྟེ་ཟག་པ་མེད་པ། དེ་ཉིད་ཉམས་སུ་མྱོང་བྱ་ཡིན་པས་དེའི་རོ་ཞེས་བྱ་ལ། </text:span></text:p>
      <text:p text:style-name="P57"><text:span text:style-name="T64">དེས་རྒྱུད་ཡོངས་སུ་གང་བས་ན་གསུང་རྡོ་རྗེ་ལོངས་སྐུ་ལ་སེམས་དཔའ་ཆེན་པོར་བརྗོད་པར་བྱ་སྟེ། དེ་ཡང་ཐམས་ཅད་བདེ་བ་ཆེན་པོའི་རང་བཞིན་དུ་མཉམ་པས་སེམས་དཔའ་དང་། དེས་རྒྱུད་ཐམས་ཅད་གང་བས་ན་ཆེན་པོའོ། །</text:span></text:p>
      <text:p text:style-name="P27"><text:soft-page-break/><text:span text:style-name="T64">དམ་ཚིག་གི་སྒྲ་ས་མ་ཡ་ཞེས་པ་མི་འདའ་བའི་དོན་ཏེ། དུས་རྟག་ཏུ་བྱང་ཆུབ་ཀྱི་སེམས་ལས་མི་འདའ་བར་འགྲོ་དོན་ལ་སྤྱོད་པའམ། རྟག་ཏུ་བྱང་སེམས་ཀྱི་དམ་ཚིག་འགྲོ་དོན་ལ་སྤྱོད་པའི་ཕྱིར་ཐུགས་རྡོ་རྗེ་སྤྲུལ་སྐུ་ལ་དམ་ཚིག་སེམས་དཔར་བརྗོད་པར་བྱ་སྟེ། དེ་ཡང་འགྲོ་དོན་ལ་</text:span><text:span text:style-name="T39">(</text:span><text:span text:style-name="T41">༣༨བ</text:span><text:span text:style-name="T39">)</text:span><text:span text:style-name="T64">མི་འདའ་བས་དམ་ཚིག །ཐུགས་རྗེ་མཉམ་པ་ཉིད་དུ་འཇུག་པས་ན་སེམས་དཔའོ་ཞེས་པ་ཡིག་དོན་ནོ། །</text:span></text:p>
      <text:p text:style-name="P27"><text:span text:style-name="T64">ཡང་ན། རྡོ་རྗེ་ནི། སྐྱེ་འཇིག་གིས་མི་ཕྱེད་པའི་དབྱིངས། </text:span></text:p>
      <text:p text:style-name="P27"><text:span text:style-name="T64">སེམས་དཔའ་ནི། སྲིད་པ་གསུམ་བདེན་མེད་དུ་རོ་གཅིག་པ། </text:span></text:p>
      <text:p text:style-name="P27"><text:span text:style-name="T64">ཡེ་ཤེས་ཆེན་པོ་ནི། ལྷན་སྐྱེས་ཀྱི་སེམས། </text:span></text:p>
      <text:p text:style-name="P27"><text:span text:style-name="T64">རོས་གང་བ་ནི། དེ་ཉིད་ཀྱི་དོན་ཉམས་སུ་མྱོང་བ། </text:span></text:p>
      <text:p text:style-name="P27"><text:span text:style-name="T64">དམ་ཚིག་ནི། སྣ་ཚོགས་ལ་འཇུག་པས་རྟག་ཏུ་ཐབས་སྣ་ཚོགས་སྒྲུབ་ཅིང་སྤྱོད་པའམ། </text:span></text:p>
      <text:p text:style-name="P27"><text:span text:style-name="T64">ཡང་ན། རྡོ་རྗེ་ནི། ཐ་མལ་གྱི་རྟོག་པས་མི་ཕྱེད་པའི་ལྷའི་རྣལ་འབྱོར། </text:span></text:p>
      <text:p text:style-name="P27"><text:span text:style-name="T64">སེམས་དཔའ་ནི། སྲིད་གསུམ་ཐམས་ཅད་དེའི་རྣམ་རོལ་དུ་ཕྱོགས་གཅིག་ཏུ་ཤར་བ། </text:span></text:p>
      <text:p text:style-name="P27"><text:span text:style-name="T64">ཡེ་ཤེས་ཆེན་པོ་ནི། རང་བཞིན་གྱི་སྟོང་ཉིད། </text:span></text:p>
      <text:p text:style-name="P27"><text:span text:style-name="T64">རོས་གང་བ་ནི། ཐམས་ཅད་དེའི་རང་བཞིན་དུ་ཤེས་པ། </text:span></text:p>
      <text:p text:style-name="P27"><text:span text:style-name="T64">རྟག་ཏུ་བསྲུང་བྱའི་དམ་ཚིག་ལ་སོགས་པ་སེམས་ཤིང་སྤྱོད་པ་སྟེ། སྤྱི་དོན་ནོ། །</text:span></text:p>
      <text:p text:style-name="P27"><text:span text:style-name="T64">ཡང་ན། རྡོ་རྗེ་ནི། ཕུང་ཁམས་བསྲེག་པའི་གཏུམ་མོའམ་ཉམས་པ་མེད་པའི་བྱང་སེམས། </text:span></text:p>
      <text:p text:style-name="P27"><text:span text:style-name="T64">སེམས་དཔའ་ནི། རླུང་གསུམ་དབུ་མར་རོ་གཅིག་པའམ་འབྱུང་བའི་དྭངས་མ་རྣམས་ཐིག་ལེར་རོ་གཅིག་པ། </text:span></text:p>
      <text:p text:style-name="P27"><text:span text:style-name="T64">ཡེ་ཤེས་ཆེན་པོ་ནི། རྣམ་པར་མི་རྟོག་པའི་ཡེ་ཤེས་སམ་བདེ་སྟོང་གཉིས་སུ་མེད་པའི་ལྷན་སྐྱེས། </text:span></text:p>
      <text:p text:style-name="P27"><text:soft-page-break/><text:span text:style-name="T72">རོས་གང་བ་ནི། ཡེ་ཤེས་དེའི་ངང་དུ་གནས་པའམ་བདེ་སྟོང་དེས་ལུས་སེམས་ཐམས་ཅད་ལ་ཁྱབ་པ།</text:span><text:span text:style-name="T64"> </text:span></text:p>
      <text:p text:style-name="P27"><text:span text:style-name="T64">རྟག་ཏུ་འབར་འཛག་གམ་མཉམ་སྦྱོར་གྱི་དམ་ཚིག་ལ་སྤྱོད་པ་སྟེ། སྦས་དོན་ནོ། །</text:span></text:p>
      <text:p text:style-name="P27"><text:span text:style-name="T64">ཡང་ན། རྡོ་རྗེ་ནི། སྒྲིབ་མེད་ཀྱི་དེ་ཁོ་ན་ཉིད། </text:span></text:p>
      <text:p text:style-name="P27"><text:span text:style-name="T64">སེམས་དཔའ་ནི། སྲིད་པ་གསུམ་ཆོས་དབྱིངས་སུ་རོ་གཅིག་པ། </text:span></text:p>
      <text:p text:style-name="P27"><text:span text:style-name="T64">ཡེ་ཤེས་ཆེན་པོ་ནི། ཡེ་ཤེས་ལྔ་རྫོགས་པ། </text:span></text:p>
      <text:p text:style-name="P27"><text:span text:style-name="T64">རོས་གང་བ་ནི། ཐམས་ཅད་དེའི་རང་བཞིན་དུ་གྱུར་པ། </text:span></text:p>
      <text:p text:style-name="P27"><text:span text:style-name="T64">རྟག་ཏུ་དམ་ཚིག་སྟེ། གཞན་དོན་ལས་མི་འདའ་བར་སྤྲུལ་པས་འཇིག་རྟེན་ཀུན་ཏུ་སྤྱོད་པ་སྟེ། མཐར་ཐུག་གི་དོན་ནོ། །</text:span></text:p>
      <text:p text:style-name="P27"><text:span text:style-name="T64">ཆ༢ གཉིས་པ་</text:span><text:span text:style-name="T20">[</text:span><text:span text:style-name="T21">ཀྱེའི་རྡོ་རྗེའི་ཞུས་ལན་</text:span><text:span text:style-name="T20">]</text:span><text:span text:style-name="T64">ནི། </text:span></text:p>
      <text:p text:style-name="P31"><text:span text:style-name="T58">རྡོ་རྗེ་སྙིང་པོས་གསོལ་བ། </text:span></text:p>
      <text:p text:style-name="P50"><text:span text:style-name="T56">མིང་བསྡུས་པ་ནི་ཇི་ལྟ་བུ། །གང་གིས་ཀྱེ་ཡི་རྡོ་རྗེ་ལགས། །</text:span></text:p>
      <text:p text:style-name="P50"><text:span text:style-name="T56">ཧེ་ཡི་རྣམ་པས་ཅི་ཞིག་བཤད། །བཛྲ་ཡིས་ཀྱང་དེ་བཞིན་ཅི། །</text:span></text:p>
      <text:p text:style-name="P27"><text:span text:style-name="T64">ཞེས་པ་སྟེ། རྡོ་རྗེ་སྙིང་པོས་ཀྱེའི་རྡོ་རྗེའི་ངེས་ཚིག་ཞུ་བའི་དོན་དུ་གསོལ་པ། ཧེ་བཛྲ་ཞེས་མིང་བསྡུས་པ་ནི་དོན་ཇི་ལྟ་བུ་བསྟན། རྒྱུ་མཚན་གང་གིས་སེམས་དཔའ་གསུམ་གྱི་སྙིང་པོ་ལ་ཀྱེ་ཡི་རྡོ་རྗེ་ཞེས་བགྱི་བ་ལགས། མིང་སོ་སོར་ཕྲལ་ན་ཧེ་ཡི་རྣམ་པས་དོན་ཅི་ཞིག་བཤད། བཛྲ་ཞེས་པ་ཡིས་ཀྱང་དེ་བཞིན་དུ་དོན་ཅི་ཞིག་བསྟན། ཞེས་ཞུས་པའི་ལན་དུ། </text:span></text:p>
      <text:p text:style-name="P31"><text:span text:style-name="T58">བཅོམ་ལྡན་འདས་ཀྱིས་བཀའ་སྩལ་པ། </text:span><text:span text:style-name="T40">(</text:span><text:span text:style-name="T41">༣༩ན</text:span><text:span text:style-name="T40">)</text:span></text:p>
      <text:p text:style-name="P44"><text:span text:style-name="T62">ཧེ་ནི་སྙིང་རྗེ་ཆེན་པོ་ཉིད། །བཛྲའང་ཤེས་རབ་བརྗོད་པར་བྱ། །</text:span></text:p>
      <text:p text:style-name="P44"><text:soft-page-break/><text:span text:style-name="T62">ཐབས་དང་ཤེས་རབ་བདག་ཉིད་རྒྱུད། །དེ་ནི་ང་ཡིས་བཤད་ཀྱིས་ཉོན། །</text:span></text:p>
      <text:p text:style-name="P27"><text:span text:style-name="T64">བཅོམ་ལྡན་འདས་ཀྱིས་ངེས་ཚིག་བཀའ་སྩལ་པ། ཧེ་ཞེས་པ་ལ་ཧེ་ཏུའི་སྒྲ་རྒྱུ་ལ་འཇུག་པས་བྱང་ཆུབ་ཀྱི་རྒྱུ་སྙིང་རྗེ་ཡིན་ལ། དེ་ལའང་། སེམས་ཅན་ལ་དམིགས་པ་དང་། ཆོས་ལ་དམིགས་པ་དང་། དམིགས་པ་མེད་པའི་སྙིང་རྗེ་གསུམ་ལས། ཕྱི་མ་སྟེ། དེས་ན་ཧེས་ནི་ཐབས་སྙིང་རྗེ་ཆེན་པོ་ཉིད་དང་། བཛྲ་ཞེས་པ་རྡོ་རྗེ་དང་དེའི་དོན་གཞན་འཇོམས་པའམ་འབྱེད་པ་ལའང་འཇུག་པས། སྤྲོས་པ་ཐམས་ཅད་འཇོམ་པའམ་ཆོས་ཐམས་ཅད་འབྱེད་པའི་ཤེས་རབ་ལ་བརྗོད་པར་བྱ་ཞིང་། དེའང་ཡུལ་རྣམ་ཀུན་མཆོག་ལྡན་གྱི་སྟོང་ཉིད་ལ་བྱ་སྟེ། </text:span></text:p>
      <text:p text:style-name="P27"><text:span text:style-name="T64">དོན་འདི་ཉིད་འབུམ་ལྔ་ལས། </text:span></text:p>
      <text:p text:style-name="P46"><text:span text:style-name="T38">སེམས་ཅན་ཆོས་དང་དམིགས་པ་མེད། །སྙིང་རྗེ་འདི་ནི་རྣམ་གསུམ་བཤད། །</text:span></text:p>
      <text:p text:style-name="P46"><text:span text:style-name="T38">ཆེན་པོའི་སྒྲ་ཡིས་དམིགས་པ་མེད། །དགྱེས་པའི་ཡེ་ཤེས་མངོན་པར་བརྗོད། །</text:span></text:p>
      <text:p text:style-name="P46"><text:span text:style-name="T38">སྐུ་གསུང་ཐུགས་ཀྱི་སྦྱོར་བ་ཡིས། །དང་པོར་དེ་ཉིད་ཝཾ་ཡིག་གོ། །</text:span></text:p>
      <text:p text:style-name="P46"><text:span text:style-name="T38">རྡོ་རྗེ་སྒྲ་ཡིས་ཨེ་ཡིག་ནི། །རྣམ་པ་ཀུན་ལྡན་སྟོང་ཉིད་དོ། །</text:span></text:p>
      <text:p text:style-name="P46"><text:span text:style-name="T38">འདི་དག་གང་ཞིག་སྙོམས་ཞུགས་ནི། །རྣལ་འབྱོར་སྒྲ་ཡིས་བརྗོད་པར་བྱ། །</text:span></text:p>
      <text:p text:style-name="P46"><text:span text:style-name="T38">ཐབས་དང་ཤེས་རབ་བདག་ཉིད་རྒྱུད། །རྣལ་འབྱོར་རྒྱུད་ནི་རབ་ཏུ་བརྗོད། །</text:span></text:p>
      <text:p text:style-name="P27"><text:span text:style-name="T64">ཅེས་པ་ལྟར་རོ། །</text:span></text:p>
      <text:p text:style-name="P27"><text:span text:style-name="T64">དེ་ལྟར་ན་ཐབས་སྙིང་རྗེ་ཆེན་པོ་དང་ཤེས་རབ་སྟོང་པ་ཉིད་ཟུང་དུ་འཇུག་པའི་བདག་ཉིད་ལ་ཀྱེའི་རྡོ་རྗེ་ཞེས་བྱ་ཞིང་། དེ་ལྟ་བུའི་རྒྱུད་དེ་ནི་ང་ཡིས་བཤད་ཀྱི། ལེགས་པར་ཉོན་ཞེས་པ་ཡིག་དོན་ནོ། །</text:span></text:p>
      <text:p text:style-name="P27"><text:soft-page-break/><text:span text:style-name="T64">ཡང་ན་ཧེས་བསྟན་པ་སྙིང་རྗེས་ཁྱད་པར་དུ་བྱས་པའི་ལྷའི་</text:span><text:span text:style-name="T39">(</text:span><text:span text:style-name="T41">༣༩བ</text:span><text:span text:style-name="T39">)</text:span><text:span text:style-name="T64">དངོས་པོ་གསལ་ལ་རྫོགས་པ་དང་། བཛྲས་བསྟན་པའི་ཤེས་རབ་དངོས་པོ་ཐམས་ཅད་རང་བཞིན་མེད་པ་སྟོང་པ་ཉིད་དུ་ཤེས་པ་སྟེ། </text:span></text:p>
      <text:p text:style-name="P27"><text:span text:style-name="T64">གསང་འདུས་སུ། </text:span></text:p>
      <text:p text:style-name="P46"><text:span text:style-name="T38">གང་ཞིག་དངོས་མེད་ཤེས་རབ་སྟེ། །ཐབས་ནི་དངོས་པོའི་མཚན་ཉིད་དོ། །</text:span></text:p>
      <text:p text:style-name="P27"><text:span text:style-name="T64">ཞེས་ལྟར་རོ། །</text:span></text:p>
      <text:p text:style-name="P27"><text:span text:style-name="T64">དེ་དག་ཟུང་དུ་འཇུག་པ་ཀྱེའི་རྡོ་རྗེའི་དོན་ཏེ། སྤྱི་དོན་ནོ། །</text:span></text:p>
      <text:p text:style-name="P27"><text:span text:style-name="T64">ཡང་ན། ཧེས་བསྟན་པའི་སྙིང་རྗེའི་སྒྲ་ཀ་རུ་ཎའི་ཀཾ་བདེ་བ་རུ་འཛིན་པ་སྟེ། འབར་འཛག་གམ་ཁ་སྦྱོར་ལས་བྱུང་བའི་ཐབས་ལྷན་སྐྱེས་ཀྱི་བདེ་བ་འཛིན་པའོ། །བཛྲས་བསྟན་པའི་ཤེས་རབ་ནི་དེའི་ཡུལ་སྟོང་པ་ཉིད་དེ། དེ་དག་ཟུང་དུ་འཇུག་པ་ཀྱེའི་རྡོ་རྗེའི་དོན་ཏེ། སྦས་དོན་ནོ། །</text:span></text:p>
      <text:p text:style-name="P27"><text:span text:style-name="T64">ཡང་ན། ཧེའི་སྒྲ་ཧེ་ལ་ནི་རོལ་བ་སྟེ་སྙིང་རྗེ་ཆེན་པོས་སེམས་ཅན་གྱི་དོན་ལ་རོལ་བའམ། སྙིང་རྗེའི་སྒྲ་ཀ་རུ་ཎ་ཀཾ་བདེ་བ་རུ་རྡུལ་ཎ་མེད་པ་ལ་འཇུག་པས་ཐབས་མི་འགྱུར་བའི་བདེ་བ་ཆེན་པོ། བཛྲ་ཤེས་རབ་ཀྱིས་བརྗོད་པ་ནི་སྤྲོས་པ་མེད་པའི་རང་བཞིན་གྱི་དབྱིངས་ཏེ། </text:span></text:p>
      <text:p text:style-name="P27"><text:span text:style-name="T64">སཾ་ཊིར།</text:span></text:p>
      <text:p text:style-name="P46"><text:span text:style-name="T38">སྤྲོས་པ་མེད་པའི་རང་བཞིན་ཉིད། །ཤེས་རབ་ཀྱིས་ནི་ཡོངས་སུ་གྲགས། །</text:span></text:p>
      <text:p text:style-name="P46"><text:span text:style-name="T38">ཡིད་བཞིན་ནོར་ལྟར་མ་ལུས་པའི། །སེམས་ཅན་དོན་བྱེད་སྙིང་རྗེ་ཉིད། །</text:span></text:p>
      <text:p text:style-name="P27"><text:span text:style-name="T64">ཅེས་པ་ལྟར་རོ། །</text:span></text:p>
      <text:p text:style-name="P27"><text:span text:style-name="T64">དེ་དག་ཟུང་དུ་འཇུག་པ་ཀྱེའི་རྡོ་རྗེའི་དོན་ཏེ། མཐར་ཐུག་གི་དོན་ནོ། །</text:span></text:p>
      <text:p text:style-name="P12"><text:span text:style-name="T7">བརྟག་པ་སྔ་མ། དང་པོ་རྡོ་རྗེ་རིགས་ཀྱི་ལེའུ།</text:span></text:p>
      <text:p text:style-name="P6"/>
      <text:p text:style-name="P27"><text:span text:style-name="T15">ག༢ </text:span><text:span text:style-name="T36">གཉིས་པ་རྒྱུད་གཞུང་དངོས་གཞི་བཤད་པ་ལ། </text:span><text:span text:style-name="T15">ང༡ </text:span><text:span text:style-name="T36">བརྟག་པ་སྔ་མ་མདོར་བསྟན་རྒྱས་བཤད་ཀྱི་ཚུལ་དུ་བཤད་པ་དང་། </text:span><text:span text:style-name="T15">ང༢ </text:span><text:span text:style-name="T36">བརྟག་པ་ཕྱི་མ་མ་ཚང་བ་ཁ་སྐོང་བའི་ཚུལ་དུ་བཤད་པ་གཉིས་ལས།</text:span><text:span text:style-name="T31"> </text:span></text:p>
      <text:p text:style-name="P27"><text:span text:style-name="T1">ང༡ </text:span><text:span text:style-name="T31">དང་པོ་ལ། </text:span><text:span text:style-name="T1">ཅ༡ </text:span><text:span text:style-name="T31">ལེའུ་དང་པོས་རྒྱུད་ཀྱི་བརྗོད་བྱ་མདོར་བསྟན་པ་དང་། </text:span><text:span text:style-name="T1">ཅ༢ </text:span><text:span text:style-name="T31">ལེའུ་གཉིས་པ་མན་གྱིས་རྒྱས་པར་བཤད་པ་གཉིས་ཀྱི། </text:span></text:p>
      <text:p text:style-name="P27"><text:span text:style-name="T1">ཅ༡ </text:span><text:span text:style-name="T31">དང་པོ་ལ། </text:span><text:span text:style-name="T1">ཆ༡ </text:span><text:span text:style-name="T31">ལེའུའི་གཞུང་བཤད་པ་དང་། </text:span><text:span text:style-name="T1">ཆ༢ </text:span><text:span text:style-name="T31">ལེའུའི་མཚན་བསྟན་པ་གཉིས་ལས། </text:span></text:p>
      <text:p text:style-name="P27"><text:span text:style-name="T1">ཆ༡ </text:span><text:span text:style-name="T31">དང་པོ་ལ། </text:span><text:span text:style-name="T1">ཇ༡ </text:span><text:span text:style-name="T31">རྒྱུད་སྤྱིའི་མདོར་བསྟན། </text:span><text:span text:style-name="T1">ཇ༢ </text:span><text:span text:style-name="T31">བྱེ་བྲག་རིམ་གཉིས་ཀྱི་མདོར་བསྟན། </text:span><text:span text:style-name="T1">ཇ༣ </text:span><text:span text:style-name="T31">དེའི་འཕྲོས་དོན་གསུམ་གྱི། </text:span></text:p>
      <text:p text:style-name="P27"><text:span text:style-name="T1">ཇ༡ </text:span><text:span text:style-name="T31">དང་པོ་ལ། </text:span><text:span text:style-name="T1">ཉ༡ </text:span><text:span text:style-name="T31">སྤྱི་དོན་དང་། </text:span><text:span text:style-name="T1">ཉ༢ </text:span><text:span text:style-name="T31">གཞུང་དོན་གཉིས་ལས། </text:span></text:p>
      <text:p text:style-name="P27"><text:span text:style-name="T64">ཉ༡ དང་པོ་ནི། ལྟ་སྟངས་དགུག་དང་། ཞེས་སོགས་ཀྱི་གཞུང་ཚིག་འདི་ཉིད་ཀྱི་དོན་ཕྱེ་ན་རབ་གནས་དང་སྦྱིན་སྲེག་ལ་སོགས་པ་བརྗོད་བྱ་མང་པོར་འགྱུར་</text:span><text:span text:style-name="T39">(</text:span><text:span text:style-name="T41">༤༠ན</text:span><text:span text:style-name="T39">)</text:span><text:span text:style-name="T64">བས་མངས་ཆེས་ལ། བསྡུ་ན་ཐབས་ཤེས་གཉིས་སམ། སྤྲོས་བཅས་སྤྲོས་མེད་གཉིས་སུ་ཡང་འདུ་བས་རྒྱུད་མདོར་བསྟན་གྱི་སྡོམས་སུ་མི་རིགས་སམ་སྙམ་ན། སྐྱོན་མེད་དེ། ཧ་ཅང་བསྡུས་ན་རྒྱུད་ཀྱི་མངོན་རྟོགས་ཀྱི་རིམ་པ་མི་རྟོགས་ཤིང་། ཧ་ཅང་རྒྱས་ནའང་སྡོམས་སུ་མི་འགྱུར་ལ། གཞུང་ཚིག་འདིས་བརྗོད་བྱ་རགས་པ་གཙོ་ཆེ་བ་རྣམས་ཀྱི་སྤྱི་རྣམ་སྟོན་པས་ན་རྒྱུད་ཀྱི་མདོར་བསྟན་དུ་འཐད་ཅིང་། འགྲེལ་པ་མཐའ་དག་ཏུ་ཡང་གཞུང་འདི་མདོར་བསྟན་དུ་བཤད་པའི་ཕྱིར་རོ། །</text:span></text:p>
      <text:p text:style-name="P27"><text:soft-page-break/><text:span text:style-name="T64">འོ་ན་ལམ་གྱི་གོ་རིམ་མམ་ལེའུའི་གོ་རིམ་ལྟར་མི་སྨོས་པར། ལྟ་སྟངས་སོགས་ནས་སྨོས་པའི་རྒྱུ་མཚན་ཇི་ལྟ་བུ་སྙམ་ན། ལམ་གྱི་གོ་རིམ་བཞིན་མི་སྨོས་པ་ནི། སྐལ་མིན་རྒྱུད་ལ་རང་གར་འཇུག་པ་སྤང་བའི་ཆེད་དུ་ཡིན་ལ། ལེའུའི་གོ་རིམ་དང་མ་འགྲིག་པ་ནི་འབུམ་ལྔའི་གཞུང་ལས་ཚིགས་བཅད་ཀྱི་སྡེ་ཚན་བསྡུས་པའི་དོན་ཡིན་ནོ། །</text:span></text:p>
      <text:p text:style-name="P71"><text:span text:style-name="T64">འོན་ཀྱང་གཞུང་ཚིག་འདིའི་འབྲེལ་ལ་བླ་མ་དག །ཐུན་མོང་གི་ལས་ཕལ་ཆེར་ཡང་སྔོན་དུ་དགུག་པ་གཙོ་བོར་འབྱུང་བ་དང་། དེ་ཡང་ལྟ་སྟངས་སྔོན་དུ་འགྲོ་བ་ཅན་ཡིན་པ་དང་། རྣལ་འབྱོར་འདུས་པའི་བརྡ་ཆེན་ཡང་ཕན་ཚུན་དགུག་པ་སྔོན་དུ་འགྲོ་བ་ཅན་ཡིན་པ་དང་། སྒྲུབ་པའི་ལས་ལ་གཙོ་བོར་ཞི་རྒྱས་སོགས་མི་སྨོས་པར་རེངས་པ་སོགས་སྨོས་པ་ཡང་ཀྱེའི་རྡོ་རྗེ་ཞེ་སྡང་གི་རིགས་ཡིན་པས་དྲག་པོའི་ལས་གཙོ་ཆེ་བའི་དོན་དང་། དེ་ཡང་བསྐྱེད་རྒྱུ་དང་གནས་རྒྱུའི་ཆོ་གའི་སྒོ་ནས་སྒྲུབ་པ་དང་། དེ་ལ་བྱེད་རྒྱུ་གནད་དུ་ཆེ་བ་དང་། དེ་དག་ལས་རང་བཞིན་གྱི་དོན་བྱེད་འབྱུང་བ་དང་། དེ་ཡང་ཡེ་ཤེས་དང་རྣམ་ཤེས་ཀྱིས་བརྒྱན་དགོས་པ་དང་། དེ་གཉིས་ཀྱང་མཉམ་བཞག་དང་རྗེས་ཐོབ་ཀྱི་རིམ་པ་ལྟར་དང་། དེ་ལས་མཆོག་གི་དངོས་གྲུབ་འབྲས་བུའི་ཧེ་རུ་ཀའི་ལྷ་རྣམས་འབྱུང་བའི་འབྲེལ་བས་དེ་ལྟར་གསུངས་པར་འཆད་དོ། །</text:span></text:p>
      <text:p text:style-name="P27"><text:span text:style-name="T64">འོ་ན་འདིས་ལེའུ་རྣམས་ཇི་ལྟར་བསྟན་ཞེ་ན། དེ་ལ་ལྟ་སྟངས་ཞེས་པས་ལྟུང་བའི་ལྟ་སྟངས་སོགས་སྟོན་ཏེ། ལེའུ་བཅུ་གཅིག་པ་བསྟན། </text:span></text:p>
      <text:p text:style-name="P27"><text:span text:style-name="T64">བརྡ་ཆེན་</text:span><text:span text:style-name="T39">(</text:span><text:span text:style-name="T41">༤༠བ</text:span><text:span text:style-name="T39">)</text:span><text:span text:style-name="T64">ཞེས་པས་རྣལ་འབྱོར་འདུ་བའི་ལག་པའི་བརྡ་ལ་སོགས་པ་སྟོན་ཏེ། ལེའུ་བདུན་པ་བསྟན། </text:span></text:p>
      <text:p text:style-name="P27"><text:soft-page-break/><text:span text:style-name="T64">དགུག་དང་ཞེས་པས་བསྒྲུབ་བྱ་དགུག་པ་དང་། དོན་བྱེད་རྣམ་མང་བརྗོད་པ་དང་ཞེས་པས་སྡོམ་ཚིག་གིས་མ་ཟིན་པའི་ཆར་འབེབས་སོགས་ཀྱི་ལས་ཚོགས་མང་པོ་དང་། རེངས་པར་བྱེད་དང་སྤྲོད་པ་ཉིད། །སྡེ་རེངས་བྱེད་དང་མངོན་སྤྱོད་དང་། །ཞེས་པས་དྲག་པོའི་ལས་གཙོ་བོར་སྟོན་ཏེ། ལེའུ་གཉིས་པ་བསྟན། </text:span></text:p>
      <text:p text:style-name="P71"><text:span text:style-name="T64">ཇི་ལྟར་རིགས་པར་རྣལ་འབྱོར་མའི། །བསྐྱེད་དང་གནས་དང་ཞེས་པས་བསྐྱེད་པའི་རྒྱུ་མངོན་བྱང་ལྔ་ལ་སོགས་པའི་སྒོ་ནས་ལྷ་བསྐྱེད་པ་དང་། གནས་པའི་རྒྱུ་ཕྱིའི་གནས་བྱེད་གཞལ་ཡས་ཁང་དང་། ནང་གི་གནས་བྱེད་སྐྱེ་མཆེད་བྱིན་རླབས་ལ་སོགས་པ་སྟོན་ཏེ། ལེའུ་བརྒྱད་པ་བསྟན། </text:span></text:p>
      <text:p text:style-name="P71"><text:span text:style-name="T64">བྱེད་རྒྱུ་དང་ཞེས་པས་ཁྱད་པར་དུ་བྱེད་པའི་རྒྱུ་དབང་བསྐུར་སོགས་སྟོན་ཏེ། ལེའུ་བཅུ་པ་བསྟན། </text:span></text:p>
      <text:p text:style-name="P71"><text:span text:style-name="T64">དོན་བྱེད་ཅེས་པས་རང་གཞན་གྱི་དོན་བྱེད་པའི་སྤྱོད་པ་སྟོན་ཏེ། ལེའུ་དྲུག་པ་བསྟན། </text:span></text:p>
      <text:p text:style-name="P71"><text:span text:style-name="T64">ཡེ་ཤེས་ཞེས་པས་ཤེས་རབ་ཟབ་མོ་སྤྲོས་མེད་ཀྱི་ཆ་རྣམས་སྟོན་ཏེ། ལེའུ་ལྔ་པ་དང་དགུ་པ་བསྟན། </text:span></text:p>
      <text:p text:style-name="P27"><text:span text:style-name="T64">རྣམ་ཤེས་ཞེས་པས་དེ་དག་གི་ཐབས་རྒྱ་ཆེ་བ་སྤྲོས་བཅས་ཀྱི་ཆ་རྣམས་བསྟན། ལྷ་རྣམས་ཇི་ལྟར་འབྱུང་བའོ་ཞེས་པ་ཧེ་རུ་ཀ་གསུམ་གྱི་བསྐྱེད་པའི་རིམ་པ་སྟོན་ཏེ། ལེའུ་གསུམ་པ་དང་བཞི་པ་སྟན། </text:span></text:p>
      <text:p text:style-name="P27"><text:span text:style-name="T64">ཉ༢ གཉིས་པ་</text:span><text:span text:style-name="T20">[</text:span><text:span text:style-name="T21">གཞུང་དོན་</text:span><text:span text:style-name="T20">]</text:span><text:span text:style-name="T64">ནི། </text:span></text:p>
      <text:p text:style-name="P44"><text:span text:style-name="T62">ལྟ་སྟངས་དགུག་དང་བརྡ་ཆེན་དང་། །དོན་བྱེད་རྣམ་མང་བརྗོད་པ་དང་། །</text:span></text:p>
      <text:p text:style-name="P44"><text:span text:style-name="T62">རེངས་པར་བྱེད་དང་སྐྲོད་པ་ཉིད། །སྡེ་རེངས་བྱེད་དང་མངོན་སྤྱོད་དང་། །</text:span></text:p>
      <text:p text:style-name="P44"><text:span text:style-name="T62">ཇི་ལྟར་རིགས་པར་རྣལ་འབྱོར་མའི། །བསྐྱེད་དང་གནས་དང་བྱེད་རྒྱུ་དང་། །</text:span></text:p>
      <text:p text:style-name="P44"><text:span text:style-name="T62">དོན་བྱེད་ཡེ་ཤེས་རྣམ་ཤེས་དང་། །ལྷ་རྣམས་ཇི་ལྟར་འབྱུང་བའོ། །</text:span></text:p>
      <text:p text:style-name="P71"><text:soft-page-break/><text:span text:style-name="T64">ཞེས་པ་སྟེ། དེ་ཡང་གོང་དུ་བཤད་ཀྱི་ཉོན་ཞེས་པ་ལ། གང་བཤད་ན་ལྟུང་བའི་ལྟ་སྟངས་ལ་སོགས་པ་དང་། རབ་ཏུ་མྱོས་མ་སོགས་དགུག་པ་དང་། རྣལ་འབྱོར་ཕོ་མོ་འདུ་བའི་ལུས་ངག་གི་བརྡ་ཆེན་པོ་རྣམས་དང་། ཆར་འབེབས་སོགས་རང་བཞིན་གྱི་དོན་བྱེད་པའི་ལས་ཚོགས་རྣམ་པ་མང་པོ་བརྗོད་པ་དང་། བསྒྲུབ་བྱའི་སྒོ་གསུམ་རེངས་པར་བྱེད་</text:span><text:span text:style-name="T39">(</text:span><text:span text:style-name="T41">༤༡ན</text:span><text:span text:style-name="T39">)</text:span><text:span text:style-name="T64">པ་དང་། བསྒྲུབ་བྱ་ཡུལ་གཞན་དུ་སྐྲོད་པ་ཉིད་དང་། ཕ་རོལ་གྱི་སྡེ་རེངས་པར་བྱེད་པ་དང་། དེ་ལས་གཞན་པའི་དྲག་པོའི་ལས་བསད་པ་ལ་སོགས་པ་མངོན་སྤྱོད་དང་། བསྐྱེད་གནས་བྱེད་གསུམ་སོ་སོར་ཇི་ལྟར་སྦྱར་རིགས་པར་སྦྱར་ནས། རྣལ་འབྱོར་མ་བཅོ་ལྔའི་ཆོ་ག་སྟེ། མངོན་བྱང་ལྔ་ལ་སོགས་པའི་སྒོ་ནས་ལྷར་བསྐྱེད་པ་བསྐྱེད་རྒྱུ་དང་། ཕྱིའི་གནས་བྱེད་གཞལ་ཡས་ཁང་དང་། ནང་གི་གནས་བྱེད་སྐྱེ་མཆེད་བྱིན་རླབས་ལ་སོགས་པ་གནས་རྒྱུ་དང་། ཡེ་ཤེས་པ་དབཔ་དང་དབང་བསྐུར་བ་སོགས་ཁྱད་པར་དུ་བྱེད་པའི་རྒྱུ་དང་། རྣལ་འབྱོར་པས་རང་གཞན་གྱི་དོན་བྱེད་པ་སྤྱོད་པ་ཁྱད་པར་ཅན་རྣམས་དང་། ཤེས་རབ་ཟབ་པ་སྤྲོས་མེད་ཀྱི་ཆ་ཡེ་ཤེས་སུ་གྱུར་པ་དང་། ཐབས་རྒྱ་ཆེ་བ་སྤྲོས་བཅས་ཀྱི་ཆ་རྣམ་ཤེས་སུ་གཏོགས་པ་རྣམས་དང་། ཀྱེའི་རྡོ་རྗེ་ཕྱག་གཉིས་པ་ལ་སོགས་པའི་ལྷ་རྣམས་རྒྱུད་རྒྱས་པ་ལས་ཇི་ལྟར་འབྱུང་བ་འདིར་མདོར་བསྡུས་ཏེ་བཤད་པར་བྱའོ་ཞེས་པ་ཡིག་དོན་ནོ། །</text:span></text:p>
      <text:p text:style-name="P27"><text:span text:style-name="T64">ཡང་ན། ཚོགས་ཞིང་ལ་བལྟ་བ་ལྟ་སྟངས། དེ་ཉིད་སྤྱན་དྲངས་པ་དགུག་པ། སྔགས་དང་ཕྱག་རྒྱ་སོགས་ཀྱི་སྒོ་ནས་མཆོད་པ་བརྡ་ཆེན། ལྔ་རྣམ་དག་སོགས་དོན་བྱེད་རྣམ་མང་། བསྲུང་འཁོར་གྱིས་བགེགས་གཞོམ་པ་རེངས་སྐྲོད་སོགས། ལྷའི་འཁོར་ལོ་སྒོམ་པ་ནི་ཇི་ལྟར་རིགས་པར་རྣལ་འབྱོར་མ་བསྐྱེད་རྒྱུ། སྐྱེ་མཆེད་བྱིན་རླབས་གནས་རྒྱུ། ཡེ་ཤེས་པ་གཞུག་ཅིང་དབང་བསྐུར་བ་ཁྱད་པར་དུ་བྱེད་</text:span><text:soft-page-break/><text:span text:style-name="T64">རྒྱུ། བཟླས་པ་བྱ་བ་དོན་བྱེད། རྫོགས་རིམ་བསྒོམ་པ་ཡེ་ཤེས། རྗེས་ཀྱི་རྣལ་འབྱོར་རྣམ་ཤེས། དེ་ལས་ཐུན་མོང་དང་མཆོག་གྲུབ་པ་ལྷ་རྣམས་ཇི་ལྟར་འབྱུང་བ་སྟེ། སྤྱི་དོན་ནོ། །</text:span></text:p>
      <text:p text:style-name="P27"><text:span text:style-name="T64">ཡང་ན། གཏུམ་མོ་སྦར་བའམ་ཕྱག་རྒྱ་ལ་བལྟ་བ་སོགས་ལྟ་སྟངས། བྱང་སེམས་སྤྱི་བོ་ནས་དབབ་པ་དགུག་པ། འཁོར་ལོ་བཞིར་བསྐྱིལ་བ་བརྡ་ཆེན། རྩ་རླུང་གི་གནད་རྣམས་འཆིང་བ་དོན་བྱེད་རྣམ་མང་། ལས་རླུང་མི་གཡོ་བར་བྱེད་པ་རེངས་པ། སྡུག་བསྔལ་འཇོམ་པ་སྐྲོད་པ། ལུས་བདེ་བས་ཁྱབ་པ་སྡེ་རེངས་</text:span><text:span text:style-name="T39">(</text:span><text:span text:style-name="T41">༤༡བ</text:span><text:span text:style-name="T39">)</text:span><text:span text:style-name="T64">བྱེད་པ། རྣམ་པར་རྟོག་པ་སྤྱོད་པ་མངོན་སྤྱོད། དགའ་བ་བཞིའི་ཉམས་མྱོང་བསྐྱེད་གནས་བརྟན་པར་བྱ་བ་ཇི་ལྟར་རིགས་པར་རྣལ་འབྱོར་མའི་བསྐྱེད་དང་གནས་དང་བྱེད་རྒྱུ། བྱང་སེམས་བརྟན་པར་བྱེད་པ་དོན་བྱེད། བདེ་སྟོང་རྣམ་པར་མི་རྟོག་པའི་མཉམ་བཞག་ཡེ་ཤེས། སྣང་བ་བདེ་སྟོང་དུ་ཁྱེར་བའི་རྗེས་ཐོབ་རྣམ་ཤེས། དཔེ་དོན་གྱི་ལྷན་སྐྱེས་འཆར་བ་ལྷ་རྣམས་ཇི་ལྟར་འབྱུང་བ་སྟེ། སྦས་དོན་ནོ། །</text:span></text:p>
      <text:p text:style-name="P57"><text:span text:style-name="T64">ཡང་ན། ཉེ་རྒྱུ་སྤྱོད་པའི་རིགས་ཀྱི་གྲོགས་བརྟག་པ་ལྟ་སྟངས། དེ་དབང་དུ་བྱ་བ་དགུག་པ། དེ་ནས་ལྷ་མཆོད་པ་སོགས་བརྡ་ཆེན། ལྷན་ཅིག་ཞུགས་པ་དོན་བྱེད་རྣམ་མང་། རྩ་རླུང་ཐིག་ལེ་སྒྲིབ་བྲལ་དུ་དྭངས་པ་རེངས་སྐྲོད། དེའི་ཚེ་ཉོན་མོངས་པ་ལ་སོགས་པའི་བདུད་བཅོམ་པ་སྟེ་རེངས་བྱེད་དང་མངོན་སྤྱོད། ཁ་སྦྱོར་ཟག་མེད་ཀྱི་སྐུ་མ་སྐྱེས་པ་བསྐྱེད་པ་དང་སྐྱེས་པ་གནས་པ་དང་གནས་པ་ཁྱད་པར་དུ་བྱེད་པ་ནི་རྣལ་འབྱོར་མའི་བསྐྱེད་དང་གནས་དང་བྱེད་རྒྱུ། དེ་ལས་གདུལ་བྱའི་དོན་འབྱུང་བ་དོན་བྱེད། ཆོས་སྐུ་ཟབ་པ་ཡེ་ཤེས། ལོངས་སྐུ་རྒྱ་ཆེ་བ་རྣམ་ཤེས། སྤྲུལ་སྐུ་སྣ་ཚོགས་སུ་འཆར་བ་ལྷ་རྣམས་ཇི་ལྟར་འབྱུང་བ་སྟེ། མཐར་ཐུག་པའོ། །</text:span></text:p>
      <text:p text:style-name="P57"><text:span text:style-name="T1">ཇ༢ </text:span><text:span text:style-name="T31">གཉིས་པ</text:span><text:span text:style-name="T1">་</text:span><text:span text:style-name="T4">[</text:span><text:span text:style-name="T1">བྱེ་བྲག་རིམ་གཉིས་ཀྱི་མདོར་བསྟན་</text:span><text:span text:style-name="T4">]</text:span><text:span text:style-name="T31">ལ། </text:span><text:span text:style-name="T1">ཉ༡ </text:span><text:span text:style-name="T31">བསྐྱེད་རིམ་མདོར་བསྟན་དང་། </text:span><text:span text:style-name="T1">ཉ༢ </text:span><text:span text:style-name="T31">རྫོགས་རིམ་མདོར་བསྟན་གཉིས་ཀྱི། </text:span></text:p>
      <text:p text:style-name="P27"><text:soft-page-break/><text:span text:style-name="T64">ཉ༡ དང་པོ་ནི། </text:span></text:p>
      <text:p text:style-name="P44"><text:span text:style-name="T62">ཧེ་རུ་ཀ་ནི་བསྐྱེད་པའི་རྒྱུ། །དང་པོར་གཅིག་ནི་བསྒོམ་པར་བྱ། །</text:span></text:p>
      <text:p text:style-name="P44"><text:span text:style-name="T62">རྡོ་རྗེ་སྙིང་པོ་སྙིང་རྗེ་ཆེ། །དངོས་པོ་ཉིད་ཀྱིས་རྣམ་གྲོལ་ཞིང་། །</text:span></text:p>
      <text:p text:style-name="P44"><text:span text:style-name="T62">དངོས་པོའི་འཆིང་བས་འཆིང་བར་འགྱུར། །དེ་ཡོངས་ཤེས་པས་གྲོལ་བ་ཡིན། །</text:span></text:p>
      <text:p text:style-name="P44"><text:span text:style-name="T62">དངོས་པོ་མེད་པའང་ཡོངས་ཤེས་པས། །དངོས་པོ་བསྒོམ་འགྱུར་ཤེས་རབ་ཅན། །</text:span></text:p>
      <text:p text:style-name="P44"><text:span text:style-name="T62">དངོས་པོ་མེད་པ་ཡོངས་ཤེས་པས། །དེ་ལྟར་ཧེ་རུ་ཀ་བསྒོམ་བྱ། །</text:span></text:p>
      <text:p text:style-name="P27"><text:span text:style-name="T64">ཞེས་པ་སྟེ། ཡིག་དོན་དུ་བཤད་ན། འབྲས་བུའི་ཧེ་རུ་ཀ་ནི་བསྐྱེད་པའི་རྒྱུ་ལ། གྲོལ་བྱེད་ཀྱི་དང་པོར་རྫོགས་རིམ་གྱི་ཅིག་ཤོས་ནི་བསྐྱེད་རིམ་སྟེ། དེ་ཉིད་བསྒོམ་པར་བྱའོ་ཞེས་རྡོ་རྗེ་སྙིང་པོ་སྙིང་རྗེ་ཆེན་པོ་ལ་བོས་ནས་ཆེད་དུ་གདམས་པ་སྟེ། དེ་ཡང་ལྷའི་དངོས་པོ་</text:span><text:span text:style-name="T39">(</text:span><text:span text:style-name="T41">༤༢ན</text:span><text:span text:style-name="T39">)</text:span><text:span text:style-name="T64">སྒོམ་པ་ཉིད་ཀྱིས་ཐ་མལ་པའི་རྟོག་པ་ལས་རྣམ་པར་གྲོལ་ཞིང་། དངོས་པོའི་འཆིང་བས་ཏེ་དངོས་པོ་ལ་བདེན་པར་ཞེན་པས་སེམས་འཆིང་བར་འགྱུར་ལ། དངོས་པོ་ཐམས་ཅད་རང་བཞིན་མེད་པའི་དེ་ཁོ་ན་ཉིད་ཡོངས་སུ་ཤེས་པས་སེམས་གྲོལ་བར་འགྱུར་བ་ཡིན་ཏེ། དེས་ན་དངོས་པོ་ཐམས་ཅད་རང་བཞིན་མེད་པ་སྟོང་པ་ཉིད་དུའང་ཡོངས་སུ་ཤེས་པས་ལྷའི་དངོས་པོ་རང་བཞིན་མེད་པ་སྒོམ་པར་འགྱུར་རོ། །</text:span></text:p>
      <text:p text:style-name="P27"><text:span text:style-name="T64">དེ་ལྟ་བུ་ནི་ཤེས་རབ་ཅན་དེ་དངོས་པོ་ཐམས་ཅད་རང་བཞིན་མེད་པ་སྟོང་པ་ཉིད་དུ་ཡོངས་སུ་ཤེས་པས། གོང་དུ་བཤད་པའི་ཚུལ་དེ་ལྟར་ན། ཧེ་རུ་ཀ་སྣང་ལ་རང་བཞིན་མེད་པར་བསྒོམ་པར་བྱ་བའི་དོན་ཏེ། </text:span></text:p>
      <text:p text:style-name="P27"><text:span text:style-name="T64">བྱང་ཆུབ་སེམས་འགྲེལ་ལས། </text:span></text:p>
      <text:p text:style-name="P46"><text:span text:style-name="T38">གང་དག་སྟོང་ཉིད་མི་ཤེས་པ། །དེ་དག་ཐར་པ་བསྟེན་མ་ཡིན། །</text:span></text:p>
      <text:p text:style-name="P46"><text:soft-page-break/><text:span text:style-name="T38">འགྲོ་དྲུག་སྲིད་པའི་བཙོན་རར་ནི། །རྨོངས་པ་དེ་དག་འཁོར་བར་འགྱུར། །</text:span></text:p>
      <text:p text:style-name="P27"><text:span text:style-name="T64">ཞེས་སོ། །དྲང་དོན་ནོ། །</text:span></text:p>
      <text:p text:style-name="P27"><text:span text:style-name="T64">སྦས་དོན་དུ་བཤད་ན། ཧེ་རུ་ཀ་ནི་དེའི་དོན་ཅན་གྱི་ལྷན་སྐྱེས་ཡེ་ཤེས། དང་པོར་གཅིག་བསྒོམ་པ་དམིགས་བཅས། དངོས་པོའི་གྲོལ་བ་རྩ་རླུང་ཐིག་ལེའི་རྣལ་འབྱོར། དངོས་པོའི་འཆིང་བ་ནི་ཤེས་རབ་ཀྱིས་མ་ཟིན་པའི་ཐབས་བདེ་བ། དེ་ཡོངས་སུ་ཤེས་པ་ནི་ཡུལ་སྟོང་པ་ཉིད་དང་ཡུལ་ཅན་བདེ་བ་ཆེན་པོ་དབྱེར་མེད་པ། དངོས་པོ་མེད་པ་ཞེས་པ་ནི་བདེ་སྟོང་གི་ཉམས་མྱོང་དེའང་སྤྲོས་བྲལ་གྱི་རང་བཞིན་དུ་ཤེས་པ། དངོས་པོ་བསྒོམ་འགྱུར་ནི་སྣང་སྲིད་ཐམས་ཅད་བདེ་སྟོང་དབྱེར་མེད་ཕྱག་རྒྱ་ཆེན་པོའི་ངོ་བོར་འཆར་བ་སྟེ། བཤད་པ་གཞན་སྔ་མའི་རིགས་པས་སྦྱར་ཏེ། ངེས་དོན་ནོ། །</text:span></text:p>
      <text:p text:style-name="P57"><text:span text:style-name="T64">ཉ༢ གཉིས་པ</text:span><text:span text:style-name="T21">་</text:span><text:span text:style-name="T20">[</text:span><text:span text:style-name="T21">རྫོགས་རིམ་མདོར་བསྟན་</text:span><text:span text:style-name="T20">]</text:span><text:span text:style-name="T64">ནི། </text:span></text:p>
      <text:p text:style-name="P65"><text:span text:style-name="T62">ལུས་ལ་ཡེ་ཤེས་ཆེན་པོ་གནས། །རྟོག་པ་ཐམས་ཅད་ཡང་དག་སྤངས། །</text:span></text:p>
      <text:p text:style-name="P65"><text:span text:style-name="T62">དངོས་པོ་ཀུན་ལ་ཁྱབ་པ་པོ། །ལུས་གནས་ལུས་ལས་མ་སྐྱེས་པའོ། །</text:span></text:p>
      <text:p text:style-name="P57"><text:span text:style-name="T64">ཞེས་པ་སྟེ། ཉེར་ལེན་གྱི་ཕུང་པོའི་ལུས་ཅན་རྣམས་ལ་སེམས་ཉིད་རང་བཞིན་ལྷན་སྐྱེས་ཀྱི་ཡེ་ཤེས་ཆེན་པོས་ཁྱབ་པའི་ཚུལ་དུ་གནས་ཏེ། </text:span></text:p>
      <text:p text:style-name="P57"><text:span text:style-name="T64">རྒྱུད་བླར། </text:span><text:span text:style-name="T44">[</text:span><text:span text:style-name="T46">དང་པོ་ཁམས་བསྟན་པའི་སྐབས།</text:span><text:span text:style-name="T44">]</text:span></text:p>
      <text:p text:style-name="P63"><text:span text:style-name="T38">རིགས་ཡོད་ཕྱིར་ན་ལུས་ཅན་ཀུན། །རྟག་ཏུ་སངས་རྒྱས་སྙིང་པོ་ཅན། །</text:span></text:p>
      <text:p text:style-name="P57"><text:span text:style-name="T64">ཞེས་སོ། །</text:span><text:span text:style-name="T39">(</text:span><text:span text:style-name="T41">༤༢བ</text:span><text:span text:style-name="T39">)</text:span></text:p>
      <text:p text:style-name="P57"><text:span text:style-name="T64">ཉེར་ལེན་གྱི་ཕུང་པོ་ལ་ལུས་ཞེས་བྱ་བ་ནི། བརྟེན་པའམ་བསགས་པའི་དོན་ཡིན་ལ། སེམས་རང་བཞིན་ལྷན་སྐྱེས་ལ་ཡེ་ཤེས་ཆེན་པོ་ཞེས་བྱ་བ་ནི། ཐོག་མཐའ་མེད་པའམ་ཐམས་ཅད་ལ་ཁྱབ་པའི་དོན་ཏེ། </text:span></text:p>
      <text:p text:style-name="P27"><text:soft-page-break/><text:span text:style-name="T64">ཟླ་གསང་ཐིག་ལེར། </text:span></text:p>
      <text:p text:style-name="P46"><text:span text:style-name="T38">ཐོག་མཐའ་མེད་པའི་སེམས་དཔའ་ནི། །རྡོ་རྗེ་སེམས་དཔའ་བདེ་བའི་མཆོག །</text:span></text:p>
      <text:p text:style-name="P46"><text:span text:style-name="T38">དེ་ཉིད་དངོས་པོ་ཐམས་ཅད་ཀྱི། །ཐམས་ཅད་དུ་ནི་ཡང་དག་བཞུགས། །</text:span></text:p>
      <text:p text:style-name="P27"><text:span text:style-name="T64">ཞེས་སོ། །</text:span></text:p>
      <text:p text:style-name="P27"><text:span text:style-name="T64">ཡེ་ཤེས་དེའི་མཚན་ཉིད་ནི། རང་གི་ངོ་བོ་གློ་བུར་བའི་རྣམ་རྟོག་གིས་མ་གོས་པ་རྟོག་པ་ཐམས་ཅད་ཡང་དག་པར་སྤངས་ཤིང་། ཆོས་ཅན་འཁོར་འདས་ཀྱི་དངོས་པོ་ཀུན་ལ་ཆོས་ཉིད་ཀྱི་ཚུལ་དུ་ཁྱབ་པ་པོ། ལུས་ལ་ཁྱབ་བྱ་ཁྱབ་བྱེད་ཀྱི་ཚུལ་དུ་གནས་ཀྱང་། ལུས་ལས་བསྐྱེད་བྱ་སྐྱེད་བྱེད་ཀྱི་ཚུལ་དུ་མ་སྐྱེས་པའོ། །</text:span></text:p>
      <text:p text:style-name="P27"><text:span text:style-name="T64">ཡང་ན། ལུས་ནི། འཁོར་འདས་ཀྱི་ཆོས་ཅན་ཐམས་ཅད། </text:span></text:p>
      <text:p text:style-name="P27"><text:span text:style-name="T64">ཡེ་ཤེས་ནི། ཆོས་ཉིད་སྟོང་པ་ཉིད། </text:span></text:p>
      <text:p text:style-name="P27"><text:span text:style-name="T64">རྟོག་པ་སྤངས་པ་ནི། དེ་ཉིད་གཟུང་འཛིན་གྱི་སྒྲོ་བཏགས་ཐམས་ཅད་དང་བྲལ་བ། </text:span></text:p>
      <text:p text:style-name="P27"><text:span text:style-name="T64">དངོས་པོ་ཀུན་ལ་ཁྱབ་པ་ནི། ཆོས་ཐམས་ཅད་ལ་ཆོས་ཉིད་རང་བཞིན་སྟོང་ཉིད་ཀྱིས་ཁྱབ་པ། </text:span></text:p>
      <text:p text:style-name="P27"><text:span text:style-name="T64">ལུས་གནས་ལུས་ལས་མ་སྐྱེས་པ་ནི། ཆོས་ཅན་གྱི་དངོས་པོ་ཐམས་ཅད་ལ་ཆོས་ཉིད་ཁྱབ་བྱེད་དུ་གནས་ཀྱང་ཆོས་ཉིད་དངོས་པོར་མ་གྲུབ་ཅིང་སྐྱེ་བ་མེད་པའི་ཕྱིར། ཆོས་ཅན་གྱི་དངོས་པོ་ལས་མ་སྐྱེས་པ་ནི་ཡིག་སྤྱིའི་བཤད་པ་སྟེ། དྲང་དོན་ནོ། །</text:span></text:p>
      <text:p text:style-name="P27"><text:span text:style-name="T64">སྦས་དོན་དུ་བཤད་ན། ལུས་ནི། ཁམས་དྲུག་ལྡན་གྱི་རྡོ་རྗེའི་ལུས་ཏེ། འདི་ལས་འཕྲོས་ནས། འོག་ཏུ། རྡོ་རྗེའི་ལུས་ལ། ཞེས་སོ། །</text:span></text:p>
      <text:p text:style-name="P27"><text:span text:style-name="T64">ཡེ་ཤེས་ཆེན་པོ་ནི། ཞུ་བདེ་ལྷན་སྐྱེས་ཀྱི་ཡེ་ཤེས་ཏེ། </text:span></text:p>
      <text:p text:style-name="P27"><text:soft-page-break/><text:span text:style-name="T44">[</text:span><text:span text:style-name="T46">བརྟག་པ་ཕྱི་མ། གསུམ་པ་རྒྱུད་ཀྱི་གླེང་གཞི་དང་གསང་བའི་སྐད་ཀྱི་ལེའུར།</text:span><text:span text:style-name="T44">]</text:span></text:p>
      <text:p text:style-name="P47"><text:span text:style-name="T38">འདི་ཉིད་ཡེ་ཤེས་ཆེན་པོ་སྟེ། །ཐམས་ཅད་ལུས་ལ་རྣམ་པར་གནས། །</text:span></text:p>
      <text:p text:style-name="P27"><text:span text:style-name="T64">ཞེས་སོ། །</text:span></text:p>
      <text:p text:style-name="P27"><text:span text:style-name="T64">གནས་པ་ནི། དེ་ལ་དེས་ཁྱབ་པའི་ཚུལ་དུ་གནས་ཏེ། </text:span><text:span text:style-name="T45">[</text:span><text:span text:style-name="T46">བརྟག་པ་ཕྱི་མ། ལེའུ་གཉིས་པར།</text:span><text:span text:style-name="T45">]</text:span></text:p>
      <text:p text:style-name="P47"><text:span text:style-name="T38">ཁྱབ་དང་ཁྱབ་བྱེད་ཚུལ་གྱིས་ནི། །བདེ་བས་འགྲོ་བ་ཁྱབ་པ་ཉིད། །</text:span></text:p>
      <text:p text:style-name="P27"><text:span text:style-name="T64">ཅེས་སོ། །</text:span></text:p>
      <text:p text:style-name="P57"><text:span text:style-name="T64">རྟོག་པ་ཐམས་ཅད་སྤངས་པ་ནི། དེའི་ཚེ་གཟུང་འཛིན་ལ་སོགས་པའི་རྟོག་པ་འགགས་པ་སྟེ། </text:span></text:p>
      <text:p text:style-name="P57"><text:span text:style-name="T45">[</text:span><text:span text:style-name="T46">བརྟག་པ་སྔ་མ། བཅུ་པ་དབང་སྐུར་བའི་ལེའུར།</text:span><text:span text:style-name="T45">]</text:span></text:p>
      <text:p text:style-name="P66"><text:span text:style-name="T38">མཆོག་དགར་བསྒོམ་པ་མེད་ཅིང་སྒོམ་པ་པོ་ཡང་མེད། །</text:span></text:p>
      <text:p text:style-name="P66"><text:span text:style-name="T38">ལུས་ཀྱང་མེད་ཅིང་གཟུང་</text:span><text:span text:style-name="T39">(</text:span><text:span text:style-name="T41">༤༣ན</text:span><text:span text:style-name="T39">)</text:span><text:span text:style-name="T38">བ་མེད་ཅིང་འཛིན་པའང་མེད། །</text:span></text:p>
      <text:p text:style-name="P57"><text:span text:style-name="T64">ཅེས་སོ། །</text:span></text:p>
      <text:p text:style-name="P57"><text:span text:style-name="T81">དངོས་པོ་ཀུན་ལ་ཁྱབ་པ་ནི་བརྟན་གཡོ་ཐམས་ཅད་བདེ་སྟོང་ལྷན་སྐྱེས་ཀྱི་རང་བཞིན་དུ་ཤར་བ་སྟེ།</text:span><text:span text:style-name="T64"> </text:span></text:p>
      <text:p text:style-name="P57"><text:span text:style-name="T45">[</text:span><text:span text:style-name="T46">བརྟག་པ་ཕྱི་མ། ལེའུ་གསུམ་པར།</text:span><text:span text:style-name="T45">]</text:span></text:p>
      <text:p text:style-name="P66"><text:span text:style-name="T38">བརྟན་དང་གཡོ་བ་ཁྱབ་ནས་གནས། །</text:span></text:p>
      <text:p text:style-name="P57"><text:span text:style-name="T64">ཞེས་སོ། །</text:span></text:p>
      <text:p text:style-name="P57"><text:span text:style-name="T64">ལུས་གནས་ལུས་ལས་མ་སྐྱེས་པ་ནི། ཡེ་ཤེས་དེ་རྡོ་རྗེའི་ལུས་ལ་ཁྱབ་བྱེད་དུ་གནས་ཀྱང་། རང་གི་ངོ་བོ་དངོས་པོར་མ་གྲུབ་པས་ལུས་ལས་བདེན་དངོས་སུ་མ་སྐྱེས་པ་སྟེ། ངེས་དོན་ནོ། །</text:span></text:p>
      <text:p text:style-name="P57"><text:span text:style-name="T1">ཇ༣ </text:span><text:span text:style-name="T31">གསུམ་པ་དེའི་འཕྲོས་དོན་ལ། </text:span><text:span text:style-name="T1">ཉ༡ </text:span><text:span text:style-name="T31">སྤྱི་དོན་དང་། </text:span><text:span text:style-name="T1">ཉ༢ </text:span><text:span text:style-name="T31">གཞུང་དོན་གཉིས་ལས། </text:span></text:p>
      <text:p text:style-name="P57"><text:span text:style-name="T1">ཉ༡ </text:span><text:span text:style-name="T31">དང་པོ་ལ། རྡོ་རྗེའི་ལུས་འགྲུབ་ཚུལ། གནས་པ་རྩ། གཡོ་བ་རླུང་། བཀོད་པ་བྱང་སེམས་བཤད་པ་བཞིའི། </text:span></text:p>
      <text:p text:style-name="P27"><text:soft-page-break/><text:span text:style-name="T64">དང་པོ་ནི། བར་དོའི་རྣམ་ཤེས་རླུང་གི་བཞོན་པ་ཅན་བག་ཆགས་དང་འདྲེས་པའི་མཐུ་ལས། ཟླ་མཚན་གྱི་དུས་སུ་ཕ་མའི་ཀུན་སྤྱོད་མཐོང་བས་ཕའི་ཁ་ནས་ཞུགས་ཏེ་གསང་གནས་ནས་མའི་མངལ་དུ་ཁུ་ཁྲག་དང་འདྲེས་པ་ལས། ཀུན་གཞིའི་རྣམ་ཤེས་ཆང་གིས་མྱོས་པ་ལྟར་བརྒྱལ་བར་གྱུར་ཅིང་། དེའི་བག་ཆགས་ལས་ཉོན་ཡིད་ཀྱི་རྣམ་ཤེས་སྐད་ཅིག་ལ་སྐྱེས་ནས་སྲོག་ཆགས་སུ་འགྱུར་རོ། །</text:span></text:p>
      <text:p text:style-name="P27"><text:span text:style-name="T64">སྐད་ཅིག་དེའི་ཐོབ་མཆེད་སྣང་གསུམ་དང་དེའི་བཞོན་པའི་རླུང་ལས་རྣམ་ཤེས་ཀྱི་རྟེན་བྱེད་པའི་རླུང་མེ་ཆུ་སའི་ཁམས་སྐྱེས་པ་དང་། ཁུ་ཁྲག་དེ་ཡང་འབྱུང་བ་བཞི་དང་ལྡན་པས་སས་བརྟན། ཆུས་བསྡུད། མེས་སྨིན། རླུང་གིས་རྒྱས་པར་བྱེད་པའི་ཚུལ་དུ་འཕེལ་བར་འགྱུར་ཏེ། </text:span></text:p>
      <text:p text:style-name="P71"><text:span text:style-name="T64">དེ་ཡང་ཟླ་བ་དང་པོ་ལ་མའི་མངལ་ནས་བྱུང་བའི་རླུང་བཞིས་སྙིགས་མ་གཏོར་ཞིང་དྭངས་མ་བསྡུས་པས་རིམ་བཞིན་ཞག་བདུན་ཕྲག་དང་པོ་ལ་ནུར་ནུར་པོ་དང་། གཉིས་པ་ལ་མེར་མེར་པོ་དང་། གསུམ་པ་ལ་ལྟར་ལྟར་པོ་དང་། བཞི་པ་ལ་གོར་གོར་པོའི་རྣམ་པར་འགྱུར་ཞིང་། དེ་ནས་ཤའི་རྣམ་པ་མཁྲང་བར་གྱུར་པའི་དབུས་སུ་རྩ་དབུ་མ་སྲོག་གི་རླུང་དང་བཅས་པ་དང་། སྙིང་ག་དང་ལྟེ་བའི་འཁོར་ལོ་ཡང་ཆགས་ནས་ཉའི་རྣམ་པར་འགྱུར་རོ། །</text:span><text:span text:style-name="T39">(</text:span><text:span text:style-name="T41">༤༣བ</text:span><text:span text:style-name="T39">)</text:span></text:p>
      <text:p text:style-name="P71"><text:span text:style-name="T64">ཟླ་བ་གཉིས་པ་ལ་སྲོག་ལས་འཐུར་སེལ་གྱི་རླུང་འཕྲོས་ནས་གསང་བའི་འཁོར་ལོ་དང་དམར་ཆའི་དྭངས་མ་ཁྲག་ཆགས་ཤིང་ཡན་ལག་ལྔའི་འབུར་དོད་དེ་རུས་སྦལ་གྱི་རྣམ་པར་འགྱུར་རོ། །</text:span></text:p>
      <text:p text:style-name="P71"><text:span text:style-name="T64">ཟླ་བ་གསུམ་པ་ལ་འཐུར་སེལ་ལས་མཉམ་གནས་ཀྱི་རླུང་བྱུང་བ་སྟེང་དུ་ཁ་བལྟས་པས་གྱེན་རྒྱུ་བསྐྱེད་དེ་མགྲིན་པ་དང་སྤྱི་བོའི་འཁོར་ལོའི་ཆ་དང་རྩ་རོ་རྐྱང་གཉིས་དང་དཀར་ཆའི་དྭངས་མ་རྣམ་ཆགས་ཤིང་ལུས་ཀྱི་སྟོད་རྒྱས་པར་བྱས་ཏེ་ཕག་རྒོད་ཀྱི་རྣམ་པར་འགྱུར་རོ། །</text:span></text:p>
      <text:p text:style-name="P27"><text:soft-page-break/><text:span text:style-name="T64">ཟླ་བ་བཞི་པ་ལ་མཉམ་གནས་འགྱུར་ནས་འོག་ཏུ་སོང་བས་ཁྱབ་བྱེད་ཀྱི་རླུང་སྤྲོས་ཏེ། ཁུ་ཁྲག་ཅུང་ཟད་འཕེལ་བས་ཡན་ལག་གི་འཁོར་ལོ་ཆགས་པར་བྱེད་ཅིང་ཡན་ལག་ཕལ་ཆེར་རྒྱས་པར་གྱུར་ནས་སེང་གེའི་རྣམ་པར་འགྱུར་རོ། །</text:span></text:p>
      <text:p text:style-name="P27"><text:span text:style-name="T64">ཟླ་བ་ལྔ་པ་ལ་གྱེན་འཐུར་གྱི་རླུང་ལས་སླར་ཁྱབ་བྱེད་སྤྲོས་ཏེ་ཁུ་ཁྲག་ཆེར་འཕེལ་བས། ལུས་ཀྱི་གནས་ཉེར་བཞི་ལ་སོགས་པའི་རྩ་ཁམས་དང་། སྟོད་སྨད་ཀྱི་རུས་ཚིགས་ལ་སོགས་པ་ཕལ་ཆེར་ཆགས་ནས་ཕུང་པོ་ལྔ་རྫོགས་ཤིང་ལུས་གཡོ་འགུལ་བྱེད་དེ་མིའུ་ཐུང་གི་རྣམ་པར་འགྱུར་རོ། །</text:span></text:p>
      <text:p text:style-name="P27"><text:span text:style-name="T81">ཟླ་བ་དྲུག་པར་ཁྱབ་བྱེད་ཀྱིས་ཀླུའི་རླུང་སྤྲོས་ཏེ་ས་ཁམས་རྒྱས་པར་བྱེད་ཅིང་མིག་གི་དབང་པོ་སྒྲུབ།</text:span><text:span text:style-name="T64"> </text:span></text:p>
      <text:p text:style-name="P27"><text:span text:style-name="T72">ཟླ་བ་བདུན་པ་ལ་ཀླུ་ལས་རུས་སྦལ་གྱི་རླུང་སྤྲོས་ཏེ་ཆུ་ཁམས་རྒྱས་པར་བྱེད་ཅིང་རྣ་བའི་དབང་པོ་སྒྲུབ།</text:span></text:p>
      <text:p text:style-name="P57"><text:span text:style-name="T64">ཟླ་བ་བརྒྱད་པ་ལ་རུས་སྦལ་ལས་རྩངས་པའི་རླུང་སྤྲོས་ཏེ་མེ་ཁམས་རྒྱས་པར་བྱེད་ཅིང་སྣའི་དབང་པོ་སྒྲུབ། </text:span></text:p>
      <text:p text:style-name="P57"><text:span text:style-name="T64">ཟླ་བ་དགུ་པ་ལ་རྩངས་པ་ལས་ལྷ་སྦྱིན་གྱི་རླུང་སྤྲོས་ཏེ་རླུང་ཁམས་རྒྱས་པར་བྱེད་ཅིང་ལྕེའི་དབང་པོ་སྒྲུབ། </text:span></text:p>
      <text:p text:style-name="P57"><text:span text:style-name="T64">ཟླ་བ་བཅུ་པ་ལ་ལྷ་སྦྱིན་ལས་གཞུ་རྒྱལ་གྱི་རླུང་སྤྲོས་ཏེ་དེས་རླུང་གཞན་དགུ་ཡང་སྤྲོ་བསྡུ་བྱས་ནས་རྩ་རྒྱུས་དང་རྒྱུ་མའི་སྦུབས་རྣམས་འབྱེད་པ་དང་། འོག་སྒོ་གཉིས་ལ་སོགས་པའི་སྒོ་དགུ་རྒྱས་པར་བྱེད་ཅིང་ལུས་ཀྱི་དབང་པོ་སྒྲུབ། </text:span></text:p>
      <text:p text:style-name="P57"><text:span text:style-name="T64">འདི་དག་གི་ཚེ་མཚོ་ལས་རླབས་བཞིན་དུ་ཀུན་གཞི་ཉོན་ཡིད་དང་བཅས་པ་ལས་དབང་ཤེས་རྣམས་ཅི་རིགས་པར་འཆར་རོ། །</text:span></text:p>
      <text:p text:style-name="P57"><text:span text:style-name="T64">དེ་ནས་ལྷ་སྦྱིན་གྱི་རླུང་གིས་སྐྱེས་བུའི་མགོ་ཆོས་འབྱུང་ལ་ཕྱོགས་པར་བསྒྱུར་ཏེ་མངལ་ནས་ཕྱིར་བཙའ་བར་འགྱུར་རོ། །</text:span></text:p>
      <text:p text:style-name="P27"><text:soft-page-break/><text:span text:style-name="T64">དེ་ལྟར་ཟླ་བ་དྲུག་</text:span><text:span text:style-name="T39">(</text:span><text:span text:style-name="T41">༤༤ན</text:span><text:span text:style-name="T39">)</text:span><text:span text:style-name="T64">བདུན་བརྒྱད་པ་གསུམ་གྱི་སྐབས་སུ་ར་མ་གཉིས་དང་ནག་པའི་རྣམ་པ་ལྟར་མིའི་གནས་སྐབས་གསལ་བར་བྱེད། </text:span></text:p>
      <text:p text:style-name="P27"><text:span text:style-name="T64">དགུ་པ་ལ་ངང་པའི་རྣམ་པ་ལྟར་མངལ་ནས་འབྱུང་བར་འདོད། </text:span></text:p>
      <text:p text:style-name="P27"><text:span text:style-name="T64">བཅུ་པ་ལ་ཟླ་བ་བཅུའི་ས་རྫོགས་པ་སངས་རྒྱས་ཀྱི་རྣམ་པ་སྟེ་ཁྱབ་འཇུག་གི་འཇུག་པ་མངལ་ལ་སྦྱར་བ་ཡིན་ལ། འཆད་ཚུལ་གཞན་ཡང་ཡོད་དེ། མ་སྤྲོས་སོ། །</text:span></text:p>
      <text:p text:style-name="P27"><text:span text:style-name="T64">འདི་ནི་རྡོར་ཕྲེང་ལས། </text:span></text:p>
      <text:p text:style-name="P46"><text:span text:style-name="T38">རླུང་ཙམ་གཅིག་པུ་རྨོངས་པ་ཡིས། །ཀུན་གཞིའི་རྣམ་ཤེས་བཀུག་ནས་ནི། །</text:span></text:p>
      <text:p text:style-name="P46"><text:span text:style-name="T38">བག་ཆགས་ནང་དུ་རྣམ་པར་སྤྱོད། །ཅིག་ཆར་རླུང་དང་རྣམ་ཤེས་གཉིས། །</text:span></text:p>
      <text:p text:style-name="P46"><text:span text:style-name="T38">བག་ཆགས་དང་ནི་རྣམ་ཤེས་བཟུང་། །བག་ཆགས་དང་འདྲེས་རིམ་པ་ལས། །</text:span></text:p>
      <text:p text:style-name="P46"><text:span text:style-name="T38">རང་གི་བག་ཆགས་དགོས་པ་ཡིས། །དེ་ནས་ཟླ་མཚན་དུས་སུ་ནི། །</text:span></text:p>
      <text:p text:style-name="P46"><text:span text:style-name="T38">མངལ་གྱི་རྩ་ལ་འཇུག་པ་ནི། །དེ་རྗེས་ཁུ་ཁྲག་ཞུ་ཐིགས་ལས། །</text:span></text:p>
      <text:p text:style-name="P46"><text:span text:style-name="T38">འདྲེས་པ་རུ་ནི་གྱུར་པ་དང་། །ཀུན་གཞི་ལས་ནི་རྣམ་ཤེས་སྐྱེ། །</text:span></text:p>
      <text:p text:style-name="P46"><text:span text:style-name="T38">ཇི་ལྟར་ཆང་རོས་མྱོས་པ་བཞིན། །ཀུན་གཞིའི་རྣམ་ཤེས་བག་ཆགས་ལས། །</text:span></text:p>
      <text:p text:style-name="P46"><text:span text:style-name="T38">རྣམ་པར་ཤེས་པ་སྐྱེ་བར་འགྱུར། །ཉོན་མོངས་ཅན་ཡིད་སྲོག་རླུང་ཉིད། །</text:span></text:p>
      <text:p text:style-name="P46"><text:span text:style-name="T38">རྟག་ཏུ་ཡང་དག་འགྲོ་བར་འགྱུར། །ཐོག་མར་འཕོ་བའི་དུས་སུ་ནི། །</text:span></text:p>
      <text:p text:style-name="P46"><text:span text:style-name="T38">ཉ་ཡི་རྣམ་པ་ལྟ་བུར་འགྱུར། །འཕོ་བ་གཉིས་པའི་དུས་སུ་ནི། །</text:span></text:p>
      <text:p text:style-name="P46"><text:span text:style-name="T38">སླར་ཡང་ཁྲག་དང་འདྲེས་ནས་ནི། །སྟེང་དང་འོག་གི་དབྱེ་བ་ཡིས། །</text:span></text:p>
      <text:p text:style-name="P46"><text:span text:style-name="T38">སྲོག་གི་རླུང་ནི་གཉིས་སུ་འགྲོ། །འཐུར་སེར་རླུང་གི་འགྲོ་འོང་ལས། །</text:span></text:p>
      <text:p text:style-name="P46"><text:soft-page-break/><text:span text:style-name="T38">རུས་སྦལ་རྣམ་པར་འཛིན་པར་འགྱུར། །དེ་ནས་འཕོ་བ་གསུམ་པ་ལ། །</text:span></text:p>
      <text:p text:style-name="P46"><text:span text:style-name="T38">ཁྲག་དང་ཁུ་བའི་གཟུགས་ཅན་ནོ། །འཐུར་དུ་སེལ་བའི་རླུང་གི་ཚོགས། །</text:span></text:p>
      <text:p text:style-name="P46"><text:span text:style-name="T38">སྐབས་ནས་མཉམ་པའི་རླུང་ནི་འབྱུང་། །སྟེང་དུ་ཁ་བལྟས་ནས་ནི་གནས། །</text:span></text:p>
      <text:p text:style-name="P46"><text:span text:style-name="T38">ཕག་རྒོད་འདྲ་བའི་ལུས་སུ་འགྱུར། །སླར་ཡང་འཕོ་བ་བཞི་པ་ལས། །</text:span></text:p>
      <text:p text:style-name="P46"><text:span text:style-name="T38">ཁྲག་དང་ཁུ་བས་བགོས་པས་ནི། །མཉམ་དུ་རྒྱུ་བའི་རླུང་འགྱུར་ནས། །</text:span></text:p>
      <text:p text:style-name="P46"><text:span text:style-name="T38">འོག་ཏུ་ཁ་བལྟས་ནས་ནི་འགྲོ། །སེང་གེའི་རྣམ་པ་ཡིས་ཀྱང་ནི། །</text:span></text:p>
      <text:p text:style-name="P46"><text:span text:style-name="T38">ཁྱབ་བྱེད་རླུང་ནི་སྤྲོ་བར་བྱེད། །དེ་ནས་འཕོ་བ་ལྔ་པ་ལ། །</text:span></text:p>
      <text:p text:style-name="P46"><text:span text:style-name="T38">ཁྲག་དང་ཁུ་བ་འཕེལ་ནས་ནི། །</text:span><text:span text:style-name="T39">(</text:span><text:span text:style-name="T41">༤༤བ</text:span><text:span text:style-name="T39">)</text:span><text:span text:style-name="T38">གྱེན་རྒྱུའི་རླུང་གིས་བཀུག་ནས་ནི། །</text:span></text:p>
      <text:p text:style-name="P46"><text:span text:style-name="T38">མིང་གཟུགས་དེར་ནི་རིམ་བཞིན་འགྲོ། །གྱེན་རྒྱུའི་རླུང་གིས་ཁྱབ་བྱེད་སྤྲོ། །</text:span></text:p>
      <text:p text:style-name="P46"><text:span text:style-name="T38">གང་གིས་འགུལ་དང་གཡོ་བར་འགྱུར། །ཕུང་པོ་ལྔ་ནི་རྫོགས་པ་ན། །</text:span></text:p>
      <text:p text:style-name="P46"><text:span text:style-name="T38">དེ་ལྟར་གསུངས་པ་དེ་ལ་སླར། །འཕོ་བ་དྲུག་པའི་དུས་ཚོད་ལ། །</text:span></text:p>
      <text:p text:style-name="P46"><text:span text:style-name="T38">ས་ཡི་ཁམས་དང་མིག་གཉིས་དང་། །ཁྱབ་བྱེད་རླུང་གིས་ཀླུ་རླུང་སྤྲོ། །</text:span></text:p>
      <text:p text:style-name="P46"><text:span text:style-name="T38">རླུང་གི་དངོས་པོ་འཕེལ་བར་འགྱུར། །དེ་ནས་འཕོ་བ་བདུན་པ་ལ། །</text:span></text:p>
      <text:p text:style-name="P46"><text:span text:style-name="T38">ཆུ་ཡི་ཁམས་དང་སྣ་བུག་དོད། །ཀླུ་ཡི་རླུང་གིས་རུས་སྦལ་རླུང་། །</text:span></text:p>
      <text:p text:style-name="P46"><text:span text:style-name="T38">སྤྲོས་ནས་གཉིས་སུ་མེད་པར་སྤྱོད། །དེ་ནས་འཕོ་བ་བརྒྱད་པ་ལ། །</text:span></text:p>
      <text:p text:style-name="P46"><text:span text:style-name="T38">མེ་དང་སྣ་ཡི་བུ་ག་འབྱེད། །རུས་སྦལ་རླུང་གིས་རྩངས་རླུང་སྤྲོ། །</text:span></text:p>
      <text:p text:style-name="P46"><text:span text:style-name="T38">རང་གི་རང་བཞིན་ཤེས་པར་བྱེད། །དེ་ནས་འཕོ་བ་དགུ་པ་ལ། །</text:span></text:p>
      <text:p text:style-name="P46"><text:span text:style-name="T38">རླུང་གི་ཁམས་དང་རོ་ནི་ཚོར། །རྩངས་པ་ཞེས་བྱའི་རླུང་ཆེན་པོས། །</text:span></text:p>
      <text:p text:style-name="P46"><text:soft-page-break/><text:span text:style-name="T38">ལྷ་སྦྱིན་རླུང་ནི་སྤྲོ་བར་བྱེད། །དེ་རྗེས་འཕོ་བ་བཅུ་པ་ལ། །</text:span></text:p>
      <text:p text:style-name="P46"><text:span text:style-name="T38">ལྷ་སྦྱིན་རླུང་གིས་གཞུ་རྒྱལ་སྤྲོ། །ཀུན་བསྡུད་པ་ཡི་མཚན་ཉིད་ཅན། །</text:span></text:p>
      <text:p text:style-name="P46"><text:span text:style-name="T38">དགུ་ཡི་དབུས་ནས་ཁྱབ་པའི་ཁམས། །ཕྲ་ཞིང་ཐོགས་མེད་མཚན་ཉིད་ཅན། །</text:span></text:p>
      <text:p text:style-name="P46"><text:span text:style-name="T38">རྩ་དང་རྒྱུ་མ་རྒྱུས་པའི་སྦུབས། །སྒོ་ནི་དགུ་པོ་རྒྱས་པར་བྱེད། །</text:span></text:p>
      <text:p text:style-name="P46"><text:span text:style-name="T38">ལུས་ཀྱི་སྒོ་ནས་ཚོར་བ་དང་། །གཅིག་ཏུ་རེག་བྱའི་མཚན་ཉིད་འཛིན། །</text:span></text:p>
      <text:p text:style-name="P57"><text:span text:style-name="T64">ཞེས་དང་། </text:span></text:p>
      <text:p text:style-name="P57"><text:span text:style-name="T64">སྡོམ་འབྱུང་ལས། </text:span></text:p>
      <text:p text:style-name="P64"><text:span text:style-name="T38">ཕ་མའི་ཀུན་ཏུ་སྦྱོར་སོགས་ནི། །སྲིད་པའི་སྐྱེ་བོའི་མཐོང་གྱུར་ནས། །</text:span></text:p>
      <text:p text:style-name="P64"><text:span text:style-name="T38">རྟ་ལ་ཞོན་ཞིང་རྣམ་ཤེས་ནི། །རླུང་གི་བཞོན་པ་ཞོན་ནས་སུ། །</text:span></text:p>
      <text:p text:style-name="P64"><text:span text:style-name="T38">སྐད་ཅིག་ཐང་གཅིག་ཉིད་ལ་ནི། །ཤིན་ཏུ་མྱུར་བར་འོངས་གྱུར་ནས། །</text:span></text:p>
      <text:p text:style-name="P64"><text:span text:style-name="T38">ཤིན་ཏུ་དགའ་དང་བཅས་སྟོབས་ཀྱིས། །ཁ་ཡི་ལམ་ནས་འཇུག་པར་འགྱུར། །</text:span></text:p>
      <text:p text:style-name="P57"><text:span text:style-name="T64">ཞེས་སོགས་གསུངས་སོ། །</text:span></text:p>
      <text:p text:style-name="P57"><text:span text:style-name="T64">གཉིས་པ</text:span><text:span text:style-name="T21">་</text:span><text:span text:style-name="T20">[</text:span><text:span text:style-name="T21">གནས་པ་རྩ་</text:span><text:span text:style-name="T20">]</text:span><text:span text:style-name="T64">ནི། ལུས་ཀྱི་རྩ་ཐམས་ཅད་ཀྱི་གཙོ་བོ་ནི་གསུམ་སྟེ། </text:span></text:p>
      <text:p text:style-name="P57"><text:span text:style-name="T64">འདིར། </text:span><text:span text:style-name="T45">[</text:span><text:span text:style-name="T46">བརྟག་པ་སྔ་མ། དང་པོ་རྡོ་རྗེ་རིགས་ཀྱི་ལེའུར།</text:span><text:span text:style-name="T45">]</text:span></text:p>
      <text:p text:style-name="P60"><text:span text:style-name="T55">རྩ་རྣམ་པ་གསུམ་ནི་གཙོ་མོ་སྟེ། རྐྱང་མ་དང་། རོ་མ་དང་། ཀུན་འདར་མའོ། །</text:span></text:p>
      <text:p text:style-name="P57"><text:span text:style-name="T64">ཞེས་སོ། །</text:span></text:p>
      <text:p text:style-name="P57"><text:span text:style-name="T64">དེ་གསུམ་གྱི་གནས་དང་བྱེད་ལས་ལ། རྐྱང་མ་ལུས་ཀྱི་གཡོན་དུ་གནས་ཤིང་དྲི་ཆུ་འབབ། རོ་མ་གཡས་སུ་གནས་ཤིང་ཁྲག་དང་དྲི་ཆེན་འབབ། ཀུན་འདར་མ་དབུས་སུ་གནས་ཤིང་</text:span><text:span text:style-name="T39">(</text:span><text:span text:style-name="T41">༤༥ན</text:span><text:span text:style-name="T39">)</text:span><text:span text:style-name="T64">བྱང་སེམས་དཀར་ཆ་འབབ་སྟེ། </text:span></text:p>
      <text:p text:style-name="P27"><text:soft-page-break/><text:span text:style-name="T45">[</text:span><text:span text:style-name="T46">བརྟག་པ་སྔ་མ། དང་པོ་རྡོ་རྗེ་རིགས་ཀྱི་ལེའུར།</text:span><text:span text:style-name="T45">]</text:span></text:p>
      <text:p text:style-name="P47"><text:span text:style-name="T38">རྐྱང་མ་ཤེས་རབ་རང་བཞིན་གྱིས། །</text:span></text:p>
      <text:p text:style-name="P27"><text:span text:style-name="T64">ཞེས་སོགས་སོ། །</text:span></text:p>
      <text:p text:style-name="P27"><text:span text:style-name="T64">དེ་གསུམ་ལས་གྱེས་པའི་རྩ་ལ་རྐྱང་མ་ལ་བརྟེན་པ་མི་ཕྱེད་མ་ནས་ཚ་བ་མའི་བར་བཅུ་བཞི། རོ་མ་ལ་བརྟེན་པ་གཞོལ་མ་ནས་ཡིད་བཟང་མའི་བར་བཅུ་སྟེ་ཡུལ་ཉེར་བཞིའི་རྩ་དང་། དབུ་མ་ལ་བརྟེན་པ་སུམ་སྐོར་མ་ལ་སོགས་པའི་སྦས་པ་རྩ་ལྔ་དང་རྟེན་གཙོ་མོ་གསུམ་དང་བཅས་ནས་བྱང་སེམས་འབབ་པའི་རྩ་སུམ་ཅུ་རྩ་གཉིས་གསུངས་ཏེ། </text:span></text:p>
      <text:p text:style-name="P27"><text:span text:style-name="T64">འདིར། </text:span><text:span text:style-name="T45">[</text:span><text:span text:style-name="T46">བརྟག་པ་སྔ་མ། དང་པོ་རྡོ་རྗེ་རིགས་ཀྱི་ལེའུར།</text:span><text:span text:style-name="T45">]</text:span></text:p>
      <text:p text:style-name="P31"><text:span text:style-name="T55">རྩ་རྣམས་ནི་སུམ་ཅུ་རྩ་གཉིས་ཏེ། བྱང་ཆུབ་ཀྱི་སེམས་སུམ་ཅུ་རྩ་གཉིས་འབབ་པ། </text:span></text:p>
      <text:p text:style-name="P27"><text:span text:style-name="T64">ཞེས་སོ། །</text:span></text:p>
      <text:p text:style-name="P27"><text:span text:style-name="T64">དེ་ལ་ཡུལ་ཉེར་བཞིའི་རྩ་རྣམས་ཀྱི་གནས་དང་བྱེད་ལས་ནི། སཾ་ཊི་ལས། </text:span></text:p>
      <text:p text:style-name="P46"><text:span text:style-name="T38">སྤྱི་བོ་མ་ལ་ཡ་ཡི་ཡུལ། །དེ་བཞིན་སྤྱི་གཙུག་འབར་བ་ཡིན། །</text:span></text:p>
      <text:p text:style-name="P46"><text:span text:style-name="T38">དེ་བཞིན་དུ་ནི་དབུ་རྒྱན་ཉིད། །རྣ་བ་གཡས་པ་ཉིད་དུ་བརྗོད། །</text:span></text:p>
      <text:p text:style-name="P46"><text:span text:style-name="T38">རྩིབ་མའི་རྒྱབ་ནི་ཨརྦུ་ཏ། །བཞི་ནི་གནས་ཞེས་བྱ་བའོ། །</text:span></text:p>
      <text:p text:style-name="P46"><text:span text:style-name="T38">རྣ་བ་གཡོན་པའི་རང་བཞིན་ནི། །དེ་བཞིན་གཽ་ཏ་ཝ་རིར་ཤེས། །</text:span></text:p>
      <text:p text:style-name="P46"><text:span text:style-name="T38">དགའ་བའི་དབང་ཕྱུག་བཤད་པ་ནི། །སྨིན་མའི་དབུས་གནས་རབ་ཏུ་བསྐུལ། །</text:span></text:p>
      <text:p text:style-name="P46"><text:span text:style-name="T38">དེ་བཞིན་མིག་དག་ལྷ་མོའི་མཁར། །ལག་པའི་རྩ་བར་མཱ་ལ་བ། །</text:span></text:p>
      <text:p text:style-name="P46"><text:span text:style-name="T38">བཞི་ནི་ཉེ་བའི་གནས་ཉིད་དེ། །ཐུགས་ཀྱི་འཁོར་ལོར་རྣམ་པར་གནས། །</text:span></text:p>
      <text:p text:style-name="P46"><text:soft-page-break/><text:span text:style-name="T38">གནས་ཀྱི་ཁྱད་པར་རང་བཞིན་གྱི། །མཁའ་སྤྱོད་རྣམས་ཀྱི་ཡང་དག་བཤད། །</text:span></text:p>
      <text:p text:style-name="P46"><text:span text:style-name="T38">མཆན་ཁུང་ཀཱ་མ་རཱུ་པ་ཉིད། །ནུ་མ་ཨོ་ཏྲེར་རབ་ཏུ་གྲགས། །</text:span></text:p>
      <text:p text:style-name="P46"><text:span text:style-name="T38">འདི་དག་ཞིང་དུ་ཡང་དག་བརྗོད། །ལྟེ་བར་ཏྲི་ཤ་ཀུ་ནིར་བརྗོད། །</text:span></text:p>
      <text:p text:style-name="P46"><text:span text:style-name="T38">སྣ་ཡི་རྩེ་མོ་ཀོ་ས་ལཱ། །ཉེ་བའི་ཞིང་དུ་བརྗོད་པའོ། །</text:span></text:p>
      <text:p text:style-name="P46"><text:span text:style-name="T38">ཁ་ནི་ཀ་ལིང་ཀ་རུ་བརྗོད། །མགྲིན་པ་ལམ་བྷ་ཀ་རུ་གསུངས། །</text:span></text:p>
      <text:p text:style-name="P46"><text:span text:style-name="T38">ཚན་དོ་ཧ་ཞེས་རྣམ་པར་བཤད། །སྙིང་ནི་ཀཉྩིར་བརྗོད་པ་སྟེ། །</text:span></text:p>
      <text:p text:style-name="P46"><text:span text:style-name="T38">དབང་པོ་ཧི་མཱ་ལ་ཡ་ཉིད། །ཉེ་བ་ཡི་ནི་ཚན་དྷོར་བརྗོད། །</text:span></text:p>
      <text:p text:style-name="P46"><text:span text:style-name="T38">དེ་ལྟར་ཡུལ་རྣམས་ཐམས་ཅད་དུ། །གསུང་གི་འཁོར་ལོར་རྣམ་པར་གནས། །གནས་ཀྱི་ཁྱད་པར་ཚུལ་ཅན་གྱི། །ས་སྤྱོད་རྣམས་ཀྱི་ཡང་དག་བཤད། །</text:span></text:p>
      <text:p text:style-name="P46"><text:span text:style-name="T38">རྟགས་ལ་ཡི་དྭགས་ལྷག་པར་</text:span><text:span text:style-name="T39">(</text:span><text:span text:style-name="T41">༤༥བ</text:span><text:span text:style-name="T39">)</text:span><text:span text:style-name="T38">གནས། །གསང་བ་ལ་ནི་ཁྱིམ་གྱི་ལྷ། །</text:span></text:p>
      <text:p text:style-name="P46"><text:span text:style-name="T38">འདི་དག་འདུལ་བར་བརྗོད་པའོ། །བརླ་ནི་སཽརཥྚརུ་བརྗོད། །</text:span></text:p>
      <text:p text:style-name="P46"><text:span text:style-name="T38">རྗེ་ངར་གཉིས་ནི་གསེར་གླིང་གི། །རང་གི་ངོ་བོར་རྣམ་པར་བཤད། །</text:span></text:p>
      <text:p text:style-name="P46"><text:span text:style-name="T38">ཉེ་བ་ཡི་ནི་འདུ་བ་ཉིད། །སོར་མོ་ནཱ་ག་ར་རུ་བརྗོད། །</text:span></text:p>
      <text:p text:style-name="P46"><text:span text:style-name="T38">རྐང་པའི་རྒྱབ་ནི་སིན་དྷུར་ངེས། །དུར་ཁྲོད་དུ་ནི་ཡང་དག་བརྗོད། །</text:span></text:p>
      <text:p text:style-name="P46"><text:span text:style-name="T38">མཐེ་བོང་ལ་ནི་མ་རུ་ཟེར། །པུས་མོ་ཀུ་ལུ་ཏ་རུ་བརྗོད། །</text:span></text:p>
      <text:p text:style-name="P46"><text:span text:style-name="T38">འདི་དག་ཉེ་བའི་དུར་ཁྲོད་དེ། །མཁའ་འགྲོ་མར་ནི་གསུངས་པའོ། །</text:span></text:p>
      <text:p text:style-name="P27"><text:span text:style-name="T64">ཞེས་དང་། </text:span></text:p>
      <text:p text:style-name="P46"><text:span text:style-name="T38">སྤྱི་བོར་ཡང་དག་བྱུང་བ་ཡི། །རྩ་ནི་སྤྱི་བོ་སྐྱེས་ཞེས་བརྗོད། །</text:span></text:p>
      <text:p text:style-name="P46"><text:soft-page-break/><text:span text:style-name="T38">རྡུལ་དང་སྙིང་སྟོབས་མུན་པའི་ཚུལ། །དེ་ཡི་ནང་གནས་བཙུན་མོ་ནི། །</text:span></text:p>
      <text:p text:style-name="P46"><text:span text:style-name="T38">པུལླཱི་རར་ནི་མི་ཕྱེད་མ། །སོ་དང་སེན་མོ་འབབ་མར་བརྗོད། །</text:span></text:p>
      <text:p text:style-name="P46"><text:span text:style-name="T38">འབར་བ་འཛིན་པར་ཕྲ་གཟུགས་མ། །དེ་བཞིན་སྐྲ་དང་བ་སྤུ་འབབ། །</text:span></text:p>
      <text:p text:style-name="P46"><text:span text:style-name="T38">ཨུ་རྒྱན་གནས་ནི་ཆེན་པོ་ལ། །རྩེ་བ་མ་ནི་རྣམ་པར་གནས། །</text:span></text:p>
      <text:p text:style-name="P46"><text:span text:style-name="T38">རྣ་བ་གཡས་པར་གནས་ནས་ནི། །པགས་པ་དྲི་མ་འབབ་མ་གནས། །</text:span></text:p>
      <text:p text:style-name="P46"><text:span text:style-name="T38">ཨརྦུ་ཏར་ནི་གཡོན་པ་མ། །མཁའ་འགྲོ་མ་ནི་ཤ་འབབ་མ། །</text:span></text:p>
      <text:p text:style-name="P46"><text:span text:style-name="T38">གང་ཞིག་ཆུ་རྒྱུས་འབབ་པའི་རྩ། །བ་ཡི་མཆོག་སྦྱིན་རྣམ་པར་གནས། །</text:span></text:p>
      <text:p text:style-name="P46"><text:span text:style-name="T38">དེ་ནི་སྲ་བའི་ཚུལ་གྱིས་གནས། །ཐུང་ངུ་མར་ནི་རྣམ་པར་བཤད། །</text:span></text:p>
      <text:p text:style-name="P46"><text:span text:style-name="T38">གང་ཞིག་དགའ་བའི་དབང་ཕྱུག་རྩ། །དེ་བཞིན་རུས་སྦལ་སྐྱེས་མར་གྲགས། །</text:span></text:p>
      <text:p text:style-name="P46"><text:span text:style-name="T38">ཕྲ་བའི་དངོས་པོས་གནས་པའི་ཕྱིར། །རུས་པའི་ཕྲེང་བ་འཁྲུག་པར་གནས། །</text:span></text:p>
      <text:p text:style-name="P46"><text:span text:style-name="T38">ལྷ་མེའི་མཁར་དུ་གང་ཞིག་རྩ། །འཇམ་པ་སྒོམ་པ་མ་རུ་བརྗོད། །</text:span></text:p>
      <text:p text:style-name="P46"><text:span text:style-name="T38">དེ་ནི་རྟག་ཏུ་མཆིན་པ་འབབ། །ཐམས་ཅད་ལུས་ལ་ལྷག་པར་གནས། །</text:span></text:p>
      <text:p text:style-name="P46"><text:span text:style-name="T38">མཱ་ལ་བར་ནི་དབང་མ་ནི། །རྒྱལ་བའི་དབང་ཕྱུག་ཉིད་ལ་གནས། །</text:span></text:p>
      <text:p text:style-name="P46"><text:span text:style-name="T38">རྩ་ནི་གང་ཞིག་མིག་འབབ་མ། །འདོད་པའི་གཟུགས་སུ་རྣམ་པར་གནས། །</text:span></text:p>
      <text:p text:style-name="P46"><text:span text:style-name="T38">གཟུགས་ནི་མཐོང་བར་འདོད་པ་སྟེ། །སྐྱོན་བྲལ་མ་ཞེས་རྣམ་པར་བཤད། །</text:span></text:p>
      <text:p text:style-name="P46"><text:span text:style-name="T38">ཨོ་ཊར་མཁྲིས་པ་འབབ་པའི་རྩ། །གང་ཞིག་མཇུག་མ་ཆེན་མོར་བརྗོད། །</text:span></text:p>
      <text:p text:style-name="P46"><text:span text:style-name="T38">ཏྲི་ཤཾ་ཀུ་ནིར་བྱུང་བ་ནི། །ཨ་མོ་ངེས་པར་གློ་བར་བཅས། །</text:span></text:p>
      <text:p text:style-name="P46"><text:span text:style-name="T38">ཀོ་ཤ་ལར་ནི་མཚན་མོ་ཉིད། །རྒྱུ་མའི་ཕྲེང་བའང་ཁྱབ་ཅིང་འབབ། །</text:span><text:span text:style-name="T39">(</text:span><text:span text:style-name="T41">༤༦ན</text:span><text:span text:style-name="T39">)</text:span></text:p>
      <text:p text:style-name="P46"><text:soft-page-break/><text:span text:style-name="T38">ཀ་ལིང་ཀར་ནི་བསིལ་སྦྱིན་མ། །ངོས་ཀྱིས་ཆུ་རྒྱུས་ཡང་དག་བཤད། །</text:span></text:p>
      <text:p text:style-name="P46"><text:span text:style-name="T38">ཚ་བ་མ་ནི་ལྟོ་གནས་ངེས། །ལམ་པ་ཀར་ནི་རབ་ཏུ་གྲགས། །</text:span></text:p>
      <text:p text:style-name="P46"><text:span text:style-name="T38">མཚན་མ་ཉིད་ནི་ཀཉྩིར་གནས། །ཐམས་ཅད་དུ་ནི་བཤང་བ་འབབ། །</text:span></text:p>
      <text:p text:style-name="P46"><text:span text:style-name="T38">མཚམས་ཀྱི་མཐའ་ཡི་ནང་དུ་ཡང་། །ཁ་ཡི་གནས་སུ་རངས་མའི་གདོང་། །</text:span></text:p>
      <text:p text:style-name="P46"><text:span text:style-name="T38">ཤིན་ཏུ་གཟུགས་ཅན་བད་ཀན་ལྡན། །ཡི་དྭགས་ལྷག་གནས་ཡང་དག་ལྡན། །</text:span></text:p>
      <text:p text:style-name="P46"><text:span text:style-name="T38">གང་ཞིག་རྟག་ཏུ་རྣག་འབབ་པ། །ཁྱིམ་གྱི་ལྷར་ནི་ཡང་དག་གནས། །</text:span></text:p>
      <text:p text:style-name="P46"><text:span text:style-name="T38">མཁའ་འགྲོ་དམ་པའི་དབང་ཕྱུག་མ། །སྤྱི་མ་ཉིད་དུ་རྣམ་པར་བཤད། །</text:span></text:p>
      <text:p text:style-name="P46"><text:span text:style-name="T38">སཽརཥྚ་ནི་གང་ཞིག་རྩ། །རྒྱུ་སྦྱིན་མ་ནི་དམར་པོ་འབབ། །</text:span></text:p>
      <text:p text:style-name="P46"><text:span text:style-name="T38">རྔུལ་ནི་འབབ་པར་གྱུར་པ་ནི། །གསེར་གླིང་དུ་ནི་ཡང་དག་བཤད། །</text:span></text:p>
      <text:p text:style-name="P46"><text:span text:style-name="T38">ཡན་ལག་གཟི་བརྗིད་ཀུན་ཁྱབ་མ། །བརྗོད་བྲལ་མ་ནི་རབ་ཏུ་གྲགས། །</text:span></text:p>
      <text:p text:style-name="P46"><text:span text:style-name="T38">ནཱ་ག་རར་ནི་སྡུག་གུ་མ། །ཚིལ་ཅན་སྡོམ་ཞིང་མྱོས་བྱེད་འབབ། །</text:span></text:p>
      <text:p text:style-name="P46"><text:span text:style-name="T38">སིན་དྷུར་ཤིན་ཏུ་གྲུབ་མ་ཉིད། །མྱ་ངན་མཆིལ་མ་འབབ་མར་བརྗོད། །</text:span></text:p>
      <text:p text:style-name="P46"><text:span text:style-name="T38">མ་རུར་གནས་མ་ལུད་སྐམ་འབབ། །འཚེར་པ་མ་ཞེས་རྣམ་པར་བསྟན། །</text:span></text:p>
      <text:p text:style-name="P46"><text:span text:style-name="T38">ཀུ་ལུ་ཏར་ནི་ཡིད་བཟང་མ། །བྱིས་པའི་སྣབས་ནི་འབབ་མ་འོ། །</text:span></text:p>
      <text:p text:style-name="P27"><text:span text:style-name="T64">ཞེས་གསུངས་པ་ལྟར་རོ། །</text:span></text:p>
      <text:p text:style-name="P27"><text:span text:style-name="T64">སྦས་པ་རྩ་ལྔ་ནི། དབུ་མའི་སྙིང་གའི་རྩ་ལས་གྱེས་ནས་སུམ་སྐོར་མས་མིག་ལས་གཟུགས་འཛིན། འདོད་མས་རྣ་བ་ལས་སྒྲ། ཁྱིམ་མས་སྣ་ལས་དྲི། གཏུམ་མོས་ལྕེ་ལས་རོ། བདུད་བྲལ་མས་ལུས་ལས་རེག་བྱ་འཛིན་ཏེ། </text:span></text:p>
      <text:p text:style-name="P27"><text:soft-page-break/><text:span text:style-name="T64">སཾ་ཊིར། </text:span></text:p>
      <text:p text:style-name="P45"><text:span text:style-name="T38">ལུས་ཀྱི་སྙིང་གི་ནང་དུ་ནི། །རྩ་ལྔ་རྣམས་ནི་ཡང་དག་གནས། །</text:span></text:p>
      <text:p text:style-name="P27"><text:span text:style-name="T64">ཞེས་སོ། །</text:span></text:p>
      <text:p text:style-name="P27"><text:span text:style-name="T64">དེ་ནས་རྩའི་འཁོར་ལོ་ནི་འདིར་རྩ་འཁོར་ལོ་བཞིར་བཤད་ཅིང་། དེའི་རྩ་འདབ་བརྒྱ་ཉི་ཤུ་ཡང་རྩའི་གཙོ་བོ་ཡིན་ཏེ། </text:span></text:p>
      <text:p text:style-name="P27"><text:span text:style-name="T64">སྡོམ་འབྱུང་དུ། </text:span></text:p>
      <text:p text:style-name="P45"><text:span text:style-name="T38">ཉི་ཤུས་ལྷག་པའི་བརྒྱ་ཡིས་ནི། །རྩ་ཡི་གཙོ་བོ་བརྗོད་པར་བྱ། །</text:span></text:p>
      <text:p text:style-name="P27"><text:span text:style-name="T64">ཞེས་དང་། </text:span></text:p>
      <text:p text:style-name="P27"><text:span text:style-name="T64">སཾ་ཊིར། </text:span></text:p>
      <text:p text:style-name="P45"><text:span text:style-name="T38">འཁོར་ལོ་བཞི་ཡི་རབ་དབྱེ་བས། །བརྒྱ་ཕྲག་གཅིག་དང་ཉི་ཤུ་ལྷག །</text:span></text:p>
      <text:p text:style-name="P27"><text:span text:style-name="T64">ཅེས་སོ། །</text:span></text:p>
      <text:p text:style-name="P27"><text:span text:style-name="T64">འཁོར་ལོ་སོ་སོའི་རྩ་འདབ་ཀྱི་གྲངས་ནི། འདིར་སྤྲུལ་པའི་འཁོར་ལོ་ལ་པདྨ་འདབ་</text:span><text:span text:style-name="T39">(</text:span><text:span text:style-name="T41">༤༦བ</text:span><text:span text:style-name="T39">)</text:span><text:span text:style-name="T64">མ་དྲུག་ཅུ་རྩ་བཞི། ཞེས་སོགས་སོ། །</text:span></text:p>
      <text:p text:style-name="P27"><text:span text:style-name="T64">རྒྱུད་གཞན་ལས་འཁོར་ལོ་ལྔ་དང་དྲུག་ལ་སོགས་པའི་རྣམ་གཞག་མང་དུ་བཤད་དོ། །</text:span></text:p>
      <text:p text:style-name="P27"><text:span text:style-name="T64">རྩ་རྣམས་མང་དུ་ཕྱེ་ན། ཡུལ་ཉེར་བཞིའི་རྩ་ལ་ཐིམ་པ་དང་ལོངས་སྤྱོད་པ་དང་བདག་པོའི་དབྱེ་བས་གཙོ་བོ་བདུན་ཅུ་རྩ་གཉིས་ཡོད་ཅིང་། དེ་དག་རེ་རེ་ལས་གྱེས་པ་ཡང་སྟོང་སྟོང་ཡོད་པས་སྡེ་ཚན་སྟོང་ཕྲག་བདུན་ཅུ་རྩ་གཉིས་ཡོད་དེ། </text:span></text:p>
      <text:p text:style-name="P27"><text:span text:style-name="T64">རྡོར་ཕྲེང་དུ། </text:span></text:p>
      <text:p text:style-name="P46"><text:soft-page-break/><text:span text:style-name="T38">ལུས་ཀྱི་རྩ་ནི་དབྱེ་བ་ཡིས། །དེ་ཉིད་ཉི་ཤུ་རྩ་བཞིར་བརྗོད། །</text:span></text:p>
      <text:p text:style-name="P46"><text:span text:style-name="T38">ཐིམ་དང་ལོངས་སྤྱོད་བདག་པོ་ཉིད། །གྲངས་ནི་བདུན་ཅུ་རྩ་གཉིས་བརྗོད། །</text:span></text:p>
      <text:p text:style-name="P46"><text:span text:style-name="T38">རེ་རེའང་འཁོར་ནི་སྟོང་སྟོང་ངོ་། །</text:span></text:p>
      <text:p text:style-name="P27"><text:span text:style-name="T64">ཞེས་སོ། །</text:span></text:p>
      <text:p text:style-name="P27"><text:span text:style-name="T64">དེ་དག་གི་བྱེད་ལས་ཀྱང་། དེ་ཉིད་དུ། </text:span></text:p>
      <text:p text:style-name="P45"><text:span text:style-name="T38">སྟོང་ཕྲག་ཉི་ཤུ་རྩ་བཞི་ནི། །བྱང་ཆུབ་སེམས་ནི་འབབ་པར་ཤེས། །</text:span></text:p>
      <text:p text:style-name="P45"><text:span text:style-name="T38">བདེ་བ་ཐམས་ཅད་རབ་ཏུ་འཕེལ། །རྟག་ཏུ་རྨད་དུ་བྱུང་བའི་རྩ། །</text:span></text:p>
      <text:p text:style-name="P45"><text:span text:style-name="T38">སྟོང་ཕྲག་ཉི་ཤུ་རྩ་བཞི་ནི། །ཁྲག་འབབ་པར་ནི་ཤེས་པར་བྱ། །</text:span></text:p>
      <text:p text:style-name="P45"><text:span text:style-name="T38">ཉི་མ་འཕྲོ་བའི་བདག་ཉིད་ཅན། །རྟག་ཏུ་རྨད་དུ་བྱུང་བའི་རྩ། །</text:span></text:p>
      <text:p text:style-name="P45"><text:span text:style-name="T38">སྟོང་ཕྲག་ཉི་ཤུ་རྩ་བཞི་ནི། །རླུང་རྒྱུ་བར་ནི་ཤེས་པར་བྱ། །</text:span></text:p>
      <text:p text:style-name="P27"><text:span text:style-name="T64">ཞེས་སོ། །</text:span></text:p>
      <text:p text:style-name="P38"><text:span text:style-name="T64">དེ་དག་གི་རྩེ་མོ་ནི། བ་སྤུའི་ཁུང་བུ་རེ་ལ་ཁྱབ་ནས་རྩ་བྱེ་བ་ཕྲག་ཕྱེད་དང་བཞི་ཡོད་དེ། </text:span></text:p>
      <text:p text:style-name="P38"><text:span text:style-name="T64">རྡོ་རྗེ་སྙིང་འགྲེལ་ལས། </text:span></text:p>
      <text:p text:style-name="P45"><text:span text:style-name="T38">བ་སྤུའི་བུ་གའི་གྲངས་སྙེད་ཀྱི། །རྩ་རྣམས་བྱེ་བ་ཕྱེད་དང་བཞི། །</text:span></text:p>
      <text:p text:style-name="P27"><text:span text:style-name="T64">ཞེས་སོ། །</text:span></text:p>
      <text:p text:style-name="P27"><text:span text:style-name="T64">གསུམ་པ་</text:span><text:span text:style-name="T20">[</text:span><text:span text:style-name="T21">གཡོ་བ་རླུང་</text:span><text:span text:style-name="T20">]</text:span><text:span text:style-name="T64">ནི། ཡེ་ཤེས་ཀྱི་རླུང་དང་། ལས་རླུང་གཉིས་ཀྱི། </text:span></text:p>
      <text:p text:style-name="P27"><text:span text:style-name="T64">སྔ་མ་ནི། གཟུངས་འཛིན་གྱི་རྟོག་པ་ཐམས་ཅད་དང་བྲལ་བ་བདེ་བ་ཆེན་པོའི་རང་བཞིན་ཡིན་ཏེ། </text:span></text:p>
      <text:p text:style-name="P27"><text:span text:style-name="T64">ཕྱག་ཆེན་ཐིག་ལེར། </text:span></text:p>
      <text:p text:style-name="P45"><text:soft-page-break/><text:span text:style-name="T38">གཟུང་དང་འཛིན་པ་རྣམ་པར་སྤངས། །རང་དངོས་བདེ་བ་ཆེན་པོ་ནི། །</text:span></text:p>
      <text:p text:style-name="P45"><text:span text:style-name="T38">ཡེ་ཤེས་རླུང་དུ་རབ་ཏུ་གྲགས། །དེ་ནི་ནམ་མཁའ་ཞེས་སུ་བཤད། །</text:span></text:p>
      <text:p text:style-name="P45"><text:span text:style-name="T38">ནམ་མཁའ་སྟོང་པར་བསྟན་པའོ། །སྟོང་པ་ལས་ནི་ཐམས་ཅད་འབྱུང་། །</text:span></text:p>
      <text:p text:style-name="P45"><text:span text:style-name="T38">སྟོང་པའི་ནང་དུ་ཐམས་ཅད་ཐིམ། །</text:span></text:p>
      <text:p text:style-name="P27"><text:span text:style-name="T64">ཞེས་དང་། </text:span></text:p>
      <text:p text:style-name="P27"><text:span text:style-name="T64">རྡོར་ཕྲེང་དུ། </text:span></text:p>
      <text:p text:style-name="P46"><text:span text:style-name="T38">རྣམ་རྟོག་མེད་པའི་རླུང་ཆེན་པོ། །གཉིས་པ་ཐམས་ཅད་རྣམ་པར་སྤངས། །</text:span></text:p>
      <text:p text:style-name="P27"><text:span text:style-name="T64">ཞེས་སོ། །</text:span></text:p>
      <text:p text:style-name="P27"><text:span text:style-name="T64">ལས་ཀྱི་རླུང་ནི། རྡོར་ཕྲེང་ལས། </text:span><text:span text:style-name="T39">(</text:span><text:span text:style-name="T41">༤༧ན</text:span><text:span text:style-name="T39">)</text:span></text:p>
      <text:p text:style-name="P46"><text:span text:style-name="T38">སྲོག་དང་འཐུར་སེལ་གྱེན་རྒྱུ་དང་། །ཁྱབ་དང་མཉམ་གནས་ཞེས་བཤད་དང་། །</text:span></text:p>
      <text:p text:style-name="P46"><text:span text:style-name="T38">ཀླུ་དང་རུལ་སྦལ་རྩངས་པ་དང་། །ལྷ་སྦྱིན་དང་ནི་གཞུ་ལས་རྒྱལ། །</text:span></text:p>
      <text:p text:style-name="P27"><text:span text:style-name="T64">ཞེས་པ་ལྟར་བཅུ་ལས། </text:span></text:p>
      <text:p text:style-name="P27"><text:span text:style-name="T64">རྩ་བའི་རླུང་ལྔའི་གནས་ནི། དེ་ཉིད་ལས། </text:span></text:p>
      <text:p text:style-name="P46"><text:span text:style-name="T38">སྲོག་གི་རླུང་ནི་སྙིང་གར་གནས། །མི་བསྐྱོད་བྱེ་བྲག་རིགས་ལས་སྐྱེས། །</text:span></text:p>
      <text:p text:style-name="P46"><text:span text:style-name="T38">འདོམ་ལ་གནས་པའི་འཐུར་སེལ་ནི། །རིན་ཆེན་འབྱུང་གནས་བྱེ་བྲག་སྐྱེས། །</text:span></text:p>
      <text:p text:style-name="P46"><text:span text:style-name="T38">སྟོད་དུ་རྒྱུ་བ་ལྐོག་མཐར་གནས། །འོད་དཔག་མེད་པའི་རང་བཞིན་ནོ། །</text:span></text:p>
      <text:p text:style-name="P46"><text:span text:style-name="T38">མེ་དང་མཉམ་གནས་ལྟེ་བར་གནས། །དོན་ཡོད་གྲུབ་པའི་རང་བཞིན་ནོ། །</text:span></text:p>
      <text:p text:style-name="P44"><text:span text:style-name="T21">ཁྱབ་བྱེད་ཡན་ལག་ཀུན་འདར་གནས། །རྣམ་སྣང་མཛད་ཀྱིས་བྱིན་གྱིས་བརླབས། །</text:span></text:p>
      <text:p text:style-name="P27"><text:soft-page-break/><text:span text:style-name="T64">ཞེས་པ་ལྟར་རོ། །</text:span></text:p>
      <text:p text:style-name="P27"><text:span text:style-name="T64">བྱེད་ལས་ཀྱང་། དེ་ཉིད་དུ། </text:span></text:p>
      <text:p text:style-name="P46"><text:span text:style-name="T38">དབང་པོའི་སྒོ་ཡི་རྒྱུན་ལས་ནི། །སྲོག་དང་རྩོལ་བ་རྒྱུན་དང་ནི། །</text:span></text:p>
      <text:p text:style-name="P46"><text:span text:style-name="T38">དུས་ཀུན་ཏུ་ནི་རྒྱུ་བ་ནི། །སྲོག་ཅེས་བྱ་བ་ཡིན་པར་བཤད། །</text:span></text:p>
      <text:p text:style-name="P46"><text:span text:style-name="T38">སྲོག་དང་རླུང་དང་ཕྱི་ས་དང་། །དེ་བཞིན་དུ་ནི་ཁུ་བ་སོགས། །</text:span></text:p>
      <text:p text:style-name="P46"><text:span text:style-name="T38">འོག་འདྲེན་འདི་ནི་འཐུར་སེལ་རླུང་། །རྟག་ཏུ་རྣལ་འབྱོར་པས་ཤེས་བྱ། །</text:span></text:p>
      <text:p text:style-name="P46"><text:span text:style-name="T38">རྒོད་དང་ཟ་དང་བདག་པ་དང་། །ཀུན་ཏུ་འཐུང་དང་འཇིབ་པ་དང་། །</text:span></text:p>
      <text:p text:style-name="P46"><text:span text:style-name="T38">གང་ཞིག་རྟག་ཏུ་མཉམ་གནས་པ། །མཉམ་དུ་གནས་པ་ཞེས་བྱར་བརྗོད། །</text:span></text:p>
      <text:p text:style-name="P46"><text:span text:style-name="T38">གྱེན་དུ་འགྲོ་ཞིང་བསྡུད་པ་དང་། །བཟའ་དང་མྱང་བ་ལ་སོགས་པ། །</text:span></text:p>
      <text:p text:style-name="P46"><text:span text:style-name="T38">ཤེས་ནས་ལྷན་ཅིག་འབྱོར་བ་དག །གྱེན་རྒྱུའི་ལས་སུ་ཤེས་པར་བྱ། །</text:span></text:p>
      <text:p text:style-name="P46"><text:span text:style-name="T38">ཁྱབ་དང་འཛིན་པ་ཉིད་དང་ནི། །དེ་བཞིན་འགྲོ་དང་ལྡོག་པ་སོགས། །</text:span></text:p>
      <text:p text:style-name="P46"><text:span text:style-name="T38">ཚིགས་ཀུན་ཏུ་ནི་ཁྱབ་པའི་ཕྱིར། །ཁྱབ་བྱེད་ཅེས་ནི་བྱ་བར་བཤད། །</text:span></text:p>
      <text:p text:style-name="P27"><text:span text:style-name="T64">ཅེས་དང་། </text:span></text:p>
      <text:p text:style-name="P27"><text:span text:style-name="T64">རྡོ་རྗེའི་སྒོ་ཞེས་བྱ་བའི་རྒྱུད་ལས། </text:span></text:p>
      <text:p text:style-name="P46"><text:span text:style-name="T38">སྲོག་འཛིན་རླུང་ནི་སྙིང་ལ་གནས། །ལས་ནི་བདག་འཛིན་དྲན་པ་བསྐྱོད། །</text:span></text:p>
      <text:p text:style-name="P46"><text:span text:style-name="T38">ལོག་ན་འདར་དང་སྨྱོ་སོགས་འབྱུང་། །མེ་དང་མཉམ་པ་ཕོ་བར་གནས། །</text:span></text:p>
      <text:p text:style-name="P46"><text:span text:style-name="T38">ཁ་ཟས་འཇུ་ཞིང་དྭངས་སྙིགས་འབྱེད། །ལོག་ན་སྦོ་ཞིང་འཁྲོག་དང་འཁྲུ། །</text:span></text:p>
      <text:p text:style-name="P46"><text:span text:style-name="T38">འཐུར་དུ་སེལ་བ་གསང་བར་གནས། །སྒོ་གཉིས་སྡོམ་དང་འཕེན་པར་བྱེད། །</text:span></text:p>
      <text:p text:style-name="P46"><text:soft-page-break/><text:span text:style-name="T38">ལོག་ན་དྲི་ཆུ་སྡོམ་དང་འཆོར། །གྱེན་དུ་རྒྱུ་བ་མགྲིན་པར་གནས། །</text:span></text:p>
      <text:p text:style-name="P46"><text:span text:style-name="T38">སྨྲ་བརྗོད་ལས་ཀུན་བྱེད་པར་འགྱུར། །ལོག་ན་མགྲིན་པ་སྐྲངས་སོགས་འབྱུང་། །</text:span></text:p>
      <text:p text:style-name="P46"><text:span text:style-name="T38">ཁྱབ་བྱེད་ལུས་ཀྱི་ཚིགས་ལ་གནས། །ལས་ནི་ཡན་ལག་བསྒུལ་བསྐྱོད་བྱེད། །</text:span></text:p>
      <text:p text:style-name="P46"><text:span text:style-name="T38">ལོག་ན་ཚིགས་བཞི་ན་བར་འགྱུར། །</text:span><text:span text:style-name="T39">(</text:span><text:span text:style-name="T41">༤༧བ</text:span><text:span text:style-name="T39">)</text:span></text:p>
      <text:p text:style-name="P27"><text:span text:style-name="T64">ཞེས་པ་ལྟར་རོ། །</text:span></text:p>
      <text:p text:style-name="P27"><text:span text:style-name="T64">ཡན་ལག་གི་རླུང་ལྔའི་གནས་དང་བྱེད་ལས་ནི། རིམ་བཞིན་དབང་པོ་ལྔ་ལ་གནས་ནས་ཡུལ་ལྔ་འཛིན་པར་བྱེད་དེ། </text:span></text:p>
      <text:p text:style-name="P27"><text:span text:style-name="T64">རིམ་ལྔར། </text:span></text:p>
      <text:p text:style-name="P46"><text:span text:style-name="T38">རླུང་རྣམས་ཕྲ་བའི་གཟུགས་ཀྱིས་ནི། །སེམས་དང་ཡང་དག་འདྲེས་གྱུར་ནས། །</text:span></text:p>
      <text:p text:style-name="P46"><text:span text:style-name="T38">དབང་པོའི་ལམ་ནས་བྱུང་ནས་སུ། །ཡུལ་རྣམས་ལ་ནི་དམིགས་པར་བྱེད། །</text:span></text:p>
      <text:p text:style-name="P27"><text:span text:style-name="T64">ཅེས་དང་། </text:span></text:p>
      <text:p text:style-name="P27"><text:span text:style-name="T64">རྡོ་རྗེའི་སྒོ་ལས། </text:span></text:p>
      <text:p text:style-name="P46"><text:span text:style-name="T38">རྒྱུ་བས་མིག་གིས་གཟུགས་མཐོང་བྱེད། །རབ་ཏུ་རྒྱུ་བ་རྣ་བས་སྒྲ། །</text:span></text:p>
      <text:p text:style-name="P46"><text:span text:style-name="T38">ཤིན་ཏུ་རྒྱུ་བ་སྣ་ཡིས་དྲི། །མངོན་པར་རྒྱུ་བ་ལྕེ་ཡིས་རོ། །</text:span></text:p>
      <text:p text:style-name="P46"><text:span text:style-name="T38">ཡང་དག་རྒྱུ་བ་པགས་པ་ཡིས། །རེག་བྱ་ཉམས་སུ་མྱོང་བར་བྱེད། །</text:span></text:p>
      <text:p text:style-name="P46"><text:span text:style-name="T38">འདི་རྣམས་གནས་ནས་ལོག་གྱུར་ན། །ཡུལ་ལྔའི་སྣང་བ་སྣ་ཚོགས་འབྱུང་། །</text:span></text:p>
      <text:p text:style-name="P27"><text:span text:style-name="T64">ཞེས་པ་ལྟར་རོ། །</text:span></text:p>
      <text:p text:style-name="P27"><text:span text:style-name="T64">རྒྱུ་བ་ལ་སོགས་པ་ནི་རིམ་བཞིན་ཀླུ་ལ་སོགས་པའི་མིང་གིས་རྣམ་གྲངས་སོ། །</text:span></text:p>
      <text:p text:style-name="P27"><text:soft-page-break/><text:span text:style-name="T64">རླུང་རྒྱུ་ཚུལ་ལ། ཡེ་ཤེས་ཀྱི་རླུང་ནི་ཨ་ཝ་དྷཱུ་ཏཱིར་གནས་ནས་རོ་རྐྱང་གི་རླུང་འགོག་པར་བཤད་དེ། </text:span></text:p>
      <text:p text:style-name="P27"><text:span text:style-name="T64">རྡོར་ཕྲེང་ལས། </text:span></text:p>
      <text:p text:style-name="P45"><text:span text:style-name="T38">རྣམ་རྟོག་མེད་པའི་རླུང་ཆེན་པོ། །སྐུ་གསུང་རྡོ་རྗེར་བཅད་ནས་ནི། །</text:span></text:p>
      <text:p text:style-name="P45"><text:span text:style-name="T38">རྣམ་རྟོག་མེད་པའི་བདེ་བ་སྟེར། །སྔགས་ཀྱི་དེ་ཉིད་ཀྱང་ནི་ཐོབ། །</text:span></text:p>
      <text:p text:style-name="P45"><text:span text:style-name="T38">ཨ་ཝ་དྷུ་ཏཱིའི་རྒྱུན་ལ་གནས། །</text:span></text:p>
      <text:p text:style-name="P27"><text:span text:style-name="T64">ལས་ཀྱི་རླུང་ནི་ནང་དུ་ལུས་ཁྱབ་པར་བྱེད་ཅིང་ཕྱི་རོལ་དུ་སྣ་བུག་ནས་རྒྱུ་བ་སྟེ། དེ་ཉིད་དུ། </text:span></text:p>
      <text:p text:style-name="P45"><text:span text:style-name="T38">རྣམ་པར་རྟོག་པའི་རླུང་གཉིས་ནི། །ལུས་ཀུན་ལ་ནི་ཁྱབ་པར་བྱེད། །</text:span></text:p>
      <text:p text:style-name="P45"><text:span text:style-name="T38">སྣ་ཡི་བུ་ག་ལས་ནས་རྒྱུ། །</text:span></text:p>
      <text:p text:style-name="P27"><text:span text:style-name="T64">ཞེས་སོ། །</text:span></text:p>
      <text:p text:style-name="P27"><text:span text:style-name="T64">དེ་ལ་ནང་དུ་རྒྱུ་བ་ནི་འདིར་རླུང་རྣམས་སོ་སོའི་གནས་སུ་རང་རང་གི་ལས་བྱེད་པ་ལ་རྒྱུ་བའི་ཐ་སྙད་བྱས་པར་བཞེད་ལ། དུས་འཁོར་བས་རླུང་བཅུ་འཁོར་ལོའི་སྟེང་འོག་དང་ཕྱོགས་མཚམས་སུ་གནས་ནས་རྩ་འདབ་རྣམས་སུ་རྒྱུ་བར་ཡང་བཞེད་དོ། །</text:span></text:p>
      <text:p text:style-name="P27"><text:span text:style-name="T64">ཕྱིར་རྒྱུ་བ་ལ་རླུང་རྣམས་འབྱུང་བ་ལྔའི་དབྱེ་བས་དཀྱིལ་འཁོར་ལྔའམ་མགོན་པོ་ལྔའི་རླུང་དུ་ཕྱེ་ནས་དཀྱིལ་འཁོར་བཞིའི་རླུང་ཕྱི་རོལ་དུ་རྒྱུ་སྟེ། </text:span></text:p>
      <text:p text:style-name="P27"><text:span text:style-name="T64">སཾ་ཊིར། </text:span></text:p>
      <text:p text:style-name="P45"><text:span text:style-name="T38">རླུང་ལ་སོགས་པའི་རབ་དབྱེ་བས། །རྟག་ཏུ་འགྲོ་བ་རླུང་རྣམ་བཞི། །</text:span></text:p>
      <text:p text:style-name="P27"><text:span text:style-name="T64">ཞེས་སོ། །</text:span></text:p>
      <text:p text:style-name="P27"><text:span text:style-name="T64">དེ་ཡང་སོ་སོའི་གནས་མེ་མགྲིན་པ། ཆུ་སྙིང་ག །རླུང་ལྟེ་བ། ས་གསང་བ་ནས་འགྲོ་བར་བྱེད་དེ། </text:span></text:p>
      <text:p text:style-name="P27"><text:soft-page-break/><text:span text:style-name="T64">སཾ་ཊིར། </text:span><text:span text:style-name="T39">(</text:span><text:span text:style-name="T41">༤༨ན</text:span><text:span text:style-name="T39">)</text:span></text:p>
      <text:p text:style-name="P45"><text:span text:style-name="T38">མགྲིན་པ་སྙིང་ག་ལྟེ་བ་དང་། །གསང་བའི་པད་མར་འགྲོ་འོང་སྟོན། །</text:span></text:p>
      <text:p text:style-name="P27"><text:span text:style-name="T64">ཞེས་སོ། །</text:span></text:p>
      <text:p text:style-name="P27"><text:span text:style-name="T64">དེ་ལ་དཀྱིལ་འཁོར་བཞིའམ་མགོན་པོ་བཞི་ནི། སྣ་བུག་གཡས་ནས་རྒྱུ་བ་མེའི་རང་བཞིན་དམར་པོ། གཡོན་ནས་རྒྱུ་བ་རླུང་གི་རང་བཞིན་ལྗང་སེར། གཉིས་ཀ་ནས་རྒྱུ་བ་སའི་རང་བཞིན་སེར་པོ། དལ་བར་རྒྱུ་བ་ཆུའི་རང་བཞིན་དཀར་པོ་སྟེ། </text:span></text:p>
      <text:p text:style-name="P27"><text:span text:style-name="T64">རྡོར་ཕྲེང་དུ། </text:span></text:p>
      <text:p text:style-name="P46"><text:span text:style-name="T38">གཡས་པ་ནས་ནི་འབྱུང་བའི་ཁམས། །མེ་ཡི་དཀྱིལ་འཁོར་ཉིད་ཡིན་ཏེ། །</text:span></text:p>
      <text:p text:style-name="P46"><text:span text:style-name="T38">ཁ་དོག་དམར་ཞིང་གསལ་བ་འདི། །པདྨའི་མགོན་པོའི་རྒྱུ་བ་འོ། །</text:span></text:p>
      <text:p text:style-name="P46"><text:span text:style-name="T38">གཡོན་པ་ནས་ནི་འབྱུང་བའི་ཁམས། །རླུང་གི་དཀྱིལ་འཁོར་ཞེས་བྱ་བ། །</text:span></text:p>
      <text:p text:style-name="P46"><text:span text:style-name="T38">ལྗང་སེར་དུ་ནི་སྣང་བ་སྟེ། །ལས་ཀྱི་མགོན་པོའི་རྒྱུ་བ་འོ། །</text:span></text:p>
      <text:p text:style-name="P46"><text:span text:style-name="T38">གཉིས་ཀ་ནས་ནི་འབྱུང་བའི་ཁམས། །གསེར་གྱི་མདོག་ཏུ་སྣང་བ་སྟེ། །</text:span></text:p>
      <text:p text:style-name="P46"><text:span text:style-name="T38">དབང་ཆེན་གྱི་ནི་དཀྱིལ་འཁོར་ཉིད། །རིན་ཆེན་མགོན་པོའི་རྒྱུ་བ་འོ། །</text:span></text:p>
      <text:p text:style-name="P46"><text:span text:style-name="T38">དལ་ཞིང་རྒྱུ་བ་ཞན་པའི་ཁམས། །དག་པ་ཤེལ་ལྟར་སྣང་བ་ནི། །</text:span></text:p>
      <text:p text:style-name="P46"><text:span text:style-name="T38">ཆུ་ཡི་དཀྱིལ་འཁོར་ཉིད་དང་ནི། །རྡོ་རྗེ་མགོན་པོའི་རྒྱུ་བ་འོ། །</text:span></text:p>
      <text:p text:style-name="P27"><text:span text:style-name="T64">ཞེས་སོ། །</text:span></text:p>
      <text:p text:style-name="P27"><text:span text:style-name="T64">ནམ་མཁའི་རང་བཞིན་གྱི་རླུང་ད་ལྟ་ལུས་ཐམས་ཅད་ལ་ཁྱབ་པ་ནི་དཀྱིལ་འཁོར་བཞི་ལ་དེའི་ཆ་ཤས་ཀྱིས་ཁྱབ་པ་ལས་ལོགས་སུ་མི་རྒྱུ་བར་འཆི་བའི་ཚེ་དེས་གཙོ་བྱས་ནས་ཕྱིར་རྒྱུ་བར་བཤད་དེ། </text:span></text:p>
      <text:p text:style-name="P27"><text:soft-page-break/><text:span text:style-name="T64">དེ་ཉིད་དུ། </text:span></text:p>
      <text:p text:style-name="P46"><text:span text:style-name="T38">ལུས་ཀུན་ལ་ནི་རྗེས་སོང་རླུང་། །བྱ་བ་ཀུན་ལ་འཇུག་བྱེད་པ། །</text:span></text:p>
      <text:p text:style-name="P46"><text:span text:style-name="T38">འདི་ནི་རྣམ་སྣང་མཛད་རང་བཞིན། །འཆི་བའི་ལུས་ལ་ངེས་འབྱུང་འགྱུར། །</text:span></text:p>
      <text:p text:style-name="P27"><text:span text:style-name="T64">ཞེས་སོ། །</text:span></text:p>
      <text:p text:style-name="P27"><text:span text:style-name="T64">དཀྱིལ་འཁོར་ལྔའི་རླུང་རྒྱུ་ཚུལ་འདི་དང་མཐུན་པར་སྡོམ་འབྱུང་ལས་ཀྱང་གསུངས་སོ། །</text:span></text:p>
      <text:p text:style-name="P27"><text:span text:style-name="T64">དུས་འཁོར་ལས་ནི། རླུང་རྣམས་འཁོར་ལོ་བཞི་དང་གནས་ཉེར་བཞི་སོགས་བརྒྱུད་དེ་འབྱུང་བ་ལྔའི་བདག་ཉིད་དུ་རོ་རྐྱང་ལས་སྣ་བུག་ནས་རྒྱུ་ཞིང་། དེ་ཡང་གཡས་ནས་རྒྱུ་བ་ཉི་མའི་རླུང་དང་། གཡོན་ནས་རྒྱུ་བ་ཟླ་བའི་རླུང་སྟེ། དེ་གཉིས་ལ་དུས་སྦྱོར་གྱི་རླུང་དང་། ཆ་མཉམ་དུ་རྒྱུ་བ་ལ་སྒྲ་གཅན་གྱི་རླུང་ངམ། ཡེ་ཤེས་ཀྱི་རླུང་དུ་བཤད་དོ། །</text:span></text:p>
      <text:p text:style-name="P27"><text:span text:style-name="T64">རླུང་རྒྱུ་བའི་</text:span><text:span text:style-name="T39">(</text:span><text:span text:style-name="T41">༤༨བ</text:span><text:span text:style-name="T39">)</text:span><text:span text:style-name="T64">གྲངས་ནི། ཉིན་ཞག་གཅིག་ལ་ཉི་ཁྲི་ཆིག་སྟོང་དྲུག་བརྒྱ་རྒྱུ་སྟེ། རྡོར་ཕྲེང་དུ། </text:span></text:p>
      <text:p text:style-name="P45"><text:span text:style-name="T38">ཐོག་མར་འབྱུང་དང་བརྔུབ་པའི་གྲངས། །ཉི་ཁྲི་དང་ནི་ཆིག་སྟོང་དང་། །</text:span></text:p>
      <text:p text:style-name="P45"><text:span text:style-name="T38">དེ་བཞིན་གྲངས་ནི་བརྒྱ་ཕྲག་དྲུག །ཉིན་དང་མཚན་མོ་ངེས་པར་རྒྱུ། །</text:span></text:p>
      <text:p text:style-name="P27"><text:span text:style-name="T64">ཞེས་སོ། །</text:span></text:p>
      <text:p text:style-name="P27"><text:span text:style-name="T64">བཞི་པ་</text:span><text:span text:style-name="T26">[</text:span><text:span text:style-name="T27">བཀོད་པ་བྱང་སེམས་བཤད་པ་</text:span><text:span text:style-name="T26">]</text:span><text:span text:style-name="T64">ནི། ཐིག་ལེ་ཐམས་ཅད་ཀྱི་རྩབ་དཀར་ཆའི་དྭངས་མ་སྤྱི་བོར་ཧཾ་གི་རྣམ་པ་གནས་པ་དང་། དམར་ཆའི་དྭངས་མ་ལྟེ་བར་ཨ་ཐུང་གི་རྣམ་པར་གནས་པ་གཉིས་ཏེ། </text:span></text:p>
      <text:p text:style-name="P27"><text:span text:style-name="T64">སཾ་ཊིར། </text:span></text:p>
      <text:p text:style-name="P46"><text:span text:style-name="T38">དེ་ཡི་ནང་གནས་དཔའ་བོ་ནི། །ཡུངས་དཀར་གྱི་ནི་སྦོམ་ཕྲ་ཙམ། །</text:span></text:p>
      <text:p text:style-name="P46"><text:span text:style-name="T38">མི་ཤིགས་ཧཾ་གི་ས་བོན་ནི། །ཁ་བ་ལྟ་བུར་འཛག་པ་ཉིད། །</text:span></text:p>
      <text:p text:style-name="P46"><text:soft-page-break/><text:span text:style-name="T38">ལུས་ཅན་རྣམས་ཀྱི་སྙིང་དགའ་བ། །དཔྱིད་ཅེས་བྱ་བར་རྣམ་པར་བཤད། །</text:span></text:p>
      <text:p text:style-name="P46"><text:span text:style-name="T38">རྒོད་མའི་མེ་ཡི་གཟུགས་ཀྱིས་ནི། །བདག་མེད་མ་ནི་ཐིག་ལེར་བརྗོད། །</text:span></text:p>
      <text:p text:style-name="P27"><text:span text:style-name="T64">ཅེས་སོ། །</text:span></text:p>
      <text:p text:style-name="P27"><text:span text:style-name="T64">དེ་གཉིས་ཀྱི་སྙིགས་མ་ནི་ཁུ་བ་དང་ཁྲག་ཏུ་འབབ་པ་ཉིད་ཡིན་ཞིང་། ཁུ་བ་ལ་དྭངས་མ་བདུན་གྱུར་ཞེས་ཀྱང་བཤད་དེ། </text:span></text:p>
      <text:p text:style-name="P27"><text:span text:style-name="T64">ཡན་ལག་བརྒྱད་པ་ལས། </text:span></text:p>
      <text:p text:style-name="P45"><text:span text:style-name="T38">དྭངས་མ་ལས་ཁྲག་དེ་ལས་ཤ། །ཤ་ལས་ཚིལ་ཏེ་དེ་ལས་རུས། །</text:span></text:p>
      <text:p text:style-name="P45"><text:span text:style-name="T38">རུས་རྐང་དེ་ལས་ཁུ་བ་ཡིན། །</text:span></text:p>
      <text:p text:style-name="P27"><text:span text:style-name="T64">ཞེས་པ་ལྟར་རོ། །</text:span></text:p>
      <text:p text:style-name="P71"><text:span text:style-name="T64">དེའི་ཚུལ་ཅུང་ཟད་བརྗོད་ན། བཟའ་བཏུང་ཕོ་བར་སྦྱང་བའི་དྭངས་མ་མཆིན་པར་ཁྲག་ཏུ་གྱུར་ཏེ་རྩ་རྣམས་སུ་འགྲོ་ལ། སྙིགས་མའི་སྐ་བ་རྒྱུ་མ་ནས་བཤང་བར་བབས་ཤིང་། སླ་བ་ལྒང་བར་བསགས་པ་ཆུ་ལམ་ནས་བབས་པའོ། །</text:span></text:p>
      <text:p text:style-name="P91">ཁྲག་གི་དྭངས་མས་ཤ་བསྐྱེད་ཅིང་། སྙིགས་མས་མཆིན་པར་མཁྲིས་པ་བསྐྱེད་པའི་མཁྲིས་པའི་དྭངས་མ་ཆུ་སེར་ཡིན་ལ། སྙིགས་མས་དྲི་ཆུའི་ཀུ་ཡ་དང་། དྲིན་ཆེན་གྱི་དྲི་དང་མདོག་སེར་བར་བྱེད་དོ།།</text:p>
      <text:p text:style-name="P71"><text:span text:style-name="T64">ཤའི་དྭངས་མས་ཚིལ་བསྐྱེད་ཅིང་སྙིགས་མ་ནི་པགས་པ་དང་དྲི་མར་འགྱུར་རོ། །</text:span></text:p>
      <text:p text:style-name="P71"><text:span text:style-name="T64">ཚིལ་གྱི་དྭངས་མས་རུས་པ་བསྐྱེད་ཅིང་སྙིགས་མ་སྨིན་བུ་དང་སྐྲན་དུ་འགྱུར་རོ། །</text:span></text:p>
      <text:p text:style-name="P71"><text:span text:style-name="T64">རུས་པའི་དྭངས་མས་རྐང་མར་བསྐྱེད་ཅིང་སྙིགས་མ་སོ་དང་སེན་མོར་འགྱུར་རོ། །</text:span></text:p>
      <text:p text:style-name="P27"><text:soft-page-break/><text:span text:style-name="T64">རྐང་གི་དྭངས་མས་ཁུ་བ་བསྐྱེད་ཅིང་སྙིགས་མ་སྦུབས་ཀྱི་དྲི་མ་དང་མཆིལ་སྣབས་ལ་སོགས་པར་འགྱུར་རོ། །</text:span></text:p>
      <text:p text:style-name="P27"><text:span text:style-name="T64">འདིར་བྱང་ཆུབ་ཀྱི་</text:span><text:span text:style-name="T39">(</text:span><text:span text:style-name="T41">༤༩ན</text:span><text:span text:style-name="T39">)</text:span><text:span text:style-name="T64">སེམས་སུམ་ཅུ་རྩ་གཉིས་འབབ་པར་བཤད་པའི་ཁམས་རྣམས་ནི། སོ་དང་སེན་མོ་ལ་སོགས་པའི་ཁམས་ཉེར་བཞི་དང་། མིག་ལ་སོགས་པའི་དབང་པོའི་ཁམས་ཀྱི་དྭངས་མ་ལྔ་དང་ཁུ་ཁྲག་དྲི་ཆུ་གསུམ་དང་སོ་གཉིས་ཡིན་ཏེ་བཤད་ཅིང་འཆད་པར་ཡང་འགྱུར་ལ། </text:span></text:p>
      <text:p text:style-name="P27"><text:span text:style-name="T64">དུས་འཁོར་ལས། ས་ཆུ་མེ་རླུང་ནམ་མཁའི་ཁམས་ལྔ་དང་། དབང་པོའི་དྭངས་མའི་ཁམས་ལྔ་དང་། རླུང་དང་ཐིག་ལེའི་དྭངས་མ་སྟེ། ཁམས་དྭངས་མ་བཅུ་གཉིས། སྙིགས་མ་སོ་སེན་ལ་སོགས་པ་ཉེར་བཞི། ཡོངས་སུ་ཁམས་སོ་དྲུག་ཏུ་ཡང་བཤད་དོ། །</text:span></text:p>
      <text:p text:style-name="P57"><text:span text:style-name="T1">ཉ༢ </text:span><text:span text:style-name="T31">གཉིས་པ་གཞུང་དོན་ལ། </text:span><text:span text:style-name="T1">ཏ༡ </text:span><text:span text:style-name="T31">ལུས་ཀྱི་རྩ། </text:span><text:span text:style-name="T1">ཏ༢ </text:span><text:span text:style-name="T31">སྡོམ་པའི་དབྱེ་བ། </text:span><text:span text:style-name="T1">ཏ༣ </text:span><text:span text:style-name="T31">དེ་མངོན་དུ་བྱེད་ཐབས་གསུམ་ལས། </text:span></text:p>
      <text:p text:style-name="P57"><text:span text:style-name="T1">ཏ༡ </text:span><text:span text:style-name="T31">དང་པོ་ལ། </text:span><text:span text:style-name="T1">ཐ༡ </text:span><text:span text:style-name="T31">ཞུས་པ་དང་། </text:span><text:span text:style-name="T1">ཐ༢ </text:span><text:span text:style-name="T31">ལན་གཉིས་ཀྱི། </text:span></text:p>
      <text:p text:style-name="P57"><text:span text:style-name="T64">ཐ༡ དང་པོ་ནི། </text:span></text:p>
      <text:p text:style-name="P67"><text:span text:style-name="T56">ཀྱེ་བཅོམ་ལྡན་འདས་རྡོ་རྗེའི་ལུས་ལ་རྩ་དུ་ལགས། </text:span></text:p>
      <text:p text:style-name="P57"><text:span text:style-name="T64">ཞེས་པ་སྟེ། ཀྱེ་བཅོམ་ལྡན་འདས་ཞེས་བོས་ནས། རྡོ་རྗེའི་ལུས་ལ་རྩའི་གྲངས་དུ་ཙམ་ཡོད་པ་ལགས། ཞེས་ཞུས་པའོ། །</text:span></text:p>
      <text:p text:style-name="P57"><text:span text:style-name="T1">ཐ༢ </text:span><text:span text:style-name="T31">གཉིས་པ་</text:span><text:span text:style-name="T4">[</text:span><text:span text:style-name="T1">ལན་</text:span><text:span text:style-name="T4">]</text:span><text:span text:style-name="T31">ལ། </text:span><text:span text:style-name="T1">ད༡ </text:span><text:span text:style-name="T31">མདོར་བསྟན་དང་། </text:span><text:span text:style-name="T1">ད༢ </text:span><text:span text:style-name="T31">རྒྱས་བཤད་གཉིས་ཀྱི། </text:span></text:p>
      <text:p text:style-name="P57"><text:span text:style-name="T64">ད༡ དང་པོ་ནི། </text:span></text:p>
      <text:p text:style-name="P65"><text:span text:style-name="T62">བཅོམ་ལྡན་འདས་ཀྱིས་བཀའ་སྩལ་པ། རྩ་རྣམས་ནི་སུམ་ཅུ་རྩ་གཉིས་ཏེ། བྱང་ཆུབ་ཀྱི་སེམས་སུམ་ཅུ་རྩ་གཉིས་འབབ་པ། བདེ་བ་ཆེན་པོའི་གནས་སུ་འཛག་པའོ། །</text:span></text:p>
      <text:p text:style-name="P27"><text:soft-page-break/><text:span text:style-name="T64">ཞེས་པ་སྟེ། བཅོམ་ལྡན་འདས་ཀྱིས་བཀའ་སྩལ་པ། སྤྱིར་ལུས་ལ་རྩ་སྟོང་ཕྲག་བདུན་ཅུ་རྩ་གཉིས་</text:span><text:span text:style-name="T85">སོགས་མང་དུ་ཡོད་ཀྱང་། འདིར་མཆོག་ཏུ་གྱུར་པའི་རྩ་རྣམས་ནི་སུམ་ཅུ་རྩ་གཉིས་ཏེ། སོ་དང་སེན་མོ་ལ་སོགས་པའི་ཁམས་བྱང་ཆུབ་ཀྱི་སེམས་སུམ་ཅུ་རྩ་གཉིས་འབབ་པ། ཁྱད་པར་དེ་དག་གི་གཙོ་བོ་དྭངས་མ་ཟླ་བ་བདེ་བ་ཆེན་པོ་འབྱུང་བའི་གནས་ལྟེ་བའམ་གསང་གནས་སུ་འཛག་པའོ་ཞེས་པའི་དོན་ཏོ། །</text:span></text:p>
      <text:p text:style-name="P27"><text:span text:style-name="T8">ད༢ </text:span><text:span text:style-name="T35">གཉིས་པ་</text:span><text:span text:style-name="T9">[</text:span><text:span text:style-name="T10">རྒྱས་བཤད་</text:span><text:span text:style-name="T9">]</text:span><text:span text:style-name="T35">ལ། </text:span><text:span text:style-name="T8">ན༡ </text:span><text:span text:style-name="T35">རྩའི་རྩོ་མོ་བཤད་པ་དང་། </text:span><text:span text:style-name="T8">ན༢ </text:span><text:span text:style-name="T35">རྩ་སོ་གཉིས་བཤད་པ་གཉིས་ཀྱི།</text:span></text:p>
      <text:p text:style-name="P27"><text:span text:style-name="T64">ན༡ དང་པོ་ནི། </text:span></text:p>
      <text:p text:style-name="P31"><text:span text:style-name="T58">དེ་རྣམས་ཀྱི་ནང་ནས་རྩ་རྣམ་པ་གསུམ་ནི་གཙོ་མོ་སྟེ། རྐྱང་མ་དང་། རོ་མ་དང་། ཀུན་འདར་མའོ། །</text:span><text:span text:style-name="T40">(</text:span><text:span text:style-name="T41">༤༩བ</text:span><text:span text:style-name="T40">)</text:span></text:p>
      <text:p text:style-name="P27"><text:span text:style-name="T64">ཞེས་པ་སྟེ། རྩ་སོ་གཉིས་པོ་རྣམས་ཀྱི་ནང་ནས་རྩ་རྣམ་པ་གསུམ་ནི་རྩ་ཐམས་ཅད་ཀྱི་རྟེན་གཞིར གྱུར་པས་རྩའི་གཙོ་མོ་ཡིན་ཏེ། གསུམ་གང་ཞེ་ན། དེ་དག་གི་མིང་ནི། རྐྱང་མ་དང་། རོ་མ་དང་། ཀུན་འདར་མ་ཞེས་བྱ་བའོ། །</text:span></text:p>
      <text:p text:style-name="P27"><text:span text:style-name="T64">རང་བཞིན་ནི། </text:span></text:p>
      <text:p text:style-name="P44"><text:span text:style-name="T62">རྐྱང་མ་ཤེས་རབ་རང་བཞིན་གྱིས། །ཐབས་ཀྱིས་རོ་མ་ཡང་དག་གནས། །</text:span></text:p>
      <text:p text:style-name="P44"><text:span text:style-name="T62">ཀུན་འདར་མ་ནི་དབུས་གནས་སུ། །གཟུང་དང་འཛིན་པ་རྣམ་པར་སྤངས།</text:span></text:p>
      <text:p text:style-name="P27"><text:span text:style-name="T64">རྐྱང་མ་ཤེས་རབ་ཀྱི་རང་བཞིན་གྱིས་ལུས་ཀྱི་གཡོན་ཕྱོགས་ན་གནས་ཤིང་། ཐབས་ཀྱི་རང་བཞིན་གྱིས་རོ་མ་གཡས་ཕྱོགས་ན་ཡང་དག་པར་གནས་ལ། ཀུན་འདར་མ་ནི་ལུས་ཀྱི་དབུས་ཀྱི་གནས་སུ་གནས་ཤིང་། གཟུང་བ་དང་འཛིན་པ་རྣམ་པར་སྤངས་པ་དབུ་མའི་རང་བཞིན་ཅན་ནོ། །</text:span></text:p>
      <text:p text:style-name="P27"><text:span text:style-name="T64">བྱེད་ལས་ནི། </text:span></text:p>
      <text:p text:style-name="P44"><text:soft-page-break/><text:span text:style-name="T62">རྐྱང་མ་མི་བསྐྱོད་འབབ་པ་སྟེ། །རོ་མ་དེ་བཞིན་ཁྲག་འབབ་ཅིང་། །</text:span></text:p>
      <text:p text:style-name="P44"><text:span text:style-name="T62">ཤེས་རབ་ཟླ་བ་འབབ་བཤད་པ། །དེ་ནི་ཀུན་འདར་མ་རབ་གྲགས། །</text:span></text:p>
      <text:p text:style-name="P27"><text:span text:style-name="T64">རྩ་གསུམ་སོ་སོར་མར་སྣ་དུ་མར་ཡོད་པ་ལས། རྐྱང་མའི་ཕྱོགས་གཅིག་ནས་མི་བསྐྱོད་པ་ཞེས་པ་དྲི་ཆུ་འབབ་པ་སྟེ། རོ་མ་ཡང་རྐྱང་མའི་མར་སྣ་དེ་བཞིན་དུ་ཕྱོགས་གཅིག་ནས་བུད་མེད་ལ་ཁྲག་འབབ་ཅིང་ཕྱོགས་གཅིག་ནས་བཤང་བ་འཕེན་འཛིན་བྱེད་ལ། དེ་བཞིན་དུ་མར་སྣ་ནས་ཤེས་རབ་ཀྱི་རང་བཞིན་ཟླ་བ་སྟེ་བྱང་སེམས་དཀར་ཆ་འབབ་པར་བཤད་པའི་རྩ་དེ་ནི་ཀུན་འདར་མར་རབ་ཏུ་གྲགས་པ་ཡིན་ཏེ། </text:span></text:p>
      <text:p text:style-name="P27"><text:span text:style-name="T64">འབུམ་ལྔར། </text:span></text:p>
      <text:p text:style-name="P45"><text:span text:style-name="T38">དེ་ནི་འཐུར་དུ་རྩེ་གསུམ་སྟེ། །དེ་བཞིན་གྱེན་དུའང་རྩེ་གསུམ་མོ། །</text:span></text:p>
      <text:p text:style-name="P45"><text:span text:style-name="T38">སྒྲ་གཅན་རྩེ་མོ་དབུས་ན་གནས། །ཟླ་བའི་རྩེ་མོ་གཡོན་པ་འོ། །</text:span></text:p>
      <text:p text:style-name="P45"><text:span text:style-name="T38">ཉི་མའི་རྩེ་མོ་གཡས་པ་འོ། །ཆུ་དང་མེ་དང་ནམ་མཁའ་རྒྱུ། །</text:span></text:p>
      <text:p text:style-name="P45"><text:span text:style-name="T38">གཡས་གཡོན་དབུ་མའི་མར་སྣ་ནས། །བཤང་བ་གཅི་བ་ཁུ་བ་རྒྱུ། །</text:span></text:p>
      <text:p text:style-name="P27"><text:span text:style-name="T64">ཞེས་སོ། །</text:span></text:p>
      <text:p text:style-name="P27"><text:span text:style-name="T1">ན༢ </text:span><text:span text:style-name="T31">གཉིས་པ་</text:span><text:span text:style-name="T4">[</text:span><text:span text:style-name="T1">རྩ་སོ་གཉིས་བཤད་པ་</text:span><text:span text:style-name="T4">]</text:span><text:span text:style-name="T31">ལ། </text:span><text:span text:style-name="T1">པ༡ </text:span><text:span text:style-name="T31">སོ་སོར་བཤད་པ་དང་། </text:span><text:span text:style-name="T1">པ༢ </text:span><text:span text:style-name="T31">སྤྱིའི་མཚན་ཉིད་བསྟན་པ་གཉིས་ཀྱི། </text:span></text:p>
      <text:p text:style-name="P27"><text:span text:style-name="T64">པ༡ དང་པོ་ནི། </text:span></text:p>
      <text:p text:style-name="P31"><text:span text:style-name="T58">མི་ཕྱེད་མ་དང་། ཕྲ་གཟུགས་མ་དང་། རྩེ་བ་མ་དང་། གཡོན་པ་མ་དང་། ཐུང་ངུ་མ་དང་། རུས་སྦལ་སྐྱེས་མ་དང་། སྒོམ་པ་མ་དང་། དབང་མ་དང་། </text:span><text:span text:style-name="T40">(</text:span><text:span text:style-name="T41">༥༠ན</text:span><text:span text:style-name="T40">)</text:span><text:span text:style-name="T58">སྐྱོན་མ་</text:span><text:soft-page-break/><text:span text:style-name="T58">དང་། འཇུག་མ་དང་། མ་མོ་དང་། མཚན་མོ་དང་། བསིལ་སྦྱིན་མ་དང་། ཚ་བ་མ་དང་། རྐྱང་མ་དང་། ཀུན་འདར་མ་དང་། རོ་མ་དང་། གཞོལ་མ་དང་། རངས་མ་དང་། ཤིན་ཏུ་གཟུགས་ཅན་མ་དང་། སྤྱི་མ་དང་། རྒྱུ་སྦྱིན་མ་དང་། སྦྱོར་བྲལ་མ་དང་། སྡུག་གུ་མ་དང་། གྲུབ་མ་དང་། འཚེད་མ་དང་། ཡིད་བཟང་མ་དང་། སུམ་སྐོར་མ་དང་། འདོད་མ་དང་། ཁྱིམ་མ་དང་། གཏུམ་མོ་དང་། བདུད་བྲལ་མའོ། །</text:span></text:p>
      <text:p text:style-name="P27"><text:span text:style-name="T64">ཞེས་པ་སྟེ། ཐམས་ཅད་ཀྱང་སོ་སོའི་མིང་དོན་དང་། གནས་དང་། བྱེད་ལས་གསུམ་གྱི་སྒོ་ནས་བཤད་ན། </text:span></text:p>
      <text:p text:style-name="P27"><text:span text:style-name="T64">མིང་རྡོ་རྗེ་གསུམ་མི་ཕྱེད་མ། གནས་སྤྱི་བོར་གནས་ཤིང་། བྱེད་ལས་སོ་དང་སེན་མོ་འབབ་པར་བྱེད་པ་དང་།</text:span></text:p>
      <text:p text:style-name="P27"><text:span text:style-name="T72">དེ་བཞིན་དུ་སྦྱར་ཏེ། ཤིན་ཏུ་ཕྲ་བའི་གཟུགས་ཅན་མ། སྤྱི་གཙུག་ཏུ་གནས་ཤིང་། སྐྲ་སྤུ་འབབ་པ་དང་།</text:span></text:p>
      <text:p text:style-name="P27"><text:span text:style-name="T64">འདོད་ཡོན་ལ་རྩེ་བ་མ། རྣ་བ་གཡས་པར་གནས་ཤིང་། པགས་པ་དང་དྲི་མ་འབབ་པ་དང་། </text:span></text:p>
      <text:p text:style-name="P27"><text:span text:style-name="T64">གཡོན་སྐོར་དུ་གནས་པ་མ། ལྟག་པར་གནས་ཤིང་། ཤ་འབབ་པ་དང་། </text:span></text:p>
      <text:p text:style-name="P27"><text:span text:style-name="T64">ཟླུམ་ཞིང་ཚད་ཐུང་ངུ་མ། རྣ་བ་གཡོན་པར་གནས་ཤིང་། ཆུ་རྒྱུས་འབབ་པ་དང་། </text:span></text:p>
      <text:p text:style-name="P27"><text:span text:style-name="T64">དབྱིབས་རུས་སྦལ་ལྟར་སྐྱེས་མ། སྨིན་མའི་དབུས་སུ་གནས་ཤིང་། རུས་པ་འབབ་པ་དང་། </text:span></text:p>
      <text:p text:style-name="P27"><text:span text:style-name="T81">སྲིད་པའི་དངོས་པོ་གསལ་བས་སྒོམ་པ་མ། མིག་གཉིས་ལ་གནས་ཤིང་། མཆིན་པ་འབབ་པ་དང་།</text:span><text:span text:style-name="T64"> </text:span></text:p>
      <text:p text:style-name="P27"><text:span text:style-name="T81">རྟོག་པ་འཁྲུད་པས་དབང་བསྐུར་མ། དཔུང་པ་གཉིས་ཀྱི་རྩ་བར་གནས་ཤིང་། སྙིང་འབབ་པ་དང་།</text:span><text:span text:style-name="T64"> </text:span></text:p>
      <text:p text:style-name="P27"><text:span text:style-name="T81">ཉོན་མོངས་སུན་འབྱིན་པས་སྐྱོན་བྲལ་མ། མཆན་ཁུང་གཉིས་ལ་གནས་ཤིང་། མིག་འབབ་པ་དང་།</text:span><text:span text:style-name="T64"> </text:span></text:p>
      <text:p text:style-name="P27"><text:span text:style-name="T64">ལུས་བསྐྱོད་པའི་ལས་ལ་འཇུག་པ་མ། ནུ་མ་གཉིས་ལ་གནས་ཤིང་། མཁྲིས་པ་འབབ་པ་དང་། </text:span></text:p>
      <text:p text:style-name="P27"><text:soft-page-break/><text:span text:style-name="T64">མ་དང་རྗེས་སུ་མཐུན་པས་མ་མོ། ལྟེ་བར་གནས་ཤིང་། གློ་བ་འབབ་པ་དང་། </text:span></text:p>
      <text:p text:style-name="P27"><text:span text:style-name="T64">སྣང་བ་ནུབ་པའི་བདག་ཉིད་ཀྱིས་ན་མཚན་མོ། སྣ་རྩེར་གནས་ཤིང་། རྒྱུ་མ་འབབ་པ་དང་། </text:span></text:p>
      <text:p text:style-name="P27"><text:span text:style-name="T64">བསིལ་བ་སྦྱིན་པར་བྱེད་མ། ཁ་ལ་གནས་ཤིང་། ངོས་ཀྱི་ཆུ་རྒྱུས་འབབ་པ་དང་། </text:span></text:p>
      <text:p text:style-name="P27"><text:span text:style-name="T64">ཚ་བ་སྟེར་བ་མ། མགྲིན་པར་གནས་ཤིང་། ལྟོ་བ་འབབ་པ་</text:span><text:span text:style-name="T39">(</text:span><text:span text:style-name="T41">༥༠བ</text:span><text:span text:style-name="T39">)</text:span><text:span text:style-name="T64">དང་། </text:span></text:p>
      <text:p text:style-name="P27"><text:span text:style-name="T64">བདེ་བ་ལ་ཚིམ་པ་མེད་པར་རྐྱང་བ་མ། གཡོན་དུ་གནས་ཤིང་། དྲི་ཆུ་འབབ་པ་དང་། </text:span></text:p>
      <text:p text:style-name="P27"><text:span text:style-name="T64">རང་བཞིན་མེད་པའི་ཚུལ་གྱིས་རྟོག་པ་ཀུན་འདར་བར་བྱེད་མ། དབུས་སུ་གནས་ཤིང་། དཀར་ཆ་འབབ་པ་དང་། </text:span></text:p>
      <text:p text:style-name="P27"><text:span text:style-name="T64">རོ་ཐམས་ཅད་སྟེར་བ་མ། གཡས་སུ་གནས་ཤིང་། ཁྲག་འབབ་པ་དང་། </text:span></text:p>
      <text:p text:style-name="P27"><text:span text:style-name="T64">བདེ་བ་ལ་གཞོལ་བ་མ། སྙིང་གར་གནས་ཤིང་། བཤང་བ་འབབ་པ་དང་། </text:span></text:p>
      <text:p text:style-name="P27"><text:span text:style-name="T64">བདེ་བས་ཡིད་ཚིམ་ཞིང་རངས་མ། འདོམས་སུ་གནས་ཤིང་། འཚོགས་མའི་མཚམས་མཐའ་འབབ་པ་དང་། </text:span></text:p>
      <text:p text:style-name="P27"><text:span text:style-name="T72">བེམ་པོས་བསྡུས་པས་ཤིན་ཏུ་གཟུགས་ཅན་མ། མཚན་མ་ལ་གནས་ཤིང་། བད་ཀན་འབབ་པ་དང་།</text:span></text:p>
      <text:p text:style-name="P27"><text:span text:style-name="T64">ཐམས་ཅད་མཉམ་པ་སྤྱི་ཁྱབ་མ། བཤང་ལམ་དུ་གནས་ཤིང་། རྣག་འབབ་པ་དང་། </text:span></text:p>
      <text:p text:style-name="P27"><text:span text:style-name="T64">རྒྱུ་ཐམས་ཅད་སྦྱིན་པར་བྱེད་མ། བརླ་གཉིས་ལ་གནས་ཤིང་། ཁྲག་འབབ་པ་དང་། </text:span></text:p>
      <text:p text:style-name="P27"><text:span text:style-name="T64">སྡུག་བསྔལ་གྱི་སྦྱོར་བ་དང་བྲལ་བ་མ། བྱིན་པ་ལ་གནས་ཤིང་། རྔུལ་འབབ་པ་དང་། </text:span></text:p>
      <text:p text:style-name="P27"><text:span text:style-name="T64">རྗེས་སུ་ཆགས་པས་སྡུག་གུ་མ། སོར་མོ་བཅུ་དྲུག་ལ་གནས་ཤིང་། ཚིལ་འབབ་པ་དང་། </text:span></text:p>
      <text:p text:style-name="P27"><text:span text:style-name="T64">དངོས་གྲུབ་འགྲུབ་པར་བྱེད་མ། བོལ་གོང་དུ་གནས་ཤིང་། མཆིལ་མ་འབབ་པ་དང་། </text:span></text:p>
      <text:p text:style-name="P27"><text:span text:style-name="T64">རང་བཞིན་ཅན་ཡིན་པས་འཚེད་མ། མཐེ་བོང་བཞི་ལ་གནས་ཤིང་། མཆིལ་མ་འབབ་པ་དང་། </text:span></text:p>
      <text:p text:style-name="P27"><text:soft-page-break/><text:span text:style-name="T64">ཆུ་ཁམས་ཀྱི་རང་བཞིན་ཡིད་བཟང་ཞིང་བདེ་བར་བྱེད་མ། པུས་མོ་ལ་གནས་ཤིང་། སྣབས་འབབ་པ་དང་། </text:span></text:p>
      <text:p text:style-name="P27"><text:span text:style-name="T64">རྩ་གསུམ་ལ་རིམ་པ་སུམ་སྐོར་མ། མིག་ལ་གནས་ཤིང་། གཟུགས་འཛིན་པ་དང་། </text:span></text:p>
      <text:p text:style-name="P27"><text:span text:style-name="T64">འདོད་པ་ཀུན་དང་ལྡན་མ། རྣ་བར་གནས་ཤིང་། སྒྲ་འཛིན་པ་དང་། </text:span></text:p>
      <text:p text:style-name="P27"><text:span text:style-name="T64">རྩ་རླུང་གི་ཁྱིམ་གྱི་བདག་མོ་ཁྱིམ་པ་མ། སྣ་ལ་གནས་ཤིང་། དྲི་འཛིན་པ་དང་། </text:span></text:p>
      <text:p text:style-name="P27"><text:span text:style-name="T64">གཏུམ་པའི་ལས་བྱེད་པས་གཏུམ་མོ། ལྕེ་ལ་གནས ཤིང་། རོ་འཛིན་པ་དང་། </text:span></text:p>
      <text:p text:style-name="P27"><text:span text:style-name="T64">བདུད་འཇོམས་པས་བདུད་བྲལ་མ། ལུས་ལ་གནས་ཤིང་། རེག་བྱ་འཛིན་པའོ། །</text:span></text:p>
      <text:p text:style-name="P27"><text:span text:style-name="T64">རྩ་འདི་རྣམས་ལ་མིང་གི་རྣམ་གྲངས་མི་འདྲ་བ་དུ་མ་སྣང་ལ། </text:span></text:p>
      <text:p text:style-name="P27"><text:span text:style-name="T64">ངེས་ཚིག་ཀྱང་། ཇི་སྐད་དུ། </text:span><text:span text:style-name="T39">(</text:span><text:span text:style-name="T41">༥༡ན</text:span><text:span text:style-name="T39">)</text:span></text:p>
      <text:p text:style-name="P27"><text:span text:style-name="T44">[</text:span><text:span text:style-name="T46">སྡེ་བསྟན། རྒྱུད། ག༽ སློབ་དཔོན་ནག་པོས་བརྟག་གཉིས་དཀའ་འགྲེལ་དྲན་པའི་འབྱུང་གནས། ལེའུ་དང་པོར།</text:span><text:span text:style-name="T44">]</text:span></text:p>
      <text:p text:style-name="P46"><text:span text:style-name="T38">རྡོ་རྗེ་གསུམ་པོ་དབྱེར་མེད་ཕྱིར། །མི་ཕྱེད་མ་ཞེས་དེ་རབ་གྲགས། །</text:span></text:p>
      <text:p text:style-name="P46"><text:span text:style-name="T38">སྐྲ་རྩེ་ལ་སོགས་དབྱེ་བ་ཡིས། །དེ་ནི་ཕྲ་བར་རབ་ཏུ་བཤད། །</text:span></text:p>
      <text:p text:style-name="P46"><text:span text:style-name="T38">བེམ་པོའི་བཅིངས་པ་ཉིད་ཀྱི་ཕྱིར། །དེ་ཉིད་གཟུགས་མར་ཡང་དག་བསྟན། །</text:span></text:p>
      <text:p text:style-name="P46"><text:span text:style-name="T38">གང་ཕྱིར་ལུས་ལས་བྱུང་བ་ན། །དེ་ནི་བཟང་མོར་རབ་ཏུ་བསྟན། །</text:span></text:p>
      <text:p text:style-name="P46"><text:span text:style-name="T38">གཡོན་གྱིས་གང་ཞིག་འཁོར་བ་ནི། །གཡོན་པ་མ་ཞེས་བརྗོད་པ་ཡིན། །</text:span></text:p>
      <text:p text:style-name="P46"><text:span text:style-name="T38">ལྷ་མོ་གང་ཞིག་རྟག་ཏུ་ཟླུམ། །གཡོ་ལྡན་མ་ཞེས་དེ་རབ་བརྗོད། །</text:span></text:p>
      <text:p text:style-name="P46"><text:span text:style-name="T38">གང་ཞིག་རུས་སྦལ་རྣམ་པ་ལྟར། །སྐྱེས་བུ་རུས་སྦལ་སྐྱེས་མར་གསུངས། །</text:span></text:p>
      <text:p text:style-name="P46"><text:span text:style-name="T38">དངོས་ལ་དངོས་པོ་གང་གནས་པ། །དེ་འདིར་དངོས་པོ་མར་བརྗོད་དོ། །</text:span></text:p>
      <text:p text:style-name="P46"><text:soft-page-break/><text:span text:style-name="T38">གང་ཕྱིར་ཀུན་ཏུ་འཁྲུ་བས་ན། །མཁས་པས་དབང་བསྐུར་མ་ཞེས་གྲགས། །</text:span></text:p>
      <text:p text:style-name="P46"><text:span text:style-name="T38">ཉོན་མོངས་སུན་འབྱིན་བྱེད་པའི་ཕྱིར། །ཉེས་བྲལ་མ་ཞེས་རབ་ཏུ་བསྟན། །</text:span></text:p>
      <text:p text:style-name="P46"><text:span text:style-name="T38">གང་ཞིག་ལུས་ལ་འབེབས་བྱེད་པ། །དེས་དེ་འབེབས་མར་རབ་ཏུ་གསུངས། །</text:span></text:p>
      <text:p text:style-name="P46"><text:span text:style-name="T38">མ་དང་རྗེས་སུ་མཐུན་པའི་ཕྱིར། །རྟག་ཏུ་མ་མོ་ཞེས་བྱར་བཞེད། །</text:span></text:p>
      <text:p text:style-name="P46"><text:span text:style-name="T38">གང་ཕྱིར་ཀུན་ཏུ་འགྲོ་བས་ན། །ཐམས་ཅད་མ་ཞེས་ཡང་དག་བསྟན། །</text:span></text:p>
      <text:p text:style-name="P46"><text:span text:style-name="T38">བསིལ་བ་སྟེར་བས་བསིལ་སྟེར་མ། །ཚ་བ་སྟེར་ཕྱིར་དྲོད་མ་ཡིན། །</text:span></text:p>
      <text:p text:style-name="P46"><text:span text:style-name="T38">ཆོག་ཤེས་མེད་པའི་རང་བཞིན་ཕྱིར། །བུད་མེད་ཅེས་ཟེར་རབ་ཏུ་གྲགས། །</text:span></text:p>
      <text:p text:style-name="P46"><text:span text:style-name="T38">རང་བཞིན་མེད་པའི་ཚུལ་གྱིས་ནི། །སྡིག་སེལ་མ་ཞེས་རབ་བསྟན་ཏོ། །</text:span></text:p>
      <text:p text:style-name="P46"><text:span text:style-name="T38">རོ་རྣམས་ཐམས་ཅད་སྟེར་བའི་ཕྱིར། །རོ་བཅོད་མ་ཞེས་དེ་འདིར་བརྗོད། །</text:span></text:p>
      <text:p text:style-name="P46"><text:span text:style-name="T38">ཟླ་བ་ལྟ་བུའི་གཟུགས་ཅན་གང་། །མཁས་པས་འཚེད་མ་ཞེས་བྱར་བསྟན། །</text:span></text:p>
      <text:p text:style-name="P46"><text:span text:style-name="T38">མུན་ནག་འཐིབས་པོའི་ཚུལ་གྱིས་ནི། །མདོག་སྔོན་མ་ཞེས་རབ་ཏུ་བསྟན། །</text:span></text:p>
      <text:p text:style-name="P46"><text:span text:style-name="T38">སེམས་ནི་མཉམ་པར་སྦྱོར་བས་ན། །ཐུན་མོང་མ་ཞེས་རབ་ཏུ་བརྗོད། །</text:span></text:p>
      <text:p text:style-name="P46"><text:span text:style-name="T38">གང་ཚེ་རྒྱུ་ཀུན་རབ་སྟེར་བས། །དེ་ལ་རྒྱུ་རབ་སྦྱིན་མར་བརྗོད། །</text:span></text:p>
      <text:p text:style-name="P46"><text:span text:style-name="T38">སྡུག་བསྔལ་རྒྱུ་དང་བྲལ་བས་ན། །དེ་འདིར་བྲལ་མར་རབ་ཏུ་གསུངས། །</text:span></text:p>
      <text:p text:style-name="P46"><text:span text:style-name="T38">ཆགས་པས་རྗེས་སུ་བཅིངས་ཚུལ་གྱིས། །བྱམས་མ་ཞེས་བྱར་རབ་ཏུ་བརྗོད། །</text:span></text:p>
      <text:p text:style-name="P46"><text:span text:style-name="T38">ཡིད་འོང་འདོད་པ་གྲུབ་པའི་ཕྱིར། །གྲུབ་མ་ཞེས་བྱར་རབ་ཏུ་གྲགས། །</text:span></text:p>
      <text:p text:style-name="P46"><text:span text:style-name="T38">མེ་ཡི་ཁམས་ཀྱི་རང་བཞིན་ཕྱིར། །བྱིན་ཟ་མ་ཞེས་རབ་ཏུ་བསྟན། །</text:span></text:p>
      <text:p text:style-name="P46"><text:span text:style-name="T38">ཆུ་ཡི་ཁམས་ཀྱི་རང་བཞིན་པས། །ཤིན་ཏུ་ཡིད་འོང་མ་ཞེས་</text:span><text:span text:style-name="T39">(</text:span><text:span text:style-name="T41">༥༡བ</text:span><text:span text:style-name="T39">)</text:span><text:span text:style-name="T38">བརྗོད། །</text:span></text:p>
      <text:p text:style-name="P46"><text:soft-page-break/><text:span text:style-name="T38">རྣམ་པ་གསུམ་དུ་གང་བསྐོར་བ། །སུམ་སྐོར་མ་ཞེས་བྱ་བར་བསྟན། །</text:span></text:p>
      <text:p text:style-name="P46"><text:span text:style-name="T38">འདོད་པ་ཀུན་དང་ལྡན་པའི་ཕྱིར། །རླུང་གི་འདོད་མ་ཞེས་བྱར་བརྗོད། །</text:span></text:p>
      <text:p text:style-name="P46"><text:span text:style-name="T38">ཁྱིམ་གྱི་བདག་པོར་བརྗོད་པ་ཡིས། །ཁྱིམ་པ་མ་ཞེས་དེ་ནས་བསྟན། །</text:span></text:p>
      <text:p text:style-name="P46"><text:span text:style-name="T38">གཏུམ་པའི་གནས་ལ་གནས་ལྷ་མོ། །དེ་ནི་གཏུམ་མོ་ཞེས་བྱར་བརྗོད། །</text:span></text:p>
      <text:p text:style-name="P46"><text:span text:style-name="T38">གཞོན་ཞིང་གཡོ་མ་ཉིད་ཀྱི་ཕྱིར། །བདུད་ཀྱི་བུ་མོ་ཉིད་དུ་འདོད། །</text:span></text:p>
      <text:p text:style-name="P27"><text:span text:style-name="T64">ཅེས་སོ། །</text:span></text:p>
      <text:p text:style-name="P27"><text:span text:style-name="T64">པ༢ གཉིས་པ་</text:span><text:span text:style-name="T20">[</text:span><text:span text:style-name="T21">སྤྱིའི་མཚན་ཉིད་བསྟན་པ་</text:span><text:span text:style-name="T20">]</text:span><text:span text:style-name="T64">ནི། </text:span></text:p>
      <text:p text:style-name="P31"><text:span text:style-name="T58">བཅོམ་ལྡན་འདས་རྩ་སུམ་ཅུ་རྩ་གཉིས་པོ་འདི་རྣམས་ཇི་ལྟ་བུ་ལགས། </text:span></text:p>
      <text:p text:style-name="P27"><text:span text:style-name="T64">ཅེས་པ་སྟེ། བཅོམ་ལྡན་འདས། གོང་དུ་ཇི་སྐད་གསུངས་པའི་རྩ་སུམ་ཅུ་རྩ་གཉིས་པོ་འདི་རྣམས་ཀྱི་རང་བཞིན་ནམ་མཚན་ཉིད་ཇི་ལྟ་བུ་ལགས། ཞེས་ཞུས་པའི་ལན་དུ། </text:span></text:p>
      <text:p text:style-name="P31"><text:span text:style-name="T58">བཅོམ་ལྡན་འདས་ཀྱིས་བཀའ་སྩལ་པ། </text:span></text:p>
      <text:p text:style-name="P44"><text:span text:style-name="T62">སྲིད་གསུམ་ཡོངས་གྱུར་ཐམས་ཅད་ནི། །གཟུང་དང་འཛིན་པ་རྣམ་པར་སྤངས། །</text:span></text:p>
      <text:p text:style-name="P44"><text:span text:style-name="T62">ཡང་ན་ཐབས་ནི་ཐམས་ཅད་ཀྱིས། །དངོས་པོའི་མཚན་ཉིད་དུ་ནི་བརྟག །</text:span></text:p>
      <text:p text:style-name="P27"><text:span text:style-name="T64">བཅོམ་ལྡན་འདས་ཀྱིས་བཀའ་སྩལ་པ། སྲིད་པ་གསུམ་གྱི་ལས་སྣ་ཚོགས་པས་བསྐྱེད་དེ་ཡོངས་སུ་གྱུར་པའི་ལུས་ཀྱི་རྩ་སོ་གཉིས་པོ་ཐམས་ཅད་ནི། ངེས་དོན་དུ་གཟུང་བ་དང་འཛིན་པ་གཉིས་རྣམ་པར་སྤངས་པ་དབུ་མའི་རང་བཞིན་ཅན་ཡིན་ལ། </text:span></text:p>
      <text:p text:style-name="P27"><text:span text:style-name="T64">དེ་ཡང་དྲང་དོན་ལྟར་ན། ཐབས་ཀྱི་ཁྱད་པར་ནི་སྣ་ཚོགས་པ་ཐམས་ཅད་ཀྱི་ཆ་ནས་རྩ་སོ་སོའི་དངོས་པོའི་མཚན་ཉིད་ཇི་སྐད་བཤད་པ་བཞིན་དུ་ནི་བརྟག་པ་སྟེ་ཤེས་པར་བྱ་ཞེས་པ་ཡིག་དོན་ནོ། །</text:span></text:p>
      <text:p text:style-name="P27"><text:soft-page-break/><text:span text:style-name="T64">ཡང་ན། སྲིད་པ་གསུམ་གྱིས་བསྡུས་པའི་དངོས་པོ་ཡོངས་སུ་གྱུར་པ་སྟེ་མ་ལུས་པ་ཐམས་ཅད་ནི་དོན་དམ་པར་གཟུང་བའི་ཡུལ་དང་འཛིན་པའི་སེམས་གཉིས་རྣམ་པར་སྤངས་པ་ལྷན་ཅིག་སྐྱེས་པའི་རང་བཞིན་ཡིན་ལ། དེ་ཡང་ཀུན་རྫོབ་ལྟར་ན་ཐབས་ནི་མཁས་པ་ཐམས་ཅད་ཀྱི་སྒོ་ནས་ཆོས་ཐམས་ཅད་རང་གི་དངོས་པོའི་མཚན་ཉིད་འཛིན་པ་ཙམ་དུ་ནི་བརྟག་པར་བྱ་ཞེས་པ་སྤྱི་དོན་ཡིན་ནོ། །</text:span></text:p>
      <text:p text:style-name="P27"><text:span text:style-name="T64">ཡང་ན། སྲིད་གསུམ་ཡོངས་གྱུར་ནི་རྩ་རླུང་ཐིག་ལེ་ལ་བརྟེན་ནས་</text:span><text:span text:style-name="T39">(</text:span><text:span text:style-name="T41">༥༢ན</text:span><text:span text:style-name="T39">)</text:span><text:span text:style-name="T64">འབར་འཛག་གནས་གསུམ་ལས་བྱུང་བའི་རྣལ་འབྱོར། གཟུང་འཛིན་སྤངས་པ་ནི་རྟོག་པ་དང་བྲལ་བའི་ལྷན་སྐྱེས་ལ་མཉམ་པར་འཇོག་པ། </text:span></text:p>
      <text:p text:style-name="P27"><text:span text:style-name="T64">ཡང་ན། ཐབས་ཐམས་ཅད་ནི་དེ་རྗེས་ཐོབ་ཀྱི་ལམ་དུ་བྱ་བ། དངོས་པོའི་མཚན་ཉིད་དུ་བརྟག་པ་ནི་སྣང་སྲིད་ཐམས་ཅད་བདེ་སྟོང་དབྱེར་མེད་ཀྱི་རང་བཞིན་དུ་ཤེས་པར་བྱ་བ་སྟེ། སྦས་དོན་ནོ། །</text:span></text:p>
      <text:p text:style-name="P27"><text:span text:style-name="T64">ཡང་ན། སྲིད་གསུམ་ནི་རྣལ་འབྱོར་པའི་སྒོ་གསུམ། ཡོངས་གྱུར་ཐམས་ཅད་ནི་དེ་དག་རྣལ་འབྱོར་གྱིས་སྦྱངས་ནས་གནས་ཡོངས་སུ་གྱུར་པའི་སྐུ་གསུམ། གཟུང་འཛིན་སྤངས་པ་ནི་ཆོས་དབྱིངས་རྣམ་པར་མི་རྟོག་པའི་ཡེ་ཤེས་ཀྱི་རང་བཞིན་དུ་གྱུར་པ། </text:span></text:p>
      <text:p text:style-name="P27"><text:span text:style-name="T64">ཡང་ན། ཐབས་ཐམས་ཅད་ནི་འགྲོ་བའི་དོན་གྱི་མཛད་པ། དངོས་པོའི་མཚན་ཉིད་ནི་སྤྲུལ་པའི་རང་བཞིན་སྣ་ཚོགས་པ་སྟེ། མཐར་ཐུག་པའི་དོན་ཏོ། །</text:span></text:p>
      <text:p text:style-name="P27"><text:span text:style-name="T1">ཏ༢ </text:span><text:span text:style-name="T31">གཉིས་པ་སྡོམ་པའི་དབྱེ་བ་ལ། </text:span><text:span text:style-name="T1">ཐ༡ </text:span><text:span text:style-name="T31">བསྟན་དོན་ལ་དཔྱད་པ་དང་། </text:span><text:span text:style-name="T1">ཐ༢ </text:span><text:span text:style-name="T31">གཞུང་དོན་ཉིད་བཤད་པ་གཉིས་ཀྱི། </text:span></text:p>
      <text:p text:style-name="P27"><text:span text:style-name="T64">ཐ༡ དང་པོ་ནི། འགའ་ཞིག་གིས། གོང་དུ་བཤད་པའི་ལུས་རྩའི་དཀྱིལ་འཁོར་དང་། སྡོམ་པའི་དབྱེ་བ་གསུངས་པས་ཡི་གེ་བྷ་གའི་དཀྱིལ་འཁོར་དང་། ཟླ་བ་དང་ཉི་མ་ཞེས་སོགས་ཀྱིས་ཁམས་</text:span><text:soft-page-break/><text:span text:style-name="T64">བདུད་རྩིའི་དཀྱིལ་འཁོར་དང་། འཕོ་བ་བཅུ་དྲུག་ཅེས་སོགས་ཀྱིས་སྙིང་པོ་ཡེ་ཤེས་རླུང་གི་དཀྱིལ་འཁོར་བསྟན་པར་འཆད་པ་དང་། </text:span></text:p>
      <text:p text:style-name="P27"><text:span text:style-name="T64">ཡང་ཁ་ཅིག །གོང་དུ་བཤད་པས་གནས་པ་རྩ་དང་། ཨ་ལི་ཀ་ལི་ཞེས་སོགས་ཀྱིས་བྱང་ཆུབ་ཀྱི་སེམས་དང་། ཆོས་དང་ལོངས་སྤྱོད་རྫོགས་པ་དང་ཞེས་སོགས་ཀྱིས་སྡོམ་པ་འཁོར་ལོ་དང་། ཟླ་བ་དང་ཉི་མ་ཞེས་སོགས་ཀྱིས་རྒྱུ་བ་རླུང་བསྟན་པར་འཆད་པ་སོགས་མང་དུ་སྣང་བ་ལ་པན་གྲུབ་ཀྱི་འཆད་སྲོལ་ཕྱོགས་རེ་བ་སྣང་མོད་ཀྱང་ལེགས་པར་མ་མཐོང་སྟེ། </text:span></text:p>
      <text:p text:style-name="P27"><text:span text:style-name="T64">གོང་དུ། ལུས་ལ། ཞེས་པ་ལས་འཕྲོས་ནས་ལུས་ཀྱི་རྩ་རྣམས་ཞུས་ཏེ་གསུངས་ཤིང་། </text:span></text:p>
      <text:p text:style-name="P27"><text:span text:style-name="T64">ཡེ་ཤེས་ཆེན་པོ། ཞེས་པ་ལས་འཕྲོས་ནས་དེ་བསྐྱེད་ཐབས་ཀྱི་བྱེ་བྲག་སྡོམ་པའི་དབྱེ་བ་དང་། དེ་དག་མངོན་དུ་བྱེད་པའི་རྣལ་འབྱོར་གསུངས་པ་ལས། </text:span></text:p>
      <text:p text:style-name="P27"><text:span text:style-name="T64">སྡོམ་པའི་དབྱེ་བ་ལ། ཨ་</text:span><text:span text:style-name="T39">(</text:span><text:span text:style-name="T41">༥༢བ</text:span><text:span text:style-name="T39">)</text:span><text:span text:style-name="T64">ལི་ཀ་ལི་སོགས་ནི། ཁམས་དཀར་དམར་དང་ཐབས་ཤེས་སོགས་གཉིས་ཚན་གྱི་སྡོམ། </text:span></text:p>
      <text:p text:style-name="P27"><text:span text:style-name="T64">ཆོས་དང་། ཞེས་སོགས་ནི་སྐུ་གསུང་ཐུགས་སོགས་གསུམ་ཚན་གྱི་སྡོམ། </text:span></text:p>
      <text:p text:style-name="P27"><text:span text:style-name="T64">ཨེ་ཝཾ་མཱ་ཡ་ནི། འབྱུང་བ་བཞི་ལ་སོགས་པ་བཞི་ཚན་གྱི་སྡོམ། </text:span></text:p>
      <text:p text:style-name="P27"><text:span text:style-name="T64">དེ་ནས་འཁོར་ལོའི་གྲངས་ཀྱི་རིམ་པའི་རྣམ་གཞག་གསུངས་ཤིང་། </text:span></text:p>
      <text:p text:style-name="P27"><text:span text:style-name="T64">དེ་ལ་སྦྱར་བར་བྱ་བའི་བཞི་ཚན་རྣམ་གྲངས་དུ་མ་གསུངས་ནས། དེའི་མཇུག་ཏུ། དེ་ལྟར་ཐམས་ཅད་བཞིའོ་ཞེས་གསུངས་པས་གཞུང་དེ་དག་གི་ཤུགས་ལས་རླུང་དང་ཐིག་ལེ་བསྟན་པར་འཆད་རུང་ཡང་། བསྟན་བྱའི་གཙོ་བོར་རླུང་དང་ཐིག་ལེ་བསྟན་པར་བཀྲལ་ན་ཁྱོགས་ཏེ་བཤད་པར་འགྱུར་རམ་སྙམ་མོ། །</text:span></text:p>
      <text:p text:style-name="P27"><text:soft-page-break/><text:span text:style-name="T64">འོ་ན། འདིར་རླུང་ཐིག་དངོས་སུ་སྟོན་པའི་གཞུང་མེད་དམ་སྙམ་ན། འོག་ཏུ། ལྟེ་བར་གཏུམ་མོ་འབར་བ་ཡིས། །སོགས་ཀྱིས་རླུང་ཐིག་མདོར་བསྡུས་པའི་གཏུམ་མོའི་རྣལ་འབྱོར་གསུངས་ཤིང་། དེ་དག་གི་རྣལ་འབྱོར་ཅི་རིགས་འོག་མ་རྣམས་སུའང་འབྱུང་ལ། </text:span></text:p>
      <text:p text:style-name="P27"><text:span text:style-name="T64">རླུང་ཐིག་གི་རྣམ་གཞག་རྒྱས་པར་བཤད་རྒྱུད་སོགས་ལས་ཤེས་དགོས་པའོ། །</text:span></text:p>
      <text:p text:style-name="P27"><text:span text:style-name="T1">ཐ༢ </text:span><text:span text:style-name="T31">གཉིས་པ་</text:span><text:span text:style-name="T11">[</text:span><text:span text:style-name="T12">གཞུང་དོན་ཉིད་བཤད་པ་</text:span><text:span text:style-name="T11">]</text:span><text:span text:style-name="T31">ལ། </text:span><text:span text:style-name="T1">ད༡ </text:span><text:span text:style-name="T31">མདོར་བསྟན་དང་། </text:span><text:span text:style-name="T1">ད༢ </text:span><text:span text:style-name="T31">རྒྱས་བཤད་གཉིས་ཀྱི། </text:span></text:p>
      <text:p text:style-name="P27"><text:span text:style-name="T64">ད༡ དང་པོ་ནི། </text:span></text:p>
      <text:p text:style-name="P29"><text:span text:style-name="T56">སྡོམ་པའི་དབྱེ་བའང་བཤད་པར་བྱ་སྟེ། </text:span></text:p>
      <text:p text:style-name="P27"><text:span text:style-name="T64">ཞེས་པ་སྟེ། གོང་དུ་གསུངས་པའི་ལུས་དང་རྩ་ལ་བརྟེན་པའི་རྫོགས་རིམ་དུ་མ་སྟོན་པའི་ཕྱིར་སྡོམ་པའི་དབྱེ་བའང་འདིར་ཞར་ལ་བཤད་པར་བྱ་སྟེ། ཞེས་ཞལ་གྱིས་བཞེས་པའོ། །</text:span></text:p>
      <text:p text:style-name="P27"><text:span text:style-name="T64">དེ་ཡང་། སྡོམ་པ། ཞེས་པ་ལ། གང་སྡོམ་ན། ཕྱི་ནང་གི་ཆོས་མཐའ་དག་སྡོམ་སྟེ། </text:span></text:p>
      <text:p text:style-name="P27"><text:span text:style-name="T45">[</text:span><text:span text:style-name="T46">བརྟག་པ་ཕྱི་མ། བཞི་པ་ཕྱག་རྒྱ་བསྡུས་པའི་དོན་གྱི་ལེའུར།</text:span><text:span text:style-name="T45">]</text:span></text:p>
      <text:p text:style-name="P47"><text:span text:style-name="T38">ཇི་ལྟར་ཕྱི་རོལ་དེ་བཞིན་ནང་། །སྡོམ་པའི་དེ་ཉིད་རབ་ཏུ་དབྱེ། །</text:span></text:p>
      <text:p text:style-name="P27"><text:span text:style-name="T64">ཞེས་སོ། །</text:span></text:p>
      <text:p text:style-name="P27"><text:span text:style-name="T64">གང་དུ་སྡོམ་ན། མང་དུ་ཡོད་ཀྱང་། གཙོ་བོར་ཨེ་ཝཾ་གིས་མཚོན་པའི་ཐབས་ཤེས་ཀྱི་རང་བཞིན་དུ་སྡོམ་སྟེ། </text:span><text:span text:style-name="T45">[</text:span><text:span text:style-name="T46">བརྟག་པ་ཕྱི་མ། གསུམ་པ་རྒྱུད་ཀྱི་གླེང་གཞི་དང་གསང་བའི་སྐད་ཀྱི་ལེའུར།</text:span><text:span text:style-name="T45">]</text:span></text:p>
      <text:p text:style-name="P47"><text:span text:style-name="T38">སངས་རྒྱས་ཀུན་གྱི་སྡོམ་པ་ནི། །ཨེ་ཝཾ་རྣམ་པར་རབ་ཏུ་གནས། །</text:span></text:p>
      <text:p text:style-name="P38"><text:span text:style-name="T64">ཞེས་སོ། །</text:span><text:span text:style-name="T39">(</text:span><text:span text:style-name="T41">༥༣ན</text:span><text:span text:style-name="T39">)</text:span></text:p>
      <text:p text:style-name="P27"><text:span text:style-name="T64">ཚུལ་ཇི་ལྟར་སྡོམ་ན། ཅི་རིགས་པར་གཉིས་ཆོས་དང་གསུམ་ཆོས་ལ་སོགས་པའི་སྒོ་ནས་སྡོམ་མོ།།</text:span></text:p>
      <text:p text:style-name="P92"><text:soft-page-break/>ཐབས་གང་གིས་སྡོམ་ན། གཏུམ་མོའི་<text:span text:style-name="T16">རྣལ་འབྱོར་གྱི་སྒོ་ནས་སྡོམ་སྟེ། འཆད་པར་འགྱུར་བ་ལྟར་རོ།།</text:span></text:p>
      <text:p text:style-name="P27"><text:span text:style-name="T1">ད༢ </text:span><text:span text:style-name="T31">གཉིས་པ་</text:span><text:span text:style-name="T4">[</text:span><text:span text:style-name="T1">རྒྱས་བཤད་</text:span><text:span text:style-name="T4">]</text:span><text:span text:style-name="T31">ལ། </text:span><text:span text:style-name="T1">ན༡ </text:span><text:span text:style-name="T31">ཆོས་མཐའ་དག་གི་རྩ་བའི་སྡོམ་དང་། </text:span><text:span text:style-name="T1">ན༢ </text:span><text:span text:style-name="T31">འཁོར་ལོ་བཞི་ལ་སྦྱར་བའི་སྡོམ་དང་གཉིས་ལས། </text:span></text:p>
      <text:p text:style-name="P27"><text:span text:style-name="T5">ན༡ </text:span><text:span text:style-name="T34">དང་པོ་ལ། </text:span><text:span text:style-name="T5">པ༡ </text:span><text:span text:style-name="T34">ཨ་ལི་ཀ་ལིའི་སྡོམ། </text:span><text:span text:style-name="T5">པ༢</text:span><text:span text:style-name="T34"> སྐུ་གསུམ་གྱི་སྡོམ། </text:span><text:span text:style-name="T5">པ༣</text:span><text:span text:style-name="T34"> ཡི་གེ་བཞིའི་སྡོམ་གསུམ་གྱི།</text:span></text:p>
      <text:p text:style-name="P27"><text:span text:style-name="T64">པ༡ དང་པོ་ནི། </text:span></text:p>
      <text:p text:style-name="P44"><text:span text:style-name="T62">ཨ་ལི་དང་ཀ་ལི་ནི། ཟླ་བ་དང་། ཉི་མ་དང་། ཤེས་རབ་དང་། ཐབས་སོ། །</text:span></text:p>
      <text:p text:style-name="P27"><text:span text:style-name="T64">ཞེས་པ་སྟེ། ཨ་ལི་དང་ཀ་ལི་གཉིས་ནི་གཉིས་ཆོས་མཐའ་དག་གི་སྡོམ་སྟེ། ཨ་ལིས་ཕྱི་ནང་གི་ཟླ་བ་དང་། ཀ་ལིས་ཕྱི་ནང་གི་ཉི་མ་དང་། དེ་བཞིན་དུ། ཨ་ལིས་ཤེས་རབ་ཀྱི་ཆ་དང་། ཀ་ལིས་ཐབས་ཀྱི་ཆ་ཐམས་ཅད་བསྡུད་པས་སོ། །</text:span></text:p>
      <text:p text:style-name="P57"><text:span text:style-name="T64">དེ་ལྟར་ཡང་། </text:span><text:span text:style-name="T45">[</text:span><text:span text:style-name="T46">བརྟག་པ་སྔ་མ། གསུམ་པ་ལྷའི་ལེའུར།</text:span><text:span text:style-name="T45">]</text:span></text:p>
      <text:p text:style-name="P66"><text:span text:style-name="T38">ཨ་ལི་ཟླ་བ་ཀ་ལི་ཉི། །</text:span></text:p>
      <text:p text:style-name="P57"><text:span text:style-name="T64">ཞེས་དང་། </text:span></text:p>
      <text:p text:style-name="P57"><text:span text:style-name="T45">[</text:span><text:span text:style-name="T46">བརྟག་པ་སྔ་མ། བརྒྱད་པ་རྣལ་འབྱོར་མའི་འཁོར་ལོ་འདུ་བའི་ལེའུར།</text:span><text:span text:style-name="T45">]</text:span></text:p>
      <text:p text:style-name="P66"><text:span text:style-name="T38">ཨ་ལི་ཤེས་རབ་ཀ་ལི་ཐབས། །</text:span></text:p>
      <text:p text:style-name="P57"><text:span text:style-name="T64">ཞེས་སོ། །</text:span></text:p>
      <text:p text:style-name="P57"><text:span text:style-name="T64">དེ་ལ་ནང་གི་ཟླ་ཉི་ནི། རྩ་རྐྱང་མ་དང་རོ་མ། རླུང་འགྲོ་འོང་ངམ་གཡོན་གཡས་ཀྱི་རླུང་། ཁམས་དཀར་དམར་ལ་སོགས་པའོ། །</text:span></text:p>
      <text:p text:style-name="P57"><text:span text:style-name="T64">ཐབས་ཤེས་ནི། ཕྱི་ནང་ཐམས་ཅད་དེའི་རང་བཞིན་ཡིན་ཏེ། སྔར་ཨེ་ཝཾ་གི་སྐབས་སུ་བཤད་པ་ལྟར་རོ། །</text:span></text:p>
      <text:p text:style-name="P27"><text:soft-page-break/><text:span text:style-name="T64">དེའང་ཐུན་མོང་བའི་ཟླ་ཉི་དང་ཐབས་ཤེས་ལ་སྤྱད་པ་སྤྱི་དོན་དང་། ནང་ལ་སྦྱར་བ་སྦས་དོན་ནོ། །</text:span></text:p>
      <text:p text:style-name="P27"><text:span text:style-name="T64">པ༢ གཉིས་པ་</text:span><text:span text:style-name="T20">[</text:span><text:span text:style-name="T21">སྐུ་གསུམ་གྱི་སྡོམ་</text:span><text:span text:style-name="T20">]</text:span><text:span text:style-name="T64">ནི། </text:span></text:p>
      <text:p text:style-name="P94"><text:span text:style-name="T60">ཆོས་དང་། ལོངས་སྤྱོད་རྫོགས་པ་དང་། སྤྲུལ་པ་ནི། སྐུ་དང་། གསུང་དང་། ཐུགས་སོ།།</text:span></text:p>
      <text:p text:style-name="P27"><text:span text:style-name="T64">ཞེས་པ་སྟེ། ཆོས་ཀྱི་སྐུ་དང་། ལོངས་སྤྱོད་རྫོགས་པའི་སྐུ་དང་། སྤྲུལ་པའི་སྐུ་ནི་གསུམ་ཆོས་མཐའ་དག་གི་སྡོམ་སྟེ། དེ་གསུམ་གྱིས་རིམ་པ་བཞིན། སྐུའམ་ལུས་དང་། གསུང་ངམ་ངག་དང་། ཐུགས་སམ་ཡིད་མཚོན་ནས། གཞན་ཡང་ལུས་ཀྱི་སྙིང་མགྲིན་ལྟེ་བ་གསུམ་དང་། རྩ་གསུམ་དང་། རླུང་འཇུག་གནས་དབྱུང་གསུམ་ལ་སོགས་པ་བསྡུད་པས་སོ། །</text:span></text:p>
      <text:p text:style-name="P27"><text:span text:style-name="T64">དེ་ལྟར་ཡང་། </text:span><text:span text:style-name="T45">[</text:span><text:span text:style-name="T46">བརྟག་པ་ཕྱི་མ། བཞི་པ་ཕྱག་རྒྱ་བསྡུས་པའི་དོན་གྱི་ལེའུར།</text:span><text:span text:style-name="T45">]</text:span></text:p>
      <text:p text:style-name="P47"><text:span text:style-name="T52">སྐུ་གསུམ་ལུས་ཀྱི་ནང་དུ་ནི། །</text:span></text:p>
      <text:p text:style-name="P27"><text:span text:style-name="T64">ཞེས་དང་། </text:span></text:p>
      <text:p text:style-name="P27"><text:span text:style-name="T64">སྡོམ་འབྱུང་དུ། </text:span></text:p>
      <text:p text:style-name="P47"><text:span text:style-name="T52">ལོངས་སྤྱོད་རྫོགས་སྐུ་ལ་ལ་ན། །ར་ས་ན་ནི་སྤྲུལ་པའི་སྐུ། །</text:span></text:p>
      <text:p text:style-name="P47"><text:span text:style-name="T52">ཨ་ཝ་དྷུ་་ཏཱི་ཆོས་སྐུ་སྟེ། །སྐུ་གསུམ་པོ་ནི་རྣམ་པར་གནས། །</text:span></text:p>
      <text:p text:style-name="P27"><text:span text:style-name="T64">ཞེས་དང་། </text:span></text:p>
      <text:p text:style-name="P47"><text:span text:style-name="T52">རླུང་གི་བདག་ཉིད་མགོན་པོ་ཡི། །སྐུ་གསུམ་པོར་ཡང་ཤེས་པར་བྱ། །</text:span></text:p>
      <text:p text:style-name="P47"><text:span text:style-name="T52">འཇུག་པ་ཆོས་ཀྱི་སྐུ་ཡིན་ཏེ། །གནས་པ་ལོངས་སྤྱོད་རྫོགས་པའི་སྐུ། །</text:span></text:p>
      <text:p text:style-name="P47"><text:span text:style-name="T52">འབྱུང་བ་སྤྲུལ་པའི་སྐུ་ཞེས་</text:span><text:span text:style-name="T39">(</text:span><text:span text:style-name="T41">༥༣བ</text:span><text:span text:style-name="T39">)</text:span><text:span text:style-name="T52">བཤད། །</text:span></text:p>
      <text:p text:style-name="P27"><text:span text:style-name="T64">ཅེས་སོ། །</text:span></text:p>
      <text:p text:style-name="P27"><text:soft-page-break/><text:span text:style-name="T64">འདི་ཡང་ཐུན་མོང་བའི་སྐུ་གསུམ་ལ་སྦྱར་བ་སྤྱི་དོན་དང་། ནང་ལུས་ལ་སྦྱར་བ་སྦས་དོན་ནོ། །</text:span></text:p>
      <text:p text:style-name="P27"><text:span text:style-name="T64">པ༣ གསུམ་པ་</text:span><text:span text:style-name="T20">[</text:span><text:span text:style-name="T21">ཡི་གེ་བཞིའི་སྡོམ་</text:span><text:span text:style-name="T20">]</text:span><text:span text:style-name="T64">ནི། </text:span></text:p>
      <text:p text:style-name="P50"><text:span text:style-name="T56">ཨེ་ཝཾ་མ་ཡཱ་ནི། </text:span></text:p>
      <text:p text:style-name="P50"><text:span text:style-name="T56">ཨེ་ཡི་རྣམ་པ་ལྷ་མོ་སྤྱན། །ཝཾ་གི་རྣམ་པ་བདག་མར་བརྗོད། །</text:span></text:p>
      <text:p text:style-name="P50"><text:span text:style-name="T56">མཱ་ནི་ལྷ་མོ་གོས་དཀར་མོ། །ཨ་ཡི་རྣམ་པ་སྒྲོལ་མར་བརྗོད། །</text:span></text:p>
      <text:p text:style-name="P27"><text:span text:style-name="T64">ཅེས་པ་སྟེ། ཨེ་ཝཾ་མཱ་ཡ་བཞི་ནི་བཞི་ཆོས་མཐའ་དག་གི་སྡོམ་སྟེ། དེ་ལ་ལྷ་མོ་བཞི་མཚོན་ཚུལ་ནི། ཨེ་ཡི་རྣམ་པ་ལྷ་མོ་སྤྱན་མ་དང་། ཝཾ་གི་རྣམ་པ་བདག་མ་སྟེ་མ་མ་ཀིར་བརྗོད་པ་དང་། མཱ་ནི་ལྷ་མོ་གོས་དཀར་མོ་དང་། ཨ་ཡི་རྣམ་པ་སྒྲོལ་མར་ཏེ། དེ་མཚོན་པར་བརྗོད་ཅིང་། དེ་བཞིན་དུ། འབྱུང་བ་བཞི་དང་། ཕྱག་རྒྱ་བཞི་དང་། ཚད་མེད་བཞི་དང་། ཕར་ཕྱིན་བཞི་དང་། རིགས་བཞི་དང་། འཁོར་ལོ་བཞི་ལ་སོགས་པ་བསྡུད་པས་སོ། །</text:span></text:p>
      <text:p text:style-name="P27"><text:span text:style-name="T64">དེ་ལྟར་ཡང་སཾ་ཊིར། </text:span></text:p>
      <text:p text:style-name="P46"><text:span text:style-name="T38">ཨེ་ནི་ས་རུ་ཤེས་པར་བྱ། །ལས་ཀྱི་ཕྱག་རྒྱ་སྤུན་མ་ཉིད། །</text:span></text:p>
      <text:p text:style-name="P46"><text:span text:style-name="T38">སྙིང་རྗེ་ཆེན་མོ་ཐབས་ཆེན་མོ། །རང་བཞིན་སྣ་ཚོགས་སྤྱོད་ཡུལ་ཏེ། །</text:span></text:p>
      <text:p text:style-name="P46"><text:span text:style-name="T38">ལྟེ་བར་སྣ་ཚོགས་འདམ་སྐྱེས་ལས། །སྤྲུལ་པའི་འཁོར་ལོར་རྣམ་པར་གནས། །</text:span></text:p>
      <text:p text:style-name="P46"><text:span text:style-name="T38">ཝཾ་ནི་ཆུ་རུ་ཤེས་པར་བྱ། །ཆོས་ཀྱི་ཕྱག་རྒྱ་མ་མ་ཀི། །</text:span></text:p>
      <text:p text:style-name="P46"><text:span text:style-name="T38">བྱམས་པ་དང་ནི་སྨོན་ལམ་ཚུལ། །ལྷ་མོ་རྡོ་རྗེས་རིགས་གཙོ་མ། །</text:span></text:p>
      <text:p text:style-name="P46"><text:span text:style-name="T38">སྙིང་གར་ཆུ་སྐྱེས་འདབ་བརྒྱད་ལ། །ཆོས་ཀྱི་འཁོར་ལོར་ཡང་དག་གནས། །</text:span></text:p>
      <text:p text:style-name="P46"><text:span text:style-name="T38">མ་ནི་མེ་རུ་བརྗོད་པར་བྱ། །ཕྱག་རྒྱ་ཆེན་མོ་གོས་དཀར་མོ། །</text:span></text:p>
      <text:p text:style-name="P46"><text:soft-page-break/><text:span text:style-name="T38">དགའ་དང་སྟོབས་ཀྱི་རྣལ་འབྱོར་གྱིས། །ལྷ་མོ་པདྨའི་རིགས་བྱུང་མ། །</text:span></text:p>
      <text:p text:style-name="P46"><text:span text:style-name="T38">ལྐོག་མར་ཆུ་སྐྱེས་འདབ་བརྒྱད་གཉིས། །ལོངས་སྤྱོད་འཁོར་ལོ་ཆེན་པོར་གནས། །</text:span></text:p>
      <text:p text:style-name="P46"><text:span text:style-name="T38">ཡ་ནི་རླུང་གི་རང་བཞིན་ཏེ། །ཉོན་མོངས་ཐམས་ཅད་རབ་འཇོམས་བྱེད། །</text:span></text:p>
      <text:p text:style-name="P46"><text:span text:style-name="T38">དམ་ཚིག་ཕྱག་རྒྱ་ཆེན་པོར་ངེས། །ལྷ་མོ་ལས་ཀྱི་རིགས་གཙོ་མ། །</text:span></text:p>
      <text:p text:style-name="P46"><text:span text:style-name="T38">བཏང་སྙོམས་ཡེ་ཤེས་རྣལ་འབྱོར་གྱི། །སྒྲོལ་མ་འཁོར་བ་སྒྲོལ་བ་མོ། །</text:span></text:p>
      <text:p text:style-name="P46"><text:span text:style-name="T38">འདམ་སྐྱེས་འདབ་མ་སུམ་ཅུ་གཉིས། །བདེ་ཆེན་འཁོར་ལོ་ཆེན་པོར་གནས། །</text:span></text:p>
      <text:p text:style-name="P27"><text:span text:style-name="T64">ཞེས་སོ། །</text:span></text:p>
      <text:p text:style-name="P27"><text:span text:style-name="T64">འདི་ཡང་ལྷ་མོ་དང་འབྱུང་བ་དང་ཚད་མེད་སོགས་ལ་སྦྱར་བ་སྤྱི་དོན་དང་། ཕྱག་རྒྱ་དང་འཁོར་ལོ་ལ་སྦྱར་བ་སྦས་དོན་ནོ། །</text:span><text:span text:style-name="T39">(</text:span><text:span text:style-name="T41">༥༤ན</text:span><text:span text:style-name="T39">)</text:span></text:p>
      <text:p text:style-name="P27"><text:span text:style-name="T1">ན༢ </text:span><text:span text:style-name="T31">གཉིས་པ་</text:span><text:span text:style-name="T4">[</text:span><text:span text:style-name="T1">འཁོར་ལོ་བཞི་ལ་སྦྱར་བའི་སྡོམ་</text:span><text:span text:style-name="T4">]</text:span><text:span text:style-name="T31">ལ། </text:span><text:span text:style-name="T1">པ༡ </text:span><text:span text:style-name="T31">འཁོར་ལོའི་རྣམ་གཞག་དང་། </text:span><text:span text:style-name="T1">པ༢ </text:span><text:span text:style-name="T31">དེ་ལ་སྦྱར་བའི་སྡོམ་པ་གཉིས་ཀྱི། </text:span></text:p>
      <text:p text:style-name="P27"><text:span text:style-name="T64">པ༡ དང་པོ་ནི། </text:span></text:p>
      <text:p text:style-name="P31"><text:span text:style-name="T58">སྤྲུལ་པའི་འཁོར་ལོ་ལ་པདྨ་འདབ་མ་དྲུག་ཅུ་རྩ་བཞི་དང་། ཆོས་ཀྱི་འཁོར་ལོ་ལ་འདབ་མ་བརྒྱད་དང་། ལོངས་སྤྱོད་རྫོགས་པའི་འཁོར་ལོ་ལ་འདབ་མ་བཅུ་དྲུག་དང་། བདེ་བ་ཆེན་པོའི་འཁོར་ལོ་འདབ་མ་སུམ་ཅུ་རྩ་གཉིས་སོ། །འཁོར་ལོའི་གྲངས་ཀྱི་རིམ་པས་རྣམ་པར་གཞག་པའོ། །</text:span></text:p>
      <text:p text:style-name="P27"><text:span text:style-name="T64">ཞེས་པ་སྟེ། ལྟེ་བ་ནི། ལུས་བསྐྱེད་ཅིང་སྤྲུལ་པའི་གཞིར་གྱུར་པ་དང་། དེར་གནད་བཅིངས་ན་ཐ་མལ་གྱི་རྟོག་པ་གཅོད་པས་འཁོར་ལོ་སྟེ། དེ་ལ་རྩའི་པདྨ་རྩ་འདབ་མ་དྲུག་ཅུ་རྩ་བཞི་དང་། </text:span></text:p>
      <text:p text:style-name="P27"><text:soft-page-break/><text:span text:style-name="T64">སྙིང་ག་ནི། སེམས་ཆོས་ཀྱི་རང་བཞིན་ཅན་དུ་གྱུར་པ་དང་། དེར་གནད་བཅིངས་ན་གཉིད་ཀྱི་འཁྲུལ་པ་གཅོད་པས་འཁོར་ལོ་སྟེ། དེ་ལ་རྩ་འདབ་མ་བརྒྱད་དང་། </text:span></text:p>
      <text:p text:style-name="P27"><text:span text:style-name="T64">མགྲིན་པ་ནི། རོ་དྲུག་ལ་ལོངས་སྤྱོད་རྫོགས་པར་མྱོང་བའི་རྟེན་བྱེད་པ་དང་། དེར་གནད་བཅིངས་ན་རྨི་ལམ་གྱི་འཁྲུལ་པ་གཅོད་པས་འཁོར་ལོ་སྟེ། དེ་ལ་རྩ་འདབ་མ་བཅུ་དྲུག་དང་། </text:span></text:p>
      <text:p text:style-name="P27"><text:span text:style-name="T64">སྤྱི་བོ་ནི། བདེ་བ་ཆེན་པོའི་འབྱུང་གནས་སུ་གྱུར་པ་དང་། དེར་གནད་བཅིངས་ན་སྙོམ་འཇུག་གི་འཁྲུལ་པ་གཅོད་པས་འཁོར་ལོ་སྟེ། དེ་ལ་རྩ་འདབ་མ་སུམ་ཅུ་རྩ་གཉིས་རྣམས་སོ། །</text:span></text:p>
      <text:p text:style-name="P57"><text:span text:style-name="T64">དེ་དག་ནི་ལུས་ལ་རྩའི་འཁོར་ལོ་བཞིའི་གྲངས་ཀྱི་རིམ་པས་ཕྱེ་བའི་སྡོམ་པའི་རྣམ་པར་གཞག་པ་སྟེ། འཁོར་ལོ་བཞིས་འོག་ཏུ་འབྱུང་བའི་བཞི་ཚན་མཐའ་དག་སྡོམ་ཞིང་། བྱེ་བྲག་ཏུ་ལྟེ་བས་དབྱུ་གུ་དང་ཕོ་ཉ་སོགས་དྲུག་ཅུ་རྩ་བཞི་ཚན་དང་། སྙིང་གས་ཐུན་དང་རྣམ་ཤེས་སོགས་བརྒྱད་ཚན་དང་། མགྲིན་པས་འཕོ་བ་དང་དགའ་བ་སོགས་བཅུ་དྲུག་ཚན་དང་། སྤྱི་བོ་ཆུ་ཚོད་དང་གནས་སོགས་སོ་གཉིས་ཚན་རྣམས་བསྡུད་པའོ། །</text:span></text:p>
      <text:p text:style-name="P57"><text:span text:style-name="T64">འདི་ཡང་དབྱུག་གུ་སོགས་ཕྱི་ལ་སྦྱར་བ་སྤྱི་དོན་དང་། ཕྱག་རྒྱ་བཞིའམ་དགའ་བ་བཞི་ལ་སྦྱར་བ་སྦས་དོན་ནོ། །</text:span></text:p>
      <text:p text:style-name="P57"><text:span text:style-name="T1">པ༢ </text:span><text:span text:style-name="T31">གཉིས་པ་</text:span><text:span text:style-name="T4">[</text:span><text:span text:style-name="T1">དེ་ལ་སྦྱར་བའི་སྡོམ་པ་</text:span><text:span text:style-name="T4">]</text:span><text:span text:style-name="T31">ལ། བཞི་ཚན་བདུན་གྱི། </text:span></text:p>
      <text:p text:style-name="P57"><text:span text:style-name="T64">ཕ༡ དང་པོ་ནི། </text:span></text:p>
      <text:p text:style-name="P60"><text:span text:style-name="T58">སྐད་ཅིག་མ་བཞི་ནི། རྣམ་པ་སྣ་ཚོགས་པ་དང་། རྣམ་པར་སྨིན་</text:span><text:span text:style-name="T40">(</text:span><text:span text:style-name="T41">༥༤བ</text:span><text:span text:style-name="T40">)</text:span><text:span text:style-name="T58">པ་དང་། རྣམ་པར་ཉེད་པ་དང་། མཚན་ཉིད་དང་བྲལ་བའོ། །</text:span></text:p>
      <text:p text:style-name="P27"><text:span text:style-name="T64">ཞེས་པ་སྟེ། སྐད་ཅིག་མ་བཞིའི་སྡོམ་ནི། བྱ་བ་གང་ཡང་རུང་བ་ཞིག་ཐོག་མར་རྩོམ་པའི་ཚེ་དེ་འགྲུབ་པའི་རྒྱུ་རྐྱེན་གྱི་རྣམ་པ་སྣ་ཚོགས་པ་དང་། བྱ་བ་དེའི་འབྲས་བུའི་ངོ་བོ་རྣམ་པར་སྨིན་པ་དང་</text:span><text:soft-page-break/><text:span text:style-name="T64">འབྲས་བུའི་ཁྱད་པར་འགྲུབ་སྟེ་ཉམས་སུ་མྱོང་ཞིང་རྣམ་པར་ཉེད་པ་དང་། ངོ་བོ་དང་ཁྱད་པར་གཉིས་ཀ་རྫོགས་ནས་རྐྱེན་གྱི་བྱེད་པ་དང་བྲལ་བ་མཚན་ཉིད་དང་བྲལ་བ་བཞིའོ་ཞེས་པ་སྤྱི་དོན་དང་། འཁྱུད་པ་དང་ཙུམ་བྷ་སོགས་བྱ་བ་རྣམ་པ་སྣ་ཚོགས་པ་དང་། དེ་ལས་ཞུ་བདེ་རྣམ་པར་སྨིན་པ་དང་། ཞུ་བདེ་ཉམས་སུ་མྱོང་ཞིང་རྣམ་པར་ཉེད་པ་དང་། བདེ་སྟོང་དབྱེར་མེད་ཅིང་སྤྲོས་པའི་མཚན་ཉིད་དང་བྲལ་བ་བཞིའོ་ཞེས་པ་སྦས་དོན་ནོ། །</text:span></text:p>
      <text:p text:style-name="P27"><text:span text:style-name="T64">ཕ༢ གཉིས་པ་ནི། </text:span></text:p>
      <text:p text:style-name="P31"><text:span text:style-name="T58">འཕགས་པའི་བདེན་པ་བཞི་ནི། སྡུག་སྔལ་བདེན་པ་དང་། ཀུན་འབྱུང་བ་དང་། འགོག་པ་དང་། ལམ་མོ། །</text:span></text:p>
      <text:p text:style-name="P57"><text:span text:style-name="T64">ཞེས་པ་སྟེ། འཕགས་པ་ཉན་ཐོས་ལ་གྲགས་པའི་བདེན་པ་བཞིའི་སྡོམ་ནི། འཁོར་བའི་རང་བཞིན་ནི་སྡུག་བསྔལ་བ་སྟེ། ཡོངས་སུ་ཤེས་པར་བྱ་བ་དང་། རྒྱུ་མ་རིག་པ་སོགས་ནི་དེ་ལས་སྡུག་བསྔལ་ཀུན་འབྱུང་བ་སྟེ། སྤང་བར་བྱ་བ་དང་། ཟག་མེད་ཀྱི་སེམས་སེམས་བྱུང་ནི་སྡུག་བསྔལ་འགོག་པ་སྟེ། མངོན་དུ་བྱ་བ་དང་། འཕགས་ལམ་ཡན་ལག་བརྒྱད་ལ་སོགས་པ་ནི་སྡུག་བསྔལ་འགོག་པའི་ལམ་སྟེ། སྒོམ་མོ་ཞེས་བྱ་བ་བཞིའོ་ཞེས་སྤྱི་དང་། </text:span></text:p>
      <text:p text:style-name="P57"><text:span text:style-name="T64">དང་པོ་བདེ་བ་འཚོལ་བ་སྡུག་བསྔལ་བ་དང་། དེ་ལས་ཞུ་བདེ་འབྱུང་བ་ཀུན་འབྱུང་བ་དང་། བྱང་སེམས་མི་འཕོ་བར་འཆིང་བ་འགོག་པ་དང་། བདེ་སྟོང་དབྱེར་མེད་ཀྱི་ཡེ་ཤེས་སྒོམ་པ་ལམ་སྟེ། སྦས་དོན་ནོ། །</text:span></text:p>
      <text:p text:style-name="P57"><text:span text:style-name="T64">ཕ༣ གསུམ་པ་ནི། </text:span></text:p>
      <text:p text:style-name="P60"><text:span text:style-name="T58">དེ་ཁོ་ན་ཉིད་བཞི་ནི། བདག་གི་དེ་ཁོ་ན་ཉིད་དང་། སྔགས་ཀྱི་དེ་ཁོ་ན་ཉིད་དང་། ལྷའི་དེ་ཁོ་ན་དང་། ཡེ་ཤེས་ཀྱི་དེ་ཁོ་ན་ཉིད་དོ། །</text:span></text:p>
      <text:p text:style-name="P27"><text:soft-page-break/><text:span text:style-name="T64">ཞེས་པ་སྟེ། གཙོ་བོར་རྣལ་འབྱོར་རྒྱུད་ལ་གྲགས་པའི་དེ་ཁོ་ན་ཉིད་བཞིའི་སྡོམ་ནི། བདག་ལྷར་བསྐྱེད་པ་བདག་གི་དེ་ཁོ་ན་ཉིད་དང་། ལུས་ལ་ཡི་གེ་འགོད་པ་སོགས་</text:span><text:span text:style-name="T39">(</text:span><text:span text:style-name="T41">༥༥ན</text:span><text:span text:style-name="T39">)</text:span><text:span text:style-name="T64">སྔགས་ཀྱི་དེ་ཁོ་ན་ཉིད་དང་། ཡེ་ཤེས་པ་གཞུག་པ་ལྷའི་དེ་ཁོ་ན་ཉིད་དང་། ཏིང་ངེ་འཛིན་ལ་མཉམ་པར་འཇོག་པ་ཡེ་ཤེས་ཀྱི་དེ་ཁོ་ན་ཉིད་དོ་ཞེས་སྤྱི་དང་། </text:span></text:p>
      <text:p text:style-name="P27"><text:span text:style-name="T64">སྒྱུ་མ་ལྟ་བུའི་ལྷའི་སྐུའམ་ཨ་ཐུང་སོགས་སྒོམ་པ་བདག་གི་དེ་ཁོ་ན་དང་། རླུང་རྡོ་རྗེའི་བཟླས་པ་སྔགས་ཀྱི་དེ་ཁོ་ན་དང་། ལུས་ལས་བྱུང་བའི་བྱང་སེམས་བརྟན་པ་ལྷའི་དེ་ཁོ་ན་དང་། སྤྲོས་མེད་ཀྱི་ལྷན་སྐྱེས་ཤར་བ་ཡེ་ཤེས་ཀྱི་དེ་ཁོ་ན་ཉིད་དོ་ཞེས་པ་སྦས་དོན་ནོ། །</text:span></text:p>
      <text:p text:style-name="P27"><text:span text:style-name="T64">ཕ༤ བཞི་པ་ནི། </text:span></text:p>
      <text:p text:style-name="P31"><text:span text:style-name="T58">དགའ་བ་བཞི་ནི། དགའ་བ་དང་། མཆོག་ཏུ་དགའ་བ་དང་། དགའ་བྲལ་གྱི དགའ་བ་དང་། ལྷན་ཅིག་སྐྱེས་པའི་དགའ་བའོ། །</text:span></text:p>
      <text:p text:style-name="P27"><text:span text:style-name="T64">ཞེས་པ་སྟེ། རྣལ་འབྱོར་བླ་མེད་ལ་གྲགས་པ་དགའ་བ་བཞིའི་སྡོམ་ནི། འཇིག་རྟེན་པའི་ལམ་ལ་མོས་པས་ཞུགས་པ་དགའ་བ་དང་། བསམ་གཏན་བཞི་ཐོབ་པ་མཆོག་ཏུ་དགའ་བ་དང་། འཇིག་རྟེན་ལས་འདས་པའི་མཐོང་ལམ་ཐོབ་པ་དགའ་བྲལ་གྱི་དགའ་བ་དང་། ས་ཆེན་པོ་ལ་རབ་ཏུ་ཞུགས་པ་ལྷན་ཅིག་སྐྱེས་པའི་དགའ་བའོ་ཞེས་སྤྱི་དང་། </text:span></text:p>
      <text:p text:style-name="P27"><text:span text:style-name="T64">ཐབས་ཀྱི་རིམ་པས་ཞུ་བདེ་ཅུང་ཟད་ཉམས་སུ་མྱོང་བ་དགའ་བ་དང་། ཞུ་བདེ་དེ་བས་ལྷག་པ་མྱོང་བ་མཆོག་ཏུ་དགའ་བ་དང་། ཞུ་བདེས་ཚིམ་ཞིང་གཞན་བདེ་བ་མྱོང་འདོད་ཀྱི་ཆགས་པ་དང་བྲལ་བ་དགའ་བྲལ་གྱི་དགའ་བ་དང་། ཆགས་པ་དང་ཆགས་བྲལ་སྤངས་ཤིང་བདེ་སྟོང་དབྱེར་མེད་པའི་རྟོག་བྲལ་གྱི་ཡེ་ཤེས་ལྷན་ཅིག་སྐྱེས་པའི་དགའ་བའོ། །</text:span></text:p>
      <text:p text:style-name="P27"><text:soft-page-break/><text:span text:style-name="T64">ཕ༥ ལྔ་པ་ནི། </text:span></text:p>
      <text:p text:style-name="P31"><text:span text:style-name="T58">སྡེ་པ་བཞི་ནི། གནས་བརྟན་པ་དང་། ཐམས་ཅད་ཡོད་པར་སྨྲ་བ་དང་། ཀུན་གྱིས་བཀུར་པ་དང་། དགེ་འདུན་ཕལ་ཆེན་ནོ། །</text:span></text:p>
      <text:p text:style-name="P27"><text:span text:style-name="T64">ཞེས་པ་སྟེ། གཙོ་བོར་ཉན་ཐོས་ལ་གྲགས་པའི་སྡེ་པ་བཞིའི་སྡོམ་ནི། གནས་བརྟན་འཕགས་པའི་རིགས་སུ་གྱུར་པ་གནས་བརྟན་པའི་སྡེ་པ་དང་། དུས་གསུམ་རྫས་ཡོད་དུ་སྨྲ་བ་ཐམས་ཅད་ཡོད་པར་སྨྲ་བའི་སྡེ་པ་དང་། ཀུན་གྱིས་བཀུར་བའི་སློབ་དཔོན་གྱི་རྗེས་སུ་འབྲང་བ་ཀུན་གྱིས་བཀུར་བའི་སྡེ་པ་དང་། དགེ་འདུན་མང་བས་དགེ་འདུན་ཕལ་ཆེན་པའི་སྡེ་པ་དང་བཞི་ཡིན་ནོ་ཞེས་སྤྱི་དང་། </text:span><text:span text:style-name="T39">(</text:span><text:span text:style-name="T41">༥༥བ</text:span><text:span text:style-name="T39">)</text:span></text:p>
      <text:p text:style-name="P27"><text:span text:style-name="T64">ལུས་སྤྲུལ་པའི་གནས་ཡིན་པས་ལྟེ་བ་གནས་བརྟན་པ་དང་། ཆོས་རྣམས་ངག་ཏུ་འབྱིན་པས་སྙིང་ག་ཐམས་ཅད་ཡོད་པར་སྨྲ་བ་དང་། རོ་དྲུག་གིས་བཀུར་བས་མགྲིན་པ་ཀུན་གྱིས་བཀུར་བ་དང་། བདེ་བ་ཆེན་པོ་ཕལ་ཆེར་གནས་པས་སྤྱི་བོ་དགེ་འདུན་ཕལ་ཆེན་པའོ་ཞེས་པ་སྦས་དོན་ནོ། །</text:span></text:p>
      <text:p text:style-name="P27"><text:span text:style-name="T64">སྐད་ཅིག་མ་ལ་སོགས་པའི་བཞི་ཚན་ལྔ་པོ་འདི་རྣམས་འཁོར་ལོ་བཞི་ལ་མས་རིམ་ནས་སྦྱར་བར་བཤད་དོ། །</text:span></text:p>
      <text:p text:style-name="P27"><text:span text:style-name="T64">ཕ༦ དྲུག་པ་ནི། </text:span></text:p>
      <text:p text:style-name="P29"><text:span text:style-name="T56">ཟླ་བ་དང་། ཉི་མ་དང་། ཨ་ལི་དང་། ཀ་ལི་དང་། </text:span></text:p>
      <text:p text:style-name="P27"><text:span text:style-name="T64">ཞེས་པ་སྟེ། འདི་ལ་བླ་མ་དག །ཟླ་བ་སྣ་བུག་གཡོན་གྱི་རླུང་ངམ་ཁུ་བ་དང་། ཉི་མ་གཡས་ཀྱི་རླུང་ངམ་ཁྲག་དང་། དེ་གཉིས་ཨ་ལི་དང་ཀ་ལིའི་རྣམ་པར་རྩ་གཉིས་ནས་རྒྱུ་བར་བཞེད་པ་དང་། </text:span></text:p>
      <text:p text:style-name="P27"><text:span text:style-name="T64">ཡང་ཟླ་བ་གཡོན་གྱི་རླུང་དང་ཉི་མ་གཡས་ཀྱི་རླུང་གཉིས་ཨ་ལི་དང་ཀ་ལིའི་རྣམ་པར་རྩ་གཉིས་ནས་རྒྱུ་བར་བཞེད་ལ། </text:span></text:p>
      <text:p text:style-name="P27"><text:soft-page-break/><text:span text:style-name="T64">འགའ་ཞིག །ཐིག་ལེ་གཙོ་བོར་གྱུར་པ་ཟླ་ཉི་དང་རྩ་ཡིག་གཙོ་བོར་གྱུར་པ་ཨ་ལི་ཀ་ལི་ཞེས་དང་། </text:span></text:p>
      <text:p text:style-name="P27"><text:span text:style-name="T64">ལར་འདིས་འཁོར་ལོ་བཞི་ལ་ཡི་གེ་འགོད་པ་བསྟན་པར་བཞེད་ཀྱང་། </text:span></text:p>
      <text:p text:style-name="P27"><text:span text:style-name="T64">འདིར་ཟླ་བས་བརྗོད་པ་ཉིན་མོ་དང་། ཉི་མས་བརྗོད་པ་མཚན་མོ་དང་། ཨ་ལིའི་བརྟན་པ་དཀར་ཕྱོགས་དང་། ཀ་ལིས་བརྟན་པ་དམར་ཕྱོགས་དང་བཞི་ཞེས་སྤྱི་དང་། </text:span></text:p>
      <text:p text:style-name="P27"><text:span text:style-name="T64">ཟླ་བ་སྟེ་ཁུ་བའི་རང་བཞིན་སྤྱི་བོའི་ཧཾ་ཡིག་དཀར་པོ་དང་། ཉི་མ་སྟེ་ཁྲག་གི་རང་བཞིན་ལྟེ་བའི་ཨ་ཐུང་དམར་པོ་དང་། ཨ་ལི་སྟེ་ཤེས་རབ་ཀྱི་རང་བཞིན་སྙིང་གའི་ཧཱུྃ་ཡིག་དཀར་པོ་དང་། ཀ་ལི་སྟེ་ཐབས་ཀྱི་རང་བཞིན་མགྲིན་པའི་ཨོཾ་ཡིག་དམར་པོ་བཞིའམ། </text:span></text:p>
      <text:p text:style-name="P27"><text:span text:style-name="T64">ཡང་ན། ཟླ་བ་དག་པ་སྤྱི་བོ་དང་། ཉི་མ་དག་པ་ལྟེ་བ་དང་། ཨ་ལི་དག་པ་སྙིང་ག་དང་། ཀ་ལི་དག་པ་མགྲིན་པ་དང་། </text:span></text:p>
      <text:p text:style-name="P27"><text:span text:style-name="T64">ཡང་ན། དེ་བཞིས་ཤེས་རབ་དང་ཐབས་ཕྲག་གཉིས་ཏེ། སྟེང་དུ་སྤྱི་བོ་དང་མགྲིན་པ། འོག་ཏུ་སྙིང་ག་དང་ལྟེ་བ་སྦྱོར་བ་སྦས་དོན་དུ་བཤད་ཀྱང་མི་འགལ་ལམ་སྙམ་ཏེ། དཔྱད་དོ། །</text:span></text:p>
      <text:p text:style-name="P27"><text:span text:style-name="T64">ཕ༧ བདུན་པ་ནི། </text:span></text:p>
      <text:p text:style-name="P31"><text:span text:style-name="T58">འཕོ་བ་བཅུ་དྲུག་དང་། དབྱུག་གུ་དྲུག་ཅུ་རྩ་བཞི་དང་། ཆུ་ཚོད་སུམ་ཅུ་རྩ་གཉིས་དང་། ཐུན་ཚོད་བཞི་སྟེ། དེ་ལྟར་ཐམས་ཅད་བཞིའོ། །</text:span></text:p>
      <text:p text:style-name="P27"><text:span text:style-name="T64">ཞེས་པ་སྟེ། འདི་ལ་ཐོག་མར་དབྱུག་</text:span><text:span text:style-name="T39">(</text:span><text:span text:style-name="T41">༥༦ན</text:span><text:span text:style-name="T39">)</text:span><text:span text:style-name="T64">གུ་དང་ཆུ་ཚོད་ནི། </text:span></text:p>
      <text:p text:style-name="P27"><text:span text:style-name="T64">རྡོ་རྗེ་མཁའ་འགྲོར། </text:span></text:p>
      <text:p text:style-name="P47"><text:span text:style-name="T38">ཉིན་མཚན་གྱི་ནི་ཚད་ཀྱི་རྒྱུ། །ཟངས་མ་སྲང་ནི་བཅུ་གཉིས་ལས། །</text:span></text:p>
      <text:p text:style-name="P47"><text:span text:style-name="T38">དཔངས་སུ་སོར་མོ་བརྒྱད་པ་ལ། །རྒྱར་ནི་སོར་མོ་བཅུ་གཉིས་པའི། །</text:span></text:p>
      <text:p text:style-name="P66"><text:soft-page-break/><text:span text:style-name="T38">སྣོད་ནི་ཚད་དང་ལྡན་པར་བྱ། །ཐུར་མ་གསེང་ལས་རབ་བྱུང་བ། །</text:span></text:p>
      <text:p text:style-name="P66"><text:span text:style-name="T38">འོལ་མ་སེ་ནི་སུམ་ཅུར་གསུངས། །སོར་མོ་དྲུག་གི་ཚད་ལ་ནི། །</text:span></text:p>
      <text:p text:style-name="P66"><text:span text:style-name="T38">རབ་ཏུ་མཛེས་ཤིང་ཡོན་ཏན་ལྡན། །དེ་ཡི་ཚད་ཀྱིས་དབུག་བྱས་པར། །</text:span></text:p>
      <text:p text:style-name="P66"><text:span text:style-name="T38">མཁས་པ་ཡིས་ནི་བསྒྲུབ་པར་བྱ། །ཆུ་སྲང་དྲུག་ཅུ་ཡི་ནི་ཚད། །</text:span></text:p>
      <text:p text:style-name="P27"><text:span text:style-name="T64">ཅེས་གསུངས་ཏེ། དེ་ཡང་རྩིས་པ་རྣམས་ཀྱིས་བ་རུ་ར་འབྲིང་པོ་ཞིག་ལ་ཞོ་གཅིག་ཏུ་བྱས་པའི་སྲང་བཅུ་གཉིས་པའི་ཟངས་ལ། དཔངས་སུ་སོར་བརྒྱད། རྒྱར་སོར་བཅུ་གཉིས་པའི་སྣོད་བརྡུངས་ཤིང་འོལ་མ་སེ་སུམ་ཅུའི་བརྗིད་དང་མཉམ་པ་སྟེ་མན་ཆ་གསུམ་གྱི་གསེར་ལ་དཀྱུས་སོར་དྲུག་པའི་ཐུར་མ་སྦོམ་ཕྲ་ཤིན་ཏུ་སྙོམས་པ་བརྡུངས་པའི་སྦོམ་ཕྲའི་ཚད་ཀྱིས་ཟངས་མའི་སྣོད་ཕུག་ལ། དེ་སྣོད་ཆུ་དྭངས་པས་བཀང་བའི་སྟེང་དུ་བཞག་པས་སྣོད་དེ་ཆུས་གང་བ་དབྱུག་ཚོད་གཅིག་ཏུ་བཞེད་པ་ལས། དབྱུག་ཚོད་དྲུག་ཅུ་རེ་བཞི་པ་བྱེད་ན། དཔངས་སུ་སོར་བཞི། རྒྱར་སོར་བརྒྱད་པའི་ཟངས་སྣོད་ལ་གསེར་མན་ཆ་བཞི་ལས་བྱས་པའི་ཐུར་མ་སོར་དྲུག་པས་ཕུག་སྟེ་བྱ་བར་བཞེད་དོ། །</text:span></text:p>
      <text:p text:style-name="P57"><text:span text:style-name="T64">དེ་ནས་སྣོད་ཆུས་གང་བའི་བར་དབྱུག་གུ་གཅིག་དང་། ཡང་དེ་བཏེག་ནས་ཆུ་ཟད་པའི་བར་གཅིག་སྟེ། དེ་གཉིས་ལ་ཆུ་ཚོད་གཅིག །ཆུ་ཚོད་གཉིས་ལ་འཕོ་བ་གཅིག །འཕོ་བ་བཞི་ལ་ཐུན་ཚོད་གཅིག་ཏུ་བཤད་དོ། །</text:span></text:p>
      <text:p text:style-name="P57"><text:span text:style-name="T64">དེ་ལྟར་ན་ཕྱི་རོལ་དུ་ཉིན་ཞག་གཅིག་ལ་འཕོ་བ་བཅུ་དྲུག་དང་། དབྱུག་གུ་དྲུག་ཅུ་རྩ་བཞི་དང་། ཆུ་ཚོད་སུམ་ཅུ་རྩ་གཉིས་དང་། ཐུན་ཚོད་བཞི་སྟེ་གྲངས་ཚན་བཞིར་བཤད་པ་སྤྱི་དོན་དང་། </text:span></text:p>
      <text:p text:style-name="P57"><text:span text:style-name="T64">མགྲིན་པའི་རྩ་འདབ་འཕོ་བ་བཅུ་དྲུག་དང་། ལྟེ་བའི་རྩ་འདབ་དབྱུག་གུ་དྲུག་ཅུ་རྩ་བཞི་དང་། སྤྱི་བོའི་རྩ་འདབ་ཆུ་ཚོད་སུམ་ཅུ་རྩ་གཉིས་དང་། སྙིང་གའི་རྩ་འདབ་ཉིན་མཚན་ལ་བཞི་བཞིར་ཕྱེ་ནས་བརྒྱད་རྣམ་པར་དག་</text:span><text:span text:style-name="T39">(</text:span><text:span text:style-name="T41">༥༦བ</text:span><text:span text:style-name="T39">)</text:span><text:span text:style-name="T64">པའོ་ཞེས་པ་སྦས་དོན་ཏེ། </text:span></text:p>
      <text:p text:style-name="P27"><text:soft-page-break/><text:span text:style-name="T64">དེ་ལྟར་སྐད་ཅིག་མ་ལ་སོགས་པ་ཐམས་ཅད་བཞི་ཚན་བཞི་ཚན་ཏེ་འཁོར་ལོ་བཞི་ལ་སྦྱར་བར་བྱ་བའོ་ཞེས་པའི་དོན་ཏོ། །</text:span></text:p>
      <text:p text:style-name="P27"><text:span text:style-name="T1">ཏ༣</text:span><text:span text:style-name="T31"> གསུམ་པ་དེ་མངོན་དུ་བྱེད་ཐབས་ལ། </text:span><text:span text:style-name="T1">ཐ༡ </text:span><text:span text:style-name="T31">སྤྱི་དོན་དང་། </text:span><text:span text:style-name="T1">ཐ༢ </text:span><text:span text:style-name="T31">གཞུང་དོན་གཉིས་ཀྱི། </text:span></text:p>
      <text:p text:style-name="P27"><text:span text:style-name="T64">ཐ༡ དང་པོ་ནི། གཏུམ་མོ་ཞེས་པའི་མཚན་དོན་ལ། འཇིག་རྟེན་ན་ཁྲོ་གཏུམ་ཆེ་བས་གཞན་སྡེ་འཇོམས་ཤིང་། དྲག་རྩལ་ཆེ་བས་རང་དོན་སྒྲུབ་པ་བཞིན་དུ། སྤང་བྱ་ཉོན་མོངས་པའི་ཚོགས་འཇོམས་པ་ལ་དཔའ་ཞིང་གཏུམ་པ་དང་། བདེ་སྟོང་གཉིས་མེད་ཀྱི་ཡེ་ཤེས་སྟེར་བར་བྱེད་པས་ན་མོ་ཞེས་བུད་མེད་དང་མཚུངས་པར་བརྗོད་དེ། </text:span></text:p>
      <text:p text:style-name="P27"><text:span text:style-name="T64">རྡོར་ཕྲེང་ལས། </text:span></text:p>
      <text:p text:style-name="P44"><text:span text:style-name="T21">གང་ཕྱིར་མཁའ་འགྲོ་རྣམས་བསྡུད་པ། །དེ་ཕྱིར་བསྡུས་པའི་མཁའ་འགྲོར་བརྗོད། །</text:span></text:p>
      <text:p text:style-name="P44"><text:span text:style-name="T21">ལྟེ་བའི་དབུས་ན་རྟག་བཞུགས་པ། །</text:span></text:p>
      <text:p text:style-name="P27"><text:span text:style-name="T64">ཞེས་དང་། དེ་བཞིན་དུ་གཏུམ་མོ་ལ་སཾ་ཊིར་བདག་མེད་མ་དང་། དཔྱིད་ཐིག་ཏུ་ཕག་མོར་གསུངས་པ་བཞིན་ནོ། །</text:span></text:p>
      <text:p text:style-name="P27"><text:span text:style-name="T64">མཚུངས་དཔེ་ནི། མེ་དང་ཆོས་མཚུངས་ཏེ། ཕྱི་རོལ་ན་མེས་བུད་ཤིང་ལ་སོགས་པ་བསྲེག་པ་ལྟར། གཏུམ་མོས་སྤྱིར་རྣམ་རྟོག་ཐམས་ཅད་འཇོམས་ཤིང་། བྱེ་བྲག་ཏུ་ཕུང་ཁམས་གཟུང་འཛིན་གྱི་རྣམ་རྟོག་གི་འཆིང་བ་ཐམས་ཅད་ཕྱེ་མ་ལེབ་མེར་བསྲེག་པ་བཞིན་བསྲེག་པར་བཤད་དེ། </text:span></text:p>
      <text:p text:style-name="P27"><text:span text:style-name="T64">རྡོར་ཕྲེང་དུ། </text:span></text:p>
      <text:p text:style-name="P46"><text:span text:style-name="T38">ཡེ་ཤེས་ཆེན་པོའི་མེ་བྱུང་བས། །ཀུན་རྟོག་ཐམས་ཅད་འཇོམ་པར་བྱེད། །</text:span></text:p>
      <text:p text:style-name="P27"><text:span text:style-name="T64">ཅེས་དང་། </text:span></text:p>
      <text:p text:style-name="P46"><text:soft-page-break/><text:span text:style-name="T38">ཉི་མ་སྟོང་དང་མཚུངས་པའི་འོད། །འཆར་བས་ཕུང་པོའི་རྣམ་རྟོག་ནི། །</text:span></text:p>
      <text:p text:style-name="P46"><text:span text:style-name="T38">བསྲེག་བྱས་བར་ཆད་མེད་པའི་ལུས། །དེ་རྗེས་ཁམས་ཀྱི་རྣམ་རྟོག་ནི། །</text:span></text:p>
      <text:p text:style-name="P46"><text:span text:style-name="T38">བསྡུས་ནས་སླར་ཡང་རང་བཞིན་གྱིས། །གཟུང་དང་འཛིན་པའི་རྣམ་རྟོག་ནི། །</text:span></text:p>
      <text:p text:style-name="P46"><text:span text:style-name="T38">དེ་རྗེས་དེ་ནི་སླར་ཡང་བསྡུད། །དེ་ལྟར་གང་ལ་ཕྱེ་ལེབ་བཞིན། །</text:span></text:p>
      <text:p text:style-name="P46"><text:span text:style-name="T38">འཆིང་བ་ཐམས་ཅད་བསྲེག་པར་བྱེད། །</text:span></text:p>
      <text:p text:style-name="P27"><text:span text:style-name="T64">ཅེས་དང་། </text:span></text:p>
      <text:p text:style-name="P27"><text:span text:style-name="T64">འདིར་ཡང་། དེ་བཞིན་གཤེགས་པ་ལྔ་བསྲེགས་ཤིང་། །སོགས་སོ། །</text:span></text:p>
      <text:p text:style-name="P27"><text:span text:style-name="T64">གཏུམ་མོའི་རྟོགས་པ་ནི། སྤྱིར་རྩ་རླུང་ཐིག་ལེའི་གནད་བཅིངས་ནས་དགའ་བ་བཞི་ལ་སོགས་པའི་ཞུ་བདེ་བསྐྱེད་དེ། ཉམས་མྱོང་བདེ་བའི་ངོ་བོ་གསལ་ལ་ངོས་བཟུང་མེད་པ་བདེ་སྟོང་ཟུང་འཇུག་</text:span><text:span text:style-name="T39">(</text:span><text:span text:style-name="T41">༥༧ན</text:span><text:span text:style-name="T39">)</text:span><text:span text:style-name="T64">གི་ཏིང་ངེ་འཛིན་སྐྱོང་བ་ཡིན་ལ། ཁྱད་པར་དུ་རྟོག་པ་ཐམས་ཅད་དང་བྲལ་བའི་ལྷན་སྐྱེས་ཡེ་ཤེས་ཉིད་གཏན་ལ་དབབ་ཅིང་གོམས་པར་བྱེད་པ་སྟེ། རིམ་པར་འཆད་པ་ལྟར་རོ། །</text:span></text:p>
      <text:p text:style-name="P27"><text:span text:style-name="T86">དབྱེ་བ་ནི། ཕྱི། ནང་། གསང་བ། དེ་ཁོ་ན་ཉིད་ཀྱི་གཏུམ་མོ་ཞེས་མན་ངག་རིག་པ་རྣམས་བཞེད་ཅིང་།</text:span><text:span text:style-name="T64"> </text:span></text:p>
      <text:p text:style-name="P27"><text:span text:style-name="T64">སོ་སོའི་བྱེད་ལས་ཀྱང་། ཕྱི་དྲོད་ཀྱི་གཏུམ་མོས་བགེགས་འཇོམས། ནང་བདེ་བའི་གཏུམ་མོས་ནད་སེལ། གསང་བ་མི་རྟོག་པའི་གཏུམ་མོས་ཉོན་མོངས་ཞི། ཟུང་འཇུག་དེ་ཁོ་ན་ཉིད་ཀྱི་གཏུམ་མོས་ཡེ་ཤེས་རྟོགས་ཞེས་གསུང་ངོ་། །</text:span></text:p>
      <text:p text:style-name="P27"><text:span text:style-name="T64">སྒོམ་རིམ་ནི། གྲུབ་ཆེན་དུ་མས་ཕྱག་རྒྱ་བཞི་ལ་བརྟེན་པའི་སྒོམ་རིམ་མང་དུ་གསུངས་ཀྱང་། </text:span></text:p>
      <text:p text:style-name="P27"><text:span text:style-name="T64">རྒྱུད་འདིའི་དངོས་བསྟན་ལ། རང་བྱིན་རླབས་ལ་བརྟེན་པ་དང་། དཀྱིལ་འཁོར་འཁོར་ལོ་ལ་བརྟེན་པའི་ཚུལ་གཉིས་སུ་གསུངས་པ་གྲགས་ཆེ་ལ། </text:span></text:p>
      <text:p text:style-name="P27"><text:soft-page-break/><text:span text:style-name="T64">དེ་གཉིས་ཀྱི་ཡང་། གོ་རིམ་དང་། རྩ་རླུང་ཐིག་ལེའི་གནད་འཆིང་ཚུལ་དང་། ཡེ་ཤེས་བསྐྱེད་ཅིང་མཉམ་རྗེས་སུ་སྐྱོང་ཚུལ་ལ་སོགས་པ་རྣམས་མན་ངག་ལས་ཤེས་དགོས་སོ། །</text:span></text:p>
      <text:p text:style-name="P27"><text:span text:style-name="T64">ཐ༢ གཉིས་པ་</text:span><text:span text:style-name="T20">[</text:span><text:span text:style-name="T21">གཞུང་དོན་</text:span><text:span text:style-name="T20">]</text:span><text:span text:style-name="T64">ནི། </text:span></text:p>
      <text:p text:style-name="P44"><text:span text:style-name="T62">ལྟེ་བར་གཏུམ་མོ་འབར་བ་ཡིས། །དེ་བཞིན་གཤེགས་པ་ལྔ་བསྲེགས་ཤིང་། །</text:span></text:p>
      <text:p text:style-name="P44"><text:span text:style-name="T62">སྤྱན་ལ་སོགས་པ་ཡང་བསྲེགས་ཏེ། །བསྲེགས་པས་རི་བོང་ཅན་ཧཾ་འཛག །</text:span></text:p>
      <text:p text:style-name="P71"><text:span text:style-name="T64">ཅེས་པ་སྟེ། འདིས་དངོས་སུ་རང་བྱིན་རླབས་འབར་འཛག་གི་རྣལ་འབྱོར་གསུངས་པ་ལས། དེའང་ལྷ་སྐུ་སྒྱུ་མ་ལྟ་བུ་རྩ་གསུམ་འཁོར་ལོ་བཞི་ཡི་གེ་རྣམས་དང་བཅས་པ་བསྒོམས་ལ། རོ་རྐྱང་ནས་རླུང་གི་སྦྱོར་བས་བསྐུལ་བ་ལས། ལྟེ་བར་གནས་པའི་གཏུམ་མོ་ཨ་ཐུང་</text:span><text:span text:style-name="T21">མེའི་</text:span><text:span text:style-name="T64">རང་བཞིན་དུ་ཆེས་ཆེར་འབར་བ་ཡིས། སྙིང་གར་གནས་པའི་དེ་བཞིན་གཤེགས་པ་ལྔའི་ས་བོན་ཧཱྃ་བྲུྃ་ཨྃ་ཛྃ་ཁྃ་རྣམས་བསྲེགས་ཤིང་། སྤྱན་མ་ལ་སོགས་པའི་ས་བོན་ལྃ་མྃ་པྃ་ཏྃ་བཞི་ཡང་བསྲེགས་ཏེ། དེ་བཞིན་དུ། མགྲིན་པའི་ཡི་གེ་རྣམས་ཀྱང་བསྲེགས་པས། རི་བོང་ཅན་ཟླ་བའི་བརྡས་བསྟན་པའི་དཀར་ཆའི་དྭངས་མ་ཧྃ་ཡིག་མགོ་ཐུར་བསྟན་གྱི་རྣམ་པ་སྤྱི་བོར་གནས་པ་ལས་བྱང་སེམས་ཀྱི་རྒྱུན་འཛག་པར་</text:span><text:span text:style-name="T39">(</text:span><text:span text:style-name="T41">༥༧བ</text:span><text:span text:style-name="T39">)</text:span><text:span text:style-name="T64">དམིགས་ཏེ་རིམ་པས་བདེ་སྟོང་གི་ཏིང་ངེ་འཛིན་སྒྲུབ་པ་ནི་ཡིག་དོན་ནོ། །</text:span></text:p>
      <text:p text:style-name="P71"><text:span text:style-name="T64">ཡང་ན། ལྟེ་བ་ནི་སྣ་ཚོགས་པདྨའི་དབུས། གཏུམ་མོ་ནི་རྒྱུའི་ཧེ་རུ་ཀཿ འབར་བ་ནི་ཆགས་པ་ཆེན་པོའི་མེ། དེ་བཞིན་གཤེགས་པ་ནི་དེའི་ཕུང་པོ་ལྔ། སྤྱན་སོགས་ནི་ཁམས་བཞི། བསྲེགས་པ་ནི་དེ་རྣམས་བདེ་བ་ཆེན་པོའི་ངོ་བོར་ཞུ་བ། རི་བོང་ཅན་ཧྃ་འཛག་པ་ནི་གླུས་བསྐུལ་བས་འབྲས་བུའི་ཧེ་རུ་ཀ་འབྱུང་བ་སྟེ། སྤྱི་དོན་ནོ། །</text:span></text:p>
      <text:p text:style-name="P27"><text:soft-page-break/><text:span text:style-name="T64">ཡང་ན། ལྟེ་བ་ནི་མཁའ་གསང་། གཏུམ་མོ་འབར་བ་ནི་རྗེས་ཆགས་ཀྱི་རྣལ་འབྱོར། དེ་བཞིན་</text:span><text:span text:style-name="T85">གཤེགས་པ་དང་སྤྱན་སོགས་བསྲེགས་པ་ནི་ཕུང་ཁམས་ཀྱི་དྭངས་མ་ཞུ་བ། རི་བོང་ཅན་ཧྃ་འཛག་པ་ནི་བྱང་སེམས་ཡས་བབས་དང་མས་བརྟན་གྱི་རིམ་པས་དགའ་བ་བཞི་མངོན་དུ་བྱེད་པ་སྟེ། སྦས་དོན་ནོ།།</text:span></text:p>
      <text:p text:style-name="P27"><text:span text:style-name="T64">ཡང་ན། ལྟེ་བ་ནི་དབུས་ཏེ་དབུ་མའི་ལམ་སྟོང་པ་དང་སྙིང་རྗེ་དབྱེར་མེད་པ། གཏུམ་མོ་ནི་དཔའ་བ་སྟེ་རྣམ་རྟོག་གཞོམ་པའི་ལྷན་སྐྱེས། འབར་བ་ནི་འོད་གསལ་བླ་ན་མེད་པའི་ཤེས་རབ། དེ་བཞིན་གཤེགས་པ་དང་སྤྱན་སོགས་བསྲེགས་པ་ནི་ཕུང་ཁམས་ལ་སོགས་པ་བདག་དང་བདག་གི་བའི་འཛིན་པ་ཐམས་ཅད་སྦྱངས་པ། རི་བོང་ཅན་ཧྃ་འཛག་པ་ནི་སྐད་ཅིག་གིས་ཟུང་འཇུག་གི་སྐུ་བརྙེས་པ་ལས་འགྲོ་བའི་དོན་འབྱུང་བ་སྟེ། མཐར་ཐུག་གོ། །</text:span></text:p>
      <text:p text:style-name="P27"><text:span text:style-name="T1">ཆ༣ </text:span><text:span text:style-name="T31">གཉིས་པ་ལེའུའི་མཚན་བསྟན་པ་ནི། </text:span></text:p>
      <text:p text:style-name="P29"><text:span text:style-name="T56">རྡོ་རྗེ་རིགས་ཀྱི་ལེའུ་སྟེ། དང་པོའོ།། །།</text:span></text:p>
      <text:p text:style-name="P27"><text:span text:style-name="T64">ཞེས་པ་སྟེ། རྡོ་རྗེ་ནི། སྟོང་པ་དང་སྙིང་རྗེ་མི་ཕྱེད་པ་ཀྱེེའི་རྡོ་རྗེ། </text:span></text:p>
      <text:p text:style-name="P27"><text:span text:style-name="T64">རིགས་ནི། རང་བཞིན་ཏེ། དེའི་གཞི་ལམ་འབྲས་བུའི་མངོན་རྟོགས། </text:span></text:p>
      <text:p text:style-name="P27"><text:span text:style-name="T64">དེ་ཉིད་ཀྱི་ལེའུ་སྟེ་ནི། དེ་སྟོན་པའི་གཞུང་གི་དུམ་ཚན། </text:span></text:p>
      <text:p text:style-name="P27"><text:span text:style-name="T64">དང་པོའི་ནི། དུམ་ཚན་བཅུ་གཅིག་ཡོད་པའི་སྔ་མ་རྫོགས་པར་སྟོན་པ་སྟེ། དེ་ཉིད་གསུངས་ཟིན་པའི་དོན་ཏོ། །</text:span></text:p>
      <text:p text:style-name="P27"><text:span text:style-name="T64">དེ་དག་གིས་ལེའུ་དང་པོ་བཤད་ཟིན་ཏོ།། །།</text:span></text:p>
      <text:p text:style-name="P13"><text:span text:style-name="T64">བརྟག་པ་སྔ་མ། གཉིས་པ་སྔགས་ཀྱི་ལེའུ།</text:span></text:p>
      <text:p text:style-name="P5"/>
      <text:p text:style-name="P27"><text:span text:style-name="T1">ཅ༢ </text:span><text:span text:style-name="T31">གཉིས་པ་ལེའུ་གཉིས་པ་མན་གྱིས་རྒྱས་པར་བཤད་པ་ལ། </text:span><text:span text:style-name="T1">ཆ༡ </text:span><text:span text:style-name="T31">ལེའུའི་གཞུང་དངོས་གཞི་དང་། </text:span><text:span text:style-name="T1">ཆ༢ </text:span><text:span text:style-name="T31">བརྟག་པའི་མཚན་བསྟན་པ་གཉིས་ཀྱི། </text:span></text:p>
      <text:p text:style-name="P27"><text:span text:style-name="T1">ཆ༡ </text:span><text:span text:style-name="T31">དང་པོ་ལ་ལེའུ་བཅུ་ལས། </text:span><text:span text:style-name="T1">ཇ༡ </text:span><text:span text:style-name="T31">ཐོག་མར་ལེའུ་གཉིས་པ་བཤད་པར་བྱ་སྟེ། </text:span></text:p>
      <text:p text:style-name="P27"><text:span text:style-name="T1">ཇ༡ </text:span><text:span text:style-name="T31">དེ་ལ། </text:span><text:span text:style-name="T1">ཉ༡ </text:span><text:span text:style-name="T31">ལེའུའི་འབྲེལ། </text:span><text:span text:style-name="T4">(</text:span><text:span text:style-name="T1">༥༨ན</text:span><text:span text:style-name="T4">)</text:span><text:span text:style-name="T31"> </text:span><text:span text:style-name="T1">ཉ༢ </text:span><text:span text:style-name="T31">ལེའུའི་དོན། </text:span><text:span text:style-name="T1">ཉ༣ </text:span><text:span text:style-name="T31">ལེའུའི་མཚན་གསུམ་གྱི། </text:span></text:p>
      <text:p text:style-name="P27"><text:span text:style-name="T64">ཉ༡ དང་པོ་ནི། སྤྱི་དོན་གྱི་འབྲེལ་ལ། ལེའུ་སྔ་ཕྱིའི་འབྲེལ་ནི། ལེའུ་དང་པོ་གཞི་ལམ་འབྲས་བུ་མདོར་བསྟན་པའི་དོན་སྔགས་མེད་ན་མི་འགྲུབ་པ་དང་། བསྟན་དོན་སྒྲུབ་པ་ལ་ཐོག་མར་དམན་པའི་དངོས་གྲུབ་ལ་སྤྲོ་བ་བསྐྱེད་ནས་རིམ་པས་མཆོག་སྒྲུབ་པ་ལ་འཇུག་པའི་ཆེད་དུ་གཉིས་པར་སྔགས་ཀྱི་ལེའུ་གསུངས་ལ། </text:span></text:p>
      <text:p text:style-name="P27"><text:span text:style-name="T64">མདོར་བསྟན་རྒྱས་བཤད་ཀྱི་འབྲེལ་ནི། མདོར་བསྟན་དུ། དགུག་པ། དོན་བྱེད་རྣམ་མང་། རེངས། སྐྲོད། སྡེ་རེངས་བྱེད། མངོན་སྤྱོད་རྣམས་གསུངས་པའི་དོན་ལེའུ་འདིས་རྒྱས་པར་འཆད་དོ། །</text:span></text:p>
      <text:p text:style-name="P27"><text:span text:style-name="T64">མངོན་རྟོགས་ནི། སྔགས་ཀྱི་སྒོ་ནས་གཙོ་བོར་ཐུན་མོང་གི་དངོས་གྲུབ་སྒྲུབ་པ་དང་འབྲེལ་ལོ། །</text:span></text:p>
      <text:p text:style-name="P27"><text:span text:style-name="T64">སྦས་དོན་ཀྱི་འབྲེལ་ནི། གོང་དུ། རྡོ་རྗེའི་ལུས་ལ་རྩ་སོ་གཉིས་གསུངས་པ་དང་གྲངས་མཐུན་པར། འདིར་སྔགས་སོ་གཉིས་གསུངས་ཤིང་། རྩ་ནང་གི་བྱང་སེམས་ཀྱིས་ཡིད་རྣམ་རྟོག་ལས་སྐྱོབ་པའི་ཕྱིར་སྔགས་སོ། །</text:span></text:p>
      <text:p text:style-name="P27"><text:span text:style-name="T1">ཉ༢ </text:span><text:span text:style-name="T31">གཉིས་པ་</text:span><text:span text:style-name="T4">[</text:span><text:span text:style-name="T1">ལེའུའི་དོན་</text:span><text:span text:style-name="T4">]</text:span><text:span text:style-name="T31">ལ། </text:span><text:span text:style-name="T1">ཏ༡ </text:span><text:span text:style-name="T31">སྤྱི་དོན་དང་། </text:span><text:span text:style-name="T1">ཏ༢ </text:span><text:span text:style-name="T31">གཞུང་དོན་གཉིས་ཀྱི། </text:span></text:p>
      <text:p text:style-name="P27"><text:span text:style-name="T1">ཏ༡ </text:span><text:span text:style-name="T31">དང་པོ་ལ། སྔགས་ཀྱི་སྒྲ་དོན། རྣམ་དབྱེ། བྱེད་ལས། སྒྲུབ་ཚུལ་བཞིའི། </text:span></text:p>
      <text:p text:style-name="P27"><text:soft-page-break/><text:span text:style-name="T64">དང་པོ་ནི། སྔགས་ཀྱི་སྒྲ་མནྟྲ་ཞེས་པ་ཡིད་སྐྱོབ་པ་སྟེ། གསང་འདུས་ཕྱི་མར། </text:span></text:p>
      <text:p text:style-name="P47"><text:span text:style-name="T38">མ་ན་ཡིད་ཅེས་བྱ་བ་སྟེ། །དེ་བཞིན་ཏྲཱ་ཡ་སྐྱོབ་པ་ཉིད། །</text:span></text:p>
      <text:p text:style-name="P27"><text:span text:style-name="T64">ཅེས་སོ། །</text:span></text:p>
      <text:p text:style-name="P27"><text:span text:style-name="T64">དེའང་ཐབས་དང་ཤེས་རབ་ཀྱི་རང་བཞིན་གྱིས་ཡིད་སྡུག་བསྔལ་ལམ་རྣམ་རྟོག་ལས་སྐྱོབ་པར་བྱེད་པས་ན་སྔགས་སོ། །</text:span></text:p>
      <text:p text:style-name="P27"><text:span text:style-name="T64">གཉིས་པ་</text:span><text:span text:style-name="T20">[</text:span><text:span text:style-name="T21">རྣམ་དབྱེ་</text:span><text:span text:style-name="T20">]</text:span><text:span text:style-name="T64">ནི། ཐུན་མོང་དུ་ཡོངས་སུ་གྲགས་པ་བརྗོད་པའི་སྔགས་དང་། གསུང་གི་རང་བཞིན་ཡི་གེའི་གཟུགས་སམ་སངས་རྒྱས་ཀྱི་སྐུར་དམིགས་ནས་སྤྲོ་བསྡུ་བྱེད་པ་དམིགས་པའི་སྔགས་དང་། སྔགས་ཀྱི་དེ་ཁོ་ན་ཉིད་དམ་དག་པ་ཤེས་པ་བརྡའི་སྔགས་དང་། ཐམས་ཅད་དེ་བཞིན་ཉིད་ཀྱི་རང་བཞིན་དུ་ཤེས་པ་དོན་དམ་པའི་སྔགས་དང་བཞིར་བཤད་དེ། </text:span></text:p>
      <text:p text:style-name="P27"><text:span text:style-name="T64">དགོངས་པ་ལུང་སྟོན་ལས། </text:span></text:p>
      <text:p text:style-name="P46"><text:span text:style-name="T38">བརྗོད་དང་དམིགས་པར་བཤད་པ་དང་། །བརྡར་གྱུར་དང་ནི་དོན་དམ་མོ། །</text:span></text:p>
      <text:p text:style-name="P46"><text:span text:style-name="T38">ཚིག་གི་བརྗོད་པ་ཐུན་མོང་སྟེ། །དམིགས་པར་བཤད་པ་སངས་རྒྱས་དངོས། །</text:span></text:p>
      <text:p text:style-name="P46"><text:span text:style-name="T38">སྔགས་ཀྱི་དེ་ཉིད་བརྡ་རུ་བཤད། །དོན་དམ་དེ་བཞིན་ཉིད་ཡིན་ནོ། །</text:span></text:p>
      <text:p text:style-name="P27"><text:span text:style-name="T64">ཞེས་སོ། །</text:span><text:span text:style-name="T39">(</text:span><text:span text:style-name="T41">༥༨བ</text:span><text:span text:style-name="T39">)</text:span></text:p>
      <text:p text:style-name="P27"><text:span text:style-name="T64">ཡང་ན། དེ་བཞིན་ཉིད་དམ། དོན་དམ་པའམ། བརྡའི་སྔགས་ཞེས་པ་དང་། ཕྱི་དོན་ནམ། ཀུན་རྫོབ་བམ། བརྗོད་པའི་སྔགས་ཞེས་པ་གཉིས་ཏེ། </text:span></text:p>
      <text:p text:style-name="P27"><text:span text:style-name="T64">རྡོ་རྗེ་སྙིང་པོས། </text:span></text:p>
      <text:p text:style-name="P47"><text:span text:style-name="T38">དེ་བཞིན་ཉིད་བརྡ་དང་པོ་སྟེ། །རབ་ཏུ་བརྗོད་པ་གཉིས་པ་འོ། །</text:span></text:p>
      <text:p text:style-name="P27"><text:soft-page-break/><text:span text:style-name="T64">ཞེས་སོ། །</text:span></text:p>
      <text:p text:style-name="P27"><text:span text:style-name="T64">དེ་ལ་དོན་དམ་པའི་སྔགས་ནི། ཨ་སྐྱེ་བ་མེད་པའི་བརྡས་མཚོན་པའི་གཉིས་མེད་ཀྱི་ཡེ་ཤེས་བརྗོད་པའི་ཡུལ་ལས་འདས་པ་སྟེ། </text:span></text:p>
      <text:p text:style-name="P27"><text:span text:style-name="T64">མཚན་བརྗོད་དུ། </text:span></text:p>
      <text:p text:style-name="P47"><text:span text:style-name="T38">ཨ་ནི་ཡིག་འབྲུ་ཀུན་གྱི་མཆོག །དོན་ཆེན་ཡི་གེ་དམ་པ་ཉིད། །</text:span></text:p>
      <text:p text:style-name="P47"><text:span text:style-name="T38">ཁོང་ནས་བྱུང་བ་སྐྱེ་བ་མེད། །ཚིག་ཏུ་བརྗོད་པ་སྤངས་པ་སྟེ། །</text:span></text:p>
      <text:p text:style-name="P27"><text:span text:style-name="T64">ཞེས་དང་། </text:span></text:p>
      <text:p text:style-name="P27"><text:span text:style-name="T64">བསྐལ་བཟང་རྡོ་རྗེས། </text:span><text:span text:style-name="T55">དོན་དམ་པའི་སྔགས་ནི། གཉིས་སུ་མེད་པའི་རང་བཞིན་སྟོང་པ་ཆེན་པོའི་ཡེ་ཤེས་དང་དེ་ཡུལ་དུ་བྱེད་པའི་ཡེ་ཤེས་ཏེ། དེ་དེས་རྟོགས་པས་འཁོར་བ་ལས་སྐྱོབ་པའི་ཕྱིར་རོ། །</text:span><text:span text:style-name="T64">ཞེས་སོ། །</text:span></text:p>
      <text:p text:style-name="P27"><text:span text:style-name="T64">བརྗོད་པའི་སྔགས་ནི། སྔགས་ཀྱི་གཞི་ཨ་ལི་ཀ་ལི་དང་དེ་ལས་བཏུས་པའི་སྔགས་ཀྱི་ཚོགས་ཏེ། </text:span></text:p>
      <text:p text:style-name="P27"><text:span text:style-name="T64">སཾ་ཊིར། </text:span></text:p>
      <text:p text:style-name="P47"><text:span text:style-name="T38">ཨ་ལི་ཀ་ལི་གཉིས་ནི་སྔགས། །ཡང་ན་དེ་ལས་བཏུས་པ་འོ། །</text:span></text:p>
      <text:p text:style-name="P27"><text:span text:style-name="T64">ཞེས་སོ། །</text:span></text:p>
      <text:p text:style-name="P27"><text:span text:style-name="T64">འདིར་བཏུས་པའི་སྔགས་ལ་སྔགས་བཏུ་ནི་འོག་མར་འཆད་ཅིང་། </text:span></text:p>
      <text:p text:style-name="P27"><text:span text:style-name="T64">སྦྱང་ཚུལ་གྱི་དབྱེ་བ་ལ། ཐོག་མར་ཨོཾ་དང་། མཐར་སྭཱ་ཧཱ་ཡོད་པ་སྦྲུལ་ལྟ་བུ་དང་། ཨོཾ་མེད་པ་མགོ་མེད་པ་དང་། སྭཱ་ཧཱ་མེད་པ་མཇུག་མེད་དང་། གཉིས་ཀ་མེད་པ་མིང་ཅན་དང་བཞི་སྟེ། </text:span></text:p>
      <text:p text:style-name="P27"><text:span text:style-name="T64">རྡོར་འཕྲེང་དུ། </text:span></text:p>
      <text:p text:style-name="P46"><text:soft-page-break/><text:span text:style-name="T38">ཨོྃ་དང་ཧཱུྃ་ཕཊ་སྭཱ་ཧཱའི་མཐར། །སྦྲུལ་ཞེས་བྱ་བར་མངོན་པར་བརྗོད། །</text:span></text:p>
      <text:p text:style-name="P46"><text:span text:style-name="T38">རང་མིང་ཡོན་ཏན་དང་ནི་གཟུགས། །བཏུས་པའི་མཚན་ཉིད་མིང་ཅན་ནོ། །</text:span></text:p>
      <text:p text:style-name="P46"><text:span text:style-name="T38">ཨོཾ་ལ་སོགས་ལྡན་ཞབས་མེད་པ། །མཐའ་མེད་ཅེས་བྱའི་མིང་ཅན་ནོ། །</text:span></text:p>
      <text:p text:style-name="P46"><text:span text:style-name="T38">སྭཱ་ཧཱའི་མཐའ་ཅན་ཨོཾ་མེད་པ། །མགོ་མེད་ཅེས་ནི་བཤད་པ་ཡིན། །</text:span></text:p>
      <text:p text:style-name="P27"><text:span text:style-name="T64">ཞེས་སོ། །</text:span></text:p>
      <text:p text:style-name="P27"><text:span text:style-name="T64">བརྡའི་སྒོ་ནས་དབྱེ་ན། རབ་ཏུ་སྒྲོན་གསལ་དུ། སྙིང་པོ། ཉེ་སྙིང་། སྙིང་པོ་བསྐུལ་བ། རྩ་སྔགས། ཕྲེང་སྔགས། རིགས་སྔགས། གཟུངས་སྔགས། ས་བོན་དབྱུང་སྔགས། མིང་གི་ཡི་གེ། དང་པོའི་སྔགས་དང་བཅུར་བཤད་ཅིང་། </text:span></text:p>
      <text:p text:style-name="P27"><text:span text:style-name="T64">འདིར་ནི་བྱེད་ལས་ཀྱི་སྒོ་ནས་བཟླས་</text:span><text:span text:style-name="T39">(</text:span><text:span text:style-name="T41">༥༩ན</text:span><text:span text:style-name="T39">)</text:span><text:span text:style-name="T64">པ་གཏོར་མ་ལས་ཚོགས་བྱིན་གྱིས་བརླབ་པས་སྦྱང་བ་ས་བོན་གྱི་སྔགས་ལ་སོགས་པར་འབྱེད་དོ། །</text:span></text:p>
      <text:p text:style-name="P27"><text:span text:style-name="T64">གསུམ་པ་</text:span><text:span text:style-name="T20">[</text:span><text:span text:style-name="T21">བྱེད་ལས་</text:span><text:span text:style-name="T20">]</text:span><text:span text:style-name="T64">ནི། སྔགས་ཀྱིས་སངས་རྒྱས་རྣམས་སྤྱན་འདྲེན་པ་དང་། དེ་དག་གི་ཐུགས་དམ་བསྐུལ་བ་དང་། འདོད་པའི་ལྷ་རྣམས་མྱུར་དུ་འགྲུབ་པ་དང་། མཆོག་དང་ཐུན་མོང་གི་དངོས་གྲུབ་འགྲུབ་པར་བྱེད་པ་སོགས་བཤད་དེ། </text:span></text:p>
      <text:p text:style-name="P27"><text:span text:style-name="T64">གུར་ལས། </text:span></text:p>
      <text:p text:style-name="P46"><text:span text:style-name="T38">སངས་རྒྱས་བྱང་ཆུབ་སེམས་དཔའ་དང་། །མཁའ་འགྲོ་མ་དང་རང་བཙུན་མོ། །</text:span></text:p>
      <text:p text:style-name="P46"><text:span text:style-name="T38">མངོན་སུམ་དུ་ནི་བྱ་བའི་ཕྱིར། །སྔགས་ནི་སྙན་གསན་འབེབས་པར་བརྗོད། །</text:span></text:p>
      <text:p text:style-name="P46"><text:span text:style-name="T38">དཔེར་ན་སྐྱེས་བུ་ལ་ལ་ཞིག །སྐད་ཀྱི་ང་རོས་བོས་པ་ན། །</text:span></text:p>
      <text:p text:style-name="P46"><text:span text:style-name="T38">ཐོས་པ་ཙམ་གྱིས་འོང་འགྱུར་བ། །དེ་བཞིན་དེ་བཞིན་གཤེགས་ཀུན་གཤེགས། །</text:span></text:p>
      <text:p text:style-name="P27"><text:soft-page-break/><text:span text:style-name="T64">ཞེས་དང་། </text:span></text:p>
      <text:p text:style-name="P27"><text:span text:style-name="T64">རྡོ་རྗེ་སྙིང་འགྲེལ་དུ། </text:span></text:p>
      <text:p text:style-name="P47"><text:span text:style-name="T38">སྔགས་ཀྱིས་ལྷ་ཀུན་འགྲུབ་འགྱུར་ཏེ། །</text:span></text:p>
      <text:p text:style-name="P47"><text:span text:style-name="T38">སྔགས་པས་གང་ཞིག་རབ་བླངས་ན། །</text:span></text:p>
      <text:p text:style-name="P47"><text:span text:style-name="T38">དེས་ནི་མཆོག་སྩོལ་འགྲུབ་པར་མཛད། །</text:span></text:p>
      <text:p text:style-name="P27"><text:span text:style-name="T64">ཅེས་སོ། །</text:span></text:p>
      <text:p text:style-name="P27"><text:span text:style-name="T64">དེ་ཡང་། རྩ་སྔགས་ཀྱིས་སྐུ། སྙིང་པོས་གསུང་། ཉེ་སྙིང་གིས་ཐུགས། ཡེ་ཤེས་ཀྱིས་ས་བོན་བསྐུལ་བ་ཡིན་ཏེ། </text:span></text:p>
      <text:p text:style-name="P27"><text:span text:style-name="T64">རྡོ་རྗེ་སྙིང་པོས། </text:span></text:p>
      <text:p text:style-name="P47"><text:span text:style-name="T38">རྩ་བའི་སྔགས་ནི་སྐུ་ཡི་དངོས། །སྙིང་པོའི་སྔགས་ནི་གསུང་གི་དངོས། །</text:span></text:p>
      <text:p text:style-name="P47"><text:span text:style-name="T38">ཉེ་བའི་སྙིང་པོ་ཐུགས་ཡིན་ཏེ། །ཡེ་ཤེས་ས་བོན་ཞེས་བྱའི་མིང་། །</text:span></text:p>
      <text:p text:style-name="P27"><text:span text:style-name="T64">ཞེས་སོ། །</text:span></text:p>
      <text:p text:style-name="P27"><text:span text:style-name="T64">བཞི་པ་</text:span><text:span text:style-name="T20">[</text:span><text:span text:style-name="T21">སྒྲུབ་ཚུལ་</text:span><text:span text:style-name="T20">]</text:span><text:span text:style-name="T64">ནི། སྔགས་སྒྲུབ་པའི་སྒོམ་བཟླས་ཀྱི་རྣམ་གཞག་དང་ཕྲེང་བ་ལ་སོགས་པ་ནི་བརྟག་པ་ཕྱི་མར་འཆད་ཅིང་། སྔགས་ལ་བརྟེན་ནས་མཆོག་དང་ཐུན་མོང་གི་དངོས་གྲུབ་སྒྲུབ་ཚུལ་ཅི་རིགས་ཀྱང་འོག་ཏུ་འབྱུང་ལ། དངོས་གྲུབ་དམན་པ་ཞི་སོགས་སྒྲུབ་པའི་ལས་རབ་འབྱམས་རྫས་སྦྱོར་དང་འཁྲུལ་འཁོར་དང་སྦྱིན་བསྲེག་དང་བསམ་གཏན་རྣམས་སོ་སོ་བས་སྒྲུབ་པ་དང་། དེ་དག་ཚོགས་པས་སྒྲུབ་པ་དང་། འབྲིང་གྲུབ་ཆེན་བརྒྱད་ཀྱི་སྤྱི་སྒྲུབ་དང་སོ་སོའི་སྒྲུབ་པ་སོགས་སྤྲོ་ན་བཤད་རྒྱུད་གུར་དང་སཾ་བུ་ཊི་ལས་ཤེས་པར་བྱའོ། །</text:span></text:p>
      <text:p text:style-name="P27"><text:soft-page-break/><text:span text:style-name="T8">ཏ༢ </text:span><text:span text:style-name="T35">གཉིས་པ་གཞུང་དོན་ལ།</text:span><text:span text:style-name="T8">ཐ༡ </text:span><text:span text:style-name="T35">བཤད་པར་དམ་བཅའ་བ་དང་།</text:span><text:span text:style-name="T8">ཐ༢</text:span><text:span text:style-name="T35"> གཞུང་དངོས་གཞི་གཉིས་ཀྱི།</text:span></text:p>
      <text:p text:style-name="P27"><text:span text:style-name="T1">ཐ༡ </text:span><text:span text:style-name="T31">དང་པོ་ནི། </text:span></text:p>
      <text:p text:style-name="P29"><text:span text:style-name="T56">སྔགས་ཀྱི་ལེའུ་བཤད་པར་བྱའོ། །</text:span></text:p>
      <text:p text:style-name="P27"><text:span text:style-name="T64">ཞེས་པ་སྟེ། ལེའུ་དང་པོའི་རྗེས་སུ་ཡིད་</text:span><text:span text:style-name="T39">(</text:span><text:span text:style-name="T41">༥༩བ</text:span><text:span text:style-name="T39">)</text:span><text:span text:style-name="T64">སྐྱོབ་པ་སྔགས་རྣམས་སྟོན་བྱེད་ཀྱི་ལེའུ་བཤད་པར་བྱའོ། །ཞེས་པའོ། །</text:span></text:p>
      <text:p text:style-name="P27"><text:span text:style-name="T1">ཐ༢ </text:span><text:span text:style-name="T31">གཉིས་པ་</text:span><text:span text:style-name="T4">[</text:span><text:span text:style-name="T1">གཞུང་དངོས་གཞི་</text:span><text:span text:style-name="T4">]</text:span><text:span text:style-name="T31">ལ། </text:span><text:span text:style-name="T1">ད༡ </text:span><text:span text:style-name="T31">གཏོར་མའི་སྔགས། </text:span><text:span text:style-name="T1">ད༢ </text:span><text:span text:style-name="T31">བཟླས་པའི། </text:span><text:span text:style-name="T1">ད༣ </text:span><text:span text:style-name="T31">བྱིན་རླབས་ཀྱི། </text:span><text:span text:style-name="T1">ད༤ </text:span><text:span text:style-name="T31">ས་སྦྱང་བའི། </text:span><text:span text:style-name="T1">ད༥ </text:span><text:span text:style-name="T31">ལས་ཚོགས་ཀྱི་སྔགས་དང་ལྔའི། </text:span></text:p>
      <text:p text:style-name="P27"><text:span text:style-name="T64">ད༡ དང་པོ་ནི། </text:span></text:p>
      <text:p text:style-name="P31"><text:span text:style-name="T58">ཨོཾ་ཨ་ཀཱ་རོ་མུ་ཁཾ་སརྦ་དྷརྨཱ་ཎཱཾ་ཨདྱཱ་ནུཏྤ་ནྣ་ཏྭཱ་ཏ་ཨོཾ་ཨཱཿཧཱུྃ་ཕཊ་སྭཱ་ཧཱ། </text:span></text:p>
      <text:p text:style-name="P60"><text:span text:style-name="T58">འབྱུང་པོ་ཐམས་ཅད་ཀྱི་གཏོར་མའི་སྔགས་སོ། །</text:span></text:p>
      <text:p text:style-name="P57"><text:span text:style-name="T64">ཞེས་པ་སྟེ། དེ་ལ་ༀ་ནི་དམ་བཅའ་བ་དང་བཀྲ་ཤིས་པར་བྱེད་པ་སོགས་དོན་མང་པོ་ལ་འཇུག་པས་སྔགས་ཀྱི་མགོ་འདྲེན་པ་སྟེ། </text:span></text:p>
      <text:p text:style-name="P57"><text:span text:style-name="T64">རྩེ་མོར། </text:span></text:p>
      <text:p text:style-name="P64"><text:span text:style-name="T38">ཨོཾ་ནི་ཅི་ཞིག་ཡིན་པར་བརྗོད། །མཆོག་དང་ནོར་སྟེར་དཔལ་དང་གཡང་། །</text:span></text:p>
      <text:p text:style-name="P64"><text:span text:style-name="T38">སྐལ་བཟང་རྣམ་པ་དང་ལྡན་ཞིང་། །དམ་བཅའ་བ་དང་བཀྲ་ཤིས་དོན། །</text:span></text:p>
      <text:p text:style-name="P64"><text:span text:style-name="T38">ནོར་བུ་འཛིན་པའི་སྙིང་པོ་ཡིན། །</text:span></text:p>
      <text:p text:style-name="P57"><text:span text:style-name="T64">ཞེས་སོ། །</text:span></text:p>
      <text:p text:style-name="P57"><text:span text:style-name="T64">ཨ་ཀཱ་རོ་ནི་མ་བྱས་པ། མུ་ཁཾ་ནི་སྒོ །སརྦ་དྷརྨཱ་ཎཱ་ནི་ཆོས་ཐམས་ཅད། ཨདྱ་ནི་གཉིས་སུ་མེད་པ། ཨ་ནུཏྤནྣ་ནི་སྐྱེ་བ་མེད་པ། ན་ཏྭཱཏ་ནི་དེ་ཁོ་ན་ཉིད་དེ། མ་བྱས་པའི་སྒོའོ། །ཞེས་དང་། </text:span></text:p>
      <text:p text:style-name="P27"><text:soft-page-break/><text:span text:style-name="T64">གང་ན། ཆོས་ཐམས་ཅད་དོ། །</text:span></text:p>
      <text:p text:style-name="P27"><text:span text:style-name="T64">ཅིའི་ཕྱིར་ན། གདོད་མ་ནས་མ་སྐྱེས་པའི་ཕྱིར་རོ། །</text:span></text:p>
      <text:p text:style-name="P27"><text:span text:style-name="T64">གནས་ལུགས་ཇི་ལྟ་བུ་ཞེ་ན། གཟུང་འཛིན་གཉིས་སུ་མེད་པའི་ཡེ་ཤེས་ཀྱི་དེ་ཁོ་ན་ཉིད་དོ། </text:span></text:p>
      <text:p text:style-name="P27"><text:span text:style-name="T64">ཨོཾ་ཨཱཿཧཱུྃ་ནི། རྡོ་རྗེ་གསུམ་གྱི་རང་བཞིན་ཏེ། འདིར་བྱིན་གྱིས་རློབ་བྱེད། </text:span></text:p>
      <text:p text:style-name="P27"><text:span text:style-name="T64">ཕཊ་ནི། འཇོམས་པ་སྟེ། འདིར་རྣམ་རྟོག་གཅོད་པ། </text:span></text:p>
      <text:p text:style-name="P27"><text:span text:style-name="T64">སྭཱ་ཧཱ་ནི། ཞི་བའམ་འཕེལ་བ་སྟེ། སྡིག་པ་ཞི་བ་དང་དགེ་ཚོགས་འཕེལ་བར་བྱེད་པ་སྟེ། འདི་དག་རྒྱས་པར་འོག་ཏུ་འཆད་དོ། །</text:span></text:p>
      <text:p text:style-name="P27"><text:span text:style-name="T64">འབྱུང་པོ་ཐམས་ཅད་ཀྱི་ནི་ཕྱི་རོལ་དུ་ལས་དང་ཉོན་མོངས་པ་ལས་འབྱུང་བ་པོ་རིགས་དྲུག་རྣམས་དང་། ནང་དུ་འབྱུང་བ་ལས་སྐྱེས་པའི་ལུས་ཅན་རྣམས་སམ། </text:span></text:p>
      <text:p text:style-name="P27"><text:span text:style-name="T64">ཡང་ན། སངས་རྒྱས་ཀྱང་ཡེ་ཤེས་ལས་འབྱུང་བས་འབྱུང་པོ་སྟེ། སྐྱེ་འཕགས་ཀྱིས་བསྡུས་པ་ཐམས་ཅད་དོ། །</text:span></text:p>
      <text:p text:style-name="P27"><text:span text:style-name="T64">གཏོར་མའི་ནི་མགྲོན་མ་ལུས་པ་ལ་ཡོན་གྱིས་གཏོར་ཞིང་ཚིམ་པར་བྱེད་པའི་དོན་ཏོ། །</text:span></text:p>
      <text:p text:style-name="P27"><text:span text:style-name="T64">སྔགས་སོ་ནི། ཡིད་སྡུག་བསྔལ་ལམ་རྣམ་རྟོག་ལས་སྐྱོབ་པས་སྔགས་ཏེ། དྲང་དོན་དང་། </text:span></text:p>
      <text:p text:style-name="P27"><text:span text:style-name="T64">གོང་གི་སྔགས་དོན་གྱིས་མཚོན་ནས་ཆོས་ཐམས་ཅད་བདེ་སྟོང་དབྱེར་མེད་ཕྱག་རྒྱ་ཆེན་པོའི་རང་བཞིན་དུ་སྦྱོར་བ་</text:span><text:span text:style-name="T39">(</text:span><text:span text:style-name="T41">༦༠ན</text:span><text:span text:style-name="T39">)</text:span><text:span text:style-name="T64">ནི་ངེས་དོན་ནོ། །</text:span></text:p>
      <text:p text:style-name="P27"><text:span text:style-name="T1">ད༢ </text:span><text:span text:style-name="T31">གཉིས་པ་</text:span><text:span text:style-name="T4">[</text:span><text:span text:style-name="T1">བཟླས་པའི་སྔགས་</text:span><text:span text:style-name="T4">]</text:span><text:span text:style-name="T31">ལ། </text:span><text:span text:style-name="T1">ན༡ </text:span><text:span text:style-name="T31">རིགས་ལྔའི་ས་བོན། </text:span><text:span text:style-name="T1">ན༢ </text:span><text:span text:style-name="T31">ཀྱེའི་རྡོ་རྗེའི་སྙིང་པོ། </text:span><text:span text:style-name="T1">ན༣ </text:span><text:span text:style-name="T31">དེ་ཉིད་ལྔ་སྦྱར་ཚུལ། </text:span><text:span text:style-name="T1">ན༤ </text:span><text:span text:style-name="T31">གྲོང་ཁྱེར་དཀྲུག་པའི་སྔགས། </text:span><text:span text:style-name="T1">ན༥ </text:span><text:span text:style-name="T31">རྣལ་འབྱོར་མའི་ས་བོན། </text:span><text:span text:style-name="T1">ན༦ </text:span><text:span text:style-name="T31">ཧེ་རུ་ཀ་གསུམ་གྱི་སྔགས་དང་དྲུག་གི། <text:s/></text:span></text:p>
      <text:p text:style-name="P27"><text:soft-page-break/><text:span text:style-name="T64">ན༡ དང་པོ་ནི། </text:span></text:p>
      <text:p text:style-name="P50"><text:span text:style-name="T56">བྲུྃ་ཨྃ་ཛྲཱིཾ་ཁྃ་ཧཱུྃ། དེ་བཞིན་གཤེགས་པ་རྣམས་ཀྱི་ས་བོན་ནོ། །</text:span></text:p>
      <text:p text:style-name="P27"><text:span text:style-name="T64">ཞེས་པ་སྟེ། བྲུྃ་ཡིག་རྣམ་སྣང་། ཨྃ་རིན་འབྱུང་། ཛྲཱིཾ་འོད་དཔག་མེད། ཁྃ་དོན་འགྲུབ། ཧཱུྃ་མི་བསྐྱོད་པ་སྟེ། དེ་བཞིན་གཤེགས་པ་ལྔ་པོ་རྣམས་ཀྱི་ས་བོན་ནོ། །ཞེས་པ་དྲང་དོན་དང་། </text:span></text:p>
      <text:p text:style-name="P27"><text:span text:style-name="T64">ནང་དུ་བདུད་རྩི་ལྔའི་རང་བཞིན་གྱི་ས་བོན་ལྔ་ལ་གནད་དུ་བསྣུན་པས་ཡེ་ཤེས་ལྔ་མངོན་དུ་བྱེད་པ་ནི་ངེས་དོན་ནོ། །</text:span></text:p>
      <text:p text:style-name="P27"><text:span text:style-name="T64">ན༢ གཉིས་པ་</text:span><text:span text:style-name="T20">[</text:span><text:span text:style-name="T21">ཀྱེའི་རྡོ་རྗེའི་སྙིང་པོ་</text:span><text:span text:style-name="T20">]</text:span><text:span text:style-name="T64">ནི། </text:span></text:p>
      <text:p text:style-name="P50"><text:span text:style-name="T56">ཨོཾ་དེ་ཝ་པི་ཙུ་བཛྲ་ཧཱུྃ་ཧཱུྃ་ཧཱུྃ་ཕཊ་སྭཱ་ཧཱ། ཀྱེའི་རྡོ་རྗེའི་སྙིང་པོའོ། །</text:span></text:p>
      <text:p text:style-name="P27"><text:span text:style-name="T64">ཞེས་པ་ལྟེ། ཨོཾ་ནི་སྔར་བཞིན། དེ་ཝ་ནི་རོལ་པ་སྟེ་ལྷ། པི་ཙུ་ནི་འཇམ་པ། བཛྲ་ནི་རྡོ་རྗེ་སྟེ། བྱམས་པའི་ཐུགས་ཀྱིས་འགྲོ་དོན་དུ་རོལ་བའི་སྙིང་རྗེ་དང་རྣམ་ཀུན་མཆོག་ལྡན་གྱི་སྟོང་པ་དབྱེར་མི་ཕྱེད་པའོ། །</text:span></text:p>
      <text:p text:style-name="P27"><text:span text:style-name="T64">ཧཱུྃ་ཧཱུྃ་ཧཱུྃ་ནི་དེའི་སྐུ་གསུང་ཐུགས་མི་ཕྱེད་པ་སྟེ། </text:span></text:p>
      <text:p text:style-name="P27"><text:span text:style-name="T64">གསང་འདུས་སུ། </text:span></text:p>
      <text:p text:style-name="P47"><text:span text:style-name="T38">ཧཱུྃ་ནི་སྐུ་གསུང་ཐུགས་ཡིན་ཏེ། །རྡོ་རྗེ་མི་ཕྱེད་གསུམ་ཐུབ་པའོ། །</text:span></text:p>
      <text:p text:style-name="P27"><text:span text:style-name="T64">ཞེས་སོ། །</text:span></text:p>
      <text:p text:style-name="P27"><text:span text:style-name="T64">ཕཊ་སྭཱ་ཧཱ་ནི་སྔར་ལྟར་ཏེ། ཀྱེའི་རྡོ་རྗེ་ཕྱག་བཅུ་དྲུག་པའི་སྙིང་པོའོ་ཞེས་པ་དྲང་དོན་དང་། </text:span></text:p>
      <text:p text:style-name="P27"><text:span text:style-name="T64">ནང་དུ་བྱང་སེམས་ཀྱི་ལྷ་འཇམ་ཞིང་སིམ་པའི་བདེ་བ་དང་སྟོང་པ་མི་ཕྱེད་པའམ། སྔར་གྱི་ཧེ་བཛྲའི་སྦས་དོན་ནི་འདིའི་ངེས་དོན་ནོ། །</text:span></text:p>
      <text:p text:style-name="P27"><text:soft-page-break/><text:span text:style-name="T64">ན༣ གསུམ་པ་</text:span><text:span text:style-name="T20">[</text:span><text:span text:style-name="T21">དེ་ཉིད་ལྔ་སྦྱར་ཚུལ་</text:span><text:span text:style-name="T20">]</text:span><text:span text:style-name="T64">ནི། </text:span></text:p>
      <text:p text:style-name="P31"><text:span text:style-name="T58">སྔགས་ཐམས་ཅད་ཀྱི་རྐང་པར་དང་པོར་ཨོཾ་གྱི་རྣམ་པ་དང་། མཐར་ནི་སྭཱ་ཧཱ་དང་ཧཱུྃ་ཕཊ་ཀྱི་རྣམ་པ་ནི་ནང་དུ་གཞུག་གོ། །</text:span></text:p>
      <text:p text:style-name="P27"><text:span text:style-name="T64">ཞེས་པ་སྟེ། འདིར་བསྟན་པའི་སྔགས་དེ་ཉིད་ལྔ་ཅི་རིགས་མ་སྦྱར་བ་ཐམས་ཅད་ཀྱི་རྐང་པར། དང་པོར་ཏེ་ཐོག་མར་ༀ་གྱི་རྣམ་པ་དང་། མཐར་ནི་སྭཱ་ཧྭ་དང་ཧཱུྃ་ཕཊ་ཀྱི་ཡི་གེའི་རྣམ་པ་ནི་ནང་དུ་སྟེ་སྔགས་དངོས་གཞི་དང་སྭཱའི་བར་དུ་གཞུག་གོ། །</text:span></text:p>
      <text:p text:style-name="P27"><text:span text:style-name="T64">དེ་དག་གི་དོན་ལ། རྩེ་མོར། </text:span><text:span text:style-name="T39">(</text:span><text:span text:style-name="T41">༦༠བ</text:span><text:span text:style-name="T39">)</text:span></text:p>
      <text:p text:style-name="P46"><text:span text:style-name="T38">ཨོཾ་ནི་ཅི་ཞིག་ཅེས་སོགས་དང་། །ཡི་གེ་ཧཱུྃ་ནི་ཅི་ཡིན་བརྗོད། །</text:span></text:p>
      <text:p text:style-name="P44"><text:span text:style-name="T18">སྡུག་བསྔལ་འཆོས་ཤིང་འཇོམས་པར་བྱེད། །སྲིད་པའི་ཞགས་པ་གཅོད་བྱེད་ཅིང་། །</text:span></text:p>
      <text:p text:style-name="P46"><text:span text:style-name="T38">གདུག་པ་དངངས་ཤིང་གསོད་བྱེད་པའི། །ཧཱུྃ་ནི་མཆོག་ཏུ་དྲན་པར་བྱ། །</text:span></text:p>
      <text:p text:style-name="P46"><text:span text:style-name="T38">ཡི་གེ་ཕཊ་ནི་ཅི་ཡིན་བརྗོད། །གདུག་དང་སྡུག་བསྔལ་འཇོམ་བྱེད་ཅིང་། །</text:span></text:p>
      <text:p text:style-name="P46"><text:span text:style-name="T38">བདེ་བ་དག་ནི་འགུགས་པར་བྱེད། །ཕཊ་ནི་འཇོམས་བྱེད་དགྲ་ཡིན་ཏེ། །</text:span></text:p>
      <text:p text:style-name="P46"><text:span text:style-name="T38">གྲོགས་དང་བཅས་པ་འཇོམས་པར་བྱེད། །སྭཱ་ཧཱ་ཞེས་པ་ཅི་ཡིན་བརྗོད། །</text:span></text:p>
      <text:p text:style-name="P46"><text:span text:style-name="T38">སྡིག་པ་ཐམས་ཅད་ཞི་བྱེད་ཅིང་། །དགེ་བའི་ཚོགས་ནི་འཕེལ་བར་བྱེད། །</text:span></text:p>
      <text:p text:style-name="P46"><text:span text:style-name="T38">ཉེས་པ་བྱས་པ་འཕྲོག་བྱེད་ཅིང་། །སྡུག་བསྔལ་ཐམས་ཅད་འཇོམ་པའི་མཆོག །</text:span></text:p>
      <text:p text:style-name="P27"><text:span text:style-name="T64">ཅེས་པ་སྟེ། ཚུལ་འདིས་འོག་ཏུ་འབྱུང་བའི་དེ་ཉིད་ལྔ་ཐམས་ཅད་ཀྱི་དོན་ཤེས་པར་བྱའོ། །</text:span></text:p>
      <text:p text:style-name="P27"><text:span text:style-name="T64">ན༤ བཞི་པ་</text:span><text:span text:style-name="T20">[</text:span><text:span text:style-name="T21">གྲོང་ཁྱེར་དཀྲུག་པའི་སྔགས་</text:span><text:span text:style-name="T20">]</text:span><text:span text:style-name="T64">ནི། </text:span></text:p>
      <text:p text:style-name="P31"><text:span text:style-name="T58">ཨོཾ་ཨ་ཀ་ཙ་ཊ་ཏ་པ་ཡ་ཤ་སྭཱ་ཧཱ། གྲོང་ཁྱེར་དཀྲུགས་པའི་སྔགས་སོ། །</text:span></text:p>
      <text:p text:style-name="P27"><text:soft-page-break/><text:span text:style-name="T64">ཞེས་པ་སྟེ། ཨོཾ་གྱིས་ཐོག་དྲངས་པའི་སྡེ་ཚན་བརྒྱད་པོའི་ཐོག་མའི་ཡི་གེ་ཨ་ཀ་ཙ་ཊ་ཏ་པ་ཡ་ཤ་བརྒྱད་ཀྱི་མཐར་སྭཱ་ཧཱ་སྦྱར་བ་ནི་གྲོང་ཁྱེར་དང་དེའི་འགྲོ་བ་དཀྲུག་པར་བྱེད་པའི་སྔགས་སོ། །</text:span></text:p>
      <text:p text:style-name="P27"><text:span text:style-name="T64">འདི་ལ་བླ་མ་དག །ཀྱེའི་རྡོ་རྗེའི་བསྙེན་པ་སྔོན་དུ་སོང་བས། སྙིང་གར་འཁོར་ལོ་རྩིབས་བརྒྱད་ཀྱི་ལྟེ་བར་ཨོཾ་དང་སྭཱ་ཧྭ། རྩིབས་བརྒྱད་ལ་ཡི་གེ་བརྒྱད་བཀོད་ལ། སྤྲོ་བསྡུའི་ཏིང་ངེ་འཛིན་གྱིས་སྔགས་འབུམ་ཕྲག་གཅིག་གམ་བཞི་བཟླས་ཏེ། དངོས་གྲུབ་ཀྱི་དོན་དུ་སྔགས་ཀྱི་འོད་ཟེར་གྱིས་དམིགས་བྱའི་གྲོང་ཁྱེར་བསྐྱོད་པའི་ཏིང་ངེ་འཛིན་གྱིས་སྔགས་ཀྱི་མཐར་གྲོང་ཁྱེར་ཆེ་གེ་མོ་བསྐྱོད་ཅིག །ཧཱུྃ་ཕཊ། ཅེས་པའི་སྤེལ་ཚིག་དང་བཅས་པ་འབུམ་ལ་སོགས་པ་མཚན་མ་ཐོབ་ཀྱི་བར་བཟླས་ནས། ལས་ལ་སྦྱོར་བ་ན་ལག་མཐིལ་གཡས་པར་རྒྱ་སྐགས་ཀྱི་ཁུ་བས་འཁོར་ལོ་རྩིབས་བརྒྱད་མུ་ཁྱུད་དང་བཅས་པ་བྲིས་པའི་ལྟེ་བར་སྔགས་སྤེལ་ཚིག་དང་བཅས་པ་དང་། རྩིབས་ལ་ཡི་གེ་བརྒྱད་དང་། མུ་ཁྱུད་ལ་ཨ་ལི་ཀ་ལི་བྲིས་ཏེ། ལག་པ་གཡོན་པས་བཀབ་ནས་ཁ་རླངས་མ་ཤོར་བར་གོང་གི་ཏིང་ངེ་འཛིན་གྱིས་སྔགས་བཟླས་ཏེ་གྲོང་ཁྱེར་ལ་བསྟན་ན་འཁྲུག་པར་འགྱུར་རོ་ཞེས་བཞེད་པ་དྲང་དོན་དང་། </text:span></text:p>
      <text:p text:style-name="P27"><text:span text:style-name="T64">ལྟེ་བར་སྡེ་ཚན་བརྒྱད་ཀྱི་ཡི་གེ་དང་བཅས་པའི་གཏུམ་མོ་བསྒོམས་ཏེ་རླུང་གི་བཟླས་པ་བྱས་པས་ཚོགས་བརྒྱད་ཀྱི་གྲོང་ཁྱེར་དཀྲུག་ཅིང་བསྐྱོད་</text:span><text:span text:style-name="T39">(</text:span><text:span text:style-name="T41">༦༡ན</text:span><text:span text:style-name="T39">)</text:span><text:span text:style-name="T64">དེ་སྤྲོས་བྲལ་གྱི་རང་བཞིན་དུ་ཞི་བར་བྱེད་པ་ནི་ངེས་དོན་ནོ། །</text:span></text:p>
      <text:p text:style-name="P27"><text:span text:style-name="T64">ན༥ ལྔ་པ་</text:span><text:span text:style-name="T20">[</text:span><text:span text:style-name="T21">རྣལ་འབྱོར་མའི་ས་བོན་</text:span><text:span text:style-name="T20">]</text:span><text:span text:style-name="T64">ནི། </text:span></text:p>
      <text:p text:style-name="P31"><text:span text:style-name="T58">ཨ་ཨཱ་ཨི་ཨཱི་ཨུ་ཨཱུ་རྀ་རཱྀ་ལྲྀ་ལྲཱྀ་ཨེ་ཨཻ་ཨོ་ཨཽ་ཨྃ། རྣལ་འབྱོར་མ་རྣམས་ཀྱི་ས་བོན་ནོ། །</text:span></text:p>
      <text:p text:style-name="P27"><text:span text:style-name="T64">ཞེས་པ་སྟེ། ཨ་ཨཱ་ཨི་ཨཱི་ཨུ་ཨཱུ་རྀ་རཱྀ་ལྲྀ་ལྲཱྀ་ཨེ་ཨཻ་ཨོ་ཨཽ་ཨྃ་རྣམས་ནི་རིམ་བཞིན་བདག་མེད་མ་དང་རྡོ་རྗེ་མ་ལ་སོགས་པ་རྣལ་འབྱོར་མ་བཅོ་ལྔ་རྣམས་ཀྱི་ས་བོན་ནོ། །</text:span></text:p>
      <text:p text:style-name="P27"><text:soft-page-break/><text:span text:style-name="T64">དེ་ཡང་། </text:span></text:p>
      <text:p text:style-name="P47"><text:span text:style-name="T38">ཨ་ལི་དང་པོ་བདག་མེད་མ། །</text:span></text:p>
      <text:p text:style-name="P27"><text:span text:style-name="T64">ཞེས་སོགས་གསུངས་པ་ལྟར་རོ། །</text:span></text:p>
      <text:p text:style-name="P27"><text:span text:style-name="T64">འདི་རྣམས་ལ་དེ་ཉིད་ལྔ་སྦྱར་བ་སྤྱིའི་བཟླས་སྔགས་དང་། ས་བོན་སོ་སོའི་མགོར་ཟླ་ཕྱེད་ཐིག་ལེས་བརྒྱན་ནས་དེ་ཉིད་ལྔ་སྦྱར་ན་སོ་སོའི་བཟླས་སྔགས་སུ་འགྱུར་བ་དྲང་དོན་དང་། </text:span></text:p>
      <text:p text:style-name="P27"><text:span text:style-name="T64">ནང་དུ་མི་ཕྱེད་མ་ལ་སོགས་པའི་རྩ་སོ་གཉིས་དང་བྱང་སེམས་ཀྱི་ཆ་བཅོ་ལྔ་འཕེལ་བའི་བདེ་བ་ནི་ངེས་དོན་ཏེ། </text:span></text:p>
      <text:p text:style-name="P27"><text:span text:style-name="T64">འོག་ཏུ། </text:span><text:span text:style-name="T45">[</text:span><text:span text:style-name="T46">བརྟག་པ་ཕྱི་མ། བཞི་པ་ཕྱག་རྒྱ་བསྡུས་པའི་དོན་གྱི་ལེའུར།</text:span><text:span text:style-name="T45">]</text:span></text:p>
      <text:p text:style-name="P47"><text:span text:style-name="T38">རྩ་ནི་གཉིས་གཉིས་རྣལ་འབྱོར་མ། །</text:span></text:p>
      <text:p text:style-name="P27"><text:span text:style-name="T64">ཞེས་སོགས་གསུངས་པ་ལྟར་རོ། །</text:span></text:p>
      <text:p text:style-name="P57"><text:span text:style-name="T64">ན༦ དྲུག་པ་</text:span><text:span text:style-name="T20">[</text:span><text:span text:style-name="T21">ཧེ་རུ་ཀ་གསུམ་གྱི་སྔགས་</text:span><text:span text:style-name="T20">]</text:span><text:span text:style-name="T64">ནི། </text:span></text:p>
      <text:p text:style-name="P67"><text:span text:style-name="T56">ༀ་ཏྲཻ་ལོཀྱཱ་ཀྵེ་པ་ཧཱུྃ་ཧཱུྃ་ཧཱུྃ་ཕཊ་སྭཱ་ཧཱ། ཕྱག་གཉིས་པའིའོ། །</text:span></text:p>
      <text:p text:style-name="P67"><text:span text:style-name="T56">ཨོཾ་ཛྭ་ལ་ཛྭ་ལ་བྷྱོ་ཧཱུྃ་ཧཱུྃ་ཧཱུྃ་ཕཊ་སྭཱ་ཧཱ། ཕྱག་བཞི་པའིའོ། །</text:span></text:p>
      <text:p text:style-name="P67"><text:span text:style-name="T56">ཨོྃ་ཀི་ཊི་ཀི་ཊི་བཛྲ་ཧཱུྃ་ཧཱུྃ་ཧཱུྃ་ཕཊ་སྭཱ་ཧཱ། ཕྱག་དྲུག་པའིའོ། །</text:span></text:p>
      <text:p text:style-name="P57"><text:span text:style-name="T64">ཞེས་པ་སྟེ། ༀ་ཏྲཻ་ལོཀྱཱ་ནི་འཇིག་རྟེན་གསུམ། ཨ་ཀྵེ་པ་ནི་འགུགས་པའམ་བསྐྱོད་པ་སྟེ། འཇིག་རྟེན་ཐམས་ཅད་དབང་དུ་བྱེད་པའོ། །</text:span></text:p>
      <text:p text:style-name="P57"><text:span text:style-name="T64">ཧཱུྃ་ཧཱུྃ་ཧཱུྃ་ཕཊ་སྭཱ་ཧཱ་ཞེས་པ་སྐུ་རྡོ་རྗེ་ཧེ་རུ་ཀ་ཕྱག་གཉིས་པའིའོ་སྟེ། དེའི་སྔགས་སོ། །</text:span></text:p>
      <text:p text:style-name="P57"><text:span text:style-name="T64">ཨོཾ་ཛྭ་ལ་ཛྭ་ལ་ནི་འབར་བའམ་གསལ་བ་གཉིས་ཏེ། བདེ་བ་ཆེན་པོའི་ཡེ་ཤེས་འབར་བའམ་ལྷན་སྐྱེས་ཀྱི་རང་བཞིན་གསལ་བའོ། །</text:span></text:p>
      <text:p text:style-name="P27"><text:soft-page-break/><text:span text:style-name="T64">ཚིག་གཉིས་སྡེབས་ནི་འདིར་ངེས་བཟུང་གི་དོན་དང་། </text:span></text:p>
      <text:p text:style-name="P27"><text:span text:style-name="T64">བྷྱོཿ་ནི་འདིར་འབོད་ཅིང་བསྐུལ་བའི་དོན་དང་། </text:span></text:p>
      <text:p text:style-name="P27"><text:span text:style-name="T64">ཧཱུྃ་ཧཱུྃ་ཧཱུྃ་ཕཊ་སྭཱ་ཧཱ་ཞེས་པ་གསུང་རྡོ་རྗེ་ཧེ་རུ་ཀ་ཕྱག་བཞི་པའིའོ་སྟེ། དེའི་སྔགས་སོ། །</text:span></text:p>
      <text:p text:style-name="P27"><text:span text:style-name="T64">ཨོཾ་ཀི་ཊི་ཀི་ཊི་ནི་ཆོམས་ཆོམས་དང་། གཉིས་སྡེབས་ནི་འདིར་ཁྲོས་པའི་དོན་དང་། </text:span></text:p>
      <text:p text:style-name="P39"><text:span text:style-name="T64">བཛྲ་ནི་རྡོ་རྗེ་སྟེ། དེས་བདུད་རྣམས་ཆོམས་ཤིག་པའོ། །</text:span><text:span text:style-name="T39">(</text:span><text:span text:style-name="T41">༦༡བ</text:span><text:span text:style-name="T39">)</text:span></text:p>
      <text:p text:style-name="P27"><text:span text:style-name="T72">ཧཱུྃ་ཧཱུྃ་ཧཱུྃ་ཕཊ་སྭཱ་ཧཱ་ཞེས་པ་ཐུགས་རྡོ་རྗེ་ཧེ་རུ་ཀ་ཕྱག་དྲུག་པའིའོ་སྟེ། དེའི་སྔགས་སོ་ཞེས་པ་དྲང་དོན་དང་།</text:span><text:span text:style-name="T64"> </text:span></text:p>
      <text:p text:style-name="P27"><text:span text:style-name="T64">ནང་དུ་བྱང་སེམས་ཞུ་ཞིང་བསྐྱོད་པ་དང་། བདེ་སྟོང་གི་ཏིང་ངེ་འཛིན་འབར་བ་དང་། ཡེ་ཤེས་ཀྱིས་རྡོ་རྗེས་རྣམ་རྟོག་འཇོམས་པ་གསུམ་མམ། སྔར་གྱི་སེམས་དཔའ་གསུམ་གྱི་སྦས་དོན་ནི་རིམ་པས་འདི་གསུམ་གྱི་ངེས་དོན་ནོ། །</text:span></text:p>
      <text:p text:style-name="P27"><text:span text:style-name="T64">ད༣ གསུམ་པ</text:span><text:span text:style-name="T21">་</text:span><text:span text:style-name="T20">[</text:span><text:span text:style-name="T21">བྱིན་རླབས་ཀྱི་སྔགས་</text:span><text:span text:style-name="T20">]</text:span><text:span text:style-name="T64">ནི། </text:span></text:p>
      <text:p text:style-name="P31"><text:span text:style-name="T58">ཨོཾ་ཨཱཿཧཱྃ། སྐུ་དང་གསུང་དང་ཐུགས་བྱིན་གྱིས་བརླབས་པའི་སྔགས་སོ། །</text:span></text:p>
      <text:p text:style-name="P27"><text:span text:style-name="T64">ཞེས་པ་སྟེ། ཨོཾ་ཡེ་ཤེས་ཀྱི་སྙིང་པོ་སྐུ་རྡོ་རྗེ་ཐོབ་བྱེད་དང་། ཨཱཿམངོན་པར་བྱང་ཆུབ་པའི་སྙིང་པོ་གསུང་རྡོ་རྗེ་ཐོབ་བྱེད་དང་། ཧཱུྃ་རྡོ་རྗེ་གསུམ་མི་ཕྱེད་པའི་སྙིང་པོ་ཐུགས་རྡོ་རྗེ་ཐོབ་བྱེད་ཡིན་པས། རིམ་བཞིན། ལུས་སྐུ་དང་། ངག་གསུང་དང་། ཡིད་ཐུགས་རྡོ་རྗེར་བྱིན་གྱིས་བརླབ་པའི་སྔགས་སོ། །</text:span></text:p>
      <text:p text:style-name="P27"><text:span text:style-name="T64">དེ་ལྟར་ཡང་འདུས་པ་ལས། </text:span></text:p>
      <text:p text:style-name="P47"><text:span text:style-name="T38">ཨོཾ་ནི་ཡེ་ཤེས་སྙིང་པོ་སྟེ། །རྡོ་རྗེའི་སྐུ་ནི་ཐོབ་བྱེད་པའོ། །</text:span></text:p>
      <text:p text:style-name="P47"><text:span text:style-name="T38">ཨཱཿནི་བྱང་ཆུབ་བདག་མེད་པ། །རྡོ་རྗེ་གསུང་ནི་ཐོབ་བྱེད་པའོ། །</text:span></text:p>
      <text:p text:style-name="P47"><text:span text:style-name="T38">ཧཱྃ་ནི་སྐུ་གསུང་ཐུགས་ཡིན་ཏེ། །རྡོ་རྗེ་མི་ཕྱེད་གསུམ་ཐོབ་པའོ། །</text:span></text:p>
      <text:p text:style-name="P27"><text:soft-page-break/><text:span text:style-name="T64">ཞེས་པ་དྲང་དོན་དང་། </text:span></text:p>
      <text:p text:style-name="P81">ནང་དུ་ལུས་ཀྱི་རྩ་འཁོར་ལོ་གསུམ་སྐུ་གསུམ་དང་རྡོ་རྗེ་གསུམ་གྱི་རང་བཞིན་དུ་སྦྱོར་བ་ངེས་དོན་ནོ།།</text:p>
      <text:p text:style-name="P27"><text:span text:style-name="T64">ད༤ བཞི་པ་</text:span><text:span text:style-name="T20">[</text:span><text:span text:style-name="T21">ས་སྦྱང་པའི་སྔགས་</text:span><text:span text:style-name="T20">]</text:span><text:span text:style-name="T64">ནི། </text:span></text:p>
      <text:p text:style-name="P44"><text:span text:style-name="T62">ཨོཾ་རཀྵ་རཀྵ་ཧཱུྃ་ཧཱུྃ་ཧཱུྃ་ཕཊ་སྭཱ་ཧཱ། ས་སྦྱོང་བའི་སྔགས་སོ། །</text:span></text:p>
      <text:p text:style-name="P27"><text:span text:style-name="T64">ཞེས་པ་སྟེ། ཨོཾ་རཀྵ་རཀྵ་ནི་བསྲུངས་བསྲུངས་དང་། ཧཱུྃ་ཧཱུྃ་ཧཱུྃ་ནི་བདག་དང་གནས་དང་རྣལ་འབྱོར་གསུམ་བྱིན་གྱིས་རློབ་བྱེད་དང་། ཕཊ་ནི་བགེགས་འཇོམས་པ་དང་། སྭཱ་ཧྭ་ནི་གཞི་ཚུགས་ཤིག་པ་སྟེ། དཀྱིལ་འཁོར་གྱི་ས་གཞི་སྦྱང་བ་དང་བསྲུང་བ་ལ་སོགས་པའི་སྔགས་སོ་ཞེས་པ་དྲང་དོན་དང་། </text:span></text:p>
      <text:p text:style-name="P27"><text:span text:style-name="T64">ནང་དུ་རྣལ་འབྱོར་གྱི་བགེགས་དང་བར་ཆད་བསྲུང་བ་ངེས་དོན་དུ་འདོད་ཀྱང་། རྩ་རླུང་ཐིག་ལེའི་གེགས་སྐྱོན་འཇོམས་པར་བྱེད་པ་ངེས་དོན་དུ་འཆད་རུང་ངོ་། །</text:span></text:p>
      <text:p text:style-name="P27"><text:span text:style-name="T31">ད༤ ལྔ་པ་</text:span><text:span text:style-name="T4">[</text:span><text:span text:style-name="T1">ལས་ཚོགས་ཀྱི་སྔགས་</text:span><text:span text:style-name="T4">]</text:span><text:span text:style-name="T31">ལ། </text:span><text:span text:style-name="T1">ན༡</text:span><text:span text:style-name="T31"> ལྷ་མོ་བརྒྱད་ཀྱི་ལས། </text:span><text:span text:style-name="T1">ན༢ </text:span><text:span text:style-name="T31">ཕྱག་བཅུ་དྲུག་པའི་ཆར་འབེབས། </text:span><text:span text:style-name="T1">ན༣ </text:span><text:span text:style-name="T31">ཕྱག་གཉིས་པའི་སྤྲིན་བྲལ་བ། </text:span><text:span text:style-name="T1">ན༤ </text:span><text:span text:style-name="T31">ཐུན་མོང་བའི་ལས་བརྒྱད། </text:span><text:span text:style-name="T1">ན༥ </text:span><text:span text:style-name="T31">ལས་སྒྲུབ་ཀྱི་ལྷ་མོ་བདུན་བསྟན་པ་དང་ལྔའི། </text:span></text:p>
      <text:p text:style-name="P27"><text:span text:style-name="T64">ན༡ དང་པོ་ནི། </text:span></text:p>
      <text:p text:style-name="P29"><text:span text:style-name="T56">ཨོཾ་ཧཱུྃ་སྭཱ་ཧཱ། རེངས་པར་བྱེད་པའོ། །</text:span></text:p>
      <text:p text:style-name="P29"><text:span text:style-name="T56">ཨོཾ་ཨྃ་སྭཱ་ཧཱ། དབང་དུ་བྱེད་པའོ། །</text:span></text:p>
      <text:p text:style-name="P29"><text:span text:style-name="T56">ཨོཾ་ཁྃ་སྭཱ་ཧཱ། སྐྲོད་པར་བྱེད་པའོ། །</text:span></text:p>
      <text:p text:style-name="P29"><text:span text:style-name="T56">ཨོཾ་ཛྲཱིཾ་སྭཱ་ཧཱ། </text:span><text:span text:style-name="T40">(</text:span><text:span text:style-name="T41">༦༢ན</text:span><text:span text:style-name="T40">)</text:span><text:span text:style-name="T56">སྡང་བར་བྱེད་པའོ། །</text:span></text:p>
      <text:p text:style-name="P29"><text:span text:style-name="T56">ཨོཾ་བྃ་སྭཱ་ཧཱ། མངོན་སྤྱོད་ཀྱིའོ། །</text:span></text:p>
      <text:p text:style-name="P29"><text:soft-page-break/><text:span text:style-name="T56">ཨོཾ་ཧཱུྃ་སྭཱ་ཧཱ། འགུགས་པར་བྱེད་པའོ། །</text:span></text:p>
      <text:p text:style-name="P29"><text:span text:style-name="T56">ཨོཾ་གྷུཿསྭཱ་ཧཱ། གསོད་པར་བྱེད་པའོ། །</text:span></text:p>
      <text:p text:style-name="P29"><text:span text:style-name="T56">ཨོཾ་ཀུ་རུ་ཀུལླེ་ཧྲཱིཿསྭཱ་ཧཱ། ཀུ་རུ་ཀུལླེའི་སྔགས་སོ། །</text:span></text:p>
      <text:p text:style-name="P27"><text:span text:style-name="T64">ཞེས་པ་སྟེ། རྡོ་རྗེ་མའི་རྣལ་འབྱོར་གྱིས་ཨོཾ་ཧཱུྃ་སྭཱ་ཧཱ། ཞེས་པ་འབུམ་ཟླ་བ་བསྒྲུབ་བྱ་རེངས་པར་བྱེད་པའི་རྩ་བའི་བསྙེན་པའོ། །</text:span></text:p>
      <text:p text:style-name="P27"><text:span text:style-name="T64">དེ་བཞིན་དུ་དཀར་མོ་དང་ཨོཾ་ཨྃ་སྭཱ་ཧཱ་ཞེས་པ་དབང་དུ་བྱེད་པའོ། །</text:span></text:p>
      <text:p text:style-name="P27"><text:span text:style-name="T64">ཆུ་མ་དང་ཨོཾ་ཁྃ་སྭཱ་ཧཱ་ཞེས་པ་སྐྲོད་པར་བྱེད་པའོ། །</text:span></text:p>
      <text:p text:style-name="P71"><text:span text:style-name="T64">རྡོ་རྗེ་མཁའ་འགྲོ་མ་དང་ཨོཾ་ཛྲིཾ་སྭཱ་ཧཱ་ཞེས་པ་སྡང་བ་སྟེ་མི་འཛའ་བར་བྱེད་པའོ། །</text:span></text:p>
      <text:p text:style-name="P71"><text:span text:style-name="T64">བདག་མེད་མ་དང་ཨོཾ་བུཾ་སྭཱ་ཧཱ་ཞེས་པ་རིམ་གྱིས་འདེབས་པ་སོགས་མངོན་སྤྱོད་བྱེད་དོ། །</text:span></text:p>
      <text:p text:style-name="P71"><text:span text:style-name="T64">མཁའ་སྤྱོད་མ་དང་ཨོཾ་ཧཱུྃ་སྭཱ་ཧཱ་ཞེས་པ་འགུགས་པར་བྱེད་པའོ། །</text:span></text:p>
      <text:p text:style-name="P71"><text:span text:style-name="T64">ས་སྤྱོད་མ་དང་ཨོཾ་གྷུ༔སྭཱ་ཧཱ་ཞེས་པ་གསོད་པར་བྱེད་པའོ། །</text:span></text:p>
      <text:p text:style-name="P71"><text:span text:style-name="T64">ཨོཾ་ཀུ་རུ་ཀུལླེ་ཧྲཱིཿསྭཱ་ཧྭ་ཞེས་པ་སྒྲོལ་མའི་ཁྱད་པར་གྱི་ལྷ་མོ་ཀུ་རུ་ཀུལླེའི་སྔགས་སོ། །</text:span></text:p>
      <text:p text:style-name="P71"><text:span text:style-name="T64">འདིའི་ཕྲིན་ལས་ནི་ལེའུ་བཅུ་གཅིག་པར་འཆད་ཅིང་།</text:span></text:p>
      <text:p text:style-name="P27"><text:span text:style-name="T64">གོང་མ་བདུན་ལ་བླ་མ་དག །གཏོར་མ་ཚོགས་བསགས་བསྲུང་འཁོར་དང་བཅས་པ་སྔོན་དུ་འགྲོ་བས་རྡོ་རྗེ་བཞི་བསྐྱེད་ཀྱི་སྒོ་ནས་པད་ཉི་དང་རོའི་གདན་ལ་ལྷ་མོ་རང་རང་གི་ས་བོན་ལས་སོ་སོའི་སྐུ་གཅེར་བུ་ཕྱག་རྒྱ་ལྔས་བརྒྱན་ཞིང་གཡོན་བརྐྱང་པའི་སྐྱིལ་དཀྲུང་ཕྱེད་པས་རོ་ལ་བཞུགས་པར་བསྐྱེད། ཡེ་ཤེས་པ་གཞུགས། དབང་བསྐུར་རྒྱས་འདེབས་མཆོད་བསྟོད་རྣམས་བྱས་ཏེ། ཐུགས་ཀར་ཉི་མ་ལ་</text:span><text:soft-page-break/><text:span text:style-name="T64">སོ་སོའི་སྔགས་བཀོད་ཅིང་སྤྲོ་བསྡུ་ལ་སོགས་པའི་ཏིང་ངེ་འཛིན་གྱི་སྒོ་ནས་བཟླས་པ་བྱ་བ་དང་གཏོར་མ་འབུལ་བ་སོགས་ཐམས་ཅད་ཀྱི་ཐུན་མོང་དུ་ཤེས་པར་བྱས་ཏེ། </text:span></text:p>
      <text:p text:style-name="P27"><text:span text:style-name="T64">སོ་སོའི་ཁྱད་པར་ནི། ཨཱ་ལས་རྡོ་རྗེ་མ་དཀར་མོ། གཡས་གྲི་གུག །གཡོན་ཐོད་པ། གྲུ་མོར་ཁ་ཊཱཾ་ག་བསྣམས་པ་རྣམ་སྣང་གི་ཅོད་པན་ཅན་གྱི་ཐུགས་ཀར་ཨཾ་དཀར་པོ་བསམས་ལ། སྔགས་འབུམ་བཟླས་ཏེ། ཁམ་ཕོར་སོ་མ་བཏང་བ་ལ་ཡི་གེ་སཾ་དང་དེའི་དབུས་སུ། ཨོཾ་ཧཱུྃ་བཛྲ་ཆེ་གེ་མོ་སྟཾ་བྷ་ཡ་ཧཱུྃ་སྭཱ་ཧཱ། ཞེས་པ་བྲིས་ལ། དུར་ཁྲོད་ཀྱི་ཐལ་</text:span><text:span text:style-name="T39">(</text:span><text:span text:style-name="T41">༦༢བ</text:span><text:span text:style-name="T39">)</text:span><text:span text:style-name="T64">བས་བཀང་སྟེ། ཁམ་ཕོར་སོ་མ་བཏང་བ་གཞན་དང་ཁ་སྦྱར་ནས་ས་ལ་བཞག་པའི་སྟེང་དུ་སའི་དཀྱིལ་འཁོར་ཕྱོགས་མཚམས་སུ་རྡོ་རྗེས་མཚན་པ་ཉིས་བརྩེགས་བྲིས་པ་རྡོག་པས་མནན་ནས། སྔར་གྱི་ལྷའི་རྣལ་འབྱོར་གནས་ཏེ་མིག་མི་གཡོ་བར་བལྟ་ཞིང་། ཁམ་ཕོར་གྱི་སྔགས་དེ་ཉིད་བརྒྱའམ་སྟོང་རྩ་བརྒྱད་བཟླས་ན་བསྒྲུབ་བྱ་རེངས་པར་འགྱུར་རོ། །</text:span></text:p>
      <text:p text:style-name="P27"><text:span text:style-name="T64">ཡང་ཨི་ལས་དཀར་མོ་གུར་ཀུམ་གྱི་མདོག་ཅན་ཞགས་པ་དང་ལྕགས་ཀྱུ་ཐོགས་པ་རིན་འབྱུང་གི་ཅོད་པན་གྱི་ཐུགས་ཀར་ཨོཾ་དམར་པོ་བསམས་ལ། སྔགས་འབུམ་བཟླས་ཏེ། བསྒྲུབ་བྱ་གཅེར་བུ་སྐྲ་གྲོལ་བ་དམར་པོ། བུད་མེད་ལ་སྐྱེ་གནས་དང་སྐྱེས་པ་ལ་སྙིང་གར་ཨོཾ་དམར་པོས་མཚན་པ་ལས་མེ་འབར་བས་ཡིད་མྱོས་པའི་མགྲིན་པར་ཞགས་པས་བཅིངས། སྐྱེ་གནས་སམ་སྙིང་གར་ལྕགས་ཀྱུས་ཕུག་སྟེ་རང་གི་རྐང་པའི་དྲུང་དུ་བསྒྱེལ་བར་བསྒོམས་ནས། ཨོཾ་ཨྃ་གཽ་རཱི་ཆེ་གེ་མོ་བདག་གི་དབང་དུ་གྱིས་ཤིག །ཨྃ་སྭཱ་ཧཱ། ཞེས་བཟླས་ན་བསྒྲུབ་བྱ་དབང་དུ་འགྱུར་རོ། །</text:span></text:p>
      <text:p text:style-name="P27"><text:span text:style-name="T64">ཡང་ཨཱི་ལས་ཆུ་མ་སྔོན་མོ་ཐོད་པ་དང་སྡིགས་མཛུབ་མཛད་པ་འོད་དཔག་མེད་ཀྱི་ཅོད་པན་ཅན་གྱི་ཐུགས་ཀར་ཁྃ་སྔོན་པོ་བསམས་ལ། སྔགས་འབུམ་བཟླས་ཏེ། བསྒྲུབ་བྱ་གཅེར་བུ་སྐྲ་གྲོལ་བ་སྔོན་པོ་རྔ་མོང་སྔོན་པོ་ལ་ཞོན་པ། རང་ལས་སྤྲོས་པའི་ཁྲོ་བོའི་ཚོགས་ཀྱིས་དབྱུག་པས་བརྡུངས་པས་ཁ་ལྷོར་</text:span><text:soft-page-break/><text:span text:style-name="T64">གཏད་ནས་འབྲོས་པར་བསྒོམས་ལ། ༀ་ཁྃ་བ་རི་ཡོ་གི་ནི་ཆེ་གེ་མོ་ཨུ་ཙ་ཊ་ཁྃ་ཧཱུྃ་ཧཱུྃ་ཧཱུྃ་ཕཊ། ཅེས་བཟླས་ན་ཉི་མ་བདུན་གྱིས་སྐྲོད་པར་འགྱུར་རོ། །</text:span></text:p>
      <text:p text:style-name="P27"><text:span text:style-name="T64">ཡང་ཨུ་ལས་རྡོ་རྗེ་མཁའ་འགྲོ་མ་ཆུ་མ་འདྲ་བ་དོན་གྲུབ་ཀྱི་ཅོད་པན་ཅན་གྱི་ཐུགས་ཀར་ཛྲིཾ་སྔོན་པོ་བསམས་ལ། སྔགས་འབུམ་བཟླས་ཏེ། བསྒྲུབ་བྱ་རྟ་དང་མ་ཧེ་ལ་ཞོན་པ་དག་དྲག་ཏུ་འཐབ་པར་བསྒོམས་ལ། ཨོཾ་ཛྲིཾ་བཛྲ་ཌཱ་ཀི་ནི་ཆེ་གེ་མོ་དང་ཆེ་གེ་མོ་དག་བི་དྭེ་ཁྃ་ཀུ་རུ་ཛྲིཾ་ཧཱུྃ་ཧཱུྃ་ཧཱུྃ་ཕཊ། ཅེས་བཟླས་ན་ཕན་ཚུན་བྱེ་ནས་སྡང་བར་འགྱུར་རོ། །</text:span></text:p>
      <text:p text:style-name="P27"><text:span text:style-name="T64">ཡང་ཨ་ལས་བདག་མེད་མ་སྔོན་མོ་གྲི་གུག་དང་ཐོད་པ་ཁ་ཊཱཾ་བསྣམས་པ་མི་བསྐྱོད་པའི་ཅོད་པན་ཅན་གྱི་ཐུགས་ཀར་བུཾ་སྔོན་པོ་</text:span><text:span text:style-name="T39">(</text:span><text:span text:style-name="T41">༦༣ན</text:span><text:span text:style-name="T39">)</text:span><text:span text:style-name="T64">བསམས་ལ། སྔགས་འབུམ་བཟླས་ཏེ། བྲམ་ཟེའི་ཐོད་པ་ལ་དུག་དང་སྐེ་ཚེ་དང་ལན་ཚྭ་དང་སྡིགས་མཛུབ་ཀྱི་ཁྲག་གིས་འཁོར་ལོ་ཟུར་དྲུག་པའི་ཟུར་རྣམས་སུ་ཧཱུྃ་དང་། དབུས་སུ་ཨོཾ་བུྃ་ནི་རཱ་ཏྣྱ་ཆེ་གེ་མོ་ཛ་མ་ར་ཡ་བུྃ་ཧཱུྃ་ཧཱུྃ་ཧཱུྃ་ཕཊ། ཅེས་པའམ་དམོད་བཅོལ། གཞན་ཡང་བྲིས་ནས་བཟླ་ཞིང་། ཐོད་པ་ཕུབ་མའི་མེ་ལ་བདུགས་ན་བསྒྲུབ་བྱ་རིམས་ཀྱིས་འདེབས་པ་སོགས་ཀྱི་མངོན་སྤྱོད་བྱེད་དོ། །</text:span></text:p>
      <text:p text:style-name="P27"><text:span text:style-name="T64">ཡང་ཨྃ་ལས་མཁའ་སྤྱོད་མ་དཀར་མོ་ལྟ་བུ་འོད་དཔག་མེད་ཀྱི་ཅོད་པན་ཅན་གྱི་ཐུགས་ཀར་ཧཱུྃ་དམར་པོ་བསམས་ལ། སྔགས་འབུམ་བཟླས་ཏེ། རང་གི་ཐུགས་ཀའི་ས་བོན་ལས་འོད་ཟེར་དམར་པོ་འཕྲོས་སྣ་བུག་གཡོན་ནས་སོང་བ་བསྒྲུབ་བྱ་རླུང་མེའི་དཀྱིལ་འཁོར་གྱི་སྟེང་དུ་ཡིད་མྱོས་པར་གྱུར་པའི་སྣ་བུག་གཡས་པར་ཞུགས། སྐྱེ་གནས་སམ་སྙིང་ཕུག་སྟེ་སྣ་བུག་གཡོན་ནས་བྱུང་བ་རང་གི་སྣ་བུག་གཡས་ནས་སྙིང་གའི་ས་བོན་ལ་བཅུག་པར་བསྒོམས་ལ། ༀ་ཧཱུྃ་ཁེ་ཙ་རི་ཆེ་གེ་མོ་ཨ་ཀཪྵ་ཡ་ཧཱུྃ་ཧཱུྃ་ཧཱུྃ་ཕཊ། ཅེས་བཟླ་ཞིང་། རླུང་སྦྱོར་གྱིས་ཀྱང་བཀུག་པས་ཁུགས་པར་འགྱུར་རོ། །</text:span></text:p>
      <text:p text:style-name="P27"><text:soft-page-break/><text:span text:style-name="T64">ཡང་ཨཽ་ལས་ས་སྤྱོད་མ་བདག་མེད་མ་ལྟ་བུ་རྣམ་སྣང་གི་ཅོད་པན་ཅན་གྱི་ཐུགས་ཀར་གྷུཿསྔོན་པོ་བསམས་ལ། སྔགས་འབུམ་བཟླས་ཏེ། ཁ་མཐུར་དུ་བསྟན་པའི་བཤང་ལམ་དུ་གྷུཿལས་བྱུང་བ་རྡོ་རྗེ་འབར་བ་བཙུག་པས་ཐུམ་ཐུམ་བསད་པར་བསྒོམས་ཏེ། ཨོཾ་གྷུཿབྷཱུ་ཙ་རི་ཆེ་གེ་མོ་མཱ་ར་ཡ་གྷུཿཧཱུྃ་ཧཱུྃ་ཧཱུྃ་ཕཊ། ཅེས་བཟླས་པས་འཆི་བར་འགྱུར་རོཞེས་བཞེད་པ་དྲང་དོན་དང་། </text:span></text:p>
      <text:p text:style-name="P27"><text:span text:style-name="T64">ནང་དུ་རྩ་རླུང་ཐིག་ལེའི་རྣལ་འབྱོར་གྱིས་ཡིད་མི་གཡོ་བར་རྩེ་གཅིག་པ་རེངས་པ་དང་། ཏིང་ངེ་འཛིན་རང་དབང་དུ་བྱེད་པ་དང་། རྣམ་པར་རྟོག་པ་སྐྲོད་པ་དང་། ཡུལ་དབང་ཤེས་པ་རྣམས་དབྱེ་ཞིང་སྡང་བར་བྱེད་པ་དང་། མཚན་འཛིན་རྣམས་ཚར་གཅོད་པས་མངོན་སྤྱོད་དང་། བདེ་སྟོང་གི་ཡེ་ཤེས་འགུགས་པར་བྱེད་པ་དང་། དེས་ཉོན་མོངས་འཇོམས་པ་གསོད་པར་བྱེད་པ་དང་། ལྷན་སྐྱེས་དབང་དུ་བསྡུས་པ་རྣམས་རིམ་པས་འདིའི་ངེས་དོན་ཏེ། </text:span><text:span text:style-name="T39">(</text:span><text:span text:style-name="T41">༦༣བ</text:span><text:span text:style-name="T39">)</text:span></text:p>
      <text:p text:style-name="P27"><text:span text:style-name="T64">འབུམ་ལྔར། </text:span></text:p>
      <text:p text:style-name="P46"><text:span text:style-name="T38">ས་ཆུ་མེ་རླུང་སྟོང་པ་དང་། །ཡེ་ཤེས་དཀྱིལ་འཁོར་ཡང་དག་སྦྱོར། །</text:span></text:p>
      <text:p text:style-name="P46"><text:span text:style-name="T38">རེངས་པ་ལ་སོགས་ལས་རྣམས་ནི། །སྒྲུབ་པ་མཆོག་གིས་བསྒྲུབ་པར་བྱ། །</text:span></text:p>
      <text:p text:style-name="P27"><text:span text:style-name="T64">ཞེས་སོགས་སོ། །</text:span></text:p>
      <text:p text:style-name="P27"><text:span text:style-name="T64">ན༢ གཉིས་པ་</text:span><text:span text:style-name="T20">[</text:span><text:span text:style-name="T21">ཕྱག་བཅུ་དྲུག་པའི་ཆར་འབེབས་</text:span><text:span text:style-name="T20">]</text:span><text:span text:style-name="T64">ནི། </text:span></text:p>
      <text:p text:style-name="P31"><text:span text:style-name="T58">ཨཱཿཕུཿའི་རྣམ་པས་མཐའ་ཡས་ཀྱི་གཟུགས་བརྙན་བྱས་ལ། བདུད་རྩི་ལྔས་ནི་བླུགས། མེ་ཏོག་ནག་པོས་ནི་མཆོད། ཀླུ་འདུལ་བར་བྱེད་པའི་ཁུ་བས་ནི་བྱུག །གླང་པོ་ཆེའི་ཆང་གིས་ནི་མགོ་བོ་བྱུག །ཁམ་ཕོར་ཁ་སྦྱོར་དུ་ནི་བཞག །བ་ནག་མོའི་འོ་</text:span><text:soft-page-break/><text:span text:style-name="T58">མས་ནི་དགང་། གཞོན་ནུ་མ་ནག་མོས་བཀལ་བའི་སྐུད་པས་ནི་དཀྲི། རླུང་གི་ཕྱོགས་སུ་རྫིང་བུ་བྱས་ཏེ་མཐའ་ཡས་དེར་བཞག་གོ། །</text:span></text:p>
      <text:p text:style-name="P27"><text:span text:style-name="T64">ཞེས་པ་སྟེ། དེ་ལ་ཕྱག་བཅུ་དྲུག་པའི་བསྙེན་པ་སྔོན་དུ་སོང་བས་</text:span><text:span text:style-name="T39">(</text:span><text:span text:style-name="T41">༦༤ན</text:span><text:span text:style-name="T39">)</text:span><text:span text:style-name="T64">འདི་ཉིད་ཀྱི་སྔགས་ཀྱང་འབུམ་མམ་ཁྲི་བཟླས་ཏེ། ཀླུས་བྱིན་གྱིས་བརླབས་པའི་ས་ཕྱོགས་ནས་ས་བླངས་པ་ཙནྡན་ལ་སོགས་པའི་དྲི་བཟང་དང་བསྲེས་པའི་ལྡག་པ་ལ། ཨོཾ་ཨ་ཕུཿསྭཱ་ཧཱ་བརྒྱ་རྩ་སྔགས་ཏེ། ཡི་གེ་ཨ་ཕུཿའི་རྣམ་པ་ལས་བྱུང་བར་མོས་པས་ཀླུ་མཐའ་ཡས་ཀྱིས་གཟུགས་བརྙན་སྟོད་མི་འདྲ་བ་ལ་སྦྲུལ་མགོའི་གདེངས་ཀ་བདུན་དང་ལྡན་ཞིང་། ལག་ན་རིན་པོ་ཆེའི་བུམ་པ་ཐོགས་པ། རིན་པོ་ཆེའི་རྒྱན་གྱིས་སྤྲས་ཤིང་སྨད་སྦྲུལ་མཇུག་འཁྱིལ་བ་བྱས་ལ། ཁམ་ཕོར་གྱི་ནང་དུ་བཞག་སྟེ། ཨ་ཕུཿལས་གཟུགས་བརྙན་དང་འདྲ་བའི་ཀླུ་དམ་ཚིག་པར་བསྐྱེད། ཡེ་ཤེས་པ་གཞུགས། དབང་བསྐུར། རྒྱས་གདབ། མཆོད་བསྟོད། གཏོར་འབུལ་རྣམས་བྱས་ལ། འོ་མ། ཞོ། མར། སྦྲང་རྩི། ཀ་ར་དང་བཅས་པའི་བདུད་རྩི་ལྔས་ནི་མཆོད་ཅིང་ཁམ་ཕོར་དུ་བླུགས། ཨུཏྤལ་ལ་སོགས་པའི་མེ་ཏོག་སྔོན་པོའམ་ནག་པོས་ནི་མཆོད་ཅིང་གཏོར། ཀླུ་འདུལ་བར་བྱེད་པ་སྟེ། མཁན་པའི་ཁུ་བས་ནི་དེའི་ལུས་ལ་བྱུག །གླང་པོ་ཆེའི་ཆང་སྟེ་གི་ཧཾ་གིས་ནི་དེའི་མགོ་བོ་བྱུག །</text:span></text:p>
      <text:p text:style-name="P27"><text:span text:style-name="T64">ཁ་ཅིག །གླང་པོ་ཆགས་པས་མྱོས་པའི་འགྲམ་པའི་རྔུལ་གྱིས་ཆང་ཞེས་ཟེར་རོ། །</text:span></text:p>
      <text:p text:style-name="P27"><text:span text:style-name="T64">ཁམ་ཕོར་ཁ་སྦྱར་རྒྱུའི་ནང་དུ་ནི་བཞག །བ་ནག་མོའི་འོ་མས་ནི་གཟུགས་སྣོད་དང་བཅས་པ་དགང་། གཞོན་ནུ་མ་མ་ཉམས་པ་ཤ་མདོག་གམ་གོས་ནག་མོས་བཀལ་བའི་སྐུད་པ་སྔོན་པོས་ནི་ཁམ་ཕོར་ཁ་སྦྱར་བ་རྒྱ་གྲམ་དུ་དཀྲི། གྲོང་ཁྱེར་གྱི་རླུང་གི་ཕྱོགས་སུ་ཆུས་གང་བའི་རྫིང་བུ་བྱས་ཏེ། མཐའ་ཡས་ཀྱི་གཟུགས་དང་བཅས་པའི་སྣོད་རྫིང་བུའི་དབུས་དེར་བཞག་གོ། །</text:span></text:p>
      <text:p text:style-name="P27"><text:soft-page-break/><text:span text:style-name="T64">ཡང་ན། གཞུང་འཁྲུགས་སྡེབས་ནས་སྦྱོར་བ་འདི་དག་ཆར་འབེབས་ཀྱི་བཟླས་པའི་གོང་དུ་ཅི་རིགས་པར་བྱས་ཀྱང་རུང་ངོ་། །</text:span></text:p>
      <text:p text:style-name="P31"><text:span text:style-name="T58">དེའི་འགྲམ་དུ་དཀྱིལ་འཁོར་བཞེངས་པར་བྱ་སྟེ། དུར་ཁྲོད་ཀྱི་སོལ་བས་ནི་རྡུལ་ཚོན་ནག་པོ། སྐྱེས་པའི་རུས་པའི་ཕྱེ་མས་ནི་རྡུལ་ཚོན་དཀར་པོ། ལྡོང་རོས་ཀྱིས་ནི་རྡུལ་ཚོན་སེར་པོ། དུར་ཁྲོད་ཀྱི་སོ་ཕག་གིས་ནི་རྡུལ་ཚོན་དམར་པོ། རྐུན་མའི་ལོ་མ་དང་སྐྱེས་པའི་རུས་པའི་ཕྱེ་མ་དག་གིས་ནི་རྡུལ་ཚོན་ལྗང་གུ་སྟེ། རྡུལ་ཚོན་འདི་རྣམས་ཀྱིས་དཀྱིལ་འཁོར་བཞེངས་སོ། །</text:span></text:p>
      <text:p text:style-name="P71"><text:span text:style-name="T64">དེ་ནས་རྫིང་བུ་དེའི་འགྲམ་དུ་དཀྱིལ་འཁོར་བཞེངས་པར་བྱ་སྟེ། ས་ཆོག་དང་སྟ་གོན་སོགས་སྔོན་དུ་འགྲོ་བས། རྡུལ་ཚོན་ནི་དུར་ཁྲོད་ཀྱི་སོལ་བས་ནི་རྡུལ་ཚོན་ནག་པོ་དང་། སྐྱེས་པའི་རུས་པའི་ཕྱེ་མས་ནི་རྡུལ་ཚོན་དཀར་པོ་དང་། དེ་</text:span><text:span text:style-name="T39">(</text:span><text:span text:style-name="T41">༦༤བ</text:span><text:span text:style-name="T39">)</text:span><text:span text:style-name="T64">ལྡོང་རོས་ཀྱི་མདོག་བསྒྱུར་བས་རྡུལ་ཚོན་སེར་པོ་དང་། དུར་ཁྲོད་ཀྱིས་སོ་ཕག་གིས་ནི་རྡུལ་ཚོན་དམར་པོ་དང་། ཀུན་མའི་ལོ་མ་དང་སྐྱེས་པའི་རུས་པའི་ཕྱེ་མ་བསྲེས་པ་དག་གིས་ནི་རྡུལ་ཚོན་ལྗང་གུ་སྟེ། རྡུལ་མཚོན་འདི་རྣམས་ཀྱིས་དཀྱིལ་འཁོར་བཞེངས་སོ།།</text:span></text:p>
      <text:p text:style-name="P71"><text:span text:style-name="T64">འདིའི་ཀུན་མ་ཞེས་པ་ནི་སྔོ་ཏང་ཀུན་པ་ཡིན་ཟེར་རོ། །</text:span></text:p>
      <text:p text:style-name="P71"><text:span text:style-name="T64">ཐིག་སྐུད་ནི། </text:span></text:p>
      <text:p text:style-name="P93"><text:span text:style-name="T60">དུར་ཁྲོད་ཀྱི་སྲད་བུས་ཐིག་གདབ་ཅིང་དཀྱིལ་འཁོར་ཁྲུ་གསུམ་པ་བྱ་སྟེ། དེའི་དབུས་སུ་མཐའ་ཡས་མནན་པའི་ཀྱེ་རྡོ་རྗེ་ཞལ་བརྒྱད་པ། ཞབས་བཞི་པ། ཕྱག་བཅུ་དྲུག་གིས་བརྒྱན་པ། སྤྱན་ཉི་ཤུ་རྩ་བཞིས་ཕྱེ་བ། འཇིགས་པའང་འཇིགས་པར་མཛད་པ་བྲིའོ། །</text:span></text:p>
      <text:p text:style-name="P27"><text:soft-page-break/><text:span text:style-name="T64">དུར་ཁྲོད་ཀྱི་རྒྱུས་པའམ་རོ་རས་སོགས་ལས་བྱས་པའི་སྲད་བུས་ཐིག་གདབ་ཅིང་། དཀྱིལ་འཁོར་གྱི་ཚད་ནི་ཁྲུ་གསུམ་པ་བྱ་སྟེ། གཞན་གཞུང་དང་འདྲ་བ་ལས། ཁྱད་པར་ནི། དཀྱིལ་འཁོར་དེའི་དབུས་སུ་ཀླུ་མཐའ་ཡས་མནན་པའི་ཀྱེའི་རྡོ་རྗེ་ཞལ་བརྒྱད་པ། ཞབས་བཞི་པ། ཕྱག་བཅུ་དྲུག་གིས་བརྒྱན་པ། སྤྱན་ཉི་ཤུ་རྩ་བཞིས་ཕྱེ་བ། འཇིགས་པ་མཐའ་ཡས་ལ་སོགས་པའང་འཇིགས་པར་མཛད་པ་བྲི་ཞིང་། སྒོ་མཚམས་སམ་པདྨའི་འདབ་མ་བརྒྱད་ལ་ཀླུ་བརྒྱད་མནན་པའི་ལྷ་མོ་བརྒྱད་ཀྱང་བྲིའོ། །</text:span></text:p>
      <text:p text:style-name="P31"><text:span text:style-name="T58">དེ་ནས་སློབ་དཔོན་གྱིས་ནང་གི་མ་རུངས་པའི་སེམས་ཀྱིས་དབེན་པའི་གནས་སུ་སྔགས་བཟླས་སྟེ། </text:span></text:p>
      <text:p text:style-name="P31"><text:span text:style-name="T58">ཨོཾ་གྷུ་རུ་གྷུ་རུ། གྷུ་ཊུ་གྷུ་ཊུ། མ་ཤ་མ་ཤ། གྷ་ཊ་གྷ་ཊ། གྷོ་ཊ་ཡ་གྷོ་ཊ་ཡ། ཨནནྟ་ཀྵོ་བྷ་ཀ་རཱ་ཡེ་ནཱ་ག་ཨ་དྷི་པ་ཏ་ཡེ་ཧེ་ཧེ་རུ་རུ་ཀཾ། སཔྟ་པཱ་ཏཱ་ལ་ག་ཏཱ་ནཱ་ནཱ་ག་ཨཱ་ཀཪྵ་ཡ་བཪྵཡ་གརྫྫ་ཡ་ཏརྫྫ་ཡ་ཕུཿཕུཿཕུཿཕུཿཕུཿཕུཿཕུཿཕུཿཧཱུྃ་ཧཱུྃ་ཧཱུྃ་ཕཊ་སྭཱ་ཧཱ།</text:span></text:p>
      <text:p text:style-name="P27"><text:span text:style-name="T64">དེ་ནས་སློབ་དཔོན་གྱིས་དཀྱིལ་འཁོར་བརྒྱན་ཞིང་བུམ་པ་དགོད་པ་ནས་ལྷའི་རྣལ་འབྱོར་སྒྲུབ་མཆོད་བདག་འཇུག་གི་མཐར་ཐུག་པར་བྱས་ཏེ། ཏིང་ངེ་འཛིན་གྱིས་མཐའ་ཡས་གཟིར་ལ་ཆར་དབབ་བོ་སྙམ་པ་ནང་གི་མ་རུངས་པ་སྟེ་ཁྲོས་པའི་སེམས་ཀྱིས་ཐུགས་ཀའི་ས་བོན་གྱི་འོད་ཀྱིས་མཐའ་ཡས་བསྐུལ། དེས་ཀླུ་རྣམས་བསྐུལ་ཞིང་སྤྲིན་ཆེན་པོ་བརྒྱད་གཡོས་ཏེ་ཆར་གྱི་རྒྱུན་འབེབས་པར་བསམ་ལ། སྔགས་ཀྱི་སྒྲ་སྐྱེ་བོས་མི་ཐོས་ཤིང་དབེན་པར་བྱས་པའི་གནས་སུ་སྔགས་བཟླ་སྟེ། སྔགས་ནི། ཨོཾ་ནས་གྷོ་ཊའི་བར་གཟུངས་ཀྱི་ཚིག་བསྒྱུར་དུ་མེད་པར་བཞེད་པའམ། </text:span></text:p>
      <text:p text:style-name="P27"><text:span text:style-name="T64">ཡང་ན། གླུ་རུ་གྷུ་རུ་ནི། གཟིར་གཟིར། གྷུ་ཌུ་གྷུ་ཌུ་ནི། འཇོམས་འཇོམས། མ་ཤ་མ་ཤ་ནི། དུར་ཁྲོད་དུར་ཁྲོད། གྷ་ཊ་གྷ་ཊ་ནི། བརླག་བརླག །གྷོ་ཊ་ཡ་གྷོ་ཊ་ཡ་ནི། བརླག་པར་གྱིས། བརླག་པར་</text:span><text:soft-page-break/><text:span text:style-name="T64">གྱིས། ཞེས་པ་སྟེ། ཚིག་ཉིས་སྡེབས་ནི། ཁྲོས་ནས་རྦོད་པའི་དོན་དང་། ཨ་ནནྟ་ནི། མཐའ་ཡས། ཀྵོ་བྷ་ཀཱ་རཱ་ཡེ་ནི། བསྐྱོད་པར་གྱིས། ནཱ་ག་ཨ་དྷི་པ་ཏ་ཡེ་ནི། ཀླུའི་བདག་པོ། ཧེ་ཧེ་རུ་རུ་ཀཾ་ནི། ཧེ་རུ་ཀའི་བཀས། སཔྟ་པཱ་ཏཱ་ལ་ནི། རྐང་འོག་</text:span><text:span text:style-name="T39">(</text:span><text:span text:style-name="T41">༦༥ན</text:span><text:span text:style-name="T39">)</text:span><text:span text:style-name="T64">བདུན། ག་ཏཱ་ནཱ་ནི། ལྟོ་འཕྱེ། ནཱ་ག་ཨཱཀཪྵཡ་ནི། ཀླུ་ཁུག་ཅིག །བཪྵཡ་ནི། ཆར་ཕོབ་ཅིག །གརྫྫ་ཡ་ནི། བསྒྲོགས་ཤིག །ཏརྫྫ་་ཡ་ནི། བཏོགས་ཤིག །ཕུ༔ ཕུ༔ ཕུ༔ ཕུ༔ ཕུ༔ ཕུ༔ ཕུ༔ ཕུ༔ནི། ཀླུ་བརྒྱད་ཀྱི་ས་བོན། ཧཱུྃ་ཧཱུྃ་ཧཱུྃ་ཕཊ་སྭཱ་ཧཱ། ཞེས་པ་སྟེ། འདིས་ཆར་འབབ་བོ། །</text:span></text:p>
      <text:p text:style-name="P31"><text:span text:style-name="T58">གལ་ཏེ་ཆར་མི་འབབ་ན། དེའི་ཚེ་སྔགས་འདི་བཟློག་ལ་བཟླས་ཏེ་ཆར་འབབ་བོ། །གལ་ཏེ་མི་འབབ་ན། དེའི་ཚེ་མགོ་ཨརྫ་ཀའི་དོག་པ་ལྟར་འགས་སོ། །</text:span></text:p>
      <text:p text:style-name="P27"><text:span text:style-name="T64">གལ་ཏེ་ཆར་མི་འབབ་ན། དེའི་ཚེ་སྤོགས་པའི་ཆོ་ག་ནི། གོང་གི་སྔགས་འདི་ཉིད་འབྲུ་རེ་རེ་ནས་བཟློག་ལ་བཟླ་སྟེ། དེས་ཆར་འབབ་བོ། །</text:span></text:p>
      <text:p text:style-name="P27"><text:span text:style-name="T64">གལ་ཏེ། དེ་ལྟར་བྱས་ཀྱང་ཆར་མི་འབབ་ན། དེའི་ཚེ་ཀླུ་རྣམས་ཀྱི་མགོ་ཨརྫ་ཀའི་དོག་པ་སྟེ། ཤིང་བལ་གྱི་འབྲས་བུ་ཉི་མས་ཕོག་པ་ལྟར་འགས་སོ། །</text:span></text:p>
      <text:p text:style-name="P44"><text:span text:style-name="T62">ཆར་དབབ་པ་ཞེས་བྱ་བའི་ཆོ་གའོ། །</text:span></text:p>
      <text:p text:style-name="P27"><text:span text:style-name="T64">འདི་ནི་ཆར་བབས་པ་ཞེས་བྱ་བའི་ཆོ་གའོ་ཞེས་པ་དྲང་དོན་དང་། </text:span></text:p>
      <text:p text:style-name="P27"><text:span text:style-name="T64">ནང་དུ་གཏུམ་མོ་འབར་བས་རྩ་སྟོང་ཕྲག་བདུན་ཅུ་རྩ་གཉིས་བསྐུལ་ཞིང་རླུང་རྡོ་རྗེའི་བཟླས་པ་བྱས་པ་ལས་འབྱུང་བའི་དྭངས་མ་ཐམས་ཅད་ཞུ་ཞིང་འབབ་པ་ནི་ངེས་དོན་ནོ། །</text:span></text:p>
      <text:p text:style-name="P27"><text:span text:style-name="T64">ན༣ གསུམ་པ</text:span><text:span text:style-name="T21">་</text:span><text:span text:style-name="T20">[</text:span><text:span text:style-name="T21">ཕྱག་གཉིས་པའི་སྤྲིན་བྲལ་བ་</text:span><text:span text:style-name="T20">]</text:span><text:span text:style-name="T64">ནི། </text:span></text:p>
      <text:p text:style-name="P31"><text:soft-page-break/><text:span text:style-name="T58">སྤྲིན་དྲལ་བ་བཤད་དེ། དུར་ཁྲོད་ཀྱི་རས་ལ་ཉེ་བར་འདུག་ནས་སྔགས་བཟླ་ཞིང་དྲལ་ཏེ། ཨོཾ་ཨཱཪྱ་ཨཱཪྱ་ཤྨ་ཤཱ་ན་པྲི་ཡཱ་ཡ་ཧཱུྃ་ཧཱུྃ་ཧཱུྃ་ཕཊ། སྤྲིན་དྲལ་བའི་ཆོ་གའོ། །</text:span></text:p>
      <text:p text:style-name="P27"><text:span text:style-name="T64">ཞེས་པ་སྟེ། དེའི་ཚེའམ་གཞན་དུ་ཆར་ཆེས་ན་གཅོད་པའི་ཆོ་ག་སྤྲིན་དྲལ་བ་བཤད་དེ། ཕྱག་གཉིས་པའི་བསྙེན་པ་སྔོན་དུ་འགྲོ་བས། དུར་ཁྲོད་ཀྱི་རས་ཏེ་རོ་རས་ལ་ཉེ་བར་འདུག་ནས་ལྷའི་རྣལ་འབྱོར་སྒོམ་ཞིང་། སྔགས་ཀྱི་འོད་ཟེར་བསྐལ་པ་འཇིག་དུས་ཀྱི་མེ་དང་རླུང་ལྟ་བུས་སྤྲིན་རྣམས་ཚིག་ཅིང་གཏོར་བར་བསམས་ཏེ་སྔགས་བཟླ་ཞིང་ཐལ་ཆེན་དང་ཡུངས་ཀར་གཏོར་ནས་སྤྲིན་དྲལ་ཏེ། </text:span></text:p>
      <text:p text:style-name="P27"><text:span text:style-name="T64">སྔགས་ནི། ཨོཾ་ཨཱཪྱ་ཨཱཪྱ་ནི། འཕགས་པ་འཕགས་པ། ཤྨ་ཤཱ་ན་ནི། དུར་ཁྲོད། པྲི་ཡཱ་ཡ་ནི། དགྱེས་པ། ཧཱུྃ་ཧཱུྃ་ཧཱུྃ་ཕཊ། ཅེས་པ་སྟེ། བདེན་ཚིག་བརྗོད་པའོ། །སྤྲིན་དྲལ་བའི་ཆོ་གའོ་ཞེས་པ་དྲང་དོན་དང་། ནང་དུ་བྱང་སེམས་འཆིང་ཞིང་དགྲམ་པའམ། དེ་ཉིད་བདེ་བ་ལྔའམ་རིགས་བརྒྱ་ལ་སོགས་པར་དབྱེ་ཞིང་དྲལ་བ་ངེས་དོན་ནོ། །</text:span></text:p>
      <text:p text:style-name="P27"><text:span text:style-name="T1">ན༤ </text:span><text:span text:style-name="T31">བཞི་པ་</text:span><text:span text:style-name="T4">[</text:span><text:span text:style-name="T1">ཐུན་མོང་བའི་ལས་བརྒྱད་</text:span><text:span text:style-name="T4">]</text:span><text:span text:style-name="T31">ལ། </text:span><text:span text:style-name="T1">པ༡ </text:span><text:span text:style-name="T31">རྡོ་རྗེ་གྲི་གུག་གི་ཆོ་ག །</text:span><text:span text:style-name="T1">པ༢ </text:span><text:span text:style-name="T31">ལྷ་དགས་པའི། </text:span><text:span text:style-name="T1">པ༣ </text:span><text:span text:style-name="T31">ཚ་བས་གདུང་བའི། </text:span><text:span text:style-name="T1">པ༤ </text:span><text:span text:style-name="T31">ཆང་</text:span><text:span text:style-name="T39">(</text:span><text:span text:style-name="T41">༦༥བ</text:span><text:span text:style-name="T39">)</text:span><text:span text:style-name="T31">སྐྱུག་པའི། </text:span><text:span text:style-name="T1">པ༥ </text:span><text:span text:style-name="T31">མྱོས་མ་དགུག་པའི། </text:span><text:span text:style-name="T1">པ༦ </text:span><text:span text:style-name="T31">ཉི་ཟླ་བཟུང་བའི། </text:span><text:span text:style-name="T1">པ༧ </text:span><text:span text:style-name="T31">པྲ་འབེབས་པའི། </text:span><text:span text:style-name="T1">པ༨ </text:span><text:span text:style-name="T31">དུད་འགྲོ་ལྔ་བསྐྲད་པའི་ཆོ་ག་དང་བརྒྱད་ཀྱི། </text:span></text:p>
      <text:p text:style-name="P27"><text:span text:style-name="T64">པ༡ དང་པོ་ནི། </text:span></text:p>
      <text:p text:style-name="P31"><text:span text:style-name="T58">ཕ་རོལ་གྱི་སྡེ་རྣམ་པར་གཞིག་པའི་ཕྱིར་ཁ་ཊི་ཀཱའི་བསྒྲུབ་པ་བཤད་དེ། ཁ་ཊི་ཀཱ་དང་བདུད་རྩི་ལྔ་དང་ཀུ་ཋཱ་ར་ཙྪིནྣ་དང་ལྷན་ཅིག་བཏགས་ལ་རིལ་བུ་བྱས་ཏེ། སྔགས་ནི། ཨོཾ་བཛྲ་ཀརྟྟ་རི་ཧེ་བཛྲཱ་ཡ་ཧཱུྃ་ཧཱུྃ་ཧཱུྃ་ཕཊ་སྭཱ་ཧཱ། དངོས་གྲུབ་ཀྱི་དོན་དུ་བྱེ་བ་བཟླས་ཤིང་སྔོན་དུ་བསྙེན་པ་འབུམ་བྱས་ཏེ། དེ་བསྒྲུབས་ལ་རིལ་བ་སྤྱི་བླུགས་ཀྱི་མགྲིན་པར་</text:span><text:soft-page-break/><text:span text:style-name="T58">བསྐོར་ཞིང་བསྐོར་ནས་བཅག་ན་དགྲ་ཐམས་ཅད་ཀྱི་མགོ་མེད་པར་འགྱུར་རོ། །རྡོ་རྗེ་གྲི་གུག་གི་ཆོ་གའོ། །</text:span></text:p>
      <text:p text:style-name="P27"><text:span text:style-name="T64">ཞེས་པ་སྟེ། འདི་དག་ལ་ཧེ་རུ་ཀ་བཞི་དང་བདག་མེད་མ་གང་རུང་གི་བསྙེན་པ་སྔོན་དུ་འགྲོ་བས། སོ་སོའི་རྫས་རྣམས་ཇི་སྐད་བཤད་པ་ལྟར་བསྒྲུབས་ཏེ་ལས་ལ་སྦྱོར་བ་ཐུན་མོང་དུ་ཤེས་པར་བྱས་ནས། དགྲའི་དཔུང་ཕ་རོལ་གྱི་སྡེའི་སྟོབས་རྣམ་པར་གཞིག་པའི་ཕྱིར་དུ་ཁ་ཊི་ཀའི་སྒྲུབ་པ་བཤད་དེ། ཁ་ཊི་ཀ་སྟེ་རྡོ་རྒྱུས་དང་ནང་གི་བདུད་རྩི་ལྔ་དང་ཀུཋཱ་རཙྪིནྣ་ཏེ་རྩ་རླུང་རྡོལ་བ་དང་ལྷན་ཅིག་བཏགས་ལ་རི་ལུ་མིག་འབྲས་ཙམ་བྱ་སྟེ། དེ་དཀྱིལ་འཁོར་གྱི་དབུས་སུ་ལྷའི་གཟུགས་ཀྱི་ཞལ་དུ་བཅུག་པའམ་དེར་བཞག་ལ་བསྐྱེད་བཟླས་བྱ་སྟེ། </text:span></text:p>
      <text:p text:style-name="P27"><text:span text:style-name="T64">སྔགས་ནི། ཨོཾ་བཛྲ་ཀརྟྟ་རི་ནི། རྡོ་རྗེ་གྲི་གུག །ཧེ་བཛྲ་ཡ་ནི། ཀྱེའི་རྡོ་རྗེའི་བཀས། ཧཱུྃ་ཧཱུྃ་ཧཱུྃ་ཕཊ། ཅེས་པ་སྟེ། དངོས་གྲུབ་ཀྱི་དོན་དུ་ལས་སྦྱོར་གྱི་ཚེ་བྱེ་བ་བཟླས་ཤིང་། དེའི་སྔོན་དུ་བསྙེན་པ་འབུམ་བྱས་ཏེ་རི་ལུ་དེ་བསྒྲུབ་ལ། གྲུབ་པའི་རྟགས་སྐུ་གཟུགས་ཀྱི་ཞལ་ནས་རིལ་བུ་རང་ལ་གཏད་པའམ་སྒྲ་དང་འོད་ལ་སོགས་པ་བྱུང་བ་ན། རིལ་བ་སྤྱི་བླུགས་ཀྱི་མགྲིན་པ་རི་ལུ་དེས་རིམ་པ་གཉིས་སུ་བསྐོར་ཞིང་། བསྐོར་ནས་རི་མོ་བྱས་པས་བསྒྲུབ་བྱའི་མགྲིན་པ་ལ་རི་མོ་སྣང་བར་འགྱུར་ལ། སྤྱི་བླུགས་ཀྱི་མགྲིན་པར་རི་མོའི་བར་ནས་བཅག་ན་དགྲ་ཐམས་ཅད་ཀྱི་མགོ་མེད་པར་འགྱུར་རོ། །རྡོ་རྗེ་གྲི་གུག་གིས་གང་ལ་བཏབ་པ་དེ་གཅོད་པ་ལྟར་དགྲའི་མགོ་གཅོད་པའི་ཆོ་གའོ། །</text:span></text:p>
      <text:p text:style-name="P27"><text:span text:style-name="T64">འདི་སློབ་དཔོན་མཚོ་སྐྱེས་རྡོ་རྗེས་མཛད་པར་གྲགགོ་ཞེས་</text:span><text:span text:style-name="T39">(</text:span><text:span text:style-name="T41">༦༦ན</text:span><text:span text:style-name="T39">)</text:span><text:span text:style-name="T64">པ་དྲང་དོན་དང་། </text:span></text:p>
      <text:p text:style-name="P27"><text:span text:style-name="T64">ནང་དུ་བདེ་སྟོང་གཉིས་སུ་མེད་པའི་ཡེ་ཤེས་ཀྱིས་རྣམ་རྟོག་གམ་ཉོན་མོངས་ཀྱི་ཚོགས་གཅོད་པ་ངེས་དོན་ནོ། །</text:span></text:p>
      <text:p text:style-name="P27"><text:soft-page-break/><text:span text:style-name="T64">པ༢ གཉིས་པ་</text:span><text:span text:style-name="T20">[</text:span><text:span text:style-name="T21">ལྷ་དགས་པའི་ཆོག་</text:span><text:span text:style-name="T20">]</text:span><text:span text:style-name="T64">ནི། </text:span></text:p>
      <text:p text:style-name="P31"><text:span text:style-name="T58">ལྷ་རྣམས་དགས་པར་འདོད་པས་ཐིག་ལེ་བསྒྲུབ་སྟེ། ཚངས་པའི་ས་བོན་རྒྱལ་ལ་བསྒྲུབ་ནས། ཀུ་ཋཱ་ར་ཙྪིནྣ་དང་བསྲེས་ལ། ཉི་མ་གཟས་ཟིན་པ་ན་མི་བསྐྱོད་པ་དང་བཏག་ཅིང་བཏགས་ནས་དགྲ་སྟ་བྱས་ཏེ། དེ་རྐང་པས་མནན་ནས་བསྔགས་བཟླས་ཏེ། ཨོཾ་བཛྲ་ཀུ་ཋཱ་ར་ཕཱ་ཊ་ཡ་ཕཱ་ཊ་ཡ་ཧཱུྃ་ཧཱུྃ་ཧཱུྃ་ཕཊ་སྭཱ་ཧཱ། བྱེ་བ་བཟླས་ནས་ཐིག་ལེ་བྱས་ཏེ་གང་ལ་ཕྱག་བྱས་པ་དེ་འགས་སོ། །</text:span></text:p>
      <text:p text:style-name="P31"><text:span text:style-name="T58">ལྷ་དགས་པའི་ཆོ་གའོ། །</text:span></text:p>
      <text:p text:style-name="P27"><text:span text:style-name="T64">ཞེས་པ་སྟེ། འཇིག་རྟེན་པའི་ལྷའི་གཟུགས་རྣམས་དགས་པར་བྱེད་འདོད་པས་ཐིག་ལེ་བསྒྲུབ་སྟེ། ཚངས་པའི་ས་བོན་ཏེ་ཤིང་པ་ལ་ཤའི་འབྲས་བུའམ། ཁ་ཅིག་མ་ཤལ་འདོད་དོ། །</text:span></text:p>
      <text:p text:style-name="P27"><text:span text:style-name="T64">རྒྱལ་ལ་བསྒྲུབས་པ་ནི། སྐར་མ་རྒྱལ་གྱི་ཚེ་བཏབ་སྟེ་སྨིན་པ་ཕྱིས་རྒྱལ་གྱི་ཚེ་བླངས་ནས། ཀུ་ཋཱ་རཙྪིནྣ་དང་བསྲེས་ལ། ཉི་མ་གཟས་ཟིན་པའི་དུས་ལ་མི་བསྐྱོད་པ་སྟེ་དྲི་ཆུ་དང་ལྷན་ཅིག་བཏག་ཅིང་། བཏགས་ནས་དེའི་འདེ་གུ་ལ་དགྲ་སྟའི་གཟུགས་བྱས་ཏེ། དེ་རྐང་པས་མནན་ནས་རྣལ་འབྱོར་སྒོམ་ཞིང་སྔགས་བཟླ་སྟེ། </text:span></text:p>
      <text:p text:style-name="P27"><text:span text:style-name="T64">སྔགས་ནི། ཨོཾ་བཛྲ་ཀུ་ཋཱ་ར་ནི། རྡོ་རྗེའི་དགྲ་སྟ། ཕཱ་ཊ་ཡ་ཕཱ་ཊ་ཨ་ནི། ཁོས་ཁོས། ཧཱུྃ་ཧཱུྃ་ཧཱུྃ་ཕཊ་སྭཱ་ཧཱ། ཞེས་པ་སྟེ། བྱེ་བ་བཟླས་ནས་གྲུབ་པའི་རྟགས་སྒྲ་དང་འོད་ལ་སོགས་པ་བྱུང་བ་ན། དེ་བརྡར་ལ་རང་གི་དཔྲལ་བར་དགྲ་སྟ་ལྟ་བུའི་ཐིག་ལེ་བྱས་ཏེ་ཕྱག་བྱས་ན། གང་ལ་ཕྱག་བྱས་པ་དེ་འགས་སོ། །</text:span></text:p>
      <text:p text:style-name="P27"><text:span text:style-name="T64">ལྷ་དགས་པའི་ཆོ་གའོ། །</text:span></text:p>
      <text:p text:style-name="P27"><text:span text:style-name="T64">འདི་བིར་ཝ་པས་མཛད་པར་གྲགས་སོ་ཞེས་པ་དྲང་དོན་དང་། </text:span></text:p>
      <text:p text:style-name="P27"><text:soft-page-break/><text:span text:style-name="T64">ནང་དུ་རླུང་སེམས་དབྱེར་མེད་པའི་རྣལ་འབྱོར་གྱིས་དབུ་མའི་མདུད་པ་གཤིག་པའམ་བདག་འཛིན་ནམ་གཉིས་སྣང་ཞིག་པ་ངེས་དོན་ནོ། །</text:span></text:p>
      <text:p text:style-name="P27"><text:span text:style-name="T64">པ༣ གསུམ་པ་</text:span><text:span text:style-name="T20">[</text:span><text:span text:style-name="T21">ཚ་བས་གདུང་བའི་ཆོ་ག་</text:span><text:span text:style-name="T20">]</text:span><text:span text:style-name="T64">ནི། </text:span></text:p>
      <text:p text:style-name="P31"><text:span text:style-name="T58">ཚ་བས་གདུང་བར་བྱ་བར་འདོད་པས། ཨརྐའི་ལོ་མ་ལ་དུག་དང་སྐེ་ཚེ་དང་ཙི་ཏྲ་ཀའི་ཁུ་བས་དགྲ་བོའི་མིང་བྲི་ཞིང་། འབྲས་ཕུབ་ཀྱི་མེ་ལ་གདུངས་ཏེ་སྔགས་ཁྲི་བཟླས་སོ། །ཨོཾ་ཧེ་བཛྲ་ཛཱ་ར་ཤ་ཏྲཱུཾ་བྷྲཱུཾ་ཧཱུྃ་ཧཱུྃ་ཧཱུྃ་ཕཊ་སྭཱ་ཧཱ། </text:span></text:p>
      <text:p text:style-name="P31"><text:span text:style-name="T58">ཚ་བའི་ཆོ་གའོ། །</text:span><text:span text:style-name="T40">(</text:span><text:span text:style-name="T41">༦༦བ</text:span><text:span text:style-name="T40">)</text:span><text:span text:style-name="T58">ཁྲི་བཟླས་པས་འགྲུབ་པའོ། །</text:span></text:p>
      <text:p text:style-name="P57"><text:span text:style-name="T64">ཞེས་པ་སྟེ། བསྒྲུབ་བྱ་ཚ་བའི་རིགས་ཀྱིས་གདུང་བར་བྱ་བར་འདོད་པས། ཨརྐ་ཀའི་སྟེ་ཉི་མའི་ཤིང་གི་ལོ་མ་ལ་དུག་དང་སྐེ་ཚེ་དང་ཙི་ཏྲ་ཀའི་སྟེ་རྒྱ་སྐེགས་ཀྱི་ཁུ་བས་དགྲའི་གཟུགས་མིང་སྤེལ་ཚིག་དང་བཅས་པ་བྲི་ཞིང་དགུག་གཞུག་སོགས་བྱས་པ། འབྲས་ཕུབ་ཀྱི་མེའི་དྲོད་ལ་གདུངས་ཏེ་སྔགས་ཁྲི་བཟླས་སོ། །</text:span></text:p>
      <text:p text:style-name="P57"><text:span text:style-name="T64">སྔགས་ནི། ཨོཾ་ཧེ་བཛྲ་ནི། ཀྱེའི་རྡོ་རྗེ། ཛཱ་ར་ནི། རིམས། ཤ་ཏྲཱུཾ་བྷྱོཿ་ནི། དགྲ་ལ་ཐོབ་ཅིག །ཧཱུྃ་ཧཱུྃ་ཧཱུྃ་ཕཊ་སྭཱ་ཧཱ་སྟེ། ཚ་བས་གདུང་བར་བྱ་བའི་ཆོ་གའོ། །སྔོན་དུ་བསྙེན་པ་ཁྲི་བཟླས་པས་འགྲུབ་པའོ། །</text:span></text:p>
      <text:p text:style-name="P57"><text:span text:style-name="T64">སླར་མེ་དྲོད་ལས་ཕྱུང་ནས་འོ་མས་བཀྲུས་ན་རིམས་ལས་གྲོལ་བར་འགྱུར་ཏེ། དྲང་དོན་དང་། </text:span></text:p>
      <text:p text:style-name="P57"><text:span text:style-name="T64">ནང་དུ་ཨ་ཐུང་གིས་མེས་གདུངས་ཏེ་ཁམས་གཡོ་བ་ངེས་དོན་ནོ། །</text:span></text:p>
      <text:p text:style-name="P57"><text:span text:style-name="T64">པ༤ བཞི་པ་</text:span><text:span text:style-name="T20">[</text:span><text:span text:style-name="T21">ཆང་སྐྱུག་པའི་ཆོ་ག་</text:span><text:span text:style-name="T20">]</text:span><text:span text:style-name="T64">ནི། </text:span></text:p>
      <text:p text:style-name="P60"><text:span text:style-name="T58">ཆང་སྐྱུག་པར་བྱ་བར་འདོད་པས། བསྒྲུབ་བྱའི་ལྟེ་བར་ཡྃ་གི་རྣམ་པར་བསྒོམ་ཞིང་། མྃ་གི་རྣམ་པར་གྱུར་པ་ལས་ཆང་ལྟོ་བར་རྣམ་པར་བསྒོམས་ཏེ་སྐྱུག་པར་བྱེད་པར་བལྟས་ན་ཆང་སྐྱུག་གོ། །</text:span></text:p>
      <text:p text:style-name="P27"><text:soft-page-break/><text:span text:style-name="T64">ཞེས་པ་སྟེ། བསྒྲུབ་བྱ་ཆང་སྐྱུག་པར་བྱ་བར་འདོད་པས། བསྒྲུབ་བྱའི་ལྟེ་བར་ཡྃ་གི་རྣམ་པ་ལས་རླུང་གི་དཀྱིལ་འཁོར་བསྒོམ་ཞིང་། དེའི་སྟེང་དུ་མྃ་གྱི་རྣམ་པ་ཡོངས་སུ་གྱུར་པ་ལས་ཆང་གིས་ལྟོ་བ་གང་བར་བསྒོམས་ཏེ། རླུང་གཡོས་པས་ཆང་སྐྱུག་པར་བྱེད་པར་བལྟས་ནས། </text:span></text:p>
      <text:p text:style-name="P27"><text:span text:style-name="T64">ཨོཾ་ཧེ་བཛྲ་མཱ་དྱཾ་མུད་གི་རི་ཡྃ་མྃ་ཧཱུྃ་ཧཱུྃ་ཧཱུྃ་ཕཊ་སྭཱ་ཧཱ། བརྒྱ་རྩ་བརྒྱད་བཟླས་ན་ཆང་སྐྱུག་གོ། །</text:span></text:p>
      <text:p text:style-name="P27"><text:span text:style-name="T64">འདི་བྲམ་ཟེ་དཔལ་འཛིན་གྱིས་མཛད་ཅེས་གྲགས་སོ་ཞེས་པ་དྲང་དོན་དང་། </text:span></text:p>
      <text:p text:style-name="P27"><text:span text:style-name="T64">ནང་དུ་སྤྱི་བོའི་ཧཾ་ལས་བྱང་སེམས་ཀྱི་རྒྱུན་འཛག་པ་ངེས་དོན་ནོ། །</text:span></text:p>
      <text:p text:style-name="P27"><text:span text:style-name="T64">པ༥ ལྔ་པ</text:span><text:span text:style-name="T21">་</text:span><text:span text:style-name="T20">[</text:span><text:span text:style-name="T21">མྱོས་མ་དགུག་པའི་ཆོ་ག་</text:span><text:span text:style-name="T20">]</text:span><text:span text:style-name="T64">ནི། </text:span></text:p>
      <text:p text:style-name="P60"><text:span text:style-name="T58">རབ་ཏུ་མྱོས་མ་དབང་དུ་བྱ་བར་འདོད་པས། མྱ་ངན་མེད་པའི་བརྒྱད་ལ་མྱ་ངན་མེད་པའི་འོག་ཏུ་སོང་སྟེ། གོས་དམར་པོ་བགོས་ནས་མྱོས་བྱེད་ཀྱི་འབྲས་བུ་བཟའ་ཞིང་། ཀཱ་ཀཱ་མ་ཙི་ཀཱའི་ཁུ་བས་ཐིག་ལེ་བྱས་ནས་སྔགས་བཟླས་ཏེ། ཨོཾ་ཨ་མུ་ཀཾ་མེ་ཧྲཱི་བ་སཱི་བྷ་ཝ་ཏུ་སྭཱ་ཧཱ། ཁྲི་ཡིས་འོང་བར་འགྱུར་རོ། །</text:span></text:p>
      <text:p text:style-name="P57"><text:span text:style-name="T64">ཞེས་པ་སྟེ། བུད་མེད་འདོད་པས་ཡིད་རབ་ཏུ་མྱོས་མ་དབང་དུ་བྱ་བར་འདོད་པས། མྱ་ངན་མེད་པ་སྟེ་དཔྱིད་ཟླ་ར་བའི་ཚེས་བརྒྱད་ལ། མྱ་ངན་མེད་པའི་ཤིང་ཨཤདྠ་ལྟ་བུའི་འོག་ཏུ་སོང་སྟེ། གོས་</text:span><text:span text:style-name="T39">(</text:span><text:span text:style-name="T41">༦༧ན</text:span><text:span text:style-name="T39">)</text:span><text:span text:style-name="T64">དམར་པོ་བགོས་ནས་མྱོས་བྱེད་ཀྱི་འབྲས་བུ་སྨན་པོ་སོ་འཆའ་བཟའ་ཞིང་། ཀ་ཀཱ་མ་ཙི་ཀའི་རྒྱ་སྐགས་ཀྱི་ཁུ་བས་དཔྲལ་བར་ཐིག་ལེ་བྱས་ནས་བསྔགས་སྟེ། </text:span></text:p>
      <text:p text:style-name="P57"><text:span text:style-name="T64">ཨོཾ་ཨ་མུ་ཀཾ་ནི། ཆེ་གེ་མོ། མེ་ཧྲཱི་ནི། བདག་གི། བ་སཱི་བྷ་ཝ་ཏུ་ནི། དབང་དུ་གྱུར་ཅིག །སྭཱ་ཧཱ་ཞེས་བཟླས་པ་ཁྲི་ཡིས་བསྒྲུབ་བྱ་འོང་བར་འགྱུར་རོ། །</text:span></text:p>
      <text:p text:style-name="P57"><text:span text:style-name="T64">འགའ་ཞིག །ཀུ་རུ་ཀུལླེའི་བསྙེན་པ་སྔོན་དུ་སོང་བས་གོང་བཞིན་ལས། ༀ་ཀུ་རུ་ཀུལླེ་ཧྲཱིཿཨ་མུ་ཀཾ། ཞེས་སོགས་བཟླས་པས་སྒྲུབ་པར་བཞེད་དོ། །</text:span></text:p>
      <text:p text:style-name="P27"><text:soft-page-break/><text:span text:style-name="T64">འདི་སློབ་དཔོན་པདྨ་ཆུང་བས་མཛད་པར་གྲགས་སོ་ཞེས་པ་དྲང་དོན་དང་། </text:span></text:p>
      <text:p text:style-name="P27"><text:span text:style-name="T64">ནང་དུ་ལུས་བདེ་བས་མྱོས་ནས་མི་རྟོག་པ་དབང་དུ་བྱེད་པ་ངེས་དོན་ནོ། །</text:span></text:p>
      <text:p text:style-name="P27"><text:span text:style-name="T64">པ༦ དྲུག་པ་</text:span><text:span text:style-name="T20">[</text:span><text:span text:style-name="T21">ཉི་ཟླ་བཟུང་བའི་ཆོ་ག་</text:span><text:span text:style-name="T20">]</text:span><text:span text:style-name="T64">ནི། </text:span></text:p>
      <text:p text:style-name="P31"><text:span text:style-name="T58">ཟླ་བ་དང་ཉི་མ་དབང་དུ་བྱ་བར་འདོད་པས། ས་ལུ་བཏགས་པའི་འགྱུར་བ་ལ་ཟླ་བ་དང་ཉི་མ་བྱས་ལ། རྡོ་རྗེའི་ཆུ་ལ་གཞུག་ཅིང་སྔགས་བཟླས་ཏེ། </text:span></text:p>
      <text:p text:style-name="P31"><text:span text:style-name="T58">ཨོཾ་བཛྲ་ཨརྐྐ་མཱ་ཙ་ལ་མཱ་ཙ་ལ་ཏིཥྛ་ཏིཥྛ་ཧེ་བཛྲཱ་ཡ་ཧཱུྃ་ཧཱུྃ་ཧཱུྃ་ཕཊ་སྭཱ་ཧཱ། </text:span></text:p>
      <text:p text:style-name="P31"><text:span text:style-name="T58">བྱེ་བ་ཕྲག་བདུན་བཟླས་ཏེ། ཉི་མ་དང་ཟླ་བ་དག་ཡང་དག་པར་གནས་ཤིང་ཉི་མཚན་བྱེ་བྲག་མེད་པར་འགྱུར་རོ། །</text:span></text:p>
      <text:p text:style-name="P31"><text:span text:style-name="T58">ཟླ་བ་དང་ཉི་མ་རྣམ་པར་འཛིན་པ་ཞེས་བྱ་བའི་ཆོ་གའོ། །</text:span></text:p>
      <text:p text:style-name="P27"><text:span text:style-name="T64">ཞེས་པ་སྟེ། ཟླ་བ་དང་ཉི་མའི་འགྲོས་རང་དབང་དུ་བྱ་བར་འདོད་པས། འབྲས་ས་ལུ་བཏགས་པའི་འགྱུར་བ་དེའི་ཟན་ལ་ཟླ་བ་དང་ཉི་མ་གང་འདོད་པའི་གཟུགས་བྱས་ཏེ་རླངས་པ་ལ་བཙོས་ལ། </text:span></text:p>
      <text:p text:style-name="P27"><text:span text:style-name="T64">ཁམ་ཕོར་དུ་རྡོ་རྗེའི་ཆུ་སྟེ་དྲི་ཆུ་ལ་གཞུག་ཅིང་སྔགས་བཟླ་སྟེ། </text:span></text:p>
      <text:p text:style-name="P27"><text:span text:style-name="T64">ཨོཾ་བཛྲ་ཨརྐྐ་ནི། རྡོ་རྗེ་ཉི་མ། མཱ་ཙ་ལ་མཱ་ཙ་ལ་ནི། མ་གཡོ་མ་གཡོ། ཏིཥྛ་ཏིཥྛ་ནི། བརྟན་པ་བརྟན་པ། ཧེ་བཛྲ་ཡ་ནི། ཀྱེའི་རྡོ་རྗེའི་བཀས། ཧཱུྃ་ཧཱུྃ་ཧཱུྃ་ཕཊ་སྭཱ་ཧཱ། ཞེས་པའམ། ཟླ་བ་དབང་དུ་བྱེད་ན། ཨོྃ་བཛྲ་ཙནྡྲ་མཱ་ཙ་ལ་ཞེས་སོགས་ཏེ། འདི་ཉིད་བྱེ་བ་ཕྲག་བདུན་ལ་སོགས་པ་བཟླས་ཏེ་འོད་ལ་སོགས་པའི་གྲུབ་རྟགས་བྱུང་བ་ན། ལས་སྦྱོར་གྱི་ཚེ་ཁྲི་བཟླས་པས་ཉི་མ་དང་ཟླ་བ་དག་མི་གཡོ་བར་ཡང་དག་པར་གནས་ཤིང་། ཉིན་མཚན་གྱི་བྱེ་བྲག་མེད་པར་འགྱུར་རོ། །</text:span></text:p>
      <text:p text:style-name="P27"><text:span text:style-name="T64">ཟླ་བ་དང་ཉི་མ་རྣམ་པར་འཛིན་པ་ཞེས་བྱ་བའི་ཆོ་གའོ། །</text:span></text:p>
      <text:p text:style-name="P27"><text:soft-page-break/><text:span text:style-name="T64">དྲི་ཆུ་ནས་བཏོན་ན་གྲོལ་བར་འགྱུར་རོ། །</text:span><text:span text:style-name="T39">(</text:span><text:span text:style-name="T41">༦༧བ</text:span><text:span text:style-name="T39">)</text:span><text:span text:style-name="T64">འདི་བིར་ཝ་པས་མཛད་པར་གྲགས་སོ་ཞེས་པ་དྲང་དོན་དང་། </text:span></text:p>
      <text:p text:style-name="P27"><text:span text:style-name="T64">ནང་དུ་སྲོག་རྩོལ་གྱི་ལས་སྦྱོར་བས་ཁམས་དཀར་དམར་གཡོ་མེད་དུ་འཛིན་པ་ངེས་དོན་ནོ། །</text:span></text:p>
      <text:p text:style-name="P27"><text:span text:style-name="T64">པ༧ བདུན་པ་</text:span><text:span text:style-name="T20">[</text:span><text:span text:style-name="T21">པྲ་འབེབས་པའི་ཆོ་ག་</text:span><text:span text:style-name="T20">]</text:span><text:span text:style-name="T64">ནི། </text:span></text:p>
      <text:p text:style-name="P31"><text:span text:style-name="T58">ཨོཾ་ན་གྲཱ་ན་གྲཱ། ཞེས་བྱ་བའི་སྔགས་འདིས་དུས་མ་ཡིན་པའི་དུས་སུ་དོན་བསྒྲུབ་པའི་ཕྱིར། གཞོན་ནུ་མའི་མིག་དག་ལ་བརྒྱ་རྩ་བརྒྱད་མངོན་པར་སྔགས་ནས། མེ་ཏོག་ལ་སོགས་པའི་མཆོད་པ་ལྔས་ཡང་དག་པར་མཆོད་ཅིང་སྙན་གསན་དབབ་བོ། །</text:span></text:p>
      <text:p text:style-name="P71"><text:span text:style-name="T64">ཞེས་པ་སྟེ། ༀ་ན་གྲཱ་ན་གྲཱ་ཀུ་མ་རི་ཀེ་དིབྱ་ལོ་ཙ་ནི་སྭཱ་ཧཱ། ཞེས་བྱ་བ་གཞོན་ནུ་མ་འདི་ལྷའི་སྤྱན་དང་ལྡན་པར་གྱིས་ཤིག་པའི་སྔགས་འདིས་སྔོན་དུ་བསྙེན་པ་འབུམ་བྱ་སྟེ། དུས་ངེས་པ་མ་ཡིན་པ་རྐུན་བུའི་འཚེ་བ་བྱུང་བའི་དུས་སུ། རྐུན་བུ་ངོས་འཛིན་པ་ལ་སོགས་པའི་དོན་བསྒྲུབ་པའི་ཕྱིར། ཟླ་བ་ཡར་ངོའམ་མར་ངོའི་ཚེས་བཅུ་གསུམ་མམ་བདུན་གྱི་སྲོད་ལ། གཞོན་ནུ་མའམ་ཁྱེའུ་གྲོང་པའི་ཆོས་ཀྱིས་མ་གོས་པ་བོས་ཏེ། ལྷར་བསྐྱེད་ནས་དེའི་མིག་དག་ལ་སྔར་གྱི་སྔགས་བརྒྱ་རྩ་བརྒྱད་མངོན་པར་བསྔགས་ནས། མེ་ཏོག་ལ་སོགས་པའི་མཆོད་པས་ཡང་དག་པར་མཆོད་ཅིང་། ཁ་ཟས་ཀྱིས་བསྙེན་བཀུར་བྱས་ནས་ནང་པར་ངའི་དོན་སྒྲུབས་ཤིག་ཅེས་སྙན་གསན་དབབ་བོ། །</text:span></text:p>
      <text:p text:style-name="P31"><text:span text:style-name="T58">བཅུ་བཞི་པའམ་བརྒྱད་པའི་སྔ་བའི་དུས་སུ་བུམ་པ་ལ་སོགས་པ་བཞག་ཅིང་། འབྲུ་མར་དང་ཨ་ལཀྟའི་ཁུ་བ་ལ་སྔགས་འདི་ཉིད་ཀྱིས་ལན་བརྒྱ་རྩ་བརྒྱད་མངོན་པར་བསྔག་གོ། །</text:span></text:p>
      <text:p text:style-name="P27"><text:soft-page-break/><text:span text:style-name="T64">དེའི་ཕྱི་ཉིན་ཚེས་བཅུ་བཞིའམ་བརྒྱད་པའི་སྔ་བའི་དུས་སུ། བུམ་པ་ཆུས་གང་བ་དང་ལ་སོགས་པས་བསྟན་པ་མར་མེ་དང་འབྲུ་མར་དང་རྒྱ་སྐག་གི་ཁུ་བ་རྣམས་བཞག་ཅིང་རྣལ་འབྱོར་བསྒོམས་ཏེ། འབྲུ་མར་དང་ཨ་ལཀྟའི་སྟེ་རྒྱ་སྐག་གི་ཁུ་བ་ལ་གོང་གི་སྔགས་འདི་ཉིད་ཀྱིས་ལན་བརྒྱ་རྩ་བརྒྱད་མངོན་པར་བསྔག་གོ། །</text:span><text:span text:style-name="T39">(</text:span><text:span text:style-name="T41">༦༨ན</text:span><text:span text:style-name="T39">)</text:span></text:p>
      <text:p text:style-name="P31"><text:span text:style-name="T58">དེ་ནས་མངོན་པར་བསྔགས་པའི་ཨ་ལཀྟའི་ཁུ་བས་སྔགས་པའི་མཐེ་བོང་རྒན་པོ་ལ་བསྐུས་ནས་འབྲུ་མར་གྱིས་ཀྱང་བླུགས་ལ་གཞོན་ནུ་མ་ལ་བསྟན་ཏེ། ངའི་རྫས་སུས་ཁྱེར་སྨྲོས། དེ་ལ་དེས་སྨྲས་པ། ཆེ་གེ་མོ་ཞེས་བྱ་བས་ཁྱེར་རོ། །རྡོ་རྗེ་སྐར་མའོ། །</text:span></text:p>
      <text:p text:style-name="P27"><text:span text:style-name="T64">དེ་ནས་མངོན་པར་བསྔགས་པའི་ཨ་ལཀྟའི་ཁུ་བས་སྔགས་པ་རང་གི་ལག་པ་གཡོན་པ་བུམ་ཆུས་ལེགས་པར་བཀྲུས་པའི་མཐེ་བོང་རྒན་པོ་ལ་བསྐུས་ནས་འབྲུ་མར་གྱིས་ཀྱང་བླུགས་ཏེ་བྱུགས་ལ། གཞོན་ནུ་མའི་མིག་ལ་སླར་ཡང་བརྒྱ་རྩ་བརྒྱད་བསྔགས་ནས། མར་མེའི་འོད་ལ་མཐེ་བོང་གཞོན་ནུ་མ་ལ་བསྟན་ཏེ། དེ་ལ་སེམས་གཏོད་དུ་བཅུག་པས་པྲ་འབབ་བོ། །</text:span></text:p>
      <text:p text:style-name="P81">དེ་ནས་ངའི་རྫས་སུས་ཁྱེར་སྨྲོས་ཞེས་བརྗོད་པས། སྒྲུབ་པ་པོ་དེ་ལ་གཞོན་ནུ་མ་དེས་སྨྲས་པ། ཆེ་གེ་མོ་ཞེས་བྱ་བས་ཁྱེར་རོ་ཞེས་གསལ་བར་སྨྲ་སྟེ། འདིས་དོན་གཞན་སྒྲུབ་པའི་ཚུལ་ཡང་ཤེས་པར་བྱའོ།།</text:p>
      <text:p text:style-name="P27"><text:span text:style-name="T64">འདི་ནི་རྡོ་རྗེ་མས་དོན་གསལ་བར་སྟོན་པས་རྡོ་རྗེ་སྐར་མ་སྟེ་པྲ་འབེབས་པའི་ཆོ་གའོ་ཞེས་པ་དྲང་དོན་དང་། </text:span></text:p>
      <text:p text:style-name="P27"><text:span text:style-name="T64">ནང་དུ་དགེ་བའི་ལས་འཇོམས་པའི་མ་རིག་པ་ངོས་འཛིན་པའམ། ལྷན་སྐྱེས་ཀྱི་གནས་ལུགས་གསལ་བར་སྟོན་པ་ངེས་དོན་ནོ། །</text:span></text:p>
      <text:p text:style-name="P27"><text:span text:style-name="T64">པ༨ བརྒྱད་པ</text:span><text:span text:style-name="T21">་</text:span><text:span text:style-name="T20">[</text:span><text:span text:style-name="T21">དུད་འགྲོ་ལྔ་བསྐྲད་པའི་ཆོ་ག་</text:span><text:span text:style-name="T20">]</text:span><text:span text:style-name="T64">ནི། </text:span></text:p>
      <text:p text:style-name="P31"><text:soft-page-break/><text:span text:style-name="T58">བེ་ཌཱུ་ཡཱ་བེ་ཌཱུ་ཡཱ། ཞེས་བརྗོད་ན་གླང་པོ་ཆེ་འབྲོས་པར་འགྱུར་རོ། །</text:span></text:p>
      <text:p text:style-name="P31"><text:span text:style-name="T58">མཱམྨཱ་མཱམྨཱ། ཞེས་བརྗོད་ན་སྟག་འབྲོས་པར་འགྱུར་རོ། །</text:span></text:p>
      <text:p text:style-name="P31"><text:span text:style-name="T58">ཏེལླི་ཡ་ཏིལླི་ཡ། ཞེས་བརྗོད་ན་བསེ་འབྲོས་པར་འགྱུར་རོ། །</text:span></text:p>
      <text:p text:style-name="P31"><text:span text:style-name="T58">ཨི་ལི་མི་ལི་ཕུཿཕུཿ ཞེས་བརྗོད་ན་སྦྲུལ་འབྲོས་པར་འགྱུར་རོ། །</text:span></text:p>
      <text:p text:style-name="P31"><text:span text:style-name="T58">ནོར་སྐྱོང་འདུལ་བའི་ཕྱག་གིས་ལག་པ་རབ་ཏུ་བསྟན་ན་ཁྱི་འབྲོས་པར་འགྱུར་རོ། །</text:span></text:p>
      <text:p text:style-name="P27"><text:span text:style-name="T64">ཞེས་པ་སྟེ། སྔགས་འདི་དག་ལ་སྔོན་དུ་བསྙེན་པ་འབུམ་བྱས་ནས་ལས་སྦྱོར་གྱི་ཚེ། ཨོཾ་བེ་ཌཱུ་ཡཱ་བེ་ཌཱུ་ཡཱ་ཧཱུྃ་ཕཊ་སྭཱ་ཧཱ། ཞེས་ཀླད་པ་འགེམས་པའི་སྔགས་བརྗོད་ན་གླང་པོ་ཆེ་འབྲོས་པར་འགྱུར་རོ། །</text:span></text:p>
      <text:p text:style-name="P27"><text:span text:style-name="T64">ཨོཾ་མམྨཱ་མམྨཱ་ཧཱུྃ་ཕཊ་སྭཱ་ཧཱ་ཞེས་བསྙེམས་པའི་སྔགས་བརྗོད་ན་སྟག་འབྲོས་པར་འགྱུར་རོ། །</text:span></text:p>
      <text:p text:style-name="P27"><text:span text:style-name="T64">ཨོཾ་ཏེལླི་ཡཱ་ཏེལླི་ཡཱ་ཧཱུྃ་ཕཊ་སྭཱ་ཧཱ་ཞེས་ལུས་སྦྲིད་པའི་སྔགས་བརྗོད་ན་བསེ་འབྲོས་པར་འགྱུར་རོ། །</text:span></text:p>
      <text:p text:style-name="P27"><text:span text:style-name="T64">ཨོཾ་ཨི་ལི་མི་ལི་ཕུཿཕུཿཧཱུྃ་ཕཊ་སྭཱ་ཧཱ་ཞེས་སྤྱི་ཟིང་བའི་སྔགས་བརྗོད་ན་སྦྲུལ་འབྲོས་པར་འགྱུར་རོ། །</text:span></text:p>
      <text:p text:style-name="P27"><text:span text:style-name="T64">སངས་རྒྱས་ཀྱི་གླང་པོ་ཆེ་ནོར་སྐྱོང་འདུལ་བའི་ཕྱག་གི་ཚུལ་སྐྱབས་བྱིན་གྱི་ལག་པ་རབ་ཏུ་བསྟན་ནས། ཨོཾ་ཤྭ་ན་ཤྭ་ན་ཏིཥྚ་ཏིཥྚ་</text:span><text:span text:style-name="T39">(</text:span><text:span text:style-name="T41">༦༨བ</text:span><text:span text:style-name="T39">)</text:span><text:span text:style-name="T64">ཧེ་བཛྲ་ཡ་སྭཱཧཱ། ཞེས་འཇིགས་པའི་སྔགས་བརྗོད་ན་ཁྱི་འབྲོས་པར་འགྱུར་རོ་ཞེས་པ་དྲང་དོན་དང་། </text:span></text:p>
      <text:p text:style-name="P81">ནང་དུ་ཉོན་མོངས་པ་དུག་ལྔ་གཉེན་པོས་སྤོང་བའམ་ཡེ་ཤེས་ཀྱི་ངོ་བོར་ཞི་བར་བྱེད་པ་ངེས་དོན་ནོ།།</text:p>
      <text:p text:style-name="P27"><text:span text:style-name="T64">ན༥ ལྔ་པ་</text:span><text:span text:style-name="T20">[</text:span><text:span text:style-name="T21">ལས་སྒྲུབ་ཀྱི་ལྷ་མོ་བདུན་བསྟན་པ་</text:span><text:span text:style-name="T20">]</text:span><text:span text:style-name="T64">ནི། </text:span></text:p>
      <text:p text:style-name="P31"><text:span text:style-name="T58">རྡོ་རྗེ་མ་དང་། དཀར་མོ་དང་། ཆུ་མ་དང་། རྡོ་རྗེ་མཁའ་འགྲོ་མ་དང་། བདག་མེད་མ་དང་། ས་སྤྱོད་མ་དང་། མཁའ་སྤྱོད་མའི་རྣལ་འབྱོར་ལས་རེངས་པར་བྱེད་པ་ལ་སོགས་པ་བརྟུལ་ཞུགས་ཅན་གྱིས་བྱེད་དོ། །</text:span></text:p>
      <text:p text:style-name="P27"><text:soft-page-break/><text:span text:style-name="T64">ཞེས་པ་སྟེ། གོང་དུ་བཤད་པ་ལྟར། ལྷ་མོ་རྡོ་རྗེ་མ་དང་། དཀར་མོ་དང་། ཆུ་མ་དང་། རྡོ་རྗེ་མཁའ་འགྲོ་མ་དང་། བདག་མེད་མ་དང་། ས་སྤྱོད་མ་དང་། མཁའ་སྤྱོད་མའི་རྣལ་འབྱོར་ལས། རིམ་པས་རེངས་པར་བྱེད་པ་དང་དབང་དུ་བྱེད་པ་ལ་སོགས་པའི་ཕྲིན་ལས་རྣམས་བསྙེན་སྒྲུབ་ཀྱི་བརྟུལ་ཞུགས་ཅན་གྱི་རྣལ་འབྱོར་པས་བྱེད་དོ་ཞེས་པ་དྲང་དོན་དང་། </text:span></text:p>
      <text:p text:style-name="P27"><text:span text:style-name="T64">ངེས་དོན་ནི་གོང་དུ་བཤད་ཟིན་ཏོ། །</text:span></text:p>
      <text:p text:style-name="P27"><text:span text:style-name="T64">ཉ༣ གསུམ་པ་</text:span><text:span text:style-name="T20">[</text:span><text:span text:style-name="T21">ལེའུའི་མཚན་</text:span><text:span text:style-name="T20">]</text:span><text:span text:style-name="T64">ནི། </text:span></text:p>
      <text:p text:style-name="P29"><text:span text:style-name="T56">སྔགས་ཀྱི་ལེའུ་སྟེ། གཉིས་པའོ།།</text:span><text:span text:style-name="T57"> </text:span><text:span text:style-name="T56">།།</text:span></text:p>
      <text:p text:style-name="P27"><text:span text:style-name="T64">ཞེས་པ་སྟེ། སྔགས་དང་ལས་ཚོགས་སྟོན་བྱེད་ཀྱི་ལེའུ་སྟེ། གཞུང་དུམ་ཚན་གཉིས་པའོ་ཞེས་དེ་ཉིད་གསུངས་ཟིན་པའི་དོན་ཏོ། །</text:span></text:p>
      <text:p text:style-name="P27"><text:span text:style-name="T64">ལེའུ་གཉིས་པ་བཤད་ཟིན་ཏོ།། །།</text:span></text:p>
      <text:p text:style-name="P14"><text:span text:style-name="T1">བརྟག་པ་སྔ་མ། གསུམ་པ་ལྷའི་ལེའུ།</text:span></text:p>
      <text:p text:style-name="P2"/>
      <text:p text:style-name="P27"><text:span text:style-name="T1">ཇ༢</text:span><text:span text:style-name="T31"> ད་ནི་ལེའུ་གསུམ་པ་བཤད་པར་བྱ་སྟེ། དེ་ལ། </text:span><text:span text:style-name="T1">ཉ༡</text:span><text:span text:style-name="T31"> ལེའུའི་འབྲེལ། </text:span><text:span text:style-name="T1">ཉ༢</text:span><text:span text:style-name="T31"> ལེའུའི་དོན། </text:span><text:span text:style-name="T1">ཉ༣</text:span><text:span text:style-name="T31"> ལེའུའི་མཚན་གསུམ་གྱི། </text:span></text:p>
      <text:p text:style-name="P27"><text:span text:style-name="T64">ཉ༡ དང་པོ་ནི། སྤྱི་དོན་གྱི་འབྲེལ་ལ། ལེའུ་སྔ་ཕྱིའི་འབྲེལ་ནི། གོང་གི་སྔགས་རྣམས་སྒྲུབ་པ་ལ་ལྷའི་རྣལ་འབྱོར་དགོས་པས་སྔགས་ཀྱི་ལེའུའི་རྗེས་སུ་ལྷའི་ལེའུ་འཆད་པར་འབྲེལ་ཞིང་། </text:span></text:p>
      <text:p text:style-name="P27"><text:span text:style-name="T64">མདོར་བསྟན་རྒྱས་བཤད་ཀྱི་འབྲེལ་ནི། མདོར་བསྟན་དུ་ལྷ་རྣམས་ཇི་ལྟར་འབྱུང་བའི་དོན་ལེའུ་འདིས་རྒྱས་པར་འཆད་ལ། </text:span></text:p>
      <text:p text:style-name="P27"><text:span text:style-name="T64">ལེའུའི་མངོན་རྟོགས་ནི། ལྷའི་བསྐྱེད་ཆོག་དང་ཧེ་རུ་ཀ་གསུམ་གྱི་མངོན་རྟོགས་བརྗོད་བྱར་སྟོན་པས་བསྐྱེད་རིམ་དང་འབྲེལ་ལོ། །</text:span></text:p>
      <text:p text:style-name="P27"><text:span text:style-name="T64">སྦས་དོན་གྱི་འབྲེལ་ནི། རྩའི་སྔགས་ལས་བྱང་སེམས་ཀྱི་ལྷ་འབྱུང་བའམ། སྔགས་ཀྱི་རང་བཞིན་གྱི་རྩའི་ནང་དུ་བྱང་ཆུབ་ཀྱི་སེམས་བདེ་བ་ལ་རོལ་པའི་ལྷ་འབྱུང་བའོ། །</text:span></text:p>
      <text:p text:style-name="P27"><text:span text:style-name="T31">ཉ༢ གཉིས་པ་</text:span><text:span text:style-name="T4">[</text:span><text:span text:style-name="T1">ལེའུའི་དོན་</text:span><text:span text:style-name="T4">]</text:span><text:span text:style-name="T31">ལ། </text:span><text:span text:style-name="T1">ཏ༡</text:span><text:span text:style-name="T31"> སྤྱི་དོན་དང་། </text:span><text:span text:style-name="T1">ཏ༢</text:span><text:span text:style-name="T31"> གཞུང་དོན་གཉིས་ཀྱི། </text:span></text:p>
      <text:p text:style-name="P27"><text:span text:style-name="T31">ཏ༡ དང་པོ་ལ། བསྐྱེད་རིམ་</text:span><text:span text:style-name="T4">(</text:span><text:span text:style-name="T1">༦༩ན</text:span><text:span text:style-name="T4">)</text:span><text:span text:style-name="T31">གྱི་ཆིངས། བསྐྱེད་ཚུལ་གྱི་དབྱེ་བ། བསྐྱེད་རིམ་གྱི་ཆོ་ག་གསུམ་གྱི། </text:span></text:p>
      <text:p text:style-name="P27"><text:span text:style-name="T64">དང་པོ་ནི། རྡོར་ཕྲེང་ལས། </text:span></text:p>
      <text:p text:style-name="P46"><text:span text:style-name="T38">དང་པོའི་སྦྱོར་བ་མདོར་བསྡུས་པས། །དེ་བཞིན་དཀྱིལ་འཁོར་རྒྱལ་པོ་མཆོག །</text:span></text:p>
      <text:p text:style-name="P46"><text:span text:style-name="T38">ལས་ཀྱི་རྒྱལ་མཆོག་རྣལ་འབྱོར་མཆོག །</text:span></text:p>
      <text:p text:style-name="P27"><text:soft-page-break/><text:span text:style-name="T64">ཅེས་ཏིང་ངེ་འཛིན་གསུམ་གསུངས་ཏེ། དེ་ཡང་གཙོ་བོ་ཡབ་ཡུམ་བསྐྱེད་པ་དང་པོའི་སྦྱོར་བ་དང་། དཀྱིལ་འཁོར་བ་རྫོགས་པར་བསྐྱེད་པ་དཀྱིལ་འཁོར་རྒྱལ་མཆོག་དང་། ཡེ་ཤེས་པ་གཞུག་པ་སོགས་ལས་རྒྱལ་མཆོག་གོ། །</text:span></text:p>
      <text:p text:style-name="P27"><text:span text:style-name="T64">གསང་འདུས་ཕྱི་མར། </text:span></text:p>
      <text:p text:style-name="P47"><text:span text:style-name="T52">བསྙེན་པའི་ཆོ་ག་དང་པོ་སྟེ། །ཉེ་བར་སྒྲུབ་པ་གཉིས་པ་ཡིན། །</text:span></text:p>
      <text:p text:style-name="P47"><text:span text:style-name="T52">སྒྲུབ་པ་ཡང་ནི་གསུམ་པ་ཡིན། །སྒྲུབ་པ་ཆེན་པོ་བཞི་པའོ། །</text:span></text:p>
      <text:p text:style-name="P27"><text:span text:style-name="T64">ཞེས་བསྙེན་སྒྲུབ་ཡན་ལག་བཞི་གསུངས་ཏེ། དེ་ཡང་། རྟེན་གཞལ་ཡས་ཁང་བསྐྱེད་པ་བསྙེན་པ་དང་། བརྟེན་པ་ལྷ་བསྐྱེད་པ་ཉེར་སྒྲུབ་དང་། སྐུ་གསུང་ཐུགས་སོགས་བྱིན་གྱིས་རློབས་པ་སྒྲུབ་པ་དང་། དབང་བསྐུར་བ་སོགས་བསྒྲུབ་པ་ཆེན་པོའོ། །</text:span></text:p>
      <text:p text:style-name="P27"><text:span text:style-name="T64">དགྲ་ནག་ལས། </text:span></text:p>
      <text:p text:style-name="P47"><text:span text:style-name="T52">དང་པོ་སྒོམ་པ་རྣལ་འབྱོར་ཏེ། །གཉིས་པ་རྗེས་ཀྱི་རྣལ་འབྱོར་ཡིན། །</text:span></text:p>
      <text:p text:style-name="P47"><text:span text:style-name="T52">གསུམ་པ་ཤིན་ཏུ་རྣལ་འབྱོར་ཏེ། །བཞི་པ་རྣལ་འབྱོར་ཆེན་པོའོ། །</text:span></text:p>
      <text:p text:style-name="P27"><text:span text:style-name="T64">ཞེས་རྣལ་འབྱོར་བཞི་གསུངས་ཏེ། དེ་ཡང་། རྒྱུ་རྡོ་རྗེ་འཆང་བསྐྱེད་པ་རྣལ་འབྱོར་དང་། འབྲས་བུ་རྡོ་རྗེ་འཆང་བསྐྱེད་པ་རྗེས་སུ་རྣལ་འབྱོར་དང་། འཁོར་གྱི་ལྷ་བསྐྱེད་པ་ཤིན་ཏུ་རྣལ་འབྱོར་དང་། སྐུ་གསུང་ཐུགས་བྱིན་གྱིས་རློབས་པ་སོགས་རྣལ་འབྱོར་ཆེན་པོའོ། །</text:span></text:p>
      <text:p text:style-name="P27"><text:span text:style-name="T64">རྡོ་རྗེ་གུར་ལས། </text:span></text:p>
      <text:p text:style-name="P46"><text:span text:style-name="T38">སངས་རྒྱས་གནས་བཞི་རྫོགས་བྱས་ལ། །ཀུན་ཏུ་བཟང་པོ་བདེན་པའི་དངོས། །</text:span></text:p>
      <text:p text:style-name="P46"><text:span text:style-name="T38">རྣམ་པ་ལྔ་པོ་སྒོམ་བྱས་ཏེ། །རང་ལྷག་ལྷ་ཡི་སྒྲུབ་ཐབས་བྱ། །</text:span></text:p>
      <text:p text:style-name="P46"><text:soft-page-break/><text:span text:style-name="T38">དེ་བཞིན་དཀྱིལ་འཁོར་རྣམ་བཀོད་ལ། །མཆོད་བསྟོད་བདུད་རྩི་ལ་སོགས་པར། །</text:span></text:p>
      <text:p text:style-name="P46"><text:span text:style-name="T38">རིམ་པ་འདི་ཡིས་བསྒོམས་བྱས་ན། །ཡན་ལག་དྲུག་གི་སྦྱོར་བར་འདོད། །</text:span></text:p>
      <text:p text:style-name="P27"><text:span text:style-name="T64">ཅེས་ཡན་ལག་དྲུག་གསུངས་ཏེ། དེ་ཡང་། གཞལ་ཡས་ཁང་བསྐྱེད་པ་རྣམ་སྣང་གི་ཡན་ལག་དང་། རྗེས་སུ་ཆགས་པ་རྡོར་སེམས། དབང་བསྐུར་བ་མི་བསྐྱོད་པ། བདུད་རྩི་མྱོང་བ་འོད་དཔག་</text:span><text:span text:style-name="T39">(</text:span><text:span text:style-name="T41">༦༩བ</text:span><text:span text:style-name="T39">)</text:span><text:span text:style-name="T64">མེད། མཆོད་པ་རིན་འབྱུང་། བསྟོད་པ་དོན་གྲུབ་ཀྱི་ཡན་ལག་གོ། །</text:span></text:p>
      <text:p text:style-name="P27"><text:span text:style-name="T64">གཉིས་པ་</text:span><text:span text:style-name="T20">[</text:span><text:span text:style-name="T21">བསྐྱེད་ཚུལ་གྱི་དབྱེ་བ་</text:span><text:span text:style-name="T20">]</text:span><text:span text:style-name="T64">ནི། སྐྱེ་གནས་བཞི་དང་རྣམ་པ་མཐུན་པའི་བསྐྱེད་ཚུལ་བཞི་ལ་སོགས་པ་སྟེ། </text:span></text:p>
      <text:p text:style-name="P27"><text:span text:style-name="T64">དེ་ཡང་མངལ་སྐྱེས་ནི། ཕ་མའི་ཁམས་དཀར་དམར་གྱི་དབུས་སུ་སྐྱེ་བ་བཟུང་སྟེ་མངལ་ནས་ཕྱིར་བཙའ་བ་ལྟར། ཞུགས་པའི་བྱང་སེམས་ལས་བྱུང་བའི་ལྷ་སྤྲོ་བ་སྟེ། </text:span></text:p>
      <text:p text:style-name="P27"><text:span text:style-name="T64">སྡོམ་འབྱུང་གི་འགྲེལ་པར། ཡབ་དང་ཡུམ་གྱི་རྡོ་རྗེ་དང་པདྨ་བསྲུབས་པས་ཞུ་བའི་བྱང་ཆུབ་ཀྱི་སེམས་ལས་འཐོན་པ་ནི་སྐྱེ་གནས་མངལ་ལས་སྐྱེས་པའོ། །ཞེས་སོ། །</text:span></text:p>
      <text:p text:style-name="P27"><text:span text:style-name="T64">སྒོང་སྐྱེས་ནི། ཁམས་དཀར་དམར་དང་རྣམ་ཤེས་འདྲེས་པའི་གོང་བུ་ལས་གཟུགས་འབྱུང་བ་ལྟར། ཟླ་ཉི་ཕྱག་མཚན་ས་བོན་དང་བཅས་པ་འདྲེས་པའི་ཐིག་ལེ་ལས་ལྷར་བསྐྱེད་པའམ། ཟླ་ཉིའི་དབུས་སུ་ས་བོན་དང་ཕྱག་མཚན་གྱི་རིམ་པས་ལྷར་བསྐྱེད་པ་སྟེ། </text:span></text:p>
      <text:p text:style-name="P27"><text:span text:style-name="T64">དེ་ཉིད་དུ། ཟླ་བ་དང་ཉི་མ་ལས་ས་བོན་དང་མཚན་མའི་རིམ་པས་རྫོགས་པའི་ལྷ་ནི་སྐྱེ་གནས་སྒོ་ང་ལས་སྐྱེས་པའོ། །ཞེས་སོ། །</text:span></text:p>
      <text:p text:style-name="P27"><text:span text:style-name="T64">དེ་ཡང་ཀླུས་བསྐུལ་བའི་མངོན་བྱང་ལྔ་བསྐྱེད་མངལ་སྐྱེས་དང་མཐུན་ཞིང་། གླུས་བསྐུལ་མེད་པའི་མངོན་བྱང་ལྔ་བསྐྱེད་སྒོང་སྐྱེས་དང་མཐུན་པ་སྟེ། </text:span></text:p>
      <text:p text:style-name="P27"><text:soft-page-break/><text:span text:style-name="T64">ངེས་བརྗོད་བླ་མར། </text:span></text:p>
      <text:p text:style-name="P46"><text:span text:style-name="T38">མངལ་སྐྱེས་གླུ་ཡིས་སྦྱོར་བ་ཡིས། །བསྒོམ་པ་རྣམས་ཀྱིས་ཡོངས་སུ་བརྟག །</text:span></text:p>
      <text:p text:style-name="P46"><text:span text:style-name="T38">སྒོང་སྐྱེས་གླུ་ནི་མེད་པ་སྟེ། །སྒྲ་དང་སྒྲ་མིན་སྤངས་པའོ། །</text:span></text:p>
      <text:p text:style-name="P27"><text:span text:style-name="T64">ཞེས་སོ། །</text:span></text:p>
      <text:p text:style-name="P27"><text:span text:style-name="T64">དྲོད་གཤེར་སྐྱེས་ནི། དྲོད་གཤེར་གྱི་ཚོགས་པ་ལ་རྣམ་ཤེས་ཞུགས་པ་ལས་སྐྱེ་བ་འཛིན་པ་ལྟར། ཟླ་བ་ལ་སོགས་པའི་སྟེང་དུ་ས་བོན་ཙམ་ལས་ལྷར་བསྐྱེད་པ་སྟེ། </text:span></text:p>
      <text:p text:style-name="P83">དེ་ཉིད་དུ། ཟླ་བ་དང་ས་བོན་ཙམ་ལས་སྐྱེས་པ་ནི་སྐྱེ་གནས་དྲོད་གཤེར་ལས་སྐྱེས་པའོ་ཞེས་སོ། །</text:p>
      <text:p text:style-name="P27"><text:span text:style-name="T64">རྫུས་སྐྱེས་ནི། རྒྱུའི་རྫས་ཅི་ཡང་མེད་པར་སྐད་ཅིག་ལ་གཟུགས་འགྲུབ་པ་ལྟར། ས་བོན་ཙམ་ཡང་མེད་པར་སྐད་ཅིག་གིས་འོད་གསལ་ལས་ལྷར་སྐྱེས་པ་སྟེ། </text:span></text:p>
      <text:p text:style-name="P27"><text:span text:style-name="T64">དེ་ཉིད་དུ། ས་བོན་ལ་སོགས་པ་དང་བྲལ་བས་སྐད་ཅིག་ལ་འོད་གསལ་ལས་སྐྱེས་པ་ནི་སྐྱེ་གནས་རྫུས་ཏེ་སྐྱེས་པའོ། །ཞེས་སོ། །</text:span></text:p>
      <text:p text:style-name="P27"><text:span text:style-name="T64">དེ་ལྟར་ན་བསྐྱེད་ཆོག་གི་དབྱེ་བ་ལའང་། </text:span><text:span text:style-name="T39">(</text:span><text:span text:style-name="T41">༧༠ན</text:span><text:span text:style-name="T39">)</text:span><text:span text:style-name="T64">པད་ཉི་ལ་སོགས་པའི་གདན་གྱི་སྟེང་དུ་ཨ་ལི་ལས་ཟླ་བ་དང་ཀ་ལི་ལས་ཉི་མའི་བར་དུ་ཕྱག་མཚན་ས་བོན་གྱིས་མཚན་པ་ལས་འོད་ཟེར་འཕྲོས་འདུས་ནས་ཐམས་ཅད་འདྲེས་པ་ལས་ལྷར་བསྐྱེད་པ་མངོན་བྱང་ལྔ་བསྐྱེད་དང་། སྟོང་ཉིད་བསྒོམ་ནས་པད་ཉི་ལ་སོགས་པའི་གདན་གྱི་སྟེང་དུ་ས་བོན་ལས་འོད་ཟེར་འཕྲོས་འདུས་ཡོངས་སུ་གྱུར་པ་ལས་ལྷར་བསྐྱེད་དེ་གནས་གསུམ་དུ་ཡི་གེ་དགོད་པ་ལ་སོགས་པ་རྡོ་རྗེ་རྣམ་པ་བཞི་བསྐྱེད་དང་། པད་ཉི་ལ་སོགས་པའི་གདན་གྱི་སྟེང་དུ་ས་བོན་ལས་བྱུང་བའི་ཕྱག་མཚན་ས་བོན་གྱིས་མཚན་པ་ཡོངས་སུ་གྱུར་པ་ལས་ལྷར་བསྐྱེད་པ་རྡོ་རྗེ་ཆོ་ག་སུམ་བསྐྱེད་དང་། གདན་གྱི་སྟེང་དུ་རང་སྔགས་སམ་ས་བོན་</text:span><text:soft-page-break/><text:span text:style-name="T64">ཙམ་ལས་ལྷར་བསྐྱེད་པ་སྙིང་པོ་ཚིག་ཙམ་ལས་བསྐྱེད་པ་དང་། ས་བོན་ཙམ་ཡང་མེད་པར་སྐད་ཅིག་གིས་ལྷར་སྐད་ཅིག་དྲན་རྫོགས་ལ་སོགས་པ་གསུངས་ཏེ། དེ་དག་ཅི་རིགས་པར་འོག་ཏུ་འཆད་དོ། །</text:span></text:p>
      <text:p text:style-name="P27"><text:span text:style-name="T31">གསུམ་པ་</text:span><text:span text:style-name="T4">[</text:span><text:span text:style-name="T1">བསྐྱེད་རིམ་གྱི་ཆོ་ག་</text:span><text:span text:style-name="T4">]</text:span><text:span text:style-name="T31">ལ། སྔོན་འགྲོ། དངོས་གཞི། ཐུན་མཚམས་གསུམ་གྱི། </text:span></text:p>
      <text:p text:style-name="P27"><text:span text:style-name="T64">དང་པོ་ནི། གང་གིས་སྒོམ་པའི་གང་ཟག་ལ། སྐལ་ལྡན་མཚན་ཉིད་ཅན་ནམ་སྐལ་དམན་རྒྱུད་སྦྱངས་པའང་རུང་སྟེ། ཁྱད་པར་ནི་དབང་ཐོབ་ཅིང་དམ་ཚིག་དང་ལྡན་པའོ། །</text:span></text:p>
      <text:p text:style-name="P27"><text:span text:style-name="T64">དེ་ལྟར་ཡང་མཉམ་སྦྱོར་ལས། </text:span></text:p>
      <text:p text:style-name="P46"><text:span text:style-name="T38">དཀྱིལ་འཁོར་དག་ཏུ་མ་ཞུགས་དང་། །དམ་ཚིག་རྣམས་ནི་སྤངས་པ་དང་། །</text:span></text:p>
      <text:p text:style-name="P46"><text:span text:style-name="T38">གསང་བའི་དེ་ཉིད་མི་ཤེས་པས། །བསྒྲུབ་ཀྱང་ཅི་ཡང་མི་འགྲུབ་བོ། །</text:span></text:p>
      <text:p text:style-name="P57"><text:span text:style-name="T64">ཞེས་སོ། །</text:span></text:p>
      <text:p text:style-name="P57"><text:span text:style-name="T64">གང་དུ་སྒོམ་པའི་གནས་ནི། ལས་དང་པོ་པས་དབེན་ཞིང་ཡིད་དང་མཐུན་པའམ། མ་རྙེད་ན་རང་གི་ཁྱིམ་དུའང་རུང་སྟེ། </text:span></text:p>
      <text:p text:style-name="P57"><text:span text:style-name="T64">གུར་དུ། </text:span></text:p>
      <text:p text:style-name="P66"><text:span text:style-name="T38">མེ་ཏོག་འབྲས་བུས་བརྒྱན་པ་དང་། །རི་ཁྲོད་དང་ནི་སྨན་ལྗོངས་སུ། །</text:span></text:p>
      <text:p text:style-name="P57"><text:span text:style-name="T64">ཞེས་དང་། </text:span></text:p>
      <text:p text:style-name="P57"><text:span text:style-name="T64">འདིར། </text:span><text:span text:style-name="T45">[</text:span><text:span text:style-name="T46">བརྟག་པ་ཕྱི་མ། གཉིས་པ་དངོས་གྲུབ་གཏན་ལ་དབབ་པའི་ལེའུར།</text:span><text:span text:style-name="T45">]</text:span></text:p>
      <text:p text:style-name="P66"><text:span text:style-name="T38">རང་གི་ཁྱིམ་དུ་མཚན་དུས་སུ། །</text:span></text:p>
      <text:p text:style-name="P57"><text:span text:style-name="T64">ཞེས་སོ། །</text:span></text:p>
      <text:p text:style-name="P57"><text:span text:style-name="T64">སེམས་ཅུང་ཟད་བརྟན་པས་དུར་ཁྲོད་ལ་སོགས་པ་དང་། བརྟན་པ་ཆེར་ཐོབ་པས་རིགས་དང་རྗེས་སུ་མཐུན་པའི་གནས་སུ་སྒོམ་སྟེ། </text:span></text:p>
      <text:p text:style-name="P27"><text:soft-page-break/><text:span text:style-name="T64">གུར་དུ། </text:span><text:span text:style-name="T39">(</text:span><text:span text:style-name="T41">༧༠བ</text:span><text:span text:style-name="T39">)</text:span></text:p>
      <text:p text:style-name="P46"><text:span text:style-name="T38">སྙིང་རྗེ་ཆེན་པོ་ཀྱེའི་རྡོ་རྗེ། །ང་ནི་དུར་ཁྲོད་ཆུ་འགྲམ་དང་། །</text:span></text:p>
      <text:p text:style-name="P46"><text:span text:style-name="T38">ནགས་ཚལ་སྐྱེ་བོ་མེད་གྲོང་དུ། །བསྙེན་བསྒྲུབ་ཅན་ལ་དངོས་གྲུབ་སྟེར། །</text:span></text:p>
      <text:p text:style-name="P46"><text:span text:style-name="T38">མཚོ་སྐྱེས་རྣམ་པའི་འགྲམ་ཡིད་འོང་། །སྐུ་གདུང་ཟབ་མོའི་མཆོད་རྟེན་དང་། །</text:span></text:p>
      <text:p text:style-name="P46"><text:span text:style-name="T38">རྐང་འཐུང་རློན་པའི་འོག་ཏུ་ནི། །ང་ནི་སངས་རྒྱས་དངོས་གྲུབ་སྟེར། །</text:span></text:p>
      <text:p text:style-name="P27"><text:span text:style-name="T64">ཞེས་སོགས་སོ། །</text:span></text:p>
      <text:p text:style-name="P27"><text:span text:style-name="T64">སྒོམ་པའི་དུས་ནི། ཐུན་བཞིའམ་གསུམ་དུ་སྒོམ་སྟེ། གུར་དུ། </text:span></text:p>
      <text:p text:style-name="P46"><text:span text:style-name="T38">ཐུན་ཚོད་བཞིར་ནི་བྱིན་བརླབས་པ། །བསྒོམསས་ན་མྱུར་དུ་འགྲུབ་པར་འགྱུར། །</text:span></text:p>
      <text:p text:style-name="P27"><text:span text:style-name="T64">ཞེས་དང་། </text:span></text:p>
      <text:p text:style-name="P27"><text:span text:style-name="T64">འདིར། </text:span><text:span text:style-name="T45">[</text:span><text:span text:style-name="T46">བརྟག་པ་སྔ་མ། བཞི་པ་ལྷ་དབང་སྐུར་བའི་ལེའུ།</text:span><text:span text:style-name="T45">]</text:span></text:p>
      <text:p text:style-name="P31"><text:span text:style-name="T55">ཐུན་གསུམ་དུ་བྱིན་གྱིས་བརླབས་པའི་སྒོམ་པ་རྣམ་པར་བསྒོམ་ནས། </text:span></text:p>
      <text:p text:style-name="P27"><text:span text:style-name="T64">ཞེས་སོ། །</text:span></text:p>
      <text:p text:style-name="P27"><text:span text:style-name="T64">དེ་ནས་བར་ཆད་ཀྱི་བགེགས་ཞི་བའི་ཕྱིར་དང་པོར་གཏོར་མ་སྦྱིན་པར་གྲུབ་ཆེན་མཚོ་སྐྱེས་ཀྱིས་བཤད་ཅིང་། </text:span></text:p>
      <text:p text:style-name="P27"><text:span text:style-name="T64">འདིར་ཡང་། </text:span><text:span text:style-name="T45">[</text:span><text:span text:style-name="T46">བརྟག་པ་ཕྱི་མ། བཞི་པ་ཕྱག་རྒྱ་བསྡུས་པའི་དོན་གྱི་ལེའུར།</text:span><text:span text:style-name="T45">]</text:span></text:p>
      <text:p text:style-name="P31"><text:span text:style-name="T55">གལ་ཏེ་འདིས་གཏོར་མས་འབྱུང་པོ་ཐམས་ཅད་མཆོད་པར་བྱེད་ན་རྣལ་འབྱོར་པ་རྣམས་ལེགས་པར་འགྱུར་རོ། །</text:span></text:p>
      <text:p text:style-name="P27"><text:span text:style-name="T64">ཞེས་སོ། །</text:span></text:p>
      <text:p text:style-name="P27"><text:soft-page-break/><text:span text:style-name="T64">དེ་ནས་མཐུན་རྐྱེན་སྒྲུབ་ཕྱིར་ཚོགས་བསགས་པ་ལ། བསོད་ནམས་ཀྱི་ཚོགས་ནི། ཚོགས་ཞིང་ལ་མཆོད་དེ་བདུན་རྣམ་དག་སོགས་བྱས་ལ་ཚད་མེད་སྒོམ་པ་སྟེ། </text:span></text:p>
      <text:p text:style-name="P27"><text:span text:style-name="T64">གུར་ལས། </text:span></text:p>
      <text:p text:style-name="P47"><text:span text:style-name="T38">བླ་མ་རྡོ་རྗེ་ཅན་མཆོད་ཅིང་། །བདུན་པོ་ཡོངས་སུ་དག་པར་བྱ། །</text:span></text:p>
      <text:p text:style-name="P47"><text:span text:style-name="T38">བྱང་ཆུབ་ཏུ་ནི་སེམས་བསྐྱེད་དེ། །</text:span></text:p>
      <text:p text:style-name="P27"><text:span text:style-name="T64">ཞེས་དང་། </text:span></text:p>
      <text:p text:style-name="P47"><text:span text:style-name="T38">ཚངས་པའི་གནས་ནི་བཞི་པོ་ཡིས། །སེམས་ཀྱི་ངལ་ནི་གསོ་བར་བྱ། །</text:span></text:p>
      <text:p text:style-name="P27"><text:span text:style-name="T64">ཞེས་དང་། </text:span></text:p>
      <text:p text:style-name="P27"><text:span text:style-name="T64">འདིར་ཡང་། </text:span><text:span text:style-name="T45">[</text:span><text:span text:style-name="T46">བརྟག་པ་སྔ་མ། གསུམ་པ་ལྷའི་ལེའུར།</text:span><text:span text:style-name="T45">]</text:span></text:p>
      <text:p text:style-name="P47"><text:span text:style-name="T38">ནམ་མཁར་རྗེ་བཙུན་བལྟས་ནས་ནི། །</text:span></text:p>
      <text:p text:style-name="P27"><text:span text:style-name="T64">སོགས་དང་། </text:span></text:p>
      <text:p text:style-name="P47"><text:span text:style-name="T38">དང་པོར་བྱམས་པ་བསྒོམ་པར་བྱ། །</text:span></text:p>
      <text:p text:style-name="P27"><text:span text:style-name="T64">སོགས་སོ། །</text:span></text:p>
      <text:p text:style-name="P27"><text:span text:style-name="T64">ཡེ་ཤེས་ཀྱི་ཚོགས་ནི། དོན་དམ་པའི་བྱང་ཆུབ་ཀྱི་སེམས་སྟོང་པ་ཉིད་སྒོམ་པ་སྟེ། </text:span></text:p>
      <text:p text:style-name="P27"><text:span text:style-name="T64">འདིར། </text:span><text:span text:style-name="T45">[</text:span><text:span text:style-name="T46">བརྟག་པ་སྔ་མ། གསུམ་པ་ལྷའི་ལེའུར།</text:span><text:span text:style-name="T45">]</text:span></text:p>
      <text:p text:style-name="P47"><text:span text:style-name="T38">ཡང་ནི་སྟོང་པའི་བྱང་ཆུབ་སྟེ། །</text:span></text:p>
      <text:p text:style-name="P27"><text:span text:style-name="T64">ཞེས་དང་། </text:span></text:p>
      <text:p text:style-name="P27"><text:span text:style-name="T64">སཾ་ཊིར། </text:span></text:p>
      <text:p text:style-name="P47"><text:soft-page-break/><text:span text:style-name="T38">དེ་ནས་བསམ་གཏན་གནས་འདུག་ནས། །</text:span></text:p>
      <text:p text:style-name="P47"><text:span text:style-name="T38">ཆོས་རྣམས་ཐམས་ཅད་བདག་མེད་པར། །</text:span></text:p>
      <text:p text:style-name="P47"><text:span text:style-name="T38">ཡང་དག་རྗེས་སུ་བལྟ་བར་བྱ། །</text:span></text:p>
      <text:p text:style-name="P27"><text:span text:style-name="T64">ཞེས་སོ། །</text:span></text:p>
      <text:p text:style-name="P27"><text:span text:style-name="T64">དེ་ནས་འགལ་རྐྱེན་སྤོང་ཕྱིར་བསྲུང་འཁོར་སྒོམ་པ་ལ། ཐུན་མོང་པ་ནི་རྡོ་རྗེའི་ས་གཞི་དང་ར་གུར་སོགས་སྒོམ་པ་སྟེ། </text:span></text:p>
      <text:p text:style-name="P27"><text:span text:style-name="T64">འདིར། </text:span><text:span text:style-name="T45">[</text:span><text:span text:style-name="T46">བརྟག་པ་སྔ་མ། གསུམ་པ་ལྷའི་ལེའུར།</text:span><text:span text:style-name="T45">]</text:span></text:p>
      <text:p text:style-name="P47"><text:span text:style-name="T38">རེ་ཕས་ཉི་མ་སྔོན་དུ་རྣམ་བསྒོམ་ནས། །</text:span></text:p>
      <text:p text:style-name="P27"><text:span text:style-name="T64">སོགས་སོ། །</text:span></text:p>
      <text:p text:style-name="P27"><text:span text:style-name="T64">ཐུན་མོང་མ་ཡིན་པ་ནི་ཁྲོ་བོ་བཅུའི་བསྲུང་འཁོར་ཏེ། གུར་ལས། </text:span></text:p>
      <text:p text:style-name="P46"><text:span text:style-name="T38">བསྲུང་བའི་འཁོར་ལོ་གཟི་བརྗིད་ཆེ། །བསྐལ་པའི་མེ་ལྟར་འབར་བ་སྟེ། །</text:span></text:p>
      <text:p text:style-name="P46"><text:span text:style-name="T38">འཁོར་ཞིང་རབ་ཏུ་མི་གཡོ་བ། །</text:span></text:p>
      <text:p text:style-name="P27"><text:span text:style-name="T64">ཞེས་དང་། </text:span></text:p>
      <text:p text:style-name="P47"><text:span text:style-name="T38">ཧཱུྃ་ནི་བཅུ་ཡི་</text:span><text:span text:style-name="T39">(</text:span><text:span text:style-name="T41">༧༡ན</text:span><text:span text:style-name="T39">)</text:span><text:span text:style-name="T38">སྦྱོར་བ་ཡིས། །ཁྲོ་བོ་བཅུ་ནི་རིམ་པས་དགོད། །</text:span></text:p>
      <text:p text:style-name="P27"><text:span text:style-name="T64">ཅེས་སོགས་སོ། །</text:span></text:p>
      <text:p text:style-name="P27"><text:span text:style-name="T64">གཉིས་པ་</text:span><text:span text:style-name="T20">[</text:span><text:span text:style-name="T21">དངོས་གཞི་</text:span><text:span text:style-name="T20">]</text:span><text:span text:style-name="T64">ནི། དང་པོར་རྟེན་གཞལ་ཡས་ཁང་བསྐྱེད་པ་ལ། ཐོག་མར་ཆོས་འབྱུང་དང་འབྱུང་རིམ་སྒོམ་སྟེ། </text:span></text:p>
      <text:p text:style-name="P27"><text:span text:style-name="T64">འདིར། </text:span><text:span text:style-name="T45">[</text:span><text:span text:style-name="T46">བརྟག་པ་སྔ་མ། བརྒྱད་པ་རྣལ་འབྱོར་མའི་འཁོར་ལོ་འདུ་བའི་ལེའུར།</text:span><text:span text:style-name="T45">]</text:span></text:p>
      <text:p text:style-name="P47"><text:soft-page-break/><text:span text:style-name="T38">ནམ་མཁའི་དབུས་སུ་བྷ་ག་བསམ། །</text:span></text:p>
      <text:p text:style-name="P27"><text:span text:style-name="T64">ཞེས་སོགས་དང་། </text:span></text:p>
      <text:p text:style-name="P27"><text:span text:style-name="T64">གུར་དུ། </text:span></text:p>
      <text:p text:style-name="P47"><text:span text:style-name="T38">ནམ་མཁའི་དཀྱིལ་འཁོར་དབུས་གནས་པར། །</text:span></text:p>
      <text:p text:style-name="P47"><text:span text:style-name="T38">རྡོ་རྗེའི་དཀྱིལ་འཁོར་བསྒོམ་པར་བྱ། །</text:span></text:p>
      <text:p text:style-name="P27"><text:span text:style-name="T64">ཞེས་སོགས་ཏེ། སྔ་མས་འབྱུང་རིམ་ལུགས་བཟློག་དང་ཕྱི་མས་ལུགས་འབྱུང་དུ་སྒོམ་པར་གསུངས་སོ། །</text:span></text:p>
      <text:p text:style-name="P27"><text:span text:style-name="T64">དེ་ནས་གཞལ་ཡས་ཁང་ནི། འདིར། </text:span><text:span text:style-name="T45">[</text:span><text:span text:style-name="T46">བརྟག་པ་ཕྱི་མ། ལྔ་པ་མངོན་པར་འབྱུང་བའི་ལེའུར།</text:span><text:span text:style-name="T45">]</text:span></text:p>
      <text:p text:style-name="P47"><text:span text:style-name="T38">འཁོར་ལོ་ཇི་ལྟར་སྔར་གསུངས་པ། །</text:span></text:p>
      <text:p text:style-name="P27"><text:span text:style-name="T64">སོགས་དང་། </text:span></text:p>
      <text:p text:style-name="P27"><text:span text:style-name="T64">གུར་དུ། </text:span></text:p>
      <text:p text:style-name="P47"><text:span text:style-name="T38">དེ་ལ་སངས་རྒྱས་གནས་བསམ་ནས། །</text:span></text:p>
      <text:p text:style-name="P27"><text:span text:style-name="T64">ཞེས་གསུངས་ཏེ། གྲུབ་ཆེན་གྱི་གཞུང་དག་ལས་དུར་ཁྲོད་ཀྱང་སྒོམ་པར་བཤད་དོ། །</text:span></text:p>
      <text:p text:style-name="P27"><text:span text:style-name="T64">དེ་ནས་བརྟེན་པ་ལྷ་བསྐྱེད་པ་ནི། གུར་ལས། </text:span></text:p>
      <text:p text:style-name="P46"><text:span text:style-name="T38">དང་པོར་སྐྱེས་བུ་བསམ་དེ་ནས། །རྣལ་འབྱོར་མ་ཡི་འཁོར་ལོ་སྤྲོ། །</text:span></text:p>
      <text:p text:style-name="P46"><text:span text:style-name="T38">དྲི་ཟ་རབ་ཏུ་ཞུགས་པ་ནི། །ལྷུང་སྟེ་ཞུ་བ་རྗེས་དྲན་པ། །</text:span></text:p>
      <text:p text:style-name="P46"><text:span text:style-name="T38">མཚམས་ཀྱི་ལྷ་མོ་རྣམས་ཀྱིས་བསྐུལ། །བསྐུལ་ནས་འཁོར་ལོའི་དྲན་པ་ནི། །</text:span></text:p>
      <text:p text:style-name="P46"><text:span text:style-name="T38">མིག་ལ་སོགས་ལ་གཏི་མུག་སོགས། །རྡོ་རྗེ་གསུམ་པོ་གནས་སུ་དགོད། །</text:span></text:p>
      <text:p text:style-name="P46"><text:soft-page-break/><text:span text:style-name="T38">ཕྱི་ནས་རྗེས་ཆགས་རྡོ་རྗེ་སྟེ། །ཡེ་ཤེས་དངོས་པོ་རབ་བཅུག་ལ། །</text:span></text:p>
      <text:p text:style-name="P46"><text:span text:style-name="T38">རིག་མ་བརྒྱད་རྣམས་ཀྱིས་དབང་བསྐུར། །བདུད་རྩི་ཡང་ནི་མྱང་བྱ་ཞིང་། །</text:span></text:p>
      <text:p text:style-name="P46"><text:span text:style-name="T38">ལྷ་མོ་བརྒྱད་རྣམས་ཀྱིས་མཆོད་ཉིད། །འཁོར་ལོའི་འདྲེན་པ་ལ་བསྟོད་བྱའོ། །</text:span></text:p>
      <text:p text:style-name="P27"><text:span text:style-name="T64">ཞེས་རྒྱུ་རྡོ་རྗེ་འཆང་བསྐྱེད་ནས་འཁོར་གྱི་ལྷ་མོ་སྤྲོ་བ། ཐིག་ལེར་ཞུ་བ་གླུས་བསྐུལ་ནས་འབྲས་བུ་རྡོ་རྗེ་འཆང་བཞེངས་པ། སྐྱེ་མཆེད་བྱིན་གྱིས་བརླབས་ཏེ་ཡེ་ཤེས་པ་གཞུག་པ། དབང་བསྐུར་ཞིང་མཆོད་བསྟོད་བྱ་བ་རྣམས་གསུངས་སོ། །</text:span></text:p>
      <text:p text:style-name="P27"><text:span text:style-name="T64">དེ་ནས་དཀྱིལ་འཁོར་བསྒོམ་པ་ནི། རྣལ་འབྱོར་གྱི་གཙོ་བོ་ཡིན་ཏེ། </text:span></text:p>
      <text:p text:style-name="P27"><text:span text:style-name="T64">འདིར། </text:span><text:span text:style-name="T45">[</text:span><text:span text:style-name="T46">བརྟག་པ་ཕྱི་མ། གཉིས་པ་དངོས་གྲུབ་གཏན་ལ་དབབ་པའི་ལེའུར།</text:span><text:span text:style-name="T45">]</text:span></text:p>
      <text:p text:style-name="P46"><text:span text:style-name="T38">བདག་མེད་རྣལ་འབྱོར་ལྡན་པའམ། །ཡང་ན་ཧེ་རུ་ཀ་དཔལ་བརྩོན། །</text:span></text:p>
      <text:p text:style-name="P46"><text:span text:style-name="T38">གཞན་པའི་སེམས་ཀྱིས་སྐད་ཅིག་ཀྱང་། །དངོས་གྲུབ་འདོད་པས་མི་གནས་སོ། །</text:span></text:p>
      <text:p text:style-name="P27"><text:span text:style-name="T64">ཞེས་པ་ལྟར་རོ། །</text:span></text:p>
      <text:p text:style-name="P27"><text:span text:style-name="T64">འཁོར་ལོ་བསྒོམ་པས་སྐྱོ་ན་དག་པ་དྲན་པ་དང་སྔགས་བཟླ་བར་བཤད་དེ། </text:span></text:p>
      <text:p text:style-name="P27"><text:span text:style-name="T64">རིན་ཆེན་</text:span><text:span text:style-name="T39">(</text:span><text:span text:style-name="T41">༧༡བ</text:span><text:span text:style-name="T39">)</text:span><text:span text:style-name="T64">འབར་བར། </text:span></text:p>
      <text:p text:style-name="P47"><text:span text:style-name="T38">བསམ་གཏན་མི་ནུས་རྣལ་འབྱོར་གང་། །དེས་ནི་དག་པ་རྗེས་སུ་དྲན། །</text:span></text:p>
      <text:p text:style-name="P27"><text:span text:style-name="T64">ཞེས་དང་། </text:span></text:p>
      <text:p text:style-name="P27"><text:span text:style-name="T64">ཨ་བྷྱས། </text:span></text:p>
      <text:p text:style-name="P47"><text:span text:style-name="T38">དེ་ཕྱིར་རིམ་གཉིས་དེ་ཉིད་རིག །དབེན་པར་ཡང་དག་གནས་ནས་ནི། །</text:span></text:p>
      <text:p text:style-name="P47"><text:span text:style-name="T38">ལྷ་ཡི་འཁོར་ལོ་བསྒོམ་པར་བྱ། །སྐྱོ་ན་དེ་ཡི་གསང་སྔགས་བཟླས། །</text:span></text:p>
      <text:p text:style-name="P27"><text:soft-page-break/><text:span text:style-name="T64">ཞེས་སོ། །</text:span></text:p>
      <text:p text:style-name="P27"><text:span text:style-name="T64">གསུམ་པ་</text:span><text:span text:style-name="T20">[</text:span><text:span text:style-name="T21">ཐུན་མཚམས་</text:span><text:span text:style-name="T20">]</text:span><text:span text:style-name="T64">ནི། གཏོར་མ་སྨོན་ལམ་སྤྱོད་ལམ་ཁ་ཟས་ཉལ་བ་ལྡང་བའི་རྣལ་འབྱོར་གྱིས་སྒྲུབ་པར་བཤད་དོ། །ཆོ་ག་རྒྱས་པའི་དབང་དུ་བྱས་པའོ། །</text:span></text:p>
      <text:p text:style-name="P27"><text:span text:style-name="T64">འགའ་ཞིག</text:span><text:span text:style-name="T66"> </text:span><text:span text:style-name="T64">།ཐུན་མོང་བའི་བསྲུང་འཁོར་བསྒོམས་ནས་ཆོ་ག་གསུམ་གྱིས་ལྷར་བསྐྱེད་ལ། སྐྱེ་མཆེད་བྱིན་གྱིས་བརླབས་ཏེ་ཡེ་ཤེས་པ་བཅུག་ཅིང་དབང་བསྐུར་ནས་སྒོམ་བཟླས་བྱེད་པ་ཆོ་ག་འབྲིང་དང་། ཚད་མེད་བསྒོམ་ནས་རྡོ་རྗེ་བཞིས་ལྷར་བསྐྱེད་དེ་གནས་གསུམ་དུ་ཡི་གེ་གསུམ་བཀོད་ལ་བཟླས་པ་བྱེད་པ་ཆོ་ག་བསྡུས་པར་འཆད་ཀྱང་། ཧེ་རུ་ཀ་གསུམ་གྱི་བསྐྱེད་ཆོག་ལ་རྒྱས་པ་ལ་མངོན་བྱང་ལྔ་བསྐྱེད། འབྲིང་ལ་ཆོ་ག་གསུམ་བསྐྱེད། བསྡུས་པ་ལ་རྡོ་རྗེ་བཞི་བསྐྱེད་སྦྱར་ན་རུང་ལ། སྔོན་འགྲོ་ཅི་རིགས་དང་། རྫོགས་བྱེད་ཀྱི་ཡན་ལག་ཏུ་སྐྱེ་མཆེད་བྱིན་རླབས་དང་ཡེ་ཤེས་པ་གཞུག་པ་དང་དབང་བསྐུར་བ་རྣམས་ཐམས་ཅད་ལ་དགོས་ཤིང་། བདག་མེད་མ་དང་ཕྱག་བཅུ་དྲུག་པ་ལ་ནི་ལེའུ་སོ་སོའི་སྐབས་སུ་བཤད་པ་ལྟར་བྱ་དགོས་སོ། །</text:span></text:p>
      <text:p text:style-name="P27"><text:span text:style-name="T34">ཏ༢ གཉིས་པ་གཞུང་དོན་ལ། </text:span><text:span text:style-name="T5">ཐ༡</text:span><text:span text:style-name="T34"> བཤད་པར་དམ་བཅའ་བ་དང་། </text:span><text:span text:style-name="T5">ཐ༢ </text:span><text:span text:style-name="T34">གཞུང་དངོས་གཞི་གཉིས་ཀྱི།</text:span><text:span text:style-name="T31"> </text:span></text:p>
      <text:p text:style-name="P27"><text:span text:style-name="T64">ཐ༡ དང་པོ་ནི། </text:span></text:p>
      <text:p text:style-name="P29"><text:span text:style-name="T56">དེ་ནས་ལྷའི་ལེའུ་བཤད་པར་བྱའོ། །</text:span></text:p>
      <text:p text:style-name="P27"><text:span text:style-name="T64">ཞེས་པ་སྟེ། ལེའུ་གཉིས་པའི་རྗེས་དེ་ནས་ལྷ་ཧེ་རུ་ཀ་གསུམ་གྱི་བསྐྱེད་རིམ་སྟོན་པའི་ལེའུ་བཤད་པར་བྱའོ་ཞེས་པའོ། །</text:span></text:p>
      <text:p text:style-name="P27"><text:span text:style-name="T1">ཐ༢ </text:span><text:span text:style-name="T31">གཉིས་པ་</text:span><text:span text:style-name="T4">[</text:span><text:span text:style-name="T1">གཞུང་དངོས་གཞི་</text:span><text:span text:style-name="T4">]</text:span><text:span text:style-name="T31">ལ། </text:span><text:span text:style-name="T1">ད༡ </text:span><text:span text:style-name="T31">བསྐྱེད་ཆོག་ཐུན་མོང་དུ་བཤད་པ་དང་། </text:span><text:span text:style-name="T1">ད༢ </text:span><text:span text:style-name="T31">མངོན་རྟོགས་སོ་སོར་བསྟན་པ་གཉིས་ལས། </text:span></text:p>
      <text:p text:style-name="P27"><text:soft-page-break/><text:span text:style-name="T1">ད༡ </text:span><text:span text:style-name="T31">དང་པོ་ལ། </text:span><text:span text:style-name="T1">ན༡ </text:span><text:span text:style-name="T31">ཚད་མེད་དང་རྡོ་རྗེ་བཞི་བསྐྱེད། </text:span><text:span text:style-name="T1">ན༢ </text:span><text:span text:style-name="T31">བསྲུང་འཁོར་དང་ཆོ་ག་སུམ་བསྐྱེད། </text:span><text:span text:style-name="T1">ན༣ </text:span><text:span text:style-name="T31">ཚོགས་བསགས་དང་མངོན་བྱང་ལྔ་བསྐྱེད་བཤད་པ་གསུམ་གྱི། </text:span></text:p>
      <text:p text:style-name="P27"><text:span text:style-name="T64">ན༡ དང་པོ་ནི། </text:span></text:p>
      <text:p text:style-name="P44"><text:span text:style-name="T62">དང་པོར་བྱམས་པ་བསྒོམ་པར་བྱ། །གཉིས་པར་སྙིང་རྗེ་རྣམ་བསྒོམ་ཞིང་། །</text:span></text:p>
      <text:p text:style-name="P44"><text:span text:style-name="T62">གསུམ་པར་དགའ་བ་བསྒོམ་པ་དང་། །ཀུན་གྱི་མཐར་ནི་བཏང་སྙོམས་སོ། །</text:span></text:p>
      <text:p text:style-name="P44"><text:span text:style-name="T62">ཡང་ནི་སྟོང་པའི་བྱང་ཆུབ་སྟེ། །གཉིས་</text:span><text:span text:style-name="T40">(</text:span><text:span text:style-name="T41">༧༢ན</text:span><text:span text:style-name="T40">)</text:span><text:span text:style-name="T62">པ་ལ་ནི་ས་བོན་བསྡུ། །</text:span></text:p>
      <text:p text:style-name="P44"><text:span text:style-name="T62">གསུམ་པ་ལ་ནི་གཟུགས་བརྙན་རྫོགས། །བཞི་པ་ལ་ནི་ཡིག་འབྲུ་དགོད། །</text:span></text:p>
      <text:p text:style-name="P27"><text:span text:style-name="T64">ཅེས་པ་སྟེ། དེ་ལ་ཚད་མེད་སྒོམ་པ་ནི། ཚད་མེད་བཞིའི་དང་པོར་སེམས་ཅན་ཐམས་ཅད་ལ་ཕན་བདེ་ཐོབ་པར་འདོད་པའི་བྱམས་པ་བསྒོམ་པར་བྱ་ལ། གནས་སྐབས་གཉིས་པར་དེ་དག་སྡུག་བསྔལ་རྒྱུ་དང་བཅས་པ་ལས་བྲལ་བར་འདོད་པའི་སྙིང་རྗེ་རྣམ་པར་བསྒོམ་ཞིང་། གསུམ་པ་དེ་དག་དུས་ཀུན་ཏུ་བདེ་བ་དང་མི་འབྲལ་བར་འདོད་པའི་དགའ་བ་སྒོམ་པར་བྱ་བ་དང་། དེ་གསུམ་པོ་ཀུན་གྱི་མཐའ་ན་ཉེ་རིང་ཆགས་སྡང་སོགས་མེད་པར་ཀུན་ལ་སྙོམས་པའི་བཏང་སྙོམས་བསྒོམ་པར་བྱ་བ་རྣམས་སོ་ཞེས་པ་དྲང་དོན་དང་། </text:span></text:p>
      <text:p text:style-name="P27"><text:span text:style-name="T64">ནང་དུ་ལུས་ཐམས་ཅད་ལ་མཉམ་པའི་བདེ་བ་བསྡུད་པ་དང་། སྡུག་བསྔལ་གྱི་རྒྱུ་ཉོན་མོངས་པ་འགོག་པ་དང་། ལྷན་སྐྱེས་ཉམས་སུ་མྱོང་བའི་དགའ་བ་དང་། བདེ་སྟོང་མི་ཕྱེད་པའི་བཏང་སྙོམས་ལ་གནས་པ་ངེས་དོན་ནོ། །</text:span></text:p>
      <text:p text:style-name="P27"><text:span text:style-name="T64">བསྐྱེད་ཆོག་དངོས་ལ། དེ་ནས་སླར་ཡང་ནི་ཆོས་ཐམས་ཅད་སྟོང་པ་ཉིད་ཀྱི་རང་བཞིན་དུ་ཤེས་པ་དོན་དམ་པའི་བྱང་ཆུབ་ཀྱི་སེམས་ཏེ་དེ་སྒོམ་ཞིང་། གནས་སྐབས་གཉིས་པ་ལ་ནི་ལྷའི་ས་བོན་ཧཱུྃ་ལ་</text:span><text:soft-page-break/><text:span text:style-name="T64">སོགས་པ་ནས་འོད་ཟེར་སྤྲོ་ཞིང་བསྡུ། གསུམ་པ་ལ་ནི་ས་བོན་དེ་ཡོངས་སུ་གྱུར་པ་ལས་ལྷའི་གཟུགས་བརྙན་རྫོགས་པར་སྒོམ། བཞི་པ་ལ་ནི་གནས་གསུམ་བྱིན་རླབས་ཀྱི་ཡིག་འབྲུ་དགོད་པ་སོགས་བྱ་སྟེ། </text:span></text:p>
      <text:p text:style-name="P27"><text:span text:style-name="T64">གསང་འདུས་ཕྱི་མར། </text:span></text:p>
      <text:p text:style-name="P47"><text:span text:style-name="T38">དང་པོར་སྟོང་ཉིད་བྱང་ཆུབ་སེམས། །གཉིས་པ་ས་བོན་བསྡུས་པ་འོ། །</text:span></text:p>
      <text:p text:style-name="P47"><text:span text:style-name="T38">གསུམ་པ་ལ་ནི་གཟུགས་བརྙན་རྫོགས། །བཞི་པ་ལ་ནི་ཡིག་འབྲུ་དགོད།</text:span></text:p>
      <text:p text:style-name="P47"><text:span text:style-name="T38">རྡོ་རྗེ་རྣམ་བཞི་འདི་དག་གིས། །ཐ་མལ་སྒྲུབ་པའི་བསྙེན་པ་བྱ། །</text:span></text:p>
      <text:p text:style-name="P27"><text:span text:style-name="T64">ཞེས་སོ། །</text:span></text:p>
      <text:p text:style-name="P27"><text:span text:style-name="T64">འདིར་ཁ་ཅིག །བྱང་ཆུབ་སྟེ་ཞེས་པས་གདན་གྱི་སྟེང་དུ་དམ་ཚིག་པ་བསྐྱེད་པ་དང་། ས་བོན་བསྡུ་བས་སྐྱེ་མཆེད་བྱིན་རླབས་སོགས་དང་། གཟུགས་བརྙན་རྫོགས་པས་ཡེ་ཤེས་པ་གཞུག་པ་དང་། ཡིག་འབྲུ་དགོད་པས་དབང་བསྐུར་རྒྱས་འདེབས་བྱེད་པར་འཆད་པ་ནི་གཞུང་ཉིད་ལས་</text:span><text:span text:style-name="T39">(</text:span><text:span text:style-name="T41">༧༢བ</text:span><text:span text:style-name="T39">)</text:span><text:span text:style-name="T64">བརྒལ་བའི་བཤད་པའོ་ཞེས་པ་དྲང་དོན </text:span></text:p>
      <text:p text:style-name="P27"><text:span text:style-name="T64">ནང་དུ་སྟོང་ཉིད་བྱང་ཆུབ་ནི་མི་རྟོག་ཡེ་ཤེས། ས་བོན་བསྡུ་བ་ནི་ཨ་ཧཾ་གི་འབར་འཛག །གཟུགས་བརྙན་རྫོགས་པ་ནི་བདེ་སྟོང་གཉིས་སུ་མེད་པའི་ཉམས་མྱོང་། ཡིག་འབྲུ་དགོད་པ་ནི་སྒོ་གསུམ་རྡོ་རྗེ་གསུམ་གྱི་ངོ་བོར་གྱུར་པ་སྟེ། ངེས་དོན་ནོ། །</text:span></text:p>
      <text:p text:style-name="P27"><text:span text:style-name="T64">ན༢ གཉིས་པ་</text:span><text:span text:style-name="T20">[</text:span><text:span text:style-name="T21">བསྲུང་འཁོར་དང་ཆོ་ག་སུམ་བསྐྱེད་</text:span><text:span text:style-name="T20">]</text:span><text:span text:style-name="T64">ནི། </text:span></text:p>
      <text:p text:style-name="P29"><text:span text:style-name="T56">རེ་ཕས་ཉི་མ་སྔོན་དུ་རྣམ་བསྒོམས་ནས། །</text:span></text:p>
      <text:p text:style-name="P29"><text:span text:style-name="T56">ཉི་དེར་ཧཱུྃ་བྱུང་སྣ་ཚོགས་རྡོ་རྗེ་སྟེ། །</text:span></text:p>
      <text:p text:style-name="P29"><text:span text:style-name="T56">རྡོ་རྗེ་དེ་ཉིད་ཀྱིས་ནི་ར་བ་དང་། །</text:span></text:p>
      <text:p text:style-name="P29"><text:soft-page-break/><text:span text:style-name="T56">གུར་བཅིང་བ་ཡང་རྣམ་པར་བསྒོམ་པ་ཉིད། །</text:span></text:p>
      <text:p text:style-name="P27"><text:span text:style-name="T64">ཞེས་པ་སྟེ། དེ་ལ་བསྲུང་འཁོར་ནི། དང་པོར་རེ་ཕས་ཏེ་རཾ་ལས་ཉི་མའི་དཀྱིལ་འཁོར་སྔོན་དུ་རྣམ་པར་བསྒོམས་ནས། ཉི་མའི་སྟེང་དེར་ཧཱུྃ་ཡིག་ལས་བྱུང་བའི་སྣ་ཚོགས་རྡོ་རྗེ་བསྒོམ་སྟེ། དེ་ལས་རྡོ་རྗེ་ཕྲ་མོ་དཔག་ཏུ་མེད་པ་འཕྲོས་པས་ཕྱོགས་མཚམས་སུ་སྣ་ཚོགས་རྡོ་རྗེ་དེ་ཉིད་ཀྱི་ར་བ་དང་། སྟེང་དུ་དེ་</text:span><text:span text:style-name="T84">ཉིད་ཀྱི་ནི་གུར་བཅིང་བ་དང་། ཡང་གི་སྒྲས་བསྟན་པ་ར་གུར་གྱི་མཚམས་སུ་རྡོ་རྗེའི་བླ་རེ་དང་ཕྱི་རོལ་དུ་རྡོ་རྗེ་མདའ་ཡི་དྲ་བ་དང་རྡོ་རྗེ་མེ་འབར་བ་དང་བཅས་པ་ཡང་རྣམ་པར་བསྒོམ་པ་ཉིད་དེ། དྲང་དོན་དང་།</text:span><text:span text:style-name="T64"> </text:span></text:p>
      <text:p text:style-name="P27"><text:span text:style-name="T64">ནང་དུ་རེ་ཕ་ལས་བྱུང་བའི་ཉི་མ་ནི་དམར་ཆ་ཐབས། ཧཱུྃ་ནི་དཀར་ཆ་ཤེས་རབ། ཧཱུྃ་ལས་བྱུང་བའི་རྡོ་རྗེ་ནི་ཐབས་ཤེས་དབྱེར་མེད་པའི་བྱང་སེམས་བདེ་བ་ཆེན་པོ། ར་གུར་བཅིང་བ་ནི་ཀུན་རྫོབ་དང་དོན་དམ་པའི་བདེན་པ་མི་ཕྱེད་པར་ཟུང་དུ་འཇུག་པ་སྟེ། ངེས་དོན་ནོ། །</text:span></text:p>
      <text:p text:style-name="P27"><text:span text:style-name="T64">བསྐྱེད་</text:span><text:span text:style-name="T39">(</text:span><text:span text:style-name="T41">༧༣ན</text:span><text:span text:style-name="T39">)</text:span><text:span text:style-name="T64">ཆོག་ནི། </text:span></text:p>
      <text:p text:style-name="P44"><text:span text:style-name="T62">དང་པོར་རོ་ནི་རྣམ་བསྒོམ་པ། །ཆོས་ཀྱི་དབྱིངས་ཀྱི་བདག་ཉིད་བརྗོད། །</text:span></text:p>
      <text:p text:style-name="P44"><text:span text:style-name="T62">དེ་སྟེང་རྣལ་འབྱོར་པ་གནས་ནས། །ཧེ་རུ་ཀ་ནི་རྣམ་པར་བསྒོམ། །</text:span></text:p>
      <text:p text:style-name="P44"><text:span text:style-name="T62">རང་གི་སྙིང་གར་རེ་ཕ་བསྒོམ། །དེ་ལས་བྱུང་བའི་ཉི་དཀྱིལ་འཁོར། །</text:span></text:p>
      <text:p text:style-name="P44"><text:span text:style-name="T62">དེར་ནི་ཧཱུྃ་གི་རྣམ་པ་ཉིད། །ཐབས་དང་ཤེས་རབ་རང་བཞིན་ཅན། །</text:span></text:p>
      <text:p text:style-name="P44"><text:span text:style-name="T62">ཧཱུྃ་ལས་བྱུང་བའི་རྡོ་རྗེ་ནི། །ཁ་དོག་ནག་པོ་འཇིགས་ཆེན་པོ། །</text:span></text:p>
      <text:p text:style-name="P44"><text:span text:style-name="T62">རྡོ་རྗེ་ལྟེ་བའི་དབུས་གནས་པར། །ཡང་ནི་ཧཱུྃ་གི་དེ་ཉིད་བསྒོམ། །</text:span></text:p>
      <text:p text:style-name="P44"><text:span text:style-name="T62">ཧཱུྃ་གི་རྣམ་པ་གྱུར་བལྟས་ན། །ཞེ་སྡང་བདག་ཉིད་རྣམ་པར་སྒོམ། །</text:span></text:p>
      <text:p text:style-name="P44"><text:span text:style-name="T62">རྡོ་རྗེ་སྐྱེ་བ་ནག་པོ་ཆེ། །འདམ་སྐྱེས་སྔོན་པོ་འདྲ་བའི་མདོག །</text:span></text:p>
      <text:p text:style-name="P44"><text:soft-page-break/><text:span text:style-name="T62">ཡང་ན་སྔོ་དང་ཉི་མའི་མདོག །དད་པས་ངེས་པར་རྣམ་པར་བསྒོམ། །</text:span></text:p>
      <text:p text:style-name="P27"><text:span text:style-name="T64">ལྷ་བསྐྱེད་པའི་དང་པོར་རོའི་གདན་ནི་རྣམ་པར་བསྒོམ་པ་ཆོས་ཀྱི་དབྱིངས་ཀྱི་བདག་ཉིད་མཚོན་པར་བརྗོད་དེ། རོ་ལ་བདག་འཛིན་དང་རྣམ་རྟོག་མེད་པས་སོ། །</text:span></text:p>
      <text:p text:style-name="P27"><text:span text:style-name="T64">རོ་དེའི་སྟེང་དུ་རྣལ་འབྱོར་པ་རང་ཉིད་གནས་ནས། ཧེ་རུ་ཀ་ནི་རྣམ་པར་བསྒོམ་པར་བྱ་སྟེ། དེ་ལ་རང་གི་སྙིང་གར་ཞེས་པ་འགྱུར་ཆད་དེ། ཙིཏྟའི་སྒྲ་སེམས་ལའང་འཇུག་པས་རང་གི་སེམས་ཀྱིས་ཞེས་སྦྱར་བའམ། </text:span></text:p>
      <text:p text:style-name="P71"><text:span text:style-name="T64">ཡང་ན་ཕལ་ཆེར་འདོད་པ་ལྟར། རྣལ་འབྱོར་པ་རང་གི་སྙིང་གར་རེ་ཕ་སྟེ་རཾ་ཡིག་བསྒོམ་ཞིང་། རཾ་ཡིག་དེ་ལས་བྱུང་བའི་ཉི་མའི་དཀྱིལ་འཁོར་བསམས་པའི་དབུས་དེར་ནི་ས་བོན་ཡི་གེ་ཧཱུྃ་གི་རྣམ་པ་ཉིད། ཐབས་དང་ཤེས་རབ་དབྱེར་མེད་པའི་བྱང་སེམས་ཀྱི་རང་བཞིན་ཅན་བསྒོམས་ལ། ཧཱུྃ་དེ་ཉིད་ཡོངས་སུ་གྱུར་པ་ལས་བྱུང་བའི་རྡོ་རྗེ་ནི་ཞེ་སྡང་དག་པས་ཁ་དོག་ནག་པོ་འོད་འབར་ཞིང་འཇིགས་པ་ཆེན་པོ་ཅན་བསམས་ཏེ། རྡོ་རྗེ་དེའི་ལྟེ་བའི་དབུས་སུ་གནས་པར་སླར་ཡང་ནི་ཧཱུྃ་གི་དེ་ཁོ་ན་ཉིད་ངོ་བོ་ཐབས་ཤེས་དབྱེར་མེད་ལ་རྣམ་པ་ཧཱུྃ་ཡིག་ཏུ་སྣང་བ་བསྒོམ། ཧཱུྃ་གི་རྣམ་པ་རྡོ་རྗེ་དང་བཅས་པ་ཡོངས་སུ་གྱུར་པར་བལྟས་ནས། གདུགས་པ་གཞོམ་པའི་དོན་དུ་ཞེ་སྡང་གི་ཉམས་དང་ལྡན་པའི་བདག་ཉིད་ཀྱི་ལྷར་རྣམ་པར་བསྒོམ་སྟེ། དེ་ལ་རྡོ་རྗེ་སྐྱེ་བ་ནི་ཧེ་རུ་ཀའི་མཚན་གྱི་རྣམ་གྲངས་ཏེ། རྡོ་རྗེ་ཧཱུྃ་དང་བཅས་པ་ལས་སྐྱེ་བའི་དོན་ནོ། །</text:span></text:p>
      <text:p text:style-name="P27"><text:span text:style-name="T64">དེ་ཡང་ཞེ་སྡང་དག་པས་སྐུ་མདོག་ནག་པོ་ཆེན་པོ་འདམ་སྐྱེས་ཏེ་ཨུཏྤལ་སྔོན་པོ་འདྲ་བའི་མདོག་ཅན་ནམ། </text:span></text:p>
      <text:p text:style-name="P27"><text:soft-page-break/><text:span text:style-name="T81">ཡང་ན། སྔོན་པོ་དང་ཉི་མའི་འོད་འདྲེས་པ་སྔོ་ལ་དམར་བའི་མདངས་ཆགས་པའི་མདོག་ཅན་དུ་དད་པས་ཏེ། དེར་མོས་ཤིང་བལྟས་ནས་སྐུ་མདོག་སྔོན་པོ་ངེས་པར་རྣམ་པར་བསྒོམ་པ་ནི་དྲང་དོན་དང་།</text:span><text:span text:style-name="T64"> </text:span></text:p>
      <text:p text:style-name="P27"><text:span text:style-name="T64">ཡང་སྙིང་གར་རེ་ཕ་ལས་ཉི་མ་བསྒོམ་པ་ནི་ཆོས་དབྱིངས་ཀྱི་ངང་ལས་སྒྱུ་མའི་སྐུར་བཞེངས་པ། ཧཱུྃ་གི་དེ་ཁོ་ན་ཉིད་ནི་དེའི་རྡོ་རྗེ་གསུམ་དབྱེར་མི་ཕྱེད་པ། ཧཱུྃ་ལས་བྱུང་བའི་རྡོ་རྗེ་ཧཱུྃ་གིས་མཚན་པ་ནི་དེ་ལས་བྱུང་བའི་བདེ་སྟོང་དབྱེར་མེད་ཀྱི་སེམས་ཡེ་ཤེས་ལྔའི་ངོ་བོར་གྱུར་པ། དེ་ཡོངས་སུ་གྱུར་པའི་བདག་ཉིད་ནི་ཁམས་གསུམ་</text:span><text:span text:style-name="T39">(</text:span><text:span text:style-name="T41">༧༣བ</text:span><text:span text:style-name="T39">)</text:span><text:span text:style-name="T64">ཐམས་ཅད་བདེ་བ་ཆེན་པོའི་རང་བཞིན་དུ་རོ་གཅིག་པ། རྡོ་རྗེ་སྐྱེ་བ་ནི་སྐྱེ་འཇིག་དང་བྲལ་བ། ནག་པོ་ལ་སོགས་པ་ནི་ཆོས་ཉིད་མི་འགྱུར་བའམ། </text:span></text:p>
      <text:p text:style-name="P27"><text:span text:style-name="T64">ཡང་ན། སྔོ་དང་ཉི་མའི་མདོག་ནི་དབྱིངས་དང་ཡེ་ཤེས་སམ་སྟོང་པ་དང་སྙིང་རྗེ་དབྱེར་མེད་པ། དད་པས་ངེས་པར་བསྒོམ་པ་ནི་ཡང་དག་པའི་ཤེས་པས་འཁོར་འདས་ཐམས་ཅད་ཀྱི་བདག་ཉིད་དུ་བལྟ་བ་སྟེ།་ངེས་དོན་ནོ། །</text:span></text:p>
      <text:p text:style-name="P27"><text:span text:style-name="T64">ན༣ གསུམ་པ་</text:span><text:span text:style-name="T20">[</text:span><text:span text:style-name="T21">ཚོགས་བསགས་དང་མངོན་བྱང་ལྔ་བསྐྱེད་བཤད་པ་</text:span><text:span text:style-name="T20">]</text:span><text:span text:style-name="T64">ནི། </text:span></text:p>
      <text:p text:style-name="P44"><text:span text:style-name="T62">ནམ་མཁར་རྗེ་བཙུན་བལྟས་ནས་ནི། །རྡོ་རྗེ་སྐྱེ་བ་སྙིང་རྗེ་ཆེ། །</text:span></text:p>
      <text:p text:style-name="P44"><text:span text:style-name="T62">རྒྱན་རྣམས་ཐམས་ཅད་འཛིན་པ་ཡི། །ལྷ་མོ་བརྒྱད་པོ་རྣམས་ཀྱིས་མཆོད། །</text:span></text:p>
      <text:p text:style-name="P44"><text:span text:style-name="T62">དཀར་མོས་རི་དྭགས་མཚན་མ་འཛིན། །ཆོམ་རྐུན་བདུད་ལས་རྒྱལ་བའི་སྣོད། །</text:span></text:p>
      <text:p text:style-name="P44"><text:span text:style-name="T62">རོ་ལངས་མ་ནི་ཆུ་ལག་མ། །གྷསྨ་རཱི་ནི་སྨན་འཛིན་ཅིང་། །</text:span></text:p>
      <text:p text:style-name="P44"><text:span text:style-name="T62">པུཀྐ་སཱི་ནི་རྡོ་རྗེ་ལག །དེ་བཞིན་རི་ཁྲོད་མ་རོ་འཛིན། །</text:span></text:p>
      <text:p text:style-name="P44"><text:span text:style-name="T62">གདོལ་པ་མོ་ནི་ཅང་ཏེའུ་བརྡུང་། །འདི་རྣམས་ཀྱིས་ནི་གཙོ་བོ་མཆོད། །</text:span></text:p>
      <text:p text:style-name="P44"><text:span text:style-name="T62">འདོད་ཆགས་ཆེན་པོའི་རྗེས་ཆགས་པས། །གཡུང་མོས་སྐུ་ལ་འཁྱུད་པ་ཉིད། །</text:span></text:p>
      <text:p text:style-name="P44"><text:soft-page-break/><text:span text:style-name="T62">ཨ་ལི་ཟླ་བ་ཀ་ལི་ཉི། །ས་བོན་ནང་དུ་སོན་གྱུར་པ། །</text:span></text:p>
      <text:p text:style-name="P44"><text:span text:style-name="T62">དེ་ཉིད་སེམས་དཔའ་ཞེས་བྱར་བརྗོད། །མཆོག་ཏུ་དགའ་བའི་རང་བཞིན་ཅན། །</text:span></text:p>
      <text:p text:style-name="P44"><text:span text:style-name="T62">ནམ་མཁའི་དཀྱིལ་འཁོར་ཁྱབ་པ་ཡི། །རང་གི་ལུས་མཚུངས་རྣམ་པར་སྤྲོ། །</text:span></text:p>
      <text:p text:style-name="P44"><text:span text:style-name="T62">བསྡུས་ནས་སྙིང་གར་བཀུག་པ་ན། །ཡོ་གིའི་ཞེ་སྡང་བདག་ཉིད་འགྱུར། །</text:span></text:p>
      <text:p text:style-name="P27"><text:span text:style-name="T64">ཞེས་པ་སྟེ། དེ་ལ་ཚོགས་བསགས་ནི། མདུན་གྱི་ནམ་མཁར་སྙིང་གའི་ས་བོན་གྱི་སྤྱན་དྲངས་པའམ་གསལ་བར་བྱས་པའི་རྗེ་བཙུན་ཀྱེའི་རྡོ་རྗེའི་དཀྱིལ་འཁོར་དམིགས་ཤིང་བལྟས་ནས་ནི་རྡོ་རྗེ་སྐྱེ་བ་སྟེ། ཀྱེའི་རྡོ་རྗེ་སྙིང་རྗེ་ཆེན་པོ་འཁོར་བཅས་ལ། ཕྱག་རྒྱ་ལྔའི་རྒྱན་རྣམས་ཐམས་ཅད་འཛིན་པ་ཡི་ལྷ་མོ་གཽ་རཱི་སོགས་བརྒྱད་པོ་སྙིང་ནས་སྤྲོས་ལ། དེ་རྣམས་ཀྱིས་མཆོད་པར་བསམ་སྟེ། དེ་ཡང་དཀར་མོ་སྟེ་གཽ་རཱི་ནི་རི་དྭགས་ཀྱི་མཚན་མ་ཅན་ཏེ། ཟླ་བས་མཚོན་པ་བྱང་སེམས་ཀྱིས་གང་བའི་སྣོད་ཐོད་པ་འཛིན་པ། ཆོམ་རྐུན་མ་སྟེ་ཙོ་རཱི་ནི་བདུད་ལས་རྒྱལ་བ་སྟེ། ཉི་མས་མཚོན་པར་རཀྟའི་སྣོད་འཛིན་པ། རོ་ལངས་མ་སྟེ་བེཏྟ་ལཱི་ནི་དྲི་ཆུའི་སྣོད་འཛིན་པའི་ལག་པ་ཅན་མ། གྷསྨ་</text:span><text:span text:style-name="T39">(</text:span><text:span text:style-name="T41">༧༤ན</text:span><text:span text:style-name="T39">)</text:span><text:span text:style-name="T64">རཱི་སྟེ་ཟ་ཕོད་མ་ནི་སྨན་ཞེས་པ་ཤ་ཆེན་དང་རྐང་མར་གྱི་སྣོད་འཛིན་ཞིང་། པུཀྐ་སཱི་སྟེ་སྤོས་མོ་ནི་རྡོ་རྗེ་དྲི་ཆེན་གྱི་སྣོད་འཛིན་པའི་ལག་པ་ཅན་ནམ། ཡང་ན། ཕལ་མོ་ཆེས་སྔ་མ་དྲི་ཆེན་དང་ཕྱི་མ་ཤ་ཆེན་ནམ་ཤ་ལྔ་ལ་བཞེད་པ་ལྟར་རོ། །</text:span></text:p>
      <text:p text:style-name="P27"><text:span text:style-name="T64">དེ་བཞིན་དུ། རི་ཁྲོད་མ་སྟེ། ཤ་བ་རཱི་ནི་རོ་དྲུག་པའི་སྦྲང་རྩིའམ་ཆང་གི་སྣོད་འཛིན་པ་རྣམས་ཀྱིས་ནང་གི་མཆོད་པ་དང་། </text:span></text:p>
      <text:p text:style-name="P27"><text:span text:style-name="T64">གདོལ་བ་མོ་སྟེ་ཙཎྜ་ལཱི་ནི་ཅང་ཏེའུ་བརྡུང་བའི་སྒྲས་ཕྱིའི་མཆོད་པ་སྟེ། མཆོད་པ་འདི་རྣམས་ཀྱིས་ནི་གཙོ་བོ་འཁོར་བཅས་མཆོད་ཅིང་། འདོད་ཆགས་ཆེན་པོའི་ངོ་བོ་ལྷན་སྐྱེས་ཀྱི་བདེ་བ་ལ་རྗེས་སུ་</text:span><text:soft-page-break/><text:span text:style-name="T64">ཆགས་པས་གཡུང་མོ་སྟེ་ཌོ་བྷིའི་ནཱིས་གཙོ་བོའི་སྐུ་ལ་འཁྱུད་པ་ཉིད་ནི་གསང་བའི་མཆོད་པ་དང་། དེས་བསྐྱེད་པའི་ལྷན་སྐྱེས་ལ་རོལ་བ་ནི་དེ་ཁོ་ན་ཉིད་ཀྱི་མཆོད་པའོ། །</text:span></text:p>
      <text:p text:style-name="P27"><text:span text:style-name="T64">འདི་ལ་གཡུང་མོས་གཙོ་བོ་ལ་འཁྱུད་ཅིང་འཁོར་རྣམས་ལའང་བདེ་སྟོང་གི་ཉམས་མྱོང་བསྐྱེད་པར་བྱེད་པ་དང་། འཁོར་རྣམས་ཀྱང་དཔའ་བོའི་རྣམ་པར་གྱུར་པ་ལ་འཁྱུད་པ་དང་། གཙོ་འཁོར་ཐམས་ཅད་ལ་འཁྱུད་ཚུལ་བྱས་པས་ཉམས་མྱོང་བསྐྱེད་པར་འདོད་པ་རྣམས་གང་ཡང་རུང་བ་ལས་སྔ་མ་ལེགས་སོ་ཞེས་པ་དྲང་དོན་དང་། </text:span></text:p>
      <text:p text:style-name="P27"><text:span text:style-name="T64">ཡང་ན། ནམ་མཁར་རྗེ་བཙུན་བལྟས་པ་ནི། ཆོས་འབྱུང་ལ་བརྟེན་ནས་བདེ་སྟོང་མི་ཕྱེད་པའི་ལྷན་སྐྱེས་ཤར་བ། ལྷ་མོ་བརྒྱད་ཀྱིས་མཆོད་པ་ནི་དེ་ཉིད་ཡེ་ཤེས་ལྔ་དང་རྡོ་རྗེ་གསུམ་གྱི་རང་བཞིན་དུ་རྟོགས་པར་བྱེད་པ་སྟེ། ངེས་དོན་ནོ། །</text:span></text:p>
      <text:p text:style-name="P72"><text:span text:style-name="T64">བསྐྱེད་ཆོག་ནི། གདན་གྱི་སྟེང་དུ་ཨ་ལི་ལས་ཟླ་བ་དང་། ཀ་ལི་ལས་ཉི་མའི་དཀྱིལ་འཁོར་བསམས་ལ། ཧཱུྃ་ཡིག་ལྟ་བུའི་ས་བོན་ཙམ་མམ། དེ་ལས་བྱུང་བའི་རྡོ་རྗེ་ལྟ་བུའི་ཕྱག་མཚན་ས་བོན་དེ་ཉིད་ཀྱིས་མཚན་པ་ཉིད་ནང་དུ་སྟེ་ཟླ་ཉི་ཁ་སྦྱོར་གྱི་དབུས་སུ་སོན་པ་སྟེ་ཆུད་པར་གྱུར་པ་དེ་ཉིད་རྒྱུ་རྡོ་རྗེ་སེམས་དཔའ་ཞེས་བྱ་བར་བརྗོད་ལ། དེ་འང་མཆོག་ཏུ་དགའ་བའི་ངོ་བོ་ལྷན་སྐྱེས་ཀྱི་རང་བཞིན་ཅན་ནོ། །</text:span><text:span text:style-name="T39">(</text:span><text:span text:style-name="T41">༧༤བ</text:span><text:span text:style-name="T39">)</text:span></text:p>
      <text:p text:style-name="P71"><text:span text:style-name="T64">དེ་ལས་ནམ་མཁའི་དཀྱིལ་འཁོར་ཁྱབ་པ་ཡི་འོད་ཟེར་སྔོན་པོ་ལྟ་བུ་ལྷ་རང་གི་ལུས་དང་ཁ་དོག་མཚུངས་པ་རྣམ་པར་སྤྲོས། འགྲོ་དོན་བྱས། འོད་ཟེར་ཚུར་བསྡུས་ནས་སྙིང་གར་ཏེ་དབུས་ཀྱི་ས་བོན་ལ་བཀུག་པ་ན། ཡོ་གི་སྟེ་རྣལ་འབྱོར་པ་ཞེ་སྡང་རྡོ་རྗེའི་བདག་ཉིད་ཀྱི་སྐུར་རྫོགས་པར་འགྱུར་བའོ། །</text:span></text:p>
      <text:p text:style-name="P27"><text:soft-page-break/><text:span text:style-name="T64">ཁ་ཅིག །འདིའི་ཤློཀ་དང་པོས་དམ་ཚིག་པ་བསྐྱེད་པ་དང་། གཉིས་པས་འཁོར་གྱི་ལྷ་སྤྲོས་ནས་གདན་ལ་འགོད་པར་འདོད་པ་དང་། </text:span></text:p>
      <text:p text:style-name="P27"><text:span text:style-name="T64">ཡང་ཁ་ཅིག །གཉིས་པས་ཡེ་ཤེས་པ་དགུག་པར་འཆད་པ་ནི་རྟོག་བཏགས་ཀྱི་སྤྲོས་པ་ཁོ་ན་ཏེ། འདི་ཉིད་ཐུན་མོང་དུ་དམ་ཚིག་པ་ཁོ་ན་མངོན་བྱང་ལྔས་བསྐྱེད་པའི་གཞུང་ཡིན་པའི་ཕྱིར་རོ་ཞེས་པ་དྲང་དོན་དང་། </text:span></text:p>
      <text:p text:style-name="P27"><text:span text:style-name="T72">ཡེ་ཤེས་ལྔའི་རང་བཞིན་ལས་མངོན་པར་བྱང་ཆུབ་པའི་གཟུགས་སྐུ་སྒྱུ་མ་ལྟ་བུར་སྣང་བ་ངེས་དོན་ནོ། །</text:span></text:p>
      <text:p text:style-name="P27"><text:span text:style-name="T64">ཁ་ཅིག །ཐུན་མོང་བའི་བསྐྱེད་ཆོག་འདི་གསུམ་རིམ་བཞིན་དབང་པོ་ཐ་མ་དང་འབྲིང་དང་རབ་ཀྱི་མངོན་རྟོགས་སུ་འཆད་པའང་མི་འཐད་དེ། བསྐྱེད་ཚུལ་རྒྱས་བསྡུས་ཀྱི་རྣམ་གཞག་སོ་སོ་བ་གསུངས་པ་ལས་གདུལ་བྱའི་བློ་ལ་ལྟོས་ནས་གསུངས་པ་མ་ཡིན་པའི་ཕྱིར་དང་། དེ་ལྟར་ན་ཧེ་རུ་ཀ་གསུམ་ཡང་བློ་རབ་འབྲིང་ཐ་གསུམ་ལ་གསུངས་པར་འདོད་དགོས་པའི་ཕྱིར་རོ། །</text:span></text:p>
      <text:p text:style-name="P27"><text:span text:style-name="T1">ད༢ </text:span><text:span text:style-name="T31">གཉིས་པ་</text:span><text:span text:style-name="T4">[</text:span><text:span text:style-name="T1">མངོན་རྟོགས་སོ་སོར་བསྟན་པ་</text:span><text:span text:style-name="T4">]</text:span><text:span text:style-name="T31">ལ། </text:span><text:span text:style-name="T1">ན༡ </text:span><text:span text:style-name="T31">ཕྱག་གཉིས་པའི། </text:span><text:span text:style-name="T1">ན༢ </text:span><text:span text:style-name="T31">ཕྱག་བཞི་པའི། </text:span><text:span text:style-name="T1">ན༣ </text:span><text:span text:style-name="T31">ཕྱག་དྲུག་པའི་མངོན་རྟོགས་གསུམ་གྱི། </text:span></text:p>
      <text:p text:style-name="P27"><text:span text:style-name="T64">ན༡ དང་པོ་ནི། </text:span></text:p>
      <text:p text:style-name="P44"><text:span text:style-name="T62">སྔོ་དང་ཉི་མ་མཚུངས་པའི་མདོག །བན་དྷུ་དམར་པོའི་སྤྱན་དང་ལྡན། །</text:span></text:p>
      <text:p text:style-name="P44"><text:span text:style-name="T62">སྐྲ་སེར་གྱེན་དུ་འཁྱིལ་བ་དང་། །ཕྱག་རྒྱ་ལྔས་ནི་རྣམ་པར་བརྒྱན། །</text:span></text:p>
      <text:p text:style-name="P44"><text:span text:style-name="T62">འཁོར་ལོ་རྣ་ཆ་ནོར་བུ་དང་། །ལག་གདུབ་དང་ནི་སྐ་རགས་ཉིད། །</text:span></text:p>
      <text:p text:style-name="P44"><text:span text:style-name="T62">སངས་རྒྱས་ལྔ་ནི་རྣམ་དག་པ། །འདི་རྣམས་ཕྱག་རྒྱར་རབ་ཏུ་གྲགས། །</text:span></text:p>
      <text:p text:style-name="P44"><text:span text:style-name="T62">སྡང་མིག་བརྒྱད་གཉིས་ལོ་ཡི་ཚུལ། །གཡོན་པས་རྡོ་རྗེ་ཐོད་པ་དང་། །</text:span></text:p>
      <text:p text:style-name="P44"><text:soft-page-break/><text:span text:style-name="T62">གཡོན་པ་ནས་ཀྱང་ཁ་ཊྭཱཾ་ག །གཡས་ན་རྡོ་རྗེ་ནག་པོ་ཉིད། །</text:span></text:p>
      <text:p text:style-name="P44"><text:span text:style-name="T62">ཧཱུྃ་གི་ཡི་གེ་འདོན་པའི་བདག །རྣལ་འབྱོར་མ་བརྒྱད་ཡོངས་བསྐོར་ནས། །</text:span></text:p>
      <text:p text:style-name="P44"><text:span text:style-name="T62">དུར་ཁྲོད་དུ་ནི་མགོན་པོ་རོལ། །དབུགས་རྒྱུ་ཞེས་བྱའི་རིགས་པ་འདིས། །</text:span></text:p>
      <text:p text:style-name="P44"><text:span text:style-name="T62">དུར་ཁྲོད་ཅེས་ནི་མངོན་པར་བརྗོད། །</text:span></text:p>
      <text:p text:style-name="P27"><text:span text:style-name="T64">ཅེས་པ་སྟེ། སྟོང་པ་དང་སྙིང་རྗེ་དག་པས་སྔོན་པོ་དང་ཉི་མ་མཚུངས་པའི་མདོག་སྔོ་ལ་དམར་བའི་མདངས་ཆགས་པ། </text:span><text:span text:style-name="T39">(</text:span><text:span text:style-name="T41">༧༥ན</text:span><text:span text:style-name="T39">)</text:span><text:span text:style-name="T64">སྙིང་རྗེས་ཆགས་པས་མེ་ཏོག་བན་དྷུ་དམར་པོ་ལྟ་བུའི་སྤྱན་གསུམ་དང་ལྡན་པ། ཁམས་རྫོགས་པས་དབུ་སྐྲ་ཁམ་སེར་གྱེན་དུ་འཁྱིལ་བ་དང་། རུས་པའི་ཕྱག་རྒྱ་ལྔས་ནི་རྣམ་པར་བརྒྱན་པ་སྟེ། དེ་ཡང་། སྤྱི་བོར་འཁོར་ལོ། རྣ་བར་རྣ་ཆ། མགྲིན་པར་ནོར་བུ། ལག་པ་དང་རྐང་པར་གདུ་བུ་དང་ནི། རྐེད་པར་སྐ་རགས་ཉིད་རྣམས། མི་བསྐྱོད་པ་སོགས་སངས་རྒྱས་ལྔ་ནི་རྣམ་པར་དག་པས་ན། འདི་རྣམས་ལ་ཕྱག་རྒྱ་ལྔར་རབ་ཏུ་གྲགས་སོ། །</text:span></text:p>
      <text:p text:style-name="P27"><text:span text:style-name="T64">གདུག་པ་འདུལ་བས་སྤྱན་སྡང་མིག་ཏུ་གཟིགས་པ། དགའ་བ་བཅུ་དྲུག་རྫོགས་པས་བརྒྱད་གཉིས་བཅུ་དྲུག་གི་ལོ་ལོན་པ་ཡི་ཚུལ་ཅན། ཐབས་ཤེས་དག་པའི་ཕྱག་གཉིས་ཀྱི་གཡོན་པས་བྱང་སེམས་དང་བདེ་ཆེན་དག་པའི་རྡོ་རྗེས་མཚན་པའི་ཐོད་པ་དང་། གཡོན་པའི་གྲུ་མོ་ནས་ཀྱང་ཤེས་རབ་མ་མཚོན་ཞིང་དག་པའི་ཁ་ཊཱཾ་ག་བཟུང་བ། ཕྱག་གཡས་པ་ན་གཉིས་མེད་ཀྱི་ཡེ་ཤེས་དག་པའི་རྡོ་རྗེ་ནག་པོ་རྩེ་ལྔ་པ་ཉིད་འཕྱར་བ། གདུག་པ་ཅན་སྐྲག་པའི་ཆེད་དུ་ཞལ་ནས་ཧཱུྃ་གི་ཡི་གེ་འདོན་པའི་བདག་ཉིད་ཅན། འཁོར་དུ་གོ་རཱི་ལ་སོགས་པའི་རྣལ་འབྱོར་མ་བརྒྱད་ཀྱིས་ཡོངས་སུ་བསྐོར་ནས་གནས་པ། རྣམ་ཤེས་བརྒྱད་དག་པའི་དུར་ཁྲོད་ཀྱིས་བསྐོར་བའི་གཞལ་ཡས་ཁང་གི་དབུས་ཉིད་དུ་ནི་མགོན་པོ་ཕྱག་གཉིས་པ་རོལ་བ་སྟེ། སྤྱོད་ཅིང་བཞུགས་པའོ། །</text:span></text:p>
      <text:p text:style-name="P27"><text:soft-page-break/><text:span text:style-name="T64">དེ་ཡང་དུར་ཁྲོད་ཀྱི་དོན་ནི། དབུགས་རྒྱུ་ཞེས་བྱ་བའི་རིགས་པ་འདིས་དུར་ཁྲོད་ཅེས་ནི་མངོན་པར་བརྗོད་པ་སྟེ། དེ་ཡང་ཕྱི་རོལ་དུ་དབུགས་རྒྱུ་ཞེས་པའི་སྒྲ་ཤྭ་ས་ཏི་ཞེས་པ་ཤ་ས་ནི་མི་རོ། བ་ས་ཏི་གནས་པ་ལ་འཇུག་པས་རོ་གནས་པ་ལ་དུར་ཁྲོད་ཅེས་བརྗོད་པའམ། ནང་དུ་ནི་དབུགས་རྒྱུ་བ་དང་ཤ་ཁྲག་དང་བཅས་པས་དུར་ཁྲོད་དུ་བརྗོད་དེ། </text:span></text:p>
      <text:p text:style-name="P27"><text:span text:style-name="T64">ཕྱག་ཆེན་ཐིག་ལེར། </text:span></text:p>
      <text:p text:style-name="P47"><text:span text:style-name="T38">དབུགས་འབྱུང་དུར་ཁྲོད་བརྒྱད་དུ་བཤད། །སྒོ་དགུ་དང་ནི་ལྡན་པ་འོ། །</text:span></text:p>
      <text:p text:style-name="P27"><text:span text:style-name="T64">ཞེས་དང་། </text:span></text:p>
      <text:p text:style-name="P47"><text:span text:style-name="T38">གཏུམ་དྲག་བཤང་བའི་དབྱིབས་ཅན་ནོ། །གསང་བ་ཚང་ཚིང་ཁ་རུ་འོ། །</text:span></text:p>
      <text:p text:style-name="P27"><text:span text:style-name="T64">ཞེས་སོགས་གསུངས་པ་ལྟར་རོ་ཞེས་པ་དྲང་དོན་དང་། </text:span></text:p>
      <text:p text:style-name="P71"><text:span text:style-name="T64">མངོན་རྟོགས་སོ་སོར་སྦྱར་བའི་དག་པ་</text:span><text:span text:style-name="T39">(</text:span><text:span text:style-name="T41">༧༥བ</text:span><text:span text:style-name="T39">)</text:span><text:span text:style-name="T64">དང་སྔར་གྱི་རྡོ་རྗེ་སེམས་དཔའི་སྐབས་སུ་བཤད་པའི་སྦས་དོན་ནི་འདིར་སྐུ་རྡོ་རྗེ་ཕྱག་གཉིས་པའི་ངེས་དོན་ནོ། །</text:span></text:p>
      <text:p text:style-name="P71"><text:span text:style-name="T64">ན༢ གཉིས་པ་</text:span><text:span text:style-name="T20">[</text:span><text:span text:style-name="T21">ཕྱག་བཞི་པའི་མངོན་རྟོགས་</text:span><text:span text:style-name="T20">]</text:span><text:span text:style-name="T64">ནི། </text:span></text:p>
      <text:p text:style-name="P73"><text:span text:style-name="T58">ཕྱག་བཞི་ནི་བདུད་བཞི་ལས་རྣམ་པར་རྒྱལ་བ་རྣམ་པར་དག་པ་སྟེ། གོང་དུ་བརྗོད་པའི་གཟུགས་དང་། སྐུ་མདོག་དང་། ཧཱུྃ་ལས་བྱུང་བའོ། །</text:span></text:p>
      <text:p text:style-name="P71"><text:span text:style-name="T64">ཞེས་པ་སྟེ། དེ་ཡང་ཕྱག་བཞི་ནི། ཕུང་པོ། ཉོན་མོངས། འཆི་བདག །ལྷའི་བུའི་བདུད་བཞི་ལས་རྣམ་པར་རྒྱལ་བ་རྣམ་པར་དག་པ་སྟེ། གོང་དུ་བརྗོད་པའི་ཕྱག་གཉིས་པ་ལྟ་བུའི་ཁྲོ་ཆགས་ཀྱི་གཟུགས་དང་སྐུ་མདོག་སྔོ་དམར་དང་ས་བོན་ཧཱུྃ་ལས་བྱུང་བའོ། །</text:span></text:p>
      <text:p text:style-name="P31"><text:soft-page-break/><text:span text:style-name="T58">ཕྱག་གཡོན་གྱི་དང་པོ་ན་སྐྱེས་པའི་ཐོད་པ་ལྷ་དང་ལྷ་མ་ཡིན་གྱི་ཁྲག་གིས་བཀང་བ། དེ་བཞིན་དུ་གཡས་ཀྱི་ཕྱག་ན་རྡོ་རྗེ། ཕྱག་ལྷག་མ་དག་གིས་ཤེས་རབ་ལ་འཁྱུད་པ། ཤེས་རབ་རྡོ་རྗེ་ཕག་མོ་ནི་བཅོམ་ལྡན་འདས་ཀྱི་གཟུགས་ཅན་ནོ། །</text:span></text:p>
      <text:p text:style-name="P27"><text:span text:style-name="T64">ཕྱག་གཡོན་གྱི་དང་པོ་ན་སྐྱེས་པའི་ཐོད་པ་ཁམས་དཀར་དམར་དག་པའི་ལྷ་དང་ལྷ་མ་ཡིན་གྱི་ཁྲག་གིས་བཀང་བ་འཛིན་པ། དེ་བཞིན་དུ་གཡས་ཀྱི་ཕྱག་དང་པོ་ན་བདེ་བ་ཆེན་པོ་དག་པའི་རྡོ་རྗེ། ཕྱག་ལྷག་མ་དག་གིས་བདེ་སྟོང་གི་ཡེ་ཤེས་མཚོན་པའི་ཕྱིར་ཤེས་རབ་མ་ལ་འཁྱུད་པ། ཤེས་རབ་མ་རྡོ་རྗེ་ཕག་མོ་ནི་བཅོམ་ལྡན་འདས་ཀྱི་གཟུགས་དང་མཚུངས་པའི་མདོག་དབྱིབས་ཅན་ནོ། །</text:span></text:p>
      <text:p text:style-name="P27"><text:span text:style-name="T64">ཡང་ན། འོག་ཏུ་འབྱུང་བ་ལྟར་གྲི་གུག་དང་ཐོད་པ་འཛིན་པར་ཡང་བཞེད་དོ། །</text:span></text:p>
      <text:p text:style-name="P57"><text:span text:style-name="T64">འདི་ཡང་ཕྱག་གཉིས་པ་ལྟར་ཞལ་གཅིག་པར་མངོན་ལ། གུར་ལས། </text:span></text:p>
      <text:p text:style-name="P66"><text:span text:style-name="T38">ཕྱག་བཞི་པ་ནི་ཉིད་དག་ནི། །ཞལ་གསུངས་རྡོ་རྗེ་ལས་བྱུང་བ། །</text:span></text:p>
      <text:p text:style-name="P66"><text:span text:style-name="T38">དཀར་པོ་དམར་པོ་དེ་བཞིན་སྔོ། །ཕག་མོ་ལྷན་ཅིག་ཡང་དག་གནས། །</text:span></text:p>
      <text:p text:style-name="P57"><text:span text:style-name="T64">ཞེས་ཞལ་གསུམ་པ་དང་། </text:span></text:p>
      <text:p text:style-name="P57"><text:span text:style-name="T64">སཾ་ཊིའི་ཕྱི་མར་ཞལ་བཞི་པ་ཡང་བཤད་དོ་ཞེས་པ་དྲང་དོན་དང་། </text:span></text:p>
      <text:p text:style-name="P57"><text:span text:style-name="T64">སྔར་ལྟར་མངོན་རྟོགས་ཀྱི་དག་པ་དང་སེམས་དཔའ་ཆེན་པོའི་སྦས་དོན་ནི་འདིར་གསུང་རྡོ་རྗེ་ཕྱག་བཞི་པའི་ངེས་དོན་ནོ། །</text:span></text:p>
      <text:p text:style-name="P57"><text:span text:style-name="T64">ན༣ གསུམ་པ་</text:span><text:span text:style-name="T20">[</text:span><text:span text:style-name="T21">ཕྱག་དྲུག་པའི་མངོན་རྟོགས་</text:span><text:span text:style-name="T20">]</text:span><text:span text:style-name="T64">ནི། </text:span></text:p>
      <text:p text:style-name="P60"><text:span text:style-name="T58">ཕྱག་དྲུག་པ། ཞལ་གསུམ་པ། གཡོན་དམར་བ། གཡས་ཟླ་བ་དང་ཉི་མ་ལྟ་བུ། དང་པོ་སྔོན་པོ། གཅེར་བུ་གོང་དུ་བརྗོད་པའི་སྐུ་མདོག་དང་གཟུགས་</text:span><text:span text:style-name="T40">(</text:span><text:span text:style-name="T41">༧༦ན</text:span><text:span text:style-name="T40">)</text:span><text:span text:style-name="T58">ཅན། ཕྱག་རྣམས་ནི་ཕ་རོལ་ཏུ་ཕྱིན་པ་རྣམ་པར་དག་པའོ། །</text:span></text:p>
      <text:p text:style-name="P31"><text:soft-page-break/><text:span text:style-name="T58">ཕྱག་གཡོན་གྱི་དང་པོ་ན་རྩེ་གསུམ་པ། ཕྱག་གཡས་ཀྱི་དང་པོ་ན་རྡོ་རྗེ། ཕྱག་གཡོན་གྱི་གཉིས་པ་ན་དྲིལ་བུ། ཕྱག་གཡས་ཀྱི་གཉིས་པ་ན་གྲི་གུག །ཕྱག་ལྷག་མ་དག་གིས་རྡོ་རྗེ་ལུ་གུ་རྒྱུད་མ་ལ་སྙོམས་པར་འཇུག་པ། བཅོམ་ལྡན་འདས་ཇི་ལྟ་བ་དེ་ལྟར་ཤེས་རབ་སྟེ། གཡས་པ་དང་གཡོན་པ་ན་གྲི་གུག་དང་ཐོད་པ། ཁམས་གསུམ་གྱི་བདག་ཉིད་ཅན་གྱི་རོ་མནན་པའོ། །</text:span></text:p>
      <text:p text:style-name="P27"><text:span text:style-name="T64">ཞེས་པ་སྟེ། དེ་ཡང་ཕྱག་དྲུག་པ། རྡོ་རྗེ་གསུམ་དག་པས་ཞལ་གསུམ་པ། གཡོན་ཞལ་དམར་བ། གཡས་ཞལ་ཟླ་བ་དང་ཉི་མ་འདྲེས་པ་ལྟ་བུ་དཀར་ལ་དམར་བའི་མདངས་ཅན། དང་པོའི་རྩ་ཞལ་སྔོན་པོ། སྒྲིབ་པ་དང་བྲལ་བས་གཅེར་བུ། གོང་དུ་ཕྱག་གཉིས་པའི་སྐབས་སུ་བརྗོད་པའི་སྐུ་མདོག་དང་གཟུགས་ཅན་དང་། ཕྱག་དྲུག་པོ་རྣམས་ནི་ཕ་རོལ་དུ་ཕྱིན་པ་དྲུག་རྣམ་པར་དག་པའོ། །</text:span></text:p>
      <text:p text:style-name="P71"><text:span text:style-name="T64">ཕྱག་གཡོན་གྱི་དང་པོ་ན་དུག་གསུམ་འཇོམས་པས་རྩེ་གསུམ་པ། ཕྱག་གཡས་ཀྱི་དང་པོ་ན་རྣམ་པར་རྟོག་པ་འཇོམས་པས་རྡོ་རྗེ། ཕྱག་གཡོན་གྱི་གཉིས་པ་ན་སྟོང་ཉིད་ཀྱི་སྒྲ་སྒྲོགས་པས་དྲིལ་བུ། ཕྱག་གཡས་ཀྱི་གཉིས་པ་ན་མི་ཤེས་པ་གཅོད་པས་གྲི་གུག །ཕྱག་ལྷག་མ་དག་གིས་ཐབས་ཤེས་ཟུང་འཇུག་དག་པས་ཡུམ་རྡོ་རྗེ་ལུ་གུ་རྒྱུད་མ་ལ་འཁྱུད་ནས་སྙོམས་པར་འཇུག་པ། བཅོམ་ལྡན་འདས་ཀྱི་མདོག་དབྱིབས་ཇི་ལྟ་བ་དེ་ལྟར་ཤེས་རབ་མའི་མདོག་དབྱིབས་ཀྱང་འདྲ་བ་སྟེ། འོན་ཀྱང་ཕྱག་གཡས་པ་དང་གཡོན་པ་ན་རིམ་བཞིན་གྲི་གུག་དང་ཐོད་པ་འཛིན་པ། འདོད་པ་དང་གཟུགས་དང་གཟུགས་མེད་པའི་ཁམས་གསུམ་གྱི་བདག་ཉིད་ཅན་གྱི་ཆོས་དབྱིངས་ལ་གནས་པ་མཚོན་པར་རོ་མནན་ནས་བཞུགས་པའོ། །</text:span></text:p>
      <text:p text:style-name="P27"><text:soft-page-break/><text:span text:style-name="T64">འདིར་ཕྱག་བཞི་པ་དང་དྲུག་པའི་ཡུམ་ཕྱག་གཉིས་པར་བཞེད་པ་ལ། ཡུམ་གྱི་ཕྱག་མཚན་དམིགས་བསལ་དུ་གསུངས་པས་ཕྱག་གཉིས་པར་དོན་གྱིས་བསྟན་ཡང་། བཅོམ་ལྡན་འདས་ཀྱི་གཟུགས་ཅན་ཞེས་པ་དང་། </text:span><text:span text:style-name="T39">(</text:span><text:span text:style-name="T41">༧༦བ</text:span><text:span text:style-name="T39">)</text:span><text:span text:style-name="T64">བཅོམ་ལྡན་འདས་ཇི་ལྟ་བ་དེ་ལྟར་ཤེས་རབ་སྟེ་ཞེས་པས་ཡབ་ཡུམ་ཞལ་ཕྱག་འདྲ་བར་བསྟན་པས་དཔྱད་པའི་གནས་སོ་སྙམ་མོ་ཞེས་པ་དྲང་དོན་དང་། </text:span></text:p>
      <text:p text:style-name="P27"><text:span text:style-name="T64">སྔར་ལྟར་མངོན་རྟོགས་ཀྱི་དག་པ་དང་དམ་ཚིག་སེམས་དཔའི་སྦས་དོན་ནི་འདིར་ཐུགས་རྡོ་རྗེ་ཕྱག་དྲུག་པའི་ངེས་དོན་ནོ། །</text:span></text:p>
      <text:p text:style-name="P27"><text:span text:style-name="T64">ཉ༣ གསུམ་པ་</text:span><text:span text:style-name="T20">[</text:span><text:span text:style-name="T21">ལེའུའི་མཚན་</text:span><text:span text:style-name="T20">]</text:span><text:span text:style-name="T64">ནི། </text:span></text:p>
      <text:p text:style-name="P29"><text:span text:style-name="T56">ལྷའི་ལེའུ་སྟེ། གསུམ་པའོ།། །།</text:span></text:p>
      <text:p text:style-name="P27"><text:span text:style-name="T64">ཞེས་པ་སྟེ། ལྷའི་བསྐྱེད་ཆོག་དང་མངོན་རྟོགས་སྟོན་པའི་ལེའུ་སྟེ། གཞུང་དུམ་ཚན་གསུམ་པའོ་ཞེས་དེ་ཉིད་གསུངས་ཟིན་པའི་དོན་ཏོ། །</text:span></text:p>
      <text:p text:style-name="P27"><text:span text:style-name="T64">ལེའུ་གསུམ་པ་བཤད་ཟིན་ཏོ།། །།</text:span></text:p>
      <text:p text:style-name="P13"><text:span text:style-name="T64">བརྟག་པ་སྔ་མ། བཞི་པ་ལྷ་དབང་སྐུར་བའི་ལེའུ།</text:span></text:p>
      <text:p text:style-name="P5"/>
      <text:p text:style-name="P27"><text:span text:style-name="T1">ཇ༣ </text:span><text:span text:style-name="T31">ད་ནི་ལེའུ་བཞི་པ་བཤད་པར་བྱ་སྟེ། དེ་ལ། </text:span><text:span text:style-name="T1">ཉ༡ </text:span><text:span text:style-name="T31">ལེའུའི་འབྲེལ། </text:span><text:span text:style-name="T1">ཉ༢ </text:span><text:span text:style-name="T31">ལེའུའི་དོན། </text:span><text:span text:style-name="T1">ཉ༣ </text:span><text:span text:style-name="T31">ལེའུའི་མཚན་གསུམ་གྱི། </text:span></text:p>
      <text:p text:style-name="P27"><text:span text:style-name="T64">ཉ༡ དང་པོ་ནི། སྤྱི་དོན་གྱི་འབྲེལ་ལ། ལེའུ་སྔ་ཕྱིའི་འབྲེལ་ནི། གོང་དུ་ལྷ་བསྐྱེད་པ་ལ་རྫོགས་བྱེད་ཀྱི་ཡན་ལག་ཏུ་དབང་བསྐུར་དགོས་པས་ལྷའི་ལེའུའི་རྗེས་སུ་ལྷ་དབང་བསྐུར་བའི་ལེའུ་འཆད་པར་འབྲེལ་ཞིང་། </text:span></text:p>
      <text:p text:style-name="P27"><text:span text:style-name="T64">མདོར་བསྟན་རྒྱས་བཤད་ཀྱི་འབྲེལ་ནི། མདོར་བསྟན་དུ་ལྷ་རྣམས་ཇི་ལྟར་འབྱུང་བའི་དོན་ལྷ་བསྐྱེད་པའི་རྫོགས་བྱེད་ལེའུ་འདིས་རྒྱས་པར་འཆད་ལ། </text:span></text:p>
      <text:p text:style-name="P71"><text:span text:style-name="T64">ལེའུའི་མངོན་རྟོགས་ནི། ལྷ་བསྐྱེད་པའི་རྫོགས་བྱེད་ཀྱི་ཆོ་ག །དབང་བསྐུར་དང་། རྒྱས་དེབས་བརྗོད་བྱར་སྟོན་པས་བསྐྱེད་རིམ་དང་འབྲེལ་ལོ། །</text:span></text:p>
      <text:p text:style-name="P71"><text:span text:style-name="T64">སྦས་དོན་གྱི་འབྲེལ་ནི། ནང་གི་བྱང་སེམས་ཀྱི་ལྷས་བྱིན་གྱིས་རློབ་ཅིང་མཚན་རྟོག་གི་དྲི་མ་འཁྲུད་པས་ན་དབང་བསྐུར་བའོ། །</text:span></text:p>
      <text:p text:style-name="P71"><text:span text:style-name="T1">ཉ༢ </text:span><text:span text:style-name="T31">གཉིས་པ་</text:span><text:span text:style-name="T4">[</text:span><text:span text:style-name="T1">ལེའུའི་དོན་</text:span><text:span text:style-name="T4">]</text:span><text:span text:style-name="T31">ལ། </text:span><text:span text:style-name="T1">ཏ༡ </text:span><text:span text:style-name="T31">སྤྱི་དོན་དང་། </text:span><text:span text:style-name="T1">ཏ༢ </text:span><text:span text:style-name="T31">གཞུང་དོན་གཉིས་ཀྱི། </text:span></text:p>
      <text:p text:style-name="P71"><text:span text:style-name="T1">ཏ༡ </text:span><text:span text:style-name="T31">དང་པོ་ལ། ལྷ་དབང་བསྐུར་ཚུལ། རྒྱས་འདེབས་ཚུལ། དེ་དག་གི་དགོས་པ་གསུམ་གྱི། </text:span></text:p>
      <text:p text:style-name="P71"><text:span text:style-name="T64">དང་པོ་ནི། རྒྱུད་དང་གཞུང་འགྲེལ་ཕལ་ཆེར་དུ་སྐབས་འདིར་ཆུ་དབང་ཙམ་ལས་མ་གསུང་ལ། </text:span></text:p>
      <text:p text:style-name="P27"><text:span text:style-name="T64">གྲུབ་ཆེན་མཚོ་སྐྱེས་དང་ཇོ་བོ་རྗེས་དབང་བཞི་རྫོགས་པར་བསྐུར་བའང་བཤད་དོ། །</text:span></text:p>
      <text:p text:style-name="P27"><text:soft-page-break/><text:span text:style-name="T64">འདི་ལ་བླ་མ་དག །བསྐྱེད་རིམ་ཁོ་ན་བསྒོམ་པ་ལ་བུམ་དབང་ཙམ་གྱིས་རུང་ལ། རྫོགས་རིམ་དང་འབྲེལ་ན་ནི་དབང་བཞི་པ་དགོས་པར་བཞེད་ཀྱང་། མ་ངེས་ཏེ། རྫོགས་རིམ་བསྒོམ་པའི་སྨིན་བྱེད་ནི་དང་པོར་རྡོ་རྗེ་སློབ་དཔོན་ལ་དབང་བཞི་ཐོབ་པས་རུང་ལ། རིམ་གཉིས་གདན་</text:span><text:span text:style-name="T39">(</text:span><text:span text:style-name="T41">༧༧ན</text:span><text:span text:style-name="T39">)</text:span><text:span text:style-name="T64">རྫོགས་སུ་སྒོམ་པའི་གཞུང་ཕལ་ཆེར་དུའང་སྐབས་འདིར་ཆུ་དབང་ཙམ་ཞིག་གསུངས་པ་མང་བའི་ཕྱིར་རོ། །</text:span></text:p>
      <text:p text:style-name="P27"><text:span text:style-name="T64">འོན་ཀྱང་དབང་བཞི་ག་བསྐུར་ན་ཐུན་ཕྱི་མ་ཕྱི་མའི་སྨིན་བྱེད་དུ་ཁྱད་པར་ཆེ་བ་ལ་དགོངས་ནས་གྲུབ་ཆེན་གྱི་གཞུང་ལས་ཀྱང་དེ་ལྟར་གསུངས་ལ། </text:span></text:p>
      <text:p text:style-name="P27"><text:span text:style-name="T64">རྗེ་མར་རྔོག་གི་འཆད་སྲོལ་ལས་ཀྱང་རང་གིས་དབང་རྫོགས་པར་ཐོབ་ན་འདིར་ཡང་མན་ངག་བཞིན་རྫོགས་པར་བླང་བར་བཞེད་དོ། །</text:span></text:p>
      <text:p text:style-name="P27"><text:span text:style-name="T64">གཞུང་འདིར་ཡང་། མར་རྔོག་གི་འཆད་སྲོལ་ལ་གཞུང་ཕལ་མོ་ཆེར། བུམ་དབང་། བདུད་རྩི་ལྔ་སོགས་གསང་དབང་། མེ་ཏོག་གི་ཆར་སོགས་ཤེས་རབ་ཡེ་ཤེས། གཟུགས་རྡོ་རྗེ་མ་སོགས་དབང་བཞི་པ་དང་སྦྱར་བ་དང་། </text:span></text:p>
      <text:p text:style-name="P27"><text:span text:style-name="T64">ཁ་ཅིག །བདུད་རྩི་ལྔ་སོགས་བུམ་དབང་། མེ་ཏོག་གི་ཆར་སོགས་གསང་དབང་། གུར་གུམ་</text:span><text:span text:style-name="T83">སོགས་ཤེས་རབ་ཡེ་ཤེས། རྔའི་སྒྲ་སོགས་དབང་བཞི་པ་དང་སྦྱར་བའི་འཆད་སྲོལ་ཅི་རིགས་འབྱུང་ལ།</text:span><text:span text:style-name="T64"> </text:span></text:p>
      <text:p text:style-name="P27"><text:span text:style-name="T64">འགྲེལ་མཛད་ཕལ་མོ་ཆེས་ནི། གཞུང་འདི་དག་ཆུའི་དབང་ཉིད་དུ་འཆད་པ་ཡིག་དོན་གྱི་བཤད་པར་གནས་སོ་སྙམ་མོ། །</text:span></text:p>
      <text:p text:style-name="P27"><text:span text:style-name="T64">གཉིས་པ་</text:span><text:span text:style-name="T20">[</text:span><text:span text:style-name="T21">རྒྱས་འདེབས་ཚུལ་</text:span><text:span text:style-name="T20">]</text:span><text:span text:style-name="T64">ནི། གཞུང་ཕལ་ཆེར་དུ་རིགས་དང་རིག་ཅན་ཕན་ཚུན་དུ་རྒྱས་འདེབས་པ་དང་། བསྐྱེད་བྱ་དང་སྐྱེད་བྱེད་ཕན་ཚུན་དུ་དང་། རྒྱུ་དང་འབྲས་བུ་ཕན་ཚུན་དུ་རྒྱས་འདེབས་པའི་རྣམ་གཞག་གསུངས་ཏེ། </text:span></text:p>
      <text:p text:style-name="P27"><text:soft-page-break/><text:span text:style-name="T64">རྡོ་རྗེ་སྙིང་འགྲེལ་དུ། </text:span></text:p>
      <text:p text:style-name="P46"><text:span text:style-name="T38">རིགས་ཀྱིས་བྱིས་པ་རྒྱས་བཏབ་ཅིང་། །བྱིས་པས་རིགས་ལ་རྒྱས་བཏབ་པ། །</text:span></text:p>
      <text:p text:style-name="P46"><text:span text:style-name="T38">ཕ་ཡིས་བུ་ལ་རྒྱས་བཏབ་པ། །བུས་ཀྱང་ཕ་ལ་དེ་བཞིན་ནོ། །</text:span></text:p>
      <text:p text:style-name="P46"><text:span text:style-name="T38">འབྲས་བུས་རྒྱུ་ལ་རྒྱས་བཏབ་པ། །རྒྱུ་ཡིས་འབྲས་བུ་རྒྱས་བཏབ་ཅིང་། །</text:span></text:p>
      <text:p text:style-name="P27"><text:span text:style-name="T64">ཞེས་པ་ལྟར་རོ། །</text:span></text:p>
      <text:p text:style-name="P90">འདིར་ནི། ངོ་བོ་ཉིད་ལ་ངོ་བོ་ཉིད་ཀྱི་རྒྱ་དང་། ལུས་ལ་སེམས་ཀྱི། སེམས་ལ་ལུས་ཀྱི། འབྲས་བུ་ལ་རྒྱུའི། རྒྱུ་ལ་འབྲས་བུའི་རྒྱས་འདེབས་རྣམས་གསུངས་པ་ལས། རྒྱས་པར་བརྟག་པ་ཕྱི་མར་འཆད་དོ།།</text:p>
      <text:p text:style-name="P40"><text:span text:style-name="T45">[</text:span><text:span text:style-name="T46">བརྟག་པ་ཕྱི་མ། བཞི་པ་ཕྱག་རྒྱ་བསྡུས་པའི་དོན་གྱི་ལེའུར།</text:span><text:span text:style-name="T45">]</text:span></text:p>
      <text:p text:style-name="P27"><text:span text:style-name="T64">གསུམ་པ་</text:span><text:span text:style-name="T20">[</text:span><text:span text:style-name="T21">དེ་དག་གི་དགོས་པ་</text:span><text:span text:style-name="T20">]</text:span><text:span text:style-name="T64">ནི། སྤང་བྱའི་དྲི་མ་འཁྲུད་ཅིང་བསྒྲུབ་བྱ་འགྲུབ་པའི་ནུས་པ་འཇོག་པའི་དོན་དུ་དབང་བསྐུར་བ་ཡིན་ཏེ། </text:span></text:p>
      <text:p text:style-name="P27"><text:span text:style-name="T45">[</text:span><text:span text:style-name="T46">བརྟག་པ་ཕྱི་མ། གསུམ་པ་རྒྱུད་ཀྱི་གླེང་གཞི་དང་གསང་བའི་སྐད་ཀྱི་ལེའུར།</text:span><text:span text:style-name="T45">]</text:span></text:p>
      <text:p text:style-name="P46"><text:span text:style-name="T38">གཏོར་དང་བླུགས་པ་ཞེས་བྱ་འདིས། །དེས་ན་དབང་ཞེས་བརྗོད་པར་བྱ། །</text:span></text:p>
      <text:p text:style-name="P27"><text:span text:style-name="T64">ཞེས་སོ། </text:span></text:p>
      <text:p text:style-name="P27"><text:span text:style-name="T64">ཇོ་བོ་རྗེས། </text:span><text:span text:style-name="T44">[</text:span><text:span text:style-name="T46">མངོན་པར་རྟོགས་པ་རྣམ་པར་འབྱེད་པ་ལས། སྡེ་བསྟན། རྒྱུད། ཞ</text:span><text:span text:style-name="T44">]</text:span></text:p>
      <text:p text:style-name="P27"><text:span text:style-name="T64">བགེགས་</text:span><text:span text:style-name="T39">(</text:span><text:span text:style-name="T41">༧༧བ</text:span><text:span text:style-name="T39">)</text:span><text:span text:style-name="T64">དང་། སྒྲིབ་པ་དང་། ཐེག་དམན་སེལ་བ་དང་། བཟླས་སྒོམ་གྱི་སྣོད་དུ་རུང་བ་དང་། ཞི་སོགས་ཀྱི་ལས་བསྒྲུབ་པ་ལ་མཐུ་དང་ལྡན་པ་དང་། བྱང་ཆུབ་ཀྱི་སེམས་ཉམས་པ་སྐོང་བ་དང་། </text:span><text:span text:style-name="T67">[</text:span><text:span text:style-name="T64">དམ་ཚིག་དང་སྡོམ་པ་ཉམས་པ་སྐོང་བ་དང༌།</text:span><text:span text:style-name="T67">]</text:span><text:span text:style-name="T66"> </text:span><text:span text:style-name="T64">མ་འོངས་པ་ན་སངས་རྒྱས་ཀྱིས་དབང་བསྐུར་བའི་དགོས་པ་སྟེ། བརྒྱད་བཤད་དོ། །</text:span></text:p>
      <text:p text:style-name="P27"><text:soft-page-break/><text:span text:style-name="T64">རྒྱས་འདེབས་ཀྱི་དགོས་པ་ནི། ཐུན་མོང་དང་མཆོག་གི་དངོས་གྲུབ་སྒྲུབ་པ་ལ་ལྷ་རིགས་མ་འཆོལ་བར་སྒོམ་དགོས་པའི་ཆེད་དུ་ཡིན་ཏེ། </text:span></text:p>
      <text:p text:style-name="P27"><text:span text:style-name="T45">[</text:span><text:span text:style-name="T46">བརྟག་པ་ཕྱི་མ། བཞི་པ་ཕྱག་རྒྱ་བསྡུས་པའི་དོན་གྱི་ལེའུར།</text:span><text:span text:style-name="T45">]</text:span></text:p>
      <text:p text:style-name="P46"><text:span text:style-name="T38">ཕྱག་རྒྱ་རྟགས་དང་མཚན་མ་སྟེ། །འདིས་ནི་རིགས་ནི་མཚོན་པར་བྱ། །</text:span></text:p>
      <text:p text:style-name="P46"><text:span text:style-name="T38">རིགས་འཆོལ་སྒོམ་པའི་སྦྱོར་བ་ལས། །དངོས་གྲུབ་མེད་ཅིང་སྒྲུབ་པོའང་མེད། །</text:span></text:p>
      <text:p text:style-name="P27"><text:span text:style-name="T64">ཅེས་སོ། །</text:span></text:p>
      <text:p text:style-name="P27"><text:span text:style-name="T5">ཏ༢ </text:span><text:span text:style-name="T34">གཉིས་པ་གཞུང་དོན་ལ། </text:span><text:span text:style-name="T5">ཐ༡ </text:span><text:span text:style-name="T34">བཤད་པར་དམ་བཅའ་བ་དང་། </text:span><text:span text:style-name="T5">ཐ༢ </text:span><text:span text:style-name="T34">གཞུང་དངོས་གཞི་གཉིས་ཀྱི།</text:span><text:span text:style-name="T31"> </text:span></text:p>
      <text:p text:style-name="P27"><text:span text:style-name="T64">ཐ༡ དང་པོ་ནི། </text:span></text:p>
      <text:p text:style-name="P29"><text:span text:style-name="T56">ལྷ་དབང་བསྐུར་བའི་ལེའུ་བཤད་པར་བྱའོ། །</text:span></text:p>
      <text:p text:style-name="P27"><text:span text:style-name="T64">ཞེས་པ་སྟེ། ལྷ་རྫོགས་བྱེད་ཀྱི་ཡན་ལག་དབང་བསྐུར་ཞིང་རྒྱས་འདེབས་བྱ་བའི་ལེའུ་བཤད་པར་བྱའོ་ཞེས་པའོ། །</text:span></text:p>
      <text:p text:style-name="P27"><text:span text:style-name="T1">ཐ༢ </text:span><text:span text:style-name="T31">གཉིས་པ་</text:span><text:span text:style-name="T4">[</text:span><text:span text:style-name="T1">གཞུང་དངོས་གཞི་</text:span><text:span text:style-name="T4">]</text:span><text:span text:style-name="T31">ལ། </text:span><text:span text:style-name="T1">ད༡ </text:span><text:span text:style-name="T31">དབང་ལྷ་དགུག་ཅིང་གསོལ་བ་གདབ་པ། </text:span><text:span text:style-name="T1">ད༢ </text:span><text:span text:style-name="T31">དེས་དབང་བསྐུར་ཚུལ། </text:span><text:span text:style-name="T1">ད༣ </text:span><text:span text:style-name="T31">རྒྱས་འདེབས་ཚུལ། </text:span><text:span text:style-name="T1">ད༤ </text:span><text:span text:style-name="T31">ཞར་བྱུང་ཐུན་གྲངས་བསྟན་པ་བཞིའི། </text:span></text:p>
      <text:p text:style-name="P27"><text:span text:style-name="T64">ད༡ དང་པོ་ནི། </text:span></text:p>
      <text:p text:style-name="P31"><text:span text:style-name="T58">རང་གི་སྙིང་གར་ས་བོན་བསམ་མོ། །ས་བོན་ལས་འོད་ཟེར་ནག་པོ་ལྕགས་ཀྱུའི་རྣམ་པའི་གཟུགས་ཀྱིས་ཕྱུང་ནས། དེས་ཁམས་གསུམ་དུ་བཞུགས་པའི་སངས་རྒྱས་ཐམས་ཅད་སྤྱན་དྲངས་ལ། མ་མོ་བརྒྱད་ཀྱིས་ཡང་དག་པར་མཆོད་ནས་གསོལ་བ་གདབ་པར་བྱའོ། །ཨོཾ་ཨ་བྷི་ཥིཉྩ་ཏུ་མཾ་སརྦ་ཏ་ཐཱ་ག་ཏ།</text:span></text:p>
      <text:p text:style-name="P27"><text:soft-page-break/><text:span text:style-name="T64">ཞེས་པ་སྟེ། རང་དམ་ཚིག་སེམས་དཔའ་དེའི་ཡེ་ཤེས་སེམས་དཔའ་གང་གི་སྙིང་གར་ཧཱུྃ་ལ་སོགས་པའི་ས་བོན་བསམ་མོ། །ས་བོན་དེ་ལས་འོད་ཟེར་ནག་པོ་དབྱིབས་ལྕགས་ཀྱུའི་རྣམ་པའི་གཟུགས་ཀྱིས་ཕྱུང་ནས། ཁམས་གསུམ་དུ་བཞུགས་པའི་སངས་རྒྱས་ཐམས་ཅད་སྤྱན་དྲངས་ལ། སླར་ཡང་སྙིང་ག་ནས་སྤྲུལ་པའི་གོོ་རཱི་ལ་སོགས་པའི་མ་མོ་བརྒྱད་ཀྱིས་ཡང་དག་པར་མཆོད་ནས། དབང་བསྐུར་བར་གསོལ་བ་གདབ་པར་བྱའོ། །</text:span></text:p>
      <text:p text:style-name="P27"><text:span text:style-name="T64">དེ་ཡང་། ཨོཾ་ཨ་བྷི་ཥིཉྩ་ཏུ་མཾ་སརྦ་ཏ་ཐཱ་ག་ཏ། ཞེས་པ་བསྒྱུར་ན། དེ་བཞིན་གཤེགས་པ་ཐམས་ཅད་ཀྱིས་བདག་ལ་མངོན་པར་དབང་བསྐུར་དུ་</text:span><text:span text:style-name="T39">(</text:span><text:span text:style-name="T41">༧༨ན</text:span><text:span text:style-name="T39">)</text:span><text:span text:style-name="T64">གསོལ་ཞེས་པའོ། །</text:span></text:p>
      <text:p text:style-name="P27"><text:span text:style-name="T64">ད༢ གཉིས་པ</text:span><text:span text:style-name="T21">་</text:span><text:span text:style-name="T20">[</text:span><text:span text:style-name="T21">དེས་དབང་བསྐུར་ཚུལ་</text:span><text:span text:style-name="T20">]</text:span><text:span text:style-name="T64">ནི། </text:span></text:p>
      <text:p text:style-name="P31"><text:span text:style-name="T58">སངས་རྒྱས་དེ་རྣམས་ཧེ་རུ་ཀའི་རྣམ་པའི་གཟུགས་ཀྱིས་དེ་བཞིན་གཤེགས་པ་ལྔའི་བདག་ཉིད་ཀྱི་བདུད་རྩི་ལྔས་གང་བའི་བུམ་པས་དབང་བསྐུར་བར་བྱའོ། །</text:span></text:p>
      <text:p text:style-name="P84"><text:span text:style-name="T60">དབང་བསྐུར་བ་ན་མེ་ཏོག་གི་ཆར་འབབ་པར་འགྱུར་རོ། །རྔའི་སྒྲ་འབྱུང་བར་འགྱུར་རོ། །གུར་ཀུམ་གྱི་ཆར་འབབ་པར་འགྱུར་རོ། །གཟུགས་རྡོ་རྗེ་མ་ལ་སོགས་པ་རྣམས་ཀྱིས་མཆོད་པར་བྱའོ། །རྡོ་རྗེའི་གླུ་སྤྱན་མ་ལ་སོགས་པ་རྣམས་ཀྱིས་བླང་བར་བྱའོ།།</text:span></text:p>
      <text:p text:style-name="P27"><text:span text:style-name="T64">ཞེས་པ་སྟེ། སྤྱན་དྲངས་པའི་སངས་རྒྱས་དེ་རྣམས་ཀྱི་ནང་ནས་དེ་བཞིན་གཤེགས་པ་རྣམས་ཧེ་རུ་ཀའི་རྣམ་པའི་གཟུགས་ཅན་གྱིས་དེ་བཞིན་གཤེགས་པ་ལྔའི་བདག་ཉིད་ཀྱི་བདུད་རྩི་ལྔས་གང་བའི་བུམ་པས། ཇི་ལྟར་བལྟམས་པ་སོགས་བརྗོད་ཅིང་དབང་བསྐུར་བར་བསམ་པར་བྱའོ། །</text:span></text:p>
      <text:p text:style-name="P27"><text:span text:style-name="T64">དེ་ལྟར་དབང་བསྐུར་བའི་དུས་ན་སངས་རྒྱས་ཀྱི་མཐུས་ལྷའི་མེ་ཏོག་གི་ཆར་འབབ་པར་འགྱུར་རོ། །ལྷའི་རྔ་བོ་ཆེའི་སྒྲ་འབྱུང་བར་འགྱུར་རོ། །གུར་ཀུམ་གྱི་ཆར་འབབ་ཅིང་དྲི་ཞིམ་པ་འབྱུང་བར་འགྱུར་</text:span><text:soft-page-break/><text:span text:style-name="T64">རོ། །གཟུགས་རྡོ་རྗེ་མ་ལ་སོགས་པ་མཆོད་པའི་ལྷ་མོ་རྣམས་ཀྱིས་མཆོད་པར་བྱའོ། །དྲུག་ལྡན་གྱི་རྡོ་རྗེའི་གླུ་སྤྱན་མ་ལ་སོགས་པ་ཡུམ་རྣམས་ཀྱིས་བླང་བར་བྱའོ། །</text:span></text:p>
      <text:p text:style-name="P27"><text:span text:style-name="T64">དེས་མཚོན་ནས་བྱང་སེམས་རྣམས་ཀྱིས་ཤིས་བརྗོད་དང་། ཁྲོ་བོ་རྣམས་ཀྱིས་བགེགས་སྐྲོད་པར་བྱ་ཞེས་པའི་དོན་ཏོ། །</text:span></text:p>
      <text:p text:style-name="P27"><text:span text:style-name="T64">ད༣ གསུམ་པ་</text:span><text:span text:style-name="T20">[</text:span><text:span text:style-name="T21">རྒྱས་འདེབས་ཚུལ་</text:span><text:span text:style-name="T20">]</text:span><text:span text:style-name="T64">ནི། </text:span></text:p>
      <text:p text:style-name="P31"><text:span text:style-name="T58">དབང་བསྐུར་ནས་སྤྱི་བོར་རང་གི་རིགས་ཀྱི་བདག་པོར་འགྱུར་རོ། །འདིས་ནི་ཧེ་རུ་ཀ་རྫོགས་པ་ཉིད་དོ། །</text:span></text:p>
      <text:p text:style-name="P27"><text:span text:style-name="T64">ཞེས་པ་སྟེ། དེ་ལྟར་དབང་བསྐུར་ནས་ཆུ་ལྷག་གྱེན་དུ་འཁྱིལ་པ་ལས་སྤྱི་བོར་གཙོ་བོ་ཡབ་ཡུམ་ལ་མི་བསྐྱོད་པ་དང་། གི་རིགས་ཀྱི་བདག་པོས་རྒྱས་བཏབ་པར་འགྱུར་རོ། །ཆོ་ག་འདིས་ནི་ཧེ་རུ་ཀ་ལ་སོགས་པ་ལྷ་བསྐྱེད་པའི་ཡན་ལག་རྫོགས་པ་ཉིད་དུ་བཤད་དོ་ཞེས་པའོ། །</text:span></text:p>
      <text:p text:style-name="P27"><text:span text:style-name="T64">ད༤ བཞི་པ་</text:span><text:span text:style-name="T20">[</text:span><text:span text:style-name="T21">ཞར་བྱུང་ཐུན་གྲངས་བསྟན་པ་</text:span><text:span text:style-name="T20">]</text:span><text:span text:style-name="T64">ནི། </text:span></text:p>
      <text:p text:style-name="P31"><text:span text:style-name="T58">ཐུན་གསུམ་དུ་བྱིན་གྱིས་བརླབས་པའི་བསྒོམ་པ་རྣམ་པར་བསྒོམས་ནས། ལངས་ཏེ་ལྷའི་གཟུགས་སུ་</text:span><text:span text:style-name="T40">(</text:span><text:span text:style-name="T41">༧༨བ</text:span><text:span text:style-name="T40">)</text:span><text:span text:style-name="T58">བཞག་གོ། །</text:span></text:p>
      <text:p text:style-name="P27"><text:span text:style-name="T64">ཞེས་པ་སྟེ། ཉིན་མཚན་གྱི་ཐུན་གསུམ་དུ་ལྷར་དམིགས་ནས་བྱིན་གྱིས་བརླབས་པའི་བསྐྱེད་རིམ་གྱིས་སྒོམ་པ་རྣམ་པར་བསྒོམས་ནས་ཐུན་ལས་ལངས་ཏེ་ཐུན་མཚམས་མཐའ་དག་ཏུའང་ལྷའི་གཟུགས་སུ་ང་རྒྱལ་བཞག་གོ་ཞེས་པ་དྲང་དོན་དང་སྒྲ་ཇི་བཞིན་པའི་བཤད་པའོ། །</text:span></text:p>
      <text:p text:style-name="P27"><text:span text:style-name="T64">ཐ་མལ་པའི་སྒོ་གསུམ་རྡོ་རྗེ་གསུམ་དབྱེར་མེད་པའི་ལྷན་སྐྱེས་ཀྱི་རང་བཞིན་མཚན་རྟོག་གི་དྲི་མ་དང་བྲལ་བར་བྱེད་པ་ནི་འདི་དག་གི་ངེས་དོན་ནོ། །</text:span></text:p>
      <text:p text:style-name="P27"><text:soft-page-break/><text:span text:style-name="T64">ཉ༣ གསུམ་པ་</text:span><text:span text:style-name="T20">[</text:span><text:span text:style-name="T21">ལེའུའི་མཚན་</text:span><text:span text:style-name="T20">]</text:span><text:span text:style-name="T64">ནི། </text:span></text:p>
      <text:p text:style-name="P29"><text:span text:style-name="T56">དབང་གི་ལེའུ་སྟེ། བཞི་པའོ།། །།</text:span></text:p>
      <text:p text:style-name="P27"><text:span text:style-name="T64">ཞེས་པ་སྟེ། ལྷར་བསྐྱེད་པ་ལ་དབང་བསྐུར་བའི་རྣམ་གཞག་གི་ལེའུ་སྟེ། གཞུང་དུམ་ཚན་བཞི་པའོ་ཞེས་དེ་ཉིད་གསུངས་ཟིན་པའི་དོན་ཏོ། །</text:span></text:p>
      <text:p text:style-name="P27"><text:span text:style-name="T64">ལེའུ་བཞི་པ་བཤད་ཟིན་ཏོ།། །།</text:span></text:p>
      <text:p text:style-name="P13"><text:span text:style-name="T1">བརྟག་པ་སྔ་མ། ལྔ་པ་དེ་ཁོ་ན་ཉིད་ཀྱི་ལེའུ།</text:span></text:p>
      <text:p text:style-name="P3"/>
      <text:p text:style-name="P27"><text:span text:style-name="T1">ཇ༤ </text:span><text:span text:style-name="T31">ད་ནི་ལེའུ་ལྔ་པ་བཤད་པར་བྱ་སྟེ། དེ་ལ། </text:span><text:span text:style-name="T1">ཉ༡ </text:span><text:span text:style-name="T31">ལེའུའི་འབྲེལ། </text:span><text:span text:style-name="T1">ཉ༢ </text:span><text:span text:style-name="T31">ལེའུའི་དོན། </text:span><text:span text:style-name="T1">ཉ༣ </text:span><text:span text:style-name="T31">ལེའུའི་མཚན་གསུམ་གྱི། </text:span></text:p>
      <text:p text:style-name="P27"><text:span text:style-name="T64">ཉ༡ དང་པོ་ནི། སྤྱི་དོན་གྱི་འབྲེལ་ལ། ལེའུ་སྔ་ཕྱིའི་འབྲེལ་ནི། གོང་དུ་བཤད་པའི་ལྷའི་བསྐྱེད་རིམ་བསྒོམས་ཀྱང་རྫོགས་པའི་རིམ་པ་དང་མ་འབྲེལ་ན་མི་གྲོལ་ཞིང་། དེ་ཁོ་ན་ཉིད་རྟོགས་ན་མྱུར་དུ་གྲོལ་བའི་ཕྱིར། ལྷའི་དབང་གི་ལེའུའི་རྗེས་སུ་དེ་ཁོ་ན་ཀྱི་ལེའུ་འཆད་པར་འབྲེལ་ལོ། །</text:span></text:p>
      <text:p text:style-name="P27"><text:span text:style-name="T64">མདོར་བསྟན་རྒྱས་བཤད་ཀྱི་འབྲེལ་ནི། མདོར་བསྟན་དུ་ཡེ་ཤེས་ཞེས་པའི་དོན་ལེའུ་འདིས་རྒྱས་པར་འཆད་དོ། །</text:span></text:p>
      <text:p text:style-name="P27"><text:span text:style-name="T64">ལེའུའི་མངོན་རྟོགས་ནི། ཡེ་ཤེས་ཀྱི་དེ་ཁོ་ན་ཉིད་རྟོགས་པར་བྱེད་པའི་ཐབས་བརྗོད་བྱར་སྟོན་པས་རྫོགས་རིམ་དང་འབྲེལ་ལོ། །</text:span></text:p>
      <text:p text:style-name="P27"><text:span text:style-name="T64">སྦས་དོན་གྱི་འབྲེལ་ནི། བྱང་ཆུབ་ཀྱི་སེམས་དེ་དོན་དམ་པར་མི་རྟོག་ཅིང་མི་བསླུ་བའི་རང་བཞིན་ཡིན་པས་དེའི་དེ་ཁོ་ན་ཉིད་ཤེས་པར་བྱའོ། །</text:span></text:p>
      <text:p text:style-name="P27"><text:span text:style-name="T1">ཉ༢ </text:span><text:span text:style-name="T31">གཉིས་པ་</text:span><text:span text:style-name="T4">[</text:span><text:span text:style-name="T1">ལེའུའི་དོན་</text:span><text:span text:style-name="T4">]</text:span><text:span text:style-name="T31">ལ། </text:span><text:span text:style-name="T1">ཏ༡ </text:span><text:span text:style-name="T31">སྤྱི་དོན་དང་། </text:span><text:span text:style-name="T1">ཏ༢ </text:span><text:span text:style-name="T31">གཞུང་དོན་གཉིས་ཀྱི། </text:span></text:p>
      <text:p text:style-name="P27"><text:span text:style-name="T1">ཏ༡ </text:span><text:span text:style-name="T31">དང་པོ་ལ། དེ་ཁོ་ན་ཉིད་ཀྱི་རྣམ་གཞག །ཡུལ་དབང་གི་རྣམ་གཞག །སེམས་སེམས་བྱུང་གི་རྣམ་དབྱེ། ཐམས་ཅད་བདེན་མེད་དུ་བཤད་པ་བཞི་ལས། </text:span></text:p>
      <text:p text:style-name="P27"><text:span text:style-name="T31">དང་པོ་ལ། དེ་ཁོ་ན་ཉིད་ཀྱི་གནས་ལུགས་བཤད་པ། དེ་ཉིད་ཆོས་ཐམས་ཅད་ཀྱི་བདག་ཉིད་དུ་བསྟན་པ། </text:span><text:span text:style-name="T39">(</text:span><text:span text:style-name="T41">༧༩ན</text:span><text:span text:style-name="T39">)</text:span><text:span text:style-name="T31">ཐབས་གང་གིས་རྟོགས་པར་བྱ་བ་གསུམ་གྱི། </text:span></text:p>
      <text:p text:style-name="P27"><text:soft-page-break/><text:span text:style-name="T64">དང་པོ་ནི། སྤྱིར་དེ་ཁོ་ན་ཉིད་ལ་བཞི་ལས། བདག་གི་དེ་ཁོ་ན་ཉིད་ནི་ཨེ་ཝཾ་གི་དོན་གྱིས་བཤད་པ་དང་། སྔགས་ཀྱི་དེ་ཁོ་ན་ཉིད་ནི་ཡི་གེ་གསུམ་གྱི་དོན་གྱིས་བཤད་པ་དང་། ལྷའི་དེ་ཁོ་ན་ཉིད་ནི་ལྷའི་ལེའུ་ལ་སོགས་པར་བཤད་ཅིང་། འཆད་པར་འགྱུར་བ་ལྟར་རོ། །ཡེ་ཤེས་ཀྱི་དེ་ཁོ་ན་ཉིད་ནི། འདིར་བསྟན་བྱའི་དོན་ཏེ། </text:span></text:p>
      <text:p text:style-name="P27"><text:span text:style-name="T64">དེ་ཡང་ཆོས་ཐམས་ཅད་ཀྱི་དེ་ཁོ་ན་ཉིད་ནི། རང་བཞིན་གྱི་འོད་གསལ་བ། སྟོང་པ་ཉིད་ཀྱི་རང་བཞིན། གདོད་མ་ནས་སྐྱེ་འགག་གནས་གསུམ་དང་བྲལ་ཞིང་རྣམ་པར་དག་པ་ནམ་མཁའ་ལྟ་བུ། གཟུང་འཛིན་གྱི་རྟོག་པས་མ་གོས་ཤིང་གཉིས་སུ་མེད་པ་རང་རིག་པའི་ཡེ་ཤེས་བརྗོད་པའི་ཡུལ་ལས་འདས་པ་ཞིག་ཡིན་ཏེ། </text:span></text:p>
      <text:p text:style-name="P27"><text:span text:style-name="T64">གསང་འདུས་ལས། </text:span></text:p>
      <text:p text:style-name="P46"><text:span text:style-name="T38">ཆོས་རྣམས་རང་བཞིན་འོད་གསལ་བ། །གདོད་ནས་དག་པ་ནམ་མཁའ་བཞིན། །</text:span></text:p>
      <text:p text:style-name="P27"><text:span text:style-name="T64">ཞེས་དང་། </text:span></text:p>
      <text:p text:style-name="P46"><text:span text:style-name="T38">ཕུང་པོ་ཁམས་དང་སྐྱེ་མཆེད་དང་། །གཟུང་དང་འཛིན་པ་རྣམ་པར་སྤང་། །</text:span></text:p>
      <text:p text:style-name="P46"><text:span text:style-name="T38">རང་སེམས་གདོད་ནས་མ་སྐྱེས་པ། །སྟོང་པ་ཉིད་ཀྱི་རང་བཞིན་ནོ། །</text:span></text:p>
      <text:p text:style-name="P27"><text:span text:style-name="T64">ཞེས་དང་། </text:span></text:p>
      <text:p text:style-name="P27"><text:span text:style-name="T64">རྣམ་སྣང་མངོན་བྱང་ལས། </text:span></text:p>
      <text:p text:style-name="P46"><text:span text:style-name="T38">བྱང་ཆུབ་ནམ་མཁའི་མཚན་ཉིད་དེ། །རྣམ་པར་རྟོག་པ་ཐམས་ཅད་སྤངས། །</text:span></text:p>
      <text:p text:style-name="P27"><text:span text:style-name="T64">ཞེས་དང་། </text:span></text:p>
      <text:p text:style-name="P27"><text:span text:style-name="T64">སཾ་ཊིར། </text:span></text:p>
      <text:p text:style-name="P47"><text:soft-page-break/><text:span text:style-name="T38">ཐོག་མ་དབུས་མཐའ་དྲི་མ་མེད། །རང་གིས་རིག་པའི་ཡེ་ཤེས་ཏེ། །</text:span></text:p>
      <text:p text:style-name="P47"><text:span text:style-name="T38">གཞན་དུ་སྨྲ་བར་མི་ནུས་སོ། །</text:span></text:p>
      <text:p text:style-name="P27"><text:span text:style-name="T64">ཞེས་སོགས་རྒྱ་ཆེར་གསུངས་སོ། །</text:span></text:p>
      <text:p text:style-name="P27"><text:span text:style-name="T64">འོ་ན། ཆོས་ཐམས་ཅད་སྟོང་པ་ཉིད་ཀྱི་ངོ་བོར་བལྟ་བར་བྱའམ་སྙམ་ན། དེ་ཡང་མིན་ཏེ། སྟོན་པས་ཆོས་ཐམས་ཅད་སྟོང་པ་ཉིད་དུ་གསུངས་པ་ནི་མཐར་འཛིན་སྤོང་བའི་ཕྱིར་གསུངས་ཀྱི། དོན་དམ་པར་སྟོང་ཉིད་དུ་དམིགས་པ་དང་བསྒོམ་པར་བྱ་བ་མེད་དེ། </text:span></text:p>
      <text:p text:style-name="P27"><text:span text:style-name="T64">གུར་ལས། </text:span></text:p>
      <text:p text:style-name="P46"><text:span text:style-name="T38">ལྟ་བ་རྣམས་ལས་ལོག་རྣམས་དང་། །བདག་ཏུ་ལྟ་བ་ཚོལ་རྣམས་ཀྱིས། །</text:span></text:p>
      <text:p text:style-name="P46"><text:span text:style-name="T38">བདག་ཞེན་བསམ་པ་བཟློག་པའི་ཕྱིར། །སྟོང་པ་རྒྱལ་བ་རྣམས་ཀྱིས་བསྟན། །</text:span></text:p>
      <text:p text:style-name="P27"><text:span text:style-name="T64">ཞེས་དང་། </text:span></text:p>
      <text:p text:style-name="P27"><text:span text:style-name="T64">སཾ་ཊིར། </text:span></text:p>
      <text:p text:style-name="P46"><text:span text:style-name="T38">རྣམ་རྟོག་མེད་པའི་ཆོས་རྣམས་ལ། །དམིགས་པ་མེད་ཅིང་སྒོམ་པ་མེད། །</text:span></text:p>
      <text:p text:style-name="P27"><text:span text:style-name="T64">ཅེས་སོ། །</text:span></text:p>
      <text:p text:style-name="P27"><text:span text:style-name="T64">དེ་ལྟར་ན། དངོས་དང་དངོས་མེད། སྟོང་དང་མི་སྟོང་ལ་སོགས་པའི་མཐའ་ཐམས་ཅད་</text:span><text:span text:style-name="T39">(</text:span><text:span text:style-name="T41">༧༩བ</text:span><text:span text:style-name="T39">)</text:span><text:span text:style-name="T64">སྤངས་པ་སྟེ། </text:span></text:p>
      <text:p text:style-name="P27"><text:span text:style-name="T64">སཾ་ཊིར། </text:span></text:p>
      <text:p text:style-name="P46"><text:span text:style-name="T38">དངོས་དང་དངོས་མེད་སྦྱོར་བྲལ་བ། །རྣལ་འབྱོར་པས་ནི་དེ་ཉིད་སྒོམ། །</text:span></text:p>
      <text:p text:style-name="P27"><text:span text:style-name="T64">ཞེས་དང་། </text:span></text:p>
      <text:p text:style-name="P46"><text:soft-page-break/><text:span text:style-name="T38">སྟོང་མིན་སྟོང་པ་མིན་པའང་མིན། །དབུ་མར་དམིགས་པར་མི་འགྱུར་རོ། །</text:span></text:p>
      <text:p text:style-name="P27"><text:span text:style-name="T64">ཞེས་དང་། </text:span></text:p>
      <text:p text:style-name="P46"><text:span text:style-name="T38">སྟོང་པ་སྒོམ་པར་མི་བྱ་སྟེ། །སྟོང་མིན་སྒོམ་པར་མི་བྱའོ། །</text:span></text:p>
      <text:p text:style-name="P46"><text:span text:style-name="T38">སྟོང་པ་མི་སྤང་རྣལ་འབྱོར་པས། །སྟོང་མིན་ཡོངས་སུ་མི་སྤང་ངོ་། །</text:span></text:p>
      <text:p text:style-name="P27"><text:span text:style-name="T64">ཞེས་སོགས་རྒྱས་པར་གསུངས་སོ། །</text:span></text:p>
      <text:p text:style-name="P27"><text:span text:style-name="T64">གཉིས་པ་</text:span><text:span text:style-name="T20">[</text:span><text:span text:style-name="T21">དེ་ཉིད་ཆོས་ཐམས་ཅད་ཀྱི་བདག་ཉིད་དུ་བསྟན་པ་</text:span><text:span text:style-name="T20">]</text:span><text:span text:style-name="T64">ནི། དེ་ལྟ་བུའི་དེ་ཁོ་ན་ཉིད་དེ་ལ་མདོ་རྒྱུད་ཐམས་ཅད་ཀྱི་དགོངས་དོན་གཞོལ་བ་ཡིན་ཏེ། </text:span></text:p>
      <text:p text:style-name="P27"><text:span text:style-name="T64">མདོ་ལས། བདེ་བར་གཤེགས་པའི་གསུང་རབ་ཐམས་ཅད་ནི་དེ་ཁོ་ན་ཉིད་ལ་གཞོལ། དེ་ཁོ་ན་ཉིད་ལ་འབབ། དེ་ཁོ་ན་ཉིད་ལ་མངོན་དུ་ཕྱོགས། ཞེས་སོ། །</text:span></text:p>
      <text:p text:style-name="P40"><text:span text:style-name="T64">འདི་ཉིད་འབྲས་བུ་དང་ལམ་དང་རྒྱུ་ལ་སོགས་པ་ཆོས་ཐམས་ཅད་ཀྱི་ཁྱབ་བྱེད་ཀྱང་ཡིན་ཏེ། </text:span></text:p>
      <text:p text:style-name="P40"><text:span text:style-name="T64">སཾ་ཊིར། </text:span></text:p>
      <text:p text:style-name="P46"><text:span text:style-name="T38">འདི་ནི་གཉིས་སུ་མེད་པར་བརྗོད། །འདི་ནི་བྱང་ཆུབ་སེམས་མཆོག་ཉིད། །</text:span></text:p>
      <text:p text:style-name="P46"><text:span text:style-name="T38">རྡོ་རྗེ་རྡོ་རྗེ་སེམས་དཔའ་དཔལ། །རྫོགས་པའི་སངས་རྒྱས་བྱང་ཆུབ་ཉིད། །</text:span></text:p>
      <text:p text:style-name="P27"><text:span text:style-name="T64">ཅེས་འབྲས་བུར་གསུངས་པ་དང་། </text:span></text:p>
      <text:p text:style-name="P46"><text:span text:style-name="T38">འདི་ནི་ཤེས་རབ་ཕ་རོལ་ཕྱིན། །ཕ་རོལ་ཕྱིན་པ་ཀུན་གྱི་དངོས། །</text:span></text:p>
      <text:p text:style-name="P46"><text:span text:style-name="T38">མཉམ་ཉིད་བསམ་བྱ་ཉིད་དུ་གསུངས། །སངས་རྒྱས་དཀོན་མཆོག་སྒོམ་པ་ཉིད། །</text:span></text:p>
      <text:p text:style-name="P27"><text:span text:style-name="T64">ཅེས་ལམ་ཡིན་པ་དང་། </text:span></text:p>
      <text:p text:style-name="P46"><text:span text:style-name="T38">འགྲོ་བ་བརྟན་དང་གཡོ་བའི་བདག །བྱང་ཆུབ་སེམས་དཔའ་མཐའ་ཡས་དང་། །</text:span></text:p>
      <text:p text:style-name="P46"><text:soft-page-break/><text:span text:style-name="T38">རྫོགས་སངས་རྒྱས་དང་ཉན་ཐོས་སོགས། །དེ་ཉིད་ལས་ནི་ཐམས་ཅད་སྐྱེས། །</text:span></text:p>
      <text:p text:style-name="P27"><text:span text:style-name="T64">ཞེས་གཞི་ཡིན་པར་གསུངས་སོ། །</text:span></text:p>
      <text:p text:style-name="P27"><text:span text:style-name="T64">གཞན་ཡང་། འདི་ཉིད་འཁོར་འདས། བདེ་སྡུག་ཐམས་ཅད་ཀྱི་བདག་ཉིད་ཡིན་ལ། འཁོར་འདས། བདེ་སྡུག་ཐམས་ཅད་ཀྱང་དེ་ཁོ་ན་ཉིད་ལས་གཞན་མིན་ཏེ། </text:span></text:p>
      <text:p text:style-name="P27"><text:span text:style-name="T45">[</text:span><text:span text:style-name="T46">བརྟག་པ་ཕྱི་མ། བཞི་པ་ཕྱག་རྒྱ་བསྡུས་པའི་དོན་གྱི་ལེའུར།</text:span><text:span text:style-name="T45">]</text:span></text:p>
      <text:p text:style-name="P46"><text:span text:style-name="T38">འདི་ཉིད་འཁོར་བ་ཞེས་བྱ་སྟེ། །འདི་ཉིད་མྱ་ངན་འདས་པའང་ཡིན། །</text:span></text:p>
      <text:p text:style-name="P27"><text:span text:style-name="T64">ཞེས་སོགས་དང་། </text:span></text:p>
      <text:p text:style-name="P27"><text:span text:style-name="T64">སཾ་ཊིར། </text:span></text:p>
      <text:p text:style-name="P47"><text:span text:style-name="T38">སྡུག་བསྔལ་ཕུང་པོ་དུ་མའི་མཚན་གྱུར་པ། །</text:span></text:p>
      <text:p text:style-name="P47"><text:span text:style-name="T38">འདི་ལས་གཞན་དུ་ཅུང་ཟད་ཡོད་མ་ཡིན། །</text:span></text:p>
      <text:p text:style-name="P47"><text:span text:style-name="T38">བདེ་བ་མཐའ་ཡས་འབྱུང་བའི་རྒྱུར་གྱུར་པ། །</text:span></text:p>
      <text:p text:style-name="P47"><text:span text:style-name="T38">དེ་ལས་གཞན་དུ་གྲོལ་བའང་ཡོད་མ་ཡིན། །</text:span></text:p>
      <text:p text:style-name="P27"><text:span text:style-name="T64">ཞེས་སོ། །</text:span></text:p>
      <text:p text:style-name="P27"><text:span text:style-name="T64">དེ་ལྟར་ན། བརྟན་གཡོ་སྣོད་བཅུད་ཐམས་ཅད་འདིའི་རང་བཞིན་ཏེ། </text:span><text:span text:style-name="T39">(</text:span><text:span text:style-name="T41">༨༠ན</text:span><text:span text:style-name="T39">)</text:span></text:p>
      <text:p text:style-name="P27"><text:span text:style-name="T45">[</text:span><text:span text:style-name="T46">བརྟག་པ་སྔ་མ། བརྒྱད་པ་རྣལ་འབྱོར་མའི་འཁོར་ལོ་འདུ་བའི་ལེའུར།</text:span><text:span text:style-name="T45">]</text:span></text:p>
      <text:p text:style-name="P46"><text:span text:style-name="T38">བརྟན་དང་གཡོ་བའི་དངོས་པོ་གང་། །རྩ་ལྕུག་འཁྲིལ་ཤིང་ལ་སོགས་པ། །</text:span></text:p>
      <text:p text:style-name="P46"><text:span text:style-name="T38">བདག་གི་དངོས་པོའི་རང་བཞིན་ལས། །</text:span></text:p>
      <text:p text:style-name="P27"><text:span text:style-name="T64">ཞེས་དང་། </text:span></text:p>
      <text:p text:style-name="P27"><text:span text:style-name="T45">[</text:span><text:span text:style-name="T46">བརྟག་པ་ཕྱི་མ། གསུམ་པ་རྒྱུད་ཀྱི་གླེང་གཞི་དང་གསང་བའི་སྐད་ཀྱི་ལེའུར།</text:span><text:span text:style-name="T45">]</text:span></text:p>
      <text:p text:style-name="P47"><text:soft-page-break/><text:span text:style-name="T38">བརྟན་དང་གཡོ་བ་ཁྱབ་ནས་གནས། །</text:span></text:p>
      <text:p text:style-name="P27"><text:span text:style-name="T64">ཞེས་སོགས་རྒྱ་ཆེར་གསུངས་ཏེ། འཆད་པར་འགྱུར་རོ། །</text:span></text:p>
      <text:p text:style-name="P27"><text:span text:style-name="T64">གསུམ་པ་</text:span><text:span text:style-name="T20">[</text:span><text:span text:style-name="T21">ཐབས་གང་གིས་རྟོགས་པར་བྱ་བ་</text:span><text:span text:style-name="T20">]</text:span><text:span text:style-name="T64">ནི། དེ་ལྟ་བུའི་ཡེ་ཤེས་དེ་ཐབས་གང་ལ་བརྟེན་ནས་རྟོགས་པར་འགྱུར་སྙམ་ན། ཟབ་མོ་གསང་ཆེན་གྱི་ལམ་ལ་མ་བརྟེན་ཞིང་བླ་མའི་མན་ངག་ལ་མ་བརྟེན་པར། མཚན་ཉིད་ཐེག་པར་གྲགས་པའི་ཐོས་བསམ་སོགས་ལ་བསྐལ་པར་འབད་ཀྱང་མི་རྟོགས་ཏེ། </text:span></text:p>
      <text:p text:style-name="P27"><text:span text:style-name="T64">ཨཱཪྱ་དེ་བས། </text:span></text:p>
      <text:p text:style-name="P46"><text:span text:style-name="T38">བསྐལ་པ་བྱེ་བ་དུ་མ་རུ། །ཐོས་པའི་ཕ་རོལ་སོན་གྱུར་ཀྱང་། །</text:span></text:p>
      <text:p text:style-name="P46"><text:span text:style-name="T38">བླ་མའི་ལུང་དང་བྲལ་བ་ཡིས། །བདག་བྱིན་བརླབས་པ་རྙེད་མི་འགྱུར། །</text:span></text:p>
      <text:p text:style-name="P27"><text:span text:style-name="T64">ཞེས་དང་། </text:span></text:p>
      <text:p text:style-name="P27"><text:span text:style-name="T64">སྤྱོད་བསྡུས་སུ་ཡང་། རང་བྱིན་རླབས་ལྷ་སྐུ་སྒྱུ་མ་ལྟ་བུ་མ་ཐོབ་པར་འོད་གསལ་དོན་དམ་པའི་བདེན་པ་མི་ཐོབ་པར་བཤད་དོ། །</text:span></text:p>
      <text:p text:style-name="P27"><text:span text:style-name="T64">བླ་མའི་མན་ངག་གིས་རྙེད་པ་ནི། སཾ་ཊིར། </text:span></text:p>
      <text:p text:style-name="P46"><text:span text:style-name="T38">ནང་གི་དབྱེ་བ་འདི་ཉིད་ནི། །བླ་མའི་ཞལ་ལས་རྙེད་པར་འགྱུར། །</text:span></text:p>
      <text:p text:style-name="P27"><text:span text:style-name="T64">ཞེས་དང་། </text:span></text:p>
      <text:p text:style-name="P27"><text:span text:style-name="T64">འདིར་ཡང་། </text:span><text:span text:style-name="T45">[</text:span><text:span text:style-name="T46">བརྟག་པ་སྔ་མ། བརྒྱད་པ་རྣལ་འབྱོར་མའི་འཁོར་ལོ་འདུ་བའི་ལེའུར།</text:span><text:span text:style-name="T45">]</text:span></text:p>
      <text:p text:style-name="P47"><text:span text:style-name="T38">གཞན་གྱིས་བརྗོད་མིན་ལྷན་ཅིག་སྐྱེས། །</text:span></text:p>
      <text:p text:style-name="P27"><text:span text:style-name="T64">ཞེས་སོགས་སོ། །</text:span></text:p>
      <text:p text:style-name="P27"><text:soft-page-break/><text:span text:style-name="T64">དེ་ཡང་བླ་མའི་དུས་ཐབས་ཞེས་པའི། དུས་ནི་དབང་གསུམ་པ་དང་བཞི་པའི་དུས་སུ་རྟོགས་ཏེ། འདིར། </text:span><text:span text:style-name="T45">[</text:span><text:span text:style-name="T46">བརྟག་པ་ཕྱི་མ། གཉིས་པ་དངོས་གྲུབ་གཏན་ལ་དབབ་པའི་ལེའུར།</text:span><text:span text:style-name="T45">]</text:span></text:p>
      <text:p text:style-name="P47"><text:span text:style-name="T38">ཕྱག་རྒྱ་ཆེན་པོའི་དབང་བསྐུར་བ། །</text:span></text:p>
      <text:p text:style-name="P27"><text:span text:style-name="T64">ཞེས་སོགས་དང་། </text:span></text:p>
      <text:p text:style-name="P27"><text:span text:style-name="T45">[</text:span><text:span text:style-name="T46">བརྟག་པ་སྔ་མ། བཅུ་པ་དབང་སྐུར་བའི་ལེའུར།</text:span><text:span text:style-name="T45">]</text:span></text:p>
      <text:p text:style-name="P47"><text:span text:style-name="T38">ཕྱི་ནས་དེ་ཉིད་ཡང་དག་བཤད། །</text:span></text:p>
      <text:p text:style-name="P27"><text:span text:style-name="T64">ཅེས་སོ། །</text:span></text:p>
      <text:p text:style-name="P27"><text:span text:style-name="T64">ཐབས་ནི། ཕྱག་རྒྱ་དང་སྙོམས་པར་ཞུགས་པ་ལས་དཔེའི་ཡེ་ཤེས་ཤར་བ་ལ་བརྟེན་ནས་རིམ་གྱིས་རྟོགས་ཏེ། </text:span><text:span text:style-name="T45">[</text:span><text:span text:style-name="T46">བརྟག་པ་སྔ་མ། བཅུ་པ་དབང་སྐུར་བའི་ལེའུར།</text:span><text:span text:style-name="T45">]</text:span></text:p>
      <text:p text:style-name="P46"><text:span text:style-name="T38">དངོས་གྲུབ་མཚན་ཉིད་མི་ཕྱེད་པ། །ཕྱག་རྒྱའི་རྣལ་འབྱོར་བ་ཡིས་འགྲུབ། །</text:span></text:p>
      <text:p text:style-name="P27"><text:span text:style-name="T64">ཅེས་དང་། </text:span></text:p>
      <text:p text:style-name="P27"><text:span text:style-name="T64">སཾ་ཊིར། </text:span></text:p>
      <text:p text:style-name="P47"><text:span text:style-name="T38">ཇི་ལྟར་གཞོན་ནུའི་གཟུགས་ཀྱི་ནི། །དབང་པོ་གཉིས་ནི་འདུས་པ་ཡི། །</text:span></text:p>
      <text:p text:style-name="P47"><text:span text:style-name="T38">བྷ་གར་ལིང་ག་བཞག་ནས་ནི། །སངས་རྒྱས་རྗེས་སུ་དྲན་པ་སྒོམ། །</text:span></text:p>
      <text:p text:style-name="P27"><text:span text:style-name="T64">ཞེས་དང་། </text:span></text:p>
      <text:p text:style-name="P27"><text:span text:style-name="T64">ཨཱཪྱ་དེ་བས། </text:span></text:p>
      <text:p text:style-name="P47"><text:span text:style-name="T38">དེ་ནི་དཔེ་ཡིས་ཉེར་མཚོན་ནས། །བླ་མའི་ཞལ་གྱི་དྲིན་གྱིས་སོ། །</text:span></text:p>
      <text:p text:style-name="P27"><text:span text:style-name="T64">ཞེས་སོ། །</text:span></text:p>
      <text:p text:style-name="P27"><text:soft-page-break/><text:span text:style-name="T64">གཉིས་པ་</text:span><text:span text:style-name="T20">[</text:span><text:span text:style-name="T21">ཡུལ་དབང་གི་རྣམ་གཞག་</text:span><text:span text:style-name="T20">]</text:span><text:span text:style-name="T64">ནི། ཡུལ་དྲུག་གི། གཟུགས་ལ། </text:span></text:p>
      <text:p text:style-name="P27"><text:span text:style-name="T64">མངོན་པ་མཛོད་དུ། </text:span><text:span text:style-name="T45">[</text:span><text:span text:style-name="T46">གནས་དང་པོ། ཁམས་བསྟན་པ།</text:span><text:span text:style-name="T45">]</text:span></text:p>
      <text:p text:style-name="P47"><text:span text:style-name="T38">གཟུགས་རྣམ་གཉིས་དང་རྣམ་ཉི་ཤུ། །</text:span></text:p>
      <text:p text:style-name="P27"><text:span text:style-name="T64">ཞེས་ཁ་དོག་དང་། དབྱིབས་གཉིས་སམ། ཕྱེ་ན། སྔོ། སེར། </text:span><text:span text:style-name="T39">(</text:span><text:span text:style-name="T41">༨༠བ</text:span><text:span text:style-name="T39">)</text:span><text:span text:style-name="T64">དཀར། དམར། </text:span></text:p>
      <text:p text:style-name="P27"><text:span text:style-name="T64">རིང་། ཐུང་། ལྷམ། ཟླུམ། མཐོ། དམའ། ཕྱལ་ལེ་བ། ཕྱལ་ལེ་བ་མིན་པ། </text:span></text:p>
      <text:p text:style-name="P27"><text:span text:style-name="T64">སྤྲིན། དུ་བ། རྡུལ། ཁུག་སྣ། གྲིབ། ཉི། སྣང་། མུན་ཏེ། ཉི་ཤུར་བཤད་ལ། </text:span></text:p>
      <text:p text:style-name="P27"><text:span text:style-name="T64">མངོན་པ་གོང་མར་དེའི་ཐོག་ཏུ། རྡུལ་ཕྲ་མོ། རགས་པ། མངོན་པར་སྐབས་ཡོད་པ། རྣམ་པར་རིག་བྱེད། ནམ་མཁའ་ཁ་དོག་གཅིག་པ་སྟེ། ཉེར་ལྔ་བཤད། </text:span></text:p>
      <text:p text:style-name="P57"><text:span text:style-name="T64">སྒྲ་ལ་མཛོད་དུ།</text:span><text:span text:style-name="T66"> </text:span><text:span text:style-name="T45">[</text:span><text:span text:style-name="T46">གནས་དང་པོ། ཁམས་བསྟན་པ།</text:span><text:span text:style-name="T45">]</text:span></text:p>
      <text:p text:style-name="P66"><text:span text:style-name="T38">སྒྲ་ནི་རྣམ་པ་བརྒྱད་ཡོད་དེ། །</text:span></text:p>
      <text:p text:style-name="P57"><text:span text:style-name="T64">ཞེས་རྒྱུད་ཀྱི་ཟིན་པ་དང་མ་ཟིན་པའི་འབྱུང་བ་ཆེན་པོའི་རྒྱུ་ལས་བྱུང་བ་གཉིས་དང་། སེམས་ཅན་དུ་སྟོན་པ་དང་སྟོན་པ་མ་ཡིན་པ་གཉིས་ཏེ་བཞི་ལ་སྙན་མི་སྙན་གྱི་དབྱེ་བས་བརྒྱད་བཤད་ཅིང་། </text:span></text:p>
      <text:p text:style-name="P57"><text:span text:style-name="T64">གོང་མར། དེའི་ཐོག་ཏུ་ཡིད་དུ་འོང་། མི་འོང་། གཉིས་ཀ་མ་ཡིན་པ་གསུམ་སྟེ། བཅུ་གཅིག་བཤད་དོ། །</text:span></text:p>
      <text:p text:style-name="P57"><text:span text:style-name="T64">དྲི་ལ་མཛོད་དུ།</text:span><text:span text:style-name="T66"> </text:span><text:span text:style-name="T45">[</text:span><text:span text:style-name="T46">གནས་དང་པོ། ཁམས་བསྟན་པ།</text:span><text:span text:style-name="T45">]</text:span></text:p>
      <text:p text:style-name="P66"><text:span text:style-name="T38">དྲི་རྣམ་བཞི། </text:span></text:p>
      <text:p text:style-name="P57"><text:span text:style-name="T64">ཞེས་དྲི་ཞིམ། ང་བ། མཉམ། མི་མཉམ་བཞི་བཤད་ཅིང་། </text:span></text:p>
      <text:p text:style-name="P57"><text:span text:style-name="T64">གོང་མར། དྲི་ཞིམ་པ། ང་བ། མཉམ་པ། ལྷན་ཅིག་སྐྱེས་པ། སྦྱར་བ་ལས་བྱུང་བ། གྱུར་པ་ལས་བྱུང་བ་དྲུག་བཤད་དོ། །</text:span></text:p>
      <text:p text:style-name="P27"><text:soft-page-break/><text:span text:style-name="T64">རོ་ལ་མཛོད་དུ།</text:span><text:span text:style-name="T66"> </text:span><text:span text:style-name="T45">[</text:span><text:span text:style-name="T46">གནས་དང་པོ། ཁམས་བསྟན་པ།</text:span><text:span text:style-name="T45">]</text:span></text:p>
      <text:p text:style-name="P47"><text:span text:style-name="T38">རོ་ནི་རྣམ་དྲུག །</text:span></text:p>
      <text:p text:style-name="P27"><text:span text:style-name="T64">ཅེས་མངར། སྐྱུར། ལན་ཚྭ། ཚ་བ། ཁ་བ། སྐ་བ་དྲུག་བཤད་ལ། </text:span></text:p>
      <text:p text:style-name="P27"><text:span text:style-name="T64">གོང་མར་དེའི་ཐོག་ཏུ། ཡིད་དུ་འོང་བ། མི་འོང་བ། གཉིས་ཀ་མིན་པ། ལྷན་ཅིག་སྐྱེས་པ། སྦྱར་བ་ལས་བྱུང་བ། གྱུར་པ་ལས་བྱུང་བ་སྟེ་བཅུ་གཉིས་བཤད། </text:span></text:p>
      <text:p text:style-name="P27"><text:span text:style-name="T64">རེག་ལ། མཛོད་དུ།</text:span><text:span text:style-name="T66"> </text:span><text:span text:style-name="T45">[</text:span><text:span text:style-name="T46">གནས་དང་པོ། ཁམས་བསྟན་པ།</text:span><text:span text:style-name="T45">]</text:span></text:p>
      <text:p text:style-name="P47"><text:span text:style-name="T38">རེག་བྱ་བཅུ་གཅིག་བདག་ཉིད་དོ། །</text:span></text:p>
      <text:p text:style-name="P27"><text:span text:style-name="T83">ཞེས་འབྱུང་བ་བཞི། འཇམ། རྩུབ། ལྕི། ཡང་། གྲང་། བཀྲེས། སྐོམ་པ་སྟེ། བཅུ་གཅིག་བཤད་ལ།</text:span><text:span text:style-name="T64"> </text:span></text:p>
      <text:p text:style-name="P27"><text:span text:style-name="T64">གོང་མར། འཇམ། རྩུབ། ཡང་། ལྕི། གཉེན། ལྷོད། ལྷོད་པ་མིན་པ། གྲང་། བཀྲེས། སྐོམ། ཚིམ་པ། ཉམས་ཡོད་པ། ཉམས་ཆུང་བ། བརྒྱལ་བ། གཡའ་བ། འགྲེང་བ། ན་བ། རྒ་བ། འཆི་བ། ངལ་བ། ངལ་སོས་པ། སྤུངས་ཆེ་བ་སྟེ། ཉེར་གཉིས་བཤད། </text:span></text:p>
      <text:p text:style-name="P71"><text:span text:style-name="T64">ཆོས་ལ། བསྡུས་པ་ལས་གྱུར་པ། མངོན་པར་སྐབས་ཡོད་པ། ཡང་དག་པར་བླངས་བ་ལས་བྱུང་བ། ཀུན་ཏུ་བརྟགས་པ། དབང་འབྱོར་བ། ཚོར་བའི་ཕུང་པོ། འདུ་ཤེས་ཀྱི་ཕུང་པོ། འདུ་བྱེད་ཀྱི་ཕུང་པོ་སྟེ་འདུས་བྱས་ཀྱི་ཆོས་བརྒྱད། </text:span></text:p>
      <text:p text:style-name="P71"><text:span text:style-name="T64">ནམ་མཁའ། སོ་སོར་བརྟགས་འགོག །སོ་སོར་བརྟགས་མིན་གྱི་འགོག་པ་གསུམ་མམ། ཆོས་དགེ་མི་དགེ་ལུང་མ་བསྟན་གསུམ་གྱི་དེ་བཞིན་ཉིད་གསུམ། མི་གཡོ་བ། འདུ་ཤེས་དང་ཚོར་བ་འགོག་པ་སྟེ། </text:span><text:span text:style-name="T39">(</text:span><text:span text:style-name="T41">༨༡ན</text:span><text:span text:style-name="T39">)</text:span><text:span text:style-name="T64">འདུས་མ་བྱས་ཀྱི་ཆོས་བརྒྱད་དོ། །</text:span></text:p>
      <text:p text:style-name="P27"><text:soft-page-break/><text:span text:style-name="T64">ཡུལ་ཅན་དབང་པོ་དྲུག་ནི། མིག་གི་དབང་པོ་ཟར་མའི་མེ་ཏོག་ལྟ་བུ། རྣ་བའི་དབང་པོ་ཤིང་གྲོ་གའི་འཛེར་བུ་ལྟ་བུ། སྣའི་དབང་པོ་ཟངས་མའི་མོ་ཁབ་ལྟ་བུ། ལྕེའི་དབང་པོ་ཟླ་བ་བཀས་པ་ལྟ་བུ། ལུས་ཀྱི་དབང་པོ་བྱ་རེག་འཇམ་གྱི་པགས་པ་ལྟ་བུ་ཞེས་ཟེར་ལ། </text:span></text:p>
      <text:p text:style-name="P27"><text:span text:style-name="T64">དེ་ཡང་། དབང་ཤེས་ཀྱིས་གཟུང་བྱ་དབང་པོ་ལྔར་སྣང་བ་ལ་དབང་པོར་འདོད་པ་དང་། གཟུགས་ཅན་དང་བ་ལ་འདོད་པ་དང་། ས་བོན་ནམ་ནུས་པ་ལ་འདོད་པ་ལུགས་གསུམ་མོ། །</text:span></text:p>
      <text:p text:style-name="P27"><text:span text:style-name="T64">ཡིད་ཀྱི་དབང་པོ་ནི། རྣམ་ཤེས་ཚོགས་དྲུག་གམ་བརྒྱད་དེ། འཆད་པར་འགྱུར་རོ། །</text:span></text:p>
      <text:p text:style-name="P27"><text:span text:style-name="T31">གསུམ་པ་</text:span><text:span text:style-name="T4">[</text:span><text:span text:style-name="T1">སེམས་སེམས་བྱུང་གི་རྣམ་དབྱེ་</text:span><text:span text:style-name="T4">]</text:span><text:span text:style-name="T31">ལ། སེམས་ཀྱི་རྣམ་དབྱེ་དང་། སེམས་བྱུང་གི་རྣམ་དབྱེ་གཉིས་ཀྱི། </text:span></text:p>
      <text:p text:style-name="P27"><text:span text:style-name="T64">དང་པོ་ནི། དབུས་མཐའ་ལས། </text:span></text:p>
      <text:p text:style-name="P47"><text:span text:style-name="T52">དེ་ལ་དོན་མཐོང་རྣམ་པར་ཤེས། །དེ་ཡི་ཁྱད་པར་སེམས་ལས་བྱུང་། །</text:span></text:p>
      <text:p text:style-name="P27"><text:span text:style-name="T64">ཞེས་ཡུལ་གྱི་ངོ་བོ་མཐོང་བ་སེམས་དང་། ཡུལ་ལ་ཡོད་པའི་ཉམས་མྱོང་མཐོང་བ་སེམས་བྱུང་དུ་བཤད་པ་ལས། </text:span></text:p>
      <text:p text:style-name="P27"><text:span text:style-name="T64">སེམས་ལ་རྣམ་ཤེས་ཚོགས་བརྒྱད་དུ་འབྱེད་དེ། དེ་ལ་གཙོ་བོ་ཀུན་གཞི་ནི། རྟེན་ཐོག་མ་མེད་པ་ནས་དགེ་མི་དགེ་ལུང་མ་བསྟན་གསུམ་གྱི་གྱི་བག་ཆགས་ལ་བརྟེན་ནས། ཀུན་ནས་ཉོན་མོངས་པའི་ཆོས་ཐམས་ཅད་ཀྱི་གནས་བྱེད་ཅིང་། དབང་པོའི་གཟུགས་དང་མིང་ཉེ་བར་ལེན་པ། ཚོར་བའི་རྣམ་པར་གསལ་བ་མི་རིག་པ། ཀུན་འགྲོ་ལྔ་དང་འགྲོགས་ཤིང་ཚོར་བ་བཏང་སྙོམ་ཁོ་ན་དང་ལྡན་པའི་མ་སྒྲིབ་ལུང་མ་བསྟན་དུ་གྱུར་པ་སྟེ། </text:span></text:p>
      <text:p text:style-name="P27"><text:span text:style-name="T64">སུམ་ཅུ་པ་ལས། </text:span></text:p>
      <text:p text:style-name="P47"><text:soft-page-break/><text:span text:style-name="T52">དེ་ལ་ཀུན་གཞིའི་རྣམ་པར་ཤེས། །རྣམ་སྨིན་ས་བོན་ཐམས་ཅད་པ། །</text:span></text:p>
      <text:p text:style-name="P47"><text:span text:style-name="T52">དེ་ནི་ལེན་པ་དག་དང་གནས། །རྣམ་པར་རིག་པ་མི་རིག་པ། །</text:span></text:p>
      <text:p text:style-name="P47"><text:span text:style-name="T52">རྟག་ཏུ་རེག་དང་ཡིད་བྱེད་དང་། །རིག་དང་འདུ་ཤེས་སེམས་པར་ལྡན། །</text:span></text:p>
      <text:p text:style-name="P47"><text:span text:style-name="T52">དེ་ལ་ཚོར་བ་བཏང་སྙོམས་ཏེ། །དེ་ནི་མ་སྒྲིབ་ལུང་མ་བསྟན། །</text:span></text:p>
      <text:p text:style-name="P27"><text:span text:style-name="T64">ཞེས་སོ། །</text:span></text:p>
      <text:p text:style-name="P27"><text:span text:style-name="T64">ཉོན་ཡིད་ནི། རྟེན་ཀུན་གཞི་ལ་བརྟེན་ཞིང་ཀུན་གཞི་ཉིད་ལ་དམིགས་ནས་ངར་འཛིན་པའི་བདག་ཉིད་ཅན། སྒྲིབ་ལ་ལུང་མ་བསྟན་གྱི་ཉོན་མོངས་བཞི་དང་ཀུན་འགྲོ་ལྔ་དང་འགྲོགས་ནས་</text:span><text:span text:style-name="T39">(</text:span><text:span text:style-name="T41">༨༡བ</text:span><text:span text:style-name="T39">)</text:span><text:span text:style-name="T64">བདག་ཏུ་བལྟ་ཞིང་བདག་ཏུ་རྨོངས་པ་སོགས་བྱེད་པ་སྟེ། </text:span></text:p>
      <text:p text:style-name="P27"><text:span text:style-name="T64">དེ་ཉིད་དུ། </text:span></text:p>
      <text:p text:style-name="P46"><text:span text:style-name="T38">དེ་ལ་གནས་ཏེ་རང་བྱུང་ཞིང་། །དེ་ལ་དམིགས་པ་ཡིད་ཅེས་བྱ། །</text:span></text:p>
      <text:p text:style-name="P46"><text:span text:style-name="T38">རྣམ་ཤེས་ངར་སེམས་བདག་ཉིད་ཅན། །སྒྲིབ་ལ་ལུང་དུ་མ་བསྟན་པའི། །</text:span></text:p>
      <text:p text:style-name="P46"><text:span text:style-name="T38">ཉོན་མོངས་བཞི་དང་རྟག་ཏུ་འགྲོགས། །བདག་ཏུ་བལྟ་དང་བདག་ཏུ་རྨོངས། །</text:span></text:p>
      <text:p text:style-name="P46"><text:span text:style-name="T38">བདག་རྒྱལ་བདག་ཆགས་ཤེས་བྱ་སྟེ། །</text:span></text:p>
      <text:p text:style-name="P27"><text:span text:style-name="T64">ཞེས་སོ། །</text:span></text:p>
      <text:p text:style-name="P27"><text:span text:style-name="T64">དབང་ཤེས་དྲུག་ནི། མིག །རྣ་བ། སྣ། ལྕེ། ལུས། ཡིད་ཀྱི་རྣམ་ཤེས་རྣམས་ཏེ། དེ་ཡང་ཡུལ་གོང་དུ་བཤད་པའི་གཟུགས་སོགས་དྲུག་ལ་དམིགས་ནས་དགེ་མི་དགེ་ལུང་མ་བསྟན་ཅི་རིགས་སུ་འབྱུང་ཞིང་། དྲུག་པོ་སོ་སོར་སེམས་བྱུང་རྣམས་དང་། ཚོར་བ་གསུམ་པོ་དང་ཅི་རིགས་སུ་མཚུངས་ལྡན་དུ་འབྱུང་བ་སྟེ། </text:span></text:p>
      <text:p text:style-name="P27"><text:soft-page-break/><text:span text:style-name="T64">དེ་ཉིད་དུ། </text:span></text:p>
      <text:p text:style-name="P46"><text:span text:style-name="T38">གསུམ་པ་ཡུལ་རྣམས་དྲུག་པོ་ལ། །དམིགས་པ་གང་ཡིན་དེ་དག་སྟེ། །</text:span></text:p>
      <text:p text:style-name="P46"><text:span text:style-name="T38">དགེ་དང་མི་དགེ་གཉིས་ཀ་མིན། །ཀུན་ཏུ་འགྲོ་དང་བྱེ་བྲག་ངེས། །</text:span></text:p>
      <text:p text:style-name="P46"><text:span text:style-name="T38">སེམས་ལས་བྱུང་བ་དགེ་བ་དང་། །དེ་བཞིན་ཉོན་མོངས་ཉེ་ཉོན་མོངས། །</text:span></text:p>
      <text:p text:style-name="P46"><text:span text:style-name="T38">ཚོར་བ་གསུམ་དང་དེ་མཚུངས་ལྡན། །</text:span></text:p>
      <text:p text:style-name="P27"><text:span text:style-name="T64">ཞེས་སོ། །</text:span></text:p>
      <text:p text:style-name="P27"><text:span text:style-name="T64">གཉིས་པ</text:span><text:span text:style-name="T21">་</text:span><text:span text:style-name="T20">[</text:span><text:span text:style-name="T21">སེམས་བྱུང་གི་རྣམ་དབྱེ་</text:span><text:span text:style-name="T20">]</text:span><text:span text:style-name="T64">ནི། སེམས་བྱུང་རྣམས་རྟེན་དབང་པོ་དང་། དམིགས་པ་ཡུལ་དང་། རྣམ་པ་དམིགས་པ་དེ་ཉིད་བྱེ་བྲག་ཏུ་དཔྱོད་པ་སོགས་ཀྱི་སྒོ་ནས་སེམས་དང་མཚུངས་ལྡན་དུ་བཤད་དེ། </text:span></text:p>
      <text:p text:style-name="P27"><text:span text:style-name="T64">མཛོད་ལས། </text:span><text:span text:style-name="T45">[</text:span><text:span text:style-name="T46">གནས་གཉིས་པ། དབང་པོ་བསྟན་པ།</text:span><text:span text:style-name="T45">]</text:span></text:p>
      <text:p text:style-name="P46"><text:span text:style-name="T38">རྟེན་དང་དམིགས་པ་རྣམ་བཅས་དང་། །མཚུངས་པར་ལྡན་པའང་རྣམ་པ་ལྔ། །</text:span></text:p>
      <text:p text:style-name="P27"><text:span text:style-name="T64">ཞེས་སོ། །</text:span></text:p>
      <text:p text:style-name="P27"><text:span text:style-name="T64">དེ་ཡང་སྡེ་ཚན་དྲུག་ཏུ་བཤད་པ་ལས། </text:span></text:p>
      <text:p text:style-name="P27"><text:span text:style-name="T64">ཀུན་འགྲོ་ལྔ་ནི། ཚོར་བ། སེམས་པ། འདུ་ཤེས། ཡིད་བྱེད། རེག་པ་རྣམས་སོ། །</text:span></text:p>
      <text:p text:style-name="P27"><text:span text:style-name="T64">ཡུལ་ངེས་ལྔ་ནི། འདུན་པ། མོས་པ། དྲན་པ། ཏིང་འཛིན། ཤེས་རབ་རྣམས་སོ། །</text:span></text:p>
      <text:p text:style-name="P27"><text:span text:style-name="T83">དགེ་བ་བཅུ་གཅིག་ནི། དད་པ། བག་ཡོད། ཤིན་སྦྱངས། བཏང་སྙོམས། ངོ་ཚ་ཤེས་པ། ཁྲེལ་ཡོད་པ། མ་ཆགས་པ། ཞེ་སྡང་མེད་པ། གཏི་མུག་མེད་པ། རྣམ་པར་མི་འཚེ་བ། བརྩོན་འགྲུས་རྣམས་ཏེ།</text:span><text:span text:style-name="T64"> </text:span></text:p>
      <text:p text:style-name="P27"><text:span text:style-name="T64">དེ་དག་ཐུན་མོང་དུ། མཛོད་ལས། </text:span><text:span text:style-name="T45">[</text:span><text:span text:style-name="T46">གནས་གཉིས་པ། དབང་པོ་བསྟན་པ།</text:span><text:span text:style-name="T45">]</text:span></text:p>
      <text:p text:style-name="P46"><text:soft-page-break/><text:span text:style-name="T38">ཚོར་དང་སེམས་པ་འདུ་ཤེས་དང་། །འདུན་དང་རེག་དང་བློ་གྲོས་དྲན། །</text:span></text:p>
      <text:p text:style-name="P46"><text:span text:style-name="T38">ཡིད་ལ་བྱེད་དང་མོས་པ་དང་། །</text:span><text:span text:style-name="T39">(</text:span><text:span text:style-name="T41">༨༢ན</text:span><text:span text:style-name="T39">)</text:span><text:span text:style-name="T38">ཏིང་ངེ་འཛིན་སེམས་ཐམས་ཅད་ལ། །</text:span></text:p>
      <text:p text:style-name="P46"><text:span text:style-name="T38">དད་དང་བག་ཡོད་ཤིན་ཏུ་སྦྱངས། །བཏང་སྙོམས་ངོ་ཚ་ཤེས་ཁྲེལ་ཡོད། །</text:span></text:p>
      <text:p text:style-name="P46"><text:span text:style-name="T38">རྩ་བ་གཉིས་རྣམས་མི་འཚེ་དང་། །བརྩོན་འགྲུས་རྟག་ཏུ་དགེ་ལ་འབྱུང་། །</text:span></text:p>
      <text:p text:style-name="P27"><text:span text:style-name="T64">ཞེས་སོ། །</text:span></text:p>
      <text:p text:style-name="P27"><text:span text:style-name="T64">རྩ་ཉོན་དྲུག་ནི། འདོད་ཆགས། ཁོང་ཁྲོ། ང་རྒྱལ། གཏི་མུག །ལྟ་བ། ཐེ་ཚོམ་རྣམས་ཏེ། </text:span></text:p>
      <text:p text:style-name="P27"><text:span text:style-name="T45">[</text:span><text:span text:style-name="T46">མཛོད། གནས་ལྔ་པ། ཕྲ་རྒྱས་བསྟན་པ།</text:span><text:span text:style-name="T45">]</text:span></text:p>
      <text:p text:style-name="P47"><text:span text:style-name="T52">སྲིད་པའི་རྩ་བ་ཕྲ་རྒྱས་དྲུག །འདོད་ཆགས་དེ་བཞིན་ཁོང་ཁྲོ་དང་། །</text:span></text:p>
      <text:p text:style-name="P47"><text:span text:style-name="T52">ང་རྒྱལ་མ་རིག་ལྟ་བ་དང་། །ཐེ་ཚོམ་ཡིན་ཏེ་དེ་དྲུག་ཀྱང་། །</text:span></text:p>
      <text:p text:style-name="P27"><text:span text:style-name="T64">ཞེས་སོ། །</text:span></text:p>
      <text:p text:style-name="P27"><text:span text:style-name="T64">ཉེ་ཉོན་ཉི་ཤུ་ནི། སུམ་ཅུ་པར། </text:span></text:p>
      <text:p text:style-name="P46"><text:span text:style-name="T38">ཁྲོ་བ་འཁོན་དུ་འཛིན་པ་དང་། །འཆབ་དང་ཚིག་དང་ཁྲག་དོག་དང་། །</text:span></text:p>
      <text:p text:style-name="P46"><text:span text:style-name="T38">སེར་སྣ་དང་ནི་སྒྱུར་བཅས་དང་། །གཡོ་རྒྱགས་རྣམ་འཚེ་ངོ་ཚ་མེད། །</text:span></text:p>
      <text:p text:style-name="P46"><text:span text:style-name="T38">ཁྲེལ་དང་རྨུགས་དང་རྒོད་པ་དང་། །མ་དད་པ་དང་ལེ་ལོ་དང་། །</text:span></text:p>
      <text:p text:style-name="P46"><text:span text:style-name="T38">བག་མེད་པ་དང་བརྗེད་ངས་དང་། །རྣམ་གཡེང་ཤེས་བཞིན་མ་ཡིན་དང་། །</text:span></text:p>
      <text:p text:style-name="P27"><text:span text:style-name="T64">ཞེས་པ་ལྟར་རོ། །</text:span></text:p>
      <text:p text:style-name="P27"><text:span text:style-name="T64">གཞན་འགྱུར་བཞི་ནི། འགྱོད་པ། གཉིད། རྟོག་པ། དཔྱོད་པ་བཞི་སྟེ། སུམ་ཅུ་པར། </text:span></text:p>
      <text:p text:style-name="P47"><text:span text:style-name="T52">འགྱོད་དང་གཉིད་ཀྱང་དེ་བཞིན་ཏེ། །རྟོག་པ་དང་ནི་དཔྱོད་པ་དག །</text:span></text:p>
      <text:p text:style-name="P27"><text:soft-page-break/><text:span text:style-name="T64">ཅེས་སོ། །</text:span></text:p>
      <text:p text:style-name="P27"><text:span text:style-name="T64">བཞི་པ་</text:span><text:span text:style-name="T20">[</text:span><text:span text:style-name="T21">ཐམས་ཅད་བདེན་མེད་དུ་བཤད་པ་</text:span><text:span text:style-name="T20">]</text:span><text:span text:style-name="T64">ནི། དེ་ལྟར་ཡུལ་ཡུལ་ཅན་དང་སེམས་སེམས་བྱུང་གིས་བསྡུས་པའི་གཟུང་འཛིན་གྱི་ཆོས་ཐམས་ཅད་སོ་སོའི་ངོ་བོའམ་རང་བཞིན་དུ་བདེན་པར་མ་གྲུབ་སྟེ། རྒྱུ་རྐྱེན་ལས་བྱུང་བའམ་བལྟོས་པའི་ཕྱིར་དང་། རྒྱུ་རྐྱེན་ལས་བྱུང་བའམ་བལྟོས་ན་བྱས་པར་འགྱུར་ཞིང་། བྱས་པ་རང་བཞིན་ནམ་ངོ་བོ་ཉིད་དུ་མི་རུང་བའི་ཕྱིར་ཏེ། </text:span></text:p>
      <text:p text:style-name="P27"><text:span text:style-name="T64">དབུ་མ་རྩ་བར། </text:span></text:p>
      <text:p text:style-name="P47"><text:span text:style-name="T52">རྒྱུ་དང་རྐྱེན་ལས་བྱུང་བ་ཡི། །རང་བཞིན་བྱས་པ་ཅན་དུ་འགྱུར། །</text:span></text:p>
      <text:p text:style-name="P47"><text:span text:style-name="T52">རང་བཞིན་བྱས་པ་ཅན་ཞེས་བྱར། །ཇི་ལྟ་བུར་ན་རུང་བར་འགྱུར། །</text:span></text:p>
      <text:p text:style-name="P47"><text:span text:style-name="T52">ངོ་བོ་ཉིད་ནི་བཅོས་མིན་དང་། །གཞན་ལ་བལྟོས་པ་མེད་པ་ཡིན། །</text:span></text:p>
      <text:p text:style-name="P27"><text:span text:style-name="T64">ཞེས་སོ། །</text:span></text:p>
      <text:p text:style-name="P27"><text:span text:style-name="T64">གཞན་ཡང་གཟུགས་སོགས་ཀྱི་ཆོས་ཐམས་ཅད་ངོ་བོ་ཉིད་དུ་མ་གྲུབ་སྟེ། རྐྱེན་ལ་རག་ལས་པས་རྒྱུ་ལ་མ་ལྟོས་པར་མ་འོངས་པ་ན་རང་སྐྱེ་བའི་ངོ་བོ་ཉིད་མེད་པ་དང་། འདས་པ་འགགས་པ་རྣམས་དེའི་ངོ་བོར་མི་སྐྱེ་བ་དང་། ད་ལྟ་བ་སྐད་ཅིག་མ་</text:span><text:span text:style-name="T39">(</text:span><text:span text:style-name="T41">༨༢བ</text:span><text:span text:style-name="T39">)</text:span><text:span text:style-name="T64">ཡིན་པས་རང་གི་ངོ་བོ་ལ་མི་གནས་པ་དང་། བྱིས་པས་རྟག་བདེ་གཙང་བདག་སོགས་སུ་བཟུང་བ་ལྟར་བདེན་པར་མེད་པའི་ཕྱིར་ཏེ། </text:span></text:p>
      <text:p text:style-name="P27"><text:span text:style-name="T64">མདོ་སྡེ་རྒྱན་ལས། </text:span><text:span text:style-name="T45">[</text:span><text:span text:style-name="T46">བཅུ་གཉིས་པ། ཡོངས་སུ་ཚོལ་བའི་ལེའུ།</text:span><text:span text:style-name="T45">]</text:span></text:p>
      <text:p text:style-name="P47"><text:span text:style-name="T52">རང་དང་རང་གི་བདག་ཉིད་དུ། །མེད་ཕྱིར་རང་གི་ངོ་བོ་ལ། །</text:span></text:p>
      <text:p text:style-name="P47"><text:span text:style-name="T52">མི་གནས་ཕྱིར་དང་འཛིན་ཕྱིར་ཏེ། །མེད་ཕྱིར་ངོ་བོ་ཉིད་མེད་འདོད། །</text:span></text:p>
      <text:p text:style-name="P27"><text:span text:style-name="T64">ཅེས་སོ། །</text:span></text:p>
      <text:p text:style-name="P27"><text:soft-page-break/><text:span text:style-name="T64">དེ་ལྟར་གཟུགས་སོགས་ཀྱི་ཆོས་ཐམས་ཅད་བརྟགས་ཤིང་དཔྱད་ན་བདེན་པའི་དངོས་པོར་གྲུབ་པ་མེད་དེ། བདེན་པའི་གཅིག་དང་དུ་མ་གང་དུ་ཡང་མ་གྲུབ་པའི་ཕྱིར་ཏེ། </text:span></text:p>
      <text:p text:style-name="P27"><text:span text:style-name="T64">ཆོས་ཀྱི་གྲགས་པས། </text:span><text:span text:style-name="T45">[</text:span><text:span text:style-name="T46">ཚད་མ་རྣམ་འགྲེལ། མངོན་སུམ་ལེའུར།</text:span><text:span text:style-name="T45">]</text:span></text:p>
      <text:p text:style-name="P47"><text:span text:style-name="T52">གང་གིས་དངོས་པོ་རྣམ་དཔྱད་ན། །དེ་ཉིད་དུ་ན་དེ་དངོས་མེད། །</text:span></text:p>
      <text:p text:style-name="P47"><text:span text:style-name="T52">གང་གི་ཕྱིར་ན་དེ་དག་ལ། །གཅིག་དང་དུ་མའི་རང་བཞིན་མེད། །</text:span></text:p>
      <text:p text:style-name="P27"><text:span text:style-name="T64">ཅེས་སོ། །</text:span></text:p>
      <text:p text:style-name="P27"><text:span text:style-name="T64">དེ་ཡང་གཅིག་ཏུ་མ་གྲུབ་པ་ནི། སེམས་འགྲེལ་དུ། </text:span></text:p>
      <text:p text:style-name="P46"><text:span text:style-name="T38">གཟུགས་རྡུལ་དབང་ཤེས་བསྐྱེད་མིན་ཏེ། །དེ་ནི་དབང་པོ་ལས་འདས་ཡིན། །</text:span></text:p>
      <text:p text:style-name="P46"><text:span text:style-name="T38">འདུས་པས་དེ་རྣམས་བསྐྱེད་བྱེད་ན། །ཚོགས་པ་དེ་ཡང་མི་འདོད་དོ། །</text:span></text:p>
      <text:p text:style-name="P46"><text:span text:style-name="T38">ཕྱོགས་ཀྱི་དབྱེ་བས་སྐྱེ་བ་ཡི། །རྡུལ་ཕྲན་ལ་ཡང་དབྱེ་བ་མཐོང་། །</text:span></text:p>
      <text:p text:style-name="P46"><text:span text:style-name="T38">གང་ལ་ཆ་ཤས་ཀྱིས་བརྟགས་པ། །དེར་ནི་རྡུལ་ཕྲན་ཇི་ལྟར་འཐད། །</text:span></text:p>
      <text:p text:style-name="P27"><text:span text:style-name="T64">ཅེས་པ་ལྟར་རོ། །</text:span></text:p>
      <text:p text:style-name="P27"><text:span text:style-name="T64">དུ་མར་མ་གྲུབ་པ་ཡང་། དེ་ཉིད་དུ། </text:span></text:p>
      <text:p text:style-name="P46"><text:span text:style-name="T38">ཕྱི་རོལ་དོན་ནི་རྣམ་གཅིག་ལ། །ཐ་དད་ཤེས་པ་འཇུག་པར་འགྱུར། །</text:span></text:p>
      <text:p text:style-name="P46"><text:span text:style-name="T38">ཡིད་འོང་གཟུགས་ནི་གང་ཡིན་པ། །དེ་ཉིད་གཞན་ལ་གཞན་དུ་འགྱུར། །</text:span></text:p>
      <text:p text:style-name="P46"><text:span text:style-name="T38">བུ་མེད་གཟུགས་ནི་གཅིག་པོ་ལ། །རོ་དང་འདོད་བྱ་བཟའ་བ་ཞེས། །</text:span></text:p>
      <text:p text:style-name="P46"><text:span text:style-name="T38">ཀུན་རྒྱུ་ཆགས་ཅན་ཁྱི་རྣམས་བཞིན། །རྣམ་པར་རྟོག་པ་གསུམ་ཡིན་ནོ། །</text:span></text:p>
      <text:p text:style-name="P27"><text:span text:style-name="T64">ཞེས་པ་ལྟར་རོ། །</text:span></text:p>
      <text:p text:style-name="P27"><text:soft-page-break/><text:span text:style-name="T64">འོ་ན། གཟུགས་འཛིན་སྣ་ཚོགས་སུ་སྣང་བ་ཇི་ལྟ་བུ་སྙམ་ན། བག་ཆགས་ཀྱི་དབང་གིས་ལོག་ཤེས་ཕྱི་དོན་དུ་སྣང་བ་ཙམ་ཡིན་ལ། སྣང་བ་ཙམ་གྱིས་བདེན་པར་མི་འགྲུབ་སྟེ། རབ་རིབ་ཅན་ལ་སྐྲ་ཤད་དང་ཟླ་གཉིས་སྣང་བ་ལྟ་བུའོ། །</text:span></text:p>
      <text:p text:style-name="P27"><text:span text:style-name="T64">དེ་ལྟར་ཡང་། ལང་གཤེགས་ལས། </text:span></text:p>
      <text:p text:style-name="P46"><text:span text:style-name="T38">བག་ཆགས་ཀྱིས་ནི་དཀྲུགས་པའི་སེམས། །དོན་དུ་སྣང་བ་རབ་ཏུ་འབྱུང་། །</text:span></text:p>
      <text:p text:style-name="P46"><text:span text:style-name="T38">དོན་ཡོད་མ་ཡིན་སེམས་ཉིད་དེ། །ཕྱི་རོལ་དོན་མཐོང་ལོག་པ་ཡིན། །</text:span></text:p>
      <text:p text:style-name="P27"><text:span text:style-name="T64">ཞེས་སོ། །</text:span></text:p>
      <text:p text:style-name="P27"><text:span text:style-name="T64">འོ་ན། སེམས་ཉིད་དེ་ངོ་བོ་ཉིད་དུ་གྲུབ་བམ་སྙམ་ན། དེ་ཡང་མ་གྲུབ་སྟེ། སེམས་</text:span><text:span text:style-name="T39">(</text:span><text:span text:style-name="T41">༨༣ན</text:span><text:span text:style-name="T39">)</text:span><text:span text:style-name="T64">ཞེས་མིང་ཙམ་ལས་ཕྱི་ནང་གང་དུའང་མ་གྲུབ་པའི་ཕྱིར་དང་། མིང་ཙམ་ཡང་རང་བཞིན་མེད་པའི་ཕྱིར་ཏེ། </text:span></text:p>
      <text:p text:style-name="P27"><text:span text:style-name="T64">སེམས་འགྲེལ་དུ། </text:span></text:p>
      <text:p text:style-name="P47"><text:span text:style-name="T52">སེམས་ནི་མིང་ཙམ་ཡིན་པ་སྟེ། །མིང་ལས་གཞན་དུ་འགའ་ཡང་མེད། །</text:span></text:p>
      <text:p text:style-name="P47"><text:span text:style-name="T52">མིང་ཙམ་དུ་ནི་རྣམ་རིག་བལྟ། །མིང་ཡང་རང་བཞིན་མེད་པ་ཡིན། །</text:span></text:p>
      <text:p text:style-name="P47"><text:span text:style-name="T52">ནང་ངམ་དེ་བཞིན་ཕྱི་རོལ་ལམ། །ཡང་ན་གཉིས་ཀའི་བར་དག་ཏུ། །</text:span></text:p>
      <text:p text:style-name="P47"><text:span text:style-name="T52">རྒྱལ་བ་རྣམས་ཀྱིས་སེམས་མ་རྙེད། །</text:span></text:p>
      <text:p text:style-name="P27"><text:span text:style-name="T64">ཅེས་སོ། །</text:span></text:p>
      <text:p text:style-name="P27"><text:span text:style-name="T5">ཏ༢ </text:span><text:span text:style-name="T34">གཉིས་པ་གཞུང་དོན་ལ། </text:span><text:span text:style-name="T5">ཐ༡ </text:span><text:span text:style-name="T34">བཤད་པར་དམ་བཅའ་བ་དང་། </text:span><text:span text:style-name="T5">ཐ༢ </text:span><text:span text:style-name="T34">གཞུང་དངོས་གཞི་གཉིས་ཀྱི། </text:span></text:p>
      <text:p text:style-name="P27"><text:span text:style-name="T64">ཐ༡ དང་པོ་ནི། </text:span></text:p>
      <text:p text:style-name="P29"><text:span text:style-name="T56">དེ་ནས་དེ་ཁོ་ན་ཉིད་ཀྱི་ལེའུ་བཤད་པར་བྱའོ། །</text:span></text:p>
      <text:p text:style-name="P27"><text:soft-page-break/><text:span text:style-name="T64">ཞེས་པ་སྟེ། ལེའུ་བཞི་པའི་རྗེས་དེ་ནས་ཆོས་ཐམས་ཅད་ཀྱི་དེ་ཁོ་ན་ཉིད་སྤྲོས་པ་དང་བྲལ་བ་སྟོན་བྱེད་ཀྱི་ལེའུ་འདི་བཤད་པར་བྱའོ་ཞེས་པའོ། །</text:span></text:p>
      <text:p text:style-name="P27"><text:span text:style-name="T1">ཐ༢ </text:span><text:span text:style-name="T31">གཉིས་པ་</text:span><text:span text:style-name="T4">[</text:span><text:span text:style-name="T1">གཞུང་དངོས་གཞི་</text:span><text:span text:style-name="T4">]</text:span><text:span text:style-name="T31">ལ། </text:span><text:span text:style-name="T1">ད༡ </text:span><text:span text:style-name="T31">དེ་ཁོ་ན་ཉིད་ཀྱི་མཚན་ཉིད། </text:span><text:span text:style-name="T1">ད༢ </text:span><text:span text:style-name="T31">དེ་མངོན་དུ་བྱེད་པའི་ཐབས། </text:span><text:span text:style-name="T1">ད༣ </text:span><text:span text:style-name="T31">ཐབས་ལས་བྱུང་བའི་ཡོན་ཏན་གསུམ་གྱི། </text:span></text:p>
      <text:p text:style-name="P27"><text:span text:style-name="T64">ད༡ དང་པོ་ནི། </text:span></text:p>
      <text:p text:style-name="P44"><text:span text:style-name="T62">ངོ་བོས་གཟུགས་མེད་མཐོང་བ་པོ། །སྒྲ་མེད་ཐོས་པ་པོ་ཡང་མེད། །</text:span></text:p>
      <text:p text:style-name="P44"><text:span text:style-name="T62">དྲི་མེད་སྣོམ་པ་པོ་ཡང་མེད། །རོ་མེད་མྱོང་བ་པོ་ཡང་མེད། །</text:span></text:p>
      <text:p text:style-name="P44"><text:span text:style-name="T62">རེག་མེད་རེག་པ་པོ་ཡང་མེད། །སེམས་མེད་སེམས་ལས་བྱུང་བའང་མེད།</text:span></text:p>
      <text:p text:style-name="P27"><text:span text:style-name="T84">ཅེས་པ་སྟེ། ངོ་བོ་ཉིད་དུ་གྲུབ་པའི་ཞེས་ཐམས་ཅད་ལ་སྦྱར་ཏེ། ཡུལ་གཟུགས་མེད་ཅིང་དེ་མེད་པས་དེའི་ཡུལ་ཅན་གཟུགས་མཐོང་བ་པོ་མིག་དང་། ཡང་གི་སྒྲས་བསྟན་པ་མིག་གི་རྣམ་ཤེས་ཀྱང་མེད།</text:span><text:span text:style-name="T64"> </text:span></text:p>
      <text:p text:style-name="P27"><text:span text:style-name="T64">དེ་བཞིན་དུ། ཡུལ་སྒྲ་མེད་ཅིང་། དེའི་ཡུལ་རྐྱེན་སྒྲ་ཐོས་པ་པོ་རྣ་བ་དང་། ཡང་གི་སྒྲས་རྣ་བའི་རྣམ་ཤེས་ཀྱང་མེད། </text:span></text:p>
      <text:p text:style-name="P27"><text:span text:style-name="T64">ཡུལ་དྲི་མེད་ཅིང་། དེའི་ཡུལ་ཅན་དྲི་སྣོམ་པ་པོ་སྣ་དང་། ཡང་གི་སྒྲས་སྣའི་རྣམ་ཤེས་ཀྱང་མེད། </text:span></text:p>
      <text:p text:style-name="P27"><text:span text:style-name="T64">ཡུལ་རོ་མེད་ཅིང་། དེའི་ཡུལ་རྐྱེན་རོ་མྱོང་བ་པོ་ལྕེ་དང་། ཡང་གི་སྒྲས་ལྕེའི་རྣམ་ཤེས་ཀྱང་མེད། </text:span></text:p>
      <text:p text:style-name="P27"><text:span text:style-name="T86">ཡུལ་རེག་བྱ་མེད་ཅིང་། དེའི་ཡུལ་ཅན་རེག་པ་པོ་ལུས་དང་། ཡང་གི་སྒྲས་ལུས་ཀྱི་རྣམ་ཤེས་ཀྱང་མེད།</text:span><text:span text:style-name="T64"> </text:span></text:p>
      <text:p text:style-name="P40"><text:span text:style-name="T64">སེམས་ཏེ་ཡུལ་ཅན་གྱི་དབང་པོ་མེད་ཅིང་། དེའི་ཡུལ་སེམས་ལས་བྱུང་བ་སྟེ་ཆོས་ཀྱི་ཁམས་དང་། འང་གི་སྒྲས་ཡིད་ཀྱི་རྣམ་ཤེས་ཀྱང་མེད་པའོ། །</text:span><text:span text:style-name="T39">(</text:span><text:span text:style-name="T41">༨༣བ</text:span><text:span text:style-name="T39">)</text:span></text:p>
      <text:p text:style-name="P27"><text:span text:style-name="T64">ཞེས་ཕུང་ཁམས་སྐྱེ་མཆེད་ཐམས་ཅད་བདེན་མེད་དུ་བསྟན་ཏེ། དགོངས་མིན་གྱི་བཤད་པའོ། །</text:span></text:p>
      <text:p text:style-name="P27"><text:soft-page-break/><text:span text:style-name="T1">ད༢ </text:span><text:span text:style-name="T31">གཉིས་པ་</text:span><text:span text:style-name="T4">[</text:span><text:span text:style-name="T1">དེ་མངོན་དུ་བྱེད་པའི་ཐབས་</text:span><text:span text:style-name="T4">]</text:span><text:span text:style-name="T31">ལ། </text:span><text:span text:style-name="T1">ན༡ </text:span><text:span text:style-name="T31">ཕྱག་རྒྱ་བསྟེན་ཚུལ་དང་། </text:span><text:span text:style-name="T1">ན༢ </text:span><text:span text:style-name="T31">དེའི་རིགས་ཀྱི་རྣམ་དབྱེ་གཉིས་ལས། </text:span></text:p>
      <text:p text:style-name="P27"><text:span text:style-name="T1">ན༡ </text:span><text:span text:style-name="T31">དང་པོ་ལ། </text:span><text:span text:style-name="T1">པ༡ </text:span><text:span text:style-name="T31">སྤྱི་དོན་དང་། </text:span><text:span text:style-name="T1">པ༢ </text:span><text:span text:style-name="T31">གཞུང་དོན་གཉིས་ཀྱི། </text:span></text:p>
      <text:p text:style-name="P27"><text:span text:style-name="T64">པ༡ དང་པོ་ནི། སྤྱིར་ཕྱག་རྒྱ་ནི་བཞིར་བཤད་ལ། དེ་ཡང་ཅུང་ཟད་སྤྲོས་ཏེ་བརྗོད་ན། རེ་རེ་ལའང་ཕྱི་ནང་གསང་བ་དེ་ཁོ་ན་ཉིད་ཀྱིས་དབྱེ་བར་རུང་སྟེ། </text:span></text:p>
      <text:p text:style-name="P27"><text:span text:style-name="T64">དེ་ཡང་དམ་ཚིག་གི་ཕྱག་རྒྱ་བཞི་ལ། ཕྱིའི་ནི། སྤྱི་བོའི་འཁོར་ལོ་སོགས་ཕྱག་རྒྱ་ལྔའམ་དྲུག་གོ། །</text:span></text:p>
      <text:p text:style-name="P27"><text:span text:style-name="T64">ནང་གི་ནི། ལག་པ་རྡོ་རྗེ་བསྡམས་པ་ལ་སོགས་པའི་དམ་རྒྱའོ། །</text:span></text:p>
      <text:p text:style-name="P27"><text:span text:style-name="T64">གསང་བའི་ནི། འདིར་བྱིན་གྱིས་བརླབས་པའི་རྡོ་རྗེ་དང་པདྨ་མཉམ་པར་སྦྱར་བའོ། །</text:span></text:p>
      <text:p text:style-name="P27"><text:span text:style-name="T64">དེ་ཁོ་ན་ཉིད་ཀྱི་ནི། དམ་ཚིག་སེམས་དཔའ་ལ་ཡེ་ཤེས་སེམས་དཔས་རྒྱས་བཏབ་པའོ། །</text:span></text:p>
      <text:p text:style-name="P27"><text:span text:style-name="T64">ཆོས་ཀྱི་ཕྱག་རྒྱ་བཞི་ལ། ཕྱིའི་ནི། གཟུགས་བརྙན་གྱི་ཡི་གེ་རྣམས་སོ། །</text:span></text:p>
      <text:p text:style-name="P27"><text:span text:style-name="T64">ནང་གི་ནི། བཟླས་པའི་སྔགས་རྣམས་སོ། །</text:span></text:p>
      <text:p text:style-name="P27"><text:span text:style-name="T64">གསང་བའི་ནི། དབྱིབས་ཀྱི་ཨེ་ཝཾ་ལ་སོགས་པའོ། །</text:span></text:p>
      <text:p text:style-name="P27"><text:span text:style-name="T64">དེ་ཁོ་ན་ཉིད་ཀྱི་ནི། སྙིང་པོ་རྩ་ཡིག་རྣམས་སོ། །</text:span></text:p>
      <text:p text:style-name="P27"><text:span text:style-name="T64">ལས་ཀྱི་ཕྱག་རྒྱ་བཞི་ལ། ཕྱིའི་ནི། རྡོ་རྗེ་གསོར་བ་ལ་སོགས་པའོ། །</text:span></text:p>
      <text:p text:style-name="P27"><text:span text:style-name="T64">ནང་གི་ནི། ལག་པས་རྡོ་རྗེ་དང་རིན་པོ་ཆེ་ལ་སོགས་པའི་ཕྱག་རྒྱ་སྒྲུབ་པའོ། །</text:span></text:p>
      <text:p text:style-name="P27"><text:span text:style-name="T64">གསང་བའི་ནི། པདྨ་ཅན་ལ་སོགས་པའི་ཕྱག་རྒྱའོ། །</text:span></text:p>
      <text:p text:style-name="P27"><text:span text:style-name="T64">དེ་ཁོ་ན་ཉིད་ཀྱི་ནི། ལས་རྒྱ་དེ་དག་གིས་མཚོན་པའི་སངས་རྒྱས་ཀྱི་ཕྲིན་ལས་རྣམས་སོ། །</text:span></text:p>
      <text:p text:style-name="P27"><text:span text:style-name="T64">ཕྱག་རྒྱ་ཆེན་པོ་བཞི་ལ། ཕྱིའི་ནི། ལྷའི་གཟུགས་བརྙན་རྣམས་སོ། །</text:span></text:p>
      <text:p text:style-name="P27"><text:soft-page-break/><text:span text:style-name="T64">ནང་གི་ནི། ལག་པའི་ཕྱག་རྒྱ་སོགས་ཀྱིས་ལྷའི་ཚུལ་སྒྲུབ་པའོ། །</text:span></text:p>
      <text:p text:style-name="P27"><text:span text:style-name="T64">གསང་བའི་ནི། ཁ་སྦྱོར་ལྷའི་སྐུ་སྒོམ་པའོ། །</text:span></text:p>
      <text:p text:style-name="P27"><text:span text:style-name="T64">དེ་ཁོ་ན་ཉིད་ཀྱི་ནི། ཕྱི་ནང་དེ་དག་གིས་མཚོན་པའི་ཡེ་ཤེས་ཀྱི་སྐུའོ། །</text:span></text:p>
      <text:p text:style-name="P27"><text:span text:style-name="T64">དེ་ལྟར་རྩ་བའི་ཕྱག་རྒྱ་བཞི་ལས། སྐབས་འདིར་ལས་ཀྱི་ཕྱག་རྒྱ་བསྟེན་པའོ། །</text:span></text:p>
      <text:p text:style-name="P27"><text:span text:style-name="T64">དེ་ལ་རིགས་ཀྱི་སྒོ་ནས་ཕྱེ་ན། སཾ་ཊིར། </text:span></text:p>
      <text:p text:style-name="P47"><text:span text:style-name="T52">བྲམ་ཟེ་མོ་དང་རྒྱལ་རིགས་དང་། །རྗེའུ་མོ་དེ་བཞིན་དམངས་མོ་དང་། །</text:span></text:p>
      <text:p text:style-name="P47"><text:span text:style-name="T52">གར་མ་ཚོས་མ་གཡུང་མོ་དང་། །དེ་བཞིན་དུ་ནི་གདོལ་པ་མ། །</text:span></text:p>
      <text:p text:style-name="P27"><text:span text:style-name="T64">ཞེས་བརྒྱད་གསུངས་པའི། རྒྱལ། རྗེ། དམངས་གསུམ་རིམ་པས། རིན་པོ་ཆེ་དང་། ལས་དང་། རྡོ་རྗེའི་རིགས་ཡིན་</text:span><text:span text:style-name="T39">(</text:span><text:span text:style-name="T41">༨༤ན</text:span><text:span text:style-name="T39">)</text:span><text:span text:style-name="T64">པས། རིམ་བཞིན། ཚོས་མ། གདོལ་མ གཡུང་མོའི་རིགས་སུ་བསྡུས་ནས། འདིར་གར་མ་སོགས་ལྔ་བཤད་དོ། །</text:span></text:p>
      <text:p text:style-name="P27"><text:span text:style-name="T64">འབྲེལ་བའི་སྒོ་ནས་ཕྱེ་ན། སཾ་ཊིར། </text:span></text:p>
      <text:p text:style-name="P47"><text:span text:style-name="T52">མ་དང་སྲིང་མོ་ཉིད་དང་ཡང་། །བུ་མོ་དེ་བཞིན་གཉེན་མོ་དང་། །</text:span></text:p>
      <text:p text:style-name="P27"><text:span text:style-name="T64">ཞེས་པ་བཞིའམ། འདིའི་ཕྱི་མར་མ་སྲིང་སོགས་བརྒྱད་བཤད་པ་མཚོན་བྱེད་དུ་འདིར་མ་སྲིང་གཉིས་གསུངས་ཡང་། </text:span></text:p>
      <text:p text:style-name="P27"><text:span text:style-name="T64">ཡེ་ཤེས་ཐེག་ལེར། </text:span></text:p>
      <text:p text:style-name="P47"><text:span text:style-name="T52">མ་ནི་སྐྱེ་གཉིས་དེ་བཞིན་གཤེགས། །བུ་མོ་གཡུང་མོར་བརྗོད་པ་ཡིན། །</text:span></text:p>
      <text:p text:style-name="P47"><text:span text:style-name="T52">གནའ་མ་གདོལ་པ་མོར་ཤེས་བྱ། །སྲིང་མོ་གར་མར་བརྗོད་པ་ཉིད། །</text:span></text:p>
      <text:p text:style-name="P47"><text:span text:style-name="T52">སྲིང་མོའི་བུ་མོ་ཆོས་མར་བརྗོད། །ཞང་པོའི་ཆུང་མ་རྗེའུ་མོ་ཉིད། །</text:span></text:p>
      <text:p text:style-name="P47"><text:soft-page-break/><text:span text:style-name="T52">མ་ཡི་སྤུན་ནི་རྒྱལ་རིགས་ཏེ། །སྒྱུག་མོ་དམངས་མོར་ཤེས་པར་བྱ། །</text:span></text:p>
      <text:p text:style-name="P27"><text:span text:style-name="T64">ཞེས་སྒྲ་ཇི་བཞིན་པ་མ་ཡིན་པའི་དབང་དུ་བྱས་ནས་མ་སྲིང་ལ་སོགས་པ་རིགས་ཀྱི་ཁྱད་པར་དུ་བཤད་དེ། གནའ་མ་དང་ཕའི་སྲིང་མོ་དོན་གཅིག་གོ། །</text:span></text:p>
      <text:p text:style-name="P27"><text:span text:style-name="T64">འདི་དག་གི་ཁྱད་པར་མཐའ་དག་ནི་རིམ་པར་འཆད་པར་འགྱུར་བ་ལས་ཤེས་པས། མ་སྤྲོས་སོ། །</text:span></text:p>
      <text:p text:style-name="P27"><text:span text:style-name="T1">པ༢ </text:span><text:span text:style-name="T31">གཉིས་པ་</text:span><text:span text:style-name="T4">[</text:span><text:span text:style-name="T1">གཞུང་དོན་</text:span><text:span text:style-name="T4">]</text:span><text:span text:style-name="T31">ལ། </text:span><text:span text:style-name="T1">ཕ༡ </text:span><text:span text:style-name="T31">ཕྱག་རྒྱ་བསྟེན་ཚུལ། </text:span><text:span text:style-name="T1">ཕ༢ </text:span><text:span text:style-name="T31">དེའི་དམ་ཚིག །</text:span><text:span text:style-name="T1">ཕ༣ </text:span><text:span text:style-name="T31">ཕྱག་རྒྱའི་ངེས་ཚིག་གསུམ་གྱི། </text:span></text:p>
      <text:p text:style-name="P27"><text:span text:style-name="T64">ཕ༡ དང་པོ་ནི། </text:span></text:p>
      <text:p text:style-name="P44"><text:span text:style-name="T62">སྐྱེད་བྱེད་མ་དང་སྲིང་མོ་ཉིད། །རྣལ་འབྱོར་རིག་པས་རྟག་ཏུ་མཆོད། །</text:span></text:p>
      <text:p text:style-name="P44"><text:span text:style-name="T62">གར་མ་ཚོས་མ་རྡོ་རྗེ་མ། །གདོལ་མ་དེ་བཞིན་བྲམ་ཟེ་མ། །</text:span></text:p>
      <text:p text:style-name="P44"><text:span text:style-name="T62">ཐབས་དང་ཤེས་རབ་ཆོ་ག་ཡིས། །དེ་ཉིད་རིག་པས་རྟག་ཏུ་མཆོད། །</text:span></text:p>
      <text:p text:style-name="P27"><text:span text:style-name="T64">ཅེས་པ་སྟེ། དེ་ཁོ་ན་ཉིད་རྟོགས་པར་བྱེད་པའི་ཐབས་ལ། སྐྱེད་བྱེད་ཀྱི་མ་སྟེ་གསང་དབང་གི་རྟེན་གྱི་བླ་མའི་ཡུམ་དང་། སྲིང་མོ་སྟེ་རང་དང་ལྷན་ཅིག་ཏུ་དབང་བསྐུར་བའི་བུད་མེད་ཉིད། ཐབས་ཤེས་གཉིས་མེད་ཀྱི་རྣལ་འབྱོར་རིག་པའི་སྒྲུབ་པ་པོས་རྟག་ཏུ་བསྟེན་ཞིང་མཆོད་པར་བྱ་སྟེ། དེ་ཡང་རིགས་ལྔའི་རྣལ་འབྱོར་པས་འོག་ཏུ་འཆད་པའི་པདྨའི་རིགས་ཅན་མ་ལ་སོགས་ལ་རིམ་པས། གར་མཁན་མ་དང་། ཚོས་མཁན་མ་དང་། རྡོ་རྗེ་མ་སྟེ། གཡུང་མོ་དང་། གདོལ་པ་མ་དང་། དེ་བཞིན་དུ་བྲམ་ཟེ་མའི་སྒྲས་བརྗོད་པ་རྣམས་སོ་སོར་རིགས་བརྟགས་ལ། ཐབས་དང་ཤེས་རབ་སྦྱོར་བའི་ཆོ་ག་ཡིས་</text:span><text:span text:style-name="T39">(</text:span><text:span text:style-name="T41">༨༤བ</text:span><text:span text:style-name="T39">)</text:span><text:span text:style-name="T64">བདེ་སྟོང་དབྱེར་མེད་པའི་ཡེ་ཤེས་ཀྱི་དེ་ཁོ་ན་ཉིད་རིག་པས་དུས་རྟག་ཏུ་སྙོམས་འཇུག་གི་དགའ་བས་མཆོད་པའོ། །</text:span></text:p>
      <text:p text:style-name="P27"><text:soft-page-break/><text:span text:style-name="T64">དེ་ལྟར་ཡང་། དོན་དམ་བསྙེན་པར། </text:span></text:p>
      <text:p text:style-name="P47"><text:span text:style-name="T52">སྐྱེས་བཅས་སྐྱེ་བོ་མེད་པའི་སར། །རྟག་ཏུ་དོར་བར་མི་བྱ་འོ། །</text:span></text:p>
      <text:p text:style-name="P27"><text:span text:style-name="T64">ཞེས་དང་། </text:span></text:p>
      <text:p text:style-name="P27"><text:span text:style-name="T64">འདིར་ཡང་། </text:span><text:span text:style-name="T45">[</text:span><text:span text:style-name="T46">བརྟག་པ་སྔ་མ། བཅུ་པ་དབང་སྐུར་བའི་ལེའུར།</text:span><text:span text:style-name="T45">]</text:span></text:p>
      <text:p text:style-name="P47"><text:span text:style-name="T52">ཇི་སྲིད་ཁུ་བ་ལྡན་གྱུར་པ། །དེ་སྲིད་ཕྱག་རྒྱ་བསྟེན་པར་བྱ། །</text:span></text:p>
      <text:p text:style-name="P27"><text:span text:style-name="T64">ཞེས་པ་སྟེ་དྲང་དོན་ནོ། །</text:span></text:p>
      <text:p text:style-name="P27"><text:span text:style-name="T64">ཡང་ན། མ་ནི་དམ་ཚིག་གི་ཕྱག་རྒྱ་དང་། སྲིང་མོ་ནི་ཆོས་ཀྱི་ཕྱག་རྒྱ་སྟེ། སོ་སོའི་དེ་ཁོ་ན་ཉིད་རིག་པས་ཉམས་མྱོང་བསྐྱེད་པར་བྱ་བ་ནི་ངེས་དོན་ནོ། །</text:span></text:p>
      <text:p text:style-name="P27"><text:span text:style-name="T64">ཕ༢ གཉིས་པ་</text:span><text:span text:style-name="T20">[</text:span><text:span text:style-name="T21">དེའི་དམ་ཚིག་</text:span><text:span text:style-name="T20">]</text:span><text:span text:style-name="T64">ནི། </text:span></text:p>
      <text:p text:style-name="P65"><text:span text:style-name="T62">ཇི་ལྟར་བྱེ་བར་མི་འགྱུར་བར། །རབ་ཏུ་འབད་པས་བསྟེན་པ་ཉིད། །</text:span></text:p>
      <text:p text:style-name="P65"><text:span text:style-name="T62">མ་གསང་སྦྲུལ་དང་ཆོམ་རྐུན་དང་། །ས་སྤྱོད་མེ་ཡིས་སྡུག་བསྔལ་བྱེད། །</text:span></text:p>
      <text:p text:style-name="P65"><text:span text:style-name="T62">རིགས་ལྔའི་ཕྱག་རྒྱ་ཞེས་བྱ་བ། །ཐར་པའི་རྒྱུར་ནི་བརྗོད་པར་བྱ། །</text:span></text:p>
      <text:p text:style-name="P57"><text:span text:style-name="T64">ཞེས་པ་སྟེ། དེ་ཡང་ཚུལ་ཇི་ལྟར་བསྟེན་སྙམ་ན། རང་དང་ཕྱག་རྒྱའི་སྤྱོད་པ་སྐལ་མིན་གྱིས་ཚོར་ན་འཇིག་རྟེན་གྱི་སྨོད་པས་བསྟན་པ་ལ་རྨ་འབྱིན་ཞིང་སྡང་བར་འགྱུར་བས། ལྷན་ཅིག་འདུ་བར་མི་ནུས་ཤིང་སོ་སོར་བྱེ་བར་འགྱུར་རོ། །</text:span></text:p>
      <text:p text:style-name="P57"><text:span text:style-name="T64">དེ་ལྟར་ན། རང་དང་ཕྱག་རྒྱ་སོ་སོར་བྱེ་བར་མི་འགྱུར་བར་བྱ་བའི་ཕྱིར་ཤིན་ཏུ་གསང་བ་ལ་རབ་ཏུ་འབད་པས་ཕྱག་རྒྱ་བསྟེན་པ་ཉིད་དེ། </text:span></text:p>
      <text:p text:style-name="P27"><text:span text:style-name="T64">དེ་ཡང་མ་གསངས་པའི་ཉེས་དམིགས་ནི། ཚེ་འདིར་སྦྲུལ་ལམ་ཀླུ་དང་གཅན་ཟན་ལ་སོགས་པ་དང་། ཆོམ་རྐུན་དང་དམག་ལ་སོགས་པ་དང་། ས་སྤྱོད་ཀྱི་རྒྱལ་པོ་དང་ཤ་ཟ་སྲིན་པོ་ལ་སོགས་པ་</text:span><text:soft-page-break/><text:span text:style-name="T64">དང་། མེ་ཡིས་མཚོན་པའི་ཆུ་དང་གཡང་ས་ལ་སོགས་པའི་འཚེ་བས་སྡུག་བསྔལ་བར་བྱེད་ཅིང་། ཕྱི་མ་དམྱལ་བར་སྐྱེ་བར་བཤད་དོ། །</text:span></text:p>
      <text:p text:style-name="P27"><text:span text:style-name="T64">ཚུལ་བཞིན་བསྟེན་པའི་ཡོན་ཏན་ནི། འོག་ཏུ་འབྱུང་བའི་རིགས་ལྔའི་བུད་མེད་ལ། ཕྱག་རྒྱ་ལྔ་ཞེས་བྱ་བར་བསྟན་པ་དེ་དག་ཚུལ་ཇི་ལྟ་བར་བསྟེན་པ་ནི་ཐར་པ་ཐོབ་པའི་རྒྱུར་ནི་བརྗོད་པར་བྱ་བ་སྟེ། དེ་ལ་བསྟེན་ནས་དཔེ་དོན་གྱི་ཡེ་ཤེས་སྐྱེ་བའི་ཕྱིར་རོ་ཞེས་པ་དྲང་དོན་དང་། </text:span></text:p>
      <text:p text:style-name="P27"><text:span text:style-name="T64">ཡང་བྱང་སེམས་བཅིང་བ་ནི་བྱེ་བར་མི་འགྱུར་བ་དང་། ཕྱིར་འཕོས་པ་ནི་མ་གསངས་པ་དང་། དེ་ལ་ཉོན་མོངས་པ་གསུམ་ལ་སོགས་པས་མ་རུངས་པར་འགྱུར་བ་ནི་ངེས་དོན་ནོ། །</text:span><text:span text:style-name="T39">(</text:span><text:span text:style-name="T41">༨༥ན</text:span><text:span text:style-name="T39">)</text:span></text:p>
      <text:p text:style-name="P27"><text:span text:style-name="T64">ཕ༣ གསུམ་པ་</text:span><text:span text:style-name="T20">[</text:span><text:span text:style-name="T21">ཕྱག་རྒྱའི་ངེས་ཚིག་</text:span><text:span text:style-name="T20">]</text:span><text:span text:style-name="T64">ནི། </text:span></text:p>
      <text:p text:style-name="P44"><text:span text:style-name="T62">རྡོ་རྗེ་འདིས་ནི་གདབ་པ་ཉིད། །དེས་ན་ཕྱག་རྒྱར་བརྗོད་པར་བྱ། །</text:span></text:p>
      <text:p text:style-name="P71"><text:span text:style-name="T64">ཞེས་པ་སྟེ། ཕྱག་རྒྱ་ལ་སྤྱིར། གདབ་པར་བྱ་བའམ་བཏབ་པའི་དོན་གྱིས་ཕྱག་རྒྱ་ནི། དཔེར་ན། འཇིག་རྟེན་དུ་ཐམ་ག་ལྟ་བུས་གཞན་ལ་བཏབ་པ་ལ་རྒྱས་བཏབ་ཅེས་བརྗོད་པ་ལྟར། རྒྱལ་བ་ལྔས་རྒྱས་གདབ་བྱ་ཡིན་པའམ་བཏབ་པས་ན་གར་མ་སོགས་ལ་ཕྱག་རྒྱ་ཞེས་བརྗོད་པ་དང་། </text:span></text:p>
      <text:p text:style-name="P71"><text:span text:style-name="T64">འདེབས་པར་བྱེད་པའི་དོན་གྱིས་ཕྱག་རྒྱ་ནི། དཔེར་ན། ཐམ་ག་ལྟ་བུས་ལ་ཅ་སོགས་ལ་འདེབས་པ་ལ་ཐམ་ག་ལ་རྒྱ་ཞེས་པ་ལྟར། གར་མ་སོགས་ལ་རྒྱས་འདེབས་པར་བྱེད་པས་ན་རྒྱལ་བ་ལྔ་ལ་ཕྱག་རྒྱ་ཞེས་བརྗོད་པ་དང་། </text:span></text:p>
      <text:p text:style-name="P71"><text:span text:style-name="T64">མཚོན་པར་བྱེད་པས་རྒྱ་ནི། དཔེར་ན། གོ་ཆ་ལ་སོགས་པའི་རྟགས་མཚན་གྱིས་སོ་སོའི་བྱེ་བྲག་མཚོན་པ་ལྟར་ཕུང་པོ་ལྔས་རྒྱལ་བ་ལྔ་མཚོན་པའི་ཕྱིར་ཕུང་པོ་ལ་ཕྱག་རྒྱ་ཞེས་བརྗོད་པ་དང་། </text:span></text:p>
      <text:p text:style-name="P27"><text:soft-page-break/><text:span text:style-name="T64">མི་འདའ་བར་བྱེད་པས་ཕྱག་རྒྱ་ནི། དཔེར་ན། རྒྱལ་པོའི་བཀའམ་རྒྱས་བཏབ་པ་ལ་འབངས་རྣམས་ཀྱིས་འདའ་མི་ནུས་པ་ལྟར། ལྷ་མོ་ལྔ་ཡང་འདེབས་བྱེད་རྒྱལ་བ་ལྔའི་ངོ་བོ་ལས་མི་འདའ་བས་ལྷ་མོ་ལྔ་ལ་ཕྱག་རྒྱ་ཞེས་བརྗོད་པ་སོགས་ལས། </text:span></text:p>
      <text:p text:style-name="P27"><text:span text:style-name="T64">འདིར་རིགས་ལྔའི་ཡེ་ཤེས་ཀྱི་རྡོ་རྗེའི་རྒྱ་འདིས་ནི་སོ་སོར་གདབ་པར་བྱ་བ་ཉིད་ཡིན་པ་དེས་ན་གར་མ་སོགས་ལ་ཕྱག་རྒྱར་བརྗོད་པར་བྱ་བ་ཡིན་ནོ། །</text:span></text:p>
      <text:p text:style-name="P27"><text:span text:style-name="T1">ན༢ </text:span><text:span text:style-name="T31">གཉིས་པ་དེའི་རིགས་ཀྱི་རྣམ་དབྱེ་ལ། </text:span><text:span text:style-name="T1">པ༡ </text:span><text:span text:style-name="T31">སྤྱི་དོན་དང་། </text:span><text:span text:style-name="T1">པ༢ </text:span><text:span text:style-name="T31">གཞུང་དོན་གཉིས་ཀྱི། </text:span></text:p>
      <text:p text:style-name="P27"><text:span text:style-name="T64">པ༡ དང་པོ་ནི། སྤྱིར་རིགས་ལ། རྒྱུ་ལ་འབྲས་བུའི་རིགས་སུ་བཞག་པ་ནི། འཇིམ་པ་ལ་བུམ་པའི་རིགས་སུ་བཞག་པ་ལྟར་ཉོན་མོངས་པ་ལྔ་རྒྱལ་བ་ལྔའི་རིགས་སུ་བཞག་པ་ལྟ་བུ། </text:span></text:p>
      <text:p text:style-name="P27"><text:span text:style-name="T64">འབྲས་བུ་ལ་རྒྱུའི་རིགས་སུ་བཞག་པ་ནི། བུམ་པ་ལ་འཇིམ་པའི་རིགས་སུ་བཞག་པ་ལྟར་རྒྱལ་བ་ལྔ་ཉོན་མོངས་པ་ལྔའི་རིགས་སུ་བཞག་པ་ལྟ་བུ། </text:span></text:p>
      <text:p text:style-name="P27"><text:span text:style-name="T64">བརྟེན་པ་ལ་རྟེན་གྱི་རིགས་སུ་བཞག་པ་ནི། རྒྱལ་པོའི་འཁོར་ལ་རྒྱལ་པོའི་རིགས་སུ་བཞག་པ་ལྟར་མ་མ་ཀི་མི་བསྐྱོད་པའི་རིགས་སུ་བཞག་པ་ལྟ་བུ། </text:span></text:p>
      <text:p text:style-name="P27"><text:span text:style-name="T64">རྟེན་ལ་བརྟེན་པའི་རིགས་སུ་བཞག་པ་ནི། རྒྱལ་པོ་ཡུལ་པའི་</text:span><text:span text:style-name="T39">(</text:span><text:span text:style-name="T41">༨༥བ</text:span><text:span text:style-name="T39">)</text:span><text:span text:style-name="T64">རིགས་སུ་བཞག་པ་ལྟར་མི་བསྐྱོད་པ་རྣམ་ཤེས་ཀྱི་རིགས་སུ་བཞག་པ་ལྟ་བུ། </text:span></text:p>
      <text:p text:style-name="P27"><text:span text:style-name="T64">བྱེ་བྲག་ལ་སྤྱིའི་རིགས་སུ་བཞག་པ་ནི། ཙནྡན་ཤིང་གི་རིགས་སུ་བཞག་པ་ལྟར་མི་བསྐྱོད་པ་རྡོ་རྗེའི་རིགས་སུ་བཞག་པ་ལྟ་བུ། </text:span></text:p>
      <text:p text:style-name="P27"><text:span text:style-name="T64">སྤྱི་ལ་བྱེ་བྲག་པའི་རིགས་སུ་བཞག་པ་ནི། ཤིང་ཙནྡན་གྱི་རིགས་སུ་བཞག་པ་ལྟར་རྡོ་རྗེ་འཆང་མི་བསྐྱོད་པའི་རིགས་སུ་བཞག་པ་ལྟ་བུ་སྟེ། </text:span></text:p>
      <text:p text:style-name="P27"><text:soft-page-break/><text:span text:style-name="T64">དེ་དག་ཀྱང་གང་གིས་ཡོངས་སུ་འཛིན་པ་དེ་རིགས་བདག་དང་། དེས་ཡོངས་སུ་བཟུང་བ་ནི་དེའི་རིགས་སུ་འགྱུར་ཏེ། </text:span></text:p>
      <text:p text:style-name="P27"><text:span text:style-name="T64">རྩེ་མོར། </text:span></text:p>
      <text:p text:style-name="P46"><text:span text:style-name="T38">མགོན་དེས་ཡོངས་སུ་བཟུང་བ་ལས། །དེ་ཡི་རིགས་ཀྱི་དཀྱིལ་འཁོར་ཡིན། །</text:span></text:p>
      <text:p text:style-name="P27"><text:span text:style-name="T64">ཞེས་པ་ལྟར་རོ། །</text:span></text:p>
      <text:p text:style-name="P27"><text:span text:style-name="T1">པ༢ </text:span><text:span text:style-name="T31">གཉིས་པ་</text:span><text:span text:style-name="T4">[</text:span><text:span text:style-name="T1">གཞུང་དོན་</text:span><text:span text:style-name="T4">]</text:span><text:span text:style-name="T31">ལ། </text:span><text:span text:style-name="T1">ཕ༡ </text:span><text:span text:style-name="T31">རིགས་ཀྱི་དབྱེ་བ་བསྟན་པ། </text:span><text:span text:style-name="T1">ཕ༢ </text:span><text:span text:style-name="T31">རིགས་སོ་སོའི་ཕྱག་རྒྱ་ངོས་བཟུང་བ། </text:span><text:span text:style-name="T1">ཕ༣ </text:span><text:span text:style-name="T31">དེ་དག་དེ་བཞིན་གཤེགས་པའི་རིགས་སུ་བསྟན་པ། </text:span><text:span text:style-name="T1">ཕ༤ </text:span><text:span text:style-name="T31">དེ་བཞིན་གཤེགས་པའི་ངེས་ཚིག །</text:span><text:span text:style-name="T1">ཕ༥ </text:span><text:span text:style-name="T31">རིགས་ཀྱི་དབྱེ་བསྡུ། </text:span><text:span text:style-name="T1">ཕ༦ </text:span><text:span text:style-name="T31">རིགས་ཀྱི་ངེས་ཚིག་དང་དྲུག་གི། </text:span></text:p>
      <text:p text:style-name="P27"><text:span text:style-name="T64">ཕ༡ དང་པོ་ནི། </text:span></text:p>
      <text:p text:style-name="P50"><text:span text:style-name="T56">རྡོ་རྗེ་པདྨ་དེ་བཞིན་ལས། །དེ་བཞིན་གཤེགས་དང་རིན་ཆེན་ཉིད། །</text:span></text:p>
      <text:p text:style-name="P50"><text:span text:style-name="T56">སྙིང་རྗེ་ཆེན་པོ་དམ་པ་ཡི། །རིགས་ནི་རྣམ་པ་ལྔ་རུ་བརྗོད། །</text:span></text:p>
      <text:p text:style-name="P27"><text:span text:style-name="T64">ཅེས་པ་སྟེ། སྤྱིར་རིགས་ལ། རྡོ་རྗེའི་རིགས་དང་། པདྨའི་རིགས་དང་། དེ་བཞིན་དུ། ལས་ཀྱི་རིགས་དང་། དེ་བཞིན་གཤེགས་པའི་རིགས་དང་། རིན་ཆེན་གྱི་རིགས་ཉིད་རྣམས་ཏེ། སྙིང་རྗེ་ཆེན་པོ་ཞེས། རྡོ་རྗེ་སྙིང་པོ་ལ་བོས་ནས། དམ་པ་སྟེ་རྒྱལ་བ་ཡི་རིགས་ནི་རྣམ་པ་དེ་དག་ལྔ་རུ་བརྗོད་དོ། །ཞེས་པའོ། །</text:span></text:p>
      <text:p text:style-name="P27"><text:span text:style-name="T64">ཕ༢ གཉིས་པ</text:span><text:span text:style-name="T21">་</text:span><text:span text:style-name="T20">[</text:span><text:span text:style-name="T21">རིགས་སོ་སོའི་ཕྱག་རྒྱ་ངོས་བཟུང་བ་</text:span><text:span text:style-name="T20">]</text:span><text:span text:style-name="T64">ནི། </text:span></text:p>
      <text:p text:style-name="P44"><text:span text:style-name="T62">རྡོ་རྗེའི་ཕྱག་རྒྱ་གཡུང་མོ་ཉིད། །དེ་བཞིན་པདྨའི་གར་མ་ཉིད། །</text:span></text:p>
      <text:p text:style-name="P44"><text:span text:style-name="T62">ལས་ནི་ཚོས་མར་རྟག་ཏུ་བཤད། །དེ་བཞིན་གཤེགས་པའི་བྲམ་ཟེ་མོ། །</text:span></text:p>
      <text:p text:style-name="P44"><text:soft-page-break/><text:span text:style-name="T62">རིན་ཆེན་གདོལ་མར་ཤེས་པར་བྱ། །ཕྱག་རྒྱ་ལྔར་ནི་རྣམ་པར་ངེས། །</text:span></text:p>
      <text:p text:style-name="P27"><text:span text:style-name="T64">ཞེས་པ་སྟེ། འོ་ན། རིགས་གང་གི་ཕྱག་རྒྱ་གང་ཡིན་ཞེ་ན། རྡོ་རྗེའི་རིགས་ཀྱི་ཕྱག་རྒྱ་ནི་གཡུང་མོ་ཉིད་དང་། དེ་བཞིན་དུ། པདྨའི་རིགས་ཀྱི་ཕྱག་རྒྱ་གར་མ་ཉིད་དང་། ལས་ཀྱི་རིགས་ཀྱི་ཕྱག་རྒྱ་ནི་ཚོས་མར་རྟག་ཏུ་བཤད་པ་དང་། དེ་བཞིན་གཤེགས་པའི་རིགས་ཀྱི་ཕྱག་རྒྱ་ནི་བྲམ་ཟེ་མོ་དང་། རིན་ཆེན་རིགས་</text:span><text:span text:style-name="T39">(</text:span><text:span text:style-name="T41">༨༦ན</text:span><text:span text:style-name="T39">)</text:span><text:span text:style-name="T64">ཀྱི་ཕྱག་རྒྱ་ནི་གདོལ་པ་མར་ཤེས་པར་བྱ་བ་སྟེ། དེ་ལྟར་ན་རིགས་ལྔའི་ཕྱག་རྒྱ་ལ་གྲངས་ལྔར་ནི་རྣམ་པར་ངེས་སོ་ཞེས་པ་དྲང་དོན་དང་། </text:span></text:p>
      <text:p text:style-name="P81">ནང་གི་ཕུང་པོ་ལྔ་རིགས་ལྔ་དང་། ཁམས་ལྔ་ཕྱག་རྒྱ་ལྔར་བཤད་པའམ། སྙིང་གའི་པདྨ་གཡུང་མོ། མགྲིན་པ་གར་མ། དཔྲལ་བ་ཚོས་མ། ལྟེ་བ་བྲམ་ཟེ་མ། སྤྱི་གཙུག་གདོལ་པ་མར་བཤད་པ་ངེས་དོན་ནོ།།</text:p>
      <text:p text:style-name="P27"><text:span text:style-name="T64">ཕ༣ གསུམ་པ</text:span><text:span text:style-name="T21">་</text:span><text:span text:style-name="T20">[</text:span><text:span text:style-name="T21">དེ་དག་དེ་བཞིན་གཤེགས་པའི་རིགས་སུ་བསྟན་པ་</text:span><text:span text:style-name="T20">]</text:span><text:span text:style-name="T64">ནི། </text:span></text:p>
      <text:p text:style-name="P44"><text:span text:style-name="T62">འདི་རྣམས་དེ་བཞིན་གཤེགས་པའི་རིགས། །མདོར་བསྡུས་པས་ནི་བརྗོད་པར་བྱ།</text:span></text:p>
      <text:p text:style-name="P27"><text:span text:style-name="T64">ཞེས་པ་སྟེ། རིགས་འདི་དག་ཀྱང་ཇི་ལྟ་བུ་ཞེ་ན། རིགས་འདི་རྣམས་མི་བསྐྱོད་པ་སོགས་དེ་བཞིན་གཤེགས་པ་ལྔའི་རིགས་སུ་མདོར་བསྡུས་པས་ནི་བརྗོད་པར་བྱ་ཞེས་པའོ། །</text:span></text:p>
      <text:p text:style-name="P27"><text:span text:style-name="T64">ཕ༤ བཞི་པ་</text:span><text:span text:style-name="T20">[</text:span><text:span text:style-name="T21">དེ་བཞིན་གཤེགས་པའི་ངེས་ཚིག་</text:span><text:span text:style-name="T20">]</text:span><text:span text:style-name="T64">ནི། </text:span></text:p>
      <text:p text:style-name="P44"><text:span text:style-name="T62">དཔལ་ལྡན་དེ་བཞིན་ཉིད་གཤེགས་ཤིང་། །དེ་བཞིན་སླར་ཡང་གཤེགས་པ་ཉིད། །</text:span></text:p>
      <text:p text:style-name="P44"><text:span text:style-name="T62">འདིས་ནི་ཤེས་རབ་རིགས་པ་ཡིས། །དེ་བཞིན་གཤེགས་ཞེས་བརྗོད་པར་བྱ། །</text:span></text:p>
      <text:p text:style-name="P27"><text:span text:style-name="T64">ཞེས་པ་སྟེ། དེ་བཞིན་གཤེགས་པ་ཞེས་པའི་དོན་ཚོགས་གཉིས་ཀྱི་དཔལ་དང་ལྡན་པ་ལས་ཡེ་ཤེས་ཀྱི་མཐུས་ཆོས་སྐུའི་དེ་བཞིན་ཉིད་གཤེགས་ཤིང་། བསོད་ནམས་ཀྱི་མཐུས་གཟུགས་སྐུའི་དེ་བཞིན་ཉིད་དུ་སླར་ཡང་གཤེགས་ནས་འགྲོ་དོན་མཛད་པ་ཉིད་དེ། རྒྱུ་མཚན་འདིས་ནི་ཡེ་ཤེས་དང་</text:span><text:soft-page-break/><text:span text:style-name="T64">ཐུགས་རྡོ་རྗེ་དབྱེར་མེད་པའི་ཤེས་རབ་ཀྱི་རིགས་པ་ཡིས་དེ་བཞིན་གཤེགས་པ་ཞེས་བརྗོད་པར་བྱ་ཞེས་པའི་དོན་ཏེ། སྤྱི་དང་མཐར་ཐུག་གོ། །</text:span></text:p>
      <text:p text:style-name="P27"><text:span text:style-name="T64">སྦས་པ་ནི། གླེང་གཞིའི་སྐབས་སུ་བཤད་པ་ལྟར་རམ། དཔལ་ལྡན་ནི་གཡུང་མོ་ལ་སོགས་པའི་ཕྱག་རྒྱ། དེ་ཉིད་དུ་གཤེགས་པ་ནི་དེས་དེའི་རིགས་རྟོགས་པ། སླར་གཤེགས་པ་ནི་དེ་ལས་ལྷན་སྐྱེས་རྟོགས་པ་སྟེ། སྦས་དོན་ནོ། །</text:span></text:p>
      <text:p text:style-name="P27"><text:span text:style-name="T64">ཕ༥ ལྔ་པ་</text:span><text:span text:style-name="T20">[</text:span><text:span text:style-name="T21">རིགས་ཀྱི་དབྱེ་བསྡུ་</text:span><text:span text:style-name="T20">]</text:span><text:span text:style-name="T64">ནི། </text:span></text:p>
      <text:p text:style-name="P44"><text:span text:style-name="T62">རིགས་ནི་རྣམ་པ་དྲུག་བརྗོད་ཅིང་། །མདོར་བསྡུས་པས་ནི་རྣམ་པ་ལྔ། །</text:span></text:p>
      <text:p text:style-name="P44"><text:span text:style-name="T62">སྐུ་གསུང་ཐུགས་ཀྱི་དབྱེ་བ་ཡིས། །ཕྱི་ནས་རྣམ་པ་གསུམ་དུ་འགྱུར། །</text:span></text:p>
      <text:p text:style-name="P27"><text:span text:style-name="T64">ཞེས་པ་སྟེ། ཡེ་ཤེས་ལྔ་སོ་སོ་བ་དང་ཆ་འདྲ་བ་གོང་གི་རིགས་ལྔ་དང་། ཀུན་དང་ཆ་འདྲ་བ་རྡོ་རྗེ་སེམས་དཔའི་རིགས་ཏེ། དེ་བཞིན་གཤེགས་པའི་རིགས་ནི་རྣམ་པ་དྲུག་ཏུ་བརྗོད་ཅིང་། མདོར་བསྡུས་ཏེ། རྡོ་རྗེ་སེམས་</text:span><text:span text:style-name="T39">(</text:span><text:span text:style-name="T41">༨༦བ</text:span><text:span text:style-name="T39">)</text:span><text:span text:style-name="T64">དཔའ་རྡོ་རྗེའི་རིགས་སུ་བསྡུས་པས་ནི་ཡོངས་གྲགས་ཀྱི་རིགས་རྣམ་པ་ལྔ་དང་། དེ་ཡང་ཡོན་ཏན་དང་ཕྲིན་ལས་གཉིས་སྐུ་གསུང་ཐུགས་ཀྱི་དབྱེ་བར་འདུ་བ་ཡིས། ཕྱི་ནས་དེ་བཞིན་གཤེགས་པ་དང་པདྨ་དང་རྡོ་རྗེའི་རིགས་རྣམ་པ་གསུམ་དུ་འདུས་པར་འགྱུར་ཞེས་པའི་དོན་ཏེ། དབྱེ་བསྡུ་གཞན་ནི་འོག་ཏུ་འཆད་དོ། །</text:span></text:p>
      <text:p text:style-name="P27"><text:span text:style-name="T64">ཕ༦ དྲུག་པ་</text:span><text:span text:style-name="T20">[</text:span><text:span text:style-name="T21">རིགས་ཀྱི་ངེས་ཚིག་</text:span><text:span text:style-name="T20">]</text:span><text:span text:style-name="T64">ནི། </text:span></text:p>
      <text:p text:style-name="P44"><text:span text:style-name="T62">རིགས་དང་འབྱུང་བ་ལྔ་རྣམས་དང་། །ཕུང་པོ་ལྔ་ཡི་རང་བཞིན་གྱིས། །</text:span></text:p>
      <text:p text:style-name="P44"><text:span text:style-name="T62">རིགས་དང་བགྲང་བྱ་འདི་ཡིས་ནི། །རིགས་ཞེས་མངོན་པར་བརྗོད་པར་བྱ། །</text:span></text:p>
      <text:p text:style-name="P27"><text:soft-page-break/><text:span text:style-name="T64">ཞེས་པ་སྟེ། རྡོ་རྗེ་ལ་སོགས་པའི་རིགས་ལྔ་དང་། ས་སོགས་འབྱུང་བ་ལྔ་རྣམས་དང་། གཟུགས་སོགས་ཕུང་པོ་ལྔ་ཡི་རང་བཞིན་རྣམས་སངས་རྒྱས་ལྔའི་རང་བཞིན་དུ་མཚུངས་པ་ཉིད་ཀྱིས། རིགས་འདྲ་བ་དང་ལྔ་ཚན་དུ་བགྲང་བར་བྱ་བ་འདི་ཡིས་ནི། དེ་དག་ལ་རིགས་ཞེས་མངོན་པར་བརྗོད་པར་བྱ་ཞེས་པའོ། །</text:span></text:p>
      <text:p text:style-name="P27"><text:span text:style-name="T8">ད༣ </text:span><text:span text:style-name="T35">གསུམ་པ་ཐབས་ལས་བྱུང་བའི་ཡོན་ཏན་ལ། </text:span><text:span text:style-name="T8">ན༡ </text:span><text:span text:style-name="T35">ལྷན་སྐྱེས་ཡེ་ཤེས་ཀྱི་གནས་ལུགས། </text:span><text:span text:style-name="T8">ན༢ </text:span><text:span text:style-name="T35">དེ་ཐམས་ཅད་ཀྱི་བདག་ཉིད་དུ་བསྟན་པ། </text:span><text:span text:style-name="T8">ན༣ </text:span><text:span text:style-name="T35">ཕྱག་རྒྱའི་མིང་དོན། </text:span><text:span text:style-name="T8">ན༤ </text:span><text:span text:style-name="T35">ཕན་ཡོན་གཞན་བཤད་པ་བཞིའི།</text:span><text:span text:style-name="T31"> </text:span></text:p>
      <text:p text:style-name="P27"><text:span text:style-name="T64">ན༡ དང་པོ་ནི། </text:span></text:p>
      <text:p text:style-name="P44"><text:span text:style-name="T62">སྒོམ་པ་པོ་མེད་བསྒོམ་པའང་མེད། །ལྷ་མེད་སྔགས་ཀྱང་ཡོད་མ་ཡིན། །</text:span></text:p>
      <text:p text:style-name="P44"><text:span text:style-name="T62">སྤྲོས་པ་མེད་པའི་རང་བཞིན་ལས། །སྔགས་དང་ལྷ་ནི་ཡང་དག་གནས། །</text:span></text:p>
      <text:p text:style-name="P57"><text:span text:style-name="T64">ཞེས་པ་སྟེ། དོན་དམ་ལྷན་སྐྱེས་ལ་ངོ་བོ་ཉིད་དུ་གྲུབ་པའི་སྒོམ་པ་པོ་གང་ཟག་མེད་ཅིང་མཚན་བཅས་སོགས་ཀྱི་བསྒོམ་པར་བྱ་བའང་མེད་པས། ཞལ་ཕྱག་གི་རྣམ་པའི་ལྷ་མེད་ཅིང་བཟླ་བྱའི་སྔགས་ཀྱང་ཡོད་པ་མ་ཡིན་ལ། འོན་ཀྱང་བདེ་བ་ཆེན་པོའི་ངོ་བོ་སྤྲོས་པ་མེད་པའི་རང་བཞིན་ལས། དེའི་ངོ་བོའི་སྔགས་དང་ལྷ་ནི་ཡང་དག་པར་གནས་སོ་ཞེས་པའོ། །</text:span></text:p>
      <text:p text:style-name="P57"><text:span text:style-name="T1">ན༢ </text:span><text:span text:style-name="T31">གཉིས་པ་</text:span><text:span text:style-name="T4">[</text:span><text:span text:style-name="T1">དེ་ཐམས་ཅད་ཀྱི་བདག་ཉིད་དུ་བསྟན་པ་</text:span><text:span text:style-name="T4">]</text:span><text:span text:style-name="T31">ལ། </text:span><text:span text:style-name="T1">པ༡ </text:span><text:span text:style-name="T31">རང་གི་ལྷར་གནས་པ། </text:span><text:span text:style-name="T1">པ༢ </text:span><text:span text:style-name="T31">གཞན་གྱི་ལྷར་གནས་པ། </text:span><text:span text:style-name="T1">པ༣ </text:span><text:span text:style-name="T31">ལྷའི་ངེས་ཚིག །</text:span><text:span text:style-name="T1">པ༤ </text:span><text:span text:style-name="T31">བཅོམ་ལྡན་འདས་སུ་བསྟན་པ་དང་བཞིའི། </text:span></text:p>
      <text:p text:style-name="P57"><text:span text:style-name="T64">པ༡ དང་པོ་ནི། </text:span></text:p>
      <text:p text:style-name="P65"><text:span text:style-name="T62">རྣམ་སྣང་མི་བསྐྱོད་དོན་ཡོད་དང་། །རིན་ཆེན་དཔག་མེད་སེམས་དཔའ་པོ། །</text:span></text:p>
      <text:p text:style-name="P27"><text:span text:style-name="T64">ཞེས་པ་སྟེ། ཡེ་ཤེས་དེ་ཉིད་ལ། ཆོས་ཐམས་</text:span><text:span text:style-name="T39">(</text:span><text:span text:style-name="T41">༨༧ན</text:span><text:span text:style-name="T39">)</text:span><text:span text:style-name="T64">ཅད་ཆུ་ཟླ་ལྟར་སྣང་བས་རྣམ་པར་སྣང་མཛད་དང་། ཉོན་མོངས་པས་མི་གཡོ་བས་མི་བསྐྱོད་པ་དང་། འགྲོ་དོན་མཛད་པ་འབྱུང་བས་དོན་ཡོད་གྲུབ་</text:span><text:soft-page-break/><text:span text:style-name="T64">པ་དང་། ཡོན་ཏན་གྱི་གཏེར་དུ་འབྱུང་བས་རིན་ཆེན་འབྱུང་གནས་དང་། ཡེ་ཤེས་ཀྱི་འོད་ཟེར་འགྱེད་པས་འོད་དཔག་མེད་དང་། དེ་ཁོ་ན་ཉིད་ཀྱི་འཇིག་རྟེན་ལ་བརྩེ་བས་རྡོ་རྗེ་སེམས་དཔའ་པོར་བརྗོད་པར་བྱ་ཞེས་པའི་དོན་ཏེ། དྲང་དོན་དང་། </text:span></text:p>
      <text:p text:style-name="P27"><text:span text:style-name="T64">གཟུགས་སོགས་ཕུང་པོ་ལྔ་དང་ཡེ་ཤེས་ཀྱི་ཕུང་པོ་སྟེ་དྲུག་གམ། ས་སོགས་ཁམས་ལྔ་དང་ཡེ་ཤེས་ཀྱི་ཁམས་ཏེ་དྲུག་གམ། རླུང་ལྔ་ཡེ་ཤེས་ཀྱི་རླུང་དང་དྲུག་བདེ་ཆེན་ལྷན་སྐྱེས་ཀྱི་ངོ་བོར་དག་པ་ནི་ངེས་དོན་ནོ། །</text:span></text:p>
      <text:p text:style-name="P27"><text:span text:style-name="T64">པ༢ གཉིས་པ</text:span><text:span text:style-name="T21">་</text:span><text:span text:style-name="T20">[</text:span><text:span text:style-name="T21">གཞན་གྱི་ལྷར་གནས་པ་</text:span><text:span text:style-name="T20">]</text:span><text:span text:style-name="T64">ནི། </text:span></text:p>
      <text:p text:style-name="P44"><text:span text:style-name="T62">ཚངས་པ་ཁྱབ་འཇུག་ཞི་བ་དང་། །ཐམས་ཅད་སངས་རྒྱས་དེ་ཉིད་བརྗོད། །</text:span></text:p>
      <text:p text:style-name="P44"><text:span text:style-name="T62">ཚངས་པ་སྒྲིབ་བྲལ་སངས་རྒྱས་ཉིད། །འཇུག་ཕྱིར་ཁྱབ་འཇུག་བརྗོད་པར་བྱ། །</text:span></text:p>
      <text:p text:style-name="P44"><text:span text:style-name="T62">རྟག་ཏུ་དགེ་བས་ཞི་བ་ཉིད། །ཐམས་ཅད་ཀུན་གྱི་བདག་ཉིད་གནས། །</text:span></text:p>
      <text:p text:style-name="P44"><text:span text:style-name="T62">དམ་པའི་བདེ་བས་དེ་ཉིད་དེ། །བདེ་བ་རྟོགས་ཕྱིར་རྣམས་སངས་རྒྱས། །</text:span></text:p>
      <text:p text:style-name="P27"><text:span text:style-name="T64">ཞེས་པ་སྟེ། གཞན་ཡང་ཐབས་ལ་མཁས་པས་དེ་ཉིད་ཚངས་པ་དང་། ཁྱབ་འཇུག་དང་། ཞི་བ་དང་། ཐམས་ཅད་པ་དང་། སངས་རྒྱས་དང་། དམ་པ་དེ་ཉིད་ཅེས་ཕྱི་རོལ་པའི་ལྷའི་སྒྲར་ཡང་བརྗོད་པར་བྱ་སྟེ། </text:span></text:p>
      <text:p text:style-name="P27"><text:span text:style-name="T64">དེ་ཡང་ཚངས་པར་བརྗོད་པ་ནི། ཡེ་ཤེས་དེ་ཉིད་སྒྲིབ་པ་དང་བྲལ་བའི་སངས་རྒྱས་ཉིད་ཡིན་པས་དེར་བརྗོད་པ་དང་། </text:span></text:p>
      <text:p text:style-name="P27"><text:span text:style-name="T64">ཆོས་ཐམས་ཅད་ཀྱི་ངོ་བོར་འཇུག་པའི་ཕྱིར་ཁྱབ་འཇུག་ཏུ་བརྗོད་པར་བྱ་བ་དང་། </text:span></text:p>
      <text:p text:style-name="P27"><text:span text:style-name="T64">དུས་རྟག་ཏུ་བདེ་ཞིང་དགེ་བར་བྱེད་པས་ཞི་བ་དབང་ཕྱུག་ཉིད་དུ་བརྗོད་པ་དང་། </text:span></text:p>
      <text:p text:style-name="P27"><text:soft-page-break/><text:span text:style-name="T64">ཐམས་ཅད་པ་ཞེས་པ་ཡང་ཆོས་དབྱིངས་དེ་དངོས་པོ་ཀུན་གྱི་བདག་ཉིད་དུ་གནས་པས་དེ་སྐད་བརྗོད་པ་དང་། </text:span></text:p>
      <text:p text:style-name="P27"><text:span text:style-name="T64">དོན་དམ་པའི་བདེ་བར་གྱུར་པས་དམ་པ་དེ་ཉིད་དེར་བརྗོད་པ་དང་། </text:span></text:p>
      <text:p text:style-name="P27"><text:span text:style-name="T64">བླ་ན་མེད་པའི་བདེ་བ་རྟོགས་པའི་ཕྱིར་ན་རྣམ་པར་སངས་རྒྱས་སུ་བརྗོད་པར་བྱ་བའི་དོན་ཏེ། དྲང་དོན་ནོ། །</text:span></text:p>
      <text:p text:style-name="P27"><text:span text:style-name="T64">འགྲེལ་མཛད་དུ་མས་གཞུང་འདིས་སྐུ་གསུམ་གྱི་རྒྱས་བཤད་བསྟན་</text:span><text:span text:style-name="T39">(</text:span><text:span text:style-name="T41">༨༧བ</text:span><text:span text:style-name="T39">)</text:span><text:span text:style-name="T64">པར་འདོད་ཅིང་། </text:span></text:p>
      <text:p text:style-name="P27"><text:span text:style-name="T64">ཚངས་པ་ཁྱབ་འཇུག་ཞི་བ་གསུམ་སངས་རྒྱས་ཀྱི་རྣམ་འཕྲུལ་དུ་བཤད་ནས་དྲང་དོན་དང་། </text:span></text:p>
      <text:p text:style-name="P71"><text:span text:style-name="T64">སྤྱི་བོར་བྱང་སེམས་དང་ཡེ་རླུང་བརྟན་པ་ཚངས་པ་དང་། སྙིང་གར་སེམས་འོད་གསལ་དུ་ཞུགས་པ་ཁྱབ་འཇུག་དང་། མགྲིན་པར་རྨི་ལམ་གྱི་འཁྲུལ་པ་དག་པ་ཞི་བ་ཞེས་པ་སོགས་ཀྱི་ངེས་དོན་འཆད་པ་ནི་གཞུང་དོན་གཏན་ལ་མ་ཕེབས་པ་སྟེ། ཚངས་པ་ཞེས་སོགས་ཀྱིས་ཕྱི་རོལ་པའི་ལྷའི་མིང་དྲུག་ཏུ་བསྟན་ནས་སླར་དེ་དག་སོ་སོའི་རྒྱུ་མཚན་གསུངས་པ་ལས་གོལ་བའི་ཕྱིར་རོ། །</text:span></text:p>
      <text:p text:style-name="P71"><text:span text:style-name="T64">ཁ་གཅིག །རྣམ་སྣང་སོགས་དྲུག་དང་ཚངས་པ་སོགས་གོ་རིམ་སྦྱར་ནས་འཆད་པ་ཡང་མི་རིགས་ཏེ། དོན་གྲུབ་དང་དབང་ཕྱུག་སོགས་ཀྱི་སྦྱར་བཤད་ལ་ཤེས་བྱེད་མེད་པའི་ཕྱིར་རོ། །</text:span></text:p>
      <text:p text:style-name="P27"><text:span text:style-name="T64">ནང་ལྟར་ན། འཁོར་ལོ་དྲུག་གམ། གཟུགས་སོགས་ཡུལ་དྲུག་གམ། མིག་སོགས་དབང་པོ་དྲུག་གམ། བཤང་གཅི་ཁུ་ཁྲག་ཤ་རྐང་དང་དྲུག་སྒྲིབ་བྲལ་ལྷན་སྐྱེས་སུ་དག་པ་ནི་ངེས་དོན་ནོ། །</text:span></text:p>
      <text:p text:style-name="P27"><text:span text:style-name="T64">པ༣ གསུམ་པ་</text:span><text:span text:style-name="T20">[</text:span><text:span text:style-name="T21">ལྷའི་ངེས་ཚིག་</text:span><text:span text:style-name="T20">]</text:span><text:span text:style-name="T64">ནི། </text:span></text:p>
      <text:p text:style-name="P44"><text:span text:style-name="T62">གང་ཕྱིར་ལུས་ལས་བྱུང་བ་ཉིད། །ལྷ་ཞེས་མངོན་པར་བརྗོད་པར་བྱ། །</text:span></text:p>
      <text:p text:style-name="P27"><text:soft-page-break/><text:span text:style-name="T64">ཞེས་པ་སྟེ། ཡེ་ཤེས་དེ་ལ་གང་གི་ཕྱིར་ལྷ་ཞེས་བྱ་ཞེ་ན། དེ་ཉིད་ཕུང་པོ་ལྔའི་བདག་ཉིད་ཀྱི་ལུས་ལས་བྱུང་བ་ཉིད་དམ། ཞུ་བདེ་ལ་རོལ་བའི་ཕྱིར་ལྷ་ཞེས་མངོན་པར་བརྗོད་པར་བྱའོ། །ཞེས་པའོ། </text:span></text:p>
      <text:p text:style-name="P27"><text:span text:style-name="T64">པ༤ བཞི་པ་</text:span><text:span text:style-name="T20">[</text:span><text:span text:style-name="T21">བཅོམ་ལྡན་འདས་སུ་བསྟན་པ་</text:span><text:span text:style-name="T20">]</text:span><text:span text:style-name="T64">ནི། </text:span></text:p>
      <text:p text:style-name="P44"><text:span text:style-name="T62">སངས་རྒྱས་འདི་ལ་བྷ་ག་མངའ། །བཅོམ་ལྡན་འདས་ཞེས་བརྗོད་པར་བྱ། །</text:span></text:p>
      <text:p text:style-name="P44"><text:span text:style-name="T62">བྷ་ག་རྣམ་པ་དྲུག་ཏུ་བརྗོད། །དབང་ཕྱུག་ལ་སོགས་ཡོན་ཏན་ཀུན། །</text:span></text:p>
      <text:p text:style-name="P44"><text:span text:style-name="T63">ཡང་ན་ཉོན་མོངས་ལ་སོགས་བདུད། །འཇོམས་ཕྱིར་བཅོམ་ལྡན་འདས་ཞེས་བརྗོད། །</text:span></text:p>
      <text:p text:style-name="P27"><text:span text:style-name="T64">ཞེས་པ་སྟེ། དེ་ལྟ་བུའི་སངས་རྒྱས་ལྔའི་རང་བཞིན་གྱིས་ལྷ་འདི་ལ་བྷ་གའི་སྒྲ་དོན་ནི་བཅོམ་པའམ་སྐལ་བ་དང་ལྡན་པ་མངའ་བའི་ཕྱིར་བཅོམ་ལྡན་འདས་ཞེས་ཀྱང་བརྗོད་པར་བྱ་སྟེ། </text:span></text:p>
      <text:p text:style-name="P27"><text:span text:style-name="T64">དེ་ཡང་བྷ་ག་ཨཾ་ས་ནི། སྐལ་བ་དང་ལྡན་པ་སྟེ། དེ་ཉིད་རྣམ་པ་དྲུག་ཏུ་བརྗོད་ཅིང་། དེ་ཡང་། དབང་ཕྱུག་ལ་སོགས་པའི་ཡོན་ཏན་དྲུག་པོ་ཀུན་དང་ལྡན་པའོ། །</text:span></text:p>
      <text:p text:style-name="P27"><text:span text:style-name="T64">ཡང་ན། ཉོན་མོངས་པ་དང་ཕུང་</text:span><text:span text:style-name="T39">(</text:span><text:span text:style-name="T41">༨༨ན</text:span><text:span text:style-name="T39">)</text:span><text:span text:style-name="T64">པོ་ལ་སོགས་པའི་བདུད་བཞི་འཇོམས་པའམ་བཅོམ་པ་དང་ལྡན་པའི་ཕྱིར་བཅོམ་ལྡན་འདས་ཞེས་བྱ་བའི་དོན་ཏེ། རྒྱས་པར་གླེང་གཞིའི་སྐབས་སུ་བཤད་པ་ལྟ་བུ་དྲང་དོན་དང་། </text:span></text:p>
      <text:p text:style-name="P27"><text:span text:style-name="T64">འཁོར་ལོ་བཞིར་བྱང་སེམས་ཀྱི་ལྷ་བརྟན་པས་དབང་ཕྱུག་བརྒྱད་ཐོབ་ནས་བཅོམ་ལྡན་འདས་སུ་འགྱུར་བ་ནི་ངེས་དོན་ནོ། །</text:span></text:p>
      <text:p text:style-name="P27"><text:span text:style-name="T1">ན༣ </text:span><text:span text:style-name="T31">གསུམ་པ་ཕྱག་རྒྱའི་མིང་དོན་ནི། </text:span></text:p>
      <text:p text:style-name="P44"><text:span text:style-name="T62">གང་ཕྱིར་སྐྱེ་འགྲོ་སྐྱེད་པ་ཡིས། །ཤེས་རབ་མ་ཞེས་བརྗོད་པར་བྱ། །</text:span></text:p>
      <text:p text:style-name="P44"><text:span text:style-name="T62">གང་ཕྱིར་སྐལ་པ་སྟོན་པ་ཡིས། །ཤེས་རབ་སྲིང་མོ་ཞེས་བྱ་ཉིད། །</text:span></text:p>
      <text:p text:style-name="P44"><text:soft-page-break/><text:span text:style-name="T62">བཙོ་བླག་མ་དང་བུ་མོ་དང་། །གར་མཁན་མར་ཡང་བརྗོད་པར་བྱ། །</text:span></text:p>
      <text:p text:style-name="P44"><text:span text:style-name="T62">སེམས་ཅན་ཐམས་ཅད་འཚེད་པའི་ཕྱིར། །བཙོ་བླག་མ་ཞེས་དེ་བཞིན་བརྗོད། །</text:span></text:p>
      <text:p text:style-name="P44"><text:span text:style-name="T62">ཡོན་ཏན་འཇོ་ཕྱིར་ཤེས་རབ་ནི། །བུ་མོ་ཞེས་ནི་བརྗོད་པར་བྱ། །</text:span></text:p>
      <text:p text:style-name="P44"><text:span text:style-name="T62">སྙིང་རྗེ་ཆེན་པོ་གཡོ་བའི་ཕྱིར། །ཤེས་རབ་གར་མར་བརྗོད་པར་བྱ། །</text:span></text:p>
      <text:p text:style-name="P44"><text:span text:style-name="T62">གང་ཕྱིར་བཅོམ་ལྡན་མི་རེག་པ། །དེ་ཕྱིར་གཡུང་མོར་བརྗོད་པར་བྱ། །</text:span></text:p>
      <text:p text:style-name="P27"><text:span text:style-name="T64">ཞེས་པ་སྟེ། གོང་དུ་བསྟན་པའི་ཤེས་རབ་ལ་མ་སྲིང་སོགས་གསུངས་པའི་རྒྱུ་མཚན་ཇི་ལྟ་བུ་ཞེ་ན། གང་གི་ཕྱིར་ན། སྐྱེ་འགྲོ་ནི། དབང་གི་ཡེ་ཤེས་ཏེ། དེ་བསྐྱེད་ཅིང་རྫོགས་པ་ཡི་ཕྱིར་གར་མ་ལ་སོགས་པའི་ཤེས་རབ་མ་ལ་མ་ཞེས་བརྗོད་པར་བྱ་བ་དང་། </text:span></text:p>
      <text:p text:style-name="P27"><text:span text:style-name="T64">སྲིང་མོའི་སྒྲ་བྷ་གི་ནི་ཞེས་པ་བྷ་ག་སྐལ་བ་དང་། ཨི་ནི་སྟོན་པ་ལ་འཇུག་པས། གང་གི་ཕྱིར་ན། བདེ་ཆེན་ལྷན་སྐྱེས་ཀྱི་སྐལ་བ་སྟོན་པའི་ཕྱིར། ཤེས་རབ་མ་ལ་སྲིང་མོ་ཞེས་བྱ་བ་ཉིད་དུ་བརྗོད་པ་སྟེ། </text:span></text:p>
      <text:p text:style-name="P27"><text:span text:style-name="T64">དེ་བཞིན་དུ། ཤེས་རབ་མ་ལ་བཙོ་བླག་མ་ཞེས་དང་། བུ་མོ་ཞེས་དང་། གར་མཁན་མ་ཞེས་དང་། ཡང་གི་སྒྲས་གཡུང་མོ་ཞེས་ཀྱང་བརྗོད་པར་བྱ་སྟེ། </text:span></text:p>
      <text:p text:style-name="P27"><text:span text:style-name="T64">རྒྱུ་མཚན་རིམ་བཞིན། སེམས་ཅན་རྣལ་འབྱོར་པ་ཐམས་ཅད་ཀྱི་ཉོན་མོངས་བསྲེག་ཅིང་འཚེད་པའི་ཕྱིར་ན། ཤེས་རབ་མ་ལ་བཙོ་བླག་མ་ཞེས་སྔ་མ་དེ་བཞིན་དུ་བརྗོད་པ་དང་། </text:span></text:p>
      <text:p text:style-name="P27"><text:span text:style-name="T64">བུ་མོའི་སྒྲ་དྷུ་ཧི་ཏི་ནི་ཞེས་པའི་དོ་ཧ་ན་འཇོ་བ་ལ་འཇུག་པས། བྱང་ཆུབ་སེམས་ཀྱི་ཡོན་ཏན་རྣམས་འཇོ་བར་བྱེད་པའི་ཕྱིར་ན་ཤེས་རབ་མ་ལ་ནི་བུ་མོ་ཞེས་ནི་བརྗོད་པར་བྱ་བ་དང་། </text:span></text:p>
      <text:p text:style-name="P27"><text:span text:style-name="T64">སྙིང་རྗེ་</text:span><text:span text:style-name="T39">(</text:span><text:span text:style-name="T41">༨༨བ</text:span><text:span text:style-name="T39">)</text:span><text:span text:style-name="T64">ཆེན་པོ་དང་ཟུང་དུ་འཇུག་པའི་ཡེ་ཤེས་གཡོ་བར་བྱེད་པའི་ཕྱིར་ན་ཤེས་རབ་མ་ལ་གར་མཁན་མར་བརྗོད་པར་བྱ་བ་དང་། གང་གི་ཕྱིར་ན། ཡེ་ཤེས་བཅོམ་ལྡན་འདས་དེ་ལ་རྟོག་པས་</text:span><text:soft-page-break/><text:span text:style-name="T64">མི་རེག་པར་བྱེད་པ་དེའི་ཕྱིར། ཤེས་རབ་མ་ལ་གཡུང་མོར་བརྗོད་པར་བྱ་ཞེས་པའི་དོན་ཏེ། ཡིག་དོན་ནམ་དྲང་དོན་དང་། </text:span></text:p>
      <text:p text:style-name="P27"><text:span text:style-name="T64">ནང་གི་ལྟེ་བའི་རྩ་བསྐྱེད་བྱེད་མ། སྙིང་གའི་རྩ་ཆོས་སྐལ་སྟོན་པ་སྲིང་མོ། མགྲིན་པའི་རྩ་བྱང་སེམས་འཚེད་པ་བཙོ་བླག་མ། ལྕེ་ཆུང་གི་རྩ་བདུད་རྩི་འཇོ་བ་བུ་མོ། སྤྱི་བོའི་རྩ་བདེ་བ་ཀུན་ཏུ་གཡོ་བ་གར་མ། གསང་གནས་ཀྱི་རྩ་སྡུག་བསྔལ་མི་རེག་པ་གཡུང་མོར་བརྗོད་པའམ། རྡོ་རྗེ་སྙིང་འགྲེལ་དུ། ལུས་ཀྱི་ཁམས་མཐའ་དག་ལ་སྦྱར་ནས་བཤད་པ་ངེས་དོན་ནོ། །</text:span></text:p>
      <text:p text:style-name="P27"><text:span text:style-name="T1">ན༤ </text:span><text:span text:style-name="T31">བཞི་པ་ཕན་ཡོན་གཞན་བཤད་པ་ནི། </text:span></text:p>
      <text:p text:style-name="P44"><text:span text:style-name="T62">ཨ་ལི་ཀ་ལི་རབ་བརྟགས་པས། །བརྗོད་པ་བཟླས་པར་ཡང་དག་བཤད། །</text:span></text:p>
      <text:p text:style-name="P44"><text:span text:style-name="T62">རྐང་པའི་རྗེས་ནི་དཀྱིལ་འཁོར་ཉིད། །ཉེད་ཕྱིར་དཀྱིལ་འཁོར་བརྗོད་པར་བྱ། །</text:span></text:p>
      <text:p text:style-name="P44"><text:span text:style-name="T62">ལག་པ་བསྒྱུར་བ་ཕྱག་རྒྱ་ཡིན། །སོར་མོ་ཉེད་པའང་དེ་བཞིན་ནོ། །</text:span></text:p>
      <text:p text:style-name="P44"><text:span text:style-name="T62">གང་ཕྱིར་རྣམ་སེམས་བསམ་གཏན་ནི། །གང་བསམ་དེ་ནི་བསམ་གཏན་ནོ། །</text:span></text:p>
      <text:p text:style-name="P44"><text:span text:style-name="T62">ཇི་ལྟར་ཕ་ལས་བདེ་ཐོབ་པ། །དེ་ཡིས་བདེ་བ་རང་གིས་བཟའ། །</text:span></text:p>
      <text:p text:style-name="P44"><text:span text:style-name="T62">བདེ་བ་གང་གིས་འཆི་བ་འདིར། །དེ་ཡི་བདེ་བ་བསམ་གཏན་བརྗོད། །</text:span></text:p>
      <text:p text:style-name="P27"><text:span text:style-name="T81">ཅེས་པ་སྟེ། དེ་ཡང་ལྷན་སྐྱེས་ཀྱི་དེ་ཁོ་ན་ཉིད་མངོན་དུ་གྱུར་པའི་གནས་སྐབས་ཀྱི་ཕན་ཡོན་ལྔ་ལས།</text:span></text:p>
      <text:p text:style-name="P71"><text:span text:style-name="T64">སྨྲ་བརྗོད་བཟླས་པར་འགྱུར་བ་ནི། དབྱངས་གསལ་མ་གཏོགས་པའི་སྔགས་གང་ཡང་མེད་པས་ན། རང་གི་ངག་ཀྱང་ཨ་ལི་ཀ་ལིར་རབ་ཏུ་བརྟགས་པའི་དེ་ཁོ་ན་ཉིད་ཤེས་པས་ཚིག་གི་བརྗོད་པ་ཐམས་ཅད་ཀྱང་སྔགས་བཟླས་པར་འགྱུར་བར་ཡང་དག་པར་བཤད་དོ། །</text:span></text:p>
      <text:p text:style-name="P27"><text:soft-page-break/><text:span text:style-name="T64">རྐང་རྗེས་དཀྱིལ་འཁོར་དུ་འགྱུར་བ་ནི། རྣལ་འབྱོར་པ་དེའི་རྐང་པས་མནན་པའི་རྗེས་ནི་དཀྱིལ་འཁོར་ཉིད་དུ་འགྱུར་ཏེ། ཉེད་པའི་སྒྲ་ན་ད་ཞེས་པ་ཡི་གེ་ཕྱིས་བསྣན་གྱིས་མཎྜལ་ཏེ་དཀྱིལ་འཁོར་དུ་འགྱུར་བས། རྡུལ་ཚོན་ལྟར་ཡན་ལག་ཉེད་ཅིང་བསྐྱོད་པ་ལས་བྱུང་བའི་ཕྱིར་རྐང་</text:span><text:span text:style-name="T39">(</text:span><text:span text:style-name="T41">༨༩ན</text:span><text:span text:style-name="T39">)</text:span><text:span text:style-name="T64">རྗེས་ཀྱང་དཀྱིལ་འཁོར་དུ་བརྗོད་པར་བྱའོ། །</text:span></text:p>
      <text:p text:style-name="P27"><text:span text:style-name="T64">ལག་སྟབས་ཕྱག་རྒྱར་འགྱུར་བ་ནི། རྣལ་འབྱོར་པ་དེའི་ལག་པ་བསྐྱོད་ཅིང་བསྒྱུར་བ་ནི་གང་ཡང་རུང་བ་མཚོན་པའམ་འདེབས་པའི་ཕྱིར་ཕྱག་རྒྱ་ཡིན་ལ། སོར་མོ་ཉེད་པའང་དེ་བཞིན་དུ་ཕྱག་རྒྱ་ཡིན་ནོ། །འང་གི་སྒྲས་སོར་མོ་ཉེད་པ་དཀྱིལ་འཁོར་དུའང་བསྟན་ནོ། །</text:span></text:p>
      <text:p text:style-name="P27"><text:span text:style-name="T64">བསམ་པ་ཏིང་ངེ་འཛིན་དུ་འགྱུར་བ་ནི། གང་གི་ཕྱིར་ཡིད་རྣམ་པར་སེམས་པ་ཉིད་ལྷན་སྐྱེས་ཀྱི་རྩལ་དུ་ཤར་བའི་བསམ་གཏན་པས་ནི། ཡིད་ལ་གང་བསམ་པ་དེ་ནི། གསལ་སྟོང་གི་རང་བཞིན་དུ་སྣང་བས་བསམ་གཏན་ཡིན་ནོ། །</text:span></text:p>
      <text:p text:style-name="P27"><text:span text:style-name="T64">བདེ་བ་ཟས་སུ་འགྱུར་བ་ནི། ཇི་ལྟར་བ་བླ་མ་ལས་ཞུ་བདེ་ལྷན་སྐྱེས་དཔེར་བསྟན་པ་ལ་མྱོང་བ་ཐོབ་པ་ལྟར། རྣལ་འབྱོར་པ་དེ་ཡི་མཉམ་སྦྱོར་ལས་བྱུང་བའི་བདེ་བ་ཡང་རོ་དྲུག་ལྟར་མྱོང་བར་བྱ་བ་ཡིན་པས་རང་གིས་བཟའ་བ་སྟེ། རླུང་སེམས་ཐིམ་པའི་བདེ་བ་གང་གིས་ཐ་མལ་པ་རྣམས་སྲོག་བསྡུད་ཅིང་འཆི་བ་ཡིན་ཡང་། འདིར་རྣལ་འབྱོར་པ་ལྷན་སྐྱེས་ཀྱི་དེ་ཁོ་ན་ཉིད་ཤེས་པ་དེ་ཡི་བྱང་སེམས་ཞུ་ཞིང་རླུང་ཐིམ་པའི་བདེ་བ་ནི་བསམ་གཏན་དུ་བརྗོད་དེ། ཡེ་ཤེས་ཀྱི་དེ་ཁོ་ན་ཉིད་ཡིན་པའི་ཕྱིར་རོ་ཞེས་པའི་དོན་ཏེ། དྲང་དོན་དང་དགོངས་མིན་ནོ། །</text:span></text:p>
      <text:p text:style-name="P27"><text:span text:style-name="T64">རླུང་དབྱངས་གསལ་གྱི་ངོ་བོར་རྒྱུ་བ་སྨྲ་བརྗོད་བཟླས་པ་དང་། བྱང་སེམས་ཀྱིས་རྩ་རྣམས་འདུལ་བ་རྐང་རྗེས་དཀྱིལ་འཁོར་དང་། རྩ་རྣམས་ཡེ་ཤེས་ཀྱི་རྩར་བསྒྱུར་བ་ལག་སྟབས་ཕྱག་རྒྱ་དང་། </text:span><text:soft-page-break/><text:span text:style-name="T64">སེམས་ལྷན་སྐྱེས་ཀྱི་ངོ་བོར་གྱུར་པ་གང་བསམས་བསམ་གཏན་དང་། བདེ་སྟོང་གི་ཏིང་ངེ་འཛིན་མྱོང་བ་བདེ་བ་བཟའ་བར་འགྱུར་བ་རྣམས་ངེས་དོན་ནོ། །</text:span></text:p>
      <text:p text:style-name="P27"><text:span text:style-name="T64">ཉ༣ གསུམ་པ་</text:span><text:span text:style-name="T20">[</text:span><text:span text:style-name="T21">ལེའུའི་མཚན་</text:span><text:span text:style-name="T20">]</text:span><text:span text:style-name="T64">ནི། </text:span></text:p>
      <text:p text:style-name="P29"><text:span text:style-name="T56">དེ་ཁོ་ན་ཉིད་ཀྱི་ལེའུ་སྟེ། ལྔ་པའོ།། །།</text:span></text:p>
      <text:p text:style-name="P27"><text:span text:style-name="T64">ཞེས་པ་སྟེ། ཡེ་ཤེས་ཀྱི་དེ་ཁོ་ན་ཉིད་སྟོན་བྱེད་ཀྱི་ལེའུ་སྟེ། གཞུང་དུམ་ཚན་ལྔ་པའོ་ཞེས་དེ་ཉིད་གསུངས་ཟིན་པའི་དོན་ཏོ། །</text:span></text:p>
      <text:p text:style-name="P27"><text:span text:style-name="T64">ལེའུ་ལྔ་པ་བཤད་ཟིན་ཏོ།། །།</text:span><text:span text:style-name="T39">(</text:span><text:span text:style-name="T41">༨༩བ</text:span><text:span text:style-name="T39">)</text:span></text:p>
      <text:p text:style-name="P13"><text:span text:style-name="T64">བརྟག་པ་སྔ་མ། དྲུག་པ་སྤྱོད་པའི་ལེའུ། </text:span></text:p>
      <text:p text:style-name="P5"/>
      <text:p text:style-name="P27"><text:span text:style-name="T1">ཇ༥ </text:span><text:span text:style-name="T31">ད་ནི་ལེའུ་དྲུག་པ་བཤད་པར་བྱ་སྟེ། དེ་ལ། </text:span><text:span text:style-name="T1">ཉ༡ </text:span><text:span text:style-name="T31">ལེའུའི་འབྲེལ། </text:span><text:span text:style-name="T1">ཉ༢ </text:span><text:span text:style-name="T31">ལེའུའི་དོན། </text:span><text:span text:style-name="T1">ཉ༣ </text:span><text:span text:style-name="T31">ལེའུའི་མཚན་གསུམ་གྱི། </text:span></text:p>
      <text:p text:style-name="P27"><text:span text:style-name="T64">ཉ༡ དང་པོ་ནི། སྤྱི་དོན་གྱི་འབྲེལ་བ། ལེའུ་སྔ་ཕྱིའི་འབྲེལ་ནི། གོང་དུ་བཤད་པའི་ལམ་རིམ་པ་གཉིས་དང་། ཁྱད་པར་དེ་ཁོ་ན་ཉིད་ཀྱི་ཡེ་ཤེས་ལ་བོགས་དབྱུང་བའི་ཕྱིར་སྤྱོད་པ་སྤྱད་དགོས་པས། དེ་ཁོ་ན་ཉིད་ཀྱི་ལེའུའི་རྗེས་སུ་སྤྱོད་པའི་ལེའུ་འཆད་པར་འབྲེལ་ལོ། །</text:span></text:p>
      <text:p text:style-name="P27"><text:span text:style-name="T64">མདོར་བསྟན་རྒྱས་བཤད་ཀྱི་འབྲེལ་ནི། མདོར་བསྟན་དུ་དོན་བྱེད་ཅེས་པ་རང་གཞན་གྱི་དོན་སྒྲུབ་པ་སྤྱོད་པ་སྟེ། ལེའུ་འདིས་རྒྱས་པར་འཆད་དོ། །</text:span></text:p>
      <text:p text:style-name="P27"><text:span text:style-name="T64">ལེའུའི་མངོན་རྟོགས་ནི། རྣལ་འབྱོར་པའི་སེམས་བརྟན་གཡོ་བརྟག་པའི་ཕྱིར་བརྟུལ་ཞུགས་ཀྱི་སྤྱོད་པ་བརྗོད་བྱར་སྟོན་པས་རིམ་པ་གཉིས་ཀ་དང་འབྲེལ་ཞིང་གཙོ་བོར་རྫོགས་རིམ་དང་འབྲེལ་ལོ།།</text:span></text:p>
      <text:p text:style-name="P27"><text:span text:style-name="T64">སྦས་དོན་གྱི་འབྲེལ་ནི། ལྷན་སྐྱེས་ཀྱི་རྟེན་བྱང་སེམས་གཡོ་ཞིང་འགྱུར་བ་དེ་ཉིད་སྤྱོད་པ་ཡིན་ལ། དེའི་དོན་ཤེས་པར་བྱེད་པའོ། །</text:span></text:p>
      <text:p text:style-name="P27"><text:span text:style-name="T1">ཉ༢ </text:span><text:span text:style-name="T31">གཉིས་པ་</text:span><text:span text:style-name="T4">[</text:span><text:span text:style-name="T1">ལེའུའི་དོན་</text:span><text:span text:style-name="T4">]</text:span><text:span text:style-name="T31">ལ། </text:span><text:span text:style-name="T1">ཏ༡ </text:span><text:span text:style-name="T31">སྤྱི་དོན་དང་། </text:span><text:span text:style-name="T1">ཏ༢ </text:span><text:span text:style-name="T31">གཞུང་དོན་གཉིས་ལས། </text:span></text:p>
      <text:p text:style-name="P27"><text:span text:style-name="T1">ཏ༡ </text:span><text:span text:style-name="T31">དང་པོ་ལ། སྤྱོད་པའི་དུས་དང་དྲོད་རྟགས། སྤྱོད་པ་སྤྱིའི་རྣམ་གཞག །ཧེ་རུ་ཀའི་སྤྱོད་པའི་ཁྱད་པར་གསུམ་གྱི། </text:span></text:p>
      <text:p text:style-name="P27"><text:span text:style-name="T64">དང་པོ་ནི། སྤྱིར་སྔགས་ཀྱི་སྤྱོད་པ་ལ། དང་པོར་ལམ་བསྒོམ་པའི་སྣོད་རུང་དུ་བྱ་བའི་ཕྱིར་སྤྱོད་པ་ནི་སྨིན་བྱེད་དབང་གི་སྐབས་སུ་སྤྱོད་པ་དང་། ལམ་མ་སྐྱེས་པ་བསྐྱེད་པའི་ཕྱིར་སྤྱོད་པ་ནི་ལམ་བསྒོམ་</text:span><text:soft-page-break/><text:span text:style-name="T64">པའི་ཐོག་མ་ནས་མཆོག་མ་ཐོབ་ཀྱི་བར་སྤྱོད་པ་དང་། སྐྱེས་པ་བོགས་དབྱུང་བའི་ཕྱིར་སྤྱོད་པ་ནི་རིམ་གཉིས་ཀྱི་རྟོགས་པ་གོང་འཕེལ་དུ་བྱ་བའི་ཕྱིར་སྤྱོད་པ་རྣམས་ལས། </text:span></text:p>
      <text:p text:style-name="P27"><text:span text:style-name="T64">འདིར་ནི་ཕྱི་མ་སྟེ། དེ་ལ་ཕ་རྒྱུད་ཀྱི་སྐོར་ནས། བསྐྱེད་རིམ་པས། བསྐྱེད་རིམ་མཐར་ཕྱིན་ནས་ཐུན་མོང་བའི་དངོས་གྲུབ་ཆེན་པོ་རྣམས་སྒྲུབ་པའི་སྐབས་དང་། རྫོགས་རིམ་པས། རླུང་སེམས་ལས་སུ་རུང་ནས་སྒྱུ་ལུས་དངོས་གཞི་ལ་ནི་སྒྲུབ་པའི་སྐབས་དང་། དཔེའི་འོད་གསལ་ལ་གོམས་ནས་དོན་གྱི་འོད་གསལ་བསྐྱེད་པའི་སྐབས་དང་། སློབ་པའི་ཟུང་འཇུག་ཐོབ་ནས་མི་སློབ་པའི་ཟུང་འཇུག་སྒྲུབ་པའི་སྐབས་རྣམས་སུ་སྤྱོད་པ་བྱ་བར་གསུངས་ལ། </text:span></text:p>
      <text:p text:style-name="P27"><text:span text:style-name="T64">མ་རྒྱུད་ཀྱི་སྐོར་ནས་རིམ་གཉིས་ཀྱི་རྣལ་འབྱོར་བསྒོམས་པས་</text:span><text:span text:style-name="T39">(</text:span><text:span text:style-name="T41">༩༠ན</text:span><text:span text:style-name="T39">)</text:span><text:span text:style-name="T64">དྲོད་རྟགས་ཐོབ་པ་ན་སྤྱོད་པ་བྱ་བར་གསུངས་སོ། །</text:span></text:p>
      <text:p text:style-name="P71"><text:span text:style-name="T64">དེ་ལ་དྲོད་རྟགས་ནི། འདིར། </text:span><text:span text:style-name="T45">[</text:span><text:span text:style-name="T46">བརྟག་པ་ཕྱི་མ། གཉིས་པ་དངོས་གྲུབ་གཏན་ལ་དབབ་པའི་ལེའུར།</text:span><text:span text:style-name="T44">)</text:span></text:p>
      <text:p text:style-name="P74"><text:span text:style-name="T38">འཇིགས་སྨྱོ་དེ་བཞིན་སྡུག་བསྔལ་དང་། །མྱ་ངན་གདུང་བ་འཚེ་བ་དང་། །</text:span></text:p>
      <text:p text:style-name="P74"><text:span text:style-name="T38">འདོད་ཆགས་ཞེ་སྡང་གཏི་མུག་ཆེས། །སྒྲུབ་པ་པོ་ཉིད་ཉོན་མི་མོངས། །</text:span></text:p>
      <text:p text:style-name="P74"><text:span text:style-name="T38">ཕན་དང་གནོད་པའི་འབྲས་འབྱུང་བར། །</text:span></text:p>
      <text:p text:style-name="P71"><text:span text:style-name="T64">ཞེས་གསུངས་པ་ལ། མཁས་པ་དག །ཉོན་མོངས་གློ་བུར་བ་དྲག་པོ་དང་འཇིགས་པ་དང་མྱ་ངན་སོགས་ཀྱིས་གཟིར་བར་མི་འགྱུར་བ་སྦྱོར་ལམ་སྐྱེ་བའི་རྟགས་དང་དྲོད་ཆུང་ངུ་། ཚར་གཅོད་ཀྱི་ལྟ་སྟངས་ཐོགས་མེད་དུ་གྲུབ་པ་མཐོང་ལམ་སྐྱེ་བའི་རྟགས་དང་དྲོད་འབྲིང་། ཚར་གཅོད་རྗེས་འཛིན་གྱི་ལྟ་སྟངས་གཉིས་ཀ་ཐོག་མེད་དུ་གྲུབ་པ་སྒོམ་ལམ་སྐྱེ་བའི་རྟགས་དང་དྲོད་ཆེན་པོར་འཆད་ལ། </text:span></text:p>
      <text:p text:style-name="P27"><text:soft-page-break/><text:span text:style-name="T64">བླ་མ་དག །འཇིག་པ་དང་སྡུག་བསྔལ་བ་སོགས་ཀྱི་རྣམ་རྟོག་ཆུང་ངུས་སེམས་མི་གཡེང་བར་དྲོད་ཆུང་ངུ་དང་། དུག་གསུམ་གྱི་རྣམ་རྟོག་ཆེན་པོའི་སེམས་ཉོན་མོངས་པར་མི་འགྱུར་བ་དྲོད་འབྲིང་དང་། གདུལ་བྱ་ཚར་གཅོད་དང་རྗེས་འཛིན་གྱི་ལས་གྲུབ་པ་དྲོད་ཆེན་པོར་བཞེད་དོ། །</text:span></text:p>
      <text:p text:style-name="P27"><text:span text:style-name="T64">གཉིས་པ་</text:span><text:span text:style-name="T20">[</text:span><text:span text:style-name="T21">སྤྱོད་པ་སྤྱིའི་རྣམ་གཞག་</text:span><text:span text:style-name="T20">]</text:span><text:span text:style-name="T64">ནི། གསང་འདུས་དང་མཉམ་སྦྱོར་གྱི་སྐོར་ནས། སྤྲོས་བཅས་དང་། སྤྲོས་མེད། ཤིན་ཏུ་སྤྲོས་མེད་ཀྱི་སྤྱོད་པ་གསུམ་གསུངས་པའི། </text:span></text:p>
      <text:p text:style-name="P71"><text:span text:style-name="T64">སྤྲོས་བཅས་ནི། ཡིད་དང་མཐུན་པའི་གནས་སུ་སོ་ཕག་སོགས་ལས་བྱས་པའི་ལྷ་ཁང་སུམ་བརྩེགས་གྲུ་བཞི་སྒོ་བཞི་རྟ་བབས་དང་བཅས་པའི་འོག་ཁང་དུ་ཚང་མང་བ་རྣམས་དང་། བར་ཁང་དུ་མཆོད་པའི་ཡོ་བྱད་རྣམས་བཞག །སྟེང་ཁང་དུ་དཀྱིལ་འཁོར་པའི་ལྷ་གྲངས་དང་མཉམ་པའི་རྣལ་འབྱོར་ཕོ་མོ་འབག་དང་བཅས་པས་ལྷ་སོ་སོའི་ཆས་སུ་ཞུགས་ཏེ་ཚོགས་ཀྱི་དཀྱིལ་འཁོར་ལ་གནས་ནས། ཏིང་ངེ་འཛིན་གསུམ་ལ་སོགས་པའི་སྒོ་ནས་སྒྲུབ་ཅིང་གླུ་གར་དང་བརྡའི་ལན་ལ་སོགས་པའི་སྤྲོས་པ་རྒྱ་ཆེན་པོ་ཞག་རེ་ལ་དུས་བཞིར་བྱེད་ཅིང་འདོད་ཡོན་ལ་སྤྱོད་པའི་སྒོ་ནས་རྣལ་འབྱོར་ལ་བོགས་འབྱིན་པའོ། །</text:span></text:p>
      <text:p text:style-name="P71"><text:span text:style-name="T64">སྤྲོས་མེད་ནི། གཞན་སྔ་མ་དང་འདྲ་བ་ལས། གླུ་གར་ལ་སོགས་པའི་སྤྲོས་</text:span><text:span text:style-name="T39">(</text:span><text:span text:style-name="T41">༩༠བ</text:span><text:span text:style-name="T39">)</text:span><text:span text:style-name="T64">པ་རྣམས་བཞག་ནས། རྒྱས་པ་དཀྱིལ་འཁོར་པའི་ལྷ་གྲངས་དང་མཉམ་པ་དང་། འབྲིང་ལས་ཀྱི་ཕྱག་རྒྱ་ལྔ་དང་། བསྡུས་པ་ཕྱག་རྒྱ་གཅིག་ལ་བརྟེན་པའོ། །</text:span></text:p>
      <text:p text:style-name="P69"><text:span text:style-name="T64">ཤིན་ཏུ་སྤྲོས་མེད་ནི། བཟའ་བཏུང་དང་བཤང་གཅི་འདོར་བའི་སྐབས་མ་གཏོགས་པར་ཡེ་ཤེས་ཀྱི་ཕྱག་རྒྱ་ལ་བརྟེན་ནས་དུས་རྟག་ཏུ་སྤྱོད་པའོ། །</text:span></text:p>
      <text:p text:style-name="P69"><text:soft-page-break/><text:span text:style-name="T64">ཡང་བདེ་མཆོག་དང་གྲུབ་སྙིང་གི་སྐོར་ནས། ཀུན་ཏུ་བཟང་པོའི་སྤྱོད་པ། གསང་སྤྱོད་དམ་སྦས་པའི་སྤྱོད་པ། རིག་པ་བརྟུལ་ཞུགས་ཀྱི་སྤྱོད་པ། ཕྱོགས་ལས་རྣམ་རྒྱལ་གྱི་སྤྱོད་པ་བཞི་གསུངས་པའི། </text:span></text:p>
      <text:p text:style-name="P27"><text:span text:style-name="T64">ཀུན་བཟང་ནི། ཇི་སྐད་བཤད་པའི་དམ་ཚིག་དང་སྡོམ་པ་རྣམས་ཚུལ་བཞིན་དུ་བསྲུང་ཞིང་། ཁྱིམ་པ་དང་རབ་བྱུང་གང་ཡིན་རུང་སོ་སོའི་ཁ་ན་མ་ཐོ་བ་མེད་པར་རིགས་དང་མཐུན་པའི་ལས་བྱ་ཞིང་ལམ་སྒོམ་པར་བྱེད་པའོ། །</text:span></text:p>
      <text:p text:style-name="P71"><text:span text:style-name="T64">གསང་སྤྱོད་ནི། དངོས་སུ་རྣལ་འབྱོར་པའི་བྱ་བ་མི་བྱ་བར་ཁ་ན་མ་ཐོ་བ་སྤང་ཞིང་། གསངས་ནས་རིག་མ་དང་དམ་རྫས་བརྟེན་པ་སོགས་སྔགས་ཀྱི་ཀུན་སྤྱོད་བྱ་བའོ། །</text:span></text:p>
      <text:p text:style-name="P71"><text:span text:style-name="T64">བརྟུལ་ཞུགས་ནི། རྣལ་འབྱོར་པའི་ཆས་སུ་ཞུགས་ཤིང་རིག་མ་དང་བཅས་ཏེ་སྔགས་ཀྱི་ཀུན་སྤྱོད་རྣམས་ཚོགས་སུ་སྤྱོད་པའོ། །</text:span></text:p>
      <text:p text:style-name="P87">ཕྱོགས་ལས་རྣམ་རྒྱལ་ནི། མི་མཐུན་པའི་ཕྱོགས་ཐམས་ཅད་བརྫི་ཞིང་སྲིད་པ་ཟིལ་གྱིས་གནོན་པའོ།།</text:p>
      <text:p text:style-name="P71"><text:span text:style-name="T64">ཡང་མཉམ་སྦྱོར་ནས། ལས་དང་པོ་པ་དང་། ཅུང་ཟད་ཡེ་ཤེས་ལ་དབང་བ་དང་། ཡེ་ཤེས་ལ་ཆེར་དབང་བ་དང་། རྣམ་གྲོལ་གྱི་སྤྱོད་པ་བཞི་གསུངས་ཏེ། སྔ་མ་དང་ཕྱོགས་མཐུན་ནོ། །</text:span></text:p>
      <text:p text:style-name="P71"><text:span text:style-name="T64">སཾ་བུ་ཊིར། ཨ་བ་དྷཱུ་ཏི་དང་། ཀུན་བཟང་དང་། བརྟུལ་ཞུགས་དང་། ཕྱོགས་ལས་རྣམ་རྒྱལ་གྱི་སྤྱོད་པའི་རྣམ་གྲངས་གསུངས་པ་ལ། </text:span></text:p>
      <text:p text:style-name="P71"><text:span text:style-name="T64">ཁ་ཅིག །ཀུན་འདར་གྱི་སྤྱོད་པ་དང་ཀུན་བཟང་གཉིས་སུ་འདོད་ཅིང་། སྔ་མ་ལ་གསང་སྤྱོད་དང་སྨྱོན་པའི་སྤྱོད་པ་གཉིས་དང་། ཕྱི་མ་ལ་</text:span><text:span text:style-name="T39">(</text:span><text:span text:style-name="T41">༩༡ན</text:span><text:span text:style-name="T39">)</text:span><text:span text:style-name="T64">ཕྱོགས་ལས་རྣམ་རྒྱལ་དང་རྒྱལ་ཚབ་ཆེན་པོའི་སྤྱོད་པ་གཉིས་ཏེ་བཞིར་འདོད། </text:span></text:p>
      <text:p text:style-name="P27"><text:soft-page-break/><text:span text:style-name="T64">ཁ་ཅིག །ཨ་བ་དྷུ་ཏཱི་དང་ཀུན་བཟང་གཉིས་སུ་བྱེད་ཅིང་། སྔ་མ་ལ་ཀུན་འདར་གྱི་སྤྱོད་པ་དང་རྒྱལ་པོ་གཞོན་ནུའི་སྤྱོད་པ་དང་གསང་སྤྱོད་ཅེས་དང་། ཕྱི་མ་ལ་ཕྱོགས་ལས་རྣམ་རྒྱལ་དང་རྒྱལ་ཚབ་ཆེན་པོ་དང་ཚོགས་བདག་ཆེན་པོའི་སྤྱོད་པ་ཞེས་མིང་གི་རྣམ་གྲངས་སུ་འདོད། </text:span></text:p>
      <text:p text:style-name="P27"><text:span text:style-name="T64">ཁ་ཅིག །ཨ་བ་དྷཱུ་ཏཱིའམ་གསང་བ་བྱིས་པའི་སྤྱོད་པ་དང་། གསང་སྤྱོད་དམ་རྒྱལ་ཚབ་གཞོན་ནུའི་སྤྱོད་པ་དང་། ཕྱོགས་ལས་རྣམ་རྒྱལ་གྱི་སྤྱོད་པ་གསུམ་དུ་འདོད་ཀྱང་། </text:span></text:p>
      <text:p text:style-name="P27"><text:span text:style-name="T64">ཨ་བ་དྷཱུ་ཏཱིའི་སྤྱོད་པའམ་ཀུན་འདར་གྱི་སྤྱོད་པའམ་ཀུན་ཏུ་བཟང་པོའི་སྤྱོད་པ་དང་། བྱིས་པའི་སྤྱོད་པའམ་སྦས་པའི་སྤྱོད་པའམ་གསང་སྤྱོད་དང་། སྨྱོན་པའི་སྤྱོད་པའམ་རྒྱལ་ཚབ་གཞོན་ནུའི་སྤྱོད་པའམ་བརྟུལ་ཞུགས་ཀྱི་སྤྱོད་པ་དང་། ཚོགས་བདག་ཆེན་པོའི་སྤྱོད་པའམ་རྒྱལ་ཚབ་ཆེན་པོའི་སྤྱོད་པའམ་ཕྱོགས་ལས་རྣམ་རྒྱལ་གྱི་སྤྱོད་པ་ཞེས་པ་བཞི་བསྟན་ཞིང་། སྔར་གྱི་སྤྱོད་པ་བཞི་དང་གནད་འདྲ་ལ། སྔ་མ་གསང་སྤྱོད་ཀྱི་ཁོངས་སུ་བསྡུ་ན་སྤྱོད་པ་གསུམ་དུ་འདུའོ། །</text:span></text:p>
      <text:p text:style-name="P27"><text:span text:style-name="T31">གསུམ་པ་</text:span><text:span text:style-name="T33">[</text:span><text:span text:style-name="T1">ཧེ་རུ་ཀའི་སྤྱོད་པའི་ཁྱད་པར་</text:span><text:span text:style-name="T4">]</text:span><text:span text:style-name="T31">ལ། གསང་སྤྱོད། བརྟུལ་ཞུགས་ཀྱི་སྤྱོད་པ། ཕྱོགས་ལས་རྣམ་རྒྱལ་གྱི་སྤྱོད་པ་གསུམ་གྱི། </text:span></text:p>
      <text:p text:style-name="P27"><text:span text:style-name="T64">དང་པོ་ནི། སྔར་བཤད་པའི་དྲོད་ཆུང་ངུ་ཐོབ་པའི་སྒྲུབ་པ་པོས་རང་གི་ཏིང་ངེ་འཛིན་བརྟན་གཡོ་བརྟགས་པའི་ཕྱིར་གསང་བ་བྱིས་པའི་སྤྱོད་པ་བྱ་སྟེ། </text:span></text:p>
      <text:p text:style-name="P27"><text:span text:style-name="T64">སཾ་ཊིར། </text:span></text:p>
      <text:p text:style-name="P47"><text:span text:style-name="T38">ཅུང་ཟད་དྲོད་ནི་ཐོབ་པ་ཡིས། །གལ་ཏེ་སྤྱོད་པ་བྱེད་འདོད་ན། །</text:span></text:p>
      <text:p text:style-name="P47"><text:span text:style-name="T38">བདག་ཉིད་གལ་ཏེ་འགྲུབ་འདོད་པས། །བྱིས་པ་བཞིན་དུ་སྤྱད་ནས་ནི། །</text:span></text:p>
      <text:p text:style-name="P27"><text:span text:style-name="T64">ཞེས་སོ། །</text:span></text:p>
      <text:p text:style-name="P27"><text:soft-page-break/><text:span text:style-name="T64">དེ་ཡང་དུས་ཀྱི་ཁྱད་པར་མཚན་མོའི་དུས་སུ། གནས་ཀྱི་ཁྱད་པར་བཞི་མདོ་དང་རི་བོ་ལ་སོགས་པར། བཟའ་བཏུང་གི་ཁྱད་པར་གྱོ་དུམ་སོགས་ཀྱི་སྣོད་དུ་མཁའ་འགྲོ་དང་དྲི་ཟའི་གཏོར་མ་སོགས་ཇི་ལྟར་རྙེད་པ་རྣམས་ལ་ལོངས་སྤྱོད་ཅིང་། གོས་ཀྱི་ཁྱད་པར་རོ་གོས་གོན། རྒྱན་གྱི་ཁྱད་པར་རོ་བསྲེགས་པའི་ཐལ་བས་བྱུག་པར་བཤད་དེ། </text:span></text:p>
      <text:p text:style-name="P27"><text:span text:style-name="T64">སཾ་ཊིར། </text:span></text:p>
      <text:p text:style-name="P46"><text:span text:style-name="T38">མཁའ་འགྲོ་མ་སོགས་གཏོར་མ་ནི། །ཇི་ལྟར་རྙེད་དང་བཟའ་བཏུང་ནི། །</text:span></text:p>
      <text:p text:style-name="P46"><text:span text:style-name="T38">དེ་བཞིན་རྣལ་འབྱོར་པ་ཡིས་བཟའ། །རོ་ཡི་ཁྲིས་མའི་གོས་བཟང་དང་། །</text:span></text:p>
      <text:p text:style-name="P46"><text:span text:style-name="T38">རོ་བསྲེགས་ཐལ་བས་རྣམ་པར་བརྒྱན། །ཕྲུ་ཆག་ཤིན་ཏུ་གསང་བར་ནི། །</text:span></text:p>
      <text:p text:style-name="P46"><text:span text:style-name="T38">མཚན་མོའི་དུས་སུ་རྒྱུ་བར་བྱ། །བཞི་</text:span><text:span text:style-name="T39">(</text:span><text:span text:style-name="T41">༩༡བ</text:span><text:span text:style-name="T39">)</text:span><text:span text:style-name="T38">མདོ་དང་ནི་རི་བོ་དང་། །</text:span></text:p>
      <text:p text:style-name="P46"><text:span text:style-name="T38">ཤིང་གཅིག་གམ་ནི་དུར་ཁྲོད་དང་། །བཞིར་ནི་དེ་ནས་བསྔགས་པ་ཡི། །</text:span></text:p>
      <text:p text:style-name="P46"><text:span text:style-name="T38">བསྒོམ་པ་བཟང་པོ་བྱ་བར་བརྗོད། །མ་མོའི་ཁྱིམ་དང་མཚན་མོ་དང་། །</text:span></text:p>
      <text:p text:style-name="P46"><text:span text:style-name="T38">ཡང་ནི་དབེན་པའམ་བས་མཐར་ནི། །</text:span></text:p>
      <text:p text:style-name="P27"><text:span text:style-name="T64">ཞེས་སོ། །</text:span></text:p>
      <text:p text:style-name="P27"><text:span text:style-name="T64">ཏིང་ངེ་འཛིན་གྱི་ཁྱད་པར་རྟོགས་པ་ཐམས་ཅད་དང་བྲལ་བའི་སྒོ་ནས་དམ་ཚིག་ལ་ཚུལ་བཞིན་དུ་སྤྱོད་དེ། དེ་ཉིད་དུ། </text:span></text:p>
      <text:p text:style-name="P46"><text:span text:style-name="T38">དེ་ལྟར་མཆོག་ཏུ་བསམ་ཡས་ནས། །ཤིན་ཏུ་གསང་བའི་རྣལ་འབྱོར་སྒོམ། །</text:span></text:p>
      <text:p text:style-name="P46"><text:span text:style-name="T38">རྟོག་པ་ཐམས་ཅད་བྲལ་བར་ནི། །དམ་ཚིག་ལ་ནི་སྤྱད་པར་བྱ། །</text:span></text:p>
      <text:p text:style-name="P27"><text:span text:style-name="T64">ཞེས་སོ། །</text:span></text:p>
      <text:p text:style-name="P27"><text:soft-page-break/><text:span text:style-name="T64">ཡུན་ཅི་ཙམ་སྤྱད་པ་ནི། འདིར། </text:span><text:span text:style-name="T45">[</text:span><text:span text:style-name="T46">བརྟག་པ་ཕྱི་མ། གཉིས་པ་དངོས་གྲུབ་གཏན་ལ་དབབ་པའི་ལེའུར།</text:span><text:span text:style-name="T44">)</text:span></text:p>
      <text:p text:style-name="P47"><text:span text:style-name="T38">ཟླ་བ་གཅིག་ཏུ་གསང་ལ་སྤྱོད། །</text:span></text:p>
      <text:p text:style-name="P27"><text:span text:style-name="T64">ཅེས་སོ། །</text:span></text:p>
      <text:p text:style-name="P27"><text:span text:style-name="T64">གཉིས་པ་</text:span><text:span text:style-name="T20">[</text:span><text:span text:style-name="T21">བརྟུལ་ཞུགས་ཀྱི་སྤྱོད་པ་</text:span><text:span text:style-name="T20">]</text:span><text:span text:style-name="T64">ནི། དེ་ལྟ་བུའི་གསང་སྤྱོད་སྤྱད་པས་ཏིང་ངེ་འཛིན་བརྟན་པར་གྱུར་ནས་དྲོད་འབྲིང་ཐོབ་པའི་སྒྲུབ་པ་པོས་བརྟུལ་ཞུགས་ཀྱི་སྤྱོད་པ་བྱ་སྟེ། གནས་ཀྱི་ཁྱད་པར་འབྱུང་པོའི་ཡུལ་དང་། དུར་ཁྲོད་ལ་སོགས་པར་བཟའ་བཏུང་གི་ཁྱད་པར་སྐྱེ་བོ་ཕལ་གྱིས་བཟའ་བ་དང་། ཤ་ལྔ་དང་བདུད་རྩི་ལྔ་སོགས་ཕལ་གྱི་བཟའ་བ་མ་ཡིན་པ་ཅི་རྙེད་པ་ལོངས་སྤྱོད་ཅིང་། གོས་ཀྱི་ཁྱད་པར་སྟག་གཟིགས་ལ་སོགས་པའི་ལྤགས་པ་གོན། རྒྱན་གྱི་ཁྱད་པར་འོལ་མ་སི་སོགས་འབྲས་བུ་ཁ་དོག་སྣ་ཚོགས་ཀྱིས་བརྒྱན། ཏིང་ངེ་འཛིན་གྱི་ཁྱད་པར་སྐྲག་པ་ཐམས་ཅད་སྤངས་ཤིང་གཟའ་གཏད་དང་བྲལ་བ་སྨྱོན་པ་ལྟར་སྤྱོད་དེ། </text:span></text:p>
      <text:p text:style-name="P27"><text:span text:style-name="T64">སཾ་ཊིར། </text:span></text:p>
      <text:p text:style-name="P46"><text:span text:style-name="T38">ཇི་ལྟར་རྙེད་པ་བཞིན་དུ་བཟའ། །ཟོས་ཤིང་ཟོས་ནས་གཏོར་མ་སྦྱིན། །</text:span></text:p>
      <text:p text:style-name="P46"><text:span text:style-name="T38">འབྲས་བུ་སྣ་ཚོགས་དོ་ཤལ་སོགས། །འོལ་མ་སི་སོགས་དེ་བཞིན་སྨྲས། །</text:span></text:p>
      <text:p text:style-name="P46"><text:span text:style-name="T38">སྲོག་ཆགས་ཡན་ལག་གོས་གོན་ཞིང་། །བདེ་དོན་གཉེར་ལ་བདེ་བ་སྦྱིན། །</text:span></text:p>
      <text:p text:style-name="P46"><text:span text:style-name="T38">རེས་འགའ་ལེགས་སྦྱར་ཟུར་ཆག་ནི། །བཟློག་པ་ཡིས་ནི་འདོན་པར་བྱེད། །</text:span></text:p>
      <text:p text:style-name="P46"><text:span text:style-name="T38">བཟའ་དང་བཟའ་མིན་ཇི་རྙེད་པ། །སྨྱོན་པའི་སྦྱོར་བས་བཟའ་བར་བྱ། །</text:span></text:p>
      <text:p text:style-name="P46"><text:span text:style-name="T38">གཞན་པའི་ཡུལ་འཁོར་གྲུབ་པ་དང་། །རི་བོ་ཕུག་དང་ཚང་ཚིང་དང་། །</text:span></text:p>
      <text:p text:style-name="P46"><text:span text:style-name="T38">གདོད་ནས་གྲུབ་པའི་དུར་ཁྲོད་ཆེ། །རྒྱ་མཚོ་ཆེན་པོའི་འགྲམ་དུ་ཡང་། །</text:span></text:p>
      <text:p text:style-name="P46"><text:soft-page-break/><text:span text:style-name="T38">དེར་གནས་ཤེས་རབ་ཅན་གྱིས་བསྒོམ། །སྐྲག་པ་ཐམས་ཅད་རྣམ་སྤངས་ཏེ། །</text:span></text:p>
      <text:p text:style-name="P27"><text:span text:style-name="T64">ཞེས་སོ། །</text:span></text:p>
      <text:p text:style-name="P27"><text:span text:style-name="T64">ཡུན་ཅི་ཙམ་སྤྱད་པའང་། མཁས་པ་དག ། </text:span><text:span text:style-name="T44">[</text:span><text:span text:style-name="T46">བརྟག་པ་ཕྱི་མ། ལེའུ་གཉིས་པར།</text:span><text:span text:style-name="T44">]</text:span></text:p>
      <text:p text:style-name="P47"><text:span text:style-name="T38">ཟླ་བ་གཅིག་གིས་སྐལ་ལྡན་</text:span><text:span text:style-name="T39">(</text:span><text:span text:style-name="T41">༩༢ན</text:span><text:span text:style-name="T39">)</text:span><text:span text:style-name="T38">པར། །</text:span></text:p>
      <text:p text:style-name="P27"><text:span text:style-name="T64">ཞེས་པ་སྦྱོར་རོ། །</text:span></text:p>
      <text:p text:style-name="P27"><text:span text:style-name="T64">འོན་ཀྱང་། རྩ་རྒྱུད་ཀྱི་ལེའུ་འདིར་གྲོགས་ཕྱག་རྒྱ་དང་རྒྱན་ཆ་ལ་སོགས་པའི་ཁྱད་པར་མང་དུ་གསུངས་པ་རྣམས་བརྟུལ་ཞུགས་ཀྱི་སྤྱོད་པ་དང་ཕྱོགས་ལས་རྣམ་རྒྱལ་གྱི་སྤྱོད་པ་གཉིས་ཀ་ཐུན་མོང་དུ་སྦྱར་བར་བྱ་བ་ལས་གཞུང་དོན་དུ་འཆད་དོ། །</text:span></text:p>
      <text:p text:style-name="P27"><text:span text:style-name="T64">གསུམ་པ་</text:span><text:span text:style-name="T20">[</text:span><text:span text:style-name="T21">ཕྱོགས་ལས་རྣམ་རྒྱལ་གྱི་སྤྱོད་པ་</text:span><text:span text:style-name="T20">]</text:span><text:span text:style-name="T64">ནི། བརྟུལ་ཞུགས་ཀྱི་སྤྱོད་པ་སྤྱད་པས་དྲོད་ཆེན་པོ་ཐོབ་པའི་སྒྲུབ་པ་པོས། སྙིང་རྗེ་ཆེན་པོས་ཕྱོགས་བཅུའི་སེམས་ཅན་གཞན་རྗེས་སུ་བཟུང་བའི་ཕྱིར་ཕྱོགས་ལས་རྣམ་རྒྱལ་གྱི་སྤྱོད་པ་སྤྱད་དེ། </text:span></text:p>
      <text:p text:style-name="P27"><text:span text:style-name="T64">སཾ་ཊིར། </text:span></text:p>
      <text:p text:style-name="P46"><text:span text:style-name="T38">ཡང་ནི་ཕྱོགས་ལས་རྣམ་རྒྱལ་བརྩམ། །སྒྲིབ་པ་ཀུན་ལས་རྣམ་པར་གྲོལ། །</text:span></text:p>
      <text:p text:style-name="P46"><text:span text:style-name="T38">ཕྱོགས་བཅུར་རྣམ་པར་གནས་པ་ཡི། །སྐྱེ་བའི་སྒྲིབ་པས་བསྒྲིབས་པ་ཡི། །</text:span></text:p>
      <text:p text:style-name="P46"><text:span text:style-name="T38">ཀུན་གྱི་བསམ་པ་ཡོངས་སུ་འགེངས། །</text:span></text:p>
      <text:p text:style-name="P27"><text:span text:style-name="T64">ཞེས་སོ། །</text:span></text:p>
      <text:p text:style-name="P41"><text:span text:style-name="T64">གྲོགས་ཀྱི་ཁྱད་པར་ལྷ་དང་གནོད་སྦྱིན་མོ་སོགས་དགུག་པའི་ཆོ་ག་བྱས་ནས་བསྟེན་པར་བྱ་སྟེ། </text:span></text:p>
      <text:p text:style-name="P41"><text:span text:style-name="T64">སཾ་ཊིར། </text:span></text:p>
      <text:p text:style-name="P46"><text:soft-page-break/><text:span text:style-name="T38">ལྷ་ཡི་བུ་མོ་གནོད་སྦྱིན་མོ། །ཡང་ན་ཀླུ་མོ་རྐང་འོག་ཏུ། །</text:span></text:p>
      <text:p text:style-name="P46"><text:span text:style-name="T38">གནས་པ་དང་ནི་ལྷ་མིན་མོ། །འདི་ཡི་ནང་ནས་རིག་མ་གཅིག །</text:span></text:p>
      <text:p text:style-name="P46"><text:span text:style-name="T38">རང་གི་སེམས་ལ་མངོན་འདོད་པ། །ལྕགས་ཀྱུ་ཞགས་པའི་རབ་སྦྱོར་བས། །</text:span></text:p>
      <text:p text:style-name="P46"><text:span text:style-name="T38">རྣལ་འབྱོར་པ་ཡིས་བཀུག་ནས་སྒྲུབ། །</text:span></text:p>
      <text:p text:style-name="P27"><text:span text:style-name="T64">ཅེས་དང་། </text:span></text:p>
      <text:p text:style-name="P27"><text:span text:style-name="T64">འདིར་ཡང་། </text:span><text:span text:style-name="T45">[</text:span><text:span text:style-name="T46">བརྟག་པ་ཕྱི་མ། གཉིས་པ་དངོས་གྲུབ་གཏན་ལ་དབབ་པའི་ལེའུར།</text:span><text:span text:style-name="T45">]</text:span></text:p>
      <text:p text:style-name="P46"><text:span text:style-name="T38">ལྷ་དང་ལྷ་མིན་མི་རྣམས་དང་། །གནོད་སྦྱིན་མིའམ་ཅི་ལས་ཀྱང་། །</text:span></text:p>
      <text:p text:style-name="P46"><text:span text:style-name="T38">ཕྱག་རྒྱ་བཀུག་ལ་རབ་ཏུ་བརྟག །</text:span></text:p>
      <text:p text:style-name="P27"><text:span text:style-name="T64">ཅེས་སོ། །</text:span></text:p>
      <text:p text:style-name="P27"><text:span text:style-name="T64">བཟའ་བཏུང་གི་ཁྱད་པར་ནི། སཾ་ཊིར། </text:span></text:p>
      <text:p text:style-name="P46"><text:span text:style-name="T38">ཁྱི་དང་བོང་བུ་རྔ་མོང་དང་། །གླང་པོ་ལ་སོགས་ཁྲག་འཐུང་ནས། །</text:span></text:p>
      <text:p text:style-name="P46"><text:span text:style-name="T38">ཤ་ཡང་རྟག་ཏུ་བཟའ་བ་ཉིད། །ཤ་ཆེན་ཁྲག་གིས་གོས་པ་ནི། །</text:span></text:p>
      <text:p text:style-name="P46"><text:span text:style-name="T38">ཐམས་ཅད་ཁྱད་པར་དུ་ནི་ལྟ། །དམན་པའི་ཤ་ནི་ཐམས་ཅད་དང་། །</text:span></text:p>
      <text:p text:style-name="P46"><text:span text:style-name="T38">སྲོག་ཆགས་འབུམ་ཕྲག་བརྒྱ་ལྡན་བཟའ། །རྣམ་སྣང་ཤིན་ཏུ་རུལ་བ་ཡི། །</text:span></text:p>
      <text:p text:style-name="P46"><text:span text:style-name="T38">སྲིན་བུ་བརྒྱ་ཕྲག་ཟི་ཟིར་ལྡན། །ཁྱི་དང་མི་སྐྱུགས་བསྲེས་ནས་ནི། །</text:span></text:p>
      <text:p text:style-name="P46"><text:span text:style-name="T38">ཤ་ནི་རྡོ་རྗེ་ཆུས་གོས་ལྡན། །རྣལ་འབྱོར་པ་ནི་སྤྲོ་བ་ཡིས། །</text:span></text:p>
      <text:p text:style-name="P46"><text:span text:style-name="T38">རྣམ་སྣང་བསྲེས་ནས་བཟའ་བར་བྱ། །རྡོ་རྗེའི་ཆུ་ནི་བཏུང་བ་འོ། །</text:span></text:p>
      <text:p text:style-name="P27"><text:span text:style-name="T64">ཞེས་སོ། །</text:span></text:p>
      <text:p text:style-name="P27"><text:soft-page-break/><text:span text:style-name="T64">གཞན་ཡང་ལེའུ་འདིར་འབྱུང་བའི་རྒྱན་ཆ་དང་བཟའ་བཏུང་དང་ལག་</text:span><text:span text:style-name="T39">(</text:span><text:span text:style-name="T41">༩༢བ</text:span><text:span text:style-name="T39">)</text:span><text:span text:style-name="T64">ཆ་དང་གླུ་གར་ལ་སོགས་པའི་ཁྱད་པར་རྣམས་སྤྱོད་པ་འདིའི་སྐབས་སུ་སཾ་བུ་ཊིར་གསུངས་སོ། །</text:span></text:p>
      <text:p text:style-name="P27"><text:span text:style-name="T64">ཏིང་ངེ་འཛིན་གྱི་ཁྱད་པར། གཉིས་འཛིན་གྱི་རྟོགས་པ་སྤངས་ཏེ། རེ་དྭོགས་ཀུན་ལ་རྒྱབ་ཀྱིས་ཕྱོགས་པ་སྟེ། དེ་ཉིད་དུ། </text:span></text:p>
      <text:p text:style-name="P46"><text:span text:style-name="T38">གཟུང་བ་དང་ནི་འཛིན་པ་ཀུན། །སྒོམ་པས་སྤངས་པས་རྣམ་པར་སྤངས། །</text:span></text:p>
      <text:p text:style-name="P27"><text:span text:style-name="T64">ཞེས་དང་། </text:span></text:p>
      <text:p text:style-name="P46"><text:span text:style-name="T38">ཐབས་དང་ཤེས་རབ་ལྡན་པའི་བདག །སྦྱོར་བ་ཀུན་ལ་རྒྱབ་ཀྱིས་ཕྱོགས། །</text:span></text:p>
      <text:p text:style-name="P27"><text:span text:style-name="T64">ཞེས་སོ། །</text:span></text:p>
      <text:p text:style-name="P27"><text:span text:style-name="T64">འདིའི་ཚེ་ལོངས་སྤྱོད་ཐམས་ཅད་ལྷས་སྦྱོར་བ་དང་། རྒས་པ་དང་ན་བའི་སྡུག་བསྔལ་གྱིས་མི་རྫི་བ་དང་། སྒོ་གསུམ་གྱི་སྡིག་སྒྲིབ་མི་འབྱུང་བར་ཡང་གསུངས་ཏེ། དེ་ཉིད་དུ། </text:span></text:p>
      <text:p text:style-name="P46"><text:span text:style-name="T38">ཉེ་བར་དགོས་པ་རྒྱས་པ་ཀུན། །མ་བསླངས་པར་ནི་ལྷ་ཡིས་སྟེར། །</text:span></text:p>
      <text:p text:style-name="P46"><text:span text:style-name="T38">རྒས་དང་ནད་ལས་རྣམ་པར་གྲོལ། །གཉིས་མེད་གནས་གསུམ་སྡིག་པ་མེད། །</text:span></text:p>
      <text:p text:style-name="P27"><text:span text:style-name="T64">ཅེས་སོ། །</text:span></text:p>
      <text:p text:style-name="P27"><text:span text:style-name="T5">ཏ༢ </text:span><text:span text:style-name="T34">གཉིས་པ་གཞུང་དོན་ལ། </text:span><text:span text:style-name="T5">ཐ༡ </text:span><text:span text:style-name="T34">བཤད་པར་དམ་བཅའ་བ་དང་། </text:span><text:span text:style-name="T5">ཐ༢ </text:span><text:span text:style-name="T34">གཞུང་དངོས་གཞི་གཉིས་ཀྱི། </text:span></text:p>
      <text:p text:style-name="P27"><text:span text:style-name="T64">ཐ༡ དང་པོ་ནི། </text:span></text:p>
      <text:p text:style-name="P44"><text:span text:style-name="T62">དེ་ནས་གཞན་ཡང་རབ་བཤད་བྱ། །སྤྱོད་པ་ཕ་རོལ་ཕྱིན་མཆོག་ཉིད། །</text:span></text:p>
      <text:p text:style-name="P27"><text:span text:style-name="T64">ཅེས་པ་སྟེ། དེ་ཁོ་ན་ཉིད་གསུངས་པའི་རྗེས་དེ་ནས་དེ་ཁོ་ན་ཉིད་ལ་བོགས་དབྱུང་ཐབས་གཞན་ཡང་རབ་ཏུ་བཤད་པར་བྱའོ། །</text:span></text:p>
      <text:p text:style-name="P27"><text:soft-page-break/><text:span text:style-name="T64">དེ་གང་ཞེ་ན། བརྟུལ་ཞུགས་ཀྱི་སྤྱོད་པ་སྟེ། ཐབས་ཤེས་གཉིས་མེད་དུ་སྤྱོད་པས་ཕ་རོལ་ཏུ་ཕྱིན་པ་གཞན་ལས་ཆེས་མཆོག་ཏུ་གྱུར་པའི་སྤྱོད་པ་ཉིད་དོ་ཞེས་པའོ། །</text:span></text:p>
      <text:p text:style-name="P27"><text:span text:style-name="T1">ཐ༢ </text:span><text:span text:style-name="T31">གཉིས་པ</text:span><text:span text:style-name="T1">་</text:span><text:span text:style-name="T4">[</text:span><text:span text:style-name="T1">གཞུང་དངོས་གཞི་</text:span><text:span text:style-name="T4">]</text:span><text:span text:style-name="T31">ལ། </text:span><text:span text:style-name="T1">ད༡ </text:span><text:span text:style-name="T31">མདོར་བསྟན་དང་། </text:span><text:span text:style-name="T1">ད༢ </text:span><text:span text:style-name="T31">རྒྱས་བཤད་གཉིས་ལས། </text:span></text:p>
      <text:p text:style-name="P27"><text:span text:style-name="T1">ད༡ </text:span><text:span text:style-name="T31">དང་པོ་ལ། </text:span><text:span text:style-name="T1">ན༡ </text:span><text:span text:style-name="T31">སྤྱོད་པའི་དགོས་པ། </text:span><text:span text:style-name="T1">ན༢ </text:span><text:span text:style-name="T31">རྒྱན་གོས་དང་བཟའ་བ། </text:span><text:span text:style-name="T1">ན༣ </text:span><text:span text:style-name="T31">རྣལ་འབྱོར་པ་དང་གྲོགས་བསྟན་པ་གསུམ་གྱི། </text:span></text:p>
      <text:p text:style-name="P27"><text:span text:style-name="T64">ན༡ དང་པོ་ནི། </text:span></text:p>
      <text:p text:style-name="P44"><text:span text:style-name="T62">གང་གིས་དངོས་གྲུབ་མཐར་འགྲོ་བ། །ཀྱེ་ཡི་རྡོ་རྗེ་དངོས་གྲུབ་རྒྱུས། །</text:span></text:p>
      <text:p text:style-name="P27"><text:span text:style-name="T64">ཞེས་པ་སྟེ། སྤྱོད་པའི་དགོས་པ་གང་གིས་སྔགས་ཀྱི་དངོས་གྲུབ་མཐའ་དག་གི་མཐར་ཐུག་པར་འགྲོ་ཞིང་བགྲོད་ནུས་པ་སྟེ། སྤྱོད་པ་ནི་ལམ་ཕུལ་དུ་བྱུང་བ་ཀྱེ་ཡི་རྡོ་རྗེའི་མཆོག་གི་དངོས་གྲུབ་ཐོབ་པར་བྱེད་པའི་རྒྱུའི་གཙོ་བོ་ཡིན་པས་སོ་ཞེས་པའོ། །</text:span></text:p>
      <text:p text:style-name="P27"><text:span text:style-name="T64">ན༢ གཉིས་པ་</text:span><text:span text:style-name="T20">[</text:span><text:span text:style-name="T21">རྒྱན་གོས་དང་བཟའ་བ་</text:span><text:span text:style-name="T20">]</text:span><text:span text:style-name="T64">ནི། </text:span><text:span text:style-name="T39">(</text:span><text:span text:style-name="T41">༩༣ན</text:span><text:span text:style-name="T39">)</text:span></text:p>
      <text:p text:style-name="P44"><text:span text:style-name="T62">སྒོམ་པ་པོ་ཡིས་རྣམ་འཛིན་པ། །རྣ་བ་དག་ལ་རྣ་ཆ་བཟང་། །</text:span></text:p>
      <text:p text:style-name="P44"><text:span text:style-name="T62">སྤྱི་བོར་འཁོར་ལོ་རྣམ་པར་འཛིན། །ལག་པ་དག་ལ་ལག་གདུབ་ཉིད། །</text:span></text:p>
      <text:p text:style-name="P44"><text:span text:style-name="T62">རྐེད་པ་ལ་ཡང་སྐ་རགས་ཉིད། །རྐང་པར་དེ་བཞིན་རྐང་གདུབ་བོ། །</text:span></text:p>
      <text:p text:style-name="P44"><text:span text:style-name="T62">ལག་པའི་རྩ་བར་དཔུང་རྒྱན་ཉིད། །མགྲིན་པར་རུས་པའི་ཕྲེང་བ་སྟེ། །</text:span></text:p>
      <text:p text:style-name="P44"><text:span text:style-name="T62">བགོ་བ་སྟག་གི་པགས་པ་ཉིད། །བཟའ་བ་མི་འཆི་བཅུ་ཕྱེད་དེ། །</text:span></text:p>
      <text:p text:style-name="P27"><text:span text:style-name="T64">ཞེས་པ་སྟེ། སྤྱོད་པ་བྱེད་དུས་ཀྱི་སྒོམ་པ་པོ་དེ་ཡིས་ལུས་ལ་རྣམ་པར་འཛིན་པའི་རྒྱན་ནི། རྣ་བ་དག་ལ་རུས་པའི་རྣ་ཆ་བཟང་པོ་དང་། སྤྱི་བོར་རུས་པའི་འཁོར་ལོ་རྣམ་པར་འཛིན་པ་དང་། ལག་པའི་</text:span><text:soft-page-break/><text:span text:style-name="T64">འཁྲིག་མ་དག་ལ་རུས་པའི་ལག་གདུབ་གཉིས་དང་། རྐེད་པ་ལ་ཡང་རུས་པའི་སྐ་རགས་ཉིད་དང་། རྐང་པར་ཡང་ལག་པའི་དེ་བཞིན་དུ་རུས་པའི་རྐང་གདུབ་བོ། ལག་པའི་རྩ་བར་རུས་པའི་དཔུང་རྒྱན་ཉིད་དང་། མགྲིན་པར་རུས་པའི་ཕྲེང་བ་རྣམས་ཀྱིས་བརྒྱན་པ་སྟེ། </text:span></text:p>
      <text:p text:style-name="P27"><text:span text:style-name="T64">ངེས་དོན་ནི། རྣ་ཆ་བཟོད་པ། འཁོར་ལོ་བསམ་གཏན། སྐ་རགས་བརྩོན་འགྲུས། གདུ་བུ་ཚུལ་ཁྲིམས། ཕྲེང་བ་སྦྱིན་པ་དག་པར་བཤད་དེ། </text:span></text:p>
      <text:p text:style-name="P27"><text:span text:style-name="T64">རྩ་རྒྱུད་རྒྱས་པར། </text:span></text:p>
      <text:p text:style-name="P47"><text:span text:style-name="T38">ཕ་རོལ་ཕྱིན་པ་རྒྱན་དྲུག་སོགས། །</text:span></text:p>
      <text:p text:style-name="P27"><text:span text:style-name="T64">ཞེས་སོ། །</text:span></text:p>
      <text:p text:style-name="P27"><text:span text:style-name="T64">ཡང་ན་སངས་རྒྱས་ལྔའི་རང་བཞིན་མཚོན་ཏེ་འཆད་པར་འགྱུར་རོ། །</text:span></text:p>
      <text:p text:style-name="P27"><text:span text:style-name="T64">སྒོམ་པ་པོ་དེས་བགོ་བའི་གོས་ནི། སྟག་གི་པགས་པ་ཉིད་གོན་པ་སྟེ། </text:span></text:p>
      <text:p text:style-name="P27"><text:span text:style-name="T64">ངེས་དོན་ནི། འཇིགས་པ་དང་བྲལ་བ་མཚོན་ནོ། །</text:span></text:p>
      <text:p text:style-name="P27"><text:span text:style-name="T64">དེའི་བཟའ་བ་ནི། མི་འཆི་བའི་སྒྲ་ཨ་མྲྀ་ཏ་ནི། བདུད་རྩིར་ཡང་འགྱུར་ལ། བཅུའི་ཕྱེད་ནི་ལྔ་ཉིད་དེ། བདུད་རྩི་ལྔ་བཟའ་བར་བྱ་བའི་དོན་ཏོ། །</text:span></text:p>
      <text:p text:style-name="P27"><text:span text:style-name="T64">ངེས་དོན་ནི། ཡེ་ཤེས་ལྔ་བསྟེན་པ་མཚོན་ནོ། །</text:span></text:p>
      <text:p text:style-name="P27"><text:span text:style-name="T64">ན༣ གསུམ་པ་</text:span><text:span text:style-name="T20">[</text:span><text:span text:style-name="T21">རྣལ་འབྱོར་པ་དང་གྲོགས་བསྟན་པ་</text:span><text:span text:style-name="T20">]</text:span><text:span text:style-name="T64">ནི། </text:span></text:p>
      <text:p text:style-name="P44"><text:span text:style-name="T62">ཧེ་རུ་ཀ་སྦྱོར་སྐྱེས་བུ་ཉིད། །ཁ་དོག་ལྔ་ལ་རྣམ་པར་གནས། །</text:span></text:p>
      <text:p text:style-name="P44"><text:span text:style-name="T62">རིགས་ལྔ་དག་དང་མཉམ་ལྡན་པ། །རིགས་ནི་གཅིག་ཏུ་རྣམ་པར་བརྟག །</text:span></text:p>
      <text:p text:style-name="P44"><text:span text:style-name="T62">ཁ་དོག་དུ་མ་ཉིད་ཀྱིས་ནི། གང་ཕྱིར་དབྱེ་བ་མཚོན་མི་བྱ། །</text:span></text:p>
      <text:p text:style-name="P27"><text:soft-page-break/><text:span text:style-name="T64">ཞེས་པ་སྟེ། སྤྱོད་པ་བྱེད་པའི་རྣལ་འབྱོར་པ་ནི་ཧེ་རུ་ཀ་སྦྱོར་ཏེ། ཤྲཱི་ཧེ་རུ་ཀའི་དོན་ལ་གཞོལ་བའི་སྐྱེས་བུ་ཉིད་དེ། དེ་ཡང་ཁ་དོག་གི་སྒྲ་ཝརྞ་རིགས་ལའང་འཇུག་པས། རྡོ་རྗེའི་རིགས་ལ་སོགས་པ་ལྔ་ལ་རྣམ་པར་གནས་པའོ། །</text:span></text:p>
      <text:p text:style-name="P27"><text:span text:style-name="T64">གྲོགས་ནི། གར་མ་སོགས་ཕྱག་རྒྱ་མོ་རིགས་ལྔ་དག་དང་ལྷན་ཅིག་མཉམ་</text:span><text:span text:style-name="T39">(</text:span><text:span text:style-name="T41">༩༣བ</text:span><text:span text:style-name="T39">)</text:span><text:span text:style-name="T64">པར་ལྡན་པའོ།།</text:span></text:p>
      <text:p text:style-name="P27"><text:span text:style-name="T64">དེ་ཡང་། རྣལ་འབྱོར་པ་དང་ཕྱག་རྒྱ་མོ་རིགས་ལྔ་ག་ཡང་རྡོ་རྗེ་སེམས་དཔའ་ཉིད་ཀྱི་རིགས་ནི་གཅིག་ཏུ་བསྡུས་ནས་རྣམ་པར་བརྟག་པར་བྱ་སྟེ། དཔེར་ན། བྲམ་ཟེ་དང་གདོལ་པ་མོ་སོགས་དུ་མ་ཡང་མིའི་རིགས་སུ་གཅིག་པ་ལྟར་རོ། །</text:span></text:p>
      <text:p text:style-name="P27"><text:span text:style-name="T64">དེ་ལྟར་ན། ཀུན་རྫོབ་ཏུ་ཁ་དོག་གམ་རིགས་ཀྱི་རྣམ་པ་མི་འདྲ་བ་དུ་མ་འབྱུང་བ་ཉིད་ཀྱིས་ནི། གང་གི་ཕྱིར་དོན་དམ་པ་དེ་བཞིན་ཉིད་དུ་ཡང་རིགས་མི་འདྲ་བའི་དབྱེ་བ་མཚོན་པར་མི་བྱ་བའི་དོན་ཏོ། །</text:span></text:p>
      <text:p text:style-name="P27"><text:span text:style-name="T64">ངེས་དོན་ནི། དེ་ཁོ་ན་ཉིད་ཀྱི་རྣལ་འབྱོར་པ་ལ་གཟུང་འཛིན་ཐམས་ཅད་ཆོས་ཉིད་ཀྱི་ངོ་བོར་རོ་གཅིག་པའོ། །</text:span></text:p>
      <text:p text:style-name="P27"><text:span text:style-name="T1">ད༢ </text:span><text:span text:style-name="T31">གཉིས་པ་རྒྱས་བཤད་ལ། </text:span><text:span text:style-name="T1">ན༡ </text:span><text:span text:style-name="T31">གང་དུ་སྤྱོད་པའི་གནས། </text:span><text:span text:style-name="T1">ན༢ </text:span><text:span text:style-name="T31">གང་གིས་སྤྱོད་པའི་གང་ཟག ། </text:span><text:span text:style-name="T1">ན༣ </text:span><text:span text:style-name="T31">ལྷན་ཅིག་སྤྱོད་པའི་གྲོགས། </text:span><text:span text:style-name="T1">ན༤ </text:span><text:span text:style-name="T31">ཇི་ལྟར་སྤྱོད་པའི་ཚུལ་དང་བཞིའི། </text:span></text:p>
      <text:p text:style-name="P27"><text:span text:style-name="T64">ན༡ དང་པོ་ནི། </text:span></text:p>
      <text:p text:style-name="P44"><text:span text:style-name="T62">ཤིང་གཅིག་དང་ནི་དུར་ཁྲོད་དང་། །མ་མོའི་ཁྱིམ་དང་མཚན་མོ་དང་། །</text:span></text:p>
      <text:p text:style-name="P44"><text:span text:style-name="T62">ཡང་ན་དབེན་པའམ་བས་མཐའ་རུ། །སྒོམ་པ་བཟང་བར་བརྗོད་པར་བྱ། །</text:span></text:p>
      <text:p text:style-name="P27"><text:span text:style-name="T64">ཞེས་པ་སྟེ། ཤིང་སྡོང་གཞན་དང་མཚན་འབྲེལ་ཞིང་ཕན་ཚུན་གྲིབ་མས་མི་ནོན་པའི་ཤིང་གཅིག་དང་ནི། རོའི་གནས་དུར་ཁྲོད་དང་། ཚངས་པ་དང་ཁྱབ་འཇུག་མ་སོགས་མ་མོ་གནས་པའི་ས་སྟེ་མ་</text:span><text:soft-page-break/><text:span text:style-name="T64">མོའི་ཁྱིམ་དང་། མཚན་མོ་རྒྱུ་བའི་ས་སྟེ་མཚན་མོ་དང་། ཡང་ན་འདུ་འཛིས་དབེན་པའི་ས་ཕྱོགས་རི་ཁྲོད་ལ་སོགས་པའམ། ཡུལ་གྲོང་ལས་ཐག་རིང་ཞིང་མི་གཞན་མེད་པའི་ས་ཕྱོགས་ཏེ་བས་མཐའ་རུ། སྒོམ་པ་བཟང་བ་དེར་ཏིང་ངེ་འཛིན་གྱི་ཡོན་ཏན་འཕེལ་བར་བརྗོད་པར་བྱ་ཞེས་པའོ། །</text:span></text:p>
      <text:p text:style-name="P27"><text:span text:style-name="T64">དེ་ནི་ཕྱིའི་བཤད་པ་སྟེ། དྲང་བའི་དོན་ཏོ། །</text:span></text:p>
      <text:p text:style-name="P27"><text:span text:style-name="T64">ཁ་ཅིག །མཚན་མོ་ཞེས་པ་སྤྱོད་པ་བྱེད་དུས་ལ་འཆད་པ་ནི་སྐབས་དོན་མ་འབྲེལ་བ་སྟེ། དེ་ལྟར་ན་གནས་དེ་དག་ཏུ་ཉིན་པར་སྤྱོད་པ་ལ་འཇུག་པ་ཤུགས་ཀྱིས་འགེགས་པའི་ཕྱིར་རོ། །</text:span></text:p>
      <text:p text:style-name="P27"><text:span text:style-name="T64">ནང་ལྟར་ན། ཤིང་གཅིག་ནི་རྩ་དབུ་མ། དུར་ཁྲོད་ནི་ལུས། མ་མོའི་ཁྱིམ་ནི་རྩའི་འཁོར་ལོ། མཚན་མོ་ནི་ཤེས་རབ། དབེན་པ་ནི་ཀུན་རྟོག་དང་བྲལ་བ། བས་མཐའ་ནི་འཁོར་ལོའི་ནང་གི་དྷུ་ཏཱིའི་ལམ། སྒོམ་པ་བཟང་བ་ནི་བདེ་སྟོང་རོ་གཅིག་ཏུ་གྱུར་པ་སྟེ། ངེས་དོན་ནོ། །</text:span><text:span text:style-name="T39">(</text:span><text:span text:style-name="T41">༩༤ན</text:span><text:span text:style-name="T39">)</text:span></text:p>
      <text:p text:style-name="P27"><text:span text:style-name="T64">ན༢ གཉིས་པ་</text:span><text:span text:style-name="T20">[</text:span><text:span text:style-name="T21">གང་གིས་སྤྱོད་པའི་གང་ཟག་</text:span><text:span text:style-name="T20">]</text:span><text:span text:style-name="T64">ནི། </text:span></text:p>
      <text:p text:style-name="P44"><text:span text:style-name="T62">ཅུང་ཟད་དྲོད་ནི་ཐོབ་པ་ན། །གལ་ཏེ་སྤྱོད་པ་བྱེད་འདོད་པས། །</text:span></text:p>
      <text:p text:style-name="P44"><text:span text:style-name="T62">གལ་ཏེ་འགྲུབ་འགྱུར་འདོད་ཡོད་ན། །འདིས་ནི་སྤྱོད་པ་སྤྱད་པ་ཉིད། །</text:span></text:p>
      <text:p text:style-name="P27"><text:span text:style-name="T64">ཅེས་པ་སྟེ། རྣལ་འབྱོར་གྱི་ནུས་པས་ཅུང་ཟད་དྲོད་རྟགས་ནི་ཐོབ་པ་ན། སྒྲུབ་པ་པོ་གལ་ཏེ་བརྟུལ་ཞུགས་ཀྱི་སྤྱོད་པ་བྱེད་པར་འདོད་པས། གལ་ཏེ་ཚེ་འདི་ཉིད་ལ་མཆོག་འགྲུབ་པའི་འདོད་པ་ཡོད་ན། ཇི་ལྟར་བཤད་པའི་ཚུལ་འདིས་ནི་སྤྱོད་པ་སྤྱད་པར་བྱ་བ་ཉིད་དོ་ཞེས་པའོ། །</text:span></text:p>
      <text:p text:style-name="P27"><text:span text:style-name="T1">ན༣ </text:span><text:span text:style-name="T31">གསུམ་པ་</text:span><text:span text:style-name="T4">[</text:span><text:span text:style-name="T1">ལྷན་ཅིག་སྤྱོད་པའི་གྲོགས་</text:span><text:span text:style-name="T4">]</text:span><text:span text:style-name="T31">ལ། </text:span><text:span text:style-name="T1">པ༡ </text:span><text:span text:style-name="T31">བསྟེན་བྱའི་ཕྱག་རྒྱ་དང་། </text:span><text:span text:style-name="T1">པ༢ </text:span><text:span text:style-name="T31">དེ་ཇི་ལྟར་བསྟེན་ཚུལ་གཉིས་ཀྱི། </text:span></text:p>
      <text:p text:style-name="P27"><text:span text:style-name="T64">པ༡ དང་པོ་ནི། </text:span></text:p>
      <text:p text:style-name="P44"><text:soft-page-break/><text:span text:style-name="T62">ཤིན་ཏུ་བཞིན་བཟང་མིག་ཡངས་མ། །རང་གིས་དབང་བསྐུར་སྙིང་རྗེ་ཅན། །</text:span></text:p>
      <text:p text:style-name="P44"><text:span text:style-name="T62">རྡོ་རྗེའི་བུ་མོ་འདི་ཁྱེར་ནས། །སྤྱོད་པ་བྱ་བར་རྟོགས་པར་བྱ། །</text:span></text:p>
      <text:p text:style-name="P44"><text:span text:style-name="T62">རྡོ་རྗེའི་རིགས་ཀྱི་དངོས་མེད་ན། །རང་འདོད་ལྷ་ཡི་རིགས་ཀྱིས་བྱ། །</text:span></text:p>
      <text:p text:style-name="P44"><text:span text:style-name="T62">ཡང་ན་གཞན་གྱི་རིགས་བྱུང་བ། །</text:span></text:p>
      <text:p text:style-name="P27"><text:span text:style-name="T64">ཞེས་པ་སྟེ། སྤྱོད་པའི་གྲོགས་ནི་ཤིན་ཏུ་བྱད་བཞིན་བཟང་བས་ཡིད་འཕྲོག་ཅིང་། ཕྲག་དོག་མེད་པས་མིག་ཡངས་མ། སྒྲུབ་པ་པོ་རང་གིས་དབང་བསྐུར་བས་སྣོད་རུང་དུ་བྱས་པ། སེམས་ཅན་ལ་སྙིང་རྗེ་ཅན། རྡོ་རྗེའི་རིགས་ཀྱི་བུ་མོ་འདི་ཉིད་གྲོགས་སུ་ཁྱེར་ནས་འཆད་པར་འགྱུར་བའི་སྤྱོད་པ་བྱ་བར་རྟོགས་པར་བྱའོ། །</text:span></text:p>
      <text:p text:style-name="P27"><text:span text:style-name="T64">འདིས་ནི་རྣལ་འབྱོར་པ་རང་ཉིད་རིགས་གང་ཡིན་རུང་ཕྱག་རྒྱ་རྡོ་རྗེའི་རིགས་ཅན་མ་མཆོག་ཏུ་བསྟན་ནོ། །</text:span></text:p>
      <text:p text:style-name="P27"><text:span text:style-name="T64">ཁ་ཅིག །</text:span><text:span text:style-name="T45">[</text:span><text:span text:style-name="T46">བརྟག་པ་ཕྱི་མ། གསུམ་པ་རྒྱུད་ཀྱི་གླེང་གཞི་དང་གསང་བའི་སྐད་ཀྱི་ལེའུར།</text:span><text:span text:style-name="T45">]</text:span></text:p>
      <text:p text:style-name="P47"><text:span text:style-name="T38">གཡུང་མོ་རྡོ་རྗེའི་རིགས་སུ་གསུངས། །</text:span></text:p>
      <text:p text:style-name="P27"><text:span text:style-name="T64">ཞེས་པ་ལ་བརྟེན་ནས་རིགས་ངན་གཡུང་མོ་བསྟེན་པར་འདོད་པ་ནི་ཆེས་ནོར་ཏེ། རྡོ་རྗེའི་རིགས་ཅན་མ་ལ་འཇིག་རྟེན་གྱི་གཡུང་མོའི་བརྡས་བསྟན་པ་མ་གོ་བར་ཟད་པའི་ཕྱིར་རོ། །</text:span></text:p>
      <text:p text:style-name="P27"><text:span text:style-name="T64">གལ་ཏེ། རྡོ་རྗེའི་རིགས་ཀྱི་ཕྱག་རྒྱ་དངོས་མེད་ན་ཇི་ལྟར་བྱ་ཞེ་ན། པདྨའི་རིགས་ཅན་གྱི་སྒྲུབ་པ་པོ་ལྟ་བུས་རང་གི་འདོད་ལྷ་ཡི་རིགས་ཏེ་ཕྱག་རྒྱ་པདྨའི་རིགས་ཅན་གྱིས་བྱ་ཞིང་། </text:span></text:p>
      <text:p text:style-name="P27"><text:span text:style-name="T64">ཡང་ན། རིན་པོ་ཆེའི་རིགས་ཅན་མ་སོགས་རང་རིགས་ལས་རྒྱུད་གཞན་གྱི་རིགས་བྱུང་བའི་ཕྱག་རྒྱའང་བརྟེན་དུ་རུང་བའི་དོན་ཏོ། །</text:span></text:p>
      <text:p text:style-name="P27"><text:soft-page-break/><text:span text:style-name="T64">པ༢ གཉིས་པ་</text:span><text:span text:style-name="T20">[</text:span><text:span text:style-name="T21">དེ་ཇི་ལྟར་བསྟེན་ཚུལ་</text:span><text:span text:style-name="T20">]</text:span><text:span text:style-name="T64">ནི། </text:span><text:span text:style-name="T39">(</text:span><text:span text:style-name="T41">༩༤བ</text:span><text:span text:style-name="T39">)</text:span></text:p>
      <text:p text:style-name="P44"><text:span text:style-name="T62">བྱང་ཆུབ་ས་བོན་གདབ་པ་དང་། །སྦྱང་བ་ཡིས་ནི་གཟུང་བར་བྱ། །</text:span></text:p>
      <text:p text:style-name="P44"><text:span text:style-name="T62">གལ་ཏེ་དགའ་བས་གླུ་བླངས་ཏེ། །དེ་ཚེ་རྡོ་རྗེ་མཆོག་ལྡན་ནོ། །</text:span></text:p>
      <text:p text:style-name="P44"><text:span text:style-name="T62">གལ་ཏེ་དགའ་བ་སྐྱེས་པ་ན། །ཐར་པའི་རྒྱུ་ནི་གར་བྱ་སྟེ། །</text:span></text:p>
      <text:p text:style-name="P44"><text:span text:style-name="T62">དེ་ཚེ་རྡོ་རྗེ་རྐང་པས་གར། །ཡོ་གིས་མཉམ་པར་བཞག་པས་བྱེད། །</text:span></text:p>
      <text:p text:style-name="P27"><text:span text:style-name="T64">ཅེས་པ་སྟེ། སྔར་རྒྱུད་མ་སྦྱངས་པའི་ཕྱག་རྒྱ་ཡིན་ན། ཐོག་མར་དེ་ཉིད་སྨོན་འཇུག་གི་སེམས་བསྐྱེད་དུ་བཅུག་སྟེ། རྒྱུད་ལ་བྱང་ཆུབ་ཀྱི་ས་བོན་གདབ་པ་དང་། ཐུན་མོང་དང་ཐུན་མོང་མ་ཡིན་པའི་ལམ་གྱི་རིམ་པས་རྒྱུད་སྦྱངས་པ་ཡིས་ནི་ཕྱག་རྒྱར་བཟུང་བར་བྱ་སྟེ། རང་གར་མི་རུང་བའི་དོན་ཏོ། །</text:span></text:p>
      <text:p text:style-name="P27"><text:span text:style-name="T64">དེ་ཡང་། གལ་ཏེ། ཕན་ཚུན་དགའ་བ་བསྐྱེད་པའི་ཕྱིར་སྤྲོ་བས་རྡོ་རྗེའི་གླུ་ཡང་བླངས་ཏེ། དེའི་ཚེ་རྡོ་རྗེ་མཆོག་སྟེ། དེ་ཁོ་ན་ཉིད་དང་ལྡན་པར་བྱ་བའི་དོན་ནོ། །</text:span></text:p>
      <text:p text:style-name="P71"><text:span text:style-name="T64">གལ་ཏེ། རྣལ་འབྱོར་གྱི་སྟོབས་ཀྱིས་དགའ་བ་སྐྱེས་པ་ན། ཐར་པ་མཆོག་ཐོབ་པའི་རྒྱུར་ནི་གར་བྱ་སྟེ། དེའི་ཚེ་རྡོ་རྗེ་རྐང་སྟབས་གཡས་བརྐྱང་ལ་སོགས་པས་གར་བྱ་ཞིང་། དེ་ཡང་ཡོ་གིས་ཏེ་རྣལ་འབྱོར་པས་བདེ་སྟོང་གཉིས་མེད་ཀྱི་ངང་དུ་སེམས་མཉམ་པར་བཞག་པས་བྱེད་ཅེས་པའི་དོན་ཏེ། ཕྱི་དྲང་དོན་དང་། </text:span></text:p>
      <text:p text:style-name="P71"><text:span text:style-name="T64">ནང་ལྟར་ན། རྡོ་རྗེའི་བུ་མོ་ཨ་ཐུང་། རང་འདོད་ལྷའི་རིགས་ཁམས་ལྔ། གཞན་གྱི་རིགས་སྲོག་རྩོལ། བྱང་ཆུབ་ས་བོན་རླུང་སེམས། སྦྱང་བ་དྷཱུ་ཏཱིར་བཅུག་པ། གླུ་བླངས་པ་ལས་རླུང་གིས་བསྐུལ་བ། གར་བྱེད་པ་སེམས་རྩེ་གཅིག་པ། མཉམ་བཞག་ནི་བདེ་སྟོང་ལྷན་སྐྱེས་ཏེ། ངེས་དོན་ནོ། །</text:span></text:p>
      <text:p text:style-name="P27"><text:soft-page-break/><text:span text:style-name="T1">ན༤ </text:span><text:span text:style-name="T31">བཞི་པ་</text:span><text:span text:style-name="T4">[</text:span><text:span text:style-name="T1">ཇི་ལྟར་སྤྱོད་པའི་ཚུལ་</text:span><text:span text:style-name="T4">]</text:span><text:span text:style-name="T31">ལ། </text:span><text:span text:style-name="T1">པ༡ </text:span><text:span text:style-name="T31">སྔོན་དུ་ངེས་པར་བྱ་བ་དང་། </text:span><text:span text:style-name="T1">པ༢ </text:span><text:span text:style-name="T31">ཉམས་ལེན་གྱི་ཁྱད་པར་གཉིས་ལས། </text:span></text:p>
      <text:p text:style-name="P27"><text:span text:style-name="T1">པ༡ </text:span><text:span text:style-name="T31">དང་པོ་ལ། </text:span><text:span text:style-name="T1">ཕ༡ </text:span><text:span text:style-name="T31">རྒྱན་དང་ཕྱག་མཚན་གྱི་རྣམ་དག །</text:span><text:span text:style-name="T1">ཕ༢ </text:span><text:span text:style-name="T31">རྣལ་འབྱོར་དང་གླུ་གར་གྱི་དག་པ། </text:span><text:span text:style-name="T1">ཕ༣ </text:span><text:span text:style-name="T31">བཟའ་བཏུང་གི་ངེས་པ། </text:span><text:span text:style-name="T1">ཕ༤ </text:span><text:span text:style-name="T31">རྒྱན་དང་ཕྱག་མཚན་གྱི་ངེས་པ་གཞན་བཤད་པ་བཞིའི། </text:span></text:p>
      <text:p text:style-name="P27"><text:span text:style-name="T64">ཕ༡ དང་པོ་ནི། </text:span></text:p>
      <text:p text:style-name="P44"><text:span text:style-name="T62">འཁོར་ལོའི་གཟུགས་ཀྱིས་མི་བསྐྱོད་པ་དང་། །རྣ་ཆའི་བདག་ཉིད་འོད་དཔག་མེད།</text:span></text:p>
      <text:p text:style-name="P44"><text:span text:style-name="T62">མགུལ་གྱི་ཕྲེང་བ་རིན་ཆེན་བདག །ལག་པར་རྣམ་པར་སྣང་མཛད་བརྗོད། །</text:span></text:p>
      <text:p text:style-name="P44"><text:span text:style-name="T62">སྐ་རགས་ལ་ནི་དོན་ཡོད་གནས། །ཁ་ཊཱཾ་ག་གཟུགས་ཤེས་རབ་སྟེ། །</text:span></text:p>
      <text:p text:style-name="P44"><text:span text:style-name="T62">ཐབས་ཀྱི་གཟུགས་ཀྱིས་ཅང་ཏེའུ་ཉིད། །</text:span></text:p>
      <text:p text:style-name="P27"><text:span text:style-name="T64">ཅེས་པ་སྟེ། </text:span><text:span text:style-name="T39">(</text:span><text:span text:style-name="T41">༩༥ན</text:span><text:span text:style-name="T39">)</text:span><text:span text:style-name="T64">རྣལ་འབྱོར་པའི་རྒྱན་ནི། སྤྱི་བོར་འཁོར་ལོའི་གཟུགས་ཀྱིས་བརྒྱན་པ་ནི་མི་བསྐྱོད་པའི་རྣམ་དག་ཡིན་ལ། དེ་བཞིན་དུ། རྣ་ཆ་དག་པའི་བདག་ཉིད་ནི་འོད་དཔག་མེད་དང་། མགུལ་གྱི་ཕྲེང་བ་རིན་ཆེན་འབྱུང་ལྡན་གྱི་བདག་ཉིད་དང་། ལག་པར་བརྒྱན་པའི་གདུ་བུ་སོགས་རྣམ་པར་སྣང་མཛད་ཀྱི་དག་པར་བརྗོད་པ་དང་། སྐ་རགས་ལ་ནི་དོན་ཡོད་གྲུབ་པའི་རྣམ་དག་གནས་ཤིང་། ཕྱག་མཚན་ནི། ཁ་ཊཱཾ་གའི་གཟུགས་ཀྱིས་ཤེས་རབ་སྟོང་པ་ཉིད་མཚོན་ཞིང་དག་པ་སྟེ། ཐབས་སྙིང་རྗེ་ཉིད་ཀྱི་གཟུགས་ཀྱིས་དག་པའང་ཅང་ཏེའུ་ཉིད་ཀྱིས་མཚོན་ཞིང་དག་པའི་དོན་ཏེ། ཕྱི་དང་དྲང་དོན་ནོ། །</text:span></text:p>
      <text:p text:style-name="P27"><text:span text:style-name="T64">འོ་ན་ཀུན་སྤྱོད་ལས། </text:span></text:p>
      <text:p text:style-name="P47"><text:span text:style-name="T52">ཁ་ཊཱཾ་ག་ནི་ལྷ་ཡི་སྐུ། །ཤེས་རབ་ཌ་མ་རུ་ཡི་སྒྲ། །</text:span></text:p>
      <text:p text:style-name="P27"><text:soft-page-break/><text:span text:style-name="T64">ཞེས་པ་དང་མི་འགལ་ལམ་སྙམ་ན། སྐྱོན་མེད་དེ། དེར་ནི་སྣང་བ་དང་སྟོང་པའི་ཆ་ནས་བཞག་ལ། འདིར་ནི་བདག་མེད་པ་དང་སྙིང་རྗེའི་ཆ་ནས་གསུངས་པ་སྟེ། ཁ་ཊཱཾ་ག་ནི་ཡབ་མེད་པ་ལ་ཡབ་དང་ཡུམ་མེད་པ་ལ་ཡུམ་མཚོན་པས་མ་ངེས་པ་བཞིན་ནོ། །</text:span></text:p>
      <text:p text:style-name="P27"><text:span text:style-name="T64">དེ་ཡང་ཁ་ཊཱཾ་ག་ནི། ཀུན་སྤྱོད་ལས། </text:span></text:p>
      <text:p text:style-name="P47"><text:span text:style-name="T52">རྐང་དང་སྣ་ཚོགས་རྡོ་རྗེའི་བུམ། །ཐོད་པ་གསུམ་དང་རྡོ་རྗེའོ། །</text:span></text:p>
      <text:p text:style-name="P27"><text:span text:style-name="T64">ཞེས་པས་རྡོ་རྗེ་ཕྱེད་པ་རྩེ་འཐུར་བསྟན་གྱི་སྟེང་དུ་མི་རྐང་། དེའི་སྟེང་དུ་རིམ་བཞིན་སྣ་ཚོགས་རྡོ་རྗེ་དང་བུམ་པ་དང་ཐོད་སྐམ་གསུམ་དང་རྡོ་རྗེ་རྩེ་ལྔ་པ་རྣམས་བརྩེགས་པའོ། །</text:span></text:p>
      <text:p text:style-name="P57"><text:span text:style-name="T64">ཡང་ན་མངོན་སྤྱོད་ལས། རྡོ་རྗེ་ཁ་ཊཱཾ་གའི་སྟེང་དུ་རྩེ་མོ་ལྔ་པའི་རྡོ་རྗེ་རབ་ཏུ་འཇིགས་པའི་རྡོ་རྗེ་དྲིལ་བུ་འཕྱང་ཞིང་། སྣ་ཚོགས་པའི་བ་དན་རབ་ཏུ་དཔྱངས་པ། དབུས་སུ་སྣ་ཚོགས་རྡོ་རྗེས་མཚན་པ། འོག་ཏུ་རྡོ་རྗེ་རྩེ་གཅིག་པ། ཞེས་འབྱུང་བ་ལྟར་རོ། །</text:span></text:p>
      <text:p text:style-name="P57"><text:span text:style-name="T64">ཌ་མ་རུ་ནི། སཾ་ཊིར། </text:span></text:p>
      <text:p text:style-name="P64"><text:span text:style-name="T38">དེ་ནས་ཅང་ཏེའི་མཚན་ཉིད་བཤད། །བཛྲ་ཤིརྟའི་རྩ་བ་དང་། །</text:span></text:p>
      <text:p text:style-name="P64"><text:span text:style-name="T38">ཙནྡན་དམར་པོ་ལས་བྱུང་དང་། །གཞན་རྣམས་གང་རྣམས་དེ་རྣམས་ནི། །</text:span></text:p>
      <text:p text:style-name="P64"><text:span text:style-name="T38">ཡིད་ལ་འདོད་པ་རྣམས་ལ་བྱ། །དེ་ཡི་ཚད་ནི་བཀའ་སྩལ་པ། །</text:span></text:p>
      <text:p text:style-name="P64"><text:span text:style-name="T38">བཅུ་གཉིས་པ་དང་བཅུ་པ་ཉིད། །ཁ་ལ་སོར་ནི་དྲུག་དང་ལྔ། །</text:span></text:p>
      <text:p text:style-name="P64"><text:span text:style-name="T38">དགུ་པ་དང་ནི་བཅུ་གཅིག་</text:span><text:span text:style-name="T39">(</text:span><text:span text:style-name="T41">༩༥བ</text:span><text:span text:style-name="T39">)</text:span><text:span text:style-name="T38">དང་། །ཁ་ལ་དེ་ཡི་ཕྱེད་ཉིད་དོ། །</text:span></text:p>
      <text:p text:style-name="P57"><text:span text:style-name="T64">ཞེས་པ་ལྟར་རོ། །</text:span></text:p>
      <text:p text:style-name="P27"><text:span text:style-name="T64">ནང་ལྟར་ན། སྤྱི་བོར་བྱང་སེམས་བརྟན་པ་འཁོར་ལོ་མི་བསྐྱོད་པ། ལྟེ་བར་གཏུམ་མོ་འབར་བ་རྣ་ཆ་འོད་དཔག་མེད། མགྲིན་པར་བྱང་སེམས་ཀྱི་གནད་འཆིང་བ་མགུལ་རྒྱན་རིན་འབྱུང་། ལུས་ཀྱི་</text:span><text:soft-page-break/><text:span text:style-name="T64">ཡན་ལག་གི་རླུང་འཆིང་བ་ལག་གདུབ་རྣམ་སྣང་། འཐུར་སེལ་རབ་ཏུ་འཆིང་བ་སྐ་རགས་དོན་འགྲུབ། སྤྲོས་པ་ཞི་བ་ཁ་ཊཱཾ་ཤེས་རབ། བདེ་བ་ཆེན་པོ་ཅང་ཏེའུ་ཐབས་སུ་བཤད་དེ། ངེས་དོན་ནོ། །</text:span></text:p>
      <text:p text:style-name="P27"><text:span text:style-name="T64">ཕ༢ གཉིས་པ་</text:span><text:span text:style-name="T20">[</text:span><text:span text:style-name="T21">རྣལ་འབྱོར་དང་གླུ་གར་གྱི་དག་པ་བཤད་པ་</text:span><text:span text:style-name="T20">]</text:span><text:span text:style-name="T64">ནི། </text:span></text:p>
      <text:p text:style-name="P44"><text:span text:style-name="T62">ཞེ་སྡང་རྣམ་དག་རྣལ་འབྱོར་པ། །གླུ་ནི་རྣམ་དག་སྔགས་སུ་གནས། །</text:span></text:p>
      <text:p text:style-name="P44"><text:span text:style-name="T62">གར་ནི་སྒོམ་པར་བྱས་པ་ཉིད། །དེ་ཡི་ཕྱིར་ན་གླུ་དང་གར། །</text:span></text:p>
      <text:p text:style-name="P44"><text:span text:style-name="T62">ཡོ་གིས་རྟག་ཏུ་རྟག་ཏུ་བྱེད། །</text:span></text:p>
      <text:p text:style-name="P57"><text:span text:style-name="T64">ཅེས་པ་སྟེ། རྣལ་འབྱོར་པ་ནི་ཞེ་སྡང་རྣམ་པར་དག་པའི་བདག་ཉིད་ཀྱེའི་རྡོ་རྗེའི་རྣལ་འབྱོར་པ་དང་། རྡོ་རྗེའི་གླུ་ནི་རྣམ་རྟོག་ལས་ཡིད་སྐྱོབ་ཅིང་སངས་རྒྱས་རྣམས་བསྐུལ་བས་རྣམ་པར་དག་པའི་སྔགས་སུ་གནས་པ་དང་། གར་ནི་ལྷའི་རྣམ་པར་བྱེད་པའི་ཕྱིར་ལྷ་སྒོམ་པར་བྱས་པ་ཉིད་ཡིན་པས། དེ་ཡི་ཕྱིར་ན་གླུ་དང་གར་ནི་ཡོ་གིས་ཏེ་རྣལ་འབྱོར་པས་སྤྱོད་པའི་དུས་རྟག་ཏུ་རྟག་ཏུ་སྟེ་རྒྱུན་མར་བྱེད་པའི་དོན་ཏོ་ཞེས་པ་དྲང་དོན་དང་། </text:span></text:p>
      <text:p text:style-name="P57"><text:span text:style-name="T64">ནང་ལྟར་ན། ལྷན་སྐྱེས་ཀྱི་ཡེ་ཤེས་ནི་བདེ་སྟོང་དབྱེར་མེད་པས་ན་རྣལ་འབྱོར་པ་ཞེ་སྡང་དག་པའི་བདག་ཉིད། སྲོག་རྩོལ་ནི་མཚན་རྟོག་ལས་ཡིད་སྐྱོབ་ཅིང་གཏུམ་མོ་བསྐུལ་བས་ན་གླུ་སྔགས། བྱང་སེམས་ནི་རྟག་ཏུ་བདེ་ཆེན་ལ་གཡོ་ཞིང་རོལ་བས་ན་གར་ལྷ་སྒོམ་པ་སྟེ། ངེས་དོན་ནོ། །</text:span></text:p>
      <text:p text:style-name="P57"><text:span text:style-name="T64">ཕ༣ གསུམ་པ་</text:span><text:span text:style-name="T20">[</text:span><text:span text:style-name="T21">བཟའ་བཏུང་གི་ངེས་པ་བཤད་པ་</text:span><text:span text:style-name="T20">]</text:span><text:span text:style-name="T64">ནི། </text:span></text:p>
      <text:p text:style-name="P65"><text:span text:style-name="T62">སྨན་ནི་རྣམ་པར་བཟའ་བ་སྟེ། །ཆུ་ནི་རྟག་པར་བཏུང་བ་ཉིད། །</text:span></text:p>
      <text:p text:style-name="P65"><text:span text:style-name="T62">རྒ་ཤིས་ཟིལ་གྱིས་མི་ནོན་ཞིང་། །རྟག་ཏུ་བསྲུང་བར་འགྱུར་བ་ཡིན། །</text:span></text:p>
      <text:p text:style-name="P57"><text:span text:style-name="T64">ཞེས་པ་སྟེ། སྤྱོད་པའི་རྣལ་འབྱོར་པས་ཟས་སུ་སྨན་ཏེ་དྲི་ཆེན་ནི་རྣམ་པར་བཟའ་བར་བྱ་སྟེ། དྲི་ཆུ་ནི་རྟག་པར་སྐོམ་དུ་བཏུང་བར་བྱ་བ་ཉིད་དོ། །</text:span></text:p>
      <text:p text:style-name="P27"><text:soft-page-break/><text:span text:style-name="T64">དེའི་ཕན་ཡོན་ནི། ལུས་ཟུངས་ཟད་པ་དང་སྲོག་འགྱུར་བའི་རྒ་ཤིས་རང་ཟིལ་གྱིས་མི་ནོན་ཞིང་། དུས་རྟག་ཏུ་ནད་དང་གདོན་མཐའ་དག་ལས་བསྲུང་བར་འགྱུར་བ་ཡིན་ཞེས་པ་དྲང་དོན་ནོ། །</text:span></text:p>
      <text:p text:style-name="P27"><text:span text:style-name="T64">ནང་ལྟར་ན། སྨན་ནི་བདུད་རྩི་ལྔའི་</text:span><text:span text:style-name="T39">(</text:span><text:span text:style-name="T41">༩༦ན</text:span><text:span text:style-name="T39">)</text:span><text:span text:style-name="T64">དྭངས་མ་དང་། ཆུ་ནི་བྱང་ཆུབ་ཀྱི་སེམས། བསྟེན་པ་འཛག་མེད་དུ་འཆིང་བ། རྒ་ཤིས་མི་ནོན་པ་རླུང་སེམས་དབུ་མར་ཞུགས་པས་མཚན་རྟོག་ལས་གྲོལ་བ་སྟེ། ངེས་དོན་ནོ། །</text:span></text:p>
      <text:p text:style-name="P27"><text:span text:style-name="T64">ཕ༤ བཞི་པ་</text:span><text:span text:style-name="T20">[</text:span><text:span text:style-name="T21">རྒྱན་དང་ཕྱག་མཚན་གྱི་ངེས་པ་གཞན་བཤད་པ་</text:span><text:span text:style-name="T20">]</text:span><text:span text:style-name="T64">ནི། </text:span></text:p>
      <text:p text:style-name="P44"><text:span text:style-name="T62">རྐུན་མའི་སྐྲ་ལས་ཅོད་པན་བྱས། །དེ་ལས་ཧཱུྃ་བྱུང་སྦྱར་བར་བྱ། །</text:span></text:p>
      <text:p text:style-name="P44"><text:span text:style-name="T62">སངས་རྒྱས་ལྔ་ཡི་ཐོད་པ་རྣམས། །རྣལ་འབྱོར་སྤྱོད་པས་རྣམ་པར་འཛིན། །</text:span></text:p>
      <text:p text:style-name="P44"><text:span text:style-name="T62">ཐོད་པ་སོར་ལྔ་བ་ཡི་ཚད། །བྱས་པས་ཅོད་པན་འཛིན་པར་བྱེད། །</text:span></text:p>
      <text:p text:style-name="P44"><text:span text:style-name="T62">ཐབས་དང་ཤེས་རབ་རང་བཞིན་ལས། །སྐྲ་ཡི་སྐ་རགས་གཉིས་སྐོར་ཉིད། །</text:span></text:p>
      <text:p text:style-name="P44"><text:span text:style-name="T62">ཐལ་བ་སྐྲ་ཡི་མཆོད་ཕྱིར་ཐོགས། །རྣལ་འབྱོར་པ་ཡི་སྤྱོད་པས་འཛིན། །</text:span></text:p>
      <text:p text:style-name="P44"><text:span text:style-name="T62">ཅང་ཏེའུའི་སྒྲ་ནི་བཟླས་པ་སྟེ། །ཁ་ཊཱཾ་ག་སྒོམ་ཤེས་རབ་ཉིད། །</text:span></text:p>
      <text:p text:style-name="P44"><text:span text:style-name="T62">རྡོ་རྗེ་ཐོད་པའི་སྦྱོར་བ་ཡིས། །འདི་དག་བཟླས་དང་སྒོམ་པ་ཡིན། །</text:span></text:p>
      <text:p text:style-name="P27"><text:span text:style-name="T64">ཞེས་པ་སྟེ། སྤྱོད་པའི་རྒྱན་ཆ་གཞན་ཡང་རྐུན་མ་བསད་པའམ་འགགས་ཏེ་ཤི་བའི་སྐྲ་ལས་ཅོད་པན་ཏེ་རལ་པའི་ཐོར་ཅོག་བྱས་ནས། དེ་ལ་ཧཱུྃ་ལས་བྱུང་བའི་རུས་པའི་འཁོར་ལོ་སྦྱར་བར་བྱ་ཞིང་། སྐྲ་མཚམས་སུ་སངས་རྒྱས་ལྔ་རྣམ་པར་དག་པའི་ཐོད་པ་ལྔ་རྣམས་རྣལ་འབྱོར་ལ་སྤྱོད་ཅིང་གནས་པས་རྣམ་པར་འཛིན་པར་བྱ་སྟེ། སངས་རྒྱས་རེ་རེ་ཡང་ཡེ་ཤེས་ལྔ་ལྔ་དང་ལྡན་པའི་བརྡར་ཐོད་པ་རེ་རེ་ཡང་སོར་ལྔ་ལྔ་པའི་ཚད་དུ་བྱས་པས་ཅོད་པན་བརྒྱན་ཏེ་མགོ་བོར་འཛིན་པར་བྱེད་ཅིང་། ཐབས་</text:span><text:soft-page-break/><text:span text:style-name="T64">དང་ཤེས་རབ་རྣམ་པར་དག་པའི་རང་བཞིན་ལས་རྐུན་མའི་སྐྲ་ཡི་སྲད་བུ་ལས་བྱས་པའི་སྐ་རགས་གཉིས་སྐོར་ཉིད་དང་། རྡོར་སེམས་དག་པའི་ཐལ་ཆེན་ནམ་མི་རུས་ཀྱི་ཐལ་བས་ལུས་ལ་བྱུག་པ་དང་། རྡོ་རྗེ་འཆང་ངམ་ཡུམ་དག་པའི་རྐུན་མའི་སྐྲ་ཡི་མཆོད་ཕྱིར་ཐོགས་ཏེ་ཚང་སྐུད་ཀྱི་དོ་ཤལ་རྣལ་འབྱོར་པ་ཡི་སྤྱོད་པ་བྱེད་པས་འཛིན་ནོ། །</text:span></text:p>
      <text:p text:style-name="P57"><text:span text:style-name="T64">གཞན་ཡང་ཕྱག་མཚན་གྱི་དགོས་པ་ཅང་ཏེའུའི་སྒྲ་ནི་དཔའ་བོ་དང་རྣལ་འབྱོར་མའི་རྒྱུད་བསྐུལ་བས་བཟླས་པ་སྟེ་ཐབས་དང་། ཁ་ཊཱཾ་གས་མཚོན་པའི་གཉིས་མེད་ཀྱི་ཡེ་ཤེས་སྒོམ་པ་ཤེས་རབ་ཉིད་དེ། དེ་ཡང་རྡོ་རྗེ་སྟོང་པ་དང་ཐོད་པ་བདེ་བ་སྐྱོང་བས་རྡོ་རྗེ་ཐོད་པ་ཞེས་པ་བདེ་སྟོང་མི་ཕྱེད་པ་ཧེ་བཛྲ་གྱི་དོན་ཡིན་ལ། དེའི་</text:span><text:span text:style-name="T39">(</text:span><text:span text:style-name="T41">༩༦བ</text:span><text:span text:style-name="T39">)</text:span><text:span text:style-name="T64">སྤྱོད་པ་ཡིས་ཅང་ཏེའུ་དང་ཁ་ཊཱཾ་ག་བཟུང་བ་འདི་དག་བཟླས་པ་དང་སྒོམ་པའི་དོན་ཡིན་ནོ་ཞེས་པའོ། །</text:span></text:p>
      <text:p text:style-name="P57"><text:span text:style-name="T64">ཁ་ཅིག །འདིར་ཅོད་པན་ལ་ཧཱུྃ་བྱུང་སྦྱར་བའི་དོན་ཧཱུྃ་ལས་བྱུང་བའི་མི་བསྐྱོད་པ་སོགས་ཀྱི་ངོ་བོ་ཐོད་པ་ལྔ་སྦྱར་བ་ལ་འཆད་པ་དང་། གཞན་དག་ཧཱུྃ་འབྱུང་བའི་མི་བསྐྱོད་པའི་སྐུའམ་ཕྱག་མཚན་སྦྱར་བ་འཆད་ཀྱང་། </text:span></text:p>
      <text:p text:style-name="P57"><text:span text:style-name="T64">འོག་ཏུ་ཐོད་པ་ལྔ་འཛིན་པ་གསལ་དོད་དུ་གསུངས་པས་སྔ་མ་དོན་མིན་ལ། ཕྱི་མ་ཡང་རུས་པའི་འཁོར་ལོ་སྦྱར་ས་གཞན་མེད་པས་ཅུང་ཟད་མིན་ནོ། །</text:span></text:p>
      <text:p text:style-name="P57"><text:span text:style-name="T64">འོ་ན། འཁོར་ལོ་རྣམ་སྣང་གི་ཕྱག་མཚན་ཡིན་པས་ཧཱུྃ་ལས་བྱུང་བར་མི་རིགས་སྙམ་ན། སྐྱོན་མེད་དེ།</text:span><text:span text:style-name="T85"> རྒྱན་བྱིན་རླབས་ཀྱི་སྐབས་སུ་ཧཱུྃ་ལས་བྱུང་བའི་མི་བསྐྱོད་པ་ཡོངས་སུ་གྱུར་པའི་འཁོར་ལོར་སྒོམ་པར་བཤད་པའི་ཕྱིར་དང་། གཟུགས་ཀྱིས་མི་བསྐྱོད་པ་དག་པར་བཤད་པའི་ཕྱིར་རོ། །དྲང་བའི་དོན་ཏོ། །</text:span></text:p>
      <text:p text:style-name="P27"><text:span text:style-name="T64">ནང་ལྟར་ན། ཅོད་པན་ནི་རྩ་རླུང་ལས་བྱུང་བའི་བདེ་བ། ཧཱུྃ་བྱུང་ནི་སྤྱི་བོའི་ཧཾ་ཡིག །ཐོད་པ་ལྔ་ནི་རླུང་ལྔ་རྣམ་པར་དག་པ། སྐྲའི་སྐ་རགས་ནི་བྱང་སེམས་དཀར་དམར། ཐལ་བ་ནི་ལུས་བྱང་སེམས་</text:span><text:soft-page-break/><text:span text:style-name="T64">ཀྱིས་ཁྱབ་པ། མཆོད་ཕྱིར་ཐོག་ནི་རྣམ་རྟོག་སྤངས་པའི་འོད་གསལ། ཌ་མ་རུ་དང་ཁ་ཊཱཾ་ག་ནི་བདེ་སྟོང་སྦྱོར་བ་སྟེ། ངེས་དོན་ནོ། །</text:span></text:p>
      <text:p text:style-name="P27"><text:span text:style-name="T64">འདིར་ཁ་ཅིག །ཅུང་ཟད་དྲོད་ནི། ཞེས་པ་ནས། ཞེ་སྡང་རྣམ་དག་རྣལ་འབྱོར་པ། །ཞེས་པའི་བར་སྤྲོས་བཅས་ཀྱི་སྤྱོད་པ་དང་། གླུ་ནི་རྣམ་དག །ཅེས་པ་ནས། འདི་དག་བཟླས་དང་སྒོམ་པ་ཡིན། །ཞེས་པའི་བར་སྤྲོས་མེད་ཀྱི་སྤྱོད་པར་འཆད་པ་ནི་ཤིན་ཏུ་མ་འབྲེལ་བའི་གྱི་ན་ཏེ། མཉམ་སྦྱོར་དང་གསང་འདུས་ནས་བཤད་པ་ལྟ་བུའི་སྤྲོས་བཅས་སྤྲོས་མེད་ཀྱི་དོན་དང་མི་མཐུན་ལ། འཕྲལ་གྱི་བྱ་བའི་སྤྲོས་པ་ཡོད་མེད་ཀྱི་ཁྱད་པར་དང་ཡང་མི་ལྡན་པའི་ཕྱིར་རོ། །</text:span></text:p>
      <text:p text:style-name="P27"><text:span text:style-name="T64">འོ་ན། འདི་ཉིད་སྤྲོས་བཅས་ལ་སོགས་པའི་སྤྱོད་པ་གསུམ་གང་དང་འབྲེལ་སྙམ་ན། རྒྱུད་སོ་སོའི་རྣམ་གཞག་སོ་སོ་བ་ཡིན་པས་ངེས་བཟུང་དུ་འགྱུར་མི་དགོས་ཀྱང་། གལ་ཏེ་སྦྱར་ན། འདིར་རིག་མ་གཅིག་ཉིད་བཟུང་བར་བཤད་པ་དང་། </text:span><text:span text:style-name="T39">(</text:span><text:span text:style-name="T41">༩༧ན</text:span><text:span text:style-name="T39">)</text:span><text:span text:style-name="T64">བརྡ་དང་བརྡའི་ལན་སོགས་ཀྱི་སྤྲོས་པ་ངེས་བཟུང་དུ་བྱ་བ་མ་གསུངས་པས་སྤྲོས་མེད་དང་རྗེས་སུ་མཐུན་ལ། འོག་ཏུ་མཚན་བཅས་ཀྱི་སྤྲོས་པ་རྣམས་སྤང་བར་གསུངས་པས་ཤིན་ཏུ་སྤྲོས་མེད་དང་ཡང་འབྱོར་བ་ཡིན་ནོ། །</text:span></text:p>
      <text:p text:style-name="P27"><text:span text:style-name="T1">པ༢ </text:span><text:span text:style-name="T31">གཉིས་པ་ཉམས་ལེན་གྱི་ཁྱད་པར་ལ། </text:span><text:span text:style-name="T1">ཕ༡ </text:span><text:span text:style-name="T31">ཉོན་མོངས་པ་སྤང་བ། </text:span><text:span text:style-name="T1">ཕ༢ </text:span><text:span text:style-name="T31">ལུས་ཀྱི་བདག་འཛིན་སྤང་བ། </text:span><text:span text:style-name="T1">ཕ༣ </text:span><text:span text:style-name="T31">རྣམ་པར་རྟོག་པ་སྤང་བ་དང་། </text:span><text:span text:style-name="T1">ཕ༤ </text:span><text:span text:style-name="T31">ངན་འགྲོའི་རྒྱུ་སྤང་བ། </text:span><text:span text:style-name="T1">ཕ༥ </text:span><text:span text:style-name="T31">མཚན་བཅས་ཀྱི་རྣལ་འབྱོར་སྤང་བ། </text:span><text:span text:style-name="T1">ཕ༦ </text:span><text:span text:style-name="T31">ཉམ་ང་བ་སྤང་བ། </text:span><text:span text:style-name="T1">ཕ༧ </text:span><text:span text:style-name="T31">སྙིང་རྗེའི་རྒྱུད་གང་བར་བྱ་བ་བདུན་གྱི། </text:span></text:p>
      <text:p text:style-name="P27"><text:span text:style-name="T64">ཕ༡ དང་པོ་ནི། </text:span></text:p>
      <text:p text:style-name="P44"><text:span text:style-name="T62">བརྐམ་དང་རྨོངས་དང་འཇིགས་དང་ཁྲོ། །ངོ་ཚའི་འབྲས་བུ་རྣམ་པར་སྤང་། །</text:span></text:p>
      <text:p text:style-name="P44"><text:span text:style-name="T62">བདག་ཉིད་ཀྱི་ནི་གཉིད་སྤངས་ནས། །ཐེ་ཚོམ་མེད་པར་སྤྱོད་པ་བྱ། །</text:span></text:p>
      <text:p text:style-name="P27"><text:soft-page-break/><text:span text:style-name="T64">ཞེས་པ་སྟེ། དེ་ལྟ་བུའི་སྤྱོད་པ་བྱེད་པའི་ཚེ་འདོད་ཡོན་ལ་བརྐམ་པ་སྟེ་འདོད་ཆགས་དང་། དེ་ཁོ་ནའི་དོན་ལ་རྨོངས་པ་སྟེ་གཏི་མུག་དང་། འབྱུང་པོ་སོགས་ལ་འཇིགས་པ་དང་གཞན་ལ་ཁོང་ཁྲོ་བ་ཞེ་སྡང་དང་། འཇིག་རྟེན་ངོ་ཚ་བའི་འབྲས་བུ་སྤ་སྐོང་ཞིང་ཞུམ་པ་རྣམ་པར་སྤང་ཞིང་། བདག་ཉིད་ཀྱི་ནི་གཏི་མུག་གི་ཆར་གྱུར་པ་གཉིད་ཀྱང་སྤངས་ནས། ལས་འབྲས་དང་དཀོན་མཆོག་ལ་ཡིད་མི་ཆེས་པའི་ཐེ་ཚོམ་མེད་པར་སྤྱོད་པ་བྱ་བའི་དོན་ཏོ། །</text:span></text:p>
      <text:p text:style-name="P27"><text:span text:style-name="T64">གཉིད་དང་ཐེ་ཚོམ་གྱིས་མཚོན་ནས་དམིགས་པ་གསལ་བར་མི་ནུས་ཤིང་སེམས་རློང་རློང་པོར་གྱུར་པ་སྙོམ་པའམ་རྨུགས་པ་དང་། འདོད་ཆགས་ཀྱི་ཆར་གྱུར་པའི་སེམས་སྤྲོ་དགའ་དྲན་པས་རྣམ་</text:span><text:span text:style-name="T81">པར་མ་ཞི་བའི་རྒོད་པ་དང་། སྨད་པའི་ལས་བྱས་པས་སེམས་གཙེར་བའི་འགྱོད་པ་རྣམས་ཀྱང་སྤངས་ཏེ།</text:span><text:span text:style-name="T64"> </text:span></text:p>
      <text:p text:style-name="P27"><text:span text:style-name="T64">གསང་བ་གྲུབ་པར། </text:span></text:p>
      <text:p text:style-name="P47"><text:span text:style-name="T38">སྙོམ་དང་གཉིད་དང་འགྱོད་པ་དང་། །རྒོད་དང་ཐེ་ཚོམ་ཞེས་བྱ་བ། །</text:span></text:p>
      <text:p text:style-name="P47"><text:span text:style-name="T38">སྒྲིབ་པ་ལྔ་པོ་སངས་རྒྱས་དང་། །བྱང་ཆུབ་སེམས་དཔའ་མི་བཞེད་དོ། །</text:span></text:p>
      <text:p text:style-name="P27"><text:span text:style-name="T64">ཞེས་སོ། །</text:span></text:p>
      <text:p text:style-name="P27"><text:span text:style-name="T64">ཕ༢ གཉིས་པ་</text:span><text:span text:style-name="T20">[</text:span><text:span text:style-name="T21">ལུས་ཀྱི་བདག་འཛིན་སྤང་བ་</text:span><text:span text:style-name="T20">]</text:span><text:span text:style-name="T64">ནི། </text:span></text:p>
      <text:p text:style-name="P44"><text:span text:style-name="T62">ལུས་ཀྱི་སྦྱིན་པ་བྱིན་ནས་ནི། །ཕྱི་ནས་སྤྱོད་པ་ཡང་དག་སྤྱད། །</text:span></text:p>
      <text:p text:style-name="P44"><text:span text:style-name="T62">སྐལ་དང་སྐལ་མིན་རྣམ་དཔྱད་པས། །དེ་ཕྱིར་སྦྱིན་པ་སྦྱིན་མི་བྱ། །</text:span></text:p>
      <text:p text:style-name="P27"><text:span text:style-name="T64">ཞེས་པ་སྟེ། སྤྱོད་པ་ལ་འཇུག་པའི་ཚེ་ཐོག་མར་རང་གི་ལུས་ཀྱི་བདག་འཛིན་སྤངས་ཏེ་སེམས་ཅན་ཐམས་ཅད་ཀྱི་དོན་སྒྲུབ་</text:span><text:span text:style-name="T39">(</text:span><text:span text:style-name="T41">༩༧བ</text:span><text:span text:style-name="T39">)</text:span><text:span text:style-name="T64">པར་བསྔོ་བའི་ལུས་ཀྱི་སྦྱིན་པ་བྱིན་ནས་ནི། དེའི་ཕྱི་ནས་སྤྱོད་པ་ཡང་དག་པར་སྤྱད་པར་བྱ་སྟེ། </text:span></text:p>
      <text:p text:style-name="P27"><text:soft-page-break/><text:span text:style-name="T64">སཾ་ཊིར། </text:span></text:p>
      <text:p text:style-name="P47"><text:span text:style-name="T38">སེམས་ཅན་རྗེས་སུ་བཟུང་བའི་རྒྱུར། །བློ་ལྡན་ཆེན་པོས་རྒྱུ་བར་བྱ། །</text:span></text:p>
      <text:p text:style-name="P27"><text:span text:style-name="T64">ཞེས་སོ། །</text:span></text:p>
      <text:p text:style-name="P27"><text:span text:style-name="T64">འོ་ན། ལུས་དངོས་སུ་སློང་བ་ལ་སྦྱིན་ནམ་ཞེ་ན། རང་དང་སློང་བ་པོའི་ནུས་པས་བདེན་ཚིག་འགྲུབ་ནས་ལུས་སླར་ལོག་བསྐལ་བ་དང་ལྡན་པ་དང་། བདུད་ཀྱིས་གླགས་བཙལ་ནས་བར་ཆད་དུ་འགྱུར་བ་སྐལ་བ་མིན་པ་རྣམ་པར་དཔྱད་པས་བྱའི། དེའི་ཕྱིར་རང་གར་ལུས་དངོས་སུ་སྦྱིན་པ་སྦྱིན་པར་མི་བྱ་སྟེ། </text:span></text:p>
      <text:p text:style-name="P27"><text:span text:style-name="T64">ཇི་སྐད་དུ། </text:span></text:p>
      <text:p text:style-name="P47"><text:span text:style-name="T38">དམ་པའི་ཆོས་ནི་སྤྱོད་པའི་ལུས། །ཕྲན་ཚེགས་ཕྱིར་ནི་བཏང་མི་བྱ། །</text:span></text:p>
      <text:p text:style-name="P27"><text:span text:style-name="T64">ཞེས་སོ། །</text:span></text:p>
      <text:p text:style-name="P27"><text:span text:style-name="T64">ཁ་ཅིག །སྐལ་དང་སྐལ་མིན་ཞེས་པ་གཅིག་དང་དུ་བྲལ་གྱིས་གཞིགས་ནས་འཁོར་གསུམ་ཡོངས་དག་ཏུ་སྦྱིན་པར་འཆད་པ་དང་། </text:span></text:p>
      <text:p text:style-name="P27"><text:span text:style-name="T64">ཁ་ཅིག །རྣམ་དཔྱད་མེད་པར་ལུས་བལྟོས་མེད་དུ་སྦྱིན་པར་འཆད་ཀྱང་། སྔ་མ་ཡང་འབྲེལ་མི་ཆགས་ཤིང་། ཕྱི་མ་ནི་ལུས་དངོས་སུ་བྱིན་ཟིན་ནས་ཕྱིས་སྤྱོད་པ་སྤྱད་མི་ནུས་པས་ཧ་ཅང་ཐལ་བའོ། །</text:span></text:p>
      <text:p text:style-name="P27"><text:span text:style-name="T64">ཕ༣ གསུམ་པ་</text:span><text:span text:style-name="T20">[</text:span><text:span text:style-name="T21">རྣམ་པར་རྟོགས་པ་སྤང་བ་</text:span><text:span text:style-name="T20">]</text:span><text:span text:style-name="T64">ནི། </text:span></text:p>
      <text:p text:style-name="P44"><text:span text:style-name="T62">བཟའ་བཅའ་དེ་བཞིན་བཏུང་བ་ཉིད། །ཇི་ལྟར་རྙེད་པ་རབ་ཏུ་བཟའ། །</text:span></text:p>
      <text:p text:style-name="P44"><text:span text:style-name="T62">ཡིད་འོང་མི་འོང་རྣམ་རྟོག་ཕྱིར། །ཞེན་པ་ཙམ་དུ་མི་བྱ་འོ། །</text:span></text:p>
      <text:p text:style-name="P44"><text:span text:style-name="T62">བཟའ་དང་བཟའ་མིན་སྤྱོད་པ་དང་། །དེ་བཞིན་བཏུང་དང་བཏུང་མིན་ཉིད། །</text:span></text:p>
      <text:p text:style-name="P44"><text:soft-page-break/><text:span text:style-name="T62">བགྲོད་དང་བགྲོད་མིན་སྔགས་པ་ཡིས། །རྣམ་རྟོག་ཉིད་དུ་མི་བྱ་འོ། །</text:span></text:p>
      <text:p text:style-name="P27"><text:span text:style-name="T64">ཞེས་པ་སྟེ། སྤྱོད་པ་པོས་ཟན་ལ་སོགས་ཁམ་དུ་བཅད་པར་བྱ་བ་བཟའ་བ་དང་། སྲན་མ་སོགས་སོས་འཆའ་བར་བྱ་བ་བཅའ་བ་དང་། དེ་བཞིན་དུ་ཞོ་ལ་སོགས་པའི་བཏུང་བ་ཉིད་ཇི་ལྟར་རྙེད་པ་རབ་ཏུ་བཟའ་བ་སྟེ། ཡུལ་ལ་ཞིམ་མི་ཞིམ་དང་ཡིད་དུ་འོང་མི་འོང་ལ་སོགས་པ་རྣམ་རྟོག་གིས་བརྟགས་པ་ཡིན་པའི་ཕྱིར་ཕྱོགས་རིས་སུ་འཛིན་ཞིང་ཞེན་པ་ཙམ་དུའང་མི་བྱའོ། །</text:span></text:p>
      <text:p text:style-name="P27"><text:span text:style-name="T64">དེས་མཚོན་ནས་འཇིག་རྟེན་གྱི་རྗེས་སུ་ཞུགས་པའི་ཟན་ལྟ་བུ་བཟའ་བ་དང་། དྲི་ཆེན་ལྟ་བུ་བཟའ་བར་བྱ་བ་མིན་ནོ་སྙམ་དུ་རྟོག་དཔྱོད་བྱེད་པ་དང་། དེ་བཞིན་དུ། ཞོ་ལྟ་བུ་བཏུང་བ་དང་། དྲི་ཆུ་ལྟ་བུ་བཏུང་བ་མིན་པ་ཉིད་དང་། ཆུང་མ་ལྟ་བུ་བགྲོད་བྱ་དང་། མ་སྲིང་</text:span><text:span text:style-name="T39">(</text:span><text:span text:style-name="T41">༩༨ན</text:span><text:span text:style-name="T39">)</text:span><text:span text:style-name="T64">ལྟ་བུ་བགྲོད་བྱ་མིན་པར་བྱེད་པ་སོགས་ཀྱང་། དེ་ཁོ་ན་ཉིད་ཤེས་པའི་སྔགས་པ་ཡིས་རྣམ་རྟོག་གིས་བརྟགས་པ་ཉིད་དུ་མི་བྱའོ་ཞེས་པའོ། །</text:span></text:p>
      <text:p text:style-name="P27"><text:span text:style-name="T64">ཕ༤ བཞི་པ</text:span><text:span text:style-name="T21">་</text:span><text:span text:style-name="T20">[</text:span><text:span text:style-name="T21">ངན་འགྲོའི་རྒྱུ་སྤང་བ་</text:span><text:span text:style-name="T20">]</text:span><text:span text:style-name="T64">ནི། </text:span></text:p>
      <text:p text:style-name="P44"><text:span text:style-name="T62">དངོས་གྲུབ་ཐོབ་པའི་སློབ་མ་གང་། །ཡང་དག་ཡེ་ཤེས་སྣང་བ་པོ། །</text:span></text:p>
      <text:p text:style-name="P44"><text:span text:style-name="T62">མནར་མེད་སྤངས་པའི་རྒྱུ་ཡི་ཕྱིར། །གྲུབ་པས་བླ་མ་མངོན་ཕྱག་འཚལ། །</text:span></text:p>
      <text:p text:style-name="P27"><text:span text:style-name="T64">ཞེས་པ་སྟེ། ཐམས་ཅད་ལ་གཉིས་འཛིན་སྤོང་ན་བླ་མ་ལའང་གུས་པ་མི་དགོས་སམ་སྙམ་ན། མ་ཡིན་ཏེ། གང་གིས་བཀའ་དྲིན་ལས་དངོས་གྲུབ་མཐའ་དག་ཐོབ་པའི་སློབ་མ་གང་དག་ཡང་དག་པའི་ཡེ་ཤེས་ལྷན་སྐྱེས་ཀྱི་སྣང་བ་རྒྱས་པ་པོ་ཡང་། མནར་མེད་ལ་སོགས་པར་སྐྱེ་བ་སྤང་བའི་རྒྱུ་ཡི་ཕྱིར་དུ་གྲུབ་པ་ཐོབ་པས་ཀྱང་རང་གི་བླ་མ་ལ་མངོན་སུམ་དུ་ཕྱག་འཚལ་ཞིང་གུས་པ་སྒྲུབ་དགོས་ཏེ། </text:span></text:p>
      <text:p text:style-name="P27"><text:span text:style-name="T64">གུར་ལས། </text:span></text:p>
      <text:p text:style-name="P46"><text:soft-page-break/><text:span text:style-name="T38">སློབ་མ་གང་ཞིག་གྲུབ་བརྙེས་ནའང་། །ཁེངས་པས་བླ་མར་ཕྱག་མི་བྱེད། །</text:span></text:p>
      <text:p text:style-name="P46"><text:span text:style-name="T38">སྨད་ཅིང་དམན་པའི་ལས་བྱས་ཏེ། །ངེས་པར་ངན་འགྲོར་འགྲོ་བར་འགྱུར། །</text:span></text:p>
      <text:p text:style-name="P27"><text:span text:style-name="T64">ཞེས་སོ། །</text:span></text:p>
      <text:p text:style-name="P57"><text:span text:style-name="T64">ཕ༥ ལྔ་པ་</text:span><text:span text:style-name="T20">[</text:span><text:span text:style-name="T21">མཚན་བཅས་ཀྱི་རྣལ་འབྱོར་སྤང་བ་</text:span><text:span text:style-name="T20">]</text:span><text:span text:style-name="T64">ནི། </text:span></text:p>
      <text:p text:style-name="P59"><text:span text:style-name="T56">བསླབ་དང་དབང་ལས་རྣམ་པར་གྲོལ། །</text:span></text:p>
      <text:p text:style-name="P59"><text:span text:style-name="T56">དེ་བཞིན་ངོ་ཚའི་འབྲས་བུ་ཉིད། །</text:span></text:p>
      <text:p text:style-name="P59"><text:span text:style-name="T56">དངོས་པོ་ཀུན་གྱི་རང་བཞིན་གྱི། །</text:span></text:p>
      <text:p text:style-name="P59"><text:span text:style-name="T56">ཡོ་གིས་རྣམ་དཔྱད་སྙིང་རྗེ་ཆེ། །</text:span></text:p>
      <text:p text:style-name="P59"><text:span text:style-name="T56">སྦྱིན་སྲེག་མཆོད་སྦྱིན་དཀའ་ཐུབ་འདས། །</text:span></text:p>
      <text:p text:style-name="P59"><text:span text:style-name="T56">སྔགས་དང་བསམ་གཏན་རྣམ་པར་སྤངས། །</text:span></text:p>
      <text:p text:style-name="P59"><text:span text:style-name="T56">དམ་ཚིག་སྡོམ་ལས་རྣམ་པར་གྲོལ། །</text:span></text:p>
      <text:p text:style-name="P59"><text:span text:style-name="T56">རྣལ་འབྱོར་ལྡན་པས་སྤྱོད་པ་བྱེད། །</text:span></text:p>
      <text:p text:style-name="P27"><text:span text:style-name="T64">ཅེས་པ་སྟེ། དེ་ཡང་སྐབས་དེར་ཉན་ཐོས་ཀྱི་སྡོམ་པ་དང་ཐུན་མོང་བའི་བསླབ་པ་དང་ཕྱིའི་དཀྱིལ་འཁོར་དུ་འཇུག་ཅིང་དབང་ལེན་པ་སོགས་ལས་རྣམ་པར་གྲོལ་ཞིང་། དེ་བཞིན་དུ་འཇིག་རྟེན་ན་ཚུལ་མ་ཡིན་པ་སྤྱོད་པ་ལ་ངོ་ཚ་བ་དང་དེའི་འབྲས་བུ་ཞུམ་པ་ཉིད་རྣམས། དངོས་པོ་ཀུན་གྱི་རང་བཞིན་སྟོང་པ་ཉིད་ཀྱི་རིགས་པས། ཡོ་གིས་ཏེ་རྣལ་འབྱོར་པས་རྣམ་པར་དཔྱད་དེ་ཐམས་ཅད་རང་བཞིན་མེད་པར་རྟོགས་པར་བྱའོ། །</text:span></text:p>
      <text:p text:style-name="P27"><text:span text:style-name="T64">སྙིང་རྗེ་ཆེན་པོ་ཞེས་རྡོ་རྗེ་སྙིང་པོ་ལ་གདམས་པ་སྟེ། དེས་ན་མཚན་བཅས་ཕྱི་ནང་གི་སྦྱིན་སྲེག་དང་། ལྷ་མཆོད་པ་དང་། སྦྱིན་གཏོང་དང་། འདོད་ཡོན་སྤོང་བ་སོགས་ཀྱི་དཀའ་ཐུབ་ལས་འདས་</text:span><text:soft-page-break/><text:span text:style-name="T64">ཤིང་། སྔགས་</text:span><text:span text:style-name="T39">(</text:span><text:span text:style-name="T41">༩༨བ</text:span><text:span text:style-name="T39">)</text:span><text:span text:style-name="T64">བཟླས་པ་དང་རྟོག་བརྟགས་ཀྱི་རྣལ་འབྱོར་སྒོམ་པའི་བསམ་གཏན་ཡང་རྣམ་པར་སྤངས་ནས། གནས་སྐབས་ཀྱི་དམ་ཚིག་དང་སྡོམ་པ་མཐའ་དག་ལས་རྣམ་པར་གྲོལ་ཏེ། ཆོས་ཐམས་ཅད་བདེན་མེད་མཉམ་པ་ཉིད་ཀྱི་རྣལ་འབྱོར་དང་ལྡན་པས་སྤྱོད་པ་བྱེད་པའི་དོན་ཏོ། །</text:span></text:p>
      <text:p text:style-name="P27"><text:span text:style-name="T64">ཕ༦ དྲུག་པ</text:span><text:span text:style-name="T21">་</text:span><text:span text:style-name="T20">[</text:span><text:span text:style-name="T21">ཉམ་ང་བ་སྤང་བ་</text:span><text:span text:style-name="T20">]</text:span><text:span text:style-name="T64">ནི། </text:span></text:p>
      <text:p text:style-name="P44"><text:span text:style-name="T62">ངེས་པར་སྔོན་དུ་ལྷ་མིན་གང་། །བརྒྱ་བྱིན་ལྟ་བུ་ཡིན་ན་ཡང་། །</text:span></text:p>
      <text:p text:style-name="P44"><text:span text:style-name="T62">དེ་ལ་འཇིགས་པར་མི་བྱ་སྟེ། །སེང་གེའི་གཟུགས་ཀྱིས་རྣམ་པར་རྒྱུ། །</text:span></text:p>
      <text:p text:style-name="P27"><text:span text:style-name="T64">ཞེས་པ་སྟེ། དེའི་ཚེ་ངེས་པར་རང་གི་སྔོན་དུ་འབྱུང་པོ་ལྷ་མིན་གྱི་རིགས་གང་དག །ལྷའི་དབང་པོ་བརྒྱ་བྱིན་ལྟ་བུའི་གཟུགས་དང་མཐུ་སྟོབས་ལྡན་པ་མཐོང་བ་ཡིན་ན་ཡང་། རང་བཞིན་མེད་པ་སྣང་བརྙན་ཙམ་དུ་ཤེས་པས། དེ་ལ་སེམས་འཇིགས་ཤིང་ཞུམ་པ་མི་བྱ་སྟེ། དཔེར་ན། སེང་གེའི་གཟུགས་ཀྱིས་དུད་འགྲོ་གཞན་ལ་དོགས་པ་མེད་པར་འགྲོ་བ་ལྟར་རྣམ་པར་རྒྱུ་བར་བྱ་བའི་དོན་ཏོ། །</text:span></text:p>
      <text:p text:style-name="P27"><text:span text:style-name="T64">ཕ༧ བདུན་པ་</text:span><text:span text:style-name="T20">[</text:span><text:span text:style-name="T21">སྙིང་རྗེའི་རྒྱུད་གང་བར་བྱ་བ་</text:span><text:span text:style-name="T20">]</text:span><text:span text:style-name="T64">ནི། </text:span></text:p>
      <text:p text:style-name="P44"><text:span text:style-name="T62">སེམས་ཅན་ཀུན་གྱི་དོན་གྱི་ཕྱིར། །རྟག་ཏུ་སྙིང་རྗེ་བཏུང་བར་བྱ། །</text:span></text:p>
      <text:p text:style-name="P44"><text:span text:style-name="T62">རྣལ་འབྱོར་བཏུང་དགའ་རྣལ་འབྱོར་པ། །གཞན་གྱིས་བཏུང་བས་བཟི་བ་མེད། །</text:span></text:p>
      <text:p text:style-name="P27"><text:span text:style-name="T64">ཅེས་པ་སྟེ། འོ་ན་ཐམས་ཅད་ཤེས་རབ་སྟོང་པ་ཉིད་དུ་ཤེས་པར་བྱ་བ་ཁོ་ནར་ཟད་པས་ཐབས་ཀྱི་ཆ་གཞན་དོན་ལས་ཉམས་པར་མི་འགྱུར་རམ་ཞེ་ན། སེམས་ཅན་ཀུན་གྱི་ཕན་བདེ་བསྐྱེད་པའི་དོན་གྱི་ཕྱིར་དུས་རྟག་ཏུ་སྟོང་པ་དང་དབྱེར་མེད་པའི་སྙིང་རྗེ་ཆེན་པོ་བཏུང་བ་སྟེ། དེ་ལ་ལོངས་སྤྱོད་པར་བྱའོ།</text:span></text:p>
      <text:p text:style-name="P27"><text:span text:style-name="T64">དེ་ལྟར་ན་སྟོང་ཉིད་སྙིང་རྗེ་དབྱེར་མེད་པའི་རྣལ་འབྱོར་གྱི་བཏུང་བ་ལ་དགའ་བའི་རྣལ་འབྱོར་པ་དེ་ནི། གཞན་གྱིས་བཏུང་བ་ཆང་ལ་སོགས་པའི་རོ་ལ་ཆགས་པས་འཐུངས་ནས་བཟི་བ་མེད་དེ། དེས་</text:span><text:soft-page-break/><text:span text:style-name="T64">ཤིན་ཏུ་རྨོངས་པར་གྱུར་ནས་རྣལ་འབྱོར་གྱི་གེགས་བྱེད་པའི་ཕྱིར་རོ་ཞེས་པའི་དོན་ཏེ། དེ་དག་ནི་དགོངས་མིན་གྱི་བཤད་པའོ། །</text:span></text:p>
      <text:p text:style-name="P27"><text:span text:style-name="T64">ནང་ལྟར་ན། སེམས་ཅན་ཀུན་ནི་ཕུང་པོ་ལྔའི་རང་བཞིན། དོན་ནི་ཡེ་ཤེས་ལྔ་འཕེལ་བའི་ཕྱིར་དུ། སྙིང་རྗེ་ཀུན་དེ་ལྟ་བུའི་བྱང་སེམས་ཕབ་ནས། བདེ་སྟོང་གཉིས་མེད་ཀྱི་རོ་བཏུང་ཞིང་མྱང་ལ། འདོད་སྲེད་ཀྱི་ཆགས་པས་བཟི་བར་མི་བྱ་</text:span><text:span text:style-name="T39">(</text:span><text:span text:style-name="T41">༩༩ན</text:span><text:span text:style-name="T39">)</text:span><text:span text:style-name="T64">བའི་དོན་ཏོ། །</text:span></text:p>
      <text:p text:style-name="P27"><text:span text:style-name="T64">ཉ༣ གསུམ་པ་</text:span><text:span text:style-name="T20">[</text:span><text:span text:style-name="T21">ལེའུའི་མཚན་</text:span><text:span text:style-name="T20">]</text:span><text:span text:style-name="T64">ནི། </text:span></text:p>
      <text:p text:style-name="P29"><text:span text:style-name="T56">སྤྱོད་པའི་ལེའུ་སྟེ། དྲུག་པའོ།། །།</text:span></text:p>
      <text:p text:style-name="P27"><text:span text:style-name="T64">ཞེས་པ་སྟེ། ཐབས་ཤེས་གཉིས་མེད་ཀྱི་རྣལ་འབྱོར་པས་བརྟུལ་ཞུགས་ཀྱི་སྤྱོད་པ་བྱེད་པའི་ཚུལ་སྟོན་པའི་ལེའུ་སྟེ། གཞུང་དུམ་ཚན་དྲུག་པའོ་ཞེས་དེ་ཉིད་གསུངས་ཟིན་པའི་དོན་ཏོ། །</text:span></text:p>
      <text:p text:style-name="P27"><text:span text:style-name="T64">ལེའུ་དྲུག་པ་བཤད་ཟིན་ཏོ།། །།</text:span></text:p>
      <text:p text:style-name="P15"><text:span text:style-name="T64">བརྟག་པ་སྔ་མ། བདུན་པ་བརྡ་དང་གནས་གཏན་ལ་དབབ་པའི་ལེའུ།</text:span></text:p>
      <text:p text:style-name="P6"/>
      <text:p text:style-name="P27"><text:span text:style-name="T1">ཇ༦ </text:span><text:span text:style-name="T31">ད་ནི་ལེའུ་བདུན་པ་བཤད་པར་བྱ་སྟེ། དེ་ལ། </text:span><text:span text:style-name="T1">ཉ༡ </text:span><text:span text:style-name="T31">ལེའུ་འབྲེལ། </text:span><text:span text:style-name="T1">ཉ༢ </text:span><text:span text:style-name="T31">ལེའུའི་དོན། </text:span><text:span text:style-name="T1">ཉ༣ </text:span><text:span text:style-name="T31">ལེའུའི་མཚན་གསུམ་གྱི། </text:span></text:p>
      <text:p text:style-name="P27"><text:span text:style-name="T64">ཉ༡ དང་པོ་ནི། སྤྱི་དོན་གྱི་འབྲེལ་ལ། ལེའུ་སྔ་ཕྱིའི་འབྲེལ་ནི། གོང་དུ་བཤད་པའི་བརྟུལ་ཞུགས་ཀྱི་སྤྱོད་པ་སྤྱད་པ་ལ། གནས་སྐབས་དུ་མར་ཀྱེའི་རྡོ་རྗེའི་རྣལ་འབྱོར་ཕོ་མོ་ནང་ཕན་ཚུན་ངོ་ཤེས་པར་བྱ་བ་དང་། སྤྱོད་པའི་གྲོགས་ངོ་ཤེས་པ་ལ་བརྡ་དགོས་པ་དང་། ས་རྣམས་ཀྱི་རྟོགས་པ་བསྐྱེད་པའི་ཕྱིར་ཕྱི་ནང་གི་གནས་རྣམས་བགྲོད་དགོས་པས། སྤྱོད་པའི་ལེའུའི་རྗེས་སུ་བརྡ་དང་གནས་གཏན་ལ་དབབ་པའི་ལེའུ་འཆད་པར་འབྲེལ་ལོ། །</text:span></text:p>
      <text:p text:style-name="P27"><text:span text:style-name="T64">མདོར་བསྟན་རྒྱས་བཤད་ཀྱི་འབྲེལ་ནི། མདོར་བསྟན་དུ་བརྡ་ཆེན་ཞེས་པ་རྣལ་འབྱོར་ཕོ་མོ་ལྷན་ཅིག་འདུ་བར་བྱེད་པའི་བརྡ་ཐབས་ཏེ། ལེའུ་འདིས་རྒྱས་པར་འཆད་དོ། །</text:span></text:p>
      <text:p text:style-name="P27"><text:span text:style-name="T64">ལེའུའི་མངོན་རྟོགས་ནི། ལམ་གྱི་ཡན་ལག་དམ་ཚིག་དང་སྤྱོད་པའི་ཁོངས་སུ་གཏོགས་པའི་རིམ་པ་གཉིས་ཀ་དང་འབྲེལ་ཞིང་། གཙོ་བོ་རྫོགས་རིམ་དང་འབྲེལ་ལོ། །</text:span></text:p>
      <text:p text:style-name="P27"><text:span text:style-name="T64">སྦས་དོན་གྱི་འབྲེལ་ནི། བྱང་སེམས་གཡོ་ཞིང་འགྱུ་བ་དེས་བདེ་སྟོང་གཉིས་མེད་ཀྱི་ཡེ་ཤེས་མཚོན་པའི་དོན་ཤེས་པར་བྱེད་པའོ། །</text:span></text:p>
      <text:p text:style-name="P27"><text:span text:style-name="T1">ཉ༡ </text:span><text:span text:style-name="T31">གཉིས་པ་</text:span><text:span text:style-name="T33">[</text:span><text:span text:style-name="T31">ལེའུའི་དོན་</text:span><text:span text:style-name="T33">]</text:span><text:span text:style-name="T31">ལ། </text:span><text:span text:style-name="T1">ཏ༡ </text:span><text:span text:style-name="T31">སྤྱི་དོན་དང་། </text:span><text:span text:style-name="T1">ཏ༢ </text:span><text:span text:style-name="T31">གཞུང་དོན་གཉིས་ཀྱི། </text:span></text:p>
      <text:p text:style-name="P27"><text:span text:style-name="T64">ཏ༡ དང་པོ་ནི། བརྡ་ཞེས་པའི་རྣལ་འབྱོར་པ་ཕོ་མོ་ནང་ཕན་ཚུན་གྱི་གོ་ཞིང་ཕལ་པ་གཞན་གྱིས་མི་གོ་བའི་ཐབས་ཚུལ་ཡིན་པས་ན་བརྡ་སྟེ། དཔེར་ན། ཀླ་ཀློའི་ལག་སྟབས་དང་སྐད་ལྟ་བུའོ། །</text:span></text:p>
      <text:p text:style-name="P27"><text:soft-page-break/><text:span text:style-name="T64">དབྱེ་ན། ལུས་ཀྱི་བརྡ་དང་། ངག་གི་བརྡ་གཉིས་ལས། </text:span></text:p>
      <text:p text:style-name="P27"><text:span text:style-name="T64">སྔ་མ་ནི། ལེའུ་འདིར་འཆད་ཅིང་། ཕྱི་མ་ནི། བརྟག་པ་འོག་མར་གསུངས་སོ། །</text:span></text:p>
      <text:p text:style-name="P27"><text:span text:style-name="T64">བརྡའི་དགོས་པ་ནི། རྣལ་འབྱོར་པ་སྤྱོད་པ་བྱེད་པས་གནས་དང་ཉེ་གནས་ལ་སོགས་པར་འགྲོ་བ་ན་</text:span><text:span text:style-name="T39">(</text:span><text:span text:style-name="T41">༩༩བ</text:span><text:span text:style-name="T39">)</text:span><text:span text:style-name="T64">དམ་ཚིག་ལ་གནས་པའི་མཁའ་འགྲོ་མ་དག་མཐོང་བའི་ཚེ། བརྡ་དང་བརྡའི་ལན་མ་ཤེས་ན་རང་གིས་དེ་དག་མཁའ་འགྲོ་མར་མི་ཤེས་ཤིང་། དེ་དག་གིས་ཀྱང་རང་དམ་ཚིག་དང་ལྡན་པའི་རྣལ་འབྱོར་པར་མི་ཤེས་པས། རྗེས་སུ་འཛིན་པ་དང་ལྷན་ཅིག་འདུ་བ་ཐོབ་པར་མི་འགྱུར་ལ། བརྡ་དང་བརྡའི་ལན་ཤེས་ན་ཞིང་སྐྱེས་ཀྱི་མཁའ་འགྲོ་མ་ནུས་པ་ཅན་དག་གིས་རྗེས་སུ་འཛིན་པ་དང་ལྷན་ཅིག་འདུ་བ་ཐོབ་པར་འགྱུར་ཏེ། ཕྱག་རྒྱའི་མཐུས་ལམ་གྱི་བོགས་གཞན་ལས་ཆེས་ཁྱད་པར་དུ་འཕགས་པ་ཐོབ་པར་འགྱུར་བའོ། །</text:span></text:p>
      <text:p text:style-name="P57"><text:span text:style-name="T1">ཏ༢ </text:span><text:span text:style-name="T31">གཉིས་པ་</text:span><text:span text:style-name="T4">[</text:span><text:span text:style-name="T1">གཞུང་དོན་</text:span><text:span text:style-name="T4">]</text:span><text:span text:style-name="T31">ལ། </text:span><text:span text:style-name="T1">ཐ༡ </text:span><text:span text:style-name="T31">བཤད་པར་དམ་བཅའ་བ་དང་། </text:span><text:span text:style-name="T1">ཐ༢ </text:span><text:span text:style-name="T31">གཞུང་དངོས་གཞི་གཉིས་ཀྱི། </text:span></text:p>
      <text:p text:style-name="P57"><text:span text:style-name="T64">ཐ༡ དང་པོ་ནི། </text:span></text:p>
      <text:p text:style-name="P59"><text:span text:style-name="T56">དེ་ནས་ཙྪོ་མའི་ལེའུ་བཤད་པར་བྱའོ། །</text:span></text:p>
      <text:p text:style-name="P57"><text:span text:style-name="T64">ཞེས་པ་སྟེ། བརྟུལ་ཞུགས་ཀྱི་སྤྱོད་པ་གསུངས་པའི་རྗེས་དེ་ནས་རྣལ་འབྱོར་ཕོ་མོ་ནང་ཕན་ཚུན་ཁོ་ནའི་སྤྱོད་ཡུལ་དུ་གྱུར་པའི་ཙྪོ་མ་སྟེ། བརྡའི་ལེའུ་བཤད་པར་བྱའོ་ཞེས་པའོ། །</text:span></text:p>
      <text:p text:style-name="P57"><text:span text:style-name="T1">ཐ༢ </text:span><text:span text:style-name="T31">གཉིས་པ་</text:span><text:span text:style-name="T4">[</text:span><text:span text:style-name="T1">གཞུང་དངོས་གཞི་</text:span><text:span text:style-name="T4">]</text:span><text:span text:style-name="T31">ལ། </text:span><text:span text:style-name="T1">ད༡ </text:span><text:span text:style-name="T31">གང་གི་འདུ་བའི་བརྡ། </text:span><text:span text:style-name="T1">ད༢ </text:span><text:span text:style-name="T31">གང་དུ་འདུ་བའི་གནས། </text:span><text:span text:style-name="T1">ད༣ </text:span><text:span text:style-name="T31">གང་ལ་འདུ་བའི་དུས། </text:span><text:span text:style-name="T1">ད༤ </text:span><text:span text:style-name="T31">དེ་ལྟར་འདུས་པའི་བྱ་བ་དང་བཞི་ལས། </text:span></text:p>
      <text:p text:style-name="P57"><text:span text:style-name="T1">ད༡ </text:span><text:span text:style-name="T31">དང་པོ་ལ། </text:span><text:span text:style-name="T1">ན༡ </text:span><text:span text:style-name="T31">དོན་སྟོན་པ་སྙུན་གྱི་བརྡ། </text:span><text:span text:style-name="T1">ན༢ </text:span><text:span text:style-name="T31">དངོས་སུ་དོན་སྟོན་པ་མེད་པའི་བརྡ། </text:span><text:span text:style-name="T1">ན༣ </text:span><text:span text:style-name="T31">དམ་ཚིག་ཅན་འདུ་བའི་བརྡ་གསུམ་གྱི། </text:span></text:p>
      <text:p text:style-name="P27"><text:soft-page-break/><text:span text:style-name="T64">ན༡ དང་པོ་ནི། </text:span></text:p>
      <text:p text:style-name="P44"><text:span text:style-name="T62">གང་གིས་སྤུན་དང་སྲིང་མོར་ཡང་། །ཐེ་ཚོམ་མེད་པར་ཤེས་པར་བྱ། །</text:span></text:p>
      <text:p text:style-name="P44"><text:span text:style-name="T62">གང་ཞིག་སོར་མོ་གཅིག་སྟོན་དང་། །གཉིས་ཀྱིས་ལེགས་པར་འོངས་པ་ཡིན། །</text:span></text:p>
      <text:p text:style-name="P44"><text:span text:style-name="T62">གཡོན་པའི་མཐེ་བོང་བཅངས་པ་ལས། །བསྙུན་གྱི་ཕྱག་རྒྱར་རྣམ་པར་ཤེས། །</text:span></text:p>
      <text:p text:style-name="P27"><text:span text:style-name="T64">ཞེས་པ་སྟེ། བརྡ་གང་གིས་རྣལ་འབྱོར་ཕོ་མོ་ནང་ཕན་ཚུན་མཐོང་བའི་ཚེ། རྣལ་འབྱོར་པ་ཡིན་ན་རྡོ་རྗེའི་སྤུན་དང་། རྣལ་འབྱོར་མ་ཡིན་ན་རྡོ་རྗེའི་སྲིང་མོ་ཡང་ཐེ་ཚོམ་མེད་པར་ཤེས་པར་བྱ་སྟེ། དེ་ཡང་རྣལ་འབྱོར་མ་གང་ཞིག་གིས་ལག་པ་གཡོན་པའི་སོར་མོ་གཅིག་བསྒྲེང་སྟེ་སྟོན་པ་ནི་ཁྱོད་ལེགས་པར་འོངས་སམ་འདྲི་བ་ཡིན་ལ། དེའི་ལན་དུ་རང་གི་གཡས་པའི་སོར་མོ་གཉིས་ཀྱིས་ལེགས་པར་འོངས་པ་ཡིན་ཞེས་པའི་བརྡ་བྱ་ཞིང་། གཡོན་པའི་མཐེ་བོང་ཁུ་ཚུར་གྱི་ནང་དུ་བཅངས་</text:span><text:span text:style-name="T39">(</text:span><text:span text:style-name="T41">༡༠༠ན</text:span><text:span text:style-name="T39">)</text:span><text:span text:style-name="T64">པ་ལས་ནི་བདེའམ་ཞེས་སྙུན་འདྲི་བྱེད་ཀྱི་ཕྱག་རྒྱར་རྣམ་པར་ཤེས་པས། གཡས་དེ་ལྟར་བྱས་ནས་ལན་བྱ་བའི་དོན་ཏོ། །</text:span></text:p>
      <text:p text:style-name="P27"><text:span text:style-name="T64">དེ་ཡང་བརྡ་རྣམས་བུད་མེད་ཀྱི་ལག་པ་གཡོན་དང་སྐྱེས་པའི་གཡས་ཀྱིས་བྱ་སྟེ། </text:span></text:p>
      <text:p text:style-name="P27"><text:span text:style-name="T64">རྡོ་རྗེ་མཁའ་འགྲོར། </text:span></text:p>
      <text:p text:style-name="P47"><text:span text:style-name="T38">བུད་མེད་རྣམས་ཀྱི་གཡོན་གྱི་ཆ། །སྐྱེས་པ་རྣམས་ཀྱི་གཡས་ཀྱི་ཆ། །</text:span></text:p>
      <text:p text:style-name="P27"><text:span text:style-name="T64">ཞེས་སོ། །</text:span></text:p>
      <text:p text:style-name="P27"><text:span text:style-name="T64">ནང་ལྟར་ན། སོར་མོ་གཅིག་ནི་ཤེས་རབ་ཀྱི་པདྨ་བསྐུལ་བ། གཉིས་ནི་སོར་མོའི་སྦྱོར་བས་ཤུ་ཏྲ་དགུག་པ། གཡོན་པ་ནི་ཤེས་རབ་ཀྱི་མཁའ། མཐེ་བོང་ནི་ཐབས་ཀྱི་གསང་གནས། བཅངས་པ་ནི་དེ་ཉིད་མཉམ་སྦྱོར་དུ་བཤད་དོ། །</text:span></text:p>
      <text:p text:style-name="P27"><text:soft-page-break/><text:span text:style-name="T64">ན༢ གཉིས་པ་</text:span><text:span text:style-name="T20">[</text:span><text:span text:style-name="T21">དངོས་སུ་དོན་སྟོན་པ་མེད་པའི་བརྡ་</text:span><text:span text:style-name="T20">]</text:span><text:span text:style-name="T64">ནི། </text:span></text:p>
      <text:p text:style-name="P44"><text:span text:style-name="T62">གང་ཞིག་སྲིན་ལག་སྟེར་བ་ལ། །དེ་ལ་ཐེའུ་ཆུང་རྣམ་པར་སྦྱིན། །</text:span></text:p>
      <text:p text:style-name="P44"><text:span text:style-name="T62">གང་ཞིག་གུང་མོ་སྟོན་པ་ལ། །དེ་ཡི་མཛུབ་མོ་རྣམ་པར་སྦྱིན། །</text:span></text:p>
      <text:p text:style-name="P44"><text:span text:style-name="T62">གང་ཞིག་སྲིན་ལག་སྟོན་པ་ལ། །དེ་ཡི་མགྲིན་པ་རབ་ཏུ་བསྟན། །</text:span></text:p>
      <text:p text:style-name="P44"><text:span text:style-name="T62">གང་ཞིག་གོས་ནི་སྟོན་པ་ལ། །དེ་ཡི་རྩེ་གསུམ་རབ་ཏུ་བསྟན། །</text:span></text:p>
      <text:p text:style-name="P44"><text:span text:style-name="T62">གང་ཞིག་ནུ་མ་སྟོན་པ་ལ། །དེ་ཡི་མཚམས་ནི་རབ་ཏུ་བསྟན། །</text:span></text:p>
      <text:p text:style-name="P44"><text:span text:style-name="T62">གང་ཞིག་ས་ནི་སྟོན་པ་ལ། །དེ་ཡི་མཁའ་ནི་རབ་ཏུ་བསྟན། །</text:span></text:p>
      <text:p text:style-name="P44"><text:span text:style-name="T62">གང་ཞིག་ཁྲོ་གཉེར་སྟོན་པ་ལ། །གཙུག་ཕུད་དགྲོལ་བར་བརྗོད་པར་བྱ། །</text:span></text:p>
      <text:p text:style-name="P44"><text:span text:style-name="T62">གང་ཞིག་དཔྲལ་བ་སྟོན་པ་ལ། །དེ་ཡི་རྒྱབ་ནི་རབ་ཏུ་བསྟན། །</text:span></text:p>
      <text:p text:style-name="P44"><text:span text:style-name="T62">གང་ཞིག་རྐང་མཐིལ་སྟོན་པ་ལ། །ལྟོ་ཡི་རྣམ་པར་རྩེ་བར་བྱ། །</text:span></text:p>
      <text:p text:style-name="P27"><text:span text:style-name="T64">ཞེས་པ་སྟེ། རྣལ་འབྱོར་མ་གང་ཞིག་སྲིན་ལག་བརྐྱང་ནས་སྟེར་བ་སྟེ་སྟོན་པ་ལ། དེ་ལ་ལན་མཐེའུ་ཆུང་བརྐྱང་ནས་རྣམ་པར་སྦྱིན་པ་སྟེ་བསྟན་ནོ། །</text:span></text:p>
      <text:p text:style-name="P27"><text:span text:style-name="T64">དེ་བཞིན་དུ། གང་ཞིག་གུང་མོ་སྟོན་པ་ལ་དེའི་ལན་དུ་མཛུབ་མོ་རྣམ་པར་སྦྱིན། གང་ཞིག་སྲིན་ལག་སྟོན་པ་ལ་དེ་ཡི་ལན་དུ་མགྲིན་པ་རབ་ཏུ་བསྟན། གང་ཞིག་གོས་ནི་འཛིན་པའམ་སྟོན་པ་ལ་དེ་ཡི་ལན་དུ་མཐེའུ་ཆུང་མཐེ་བོས་མནན་སོར་མོ་གཞན་གསུམ་བསྒྲེང་པ་རྩེ་གསུམ་གྱི་ཚུལ་རབ་ཏུ་བསྟན། གང་ཞིག་ནུ་མ་ལ་རེག་པའམ་སྟོན་པ་ལ་དེ་ཡི་ལན་དུ་དཔྲལ་བའི་སྟེང་གི་སྐྲ་མཚམས་ནི་རབ་ཏུ་བསྟན། གང་ཞིག་ས་གཞི་ལ་ནི་རེག་པའམ་སྟོན་པ་ལ་དེ་ཡི་ལན་དུ་ཁ་ནི་ཅུང་ཟད་གདངས་</text:span><text:span text:style-name="T39">(</text:span><text:span text:style-name="T41">༡༠༠བ</text:span><text:span text:style-name="T39">)</text:span><text:span text:style-name="T64">ནས་རབ་ཏུ་བསྟན། གང་ཞིག་བཞིན་ཁྲོ་གཉེར་བསྡུས་ཏེ་སྟོན་པ་ལ་ལན་དུ་གཙུག་ཕུད་</text:span><text:soft-page-break/><text:span text:style-name="T64">དངོས་སུ་དགྲོལ་བར་བྱ་བའི་ཚུལ་དུ་བརྗོད་པར་བྱ། གང་ཞིག་དཔྲལ་བ་སྟོན་པ་ལ་ལན་དུ་དེ་ཡི་རྒྱབ་ལྟག་པ་ནི་རབ་ཏུ་བསྟན། གང་ཞིག་རྐང་མཐིལ་སྟོན་པ་ལ་ལན་དུ་ལྟོ་བ་ཡིས་འཁྲུལ་འཁོར་རྣམ་པར་རྩེ་བར་བྱ་བ་བསྟན་པའི་དོན་ཏོ། །</text:span></text:p>
      <text:p text:style-name="P27"><text:span text:style-name="T64">འགའ་ཞིག་ཏུ། བཙུན་མོ་དང་རྩེ་བའི་རྒྱུ་པགས་པ་ལ་སོགས་པའི་རིལ་བུ་གྱེན་དུ་འཕེན་པའི་ཚུལ་ལ་བཤད་དོ། །</text:span></text:p>
      <text:p text:style-name="P27"><text:span text:style-name="T64">གོང་དུ། ཁ་བསྟན་ཞེས་པ་ལ། ཁ་ཅིག །སཾ་བུ་ཊི་ལས་འབྱུང་བ་ལྟར་ནམ་མཁའ་བསྟན་པར་འཆད་ལ། </text:span></text:p>
      <text:p text:style-name="P27"><text:span text:style-name="T64">ཁ་ཅིག །འཁོར་ལོ་བསྟན་པར་འགྲེལ་ཡང་། ཁ་སྟོན་པར་གསུངས་པ་མང་ཞིང་། རྒྱུད་གཞན་ལས་ཀྱང་འབྱུང་ངོ་། །</text:span></text:p>
      <text:p text:style-name="P88">འོན་ཀྱང་། ནམ་མཁའ་བསྟན་པར་འཆད་ན། ཁ་ནང་གི་བར་སྣང་ནམ་མཁའ་དང་ཚུལ་མཚུངས་པའོ།།</text:p>
      <text:p text:style-name="P27"><text:span text:style-name="T64">ནང་ལྟར་ན། སྲིན་ལག་ནི་དབང་གསུམ་པའི་ཡེ་ཤེས་ཉམས་སུ་མྱོང་ངམ་དྲི་བ། མཐེའུ་ཆུང་ནི་གསུམ་པར་མ་ཟད་བཞི་པའི་ཡེ་ཤེས་ཀྱང་མྱོང་བར་སྟོན་པ། གུང་མོ་ནི་དབུ་མའི་ལམ་ལ་གནས་སམ་དྲི་བ། མཛུབ་མོ་ནི་དེ་དང་མཚུངས་པར་སྟོན་པ། སྲིན་ལག་ནི་རྟོག་པ་དག་གམ་དྲི་བ། མགྲིན་པ་ནི་རྟོག་པ་ཕྲ་བར་སྟོན་པ། གོས་ནི་ཡོན་ཏན་དང་ལྡན་ནམ་དྲི་བ། རྩེ་གསུམ་ནི་རྩ་རླུང་ཐིག་ལེའི་རྣལ་འབྱོར་དང་ལྡན་པར་སྟོན་པ། ནུ་མ་ནི་བདེ་བའི་ཡེ་ཤེས་བསྐུལ་བར་ནུས་སམ་དྲི་བ། མཚམས་ནི་དགའ་བཞི་མཐར་ཐུག་པ་ཉམས་སུ་མྱོང་བར་སྟོན་པ། ས་ནི་དེ་ཁོ་ན་ཉིད་ཀྱི་རྟོགས་པ་བརྟན་ནམ་དྲི་བ། ཁ་ནི་བདེ་སྟོང་གཉིས་མེད་ཀྱི་རོ་མྱོང་བར་སྟོན་པ། ཁྲོ་གཉེར་ནི་དམ་ཚིག་གི་བཀའ་ཉན་ནམ་དྲི་བ། གཙུག་ཕུད་གྲོལ་བ་ནི་དེ་ལས་མི་འདའ་བར་སྟོན་པ། དཔྲལ་བ་ནི་རང་རིག་པའི་ཡེ་ཤེས་རྟོགས་</text:span><text:soft-page-break/><text:span text:style-name="T64">སམ་དྲི་བ།</text:span><text:span text:style-name="T83"> རྒྱབ་ནི་གང་དུའང་མ་མཐོང་བས་རང་རིག་པའི་ཡེ་ཤེས་མཐོང་བར་མཚོན་པ། རྐང་མཐིལ་ནི་ལམ་གང་གིས་བགྲོད་དྲི་བ། ལྟོ་ཡིས་རྩེ་བ་ནི་གཏུམ་མོའི་རྣལ་འབྱོར་གྱིས་བགྲོད་པར་སྟོན་པའོ། །</text:span></text:p>
      <text:p text:style-name="P27"><text:span text:style-name="T64">ན༣ གསུམ་པ་</text:span><text:span text:style-name="T20">[</text:span><text:span text:style-name="T21">དམ་ཚིག་ཅན་འདུ་བའི་བརྡ་</text:span><text:span text:style-name="T20">]</text:span><text:span text:style-name="T64">ནི། </text:span><text:span text:style-name="T39">(</text:span><text:span text:style-name="T41">༡༠༡ན</text:span><text:span text:style-name="T39">)</text:span></text:p>
      <text:p text:style-name="P44"><text:span text:style-name="T62">ཕྱག་རྒྱ་ཕྱག་རྒྱའི་ལན་གྱིས་ནི། །དམ་ཚིག་གིས་ནི་རྣམ་པར་དབྱེ། །</text:span></text:p>
      <text:p text:style-name="P44"><text:span text:style-name="T62">དེ་ལ་རྣལ་འབྱོར་མས་སྨྲས་པ། །ཨེ་མ་བུ་ནི་སྙིང་རྗེ་ཆེ། །</text:span></text:p>
      <text:p text:style-name="P44"><text:span text:style-name="T62">གལ་ཏེ་ཕྲེང་བ་ལག་སྟོན་ན། །འདུ་བར་བྱ་ཞེས་སྨྲ་བ་ཡིན། །</text:span></text:p>
      <text:p text:style-name="P44"><text:span text:style-name="T62">ཕྲེང་བ་མངོན་པར་བཏང་བྱས་ན། །དམ་ཚིག་ལ་མནོས་བརྟུལ་ཞུགས་བཟང་། །</text:span></text:p>
      <text:p text:style-name="P44"><text:span text:style-name="T62">དེ་ལ་ཕྱི་རོལ་ཞེས་འདུ་བ། །བཟང་པོའི་སྤྱོད་ཡུལ་གནས་པ་ནི། །</text:span></text:p>
      <text:p text:style-name="P44"><text:span text:style-name="T62">དེ་ལ་འདུ་བར་རྣལ་འབྱོར་མས། །གང་སྨྲས་དེ་ལྟར་ཐམས་ཅད་བྱ། །</text:span></text:p>
      <text:p text:style-name="P71"><text:span text:style-name="T64">ཞེས་པ་སྟེ། དེ་ལྟར་སྔ་མ་ཕྱག་རྒྱ་དང་ཕྱི་མ་ཕྱག་རྒྱའི་ལན་སྟོན་ཚུལ་ཤེས་མི་ཤེས་ཀྱིས་ནི། དམ་ཚིག་གིས་ནི་རྣམ་པར་དབྱེ་བ་སྟེ། སྐལ་པ་དང་ལྡན་མི་ལྡན་ཤེས་པར་འགྱུར་བས་མི་ལྡན་ན་དོར་ཞིང་། ལྡན་ན་སྐལ་ལྡན་དེ་ལ་རྣལ་འབྱོར་མས་སྨྲས་པ། ཨེ་མ་ཞེས་གསང་བའི་བརྡ་གོ་བ་ལ་ངོ་མཚར་སྔོན་དུ་འགྲོ་བས་བུ་ནི་སྙིང་རྗེ་ཆེན་པོ་ཞེས་བོས་ནས། </text:span></text:p>
      <text:p text:style-name="P71"><text:span text:style-name="T64">གལ་ཏེ། མངོན་སུམ་མེ་ཏོག་ལ་སོགས་པའི་ཕྲེང་བ་སྟོན་པའམ་ཕྲེང་བ་འཛིན་ཚུལ་གྱི་ལག་པ་སྟོན་ན་བདག་ཅག་ལྷན་ཅིག་ཏུ་འདུ་བར་བྱ་ཞེས་སྨྲ་བའི་བརྡའི་ཡིན་ལ། </text:span></text:p>
      <text:p text:style-name="P71"><text:span text:style-name="T64">གལ་ཏེ། ཕྲེང་བ་རང་ལ་མངོན་པར་བཏང་བའམ་བཏང་བའི་ཚུལ་བྱས་ན། ཕྱག་རྒྱའི་དམ་ཚིག་ལ་མནོས་ཤིག་བརྟུལ་ཞུགས་བཟང་པོ་ཞེས་པའི་བརྡའོ། །</text:span></text:p>
      <text:p text:style-name="P27"><text:soft-page-break/><text:span text:style-name="T64">འདུ་བ་དེ་ལ་གྲོང་ལ་སོགས་པའི་ཕྱི་རོལ་ཞེས་པ་དུར་ཁྲོད་ལ་སོགས་པར་འདུ་བའམ། གནས་དང་ཉེ་གནས་སོགས་རྣལ་འབྱོར་པ་བཟང་པོའི་སྤྱོད་ཡུལ་དུ་གནས་པ་དག་ནི་རྣལ་འབྱོར་པ་དེ་ལ་གནས་གང་དུ་འདུ་བར་རྣལ་འབྱོར་མས་གང་སྨྲས་པ་དེ་ལྟར་ཐམས་ཅད་བསྒྲུབ་པར་བྱ་ཞེས་པའོ། །</text:span></text:p>
      <text:p text:style-name="P27"><text:span text:style-name="T64">ནང་ལྟ་ན། ཕྱག་རྒྱ་ནི་ཤེས་རབ། ཕྱག་རྒྱའི་ལན་ནི་ཐབས། དམ་ཚིག་ནི་འདུས་པ། རྣལ་འབྱོར་མ་ནི་ཐབས་ཤེས་དབྱེར་མེད་པའི་རྩ་དབུ་མ། བུ་སྙིང་རྗེ་ཆེན་པོ་ནི་བདེན་གཉིས་དབྱེར་མེད་པ། ཕྲེང་བ་ནི་རྣལ་འབྱོར་མ་བཅོ་ལྔའི་རྩ། ལག་པས་སྟོན་པ་ནི་དབང་ཡུལ་དབྱེར་མེད་པ། ཕྲེང་བ་བཏང་ནས་དམ་ཚིག་མནོས་པ་ནི་བདེན་གཉིས་དབྱེར་མེད་པའི་ཡེ་ཤེས་ཉམས་སུ་མྱོང་བ། བརྟུལ་ཞུགས་བཟང་པོ་ནི་དེ་ཉིད་རྣམ་པར་རྟོག་པས་གཡོ་བར་མི་ནུས་པ། ཕྱི་རོལ་ནི་དབང་ཡུལ་རྣམས་སྒྲིབ་མེད་དུ་སྣང་བ། </text:span><text:span text:style-name="T39">(</text:span><text:span text:style-name="T41">༡༠༡བ</text:span><text:span text:style-name="T39">)</text:span><text:span text:style-name="T64">བར་དོའི་སྤྱོད་ཡུལ་ནི་ཡེ་ཤེས་ཆེན་པོར་རོ་གཅིག་པ། འདུ་བ་ནི་བྱང་སེམས་དཀར་དམར་འདྲེས་པ། རྣལ་འབྱོར་མ་ནི་རྩ་སོ་གཉིས་ཀྱིས་བསྐྱེད་པའི་བདེ་སྟོང་ལྷན་སྐྱེས། གང་སྨྲས་ཐམས་ཅད་བྱ་བ་ནི་ཆོས་ཐམས་ཅད་དེའི་རྣམ་རོལ་དུ་ཤེས་པར་བྱའོ། །</text:span></text:p>
      <text:p text:style-name="P27"><text:span text:style-name="T1">ད༢ </text:span><text:span text:style-name="T31">གཉིས་པ་གང་དུ་འདུ་བའི་གནས་ལ། </text:span><text:span text:style-name="T1">ན༡ </text:span><text:span text:style-name="T31">མདོར་བསྟན་པ་དང་། </text:span><text:span text:style-name="T1">ན༢ </text:span><text:span text:style-name="T31">རྒྱས་པར་བཤད་པ་གཉིས་ཀྱི། </text:span></text:p>
      <text:p text:style-name="P27"><text:span text:style-name="T1">ན༡ </text:span><text:span text:style-name="T31">དང་པོ་ལ། </text:span><text:span text:style-name="T1">པ༡ </text:span><text:span text:style-name="T31">སྤྱི་དོན་དང་། </text:span><text:span text:style-name="T1">པ༢ </text:span><text:span text:style-name="T31">གཞུང་དོན་གཉིས་ལས། </text:span></text:p>
      <text:p text:style-name="P27"><text:span text:style-name="T1">པ༡ </text:span><text:span text:style-name="T31">དང་པོ་ལ། ས་སྤྱིའི་རྣམ་གཞག་དང་། ས་བཅུ་གཉིས་ངོས་བཟུང་བ་གཉིས་ཀྱི། </text:span></text:p>
      <text:p text:style-name="P27"><text:span text:style-name="T64">དང་པོ་ནི། སའི་རྣམ་གཞག་ལ། ཕར་ཕྱིན་ཐེག་པ་ནས་ལས་དང་པོ་པའི་ས་དང་མོས་པས་སྤྱོད་པའི་ས་སྟེ་སོ་སྐྱེའི་ས་གཉིས་དང་། རབ་དགའ་སོགས་བྱང་སེམས་འཕགས་པའི་ས་བཅུ་དང་། ཀུན་ཏུ་འོད་ཅེས་བྱ་བ་སངས་རྒྱས་ཀྱི་ས་སྟེ་བཅུ་གསུམ་གསུངས་ཤིང་། </text:span></text:p>
      <text:p text:style-name="P27"><text:soft-page-break/><text:span text:style-name="T64">དེ་ཡང་སོ་སྐྱེའི་ས་གཉིས་ས་བཏགས་པ་བར་བྱས་ནས། སའི་དངོས་གཞི་བྱང་སེམས་འཕགས་པའི་ས་བཅུ་དང་། ཀུན་ཏུ་འོད་དེ་བཅུ་གཅིག་ཏུ་བྱེད་ལ། </text:span></text:p>
      <text:p text:style-name="P27"><text:span text:style-name="T64">ས་བཅུའི་ངེས་ཚིག་ནི། ས་དང་པོ་རབ་ཏུ་དགའ་བ། གཉིས་པ་དྲི་མ་མེད་པ། གསུམ་པ་འོད་བྱེད་པ། བཞི་པ་འོད་འཕྲོ་བ། ལྔ་པ་སྦྱང་དཀའ་བ། དྲུག་པ་མངོན་དུ་གྱུར་པ། བདུན་པ་རིང་དུ་སོང་བ། བརྒྱད་པ་མི་གཡོ་བ། དགུ་པ་ལེགས་པའི་བློ་གྲོས། བཅུ་པ་ཆོས་ཀྱི་སྤྲིན་ཞེས་རྒྱུ་མཚན་དང་བཅས་ཏེ་མདོ་སྡེ་རྒྱན་ལས་བཤད་དོ། །</text:span><text:span text:style-name="T50"><text:note text:id="ftn1" text:note-class="footnote"><text:note-citation>1</text:note-citation><text:note-body><text:p text:style-name="P101"><text:span text:style-name="T43"><text:s/></text:span><text:span text:style-name="T75">ཉེར་གཅིག་པ།</text:span><text:span text:style-name="T76"> </text:span><text:span text:style-name="T75">སྤྱོད་པ་དང་མཐར་ཐུག་པའི་སྐབས་སུ་བསྟན།</text:span></text:p></text:note-body></text:note></text:span></text:p>
      <text:p text:style-name="P27"><text:span text:style-name="T64">རྡོ་རྗེ་ཐེག་པའི་ལུགས་ལ། བདེ་མཆོག་རྩ་རྒྱུད་ནས་གནས་དང་ཉེ་གནས་སོགས་བཅུས་ས་བཅུ་བསྟན་པར་གསུངས། </text:span></text:p>
      <text:p text:style-name="P27"><text:span text:style-name="T64">སཾ་བུ་ཊིར་དང་འདི་ཉིད་དུ་གནས་དང་ཉེ་གནས་ལ་སོགས་པའི་ས་བཅུ་གཉིས་གསུངས་ཏེ། </text:span></text:p>
      <text:p text:style-name="P27"><text:span text:style-name="T64">དེ་ནི་འགྲེལ་བྱེད་མང་པོས་མོས་སྤྱོད་ཀྱི་ས་དང་རབ་དགའ་སོགས་བཅུ་དང་ཀུན་ཏུ་འོད་དང་བཅུ་གཉིས་ལ་འདོད་དོ། །</text:span></text:p>
      <text:p text:style-name="P27"><text:span text:style-name="T64">ཡེ་ཤེས་ཐིག་ལེར། མོས་སྤྱོད་ནས་ལེགས་པའི་བློ་གྲོས་ཀྱི་བར་བྱང་ཆུབ་སེམས་དཔའི་ས་དང་། ཆོས་ཀྱི་སྤྲིན་སངས་རྒྱས་ཀྱི་ས་དང་། ཀུན་ཏུ་འོད་ཡང་དག་པར་རྫོགས་པའི་སངས་རྒྱས་ཀྱི་ས་དང་། ཀུན་ཏུ་སྣང་བ་མཆེད་པའི་འོད་སྤྲུལ་སྐུའི་ས་དང་། ཀུན་ཏུ་སྣང་</text:span><text:span text:style-name="T39">(</text:span><text:span text:style-name="T41">༡༠༢ན</text:span><text:span text:style-name="T39">)</text:span><text:span text:style-name="T64">བ་ཐོབ་པའི་འོད་ལོངས་སྐུའི་ས་དང་། བརྗོད་དུ་མེད་པ་ཚད་མེད་པ་བདེ་བ་ཆེན་པོའི་སར་བཤད་པ་དང་། </text:span></text:p>
      <text:p text:style-name="P27"><text:span text:style-name="T64">ཡང་དེ་ཉིད་དུ། </text:span><text:span text:style-name="T44">[</text:span><text:span text:style-name="T46">སྡེ་བཀའ། རྒྱུད། ང༽ ཡེ་ཤེས་ཐིག་ལེར།</text:span><text:span text:style-name="T44">]</text:span></text:p>
      <text:p text:style-name="P47"><text:span text:style-name="T38">རྟག་ཏུ་སྤྲུལ་པ་ཡི་ནི་སྐུས། །ས་ནི་བཅུ་གཅིག་པ་རུ་དྲན། །</text:span></text:p>
      <text:p text:style-name="P47"><text:soft-page-break/><text:span text:style-name="T38">ལོངས་སྤྱོད་རྫོགས་སྐུས་བཅུ་གཉིས་པ། །ཆོས་ཀྱི་སྐུ་ནི་བཅུ་གསུམ་མོ། །</text:span></text:p>
      <text:p text:style-name="P47"><text:span text:style-name="T38">བདེ་བ་ཆེན་པོའི་བཅུ་བཞི་པ། །གང་ཞིག་བཅོ་ལྔ་ཡི་ནི་ས། །</text:span></text:p>
      <text:p text:style-name="P47"><text:span text:style-name="T38">དེ་ནི་ཡེ་ཤེས་ས་ཤེས་བྱ། །བཅུ་དྲུག་པ་ནི་བཏགས་པ་མིན། །</text:span></text:p>
      <text:p text:style-name="P27"><text:span text:style-name="T64">ཞེས་ས་བཅོ་ལྔ་གསུངས་པའི། བཅུ་གཅིག་པ་ཡན་སངས་རྒྱས་ཀྱི་སའི་རྣམ་གཞག་ཏུ་མཛད་དོ། །</text:span></text:p>
      <text:p text:style-name="P27"><text:span text:style-name="T64">རྒྱུད་རྡོར་ཕྲེང་དུ་བུམ་དབང་བཅུ་གཅིག་དང་དབང་གོང་མ་གསུམ་རྣམས་སའི་གྲངས་དང་སྦྱར་ནས་བཅུ་བཞི་གསུངས་ཏེ། དེ་ནི་མོས་སྤྱོད་ཀྱི་ས་དང་། ཡོངས་གྲགས་བཅུ་དང་། དཔེ་མེད་པ་དང་། ཡེ་ཤེས་ལྡན་དང་། རྡོ་རྗེ་འཛིན་པའི་ས་རྣམས་ལ་བཞེད་དོ། །</text:span></text:p>
      <text:p text:style-name="P57"><text:span text:style-name="T64">རྡོ་རྗེ་སྙིང་པོ་རྒྱན་དུ། ཀུན་ཏུ་འོད་དང་། བདུད་རྩི་འོད་དང་། ནམ་མཁའ་འོད་དང་། རྡོ་རྗེ་འོད་དང་། རིན་ཆེན་འོད་དང་། པདྨོ་འཆང་དང་། ལས་ཀྱི་འོད་དང་། དཔེ་མེད་པ་དང་། དཔེ་དང་བྲལ་བ་དང་། ཤེས་རབ་འོད་དང་། ཐམས་ཅད་མཁྱེན་པ་དང་། སོ་སོའི་བདག་ཉིད་རིག་པའི་ས་དང་བཅུ་གཉིས་གསུངས་ཏེ། སོ་སྐྱེའི་ས་དང་ཡོངས་གྲགས་ཀྱི་ས་བཅུ་གཅིག་པོ་རྣམས་ཡིན་ནོ། །</text:span></text:p>
      <text:p text:style-name="P57"><text:span text:style-name="T64">མངོན་བརྗོད་བླ་མར། </text:span></text:p>
      <text:p text:style-name="P66"><text:span text:style-name="T38">རབ་ཏུ་དགའ་དང་དྲི་མ་མེད། །འོད་བྱེད་པ་དང་འོད་འཕྲོ་བ། །</text:span></text:p>
      <text:p text:style-name="P66"><text:span text:style-name="T38">སྦྱང་དཀའ་བ་དང་མངོན་དུ་གྱུར། །རིང་དུ་སོང་དང་མི་གཡོ་བ། །</text:span></text:p>
      <text:p text:style-name="P66"><text:span text:style-name="T38">ལེགས་པའི་བློ་གྲོས་ཆོས་ཀྱི་སྤྲིན། །དཔེ་མེད་པ་དང་ཡེ་ཤེས་ལྡན། །</text:span></text:p>
      <text:p text:style-name="P66"><text:span text:style-name="T38">རྡོ་རྗེ་ཡིས་ནི་བཅུ་གསུམ་པ། །</text:span></text:p>
      <text:p text:style-name="P57"><text:span text:style-name="T64">ཞེས་ས་བཅུ་གསུམ་གསུངས་ཏེ། </text:span></text:p>
      <text:p text:style-name="P57"><text:span text:style-name="T64">མན་སྙེར། དཔེ་མེད་པ་ནི་ས་བཅུ་པའི་ཁྱད་པར་གྱི་ལམ་དང་། ཡེ་ཤེས་ལྡན་ནི་ས་བཅུ་པའི་བར་ཆད་མེད་པའི་ལམ་དང་། རྡོ་རྗེ་འཛིན་པ་ནི་ཀུན་ཏུ་འོད་དུ་བཤད་དོ། །</text:span></text:p>
      <text:p text:style-name="P27"><text:soft-page-break/><text:span text:style-name="T64">གཉིས་པ</text:span><text:span text:style-name="T21">་</text:span><text:span text:style-name="T20">[</text:span><text:span text:style-name="T21">ས་བཅུ་གཉིས་ངོས་བཟུང་བ་</text:span><text:span text:style-name="T20">]</text:span><text:span text:style-name="T64">ནི། དེ་ལྟར་རྣམ་གཞག་དུ་མ་གསུངས་ཀྱང་ལམ་པ་པོའི་ས་བཅུ་གཉིས་སུ་བྱས་ནས་བཅུ་གསུམ་པ་རྡོ་རྗེ་འཛིན་པ་སངས་རྒྱས་ཀྱི་སར་བཤད་པ་གྲགས་ཆེ་ལ། </text:span></text:p>
      <text:p text:style-name="P27"><text:span text:style-name="T64">ས་བཅུ་གཉིས་ལ་ཐུན་མོང་མ་ཡིན་པའི་</text:span><text:span text:style-name="T39">(</text:span><text:span text:style-name="T41">༡༠༢བ</text:span><text:span text:style-name="T39">)</text:span><text:span text:style-name="T64">མིང་གནས་དང་ཉེ་གནས་སོགས་སུ་གསུངས་པ་ཐུན་མོང་དུ་གྲགས་པའི་ས་གང་དང་གང་ཡིན་པ་ནི། </text:span></text:p>
      <text:p text:style-name="P27"><text:span text:style-name="T64">སཾ་བུ་ཊི་ལས། </text:span></text:p>
      <text:p text:style-name="P47"><text:span text:style-name="T38">གནས་ནི་རབ་ཏུ་དགའ་བའི་ས། །དེ་བཞིན་ཉེ་གནས་དྲི་མ་མེད། །</text:span></text:p>
      <text:p text:style-name="P47"><text:span text:style-name="T38">ཞིང་ནི་འོད་བྱེད་ཤེས་པར་བྱ། །ཉེ་བའི་ཞིང་ནི་འོད་འཕྲོ་ཅན། །</text:span></text:p>
      <text:p text:style-name="P47"><text:span text:style-name="T38">ཚན་དྷོ་མངོན་དུ་གྱུར་པ་སྟེ། །ཉེ་བའི་ཚན་དྷོ་སྦྱང་དཀའ་བ། །</text:span></text:p>
      <text:p text:style-name="P47"><text:span text:style-name="T38">འདུ་བ་རིང་དུ་སོང་བ་ཉིད། །ཉེ་བའི་འདུ་བ་མི་གཡོ་བ། །</text:span></text:p>
      <text:p text:style-name="P47"><text:span text:style-name="T38">དུར་ཁྲོད་ལེགས་པའི་བློ་གྲོས་ཉིད། །ཉེ་བའི་དུར་ཁྲོད་ཆོས་ཀྱི་སྤྲིན། །</text:span></text:p>
      <text:p text:style-name="P27"><text:span text:style-name="T64">ཞེས་ས་བཅུ་ཡི་སྦྱར་བཤད་གསུངས་ལ། </text:span></text:p>
      <text:p text:style-name="P27"><text:span text:style-name="T64">མངོན་བརྗོད་ལས། </text:span></text:p>
      <text:p text:style-name="P47"><text:span text:style-name="T38">འཐུང་གཅོད་དཔེ་མེད་དེ་བཞིན་དུ། །ཉེ་བའི་འཐུང་གཅོད་ཡེ་ཤེས་ཆེ། །</text:span></text:p>
      <text:p text:style-name="P27"><text:span text:style-name="T64">ཞེས་དང་། </text:span></text:p>
      <text:p text:style-name="P27"><text:span text:style-name="T64">རྩ་རྒྱུད་རྒྱས་པའི་ལུང་ཀུ་མུ་ཏིར་དྲངས་པ་ལས། </text:span></text:p>
      <text:p text:style-name="P47"><text:span text:style-name="T38">འཐུང་གཅོད་དཔེ་མེད་ཡེ་ཤེས་ཏེ། །ཉེ་བའི་འཐུང་གཅོད་ཡེ་ཤེས་ཆེ། །</text:span></text:p>
      <text:p text:style-name="P27"><text:span text:style-name="T64">ཞེས་འཐུང་གཅོད་བཅུ་གཅིག་པ་དཔེ་མེད་པ་དང་། ཉེ་བའི་འཐུང་གཅོད་བཅུ་གཉིས་པ་ཡེ་ཤེས་ལྡན་དུ་གསུངས་སོ། །</text:span></text:p>
      <text:p text:style-name="P27"><text:soft-page-break/><text:span text:style-name="T64">མན་སྙེར། འཐུང་གཅོད་མོས་སྤྱོད་ཀྱི་ས་དང་། ཉེ་བའི་འཐུང་གཅོད་ཀུན་ཏུ་འོད་ཀྱི་སར་བཤད་པ་ལྟར། བོད་མང་པོས་འཆད་པ་ནི་ས་བཅུའི་ཐོག་མཐར་མོས་སྤྱོད་དང་ཀུན་ཏུ་འོད་སྦྱར་ཏེ། ས་བཅུ་གཉིས་སུ་བྱེད་པའི་ལུགས་སུ་སྣང་ཡང་། གོང་མ་ལྟར་ལེགས་པ་ཡིན་ནོ། །</text:span></text:p>
      <text:p text:style-name="P27"><text:span text:style-name="T64">པ༢ གཉིས་པ་</text:span><text:span text:style-name="T20">[</text:span><text:span text:style-name="T21">གཞུང་དོན་</text:span><text:span text:style-name="T20">]</text:span><text:span text:style-name="T64">ནི། </text:span></text:p>
      <text:p text:style-name="P44"><text:span text:style-name="T62">ཀྱེ་བཅོམ་ལྡན་འདས་འདུ་བའི་གནས་དུ་ལགས། </text:span></text:p>
      <text:p text:style-name="P44"><text:span text:style-name="T62">བཅོམ་ལྡན་འདས་ཀྱིས་བཀའ་སྩལ་པ། གནས་དང་ཉེ་བའི་གནས་དང་ནི། །</text:span></text:p>
      <text:p text:style-name="P44"><text:span text:style-name="T62">ཞིང་དང་ཉེ་བའི་ཞིང་ཉིད་དང་། །ཙྪནྡོ་ཉེ་བའི་ཙྪནྡོདང་། །</text:span></text:p>
      <text:p text:style-name="P44"><text:span text:style-name="T62">དེ་བཞིན་འདུ་བ་ཉེ་འདུ་བ། །འཐུང་གཅོད་ཉེ་བའི་འཐུང་གཅོད་ཉིད། །</text:span></text:p>
      <text:p text:style-name="P44"><text:span text:style-name="T62">དུར་ཁྲོད་ཉེ་བའི་དུར་ཁྲོད་ཉིད། །འདི་རྣམས་ས་ནི་བཅུ་གཉིས་ཏེ། །</text:span></text:p>
      <text:p text:style-name="P44"><text:span text:style-name="T62">ས་བཅུའི་དབང་ཕྱུག་མགོན་པོ་ཉིད། །འདིས་ནི་གཞན་གྱིས་བརྗོད་མི་བྱ། །</text:span></text:p>
      <text:p text:style-name="P27"><text:span text:style-name="T64">ཞེས་པ་སྟེ། གོང་དུ་འདུ་བ་ཞེས་པ་ལས་འཕྲོས་ནས། རྡོ་རྗེ་སྙིང་པོས། ཀྱེ་བཅོམ་ལྡན་འདས་རྣལ་འབྱོར་མ་རྣམས་དང་ལྷན་ཅིག་འདུ་བའི་གནས་དུ་ཙམ་ཞིག་ལགས། ཞེས་ཞུས་པའི་ལན་དུ། </text:span></text:p>
      <text:p text:style-name="P27"><text:span text:style-name="T64">བཅོམ་ལྡན་འདས་ཀྱིས་བཀའ་སྩལ་པ་ནི། སྤྱིར་དཔའ་བོ་མཁའ་འགྲོ་བཞུགས་པའི་གནས་དང་། ལྷག་པར་བཞུགས་པ་ཉེ་བའི་གནས་དང་། མི་</text:span><text:span text:style-name="T39">(</text:span><text:span text:style-name="T41">༡༠༣ན</text:span><text:span text:style-name="T39">)</text:span><text:span text:style-name="T64">དེ་དག་སྐྱེ་ཞིང་སྤྱོད་ཡུལ་དུ་བྱེད་པའི་ཞིང་དང་། ལྷག་པར་སྐྱེ་ཞིང་སྤྱོད་པ་ཉེ་བའི་ཞིང་ཉིད་དང་། ཚན་དོ་འདུན་པ་དང་ཨུ་ཧ་རྟོག་པ་སྟེ། དེ་དག་དགེ་ཆོས་ལ་འདུན་ཞིང་རྟོགས་པར་བྱེད་པའི་ས་ཙྪན་དྷོ་དང་། ལྷག་པར་དེ་ལྟར་བྱེད་པ་ཉེ་བའི་ཙྪན་དྷོ་དང་། དེ་བཞིན་དུ་དེ་དག་འདུ་བའི་ས་དང་། ལྷག་པར་འདུ་བས་ཉེ་བའི་འདུ་བ་དང་། དེ་དག་དངོས་གྲུབ་མཐོང་ཞིང་ཉོན་མོངས་སྤྱོད་པའི་ས་འཐུང་གཅོད་དང་། ལྷག་པར་ཡང་དེ་ལྟར་བྱེད་པའི་ས་ཉེ་བའི་</text:span><text:soft-page-break/><text:span text:style-name="T64">འཐུང་གཅོད་ཉིད་དང་། དེ་དག་དམ་ཚིག་ལ་སྤྱོད་པའི་དུར་ཁྲོད་དང་། ལྷག་པར་སྤྱོད་པ་ཉེ་བའི་དུར་ཁྲོད་ཉིད་དེ། འདི་རྣམས་རབ་དགའ་ལ་སོགས་པའི་ས་ནི་བཅུ་གཉིས་སུ་བརྗོད་པར་བྱ་སྟེ། འདི་དག་བགྲོད་ཅིང་དབང་དུ་གྱུར་པས་ས་བཅུའི་དབང་ཕྱུག་བྱང་ཆུབ་སེམས་དཔའ་རྣམས་དང་། མགོན་པོ་དེ་བཞིན་གཤེགས་པ་ཉིད་དུ་གྱུར་པས་སོ། །</text:span></text:p>
      <text:p text:style-name="P27"><text:span text:style-name="T64">ཚུལ་འདི་ཉིད་བླ་མེད་ཀྱི་ཐེག་པ་འདིས་ནི་བརྗོད་པར་བྱེད་ཀྱི། གཞན་གྱིས་དེ་ལྟར་བརྗོད་པར་མི་བྱ་བ་ཉིད་དོ་ཞེས་པའི་དོན་ཏོ། །</text:span></text:p>
      <text:p text:style-name="P27"><text:span text:style-name="T64">ཁ་ཅིག །མཁའ་འགྲོ་གནས་པས་གནས་དང་། དེ་དང་ཆ་མཐུན་པས་ཉེ་གནས་སོགས་དང་། </text:span></text:p>
      <text:p text:style-name="P71"><text:span text:style-name="T64">འགའ་ཞིག །མཁའ་འགྲོ་རྟག་ཏུ་གནས་པས་གནས་དང་། རེས་འགའ་ཙམ་གནས་པས་ཉེ་གནས་སོགས་སུ་འཆད་པ་ནི་ལེགས་པ་མ་ཡིན་ཏེ། གནས་ལ་སོགས་པ་ལས་ཉེ་གནས་སོགས་དམན་པར་འགྱུར་བ་དང་། དེ་ལྟར་ན་ས་ཡང་འོག་མ་ལས་གོང་མ་ཡོན་ཏན་དམན་པར་འགྱུར་བའི་ཕྱིར་དང་། ཉེ་ཚིག་སྦྱར་བའི་དོན་ཕྱིན་ཅི་ལོག་ཏུ་སོང་བའི་ཕྱིར་རོ། །</text:span></text:p>
      <text:p text:style-name="P71"><text:span text:style-name="T64">ནང་ལྟར་ན། འོག་ཏུ་འཆད་པ་ལྟར་བྱང་སེམས་འབབ་པའི་རྩ་རྣམས་ཏེ། ཐིག་ལེ་གནས་པའི་རྩ་རྣམས་གནས་གཉིས། དགའ་བ་སྐྱེས་པའི་རྩ་རྣམས་ཞིང་གཉིས། བདེ་སྟོང་བསྐྱེད་པའི་རྩ་རྣམས་ཚན་དྷོ་གཉིས། ཡེ་ཤེས་བསྐྱེད་པའི་རྩ་རྣམས་འདུ་བ་གཉིས། དཀར་དམར་འདྲེས་པའི་རྩ་རྣམས་འཐུང་གཅོད་གཉིས། རྟོག་པ་འགགས་པའི་རྩ་རྣམས་དུར་ཁྲོད་གཉིས་ཏེ། འདི་རྣམས་སུ་རླུང་སེམས་དག་པས་ས་བཅུ་གཉིས་ཀྱི་དབང་ཕྱུག་</text:span><text:span text:style-name="T39">(</text:span><text:span text:style-name="T41">༡༠༣བ</text:span><text:span text:style-name="T39">)</text:span><text:span text:style-name="T64">ཏུ་གྱུར་པའོ། །</text:span></text:p>
      <text:p text:style-name="P71"><text:span text:style-name="T1">ན༢ </text:span><text:span text:style-name="T31">གཉིས་པ་རྒྱས་པར་བཤད་པ་ལ། </text:span><text:span text:style-name="T1">པ༡ </text:span><text:span text:style-name="T31">སྤྱི་དོན་དང་། </text:span><text:span text:style-name="T1">པ༢ </text:span><text:span text:style-name="T31">གཞུང་དོན་གཉིས་ལས། </text:span></text:p>
      <text:p text:style-name="P27"><text:soft-page-break/><text:span text:style-name="T1">པ༡ </text:span><text:span text:style-name="T31">དང་པོ་ལ། རྒྱུད་གཞན་ལས་གནས་རྣམས་གསུངས་ཚུལ། འདིར་གསུངས་པའི་གནས་རྣམས་ངོས་བཟུང་བ། དེ་དག་གི་འགལ་སྤོང་དང་དེ་དག་སར་གསུངས་པའི་དགོས་པ་བཤད་པ་གསུམ་གྱི། </text:span></text:p>
      <text:p text:style-name="P27"><text:span text:style-name="T64">དང་པོ་ནི། བདེ་མཆོག་ཏུ། </text:span></text:p>
      <text:p text:style-name="P44"><text:span text:style-name="T61">པུལླི་ར་མ་ལ་ཡ། ཛ་ལན་དྷ་ར། ཨོ་ཌྜི་ཡ་ན། ཨརྦུ་ཏ་བཞི་གནས། </text:span></text:p>
      <text:p text:style-name="P44"><text:span text:style-name="T61">གཽ་ཏ་བ་རི། རསྨི་ཤྭ་རི། དེ་ཝི་ཀོ་ཊི། མཱ་ལ་ཝ་བཞི་ཉེ་གནས། </text:span></text:p>
      <text:p text:style-name="P44"><text:span text:style-name="T61">ཀཱ་མ་རཱུ་པ་དང་། ཨོ་ཊེ་གཉིས་ཞིང་། </text:span></text:p>
      <text:p text:style-name="P44"><text:span text:style-name="T61">ཏྲི་ཤ་ཀུ་ཎེ་དང་། ཀོ་ས་ལ་གཉིས་ཉེ་ཞིང་། </text:span></text:p>
      <text:p text:style-name="P44"><text:span text:style-name="T61">ཀ་ལིང་ཀ་དང་། ལམ་པ་ཀ་གཉིས་ཚན་དྷོ། </text:span></text:p>
      <text:p text:style-name="P44"><text:span text:style-name="T61">ཀཉྩི་དང་། ཧི་མ་ལ་ཡ་གཉིས་ཉེ་ཚན། </text:span></text:p>
      <text:p text:style-name="P65"><text:span text:style-name="T61">པྲེ་ཏ་པུ་རི་དང་། གྲི་ཧ་དེ་ཝ་གཉིས་འདུ་བ། </text:span></text:p>
      <text:p text:style-name="P65"><text:span text:style-name="T61">སཽརཥྚ་དང་། སུ་ཝརྣ་དཱི་པ་གཉིས་ཉེ་འདུ། </text:span></text:p>
      <text:p text:style-name="P65"><text:span text:style-name="T61">ནཱ་ག་ར་དང་། སིན་དྷུ་གཉིས་དུར་ཁྲོད། </text:span></text:p>
      <text:p text:style-name="P65"><text:span text:style-name="T61">མ་རུ་དང་། ཀུ་ལུ་ཏ་གཉིས་ཉེ་བའི་དུར་ཁྲོད་དེ། </text:span></text:p>
      <text:p text:style-name="P57"><text:span text:style-name="T64">ཞེས་ཡུལ་ཉེར་བཞི་གསུངས་ཤིང་། </text:span></text:p>
      <text:p text:style-name="P57"><text:span text:style-name="T64">དེའི་ཐོག་ཏུ། འགའ་ཞིག་གིས་དུར་ཁྲོད་ཆེན་པོ་བརྒྱད་དང་། ལ་ལས་འཐུང་གཅོད་དང་ཉེ་བའི་འཐུང་གཅོད། གྲོང་མཐའ་དང་ཉེ་བའི་གྲོང་མཐའ་བསྣན་ནས་ཡུལ་སོ་གཉིས་སུ་བཞེད་དོ། །</text:span></text:p>
      <text:p text:style-name="P57"><text:span text:style-name="T64">སཾ་ཊིར། གནས་ནས་ཉེ་བའི་དུར་ཁྲོད་ཀྱི་བར་བདེ་མཆོག་དང་མཐུན་པར་ཡུལ་ཉེར་བཞི་གསུངས་པའི་རྗེས་ཉིད་དུ། </text:span></text:p>
      <text:p text:style-name="P46"><text:soft-page-break/><text:span text:style-name="T38">སྙིང་རྗེ་དེ་བཞིན་ལས་ཀྱི་བྲང་། །ཧ་རི་ཀེ་ལ་ཉིད་དང་ནི། །</text:span></text:p>
      <text:p text:style-name="P46"><text:span text:style-name="T38">ལན་ཚྭའི་རྒྱ་མཚོའི་ནང་སོང་དང་། །བིན་དྷྱ་གཞོན་ནུའི་གྲོང་ཁྱེར་ཉིད། །</text:span></text:p>
      <text:p text:style-name="P46"><text:span text:style-name="T38">འཐུང་གཅོད་ཉེ་བའི་འཐུང་གཅོད་དོ། །དེ་དང་ཉེ་བ་དུར་ཁྲོད་ཉིད། །</text:span></text:p>
      <text:p text:style-name="P46"><text:span text:style-name="T38">རབ་སོང་དགེ་འདུན་རྒྱ་མཚོའི་འགྲམ། །སྐྱེད་མོས་ཚལ་གྱི་རྫིང་བུའི་འགྲམ། །</text:span></text:p>
      <text:p text:style-name="P46"><text:span text:style-name="T38">ཉེ་བའི་དུར་ཁྲོད་བརྗོད་པར་བྱ། །</text:span></text:p>
      <text:p text:style-name="P27"><text:span text:style-name="T64">ཞེས་ཡུལ་སོ་གཉིས་ལས་མང་བ་གསུངས་ཤིང་།</text:span><text:span text:style-name="T21"> </text:span></text:p>
      <text:p text:style-name="P27"><text:span text:style-name="T64">དེའི་དོན་ནི་མན་སྙེར། ཀཱར་ཎྱེ་པཱ་ཏ་ཀ་དང་། ཀརྨ་པ་ཊ་ཀ་ཊ་དང་། ཧ་རི་ཀེ་ལ་དང་། བིན་དྷྱ་སྟེ་རི་བོ་འབིགས་བྱེད་ཀྱི་ནགས་དང་། གཞོན་ནུའི་གྲོང་ཁྱེར་ཏེ་ལྔ་དང་། ཙ་རི་ཏྲ་དང་གྲོང་དང་གྲོང་ཁྱེར་གྱི་མཐའི་ས་ཞེས་པ་གཉིས་ཏེ་བདུན་འཐུང་གཅོད་དང་། དེ་རྣམས་དང་ཉེ་བ་བདུན་ཉེ་བའི་འཐུང་གཅོད་དང་། རོ་འདུས་པའི་ས་གཞི་དང་། རྒྱ་མཚོའི་འགྲམ་གཉིས་དུར་ཁྲོད་དང་། </text:span><text:span text:style-name="T39">(</text:span><text:span text:style-name="T41">༡༠༤ན</text:span><text:span text:style-name="T39">)</text:span><text:span text:style-name="T64">སྐྱེད་ཚལ་དང་རྫིང་བུའི་འགྲམ་ཉེ་བའི་དུར་ཁྲོད་དུ་བཤད་དོ། །</text:span></text:p>
      <text:p text:style-name="P27"><text:span text:style-name="T64">ཕྱག་ཆེན་ཐིག་ལེར། </text:span></text:p>
      <text:p text:style-name="P44"><text:span text:style-name="T61">གནས་ནི། ཛ་ལན་དྷ་ར་དང་། ཨོཌྜི་ཡ་ན་དང་། པུརྞ་གི་རི་དང་། ཀཱ་མ་རུ་པའོ། །</text:span></text:p>
      <text:p text:style-name="P44"><text:span text:style-name="T61">ཉེ་བའི་གནས་ནི། མཱ་ལ་བ་དང་། ནཱ་ག་ར་དང་། སིན་དྷུ་དང་། སི་ཧ་ལའོ། །</text:span></text:p>
      <text:p text:style-name="P44"><text:span text:style-name="T61">ཞིང་ནི། མུམྨུ་ཎི་དང་། དེ་ཝི་ཀོ་ཊའོ། །</text:span></text:p>
      <text:p text:style-name="P44"><text:span text:style-name="T61">ཉེ་བའི་ཞིང་ནི། ཀུ་ལུ་ཏ་དང་། ཨརྦུ་ཏའོ། །</text:span></text:p>
      <text:p text:style-name="P44"><text:span text:style-name="T61">ཚན་དོ་ཧ་ནི། གཽ་ཏ་བ་རི་དང་། ཧ་རི་ཀེ་ལའོ། །</text:span></text:p>
      <text:p text:style-name="P44"><text:span text:style-name="T61">ཉེ་བའི་ཚན་དོ་ཧ་ནི། ཀཉྩི་དང་། ལམ་པ་ཀའོ། །</text:span></text:p>
      <text:p text:style-name="P44"><text:soft-page-break/><text:span text:style-name="T61">འདུ་བ་ནི། ཀརྨ་པ་ཊ་ཀ་དང་། གསེར་གླིང་ངོ་། །</text:span></text:p>
      <text:p text:style-name="P44"><text:span text:style-name="T61">ཉེ་བའི་འདུ་བ་ནི། ཀོང་ཀ་ན་དང་། འབིགས་བྱེད་དོ། །</text:span></text:p>
      <text:p text:style-name="P44"><text:span text:style-name="T61">དུར་ཁྲོད་ནི། རབ་སོང་གི་ས་གཞི་དང་། རྒྱ་མཚོའི་ངོགས་སོ། །</text:span></text:p>
      <text:p text:style-name="P44"><text:span text:style-name="T61">ཉེ་བའི་དུར་ཁྲོད་ནི། ཙ་རི་ཏྲ་དང་། གཞོན་ནུའི་གྲོང་ངོ་། །</text:span></text:p>
      <text:p text:style-name="P44"><text:span text:style-name="T61">འཐུང་གཅོད་ནི། ཁ་ཆེ་དང་། ཀེ་རི་ཏའི་དཀྱིལ་འཁོར་རོ། །</text:span></text:p>
      <text:p text:style-name="P44"><text:span text:style-name="T61">ཉེ་བའི་འཐུང་གཅོད་ནི། བལ་པོ་དང་། ཀཱནྱ་ཀུབ་ཛའོ། །</text:span></text:p>
      <text:p text:style-name="P27"><text:span text:style-name="T64">ཞེས་ཡུལ་ཉེར་བརྒྱད་གསུངས་སོ། །</text:span></text:p>
      <text:p text:style-name="P27"><text:span text:style-name="T64">གཉིས་པ་</text:span><text:span text:style-name="T20">[</text:span><text:span text:style-name="T21">འདིར་གསུངས་པའི་གནས་རྣམས་ངོས་བཟུང་བ་</text:span><text:span text:style-name="T20">]</text:span><text:span text:style-name="T64">ནི། འདིར་དངོས་སུ་ཡུལ་སོ་གཉིས་གསུངས་པ་ལས། </text:span></text:p>
      <text:p text:style-name="P57"><text:span text:style-name="T64">ཛ་ལན་དྷ་ར་ནི། གུ་གེའི་ནུབ་བྱང་ན་མཐོ་གླིང་གི་གཙང་པོ་དང་གར་ཤའི་གཙང་པོ་དང་ཤི་ལ་ཇོའི་གཙང་པོ་གསུམ་འདུས་མདོ་ན་གྲོང་ཁྱེར་ཆེན་པོ་ཅིག་ཡོད། དེའི་ཉེ་ལོགས་ན་རྡོའི་ལིང་ག་ཐོད་པ་ཁ་སྦུབ་པ་ལྟ་བུའི་ཉེ་འཁོར་ན་ཞིང་སྐྱོང་ལྷ་མོ་ཛ་ལ་མུ་ཁའི་ཞེས་བྱ་བ་རྡོ་ལ་རང་འཁྲུངས་སུ་ཡོད་པ་ལ་གཙུག་ལག་ཁང་བརྩིགས་པ་ཡོད། དེ་ནས་རྒྱང་གྲགས་གཅིག་གི་ཕ་རོལ་ན་སྒྲུབ་པའི་གནས་བྲག་ཕུག་བརྒྱ། ཆུ་མིག་བརྒྱ། ཤིང་དྲུང་བརྒྱ་ཡོད་པའི་ཐད་ཀའི་བྲག་དཀྱིལ་ནས་ཆུ་འབབ་པ་དེ་ལ་མུ་སྟེགས་པ་རྣམས་ཁྲུས་བྱེད་པ་ཡོད་པ་དེ་ཉིད་ཡིན་པར་བཞེད་ལ། </text:span></text:p>
      <text:p text:style-name="P57"><text:span text:style-name="T64">འགའ་ཞིག །རྒྱ་གར་དང་ཁ་ཆེའི་བར་རྡོ་རྗེ་གདན་གྱི་ནུབ་བྱང་རྡོ་ལ་མེ་འབར་བའི་གནས་ལ་བཞེད་དོ། །</text:span></text:p>
      <text:p text:style-name="P82">ཨུ་རྒྱན་ནི། སྐད་ཟུར་ཆགས་པ་སྟེ། ཨོཌྜི་ཡ་ན་བསྒྱུར་བས་འཕུར་འགྲོ་ཞེས་པ་རྒྱ་གར་གྱི་ནུབ་བྱང་ན་མཐའ་མ་སོག་ཡུལ་གྱིས་འཁོར་བ་རྡོའི་ཆོས་འབྱུང་གིས་མཚན་པ་རྒྱལ་པོ་ཨིནྡྲ་བོ་དྷི་བྱོན་པའི་ཡུལ་ལོ།།</text:p>
      <text:p text:style-name="P27"><text:soft-page-break/><text:span text:style-name="T64">ཀོལླ་གི་རི་ནི། ཤར་ཕྱོགས་བྷ་ག་ལའི་ལྷོ་ན་མཚོ་མ་ལ་ཡའི་ཆུ་ཀླུང་གི་གནས་ལ་རྡོའི་ལིང་ག་མགོ་ལྟ་བུས་མཚན་པ་ཡོད་པ་ལ་བཞེད་</text:span><text:span text:style-name="T39">(</text:span><text:span text:style-name="T41">༡༠༤བ</text:span><text:span text:style-name="T39">)</text:span><text:span text:style-name="T64">ཅིང་། </text:span></text:p>
      <text:p text:style-name="P27"><text:span text:style-name="T64">ཁ་ཅིག །རྒྱ་གར་ལྷོ་ནུབ་ན་ཀོ་ལ་པུ་རི་ཞེས་པའི་གྲོང་ཡོད་པར་གྲགས་པ་ལ་འཆད། </text:span></text:p>
      <text:p text:style-name="P27"><text:span text:style-name="T64">ཁ་ཅིག །ཨུ་རྒྱན་གྱི་བྱང་ན་ཡོད་ཟེར། འདི་དང་པུལླཱི་ར་མ་ལ་ཡ་དང་། པུརྞ་གི་རི་དང་། རྡོ་རྗེའི་གནས་ཞེས་པ་རྣམས་དོན་གཅིག་པར་མན་སྙེར་བཤད་དོ། །</text:span></text:p>
      <text:p text:style-name="P27"><text:span text:style-name="T64">ཀཱ་མ་རཱུ་པ་ནི། འདོད་པའི་གཟུགས་ཏེ། གཉལ་གྱི་ལྷོ་ཐང་རྒྱ་གར་ཤར་ཕྱོགས་ཆུ་བོ་ལོ་ཧི་ཏ་དཀྱིལ་ན་འབབ་པའི་ས་ཕྱོགས་ན་གྲོང་ཁྱེར་ཆེན་པོ་ཞིག་ཡོད་པའི་ཕྱོགས་ཤིག་ན་སྒྲུབ་གནས་རྡོའི་ལིང་ག་མཆན་ཁུང་ལྟ་བུས་མཚན་པའི་ཆོས་འབྱུང་མི་གང་ཙམ་གྱིས་མཐོ་བ་ཡོད་པ་ལ་བཞེད། དེ་དག་ནི་གནས་བཞིའོ། །</text:span></text:p>
      <text:p text:style-name="P71"><text:span text:style-name="T64">མཱ་ལ་བ་ནི། ཕྲེང་བ་ཅན་ཏེ། རྒྱ་གར་ནུབ་ཕྱོགས་རྒྱ་མཚོའི་གླིང་ཕྲན་ཞིག་ན་སྒྲུབ་གནས་རི་གཡས་གཡོན་གཉིས་མཐོ་བ་ཕྲག་པ་ལྟ་བུས་མཚན་པ་ཡོད་པ་ལ་བཞེད། </text:span></text:p>
      <text:p text:style-name="P71"><text:span text:style-name="T64">སིན་དྷུ་ནི། ཆུ་བོ་ཆེན་པོ་སིན་དྷུ་འབབ་པའི་ཡུལ་རྒྱ་གར་ལྷོ་ཕྱོགས་ན་ཡོད་པར་བཞེད། </text:span></text:p>
      <text:p text:style-name="P87">ནཱ་ག་ར་ནི། ནཱ་ག་རའི་ཡི་གེ་འབྱུང་བ་ཡུལ་དབུས་ནཱ་ག་རར་གྲགས་པ་རྒྱ་གར་ལྷོ་ཕྱོགས་ན་ཡོད་པའོ།།</text:p>
      <text:p text:style-name="P71"><text:span text:style-name="T64">དེ་དག་ནི་ཉེ་གནས་གསུམ་མོ། །</text:span></text:p>
      <text:p text:style-name="P71"><text:span text:style-name="T64">མུམྨུ་ནི་ནི། ལྷོ་ཕྱོགས་རྒྱ་མཚོའི་འགྲམ་ན་རྒྱལ་པོའི་ཁབ་ཅེས་བྱ་བ་ཡོད་པ་ལ་བཤད་དོ། །</text:span></text:p>
      <text:p text:style-name="P71"><text:span text:style-name="T64">བྱེད་པའི་བྲང་ནི། ཀ་ར་ཎྱ་པཱ་ཌ་ཀཾ་ཞེས་འབྱུང་སྟེ། ལྷོ་ཕྱོགས་རྒྱ་མཚོའི་གླིང་ཕྲན་སྨན་མང་པོ་སྐྱེ་བ་ཞིག་ཡོད་པ་ལ་བཞེད་དོ། །</text:span></text:p>
      <text:p text:style-name="P27"><text:soft-page-break/><text:span text:style-name="T64">དེ་ཝི་ཀོ་ཊ་ནི། ལྷ་མོའི་རྫོང་སྟེ། ཤར་ཕྱོགས་བེ་རནྟྲའི་ས་ཕྱོགས་གྲོ་མོའི་ལྷོ་ཐད་ན་གྲོང་ཁྱེར་པཉྩ་བ་ཞེས་བྱ་བ་ནས་རྒྱང་གྲགས་བཞི་འདས་པ་ན་རྡོའི་ཆོས་འབྱུང་མིག་འདྲ་བས་མཚན་པ་དང་དེ་ཝི་ཀོ་ཊའི་ལྷ་ཁང་ཡོད་པའོ། །</text:span></text:p>
      <text:p text:style-name="P27"><text:span text:style-name="T64">ལྕགས་པའི་བྲང་ནི། ཀརྨ་པ་ཌ་ཀ་ཞེས་དང་། ལས་ཀྱི་བྲང་ཞེས་ཀྱང་འབྱུང་བ་སིང་ག་གླིང་སྟེ་སྲིན་མོས་བཟུང་བ་དེད་དཔོན་སེང་གེས་བརྟུལ་ནས་བཟུང་བའི་ཡུལ་ལོ། །</text:span></text:p>
      <text:p text:style-name="P27"><text:span text:style-name="T64">དེ་དག་ནི་ཞིང་བཞིའོ། །</text:span></text:p>
      <text:p text:style-name="P27"><text:span text:style-name="T64">ཀུ་ལུ་ཏ་ནི། གར་ཤའི་རྒྱབ་ཉུང་ཏིའི་ཕུག་ན་སྒྲུབ་གནས་ཕུག་པ་འཐུར་དུ་བརྐོས་པའི་རིང་མོ་ཞིག་ན་རྡོའི་ལིང་ག་པུས་མོ་ལྟ་བུས་མཚན་པ་ཡོད་པ་ལ་བཞེད། </text:span></text:p>
      <text:p text:style-name="P27"><text:span text:style-name="T64">འགའ་ཞིག །ལྷོ་ནུབ་ན་རྡོ་པུས་མོ་འདྲ་བ་ཡོད་པ་ལ་འཆད་དོ། །</text:span></text:p>
      <text:p text:style-name="P27"><text:span text:style-name="T64">ཨརྦུ་ཏ་ནི། རྒྱ་གར་ལྷོ་ཕྱོགས་ན་རི་དབུས་མཐོ་བ། </text:span><text:span text:style-name="T39">(</text:span><text:span text:style-name="T41">༡༠༥ན</text:span><text:span text:style-name="T39">)</text:span><text:span text:style-name="T64">མཐའ་དམའ་བ། འབྲང་རྒྱས་འདྲ་བ། མཐའ་ནགས་ཚལ་མཐུག་པོས་འཁོར་བ། རྡོ་འཇོག་ཅེས་ཀྱང་གྲགས་པ་ལ་བཞེད་དོ། །</text:span></text:p>
      <text:p text:style-name="P27"><text:span text:style-name="T64">བ་ཡི་མཆོག་སྦྱིན་ནི། གཽ་ཏ་ཝ་རི་སྟེ། བལ་ཡུལ་དུ་བ་དཀར་མོ་ཞིག་གི་འོ་མས་མཆོད་སྦྱིན་བྱས་པའི་ཤུལ་དུ་བརྐོས་པས་དབང་ཕྱུག་ཆེན་པོའི་ལིང་ག་ཞིག་བྱུང་། དེ་རི་འབིག་བྱེད་དང་ཉེ་བ་རྡོ་རྗེ་གདན་ནས་ཟླ་བ་ཕྱེད་གཉིས་ཕྱིན་པའི་སར་ཁྱེར་ཏེ་མཆོད་པས་གྲུབ་ཆུ་བྱུང་བའི་གནས་ཏེ། ལྷོ་ཕྱོགས་དཔལ་གྱི་རིའི་ངོས་ཤིག་ན་ཡོད་པར་བཞེད། </text:span></text:p>
      <text:p text:style-name="P27"><text:span text:style-name="T64">ཁ་བའི་རི་ནི། ཧི་མ་ལ་ཡ་ཞེས་པ་གངས་ཅན་ཏེ། ཏི་སེ་ན་རྡོའི་ལིང་ག་ཁྲུ་གང་ཙམ་ཞིག་ལ་ཆུ་འབབ་པ་ལ་བཞེད། </text:span></text:p>
      <text:p text:style-name="P27"><text:span text:style-name="T64">ཁ་ཅིག །བོད་སྤྱི་ལ་འདོད་དོ། །</text:span></text:p>
      <text:p text:style-name="P27"><text:soft-page-break/><text:span text:style-name="T64">དེ་དག་ནི་ཉེ་ཞིང་བཞིའོ། །</text:span></text:p>
      <text:p text:style-name="P27"><text:span text:style-name="T64">ཧ་རི་ཀེ་ལ་ནི། ནམ་མཁའི་ཤིང་ལྡན་ཞེས་པ་ཡོད་པར་གྲགས་པ་ལ་བཞེད་དེ། ཡུལ་དབུས་ནས་ལྷོར་དཔག་ཚད་སུམ་བརྒྱ་འདས་པ་ན་ཡུལ་ཀོང་ཀ་ནར་རྩ་བ་མེད་པར་ཤིང་རྣམས་འཁྲིལ་ཞིང་སྟེང་དུ་བྲེས་པ་ལྟ་བུར་གནས་པ་ལ་བཤད་དོ། །</text:span></text:p>
      <text:p text:style-name="P27"><text:span text:style-name="T64">ལན་ཚྭ་རྒྱ་མཚོའི་ནང་སྐྱེས་ནི། ཕྱིའི་རྒྱ་མཚོའི་ནང་ན་ཁྱབ་འཇུག་གིས་བྱས་པའི་རྣམ་སྣང་གི་སྐུ་ཡོད་པ་དང་ཉེ་བའི་གླིང་ཕྲན་ཞིག་ལ་བཞེད། </text:span></text:p>
      <text:p text:style-name="P27"><text:span text:style-name="T64">ཧ་རི་ཀེ་ལའི་བྱེ་བྲག་ཞིག་ཏུ་ཤཱནྟི་པས་བཤད་ལ། </text:span></text:p>
      <text:p text:style-name="P27"><text:span text:style-name="T64">ཁ་ཅིག །ཟླ་བའི་གླིང་ཞེས་པ་ཤར་ཕྱོགས་བྷ་ག་ལའི་མཚོ་གླིང་ལ་འདོད་དོ། །</text:span></text:p>
      <text:p text:style-name="P27"><text:span text:style-name="T64">ལམ་པ་ཀ་ནི། གར་ལོག་གི་རྒྱབ་བྲག་དང་ཆུ་འཐབ་པའི་འགྲམ་ཞིག་ན་ཡོད་པར་བཞེད་ལ། རྒྱ་གར་ནུབ་ཕྱོགས་ཨུ་རྒྱན་ལས་ཅུང་ཟད་ཤར་དུ་ཕྱིན་པ་ན་ཡོད་གསུང་ངོ་། །</text:span></text:p>
      <text:p text:style-name="P27"><text:span text:style-name="T64">ཀཉྩི་ནི། རྒྱ་གར་ལྷོ་ཕྱོགས་ཆོས་གྲགས་ཀྱི་ཡུལ་དང་ཉེ་བ་ན་གྲོང་ཁྱེར་མཆོག་ཅེས་གྲགས་པ་ད་རི་ཀ་པ་གྲུབ་པ་བརྙེས་པའི་ས་ཕྱོགས་སྒྲུབ་གནས་གསེར་གྱི་ལིང་ག་ལྟ་བུས་མཚན་པ་ཡོད་པ་ལ་བཞེད། </text:span></text:p>
      <text:p text:style-name="P27"><text:span text:style-name="T64">སཽ་རཥྚ་ནི། ཡུལ་འཁོར་བཟང་པོ་ཅན་ཞེས་པ་སྟེ། ནུབ་ཕྱོགས་སུ་ཟླ་བ་ཕྱེད་དང་གསུམ་ཕྱིན་པ་ན་སོ་ན་ཐ་ཞེས་པ་ཕྱི་བའི་རྟེན་ཡོད་པ་ལ་བཞེད། </text:span></text:p>
      <text:p text:style-name="P27"><text:span text:style-name="T64">དེ་དག་ནི་ཚན་དྷོ་ལྔའོ། །</text:span></text:p>
      <text:p text:style-name="P27"><text:span text:style-name="T64">ཀ་ལིང་ཀ་ནི། མང་ནང་གི་རྒྱབ་རྡོ་རྗེ་གདན་ནས་དཔག་ཚད་བཅུ་གཉིས་ཀྱི་ཚུ་རོལ་ན་གླང་པོ་ཆེ་འཛིན་པའི་</text:span><text:span text:style-name="T39">(</text:span><text:span text:style-name="T41">༡༠༥བ</text:span><text:span text:style-name="T39">)</text:span><text:span text:style-name="T64">ས་ཞེས་བྱ་བའི་སྒྲུབ་གནས་ཡོད་པ་ལ་བཞེད། </text:span></text:p>
      <text:p text:style-name="P27"><text:span text:style-name="T64">འགའ་ཞིག །ལྷོ་ཕྱོགས་རྒྱ་མཚོའི་འགྲམ་གྱི་ཀ་ལིང་ཀ་དང་ཉེ་བའི་ཡུལ་འཁོར་ལ་བཞེད། </text:span></text:p>
      <text:p text:style-name="P27"><text:soft-page-break/><text:span text:style-name="T64">ཁ་ཅིག །རྡོ་རྗེ་གདན་ནས་དཔག་ཚད་བཅུ་དྲུག་ལྷོ་ནུབ་ཏུ་ཕྱིན་པ་ན་ཡོད། ཐམས་ཅད་སྒྲོལ་གྱི་ཡུལ་ཡིན་ཟེར་རོ། །</text:span></text:p>
      <text:p text:style-name="P27"><text:span text:style-name="T64">གསེར་གླིང་ནི། སུཝརྞ་དཱི་པ་སྟེ། རྒྱ་གར་ལྷོ་ཕྱོགས་མི་མེད་པའི་གསེར་གླིང་ཞིག་སྟེ། གསེར་གླིང་རྒྱལ་པོའི་གླིང་ཆུང་ཞིག་ལ་བཞེད་དོ། །</text:span></text:p>
      <text:p text:style-name="P27"><text:span text:style-name="T64">ཀོང་ཀ་ན་ནི། ལྷོ་ནུབ་ན་མ་ཧཱ་སྭཱ་བྷ་ཝ་ཞེས་པ་རང་བྱུང་གི་མཆོད་རྟེན་ཡོད་པ་ལ་བཞེད། </text:span></text:p>
      <text:p text:style-name="P27"><text:span text:style-name="T64">ཁ་ཅིག །མཐའ་ཐམས་ཅད་ཆུས་འཁོར་བ་སྐུ་མཆོག་བཞིའི་ཡ་གྱལ་གྲིབ་མའི་སྐུ་བཞུགས་པའི་གྲོང་ཁྱེར་གྱི་བྱེ་བྲག་བདུན་ཡོད་པ་ལ་ཟེར་རོ། །</text:span></text:p>
      <text:p text:style-name="P27"><text:span text:style-name="T64">དེ་དག་ནི་ཉེ་བའི་ཚན་དྷོ་གསུམ་མོ། །</text:span></text:p>
      <text:p text:style-name="P27"><text:span text:style-name="T81">གྲོང་ཁྱེར་གྱི་ས་ནི། ཁ་ཆེ་གྲི་བསྟན་པ་གྲོང་ཁྱེར་འབུམ་ཕྲག་སོ་དྲུག་ཡོད་པར་གྲགས་པ་ལ་བཞེད་ལ།</text:span><text:span text:style-name="T64"> </text:span></text:p>
      <text:p text:style-name="P27"><text:span text:style-name="T64">གྲོང་ཁྱེར་པ་ཏ་ལི་པུ་ཏྲ་ཞེས་ཤནྟི་པས་བཤད་དོ། །</text:span></text:p>
      <text:p text:style-name="P27"><text:span text:style-name="T64">གྲོང་མཐར་གནས་པ་ནི། མོན་ཡུལ་གྱི་བྱེ་བྲག་ཞིག་ཏུ་བཞེད་དེ། </text:span></text:p>
      <text:p text:style-name="P27"><text:span text:style-name="T64">དེ་ཉིད་འཐུང་གཅོད་གཉིས་སོ། །</text:span></text:p>
      <text:p text:style-name="P27"><text:span text:style-name="T64">ཙ་རི་ཏྲ་ནི། རྒྱ་གར་ལྷོ་ཕྱོགས་སམ་ཤར་ལྷོ་ན་འབྲས་ས་ལུ་བཟང་པོ་སྐྱེ་བ་ཞིག་ཡོད་པར་བཞེད། </text:span></text:p>
      <text:p text:style-name="P27"><text:span text:style-name="T64">ཀོ་ཤ་ལ་ནི། ཀོ་ས་ལ་ཞེས་པ་དགེ་བ་ཅན་ཏེ། གཉན་ཡོད་ན་རྒྱལ་པོ་གསལ་རྒྱལ་གྱི་ཡུལ་སྔོན་རྒྱལ་པོ་དགེ་བ་ཞེས་བྱ་བས་བརྩིགས་པ་དང་རྒྱང་གྲགས་གཅིག་གི་ཕ་རོལ་ན་རྡོའི་ལིང་ག་སྣ་ལྟ་བུས་མཚན་པ་ཡོད་པ་ལ་བཞེད་དོ། །</text:span></text:p>
      <text:p text:style-name="P27"><text:span text:style-name="T64">བིན་དྷ་ནི། རྒྱ་གར་ལྷོ་ཕྱོགས་ན་རི་བོ་འབིགས་བྱེད་ཅེས་བྱ་བ་སློབ་དཔོན་ཕྱོགས་གླང་གི་སྒྲུབ་གནས་ཡོད་པ་ལ་བཞེད། </text:span></text:p>
      <text:p text:style-name="P27"><text:soft-page-break/><text:span text:style-name="T64">གཞོན་ནུའི་གྲོང་ཁྱེར་ནི། རྒྱ་མཚོའི་གླིང་ཕྲན་བུད་མེད་གཟུགས་བཟང་པོ་ཤ་སྟག་ཡོད་པའི་ཡུལ་ལ་བཞེད། </text:span></text:p>
      <text:p text:style-name="P27"><text:span text:style-name="T64">དེ་དག་ནི་ཉེ་བའི་འཐུང་གཅོད་བཞི་སྟེ། འཆད་ཚུལ་འདི་སཾ་བུ་ཊི་དང་མཐུན་ལ། </text:span></text:p>
      <text:p text:style-name="P27"><text:span text:style-name="T64">ཡང་ན། གནས་དྲུག་ག་འཐུང་གཅོད་དུ་བྱས་ནས། དེའི་ཉེ་འཁོར་རྣམས་ཉེ་བའི་འཐུང་གཅོད་དུ་བཤད་ཀྱང་མན་སྙེ་དང་མཐུན་ནོ། །</text:span></text:p>
      <text:p text:style-name="P42"><text:span text:style-name="T64">རབ་སོང་འདུས་པ་ནི། རོ་འདུས་པའི་དུར་ཁྲོད་ཆེན་པོ་རྣམས་དང་། </text:span><text:span text:style-name="T39">(</text:span><text:span text:style-name="T41">༡༠༦ན</text:span><text:span text:style-name="T39">)</text:span></text:p>
      <text:p text:style-name="P27"><text:span text:style-name="T64">རྒྱ་མཚོའི་འགྲམ་ནི། ཡི་དྭགས་དངོས་སུ་རྒྱུ་བའི་ས་ཕྱོགས་རྒྱ་མཚོའི་འགྲམ་ན་ཡོད་པ་ལ་བཞེད། </text:span></text:p>
      <text:p text:style-name="P27"><text:span text:style-name="T64">ཁ་ཅིག །ལྷོ་ལང་ཀའི་གླིང་གི་འགྲམ་ན་ཡོད་ཟེར། </text:span></text:p>
      <text:p text:style-name="P27"><text:span text:style-name="T64">དེ་དག་ནི་དུར་ཁྲོད་གཉིས་སམ་མང་པོའོ། །</text:span></text:p>
      <text:p text:style-name="P27"><text:span text:style-name="T64">སྐྱེད་ཚལ་ར་བའི་རྫིང་བུའི་འགྲམ་ནི། རྒྱལ་པོ་མ་སྐྱེས་དགྲས་བྱས་པའི་རྫིང་བུའི་ནང་དུ་སྐྱེད་མོས་ཚལ་ཀན་ཌ་ཞེས་པ་ཡོད་པའི་ས་ཕྱོགས་ལ་བཞེད་དོ། །</text:span></text:p>
      <text:p text:style-name="P27"><text:span text:style-name="T64">དེ་ནི་ཉེ་བའི་དུར་ཁྲོད་དོ། །</text:span></text:p>
      <text:p text:style-name="P27"><text:span text:style-name="T64">འདི་དག་ལ་ཁ་ཅིག །མུམྨུ་ནི་ཏྲི་ཤ་ཀུ་ནེ་ལ་འདོད་པ་དང་། ལྕགས་པའི་བྲང་རསྨི་ཤྭ་རི་ལ་འདོད་པ་དང་། གཽ་ཏ་བ་རི་བལ་ཡུལ་ཉིད་ལ་འདོད་པ་དང་། ཧ་རི་ཀེ་ལ་གྲི་ཧ་དེ་ཝ་ལ་འདོད་པ་དང་། ཀོང་ཀ་ན་ཨོ་ཊེ་ལ་འདོད་པ་དང་། རྒྱ་མཚོའི་འགྲམ་གྱི་དུར་ཁྲོད་རསྨི་ཤྭ་རི་ལ་སྨྲས་པ་རྣམས་ནི། བཤད་རྒྱུད་སོགས་མ་མཐོང་བར་འདི་ཉིད་དུ་གནས་དེ་དག་གི་མིང་མ་གསུངས་པ་ལ་རྟོག་གཟོ་བྱས་པར་སྣང་སྟེ། སཾ་བུ་ཊིར་ཕལ་ཆེར་སོ་སོར་གསུངས་པ་དང་། ལ་ལ་ཕྱག་ཆེན་ཐིག་ལེར་སོ་སོར་གསུངས་པའི་ཕྱིར་རོ། །</text:span></text:p>
      <text:p text:style-name="P27"><text:soft-page-break/><text:span text:style-name="T64">འདིར་མི་གསལ་བ་སཾ་བུ་ཊིར་བཤད་པའི་ཡུལ་ལྷག་མ་རྣམས་ཞར་ལ་བརྗོད་ན། </text:span></text:p>
      <text:p text:style-name="P27"><text:span text:style-name="T64">རསྨི་ཤྭ་རི་ནི། དགའ་བའི་དབང་ཕྱུག་སྟེ། རྒྱ་གར་ཤར་ཕྱོགས་རྒྱལ་པོ་དགའ་བའི་དབང་ཕྱུག་གི་གྲོང་ཁྱེར་ན་སྒྲུབ་གནས་རྡོའི་ལིང་ག་རྟའི་རྔོག་མ་ལྟ་བུས་མཚན་པ་ཡོད་པ་དང་། </text:span></text:p>
      <text:p text:style-name="P27"><text:span text:style-name="T64">ཨོ་ཊེ་ནི། ལྷོ་ཕྱོགས་རྒྱལ་པོ་ཤིང་རྟ་བཅུ་པའི་ཡུལ་ན་སྒྲུབ་གནས་རྡོའི་ལིང་ག་ནུ་མ་ལྟ་བུས་མཚན་པ་ཡོད་པ་དང་། </text:span></text:p>
      <text:p text:style-name="P27"><text:span text:style-name="T64">ཏྲི་ཤ་ཀུ་ནི་ནི། སྟག་གཟིག་གི་ཡུལ་ན་ཆུ་བོ་གངྒ་དང་གན་ཏི་དང་ས་རུ་པ་གསུམ་འདུས་མདོ་ན་སྒྲུབ་གནས་རྡོའི་ལིང་ག་ལྟེ་བ་ལྟ་བུས་མཚན་པ་ཡོད་པ་དང་། </text:span></text:p>
      <text:p text:style-name="P27"><text:span text:style-name="T64">པྲེ་ཏ་པུ་རི་ནི། པུ་ཧྲངས་ཀྱི་ལུང་པ་ཞིག་གི་དབུས་ན་རྡོའི་ཕོ་མཚན་མི་གཟུགས་ཆེ་བ་ཙམ་གྱི་དཀྱིལ་ནས་ཡར་ཆུ་ཚན་འཕྱུར་ནས་ཡོད་པ་དང་། </text:span></text:p>
      <text:p text:style-name="P27"><text:span text:style-name="T64">གྲི་ཧ་དེ་ཝ་ནི། ཁྱིམ་གྱི་ལྷ་སྟེ། ལི་ཡུལ་ལྗང་ར་སྨུག་པོ་ན་སྒྲུབ་གནས་རྡོའི་ལིང་ག་སྙིང་ལྟ་བུས་མཚན་པ་ཡོད་པ་དང་། </text:span></text:p>
      <text:p text:style-name="P27"><text:span text:style-name="T64">མ་རུ་ནི། ཛ་ལན་དྷ་ར་དང་ཉེ་བའི་བྱང་ཕྱོགས་ན་སྒྲུབ་གནས་བྲག་ཕུག་ཞིག་ན་རྡོའི་མཚན་མ་རྐང་པའི་མཐེ་བོང་ལྟ་བུ་འཁྲུལ་པ་བཏོན་པས་མི་ཐོན་པ་ཞིག་ཡོད་པ་རྣམས་ལ་བཞེད་དོ། །</text:span><text:span text:style-name="T39">(</text:span><text:span text:style-name="T41">༡༠༦བ</text:span><text:span text:style-name="T39">)</text:span></text:p>
      <text:p text:style-name="P27"><text:span text:style-name="T64">གསུམ་པ་</text:span><text:span text:style-name="T20">[</text:span><text:span text:style-name="T21">དེ་དག་གི་འགལ་སྤོང་དང་དེ་དག་སར་གསུངས་པའི་དགོས་པ་བཤད་པ་</text:span><text:span text:style-name="T20">]</text:span><text:span text:style-name="T64">ནི། དེ་ལྟར་རྒྱུད་སྡེ་རྣམས་ནས་གསུངས་པ་ལ་ཀཱ་མ་རཱུ་པ་ལྟ་བུ་ཡུལ་གཅིག་ཉིད་བདེ་མཆོག་དང་སཾ་བུ་ཊིར་ཞིང་དུ་གསུངས་པ། འདི་དང་ཕྱག་ཆེན་ཐིག་ལེར་གནས་སུ་གསུངས་པ་དང་། དེ་བཞིན་དུ་སིན་དྷུ་ལྟ་བུ་འདིར་ཉེ་བའི་གནས་སུ་གསུངས་ཀྱང་། བདེ་མཆོག་དང་སཾ་བུ་ཊིར་དུར་ཁྲོད་དུ་གསུངས་པ་སོགས་མི་མཐུན་པ་ཆེས་མང་བས་འགལ་ལམ་སྙམ་ན། སྐྱོན་མེད་དེ། གནས་ལ་སོགས་པ་ལ་རབ་དགའ་ལ་</text:span><text:soft-page-break/><text:span text:style-name="T64">སོགས་པའི་ཐ་སྙད་བཏགས་པའི་རྣམ་གཞག་མ་འཁྲུལ་པའི་ཕྱིར་དང་། ཕྱིའི་ཡུལ་རྣམས་ལའང་གནས་དང་ཉེ་གནས་ལ་སོགས་པའི་ཐ་སྙད་བཏགས་པ་ཙམ་ཡིན་པའི་ཕྱིར་དང་། ཡུལ་གཅིག་ཉིད་ལའང་བྱེད་ལས་ཀྱི་ཁྱད་པར་ལ་བརྟེན་ནས་མིང་སྣ་ཚོགས་གདགས་སུ་རུང་བའི་ཕྱིར་རོ། །</text:span></text:p>
      <text:p text:style-name="P27"><text:span text:style-name="T64">འོ་ན། རྒྱུད་ལ་ལར་གསུངས་པའི་ཡུལ་འགའ་ཞིག་ལ་ལར་མ་གསུངས་པ་ཇི་ལྟར་ཡིན་སྙམ་ན། </text:span></text:p>
      <text:p text:style-name="P47"><text:span text:style-name="T38">ཉེ་བའི་ཞིང་ནི་མདོར་བསྡུས་པའོ། །</text:span></text:p>
      <text:p text:style-name="P27"><text:span text:style-name="T64">ཞེས་དང་། </text:span></text:p>
      <text:p text:style-name="P47"><text:span text:style-name="T38">མདོར་བསྡུས་པས་ནི་བརྗོད་པར་བྱ། །</text:span></text:p>
      <text:p text:style-name="P27"><text:span text:style-name="T64">ཞེས་པས་རྒྱས་བསྡུས་ཀྱི་ཁྱད་པར་དུ་གསུངས་པ་དང་། ཤུགས་ལས་རྒྱས་པར་འདོད་ན་གཞན་ལས་གསུངས་པས་ཁ་བསྐང་དུ་རུང་བར་ཡང་བསྟན་ཏོ། །</text:span></text:p>
      <text:p text:style-name="P71"><text:span text:style-name="T64">འོ་ན་ཕྱིའི་ཡུལ་སོ་སོ་དང་ལུས་ཀྱི་གནས་སོ་སོ་བ་དང་ཉེ་གནས་སོགས་སུ་བཤད་པ་དང་གནས་སོགས་ས་བཅུ་གཉིས་སུ་གསུངས་པའི་དགོས་པ་ཇི་ལྟ་བུ་ཞེ་ན། གདུལ་བྱ་དམན་པ་ལ་ཕྱི་རོལ་གྱི་ཡུལ་རྣམས་གནས་ལ་སོགས་པར་བསྟན་ནས་རང་ཡུལ་ལ་ཞེན་པ་སྤང་བ་དང་། འབྲིང་པོ་ལ་དཀྱིལ་འཁོར་གྱི་ལྷའི་གནས་རྣམས་གནས་ལ་སོགས་པར་ངེས་པ་དང་། རབ་ལའང་གསུམ་དུ་དབྱེ་བའི། དམན་པས་ས་བོན་གྱི་ཡི་གེ་ལས་གྱུར་པའི་ལུས་ཀྱི་གནས་རྣམས་གནས་ལ་སོགས་པར་ངེས་པ་དང་། འབྲིང་གིས་ས་བོན་ལ་མ་ལྟོས་པར་ལུས་ཀྱི་གནས་རྣམས་གནས་ལ་སོགས་པར་ངེས་པ་དང་། རབ་ཀྱིས་སྟོང་པ་དང་སྙིང་རྗེ་དབྱེར་མེད་པའི་བྱང་སེམས་ཉིད་གནས་ལ་སོགས་པར་ངེས་པ་སྟེ། ཐ་མ་ངེས་དོན་དང་དང་པོ་བཞི་ཐ་མ་ལ་བལྟོས་ན་དྲང་དོན་ཡིན་ལ། གནས་ལ་</text:span><text:span text:style-name="T39">(</text:span><text:span text:style-name="T41">༡༠༧ན</text:span><text:span text:style-name="T39">)</text:span><text:span text:style-name="T64">སོགས་པ་རབ་</text:span><text:soft-page-break/><text:span text:style-name="T64">དགའ་སོགས་ཀྱི་སར་བཞག་པའི་ས་དེ་དང་དེར་མོས་པ་ལས་འཇིག་རྟེན་ལས་འདས་པའི་ས་རྣམས་ཐོབ་པའི་ཕྱིར་འབད་པར་བྱ་བའི་དོན་དུ་མན་སྙེར་བཤད་དོ། །</text:span></text:p>
      <text:p text:style-name="P27"><text:span text:style-name="T64">དེ་ཁོ་ན་ཉིད་དང་ལྡན་པའི་རྣལ་འབྱོར་པ་ལ་ནི་གང་ན་འདུག་པའི་གནས་སུ་མཁའ་འགྲོ་མ་རྣམས་བྱོན་ནས་བྱིན་གྱིས་རློབ་ལ། མི་ལྡན་ན་ཕྱི་རོལ་གྱི་ཡུལ་དུ་ཕྱིན་ཡང་བྱིན་གྱིས་རློབ་པར་དཀའ་བའི་ཕྱིར། དེ་ཉིད་དང་ལྡན་པས་ཕྱི་རོལ་གྱི་ཡུལ་ངེས་པར་བསྐོར་བྱ་མ་ཡིན་ཏེ། </text:span></text:p>
      <text:p text:style-name="P27"><text:span text:style-name="T64">མངོན་བརྗོད་ལས། </text:span></text:p>
      <text:p text:style-name="P46"><text:span text:style-name="T38">མཁའ་འགྲོ་མ་ཀུན་འདི་ཉིད་དུ། །ཐུགས་རྗེ་ལྡན་རྣམས་རྣམ་པར་གནས། །</text:span></text:p>
      <text:p text:style-name="P46"><text:span text:style-name="T38">སངས་རྒྱས་བྱང་ཆུབ་སེམས་དཔའ་ཀུན། །འགྲོ་བ་གསུམ་པོའང་འདི་ཉིད་དུ། །</text:span></text:p>
      <text:p text:style-name="P46"><text:span text:style-name="T38">ཉི་ཤུ་རྩ་བཞིའི་དབྱེ་བ་ཡིས། །གནས་སོགས་འདི་ཁོ་ན་ལ་གནས། །</text:span></text:p>
      <text:p text:style-name="P46"><text:span text:style-name="T38">དེ་བས་དེ་རུ་བསྐོར་བ་ཡི། །སྐྱོ་བྱ་དེ་ཉིད་ཅན་གྱིས་མིན། །</text:span></text:p>
      <text:p text:style-name="P46"><text:span text:style-name="T38">གལ་ཏེ་དེ་ཉིད་མེད་གྱུར་ན། །དེ་རྣམས་བསྐོར་བས་ཅུང་ཟད་མིན། །</text:span></text:p>
      <text:p text:style-name="P46"><text:span text:style-name="T38">གལ་ཏེ་དེ་ཉིད་ལྡན་གྱུར་ན། །དེ་རྣམས་བསྐོར་བ་ཅི་ཞིག་དགོས། །</text:span></text:p>
      <text:p text:style-name="P46"><text:span text:style-name="T38">ཕྱི་རོལ་རྣལ་འབྱོར་པ་དེ་རྣམས། །བསྐོར་བས་ཁམས་རྣམས་ཟད་པར་འགྱུར། །</text:span></text:p>
      <text:p text:style-name="P46"><text:span text:style-name="T38">དེ་བས་ཕྱི་རོལ་སྤངས་ནས་ནི། །རྣལ་འབྱོར་རོལ་པས་གནས་པར་བྱ། །</text:span></text:p>
      <text:p text:style-name="P46"><text:span text:style-name="T38">དཔལ་ལྡན་རྡོ་རྗེ་རྣལ་འབྱོར་མ། །རྣམ་དག་ཡེ་ཤེས་ཅན་རྣམས་ཀྱིས། །</text:span></text:p>
      <text:p text:style-name="P46"><text:span text:style-name="T38">རྡོ་རྗེའི་རྣལ་འབྱོར་ཅན་རྣམས་གཟིགས། །ཐུགས་རྗེས་ཁྱབ་པའི་ཐུགས་ཀྱིས་ནི། །</text:span></text:p>
      <text:p text:style-name="P46"><text:span text:style-name="T38">དེ་རྣམས་དགྱེས་པའི་དངོས་གྲུབ་མཆོག །ཇི་ལྟར་འདོད་བཞིན་སྩོལ་བར་མཛད། །</text:span></text:p>
      <text:p text:style-name="P27"><text:span text:style-name="T64">ཅེས་སོ། །</text:span></text:p>
      <text:p text:style-name="P27"><text:soft-page-break/><text:span text:style-name="T64">གནས་ལ་སོགས་པའི་ཡུལ་རྣམས་རབ་དགའ་སོགས་ཀྱི་སར་གསུངས་པའི་དོན་ལ། བླ་མ་རྣམས། ཡུལ་དེ་དག་སྤྱིར་རླུང་གི་དཀྱིལ་འཁོར་ནས་ཚངས་པའི་འཇིག་རྟེན་གྱི་བར་ལའང་ཚང་ལ། བྱེ་བྲག་འཛམ་བུ་གླིང་འདི་ཉིད་ལ་ཚང་ཞིང་། ཁྱད་པར་རྡོ་རྗེའི་ལུས་ཉིད་ལ་ཚང་བས། ནང་གི་ལུས་ཀྱི་གནས་དེ་དང་དེའི་རྩ་ནང་གི་རླུང་སེམས་དྷུ་ཏཱིར་དྭངས་པས་ས་དེ་དང་དེའི་རྟོགས་པ་སྐྱེ་ཞིང་། ཡུལ་དེ་དང་དེར་གནས་པའི་དཔའ་བོ་དང་རྣལ་འབྱོར་མ་རྣམས་དབང་དུ་འགྱུར་</text:span><text:span text:style-name="T39">(</text:span><text:span text:style-name="T41">༡༠༧བ</text:span><text:span text:style-name="T39">)</text:span><text:span text:style-name="T64">བས་ན། ནང་གི་གནས་དེ་དང་དེའི་མིང་གིས་ས་དེ་དང་དེ་ལ་བཏགས་པར་བཞེད་དོ། །</text:span></text:p>
      <text:p text:style-name="P27"><text:span text:style-name="T1">པ༢ </text:span><text:span text:style-name="T31">གཉིས་པ་གཞུང་དོན་ལ། </text:span><text:span text:style-name="T1">ཕ༡ </text:span><text:span text:style-name="T31">ཞུས་པ་དང་། </text:span><text:span text:style-name="T1">ཕ༢ </text:span><text:span text:style-name="T31">ལན་གཉིས་ཀྱི། </text:span></text:p>
      <text:p text:style-name="P27"><text:span text:style-name="T64">ཕ༡ དང་པོ་ནི། </text:span></text:p>
      <text:p text:style-name="P44"><text:span text:style-name="T62">ཀྱེ་བཅོམ་ལྡན་འདས། གནས་ལ་སོགས་པ་གང་ལགས། </text:span></text:p>
      <text:p text:style-name="P27"><text:span text:style-name="T64">ཞེས་པ་སྟེ། གོང་དུ་གནས་དང་ཉེ་བའི་གནས་ཞེས་སོགས་གསུངས་པའི་ཡུལ་རྣམས་སོ་སོར་ངོས་བཟུང་བའི་ཕྱིར། རྡོ་རྗེ་སྙིང་པོས། ཀྱེ་བཅོམ་ལྡན་འདས། གནས་དང་ཉེ་གནས་ལ་སོགས་པའི་ཡུལ་རྣམས་གང་དང་གང་ལགས། ཞེས་ཞུས་པའོ། །</text:span></text:p>
      <text:p text:style-name="P27"><text:span text:style-name="T5">ཕ༢ </text:span><text:span text:style-name="T34">གཉིས་པ་</text:span><text:span text:style-name="T6">[</text:span><text:span text:style-name="T5">ལན་</text:span><text:span text:style-name="T6">]</text:span><text:span text:style-name="T34">ལ། </text:span><text:span text:style-name="T5">བ༡ </text:span><text:span text:style-name="T34">གནས་དང་ཉེ་གནས། </text:span><text:span text:style-name="T5">བ༢ </text:span><text:span text:style-name="T34">ཞིང་དང་ཉེ་ཞིང་། </text:span><text:span text:style-name="T5">བ༣ </text:span><text:span text:style-name="T34">ཚན་དྷོ་དང་ཉེ་བའི་ཚན་དྷོ། </text:span><text:span text:style-name="T5">བ༤ </text:span><text:span text:style-name="T34">འཐུང་གཅོད་དང་ཉེ་བའི་འཐུང་གཅོད། </text:span><text:span text:style-name="T5">བ༥ </text:span><text:span text:style-name="T34">དུར་ཁྲོད་དང་ཉེ་བའི་དུར་ཁྲོད་བཤད་པ་ལྔའི།</text:span><text:span text:style-name="T31"> </text:span></text:p>
      <text:p text:style-name="P27"><text:span text:style-name="T64">བ༡ དང་པོ་ནི། </text:span></text:p>
      <text:p text:style-name="P44"><text:span text:style-name="T62">བཅོམ་ལྡན་འདས་ཀྱིས་བཀའ་སྩལ་པ། </text:span></text:p>
      <text:p text:style-name="P44"><text:span text:style-name="T62">གནས་ནི་ཛ་ལན་དྷ་རར་བཤད། །དེ་བཞིན་དུ་ནི་ཨོ་རྒྱན་ཉིད། །</text:span></text:p>
      <text:p text:style-name="P44"><text:span text:style-name="T62">གནས་ནི་ཀོལཱ་གི་རི་ཉིད། །དེ་བཞིན་དུ་ཡང་ཀཱམ་དུ་ཉིད། །</text:span></text:p>
      <text:p text:style-name="P44"><text:soft-page-break/><text:span text:style-name="T62">ཉེ་གནས་མ་ལ་ཝ་ཞེས་བརྗོད། །སིན་དྷུ་ནཱ་ག་ར་ཉིད་དོ། །</text:span></text:p>
      <text:p text:style-name="P27"><text:span text:style-name="T64">ཞེས་པ་སྟེ། གོང་དུ་ཞུས་པའི་ལན་བཅོམ་ལྡན་འདས་ཀྱིས་བཀའ་སྩལ་པ། </text:span></text:p>
      <text:p text:style-name="P27"><text:span text:style-name="T64">གནས་ནི། ཛ་ལན་དྷ་ར་ཏེ་འབར་བ་འཛིན་པར་བཤད་པ་དང་། དེ་བཞིན་དུ་ནི་ཨུ་རྒྱན་ཏེ་ཨོཌྜི་ཡ་ནའམ་འཕུར་འགྲོའི་གནས་ཉིད་དང་། གནས་ནི་ཀོལཱ་གི་རི་ཏེ་པུལླཱི་ར་མ་ལ་ཡ་ཉིད་དང་། དེ་བཞིན་དུ་ཡང་ཀཱ་མ་རུ་སྟེ་ཀཱ་མ་རཱུ་པ་ཞེས་པ་འདོད་པའི་གཟུགས་ཅན་ཉིད་དང་བཞིའོ། །</text:span></text:p>
      <text:p text:style-name="P27"><text:span text:style-name="T64">ཉེ་བའི་གནས་ནི། མཱ་ལ་ཝ་ཞེས་པ་ཕྲེང་བ་ཅན་དུ་བརྗོད་པ་དང་། ཆུ་བོ་སིན་དྷུ་འབབ་པའི་ཡུལ་དང་། ཡུལ་དབུས་ནཱ་ག་རའི་ཡི་གེ་འབྱུང་བ་སྟེ་གསུམ་ཉིད་དོ་ཞེས་པའོ། །</text:span></text:p>
      <text:p text:style-name="P27"><text:span text:style-name="T64">བ༢ གཉིས་པ་</text:span><text:span text:style-name="T20">[</text:span><text:span text:style-name="T21">ཞིང་དང་ཉེ་ཞིང་</text:span><text:span text:style-name="T20">]</text:span><text:span text:style-name="T64">ནི། </text:span></text:p>
      <text:p text:style-name="P44"><text:span text:style-name="T62">ཞིང་ནི་མུམྨུ་ནིར་བཤད་དེ། །ཞིང་ནི་བྱེད་པའི་གྲངས་ཉིད་དོ། །</text:span></text:p>
      <text:p text:style-name="P44"><text:span text:style-name="T62">དེ་ཝི་ཀོ་ཊ་དེ་བཞིན་ཞིང་། །ཞིང་ནི་ལྕགས་པའི་གྲངས་ཉིད་དོ། །</text:span></text:p>
      <text:p text:style-name="P65"><text:span text:style-name="T62">ཉེ་ཞིང་ཀུ་ལུ་ཏ་ཞེས་བརྗོད། །དེ་བཞིན་ཨརྦུ་ཏ་ཉིད་དོ། །</text:span></text:p>
      <text:p text:style-name="P65"><text:span text:style-name="T62">བ་ཡི་མཆོད་སྦྱིན་ཁ་བའི་རི། །ཉེ་བའི་ཞིང་ནི་མདོར་བསྡུས་པའོ། །</text:span></text:p>
      <text:p text:style-name="P57"><text:span text:style-name="T64">ཞེས་པ་སྟེ། ཞིང་ནི་མུམྨུ་ནིར་གྲགས་པ་རྒྱ་མཚོའི་འགྲམ་ན་ཡོད་པར་བཤད་པ་དེ་དང་། ཞིང་ནི་བྱེད་པའི་བྲང་ཞེས་པའི་གླིང་ཕྲན་ཉིད་དོ། །</text:span></text:p>
      <text:p text:style-name="P57"><text:span text:style-name="T64">དེ་ཝི་ཀོ་ཊ་ཞེས་པ་ལྷ་མོའི་</text:span><text:span text:style-name="T39">(</text:span><text:span text:style-name="T41">༡༠༨ན</text:span><text:span text:style-name="T39">)</text:span><text:span text:style-name="T64">མཁར་དུ་གྲགས་པ་ཡང་སྔ་མ་དེ་བཞིན་དུ་ཞིང་ཡིན་ལ། ཞིང་ནི་ལྕགས་པའི་བྲང་ངམ་སིངྒ་ལའི་གླིང་དུ་གྲགས་པ་སྟེ་བཞི་ཉིད་དོ། །</text:span></text:p>
      <text:p text:style-name="P57"><text:span text:style-name="T64">ཉེ་བའི་ཞིང་ནི་ཀུ་ལུ་ཏ་ཞེས་བརྗོད་པ་དང་། དེ་བཞིན་དུ་ཨརྦུ་ཏར་གྲགས་པ་ཉིད་དོ། །</text:span></text:p>
      <text:p text:style-name="P57"><text:span text:style-name="T64">བ་ཡི་མཆོད་སྦྱིན་ཏེ་གཽ་ཏ་བ་རི་དང་། ཁ་བའི་རི་སྟེ་ཧི་མ་ལ་ཡ་རྣམས་ཉེ་བའི་ཞིང་ནི་མདོར་བསྡུས་པ་བཞིའོ་ཞེས་པའོ། །</text:span></text:p>
      <text:p text:style-name="P27"><text:soft-page-break/><text:span text:style-name="T64">བ༣ གསུམ་པ་</text:span><text:span text:style-name="T20">[</text:span><text:span text:style-name="T21">ཚན་དྷོ་དང་ཉེ་བའི་ཚན་དྷོ་</text:span><text:span text:style-name="T20">]</text:span><text:span text:style-name="T64">ནི། </text:span></text:p>
      <text:p text:style-name="P44"><text:span text:style-name="T62">ཙྪན་དྷོ་ཧ་རི་ཀེ་ལ་དང་། །ལན་ཚྭ་རྒྱ་མཚོའི་ཞིང་སྐྱེས་དང་། །</text:span></text:p>
      <text:p text:style-name="P44"><text:span text:style-name="T62">ལམ་པ་ཀ་དང་ཀཉྩི་ཉིད། །དེ་བཞིན་སཽ་རཱཥྚ་ཉིད་དོ། །</text:span></text:p>
      <text:p text:style-name="P44"><text:span text:style-name="T62">ཉེ་བའི་ཙྪན་དྷོ་ཀ་ལིང་ཀ །གསེར་དང་ལྡན་པའི་གླིང་དང་ནི། །</text:span></text:p>
      <text:p text:style-name="P44"><text:span text:style-name="T62">ཀོང་ཀ་ན་ཡང་ཉེ་ཙྪན་དྷོར། །མདོར་བསྡུས་པས་ནི་བརྗོད་པར་བྱ། །</text:span></text:p>
      <text:p text:style-name="P27"><text:span text:style-name="T64">ཞེས་པ་སྟེ། ཙྪན་དྷོ་ནི་ཧ་རི་ཀེ་ལ་ནམ་མཁའི་ཤིང་ལྡན་དུ་གྲགས་པ་དང་། ལན་ཚྭ་རྒྱ་མཚོའི་ནང་སྐྱེས་ཏེ་ཁྱབ་འཇུག་གིས་བྱས་པའི་སྐུ་དང་ཉེ་བའི་གླིང་ཕྲན་དང་། ལམ་པ་ཀར་གྲགས་པ་དང་ཀཉྩི་ཞེས་པ་ཉིད་དང་། དེ་བཞིན་དུ་སཽ་རཱཥྚ་ཞེས་པ་ཡུལ་འཁོར་བཟང་པོ་ཅན་དུ་གྲགས་པ་སྟེ་ལྔ་ཉིད་དོ། །</text:span></text:p>
      <text:p text:style-name="P27"><text:span text:style-name="T64">ཉེ་བའི་ཙྪན་དྷོ་ནི་ཀ་ལིང་ཀར་གྲགས་པ་དང་། གསེར་དང་ལྡན་པའི་གླིང་སྟེ་སུ་ཝརྞ་དཱི་བ་དང་ནི་ཡུལ་ཀོང་ཀ་ན་ཞེས་གྲགས་ཤིང་། རང་བྱུང་གི་རྟེན་ཡོད་པ་ཡང་ཉེ་བའི་ཚན་དྷོར་བཤད་ནས། མདོར་བསྡུས་པས་ནི་ཡུལ་གསུམ་དུ་བརྗོད་པར་བྱ་ཞེས་པའོ། །</text:span></text:p>
      <text:p text:style-name="P27"><text:span text:style-name="T64">འདིར་འདུ་བ་དང་ཉེ་བའི་འདུ་བ་དངོས་སུ་མ་གསུངས་པ་ནི་ཚན་དྷོ་དང་ཉེ་ཚན་གྱི་ཁོངས་སུ་བསྡུས་པ་སྟེ། གོང་དུ། དེ་བཞིན་འདུ་བ་ཉེ་འདུ་བ། །ཞེས་པའི་དེ་བཞིན་གྱི་ནུས་པས་སོ། །</text:span></text:p>
      <text:p text:style-name="P27"><text:span text:style-name="T64">འབྱེད་ན། ཕྱག་ཆེན་ཐིག་ལེར། གསེར་གླིང་འདུ་བ་དང་། ཀོང་ཀ་ན་ཉེ་འདུར་བཤད་ཅིང་། </text:span></text:p>
      <text:p text:style-name="P27"><text:span text:style-name="T64">སཾ་ཊིར། སཽར་ཥྚ་དང་སུ་ཝརྞ་དཱི་པ་གཉིས་ཀ་ཉེ་འདུར་བཤད་པ་ལྟར་རོ། །</text:span></text:p>
      <text:p text:style-name="P27"><text:span text:style-name="T64">བ༤ བཞི་པ་</text:span><text:span text:style-name="T20">[</text:span><text:span text:style-name="T21">འཐུང་གཅོད་དང་ཉེ་བའི་འཐུང་གཅོད་</text:span><text:span text:style-name="T20">]</text:span><text:span text:style-name="T64">ནི། </text:span></text:p>
      <text:p text:style-name="P44"><text:span text:style-name="T62">འཐུང་གཅོད་གྲོང་ཁྱེར་གྱི་དང་ཡང་། །འཐུང་གཅོད་གྲོང་གི་མཐར་གནས་པ། །</text:span></text:p>
      <text:p text:style-name="P44"><text:span text:style-name="T62">ཙ་རི་ཏྲ་དང་ཀོ་ཤ་ལ། །བིན་དྷ་གཞོན་ནུའི་གྲོང་ཁྱེར་རོ། །</text:span></text:p>
      <text:p text:style-name="P44"><text:soft-page-break/><text:span text:style-name="T62">རྡོ་རྗེ་སྙིང་པོ་སྙིང་རྗེ་ཆེ། །ཉེ་བའི་འཐུང་གཅོད་དེ་ཉེ་བའོ། །</text:span></text:p>
      <text:p text:style-name="P27"><text:span text:style-name="T64">ཞེས་པ་སྟེ། འཐུང་གཅོད་ནི། གྲོང་ཁྱེར་གྱིས་ཞེས་པ་གྲོང་ཁྱེར་པ་ཊ་ལི་པུ་ཏྲ་དང་། ཡང་འཐུང་གཅོད་གྲོང་གི་</text:span><text:span text:style-name="T39">(</text:span><text:span text:style-name="T41">༡༠༨བ</text:span><text:span text:style-name="T39">)</text:span><text:span text:style-name="T64">མཐར་གནས་པ་མོན་ཡུལ་གྱི་བྱེ་བྲག་ཏུ་བཤད་པ་གཉིས་དང་། ཉེ་བའི་འཐུང་གཅོད་ནི་ཙ་རི་ཏྲར་གྲགས་པ་དང་། ཀོ་ཤ་ལའམ་ཀོ་ས་ལ་ཞེས་གྲགས་པ་ཡུལ་གཉན་ཡོད་ཀྱི་ས་དང་། བིན་དྷ་སྟེ་རི་བོ་འབིགས་བྱེད་ཀྱི་ནགས་དང་། རྒྱ་མཚོའི་གླིང་ཕྲན་དུ་བཤད་པའི་གཞོན་ནུའི་གྲོང་ཁྱེར་རོ་ཞེས་རྡོ་རྗེ་སྙིང་པོ་སྙིང་རྗེ་ཆེན་པོ་ལ་བོས་ནས། དེ་ལྟར་ཡུལ་བཞི་ནི་ཉེ་བའི་འཐུང་གཅོད་དེ། འཐུང་</text:span><text:span text:style-name="T83">གཅོད་དང་ཉེ་བའོ་ཞེས་སམ། ཡང་ན། ཡུལ་དྲུག་ག་འཐུང་གཅོད་དུ་བཤད་ནས། ཉེ་བའི་འཐུང་གཅོད་ནི་ཡུལ་དྲུག་པོ་དེ་དང་ཉེ་བའི་ཕྱོགས་དྲུག་པོའོ་ཞེས་བཤད་ཀྱང་མན་སྙེ་དང་མཐུན་ཏེ་མི་འགལ་ལོ། །</text:span></text:p>
      <text:p text:style-name="P27"><text:span text:style-name="T64">བ༥ ལྔ་པ་</text:span><text:span text:style-name="T67">[</text:span><text:span text:style-name="T21">དུར་ཁྲོད་དང་ཉེ་བའི་དུར་ཁྲོད་བཤད་པ་</text:span><text:span text:style-name="T20">]</text:span><text:span text:style-name="T64">ནི། </text:span></text:p>
      <text:p text:style-name="P44"><text:span text:style-name="T62">དུར་ཁྲོད་རབ་སོང་དགེ་འདུན་དང་། །དུར་ཁྲོད་རྒྱ་མཚོའི་འགྲམ་ཉིད་དོ། །</text:span></text:p>
      <text:p text:style-name="P44"><text:span text:style-name="T62">སྐྱེད་ཚལ་ར་བའི་རྫིང་བུའི་འགྲམ། །ཉེ་བའི་དུར་ཁྲོད་བརྗོད་པར་བྱ། །</text:span></text:p>
      <text:p text:style-name="P27"><text:span text:style-name="T64">ཞེས་པ་སྟེ། དུར་ཁྲོད་ནི་སྲོག་རབ་ཏུ་སོང་བ་རོ་དང་། དགེ་འདུན་གྱི་སྒྲ་སཾ་འདུས་པ་ལའང་འཇུག་པས། རོ་འདུས་པའི་ས་གཞི་རྣམས་དང་། དུར་ཁྲོད་ནི་རྒྱ་མཚོའི་འགྲམ་གྱི་ཡི་དྭགས་དངོས་སུ་རྒྱུ་བའི་ས་ཉིད་དོ། །</text:span></text:p>
      <text:p text:style-name="P27"><text:span text:style-name="T64">རྒྱལ་པོའི་སྐྱེད་མོས་ཚལ་གྱི་ར་བའི་རྫིང་བུའི་འགྲམ་ལ་སོགས་པ་ཉེ་བའི་དུར་ཁྲོད་དུ་བརྗོད་པར་བྱ་སྟེ། རོ་མང་པོ་འདུས་པའི་ཕྱིར་རོ། །དེ་ལྟར་ན་དུར་ཁྲོད་དང་ཉེ་བའི་དུར་ཁྲོད་གསུམ་མམ་མང་པོའོ།</text:span></text:p>
      <text:p text:style-name="P27"><text:span text:style-name="T64">ནང་ལྟར་ན། སྤྱིར་ལུས་ཀྱི་གནས་སོ་གཉིས་རྣམས་ཕྱི་རོལ་གྱི་ཡུལ་སོ་གཉིས་དང་སྦྱར་བར་བྱ་བ་ཡིན་ཡང་རྒྱུད་ལ་རང་གར་འཇུག་པ་དགག་པའི་ཕྱིར་འདིར་ནང་གི་གནས་རྣམས་གསལ་བར་མ་</text:span><text:soft-page-break/><text:span text:style-name="T64">གསུངས་ཤིང་། རྩ་རྣམས་ཀྱང་ཡུལ་འདི་དང་འདི་ཞེས་མ་གསུངས་པས་བཤད་རྒྱུད་ལ་བལྟོས་དགོས་ཤིང་། སཾ་ཊིར་ཡང་འདིར་བཤད་པའི་ཡུལ་ཤས་ཆེར་ལུས་ཀྱི་གནས་དང་རྩར་སྦྱར་ནས་གསུངས་ཀྱང་ཡོངས་སུ་རྫོགས་པ་མ་གསུངས་པས། གཙོ་བོར་ཕྱག་ཆེན་ཐིག་ལེ་དང་བསྟུན་ནས་འཁྲུགས་སྡེབས་ཏེ་འཆད་པར་བཞེད་དོ། །</text:span></text:p>
      <text:p text:style-name="P27"><text:span text:style-name="T64">དེ་ལ་སྤྱི་གཙུག་ཛ་ལན་དྷ་ར། སྤྱི་བོ་ཨུ་རྒྱན། འཚོགས་མ་ཀོལླ་གི་རི། </text:span><text:span text:style-name="T39">(</text:span><text:span text:style-name="T41">༡༠༩ན</text:span><text:span text:style-name="T39">)</text:span><text:span text:style-name="T64">སྨིན་ཕྲག་ཀཱ་མ་རཱུ་སྟེ་གནས་སོ། །</text:span></text:p>
      <text:p text:style-name="P27"><text:span text:style-name="T64">སྣ་རྩེ་མཱ་ལ་ཝ། མིག་གཉིས་སིན་དྷུ། རྣ་བ་གཉིས་ནཱ་ག་ར་སྟེ་ཉེ་གནས་སོ། །</text:span></text:p>
      <text:p text:style-name="P27"><text:span text:style-name="T64">ཀོ་ས་ཀོ་མུམྨུ་ནི། རྟགས་ཀྱི་རྩེ་མོ་བྱེད་པའི་བྲང་། མགྲིན་པ་དེ་ཝི་ཀོ་ཊ། ཁ་ལྕགས་པའི་བྲང་སྟེ་ཞིང་ངོ་། །</text:span></text:p>
      <text:p text:style-name="P81">ཚིགས་པ་ཀུ་ལུ་ཏ། ནུ་མ་གཉིས་ཨརྦུ་ཏ། ལྟེ་བ་བ་ཡི་མཆོག་སྦྱིན། ལྟག་པ་ཁ་བའི་རི་སྟེ་ཉེ་ཞིང་ངོ་།།</text:p>
      <text:p text:style-name="P27"><text:span text:style-name="T64">སྙིང་ག་ཧ་རི་ཀེ་ལ། སྙིང་གའི་ཕྱོགས་ཀྱི་རྩ་ཞིག་ལན་ཚྭ་རྒྱ་མཚོའི་ནང་སྐྱེས། གསང་གནས་ཀྱི་ནང་ལ་ལམ་པ་ཀ །རྟགས་ཀྱི་དབུས་ཀཉྩི། ཡང་སྙིང་གའི་ཕྱོགས་ཀྱི་རྩ་ཞིག་སཽ་རཱཥྚ་སྟེ་ཚན་དྷོའོ། །</text:span></text:p>
      <text:p text:style-name="P27"><text:span text:style-name="T64">ཡང་སྙིང་གའི་ཕྱོགས་ཀྱི་རྩ་ཞིག་ཀ་ལིང་ཀ །བཤང་ལམ་གསེར་གླིང་། བརླ་གཉིས་ཀོང་ཀ་ན་ཏེ་ཉེ་བའི་ཚན་དྷོའོ། །</text:span></text:p>
      <text:p text:style-name="P27"><text:span text:style-name="T64">ཕྲག་པ་གཉིས་གྲོང་ཁྱེར་གྱི་ས། རྐང་མཐིལ་གཉིས་གྲོང་མཐའ་སྟེ་འཐུང་གཅོད། </text:span></text:p>
      <text:p text:style-name="P27"><text:span text:style-name="T64">སོར་མོ་རྣམས་ཙ་རི་ཏྲ། རྐེད་པ་ཀོ་ཤ་ལ། པུས་མོ་གཉིས་བིན་དྷ། མཐེ་བོང་བཞི་གཞོན་ནུའི་གྲོང་ཁྱེར་ཏེ་ཉེ་བའི་འཐུང་གཅོད་དོ། །</text:span></text:p>
      <text:p text:style-name="P27"><text:span text:style-name="T64">བྱིན་པ་གཉིས་རབ་སོང་དགེ་འདུན། བོལ་གོང་གཉིས་རྒྱ་མཚོའི་འགྲམ་སྟེ་དུར་ཁྲོད། </text:span></text:p>
      <text:p text:style-name="P27"><text:soft-page-break/><text:span text:style-name="T64">ཡང་སྙིང་གའི་ཕྱོགས་ཀྱི་རྩ་ཞིག་རྫིང་བུའི་འགྲམ་སྟེ་ཉེ་བའི་དུར་ཁྲོད་དོ། །</text:span></text:p>
      <text:p text:style-name="P27"><text:span text:style-name="T64">དེས་ན་ཕྱག་ཆེན་ཐིག་ལེར་མི་གསལ་བའི་གནས་བཞི་སྙིང་གའི་ཕྱོགས་ཀྱི་རྩས་ཁ་འགེངས་པར་བླ་མ་དག་བཞེད་པ་ལྟར་རོ། །</text:span></text:p>
      <text:p text:style-name="P27"><text:span text:style-name="T64">ནང་གི་གནས་འདི་དག་བདེ་མཆོག་དང་སཾ་བུ་ཊི་དང་མི་མཐུན་པས་འགལ་ལམ་སྙམ་ན། སྐྱོན་མེད་དེ། རྩ་རྣམས་ཀྱི་རྩ་བ་དང་འབྲས་བུའི་སྨིན་ཚུལ་ལ་སོ་སོར་དགོངས་པའི་ཕྱིར་ཏེ། དཔེར་ན། རྐང་པའི་བོལ་ལ་བསྐུ་མཉེ་བྱས་ན་མིག་བདེ་བར་འགྱུར་བས། བོལ་སིན་དྷུར་བཤད་པ་དང་མིག་སིན་དྷུར་བཤད་པ་ལྟ་བུའམ། ལྟེ་བར་བསྐུ་མཉེ་བྱས་ན་རྣ་བ་བདེ་བར་འགྱུར་བའི་ཕྱིར་ཏེ། ལྟེ་བ་གཽ་ཏ་བ་རིར་བཤད་པ་དང་རྣ་བ་གཡོན་གཽ་ཏ་བ་རིར་བཤད་པ་ལྟ་བུའོ། །</text:span></text:p>
      <text:p text:style-name="P27"><text:span text:style-name="T1">ད༣ </text:span><text:span text:style-name="T31">གསུམ་པ་གང་ལ་འདུ་བའི་དུས་ལ། </text:span><text:span text:style-name="T1">ན༡ </text:span><text:span text:style-name="T31">མཚམས་སྦྱར་བ་དང་། </text:span><text:span text:style-name="T1">ན༢ </text:span><text:span text:style-name="T31">དོན་དངོས་གཉིས་ཀྱི། </text:span></text:p>
      <text:p text:style-name="P27"><text:span text:style-name="T64">ན༡ དང་པོ་ནི། </text:span><text:span text:style-name="T39">(</text:span><text:span text:style-name="T41">༡༠༩བ</text:span><text:span text:style-name="T39">)</text:span></text:p>
      <text:p text:style-name="P44"><text:span text:style-name="T62">སེམས་ཅན་ཀུན་གྱི་དོན་གྱི་ཕྱིར། །རྣལ་འབྱོར་མ་རྒྱུད་ཀྱེའི་རྡོ་རྗེར། །</text:span></text:p>
      <text:p text:style-name="P44"><text:span text:style-name="T62">རྣལ་འབྱོར་མ་རྣམས་ལེགས་འདུ་བ། །ཉིན་པར་ཉིད་ཀྱང་བཤད་པར་བྱ། །</text:span></text:p>
      <text:p text:style-name="P27"><text:span text:style-name="T64">ཞེས་པ་སྟེ། སེམས་ཅན་ཀུན་གྱིས་དངོས་གྲུབ་གཉིས་ཐོབ་པར་བྱ་བའི་དོན་གྱི་ཕྱིར་དུ། རྣལ་འབྱོར་མའི་རྒྱུད་ཀྱེའི་རྡོ་རྗེ་ཞེས་བྱ་བ་འདིར། ཚོགས་ཀྱི་འཁོར་ལོ་སོགས་ལ་ཞིང་སྐྱེས་སོགས་ཀྱི་རྣལ་འབྱོར་མ་རྣམས་དང་ལྷན་ཅིག་ལེགས་པར་འདུ་བའི་ཉིན་པར་ཏེ། དུས་ཉིད་ཀྱང་རབ་ཏུ་བཤད་པར་བྱ་ཞེས་པའོ། །</text:span></text:p>
      <text:p text:style-name="P27"><text:span text:style-name="T64">ནང་ལྟར་ན། རྣལ་འབྱོར་མ་ནི་རྩ་བཅོ་ལྔ། འདུ་བ་ནི་རླུང་སེམས་དྷཱུ་ཏཱིར་ཞུགས་པ། ཉིན་པར་ནི་བདེ་སྟོང་གི་ཡེ་ཤེས་སོ། །</text:span></text:p>
      <text:p text:style-name="P27"><text:soft-page-break/><text:span text:style-name="T64">ན༢ གཉིས་པ་</text:span><text:span text:style-name="T20">[</text:span><text:span text:style-name="T21">དོན་དངོས་</text:span><text:span text:style-name="T20">]</text:span><text:span text:style-name="T64">ནི། </text:span></text:p>
      <text:p text:style-name="P44"><text:span text:style-name="T62">ཀྱེ་བཅོམ་ལྡན་འདས་ཉི་མ་གང་ལགས། </text:span></text:p>
      <text:p text:style-name="P44"><text:span text:style-name="T62">བཅོམ་ལྡན་འདས་ཀྱིས་བཀའ་སྩལ་པ། </text:span></text:p>
      <text:p text:style-name="P44"><text:span text:style-name="T62">ཡི་དྭགས་ཟླ་ཕྱེད་བཅུ་བཞི་དང་། །དེ་བཞིན་དུ་ཡང་བརྒྱད་པ་ཉིད། །</text:span></text:p>
      <text:p text:style-name="P27"><text:span text:style-name="T64">ཅེས་པ་སྟེ། རྡོ་རྗེ་སྙིང་པོས་ཀྱེ་བཅོམ་ལྡན་འདས་འདུ་བའི་ཉི་མ་སྟེ་དུས་ཚེས་གང་ལགས། ཞེས་ཞུས་པའི་ལན་དུ། </text:span></text:p>
      <text:p text:style-name="P27"><text:span text:style-name="T64">བཅོམ་ལྡན་འདས་ཀྱིས་བཀའ་སྩལ་པ། ཡི་དྭགས་ཟླ་ཕྱེད་དེ་ཟླ་བའི་ནགས་ཕྱོགས་ཀྱི་བཅུ་བཞི་པ་ཉི་ཤུ་དགུ་དང་། དེ་བཞིན་དུ་ཡང་ནགས་ཕྱོགས་ཀྱི་བརྒྱད་པ་ཉི་ཤུ་གསུམ་ཉིད་ལ་འདུ་བར་བྱ་བའི་དོན་ཏོ། །</text:span></text:p>
      <text:p text:style-name="P57"><text:span text:style-name="T64">ཡང་གི་སྒྲས་ཚེས་བཅུ་ལའང་བརྗོད་དུ་རུང་སྟེ། ཚེས་བཅུ་ལ་ནི་དེ་རབ་མཆོད། །ཅེས་གསུངས་པ་འདིར་ཡང་སྦྱར་དུ་རུང་བའི་ཕྱིར་རོ། །</text:span></text:p>
      <text:p text:style-name="P57"><text:span text:style-name="T64">ཡང་ན། ཡི་དྭགས་ནག་ཕྱོགས་དང་ཟླ་ཕྱེད་གནམ་སྟོང་ལ་བཤད་ཀྱང་སྐྱོན་མེད་དེ། གནམ་སྟོང་ནི་ནགས་ཕྱོགས་ཀྱི་ཆ་རྫོགས་པ་ཡིན་པའི་ཕྱིར་དང་། ཡི་དྭགས་ཁྱད་པར་དུ་རྒྱུ་བའི་དུས་ཡིན་པའི་ཕྱིར་རོ། །</text:span></text:p>
      <text:p text:style-name="P57"><text:span text:style-name="T64">ནང་ལྟར་ན། ཡི་དྭགས་ནི་རྟོག་པ་འགྲིབ་ཅིང་འགགས་པའི་ཡེ་ཤེས་ཀྱི་ཕྱོགས། ཟླ་ཕྱེད་ནི་རྟོག་པ་ཡོངས་སུ་ཟད་པ་ལྷན་སྐྱེས། བཅུ་བཞི་པ་ནི་རྟོག་པ་མཐའ་དག་ཟད་པ་དགའ་བྲལ། བརྒྱད་པ་ནི་རྟོག་པ་རགས་པ་འགགས་པ་དགའ་བ། ཚེས་བཅུ་ནི་རྟོག་པ་ཕལ་ཆེར་འགགས་པ་མཆོག་དགའོ། །</text:span></text:p>
      <text:p text:style-name="P27"><text:span text:style-name="T64">འགའ་ཞིག</text:span><text:span text:style-name="T66"> </text:span><text:span text:style-name="T64">།ཡི་དྭགས་དང་ཟླ་ཕྱེད་དང་བཅུ་བཞི་དང་བརྒྱད་པ་བཞི་རིམ་བཞིན་ལྷན་སྐྱེས་དང་ཟླ་བ་ཡོངས་སུ་རྫོགས་མ་རྫོགས་ཀྱི་དཔེས། ལྷན་སྐྱེས་ཀྱི་ལྷན་སྐྱེས་དང་དེའི་དགའ་བྲལ་དང་ཐབས་</text:span><text:soft-page-break/><text:span text:style-name="T64">ཤེས་ཀྱི་བྱང་སེམས་འབྱུང་བའི་བཞི་བཞིས་གང་བའི་ལྷན་སྐྱེས་ལ་འཆད་ཀྱང་། </text:span><text:span text:style-name="T39">(</text:span><text:span text:style-name="T41">༡༡༠ན</text:span><text:span text:style-name="T39">)</text:span><text:span text:style-name="T64">ལེགས་པར་མ་མཐོང་སྟེ། གོང་དུ་ནག་ཕྱོགས་ལ་སྦྱར་བ་འདིར་ཡང་མཚུངས་དགོས་པའི་ཕྱིར་དང་། བཅུ་བཞི་པ་དང་བརྒྱད་པའི་བཤད་པ་སོགས་ཀྱང་མི་འགྲིག་པའི་ཕྱིར་རོ། །</text:span></text:p>
      <text:p text:style-name="P27"><text:span text:style-name="T1">ད༤ </text:span><text:span text:style-name="T31">བཞི་པ་དེ་ལྟར་འདུས་པའི་བྱ་བ་ལ། </text:span><text:span text:style-name="T1">ན༡ </text:span><text:span text:style-name="T31">ཚོགས་ཀྱི་ཡོ་བྱད། </text:span><text:span text:style-name="T1">ན༢ </text:span><text:span text:style-name="T31">ཚོགས་ཀྱི་རྣལ་འབྱོར། </text:span><text:span text:style-name="T1">ན༣ </text:span><text:span text:style-name="T31">དེ་དག་གི་ཕན་ཡོན་གསུམ་ལས། </text:span></text:p>
      <text:p text:style-name="P27"><text:span text:style-name="T1">ན༡ </text:span><text:span text:style-name="T31">དང་པོ་ལ། </text:span><text:span text:style-name="T1">པ༡ </text:span><text:span text:style-name="T31">ཤ་ཆེན་བཟའ་བར་སྟོན་པ་དང་། </text:span><text:span text:style-name="T1">པ༢ </text:span><text:span text:style-name="T31">གསོད་པའི་གནང་དགག་བཤད་པ་གཉིས་ཀྱི། </text:span></text:p>
      <text:p text:style-name="P27"><text:span text:style-name="T64">པ༡ དང་པོ་ནི། </text:span></text:p>
      <text:p text:style-name="P44"><text:span text:style-name="T62">རྒྱལ་མཚན་དང་ནི་མཚོན་བསྣུན་ཉིད། །ལན་བདུན་པ་ཡང་བཟའ་བར་བྱ། །</text:span></text:p>
      <text:p text:style-name="P57"><text:span text:style-name="T64">ཞེས་པ་སྟེ། མིའི་འགྲོ་བ་རྒྱལ་མཚན་ལྟར་དཔྱངས་ཏེ་འགག་པའམ། བསལ་ཤིང་ལ་བཙུག་སྟེ་བསད་པ་དང་ནི་གཡུལ་ལ་སོགས་པར་མཚོན་གྱིས་བསྣུན་ནས་བསད་པའི་ཤ་ཉིད་དང་། སྐྱེ་བ་གཞན་གྱིས་བར་མ་ཆོད་དུ་མིའི་འགྲོ་བ་ལན་བདུན་བླངས་པ་གཞན་གྱིས་བསད་པའམ་རང་ཤི་བའི་ཤ་དང་། </text:span></text:p>
      <text:p text:style-name="P57"><text:span text:style-name="T64">ཡང་གི་སྒྲས་རྟ་གླང་ལ་སོགས་པ་གཞན་གྱིས་བསད་པའམ་རང་ཤི་བའི་ཤ་བཟའ་བར་བྱ་བའི་དོན་ཏོ། །</text:span></text:p>
      <text:p text:style-name="P57"><text:span text:style-name="T64">དེ་ལྟར་བསད་པའི་ཤ་ཇི་ལྟར་རུང་ཞེ་ན། སྐྱོན་མེད་དེ། རང་གིས་ཟ་འདོད་ཀྱིས་བསད་པ་མ་ཡིན་པས་གསོད་པ་པོ་ལ་སྡིག་པར་འགྱུར་གྱི། ཟ་བ་པོ་ཙམ་ལ་སྡིག་པར་མི་འགྱུར་བའི་ཕྱིར་རོ། །</text:span></text:p>
      <text:p text:style-name="P57"><text:span text:style-name="T64">ནང་ལྟར་ན། རྒྱལ་མཚན་ནི་འདོད་ལྷའི་སྐུར་གསལ་བ། མཚོན་བསྣུན་ནི་སྙོམས་འཇུག་གམ་གཏུམ་མོས་ཧཾ་འབིགས་པ། ལན་བདུན་པ་ནི་ལྷན་སྐྱེས་ཡེ་ཤེས་སམ་བྱང་སེམས་དྭངས་མ་སྟེ། </text:span></text:p>
      <text:p text:style-name="P27"><text:soft-page-break/><text:span text:style-name="T64">ཡན་ལག་བརྒྱད་པར། </text:span></text:p>
      <text:p text:style-name="P47"><text:span text:style-name="T38">དྭངས་མ་ལས་ཁྲག་དེ་ལས་ཤ། །ཤ་ལས་ཚིལ་ཏེ་དེ་ལས་རུས། །</text:span></text:p>
      <text:p text:style-name="P47"><text:span text:style-name="T38">རུས་རྐང་དེ་ལས་ཁུ་བ་ཡིན། །</text:span></text:p>
      <text:p text:style-name="P27"><text:span text:style-name="T64">ཞེས་སོ། །</text:span></text:p>
      <text:p text:style-name="P27"><text:span text:style-name="T64">བཟའ་བ་ནི་དེ་དག་གི་ཡོན་ཏན་ཉམས་སུ་མྱོང་བའོ། །</text:span></text:p>
      <text:p text:style-name="P27"><text:span text:style-name="T64">པ༢ གཉིས་པ་</text:span><text:span text:style-name="T20">[</text:span><text:span text:style-name="T21">གསོད་པའི་གནང་དགག་བཤད་པ་</text:span><text:span text:style-name="T20">]</text:span><text:span text:style-name="T64">ནི། </text:span></text:p>
      <text:p text:style-name="P44"><text:span text:style-name="T62">འབད་པས་སྙིང་རྗེ་བསྐྱེད་པ་ཡིས། །གསད་པར་བྱ་བར་བརྗོད་པ་ཉིད། །</text:span></text:p>
      <text:p text:style-name="P44"><text:span text:style-name="T62">སྙིང་རྗེ་མེད་ན་མི་འགྲུབ་པས། །དེ་ཕྱིར་སྙིང་རྗེ་བསྐྱེད་པ་ཉིད། །</text:span></text:p>
      <text:p text:style-name="P44"><text:span text:style-name="T62">ཐམས་ཅད་གདུག་པ་གཞུག་པ་སྟེ། །ཆོ་གའི་གཙོ་བོས་དགག་པར་བྱ། །</text:span></text:p>
      <text:p text:style-name="P27"><text:span text:style-name="T64">ཞེས་པ་སྟེ། རང་གི་མངོན་སྤྱོད་བྱས་ནས་གསོད་པའི་ཆོ་གས་བསད་དེ་དེའི་ཤ་ཟའམ་སྙམ་ན། མ་ཡིན་ཏེ། བསྟན་པ་ལ་གནོད་པར་བྱེད་པ་དང་བླ་མའི་སྐུ་དགྲ་ལྟ་བུ་ནི་རྫས་</text:span><text:span text:style-name="T39">(</text:span><text:span text:style-name="T41">༡༡༠བ</text:span><text:span text:style-name="T39">)</text:span><text:span text:style-name="T64">སྔགས་སོགས་ཀྱི་ཆོ་ག་ལ་འབད་པས་བསད་བྱ་ལ་སྡུག་བསྔལ་རྒྱུ་བཅས་ལས་བཟློག་པར་བྱ་བའི་སྙིང་རྗེ་བསྐྱེད་པ་ཡིས། ཁ་སྦྱོར་འབྱེད་པའི་ཆོ་གས་བསད་པར་བྱ་བར་བརྗོད་པ་ཉིད་ཡིན་ལ། དེ་ཡང་སྙིང་རྗེ་ཆེན་པོ་མེད་ན་མཆོག་གི་དངོས་གྲུབ་མི་འགྲུབ་པས་ན། རྒྱུ་མཚན་དེའི་ཕྱིར། བསད་བྱ་ལ་སྙིང་རྗེ་བསྐྱེད་པར་བྱ་བ་ཉིད་དོ། །</text:span></text:p>
      <text:p text:style-name="P27"><text:span text:style-name="T64">དེ་ལྟར་བཤད་པ་ཐམས་ཅད་ཀྱང་བསྟན་པ་ལ་གནོད་པ་སོགས་ཀྱི་གདུག་པ་ཅན་རྣམས་ཚར་བཅད་དེ་བསྟན་པ་ལ་གཞུག་པའི་དོན་དུ་བྱ་བ་སྟེ། གཞན་དུ་ན་ཆོ་གའི་གཙོ་བོ་སྙིང་རྗེ་ཆེན་པོས་བསད་ལས་དགག་པར་བྱའོ་ཞེས་བསད་དུ་མི་རུང་བའི་དོན་ཏོ། །</text:span></text:p>
      <text:p text:style-name="P27"><text:soft-page-break/><text:span text:style-name="T64">དེ་ལྟར་ཡང་གདན་བཞི་ལས། </text:span></text:p>
      <text:p text:style-name="P47"><text:span text:style-name="T38">སྲོག་ཆགས་བསད་པར་བྱ་བ་མིན། །དེ་བས་འཆི་བ་འོངས་པ་མཆོག །</text:span></text:p>
      <text:p text:style-name="P27"><text:span text:style-name="T64">ཅེས་སོ། །</text:span></text:p>
      <text:p text:style-name="P27"><text:span text:style-name="T64">ནང་ལྟར་ན། སྙིང་རྗེའི་སྒྲ་ཀ་རུ་ཎ་ཞེས་པའི་ཀཾ་བདེ་བ་རུ་ཅོ་ཙ་ན་སྡུག་བསྔལ་གཅོད་པ་སྟེ། བདེ་སྟོང་གི་ཡེ་ཤེས་གདུག་པ་ནི་རྣམ་རྟོག །ཆོ་གའི་གཙོ་བོ་ནི་ཏིང་ངེ་འཛིན་ནོ། །</text:span></text:p>
      <text:p text:style-name="P27"><text:span text:style-name="T64">འདིར་ཁ་ཅིག །སྙིང་རྗེ་བསྐྱེད་ནས་སྐྱེ་བ་བདུན་པ་ལ་སོགས་པ་རང་གིས་བསད་པ་དང་གསོད་དུ་བཅུག་པར་རུང་སྟེ། བྱང་ཆུབ་སེམས་དཔའ་རང་གིས་དགའ་བར་དང་དུ་བླངས་པའི་ཕྱིར་དང་། གཞན་དུ་ན་བྱང་ཆུབ་སེམས་དཔའ་ལུས་སློང་བ་པོ་ལ་སྡིག་པར་དོགས་ནས་ལུས་སྦྱིན་པར་མི་འགྱུར་བའི་ཕྱིར་ཞེས་ཟེར་བ་དང་། </text:span></text:p>
      <text:p text:style-name="P27"><text:span text:style-name="T64">ཡང་ཁ་ཅིག །དེ་ལྟར་སྨྲ་ཞིང་སེམས་ཅན་བརྩོན་འགྲུས་ཞན་པ་དང་བསྟན་པ་ལས་གཞན་དུ་གྱུར་པ་རྣམས་ཀྱང་སྐྱེ་བ་བདུན་པའི་ཤས་དངོས་གྲུབ་འགྲུབ་པའི་ཕྱིར། གནས་སྐབས་སུ་གནོད་པ་ལྟ་བུ་ཡང་སྒྲུབ་པར་བྱེད་དེ། དེའི་ཕྱིར་སྙིང་རྗེས་བསད་པར་བརྗོད་དོ་ཞེས་ཟེར་བ་ནི་ཧ་ཅང་བཤད་ཕོད་ཆེས་པ་སྟེ། སྙིང་རྗེས་བསད་པར་གསུངས་པ་གོང་དུ་བཤད་པའི་གདུག་པ་ཅན་བསད་པ་ལ་གསུངས་པའི་ཕྱིར་དང་། ཟ་འདོད་ཀྱིས་བསད་ནས་ཟ་བ་ལ་སྐྱེ་བོ་ཕལ་པ་འགའ་ལའང་བསད་བྱ་ལ་སྙིང་རྗེ་ཅུང་ཟད་འབྱུང་བས་དེ་དག་དང་ཕྱོགས་མཚུངས་པར་འགྱུར་བའི་ཕྱིར་ཏེ། གལ་ཏེ་ཟ་འདོད་ཀྱིས་མིན་ན། སྐབས་འདིར་གསོད་འདོད་མེད་པའི་ཕྱིར་དང་། བྱང་སེམས་སྐྱེ་བ་</text:span><text:span text:style-name="T39">(</text:span><text:span text:style-name="T41">༡༡༡ན</text:span><text:span text:style-name="T39">)</text:span><text:span text:style-name="T64">བདུན་པ་ནི་ཐེག་དམན་དགྲ་བཅོམ་ལས་ཁྱད་དུ་འཕགས་པས། དེ་བསད་པ་མཚམས་མེད་ཀྱི་ལས་སུ་འགྱུར་བའི་ཕྱིར་དང་། རྒྱུད་སྡེ་རྣམས་ལས་སྲོག་ཆགས་ཕལ་པ་གསོད་པ་ཡང་བཀག་ན་སྐྱེ་བ་བདུན་པ་སྨོས་མི་དགོས་</text:span><text:soft-page-break/><text:span text:style-name="T64">པའི་ཕྱིར་དང་། དེའི་ཤས་འགྲོ་བ་མང་པོ་ལ་ཕན་ཐོགས་པས་དགེ་སེམས་ཅན་ལ་སྡིག་ཏུ་མི་འགྱུར་ན། སངས་རྒྱས་སྤྲུལ་པའི་སྐུ་ལ་སོགས་པ་ཡང་སྙིང་རྗེ་བསྐྱེད་ནས་བཀྲོང་དགོས་པ་སོགས་སུ་སྨྲ་དགོས་པའི་ཕྱིར་རོ། །</text:span></text:p>
      <text:p text:style-name="P27"><text:span text:style-name="T64">འོ་ན། གདུག་པ་ཅན་སྙིང་རྗེས་བསད་པ་ལའང་སྡིག་པར་མི་འགྱུར་རམ་སྙམ་ན། སྡིག་ཏུ་མི་འགྱུར་བར་མ་ཟད། ཆོ་ག་ཇི་ལྟ་བས་བསད་ན་བསོད་ནམས་དང་དངོས་གྲུབ་ཐོབ་པར་བཤད་དེ། </text:span></text:p>
      <text:p text:style-name="P27"><text:span text:style-name="T64">དེ་ཉིད་འདུས་པར། </text:span></text:p>
      <text:p text:style-name="P46"><text:span text:style-name="T38">མ་རུངས་པ་རྣམས་འདུལ་བ་དང་། །སངས་རྒྱས་བསྟན་པ་བསྲུང་བའི་ཕྱིར། །</text:span></text:p>
      <text:p text:style-name="P46"><text:span text:style-name="T38">སེམས་ཅན་ཐམས་ཅད་བསད་ན་ཡང་། །སྡིག་པས་གོས་པར་མི་འགྱུར་རོ། །</text:span></text:p>
      <text:p text:style-name="P27"><text:span text:style-name="T64">ཞེས་དང་། </text:span></text:p>
      <text:p text:style-name="P27"><text:span text:style-name="T64">འདིར་ཡང་། </text:span><text:span text:style-name="T44">[</text:span><text:span text:style-name="T46">བརྟག་པ་གཉིས་པ། དགུ་པ་སྔགས་བཏུ་བའི་ལེའུར།</text:span><text:span text:style-name="T44">]</text:span></text:p>
      <text:p text:style-name="P46"><text:span text:style-name="T38">བསྟན་ལ་གནོད་པ་བྱེད་པ་དང་། །བླ་མ་སངས་རྒྱས་འཇིག་པ་ནི། །</text:span></text:p>
      <text:p text:style-name="P46"><text:span text:style-name="T38">བླ་མ་ཐུབ་པ་ལ་ཞུས་ནས། །སྙིང་རྗེས་བསད་པར་བྱ་བ་ཉིད། །</text:span></text:p>
      <text:p text:style-name="P27"><text:span text:style-name="T64">ཅེས་དང་། </text:span></text:p>
      <text:p text:style-name="P27"><text:span text:style-name="T64">རྣལ་འབྱོར་རྒྱུད་དུའང་། </text:span></text:p>
      <text:p text:style-name="P46"><text:span text:style-name="T38">བླ་མ་སྨོད་བརྩོན་མ་རུང་དང་། །དམ་ཚིག་ལས་ནི་འདའ་བ་དང་། །</text:span></text:p>
      <text:p text:style-name="P46"><text:span text:style-name="T38">དེ་སོགས་བྱེད་པ་ཚར་བཅད་ནས། །འགྲུབ་འགྱུར་ཞེས་ནི་ཀུན་རིགས་གསུངས། །</text:span></text:p>
      <text:p text:style-name="P27"><text:span text:style-name="T64">ཞེས་སོ། །</text:span></text:p>
      <text:p text:style-name="P27"><text:span text:style-name="T64">ཁ་ཅིག །གདུག་པ་ཅན་ལའང་བསད་ནས་གསོ་ནུས་ན་མངོན་སྤྱོད་རུང་གི། གཞན་ནི་མ་ཡིན་ཏེ། </text:span></text:p>
      <text:p text:style-name="P27"><text:soft-page-break/><text:span text:style-name="T64">འདུས་པར། </text:span></text:p>
      <text:p text:style-name="P47"><text:span text:style-name="T38">ཁམས་གསུམ་པོ་ནི་མ་ལུས་ནས། །གསོད་པ་དང་ནི་གསོ་བ་ཉིད། །</text:span></text:p>
      <text:p text:style-name="P47"><text:span text:style-name="T38">སྐད་ཅིག་ཙམ་གྱིས་བྱེད་པར་ནི། །གསལ་བར་ནུས་པར་ཐེ་ཚོམ་མེད། །</text:span></text:p>
      <text:p text:style-name="P27"><text:span text:style-name="T64">ཅེས་གསུངས་པའི་ཕྱིར་ཟེར་བའང་མ་ཡིན་ཏེ། གཞུང་དེས་ནུས་པ་མཆོག་ཐོབ་པས་བསད་གསོ་གཉིས་ཀ་ནུས་པར་སྟོན་པ་ཡིན་གྱི། མངོན་སྤྱོད་ཀྱི་ལས་སྒྲུབ་པ་ལ་བསད་ནས་གསོ་དགོས་པར་སྟོན་པ་མ་ཡིན་པའི་ཕྱིར་དང་། གདུག་པ་ཅན་གསོད་པའི་ཐབས་ལ་རྒྱུད་སྡེ་རྣམས་ནས་རྫས་སྔགས་ཏིང་ངེ་འཛིན་སོ་སོ་བ་མང་དུ་གསུངས་པ་ལས། བསད་ནས་ངེས་པར་གསོ་དགོས་</text:span><text:span text:style-name="T39">(</text:span><text:span text:style-name="T41">༡༡༡བ</text:span><text:span text:style-name="T39">)</text:span><text:span text:style-name="T64">པ་དང་དེའི་ཆོ་ག་གཅིག་ཀྱང་མ་གསུངས་པའི་ཕྱིར་རོ། །</text:span></text:p>
      <text:p text:style-name="P27"><text:span text:style-name="T64">ན༢ གཉིས་པ</text:span><text:span text:style-name="T21">་</text:span><text:span text:style-name="T20">[</text:span><text:span text:style-name="T21">ཚོགས་ཀྱི་རྣལ་འབྱོར་</text:span><text:span text:style-name="T20">]</text:span><text:span text:style-name="T64">ནི། </text:span></text:p>
      <text:p text:style-name="P44"><text:span text:style-name="T62">དེ་ལ་འདི་ལྟར་བལྟ་བ་ཉིད། །ཉིན་མོ་བཅོམ་ལྡན་རྡོ་རྗེ་ཅན། །</text:span></text:p>
      <text:p text:style-name="P44"><text:span text:style-name="T62">མཚན་མོ་ཤེས་རབ་བརྟག་པར་བྱ། །མི་བྱ་ཅུང་ཟད་ཡོད་མ་ཡིན། །</text:span></text:p>
      <text:p text:style-name="P44"><text:span text:style-name="T62">རྟག་ཏུ་མི་བཟའ་ཡོད་མ་ཡིན། །འདི་ལ་མི་བསམ་ཡོད་མ་ཡིན། །</text:span></text:p>
      <text:p text:style-name="P44"><text:span text:style-name="T62">བཟང་ངན་མི་སྨྲ་གང་ཡང་མེད། །ཇི་ལྟར་བདག་ཉིད་དེ་ལྟར་གཞན། །</text:span></text:p>
      <text:p text:style-name="P44"><text:span text:style-name="T62">དེ་བཞིན་བདག་ནི་ང་མཆོག་ཉིད། །</text:span></text:p>
      <text:p text:style-name="P27"><text:span text:style-name="T64">ཅེས་པ་སྟེ། ཚོགས་འཁོར་དུ་འདུས་པའི་ཉམས་ལེན་དེ་ལ་ཚུལ་འདི་ལྟར་བལྟ་བ་ཉིད་དུ་བྱ་སྟེ། དེ་ཡང་དུས་ཉིན་མོ་དང་དེས་མཚོན་པ་རང་ཉིད་ཐབས་བཅོམ་ལྡན་འདས་ཀྱེའི་རྡོ་རྗེ་ཅན་དང་། མཚན་མོ་དང་རྣལ་འབྱོར་མ་ཤེས་རབ་བདག་མེད་མར་བརྟག་པ་སྟེ་མོས་པར་བྱ་ཞིང་། དེའི་ཚེ་ཀུན་སྤྱོད་དུ། ལུས་ཀྱི་རྣམ་འགྱུར་འཇིག་རྟེན་ན་སྨད་པ་ཐལ་བས་བྱུགས་པ་སོགས་ཀྱང་འདིར་མི་བྱ་བ་ཅུང་ཟད་</text:span><text:soft-page-break/><text:span text:style-name="T64">ཙམ་ཡང་ཡོད་པ་མ་ཡིན་ནོ། །དེ་བཞིན་དུ་གཞན་གྱིས་མི་ཟ་བ་ཤ་ལྔ་སོགས་ཀྱང་འདིས་རྟག་ཏུ་མི་བཟའ་བ་ཡོད་པ་མ་ཡིན་ཞིང་། ཡིད་ཀྱི་རྣམ་པར་རྟོག་པ་མཐའ་དག་ཀྱང་འདི་ལ་མི་བསམ་པའི་སྤང་བྱར་གྱུར་པ་ཡོད་པ་མ་ཡིན་ལ། ངག་གི་སྨྲ་བརྗོད་བཟང་ངན་རྣམས་ཀྱང་འདིས་མི་སྨྲ་བར་དོར་དགོས་པ་གང་ཡང་མེད་དེ། གཞན་གྱིས་བྱས་ན་ལུང་མ་བསྟན་དང་ཅུང་ཟད་མི་དགེ་བར་འགྱུར་བ་དག་ཀྱང་འདི་ལ་ཡེ་ཤེས་ཀྱི་རོལ་པར་འཆར་བའི་ཕྱིར་ཏེ། སྤྱོད་པའི་སྐབས་སུ་བཤད་ཟིན་ཏོ། །</text:span></text:p>
      <text:p text:style-name="P27"><text:span text:style-name="T64">གཞན་ཡང་ཇི་ལྟར་བདག་ཉིད་ཀྱེའི་རྡོ་རྗེར་མོས་པ་དེ་ལྟར་འགྲོ་བ་སོགས་གཞན་ཡང་ཀྱེའི་རྡོ་རྗེར་མོས་པར་བྱ་ཞིང་། གཞན་དེ་བཞིན་དུ་བདག་ནི་ང་མཆོག་སྟེ་ཀྱེའི་རྡོ་རྗེ་ཉིད་དུ་མོས་པར་བྱ་ཞེས་པའོ།།</text:span></text:p>
      <text:p text:style-name="P27"><text:span text:style-name="T1">ན༣ </text:span><text:span text:style-name="T31">གསུམ་པ་</text:span><text:span text:style-name="T4">[</text:span><text:span text:style-name="T1">དེ་དག་གི་ཕན་ཡོན་</text:span><text:span text:style-name="T4">]</text:span><text:span text:style-name="T31">ལ། </text:span><text:span text:style-name="T1">པ༡ </text:span><text:span text:style-name="T31">བཟའ་བཏུང་སོགས་ཀྱི་ཕན་ཡོན། </text:span><text:span text:style-name="T1">པ༢ </text:span><text:span text:style-name="T31">འཕྲོས་དོན་ཡི་གེ་བཞིའི་ངེས་ཚིག །</text:span><text:span text:style-name="T1">པ༣ </text:span><text:span text:style-name="T31">ཚོགས་ཤའི་ཕན་ཡོན་གསུམ་གྱི། </text:span></text:p>
      <text:p text:style-name="P27"><text:span text:style-name="T64">པ༡ དང་པོ་ནི། </text:span><text:span text:style-name="T39">(</text:span><text:span text:style-name="T41">༡༡༢ན</text:span><text:span text:style-name="T39">)</text:span></text:p>
      <text:p text:style-name="P44"><text:span text:style-name="T62">འདི་ལྟར་སེམས་དཔའི་རྣལ་འབྱོར་བདག །བཟའ་དང་བཏུང་བ་ལ་སོགས་སྤྱད། །</text:span></text:p>
      <text:p text:style-name="P44"><text:span text:style-name="T62">ཡན་ལག་ཇི་སྙེད་བསྒྱུར་བ་དང་། །ཚིག་རྣམས་རབ་ཏུ་རྒྱས་པ་ཉིད། །</text:span></text:p>
      <text:p text:style-name="P44"><text:span text:style-name="T62">ཧེ་རུ་ཀ་དཔལ་གནས་བཞུགས་པས། །དེ་སྙེད་སྔགས་དང་ཕྱག་རྒྱ་ཡིན། །</text:span></text:p>
      <text:p text:style-name="P27"><text:span text:style-name="T64">ཞེས་པ་སྟེ། གོང་དུ་བཤད་པ་འདི་ལྟར་སེམས་ཤིང་སྤྱོད་པའི་ཀྱེའི་རྡོ་རྗེའི་རྣལ་འབྱོར་གྱི་བདག་ཉིད་དེས་གཞན་གྱིས་སྨད་པའི་བཟའ་བ་དང་བཏུང་བ་ལ་སོགས་པ་ལོངས་སྤྱད་པ་དང་། ལུས་ཀྱི་ལན་ལག་གིས་རྣམ་འགྱུར་ཇི་སྙེད་བསྒྱུར་བ་དང་ངག་གིས་ཚིག་རྣམས་རབ་ཏུ་རྒྱས་པ་སྟེ་སྨྲ་བ་མང་བ་ཉིད་ཀྱང་། ཧེ་རུ་ཀ་དཔལ་གྱི་གནས་སུ་ཞུགས་པ་སྟེ་དེའི་རྣལ་འབྱོར་ལ་གནས་པས། དེ་སྙེད་དུ་ངག་དང་ལུས་དང་ཡིད་ཀྱི་བྱེད་པ་ཐམས་ཅད་སྔགས་དང་ཕྱག་རྒྱ་དང་ཏིང་ངེ་འཛིན་དུ་གྱུར་པ་ཡིན་ཏེ། <text:s/></text:span></text:p>
      <text:p text:style-name="P27"><text:soft-page-break/><text:span text:style-name="T44">[</text:span><text:span text:style-name="T46">བརྟག་པ་དང་པོ། ལྔ་པ་དེ་ཁོ་ན་ཉིད་ཀྱི་ལེའུར།</text:span><text:span text:style-name="T44">]</text:span></text:p>
      <text:p text:style-name="P47"><text:span text:style-name="T38">བརྗོད་པ་བཟླས་པར་ཡང་དག་བཤད། །</text:span></text:p>
      <text:p text:style-name="P27"><text:span text:style-name="T64">ཅེས་དང་། </text:span></text:p>
      <text:p text:style-name="P47"><text:span text:style-name="T38">ལག་པ་བསྒྱུར་བ་ཕྱག་རྒྱ་ཡིན། །</text:span></text:p>
      <text:p text:style-name="P27"><text:span text:style-name="T64">ཞེས་དང་། </text:span></text:p>
      <text:p text:style-name="P47"><text:span text:style-name="T38">གང་བསམ་དེ་ནི་བསམ་གཏན་ནོ། །</text:span></text:p>
      <text:p text:style-name="P27"><text:span text:style-name="T64">ཞེས་སོ། །</text:span></text:p>
      <text:p text:style-name="P27"><text:span text:style-name="T64">པ༢ གཉིས་པ་</text:span><text:span text:style-name="T20">[</text:span><text:span text:style-name="T21">འཕྲོས་དོན་ཡི་གེ་བཞིའི་ངེས་ཚིག་</text:span><text:span text:style-name="T20">]</text:span><text:span text:style-name="T64">ནི། </text:span></text:p>
      <text:p text:style-name="P44"><text:span text:style-name="T62">ཤྲཱི་ནི་གཉིས་མེད་ཡེ་ཤེས་ཏེ། །ཧེ་ནི་རྒྱུ་སོགས་སྟོང་པ་ཉིད། །</text:span></text:p>
      <text:p text:style-name="P44"><text:span text:style-name="T62">རུ་ནི་ཚོགས་དང་བྲལ་བ་ཉིད། །ཀ་ནི་གང་དུའང་མི་གནས་པའོ། །</text:span></text:p>
      <text:p text:style-name="P27"><text:span text:style-name="T64">ཞེས་པ་སྟེ། གོང་དུ། ཧེ་རུ་ཀ་དཔལ་གནས་ཞུགས་པས། །ཞེས་པའི་ཧེ་རུ་ཀ་དཔལ་གྱི་དོན་ཇི་ལྟ་བུ་ཞེ་ན། དཔལ་གྱི་སྒྲ་ཤྲཱི་ནི། བདེ་སྟོང་གཉིས་སུ་མེད་པའི་ཡེ་ཤེས་ཏེ་ལྷན་སྐྱེས་སོ། །</text:span></text:p>
      <text:p text:style-name="P27"><text:span text:style-name="T64">ཧེ་ནི། ཧེ་ཏུ་ན་ཤཱུནྱ་ཏ་སྟེ་རྒྱུ་དང་ལ་སོགས་པས་འབྲས་བུ་དང་ངོ་བོས་སྟོང་པའི་སྟོང་པ་ཉིད་དང་། </text:span></text:p>
      <text:p text:style-name="P27"><text:span text:style-name="T64">རུ་ནི། རུ་པ་ཀ་ཤཱུནྱ་ཏ་སྟེ་རྣམ་རྟོག་གི་ཚོགས་པ་ཐམས་ཅད་དང་བྲལ་བའི་ཡེ་ཤེས་ཉིད་དང་། </text:span></text:p>
      <text:p text:style-name="P27"><text:span text:style-name="T64">ཀ་ནི། ཀ་ན་ཀུ་ཅི་ཏ་སྟེ་སྐྱེ་འཇིག་གནས་གསུམ་དང་བྲལ་བས་གང་དུའང་མི་གནས་པའོ་ཞེས་པའི་དོན་ཏེ། </text:span></text:p>
      <text:p text:style-name="P27"><text:span text:style-name="T64">དེ་ལྟར་ན་ཡེ་གེ་བཞི་རིམ་བཞིན། མངོན་པར་འདུ་མི་བྱེད་པ་དང་། སྟོང་པ་ཉིད་དང་། མཚན་མ་མེད་པ་དང་། སྨོན་པ་མེད་པ་སྟེ། རྣམ་པར་ཐར་པའི་སྒོ་བཞིའོ། །</text:span></text:p>
      <text:p text:style-name="P27"><text:soft-page-break/><text:span text:style-name="T64">པ༣ གསུམ་པ་</text:span><text:span text:style-name="T20">[</text:span><text:span text:style-name="T21">ཚོགས་ཤའི་ཕན་ཡོན་</text:span><text:span text:style-name="T20">]</text:span><text:span text:style-name="T64">ནི། </text:span></text:p>
      <text:p text:style-name="P44"><text:span text:style-name="T62">རྡོ་རྗེ་ཐོད་པའི་སྦྱོར་བ་ཡིས། །སྐྱེ་བོ་གང་དང་གང་རྣམས་ཀྱི། །</text:span></text:p>
      <text:p text:style-name="P44"><text:span text:style-name="T62">ཤ་ནི་མཁས་པས་བཟའ་བར་བྱ། །སེམས་ཅན་དེ་དེའི་དབང་དུ་འགྱུར། །</text:span></text:p>
      <text:p text:style-name="P27"><text:span text:style-name="T64">ཞེས་པ་སྟེ། རྡོ་རྗེའི་དོན་ཤེས་རབ་སྟོང་ཉིད་དང་། ཐོད་པའི་དོན་ཐབས་བདེ་ཆེན་དང་། སྦྱོར་བའི་དོན་མི་ཕྱེད་པ་སྟེ། བདེ་སྟོང་དབྱེར་མེད་ཀྱི་རྣལ་འབྱོར་ལས། མི་ལ་སོགས་པའི་སྐྱེ་བོ་གང་དང་གང་</text:span><text:span text:style-name="T39">(</text:span><text:span text:style-name="T41">༡༡༢བ</text:span><text:span text:style-name="T39">)</text:span><text:span text:style-name="T64">རྣམས་ཀྱི་ཤ་རྒྱལ་མཚན་དང་མཚོན་བསྣུན་དུ་བྱས་པ་སོགས་ནི་མཁས་པས་ཏེ་དེ་ཁོ་ན་ཉིད་ཤེས་པས་བཟའ་བའི་དམ་ཚིག་གིས་ཟོས་ན། དེའི་མཐུས་ལུས་རྒྱལ་མཚན་དང་མཚོན་བསྣུན་སོགས་སུ་བྱས་པའི་སེམས་ཅན་དེ་དང་དེ་དག་སྐྱེ་བ་ཕྱི་མ་ལ་རྡོ་རྗེ་ཐེག་པའི་རྣལ་འབྱོར་གྱི་སྐལ་བ་ཅན་དུ་གྱུར་ཏེ་རང་ཉིད་ཀྱིས་རྗེས་སུ་འཛིན་ཞིང་དབང་དུ་འདུས་པར་འགྱུར་ཞེས་པའི་དོན་ཏོ། །</text:span></text:p>
      <text:p text:style-name="P57"><text:span text:style-name="T64">ཕལ་ཆེར་གྱིས། རྡོ་རྗེ་ནི་སྟེང་དུ་སྒོམ་པའི་ས་བོན་དང་རྡོ་རྗེ། ཐོད་པ་ནི་འོག་གི་པདྨའི་སྣོད། སྦྱོར་བ་ནི་སྦྱངས་རྟོགས་སྦར་གསུམ་གྱི་ཆོ་ག་སྟེ་ལྷག་མ་སྔར་བཞིན་དུ་འཆད་པ་ལྟར་བྱས་ཀྱང་སྤྱི་བཤད་ལ་རུང་སྟེ། </text:span></text:p>
      <text:p text:style-name="P57"><text:span text:style-name="T64">མཚོ་སྐྱེས་ཀྱིས། རྡོ་རྗེ་ནི་དེ་བཞིན་གཤེགས་པ་རྣམས་ཀྱི་ས་བོན་ཏེ་ངྷུ་ལ་སོགས་པའོ། །ཐོད་པ་ནི་ཨ་ལས་བྱུང་བའི་པདྨའི་སྣོད་དོ། །རབ་སྦྱོར་ལ་ཞེས་པ་ནི་འོག་ཏུ་རླུང་མེའི་སྦྱོར་བས་འབར་བ་དང་ཁོལ་བས་རྡོ་རྗེ་བདུད་རྩི་དང་གཅིག་ཏུ་བྱས་པའོ། །ཞེས་སོ། །</text:span></text:p>
      <text:p text:style-name="P57"><text:span text:style-name="T64">ནང་ལྟར་ན། རྡོ་རྗེ་ནི་བྱང་ཆུབ་ཀྱི་སེམས་སམ་གསང་བའི་རྡོ་རྗེ། ཐོད་པ་ནི་གཏུམ་མོའི་མེའམ་ཕྱག་རྒྱའི་མཁའ། སྦྱོར་བ་ནི་འབར་འཛག་གམ་སྙོམས་འཇུག །སྐྱེ་བོའི་ཤ་ནི་ཕུང་སོགས་སུ་ཞེན་པའི་རྣམ་རྟོག །མཁས་པས་བཟའ་བ་ནི་བདེ་སྟོང་དབྱེར་མེད་པ། སེམས་ཅན་དབང་དུ་འབྱུང་བ་ནི་ལྷན་སྐྱེས་ཡེ་ཤེས་ཐོབ་པའོ། །</text:span></text:p>
      <text:p text:style-name="P27"><text:soft-page-break/><text:span text:style-name="T64">ཕལ་མོ་ཆེས་གཞུང་འདིས་གཙོ་བོར་བཟའ་བའི་རྣལ་འབྱོར་བསྟན་པར་འཆད་ཅིང་། རྡོ་རྗེ་ཐོད་སྦྱོར་བདུད་རྩི་བྱིན་རླབས་ཀྱི་ཆོ་ག་ལ་ནན་གྱིས་སྦྱར་བ་ནི་ལེགས་པར་མ་མཐོང་སྟེ། རྒྱལ་མཚན་དང་མཚོན་བསྣུན་སོགས་བསད་པའི་ཤ་ཟོས་ན་ཉེས་པར་འགྱུར་བའི་དོགས་པ་སེལ་བའི་ཆེད་དུ་རྣལ་འབྱོར་དང་ལྡན་པས་ཟོས་པ་ལ་ཕན་ཡོན་ཡོད་པ་སྟོན་པར་བཞེད་ནས་གསུངས་པའི་ཕྱིར་ཏེ། </text:span></text:p>
      <text:p text:style-name="P27"><text:span text:style-name="T64">འགྲེལ་པ་ཕལ་ཆེར་དུ། </text:span></text:p>
      <text:p text:style-name="P47"><text:span text:style-name="T38">རྡོ་རྗེ་ཐོད་པའི་རྣལ་འབྱོར་གྱིས། །</text:span></text:p>
      <text:p text:style-name="P27"><text:span text:style-name="T64">ཞེས་འབྱུང་བའི་ཕྱིར་དང་། རྡོ་རྗེ་ཐོད་པའི་སྦྱོར་བ་ཞེས་པ། བདུད་རྩི་བྱིན་རླབས་ལ་ངེས་པར་སྦྱོར་དགོས་པའི་ཤེས་བྱེད་མེད་པའི་ཕྱིར་རོ། །</text:span><text:span text:style-name="T39">(</text:span><text:span text:style-name="T41">༡༡༣ན</text:span><text:span text:style-name="T39">)</text:span></text:p>
      <text:p text:style-name="P27"><text:span text:style-name="T64">ཉ༣ གསུམ་པ་</text:span><text:span text:style-name="T20">[</text:span><text:span text:style-name="T21">ལེའུའི་མཚན་</text:span><text:span text:style-name="T20">]</text:span><text:span text:style-name="T64">ནི། </text:span></text:p>
      <text:p text:style-name="P44"><text:span text:style-name="T62">བརྡ་དང་གནས་གཏན་ལ་དབབ་པའི་ལེའུ་སྟེ། བདུན་པའོ།། །།</text:span></text:p>
      <text:p text:style-name="P27"><text:span text:style-name="T64">ཞེས་པ་སྟེ། རྣལ་འབྱོར་མའི་གསང་བའི་བརྡ་དང་འདུ་བའི་གནས་ལ་སོགས་པ་གཏན་ལ་དབབ་ཅིང་ངེས་པར་བྱེད་པའི་ལེའུ་སྟེ། གཞུང་དུམ་ཚན་བདུན་པའོ་ཞེས་དེ་ཉིད་གསུངས་ཟིན་པའི་དོན་ཏོ། །</text:span></text:p>
      <text:p text:style-name="P27"><text:span text:style-name="T64">ལེའུ་བདུན་པ་བཤད་ཟིན་ཏོ།། །།</text:span></text:p>
      <text:p text:style-name="P16"><text:span text:style-name="T64">བརྟག་པ་སྔ་མ། བརྒྱད་པ་རྣལ་འབྱོར་མའི་འཁོར་ལོ་འདུ་བའི་ལེའུ།</text:span></text:p>
      <text:p text:style-name="P5"/>
      <text:p text:style-name="P27"><text:span text:style-name="T1">ཇ༧ </text:span><text:span text:style-name="T31">ད་ནི་ལེའུ་བརྒྱད་པ་བཤད་པར་བྱ་སྟེ། དེ་ལ། </text:span><text:span text:style-name="T1">ཉ༡ </text:span><text:span text:style-name="T31">ལེའུའི་འབྲེལ། </text:span><text:span text:style-name="T1">ཉ༢ </text:span><text:span text:style-name="T31">ལེའུའི་དོན། </text:span><text:span text:style-name="T1">ཉ༣ </text:span><text:span text:style-name="T31">ལེའུའི་མཚན་གསུམ་གྱི། </text:span></text:p>
      <text:p text:style-name="P27"><text:span text:style-name="T64">ཉ༡ དང་པོ་ནི། སྤྱི་དོན་གྱི་འབྲེལ་ལ། ལེའུ་སྔ་ཕྱིའི་འབྲེལ་ནི། གོང་དུ་བརྡ་དང་བརྡའི་ལན་ལ་སོགས་པས་འདུ་བའི་རྣལ་འབྱོར་མ་དེ་ལ། ཞིང་སྐྱེས་དང་ལྷན་སྐྱེས་གཉིས་ཡོད་པའི་ལྷན་སྐྱེས་མོ་དང་འདུ་བ་ཐོབ་པའི་རྒྱུ་ནི་རྣལ་འབྱོར་མའི་རིམ་གཉིས་ལ་གོམས་པར་བྱེད་པ་གཙོ་བོ་ཡིན་པས། བརྡའི་ལེའུའི་རྗེས་སུ་རྣལ་འབྱོར་མ་འདུ་བའི་ལེའུ་འཆད་པར་འབྲེལ་ལོ། །</text:span></text:p>
      <text:p text:style-name="P27"><text:span text:style-name="T64">མདོར་བསྟན་རྒྱས་བཤད་ཀྱི་འབྲེལ་ནི། མདོར་བསྟན་དུ། </text:span><text:span text:style-name="T45">[</text:span><text:span text:style-name="T46">བརྟག་པ་སྔ་མ། ལེའུ་དང་པོར།</text:span><text:span text:style-name="T45">]</text:span></text:p>
      <text:p text:style-name="P46"><text:span text:style-name="T38">ཇི་ལྟར་རིགས་པར་རྣལ་འབྱོར་མའི། །བསྐྱེད་དང་གནས་དང་བྱེད་རྒྱུ་དང་། །</text:span></text:p>
      <text:p text:style-name="P27"><text:span text:style-name="T64">ཞེས་པ་མངོན་བྱང་ལྔ་ལ་སོགས་པ་ལྷ་བསྐྱེད་རྒྱུ་དང་། རྟེན་གཞལ་ཡས་ཁང་སོགས་གནས་རྒྱུ་རྣམས་ལེའུ་འདིས་རྒྱས་པར་འཆད་ཅིང་། རྫོགས་རིམ་གྱི་མདོར་བསྟན་དུ། ཡེ་ཤེས་ཞེས་པའང་འཆད་དོ། །</text:span></text:p>
      <text:p text:style-name="P27"><text:span text:style-name="T64">ལེའུའི་མངོན་རྟོགས་ནི། ལམ་གྱི་དངོས་གཞི་རིམ་པ་གཉིས་ཀ་སྟོན་ནོ། །</text:span></text:p>
      <text:p text:style-name="P27"><text:span text:style-name="T64">སྦས་དོན་གྱི་འབྲེལ་ནི། རྩ་སོ་གཉིས་ལྷ་མོ་བཅོ་ལྔའི་ངོ་བོར་དག་པའི་དོན་དང་། རྩ་སོ་གཉིས་ཀྱི་ནང་གི་བྱང་སེམས་དགའ་བ་བཞིའི་ཡེ་ཤེས་ཀྱི་རང་བཞིན་དུ་ཤེས་པར་བྱེད་པའོ། །</text:span></text:p>
      <text:p text:style-name="P27"><text:span text:style-name="T1">ཉ༢ </text:span><text:span text:style-name="T31">གཉིས་པ་</text:span><text:span text:style-name="T4">[</text:span><text:span text:style-name="T1">ལེའུའི་དོན་</text:span><text:span text:style-name="T4">]</text:span><text:span text:style-name="T31">ལ། </text:span><text:span text:style-name="T1">ཏ༡ </text:span><text:span text:style-name="T31">སྤྱི་དོན་དང་། </text:span><text:span text:style-name="T1">ཏ༢ </text:span><text:span text:style-name="T31">གཞུང་དོན་གཉིས་ལས། </text:span></text:p>
      <text:p text:style-name="P27"><text:span text:style-name="T1">ཏ༡ </text:span><text:span text:style-name="T31">དང་པོ་ལ། བསྐྱེད་རིམ་གྱི་སྔོན་འགྲོ། དངོས་གཞི། རྫོགས་བྱེད་ཀྱི་ཡན་ལག་གསུམ་གྱི། </text:span></text:p>
      <text:p text:style-name="P27"><text:soft-page-break/><text:span text:style-name="T64">དང་པོ་ནི། གུར་གྱི་བདག་མེད་མའི་སྐབས་ལས། </text:span></text:p>
      <text:p text:style-name="P45"><text:span text:style-name="T38">མེ་ཏོག་འབྲས་བུས་བརྒྱན་པ་དང་། །རི་ཁྲོད་དང་ནི་སྨན་ལྗོངས་སུ། །</text:span></text:p>
      <text:p text:style-name="P45"><text:span text:style-name="T38">རྡོ་རྗེ་སྐྱིལ་དཀྲུང་བཅས་ནས་ནི། །བླ་མ་སངས་རྒྱས་མཆོད་པར་བྱ། །</text:span></text:p>
      <text:p text:style-name="P45"><text:span text:style-name="T38">དཀོན་མཆོག་གསུམ་ལ་བདག་སྐྱབས་མཆི། །</text:span></text:p>
      <text:p text:style-name="P27"><text:span text:style-name="T64">སོགས་</text:span><text:span text:style-name="T39">(</text:span><text:span text:style-name="T41">༡༡༣བ</text:span><text:span text:style-name="T39">)</text:span><text:span text:style-name="T64">དང་། </text:span></text:p>
      <text:p text:style-name="P46"><text:span text:style-name="T38">ཚངས་པའི་གནས་ནི་བཞི་པོ་ཡིས། །སེམས་ཀྱི་ངལ་ནི་གསོ་བར་བྱ། །</text:span></text:p>
      <text:p text:style-name="P46"><text:span text:style-name="T38">ཕྱི་ནས་བྱང་ཆུབ་སེམས་གནས་ཏེ། །དེ་རྗེས་བསྲུང་བའི་དམ་ཚིག་གོ། །</text:span></text:p>
      <text:p text:style-name="P46"><text:span text:style-name="T38">བདེན་བརྫུན་རྣམ་པར་དཔྱད་པ་ཡིས། །བརྟགས་པ་ཉེ་བར་མ་གོས་ཏེ། །</text:span></text:p>
      <text:p text:style-name="P46"><text:span text:style-name="T38">མ་སྐྱེས་པ་ཡི་སྦྱོར་བ་ཡིས། །སྐྱེ་བ་འདིར་ནི་རབ་ཏུ་བརྗོད། །</text:span></text:p>
      <text:p text:style-name="P27"><text:span text:style-name="T64">ཨོཾ་ཤུནྱ་ཏ་སོགས་དང་། </text:span></text:p>
      <text:p text:style-name="P46"><text:span text:style-name="T38">ནམ་མཁའི་དབྱིངས་ཀྱི་དབུས་གནས་པར། །སྣ་ཚོགས་རྡོ་རྗེ་བསྒོམ་པར་བྱ། །</text:span></text:p>
      <text:p text:style-name="P46"><text:span text:style-name="T38">ཧཱུྃ་ནི་བཅུ་ཡི་སྦྱོར་བ་ཡིས། །ཁྲོ་བོ་བཅུ་ནི་རིམ་པས་དགོད། །</text:span></text:p>
      <text:p text:style-name="P27"><text:span text:style-name="T64">ཅེས་སོགས་གསུངས་པ་ལས། འདིའི་དབང་ཐོབ་ཅིང་དམ་ཚིག་དང་ལྡན་པའི་སྒྲུབ་པ་པོས་གནས་རི་ཁྲོད་ལ་སོགས་པར་སྒྲུབ་པ་ལ་འཇུག་སྟེ། </text:span></text:p>
      <text:p text:style-name="P27"><text:span text:style-name="T64">དང་པོར་བགེགས་ཞི་ཕྱིར་གཏོར་མ་སྦྱིན་པ་ནི་གཞུང་ཕལ་ཆེར་དུ་མི་འབྱུང་ཡང་། ཡབ་ཀྱི་སྐབས་སུ་གྲུབ་ཆེན་མཚོ་སྐྱེས་ཀྱིས་བཤད་པ་ལྟར་བླ་མ་རྣམས་བྱ་བར་བཞེད་པས། དེའི་ཚུལ་ནི་</text:span><text:span text:style-name="T21">བརྟག་པ་ཕྱི་</text:span><text:span text:style-name="T64">མར་འཆད་དོ། །</text:span><text:span text:style-name="T50"><text:note text:id="ftn3" text:note-class="footnote"><text:note-citation>2</text:note-citation><text:note-body><text:p text:style-name="P101"><text:span text:style-name="T71"><text:s/></text:span><text:span text:style-name="T75">བཞི་པ་ཕྱག་རྒྱ་བསྡུས་པའི་དོན་གྱི་ལེའུ།</text:span></text:p></text:note-body></text:note></text:span></text:p>
      <text:p text:style-name="P27"><text:soft-page-break/><text:span text:style-name="T64">དེ་ནས་ཚོགས་གསོག་ནི། རང་བདག་མེད་མར་གསལ་བའི་སྙིང་གར་པད་ཉི་ལ་གནས་པའི་ཨྃ་གི་འོད་ཀྱིས་བླ་མ་དང་བདག་མེད་མའི་དཀྱིལ་འཁོར་མདུན་གྱི་ནམ་མཁར་སྤྱན་དྲངས་ལ། ཕྱག་འཚལ་བ་དང་ལྷ་མོ་བརྒྱད་ཀྱིས་མཆོད་པ་དང་། སྐྱབས་འགྲོ་དང་སྡིག་བཤགས་སོགས་ལྔ་རྣམ་དག་དང་། ཚད་མེད་བཞི་དང་སྟོང་པ་ཉིད་སྒོམ་པར་གྲུབ་ཆེན་རྣམས་ཀྱིས་བཤད་དོ། །</text:span></text:p>
      <text:p text:style-name="P27"><text:span text:style-name="T64">འོན་ཀྱང་འདིར་བར་སྲིད་མཚོན་བྱེད་ཀྱི་ནཱ་ད་འཇོག་མི་འཇོག་གཉིས་ལས། སྦྱང་གཞི་དང་རྣམ་པ་མཐུན་པར་འཇོག་པ་ལེགས་ལ། དེ་ལྟར་ན་སྟོང་པ་ཉིད་བསྒོམས་པའི་མཇུག་ཐོག་ཉིད་དུ་རང་སེམས་ནཱ་ད་ཕྲ་མོའི་གཟུགས་སུ་ལངས་པ་ཡིན་ཏེ། </text:span></text:p>
      <text:p text:style-name="P27"><text:span text:style-name="T64">མན་སྙེར། སྐད་ཅིག་གིས་སྟོང་པ་ཉིད་ཀྱི་རྗེས་ཐོག་ཏུ་ཡི་གེའི་གཟུགས་ལ་སོགས་པ་དྲི་ཟའི་གཟུགས་ཏེ། ལས་ཀྱི་ཁྱད་པར་གྱི་དབང་གིས་ཤི་བའི་རྗེས་ཐོགས་སུ་བར་མ་དོའི་སྲིད་པའི་གནས་སྐབས་ལས་གཞན་དུ་ཆུ་ལས་གྲུ་འཕྱོ་བ་བཞིན་དུ་འགྲོ་བ་གཞན་དུ་སྐྱེ་བ་ལེན་པ་ཡིས། དེའི་རྗེས་སུ་འབྲངས་ནས་སྒོམ་པ་ཡང་རྣམ་པར་གཞག་པར་</text:span><text:span text:style-name="T4">(</text:span><text:span text:style-name="T1">༡༡༤ན</text:span><text:span text:style-name="T4">)</text:span><text:span text:style-name="T64">བྱའོ་ཞེས་དགོངས་པའོ། །ཞེས་པ་ལྟར་རོ། །</text:span></text:p>
      <text:p text:style-name="P27"><text:span text:style-name="T64">དེ་ནས་བསྲུང་འཁོར་ནི། གྲུབ་ཆེན་ཕལ་ཆེར་གྱིས་ལེའུ་གསུམ་པར་གསུངས་པའི་བསྲུང་འཁོར་ཉིད་བཤད་ཅིང་། </text:span></text:p>
      <text:p text:style-name="P27"><text:span text:style-name="T64">འགའ་ཞིག །གུར་ལས་གསུངས་པའི་ཁྲོ་བཅུའི་བསྲུང་འཁོར་ཉིད་སྦྱར་བར་བྱེད་དོ། །</text:span></text:p>
      <text:p text:style-name="P27"><text:span text:style-name="T64">གཉིས་པ་</text:span><text:span text:style-name="T20">[</text:span><text:span text:style-name="T21">དངོས་གཞི་</text:span><text:span text:style-name="T20">]</text:span><text:span text:style-name="T64">ནི། ཐོག་མར་རྟེན་བསྐྱེད་པ་ལ། </text:span></text:p>
      <text:p text:style-name="P27"><text:span text:style-name="T64">གུར་ལས། </text:span></text:p>
      <text:p text:style-name="P46"><text:span text:style-name="T38">ནམ་མཁའི་ཁམས་ཀྱི་དབུས་གནས་པར། །རྡོ་རྗེའི་དཀྱིལ་འཁོར་བསྒོམ་པར་བྱ། །</text:span></text:p>
      <text:p text:style-name="P46"><text:span text:style-name="T38">རྡོ་རྗེའི་དཀྱིལ་འཁོར་དབུས་གནས་པར། །འོད་ཀྱི་དཀྱིལ་འཁོར་བསྒོམ་པར་བྱ། །</text:span></text:p>
      <text:p text:style-name="P46"><text:soft-page-break/><text:span text:style-name="T38">མེ་ཡི་དཀྱིལ་འཁོར་དབུས་གནས་པར། །ཡང་ནི་ཆུ་ནི་བསྒོམ་པར་བྱ། །</text:span></text:p>
      <text:p text:style-name="P44"><text:span text:style-name="T21">ཆུ་ཡི་དཀྱིལ་འཁོར་དབུས་གནས་པར། །བརྟུལ་ཞུགས་ཅན་གྱིས་དབང་ཆེན་བསྒོམ། །</text:span></text:p>
      <text:p text:style-name="P46"><text:span text:style-name="T38">དབང་ཆེན་དཀྱིལ་འཁོར་སྟེང་དུ་ནི། །བདག་ཉིད་ཀྱང་ནི་བསྒོམ་པར་བྱ། །</text:span></text:p>
      <text:p text:style-name="P46"><text:span text:style-name="T38">བྷྲུྃལས་གནས་ནི་བསམས་ནས་སུ། །རྣམ་པ་ལྔ་ནི་རབ་བརྟག་བྱ། །</text:span></text:p>
      <text:p text:style-name="P27"><text:span text:style-name="T64">ཞེས་ཕྱི་སྣོད་ཀྱི་འཇིག་རྟེན་ཆགས་བའི་རིམ་པ་དང་མཐུན་པར་འབྱུང་རིམ་ལུགས་འབྱུང་དུ་སྒོམ་པར་གསུངས་པ་ལྟར། གྲུབ་ཆེན་དུ་མའི་སྒྲུབ་ཐབས་ཀྱི་གཞུང་དུའང་བཤད་ལ། </text:span></text:p>
      <text:p text:style-name="P27"><text:span text:style-name="T64">འདི་དང་སཾ་ཊིའི་བདག་མེད་མའི་ལེའུར་ཡང་། </text:span></text:p>
      <text:p text:style-name="P45"><text:span text:style-name="T38">འཁོར་ལོ་སྔོན་དུ་ཅི་རིགས་པར། །</text:span></text:p>
      <text:p text:style-name="P27"><text:span text:style-name="T64">ཞེས་སོགས་གསུངས་པའང་འབྱུང་རིམ་ལུགས་འབྱུང་གི་ཚུལ་དུ་བཀྲལ་ནས་འཆད་ཅིང་། </text:span></text:p>
      <text:p text:style-name="P27"><text:span text:style-name="T64">ནང་དང་སྦྱར་བའི་ཚེ་ཡང་མི་ཐུབ་ཟླ་བས། </text:span></text:p>
      <text:p text:style-name="P46"><text:span text:style-name="T38">དེ་བཞིན་རྐང་པའི་མཐིལ་དུ་རླུང་། །རྩོམ་པ་ཆེན་པོ་གཞུ་ཡི་དབྱིབས། །</text:span></text:p>
      <text:p text:style-name="P46"><text:span text:style-name="T38">གྲུ་གསུམ་འབར་བའི་དཀྱིལ་འཁོར་ནི། །སུམ་མདོའི་གནས་སུ་རྣམ་པར་གནས། །</text:span></text:p>
      <text:p text:style-name="P27"><text:span text:style-name="T64">ཞེས་སོགས་འཆད་དོ། །</text:span></text:p>
      <text:p text:style-name="P27"><text:span text:style-name="T64">འདི་དང་སཾ་ཊིར་ཆོས་ཀྱི་བརྡས་གསུངས་པའི་དངོས་བསྟན་ལས། ནང་ལུས་ཀྱི་འབྱུང་བ་ཆགས་པའི་རིམ་པ་དང་མཐུན་པར་འབྱུང་རིམ་ལུགས་བཟློག་ཏུ་སྒོམ་པར་གསུངས་པ་ལྟར་གྲུབ་ཆེན་མཚོ་སྐྱེས་དང་ཌོམ་བྷི་བ་སོགས་ཀྱིས་བཤད་ཅིང་། </text:span></text:p>
      <text:p text:style-name="P27"><text:span text:style-name="T64">ནང་དུའང་འདིར། </text:span><text:span text:style-name="T44">[</text:span><text:span text:style-name="T46">བརྟག་པ་དང་པོ། དང་པོ་རྡོ་རྗེ་རིགས་ཀྱི་ལེའུར།</text:span><text:span text:style-name="T44">]</text:span></text:p>
      <text:p text:style-name="P47"><text:span text:style-name="T38">ཨེ་ཡི་རྣམ་པ་ལྷ་མོ་སྤྱན། །</text:span></text:p>
      <text:p text:style-name="P27"><text:soft-page-break/><text:span text:style-name="T64">ཞེས་སོགས་དང་། </text:span></text:p>
      <text:p text:style-name="P27"><text:span text:style-name="T64">སཾ་ཊིར། ལྟེ་བ་ས། སྙིང་ག་ཆུ། མགྲིན་པ་མེ། སྤྱི་བོ་རླུང་དུ་བཤད་པའི་རིམ་པ་དང་སྦྱར་བར་བཞེད་པས་གཉིས་ཀ་མི་འགལ་</text:span><text:span text:style-name="T39">(</text:span><text:span text:style-name="T41">༡༡༤བ</text:span><text:span text:style-name="T39">)</text:span><text:span text:style-name="T64">ཡང་། རྒྱུད་ཀྱི་དངོས་བསྟན་དང་ལུགས་བཟློག་མཐུན་ནོ། །</text:span></text:p>
      <text:p text:style-name="P71"><text:span text:style-name="T64">དེ་ལྟར་འབྱུང་རིམ་དང་རྣམ་སྣང་གི་ངོ་བོའི་འཁོར་ལོ་བསྒོམས་ནས། ནཱ་ད་འཇོག་པའི་ལུགས་ལ་དེ་ལས་འོད་ཟེར་གྱི་ཆ་ཤས་ཞུགས་པའི་རྐྱེན་གྱིས་འཁོར་ལོ་འབྱུང་རིམ་དང་བཅས་པ་ཞུ་བ་ལས་གཞལ་ཡས་ཁང་གདན་བཅས་བསྐྱེད་པར་མང་པོས་བཤད་ཅིང་། </text:span></text:p>
      <text:p text:style-name="P71"><text:span text:style-name="T64">མི་ཐུབ་ཟླ་བས་ཀྱང་། ཅི་འབྱུང་བ་བཞི་པོའི་དཀྱིལ་འཁོར་དང་། ལྔ་པ་འཁོར་ལོ་དང་། དྲུག་པ་བདག་ཉིད་འདི་ལས་ཡིན་ནམ་ཞེས་དོགས་པ་ལ། ཆོས་འབྱུང་ལས་སྐྱེས་ཞེས་བྱ་བ་ལ་སོགས་པ་གསུངས་ཏེ། ཆོས་ཀྱི་འབྱུང་གནས་སུ་ཆུད་པ་འདི་ལས་གཅིག་ཏུ་གྱུར་པ་ལས་འབྱུང་བའི་ཕྱིར། ཆོས་འབྱུང་བ་ལས་སྐྱེས་པའི་འཁོར་ལོ་ནི་གཞལ་མེད་ཁང་ཡིན་ནོ།</text:span><text:span text:style-name="T66"> </text:span><text:span text:style-name="T64">།ཞེས་སོ། །</text:span></text:p>
      <text:p text:style-name="P69"><text:span text:style-name="T64">གཞལ་ཡས་ཁང་ནི། འདི་ཉིད་དུ། </text:span></text:p>
      <text:p text:style-name="P70"><text:span text:style-name="T38">སྟོན་པས་དཀྱིལ་འཁོར་འདི་སྐད་གསུངས། །གྲུ་བཞི་ཡང་དག་འབར་བ་ཉིད། །</text:span></text:p>
      <text:p text:style-name="P70"><text:span text:style-name="T38">སྒོ་བཞི་གཟི་བརྗིད་ཆེན་པོ་སྟེ། །དོ་ཤལ་དོ་ཤལ་ཕྱེད་པས་བརྒྱན། །</text:span></text:p>
      <text:p text:style-name="P70"><text:span text:style-name="T38">ཕྲེང་བ་ལ་སོགས་རྔ་ཡབ་ལྡན། །ཀ་བ་བརྒྱད་ཀྱིས་ཉེ་བར་བརྒྱན། །</text:span></text:p>
      <text:p text:style-name="P70"><text:span text:style-name="T38">རྡོ་རྗེ་སྲད་བུ་མཉམ་པར་ལྡན། །མེ་ཏོག་སྣ་ཚོགས་ཉེ་བར་བརྒྱན། །</text:span></text:p>
      <text:p text:style-name="P70"><text:span text:style-name="T38">བདུག་པ་མར་མེ་དེ་བཞིན་དྲི། །</text:span></text:p>
      <text:p text:style-name="P69"><text:span text:style-name="T64">ཞེས་བྲི་བྱ་དང་ཐུན་མོང་བར་གསུངས་སོ། །</text:span></text:p>
      <text:p text:style-name="P27"><text:soft-page-break/><text:span text:style-name="T64">དེ་ལ་གཞལ་ཡས་ཁང་བློས་སློང་ཚུལ་ནི་དཀྱིལ་འཁོར་སྒོམ་པ་ལ་མེད་དུ་མི་རུང་བས་ངེས་པ་རྙེད་པ་ཤིན་ཏུ་གལ་ཆེ་ཡང་། བོད་དུ་འགྱུར་བའི་རྒྱུད་འགྲེལ་པར་བཅས་པ་དང་སྒྲུབ་དཀྱིལ་གྱི་ཆོ་ག་རྣམས་སུ་མི་གསལ་ཞིང་། རྒྱ་གར་ཉིད་དུའང་དཀོན་པར་ཡོད་སྣང་བས། བོད་སྔ་རབས་པ་རྣམས་ཀྱིས་རྒྱུད་འགྲེལ་ཆོ་ག་དང་བཅས་པའི་ཚིག་ཟུར་དང་། བླ་མ་སྔ་མ་སྔ་མའི་གསུང་རྒྱུན་ལ་བརྟེན་ནས་བློས་སློང་ཚུལ་ཅི་རིགས་མཛད་ལ། ཕྱིས་དཀྱིལ་ཆོག་རྡོར་ཕྲེང་ལ་བརྟེན་ནས་ཅུང་ཟད་གསལ་བར་བཞེད་དོ། །</text:span></text:p>
      <text:p text:style-name="P27"><text:span text:style-name="T64">དེ་ཡང་ཁང་པའི་དཔངས་དང་སྒོ་འཛུགས་ཀ་གདུང་ཐོག་འབུབས་རྣམས་མི་གསལ་བས། ཕྱིས་ཀྱི་མཁས་པ་སོ་སོས་ལུང་རིགས་ཀྱིས་དཔྱད་ཅིང་བློས་བཟོས་པའི་རྣམ་གཞག་མི་འདྲ་བ་མང་</text:span><text:span text:style-name="T39">(</text:span><text:span text:style-name="T41">༡༡༥ན</text:span><text:span text:style-name="T39">)</text:span><text:span text:style-name="T64">དུ་སྣང་ངོ་། །</text:span></text:p>
      <text:p text:style-name="P81">དེ་ལྟར་ན་རྒྱ་བོད་ཀྱི་ཁུངས་ཐུབ་ཕལ་ཆེར་དང་ཕྱོགས་མཐུན་པའི་སྒོ་ནས་བློ་གྲོས་ཀྱིས་དཔྱད་དེ་སྐབས་སུ་བབ་ཅིང་དཔྱོད་ལྡན་གྱི་མིག་ལམ་དུ་མཛེས་པ་ཞིག་བྱ་བ་ལས་གཞན་མེད་ལ། དེ་དག་གི་ཚུལ་ཡང་ཞིབ་ཏུ་བཤད་ན། འདིར་ཧ་ཅང་མངས་པར་འགྱུར་བས་རགས་རིམ་ཙམ་ཞིག་བརྗོད་པར་བྱའོ།།</text:p>
      <text:p text:style-name="P27"><text:span text:style-name="T64">དེ་ཡང་ཐོག་མར་བྲི་ཐིག་གི་ཚུལ་ལ་ངེས་པ་རྙེད་པར་བྱ་དགོས་ལ། དེ་ནས་གཞི་སྣ་ཚོགས་པདྨ་ནི་བྲི་བྱ་ལྟར་གོ་སླ་ཞིང་། དེའི་ལྟེ་བར་སྣ་ཚོགས་རྡོ་རྗེ་ལྟེ་བའི་རྒྱར་ཆ་ཆེན་བཅུ་གཉིས་པ་གྲུ་བཞི། དཔངས་མ་ངེས་ཀྱང་འདིར་ཆ་ཆེན་གཅིག །རྭ་ཡང་མ་ངེས་ཀྱང་འདིར་ཕྱོགས་རེར་རྩེ་མོ་གསུམ་གསུམ་པ་བྲི་བྱ་ལ་ཤར་བ་ལྟར་ཏེ། གོ་སླའོ། །</text:span></text:p>
      <text:p text:style-name="P27"><text:span text:style-name="T64">དེའི་ལྟེ་བར་རྩིག་པ་རིམ་པ་ལྔ་བྲི་བྱ་ལྟར་ལས་སྒོ་ལོགས་ཀྱི་གདོང་གི་བར་དང་། དེར་ཀ་བ་དཔངས་ཆ་ཆེན་གསུམ་ཙམ་པ་གཉིས་ཀྱི་སྟེང་དུ་གདུང་དཔངས་ཆ་ཕྲན་གཅིག་པ་བྲིས་པའི་སྟེང་དུ་ཡ་</text:span><text:soft-page-break/><text:span text:style-name="T64">ཕུབས་ཀྱི་རྩིག་པ་སོགས་བྱ། ཁང་པའི་རྩིག་སྟེང་དུ་ཕ་གུ་དཔངས་ཆ་ཕྲན་གཅིག་དང་ཞེང་ཕྱེད་དང་གཉིས་སུ་བྱས་པའི་ཕྱེད་རྩིག་པའི་ཕྱི་ངོས་སུ་རྔམས་པ་སྒོ་ཁྱུད་དམ་སྒོ་ལོགས་ཀྱི་བར་ཡོད་པ། དེའི་སྟེང་དུ་བྲེ་ཕུལ་རྒྱར་ཅི་མཛེས་དཔངས་ཆ་ཕྲན་གཉིས་པའི་སྟེང་དུ་གསེར་གྱི་སྐ་རགས་ཞེང་ཆ་གཅིག་དཔངས་ཆ་ཕྲན་གྱི་ལྔ་ཆ་ཙམ་པའི་ཕྱི་ངོས་སུ་དྲ་ཕྱེད་འཕྱང་བ། དེའི་སྟེང་དུ་ནང་གི་གཅམ་འདོད་སྣམ་ཁེབས་པར་བཏང་བའི་བྱ་འདབ་ཀྱི་སྣ་ལ་ཤར་བུ་འཕྱང་བའི་ཐོག་ཏུ་མདའ་ཡབ་དང་བཅས་པ་སྟེ། དེ་དག་སྒོ་ཁྱུད་དམ་སྒོ་ལོགས་ཀྱི་བར་དུ་བྱ་བར་བཞེད་ཅིང་། འོན་ཀྱང་དངོས་གཞིའི་རྩིག་སྟེང་དང་སྒོ་འགྲམ་གྱི་རྩིག་སྟེང་གི་བར་དུ་ཅི་མཛེས་བྱ་བར་བཞེད་དོ། །</text:span></text:p>
      <text:p text:style-name="P27"><text:span text:style-name="T64">དེ་དག་ཐམས་ཅད་ཀྱི་དཔངས་ནི། ཁང་པ་རྒྱ་དཔངས་མཉམ་པར་འདོད་པ་ཡོད་ཀྱང་མཁར་ཐབས་སུ་འགྱུར་བས་མི་མཛེས་ཤིང་། རྩིག་པའི་དཔངས་ཆ་ཕྲན་ལྔར་འདོད་པ་ཡང་སྐྱོན་མང་པོ་འབབ་པས་མི་འཐད་ལ། རྒྱ་ཕྱེད་དཔངས་སུ་བསླང་བ་ལེགས་</text:span><text:span text:style-name="T39">(</text:span><text:span text:style-name="T41">༡༡༥བ</text:span><text:span text:style-name="T39">)</text:span><text:span text:style-name="T64">པར་བཞེད་དོ། །</text:span></text:p>
      <text:p text:style-name="P27"><text:span text:style-name="T64">དེ་ལྟར་ན། དཔངས་ཆ་ཆུང་བཅུ་བདུན་པ་ཡིན་པས། ཕ་གུ་ཡན་ཆ་ཆུང་ལྔར་བྱས་པའི་ལྷག་རྣམས་རྩིག་པ་སྤྱིའི་དཔངས་ཚད་ཡིན་ཞིང་། </text:span></text:p>
      <text:p text:style-name="P27"><text:span text:style-name="T64">ཁ་ཅིག །དྲ་ཕྱེད་དང་ཤར་བུའི་ནང་ངོས་ལ་རྩིག་པ་འདོད་པ་ལྟར་ན་ཕ་གུའི་སྟེང་གི་ནང་ངོས་ལ་ཅི་རིགས་བྱ་དགོས་སོ། །</text:span></text:p>
      <text:p text:style-name="P27"><text:span text:style-name="T64">ཐོག་འབུབས་ནི། རྩིག་པའི་ནང་གི་ལྷ་སྣམ་བྲི་བྱ་ལྟར་ཆ་ཆེན་གཅིག་བཞག་པའི་ནང་དུ་རྡོ་རྗེ་ཕྲེང་བའི་གསེབ་ནས་ཐོན་པའི་ཀ་བ་བརྒྱད་སྟེང་གི་གདུང་ཟླུམ་དང་བཅས་པ་དང་། རྩིག་སྟེང་གི་གསེར་གྱི་སྐ་རགས་དཔངས་མཉམ་པར་བྱས་པའི་ཐོག་ཏུ་གཅམ་བྲེས་ནས་འབུབས་པ་ཡིན་ལ། དེ་ལ་ཁང་བརྩེགས་ཀྱི་རྣམ་པ་བྱེད་ན། འོག་གི་ཀ་བའི་ཐོག་ཏུ་ཀ་ཐོག་ཀ་བཞག་གི་རྣམ་པའི་ཀ་བ་བརྒྱད་དང་། </text:span><text:soft-page-break/><text:span text:style-name="T64">དེའི་སྟེང་གི་སྔར་ལྟ་བུའི་གདུང་ཟླུམ་དང་། དེའི་སྟེང་དུ་གདུང་རིང་བཞི་མིག་མང་རིས་སུ་བྲེས་པའི་དབུས་ཀྱི་རེ་མིག་གི་ཟུར། གདུང་བསྣོལ་མཚམས་བཞིར་དབུས་མཐོ་ཐབས་ཀྱི་བྲེ་ཕུལ་ཅི་རིགས་ཀྱི་སྟེང་དུ་གདུང་ཕྲན་བཞི་གྲུ་བཞིར་བྲེས་པ་དང་། དེའི་ཟུར་བཞི་ནས་མཐའི་ཟུར་བཞིར་གདུང་ཕྲན་བཞི་བཏང་བར་གཅམ་བྲེས་ནས་འབུབས། དེའི་དབུས་ཀྱི་གྲུ་བཞི་ཡང་བརྩེགས་མའི་རྣམ་པར་སླར་འབུབས་པར་འདོད་ན་ཅི་རིགས་སུ་ཕུབ་ནས་དབུས་ཕྱུར་བུར་བྱས་པའི་རྩེ་མོར་རྡོ་རྗེ་རིན་པོ་ཆེའི་ཏོག་གིས་སྨྲས་པ་བྱའོ། །</text:span></text:p>
      <text:p text:style-name="P27"><text:span text:style-name="T64">ཁང་རྩེགས་ཀྱི་ཐོག་ལ་སོགས་པ་རྣམས་ཚད་ངེས་ཅན་མ་བཤད་པས་སྐབས་སུ་གང་བབ་དང་། དྲ་ཕྱེད་ཤར་བུ་མདའ་ཡབ་ཀྱི་རྣམ་པ་སོགས་ཀྱང་ཅི་མཛེས་བྱ་ལ། འོན་ཀྱང་ཕོ་བྲང་གི་ཕྱི་རྒྱའི་ཚད་ལས་མཐོ་བ་ནི་མི་ལེགས་སོ། །</text:span></text:p>
      <text:p text:style-name="P27"><text:span text:style-name="T64">ཁང་བརྩེགས་མི་བྱེད་ན། འོག་གི་གདུང་ཟླུམ་གྱི་སྟེང་ཉིད་དུ་གདུང་རིང་མིག་མང་རིས་སུ་བྲེས་པ་ལ་སོགས་པས་ཐོག་རྣམས་ཁྱུགས་གཅིག་ཏུ་འབུབས་པ་དང་དབུས་ཕྱུར་པོར་འོང་ཐབས་ཅི་རིགས་བྱ་བ་ཡིན་ཏེ། འདི་ནི་ཕལ་པའི་ཉམས་སྣང་ཤིན་ཏུ་ཐིབས་པ་ཞིག་འོང་བས་ཕྱིས་ཀྱི་མཁས་པ་རྣམས་མི་</text:span><text:span text:style-name="T39">(</text:span><text:span text:style-name="T41">༡༡༦ན</text:span><text:span text:style-name="T39">)</text:span><text:span text:style-name="T64">མཛད་དོ། །</text:span></text:p>
      <text:p text:style-name="P27"><text:span text:style-name="T64">སྒོ་ནི་སྒོ་ཁྱུད་ཀྱི་ཕྱི་སྣེ་གཉིས་ཀྱི་བར་དུ་བྱེད་ལ། དེའི་རེ་བཞི་དང་ཤིང་བརྩེགས་ཐོག་འོག་ཏུ་ཚུད་པའི་ཅི་མཛེས་བྱ། སྒོ་གླེགས་ནི་འདིར་སྒོ་རིང་དཔངས་ཆ་ཆེན་གསུམ་པ་ལྕམ་དྲལ་དུ་བྱེད་དོ། །</text:span></text:p>
      <text:p text:style-name="P27"><text:span text:style-name="T64">རྟ་བབས་ལ། སྒོ་ཁང་རྟ་བབས་དང་རྒྱན་རྟ་བབས་གཉིས་སུ་བཞེད་པའི། སྔ་མ་ནི། བླ་མ་རྣམས་སྒོའི་ཡ་ཕུབས་ཀྱི་ཐོག་ཏུ་བྱ་བར་བཞེད་ཅིང་། དེ་ཡང་གྲུབ་ཆེན་གྱི་གཞུང་ཕལ་ཆེར་དུ་སྣམ་བུ་བཞི་པ་བཤད་པ་ལྟར་བྱ་སྟེ། དེ་ལ་ཡ་ཕུབས་ཀྱི་ཀ་གདུང་དང་རྩིག་པ་དཔངས་གོང་དུ་བཤད་པ་ལས་ཅི་</text:span><text:soft-page-break/><text:span text:style-name="T64">རིགས་ཀྱིས་དམའ་བར་བྱས། སྒོ་ལོགས་ཀྱི་ཟུར་བཞིར་ཀ་བ་བཞི་བཙུག་པ་ལ་གདུང་བྲེས་ནས་དེའི་སྟེང་དུ་བྱེད་པར་བཞེད་དེ། འདི་ལ་ཡང་རྒྱན་རྟ་བབས་ལྟར་བྱེད་པར་འདོད་ན་བྱར་རུང་ངོ་། །</text:span></text:p>
      <text:p text:style-name="P27"><text:span text:style-name="T64">རྒྱན་རྟ་བབས་ནི། སློབ་དཔོན་ཨ་བྷྱའི་བཞེད་པ་སྟེ། དེས་གསུངས་པའི་སྣམ་བུ་བཅུ་གཅིག་པ་མི་འདྲ་བ་གཉིས་ཀྱིས་བྱེད་དེ། དེ་ལ་ནི་གོང་དུ་བཤད་པའི་ཡ་ཕུབས་ཀྱི་རྩིག་སྟེང་དུ་ཕྱིར་མ་རྔམས་པའི་མདའ་ཡབ་ཙམ་མམ། ཡང་ན། ཤར་བུའི་རྣམ་པ་དང་བཅས་པ་ཁང་པ་དངོས་གཞི་དང་ཁྱུགས་གཅིག་ཏུ་འཁོར་བ་བྱ། སྣ་ཚོགས་རྡོ་རྗེའི་ལྟེ་བ་ཟད་མཚམས་རྭ་བར་ལྟ་བུའི་ཀ་བའི་གནས་སུ་རྡོ་རྗེའི་ལྟེ་བ་དང་དཔངས་མཉམ་པའི་སྟེགས་བུ་གྲུ་བཞི་པ་ལ་གནས་པའི་བུམ་པ་ལས་ཐོན་པའི་ཀ་བ་ཀ་རྒྱན་དང་བཅས་པས་བཏེག་པའི་རྟ་བབས་སྣམ་བུ་བཅུ་གཅིག་པ་བྲི་བྱ་དང་ཕྱོགས་མཚུངས་པ། ཡ་ཕུབས་ཀྱི་རྩིག་པ་ལ་མ་རེག་པར་བསླང་ནས་མདའ་ཡབ་ཕན་ཚུན་མཐོ་དམན་མཉམ་པ་བྱ་བར་བཞེད་དོ། །</text:span></text:p>
      <text:p text:style-name="P57"><text:span text:style-name="T64">རྩིག་པའི་ཕྱི་ཁྲིས་རྣམས་སུ་འདོད་སྣམ་གྱི་སྟེགས་བུ་ཞེང་ཆ་ཕྲན་གཉིས། དཔངས་ཆ་ཕྲན་གཅིག་ཏུ་བྱས་པ་ལ་མཆོད་པའི་ལྷ་མོ་གནས་པ་སོགས་དང་། ཁང་པ་དང་རྟ་བབས་ཀྱི་རྒྱན་རྣམས་དང་ནང་གི་ལྷའི་བཞུགས་གནས་བྱ་ཚུལ་ཕལ་ཆེར་གོ་སླ་ལ། </text:span></text:p>
      <text:p text:style-name="P57"><text:span text:style-name="T64">མཁའ་སྤྱོད་མ་དང་ས་སྤྱོད་མ་ནི་མིང་དང་མཐུན་པ་ལྟར་ཡིན་ཀྱང་། བློས་སློངས་ཀྱི་སྐབས་སུ་ཁང་བརྩེགས་སྟེང་མའི་ནང་</text:span><text:span text:style-name="T39">(</text:span><text:span text:style-name="T41">༡༡༦བ</text:span><text:span text:style-name="T39">)</text:span><text:span text:style-name="T64">དང་། གཙོ་མོའི་པད་སྡོང་གི་འོག་ཏུ་བཀོད་པར་བཞེད་དོ། །</text:span></text:p>
      <text:p text:style-name="P57"><text:span text:style-name="T64">བློས་སློངས་འདི་དག་གི་རྣམ་གཞག་རྒྱས་པར་སླར་གཞན་ལས་ཤེས་དགོས་སོ། །</text:span></text:p>
      <text:p text:style-name="P57"><text:span text:style-name="T64">དེ་ནས་དུར་ཁྲོད་ནི། འདི་ཉིད་དུ། </text:span></text:p>
      <text:p text:style-name="P66"><text:span text:style-name="T38">དུར་ཁྲོད་དུ་ནི་མགོན་པོའི་རོལ། །</text:span></text:p>
      <text:p text:style-name="P57"><text:span text:style-name="T64">ཞེས་པ་ཙམ་ལས་གཞུང་འགྲེལ་ཕལ་ཆེར་དུ་གསལ་བར་མི་འབྱུང་ཡང་། གྲུབ་ཆེན་གྱི་གཞུང་འགའ་ཞིག་ཏུ་ཅི་རིགས་བསྒོམ་པར་བཤད་པ་ལྟར་བླ་མ་རྣམས་བསྒོམ་པར་བཞེད་ལ། </text:span></text:p>
      <text:p text:style-name="P27"><text:soft-page-break/><text:span text:style-name="T64">གང་དུ་བསྒོམ་པ་ནི་སྡོམ་འབྱུང་འགྱུར་རྙིང་དུ། </text:span></text:p>
      <text:p text:style-name="P45"><text:span text:style-name="T38">རྡོ་རྗེ་རྭ་བའི་ནང་དུ་ནི། །དུར་ཁྲོད་བརྒྱད་ཀྱིས་བརྒྱན་པའོ། །</text:span></text:p>
      <text:p text:style-name="P27"><text:span text:style-name="T64">ཞེས་དང་། </text:span></text:p>
      <text:p text:style-name="P27"><text:span text:style-name="T83">རྒྱ་གར་བའི་རས་བྲིས་ལ་བརྟེན་ནས་རྡོ་རྭའི་ནང་དུ་བསྒོམ་པར་བླ་མ་སྔ་རབས་པ་དག་བཞེད་ཅིང་།</text:span><text:span text:style-name="T64"> </text:span></text:p>
      <text:p text:style-name="P27"><text:span text:style-name="T64">རྡོ་རྗེ་མཁའ་འགྲོར། </text:span></text:p>
      <text:p text:style-name="P45"><text:span text:style-name="T38">ཚོན་པ་དེ་ཡི་ཉིས་འགྱུར་དུ། །ཕྱི་རོལ་འོད་ཀྱི་དཀྱིལ་འཁོར་བྱ། །</text:span></text:p>
      <text:p text:style-name="P45"><text:span text:style-name="T38">འཁོར་ལོ་དེ་ཡི་ཕྱི་རོལ་དུ། །ཤིང་ལ་སོགས་པའི་དུར་ཁྲོད་བྱ། །</text:span></text:p>
      <text:p text:style-name="P57"><text:span text:style-name="T64">ཞེས་པ་རྩ་འགྲེལ་ལ་བརྟེན་ནས་རྡོ་རྭའི་ནང་དུ་བསྒོམ་པར་ཕྱིས་ཀྱི་མཁས་པ་དག་བཞེད་ཀྱང་། སྐབས་འདིར་སྔ་མ་ལྟར་ལེགས་ལ། དེའང་སྣ་ཚོགས་པདྨའི་མཐར་བསྒོམ་པར་བཞེད་དོ། །</text:span></text:p>
      <text:p text:style-name="P57"><text:span text:style-name="T64">དུར་ཁྲོད་དངོས་ནི། སྡོམ་འབྱུང་དུ། </text:span></text:p>
      <text:p text:style-name="P63"><text:span text:style-name="T38">གཏུམ་དྲག་དེ་བཞིན་ཚང་ཚིང་དང་། །རྡོ་རྗེ་འབར་བ་ཀེང་རུས་ཅན། །</text:span></text:p>
      <text:p text:style-name="P63"><text:span text:style-name="T38">དབང་ལྡན་དུ་ནི་མི་བཟད་གཞད། །བྱིན་ཟ་དུ་ནི་བཀྲ་ཤིས་མཆོག །</text:span></text:p>
      <text:p text:style-name="P63"><text:span text:style-name="T38">མུན་པ་དྲག་པོ་བདེན་བྲལ་དུ། །རླུང་ཕྱོགས་ཀི་ལི་ཀི་ལིའི་སྒྲ། །</text:span></text:p>
      <text:p text:style-name="P57"><text:span text:style-name="T64">ཞེས་དང་། </text:span></text:p>
      <text:p text:style-name="P57"><text:span text:style-name="T64">དེ་དག་ཏུ་ཤིང་དང་ཕྱོགས་སྐྱོང་ཞིང་སྐྱོང་ལ་སོགས་པའི་རྣམ་གཞག་རྒྱས་པར་གསུངས་ཤིང་། </text:span></text:p>
      <text:p text:style-name="P57"><text:span text:style-name="T64">དེ་བཞིན་དུ། ཛ་ལནྡྷ་ར་བ། ཉིན་མོ་འབྱུང་གནས། སྒྲ་གཅན་གསང་བ། ནག་པོ་པ་རྣམས་ཀྱིས་ཀྱང་བཤད་དེ། རྣམ་གཞག་སོགས་གོ་སླ་བས་མ་སྤྲོས་སོ། །</text:span></text:p>
      <text:p text:style-name="P57"><text:span text:style-name="T64">དེ་ལྟར་ན། དུར་ཁྲོད་གཞལ་ཡས་ཁང་གི་རྗེས་སུ་བསྒོམས་ཞིང་། དེ་ནས་ལྷ་གནས་སུ་གདན་རྣམས་བསྒོམ་མོ། །</text:span></text:p>
      <text:p text:style-name="P27"><text:soft-page-break/><text:span text:style-name="T64">བརྟེན་པ་བསྐྱེད་པ་ནི། གདན་རྣམས་ཀྱི་སྟེང་དུ་ཟླ་ཉི་ཁ་སྦྱོར་གྱི་བར་དུ་ལྷ་སོ་སོའི་ཕྱག་མཚན་ས་བོན་གྱིས་མཚན་པའི་མངོན་བྱང་ལྔ་ལས་ལྷ་མོ་བཅོ་ལྔ་དུས་གཅིག་ཏུ་བསྐྱེད་པར་བྱ་བ་ལས། ནཱ་ད་འཇོག་པའི་ལུགས་</text:span><text:span text:style-name="T39">(</text:span><text:span text:style-name="T41">༡༡༧ན</text:span><text:span text:style-name="T39">)</text:span><text:span text:style-name="T64">ལ་ནི། གཙོ་མོའི་ཟླ་ཉི་ཁ་སྦྱོར་གྱི་བར་དུ་ནཱ་ད་བཞུགས་པ་ལས་ཨཾ་ཡིག་ཏུ་རྫོགས་ཤིང་། དེ་ལས་གྲི་གུག་ཨཾ་ཡིག་གིས་མཚན་པར་གྱུར་པ་བྱ་སྟེ། ཚུལ་མཐའ་དག་གཞུང་དོན་དུ་འཆད་དོ། །</text:span></text:p>
      <text:p text:style-name="P27"><text:span text:style-name="T64">གསུམ་པ་</text:span><text:span text:style-name="T20">[</text:span><text:span text:style-name="T21">རྫོགས་བྱེད་ཀྱི་ཡན་ལག་</text:span><text:span text:style-name="T20">]</text:span><text:span text:style-name="T64">ནི། དེ་ནས་སེམས་དཔའ་གསུམ་བརྩེགས་རྒྱུད་རྣམས་སུ་མི་གསལ་ཡང་། </text:span></text:p>
      <text:p text:style-name="P27"><text:span text:style-name="T64">མི་ཐུབ་ཟླ་བས། </text:span></text:p>
      <text:p text:style-name="P45"><text:span text:style-name="T52">རང་ཉིད་པད་ཉིར་ས་བོན་ལས། །ཡེ་ཤེས་སྙིང་གར་ཡེ་ཤེས་བསྒོམ། །</text:span></text:p>
      <text:p text:style-name="P27"><text:span text:style-name="T64">ཞེས་བཤད་པ་ལྟར། རང་དམ་ཚིག་པའི་སྙིང་གར་པད་ཉིའི་སྟེང་དུ་ས་བོན་དང་ཕྱག་མཚན་ལས་བསྐྱེད་པའི་ཡེ་ཤེས་སེམས་དཔའ་རང་འདྲ་བའི་ཐུགས་ཀར་ཡེ་ཤེས་ཀྱི་ངོ་བོ་ཏིང་ངེ་འཛིན་སེམས་དཔའ་བསྒོམ་པར་བྱའོ། །</text:span></text:p>
      <text:p text:style-name="P27"><text:span text:style-name="T64">དེ་ནས་གུར་ལས། </text:span></text:p>
      <text:p text:style-name="P46"><text:span text:style-name="T38">མིག་ལ་སོགས་ལ་གཏི་མུག་སོགས། །རྡོ་རྗེ་གསུམ་ནི་གནས་གསུམ་དགོད། །</text:span></text:p>
      <text:p text:style-name="P95">ཅེས་སོགས་གསུངས་པ་ལྟར་གཙོ་འཁོར་ཐམས་ཅད་ཀྱི་སྐྱེ་མཆེད་དང་སྒོ་གསུམ་བྱིན་གྱིས་བརླབ་ལ།</text:p>
      <text:p text:style-name="P27"><text:span text:style-name="T64">གུར་དུ། </text:span></text:p>
      <text:p text:style-name="P45"><text:span text:style-name="T52">དེ་ནས་ཡང་ནི་ཡེ་ཤེས་བཞུགས། །</text:span></text:p>
      <text:p text:style-name="P27"><text:span text:style-name="T64">ཅེས་དང་། </text:span></text:p>
      <text:p text:style-name="P27"><text:soft-page-break/><text:span text:style-name="T64">མི་ཐུབ་ཟླ་བས། </text:span></text:p>
      <text:p text:style-name="P46"><text:span text:style-name="T38">དགུག་པར་བྱས་ཏེ་ཡང་དག་མཆོད། །ཡེ་ཤེས་འཁོར་ལོ་བསྟིམ་པར་བྱ། །</text:span></text:p>
      <text:p text:style-name="P27"><text:span text:style-name="T64">ཞེས་པ་ལྟར། ཡེ་ཤེས་པ་སྤྱན་དྲངས་ཏེ་ལྷ་མོ་བརྒྱད་ཀྱིས་མཆོད་ནས་གཞུག་གོ། །</text:span></text:p>
      <text:p text:style-name="P27"><text:span text:style-name="T64">དེ་ནས་གུར་དུ། </text:span></text:p>
      <text:p text:style-name="P46"><text:span text:style-name="T38">རིག་མའི་སྐྱེས་བུ་དབང་ཆེན་ལས། །ཅོད་པཎ་རང་གི་ལྷག་པའི་ལྷ། །</text:span></text:p>
      <text:p text:style-name="P46"><text:span text:style-name="T38">དེས་ནི་དཀྱིལ་འཁོར་དབང་དང་ནི། །བསྟོད་དང་མཆོད་པ་ལ་སོགས་བྱ། །</text:span></text:p>
      <text:p text:style-name="P46"><text:span text:style-name="T38">ལྕེ་ཡིས་རྡོ་རྗེ་བདུད་རྩི་མྱང་། །ནང་དུ་བརྗོད་པའི་སྦྱོར་བ་ལས། །</text:span></text:p>
      <text:p text:style-name="P46"><text:span text:style-name="T38">བརྟུལ་ཞུགས་ཅན་གྱིས་སྔགས་བཟླས་བྱ། །</text:span></text:p>
      <text:p text:style-name="P27"><text:span text:style-name="T64">ཞེས་པ་ལྟར་ལེའུ་བཞི་པ་ལྟར་དབང་བསྐུར། ཕྱི་མར་འབྱུང་བ་ལྟར་རྒྱས་གདབ། མཆོད་བསྟོད་བདུད་རྩི་མྱང་བ་བྱས་ཏེ། ནང་གི་སྦྱོར་བ་རྫོགས་རིམ་བསྒོམ་པ་དང་། རྣམ་དག་དྲན་པ་དང་། སྔགས་བཟླས་པ་སོགས་བྱས་ཏེ། ཐུན་གྱི་མཐར་གཏོར་མ་བཏང་བ་དང་སྨོན་ལམ་གདབ་པ་སོགས་བྱ་བར་བཤད་དོ། །</text:span></text:p>
      <text:p text:style-name="P27"><text:span text:style-name="T5">ཏ༢ </text:span><text:span text:style-name="T34">གཉིས་པ་གཞུང་དོན་ལ། </text:span><text:span text:style-name="T5">ཐ༡ </text:span><text:span text:style-name="T34">བཤད་པར་དམ་བཅའ་བ་དང་། </text:span><text:span text:style-name="T5">ཐ༢ </text:span><text:span text:style-name="T34">གཞུང་དངོས་གཞི་གཉིས་ཀྱི།</text:span></text:p>
      <text:p text:style-name="P27"><text:span text:style-name="T64">ཐ༡ དང་པོ་ནི། </text:span></text:p>
      <text:p text:style-name="P50"><text:span text:style-name="T56">དེ་ནས་རྣལ་འབྱོར་མའི་འཁོར་ལོ་བཤད་པར་བྱའོ། །</text:span></text:p>
      <text:p text:style-name="P27"><text:span text:style-name="T64">ཞེས་པ་སྟེ། </text:span><text:span text:style-name="T39">(</text:span><text:span text:style-name="T41">༡༡༧བ</text:span><text:span text:style-name="T39">)</text:span><text:span text:style-name="T64">བརྡ་དང་གནས་སོགས་གསུངས་པའི་རྗེས་དེ་ནས་རྣལ་འབྱོར་མ་བཅོ་ལྔའི་བདག་ཉིད་ཀྱི་བདག་མེད་མའི་དཀྱིལ་འཁོར་གྱི་འཁོར་ལོ་བསྒོམ་པའི་བསྐྱེད་རིམ་དང་། དེའི་རྫོགས་རིམ་བསྒོམ་ཚུལ་བཤད་པར་བྱའོ། །</text:span></text:p>
      <text:p text:style-name="P27"><text:soft-page-break/><text:span text:style-name="T1">ཐ༢ </text:span><text:span text:style-name="T31">གཉིས་པ་</text:span><text:span text:style-name="T4">[</text:span><text:span text:style-name="T1">གཞུང་དངོས་གཞི་</text:span><text:span text:style-name="T4">]</text:span><text:span text:style-name="T31">ལ། </text:span><text:span text:style-name="T1">ད༡ </text:span><text:span text:style-name="T31">བསྐྱེད་རིམ་བཤད་པ་དང་། </text:span><text:span text:style-name="T1">ད༢ </text:span><text:span text:style-name="T31">རྫོགས་རིམ་བཤད་པ་གཉིས་ཀྱི། </text:span></text:p>
      <text:p text:style-name="P27"><text:span text:style-name="T1">ད༡ </text:span><text:span text:style-name="T31">དང་པོ་ལ། </text:span><text:span text:style-name="T1">ན༡ </text:span><text:span text:style-name="T31">རྟེན་གཞལ་ཡས་ཁང་བསྐྱེད་པ་དང་། </text:span><text:span text:style-name="T1">ན༢ </text:span><text:span text:style-name="T31">བརྟེན་པ་ལྷ་བསྐྱེད་པའོ། །</text:span></text:p>
      <text:p text:style-name="P27"><text:span text:style-name="T1">ན༡ </text:span><text:span text:style-name="T31">དང་པོ་ལ། </text:span><text:span text:style-name="T1">པ༡ </text:span><text:span text:style-name="T31">འབྱུང་རིམ་སོགས་ལས་རྟེན་བསྐྱེད་པ་དང་། </text:span><text:span text:style-name="T1">པ༢ </text:span><text:span text:style-name="T31">གཞལ་ཡས་ཁང་གདན་བཅས་ཉིད་བཤད་པ་གཉིས་ཀྱི། </text:span></text:p>
      <text:p text:style-name="P27"><text:span text:style-name="T1">པ༡ </text:span><text:span text:style-name="T31">དང་པོ་ལ། </text:span><text:span text:style-name="T1">ཕ༡ </text:span><text:span text:style-name="T31">བཤད་པའི་རྣམ་གྲངས་བསྟན་པ་དང་། </text:span><text:span text:style-name="T1">ཕ༢ </text:span><text:span text:style-name="T31">གཞུང་དོན་དངོས་བཤད་པ་ལ་གཉིས་ལས། </text:span></text:p>
      <text:p text:style-name="P27"><text:span text:style-name="T64">ཕ༡ དང་པོ་ནི། སློབ་དཔོན་མི་ཐུབ་ཟླ་བས། འཁོར་ལོ་སྔོན་དུ་ཞེས་སོགས་ཀྱི་དོན་ལ། འཁོར་ལོ་ནི་དཀྱིལ་འཁོར་དང་། སྔོན་ནི་དེའི་སྔོན་རོལ་དང་། ཅི་རིགས་པ་ནི་འབྱུང་བཞི་གོ་རིམ་ལྟར་དང་། </text:span></text:p>
      <text:p text:style-name="P27"><text:span text:style-name="T64">འཁོར་ལོ་དང་ཞེས་སོགས་ཀྱི་དོན་ལ། འཁོར་ལོ་རྣམ་སྣང་གི་ཕྱག་མཚན་དང་། དེའི་སྔོན་རོལ་དུ་ས་དང་། དེའི་སྔོན་རོལ་དུ་ཆུ་ལ་སོགས་པ་དང་། </text:span></text:p>
      <text:p text:style-name="P71"><text:span text:style-name="T64">ལྷ་རྣམས་ཇི་ལྟར་འབྱུང་བའི་དོན་ལ། ཇི་ལྟར་རིགས་པར་སྤྱན་མ་ལ་སོགས་པའི་ལྷ་རྣམས་ཀྱི་རིམ་པ་དང་མཐུན་པར་བསྐྱེད་པར་འཆད་ལ། </text:span></text:p>
      <text:p text:style-name="P71"><text:span text:style-name="T64">མན་སྙེར། འཁོར་ལོ་སྔོན་དུ་ཞེས་སོགས་ཀྱི་དོན་གོང་མ་དང་ཕྱོགས་འདྲ་བ་དང་། འཁོར་ལོ་ས་དང་ཞེས་སོགས་ཀྱི་དོན་ལ་འཁོར་ལོ་ཞེས་པ་ཐོག་མའི་གསལ་བྱེད་དུ་བྱས་ནས་སའི་འཁོར་ལོ། ཆུའི་འཁོར་ལོ་ཞེས་སོགས་འཆད་ཅིང་། གཞན་གོང་མ་དང་འདྲ་བ་ལས་འབྱུང་བཞི་རྣམས་སོ་སོའི་ས་བོན་ལས་བསྐྱེད་པར་བཤད་དེ། བོད་མང་པོས་འདི་གཉིས་ཀྱི་རྗེས་སུ་འབྲང་བར་སྣང་ངོ་། །</text:span></text:p>
      <text:p text:style-name="P27"><text:soft-page-break/><text:span text:style-name="T64">གྲུབ་ཆེན་མཚོ་སྐྱེས་ཀྱིས། འཁོར་ལོ་སྔོན་དུ་ཞེས་སོགས་ཀྱི་དོན་ལ། འཁོར་ལོ་ནི་རྟེན་གྱི་འཁོར་ལོ་དང་། སྔོན་དུ་ནི་ལྷ་བསྐྱེད་པའི་སྔོན་དང་། ཅི་རིགས་པ་ནི་ས་ལ་སོགས་པའི་འབྱུང་བཞི་རྣམས་སྤྱན་སོགས་ཀྱི་ལྷ་རྣམས་ཇི་ལྟར་འབྱུང་བ་ཉིད་ཀྱི་གོ་རིམ་ལྟར་བསྐྱེད་པ་དང་། འཁོར་ལོ་ས་དང་ཞེས་སོགས་ལ་</text:span><text:span text:style-name="T39">(</text:span><text:span text:style-name="T41">༡༡༨ན</text:span><text:span text:style-name="T39">)</text:span><text:span text:style-name="T64">འཁོར་ལོ་ཞེས་པ་དང་སྔོན་ཞེས་པ་གཉིས་ཀ་འབྱུང་བ་བཞི་ཀའི་གསལ་བྱེད་དུ་སྦྱར་ནས། སྔོན་དུ་སའི་འཁོར་ལོ་དང་། དེའི་སྟེང་དུ་ཆུའི་འཁོར་ལོ། མེའི་སྔོན་དུ་དང་ཞེས་སོགས་ལྟར་འཆད་དེ། འདིའི་རྗེས་སུ་འབྲང་བ་ཡང་དུ་མ་ཞིག་སྣང་ངོ་། །</text:span></text:p>
      <text:p text:style-name="P57"><text:span text:style-name="T64">སློབ་དཔོན་ཤཱནྟི་པས། འཁོར་ལོ་སྔོན་དུ་ཞེས་སོགས་ཀྱི་བརྡར་བྱས་ནས་དོན་དེ་ཉིད་བཀྲོལ་ཏེ་འཆད་པ་ན། འཁོར་ལོ་ནི་ས་དང་། སྔོན་དུ་ནི་ཆུ་དང་། ཇི་ལྟར་རིགས་པ་མེ་དང་། ལྷ་རྣམས་རླུང་དང་། ཇི་ལྟར་འབྱུང་བ་སྒོམ་པ་པོར་རྒྱུ་མཚན་དང་བཅས་ཏེ་འཆད་པ་ནི་ཤིན་ཏུ་ལེགས་སོ། །</text:span></text:p>
      <text:p text:style-name="P57"><text:span text:style-name="T1">ཕ༢ </text:span><text:span text:style-name="T31">གཉིས་པ་</text:span><text:span text:style-name="T4">[</text:span><text:span text:style-name="T1">གཞུང་དོན་དངོས་བཤད་པ་</text:span><text:span text:style-name="T4">]</text:span><text:span text:style-name="T31">ལ། </text:span><text:span text:style-name="T1">བ༡ </text:span><text:span text:style-name="T31">མདོར་བསྟན་པ་དང་། </text:span><text:span text:style-name="T1">བ༢ </text:span><text:span text:style-name="T31">རྒྱས་པར་བཤད་པ་གཉིས་ཀྱི། </text:span></text:p>
      <text:p text:style-name="P57"><text:span text:style-name="T64">བ༡ དང་པོ་ནི། </text:span></text:p>
      <text:p text:style-name="P65"><text:span text:style-name="T62">ནམ་མཁའི་ཁམས་སུ་བྷ་ག་བསམ། །དབུས་སུ་རྣམ་པར་བསྒོམ་པ་ནི། །</text:span></text:p>
      <text:p text:style-name="P65"><text:span text:style-name="T62">འཁོར་ལོ་སྔོན་དུ་ཅི་རིགས་པར། །ལྷ་རྣམས་ཇི་ལྟར་འབྱུང་བ་ཉིད། །</text:span></text:p>
      <text:p text:style-name="P57"><text:span text:style-name="T64">ཅེས་པ་སྟེ། སྔོན་འགྲོ་རྣམས་བསྒོམས་ནས་སྲུང་འཁོར་གྱི་ནང་གི་ནམ་མཁའི་ཁམས་སུ་བྷ་གའི་སྒྲས་བརྗོད་པ་ཆོས་འབྱུང་བསམ་ཞིང་། དེའི་ནང་དུ་སྣ་ཚོགས་པདྨ་དང་སྣ་ཚོགས་རྡོ་རྗེ་ཡང་བསྒོམ་མོ། </text:span></text:p>
      <text:p text:style-name="P57"><text:span text:style-name="T64">དེའི་དབུས་སུ་རྣམ་པར་བསྒོམ་པར་བྱ་བ་ནི། ཆོས་ཀྱི་བརྡ་འཁོར་ལོ་དང་སྔོན་དུ་དང་ཅི་རིགས་པར་དང་ལྷ་རྣམས་དང་ཇི་ལྟར་དང་འབྱུང་བ་ཉིད་ཅེས་པ་རྣམས་ཀྱིས་བསྟན་པའི་ས་ཆུ་མེ་རླུང་ལ་སོགས་པ་རིམ་བཞིན་བསྒོམ་པར་བྱ་བའི་དོན་ཏོ། །</text:span></text:p>
      <text:p text:style-name="P27"><text:soft-page-break/><text:span text:style-name="T64">ནང་ལྟར་ན། ནམ་མཁའི་ཁམས་ནི་ཕྱག་རྒྱའི་པདྨ། བྷ་ག་ནི་དགའ་བ་བཞིའི་ཡེ་ཤེས། བསམ་པ་ནི་ཐབས་ཤེས་སྙོམས་འཇུག །འཁོར་ལོ་ནི་དེའི་བདེ་བ། སྔོན་དུ་ཅི་རིགས་པ་ནི་རང་རིག་པའི་ངོ་བོ། ལྷ་རྣམས་ནི་བྱང་ཆུབ་ཀྱི་སེམས། ཇི་ལྟར་འབྱུང་བ་དེའི་ཞུ་བདེར་འོག་ཏུ་འཆད་པ་ལྟར་རོ། །</text:span></text:p>
      <text:p text:style-name="P27"><text:span text:style-name="T64">འདིར་ཕལ་ཆེར་གྱིས། འཁོར་ལོ་གཞལ་ཡས་ཁང་དང་། སྔོན་དུ་ཅི་རིགས་པ་འབྱུང་རིམ་དང་། ལྷ་རྣམས་ཇི་ལྟར་འབྱུང་བ་ལྷ་མོ་བཅོ་ལྔ་ལ་བྱས་ནས། བསྐྱེད་རིམ་སྤྱིའི་མདོར་བསྟན་དུ་འཆད་པ་ནི་ལེགས་པར་མ་མཐོང་སྟེ། ཆོས་ཀྱི་བརྡས་སྒྲ་ཇི་བཞིན་པ་མ་ཡིན་པར་གསུངས་པ་དང་། དེ་མ་ཐག་ཏུ་བརྡ་བཀྲོལ་ནས་</text:span><text:span text:style-name="T39">(</text:span><text:span text:style-name="T41">༡༡༨བ</text:span><text:span text:style-name="T39">)</text:span><text:span text:style-name="T64">གསུངས་པའི་ཚིག་དོན་རྒྱང་དུ་བསྲིངས་པར་གྱུར་པའི་ཕྱིར་རོ། །</text:span></text:p>
      <text:p text:style-name="P27"><text:span text:style-name="T64">བ༢ གཉིས་པ་</text:span><text:span text:style-name="T20">[</text:span><text:span text:style-name="T21">རྒྱས་པར་བཤད་པ་</text:span><text:span text:style-name="T20">]</text:span><text:span text:style-name="T64">ནི། </text:span></text:p>
      <text:p text:style-name="P44"><text:span text:style-name="T62">འཁོར་ལོ་ས་དང་ཆུ་ནི་སྔོན། །ཇི་ལྟར་རིགས་པར་བྱིན་ཟ་དང་། །</text:span></text:p>
      <text:p text:style-name="P44"><text:span text:style-name="T62">ལྷ་རྣམས་ཀྱིས་ནི་རླུང་ཆེན་དང་། །ཇི་ལྟར་སྒོམ་པ་པོ་འབྱུང་བའང་། །</text:span></text:p>
      <text:p text:style-name="P44"><text:span text:style-name="T62">ཆོས་འབྱུང་ལས་སྐྱེས་འཁོར་ལོ་ཉིད། །</text:span></text:p>
      <text:p text:style-name="P27"><text:span text:style-name="T64">ཅེས་པ་སྟེ། གོང་དུ་ཆོས་ཀྱི་བརྡས་གསུངས་པའི་འཁོར་ལོ་ཞེས་པ་སའི་དཀྱིལ་འཁོར་ཏེ། ལྃ་ལས་བྱུང་ཞིང་གྲུ་བཞི་རྡོ་རྗེས་མཚན་པ་དང་། དེའི་སྟེང་དུ་ཆུའི་དཀྱིལ་འཁོར་ནི་སྔོན་ཞེས་པས་བསྟན་པ་སྟེ། བྃ་ལས་བྱུང་བ་ཟླུམ་པོ་བུམ་པས་མཚན་པ་དང་། དེའི་སྟེང་དུ་ཅི་རིགས་པའམ་ཇི་ལྟར་རིགས་པར་ཞེས་པས་བསྟན་པ་བྱིན་ཟ་མེའི་དཀྱིལ་འཁོར་ཏེ། རྃ་ལས་བྱུང་བ་གྲུ་གསུམ་འབར་བས་མཚན་པ་དང་། དེའི་སྟེང་དུ་ལྷ་རྣམས་ཀྱི་ནི་ཞེས་པས་བསྟན་པའི་རླུང་ཆེན་གྱི་དཀྱིལ་འཁོར་ཏེ། ཡྃ་ལས་བྱུང་བ་གཞུའི་དབྱིབས་ཅན་བ་དན་གྱིས་མཚན་པ་དང་། དེའི་སྟེང་དུ་ཧཱུྃ་ལས་འཁོར་ལོ་དཀར་པོ་རྣམ་སྣང་གི་རང་བཞིན་ཅན་ཡང་བསྒོམ་པར་བྱའོ། །</text:span></text:p>
      <text:p text:style-name="P27"><text:soft-page-break/><text:span text:style-name="T64">གོང་གི་ཇི་ལྟར་ཞེས་པས་བསྟན་པ་སྒོམ་པ་པོ་སྟོང་པ་ཉིད་ཀྱི་རང་བཞིན་སེམས་ཙམ་གྱི་སྣང་བའི་ནཱ་ད་འོད་ཟེར་ཅན་རྣམས་བསྒོམས་ནས། གོང་དུ་འབྱུང་བ་ཞེས་པས་བསྟན་པའང་ཆོས་འབྱུང་ལས་སྐྱེས་ཤིང་། ནཱ་དའི་འོད་ཟེར་གྱིས་བསྐུལ་ནས་འབྱུང་རིམ་དང་འཁོར་ལོ་ཞུ་བ་ལས་བྱུང་བའི་རྟེན་གྱི་འཁོར་ལོ་གཞལ་ཡས་ཁང་ཉིད་སྒོམ་པའི་དོན་ཏེ། སྒྲ་ཇི་བཞིན་པ་མ་ཡིན་པའི་བཤད་པའོ། །</text:span></text:p>
      <text:p text:style-name="P27"><text:span text:style-name="T64">གོང་གི་འབྱུང་བཞིའི་བརྡ་དེ་དག་གི་རྒྱུ་མཚན་ལ། ཤཱནྟི་པས། འཁོར་ལོ་ནི་ས་ལ་བརྗོད་དེ། དབང་ཆེན་གྱི་དཀྱིལ་འཁོར་ཞེས་བརྗོད་པའི་ཕྱིར་རོ། །ཆུ་ནི་སྔོན་ཞེས་པས་བསྟན་ཏེ། གསེར་གྱི་དཀྱིལ་འཁོར་གྱི་སྔོན་དུ་ཆུའི་དཀྱིལ་འཁོར་ཡིན་པ་དེ་བས་ནའོ། །ཇི་ལྟར་རིགས་པ་ཞེས་བྱ་བས་བྱིན་ཟ་མེ་ཉིད་བསྟན་ཏེ། རིགས་པ་ནི་འདིར་ཡང་དག་པའི་ཡེ་ཤེས་ཡིན་ལ། དེ་དང་མེ་ཉིད་གསལ་བའི་རང་བཞིན་དུ་ཆོས་མཐུན་པའི་ཕྱིར་རོ། །ལྷ་རྣམས་ཀྱི་ནི་ཞེས་པས་རླུང་བསྟན་ཏེ། འདོད་ལྷ་འོག་མ་དག་གི་ཕ་མ་འཁྲིག་པའི་</text:span><text:span text:style-name="T4">(</text:span><text:span text:style-name="T1">༡༡༩ན</text:span><text:span text:style-name="T4">)</text:span><text:span text:style-name="T64">ཚེ་ཁུ་བ་མི་འབྱུང་བར་རླུང་ཙམ་ཞིག་འབྱུང་བ་ལས་ལྷ་དེ་དག་སྐྱེ་བའི་ཕྱིར་རོ། །ཞེས་བཤད་དོ། །</text:span></text:p>
      <text:p text:style-name="P71"><text:span text:style-name="T64">ནང་ལྟར་ན། འཁོར་ལོ་བཞི་མས་རིམ་ནས་ས་སོགས་འབྱུང་བ་བཞིར་བཤད་པའམ། ཐབས་ཤེས་སྦྱར་བའི་རེག་པ་སྲ་བ་ས། བྱང་སེམས་གཤེར་བ་ཆུ། བསྐྱོད་པའི་དྲོད་མེ། གཡོ་བ་རླུང་དུ་བཤད་པ་དང་། དེའི་ཉམས་མྱོང་ནི་སྒོམ་པ་པོའོ། །</text:span></text:p>
      <text:p text:style-name="P71"><text:span text:style-name="T64">ཁ་ཅིག །འདིར་དང་པོར་བྷྲུཾ་ལས་རྣམ་སྣང་བསྐྱེད་པ་ཞུ་བའི་འཁོར་ལོ་དང་། དེའི་སྟེང་དུ་ལྃ་ལས་སྤྱན་མ་བསྐྱེད་པ་ཞུ་བའི་ས་དཀྱིལ་སོགས་རིམ་བཞིན་བསྐྱེད་པར་འཆད་པ་ནི་ཧ་ཅང་སྤྲོས་པའི་བློ་བཟོ་སྟེ། འཁོར་ལོ་འབྱུང་བཞིའི་འོག་ཏུ་སྒོམ་པ་སྐབས་སུ་མ་བབ་ཅིང་གཞུང་རྣམས་དང་འགལ་བའི་</text:span><text:soft-page-break/><text:span text:style-name="T64">ཕྱིར་དང་། འདི་ཐམས་ཅད་ཐོག་མར་ལྷར་བསྐྱེད་དགོས་ན། འདིའི་མཚུངས་ལྡན་གྱི་རིགས་པས་ཧ་ཅང་ཐལ་བའི་ཕྱིར་དང་། ཚད་ལྡན་སུས་ཀྱང་ཚུལ་འདི་ལྟར་བཤད་པ་མེད་པའི་ཕྱིར་རོ། །</text:span></text:p>
      <text:p text:style-name="P27"><text:span text:style-name="T64">པ༢ གཉིས་པ་</text:span><text:span text:style-name="T20">[</text:span><text:span text:style-name="T21">གཞལ་ཡས་ཁང་གདན་བཅས་ཉིད་བཤད་པ་</text:span><text:span text:style-name="T20">]</text:span><text:span text:style-name="T64">ནི། </text:span></text:p>
      <text:p text:style-name="P44"><text:span text:style-name="T62">འཕར་མ་གཉིས་དག་སྐྱོན་མེད་པ། །ཟེ་འབྲུ་ལས་ནི་གཅིག་འགྱུར་ཏེ། །</text:span></text:p>
      <text:p text:style-name="P44"><text:span text:style-name="T62">གྲུ་གསུམ་གྱིས་ནི་ཕྱི་མར་བརྗོད། །དེ་དབུས་ཤི་བ་བཅོ་ལྔ་ཡི། །</text:span></text:p>
      <text:p text:style-name="P44"><text:span text:style-name="T62">གདན་གྱི་བདག་ཉིད་རྣམ་པར་བསམ། །</text:span></text:p>
      <text:p text:style-name="P27"><text:span text:style-name="T64">ཞེས་པ་སྟེ། རྟེན་གྱི་འཁོར་ལོ་དེ་ཡང་ཇི་ལྟ་བུ་ཞེ་ན། གཞལ་ཡས་ཁང་གི་ནང་གི་དབུས་སུ་པདྨ་འདབ་མ་བཞི་པའམ་བརྒྱད་པ་རྡོ་རྗེའི་ཕྲེང་བས་བསྐོར་བ་ནང་གི་འཕར་མ་དང་། དེའི་ཕྱི་ཁྱམས་གཽ་རཱི་ལ་སོགས་པའི་གནས་ཕྱིའི་འཕར་མ་སྟེ་འཕར་མ་གཉིས་པ། ཡུམ་གྱི་བྷ་གའི་དག་པ་དང་ལྡན་ཞིང་གྲུ་བཞི་སྒོ་བཞི་རྟ་བབས་དང་བཅས་པ་མཚན་ཉིད་ཐམས་ཅད་རྫོགས་པས་སྐྱོན་མེད་པའོ། །</text:span></text:p>
      <text:p text:style-name="P27"><text:span text:style-name="T64">དག་པ་དེ་གཉིས་གང་ཞེ་ན། བྷ་གའི་ནང་གི་ཟེ་འབྲུ་དག་པ་ལས་ནི་འཕར་མ་གཅིག་སྟེ་ནང་མར་འགྱུར་ཏེ། ཕྱིའི་དབྱིབས་གྲུ་གསུམ་གྱིས་ནི་འཕར་མ་ཕྱི་མར་བརྗོད་པའོ། །</text:span></text:p>
      <text:p text:style-name="P27"><text:span text:style-name="T64">གཞལ་ཡས་ཁང་དེའི་དབུས་ཏེ་ནང་དུ་ལྷ་གནས་སོ་སོར་ཤི་བ་སྟེ་རོ་བཅོ་ལྔ་ཡི་གདན་གྱི་བདག་ཉིད་ཉི་མའམ། ཟླ་བ་ལ་གནས་པ་</text:span><text:span text:style-name="T39">(</text:span><text:span text:style-name="T41">༡༡༩བ</text:span><text:span text:style-name="T39">)</text:span><text:span text:style-name="T64">རྣམ་པར་བསམ་པའི་དོན་ཏེ། </text:span></text:p>
      <text:p text:style-name="P27"><text:span text:style-name="T64">དེ་ཡང་ཤཱནྟི་པ་དང་མན་སྙེ་ལས་ཟླ་གདན་དང་། མི་ཐུབ་ཟླ་བའི་རྗེས་འབྲང་དག་ཉི་གདན་དུ་བཞེད་དོ། །</text:span></text:p>
      <text:p text:style-name="P27"><text:span text:style-name="T64">ནང་ལྟར་ན། འཕར་མ་ནང་མ་ནི་ཟེ་འབྲུ་སྟེ་རྩ་དབུ་མ། ཕྱི་མ་ནི་དབྱིབས་གྲུ་གསུམ་སྟེ། བདེ་བ་ཆེན་པོའི་འབྱུང་གནས་སུ་བཤད་དོ། །</text:span></text:p>
      <text:p text:style-name="P27"><text:soft-page-break/><text:span text:style-name="T64">འདིར་ཁ་ཅིག །གོང་གི་འཕར་མ་གཉིས་ཀྱི་ཚུལ་ཡབ་ཀྱི་འཕར་མ་གཅིག་པའི་རིགས་པས་བཀག་ནས། འཕར་མ་གཉིས་གཞལ་ཡས་ཁང་རིམ་པ་གཉིས་ལ་འདོད་པ་མི་འཐད་དེ། གྲུབ་ཆེན་གཉིས་དང་། ཤཱནྟི་པ། མི་ཐུབ་ཟླ་བ། མན་སྙེ་སོགས་ཐམས་ཅད་འཕར་མ་གཉིས་གོང་དུ་བཤད་པ་ལྟར་མཐུན་པའི་ཕྱིར་དང་། གཙོ་འཁོར་གྱི་ནང་གི་རིམ་པ་དང་ལྷ་གྲངས་འདི་ཙམ་ལ་གཞལ་ཡས་ཁང་ཉིས་རིམ་དུ་བཀྲལ་ན་ཐུག་མེད་དུ་འགྱུར་བའི་ཕྱིར་དང་། འཕར་མ་གཉིས་གཞལ་ཡས་ཁང་ཉིས་རིམ་ལ་བྱེད་པའི་ཤེས་བྱེད་དང་ཚད་ལྡན་གྱི་བཤད་པའང་མེད་པའི་ཕྱིར་རོ། །</text:span></text:p>
      <text:p text:style-name="P27"><text:span text:style-name="T64">ཡང་ཁ་ཅིག །འཕར་མ་གཉིས་པདྨའི་འདབ་མ་ཉིས་རིམ་དུ་འདོད་པ་ཡང་མི་འཐད་དེ། ཚད་ལྡན་སུས་ཀྱང་མ་བཤད་པའི་ཕྱིར་དང་། སློབ་དཔོན་ཨ་བྷྱས་ཚུལ་དེ་འདྲ་བ་བཀག་པའི་ཕྱིར་རོ། །</text:span></text:p>
      <text:p text:style-name="P27"><text:span text:style-name="T64">འོ་ན། ཡབ་ཀྱི་དཀྱིལ་འཁོར་ལ་འཕར་མ་གཅིག་པ་དང་། འདིར་གཉིས་པ་ཞེས་པའི་རྣམ་དབྱེ་ཇི་ལྟ་བུ་ཞེ་ན། གོང་དུ་བཤད་པའི་དག་པ་ལ་བརྟེན་ནས་འདིར་འཁོར་གྱི་གནས་རིམ་པ་ཡབ་ལ་འཁོར་གྱི་གནས་རིམ་པ་གཅིག་གིས་ཆོག་པ་ལ་འཕར་མའི་ཐ་སྙད་གསུངས་ཀྱི། ཁྱམས་མཐིལ་ནས་ལྷ་སྣམ་དང་། དེ་ནས་དབུས་ཀྱི་པདྨར་འཕར་བ་དང་། ཁྱམས་ནས་པད་འདབ་དང་། དེ་ལས་ཟེའུ་འབྲུ་འཕར་བ་ལ་བྱེད་ན། དེ་ཡབ་ཀྱི་དཀྱིལ་འཁོར་ལའང་མཚུངས་པས་དེ་གཉིས་ཀྱི་ཁྱད་པར་བརྗོད་དགོས་སོ།། </text:span></text:p>
      <text:p text:style-name="P27"><text:span text:style-name="T1">ན༢ </text:span><text:span text:style-name="T31">གཉིས་པ</text:span><text:span text:style-name="T1">་</text:span><text:span text:style-name="T4">[</text:span><text:span text:style-name="T1">བརྟེན་པ་ལྷ་བསྐྱེད་པ་</text:span><text:span text:style-name="T4">]</text:span><text:span text:style-name="T31">ལ། </text:span><text:span text:style-name="T1">པ༡ </text:span><text:span text:style-name="T31">ལྷ་བསྐྱེད་པའི་ཆོ་ག །</text:span><text:span text:style-name="T1">པ༢ </text:span><text:span text:style-name="T31">གནས་སོ་སོར་དགོད་ཚུལ། </text:span><text:span text:style-name="T1">པ༣ </text:span><text:span text:style-name="T31">ལྷ་རྣམས་ཀྱི་མངོན་རྟོགས། </text:span><text:span text:style-name="T1">པ༤ </text:span><text:span text:style-name="T31">དེ་བསྒོམ་པའི་ཕན་ཡོན། </text:span><text:span text:style-name="T1">པ༥ </text:span><text:span text:style-name="T31">ཡན་ལག་དྲུག་སྒོམ་ཚུལ་དང་ལྔ་ལས། </text:span></text:p>
      <text:p text:style-name="P27"><text:span text:style-name="T1">པ༡ </text:span><text:span text:style-name="T31">དང་པོ་ལ། </text:span><text:span text:style-name="T1">ཕ༡ </text:span><text:span text:style-name="T31">བཤད་པའི་རྣམ་གྲངས་བསྟན་པ་དང་། </text:span><text:span text:style-name="T1">ཕ༢ </text:span><text:span text:style-name="T31">གཞུང་དོན་ཉིད་བཤད་པ་</text:span><text:span text:style-name="T39">(</text:span><text:span text:style-name="T41">༡༢༠ན</text:span><text:span text:style-name="T39">)</text:span><text:span text:style-name="T31">གཉིས་ཀྱི། </text:span></text:p>
      <text:p text:style-name="P27"><text:soft-page-break/><text:span text:style-name="T64">ཕ༡ དང་པོ་ནི། སློབ་དཔོན་མི་ཐུབ་ཟླ་བས། དེའི་སྟེང་དུ་ཟླ་བ་ཞེས་སོགས་ཀྱིས་བདག་མེད་མ་གཙོ་འཁོར་ཐམས་ཅད་མངོན་བྱང་ལྔས་བསྐྱེད་པར་འཆད་ཅིང་། </text:span></text:p>
      <text:p text:style-name="P27"><text:span text:style-name="T64">དེ་ཡང་རོ་གདན་གྱི་སྟེང་དུ་ཉི་གདན། དེའི་སྟེང་དུ་ཨ་ལི་ཀ་ལི་ལས་བྱུང་བའི་ཟླ་ཉི་ཁ་སྦྱོར་གྱི་བར་དུ། ལྷ་རྣམས་ཀྱི་ས་བོན་ལས་བྱུང་བའི་ཕྱག་མཚན་ས་བོན་གྱིས་མཚན་པ་ལས་ལྷ་རྣམས་ཀྱི་སྐུར་རྫོགས་པ་ཟླ་བ་མེ་ལོང་ཡེ་ཤེས་སོགས་ཀྱི་མངོན་བྱང་དང་། དེ་ནས་ཨ་ལི་ཀ་ལི་ཞེས་སོགས་ཀྱིས་ཡབ་ཀྱི་མངོན་བྱང་ལྔ་བསྐྱེད་སྟོན་པར་འཆད་ཅིང་། དེ་ཡང་ཨ་ལི་ཀ་ལི་ལས་ཟླ་བ་དཀར་པོ་དང་དམར་པོ་གྲུ་གསུམ་པ་གཉིས་མཉམ་པོར་སྦྱོར་བ་ནི་ཕྱག་མཚན་རྡོ་རྗེ་རྩེ་ལྔ་པ་དཀར་པོ་ཉིད་ཀྱི་གདན་དང་། རང་སེམས་ས་བོན་གྱི་ཡི་གེ་ལས་བྱུང་བའི་གོང་བུ་རྡོ་རྗེ་དེ་ཉིད་ཐབས་དང་ཟླ་བ་གཉིས་ཤེས་རབ་སྟེ། དེ་སྦྱོར་བ་ལ་ཐིག་ལེའི་འགྱུར་བ་འགོག་པའི་ཧཱུྃ་ཕཊ་ཀྱི་རྣམ་པ་མི་འདོད་པ་དང་། དེ་འདྲའི་རྡོ་རྗེ་སེམས་དཔའི་གཟུགས་བརྙན་ཕྱག་མཚན་དེ་ལས་འོད་ཟེར་སྤྲོས་བསྡུས་ཟླ་བ་གཉིས་དང་བཅས་པ་ཐམས་ཅད་འདྲེས་པ་ལས་དཀྱིལ་འཁོར་གྱི་བདག་པོ་རྒྱུ་རྡོ་རྗེ་འཛིན་པ་སྒོམ་པ་དང་། དེའི་ཞལ་ཕྱག་སོགས་གོང་མ་ཆར་འབེབས་ཀྱི་སྐབས་ལྟ་བུ་ལས། མི་འདྲ་བའི་ཁྱད་པར་ཟླ་བ་ཆུ་ཤེལ་ནོར་བུའི་འོད་ལྟར་སྐུ་མདོག་དཀར་པོ་དང་། དེ་ནས་ཐབས་དང་ཤེས་རབ་ཅེས་སོགས་ཀྱིས་འཁོར་རྣམས་བསྐྱེད་ཚུལ་བསྟན་པར་འཆད་དོ། །</text:span></text:p>
      <text:p text:style-name="P27"><text:span text:style-name="T64">སློབ་དཔོན་ཤཱནྟི་པས། དེའི་སྟེང་དུ་ཟླ་བ་ཞེས་སོགས་ཀྱིས་གཙོ་འཁོར་ཐུན་མོང་གི་བསྐྱེད་ཆོག་བསྟན་པར་འཆད་དེ། </text:span></text:p>
      <text:p text:style-name="P27"><text:span text:style-name="T64">དེ་ཡང་ཨ་ལི་ཀ་ལི་ལས་ཟླ་ཉིའི་སྟེང་དུ་ལྷ་རྣམས་ཀྱི་ས་བོན་ལས་བྱུང་བའི་ཕྱག་མཚན་ས་བོན་གྱིས་མཚན་པ་ལས། དཀྱིལ་འཁོར་སྤྲོས་བསྡུས་ཟླ་ཉི་དང་བཅས་པ་ཡོངས་སུ་གྱུར་པ་ལས་དཀར་མོ་</text:span><text:soft-page-break/><text:span text:style-name="T64">སོགས་ཀྱི་སྐུར་རྫོགས་པ་ཟླ་བ་མེ་ལོང་ཡེ་ཤེས་སོགས་ཀྱི་མངོན་བྱང་དང་། དེ་ནས་ཨ་ལི་ཀ་ལི་ཞེས་སོགས་ཀྱིས་གཙོ་མོ་བསྐྱེད་ཚུལ་བསྟན་པར་འཆད་ཅིང་། </text:span></text:p>
      <text:p text:style-name="P27"><text:span text:style-name="T64">དེ་ཡང་ཨ་ལི་ཀ་ལི་</text:span><text:span text:style-name="T39">(</text:span><text:span text:style-name="T41">༡༢༠བ</text:span><text:span text:style-name="T39">)</text:span><text:span text:style-name="T64">ལས་བྱུང་བའི་ཟླ་ཉི་མཉམ་པར་སྦྱོར་བ་ནི་རྡོ་རྗེ་སེམས་དཔའ་ཉིད་ཀྱི་གདན་ཏེ་རྟེན་དང་། དེའི་རྡོ་རྗེ་ནི་ས་བོན་བསྡུས་པ་ལས་བྱུང་བའི་ཕྱག་མཚན་དང་། སེམས་དཔའ་ནི་ཕྱག་མཚན་གྱི་དབུས་ཀྱི་ས་བོན་དང་། བདག་མེད་མའི་དཀྱིལ་འཁོར་ལ་སྐབས་འདིར་ཡབ་ཡུམ་རྡོ་རྗེ་དང་པདྨ་བྱིན་རླབས་ཀྱི་ཧཱུྃ་ཕཊ་ཀྱི་རྣམ་པ་མི་འདོད་པ་དང་། སེམས་དཔའི་གཟུགས་བརྙན་ཕྱག་མཚན་ས་བོན་གྱིས་མཚན་པ་ལས་བྱུང་བའི་དཀྱིལ་འཁོར་གྱི་བདག་པོ་བདག་མེད་མ་སྒོམ་པ་དང་། དེའི་ཞལ་ཕྱག་སོགས་འཆད་འགྱུར་གྱི་ལྷ་མོ་བཅོ་ལྔའི་སྔོན་མ་བཞིན་དུ་ཟླ་བའི་གདན་དང་ཆུ་ཤེལ་གྱི་འོད་ལྟར་གསལ་བར་སྒོམ་པ་དང་། དེ་ནས་ཐབས་དང་ཤེས་རབ་ཅེས་སོགས་ཀྱིས་འཁོར་བསྐྱེད་ཚུལ་བསྟན་པར་འཆད་ལ། </text:span></text:p>
      <text:p text:style-name="P27"><text:span text:style-name="T64">དེ་ཡང་བདག་མེད་མའི་ཐུགས་ཀར་ཟླ་གདན་ལ་ཕྱག་མཚན་ས་བོན་གྱིས་མཚན་པ་ལས། ཟླ་ཉི་བཅུ་བཞི་རེ་རོ་གདན་ལ་གནས་པའི་སྣ་ཚོགས་པད་ཟླའི་གདན་བཅུ་བཞིའི་སྟེང་དུ་སྤྲོས་ནས། དེའི་སྟེང་དུ་ས་བོན་ལས་བྱུང་བའི་ཕྱག་མཚན་ས་བོན་གྱིས་མཚན་པ་བཅུ་བཞི། དེ་རྣམས་ཡོངས་སུ་གྱུར་པ་ལས་འཁོར་རྣམས་བསྐྱེད་ཅིང་ཟླ་ཉི་ཕྱག་མཚན་འདྲ་བ་བཞིན་དུ་ས་བོན་ཡང་འདྲའམ་སྙམ་ན། དཀར་མོ་སོགས་ཀྱི་ཡི་གེའི་དབྱེ་བས་སོ་སོ་ཡིན་ཞེས་པའི་དོན་དུ་འཆད་དོ། །</text:span></text:p>
      <text:p text:style-name="P27"><text:span text:style-name="T64">མན་སྙེར། གཞན་རྣམས་ཕྱོགས་འདྲ་བ་ལས། ཨ་ལི་ཀ་ལི་མཉམ་སྦྱོར་ནི་ཟླ་ཉི་སྦྱོར་བ་དང་། དེ་ཉིད་རྡོ་རྗེ་སེམས་དཔའ་སྟེ་ཕྱག་མཚན་ས་བོན་གྱིས་མཚན་པའི་གདན་དང་། ཕྱག་མཚན་ས་བོན་གྱིས་མཚན་པ་དེ་ཉིད་ཡི་གེ་ལས་བྱུང་གོང་བུ་དང་། དེ་ལ་འགྱུར་བ་འགེགས་པའི་ཧཱུྃ་ཕཊ་མི་འདོད་པ་དང་། </text:span><text:soft-page-break/><text:span text:style-name="T64">སེམས་དཔའི་གཟུགས་བརྙན་རྒྱུ་རྡོ་རྗེ་འཛིན་པ་ཕྱག་མཚན་ས་བོན་གྱིས་མཚན་པ་དེ་ལས་འབྲས་བུ་དཀྱིལ་འཁོར་བདག་མོ་བདག་མེད་མ་སྒོམ་པ་དང་། ཞལ་ཕྱག་སྔོན་བཞིན་ཞེས་པ་ཚོགས་ཞིང་དུ་བཀུག་པའི་བདག་མེད་མ་བཞིན་དང་། </text:span><text:span text:style-name="T45">[</text:span><text:span text:style-name="T46">བརྟག་པ་སྔ་མ། བརྒྱད་པ་རྣལ་འབྱོར་མའི་འཁོར་ལོ་འདུ་བའི་ལེའུར</text:span><text:span text:style-name="T45">]</text:span></text:p>
      <text:p text:style-name="P45"><text:span text:style-name="T38">ཟླ་བ་ཆུ་ཤེལ་ནོར་བུའི་འོད། །</text:span></text:p>
      <text:p text:style-name="P27"><text:span text:style-name="T64">ཅེས་པས་ཟླ་བའི་གདན་ཅན་དུ་བསྟན་པར་བཤད་དོ། །</text:span></text:p>
      <text:p text:style-name="P27"><text:span text:style-name="T64">གྲུབ་ཆེན་མཚོ་སྐྱེས་ཀྱིས། དེའི་སྟེང་དུ་ཟླ་བ་</text:span><text:span text:style-name="T39">(</text:span><text:span text:style-name="T41">༡༢༡ན</text:span><text:span text:style-name="T39">)</text:span><text:span text:style-name="T64">ཞེས་སོགས་ཀྱིས་གཙོ་འཁོར་ཐུན་མོང་གི་བསྐྱེད་ཆོག་བསྟན་པར་བཞེད་ཅིང་། དེའི་ཚུལ་ཕལ་ཆེར་སྔ་མ་རྣམས་དང་ཕྱོགས་འདྲ་བ་དང་། ཨ་ལི་ཀ་ལི་ཞེས་སོགས་ཀྱིས་གཙོ་མོའི་མངོན་བྱང་གི་ཁྱད་པར་བསྟན་པར་བཞེད་དེ།</text:span></text:p>
      <text:p text:style-name="P27"><text:span text:style-name="T64"><text:s/>དེ་ཡང་། </text:span></text:p>
      <text:p text:style-name="P45"><text:span text:style-name="T38">ཨ་ལི་ཀ་ལི་མཉམ་སྦྱོར་ལས། །རྡོ་རྗེ་སེམས་དཔའ་རྫོགས་པ་སྟེ། །</text:span></text:p>
      <text:p text:style-name="P45"><text:span text:style-name="T38">ཡི་གེ་ལས་བྱུང་རིལ་པོ་ལ། །ཧཱུྃ་དང་ཕཊ་ཀྱང་མི་འདོད་དེ། །</text:span></text:p>
      <text:p text:style-name="P71"><text:span text:style-name="T64">ཞེས་བཏོན་ནས། ཨ་ལི་ཀ་ལི་མཉམ་སྦྱོར་ནི་ཟླ་ཉི་འདུས་པའི་དོན་དང་། དེ་ལས་རྡོ་རྗེ་སེམས་དཔའ་རྫོགས་པ་ནི་ས་བོན་ལས་ཕྱག་མཚན་ས་བོན་གྱིས་མཚན་པ་རྫོགས་པ་དང་། དེ་ཉིད་རྒྱུ་རྡོ་རྗེ་འཛིན་པའི་རང་བཞིན་ཡི་གེ་ལས་བྱུང་བའི་རིལ་བོའི་དོན་དང་། དེ་ལ་ཡབ་ལ་སོགས་པའི་སྐབས་ཀྱི་རྒྱུ་རྡོ་རྗེ་འཛིན་པ་ཞལ་སྦྱོར་བྱེད་པ་འདྲ་བའི་ཧཱུྃ་ལས་བྱུང་བའི་རྡོ་རྗེ་དང་བུ་ག་ཕཊ་ཀྱིས་འགེགས་པ་མི་འདོད་པ་དང་། རྡོ་རྗེ་སེམས་དཔའ་མཚོན་པའི་གཟུགས་བརྙན་ཕྱག་མཚན་ས་བོན་གྱིས་མཚན་པ་དེ་ལས་བྱུང་བའི་དཀྱིལ་འཁོར་གྱི་བདག་པོ་བདག་མེད་མ་སྒོམ་པ་དང་། </text:span></text:p>
      <text:p text:style-name="P27"><text:soft-page-break/><text:span text:style-name="T64">དེ་ནས་ཞལ་དང་ཕྱག་མཚན་སོགས་སྲས་མཐུན། ཞེས་བཏོན་ནས་ཞལ་ཕྱག་སྲས་ལྷ་མོ་བཅུ་བཞི་དང་མཐུན་པ་དང་། ཟླ་བ་ཆུ་ཤེལ་ནོར་བུའི་འོད་ལྟར་བྱང་སེམས་བདེ་བ་ཆེན་པོས་ལྷའི་སྣང་བར་བྱས་པ་དང་། དེ་ནས་ཐབས་དང་ཤེས་རབ་ཅེས་སོགས་ཀྱིས་འཁོར་བསྐྱེད་ཚུལ་གྱི་ཁྱད་པར་བསྟན་པར་བཞེད་ཅིང་། </text:span></text:p>
      <text:p text:style-name="P27"><text:span text:style-name="T64">འཆད་ཚུལ་ཕལ་ཆེར་འདྲ་བ་ལས། ཡི་གེའི་དབྱེ་བས་སོ་སོ་ཡིན། །ཞེས་འདོན་ནོ། །</text:span></text:p>
      <text:p text:style-name="P27"><text:span text:style-name="T64">དེ་ལྟར་འཆད་ཚུལ་འདི་དག་ལ་བརྟེན་ནས་བོད་ཀྱི་འཆད་ཚུལ་དུ་མ་སྣང་ཡང་། གཞུང་འདི་དག་གིས་བདག་མེད་མ་གཙོ་འཁོར་བསྐྱེད་པའི་རྣམ་དབྱེ་ཉིད་བསྟན་པར་བཤད་པ་མང་ཞིང་ལེགས་ཏེ་གཞུང་དོན་དུ་འཆད་དོ། །</text:span></text:p>
      <text:p text:style-name="P27"><text:span text:style-name="T1">ཕ༢ </text:span><text:span text:style-name="T31">གཉིས་པ་</text:span><text:span text:style-name="T4">[</text:span><text:span text:style-name="T1">གཞུང་དོན་ཉིད་བཤད་པ་</text:span><text:span text:style-name="T4">]</text:span><text:span text:style-name="T31">ལ། </text:span><text:span text:style-name="T1">བ༡ </text:span><text:span text:style-name="T31">གཙོ་འཁོར་ཐུན་མོང་གི་བསྐྱེད་ཆོག་དང་། </text:span><text:span text:style-name="T1">བ༢ </text:span><text:span text:style-name="T31">སོ་སོའི་རྣམ་དབྱེ་བཤད་པ་གཉིས་ལས། </text:span></text:p>
      <text:p text:style-name="P27"><text:span text:style-name="T1">བ༡ </text:span><text:span text:style-name="T31">དང་པོ་ལ། </text:span><text:span text:style-name="T1">མ༡ </text:span><text:span text:style-name="T31">མངོན་བྱང་ལྔའི་བསྐྱེད་ཆོག་དང་། </text:span><text:span text:style-name="T1">མ༢ </text:span><text:span text:style-name="T31">དེ་ཉིད་ཡེ་ཤེས་ལྔར་འཇོག་ཚུལ་གཉིས་ཀྱི། </text:span></text:p>
      <text:p text:style-name="P27"><text:span text:style-name="T1">མ༡ </text:span><text:span text:style-name="T31">དང་པོ་</text:span><text:span text:style-name="T39">(</text:span><text:span text:style-name="T41">༡༢༡བ</text:span><text:span text:style-name="T39">)</text:span><text:span text:style-name="T31">ལ། </text:span><text:span text:style-name="T1">ཙ༡ </text:span><text:span text:style-name="T31">སྤྱི་དོན་དང་། </text:span><text:span text:style-name="T1">ཙ༢ </text:span><text:span text:style-name="T31">གཞུང་དོན་གཉིས་ལས། </text:span></text:p>
      <text:p text:style-name="P27"><text:span text:style-name="T64">དང་པོ་ནི། གདན་གྱི་སྟེང་དུ་ཨ་ལི་ལས་ཟླ་བ་དང་ཀ་ལི་ལས་ཉི་མའི་དཀྱིལ་འཁོར་གྱི་བར་དུ། ས་བོན་ལས་བྱུང་བའི་ཕྱག་མཚན་ས་བོན་གྱིས་མཚན་པ་ལས་འོད་ཟེར་འཕྲོས་འདུས་ཡོངས་སུ་གྱུར་པ་ལས་ལྷའི་སྐུར་བསྐྱེད་པ་ལ་མངོན་བྱང་ལྔ་བསྐྱེད་ཅེས་བྱ་སྟེ། དེ་ཡང་ཟླ་བ་མེ་ལོང་ལྟ་བུའི་ཡེ་ཤེས་ལས་བྱང་ཆུབ་པ་དང་། ཉི་མ་མཉམ་ཉིད་ཡེ་ཤེས། ས་བོན་དང་ཕྱག་མཚན་སོར་རྟོགས་ཡེ་ཤེས། ཐམས་ཅད་འདྲེས་པ་བྱ་སྒྲུབ་ཡེ་ཤེས། སྐུ་རྫོགས་པ་ཆོས་དབྱིངས་ཡེ་ཤེས་ལས་བྱང་ཆུབ་པའོ། །</text:span></text:p>
      <text:p text:style-name="P27"><text:soft-page-break/><text:span text:style-name="T64">འགའ་ཞིག་ཏུ། ཟླ་ཉི་གཉིས་སམ་ཟླ་བ་དཀར་དམར་མེ་ལོང་ལྟ་བུ་དང་། དེ་དག་གཅིག་ཏུ་གྱུར་པ་མཉམ་ཉིད་དང་། ས་བོན་སོར་རྟོགས་དང་། ཕྱག་མཚན་བྱ་སྒྲུབ་དང་། སྐུ་རྫོགས་པ་ཆོས་དབྱིངས་ཡེ་ཤེས་སུ་བཤད་པའང་སྣང་ངོ་། །</text:span></text:p>
      <text:p text:style-name="P27"><text:span text:style-name="T64">མངོན་བྱང་ལྔ་བསྐྱེད་ལ་ཨ་ལི་དང་ཀ་ལི་ལས་ཟླ་ཉི་བསྐྱེད་པའང་མ་ངེས་ཏེ། སཾ་ཊིར། </text:span></text:p>
      <text:p text:style-name="P45"><text:span text:style-name="T38">ཟླ་བའི་སྟེང་དུ་ཡང་ཟླ་བ། །བྱང་ཆུབ་ཟླ་བ་གཉིས་པ་ཅན། །</text:span></text:p>
      <text:p text:style-name="P27"><text:span text:style-name="T64">ཞེས་ཟླ་བ་གཉིས་བསྐྱེད་པར་གསུངས་ཤིང་། </text:span></text:p>
      <text:p text:style-name="P27"><text:span text:style-name="T64">དེའི་དོན་མན་སྙེར། ཟླ་བ་སྔ་མ་དཀར་པོ་དང་ཕྱི་མ་དམར་པོར་བཤད་ལ། </text:span></text:p>
      <text:p text:style-name="P27"><text:span text:style-name="T64">ཁ་ཅིག་ཏུ། ཟླ་བ་དཀར་ལ་དམར་བའི་མདངས་ཅན་གཅིག་བསྐྱེད་པར་ཡང་བཤད་དེ། </text:span></text:p>
      <text:p text:style-name="P27"><text:span text:style-name="T64">དོན་དུ། ཟླ་ཉི་བསྐྱེད་པ་དང་གནད་གཅིག་གོ། །</text:span></text:p>
      <text:p text:style-name="P27"><text:span text:style-name="T64">དེ་ཡང་། ཨ་ལི་བཅུ་དྲུག་དང་ཀ་ལི་བཞི་བཅུ་ཕྲག་གཉིས་ལས་བསྐྱེད་པ་ནི། སྐུ་རྫོགས་པ་ན་མཚན་སོ་གཉིས་དང་དཔེ་བྱད་བརྒྱད་ཅུ་འགྲུབ་པའི་རྒྱུ་མཚོན་བྱེད་དུ་བཤད་དེ། </text:span></text:p>
      <text:p text:style-name="P27"><text:span text:style-name="T64">སཾ་ཊིར། </text:span></text:p>
      <text:p text:style-name="P46"><text:span text:style-name="T38">འདི་ནི་ཨ་སོགས་གཟུགས་ཀྱིས་ནི། །སངས་རྒྱས་ཡོན་ཏན་འཇུག་པར་འགྱུར། །</text:span></text:p>
      <text:p text:style-name="P27"><text:span text:style-name="T64">ཞེས་དང་། </text:span></text:p>
      <text:p text:style-name="P46"><text:span text:style-name="T38">སངས་རྒྱས་ཡོན་ཏན་ཀ་སོགས་ཀྱི། །སྐར་མདའ་འདིར་ཡང་འཇུག་པར་འགྱུར། །</text:span></text:p>
      <text:p text:style-name="P27"><text:span text:style-name="T64">ཞེས་སོ། །</text:span></text:p>
      <text:p text:style-name="P27"><text:span text:style-name="T64">འདི་དག་སྦྱང་གཞི་དང་སྦྱར་ན། ཟླ་བས་ཕའི་ཁམས་དཀར་པོ་དང་། ཉི་མས་མའི་ཁམས་དམར་པོ་དང་། ས་བོན་གྱིས་བར་དོའི་རྣམ་ཤེས་མཚོན་པ་ཡིན་ཏེ། </text:span></text:p>
      <text:p text:style-name="P27"><text:soft-page-break/><text:span text:style-name="T64">སྡོམ་འབྱུང་དུ། </text:span></text:p>
      <text:p text:style-name="P45"><text:span text:style-name="T38">ཨ་ལི་ཀ་ལི་ཞུ་བྱས་པའི། །ཁུ་</text:span><text:span text:style-name="T39">(</text:span><text:span text:style-name="T41">༡༢༢ན</text:span><text:span text:style-name="T39">)</text:span><text:span text:style-name="T38">ཁྲག་དེ་དག་གི་དབུས་སུ། །</text:span></text:p>
      <text:p text:style-name="P45"><text:span text:style-name="T38">ཐིག་ལེའི་གཟུགས་ཀྱིས་གནས་པར་འགྱུར། །</text:span></text:p>
      <text:p text:style-name="P27"><text:span text:style-name="T64">ཞེས་སོ། །</text:span></text:p>
      <text:p text:style-name="P27"><text:span text:style-name="T64">དེ་བཞིན་དུ། ཐམས་ཅད་འདྲེས་པས་སྐྱེ་སྲིད་དུ་ཉིང་མཚམས་སྦྱོར་བ་དང་། སྐུ་རྫོགས་པས་མངལ་དུ་ལུས་རྫོགས་པ་མཚོན་ནོ། །</text:span></text:p>
      <text:p text:style-name="P27"><text:span text:style-name="T64">ཙ༢ གཉིས་པ</text:span><text:span text:style-name="T21">་</text:span><text:span text:style-name="T20">[</text:span><text:span text:style-name="T21">གཞུང་དོན་</text:span><text:span text:style-name="T20">]</text:span><text:span text:style-name="T64">ནི། </text:span></text:p>
      <text:p text:style-name="P65"><text:span text:style-name="T62">དེ་ཡི་སྟེང་དུ་ཟླ་བ་ཡིན། །ཟླ་བའི་སྟེང་དུ་ས་བོན་ཉིད། །</text:span></text:p>
      <text:p text:style-name="P65"><text:span text:style-name="T62">ཕྱི་ནས་བདུད་ལས་རྒྱལ་བས་མནན། །གཉིས་འདུས་པ་ལས་བདེ་ཆེན་པོ། །</text:span></text:p>
      <text:p text:style-name="P65"><text:span text:style-name="T62">ཨ་ལི་ཟླ་བའི་གཟུགས་ཀྱིས་གནས། །ཀ་ལིའི་གཟུགས་ཀྱིས་སྣང་བྱེད་དོ། །</text:span></text:p>
      <text:p text:style-name="P65"><text:span text:style-name="T62">ཟླ་བ་ཉི་མ་འདུས་པ་ལས། །དཀར་མོ་ལ་སོགས་རབ་ཏུ་གྲགས། །</text:span></text:p>
      <text:p text:style-name="P57"><text:span text:style-name="T64">ཞེས་པ་སྟེ། རོ་གདན་བཅོ་ལྔ་པོ་དེ་ཡི་སྟེང་དུ་ཟླ་བ་སྒོམ་པ་ཡིན་ལ། ཟླ་བའི་སྟེང་དུ་ལྷ་སོ་སོའི་ས་བོན་ལས་བྱུང་བའི་ཕྱག་མཚན་ས་བོན་གྱིས་མཚན་པ་ཉིད་སྒོམ་ཞིང་། དེའི་ཕྱི་ནས་དྲང་སྲོང་བདུད་ལས་རྒྱལ་བ་སྟེ་ཉི་མས་མནན་པ་བསྒོམས་ནས། ཟླ་ཉི་གཉིས་ཕྱག་མཚན་ས་བོན་དང་བཅས་པ་ལ་འདུས་པ་ལས་བདེ་བ་ཆེན་པོའི་ངོ་བོར་མོས་པར་བྱ་སྟེ། ཟླ་ཉི་ནི་ཁམས་དཀར་དམར་གྱི་དོན་དང་དེ་གཉིས་འདུས་པ་ལས་བདེ་བ་ཆེན་པོ་འབྱུང་བས་སོ། །</text:span></text:p>
      <text:p text:style-name="P57"><text:span text:style-name="T64">ཤཱནྟི་པས་ནི། ས་བོན་སྦྱོར་བའི་བདེ་བ། ཕྱག་མཚན་དངོས་གཞིའི་བདེ་བ། མཚན་མའི་དབུས་ཀྱི་ས་བོན་མཇུག་གི་བདེ་བ། དེ་ལས་རྣལ་འབྱོར་མའི་ཚོགས་སྤྲོ་ཞིང་བསྡུ་བ་དོན་དམ་པའི་བདེ་བར་བཤད་དོ། །</text:span></text:p>
      <text:p text:style-name="P27"><text:soft-page-break/><text:span text:style-name="T64">འོ་ན། ཟླ་ཉི་དེ་ཉིད་གློ་བུར་དུ་སྒོམ་མམ་ཞེ་ན། མིན་ཏེ། ཨ་ལི་ཡོངས་སུ་གྱུར་པ་ལས་ཟླ་བའི་གཟུགས་ཀྱིས་གནས་པ་དང་། ཀ་ལིའི་ཡེ་གེ་ཡོངས་སུ་གྱུར་པའི་གཟུགས་ཀྱིས་སྣང་བྱེད་དེ་ཉི་མ་སྒོམ་པ་ཉིད་དོ། །</text:span></text:p>
      <text:p text:style-name="P27"><text:span text:style-name="T64">དེ་ལྟར་ཟླ་བ་དང་ཉི་མ་གཉིས་ཕྱག་མཚན་ས་བོན་དང་བཅས་པ་ལ་འདུས་ཤིང་འདྲེས་པ་ལས་དཀར་མོ་ལ་སོགས་པའི་ལྷ་མོ་བཅོ་ལྔ་བསྐྱེད་པར་རབ་ཏུ་གྲགས་ཞེས་པའོ། །</text:span></text:p>
      <text:p text:style-name="P27"><text:span text:style-name="T64">དེ་ཡང་གཙོ་མོའམ་འཁོར་གྱི་ཐོག་མ་རྡོ་རྗེ་མ་སོགས་མི་སྨོས་པར་དཀར་མོ་ནས་སྨོས་པ་ནི། ཤར་གྱི་སྒོ་སྐྱོང་མ་སྨོས་པས་གཙོ་འཁོར་ཐམས་ཅད་དུས་གཅིག་ཏུ་བསྐྱེད་</text:span><text:span text:style-name="T39">(</text:span><text:span text:style-name="T41">༡༢༢བ</text:span><text:span text:style-name="T39">)</text:span><text:span text:style-name="T64">པར་རྟོགས་པའི་ཆེད་ཡིན་པར་བཤད་དོ། །</text:span></text:p>
      <text:p text:style-name="P27"><text:span text:style-name="T1">མ༢ </text:span><text:span text:style-name="T31">གཉིས་པ་</text:span><text:span text:style-name="T13">[</text:span><text:span text:style-name="T14">དེ་ཉིད་ཡེ་ཤེས་ལྔར་འཇོག་ཚུལ་</text:span><text:span text:style-name="T13">]</text:span><text:span text:style-name="T31">ལ། </text:span><text:span text:style-name="T1">ཙ༡ </text:span><text:span text:style-name="T31">སྤྱི་དོན་དང་། </text:span><text:span text:style-name="T1">ཙ༢ </text:span><text:span text:style-name="T31">གཞུང་དོན་གཉིས་ལས། </text:span></text:p>
      <text:p text:style-name="P27"><text:span text:style-name="T5">ཙ༡ </text:span><text:span text:style-name="T34">དང་པོ་ལ། ཡེ་ཤེས་ལྔའི་ངོ་བོ། སོ་སོའི་ངེས་ཚིག །རྣམ་པ་ཟླ་སོགས་སུ་སྒོམ་པའི་དོན་གསུམ་གྱི།</text:span><text:span text:style-name="T31"> </text:span></text:p>
      <text:p text:style-name="P27"><text:span text:style-name="T64">དང་པོ་ནི། ཡེ་ཤེས་ལྔ་ལས་མེ་ལོང་ལྟ་བུ་ནི། ངའམ་བདག་ཏུ་འཛིན་པ་མེད་པ། ཡུལ་ལ་ཡོངས་སུ་མ་ཆད་པ། དུས་རྟག་ཏུ་ལྡན་པ། ཤེས་བྱ་ཀུན་ལ་མ་རྨོངས་ཤིང་། དེ་ལ་མངོན་དུ་མ་ཕྱོགས་པ་སྟེ། </text:span></text:p>
      <text:p text:style-name="P27"><text:span text:style-name="T64">མདོ་སྡེ་རྒྱན་ལས། </text:span><text:span text:style-name="T44">(</text:span><text:span text:style-name="T46">བཅུ་པ། བྱང་ཆུབ་ཀྱི་ལེའུར།</text:span><text:span text:style-name="T45">]</text:span></text:p>
      <text:p text:style-name="P45"><text:span text:style-name="T38">མེ་ལོང་ཡེ་ཤེས་ང་ཡི་མེད། །ཡོངས་སུ་མ་ཆད་རྟག་ཏུ་ལྡན། །</text:span></text:p>
      <text:p text:style-name="P45"><text:span text:style-name="T38">ཤེས་བྱ་ཀུན་ལ་མ་རྨོངས་ཏེ། །རྟག་ཏུ་དེ་ལ་མངོན་ཕྱོགས་མིན། །</text:span></text:p>
      <text:p text:style-name="P27"><text:span text:style-name="T64">ཞེས་སོ། །</text:span></text:p>
      <text:p text:style-name="P27"><text:span text:style-name="T64">མཉམ་ཉིད་ཡེ་ཤེས་ནི། བདག་གཞན་མཉམ་པ་ཉིད་དུ་སྒོམ་པ་དག་པ་ལས་བྱུང་བ་སྲིད་ཞི་ལ་མི་གནས་པའི་མྱང་འདས་སུ་བཞུགས་པ་སྟེ། </text:span></text:p>
      <text:p text:style-name="P27"><text:soft-page-break/><text:span text:style-name="T44">(</text:span><text:span text:style-name="T46">མདོ་སྡེ་རྒྱན། བཅུ་པ། བྱང་ཆུབ་ཀྱི་ལེའུར།</text:span><text:span text:style-name="T45">]</text:span></text:p>
      <text:p text:style-name="P45"><text:span text:style-name="T38">མཉམ་ཉིད་ཡེ་ཤེས་སེམས་ཅན་ལ། །སྒོམ་པ་དག་པ་ལས་འདོད་དེ། །</text:span></text:p>
      <text:p text:style-name="P45"><text:span text:style-name="T38">མི་གནས་ཞི་བར་བཞུགས་པ་ནི། །མཉམ་ཉིད་ཡེ་ཤེས་ཡིན་པར་འདོད།</text:span></text:p>
      <text:p text:style-name="P27"><text:span text:style-name="T64">ཅེས་སོ། །</text:span></text:p>
      <text:p text:style-name="P27"><text:span text:style-name="T64">སོར་རྟོག་ཡེ་ཤེས་ནི། ཤེས་བྱ་ཐམས་ཅད་གསལ་བར་མཁྱེན་ཞིང་གཟུངས་དང་ཏིང་ངེ་འཛིན་གྱི་འབྱུང་གནས་སུ་གྱུར་པ་སྟེ། </text:span></text:p>
      <text:p text:style-name="P27"><text:span text:style-name="T44">(</text:span><text:span text:style-name="T46">མདོ་སྡེ་རྒྱན། བཅུ་པ། བྱང་ཆུབ་ཀྱི་ལེའུར།</text:span><text:span text:style-name="T45">]</text:span></text:p>
      <text:p text:style-name="P45"><text:span text:style-name="T38">སོ་སོར་རྟོག་པའི་ཡེ་ཤེས་ནི། །ཤེས་བྱ་ཀུན་ལ་རྟག་མི་ཐོགས། །</text:span></text:p>
      <text:p text:style-name="P45"><text:span text:style-name="T38">ཏིང་ངེ་འཛིན་དང་གཟུངས་རྣམས་ཀྱི། །གཏེར་དང་འདྲ་བ་ཁོ་ན་ཡིན། །</text:span></text:p>
      <text:p text:style-name="P27"><text:span text:style-name="T64">ཞེས་སོ། །</text:span></text:p>
      <text:p text:style-name="P27"><text:span text:style-name="T64">བྱ་སྒྲུབ་ཡེ་ཤེས་ནི། འཇིག་རྟེན་གྱི་ཁམས་ཀུན་ཏུ་སྤྲུལ་པ་དཔག་ཏུ་མེད་པས་འགྲོ་དོན་འབྱུང་བ་བསམ་གྱིས་མི་ཁྱབ་པའི་གནས་ཏེ། </text:span></text:p>
      <text:p text:style-name="P27"><text:span text:style-name="T44">(</text:span><text:span text:style-name="T46">མདོ་སྡེ་རྒྱན། བཅུ་པ། བྱང་ཆུབ་ཀྱི་ལེའུར།</text:span><text:span text:style-name="T45">]</text:span></text:p>
      <text:p text:style-name="P45"><text:span text:style-name="T38">བྱ་བ་སྒྲུབ་པའི་ཡེ་ཤེས་ནི། །ཁམས་རྣམས་ཀུན་ཏུ་སྣ་ཚོགས་ཤིང་། །</text:span></text:p>
      <text:p text:style-name="P45"><text:span text:style-name="T38">དཔག་མེད་སྤྲུལ་པ་བསམ་ཡས་ཀྱིས། །སེམས་ཅན་དོན་ཀུན་སྒྲུབ་པའོ།</text:span></text:p>
      <text:p text:style-name="P27"><text:span text:style-name="T64">ཞེས་སོ། །</text:span></text:p>
      <text:p text:style-name="P27"><text:span text:style-name="T64">ཆོས་དབྱིངས་ཡེ་ཤེས་ནི། མན་སྙེ་ལས། དེ་ལ་ཤིན་ཏུ་རྣམ་པར་དག་པའི་ཆོས་ཀྱི་དབྱིངས་ཀྱི་ཡེ་ཤེས་ནི་གང་བག་ཆགས་དང་བཅས་པའི་སྒྲིབ་པ་གཉིས་ལས་གྲོལ་བ། སྙིང་རྗེ་དང་ཤེས་རབ་གཉིས་སུ་མེད་པ། ཆོས་ཀྱི་དབྱིངས་རྟོགས་པ་རྫོགས་པ། སྤངས་པ་དང་</text:span><text:span text:style-name="T4">(</text:span><text:span text:style-name="T1">༡༢༣ན</text:span><text:span text:style-name="T4">)</text:span><text:span text:style-name="T64">རྟོགས་པ་ཕུན་སུམ་ཚོགས་</text:span><text:soft-page-break/><text:span text:style-name="T64">པ། ཡང་དག་པའི་དོན་སྒོམ་པ་རབ་ཀྱི་མཐར་ཐུག་པ་ལས་སྐྱེས་པ་གསལ་བར་སྣང་བ་སྟེ། ཞེས་བཤད་པ་ལྟར་རོ། །</text:span></text:p>
      <text:p text:style-name="P27"><text:span text:style-name="T64">གཉིས་པ་</text:span><text:span text:style-name="T20">[</text:span><text:span text:style-name="T21">སོ་སོའི་ངེས་ཚིག་</text:span><text:span text:style-name="T20">]</text:span><text:span text:style-name="T64">ནི། མེ་ལོང་དྭངས་པ་ལ་གཟུགས་བརྙན་སྣང་བ་ལྟར་ཡེ་ཤེས་དྭངས་པ་ལ་ཆོས་ཐམས་ཅད་སོ་སོར་སྣང་བས་མེ་ལོང་ལྟ་བུའི་ཡེ་ཤེས་ཞེས་བྱ་སྟེ། </text:span></text:p>
      <text:p text:style-name="P27"><text:span text:style-name="T64">ཡེ་ཤེས་གྲུབ་པ་ལས། </text:span></text:p>
      <text:p text:style-name="P46"><text:span text:style-name="T38">ཇི་ལྟར་གཟུགས་བརྙན་མེ་ལོང་ལ། །རང་ཉིད་ངེས་པར་སྣང་བ་བཞིན། །</text:span></text:p>
      <text:p text:style-name="P46"><text:span text:style-name="T38">དེ་བཞིན་ཆོས་སྐུའི་ཡེ་ཤེས་ནི། །སྣང་བས་མེ་ལོང་ཞེས་བྱའོ། །</text:span></text:p>
      <text:p text:style-name="P27"><text:span text:style-name="T64">ཞེས་སོ། །</text:span></text:p>
      <text:p text:style-name="P27"><text:span text:style-name="T64">འཁོར་འདས་ཀྱི་ཆོས་ཐམས་ཅད་བདེན་མེད་མཉམ་པ་ཉིད་ཀྱི་རང་བཞིན་དུ་རོ་གཅིག་པར་རྟོགས་པས་ན་མཉམ་ཉིད་ཡེ་ཤེས་ཞེས་བྱ་སྟེ། </text:span></text:p>
      <text:p text:style-name="P46"><text:span text:style-name="T38">དེ་བཞིན་གཤེགས་ཀུན་ཡེ་ཤེས་དང་། །རང་གི་དང་ནི་འགྲོ་བའི་ཡང་། །</text:span></text:p>
      <text:p text:style-name="P46"><text:span text:style-name="T38">དངོས་ཉིད་གཅིག་པར་ཐུགས་ཆུད་པས། །མཉམ་ཉིད་ཡེ་ཤེས་ཞེས་བྱའོ། །</text:span></text:p>
      <text:p text:style-name="P27"><text:span text:style-name="T64">ཞེས་སོ། །</text:span></text:p>
      <text:p text:style-name="P27"><text:span text:style-name="T64">རང་བཞིན་གྱི་འོད་གསལ་བའི་བདག་ཉིད་ཆོས་ཐམས་ཅད་ལ་ཁྱབ་ཅིང་སོ་སོར་མ་འདྲེས་པར་མཁྱེན་པས་སོར་རྟོགས་ཡེ་ཤེས་ཞེས་བྱ་སྟེ། </text:span></text:p>
      <text:p text:style-name="P45"><text:span text:style-name="T38">གདོད་ནས་དག་ཅིང་སྐྱེ་བ་མེད། །རང་བཞིན་གྱི་ནི་འོད་གསལ་བ། །</text:span></text:p>
      <text:p text:style-name="P45"><text:span text:style-name="T38">ཕན་ཚུན་ཁྱབ་པའི་ཡེ་ཤེས་ལས། །སོ་སོར་རྟོགས་པ་ཅན་ཞེས་བཤད། །</text:span></text:p>
      <text:p text:style-name="P27"><text:span text:style-name="T64">ཅེས་སོ། །</text:span></text:p>
      <text:p text:style-name="P27"><text:soft-page-break/><text:span text:style-name="T64">རྣམ་པ་ཀུན་ཏུ་སངས་རྒྱས་ཀྱི་མཛད་པ་གདུལ་བྱའི་ཁམས་ཐམས་ཅད་དུ་ཁྱབ་པར་འཇུག་པས་བྱ་སྒྲུབ་ཡེ་ཤེས་ཞེས་བྱ་སྟེ། </text:span></text:p>
      <text:p text:style-name="P46"><text:span text:style-name="T38">ཀུན་ཏུ་ཀུན་ནས་སངས་རྒྱས་ཀྱི། །སངས་རྒྱས་མཛད་པ་ལ་འཇུག་པ། །</text:span></text:p>
      <text:p text:style-name="P46"><text:span text:style-name="T38">སངས་རྒྱས་ཐམས་ཅད་མཛད་གཅིག་པས། །བྱ་བ་གྲུབ་པ་ཞེས་བཤད་དོ། །</text:span></text:p>
      <text:p text:style-name="P27"><text:span text:style-name="T64">ཞེས་སོ། །</text:span></text:p>
      <text:p text:style-name="P27"><text:span text:style-name="T64">སྒྲིབ་གཉིས་ལས་གྲོལ་ཞིང་སྤྲོས་པ་ཐམས་ཅད་ཤིན་ཏུ་རྣམ་པར་དག་པས་ན་ཆོས་དབྱིངས་ཡེ་ཤེས་ཞེས་བྱ་སྟེ། </text:span></text:p>
      <text:p text:style-name="P45"><text:span text:style-name="T38">ཉོན་མོངས་ཤེས་བྱའི་སྒྲིབ། །ཐམས་ཅད་ལས་གྲོལ་དེ་ཡི་ཚེ། །</text:span></text:p>
      <text:p text:style-name="P45"><text:span text:style-name="T38">རྣམ་འབྱོར་པ་མཆོག་རྡོ་རྗེ་ཅན། །ཤིན་ཏུ་རྣམ་དག་ཅེས་བཤད་དོ། །</text:span></text:p>
      <text:p text:style-name="P27"><text:span text:style-name="T64">ཞེས་སོ། །</text:span></text:p>
      <text:p text:style-name="P27"><text:span text:style-name="T64">གསུམ་པ་</text:span><text:span text:style-name="T20">[</text:span><text:span text:style-name="T21">རྣམ་པ་ཟླ་སོགས་སུ་སྒོམ་པའི་དོན་</text:span><text:span text:style-name="T20">]</text:span><text:span text:style-name="T64">ནི། ཡེ་ཤེས་ལྔ་ཟླ་སོགས་ཀྱི་རྣམ་པར་སྒོམ་པ་ནི་ཆོས་མཚུངས་པའི་སྒོ་ནས་རྣམ་པར་གཞག་པ་ཡིན་ལ། </text:span></text:p>
      <text:p text:style-name="P27"><text:span text:style-name="T64">དེ་ཡང་མེ་ལོང་ལྟ་བུའི་ཡེ་</text:span><text:span text:style-name="T39">(</text:span><text:span text:style-name="T41">༡༢༣བ</text:span><text:span text:style-name="T39">)</text:span><text:span text:style-name="T64">ཤེས་ནི། རྣམ་པར་གྲོལ་བ་དང་རབ་རིབ་མེད་པ་དང་དྲི་མ་མེད་པས་ཟླ་བ་དང་འདྲ་བ་སྟེ། </text:span></text:p>
      <text:p text:style-name="P27"><text:span text:style-name="T64">སཾ་ཊིར། </text:span></text:p>
      <text:p text:style-name="P46"><text:span text:style-name="T38">ཡིད་གཉིས་ཀུན་ལས་རྣམ་གྲོལ་བ། །རྣམ་པར་རྟོག་པའི་རབ་རིབ་འཕྲོག །</text:span></text:p>
      <text:p text:style-name="P46"><text:span text:style-name="T38">ཉོན་མོངས་དྲི་མ་ཀུན་ལས་དག །ཟླ་མཚུངས་སེམས་ནི་ཟླ་བ་ཉིད། །</text:span></text:p>
      <text:p text:style-name="P27"><text:span text:style-name="T64">ཅེས་སོ། །</text:span></text:p>
      <text:p text:style-name="P27"><text:soft-page-break/><text:span text:style-name="T64">མཉམ་ཉིད་ཡེ་ཤེས་ནི། སེམས་ཅན་གྱི་དོན་སྒྲུབ་པ་དང་སྣང་བ་འགྱེད་པ་དང་མུན་པ་འཇོམས་པས་ཉི་མ་དང་འདྲ་བ་སྟེ། </text:span></text:p>
      <text:p text:style-name="P46"><text:span text:style-name="T38">སྙིང་རྗེ་སྡུག་པར་ཡང་དག་བྱུང་། །སེམས་ཅན་རྗེས་སུ་འཛིན་པ་པོ། །</text:span></text:p>
      <text:p text:style-name="P46"><text:span text:style-name="T38">དགེ་བའི་ཆོས་ཀྱིས་ཡང་དག་དགང་། །ཉོན་མོངས་ཐམས་ཅད་ངེས་པར་གནོན། །</text:span></text:p>
      <text:p text:style-name="P27"><text:span text:style-name="T64">ཞེས་སོ། །</text:span></text:p>
      <text:p text:style-name="P27"><text:span text:style-name="T64">སོར་རྟོགས་ཡེ་ཤེས་ནི། བྱང་ཆུབ་ལ་སྤྱོད་པ་ས་ལ་གནས་པ་ཡེ་ཤེས་ཡོངས་སུ་དག་པ་ཟག་མེད་དུ་གནས་པས་ཕྱག་མཚན་ཟླ་ཉིའི་དཀྱིལ་འཁོར་གྱི་ནང་ན་གནས་པ་འདྲ་བ་སྟེ། </text:span></text:p>
      <text:p text:style-name="P46"><text:span text:style-name="T38">བྱང་ཆུབ་སྤྱོད་པ་དེ་བཞིན་ས། །ཡེ་ཤེས་དག་པ་ཟག་པ་མེད། །</text:span></text:p>
      <text:p text:style-name="P46"><text:span text:style-name="T38">དེ་ཕྱིར་དཀྱིལ་འཁོར་ནང་གནས་པ། །དེ་ཡིས་རང་གིས་ཕྱག་མཚན་བརྟག །</text:span></text:p>
      <text:p text:style-name="P27"><text:span text:style-name="T64">ཅེས་སོ། །</text:span></text:p>
      <text:p text:style-name="P27"><text:span text:style-name="T64">བྱ་སྒྲུབ་ཡེ་ཤེས་ནི། སངས་རྒྱས་ཀུན་གྱི་གཟུགས་བརྙན་གྱི་རང་བཞིན་གཅིག་ཏུ་གྱུར་པ་མ་སྐྱེས་པ་མ་བྱས་པ་གནས་པ་མེད་པ་སོགས་ཐམས་ཅད་འདྲེས་པ་དང་འདྲ་བ་སྟེ། </text:span></text:p>
      <text:p text:style-name="P46"><text:span text:style-name="T38">སངས་རྒྱས་ཀུན་གྱི་སྐུ་གང་ནི། །སྣང་བ་མེད་ཅིང་གནས་པ་མེད། །</text:span></text:p>
      <text:p text:style-name="P46"><text:span text:style-name="T38">མ་སྐྱེས་མ་བྱས་དག་པ་ཉིད། །དངོས་པོ་མེད་པ་ལ་སོགས་སྤངས། །</text:span></text:p>
      <text:p text:style-name="P46"><text:span text:style-name="T38">བཅད་མེད་དབྱེར་མེད་བཟུང་དུ་མེད། །ཆོས་ཀྱི་སྐུ་ནི་གཟུགས་མེད་པ། །</text:span></text:p>
      <text:p text:style-name="P27"><text:span text:style-name="T64">ཞེས་སོ། །</text:span></text:p>
      <text:p text:style-name="P27"><text:span text:style-name="T64">ཆོས་དབྱིངས་ཡེ་ཤེས་ནི། རྣམ་པ་ཀུན་གྱི་མཆོག་དང་ལྡན་ཞིང་ཡེ་ཤེས་ཐམས་ཅད་ཡོངས་སུ་རྫོགས་པས་ལྷའི་སྐུ་རྫོགས་པ་དང་འདྲ་བ་སྟེ། </text:span></text:p>
      <text:p text:style-name="P46"><text:soft-page-break/><text:span text:style-name="T38">ཡང་ནི་རྡོ་རྗེ་སེམས་དཔའ་ནི། །རྣམ་པ་ཀུན་གྱི་མཆོག་ལྡན་པ། །</text:span></text:p>
      <text:p text:style-name="P46"><text:span text:style-name="T38">སངས་རྒྱས་ཀུན་གྱི་གཟུགས་བརྙན་ནི། །འདི་ཡི་སྔགས་ཀྱིས་བསྒོམ་བྱ་བ། །</text:span></text:p>
      <text:p text:style-name="P27"><text:span text:style-name="T64">ཞེས་སོ། །</text:span></text:p>
      <text:p text:style-name="P27"><text:span text:style-name="T64">དེ་ལྟར་བསྒོམས་པའི་དགོས་པ་ནི། ཡེ་ཤེས་ལྔ་རྣམ་པ་ཟླ་ཉི་སོགས་སུ་སྒོམ་པ་སྒོམ་སླ་བས་རྣམ་པ་ལམ་དུ་བྱེད་པ་དང་། རྣམ་པ་དེ་དག་ལ་ངོ་བོ་ཡེ་ཤེས་ལྔར་མོས་པ་བྱས་པས་ཡེ་ཤེས་ལྔ་ཐོབ་པར་འགྱུར་བས་མོས་པ་</text:span><text:span text:style-name="T39">(</text:span><text:span text:style-name="T41">༡༢༤ན</text:span><text:span text:style-name="T39">)</text:span><text:span text:style-name="T64">ལམ་དུ་བྱེད་པ་དང་། སངས་རྒྱས་ལ་མངའ་བའི་ཡེ་ཤེས་ལྔ་ད་ལྟ་ནས་བསྒོམས་པས་འབྲས་བུ་ལམ་དུ་བྱེད་པ་དང་། དེ་ལྟར་བསྒོམས་ན་ཚོགས་རྫོགས་ཤིང་སྒྲིབ་པ་འདག་པས་བྱིན་རླབས་ལམ་དུ་བྱེད་པ་སོགས་སུ་བཞེད་དོ། །</text:span></text:p>
      <text:p text:style-name="P27"><text:span text:style-name="T64">ཙ༢ གཉིས་པ་</text:span><text:span text:style-name="T20">[</text:span><text:span text:style-name="T21">གཞུང་དོན་</text:span><text:span text:style-name="T20">]</text:span><text:span text:style-name="T64">ནི། </text:span></text:p>
      <text:p text:style-name="P44"><text:span text:style-name="T62">ཟླ་བ་མེ་ལོང་ཡེ་ཤེས་ལྡན། །བདུན་གྱི་བདུན་པ་མཉམ་ཉིད་ལྡན། །</text:span></text:p>
      <text:p text:style-name="P44"><text:span text:style-name="T62">རང་ལྷའི་ས་བོན་ཕྱག་མཚན་ནི། །སོ་སོར་རྟོགས་པར་བརྗོད་པར་བྱ། །</text:span></text:p>
      <text:p text:style-name="P44"><text:span text:style-name="T62">ཐམས་ཅད་གཅིག་གྱུར་ནན་ཏན་ཉིད། །རྫོགས་པ་ཆོས་དབྱིངས་དག་པ་སྟེ། །</text:span></text:p>
      <text:p text:style-name="P44"><text:span text:style-name="T62">མཁས་པས་ཆོ་ག་གསུངས་པ་ཡིས། །རྣམ་པ་ལྔ་པོ་བསྒོམ་པ་ཉིད། །</text:span></text:p>
      <text:p text:style-name="P27"><text:span text:style-name="T64">ཅེས་པ་སྟེ། གོང་དུ་གསུངས་པའི་ལྷའི་བསྐྱེད་ཆོག་དེ་ཡང་ཡེ་ཤེས་ལྔའི་ངོ་བོར་བྱང་ཆུབ་པ་སྟེ། དེ་ཡང་ཟླ་བའི་རྣམ་པ་ནི་ངོ་བོ་མེ་ལོང་ལྟ་བུའི་ཡེ་ཤེས་དང་ལྡན་པར་བསྒོམས་པས་ཟླ་བ་མེ་ལོང་ཡེ་ཤེས་ལས་བྱང་ཆུབ་པ་དང་། </text:span></text:p>
      <text:p text:style-name="P27"><text:span text:style-name="T83">དེ་བཞིན་དུ་སྦྱར་ཏེ། བདུན་གྱི་བདུན་པ་ནི་ཉི་མ་སྟེ། དེ་འདྲེན་བྱེད་ཀྱི་ཤིང་རྟ་བདུན་ཡོད་ཅིང་། ཤིང་རྟ་རེ་རེའང་རྟ་བདུན་བདུན་གྱིས་འདྲེན་པས་སོ། །དེ་ནི་མཉམ་པ་ཉིད་དང་ལྡན་པའི་ཡེ་ཤེས་དང་།</text:span><text:span text:style-name="T64"> </text:span></text:p>
      <text:p text:style-name="P27"><text:soft-page-break/><text:span text:style-name="T64">རང་གི་ལྷའི་ས་བོན་ལས་བྱུང་བའི་ཕྱག་མཚན་ས་བོན་གྱིས་མཚན་པ་ནི་སོ་སོར་རྟོགས་པའི་ཡེ་ཤེས་ཏེ། དེར་བརྗོད་པར་བྱ་བ་དང་། </text:span></text:p>
      <text:p text:style-name="P27"><text:span text:style-name="T64">ཟླ་ཉི་ཕྱག་མཚན་ས་བོན་དང་བཅས་པ་ཐམས་ཅད་འདྲེས་ནས་གཅིག་ཏུ་གྱུར་པ་ནི་བྱ་བ་ནན་ཏན་ནམ་བྱ་སྒྲུབ་ཡེ་ཤེས་ཉིད་དང་། </text:span></text:p>
      <text:p text:style-name="P27"><text:span text:style-name="T64">ལྷའི་སྐུ་རྫོགས་པ་ནི་ཆོས་དབྱིངས་ཡེ་ཤེས་ཀྱི་ངོ་བོ་དག་པ་སྟེ། དེ་ལས་བྱང་ཆུབ་པའོ། །</text:span></text:p>
      <text:p text:style-name="P27"><text:span text:style-name="T64">དེ་ལྟར་ན་རྣལ་འབྱོར་པ་མཁས་པས་གོང་དུ་མངོན་བྱང་ལྔ་བསྐྱེད་ཀྱི་ཆོ་ག་གསུངས་པ་ཡིས་ནི། ཡེ་ཤེས་རྣམ་པ་ལྔ་པོ་ལམ་དུ་བྱས་ནས་བསྒོམ་པ་ཉིད་དོ་ཞེས་པའོ། །</text:span></text:p>
      <text:p text:style-name="P57"><text:span text:style-name="T1">བ༢ </text:span><text:span text:style-name="T31">གཉིས་པ་</text:span><text:span text:style-name="T4">[</text:span><text:span text:style-name="T1">སོ་སོའི་རྣམ་དབྱེ་བཤད་པ་</text:span><text:span text:style-name="T4">]</text:span><text:span text:style-name="T31">ལ། </text:span><text:span text:style-name="T1">མ༡ </text:span><text:span text:style-name="T31">གཙོ་མོའི་མངོན་བྱང་གི་རྣམ་དབྱེ་དང་། </text:span><text:span text:style-name="T1">མ༢ </text:span><text:span text:style-name="T31">འཁོར་གྱི་མངོན་བྱང་གི་རྣམ་དབྱེ་གཉིས་ཀྱི། </text:span></text:p>
      <text:p text:style-name="P57"><text:span text:style-name="T64">མ༡ དང་པོ་ནི། </text:span><text:span text:style-name="T39">(</text:span><text:span text:style-name="T41">༡༢༤བ</text:span><text:span text:style-name="T39">)</text:span></text:p>
      <text:p text:style-name="P65"><text:span text:style-name="T62">ཨ་ལི་ཀ་ལི་མཉམ་སྦྱོར་བ། །རྡོ་རྗེ་སེམས་དཔའ་ཉིད་ཀྱི་གདན། །</text:span></text:p>
      <text:p text:style-name="P65"><text:span text:style-name="T62">ཡི་གེ་ལས་བྱུང་གོང་བུ་ལ། །ཧཱུྃ་ཕཊ་རྣམ་པའང་འདོད་མི་བྱ། །</text:span></text:p>
      <text:p text:style-name="P59"><text:span text:style-name="T56">སེམས་དཔའི་གཟུགས་བརྙན་ལས་བྱུང་བའི། །</text:span></text:p>
      <text:p text:style-name="P59"><text:span text:style-name="T56">དཀྱིལ་འཁོར་བདག་པོ་རྣམ་པར་བསྒོམ།</text:span><text:span text:style-name="T57"> </text:span><text:span text:style-name="T56">།</text:span></text:p>
      <text:p text:style-name="P65"><text:span text:style-name="T62">ཕྱག་མཚན་ཞལ་སོགས་གོང་མ་བཞིན། །ཟླ་བ་ཆུ་ཤེལ་ནོར་བུའི་འོད། །</text:span></text:p>
      <text:p text:style-name="P27"><text:span text:style-name="T64">ཅེས་པ་སྟེ། ལྷ་ཐམས་ཅད་མངོན་བྱང་ལྔ་ལས་དུས་གཅིག་ཏུ་བསྐྱེད་ན་གཙོ་མོ་ལ་རྒྱུ་རྡོ་རྗེ་འཆང་མེད་པར་མི་འགྱུར་རམ་སྙམ་ན། སྐྱོན་མེད་དེ། ཨ་ལི་ལས་ཟླ་བ་དང་ཀ་ལི་ལས་ཉི་མ་མཉམ་པར་སྦྱོར་བའི་བདེ་སྟོང་གི་ངོ་བོ་ཨོཾ་ལས་གྲི་གུག་ཨྃ་གིས་མཚན་པ་དེ་ཉིད་འབྲས་བུ་རྡོ་རྗེ་སེམས་དཔའ་ཉིད་ཀྱི་རྒྱུའམ་གཞིའམ་གདན་ཡིན་པས་རྒྱུ་རྡོ་རྗེ་འཆང་ཡིན་ནོ། །</text:span></text:p>
      <text:p text:style-name="P27"><text:soft-page-break/><text:span text:style-name="T64">འོ་ན། དེ་ལ་གཞན་ལས་འབྱུང་བའི་མཁའ་གསང་བྱིན་རླབས་སོགས་ཇི་ལྟར་བྱ་སྙམ་ན། ས་བོན་གྱི་ཡི་གེ་ལས་བྱུང་བའི་ཕྱག་མཚན་གོང་བུའི་སྐབས་ཡིན་པས། དེ་ལ་མཁའ་གསང་བྱིན་རླབས་དང་ཐིག་ལེའི་འགྱུར་བ་འགེགས་པའི་ཧཱུྃ་ཕཊ་ཀྱི་ཡི་གེའི་རྣམ་པ་འགོད་པའང་འདོད་པར་མི་བྱ་སྟེ། ལྷ་ཡབ་ཡུམ་གྱི་རྣམ་པ་མེད་པའི་ཕྱིར་རོ། །</text:span></text:p>
      <text:p text:style-name="P27"><text:span text:style-name="T64">དེ་ལྟར་ན་རྒྱུ་རྡོ་རྗེ་སེམས་དཔའི་གཟུགས་བརྙན་ཕྱག་མཚན་ལས་བྱུང་བའི་འབྲས་བུ་རྡོ་རྗེ་འཆང་དཀྱིལ་འཁོར་གྱི་བདག་པོ་བདག་མེད་མ་རྣམ་པར་བསྒོམ་སྟེ། དེའི་ཕྱག་མཚན་དང་ཞལ་ལ་སོགས་པ་གོང་མ་རྡོ་རྗེ་ལུ་གུ་རྒྱུད་མ་ལ་བཤད་པ་བཞིན་ནམ། ཆོས་ཀྱི་བརྡས་གསུངས་པར་འཆད་པ་ལྟར་རོ། །དེ་ཡང་ཟླ་བའམ་ཆུ་ཤེལ་ལམ་ནོར་བུའི་འོད་ལྟར་དྭངས་ཤིང་གསལ་བར་སྒོམ་པའི་དོན་ཏོ། །</text:span></text:p>
      <text:p text:style-name="P57"><text:span text:style-name="T64">འདིར་ཁ་ཅིག །</text:span><text:span text:style-name="T49">མཉམ་སྦྱོར་གྱི་དོན་ཟླ་བ་གཉིས་སྦྱོར་བ་ལ་བྱེད་ཅིང་། ཟླ་ཉི་སྦྱོར་བ་ནི་རྣམ་པ་མི་འདྲ་བས་མི་མཉམ་སྦྱོར་དུ་འདོད་པ་དང་།</text:span><text:span text:style-name="T64"> </text:span></text:p>
      <text:p text:style-name="P57"><text:span text:style-name="T64">སྐབས་འདིར། ཟླ་ཉི་སྦྱོར་བ་ནི། མཉམ་སྦྱོར་བ། ཞེས་པ་དང་འགལ་བར་སྨྲ་བ་ནི་བློ་བཏགས་ཀྱི་ཐ་སྙད་དུ་སྣང་ཞིང་། མི་འཐད་དེ། ཚད་ལྡན་གཞན་གྱིས་ཐ་སྙད་དེ་འདྲ་མ་གསུངས་པའི་ཕྱིར་དང་། </text:span></text:p>
      <text:p text:style-name="P57"><text:span text:style-name="T64">སཾ་ཊིའི་བདག་མེད་མའི་སྐབས་སུ། </text:span></text:p>
      <text:p text:style-name="P63"><text:span text:style-name="T38">ཨ་ལི་ཀ་ལི་མཉམ་སྦྱོར་བ། །</text:span></text:p>
      <text:p text:style-name="P57"><text:span text:style-name="T64">ཞེས་པ་མན་སྙེར་ཟླ་ཉི་སྦྱོར་བར་བཤད་པ་དང་། འདིར་ཡང་མཉམ་སྦྱོར་ཟླ་ཉི་སྦྱོར་བ་ལ་གྲུབ་ཆེན་མང་པོས་བཤད་པའི་ཕྱིར་དང་། ཡབ་ཡུམ་མཉམ་སྦྱོར་དང་ཐབས་ཤེས་མཉམ་སྦྱོར་སོགས་ཀྱང་</text:span><text:span text:style-name="T39">(</text:span><text:span text:style-name="T41">༡༢༥ན</text:span><text:span text:style-name="T39">)</text:span><text:span text:style-name="T64">རྣམ་པ་མི་འདྲ་བས་མི་འཐད་པར་འགྱུར་བའི་ཕྱིར་རོ། །</text:span></text:p>
      <text:p text:style-name="P57"><text:span text:style-name="T64">དེ་བཞིན་དུ། གཞུང་འདིས་ཡབ་ཀྱི་རྒྱུ་རྡོ་རྗེ་འཆང་ཡབ་ཡུམ་བསྐྱེད་པར་འདོད་ཅིང་། ཕྱག་མཚན་ཞལ་སོགས་ཆར་འབེབས་ཀྱི་སྐབས་བཞིན་དང་། </text:span></text:p>
      <text:p text:style-name="P27"><text:soft-page-break/><text:span text:style-name="T64">ཟླ་བ་ཆུ་ཤེལ་ཞེས་པས་སྐུ་མདོག་དཀར་པོ་བསྟན་པར་འཆད་པའང་དངོས་སུ་འགལ་ཏེ། ཆར་འབེབས་ཀྱི་སྐབས་སུ་སྐུ་མདོག་དང་ཡུམ་དང་ཕྱག་མཚན་མ་བཤད་པའི་ཕྱིར་དང་། </text:span></text:p>
      <text:p text:style-name="P57"><text:span text:style-name="T64">དེར་ཞལ་འཕངས་པའི་དེ་མ་ཐག་སྐུ་མདོག་དཀར་པོ་སྟོན་མི་རིགས་ཤིང་། རིགས་ནའང་གོང་བཞིན་ལས་ཤེས་པའམ། འོན་ཀྱང་ཟླ་བ་ཆུ་ཤེལ་ཞེས་པ་ལྟ་བུའི་སྒྲ་འབྱུང་རིགས་པའི་ཕྱིར་དང་། སྐུ་མདོག་ཙམ་མ་གཏོགས་གཞན་ཆར་འབེབས་ཀྱི་སྐབས་ལྟར་བྱེད་ནའང་རྒྱུ་རྡོ་རྗེ་འཆང་ཡུམ་དང་ཕྱག་མཚན་མེད་པ་ཞབས་ཀྱིས་ཀླུ་མཐའ་ཡས་མནན་པ་ཞིག་དགོས་པར་འགྱུར་བའི་ཕྱིར་རོ། །</text:span></text:p>
      <text:p text:style-name="P57"><text:span text:style-name="T64">ཁ་ཅིག །གཞུང་འདིས་དཀྱིལ་འཁོར་གྱི་གཙོ་མོ་བདག་མེད་མ་ལ་ལྷའི་ལེའུ་ལས་འབྱུང་བའི་ཧེ་རུ་ཀ་གང་རུང་དཀར་པོས་འཁྱུད་པ་ཞིག་བསྟན་པར་འདོད་ཅིང་། </text:span></text:p>
      <text:p text:style-name="P57"><text:span text:style-name="T64">ཡབ་ཀྱི་སྐབས་སུ། </text:span><text:span text:style-name="T49">དེ་ལ་དབུས་སུ་ང་ཡོད་དེ། ཁྱོད་དང་ལྷན་ཅིག་ཅེས་པ་ལྟར། དེ་ལ་དབུས་སུ་ཁྱོད་ཡོད་དོ། །ང་དང་ལྷན་ཅིག་ཅེས་པ་སྐབས་སུ་བབ་བོ</text:span><text:span text:style-name="T64">། །ཟེར་བ་ནི་ཧ་ཅང་ཐལ་བའི་བློ་བཟོ་སྟེ། བདག་མེད་མའི་དཀྱིལ་འཁོར་ལ་རྒྱུ་འབྲས་ཀྱི་རྡོ་རྗེ་འཆང་གང་ལའང་ཡབ་ཡུམ་ཞལ་སྦྱོར་ཡོད་པ་བཤད་རྒྱུད་དང་པཎ་གྲུབ་སུས་ཀྱང་མ་བཤད་པའི་ཕྱིར་དང་། </text:span></text:p>
      <text:p text:style-name="P57"><text:span text:style-name="T64">ཁྱེད་རང་ལྟར་ནའང་། ཡབ་ཀྱི་སྐབས་ཀྱི་རིགས་པ་སྦྱར་ནས་ང་དང་ལྷན་ཅིག་ཅེས་འདོད་ན་ཕྱག་བཅུ་དྲུག་པ་ནག་པོས་འཁྱུད་དགོས་པས། ཕྱག་གཉིས་པ་སོགས་དཀར་པོས་འཁྱུད་པར་འདོད་པ་དང་འགལ་བའི་ཕྱིར་དང་། </text:span></text:p>
      <text:p text:style-name="P57"><text:span text:style-name="T45">[</text:span><text:span text:style-name="T46">བརྟག་པ་སྔ་མ། བརྒྱད་པ་རྣལ་འབྱོར་མའི་འཁོར་ལོ་འདུ་བའི་ལེའུར</text:span><text:span text:style-name="T45">]</text:span></text:p>
      <text:p text:style-name="P66"><text:span text:style-name="T38">དཀྱིལ་འཁོར་བདག་པོ་རྣམ་པར་བསྒོམ། །</text:span></text:p>
      <text:p text:style-name="P57"><text:span text:style-name="T64">ཞེས་པ་ལ་བརྟེན་ནས་གཞུང་འདིས་ཡབ་ཀྱི་མངོན་བྱང་བསྟན་པའི་བཞེད་སྲོལ་སྣང་མོད་ཀྱང་། གཙོ་མོ་བདག་མེད་མས་བྱས་པ་ལ་ཡབ་ཡོད་པ་བསྟན་པར་འདོད་པ་ལ་ཤེས་བྱེད་ཅི་ཡང་མེད་པའི་ཕྱིར་རོ། །</text:span><text:span text:style-name="T39">(</text:span><text:span text:style-name="T41">༡༢༥བ</text:span><text:span text:style-name="T39">)</text:span></text:p>
      <text:p text:style-name="P27"><text:soft-page-break/><text:span text:style-name="T64">ཡང་ཁ་ཅིག །གཞུང་འདིས་གཙོ་མོ་བསྐྱེད་པར་འཆད་བཞིན་དུ་ཕྱག་མཚན་ཞལ་སོགས་ཧེ་རུ་ཀ་ཕྱག་གཉིས་པ་དང་འདྲ་བར་འཆད་པ་ཡང་ཡིད་རྣལ་དུ་མ་བཞག་པ་སྟེ། མཚན་རྟགས་དང་གཡས་ཀྱི་ཕྱག་མཚན་མི་འདྲ་བའི་ཕྱིར རོ། །</text:span></text:p>
      <text:p text:style-name="P27"><text:span text:style-name="T64">མ༢ གཉིས་པ་</text:span><text:span text:style-name="T20">[</text:span><text:span text:style-name="T21">འཁོར་གྱི་མངོན་བྱང་གི་རྣམ་དབྱེ་</text:span><text:span text:style-name="T20">]</text:span><text:span text:style-name="T64">ནི། </text:span></text:p>
      <text:p text:style-name="P44"><text:span text:style-name="T62">ཐབས་དང་ཤེས་རབ་རང་བཞིན་ལས། །འདི་ལྟར་ཐམས་ཅད་རྫོགས་པ་ཉིད། །</text:span></text:p>
      <text:p text:style-name="P44"><text:span text:style-name="T62">ཟླ་བ་ཉི་མ་རབ་དབྱེ་ལས། །ཨ་ལི་ཤེས་རབ་ཀ་ལི་ཐབས། །</text:span></text:p>
      <text:p text:style-name="P44"><text:span text:style-name="T62">འདི་ལས་དཀར་མོ་ལ་སོགས་པ། །ཁ་དོག་དབྱེ་བས་སོ་སོ་ཡིན། །</text:span></text:p>
      <text:p text:style-name="P27"><text:span text:style-name="T64">ཞེས་པ་སྟེ། འོ་ན་འཁོར་བསྐྱེད་ཚུལ་ཡང་གཙོ་མོ་དང་འདྲའམ་ཞེ་ན། ཐབས་དང་ཤེས་རབ་ཀྱི་རང་བཞིན་ལས་གཙོ་མོ་བསྐྱེད་ཚུལ་འདི་ལྟར་འཁོར་གྱི་ལྷ་ཐམས་ཅད་ཀྱང་རྫོགས་པ་ཉིད་དོ། །</text:span></text:p>
      <text:p text:style-name="P27"><text:span text:style-name="T64">ཐབས་ཤེས་དེ་ཉིད་ཇི་ལྟ་བུ་ཞེ་ན། ཟླ་བ་དང་ཉི་མས་ཁམས་དཀར་དམར་མཚོན་པའི་རབ་ཏུ་དབྱེ་བ་ལས་ཨ་ལི་ལས་བྱུང་བའི་ཟླ་བ་ཤེས་རབ་དང་། ཀ་ལི་ལས་བྱུང་བའི་ཉི་མ་ཐབས་ཏེ། ཐབས་ཤེས་ཀྱིས་སྦྱོར་བ་འདི་ལས་དཀར་མོ་ལ་སོགས་པ་རྫོགས་པས་ཐམས་ཅད་ཕྱོགས་འདྲ་ལ། འོན་ཀྱང་ཁ་དོག་གི་སྒྲ་ཝརྞ་ཡི་གེ་ལའང་འཇུག་པས་ས་བོན་གྱི་ཡི་གེའི་དབྱེ་བས་ཕྱེ་ནས་སོ་སོར་འབྱེད་པ་ཡིན་ཞེས་པའོ། །</text:span></text:p>
      <text:p text:style-name="P27"><text:span text:style-name="T64">ཁ་ཅིག །གཞུང་འདིས་ཡབ་ཀྱི་དཀྱིལ་འཁོར་གྱི་བསྐྱེད་པ་བསྟན་པར་འདོད་ཅིང་། </text:span></text:p>
      <text:p text:style-name="P27"><text:span text:style-name="T64">དེ་ཡང་ལྷ་མོའི་སྐུ་མདོག་གི་དབྱེ་བ་ཙམ་མ་གཏོགས་བསྐྱེད་ཚུལ་གཞན་ཐམས་ཅད་འདྲ་བར་འཆད་པ་ནི་ལེགས་པར་མ་མཐོང་སྟེ། ཡབ་ཀྱི་སྐབས་ལྟར་ན་ས་བོན་དང་ཕྱག་མཚན་དང་སྐུ་མདོག་སོགས་མི་འདྲ་བ་མང་བས་ཁ་དོག་གི་དབྱེ་བ་ཙམ་ལས་སོ་སོ་ཡིན་པ་དང་འགལ་བའི་ཕྱིར་དང་། </text:span><text:soft-page-break/><text:span text:style-name="T64">འཁོར་གྱི་ལྷ་མོ་མངལ་འབྱིན་ལས་བསྐྱེད་པ་སོགས་རྣམ་གཞག་ཀྱང་མི་འདྲ་བའི་ཕྱིར་དང་། འདིར་ནི་ཁ་དོག་གི་དབྱེ་བ་ཙམ་གྱིས་སོ་སོར་འབྱེད་པ་མ་གཏོགས་གཞན་འདྲ་བར་བསྟན་པའི་ཕྱིར་རོ། །</text:span></text:p>
      <text:p text:style-name="P27"><text:span text:style-name="T64">ཡང་ཁ་ཅིག །འདིས་ཡུམ་གྱི་དཀྱིལ་འཁོར་གྱི་འཁོར་བསྐྱེད་པར་འདོད་བཞིན་དུ་དཀར་མོ་ལ་སོགས་པའི་ལྷའི་སྐུ་མདོག་གི་</text:span><text:span text:style-name="T39">(</text:span><text:span text:style-name="T41">༡༢༦ན</text:span><text:span text:style-name="T39">)</text:span><text:span text:style-name="T64">དབྱེ་བས་སོ་སོ་ཡིན་ཞེས་འཆད་པ་ཆེས་འཁྲུལ་པ་སྟེ། ལྷ་མོ་བཅོ་ལྔ་ཐམས་ཅད་སྐུ་མདོག་དང་ཕྱག་མཚན་འདྲ་བའི་ཕྱིར་རོ། །</text:span></text:p>
      <text:p text:style-name="P27"><text:span text:style-name="T1">པ༢ </text:span><text:span text:style-name="T31">གཉིས་པ</text:span><text:span text:style-name="T1">་</text:span><text:span text:style-name="T4">[</text:span><text:span text:style-name="T1">གནས་སོ་སོར་དགོད་ཚུལ་</text:span><text:span text:style-name="T4">]</text:span><text:span text:style-name="T31">ལ། </text:span><text:span text:style-name="T1">ཕ༡ </text:span><text:span text:style-name="T31">འཕར་མ་ནང་མའི་ལྷ་དགོད་པ་དང་། </text:span><text:span text:style-name="T1">ཕ༢ </text:span><text:span text:style-name="T31">ཕྱི་མའི་ལྷ་དགོད་པ་གཉིས་ཀྱི། </text:span></text:p>
      <text:p text:style-name="P27"><text:span text:style-name="T64">ཕ༡ དང་པོ་ནི། </text:span></text:p>
      <text:p text:style-name="P44"><text:span text:style-name="T62">རེ་ཞིག་ནང་གི་འཕར་མ་ལ། །རྣལ་འབྱོར་མ་ལྔ་ངེས་གནས་པ། །</text:span></text:p>
      <text:p text:style-name="P44"><text:span text:style-name="T62">ཕུང་པོ་ལྔ་ཡི་རང་བཞིན་གྱིས། །རྣལ་འབྱོར་རིག་པས་རྟག་ཏུ་བསྒོམ། །</text:span></text:p>
      <text:p text:style-name="P44"><text:span text:style-name="T62">དབང་པོར་རྡོ་རྗེ་གཤིན་རྗེར་དཀར། །ཆུ་བདག་ཆུ་ཡི་རྣལ་འབྱོར་མ། </text:span></text:p>
      <text:p text:style-name="P44"><text:span text:style-name="T62">ལུས་ངན་རྡོ་རྗེ་མཁའ་འགྲོ་མ། །དབུས་སུ་བདག་མེད་རྣལ་འབྱོར་མ། །</text:span></text:p>
      <text:p text:style-name="P27"><text:span text:style-name="T64">ཞེས་པ་སྟེ། རེ་ཞིག་ཅེས་པ་བཤད་པའི་གོ་རིམ་ལ་བསྙག་པ་སྟེ། ཐོག་མར་ནང་གི་འཕར་མ་པདྨ་ལ་རྣལ་འབྱོར་མ་ལྔ་ངེས་པར་ཏེ་ཡོངས་སུ་གནས་པ་ནི། ཕུང་པོ་ལྔ་དག་པ་ཡི་རང་བཞིན་གྱིས་གནས་པའི་རྣལ་འབྱོར་རིག་པས་རྟག་ཏུ་བསྒོམ་པ་སྟེ། དེ་ཡང་དབང་པོར་ཏེ་དེའི་ཕྱོགས་ཤར་གྱི་འདབ་མར་རྡོ་རྗེ་མ། གཤིན་རྗེར་ཏེ་དེའི་ཕྱོགས་ལྷོར་དཀར་མོ། ཆུ་བདག་གི་ཕྱོགས་ནུབ་ཏུ་ཆུ་ཡི་རྣལ་འབྱོར་མ། ལུས་ངན་གྱི་ཕྱོགས་བྱང་དུ་རྡོ་རྗེ་མཁའ་འགྲོ་མ། དབུས་སུ་སྟེ་པདྨའི་ལྟེ་བར་བདག་མེད་རྣལ་འབྱོར་མ་སྒོམ་པའི་དོན་ཏོ། །</text:span></text:p>
      <text:p text:style-name="P27"><text:soft-page-break/><text:span text:style-name="T64">ཕ༢ གཉིས་པ་</text:span><text:span text:style-name="T20">[</text:span><text:span text:style-name="T21">ཕྱི་མའི་ལྷ་དགོད་པ་</text:span><text:span text:style-name="T20">]</text:span><text:span text:style-name="T64">ནི། </text:span></text:p>
      <text:p text:style-name="P44"><text:span text:style-name="T62">ཕྱི་རོལ་གྱི་ནི་འཕར་མ་ལ། །དཀར་མོ་ཆོམ་རྐུན་རོ་ལངས་མ། །</text:span></text:p>
      <text:p text:style-name="P44"><text:span text:style-name="T62">གྷསྨ་རི་དང་པུཀྐ་སཱི། །རི་ཁྲོད་མ་དང་གདོལ་པ་མོ། །</text:span></text:p>
      <text:p text:style-name="P44"><text:span text:style-name="T62">བརྒྱད་པ་ཌོ་བྷི་ནཱི་རུ་བརྗོད། །འོག་ལྡན་མ་དང་སྟེང་ལྡན་ཉིད། །</text:span></text:p>
      <text:p text:style-name="P44"><text:span text:style-name="T62">མཁའ་སྤྱོད་མ་དང་ས་སྤྱོད་བརྗོད། །སྲིད་དང་ཞི་བའི་རང་བཞིན་གྱིས། །</text:span></text:p>
      <text:p text:style-name="P44"><text:span text:style-name="T62">སྙིང་རྗེ་ཆེན་པོ་འདི་དག་གནས། །</text:span></text:p>
      <text:p text:style-name="P27"><text:span text:style-name="T64">ཞེས་པ་སྟེ། དེ་ནས་ཕྱི་རོལ་གྱི་ནི་འཕར་མ་སྟེ་རིམ་པ་ཕྱི་མ་ལ། ཤར་སྒོར་དཀར་མོ། ལྷོ་སྒོར་ཆོམ་རྐུན་མ། ནུབ་སྒོར་རོ་ལངས་མ། བྱང་སྒོར་གྷསྨ་རཱི་དང་། བྱང་ཤར་དུ་པུཀྐ་སཱི། ཤར་ལྷོར་རི་ཁྲོད་མ་དང་། ལྷོ་ནུབ་ཏུ་གདོལ་པ་མོ། ནུབ་བྱང་དུ་ཕྱིའི་ལྷ་མོ་བརྒྱད་པ་ཌོ་བྷི་ནཱི་རུ་བརྗོད་པ་དང་། འོག་ཏུ་འོག་ལྡན་མ་དང་། སྟེང་དུ་སྟེང་ལྡན་མ་ཉིད། སྟེང་མ་མཁའ་སྤྱོད་མ་དང་འོག་མ་ས་སྤྱོད་མར་བརྗོད་པ་འོག་མ་སྲིད་པ་དང་། སྟེང་མ་</text:span><text:span text:style-name="T39">(</text:span><text:span text:style-name="T41">༡༢༦བ</text:span><text:span text:style-name="T39">)</text:span><text:span text:style-name="T64">ཞི་བ་དག་པའི་རང་བཞིན་གྱིས་གནས་ཏེ། སྙིང་རྗེ་ཆེན་པོ་ཞེས་བོས་ནས། དེ་ལྟར་ན་འཕར་མ་གཉིས་ལ་ལྷ་མོ་འདི་དག་གནས། ཞེས་སྟོན་པའོ། །</text:span></text:p>
      <text:p text:style-name="P27"><text:span text:style-name="T1">པ༣ </text:span><text:span text:style-name="T31">གསུམ་པ་</text:span><text:span text:style-name="T4">[</text:span><text:span text:style-name="T1">ལྷ་རྣམས་ཀྱི་མངོན་རྟོགས་</text:span><text:span text:style-name="T4">]</text:span><text:span text:style-name="T31">ལ། </text:span><text:span text:style-name="T1">ཕ༡ </text:span><text:span text:style-name="T31">མངོན་རྟོགས་དངོས་དང་། </text:span><text:span text:style-name="T1">ཕ༢ </text:span><text:span text:style-name="T31">ཕྱག་མཚན་དང་གདན་གྱི་རྣམ་དག་གཉིས་ཀྱི། </text:span></text:p>
      <text:p text:style-name="P27"><text:span text:style-name="T64">ཕ༡ དང་པོ་ནི། </text:span></text:p>
      <text:p text:style-name="P44"><text:span text:style-name="T62">ལྷ་མོ་ཐམས་ཅད་ཁ་དོག་ནག །དྲག་ཆེན་ཕྱག་རྒྱ་ལྔ་ཡིས་བརྒྱན། །</text:span></text:p>
      <text:p text:style-name="P44"><text:span text:style-name="T62">ཞལ་གཅིག་སྤྱན་ནི་དམར་བ་རྣམས། །ལག་པར་གྲི་གུག་ཐོད་པས་ཁྱབ། །</text:span></text:p>
      <text:p text:style-name="P44"><text:span text:style-name="T62">འཁོར་ལོ་རྣ་ཆ་མགུལ་རྒྱན་དང་། །ལག་པར་ལག་གདུབ་སྐ་རགས་ནི། །</text:span></text:p>
      <text:p text:style-name="P44"><text:soft-page-break/><text:span text:style-name="T62">སངས་རྒྱས་ལྔ་ནི་རྣམ་དག་པས། །འདི་ལྔ་ཕྱག་རྒྱ་དག་པ་འོ། །</text:span></text:p>
      <text:p text:style-name="P44"><text:span text:style-name="T62">ཇི་ལྟར་བདག་མེད་རྣལ་འབྱོར་མ། །དེ་ལྟར་ཐམས་ཅད་རྣམ་པར་བཤད། །</text:span></text:p>
      <text:p text:style-name="P44"><text:span text:style-name="T62">ལག་པ་གཅིག་ནི་ཐོད་པས་བྲེལ། །གཡས་པ་ན་ནི་གྲི་གུག་འཛིན། །</text:span></text:p>
      <text:p text:style-name="P44"><text:span text:style-name="T62">གཡོན་པས་ཁཊཱཾ་ག་ཉིད་དོ། །སྟག་གི་པགས་པས་རྣམ་དཀྲིས་ཤིང་། །</text:span></text:p>
      <text:p text:style-name="P44"><text:span text:style-name="T62">རོ་ལ་ཞོན་ཞིང་གཟི་བརྗིད་འབར། །ཕྱག་གཉིས་གྱེན་དུ་དབུ་སྐྱེས་སེར། །</text:span></text:p>
      <text:p text:style-name="P71"><text:span text:style-name="T64">ཞེས་པ་སྟེ། དེ་ལྟར་ལྷ་མོ་གཙོ་འཁོར་ཐམས་ཅད་ཀྱང་བྱམས་པའི་ཐུགས་མི་འགྱུར་བས་ཁ་དོག་སྟེ་སྐུ་མདོག་ནག་མོ། བདུད་རྣམས་སྐྲག་པར་བྱེད་པས་དྲག་ཆེན་ཏེ་ཤིན་ཏུ་གཏུམ་པ་ཕར་ཕྱིན་ལྔ་དག་པས་རུས་པའི་ཕྱག་རྒྱ་ལྔ་ཡིས་བརྒྱན་པ། དེ་བཞིན་ཉིད་དུ་རོ་གཅིག་པས་ཞལ་གཅིག་པ། སྙིང་རྗེས་འགྲོ་བ་ལ་ཆགས་པས་སྤྱན་ནི་དམར་བ་རྣམས། ལག་པར་གྲི་གུག་དང་ཐོད་པས་ཁྱབ་པ་སྟེ་འཛིན་པ། རུས་པའི་འཁོར་ལོ་དང་རྣ་ཆ་དང་མགུལ་རྒྱན་དང་ལག་པར་ལག་གདུབ་སོགས་གདུ་བུ་དང་སྐ་རགས་རྣམས་ནི་སངས་རྒྱས་ལྔ་ནི་རྣམ་པར་དག་པས་འདི་ལྔ་པོ་ཕྱག་རྒྱའི་དག་པའོ། །</text:span></text:p>
      <text:p text:style-name="P71"><text:span text:style-name="T64">ཇི་ལྟར་བདག་མེད་རྣལ་འབྱོར་མའི་སྐུ་མདོག་དང་ཕྱག་མཚན་ལ་སོགས་པ་དེ་ལྟར་ལྷ་མོ་ཐམས་ཅད་འདྲ་བར་རྣམ་པར་བཤད་དེ། ཀུན་ཀྱང་ལག་པ་གཅིག་སྟེ་གཡོན་ནི་ཐོད་པ་ཁྲག་གིས་གང་བ་འཛིན་པས་བྲེལ་ཞིང་། གཡས་པ་ན་ནི་གྲི་གུག་འཛིན་པ། གཡོན་པས་ཏེ་དེའི་གྲུ་མོས་ཡབ་མཚོན་པའི་ཁཊཱཾ་ག་འཛིན་པ་ཉིད་དོ། །</text:span></text:p>
      <text:p text:style-name="P27"><text:span text:style-name="T64">གདུག་པ་འདུལ་བས་སྟག་གི་</text:span><text:span text:style-name="T39">(</text:span><text:span text:style-name="T41">༡༢༧ན</text:span><text:span text:style-name="T39">)</text:span><text:span text:style-name="T64">པགས་པས་སྐུ་སྨད་རྣམ་པར་དཀྲིས་ཤིང་། རོ་ལ་ཞོན་པ་སྟེ་རོ་གདན་ལ་གནས་ཤིང་སྐྱིལ་དཀྲུང་ཕྱེད་པས་བཞུགས་པ། ཐུགས་རྗེ་འཕྲོ་བས་གཟི་བརྗིད་དེ་འོད་</text:span><text:soft-page-break/><text:span text:style-name="T64">འབར་བ། ཐབས་ཤེས་དག་པས་ཕྱག་གཉིས་པ། ཡོན་ཏན་གོང་འཕེལ་དུ་གྱུར་པས་གྱེན་དུ་དབུ་སྐྱེས་ཏེ་སྐྲ་སེར་པོ་འབར་བའི་དོན་ཏོ། །</text:span></text:p>
      <text:p text:style-name="P27"><text:span text:style-name="T64">འདི་དག་ཕལ་ཆེར་སྒྲ་ཇི་བཞིན་པའོ། །</text:span></text:p>
      <text:p text:style-name="P27"><text:span text:style-name="T64">ཕ༢ གཉིས་པ་</text:span><text:span text:style-name="T20">[</text:span><text:span text:style-name="T21">ཕྱག་མཚན་དང་གདན་གྱི་རྣམ་དག་</text:span><text:span text:style-name="T20">]</text:span><text:span text:style-name="T64">ནི། </text:span></text:p>
      <text:p text:style-name="P44"><text:span text:style-name="T62">ང་རྒྱལ་ལ་སོགས་སྐྱོན་དྲུག་རྣམས། །གཅོད་ཕྱིར་གྲི་གུག་རྣམ་པར་གནས། །</text:span></text:p>
      <text:p text:style-name="P44"><text:span text:style-name="T62">དངོས་དང་དངོས་མེད་རྣམ་རྟོག་གི། །མགོ་བོ་པད་མའི་སྣོད་དུ་ནི། །</text:span></text:p>
      <text:p text:style-name="P44"><text:span text:style-name="T62">བདུད་རྣམས་རྣམ་པ་བཞི་ཡི་ཁྲག །དངོས་གྲུབ་ཕྱིར་ནི་བཏུང་བར་བྱ། །</text:span></text:p>
      <text:p text:style-name="P44"><text:span text:style-name="T62">སྟོང་པའི་རྣམ་པས་ཁཊཱཾ་ག །ཐབས་ཀྱིས་རོ་ནི་རྣམ་པར་བརྟག །</text:span></text:p>
      <text:p text:style-name="P27"><text:span text:style-name="T64">ཅེས་པ་སྟེ། ང་རྒྱལ་དང་ལ་སོགས་པས་བསྟན་པ་འདོད་ཆགས་དང་ཁོང་ཁྲོ་དང་གཏི་མུག་དང་ལོག་ལྟ་དང་ཐེ་ཚོམ་སྟེ་རྩ་ཉོན་གྱི་སྐྱོན་དྲུག་རྣམས་རྩད་ནས་གཅོད་པའི་ཕྱིར་ཕྱག་གཡས་གྲི་གུག་འཛིན་པ་རྣམ་པར་གནས་ལ། གཡོན་པས་དངོས་པོ་དང་དངོས་མེད་དུ་འཛིན་པའི་རྣམ་རྟོག་གི་མགོ་བོ་བཅད་པ་སྟེ་དྲུངས་ནས་འབྱིན་པ་དག་པའི་པདྨའི་སྣོད་དུ་ནི་ཕུང་པོ་ལ་སོགས་པའི་བདུད་རྣམས་རྣམ་པ་བཞི་ཡི་ཁྲག་གིས་གང་བ། དངོས་གྲུབ་མྱུར་དུ་འགྲུབ་པའི་ཕྱིར་ནི་བཏུང་བར་བྱ་བ་དང་། ཤེས་རབ་སྟོང་པ་དག་པའི་རྣམ་པས་ཁཊཱཾ་ག་དང་། ཐབས་སྙིང་རྗེ་དག་པ་ཉིད་ཀྱིས་རོའི་གདན་ནི་རྣམ་པར་བརྟག་ཅིང་སྒོམ་པའི་དོན་ཏེ། དྲང་བ་དང་ངེས་པའི་དོན་ཏོ། །</text:span></text:p>
      <text:p text:style-name="P27"><text:span text:style-name="T64">དེ་ནས་སྔར་བཤད་པའི་རྫོགས་བྱེད་ཀྱི་ཡན་ལག་རྣམས་བསྒོམ་མོ། །</text:span></text:p>
      <text:p text:style-name="P27"><text:span text:style-name="T64">པ༤ བཞི་པ་</text:span><text:span text:style-name="T20">[</text:span><text:span text:style-name="T21">དེ་བསྒོམ་པའི་ཕན་ཡོན་</text:span><text:span text:style-name="T20">]</text:span><text:span text:style-name="T64">ནི།</text:span><text:span text:style-name="T66"> </text:span></text:p>
      <text:p text:style-name="P44"><text:span text:style-name="T62">འདིས་ནི་འཁོར་ལོ་རྣམ་བསྒོམ་ན། །དངོས་གྲུབ་མྱུར་དུ་ཐོབ་པར་འགྱུར། །</text:span></text:p>
      <text:p text:style-name="P27"><text:soft-page-break/><text:span text:style-name="T64">ཞེས་པ་སྟེ། དེ་ལྟར་གསུངས་པའི་ཚུལ་འདིས་ནི་བདག་མེད་མའི་དཀྱིལ་འཁོར་གྱི་འཁོར་ལོ་རྣམ་པར་བསྒོམ་ན། རྣལ་འབྱོར་པས་དངོས་གྲུབ་གཉིས་མྱུར་དུ་ཐོབ་པར་འགྱུར་ཞེས་པའོ། །</text:span></text:p>
      <text:p text:style-name="P27"><text:span text:style-name="T1">པ༥ </text:span><text:span text:style-name="T31">ལྔ་པ་</text:span><text:span text:style-name="T4">[</text:span><text:span text:style-name="T1">ཡན་ལག་དྲུག་སྒོམ་ཚུལ་</text:span><text:span text:style-name="T4">]</text:span><text:span text:style-name="T31">ལ། </text:span><text:span text:style-name="T1">ཕ༡ </text:span><text:span text:style-name="T31">དོགས་གཅོད་དང་། </text:span><text:span text:style-name="T1">ཕ༢ </text:span><text:span text:style-name="T31">གཞུང་དོན་གཉིས་ཀྱི། </text:span></text:p>
      <text:p text:style-name="P27"><text:span text:style-name="T64">ཕ༡ དང་པོ་ནི། གྲུབ་ཆེན་མཚོ་སྐྱེས་ཀྱིས་མཉམ་པ་ཉིད་ཀྱི་དོན་ལ་ཁ་དོག་གཅིག་ཏུ་ཞེན་</text:span><text:span text:style-name="T39">(</text:span><text:span text:style-name="T41">༡༢༧བ</text:span><text:span text:style-name="T39">)</text:span><text:span text:style-name="T64">པའི་སྐྱོན་སྤོང་བའི་ཕྱིར་སྒོམ་པར་བཞེད་ཅིང་། དེ་ཡང་དང་པོར་ཁ་དོག་གི་ཡན་ལག་དྲུག་བསྒོམས་པའི་མཐར་ཁ་དོག་གཤིག་ནས་རྗེས་གཞིག་གི་རྣལ་འབྱོར་གྱིས་འོད་གསལ་དུ་བཅུག་པ་ལ་ཅི་ནུས་མཉམ་པར་བཞག་ནས། སླར་ལྡང་བའི་ཚེ་སྔར་བཞིན་ལས་ལུགས་བཟློག་ཏུ་ལྡང་བའི་རིམ་པ་གསུངས་པ་ཉིད་གཞུང་དོན་དང་འབྱོར་ཞིང་ལེགས་ཏེ། འདི་དང་མཚུངས་པར་ཡན་ལག་མེད་པའི་རྡོ་རྗེ་དང་ཌོ་བྷི་པ་སོགས་ཀྱིས་ཀྱང་བཤད་དོ། །</text:span></text:p>
      <text:p text:style-name="P71"><text:span text:style-name="T64">དེའི་ཚུལ་ནི། རང་བདག་མེད་མར་གསལ་བའི་ཐུགས་ཀའི་ཨྃ་ནག་པོ་ལས་འོད་ཟེར་བ་སྤུའི་སྒོ་ནས་འཕྲོས་པས་རྟེན་དང་བརྟེན་པར་བཅས་པའི་དཀྱིལ་འཁོར་ཐམས་ཅད་ནག་པོར་སྒོམ་ཞིང་། དེ་བཞིན་དུ་ཨྃ་དམར་པོའི་འོད་ཀྱིས་དམར་པོ་ནས་ཨྃ་དཀར་པོའི་འོད་ཀྱིས་དཀར་པོའི་བར་སྒོམ། དེ་ནས་ཐུགས་ཀར་ཟླ་ཉི་ཁ་སྦྱོར་གྱི་བར་དུ་ཨྃ་བསམ་པ་ལས་ཨ་ལི་ཀ་ལི་དབུགས་འབྱུང་བའི་ལམ་ནས་འཐོན་པའི་འོད་ཟེར་གྱིས་སྣོད་བཅུད་ཐམས་ཅད་སྣང་བར་བྱས་ཏེ་དཀྱིལ་འཁོར་ལ་བསྡུ། དུར་ཁྲོད་གཞལ་ཡས་ཁང་དང་བཅས་པ་འཁོར་ལ་བསྡུ། འཁོར་རྣམས་ཀྱང་རང་ལ་བསྡུ། རང་ཡང་རིམ་པས་སྙིང་གའི་ཟླ་ཉི་ཁ་སྦྱོར་གྱི་ས་བོན་ལ་བསྡུ། དེ་དག་ཀྱང་འདྲེས་ནས་བདུད་རྩིའི་རང་བཞིན་གྱི་འོད་ཀྱི་ཐིག་ལེར་བསམ། དེ་ཡང་མར་མེའི་རྩེ་མོ་ནུབ་པ་བཞིན་དུ་རིམ་གྱིས་ཐིམ་ནས་རྣམ་ཤེས་ནམ་མཁའ་</text:span><text:soft-page-break/><text:span text:style-name="T64">ལྟ་བུའི་འོད་གསལ་ལ་རྩེ་གཅིག་ཏུ་མཉམ་པར་བཞག་ནས། སླར་ཡང་འོད་ཀྱི་ཐིག་ལེ་ནས་ལུགས་བཟློག་ཏུ་སྔར་བཞིན་སྒོམ་པའོ། །</text:span></text:p>
      <text:p text:style-name="P27"><text:span text:style-name="T64">འདིའི་དགོས་པ་ནི། རླུང་སེམས་སྙིང་གའི་དྷཱུ་ཏཱིར་འདུ་བ་བྱང་ནས་མཐར་རླུང་སེམས་དབུ་མར་ཞུགས་གནས་ཐིམ་གསུམ་ལས་འོད་གསལ་ལྷན་སྐྱེས་མཚན་ཉིད་པ་འཆར་བའི་སྨིན་བྱེད་ཕུལ་ཕྱིན་དུ་འགྱུར་བ་ཡིན་ནོ། །</text:span></text:p>
      <text:p text:style-name="P27"><text:span text:style-name="T64">དེ་ལྟར་ན། ཁ་ཅིག</text:span><text:span text:style-name="T66"> </text:span><text:span text:style-name="T64">།གཞུང་འདིས་སྐྱེ་མཆེད་བྱིན་རླབས་བསྟན་པར་འདོད་པ་ནི་མི་འཐད་དེ། གྲུབ་ཆེན་གྱི་སྒྲུབ་ཐབས་ཀྱི་གཞུང་རྣམས་སུ། སྐྱེ་མཆེད་བྱིན་རླབས་སོགས་རྫོགས་བྱེད་ཀྱི་ཡན་</text:span><text:span text:style-name="T39">(</text:span><text:span text:style-name="T41">༡༢༨ན</text:span><text:span text:style-name="T39">)</text:span><text:span text:style-name="T64">ལག་ཐམས་ཅད་རྫོགས་ཟིན་ནས་འདི་ལྟར་གསུངས་པའི་ཕྱིར་དང་། གཞུང་དུ་གསུངས་པའི་ཁ་དོག་དང་སྐྱེ་མཆེད་ཀྱི་ལྷའི་ཁ་དོག་ཀྱང་གོ་རིམ་མི་འདྲ་བའི་ཕྱིར་དང་། ཁ་དོག་གི་ཡན་ལག་དྲུག་བསྒོམས་པའི་རྗེས་སུ་དགའ་བྲལ་གྱི་མཐར་ཡང་དེ་བཞིན་སྒོམ་པར་གསུངས་པ་ཡང་སླར་སྐྱེ་མཆེད་བྱིན་རླབས་སྒོམ་དགོས་པར་འགྱུར་བའི་ཕྱིར་རོ། །</text:span></text:p>
      <text:p text:style-name="P27"><text:span text:style-name="T64">ཡང་ཁ་ཅིག །འདིར་གསང་འདུས་དང་དུས་འཁོར་སོགས་ལས་གསུངས་པའི་སོར་བསམ་ལ་</text:span><text:span text:style-name="T83">སོགས་པ་ཡན་ལག་དྲུག་སྒོམ་པར་འཆད་པ་ཡང་དོན་མིན་ཏེ། དྲུག་པར་དཀར་པོའི་ལུས་ཅན་ཏེ། ཡན་ལག་དྲུག་སྒོམ་ཞེས་དངོས་སུ་ཁ་དོག་གི་ཡན་ལག་ཡིན་པར་གསུངས་པ་དང་འགལ་བའི་ཕྱིར་དང་།</text:span><text:span text:style-name="T64"> </text:span></text:p>
      <text:p text:style-name="P27"><text:span text:style-name="T64">དགའ་བྲལ་མཐར་ཡང་དེ་བཞིན་ནོ། །ཞེས་པའང་དགའ་བྲལ་གྱི་མཐར་སླར་སོར་བསམ་ལ་སོགས་པ་སྒོམ་དགོས་པར་འགྱུར་བའི་ཕྱིར་རོ། །</text:span></text:p>
      <text:p text:style-name="P27"><text:span text:style-name="T64">ཡང་ཁ་ཅིག །དགའ་འབྲལ་གྱི་མཐར་འབྱུང་བ་ལྷན་སྐྱེས་ཀྱི་སྔ་མ་དེ་བཞིན་དུ་སྒོམ་ཟེར་བ་ཡང་འཁྲུལ་ཏེ། ལྷན་སྐྱེས་ལ་ཁ་དོག་གི་ཡན་ལག་དྲུག་སྒོམ་དགོས་པར་འགྱུར་བའི་ཕྱིར་རོ། །</text:span></text:p>
      <text:p text:style-name="P27"><text:soft-page-break/><text:span text:style-name="T64">ཕ༢ གཉིས་པ་</text:span><text:span text:style-name="T20">[</text:span><text:span text:style-name="T21">གཞུང་དོན་</text:span><text:span text:style-name="T20">]</text:span><text:span text:style-name="T64">ནི། </text:span></text:p>
      <text:p text:style-name="P44"><text:span text:style-name="T62">དང་པོར་ནག་པོ་རབ་ཏུ་བསྒོམ། །གཉིས་པར་དམར་པོ་རྣམ་པར་བསྒོམ། །</text:span></text:p>
      <text:p text:style-name="P44"><text:span text:style-name="T62">གསུམ་པ་ལ་ནི་སེར་པོ་བསྒོམ། །བཞི་པར་ལྗང་གུ་དེ་བཞིན་ནོ། །</text:span></text:p>
      <text:p text:style-name="P44"><text:span text:style-name="T62">ལྔ་པར་ཁ་དོག་སྔོན་པོ་དང་། །དྲུག་པར་དཀར་པོའི་ལུས་ཅན་ཏེ། །</text:span></text:p>
      <text:p text:style-name="P44"><text:span text:style-name="T62">ཡན་ལག་དྲུག་བསྒོམ་རྣལ་འབྱོར་པས། །དགའ་བྲལ་མཐར་ཡང་དེ་བཞིན་ནོ། །</text:span></text:p>
      <text:p text:style-name="P27"><text:span text:style-name="T64">ཞེས་པ་སྟེ། འདིར་མཉམ་པ་ཉིད་ཀྱི་དོན་ལ་ཁ་དོག་ཏུ་ཞེན་པའི་སྐྱོན་སྤོང་བའི་ཕྱིར་ཡན་ལག་དྲུག་བསྒོམ་པར་བཤད་དེ། དེ་ཡང་དང་པོར་རང་བདག་མེད་མའི་ཐུགས་ཀར། ཨྃ་ནག་པོ་ལས་འོད་ཟེར་ནག་པོ་འཕྲོས་པས་རྟེན་དང་བརྟེན་པར་བཅས་པ་ཐམས་ཅད་མི་བསྐྱོད་པའི་ངོ་བོར་ནག་པོར་གྱུར་པར་རབ་ཏུ་བསྒོམ་ཞིང་། དུས་གཉིས་པར་ཨྃ་དམར་པོའི་འོད་ཀྱིས་ཐམས་ཅད་འོད་དཔག་མེད་ཀྱི་ངོ་བོར་དམར་པོར་རྣམ་པར་བསྒོམ། དེ་བཞིན་དུ་གསུམ་པ་</text:span><text:span text:style-name="T39">(</text:span><text:span text:style-name="T41">༡༢༨བ</text:span><text:span text:style-name="T39">)</text:span><text:span text:style-name="T64">ལ་ནི་རིན་འབྱུང་གི་ངོ་བོར་སེར་པོར་བསྒོམ། བཞི་པར་དོན་གྲུབ་ཀྱི་ངོ་བོར་ལྗང་གུར་བསྒོམ་པ་སྔ་མ་དེ་བཞིན་ནོ། །ལྔ་པར་རྡོར་སེམས་ཀྱི་ངོ་བོར་ཁ་དོག་སྔོན་པོ་དང་། དྲུག་པར་རྣམ་སྣང་གི་ངོ་བོར་དཀར་པོའི་ལུས་ཅན་ཏེ། དེ་ལྟར་ཡན་ལག་དྲུག་བསྒོམ་པའི་རྣལ་འབྱོར་པས་མཐར་ཁ་དོག་གཤིག་ནས་རིམ་གྱིས་འོད་གསལ་དུ་བསྡུས་པའི་དགའ་བྲལ་གྱི་མཐར་ཡང་ལུགས་བཟློག་གི་ཡན་ལག་དྲུག་ཏུ་ལྡང་བ་སྔ་མ་དེ་བཞིན་ནོ་ཞེས་པའོ། །</text:span></text:p>
      <text:p text:style-name="P27"><text:span text:style-name="T64">འདིར། དགའ་བྲལ་མཐར་ཡང་། ཞེས་སྨོས་པ་ནི་བསྐྱེད་རིམ་པ་ཁོ་ནའི་དབང་དུ་མཛད་པ་སྟེ། དེ་ལ་དགའ་བྲལ་མན་ཆད་ཙམ་མ་གཏོགས་ལྷན་སྐྱེས་ཀྱི་དགའ་བ་མཚན་ཉིད་པ་མེད་པ་ལ་དགོངས་པས་སོ། །དྲང་བའི་དོན་ཏོ། །</text:span></text:p>
      <text:p text:style-name="P27"><text:soft-page-break/><text:span text:style-name="T64">སྦས་པ་ལྟར་ན། དང་པོར་ཁ་དོག་གི་ཡན་ལག་དྲུག་སྒོམ་པ་སྔར་བཞིན་ལས། མཐར་ཕྱི་ནང་གི་སྲོག་རྩོལ་ལ་བརྟེན་ནས་རྗེས་གཞིག་གི་རྣལ་འབྱོར་གྱིས་ཁ་དོག་གཤིག་ནས་རིམ་པས་བསྡུད་ཅིང་དགའ་བ་བཞི་བསྐྱེད་ལ། དགའ་བྲལ་གྱི་མཐར་འབྱུང་བ་ལྷན་སྐྱེས་ཡེ་ཤེས་ལ་རྩེ་གཅིག་ཏུ་མཉམ་པར་བཞག་ཅིང་། སླར་དེ་ལས་ལྡང་བའི་ཚེ་ཡང་ལུགས་བཟློག་ཏུ་སྔ་མ་དེ་བཞིན་དུ་ལྡང་བའམ། </text:span></text:p>
      <text:p text:style-name="P27"><text:span text:style-name="T64">ཡང་ན་འགའ་ཞིག་འདོད་པ་ལྟར། དང་པོ་རྩ་བའི་མདོག་ནག་པོ་བསྒོམས་པ་ལས་ཕྱི་ནང་གི་སྲོག་རྩོལ་གྱིས་ཞུ་བདེ་བསྐྱེད་ནས། དེའི་དགའ་བ་སྐྱེས་པའི་ཚེ་དམར་པོ་དང་། བདེ་བ་ཐོབ་པའི་ཚེ་སེར་པོ་</text:span><text:span text:style-name="T81">དང་། ཉམས་སྣང་སྣ་ཚོགས་པའི་ཚེ་ལྗང་གུ་དང་། རྟོགས་པ་ཤར་བའི་ཚེ་སྔོན་པོ་དང་། རྟོག་པ་དང་བྲལ་བའི་ཚེ་དཀར་པོར་བྱས་ཏེ། མཐར་ཁ་དོག་གཤིག་པ་སོགས་བྱས་ཀྱང་མི་འགལ་ཏེ། ངེས་དོན་ནོ། །</text:span></text:p>
      <text:p text:style-name="P27"><text:span text:style-name="T1">ད༢ </text:span><text:span text:style-name="T31">གཉིས་པ་རྫོགས་རིམ་བཤད་པ་ལ། </text:span><text:span text:style-name="T1">ན༡ </text:span><text:span text:style-name="T31">རིམ་པ་གཉིས་ཀྱི་མཚམས་སྦྱར་བ་དང་། </text:span><text:span text:style-name="T1">ན༢ </text:span><text:span text:style-name="T31">རྫོགས་རིམ་ཉིད་བཤད་པ་གཉིས་ལས། </text:span></text:p>
      <text:p text:style-name="P27"><text:span text:style-name="T1">ན༡ </text:span><text:span text:style-name="T31">དང་པོ་ལ། </text:span><text:span text:style-name="T1">པ༡ </text:span><text:span text:style-name="T31">སྤྱི་དོན་དང་། </text:span><text:span text:style-name="T1">པ༢ </text:span><text:span text:style-name="T31">གཞུང་དོན་གཉིས་ཀྱི། </text:span></text:p>
      <text:p text:style-name="P27"><text:span text:style-name="T1">པ༡ </text:span><text:span text:style-name="T31">དང་པོ་ལ། རིམ་གཉིས་ཀྱི་ངོ་བོ། ངེས་ཚིག །གྲངས་ངེས། གོ་རིམ། སྒོམ་ཚུལ་དང་ལྔ་ལས། </text:span></text:p>
      <text:p text:style-name="P27"><text:span text:style-name="T64">དང་པོ་ནི། སྔགས་དང་མཚན་མ་ལ་སོགས་པའི་རིམ་</text:span><text:span text:style-name="T39">(</text:span><text:span text:style-name="T41">༡༢༩ན</text:span><text:span text:style-name="T39">)</text:span><text:span text:style-name="T64">པས་རྟེན་གཞལ་ཡས་ཁང་དང་། </text:span><text:span text:style-name="T84">བརྟེན་པ་ལྷའི་རྣམ་པར་རྟོག་པས་ཀུན་ཏུ་བརྟགས་ཏེ་སྒོམ་པ་ནི་བསྐྱེད་རིམ་དང་། སྤྲོས་པ་དེ་ཉིད་རྨི་ལམ་ལྟར་བྱས་ནས་དེ་ཁོ་ན་ཉིད་ཀྱི་རང་བཞིན་ལྷན་ཅིག་སྐྱེས་པ་ལ་སོགས་པ་སྒོམ་པ་ནི་རྫོགས་རིམ་སྟེ།</text:span><text:span text:style-name="T64"> </text:span></text:p>
      <text:p text:style-name="P27"><text:span text:style-name="T64">འདིར། </text:span><text:span text:style-name="T45">[</text:span><text:span text:style-name="T46">བརྟག་པ་ཕྱི་མ། གཉིས་པ་དངོས་གྲུབ་གཏན་ལ་དབབ་པའི་ལེའུར།</text:span><text:span text:style-name="T45">]</text:span></text:p>
      <text:p text:style-name="P46"><text:span text:style-name="T38">བསྐྱེད་པའི་རིམ་པའི་རྣལ་འབྱོར་གྱིས། །བརྟུལ་ཞུགས་ཅན་གྱིས་སྤྲོས་པ་བསྒོམ། །</text:span></text:p>
      <text:p text:style-name="P46"><text:span text:style-name="T38">སྤྲོས་པ་རྨི་ལམ་ལྟར་བྱས་ནས། །སྤྲོས་པ་ཉིད་ནི་སྤྲོས་མེད་བྱེད། །</text:span></text:p>
      <text:p text:style-name="P27"><text:soft-page-break/><text:span text:style-name="T64">ཅེས་དང་། </text:span></text:p>
      <text:p text:style-name="P27"><text:span text:style-name="T64">ཤཱནྟི་པས། སྔགས་དང་མཚན་མ་ལ་སོགས་པའི་རིམ་གྱིས་ལྷའི་རྣམ་པར་བསྐྱེད་པ་ནི་རྣལ་འབྱོར་པའི་བསྐྱེད་པ་སྟེ། དེ་གང་ལ་ཡོད་པ་དེ་ནི་བསྐྱེད་པའི་རིམ་པའོ། །རྫོགས་པ་ནི་ལྷན་ཅིག་སྐྱེས་པ་སྟེ། སྒྲུབ་པ་པོ་ལ་སོགས་པའི་རང་བཞིན་ལྷན་ཅིག་སྐྱེས་པ་དེ་ཉིད་ལ་སོགས་པ་དེ་ཁོ་ན་ཉིད་ཀྱི་རང་བཞིན་དུ་མོས་ཏེ་གང་དུ་རྣལ་འབྱོར་པས་བསྒོམ་པར་བྱ་བ་དེ་རྫོགས་པའི་རིམ་པའོ། །ཞེས་སོ། །</text:span></text:p>
      <text:p text:style-name="P27"><text:span text:style-name="T64">གཉིས་པ་</text:span><text:span text:style-name="T20">[</text:span><text:span text:style-name="T21">ངེས་ཚིག་</text:span><text:span text:style-name="T20">]</text:span><text:span text:style-name="T64">ནི། གདན་དང་ས་བོན་སོགས་ལས་ལྷའི་རྣམ་པར་བསྐྱེད་ནས། དེའི་གསལ་སྣང་སྒོམ་པའི་རིམ་པ་ཡིན་པས་ན་བསྐྱེད་རིམ་དང་། དེའི་རྟོག་པ་བསྡུས་ཏེ་སྒོ་གསུམ་གྱི་སྤྲོས་པ་འགགས་ཤིང་རྫོགས་པར་བྱས་ནས། སྟོང་པ་ཆེན་པོའི་ཡེ་ཤེས་སྒོམ་པའི་རིམ་པ་ཡིན་པས་ན་རྫོགས་རིམ་ཞེས་བྱ་སྟེ། </text:span></text:p>
      <text:p text:style-name="P27"><text:span text:style-name="T64">སྐལ་བཟང་རྡོ་རྗེས། བསྐྱེད་པ་ནི་ཟླ་བ་ལ་སོགས་པ་བསྐྱེད་པས་ན་བསྐྱེད་པའོ། །གཞན་ནི་རིམ་པའོ། །རྫོགས་པ་ནི་སྟོང་པ་ཆེན་པོའི་ཡེ་ཤེས་ཏེ། དེ་ནི་ཐབས་ལ་རྫོགས་པར་ཡོད་པའམ། ཡང་ན། དེ་རྫོགས་པས་ཡོན་ཏན་རྫོགས་པའི་ཕྱིར་རྫོགས་པའོ། །གཞན་ནི་རིམ་པའོ། །ཞེས་སོ། །</text:span></text:p>
      <text:p text:style-name="P27"><text:span text:style-name="T64">གསུམ་པ་</text:span><text:span text:style-name="T20">[</text:span><text:span text:style-name="T21">གྲངས་ངེས་</text:span><text:span text:style-name="T20">]</text:span><text:span text:style-name="T64">ནི། རྣལ་འབྱོར་བླ་ན་མེད་པའི་གྲོལ་ལམ་ནི་རིམ་པ་གཉིས་སུ་གྲངས་ངེས་ཤིང་། དེའི་རྒྱུད་རྣམས་ཀྱང་རིམ་པ་གཉིས་ལས་བརྩམས་ནས་གསུངས་ཏེ། </text:span></text:p>
      <text:p text:style-name="P27"><text:span text:style-name="T64">གསང་འདུས་ལས། </text:span></text:p>
      <text:p text:style-name="P46"><text:span text:style-name="T38">སངས་རྒྱས་རྣམས་ཀྱིས་ཆོས་བསྟན་པ། །རིམ་པ་གཉིས་ལ་ཡང་དག་གནས། །</text:span></text:p>
      <text:p text:style-name="P27"><text:span text:style-name="T64">ཞེས་དང་། </text:span></text:p>
      <text:p text:style-name="P27"><text:span text:style-name="T64">འདིར་ཡང་། </text:span><text:span text:style-name="T39">(</text:span><text:span text:style-name="T41">༡༢༩བ</text:span><text:span text:style-name="T39">)</text:span></text:p>
      <text:p text:style-name="P46"><text:soft-page-break/><text:span text:style-name="T38">རིམ་གཉིས་མཉམ་པར་གནས་ནས་ནི། །རྡོ་རྗེ་ཅན་གྱིས་ཆོས་འཆད་དོ། །</text:span></text:p>
      <text:p text:style-name="P27"><text:span text:style-name="T64">ཞེས་སོ། །</text:span></text:p>
      <text:p text:style-name="P27"><text:span text:style-name="T64">དེ་ཡང་བླ་མ་དག །སྤང་བྱ་ལ་ཐ་མལ་གྱི་རྣམ་རྟོག་དང་། གྱ་ནོམ་ལྷར་ཞེན་གྱི་རྟོག་པ་གཉིས་སུ་གསུངས་པས། དེ་སྤོང་བྱེད་ཀྱི་གཉེན་པོ་རིམ་གཉིས་སུ་ངེས་པར་བཞེད་དེ། </text:span></text:p>
      <text:p text:style-name="P27"><text:span text:style-name="T64">གུར་ལས། </text:span></text:p>
      <text:p text:style-name="P45"><text:span text:style-name="T38">ཐ་མལ་རྣམ་རྟོག་གཞོམ་དོན་དུ། །ཡང་དག་སྒོམ་པ་རབ་བསྒྲགས་ཀྱི། །</text:span></text:p>
      <text:p text:style-name="P27"><text:span text:style-name="T64">ཞེས་དང་། </text:span></text:p>
      <text:p text:style-name="P96">སྤྱོད་བསྡུས་སུ། ཀུན་རྫོབ་ཀྱི་བདེན་པ་ཡང་དོན་དམ་པའི་བདེན་པས་རྣམ་པར་སྦྱངས་ནས། ཞེས་སོ།།</text:p>
      <text:p text:style-name="P27"><text:span text:style-name="T64">ཡང་ཐོབ་བྱའི་འབྲས་བུ་ལ། ཐུན་མོང་དང་མཆོག་གཉིས་སུ་གསུངས་པས། དེ་སྒྲུབ་བྱེད་ཀྱི་ཐབས་རིམ་གཉིས་སུ་ངེས་པར་བཞེད་དེ། </text:span></text:p>
      <text:p text:style-name="P27"><text:span text:style-name="T64">གསང་འདུས་སུ། </text:span></text:p>
      <text:p text:style-name="P45"><text:span text:style-name="T38">ཐུན་མོང་མཆོག་གི་དབྱེ་བ་ཡིས། །བསྙེན་པ་རྣམ་པ་གཉིས་སུ་འདོད། །</text:span></text:p>
      <text:p text:style-name="P45"><text:span text:style-name="T38">ཐུན་མོང་བ་ནི་རྡོ་རྗེ་བཞི། །མཆོག་ནི་ཡན་ལག་དྲུག་གིས་སོ། །</text:span></text:p>
      <text:p text:style-name="P27"><text:span text:style-name="T64">ཞེས་སོ། །</text:span></text:p>
      <text:p text:style-name="P27"><text:span text:style-name="T64">བཞི་པ་</text:span><text:span text:style-name="T20">[</text:span><text:span text:style-name="T21">གོ་རིམ་</text:span><text:span text:style-name="T20">]</text:span><text:span text:style-name="T64">ནི། ཐམ་མལ་གྱི་གང་ཟག་བླ་མེད་ཀྱི་གྲོལ་ལམ་ཉམས་སུ་ལེན་པའི་གོ་རིམ་ལ། དང་པོར་བསྐྱེད་རིམ་དང་། དེ་ནས་རྫོགས་རིམ་སྒོམ་པ་ཡིན་ཏེ། </text:span></text:p>
      <text:p text:style-name="P27"><text:span text:style-name="T64">རིམ་ལྔར། </text:span></text:p>
      <text:p text:style-name="P46"><text:span text:style-name="T38">བསྐྱེད་པའི་རིམ་ལ་ལེགས་གནས་ཤིང་། །རྫོགས་པའི་རིམ་པ་འདོད་རྣམས་ལ། །</text:span></text:p>
      <text:p text:style-name="P46"><text:soft-page-break/><text:span text:style-name="T38">ཐབས་འདི་རྫོགས་པའི་སངས་རྒྱས་ཀྱིས། །སྐས་ཀྱི་རིམ་པ་ལྟ་བུ་གསུངས། །</text:span></text:p>
      <text:p text:style-name="P27"><text:span text:style-name="T64">ཞེས་དང་། </text:span></text:p>
      <text:p text:style-name="P27"><text:span text:style-name="T64">རྡོ་རྗེ་སྙིང་འགྲེལ་དུ། </text:span></text:p>
      <text:p text:style-name="P46"><text:span text:style-name="T38">རྣམ་རྟོག་བག་ཆགས་ཀྱིས་བཅིངས་ལ། །ཐོག་མར་རྟོག་པའི་ཆོ་ག་བསྟན། །</text:span></text:p>
      <text:p text:style-name="P46"><text:span text:style-name="T38">རྣམ་རྟོག་རང་བཞིན་ཤེས་པ་ན། །མི་རྟོག་པ་ལ་རྣམ་འཇུག་བྱ། །</text:span></text:p>
      <text:p text:style-name="P27"><text:span text:style-name="T64">ཞེས་སོ། །</text:span></text:p>
      <text:p text:style-name="P27"><text:span text:style-name="T83">དེ་ཡང་ཀླུ་སྒྲུབ་ཡབ་སྲས་ཀྱིས་བསྐྱེད་རིམ་བརྟན་པར་བྱས་ནས་རྫོགས་རིམ་སྒོམ་པར་བཤད་ཅིང་།</text:span><text:span text:style-name="T64"> </text:span></text:p>
      <text:p text:style-name="P27"><text:span text:style-name="T64">མཚོ་སྐྱེས་དང་མི་ཐུབ་ཟླ་བ་སོགས་ཀྱིས་ཐུན་སྟོད་ལ་བསྐྱེད་རིམ་དང་ཐུན་སྨད་ལ་རྫོགས་རིམ་སྒོམ་པར་བཤད་ལ། </text:span></text:p>
      <text:p text:style-name="P27"><text:span text:style-name="T64">བོད་ཁ་ཅིག །ཐོག་མ་ཉིད་ནས་རིམ་པ་གཉིས་ཅིག་ཆར་དུ་སྒོམ་པའང་བཞེད་ཀྱང་། </text:span></text:p>
      <text:p text:style-name="P27"><text:span text:style-name="T64">བླ་མ་དག །ལས་དང་པོ་པས་བསྐྱེད་རིམ་གཙོ་བོར་སྒོམ་ཞིང་རྫོགས་རིམ་ཤས་ཆུང་བར་སྒོམ། སེམས་བརྟན་པ་ཐོབ་པས་རིམ་གཉིས་ཆ་མཉམ་དུ་སྒོམ། བརྟན་པ་ཆེར་ཐོབ་ནས་བསྐྱེད་རིམ་ལམ་གྱི་རྟེན་ཙམ་དུ་བསྒོམ་ནས། དངོས་གཞི་རྫོགས་རིམ་སྒོམ་</text:span><text:span text:style-name="T39">(</text:span><text:span text:style-name="T41">༡༣༠ན</text:span><text:span text:style-name="T39">)</text:span><text:span text:style-name="T64">པ་ཡིན་གསུང་ངོ་། །</text:span></text:p>
      <text:p text:style-name="P27"><text:span text:style-name="T31">ལྔ་པ་</text:span><text:span text:style-name="T4">[</text:span><text:span text:style-name="T1">སྒོམ་ཚུལ་</text:span><text:span text:style-name="T4">]</text:span><text:span text:style-name="T31">ལ། དང་པོར་བསྐྱེད་རིམ་དགོས་པའི་འཐད་པ། རྣལ་མ་རྟོགས་ནས་བཅོས་མ་ཆེད་དུ་མི་བྱ་བའི་ཤེས་བྱེད། རིམ་གཉིས་ཟུང་འབྲེལ་དུ་སྒོམ་དགོས་པའི་རྒྱུ་མཚན་གསུམ་གྱི། </text:span></text:p>
      <text:p text:style-name="P27"><text:span text:style-name="T64">དང་པོ་ནི། ཐ་མལ་གྱི་གང་ཟག་གིས་དང་པོ་ཉིད་ནས་རྣམ་པར་མི་རྟོག་པའི་རྫོགས་རིམ་ལ་བསླབ་མི་ནུས་པས་ཐོག་མར་རྣམ་རྟོག་སྦྱང་བའི་ཕྱིར་བསྐྱེད་རིམ་སྒོམ་དགོས་ཏེ། </text:span></text:p>
      <text:p text:style-name="P27"><text:span text:style-name="T64">སྙིང་འགྲེལ་དུ། </text:span></text:p>
      <text:p text:style-name="P46"><text:soft-page-break/><text:span text:style-name="T38">རྣམ་རྟོག་རྒྱ་རུ་ཆུད་པ་ཡི། །འགྲོ་བ་གསུམ་པོ་རྣམ་གཟིགས་ནས། །</text:span></text:p>
      <text:p text:style-name="P46"><text:span text:style-name="T38">ཇི་ལྟ་ཇི་སྙེད་གྲོལ་འགྱུར་བའི། །དེ་དང་དེ་ཡི་ཐབས་བསྟན་ཏོ། །</text:span></text:p>
      <text:p text:style-name="P46"><text:span text:style-name="T38">རྣམ་རྟོག་བག་ཆགས་ཀྱིས་བཅིངས་ལ། །ཐོག་མར་རྟོག་པའི་ཆོ་ག་བསྟན། །</text:span></text:p>
      <text:p text:style-name="P27"><text:span text:style-name="T64">ཞེས་དང་། </text:span></text:p>
      <text:p text:style-name="P27"><text:span text:style-name="T64">རྡོ་རྗེ་མཁའ་འགྲོར། </text:span></text:p>
      <text:p text:style-name="P46"><text:span text:style-name="T38">དཀྱིལ་འཁོར་ལ་སོགས་ལས་གང་ནི། །བཅོས་མའི་སེམས་ཀྱིས་གང་བྱེད་པ། །</text:span></text:p>
      <text:p text:style-name="P46"><text:span text:style-name="T38">ཕྱི་རོལ་ལས་རྣམས་གསལ་བྱེད་པས། །དང་པོའི་ལས་ཅན་རྣམས་ལ་བསྔགས། །</text:span></text:p>
      <text:p text:style-name="P27"><text:span text:style-name="T64">ཞེས་སོ། །</text:span></text:p>
      <text:p text:style-name="P27"><text:span text:style-name="T64">གཉིས་པ་</text:span><text:span text:style-name="T20">[</text:span><text:span text:style-name="T21">རྣལ་མ་རྟོགས་ནས་བཅོས་མ་ཆེད་དུ་མི་བྱ་བའི་ཤེས་བྱེད་</text:span><text:span text:style-name="T20">]</text:span><text:span text:style-name="T64">ནི། རྣལ་མའི་རྫོགས་རིམ་ཁྱད་པར་ཅན་མ་སྐྱེས་བར་དུ་དེ་སྐྱེ་བའི་ཕྱིར་བཅོས་མའི་རྣལ་འབྱོར་ལ་རྟེན་དགོས་ཀྱང་། དེ་སྐྱེས་ནས་བཅོས་མའི་རྣལ་འབྱོར་དག་ཆེད་དུ་སྒོམ་མི་དགོས་ཏེ། དཔེར་ན། ཆུའི་ཕ་རོལ་ཏུ་བགྲོད་པ་གཟིངས་ལ་བརྟེན་དགོས་ཀྱང་ཕ་རོལ་ཏུ་ཕྱིན་ནས་འདོར་བ་ལྟར་རོ། །</text:span></text:p>
      <text:p text:style-name="P27"><text:span text:style-name="T64">དེ་ལྟར་ཡང་རྡོ་རྗེ་མཁའ་འགྲོར། </text:span></text:p>
      <text:p text:style-name="P45"><text:span text:style-name="T38">རྣལ་མའི་སྦྱོར་བ་རྟོགས་བྱའི་ཕྱིར། །བཅོས་མ་ཡི་ནི་སྒོམ་པ་དང་། །</text:span></text:p>
      <text:p text:style-name="P45"><text:span text:style-name="T38">བཅོས་མ་ཡི་ནི་བཟླས་པ་བྱ། །བཅོས་མའི་སྦྱོར་བའི་ཕྱི་རོལ་པ། །</text:span></text:p>
      <text:p text:style-name="P45"><text:span text:style-name="T38">རྣལ་མའི་སྦྱོར་བ་རྟོགས་གྱུར་པས། །བཅོས་མ་དག་ནི་མི་བྱའོ། །</text:span></text:p>
      <text:p text:style-name="P45"><text:span text:style-name="T38">དཔེར་ན་གཟིངས་ལ་འཇུས་ནས་ནི། །ཆུ་ཡི་ཕ་རོལ་འགྲོ་བར་བྱེད། །</text:span></text:p>
      <text:p text:style-name="P45"><text:span text:style-name="T38">ཕ་རོལ་ཕྱིན་ནས་འདོར་བ་ལྟར། །བཅོས་མ་དག་ཀྱང་དེ་བཞིན་ནོ། །</text:span></text:p>
      <text:p text:style-name="P27"><text:soft-page-break/><text:span text:style-name="T64">ཞེས་སོ། །</text:span></text:p>
      <text:p text:style-name="P27"><text:span text:style-name="T64">གསུམ་པ་</text:span><text:span text:style-name="T20">[</text:span><text:span text:style-name="T21">རིམ་གཉིས་ཟུང་འབྲེལ་དུ་སྒོམ་དགོས་པའི་རྒྱུ་མཚན་</text:span><text:span text:style-name="T20">]</text:span><text:span text:style-name="T64">ནི། འོ་ན་བདེ་ཆེན་ལྷན་སྐྱེས་ཀྱི་ཉམས་ལེན་ནི་རྫོགས་རིམ་ཉིད་ཡིན་པས་བསྐྱེད་རིམ་གཏན་མི་དགོས་སམ་སྙམ་ན། མེ་ཏོག་མེད་ན་མེ་ཏོག་གི་དྲི་མི་འབྱུང་བ་ལྟར་ལུས་བསྐྱེད་རིམ་མེད་ན་བདེ་ཆེན་རྫོགས་རིམ་མི་འབྱུང་བས་བསྐྱེད་རྫོགས་</text:span><text:span text:style-name="T39">(</text:span><text:span text:style-name="T41">༡༣༠བ</text:span><text:span text:style-name="T39">)</text:span><text:span text:style-name="T64">གཉིས་རྟེན་དང་བརྟེན་པའི་འབྲེལ་བ་ཅན་དུ་གསུངས་ཏེ། </text:span></text:p>
      <text:p text:style-name="P27"><text:span text:style-name="T64">འདིར། </text:span><text:span text:style-name="T45">[</text:span><text:span text:style-name="T46">བརྟག་པ་ཕྱི་མ། གཉིས་པ་དངོས་གྲུབ་གཏན་ལ་དབབ་པའི་ལེའུར།</text:span><text:span text:style-name="T45">]</text:span></text:p>
      <text:p text:style-name="P46"><text:span text:style-name="T38">རྫོགས་པའི་རིམ་པའི་རྣལ་འབྱོར་འདི། །དེ་ཡི་བདེ་བ་བདེ་ཆེན་བརྗོད། །</text:span></text:p>
      <text:p text:style-name="P27"><text:span text:style-name="T64">ཅེས་སོགས་གསུངས་པ་ལྟར་རོ། །</text:span></text:p>
      <text:p text:style-name="P27"><text:span text:style-name="T64">འོ་ན། རྣལ་མ་རྟོགས་ནས་བཅོས་མ་མི་དགོས་པ་དང་མི་འགལ་ལམ་སྙམ་ན། སྐྱོན་མེད་དེ། དེའི་ཚེ་བཅོས་མ་ཆེད་དུ་སྒོམ་མི་དགོས་པར་བསྟན་གྱི། སྒྱུ་མ་ལྟ་བུའི་བསྐྱེད་རིམ་རྣམས་གཏན་མི་དགོས་པ་མིན་ཏེ། </text:span></text:p>
      <text:p text:style-name="P27"><text:span text:style-name="T64">རིམ་ལྔར། </text:span></text:p>
      <text:p text:style-name="P46"><text:span text:style-name="T38">སྔགས་དང་ཕྱག་རྒྱ་སྦྱོར་བ་དང་། །དཀྱིལ་འཁོར་ལ་སོགས་རྣམ་རྟོག་དང་། །</text:span></text:p>
      <text:p text:style-name="P46"><text:span text:style-name="T38">སྦྱིན་སྲེག་གཏོར་མ་ལ་སོགས་ཀུན། །རྟག་ཏུ་སྒྱུ་མ་བཞིན་དུ་བྱ། །</text:span></text:p>
      <text:p text:style-name="P27"><text:span text:style-name="T64">ཞེས་སོགས་རྒྱས་པར་གསུངས་སོ། །</text:span></text:p>
      <text:p text:style-name="P27"><text:span text:style-name="T64">པ༢ གཉིས་པ་</text:span><text:span text:style-name="T20">[</text:span><text:span text:style-name="T21">གཞུང་དོན་</text:span><text:span text:style-name="T20">]</text:span><text:span text:style-name="T64">ནི། </text:span></text:p>
      <text:p text:style-name="P44"><text:span text:style-name="T62">བསྐྱེད་པའི་རིམ་པ་ཉིད་དང་ནི། །རྫོགས་པ་ཡི་ཡང་རིམ་པ་ཉིད། །</text:span></text:p>
      <text:p text:style-name="P44"><text:span text:style-name="T62">རིམ་གཉིས་མཉམ་པར་གནས་ནས་ནི། །རྡོ་རྗེ་ཅན་གྱིས་ཆོས་འཆད་དོ། །</text:span></text:p>
      <text:p text:style-name="P44"><text:soft-page-break/><text:span text:style-name="T62">བསྐྱེད་པ་ཡི་ནི་ཆ་བཤད་དོ། །</text:span></text:p>
      <text:p text:style-name="P27"><text:span text:style-name="T64">ཞེས་པ་སྟེ། ཀུན་བརྟགས་ཀྱི་ལྷའི་རྣམ་པར་བསྐྱེད་པའི་རྣལ་འབྱོར་གྱི་རིམ་པ་ཉིད་དང་ནི། རང་ཆས་སུ་གྲུབ་པའི་ལྷན་སྐྱེས་ཀྱི་ཡེ་ཤེས་རྫོགས་པར་བྱེད་པ་ཡི་ཡང་རིམ་པ་ཉིད་དེ། དེ་ལྟ་བུའི་རིམ་གཉིས་བརྗོད་བྱའི་གཙོ་བོར་མཉམ་པར་གནས་ནས་ནི། རྡོ་རྗེ་ཅན་སངས་རྒྱས་ཀྱིས་ཆོས་བླ་མེད་ཀྱི་རྒྱུད་སྡེ་རྣམས་འཆད་དོ། །དེ་བས་ན་སྔར་བསྐྱེད་པའི་རིམ་པ་ཡི་ནི་ཆ་བཤད་པ་ཉིད་དོ། །</text:span></text:p>
      <text:p text:style-name="P27"><text:span text:style-name="T64">ད་ནི་རྫོགས་རིམ་གྱི་ཆ་འཆད་དོ་ཞེས་པའི་དོན་ཏོ། །</text:span></text:p>
      <text:p text:style-name="P27"><text:span text:style-name="T1">ན༢ </text:span><text:span text:style-name="T31">གཉིས་པ་</text:span><text:span text:style-name="T11">[</text:span><text:span text:style-name="T12">རྫོགས་རིམ་ཉིད་བཤད་པ་</text:span><text:span text:style-name="T11">]</text:span><text:span text:style-name="T31">ལ། </text:span><text:span text:style-name="T1">པ༡ </text:span><text:span text:style-name="T31">སྤྱིད་དོན་དང་། </text:span><text:span text:style-name="T1">པ༢ </text:span><text:span text:style-name="T31">གཞུང་དོན་གཉིས་ལས། </text:span></text:p>
      <text:p text:style-name="P27"><text:span text:style-name="T1">པ༡ </text:span><text:span text:style-name="T31">དང་པོ་ལ། རྫོགས་རིམ་སྤྱིའི་རྣམ་དབྱེ། ཀྱེའི་རྡོ་རྗེར་གསུངས་པའི་རྫོགས་རིམ། དེའི་ལྷན་སྐྱེས་ཀྱི་རྣམ་གཞག་གསུམ་གྱི། </text:span></text:p>
      <text:p text:style-name="P27"><text:span text:style-name="T64">དང་པོ་ནི། ཕ་རྒྱུད་པའི་ལུགས་ལ་གསང་འདུས་རྩ་རྒྱུད་ལས། </text:span></text:p>
      <text:p text:style-name="P46"><text:span text:style-name="T38">སྔགས་ལ་ངེས་རྟོགས་ལུས་ཀྱི་ནི། །ངག་གིས་ཡིད་ལ་བསྐུལ་གྱུར་པས། །</text:span></text:p>
      <text:p text:style-name="P46"><text:span text:style-name="T38">བསྒྲུབ་བྱ་རབ་མཆོག་དངོས་གྲུབ་དང་། །ཡིད་ནི་དགའ་ཞིང་མགུ་བའོ། །</text:span></text:p>
      <text:p text:style-name="P27"><text:span text:style-name="T64">ཞེས་གསུངས་པའི་དོན། ལུས་དབེན། ངག་དབེན། སེམས་དབེན། སྒྱུ་ལུས། འོད་གསལ། ཟུང་འཇུག་སྟེ་རིམ་པ་དྲུག་བསྟན་པར་</text:span><text:span text:style-name="T39">(</text:span><text:span text:style-name="T41">༡༣༡ན</text:span><text:span text:style-name="T39">)</text:span><text:span text:style-name="T64">བཞེད་ཅིང་། སྤྱོད་བསྡུས་སུའང་དེ་ལྟར་བཤད་ལ། </text:span></text:p>
      <text:p text:style-name="P27"><text:span text:style-name="T64">ཀླུ་སྒྲུབ་ཀྱིས་ལུས་དབེན་བསྐྱེད་རིམ་དང་རྡོར་བཟླས་ཅི་རིགས་སུ་བསྡུས་ནས་ལྷག་མ་རིམ་པ་ལྔ་བཤད་དོ། །</text:span></text:p>
      <text:p text:style-name="P27"><text:span text:style-name="T64">གསང་འདུས་ཕྱི་མ་ལས། </text:span></text:p>
      <text:p text:style-name="P46"><text:span text:style-name="T38">སོ་སོར་བསྡུད་དང་བསམ་གཏན་དང་། །སྲོག་རྩོལ་དེ་བཞིན་འཛིན་པ་དང་། །</text:span></text:p>
      <text:p text:style-name="P46"><text:soft-page-break/><text:span text:style-name="T38">རྗེས་སུ་དྲང་དང་ཏིང་འཛིན་རྣམས། །སྦྱོར་བ་ཡན་ལག་དྲུག་ཅེས་བྱ། །</text:span></text:p>
      <text:p text:style-name="P27"><text:span text:style-name="T64">ཞེས་སྦྱོར་བ་ཡན་ལག་དྲུག་གི་རྫོགས་རིམ་གསུངས་པ་ལྟར་སྒྲོན་གསལ་དུའང་གསུངས་ཏེ། རྒྱུད་གཞན་ལས་གསུངས་པའི་སྦྱོར་དྲུག་དང་གནས་མི་འདྲ་བར་རིམ་ལྔ་དང་ཕྱོགས་མཐུན་ནོ། །</text:span></text:p>
      <text:p text:style-name="P27"><text:span text:style-name="T64">སློབ་དཔོན་ཡེ་ཤེས་ཞབས་ཀྱིས། </text:span></text:p>
      <text:p text:style-name="P45"><text:span text:style-name="T38">དེས་ན་ཟབ་གསལ་བྱང་ཆུབ་ནི། །གཉིས་མེད་རྟོགས་པས་དེ་གྲོལ་ལོ། །</text:span></text:p>
      <text:p text:style-name="P27"><text:span text:style-name="T64">ཞེས་སོགས་ཟབ་གསལ་གཉིས་མེད་ཀྱི་རྫོགས་རིམ་བཤད་ཅིང་། </text:span></text:p>
      <text:p text:style-name="P27"><text:span text:style-name="T64">དེའི་ཟབ་པ་ནི་འོད་གསལ་དུ་ཞུགས་པའི་སེམས་དང་། གསལ་བ་ནི་ལྷ་སྐུ་ཕྱག་རྒྱ་ཆེན་པོའི་ལུས་དང་། གཉིས་སུ་མེད་པ་ནི་དེ་གཉིས་དུས་གཅིག་ཏུ་ཚོགས་པ་ལ་བཤད་པས། གོང་གི་རིམ་པ་ཕྱི་མ་གསུམ་དང་གནད་མཚུངས་སོ། །</text:span></text:p>
      <text:p text:style-name="P27"><text:span text:style-name="T64">མ་རྒྱུད་པའི་ལུགས་ལ། མཁའ་འགྲོ་རྒྱ་མཚོར། </text:span></text:p>
      <text:p text:style-name="P46"><text:span text:style-name="T38">རང་གི་སྐུ་ནི་སྒྱུ་མ་མཉམ། །བདག་བྱིན་རླབས་འདི་ཕྲ་མོ་དང་། །</text:span></text:p>
      <text:p text:style-name="P46"><text:span text:style-name="T38">རྡོ་རྗེའི་བཟླས་རང་མཚན་ཉིད་དོ། །རྫོགས་པའི་བྱང་ཆུབ་སེམས་ཀྱི་གཏེར། །</text:span></text:p>
      <text:p text:style-name="P46"><text:span text:style-name="T38">དེ་ལས་ལྷག་མ་ཟུང་འཇུག་གོ། །</text:span></text:p>
      <text:p text:style-name="P27"><text:span text:style-name="T64">ཞེས་པའི་རིམ་ལྔ་གསུངས་ཤིང་། </text:span></text:p>
      <text:p text:style-name="P27"><text:span text:style-name="T64">ཡང་དེ་ཉིད་དུ། </text:span></text:p>
      <text:p text:style-name="P46"><text:span text:style-name="T38">སོ་སོར་བསྡུད་དང་དེ་བཞིན་དུ། །བསམ་གཏན་སྲོག་རྩོལ་འཛིན་པ་དང་། །</text:span></text:p>
      <text:p text:style-name="P46"><text:span text:style-name="T38">རྗེས་སུ་དྲན་དང་ཏིང་འཛིན་དང་། །སྦྱོར་བའི་མཚན་ཉིད་རྣམ་དྲུག་གོ། །</text:span></text:p>
      <text:p text:style-name="P27"><text:span text:style-name="T64">ཞེས་པའི་སྦྱོར་དྲུག་གསུངས་པ་ལྟར་བདེ་མཆོག་སྟོད་འགྲེལ་དུའང་བཤད་དོ། །</text:span></text:p>
      <text:p text:style-name="P27"><text:soft-page-break/><text:span text:style-name="T64">ལུ་ནག་དྲིལ་གསུམ་དང་ལ་ཝ་པ་སོགས་ཀྱི་གཞུང་རྣམས་སུ་བདེ་མཆོག་གི་རྫོགས་རིམ་གསུངས་པ་རྣམས་ནི་རྩ་རླུང་ཐིག་ལེ་དང་སེམས་ལས་རུང་དུ་བསྒྲུབས་ནས་འོད་གསལ་དུ་འཇུག་ཅིང་ཟུང་འཇུག་ཏུ་ལངས་པའི་ཚུལ་ཁོ་ན་འབྱུང་བས། </text:span></text:p>
      <text:p text:style-name="P27"><text:span text:style-name="T64">དོན་བསྡུ་ན། </text:span><text:span text:style-name="T39">(</text:span><text:span text:style-name="T41">༡༣༡བ</text:span><text:span text:style-name="T39">)</text:span><text:span text:style-name="T64">བདག་བྱིན་རླབས་དང་། མངོན་པར་བྱང་ཆུབ་པ་དང་། ཟུང་འཇུག་གི་རིམ་པ་གསུམ་དུ་འདུ་བར་སྣང་ཞིང་། </text:span></text:p>
      <text:p text:style-name="P27"><text:span text:style-name="T64">རྒྱུད་ཁ་ཅིག་ཏུ། སཾ་བུ་ཊིར་གསུངས་པ་ལྟར་གྱི་དཔྱིད་ཐིག་སྦྱོར་བའི་བདེ་སྟོང་ལྷན་སྐྱེས་ཀྱི་རྫོགས་རིམ་གསུངས་པ་ལ་བརྟེན་ནས་གྲུབ་ཆེན་འགའ་ཞིག་གིས་ཕྱག་རྒྱ་བཞིའི་རིམ་པའི་རྫོགས་རིམ་ཡང་བཤད་དེ། ཀྱེེའི་རྡོ་རྗེའི་གཏུམ་མོ་དང་ཕྱོགས་མཐུན་པར་སྣང་ངོ་། །</text:span></text:p>
      <text:p text:style-name="P27"><text:span text:style-name="T64">གཉིས་པ་</text:span><text:span text:style-name="T20">[</text:span><text:span text:style-name="T21">ཀྱེའི་རྡོ་རྗེར་གསུངས་པའི་རྫོགས་རིམ་</text:span><text:span text:style-name="T20">]</text:span><text:span text:style-name="T64">ནི། </text:span></text:p>
      <text:p text:style-name="P27"><text:span text:style-name="T64">འདི་ཉིད་དུ། </text:span><text:span text:style-name="T45">[</text:span><text:span text:style-name="T46">བརྟག་པ་སྔ་མ། དང་པོ་རྡོ་རྗེ་རིགས་ཀྱི་ལེའུ།</text:span><text:span text:style-name="T44">)</text:span></text:p>
      <text:p text:style-name="P47"><text:span text:style-name="T38">ལྟེ་བར་གཏུམ་མོ་འབར་བ་ཡིས། །</text:span></text:p>
      <text:p text:style-name="P71"><text:span text:style-name="T64">ཞེས་སོགས་ཀྱི་དོན། སཾ་ཊིར་དཔྱིད་ཐིག་གམ་ཨ་ཧཾ་གི་འབར་འཛག་ལ་བརྟེན་པའི་བདེ་སྟོང་གི་ཡེ་ཤེས་སྦྱོར་ཚུལ་རྒྱས་པར་གསུངས་པ་ལ་བརྟེན་ནས། དགའ་བཞིའི་ཡེ་ཤེས་དང་ཁྱད་པར་ལྷན་སྐྱེས་གཏན་ལ་འབེབས་པ་ཐིག་ལེའི་རྣལ་འབྱོར་རམ་གཏུམ་མོའི་རྫོགས་རིམ་ཉིད་གྲུབ་ཆེན་རྣམས་ཀྱིས་བཤད་ཅིང་། </text:span></text:p>
      <text:p text:style-name="P71"><text:span text:style-name="T64">དེ་ཡང་རང་ལུས་ཁོ་ན་ལ་བརྟེན་པ་རང་བྱིན་རླབས་དང་། གཞན་ལུས་ལ་བརྟེན་པ་དཀྱིལ་འཁོར་འཁོར་ལོའི་རྫོགས་རིམ་གཉིས་སམ། ཕྱེ་ན་ཕྱག་རྒྱ་བཞིའི་རྫོགས་རིམ་དུ་འགྱུར་བའོ། །</text:span></text:p>
      <text:p text:style-name="P27"><text:soft-page-break/><text:span text:style-name="T64">གྲུབ་ཆེན་མཚོ་སྐྱེས་ཀྱིས་རྒྱུད་འགྲེལ་དུ་དེ་ལྟར་བཤད་ནའང་། འཕྲལ་དུ་ལྷ་སྐུ་རྩ་རླུང་གི་རྣལ་འབྱོར་གྱི་རང་བྱིན་རླབས་དང་། དེ་རྗེས་གཞིག་གི་འོད་གསལ་དུ་འཇུག་པ་དང་། དེ་ལས་ཟུང་འཇུག་ཏུ་ལྡང་ཚུལ་གྱི་རྫོགས་རིམ་ཞིག་བཤད་དེ། ཐུན་མོང་མ་ཡིན་པའི་གནད་རྒྱུད་འགྲེལ་དུ་སྦས་ནས་ཐུན་མོང་སྤྱི་འགྲོའི་རིམ་པ་གསུམ་དངོས་སུ་བསྟན་པར་སྣང་ངོ་། །</text:span></text:p>
      <text:p text:style-name="P27"><text:span text:style-name="T64">གུར་ལས། </text:span></text:p>
      <text:p text:style-name="P46"><text:span text:style-name="T38">མཁའ་འགྲོ་སྣ་ཡི་མཐར་གནས་པ། །ཡུངས་ཀར་ཙམ་དུ་རྣམ་པར་སྒོམ། །</text:span></text:p>
      <text:p text:style-name="P46"><text:span text:style-name="T38">ཡུངས་ཀར་ལ་ནི་འགྲོ་བ་ཀུན། །ཁམས་གསུམ་རྒྱུ་དང་མི་རྒྱུ་བ། །</text:span></text:p>
      <text:p text:style-name="P46"><text:span text:style-name="T38">དེ་ལྟར་སྒོམ་པར་བྱེད་པ་ཡི། །རང་གི་བྱིན་རླབས་རབ་ཏུ་འགྲུབ། །</text:span></text:p>
      <text:p text:style-name="P71"><text:span text:style-name="T64">ཅེས་ཕྲ་མོའི་རྣལ་འབྱོར་རམ། རང་བྱིན་རླབས་ཀྱི་རྫོགས་རིམ་གསུངས་པ་ལྟར། གྲུབ་ཆེན་འགའ་ཞིག་གིས་དེ་ལྟར་བཤད་ཀྱང་རྣམ་གྲངས་ཕྱེ་བ་ཙམ་དུ་ཟད་དེ། སྤྱིར་བདེ་སྟོང་དབྱེར་མེད་དུ་སྦྱོར་བའི་སྒོ་ནས་ལྷན་སྐྱེས་བསྐྱེད་དེ་</text:span><text:span text:style-name="T39">(</text:span><text:span text:style-name="T41">༡༣༢ན</text:span><text:span text:style-name="T39">)</text:span><text:span text:style-name="T64">མཉམ་རྗེས་སུ་བསྐྱངས་ནས་རྩ་རླུང་ཐིག་ལེ་སྒྲིབ་བྲལ་དུ་སྦྱོང་བ་མ་རྒྱུད་པའི་རྫོགས་རིམ་གྱི་སྙིང་པོར་སྣང་ལ། ཁྱད་པར་ཀྱེའི་རྡོ་རྗེའི་རྩ་བཤད་ཀྱི་དགོངས་དོན་ནི་བདེ་སྟོང་ལྷན་སྐྱེས་ཀྱི་ཡེ་ཤེས་འོད་གསལ་ཕྱག་རྒྱ་ཆེན་པོ་ཉིད་རྫོགས་རིམ་གྱི་སྙིང་པོར་སྣང་ཞིང་། དེ་ཡང་རང་བྱིན་རླབས་དང་དཀྱིལ་འཁོར་འཁོར་ལོ་གཉིས་ཀྱི་སྒོ་ནས་བསྐྱེད་པ་དང་། གཙོ་བོར་དཀྱིལ་འཁོར་འཁོར་ལོ་ཉིད་ལ་བརྟེན་དགོས་པར་སྣང་བ་གཞུང་དོན་རྣམས་ལས་ཤེས་ཏེ། དེ་ལ་ཕྱེ་ན། དེའི་སྔོན་འགྲོ་འགའ་ཞིག་རང་བྱིན་རླབས། དངོས་གཞིའི་མཉམ་བཞག་འོད་གསལ་ཕྱག་ཆེན། རྗེས་ཐོབ་དབྱེར་མེད་ཟུང་འཇུག་ཏུ་འགྱུར་ཚུལ་སྤྲོས་པས་ཆོག་གོ། །</text:span></text:p>
      <text:p text:style-name="P27"><text:soft-page-break/><text:span text:style-name="T31">གསུམ་པ་</text:span><text:span text:style-name="T4">[</text:span><text:span text:style-name="T1">དེའི་ལྷན་སྐྱེས་ཀྱི་རྣམ་གཞག་</text:span><text:span text:style-name="T4">]</text:span><text:span text:style-name="T31">ལ། ལྷན་སྐྱེས་སྤྱིའི་རྣམ་དབྱེ། བྱེ་བྲག་ཞུ་བདེ་ལྷན་སྐྱེས། དེ་སྐྱེ་ཚུལ་གསུམ་གྱི། </text:span></text:p>
      <text:p text:style-name="P27"><text:span text:style-name="T64">དང་པོ་ནི། སྤྱིར་ལྷན་སྐྱེས་ལ། གཞི། ལམ། འབྲས་བུའི་ལྷན་སྐྱེས་གསུམ་ལས། </text:span></text:p>
      <text:p text:style-name="P27"><text:span text:style-name="T64">གཞིའི་ལྷན་སྐྱེས་ནི། གསལ་ཞིང་དྭངས་ལ་ངོས་བཟུང་མེད་པ་དོན་དམ་པའི་བྱང་ཆུབ་ཀྱི་སེམས་འཁོར་འདས་ཐམས་ཅད་ཀྱི་ཁྱབ་བདག་ཀུན་གྱི་གཞིའམ་སྙིང་པོར་གྱུར་པ་འདི་ཉིད་དེ། </text:span></text:p>
      <text:p text:style-name="P27"><text:span text:style-name="T45">[</text:span><text:span text:style-name="T46">བརྟག་པ་སྔ་མ། བརྒྱད་པ་རྣལ་འབྱོར་མའི་འཁོར་ལོ་འདུ་བའི་ལེའུར</text:span><text:span text:style-name="T45">]</text:span></text:p>
      <text:p text:style-name="P47"><text:span text:style-name="T38">ང་ལས་འགྲོ་བ་ཐམས་ཅད་བྱུང་། །</text:span></text:p>
      <text:p text:style-name="P27"><text:span text:style-name="T64">སོགས་དང་། </text:span></text:p>
      <text:p text:style-name="P27"><text:span text:style-name="T45">[</text:span><text:span text:style-name="T46">བརྟག་པ་སྔ་མ། བཅུ་པ་དབང་སྐུར་བའི་ལེའུར།</text:span><text:span text:style-name="T45">]</text:span></text:p>
      <text:p text:style-name="P47"><text:span text:style-name="T38">དེ་ཉིད་སྲོག་ཆགས་རྣམས་ཀྱི་སྲོག །</text:span></text:p>
      <text:p text:style-name="P27"><text:span text:style-name="T64">ཅེས་སོགས་གསུངས་པའོ། །</text:span></text:p>
      <text:p text:style-name="P27"><text:span text:style-name="T64">ལམ་གྱི་ལྷན་སྐྱེས་ལ། སྤྱིར་གྱི་ཐོས་བསམ་སྒོམ་གསུམ་སོགས་ལ་བརྟེན་ནས་ཆོས་ཐམས་ཅད་ཀྱི་ངོ་བོ་གདོད་མ་ནས་སྐྱེ་འགག་གནས་གསུམ་གྱི་རང་བཞིན་མེད་པ་འོད་གསལ་སྟོང་པ་ཉིད་དུ་རྟོགས་པའི་ལྟ་བ་ནི་སྤྱི་དོན་གྱི་ལྷན་སྐྱེས་དང་། རང་བྱིན་རླབས་སམ་དཀྱིལ་འཁོར་འཁོར་ལོ་ལ་བརྟེན་ནས་རླུང་དྷཱུ་ཏཱིར་ཐིམ་པའི་དགའ་བ་བཞི་པའི་ལྷན་སྐྱེས་ཉམས་མྱོང་གི་ཐོག་ཏུ་རང་ངོ་ཤེས་པ་སྦས་དོན་གྱི་ལྷན་སྐྱེས་གཉིས་ཏེ། </text:span></text:p>
      <text:p text:style-name="P27"><text:span text:style-name="T64">སྔ་མ་ལ། </text:span><text:span text:style-name="T45">[</text:span><text:span text:style-name="T46">བརྟག་པ་སྔ་མ། བཅུ་པ་དབང་སྐུར་བའི་ལེའུར།</text:span><text:span text:style-name="T45">]</text:span></text:p>
      <text:p text:style-name="P47"><text:span text:style-name="T38">ལྷན་ཅིག་སྐྱེས་པས་གང་སྐྱེས་པ། །</text:span></text:p>
      <text:p text:style-name="P27"><text:soft-page-break/><text:span text:style-name="T64">སོགས་དང་། </text:span></text:p>
      <text:p text:style-name="P27"><text:span text:style-name="T64">ཕྱི་མ་ལ། </text:span><text:span text:style-name="T45">[</text:span><text:span text:style-name="T46">བརྟག་པ་སྔ་མ། བཅུ་པ་དབང་སྐུར་བའི་ལེའུར།</text:span><text:span text:style-name="T45">]</text:span></text:p>
      <text:p text:style-name="P47"><text:span text:style-name="T38">བཞི་པ་ལྷན་ཅིག་སྐྱེས་པར་བརྗོད། །</text:span></text:p>
      <text:p text:style-name="P27"><text:span text:style-name="T64">སོགས་དང་། </text:span></text:p>
      <text:p text:style-name="P27"><text:span text:style-name="T45">[</text:span><text:span text:style-name="T46">བརྟག་པ་སྔ་མ། བཅུ་པ་དབང་སྐུར་བའི་ལེའུར།</text:span><text:span text:style-name="T45">]</text:span></text:p>
      <text:p text:style-name="P47"><text:span text:style-name="T38">འདོད་ཆགས་མེད་ཅིང་ཆགས་བྲལ་མེད། །</text:span></text:p>
      <text:p text:style-name="P27"><text:span text:style-name="T64">ཅེས་སོགས་གསུངས་པའོ། །</text:span></text:p>
      <text:p text:style-name="P27"><text:span text:style-name="T64">འབྲས་བུའི་ལྷན་སྐྱེས་ནི། གཞིའི་</text:span><text:span text:style-name="T39">(</text:span><text:span text:style-name="T41">༡༣༢བ</text:span><text:span text:style-name="T39">)</text:span><text:span text:style-name="T64">ལྷན་སྐྱེས་དེ་ཉིད་ལམ་གྱི་ལྷན་སྐྱེས་ཀྱིས་གོམས་པར་བྱས་པའི་མཐུས་སྒྲིབ་བྲལ་དག་པ་གཉིས་ལྡན་གྱི་ལྷན་སྐྱེས་ཆེན་པོར་གྱུར་པ་སྟེ། </text:span></text:p>
      <text:p text:style-name="P61"><text:span text:style-name="T45">[</text:span><text:span text:style-name="T46">བརྟག་པ་ཕྱི་མ། བཞི་པ་ཕྱག་རྒྱ་བསྡུས་པའི་དོན་གྱི་ལེའུར།</text:span><text:span text:style-name="T45">]</text:span></text:p>
      <text:p text:style-name="P64"><text:span text:style-name="T38">དེ་ཉིད་ལྷན་ཅིག་སྐྱེས་པའི་གཟུགས། །བདེ་ཆེན་བཟང་པོའི་རྣལ་འབྱོར་མ། །</text:span></text:p>
      <text:p text:style-name="P57"><text:span text:style-name="T64">ཞེས་སོགས་དང་། </text:span></text:p>
      <text:p text:style-name="P57"><text:span text:style-name="T64">སཾ་བུ་ཊིར། </text:span></text:p>
      <text:p text:style-name="P63"><text:span text:style-name="T38">གང་ཚེ་ལས་ཀྱི་ལུས་ཞིག་པ། །དེ་ཚེ་དེ་ཡི་རང་མཐུ་ཡིས། །</text:span></text:p>
      <text:p text:style-name="P63"><text:span text:style-name="T38">དེ་འདྲའི་ལུས་སུ་དེ་འགྱུར་ཏེ། །གང་གིས་གཡོ་དང་མི་གཡོ་ཁྱབ། །</text:span></text:p>
      <text:p text:style-name="P57"><text:span text:style-name="T64">ཅེས་སོ། །</text:span></text:p>
      <text:p text:style-name="P57"><text:span text:style-name="T64">ཡང་ན། ལྷན་སྐྱེས་ལ། རང་བཞིན་ལྷན་སྐྱེས་དང་། ཞུ་བདེ་ལྷན་སྐྱེས་གཉིས་སུ་དབྱེ་སྟེ། </text:span></text:p>
      <text:p text:style-name="P57"><text:span text:style-name="T64">སྔ་མ་ནི། གཞི་ལམ་འབྲས་བུ་ཐམས་ཅད་ཀྱི་བདག་ཉིད། བརྟན་གཡོ་ཐམས་ཅད་ཀྱི་རང་བཞིན་དེ་ཁོ་ན་ཉིད་དེ། </text:span></text:p>
      <text:p text:style-name="P27"><text:soft-page-break/><text:span text:style-name="T45">[</text:span><text:span text:style-name="T46">བརྟག་པ་སྔ་མ། བཅུ་པ་དབང་སྐུར་བའི་ལེའུར།</text:span><text:span text:style-name="T45">]</text:span></text:p>
      <text:p text:style-name="P47"><text:span text:style-name="T38">དངོས་དང་དངོས་མེད་བདག་ཉིད་གཙོ། །</text:span></text:p>
      <text:p text:style-name="P27"><text:span text:style-name="T64">སོགས་དང་། </text:span></text:p>
      <text:p text:style-name="P27"><text:span text:style-name="T45">[</text:span><text:span text:style-name="T46">བརྟག་པ་སྔ་མ། བརྒྱད་པ་རྣལ་འབྱོར་མའི་འཁོར་ལོ་འདུ་བའི་ལེའུར།</text:span><text:span text:style-name="T45">]</text:span></text:p>
      <text:p text:style-name="P47"><text:span text:style-name="T38">རྩ་ལྕུག་འཁྲིལ་ཤིང་ལ་སོགས་པ། །</text:span></text:p>
      <text:p text:style-name="P27"><text:span text:style-name="T64">ཞེས་སོགས་གསུངས་པའོ། །</text:span></text:p>
      <text:p text:style-name="P27"><text:span text:style-name="T64">ཕྱི་མ་ནི་འཆད་པར་འགྱུར་བ་ལྟར་རོ། །</text:span></text:p>
      <text:p text:style-name="P27"><text:span text:style-name="T64">གཉིས་པ་</text:span><text:span text:style-name="T20">[</text:span><text:span text:style-name="T21">བྱེ་བྲག་ཞུ་བདེ་ལྷན་སྐྱེས་</text:span><text:span text:style-name="T20">]</text:span><text:span text:style-name="T64">ནི། མན་ངག་ཉམས་སུ་བླངས་པས་ཀུན་རྫོབ་བྱང་སེམས་ཞུ་བའི་ཁུ་བ་ལུས་ཀྱི་གནས་རྣམས་སུ་བབས་པ་ལས། ལུས་ཤེས་འཁོར་གྱི་ཚོར་བ་སིམ་པའི་བདེ་བ་ཤར་བས་རྐྱེན་བྱས། སེམས་རང་བཞིན་ལྷན་ཅིག་སྐྱེས་པ་ཆོས་ཉིད་རྣམ་པར་མི་རྟོག་པའི་ཡེ་ཤེས་གོམས་པར་བྱས་པས་རྒྱུ་བྱས་ཏེ། རླུང་སེམས་དབུ་མར་ཞུགས་ཤིང་ཐིམ་པས་དེས་བསྐུལ་ནས་ངྷུ་ཏཱིའི་ནང་གི་དྭངས་མ་ཞུ་བས་ཀུན་རྟོག་རྣམས་རིམ་གྱིས་འགགས་ནས་བདེ་སྟོང་དབྱེར་མེད་ཀྱི་ཉམས་མྱོང་དང་བཅས་པའི་མི་རྟོག་ཡེ་ཤེས་གསལ་ཞིང་དྭངས་པ་ཞིག་འཆར་བ་དེ་ཡིན་ལ། </text:span></text:p>
      <text:p text:style-name="P27"><text:span text:style-name="T64">དེ་ལ་ངོ་བོའི་སྒོ་ནས་ཕྱེ་ན། ཡུལ་སྟོང་པ་ཉིད་དང་ཡུལ་ཅན་བདེ་བ་ཆེན་པོ་ལ་གཉིས་སྣང་དང་བཅས་པ་དཔེའི་ལྷན་སྐྱེས་དང་། ནམ་མཁའ་གཡའ་དག་པ་ལྟར་ཡུལ་ཡུལ་ཅན་གྱི་གཉིས་སྣང་ཕྲ་མོའང་དག་ནས་ཆོས་ཉིད་རྣམ་པར་མི་རྟོག་པའི་ཡེ་ཤེས་མངོན་དུ་གྱུར་པ་དོན་གྱི་ལྷན་སྐྱེས་གཉིས་སོ།</text:span></text:p>
      <text:p text:style-name="P27"><text:span text:style-name="T64">རྟེན་གྱི་སྒོ་ནས་ཕྱེ་ན། བུད་མེད་ཀྱི་ལྷན་སྐྱེས་ནི་ཤེས་རབ་ལྷན་སྐྱེས་དང་། སྐྱེས་བུའི་ལྷན་སྐྱེས་ནི་ཐབས་ལྷན་སྐྱེས་དང་། དེ་</text:span><text:span text:style-name="T39">(</text:span><text:span text:style-name="T41">༡༣༣ན</text:span><text:span text:style-name="T39">)</text:span><text:span text:style-name="T64">སོ་སོ་ལ་ཁུ་བའི་རྣམ་པ་གཟུགས་ཅན་རགས་ཤིང་། དེ་ཉིད་ཙམ་</text:span><text:soft-page-break/><text:span text:style-name="T64">ནི་བདེ་བ་འདོད་པ་ལ་བསླུ་བས་ཀུན་རྫོབ་ལྷན་སྐྱེས་དང་། དེ་ལ་བརྟེན་པའི་བདེ་བའི་ཤེས་པ་ནི་གཟུགས་ཅན་དུ་མ་གྲུབ་པས་ཕྲ་ཞིང་། བདེ་བ་འདོད་པ་ལ་མི་བསླུ་བས་དོན་དམ་ལྷན་སྐྱེས་སུ་བཤད་དེ། དེ་ལྟར་ན་ལྷན་སྐྱེས་བཞིའོ། །</text:span></text:p>
      <text:p text:style-name="P27"><text:span text:style-name="T64">ཉམས་མྱོང་གི་སྒོ་ནས་ཕྱེ་ན། དགའ་བ་དང་། མཆོག་དགའ་དང་། དགའ་བྲལ་དང་། ལྷན་སྐྱེས་ཀྱི་ཡེ་ཤེས་བཞི་སྟེ། ལྷན་སྐྱེས་ཉིད་འཆར་བའི་རིམ་པ་ཡིན་པས་འདི་ཉིད་ཀྱི་དབྱེ་བར་བཤད་ཅིང་། དེ་དག་གཞུང་དོན་དུ་འཆད་པ་ལས་ཤེས་སོ། །</text:span></text:p>
      <text:p text:style-name="P27"><text:span text:style-name="T64">ཁ་ཅིག །དཀྱིལ་འཁོར་འཁོར་ལོ་ལ་བརྟེན་ནས་འབྱུང་བའི་དྭངས་མ་དཔྱིད་ཐིག་ཞུ་བའི་བདེ་བ་ལ་དོན་དམ་བྱང་སེམས་ཀྱི་ཞུ་བདེར་འཆད་པ་ཤིན་ཏུ་མི་འཐད་དེ། </text:span></text:p>
      <text:p text:style-name="P45"><text:span text:style-name="T38">གང་ཕྱིར་འབྱུང་བ་ཆེ་བདེ་བ། །དེ་ཡི་བདེ་བ་དེ་ཉིད་མིན། །</text:span></text:p>
      <text:p text:style-name="P27"><text:span text:style-name="T64">ཞེས་དང་། </text:span></text:p>
      <text:p text:style-name="P57"><text:span text:style-name="T64">ས་ར་ཧས། </text:span></text:p>
      <text:p text:style-name="P63"><text:span text:style-name="T38">དབང་པོ་གཉིས་སྦྱོར་བདེ་བ་ལ། །དེ་ཉིད་ཡིན་ཞེས་སྐལ་ངན་སྨྲ། །</text:span></text:p>
      <text:p text:style-name="P57"><text:span text:style-name="T64">ཞེས་སོགས་ཀྱི་ལུང་དང་འགལ་བའི་ཕྱིར་དང་། དོན་དམ་བྱང་སེམས་ནི་ཆོས་ཉིད་སྐྱེ་བ་མེད་པའི་མི་ཤིགས་པ་ཆེན་པོར་མདོ་རྒྱུད་ཐམས་ཅད་ནས་གསུངས་པས། དེ་ཀུན་རྫོབ་ཀྱི་བྱང་སེམས་ལྟར་ཞུ་བ་སྐབས་སུ་མ་བབ་པའི་ཕྱིར་དང་། </text:span></text:p>
      <text:p text:style-name="P57"><text:span text:style-name="T64">ཡང་སཾ་ཊིར། </text:span></text:p>
      <text:p text:style-name="P63"><text:span text:style-name="T38">ཆོས་དབྱིངས་ཁུ་བར་བྱས་ནས་ནི། །</text:span></text:p>
      <text:p text:style-name="P57"><text:span text:style-name="T64">ཞེས་གསུངས་པ་ལྟར། ཞུ་བའི་ཐ་སྙད་བཏགས་པ་ཙམ་དུ་འཆད་ན་འགལ་བ་མེད་ནའང་། ཁྱེད་ཀྱི་བཤད་པ་ལ་བེམ་པོ་རྫས་གྲུབ་ཞུ་བ་ལྟར་འདོད་སྣང་བའི་ཕྱིར་རོ། །</text:span></text:p>
      <text:p text:style-name="P27"><text:soft-page-break/><text:span text:style-name="T64">གསུམ་པ་</text:span><text:span text:style-name="T20">[</text:span><text:span text:style-name="T21">དེ་སྐྱེ་ཚུལ་</text:span><text:span text:style-name="T20">]</text:span><text:span text:style-name="T64">ནི། གོང་དུ་བརྗོད་པའི་རྒྱུ་རྐྱེན་དེས་རླུང་དྷཱུ་ཏཱིར་ཞུགས་པས་ཁམས་ཅི་རིགས་ཞུ་བ་ལས་ལྷན་སྐྱེས་ཡེ་ཤེས་རྗེས་མཐུན་པ་ཙམ་འཆར་ཡང་། དེ་ནི་མི་གསལ་ཞིང་མི་བརྟན་པས་ངོས་ཟིན་པ་དང་མཉམ་པར་འཇོག་དཀའ་ལ། ཡེ་ཤེས་མཚན་ཉིད་པ་འཆར་བ་ལ་ངེས་པར་རླུང་དྷུ་ཏཱིར་ཐིམ་པ་ཞིག་དགོས་ཏེ། </text:span></text:p>
      <text:p text:style-name="P27"><text:span text:style-name="T64">དེ་ཡང་དེས་སྤྱིར་རྩ་གནས་རྣམས་ཀྱི་དམར་ཆ་ཁྲག་གཡོས་པའི་དྲོད་ཀྱིས་དཀར་ཆ་ཀུན་ད་ལྟ་བུ་ཞུ་ཞིང་། ཁྱད་པར་དྷུདྷཱུ་ཏཱིའི་</text:span><text:span text:style-name="T39">(</text:span><text:span text:style-name="T41">༡༣༣བ</text:span><text:span text:style-name="T39">)</text:span><text:span text:style-name="T64">ནང་གི་དམར་ཆའི་དྭངས་མ་གཡོས་པས་དེས་དཀར་ཆའི་དྭངས་མ་བསྐུལ་བ་ལས་ལུས་སེམས་ལ་ཚོར་བ་སིམ་པར་སྣང་བའི་ཞུ་བདེ་ཚད་མེད་པ་བསྐྱེད་དེ། དེས་སྡུག་བསྔལ་དང་རྣམ་རྟོག་བཅོམ་ནས་དགའ་བ་བཞི་སྐྱེའོ། །</text:span></text:p>
      <text:p text:style-name="P27"><text:span text:style-name="T64">དེ་ཡང་བྱང་སེམས་ཀུན་དཱ་ལྟ་བུ་སྤྱི་བོ་ནས་མགྲིན་པར་བབས་པ་ན་ཡུལ་སྣ་ཚོགས་ལ་འཇུག་པའི་རྣམ་པར་རྟོག་པ་རགས་པ་འགགས་པ་དགའ་བ་དང་། དེ་ནས་སྙིང་གར་བབས་པ་ན་རྟོག་པ་ཕྲ་བ་མཐའ་དག་འགགས་པ་མཆོག་དགའ་དང་། དེ་ནས་ལྟེ་བར་བབས་པ་ན་རྟོག་པ་ཕྲ་བ་ཕལ་ཆེར་འགགས་པ་དགའ་བྲལ་དང་། དེ་ནས་གསང་བར་བབས་པ་ལ་རྟོག་པ་ཐམས་ཅད་འགགས་པ་ལྷན་སྐྱེས་འཆར་ཏེ། </text:span></text:p>
      <text:p text:style-name="P27"><text:span text:style-name="T64">བདེ་བ་ཆེན་པོའི་རྒྱུད་ལས། </text:span></text:p>
      <text:p text:style-name="P46"><text:span text:style-name="T38">དགའ་བ་ཁུ་བ་བབས་པ་སྟེ། །གཙུག་ཏོར་སྨིན་ཕྲག་མགྲིན་པའི་ཚད། །</text:span></text:p>
      <text:p text:style-name="P46"><text:span text:style-name="T38">མགྲིན་པ་སྙིང་གར་མཆོག་དགའ་སྟེ། །དེ་ནས་དགའ་བ་བྲལ་བར་འགྱུར། །</text:span></text:p>
      <text:p text:style-name="P46"><text:span text:style-name="T38">སྣ་ཚོགས་རོལ་མོ་ལྟེ་བ་ནས། །ཇི་སྲིད་གསང་བའི་པདྨར་སོན། །</text:span></text:p>
      <text:p text:style-name="P46"><text:span text:style-name="T38">ཇི་སྲིད་གསང་བའི་ནོར་རྩེ་ནས། །མ་འཕྲོས་བར་དུ་ལྷན་ཅིག་སྐྱེས། །</text:span></text:p>
      <text:p text:style-name="P27"><text:soft-page-break/><text:span text:style-name="T64">ཞེས་སོ། །</text:span></text:p>
      <text:p text:style-name="P27"><text:span text:style-name="T64">དེ་ཡང་ཅུང་ཟད་ཕྱེ་ན། ཆོས་ཉིད་རྣམ་པར་མི་རྟོག་པའི་ཡེ་ཤེས་བསྒོམས་པའི་རྒྱུ་དང་། མན་ངག་གི་རིམ་པས་ལུས་སེམས་ལ་ཞུ་བདེ་དྲངས་པའི་རྐྱེན་གྱིས་རླུང་དྷུ་ཏཱིར་ཞུགས་ནས་ཡེ་ཤེས་ཀྱི་རླུང་སྟོབས་སུ་གྱུར་པས་གཟུང་འཛིན་གྱི་ལས་རླུང་རྣམས་རིམ་པས་འགག་པའམ་ཐིམ་པ་སྟེ། </text:span></text:p>
      <text:p text:style-name="P27"><text:span text:style-name="T64">དེ་ཡང་ས་ཆུ་ལ་ཐིམ་པས་སྨིག་རྒྱུ་ལྟ་བུའི་ཉམས་སྣང་དང་། ཆུ་མེ་ལ་ཐིམ་པས་དུ་བ་ལྟ་བུ་དང་། མེ་རླུང་ལ་ཐིམ་པས་མཁའ་སྣང་ངམ་མེ་ཁྱེར་ལྟ་བུ་དང་། རླུང་རྣམ་ཤེས་ལ་ཐིམ་པས་མར་མེ་ལྟ་བུའི་རྟགས་རྣམས་འཆར་ཞིང་། རྣམ་ཤེས་སྣང་བ་ལ་ཐིམ་པས་ལས་རླུང་རགས་པ་འགགས་ནས་དཀར་ལམ་ཟླ་འོད་ལྟ་བུའི་སྣང་བ་ཤར་ཏེ། ཡུལ་སྣང་མཐའ་དག་བདེ་བར་ཤར་ནས་མཐར་འདོད་ཆགས་ཀྱི་རྟོག་པ་འགག་པ་དགའ་བ་དང་པོ་འཆར། སྣང་བ་མཆེད་པ་ལ་ཐིམ་པས་དམར་ལམ་</text:span><text:span text:style-name="T39">(</text:span><text:span text:style-name="T41">༡༣༤ན</text:span><text:span text:style-name="T39">)</text:span><text:span text:style-name="T64">ཉི་འོད་ལྟ་བུའི་སྣང་བ་ཤར་ཏེ་ཡུལ་སྣང་ཀུན་དྭངས་ཤིང་གསལ་བའི་རྣམ་པར་ཤར་ནས། མཐར་ཞེ་སྡང་གི་རྟོག་པ་འགག་པ་མཆོག་དགའ་འཆར། མཆེད་པ་ཉེར་ཐོབ་ལ་ཐིམ་པས་ནག་ལམ་མུན་པ་ལྟ་བུའི་སྣང་བ་ཤར་ནས་དྲན་པ་ཐམས་ཅད་ཀྱང་ཉམས་ཏེ་མཐར་གཏི་མུག་གི་རྟོག་པ་འགག་པ་དགའ་བྲལ་འཆར། ཉེར་ཐོབ་འོད་གསལ་ལ་ཐིམ་པས་སྟོན་ཀའི་ནམ་མཁའ་སྤྲིན་མེད་པ་ལྟ་བུའི་ཆོས་ཉིད་རྣམ་པར་མི་རྟོག་པའི་ཡེ་ཤེས་ལྷན་ཅིག་སྐྱེས་པའི་བདེ་བ་འཆར་རོ། །</text:span></text:p>
      <text:p text:style-name="P27"><text:span text:style-name="T64">དེ་ལྟ་བུའི་སྟོང་པ་བཞི་དང་དགའ་བ་བཞི་གནད་གཅིག་ཏུ་སྦྱར་ཚུལ་ཕལ་ལ་མ་གྲགས་མོད་ཀྱང་། </text:span></text:p>
      <text:p text:style-name="P27"><text:span text:style-name="T64">རྒྱུད་ཕྱི་མ་ཕྱག་ཆེན་ཐིག་ལེ་ལས། </text:span></text:p>
      <text:p text:style-name="P45"><text:span text:style-name="T38">གང་ཕྱིར་དགའ་བ་དེ་སྣང་བ། །སྣང་བ་མཆེད་པ་མཆོག་ཏུ་བཤད། །</text:span></text:p>
      <text:p text:style-name="P45"><text:span text:style-name="T38">ཁྱད་དགའ་ཉེ་བར་ཐོབ་པར་ཤེས། །ལྷན་ཅིག་སྐྱེས་ཏེ་འོད་གསལ་ལོ། །</text:span></text:p>
      <text:p text:style-name="P27"><text:soft-page-break/><text:span text:style-name="T64">ཞེས་གསུངས་པའི་དོན་རྨད་དུ་བྱུང་བའོ། །</text:span></text:p>
      <text:p text:style-name="P27"><text:span text:style-name="T64">དེ་ལའང་ཕྱེ་ན་དགའ་བ་བཞི་སོ་སོར་དབྱེ་ཆུང་བཞི་བཞི་སྟེ་བཅུ་དྲུག་དང་། ཡས་བབས་བཅུ་དྲུག་ལས་སུ་རུང་ནས་མས་བརྟན་གྱི་དགའ་བ་བཅུ་དྲུག་ཀྱང་འབྱེད་དེ་ཕྲ་བའི་གནས་སོ། །</text:span></text:p>
      <text:p text:style-name="P27"><text:span text:style-name="T64">འོ་ན། </text:span><text:span text:style-name="T45">[</text:span><text:span text:style-name="T46">བརྟག་པ་སྔ་མ། བརྒྱད་པ་རྣལ་འབྱོར་མའི་འཁོར་ལོ་འདུ་བའི་ལེའུར།</text:span><text:span text:style-name="T45">]</text:span></text:p>
      <text:p text:style-name="P47"><text:span text:style-name="T38">དགའ་བ་བདེ་བ་ཅུང་ཟད་དེ། །</text:span></text:p>
      <text:p text:style-name="P27"><text:span text:style-name="T64">ཞེས་སོགས་དགའ་བ་ལ་བདེ་བ་ཆེར་མི་འབྱུང་བར་བསྟན་པ་དང་མི་འགལ་ལམ་སྙམ་ན། སྐྱོན་མེད་དེ། དེ་ནི་མཆོག་དགའ་སོགས་ལ་བལྟོས་ནས་བདེ་བ་ཆུང་བར་བཞག་པའི་ཕྱིར་དང་། དགའ་བཞི་འཆར་ཚུལ་རགས་པ་ཙམ་ཞིག་སྟོན་པར་སྣང་བའི་ཕྱིར་རོ། །</text:span></text:p>
      <text:p text:style-name="P57"><text:span text:style-name="T8">པ༢ </text:span><text:span text:style-name="T35">གཉིས་པ་གཞུང་དོན་ལ། </text:span><text:span text:style-name="T8">ཕ༡ </text:span><text:span text:style-name="T35">མདོར་བསྟན། </text:span><text:span text:style-name="T8">ཕ༢ </text:span><text:span text:style-name="T35">རྒྱས་བཤད། </text:span><text:span text:style-name="T8">ཕ༣ </text:span><text:span text:style-name="T35">མཇུག་བསྡུད་གསུམ་གྱི།</text:span><text:span text:style-name="T31"> </text:span></text:p>
      <text:p text:style-name="P57"><text:span text:style-name="T64">ཕ༡ དང་པོ་ནི། </text:span></text:p>
      <text:p text:style-name="P65"><text:span text:style-name="T62">ནམ་མཁའི་ཁམས་ནི་པདྨ་ལ། །བྷ་ག་ཞེས་བྱ་ཡེ་ཤེས་བརྗོད། །</text:span></text:p>
      <text:p text:style-name="P65"><text:span text:style-name="T62">བསྒོམ་པ་ཞེས་བྱ་སྙོམས་འཇུག་ཉིད། །དེ་ཡི་བདེ་བ་འཁོར་ལོར་བརྗོད། །</text:span></text:p>
      <text:p text:style-name="P65"><text:span text:style-name="T62">རིགས་པ་ཇི་བཞིན་རང་རིག་ཉིད། །ལྷ་ཞེས་བྱ་བ་བྱང་ཆུབ་སེམས། །</text:span></text:p>
      <text:p text:style-name="P65"><text:span text:style-name="T62">ཇི་ལྟར་འབྱུང་བ་ཁུ་བ་ཡིན། །</text:span></text:p>
      <text:p text:style-name="P57"><text:span text:style-name="T64">ཞེས་པ་སྟེ། ལེའུ་འདི་ཉིད་ཀྱི་ཐོག་མར། ནམ་མཁའི་ཁམས་སུ་བྷ་ག་བསམ། །ཞེས་སོགས་གསུངས་པ་གོང་</text:span><text:span text:style-name="T39">(</text:span><text:span text:style-name="T41">༡༣༤བ</text:span><text:span text:style-name="T39">)</text:span><text:span text:style-name="T64">དུ་དྲང་དོན་དང་སྦྱར་ཏེ་བསྐྱེད་རིམ་གསུངས་ནས། འདིར་ངེས་དོན་དང་སྦྱར་ཏེ་རྫོགས་རིམ་གསུངས་པ་ལས། </text:span></text:p>
      <text:p text:style-name="P57"><text:span text:style-name="T64">ཡིག་དོན་ལྟར་དཀྱིལ་འཁོར་འཁོར་ལོ་ལ་སྦྱར་ན། ནམ་མཁའི་ཁམས་ཞེས་པ་ནི། ཕྱག་རྒྱའི་གསང་བའི་པདྨ་ལ་བཤད་དེ། བདེ་བ་ཆེན་པོའི་སྐབས་འབྱེད་པས་སོ། །</text:span></text:p>
      <text:p text:style-name="P27"><text:soft-page-break/><text:span text:style-name="T64">བྷ་ག་ཞེས་བྱ་བ་ནི། ལྷན་སྐྱེས་ཡེ་ཤེས་ལ་བརྗོད་དེ། རྟོག་པ་བཅོམ་ཞིང་བདེ་ཆེན་གྱི་སྐལ་བ་དང་ལྡན་པས་སོ། །</text:span></text:p>
      <text:p text:style-name="P27"><text:span text:style-name="T64">རྣམ་པར་བསྒོམ་པ་ཞེས་བྱ་བ་ནི། སྒྲུབ་པ་པོ་དང་ཕྱག་རྒྱ་སྙོམས་པར་འཇུག་པ་ཉིད་དེ། ཡེ་ཤེས་བསྐྱེད་པའི་ཐབས་ཡིན་པས་སོ། །</text:span></text:p>
      <text:p text:style-name="P27"><text:span text:style-name="T64">སྙོམས་འཇུག་དེ་ཡི་བདེ་བ་ནི། འཁོར་ལོ་ཞེས་པར་བརྗོད་དེ། སྡུག་བསྔལ་དང་རྣམ་རྟོག་གཅོད་པས་སོ། །</text:span></text:p>
      <text:p text:style-name="P27"><text:span text:style-name="T64">ཅི་རིགས་པ་ཞེས་པ་ནི། ཆོས་ཉིད་ཇི་ལྟ་བ་བཞིན་དུ་རང་རིག་པ་ཉིད་དེ། ཤེས་རབ་ཀྱི་རིགས་པ་ལྟར་ཆོས་རྣམ་པར་འབྱེད་པས་སོ། །</text:span></text:p>
      <text:p text:style-name="P57"><text:span text:style-name="T64">ལྷ་རྣམས་ཞེས་བྱ་བ་ནི། བརྟེན་པ་དོན་དམ་པའི་བྱང་ཆུབ་ཀྱི་སེམས་ཏེ། བདེ་བ་ཆེན་པོ་ལ་རོལ་པས་སོ། །</text:span></text:p>
      <text:p text:style-name="P57"><text:span text:style-name="T64">ཇི་ལྟར་འབྱུང་བ་ཞེས་པ་ནི། ཀུན་རྫོབ་ཀུན་ད་ལྟ་བུའི་ཁུ་བ་ཡིན་ཏེ། དེ་ལ་བརྟེན་ནས་ཡེ་ཤེས་ཚུལ་ཇི་ལྟ་བ་ལྟར་འབྱུང་བས་སོ། །</text:span></text:p>
      <text:p text:style-name="P57"><text:span text:style-name="T64">དོན་བསྡུ་ན། ཕྱག་རྒྱའི་རྣལ་འབྱོར་པས་ལས་རྒྱ་ལ་སྙོམས་པར་ཞུགས་པས་ཀུན་རྫོབ་བྱང་སེམས་ཀྱི་ཞུ་བདེ་སྐྱེས་ཏེ། དེས་སྡུག་བསྔལ་དང་རྟོག་པ་བཅོམ་ནས་དོན་དམ་བྱང་སེམས་ཆོས་ཉིད་རང་རིག་པའི་ཡེ་ཤེས་བདེ་སྟོང་ལྷན་སྐྱེས་འཆར་ཞེས་བསྟན་ཏོ། །</text:span></text:p>
      <text:p text:style-name="P57"><text:span text:style-name="T64">རང་བྱིན་རླབས་ལྟར་ན། ནམ་མཁའི་ཁམས་ནི་འཁོར་ལོ་བཞིའི་པདྨ། བྷ་ག་ནི་གཏུམ་མོའི་ཡེ་ཤེས། བསྒོམ་པ་ནི་འབར་འཛག་གི་སྙོམས་འཇུག</text:span><text:span text:style-name="T66"> </text:span><text:span text:style-name="T64">།དེའི་ཞུ་བདེ་འཁོར་ལོ་སོགས་གོང་ལྟར་རོ། །</text:span></text:p>
      <text:p text:style-name="P57"><text:span text:style-name="T1">ཕ༢ </text:span><text:span text:style-name="T31">གཉིས་པ་</text:span><text:span text:style-name="T4">[</text:span><text:span text:style-name="T1">རྒྱས་བཤད་</text:span><text:span text:style-name="T4">]</text:span><text:span text:style-name="T31">ལ། </text:span><text:span text:style-name="T1">བ༡ </text:span><text:span text:style-name="T31">ལྷན་སྐྱེས་གཏན་ལ་དབབ་པ། </text:span><text:span text:style-name="T1">བ༢ </text:span><text:span text:style-name="T31">དེ་ཉིད་རྟོགས་པའི་ཐབས། </text:span><text:span text:style-name="T1">བ༣ </text:span><text:span text:style-name="T31">རྟོགས་ནས་ཉམས་སུ་ལེན་ཚུལ་གསུམ་ལས། </text:span></text:p>
      <text:p text:style-name="P27"><text:soft-page-break/><text:span text:style-name="T1">བ༡ </text:span><text:span text:style-name="T31">དང་པོ་ལ། </text:span><text:span text:style-name="T1">མ༡ </text:span><text:span text:style-name="T31">ལྷན་སྐྱེས་ཀྱི་རྣམ་དབྱེ། </text:span><text:span text:style-name="T1">མ༢ </text:span><text:span text:style-name="T31">དགའ་བ་བཞིའི་ཁྱད་པར། </text:span><text:span text:style-name="T1">མ༣ </text:span><text:span text:style-name="T31">ལྷན་སྐྱེས་ངོས་བཟུང་བ་གསུམ་གྱི། </text:span></text:p>
      <text:p text:style-name="P27"><text:span text:style-name="T64">མ༡ དང་པོ་ནི། </text:span><text:span text:style-name="T39">(</text:span><text:span text:style-name="T41">༡༣༥ན</text:span><text:span text:style-name="T39">)</text:span></text:p>
      <text:p text:style-name="P44"><text:span text:style-name="T62">ལྷན་ཅིག་སྐྱེས་པ་རྣམ་པ་གཉིས། །རེ་ཞིག་བཙུན་མོ་ཤེས་རབ་ཡིན། །</text:span></text:p>
      <text:p text:style-name="P44"><text:span text:style-name="T62">སྐྱེས་བུ་ཐབས་སུ་བརྗོད་པ་ཉིད། །ཀུན་རྫོབ་དོན་དམ་དབྱེ་བ་ལས། །</text:span></text:p>
      <text:p text:style-name="P44"><text:span text:style-name="T62">ཕྱི་ནས་དེ་ཡི་རྣམ་པ་གཉིས། །རེ་ཞིག་སྐྱེས་བུ་རྣམ་པ་གཉིས། །</text:span></text:p>
      <text:p text:style-name="P44"><text:span text:style-name="T62">དེ་ཡི་ཁུ་བ་བདེ་བ་ཉིད། །སྐྱེས་བུ་ཇི་བཞིན་ཤེས་རབ་ལའང་། །</text:span></text:p>
      <text:p text:style-name="P44"><text:span text:style-name="T62">དེ་ཡི་ཁུ་བ་བདེ་བ་ཉིད། །དེ་ཉིད་ཕྱིར་ན་དགའ་བ་ནི། །</text:span></text:p>
      <text:p text:style-name="P44"><text:span text:style-name="T62">བཞི་ཡི་རབ་ཏུ་དབྱེ་བ་ཡིས། །སྐྱེ་མེད་རིམ་པའི་ཕྱོགས་ལས་ནི། །</text:span></text:p>
      <text:p text:style-name="P44"><text:span text:style-name="T62">འདི་ལྟར་ལྷན་ཅིག་སྐྱེས་རྣམ་བཞི། །</text:span></text:p>
      <text:p text:style-name="P57"><text:span text:style-name="T64">ཞེས་པ་སྟེ། ཞུ་བདེ་ལྷན་ཅིག་སྐྱེས་པ་ལ་རྟེན་གྱི་སྒོ་ནས་ཕྱེ་ན་རྣམ་པ་གཉིས་ཏེ། རེ་ཞིག་སྐྱེས་པ་ལ་བལྟོས་ནས་བཙུན་མོ་སྟེ་བུད་མེད་ནི་ཤེས་རབ་ལྷན་སྐྱེས་ཡིན་ལ། སྐྱེས་བུ་ནི་ཐབས་ལྷན་སྐྱེས་སུ་བརྗོད་པ་ཉིད་དོ། །</text:span></text:p>
      <text:p text:style-name="P57"><text:span text:style-name="T64">དེ་ལའང་ངོ་བོའི་སྒོ་ནས། ཀུན་རྫོབ་དང་དོན་དམ་པའི་དབྱེ་བ་ལས། ཐབས་ཤེས་གཉིས་སུ་ཕྱེ་བའི་ཕྱི་ནས་དེ་སོ་སོ་ཡི་དབྱེ་བའང་རྣམ་པ་གཉིས་གཉིས་ཏེ། </text:span></text:p>
      <text:p text:style-name="P57"><text:span text:style-name="T64">དེ་ལ་རེ་ཞིག་དང་པོར་སྐྱེས་བུ་ཐབས་ལྷན་སྐྱེས་ཀྱི་དབྱེ་བ་རྣམ་པ་གཉིས་ནི། དེ་ཡི་རྟེན་ཁུ་བ་ཀུན་རྫོབ་ལྷན་སྐྱེས་དང་། བརྟེན་པ་བདེ་བ་དོན་དམ་ལྷན་སྐྱེས་ཉིད་དོ། །</text:span></text:p>
      <text:p text:style-name="P57"><text:span text:style-name="T64">སྐྱེས་བུའི་ལྷན་སྐྱེས་ཀྱི་དབྱེ་བ་ཇི་ལྟ་བ་བཞིན་དུ་ཤེས་རབ་ལའང་གཉིས་ཏེ། དེ་ཡི་རྟེན་ཁུ་བ་ཀུན་རྫོབ་དང་བརྟེན་པ་བདེ་བ་དོན་དམ་ཉིད་དོ། །</text:span></text:p>
      <text:p text:style-name="P27"><text:soft-page-break/><text:span text:style-name="T64">དབྱེ་བ་དེ་ཉིད་ཀྱི་ཕྱིར་ན་ལྷན་སྐྱེས་ཀྱི་དགའ་བ་ནི་བཞི་ཡི་རབ་ཏུ་དབྱེ་བ་ཡིས་ཕྱེ་སྟེ། སྐྱེ་མེད་རིམ་པ་སྟེ་རྫོགས་རིམ་པའི་ཕྱོགས་ཀྱི་དབང་དུ་བྱས་པ་ལས་ནི་ཚུལ་འདི་ལྟར་ལྷན་ཅིག་སྐྱེས་པའི་དགའ་བ་རྣམ་པ་བཞིར་བརྗོད་དོ་ཞེས་པའོ། །</text:span></text:p>
      <text:p text:style-name="P27"><text:span text:style-name="T1">མ༢ </text:span><text:span text:style-name="T31">གཉིས་པ་</text:span><text:span text:style-name="T4">[</text:span><text:span text:style-name="T1">དགའ་བ་བཞིའི་ཁྱད་པར་</text:span><text:span text:style-name="T4">]</text:span><text:span text:style-name="T31">ལ། </text:span><text:span text:style-name="T1">ཙ༡ </text:span><text:span text:style-name="T31">དཔེའི་ཁྱད་པར། </text:span><text:span text:style-name="T1">ཙ༢ </text:span><text:span text:style-name="T31">ཉམས་མྱོང་གི། </text:span><text:span text:style-name="T1">ཙ༣ </text:span><text:span text:style-name="T31">རྟོག་པའི་ཁྱད་པར་གསུམ་གྱི། </text:span></text:p>
      <text:p text:style-name="P27"><text:span text:style-name="T64">ཙ༡ དང་པོ་ནི། </text:span></text:p>
      <text:p text:style-name="P44"><text:span text:style-name="T62">དགའ་བ་དང་པོ་དཔའ་བོ་ཉིད། །མཆོག་ཏུ་དགའ་བ་རྣལ་འབྱོར་མ། །</text:span></text:p>
      <text:p text:style-name="P44"><text:span text:style-name="T62">ཤིན་ཏུ་བདེ་དགའ་ཐམས་ཅད་དེས། །དེ་བདེའི་ཐབས་ལས་ཡང་དག་རིག །</text:span></text:p>
      <text:p text:style-name="P27"><text:span text:style-name="T64">ཅེས་པ་སྟེ། ལྷན་སྐྱེས་ལ་བཞིར་ཕྱེ་བའི། དགའ་བ་དང་པོ་ནི། དཔའ་བོ་ལྟ་བུ་ཉིད་དེ། རྟོག་པ་རགས་ཤིང་བདེ་བ་ཆུང་བས་སོ། །</text:span></text:p>
      <text:p text:style-name="P27"><text:span text:style-name="T64">གཉིས་པ་མཆོག་ཏུ་དགའ་བ་ནི། རྣལ་འབྱོར་མ་ལྟ་བུ་སྟེ། རྟོག་པ་ཕྲ་ཞིང་བདེ་བ་ཆེ་བས་སོ། །</text:span></text:p>
      <text:p text:style-name="P27"><text:span text:style-name="T64">གསུམ་པ་ཤིན་ཏུ་བདེ་དགའམ་དགའ་བྲལ་ནི། བདེ་བ་ཐམས་</text:span><text:span text:style-name="T39">(</text:span><text:span text:style-name="T41">༡༣༥བ</text:span><text:span text:style-name="T39">)</text:span><text:span text:style-name="T64">ཅད་ངེས་པ་སྟེ། རྟོག་པ་མཐའ་དག་སྤངས་ཤིང་བདེ་བས་རྒྱུད་གང་བས་སོ། །</text:span></text:p>
      <text:p text:style-name="P27"><text:span text:style-name="T64">བཞི་པ་ལྷན་སྐྱེས་ནི། དེ་ལྟ་བུའི་བདེ་བ་བསྐྱེད་པའི་ཐབས་ལ་ཡང་དག་པར་རིག་པ་ཉིད་དེ། རྟོག་པ་ཐམས་ཅད་དང་བྲལ་བའི་བདེ་ཆེན་གྱི་ཡེ་ཤེས་ཡིན་པས་སོ། །ཞེས་པའོ། །</text:span></text:p>
      <text:p text:style-name="P27"><text:span text:style-name="T64">ཙ༢ གཉིས་པ་</text:span><text:span text:style-name="T67">[</text:span><text:span text:style-name="T21">ཉམས་མྱོང་གི་ཁད་པར་</text:span><text:span text:style-name="T67">]</text:span><text:span text:style-name="T64">ནི། </text:span></text:p>
      <text:p text:style-name="P44"><text:span text:style-name="T62">དགའ་བ་བདེ་བ་ཅུང་ཟད་དེ། །མཆོག་ཏུ་དགའ་བ་དེ་བས་ལྷག །</text:span></text:p>
      <text:p text:style-name="P44"><text:span text:style-name="T62">དགའ་བྲལ་དགའ་བ་ཆགས་བྲལ་ཡིན། །ལྷག་མ་ལྷན་ཅིག་སྐྱེས་དགའ་ཉིད། །</text:span></text:p>
      <text:p text:style-name="P27"><text:soft-page-break/><text:span text:style-name="T64">ཅེས་པ་སྟེ། དེ་ལ་དང་པོ་དགའ་བ་ནི་བདེ་བ་ཅུང་ཟད་དེ་བདེ་བ་ཆུང་བ་དང་། གཉིས་པ་མཆོག་ཏུ་དགའ་བ་ནི་དགའ་བ་དང་པོ་དེ་བས་ལྷག་པ་སྟེ་བདེ་བ་ཆེར་རྒྱས་པ་དང་། གསུམ་པ་དགའ་བྲལ་གྱིས་དགའ་བ་ནི་བདེ་བས་རྒྱུད་གང་ནས་སླར་བདེ་བ་གཞན་འདོད་པའི་ཆགས་པ་དང་བྲལ་བ་ཡིན་ལ། དེ་དག་གི་ལྷག་མ་དགའ་བ་བཞི་པ་ནི་དེ་གསུམ་ལས་འདས་པ་ལྷན་ཅིག་སྐྱེས་པའི་དགའ་བ་ཉིད་ཡིན་ཞེས་པའོ། །</text:span></text:p>
      <text:p text:style-name="P27"><text:span text:style-name="T64">ཙ༣ གསུམ་པ་</text:span><text:span text:style-name="T20">[</text:span><text:span text:style-name="T21">རྟོག་པའི་ཁྱད་པར་</text:span><text:span text:style-name="T20">]</text:span><text:span text:style-name="T64">ནི། </text:span></text:p>
      <text:p text:style-name="P44"><text:span text:style-name="T62">དང་པོ་རིག་པར་འདོད་པ་དང་། །གཉིས་པ་བདེ་བར་འདོད་པ་དང་། །</text:span></text:p>
      <text:p text:style-name="P44"><text:span text:style-name="T62">གསུམ་པ་འདོད་ཆགས་འཇིག་པ་ཉིད། །དེས་ན་བཞི་པ་བསྒོམ་པར་བྱ། །</text:span></text:p>
      <text:p text:style-name="P27"><text:span text:style-name="T64">ཞེས་པ་སྟེ། དགའ་བ་དང་པོ་བདེ་བ་འདོད་ནས་དབང་པོ་གཉིས་རེག་པར་འདོད་པའི་ཆགས་པ་དང་། གཉིས་པ་དེ་བས་ལྷག་པའི་བདེ་བ་ཐོབ་པར་འདོད་ནས་དབང་པོ་བསྲུབ་སྦྱོར་གྱི་ཆགས་པ་དང་། གསུམ་པ་བདེ་བས་རྒྱུད་གང་སྟེ་དེ་བས་ལྷག་པའི་བདེ་བ་སླར་ཐོབ་འདོད་དང་བྲལ་བས་ཆགས་བྲལ་འདོད་ཆགས་འཇིག་པ་ཉིད་དེ། དེ་དག་རྟོག་པའི་ཆ་ཤས་ཅན་ཡིན་པ་དེས་ན་བཞི་པ་རྟོག་བྲལ་ལྷན་སྐྱེས་ནི་འདིར་བསྒོམ་པར་བྱ་ཞེས་པའི་དོན་ཏོ། །</text:span></text:p>
      <text:p text:style-name="P27"><text:span text:style-name="T64">མ༣ གསུམ་པ་</text:span><text:span text:style-name="T20">[</text:span><text:span text:style-name="T21">ལྷན་སྐྱེས་ངོས་བཟུང་བ་</text:span><text:span text:style-name="T20">]</text:span><text:span text:style-name="T64">ནི། </text:span></text:p>
      <text:p text:style-name="P44"><text:span text:style-name="T62">མཆོག་ཏུ་དགའ་བ་སྲིད་པར་བརྗོད། །དགའ་བྲལ་ལས་ནི་མྱ་ངན་འདས། །</text:span></text:p>
      <text:p text:style-name="P44"><text:span text:style-name="T62">དབུ་མ་དགའ་བ་ཙམ་ཉིད་དེ། །འདིས་ནི་ལྷན་ཅིག་སྐྱེས་པ་སྤངས། །</text:span></text:p>
      <text:p text:style-name="P44"><text:span text:style-name="T62">འདོད་ཆགས་མེད་ཅིང་ཆགས་བྲལ་མེད། །དབུ་མར་དམིགས་པར་མི་འགྱུར་རོ། །</text:span></text:p>
      <text:p text:style-name="P44"><text:span text:style-name="T62">འདི་ལ་ཐབས་དང་ཤེས་རབ་མེད། །ཡང་དག་དེ་ཉིད་སྣང་བ་པོ། །</text:span></text:p>
      <text:p text:style-name="P27"><text:soft-page-break/><text:span text:style-name="T64">ཞེས་པ་སྟེ། དེ་ཡང་མཆོག་ཏུ་དགའ་བ་</text:span><text:span text:style-name="T39">(</text:span><text:span text:style-name="T41">༡༣༦ན</text:span><text:span text:style-name="T39">)</text:span><text:span text:style-name="T64">ནི། སྲིད་པར་ཏེ་དེའི་མཐར་ཐ་སྙད་བརྗོད་དེ། འདོད་ཆགས་དང་བཅས་པ་ཉིད་ཡིན་པས་སོ། །</text:span></text:p>
      <text:p text:style-name="P27"><text:span text:style-name="T64">དགའ་བྲལ་ལས་ནི། མྱ་ངན་ལས་འདས་པའི་མཐར་ཐ་སྙད་བརྗོད་དེ། འདོད་ཆགས་དང་བྲལ་བ་ཉིད་ཡིན་པས་སོ། །</text:span></text:p>
      <text:p text:style-name="P27"><text:span text:style-name="T64">དེ་གཉིས་ཀྱི་དབུ་མ་སྟེ་བར་མར་ཐ་སྙད་བརྗོད་པ་ནི། དགའ་བ་ཙམ་ཉིད་ལ་འདོད་དེ། དེ་ཆགས་པ་དང་ཆགས་བྲལ་གཉིས་ཀའི་ཆ་ཤས་ཅན་ཡིན་པས་སོ། །</text:span></text:p>
      <text:p text:style-name="P27"><text:span text:style-name="T64">དེས་ན་དགའ་བ་གསུམ་པོ་འདིས་ནི། ལྷན་ཅིག་སྐྱེས་པ་སྤངས་པ་སྟེ། རིམ་བཞིན་ཆགས་དང་ཆགས་བྲལ་བར་</text:span><text:span text:style-name="T21">མར་</text:span><text:span text:style-name="T64">དམིགས་པས་སོ། །</text:span></text:p>
      <text:p text:style-name="P27"><text:span text:style-name="T64">འོ་ན་ལྷན་སྐྱེས་ཉིད་ཇི་ལྟ་བུ་ཞེ་ན། དེ་ནི་མཆོག་དགའ་ལྟར་འདོད་ཆགས་མེད་ཅིང་། དགའ་བྲལ་ལྟར་ཆགས་བྲལ་མེད་ལ། དགའ་བ་ལྟར་དབུ་མར་དམིགས་པར་ཡང་མི་འགྱུར་རོ། །</text:span></text:p>
      <text:p text:style-name="P27"><text:span text:style-name="T64">དེས་ན་ལྷན་སྐྱེས་འདི་ལ་ཐབས་བདེ་བ་རྐྱང་པ་དང་ཤེས་རབ་སྟོང་པ་རྐྱང་པ་མེད་པས་ཐབས་ཤེས་དབྱེར་མེད་ཡང་དག་པའི་ཡེ་ཤེས་ཀྱི་དེ་ཁོ་ན་ཉིད་སྣང་བ་པོ་ཡིན་ཞེས་པའི་དོན་ཏེ། </text:span></text:p>
      <text:p text:style-name="P27"><text:span text:style-name="T64">སཾ་ཊིར། </text:span></text:p>
      <text:p text:style-name="P46"><text:span text:style-name="T38">འདོད་ཆགས་ཉིད་དང་ཆགས་བྲལ་ཉིད། །འདྲེས་པར་གྱུར་པ་རྙོག་པ་མེད། །</text:span></text:p>
      <text:p text:style-name="P27"><text:span text:style-name="T64">ཅེས་པ་ལྟར་རོ། །</text:span></text:p>
      <text:p text:style-name="P27"><text:span text:style-name="T64">བ༢ གཉིས་པ་</text:span><text:span text:style-name="T20">[</text:span><text:span text:style-name="T21">དེ་ཉིད་རྟོགས་པའི་ཐབས་</text:span><text:span text:style-name="T20">]</text:span><text:span text:style-name="T64">ནི། </text:span></text:p>
      <text:p text:style-name="P44"><text:span text:style-name="T62">གཞན་གྱིས་བརྗོད་མིན་ལྷན་ཅིག་སྐྱེས། །གང་དུ་ཡང་ནི་མི་རྙེད་དེ། །</text:span></text:p>
      <text:p text:style-name="P44"><text:span text:style-name="T62">བླ་མའི་དུས་ཐབས་བསྟེན་པ་དང་། །བདག་གི་བསོད་ནམས་ལས་ཤེས་བྱ། །</text:span></text:p>
      <text:p text:style-name="P27"><text:soft-page-break/><text:span text:style-name="T64">ཞེས་པ་སྟེ། སྒྲ་དང་གཏན་ཚིགས་ལ་སོགས་པ་གཞན་གྱིས་བརྗོད་པས་མཚོན་པར་བྱ་བའི་ཡུལ་མིན་པའི་ལྷན་ཅིག་སྐྱེས་པའི་ཡེ་ཤེས་དེ་ཉིད། ཐབས་གཞན་གང་དུ་བཙལ་ཡང་ནི་མི་རྙེད་དེ། མཚན་ཉིད་ཅན་གྱི་བླ་མའི་མན་ངག་ལས་གསུངས་པའི་སྐད་ཅིག་གི་དབྱེ་བ་ཕྱེ་བའི་དུས་དང་། ཉམས་སུ་བླང་བའི་ཐབས་རྣམས་སྒྲུབ་ཅིང་བསྟེན་པ་དང་། བླ་མ་དམ་པ་མཆོད་པ་སོགས་བདག་གི་བསོད་ནམས་ཀྱི་ཚོགས་བསགས་པའི་མཐུ་ལས་མངོན་དུ་འགྱུར་བར་ཤེས་པར་བྱ་དགོས་པའི་དོན་ཏོ། །</text:span></text:p>
      <text:p text:style-name="P27"><text:span text:style-name="T1">བ༣ </text:span><text:span text:style-name="T31">གསུམ་པ་རྟོགས་ནས་ཉམས་སུ་ལེན་ཚུལ་ལ། </text:span><text:span text:style-name="T1">མ༡ </text:span><text:span text:style-name="T31">ལྷན་སྐྱེས་སྒོམ་པ་སྤྱིར་བསྟན་པ། </text:span><text:span text:style-name="T1">མ༢ </text:span><text:span text:style-name="T31">དེའི་དོན་བྱེ་བྲག་ཏུ་བཤད་པ། </text:span><text:span text:style-name="T1">མ༣ </text:span><text:span text:style-name="T31">ལྷན་སྐྱེས་སྒོམ་པའི་རྣམ་གཞག་གསུམ་གྱི། </text:span></text:p>
      <text:p text:style-name="P27"><text:span text:style-name="T64">མ༡ དང་</text:span><text:span text:style-name="T39">(</text:span><text:span text:style-name="T41">༡༣༦བ</text:span><text:span text:style-name="T39">)</text:span><text:span text:style-name="T64">པོ་ནི། </text:span></text:p>
      <text:p text:style-name="P29"><text:span text:style-name="T56">དམན་པ་འབྲིང་དང་མཆོག་རྣམས་དང་། །</text:span></text:p>
      <text:p text:style-name="P29"><text:span text:style-name="T56">གཞན་རྣམས་གང་རྣམས་དེ་རྣམས་དང་། །</text:span></text:p>
      <text:p text:style-name="P29"><text:span text:style-name="T56">རོ་མཉམ་དེ་ཉིད་བསྒོམས་པ་ཡིས། །</text:span></text:p>
      <text:p text:style-name="P29"><text:span text:style-name="T56">འདི་ཀུན་མཉམ་པ་ཉིད་དུ་བལྟ། །</text:span></text:p>
      <text:p text:style-name="P27"><text:span text:style-name="T64">ཞེས་པ་སྟེ། དམན་པ་ཞེས་བྱ་བ་དང་། དེ་བཞིན་དུ་འབྲིང་དང་མཆོག་རྣམས་དང་གཞན་རྣམས་དང་གང་རྣམས་དང་དེ་རྣམས་དང་རོ་ཞེས་པ་དང་མཉམ་ཞེས་པ་དང་དེ་ཉིད་བསྒོམས་པ་ཡིས་ཞེས་པ་དང་འདི་ཀུན་དང་མཉམ་པ་ཉིད་དུ་བལྟ་ཞེས་པའི་སྒྲས་བརྗོད་པ་ཆོས་ཀྱི་བརྡས་ལྷན་སྐྱེས་སྒོམ་པ་མདོ་ཙམ་བསྟན་ཏོ། །</text:span></text:p>
      <text:p text:style-name="P27"><text:span text:style-name="T64">མ༢ གཉིས་པ་</text:span><text:span text:style-name="T20">[</text:span><text:span text:style-name="T21">དེའི་དོན་བྱེ་བྲག་ཏུ་བཤད་པ་</text:span><text:span text:style-name="T20">]</text:span><text:span text:style-name="T64">ནི། </text:span></text:p>
      <text:p text:style-name="P44"><text:span text:style-name="T62">དམན་པའི་གནས་ནི་ཕྲ་བའི་དོན། །མཆོག་ནི་དངོས་པོར་བརྗོད་པར་བྱ། །</text:span></text:p>
      <text:p text:style-name="P44"><text:soft-page-break/><text:span text:style-name="T62">དབུ་མ་གཉིས་ཀྱིས་སྤངས་པ་ཉིད། །གཞན་རྣམས་ཞེས་བྱ་དབང་པོ་དྲུག །</text:span></text:p>
      <text:p text:style-name="P44"><text:span text:style-name="T62">གང་རྣམས་དེ་རྣམས་བརྟན་དང་གཡོ། །འདི་ཀུན་ཞེས་བྱ་ང་ཉིད་མེད། །</text:span></text:p>
      <text:p text:style-name="P44"><text:span text:style-name="T62">མཉམ་ཉིད་མཚུངས་པར་འདོད་པ་ཉིད། །རོ་མཉམ་དེ་ཉིད་བསྒོམས་པ་ཡིས། །</text:span></text:p>
      <text:p text:style-name="P44"><text:span text:style-name="T62">མཉམ་ཞེས་བྱ་བ་མཚུངས་པར་བརྗོད། །དེ་ཡིས་འཁོར་ལོ་རོ་ཞེས་བརྗོད། །</text:span></text:p>
      <text:p text:style-name="P44"><text:span text:style-name="T62">བསྒོམ་པ་རོ་གཅིག་མཉམ་པ་ཉིད། །འདིས་ནི་དོན་གྱིས་བརྗོད་པར་བྱ། །</text:span></text:p>
      <text:p text:style-name="P27"><text:span text:style-name="T64">ཞེས་པ་སྟེ། གོང་དུ་གསུངས་པའི་དམན་པ་ཞེས་པའི་གནས་ནི། ཕྲ་བའི་དོན་ཏེ། རྡུལ་ཕྲ་རབ་དང་ཡེ་ཤེས་ལ་སོགས་པའོ། །</text:span></text:p>
      <text:p text:style-name="P27"><text:span text:style-name="T64">མཆོག་ཅེས་པ་ནི། རགས་པའི་དངོས་པོར་བརྗོད་པར་བྱ་བ་སྟེ། རི་དང་རྒྱ་མཚོ་ལ་སོགས་པའོ། །</text:span></text:p>
      <text:p text:style-name="P27"><text:span text:style-name="T64">དབུ་མ་སྟེ་འབྲིང་ནི། ཕྲ་རགས་གཉིས་ཀྱིས་སྤངས་པ་བར་མ་ཉིད་དེ། བུམ་པ་དང་སྣམ་བུ་ལ་སོགས་པའོ། །</text:span></text:p>
      <text:p text:style-name="P57"><text:span text:style-name="T64">གཞན་རྣམས་ཞེས་བྱ་བ་ནི། མིག་སོགས་དབང་པོ་དྲུག་གོ། །</text:span></text:p>
      <text:p text:style-name="P57"><text:span text:style-name="T64">གང་རྣམས་དང་དེ་རྣམས་ཞེས་བྱ་བ་ནི། རིམ་བཞིན་བརྟེན་པ་སྣོད་ཀྱི་འཇིག་རྟེན་དང་གཡོ་བ་བཅུད་ཀྱི་སེམས་ཅན་ནོ། །</text:span></text:p>
      <text:p text:style-name="P57"><text:span text:style-name="T64">འདི་ཀུན་ཞེས་བྱ་བ་ནི། དེ་དག་ཐམས་ཅད་ང་ཉིད་དམ་བདག་མེད་པ་སྟོང་པ་ཉིད་དོ། །</text:span></text:p>
      <text:p text:style-name="P57"><text:span text:style-name="T64">མཉམ་པ་ཉིད་ཅེས་པ་ནི། དབྱེར་མི་ཕྱེད་པར་མཚུངས་པའམ་འདྲ་བར་འདོད་པ་ཉིད་དོ། །</text:span></text:p>
      <text:p text:style-name="P57"><text:span text:style-name="T64">རོ་མཉམ་དེ་ཉིད་བསྒོམས་པ་ཡིས་ཞེས་པའི་ཚིག་ཟུར་གྱིས་མཉམ་ཞེས་བྱ་བ་མཚུངས་པ་སྟེ་འདྲ་བར་བརྗོད་པ་དང་། </text:span></text:p>
      <text:p text:style-name="P57"><text:span text:style-name="T64">ལྷ་མོ་བཅོ་ལྔ་པོ་དེ་</text:span><text:span text:style-name="T39">(</text:span><text:span text:style-name="T41">༡༣༧ན</text:span><text:span text:style-name="T39">)</text:span><text:span text:style-name="T64">ཡི་དཀྱིལ་འཁོར་གྱི་འཁོར་ལོ་ནི། ཉམས་སུ་མྱོང་བྱ་ཡིན་པས་ན་གོང་གི་ཚིག་ཟུར་གྱི་རོ་ཞེས་བརྗོད་པ་དང་། </text:span></text:p>
      <text:p text:style-name="P27"><text:soft-page-break/><text:span text:style-name="T64">དེ་ཉིད་བསྒོམས་པ་ཞེས་བྱ་བ་ནི། ཆོས་ཐམས་ཅད་སྟོང་པ་ཉིད་ཀྱི་ངོ་བོར་རོ་གཅིག་ཏུ་མཉམ་པ་ཉིད་དོ། །</text:span></text:p>
      <text:p text:style-name="P81">དེ་ལྟར་བཤད་ཚུལ་འདིས་ནི་ལྷན་སྐྱེས་སྒོམ་ཚུལ་དོན་གྱིས་བརྗོད་པར་བྱ་བ་ཡིན་ཞེས་པའི་དོན་ཏོ།།</text:p>
      <text:p text:style-name="P27"><text:span text:style-name="T1">མ༣ </text:span><text:span text:style-name="T31">གསུམ་པ་</text:span><text:span text:style-name="T4">[</text:span><text:span text:style-name="T1">ལྷན་སྐྱེས་སྒོམ་པའི་རྣམ་གཞག་</text:span><text:span text:style-name="T4">]</text:span><text:span text:style-name="T31">ལ། </text:span><text:span text:style-name="T1">ཙ༡ </text:span><text:span text:style-name="T31">ངོ་བོ་སྤྱིར་བསྟན་པ་དང་། </text:span><text:span text:style-name="T1">ཙ༢ </text:span><text:span text:style-name="T31">རྣམ་དབྱེ་བྱེ་བྲག་ཏུ་བཤད་པ་གཉིས་ལས། </text:span></text:p>
      <text:p text:style-name="P27"><text:span text:style-name="T1">ཙ༡ </text:span><text:span text:style-name="T31">དང་པོ་ལ། </text:span><text:span text:style-name="T1">ཚ༡ </text:span><text:span text:style-name="T31">བརྟན་གཡོ་ཐམས་ཅད་ལྷན་སྐྱེས་ཀྱི་ངོ་བོར་བསྟན་པ་དང་། </text:span><text:span text:style-name="T1">ཚ༢ </text:span><text:span text:style-name="T31">དེ་ལྟར་ཤེས་པའི་དགོས་པ་གཉིས་ཀྱི། </text:span></text:p>
      <text:p text:style-name="P27"><text:span text:style-name="T64">ཚ༡ དང་པོ་ནི། </text:span></text:p>
      <text:p text:style-name="P44"><text:span text:style-name="T62">ང་ལས་འགྲོ་བ་ཐམས་ཅད་བྱུང་། །ང་ལས་གནས་གསུམ་པོ་ཡང་བྱུང་། །</text:span></text:p>
      <text:p text:style-name="P44"><text:span text:style-name="T62">ང་ཡིས་འདི་ཀུན་ཁྱབ་པ་སྟེ། །འགྲོ་བའི་རང་བཞིན་གཞན་མ་མཐོང་། །</text:span></text:p>
      <text:p text:style-name="P27"><text:span text:style-name="T64">ཞེས་པ་སྟེ། ལྷན་སྐྱེས་ཀྱི་རང་བཞིན་ང་ལས་བཅུད་རིས་དྲུག་གི་འགྲོ་བ་ཐམས་ཅད་བྱུང་ཞིང་། དེ་བཞིན་དུ་ང་ལས་སྣོད་ས་བླ་ས་འོག་ས་སྟེང་གི་གནས་གསུམ་པོ་ཡང་བྱུང་བས། ང་ཡིས་བརྟན་གཡོའི་དངོས་པོ་འདི་ཀུན་ལ་ཁྱབ་པ་སྟེ། ལྷན་སྐྱེས་ཀྱི་རྣམ་རོལ་ལས་ལོགས་སུ་འགྲོ་བའི་རང་བཞིན་གཞན་ཅི་ཡང་མ་མཐོང་ཞེས་ལྷན་སྐྱེས་ཀྱི་ཡུལ་སྟོང་པ་ཉིད་ལས་ཡུལ་ཅན་སྣོད་བཅུད་ཀྱི་སྣང་བ་སྣ་ཚོགས་བྱུང་བར་བསྟན་ཏོ། །</text:span></text:p>
      <text:p text:style-name="P27"><text:span text:style-name="T64">ཚ༢ གཉིས་པ་</text:span><text:span text:style-name="T20">[</text:span><text:span text:style-name="T21">དེ་ལྟར་ཤེས་པའི་དགོས་པ་</text:span><text:span text:style-name="T20">]</text:span><text:span text:style-name="T64">ནི། </text:span></text:p>
      <text:p text:style-name="P44"><text:span text:style-name="T62">དེ་ལྟར་རྣལ་འབྱོར་པས་ཤེས་ནས། །ཤིན་ཏུ་མཉམ་བཞག་གང་གོམས་པ། །</text:span></text:p>
      <text:p text:style-name="P44"><text:span text:style-name="T62">བསོད་ནམས་ཆུང་བའི་མི་ཡིས་ཀྱང་། །དེ་ནི་འགྲུབ་པར་ཐེ་ཚོམ་མེད། །</text:span></text:p>
      <text:p text:style-name="P44"><text:soft-page-break/><text:span text:style-name="T62">བཟའ་དང་བཏུང་དང་བླུགས་པ་དང་། །ཉལ་དང་ལོག་དང་སེམས་པ་ན། །</text:span></text:p>
      <text:p text:style-name="P44"><text:span text:style-name="T62">ཕྱག་རྒྱ་ཆེན་པོ་མངོན་འདོད་པས། །དེ་ནས་མངོན་དུ་འགྲོ་བར་འགྱུར། །</text:span></text:p>
      <text:p text:style-name="P27"><text:span text:style-name="T64">ཞེས་པ་སྟེ། དེ་ལྟར་ཆོས་ཐམས་ཅད་ལྷན་སྐྱེས་ཀྱི་རྣམ་རོལ་དུ་རྣལ་འབྱོར་པས་ཤེས་ཤིང་རྟོགས་ནས། ལྷན་སྐྱེས་ལ་རྩེ་གཅིག་པར་ཤིན་ཏུ་མཉམ་པར་བཞག་པ་ལ་གང་གོམས་པ་དེ་ནི། ཚེ་རབས་སྔོན་དུ་བསགས་པའི་བསོད་ནམས་ཆུང་བའི་མི་དམན་པར་གྲགས་པ་ཡིས་ཀྱང་། ཚེ་འདི་ཉིད་ལ་མཆོག་གི་དངོས་གྲུབ་དེ་ནི་འགྲུཔ་པར་</text:span><text:span text:style-name="T39">(</text:span><text:span text:style-name="T41">༡༣༧བ</text:span><text:span text:style-name="T39">)</text:span><text:span text:style-name="T64">ཐེ་ཚོམ་མེད་ལ། རྗེས་ཤེས་སུ་བཟའ་བ་ཟ་བ་དང་། བཏུང་བ་འཐུང་བ་དང་། ཁྲུས་ཆུ་བླུགས་པ་དང་། གློ་ཕབ་ནས་ཉལ་བ་དང་། གཉིད་ལོག་པ་དང་། བསམ་མནོ་སེམས་པ་ལ་སོགས་པ་ནའང་། ཕྱག་རྒྱ་ཆེན་པོ་མངོན་དུ་བྱེད་པར་འདོད་པས་ལྷན་སྐྱེས་ཀྱི་དྲན་པ་ལ་གོམས་པར་བྱས་ན་དེ་ནས་ཕྱག་ཆེན་མངོན་གྱུར་དུ་འགྲོ་བར་འགྱུར་བའི་དོན་ཏོ། །</text:span></text:p>
      <text:p text:style-name="P27"><text:span text:style-name="T1">ཙ༢ </text:span><text:span text:style-name="T31">གཉིས་པ་</text:span><text:span text:style-name="T4">[</text:span><text:span text:style-name="T1">རྣམ་དབྱེ་བྱེ་བྲག་ཏུ་བཤད་པ་</text:span><text:span text:style-name="T4">]</text:span><text:span text:style-name="T31">ལ། </text:span><text:span text:style-name="T1">ཚ༡ </text:span><text:span text:style-name="T31">རང་བཞིན་ལྷན་སྐྱེས་བཤད་པ་དང་། </text:span><text:span text:style-name="T1">ཚ༢ </text:span><text:span text:style-name="T31">བདེ་སྟོང་ལྷན་སྐྱེས་བཤད་པ་གཉིས་ལས། </text:span></text:p>
      <text:p text:style-name="P27"><text:span text:style-name="T1">ཚ༡ </text:span><text:span text:style-name="T31">དང་པོ་ལ། </text:span><text:span text:style-name="T1">ཛ༡ </text:span><text:span text:style-name="T31">ལྷན་སྐྱེས་ཀྱི་ངོ་བོ། </text:span><text:span text:style-name="T1">ཛ༢ </text:span><text:span text:style-name="T31">སྒོམ་ཚུལ། </text:span><text:span text:style-name="T1">ཛ༣ </text:span><text:span text:style-name="T31">རང་རིག་ཉིད་སྒོམ་པར་གདམས་པ། </text:span><text:span text:style-name="T1">ཛ༤ </text:span><text:span text:style-name="T31">དེའི་འཕྲོས་དོན་བཞིའི། </text:span></text:p>
      <text:p text:style-name="P27"><text:span text:style-name="T64">ཛ༡ དང་པོ་ནི། </text:span></text:p>
      <text:p text:style-name="P44"><text:span text:style-name="T62">གང་ཕྱིར་ཡིད་ཀྱིས་མི་བསྒོམས་པར། །འགྲོ་བ་ཐམས་ཅད་བསྒོམ་པར་བྱ། །</text:span></text:p>
      <text:p text:style-name="P44"><text:span text:style-name="T62">ཐམས་ཅད་ཆོས་ནི་ཡོངས་ཤེས་ན། །བསྒོམ་པ་ཉིད་ནི་བསྒོམ་པ་མིན། །</text:span></text:p>
      <text:p text:style-name="P27"><text:span text:style-name="T64">ཞེས་པ་སྟེ། ལྷན་སྐྱེས་གང་དག་བློ་འདས་ཡིན་པ་དེའི་ཕྱིར་རྟོག་དཔྱོད་ཀྱི་ཡིད་ཀྱིས་མཚན་མར་འཛིན་པ་དང་ཞེན་པས་མི་བསྒོམ་པར། འགྲོ་བས་མཚོན་པ་བརྟན་གཡོ་ཐམས་ཅད་གཟུང་འཛིན་གྱི་</text:span><text:soft-page-break/><text:span text:style-name="T64">སྤྲོས་པ་དང་བྲལ་བ་རང་བཞིན་སྟོང་པ་ཉིད་དུ་བསྒོམ་པར་བྱ་སྟེ། ཆོས་ཐམས་ཅད་ཀྱི་ཆོས་ཉིད་རང་བཞིན་མེད་པའི་ཚུལ་ནི་ཡོངས་སུ་ཤེས་ན། ཆོས་གང་ཡང་དངོས་པོ་དང་མཚན་མར་བློས་བཅོས་ནས་བསྒོམ་པ་ཉིད་ནི་ཡང་དག་པའི་དོན་བསྒོམ་པ་མིན་པའི་ཕྱིར་རོ། །</text:span></text:p>
      <text:p text:style-name="P27"><text:span text:style-name="T64">དེ་ལྟར་ཡང་གསང་འདུས་ལས། </text:span></text:p>
      <text:p text:style-name="P45"><text:span text:style-name="T38">དངོས་པོ་མེད་པས་བསྒོམ་པ་མེད། །བསྒོམ་པར་བྱ་བ་བསྒོམ་པ་མིན། །</text:span></text:p>
      <text:p text:style-name="P27"><text:span text:style-name="T64">ཞེས་དང་། </text:span></text:p>
      <text:p text:style-name="P27"><text:span text:style-name="T64">སཾ་ཊིར། </text:span></text:p>
      <text:p text:style-name="P45"><text:span text:style-name="T38">སྟོང་པ་བསྒོམ་པར་མི་བྱ་སྟེ། །སྟོང་མིན་བསྒོམ་པར་མི་བྱའོ། །</text:span></text:p>
      <text:p text:style-name="P27"><text:span text:style-name="T64">ཞེས་སོགས་གསུངས་སོ། །</text:span></text:p>
      <text:p text:style-name="P27"><text:span text:style-name="T64">ཛ༢ གཉིས་པ་</text:span><text:span text:style-name="T20">[</text:span><text:span text:style-name="T21">སྒོམ་ཚུལ་</text:span><text:span text:style-name="T20">]</text:span><text:span text:style-name="T64">ནི། </text:span></text:p>
      <text:p text:style-name="P44"><text:span text:style-name="T62">བརྟན་དང་གཡོ་བའི་དངོས་པོ་གང་། །རྩྭ་ལྕུག་འཁྲིལ་ཤིང་ལ་སོགས་པ། །</text:span></text:p>
      <text:p text:style-name="P44"><text:span text:style-name="T62">བདག་གི་དངོས་པོའི་རང་བཞིན་ལས། །དམ་པའི་དེ་ཉིད་ངེས་བསྒོམ་བྱ། །</text:span></text:p>
      <text:p text:style-name="P27"><text:span text:style-name="T64">ཞེས་པ་སྟེ། བརྟན་པ་སྣོད་དང་གཡོ་བ་བཅུད་ཀྱིས་བསྡུས་པའི་དངོས་པོ་གང་དག་རྩྭ་དང་ལྕུག་མ་དང་འཁྲིལ་ཤིང་ལ་སོགས་པས་མཚོན་པ་རྣམས་ཀྱང་བདག་གི་དངོས་པོ་</text:span><text:span text:style-name="T39">(</text:span><text:span text:style-name="T41">༡༣༨ན</text:span><text:span text:style-name="T39">)</text:span><text:span text:style-name="T64">ལྷན་ཅིག་སྐྱེས་པའི་རང་བཞིན་ལས་གཞན་མ་ཡིན་པ་དོན་དམ་པའི་དེ་ཁོ་ན་ཉིད་ངེས་པས་བསྒོམ་པར་བྱ་ཞེས་པའོ། །</text:span></text:p>
      <text:p text:style-name="P27"><text:span text:style-name="T64">ཛ༣ གསུམ་པ་</text:span><text:span text:style-name="T20">[</text:span><text:span text:style-name="T21">རང་རིག་ཉིད་སྒོམ་པར་གདམས་པ་</text:span><text:span text:style-name="T20">]</text:span><text:span text:style-name="T64">ནི། </text:span></text:p>
      <text:p text:style-name="P44"><text:span text:style-name="T62">དེ་རྣམས་དམ་པ་གཅིག་ཡོད་མིན། །རང་རིག་བདེ་བ་ཆེན་པོ་ཉིད། །</text:span></text:p>
      <text:p text:style-name="P44"><text:span text:style-name="T62">རང་རིག་ནས་ནི་བྱང་ཆུབ་འགྱུར། །རང་རིག་ཕྱིར་ན་བསྒོམ་པ་ཉིད། །</text:span></text:p>
      <text:p text:style-name="P27"><text:soft-page-break/><text:span text:style-name="T64">ཅེས་པ་སྟེ། སྣོད་བཅུད་དེ་རྣམས་དོན་དམ་པར་རང་མཚན་དུ་གྲུབ་པ་གཅིག་ཀྱང་ཡོད་པ་མིན་པས་ཀུན་ཀྱང་སོ་སོ་རང་རིག་པའི་ཡེ་ཤེས་བདེ་བ་ཆེན་པོ་ཉིད་ཀྱི་རྣམ་རོལ་ཡིན་ལ། དེ་ཉིད་རང་གིས་ཡང་དག་པར་རིག་ཅིང་རྟོགས་ནས་ནི་མྱུར་དུ་མངོན་པར་བྱང་ཆུབ་པར་འགྱུར་ཏེ། དེ་ལྟར་ན་བསྒྲུབ་བྱའི་གཙོ་བོ་རང་རིག་པའི་ཡེ་ཤེས་ཉིད་ཡིན་པའི་ཕྱིར་ན་དེ་ཉིད་ལ་གོམས་པར་བྱེད་པའི་ཚུལ་གྱིས་བསྒོམ་པར་བྱ་བ་ཉིད་ཡིན་ཞེས་པའི་དོན་ཏོ། །</text:span></text:p>
      <text:p text:style-name="P27"><text:span text:style-name="T1">ཛ༤ </text:span><text:span text:style-name="T31">བཞི་པ་</text:span><text:span text:style-name="T33">[</text:span><text:span text:style-name="T31">དེའི་འཕྲོས་དོན་</text:span><text:span text:style-name="T33">]</text:span><text:span text:style-name="T31">ལ། </text:span><text:span text:style-name="T1">ཝ༡ </text:span><text:span text:style-name="T31">རང་རིག་ཉིད་གཙོ་བོར་བསྟན་པ་དང་། </text:span><text:span text:style-name="T1">ཝ༢ </text:span><text:span text:style-name="T31">དེའི་རྒྱུ་མཚན་གཉིས་ཀྱི། </text:span></text:p>
      <text:p text:style-name="P27"><text:span text:style-name="T64">ཝ༡ དང་པོ་ནི། </text:span></text:p>
      <text:p text:style-name="P44"><text:span text:style-name="T62">རང་གིས་རིག་པའི་འགྱུར་བ་ལས། །མནན་པ་ལས་ནི་ལས་སྐྱེས་ཏེ། །</text:span></text:p>
      <text:p text:style-name="P44"><text:span text:style-name="T62">རང་གིས་འཕྲོག་ཅིང་རང་གིས་བྱེད། །རང་རིག་རྒྱལ་པོ་རང་གཙོ་བོ། །</text:span></text:p>
      <text:p text:style-name="P27"><text:span text:style-name="T64">ཞེས་པ་སྟེ། གོང་དུ་ཆོས་ཐམས་ཅད་རངརིག་ཡེ་ཤེས་སུ་བསྟན་པས་སྡུག་བསྔལ་འཕེན་བྱེད་ཀྱི་ལས་ཅི་ལས་འབྱུང་སྙམ་ན། སྐྱོན་མེད་དེ། རང་གིས་རང་རིག་པའི་ངོ་བོ་སྟོང་ཉིད་དུ་གནས་ཀྱང་། དེའི་འགྱུར་བ་མ་རིག་པ་ལས་རྒྱུད་རྣམ་པར་རྟོག་པས་ཟིལ་གྱིས་མནན་པ་ལས་ནི་ཟག་བཅས་ཀྱི་ལས་སྐྱེས་ཏེ། དེ་ཡང་དགེ་བའི་ལས་སྐྱེས་པས་རང་གིས་འཁོར་བའི་ཉེས་སྐྱོན་འཕྲོག་ཅིང་། མི་དགེ་བའི་ལས་སྐྱེས་པས་རང་གིས་འཁོར་བའི་སྡུག་བསྔལ་བྱེད་དེ། དེ་ལྟར་ན་བདེ་སྡུག་ཐམས་ཅད་རང་རིག་པའི་སེམས་ལ་རག་ལས་ཤིང་འཁོར་འདས་ལ་དབང་བསྒྱུར་བས་ན་རང་རིག་ཉིད་རྒྱལ་པོ་ལྟ་བུའམ་རང་རིག་ཉིད་གཙོ་བོ་ལྟ་བུ་ཡིན་ཏེ། </text:span></text:p>
      <text:p text:style-name="P27"><text:span text:style-name="T64">སཾ་ཊིར། </text:span></text:p>
      <text:p text:style-name="P45"><text:soft-page-break/><text:span text:style-name="T38">ཀུན་རྟོག་མང་པོའི་མུན་པས་ཁྱབ་གྱུར་པའི། །</text:span></text:p>
      <text:p text:style-name="P45"><text:span text:style-name="T38">རབ་ཏུ་འཇོམས་པ་སྨྱོ་ཞིང་གློག་འགྱུ་བ། །</text:span></text:p>
      <text:p text:style-name="P45"><text:span text:style-name="T38">ཆགས་སོགས་དགག་དཀའི་དྲི་མས་གོས་གྱུར་པའི། །</text:span></text:p>
      <text:p text:style-name="P45"><text:span text:style-name="T38">སེམས་ནི་རྡོ་རྗེ་</text:span><text:span text:style-name="T39">(</text:span><text:span text:style-name="T41">༡༣༨བ</text:span><text:span text:style-name="T39">)</text:span><text:span text:style-name="T38">ཅན་གྱིས་འཁོར་བར་གསུངས། །</text:span></text:p>
      <text:p text:style-name="P45"><text:span text:style-name="T38">རང་བཞིན་འོད་གསལ་རྟོག་ལས་རྣམ་པར་གྲོལ། །</text:span></text:p>
      <text:p text:style-name="P45"><text:span text:style-name="T38">འདོད་ཆགས་ལ་སོགས་དྲི་མས་གོས་བྲལ་བའི། །</text:span></text:p>
      <text:p text:style-name="P45"><text:span text:style-name="T38">གཟུང་བ་དང་ནི་འཛིན་མེད་སེམས་དཔའ་མཆོག །</text:span></text:p>
      <text:p text:style-name="P45"><text:span text:style-name="T38">དེ་ཉིད་མྱ་ངན་འདས་པ་མཆོག་ཏུ་གསུངས། །</text:span></text:p>
      <text:p text:style-name="P27"><text:span text:style-name="T64">ཞེས་དང་། </text:span></text:p>
      <text:p text:style-name="P27"><text:span text:style-name="T64">འདིར་ཡང་། </text:span><text:span text:style-name="T45">[</text:span><text:span text:style-name="T46">བརྟག་པ་ཕྱི་མ། བཞི་པ་ཕྱག་རྒྱ་བསྡུས་པའི་དོན་གྱི་ལེའུར།</text:span><text:span text:style-name="T45">]</text:span></text:p>
      <text:p text:style-name="P45"><text:span text:style-name="T38">འདི་ཉིད་འཁོར་བ་ཞེས་བྱ་སྟེ། །འདི་ཉིད་མྱ་ངན་འདས་པ་ཡིན། །</text:span></text:p>
      <text:p text:style-name="P27"><text:span text:style-name="T64">ཞེས་སོ། །</text:span></text:p>
      <text:p text:style-name="P27"><text:span text:style-name="T64">འདིར་གཞུང་གི་འགྱུར་དང་འཆད་ཚུལ་མི་འདྲ་བ་མང་དུ་སྣང་ཡང་། གྲུབ་ཆེན་གྱི་འགྲེལ་པ་རྣམས་དང་བཤད་ཚུལ་འདི་ཉིད་དོན་མཐུན་པ་ཡིན་ལ། </text:span></text:p>
      <text:p text:style-name="P27"><text:span text:style-name="T64">འགའ་ཞིག །རྣམ་རྟོག་བཅོམ་ཞིང་མནན་པ་ལས་ཟག་མེད་ཀྱི་ལས་སྐྱེས་ཏེ། དེས་རང་སྐྱོན་འཕྲོག་པ་དང་ཡོན་ཏན་བྱེད་པ་མནན་པ་ལས་ནི་ཞེས་སོགས་ཀྱི་དོན་དུ་འཆད་ཀྱང་། མི་འཐད་དེ། གྲུབ་ཆེན་དུ་མས་རང་རིག་ཉིད་སྟོང་ཉིད་དུ་གནས་ཀྱང་དེའི་འགྱུར་བ་ལས་ལས་བསགས་པའི་དོན་དང་། ལས་ཀྱང་དགེ་མི་དགེ་གཉིས་སུ་གསལ་བར་བཤད་པའི་ཕྱིར་རོ། །</text:span></text:p>
      <text:p text:style-name="P27"><text:soft-page-break/><text:span text:style-name="T64">ཝ༢ གཉིས་པ་</text:span><text:span text:style-name="T20">[</text:span><text:span text:style-name="T21">དེའི་རྒྱུ་མཚན་</text:span><text:span text:style-name="T20">]</text:span><text:span text:style-name="T64">ནི། </text:span></text:p>
      <text:p text:style-name="P44"><text:span text:style-name="T62">འདོད་ཆགས་ཞེ་སྡང་ཕྲག་དོག་དང་། །དེ་བཞིན་གཏི་མུག་ང་རྒྱལ་ཉིད། །</text:span></text:p>
      <text:p text:style-name="P44"><text:span text:style-name="T62">དེ་ཀུན་དེ་གནས་ཉམས་དགའ་བར། །བཅུ་དྲུག་ཆར་ཡང་མི་ཕོད་དོ། །</text:span></text:p>
      <text:p text:style-name="P27"><text:span text:style-name="T64">ཞེས་པ་སྟེ། རང་རིག་ཉིད་གཙོ་བོ་ཡིན་པའི་རྒྱུ་མཚན་ཇི་ལྟ་བུ་ཞེ་ན། འདོད་ཆགས་དང་ཞེ་སྡང་དང་ཕྲག་དོག་དང་དེ་བཞིན་དུ་གཏི་མུག་དང་ང་རྒྱལ་ཉིད་ཀྱི་སྒྲས་བརྗོད་པ་རིགས་ལྔའམ་ཡེ་ཤེས་ལྔ་པོ་དེ་ཀུན་དེ་དག་ཐམས་ཅད་ཀྱི་འབྱུང་གནས་ཉམས་དགའ་བ་སྟེ། རང་རིག་ལྷན་སྐྱེས་དེར་དགའ་བ་བཅུ་དྲུག་ཏུ་ཕྱེ་བའི་ཆར་ཡང་མི་ཕོད་དོ། །</text:span></text:p>
      <text:p text:style-name="P27"><text:span text:style-name="T64">དེ་ཅིའི་ཕྱིར་ཞེ་ན། ལྷན་སྐྱེས་དེ་ཉིད་དྲུག་པ་རྡོ་རྗེ་འཆང་གི་རང་བཞིན་རིགས་ཐམས་ཅད་ལ་དབང་བསྒྱུར་བ་པོ་ཡིན་པའི་ཕྱིར་རོ་ཞེས་པའོ། །</text:span></text:p>
      <text:p text:style-name="P27"><text:span text:style-name="T1">ཚ༢ </text:span><text:span text:style-name="T31">གཉིས་པ་</text:span><text:span text:style-name="T4">[</text:span><text:span text:style-name="T1">བདེ་སྟོང་ལྷན་སྐྱེས་བཤད་པ་</text:span><text:span text:style-name="T4">]</text:span><text:span text:style-name="T31">ལ། </text:span><text:span text:style-name="T1">ཛ༡ </text:span><text:span text:style-name="T31">སྤྱིར་བསྟན་པ་དང་། </text:span><text:span text:style-name="T1">ཛ༢ </text:span><text:span text:style-name="T31">ངོ་བོ་ངོས་བཟུང་བ་གཉིས་ཀྱི། </text:span></text:p>
      <text:p text:style-name="P27"><text:span text:style-name="T64">ཛ༡ དང་པོ་ནི། </text:span><text:span text:style-name="T39">(</text:span><text:span text:style-name="T41">༡༣༩ན</text:span><text:span text:style-name="T39">)</text:span></text:p>
      <text:p text:style-name="P44"><text:span text:style-name="T62">ཆོས་འབྱུང་ལས་སྐྱེས་ཡེ་ཤེས་ནི། །མཁའ་མཉམ་ལྷན་ཅིག་ཐབས་དང་བཅས། །</text:span></text:p>
      <text:p text:style-name="P44"><text:span text:style-name="T62">ཐབས་དང་ཤེས་རབ་རང་བཞིན་ལས། །འཇིག་རྟེན་གསུམ་པོ་དེ་ལས་སྐྱེས། །</text:span></text:p>
      <text:p text:style-name="P44"><text:span text:style-name="T62">ཁུ་བའི་རྣམ་པ་བཅོམ་ལྡན་ཡིན། །དེ་ཡི་བདེ་བ་འདོད་མར་བརྗོད། །</text:span></text:p>
      <text:p text:style-name="P27"><text:span text:style-name="T64">ཅེས་པ་སྟེ། ཆོས་འབྱུང་གི་སྒྲས་བརྗོད་པ་ཤེས་རབ་ཀྱི་པདྨའམ་ཨ་ཐུང་ལས་སྐྱེས་པའི་ལྷན་སྐྱེས་ཡེ་ཤེས་ནི་ངོས་བཟུང་དང་བྲལ་བས་ནམ་མཁའ་དང་མཉམ་པའི་ཤེས་རབ་སྟོང་པ་ཉིད་དང་ལྷན་ཅིག་པ་སྟེ་དབྱེར་མེད་པའི་ཐབས་ཞུ་བདེ་དང་བཅས་པའོ། །</text:span></text:p>
      <text:p text:style-name="P27"><text:soft-page-break/><text:span text:style-name="T64">དེ་འདྲའི་ཐབས་དང་ཤེས་རབ་ཀྱི་རང་བཞིན་ལས་ཆོས་ཐམས་ཅད་འབྱུང་བ་སྟེ། འཇིག་རྟེན་གསུམ་པོ་ཡང་ཐབས་ཤེས་དེ་ལས་སྐྱེས་པས་སོ། །</text:span></text:p>
      <text:p text:style-name="P27"><text:span text:style-name="T64">དེ་ལྟར་ཡང་། </text:span><text:span text:style-name="T45">[</text:span><text:span text:style-name="T46">བརྟག་པ་སྔ་མ། བརྒྱད་པ་རྣལ་འབྱོར་མའི་འཁོར་ལོ་འདུ་བའི་ལེའུ།</text:span><text:span text:style-name="T44">)</text:span></text:p>
      <text:p text:style-name="P45"><text:span text:style-name="T38">ང་ལས་འགྲོ་བ་ཐམས་ཅད་བྱུང་། །</text:span></text:p>
      <text:p text:style-name="P27"><text:span text:style-name="T64">ཞེས་སོགས་སོ། །</text:span></text:p>
      <text:p text:style-name="P27"><text:span text:style-name="T64">དེའི་ཡང་རྟེན་ཁུ་བའི་རྣམ་པ་ནི་ཐབས་ཀྱི་རང་བཞིན་བཅོམ་ལྡན་འདས་ཧེ་རུ་ཀ་ཡིན་ལ། བརྟེན་པ་དེ་ཡི་བདེ་བ་ནི་ཤེས་རབ་ཀྱི་རང་བཞིན་འདོད་མ་སྟེ། བདག་མེད་མར་བརྗོད་ཅེས་པའོ། །</text:span></text:p>
      <text:p text:style-name="P27"><text:span text:style-name="T64">ཛ༢ གཉིས་པ་</text:span><text:span text:style-name="T67">[</text:span><text:span text:style-name="T21">ངོ་བོ་ངོས་བཟུང་བ་</text:span><text:span text:style-name="T20">]</text:span><text:span text:style-name="T64">ནི། </text:span></text:p>
      <text:p text:style-name="P44"><text:span text:style-name="T62">གཅིག་དང་དུ་མ་བྲལ་བ་དེ། །སྐད་ཅིག་གཅིག་ལ་མཆོག་དགའ་བ། །</text:span></text:p>
      <text:p text:style-name="P44"><text:span text:style-name="T62">རང་གིས་རིག་པའི་ཡེ་ཤེས་འདི། །ངག་གི་ལམ་འདས་སྤྱོད་ཡུལ་ཏེ། །</text:span></text:p>
      <text:p text:style-name="P44"><text:span text:style-name="T62">འདི་ནི་བྱིན་རླབས་རིམ་པའི་ཕྱིར། །ཀུན་མཁྱེན་ཡེ་ཤེས་དེ་ལྟ་བུ། །</text:span></text:p>
      <text:p text:style-name="P71"><text:span text:style-name="T64">ཞེས་པ་སྟེ། ལྷན་སྐྱེས་ཀྱི་ངོ་བོ་དེ་ཉིད་ཇི་ལྟ་བུ་ཞེ་ན། གཅིག་དང་དུ་མའི་རིགས་པའི་དཔྱད་གཞིག་དང་བྲལ་བའི་ལྷན་སྐྱེས་དེ་ནི། མཚན་ཉིད་དང་བྲལ་བའི་སྐད་ཅིག་མ་གཅིག་ལ་མཆོག་ཏུ་དགའ་བའི་བདེ་བ་ཆེན་པོ་སོ་སོ་རང་གིས་རིག་པའི་ཡེ་ཤེས་འདི་ནི། ངག་གི་ལམ་ནས་བརྗོད་པའི་ཡུལ་ལས་འདས་པ་ཡེ་ཤེས་ཀྱི་སྤྱོད་ཡུལ་ཅན་ཏེ། འདི་ནི་བླ་མའི་བྱིན་རླབས་ཀྱི་རིམ་པས་གཞན་ལས་ལྐོག་གྱུར་གྱི་ཚུལ་དུ་མངོན་དུ་འགྱུར་བ་ཡིན་པའི་ཕྱིར། རྣམ་པ་ཀུན་མཁྱེན་པའི་སངས་རྒྱས་ཀྱི་ཡེ་ཤེས་དེ་ཉིད་ལྟ་བུའོ་ཞེས་པའི་དོན་ཏོ། །</text:span></text:p>
      <text:p text:style-name="P27"><text:soft-page-break/><text:span text:style-name="T15">ཕ༣ </text:span><text:span text:style-name="T36">གསུམ་པ་མཇུག་བསྡུད་ལ། </text:span><text:span text:style-name="T15">བ༡ </text:span><text:span text:style-name="T36">ལྷན་སྐྱེས་བསྒོམས་པའི་ཡོན་ཏན། </text:span><text:span text:style-name="T15">བ༢ </text:span><text:span text:style-name="T36">ཐབས་གཞན་གྱིས་མི་གྲོལ་བ། </text:span><text:span text:style-name="T15">བ༣ </text:span><text:span text:style-name="T36">ལམ་འདི་ཉིད་མཆོག་ཏུ་བསྔགས་པ། </text:span><text:span text:style-name="T15">བ༤ </text:span><text:span text:style-name="T36">རྒྱུན་དུ་སྒོམ་པར་གདམས་པ་བཞིའི།</text:span><text:span text:style-name="T31"> </text:span></text:p>
      <text:p text:style-name="P27"><text:span text:style-name="T64">བ༡ དང་པོ་ནི། </text:span><text:span text:style-name="T39">(</text:span><text:span text:style-name="T41">༡༣༩བ</text:span><text:span text:style-name="T39">)</text:span></text:p>
      <text:p text:style-name="P44"><text:span text:style-name="T62">ས་དང་ཆུ་དང་རླུང་དང་ནི། །མེ་དང་ནམ་མཁའ་ཉིད་དག་དང་། །</text:span></text:p>
      <text:p text:style-name="P44"><text:span text:style-name="T62">རང་གཞན་རིག་པའི་ཚོར་བ་ཡིས། །ཀུན་གྱིས་སྐད་ཅིག་མི་གནོན་ཏེ། །</text:span></text:p>
      <text:p text:style-name="P44"><text:span text:style-name="T62">མཐོ་རིས་མི་ཡུལ་རྐང་འོག་གིས། །སྐད་ཅིག་ལས་ནི་གཟུགས་ཅིག་འགྱུར། །</text:span></text:p>
      <text:p text:style-name="P44"><text:span text:style-name="T62">རང་གཞན་ཆ་ཡི་རྣམ་རྟོག་གིས། །གནོན་པ་ཉིད་ནི་ནུས་པ་མིན། །</text:span></text:p>
      <text:p text:style-name="P71"><text:span text:style-name="T64">ཞེས་པ་སྟེ། ལྷན་སྐྱེས་བསྒོམས་པ་ན་གནས་སྐབས་སུ་སས་ནོན་པ་དང་། ཆུས་འཚུབ་པ་དང་། རླུང་གིས་ཁྱེར་བ་དང་ནི། མེས་ཚིག་པ་དང་། ནམ་མཁའ་སྟེ་གཡང་སར་ལྟུང་བ་ཉིད་དག་དང་། རང་རིག་པའི་ཡིད་དང་། གཞན་རིག་པའི་ལུས་ཀྱི་ཚོར་བ་ཡིས་སྡུག་བསྔལ་བ་སོགས། དེ་དག་ཀུན་གྱིས་སྐད་ཅིག་ཀྱང་ཟིལ་གྱིས་མི་གནོན་ཏེ། མཐར་ཐུག་མཐོ་རིས། ས་བླ། མི་ཡུལ། ས་སྟེང་། རྐང་འོག །ས་འོག་གིས་མཚོན་པའི་འཇིག་རྟེན་ཐམས་ཅད་ལྷན་སྐྱེས་མངོན་གྱུར་གྱི་སྐད་ཅིག་ལས་ནི་བདེ་བ་ཆེན་པོ་ཡེ་ཤེས་ཀྱི་གཟུགས་ཅིག་ཏུ་འགྱུར་ཞིང་། རང་དང་གཞན་དུ་འཛིན་པའི་ཆ་ཡི་རྣམ་རྟོག་གིས་ཀྱང་ཟིལ་གྱིས་གནོན་པ་ཉིད་ནི་ནུས་པ་མིན་ནོ་ཞེས་པའོ། །</text:span></text:p>
      <text:p text:style-name="P27"><text:span text:style-name="T64">བ༢ གཉིས་པ་</text:span><text:span text:style-name="T67">[</text:span><text:span text:style-name="T21">ཐབས་གཞན་གྱིས་མི་གྲོལ་བ་</text:span><text:span text:style-name="T20">]</text:span><text:span text:style-name="T64">ནི། </text:span></text:p>
      <text:p text:style-name="P44"><text:span text:style-name="T62">ཐམས་ཅད་རིག་བྱེད་གྲུབ་མཐའ་དང་། །དེ་བཞིན་ལས་རྒྱས་ལ་སོགས་པས། །</text:span></text:p>
      <text:p text:style-name="P44"><text:span text:style-name="T62">སྲིད་པ་དག་འགྱུར་དངོས་གྲུབ་མིན། །ཡང་ནི་སྲིད་མཐར་སྐྱེ་བར་འགྱུར། །</text:span></text:p>
      <text:p text:style-name="P27"><text:soft-page-break/><text:span text:style-name="T64">ཞེས་པ་སྟེ། ཐམས་ཅད་རིག་བྱེད་དེ། ཕྱི་རོལ་པའི་མཆོད་སྦྱིན། སྲིད་བསྲུང་། སྙན་དངགས། ངེས་བརྗོད་བཞི་པོ་དང་། ནང་པའི་གྲུབ་མཐའ་སྨྲ་བ་རྣམས་དང་། དེ་བཞིན་དུ་ལས་རྒྱས་པ་སྟོན་པ་བྱ་སྤྱོད་ལ་སོགས་ལ་ཞུགས་པས་ཀྱང་། སྲིད་པ་རྩད་ནས་དག་པར་འགྱུར་བའི་དངོས་གྲུབ་ཚེ་འདི་ཉིད་དུ་འགྲུབ་པ་མིན་ལ། སླར་ཡང་ནི་སྲིད་པའི་མཐར་སྐྱེ་བ་སྟེ་ལྟུང་བར་འགྱུར་ཞེས་པའོ། །</text:span></text:p>
      <text:p text:style-name="P27"><text:span text:style-name="T64">བ༣ གསུམ་པ་</text:span><text:span text:style-name="T67">[</text:span><text:span text:style-name="T21">ལམ་འདི་ཉིད་མཆོག་ཏུ་བསྔགས་པ་</text:span><text:span text:style-name="T20">]</text:span><text:span text:style-name="T64">ནི། </text:span></text:p>
      <text:p text:style-name="P44"><text:span text:style-name="T62">འཇིག་རྟེན་འདི་དང་ཕ་རོལ་དུ། །དེ་མེད་པས་ནི་དངོས་གྲུབ་མེད། །</text:span></text:p>
      <text:p text:style-name="P44"><text:span text:style-name="T62">གང་གིས་མི་ཤེས་ཀྱེའི་རྡོ་རྗེ། །དེ་ཡི་ངལ་བ་དོན་མེད་འགྱུར། །</text:span></text:p>
      <text:p text:style-name="P27"><text:span text:style-name="T64">ཞེས་པ་སྟེ། འཇིག་རྟེན་འདི་དང་འདིའི་ཕ་རོལ་ཏུ་ལྷན་སྐྱེས་དེ་ཉིད་རྟོགས་པའི་ཐབས་མེད་པས་ནི་མཆོག་གི་དངོས་གྲུབ་ཐོབ་པ་མེད་པའི་ཕྱིར་ན། དངོས་གྲུབ་འདོད་པ་གང་གིས་ཐབས་མི་ཤེས་པར་ཀྱེའི་རྡོ་རྗེའི་</text:span><text:span text:style-name="T39">(</text:span><text:span text:style-name="T41">༡༤༠ན</text:span><text:span text:style-name="T39">)</text:span><text:span text:style-name="T64">རྒྱུད་དོན་ཉམས་སུ་མི་ལེན་པ་དེ་ཡིས་གཞན་ངལ་བ་ཅི་བྱས་ཀྱང་དོན་ཏེ་མཆོག་གི་འབྲས་བུ་མེད་པར་འགྱུར་ཞེས་པའོ། །</text:span></text:p>
      <text:p text:style-name="P27"><text:span text:style-name="T64">བ༤ བཞི་པ་</text:span><text:span text:style-name="T51">[</text:span><text:span text:style-name="T52">རྒྱུན་དུ་སྒོམ་པར་གདམས་པ་</text:span><text:span text:style-name="T51">]</text:span><text:span text:style-name="T64">ནི། </text:span></text:p>
      <text:p text:style-name="P44"><text:span text:style-name="T62">ཆུ་བོའི་རྒྱུན་ནི་རབ་འབབ་དང་། །མར་མེའི་རྩེ་མོ་རབ་བཅིངས་ལྟར། །</text:span></text:p>
      <text:p text:style-name="P44"><text:span text:style-name="T62">རྟག་ཏུ་དེ་ཉིད་རྣལ་འབྱོར་གྱིས། །ཉིན་དང་མཚན་དུ་མཉམ་པར་བཞག །</text:span></text:p>
      <text:p text:style-name="P27"><text:span text:style-name="T64">ཅེས་པ་སྟེ། དེ་ལྟར་ན་མྱུར་དུ་མཆོག་གི་དངོས་གྲུབ་འདོད་པས་ཆུ་བོའི་རྒྱུན་ནི་རབ་ཏུ་འབབ་པ་ལྟར་བར་མ་ཆད་པ་དང་། མར་མེའི་རྩེ་མོ་རླུང་གིས་རབ་ཏུ་བཅིངས་པ་ལྟར་རྩེ་གཅིག་པར། དུས་རྟག་ཏུ་ལྷན་ཅིག་སྐྱེས་པའི་དེ་ཁོ་ཉིད་ཀྱི་རྣལ་འབྱོར་གྱི་ཉིན་དང་མཚན་ཐམས་ཅད་དུ་ལེགས་པར་མཉམ་པར་བཞག་པ་ལ་འབད་དགོས་པའི་དོན་ཏོ། །</text:span></text:p>
      <text:p text:style-name="P27"><text:soft-page-break/><text:span text:style-name="T64">འདིའི་སྦས་དོན་ལ། ཆུ་རྒྱུན་འབབ་པ་ནི་ཧཾ་ལས་བྱང་སེམས་འཛག་པ། མར་མེའི་རྩེ་བཅིངས་པ་ནི་གཏུམ་མོ་རབ་ཏུ་སྦར་བ། དེ་ཉིད་རྣལ་འབྱོར་ནི་བདེ་སྟོང་གི་ཉམས་མྱོང་སྟེ། དེ་དག་ཉིན་མཚན་རྟག་ཏུ་བསྒོམས་པས་ལྷན་སྐྱེས་ཀྱི་ཡེ་ཤེས་འཆར་བའི་དོན་ཏོ། །</text:span></text:p>
      <text:p text:style-name="P27"><text:span text:style-name="T64">ཉ༣ གསུམ་པ་</text:span><text:span text:style-name="T20">[</text:span><text:span text:style-name="T21">ལེའུའི་མཚན་</text:span><text:span text:style-name="T20">]</text:span><text:span text:style-name="T64">ནི། </text:span></text:p>
      <text:p text:style-name="P44"><text:span text:style-name="T62">རྣལ་འབྱོར་མའི་འཁོར་ལོ་ཞེས་བྱ་བ་འདུ་བའི་ལེའུ་སྟེ། བརྒྱད་པའོ།། །།</text:span></text:p>
      <text:p text:style-name="P27"><text:span text:style-name="T64">ཞེས་པ་སྟེ། རྣལ་འབྱོར་མ་བཅོ་ལྔའི་དཀྱིལ་འཁོར་གྱི་འཁོར་ལོ་ཞེས་བྱ་བ། ཕྱི་ལྟར་ན་ལྷ་མོ་རྣམས་གཞལ་ཡས་ཁང་དང་། ནང་ལྟར་ན་རྩ་ཁམས་རྣམས་བདེ་བ་ཆེན་པོར་འདུ་བ་སྟོན་པའི་ལེའུ་སྟེ། གཞུང་དུམ་ཚན་བརྒྱད་པའོ་ཞེས་དེ་ཉིད་གསུངས་ཟིན་པའི་དོན་ཏོ། །</text:span></text:p>
      <text:p text:style-name="P27"><text:span text:style-name="T64">ལེའུ་བརྒྱད་པ་བཤད་བཤད་ཟིན་ཏོ།། །།</text:span></text:p>
      <text:p text:style-name="P17"><text:span text:style-name="T64">བརྟག་པ་སྔ་མ། དགུ་པ་རྣམ་དག་གི་ལེའུ། </text:span></text:p>
      <text:p text:style-name="P5"/>
      <text:p text:style-name="P27"><text:span text:style-name="T1">ཇ༨ </text:span><text:span text:style-name="T31">ད་ནི་ལེའུ་དགུ་པ་བཤད་པར་བྱ་སྟེ། དེ་ལ། </text:span><text:span text:style-name="T1">ཉ༡ </text:span><text:span text:style-name="T31">ལེའུའི་འབྲེལ། </text:span><text:span text:style-name="T1">ཉ༢ </text:span><text:span text:style-name="T31">ལེའུའི་དོན། </text:span><text:span text:style-name="T1">ཉ༣ </text:span><text:span text:style-name="T31">ལེའུའི་མཚན་གསུམ་གྱི། </text:span></text:p>
      <text:p text:style-name="P27"><text:span text:style-name="T64">ཉ༡ དང་པོ་ནི། སྤྱི་དོན་གྱི་འབྲེལ་ལ། ལེའུ་སྔ་ཕྱིའི་འབྲེལ་ནི། གོང་དུ་ལམ་རིམ་པ་གཉིས་གསུངས་ནས་དེ་སྒོམ་པ་ལ་དེའི་རྣམ་དག་ཤེས་དགོས་པས། རྣལ་འབྱོར་མའི་འཁོར་ལོ་གསུངས་པའི་རྗེས་སུ་རྣམ་པར་དག་པའི་ལེའུ་འཆད་པར་འབྲེལ་ལོ། །</text:span></text:p>
      <text:p text:style-name="P27"><text:span text:style-name="T64">མདོར་བསྟན་རྒྱས་བཤད་ཀྱི་འབྲེལ་ནི། མདོར་བསྟན་</text:span><text:span text:style-name="T39">(</text:span><text:span text:style-name="T41">༡༤༠བ</text:span><text:span text:style-name="T39">)</text:span><text:span text:style-name="T64">ཐམས་ཅད་དང་། ཁྱད་པར་ཡེ་ཤེས་རྣམ་ཤེས་ཞེས་པའི་རྣམ་དག་ལེའུ་འདིས་རྒྱས་པར་འཆད་དོ། །</text:span></text:p>
      <text:p text:style-name="P27"><text:span text:style-name="T64">ལེའུའི་མངོན་རྟོགས་ནི། ཀུན་རྫོབ་དང་དོན་དམ་པའི་དག་པ་སྟོན་པས་རིམ་པ་གཉིས་ཀ་དང་འབྲེལ་ཞིང་། ཕལ་ཆེར་བསྐྱེད་རིམ་དང་འབྲེལ་ལོ། །</text:span></text:p>
      <text:p text:style-name="P27"><text:span text:style-name="T64">སྦས་དོན་གྱི་འབྲེལ་ནི། ལྷན་སྐྱེས་ཀྱི་མི་མཐུན་ཕྱོགས་ཐ་མལ་གྱི་རྟོག་པ་དང་ལྷར་འཛིན་གྱི་རྟོག་པ་ཡང་དེ་ཁོ་ན་ཉིད་བདེ་བ་ཆེན་པོའི་ངོ་བོར་དག་པར་བྱེད་པའོ། །</text:span></text:p>
      <text:p text:style-name="P27"><text:span text:style-name="T1">ཉ༢ </text:span><text:span text:style-name="T31">གཉིས་པ་</text:span><text:span text:style-name="T4">[</text:span><text:span text:style-name="T1">ལེའུའི་དོན་</text:span><text:span text:style-name="T4">]</text:span><text:span text:style-name="T31">ལ། </text:span><text:span text:style-name="T1">ཏ༡ </text:span><text:span text:style-name="T31">སྤྱི་དོན་དང་། </text:span><text:span text:style-name="T1">ཏ༢ </text:span><text:span text:style-name="T31">གཞུང་དོན་གཉིས་ཀྱི། </text:span></text:p>
      <text:p text:style-name="P27"><text:span text:style-name="T1">ཏ༡ </text:span><text:span text:style-name="T31">དང་པོ་ལ། དག་བྱ་དག་བྱེད་སོགས་ཀྱི་རྣམ་ངེས། དག་པ་གསུམ་གྱི་རྣམ་གཞག །དེ་ཇི་ལྟར་སྒོམ་ཚུལ་གསུམ་ལས། </text:span></text:p>
      <text:p text:style-name="P27"><text:span text:style-name="T64">དང་པོ་ནི། སྤྱིར་བཏང་ཐུན་མོང་བའི་དག་གཞི་ནི། གློ་བུར་གྱི་དྲི་མ་དང་བཅས་པའི་སེམས་ཉིད་འོད་གསལ་བ་དེ་ཉིད་ཡིན་ལ། </text:span></text:p>
      <text:p text:style-name="P27"><text:soft-page-break/><text:span text:style-name="T64">དག་བྱ་ནི། དོན་ལ་མ་གྲུབ་བཞིན་དུ་སྣང་བ་སྣོད་བཅུད་ལ་སོགས་པ་ཀུན་རྫོབ་ཀྱི་དངོས་པོ་ཐམས་ཅད་དོ། །</text:span></text:p>
      <text:p text:style-name="P27"><text:span text:style-name="T64">དག་བྱེད་ནི། ཆོས་ཐམས་ཅད་ཀྱི་ཆོས་ཉིད་རང་བཞིན་གྱིས་རྣམ་པར་དག་པའི་སྟོང་ཉིད་དོ། །</text:span></text:p>
      <text:p text:style-name="P27"><text:span text:style-name="T64">དག་འབྲས་ནི། སེམས་ཉིད་རང་བཞིན་གྱི་འོད་གསལ་བ་དེ་ཉིད་གློ་བུར་གྱི་དྲི་མ་དང་བྲལ་ཏེ། དག་པ་གཉིས་ལྡན་གྱི་ཡེ་ཤེས་སུ་གྱུར་པའོ། །</text:span></text:p>
      <text:p text:style-name="P27"><text:span text:style-name="T64">དེ་ཡང་ལམ་རིམ་གཉིས་ཀྱི་སྒོ་ནས་སོ་སོར་ཕྱེ་ན། བསྐྱེད་རིམ་པའི་དག་གཞི་ནི། ཐ་མལ་དུ་འཛིན་པའི་ཕུང་ཁམས་སྐྱེ་མཆེད་ལ་སོགས་པའོ། །</text:span></text:p>
      <text:p text:style-name="P27"><text:span text:style-name="T64">དག་བྱ་ནི། ཐ་མལ་པའི་མངོན་ཞེན་ཐམས་ཅད་དོ། །</text:span></text:p>
      <text:p text:style-name="P27"><text:span text:style-name="T64">དག་བྱེད་ནི། ལྷ་དང་སྔགས་ལ་སོགས་པ་རང་བཞིན་རྣམས་སོ། །</text:span></text:p>
      <text:p text:style-name="P71"><text:span text:style-name="T64">དག་འབྲས་ནི། ཐ་མལ་པའི་སྣོད་བཅུད་ཀྱི་ཞེན་འཛིན་དང་བྲལ་ཏེ་གང་ཤར་ལྷ་དང་སྔགས་ལ་སོགས་པའི་རྣམ་རོལ་དུ་ཤར་བའོ། །</text:span></text:p>
      <text:p text:style-name="P71"><text:span text:style-name="T64">རྫོགས་རིམ་པའི་དག་གཞི་ནི། ལུས་ཀྱི་རྩ་རླུང་ཐིག་ལེ་དང་རྟེན་བརྟེན་པར་འབྲེལ་བའི་བྱང་ཆུབ་ཀྱི་སེམས་རང་བཞིན་གྱི་འོད་གསལ་བའོ། །</text:span></text:p>
      <text:p text:style-name="P71"><text:span text:style-name="T64">དག་བྱ་ནི། ལུས་ཀྱི་རྩ་རླུང་ཐིག་ལེ་དང་ཡུལ་ཡུལ་ཅན་གྱི་གཉིས་སྣང་ཐམས་ཅད་དོ། །</text:span></text:p>
      <text:p text:style-name="P27"><text:span text:style-name="T64">དག་བྱེད་ནི། རྩ་རླུང་ཐིག་ལེ་སྒྲིབ་མེད་དུ་སྦྱོང་བའི་རྡོ་རྗེའི་རྣལ་འབྱོར་རྣམས་སོ། །</text:span><text:span text:style-name="T39">(</text:span><text:span text:style-name="T41">༡༤༡ན</text:span><text:span text:style-name="T39">)</text:span></text:p>
      <text:p text:style-name="P27"><text:span text:style-name="T64">དག་འབྲས་ནི། རྩ་རླུང་ཐིག་ལེ་སྒྲིབ་བྲལ་དུ་དྭངས་ནས་ཟག་མེད་ཡེ་ཤེས་ཀྱི་སྐུ་གསུང་ཐུགས་རྡོ་རྗེའི་རང་བཞིན་དུ་གྱུར་པའོ། །</text:span></text:p>
      <text:p text:style-name="P27"><text:soft-page-break/><text:span text:style-name="T64">གཉིས་པ་</text:span><text:span text:style-name="T20">[</text:span><text:span text:style-name="T21">དག་པ་གསུམ་གྱི་རྣམ་གཞག་</text:span><text:span text:style-name="T20">]</text:span><text:span text:style-name="T64">ནི། སྤྱིར་དག་པ་ལ་ཀུན་རྫོབ་ལྷའི་དག་པ་དང་། དོན་དམ་པ་དེ་ཁོ་ན་ཉིད་ཀྱི་དག་པ་གཉིས་སུ་བཤད་པ་མང་ཡང་། འདིར་ཐུན་མོང་དང་ཁྱད་པར་བའི་དབྱེ་བས་གསུམ་དུ་གསུངས་པའི། </text:span></text:p>
      <text:p text:style-name="P27"><text:span text:style-name="T64">དེ་བཞིན་ཉིད་ཀྱི་དག་པ་ནི། འཁོར་འདས་ཀྱི་ཆོས་ཐམས་ཅད་བརྟགས་ཤིང་དཔྱད་ན་སོ་སོའི་རང་བཞིན་འདི་ལྟ་བུ་ཞེས་གང་དུ་གྲུབ་པ་མེད་ཅིང་རང་བཞིན་དང་བྲལ་བ་ལ་རང་བཞིན་གྱིས་རྣམ་པར་དག་པ་ཞེས་བྱ་སྟེ། དཔེར་ན། སྣོད་དྲི་མ་དང་བྲལ་བ་ལ་དྲི་མས་དག་པ་ཞེས་བརྗོད་པ་ལྟ་བུའོ། །</text:span></text:p>
      <text:p text:style-name="P27"><text:span text:style-name="T64">དེ་ནི་ཆོས་ཐམས་ཅད་ཀྱི་གདོད་མའི་གནས་ལུགས་དེ་བཞིན་ཉིད་དེ། དེ་ཤེས་པ་ལ་དེ་བཞིན་ཉིད་ཀྱི་དག་པ་ཞེས་བྱའོ། །</text:span></text:p>
      <text:p text:style-name="P27"><text:span text:style-name="T64">མིང་གི་རྣམ་གྲངས་གཞན་ཡང་། དབུས་མཐའ་ལས། </text:span></text:p>
      <text:p text:style-name="P45"><text:span text:style-name="T38">སྟོང་པ་ཉིད་ནི་མདོར་བསྡུས་ན། །དེ་བཞིན་ཉིད་དང་ཡང་དག་མཐའ། །</text:span></text:p>
      <text:p text:style-name="P45"><text:span text:style-name="T38">མཚན་མ་མེད་དང་དོན་དམ་དང་། །ཆོས་ཀྱི་དབྱིངས་ནི་རྣམ་གྲངས་སོ།།</text:span></text:p>
      <text:p text:style-name="P27"><text:span text:style-name="T64">ཞེས་སོ། །</text:span></text:p>
      <text:p text:style-name="P27"><text:span text:style-name="T64">ལྷ་སོ་སོའི་དག་པ་ནི། ཐ་མལ་གྱི་དངོས་པོ་རྣམས་ཅི་རིགས་པར་ལྷ་ཞལ་ཕྱག་ཅན་གྱི་ངོ་བོར་དག་པ་དང་། དེའི་ཞལ་ཕྱག་སོགས་ཀྱང་ཟག་མེད་ཀྱི་ཡོན་ཏན་དུ་དག་པ་ལ་སོགས་པ་སྟེ། </text:span></text:p>
      <text:p text:style-name="P27"><text:span text:style-name="T64">དེ་ཡང་ཡུལ་དང་ཕུང་ཁམས་སོགས་ལྷར་དག་པ་ནི། </text:span><text:span text:style-name="T45">[</text:span><text:span text:style-name="T46">བརྟག་པ་སྔ་མ། དགུ་པ་རྣམ་དག་གི་ལེའུར།</text:span><text:span text:style-name="T45">]</text:span></text:p>
      <text:p text:style-name="P45"><text:span text:style-name="T38">གཟུགས་ལ་དཀར་མོར་རྟག་ཏུ་བཤད། །</text:span></text:p>
      <text:p text:style-name="P27"><text:span text:style-name="T64">སོགས་དང་། </text:span></text:p>
      <text:p text:style-name="P27"><text:span text:style-name="T45">[</text:span><text:span text:style-name="T46">བརྟག་པ་སྔ་མ། དགུ་པ་རྣམ་དག་གི་ལེའུར།</text:span><text:span text:style-name="T45">]</text:span></text:p>
      <text:p text:style-name="P45"><text:soft-page-break/><text:span text:style-name="T38">གཟུགས་ཕུང་རྡོ་རྗེ་མ་ཡིན་ཏེ། །</text:span></text:p>
      <text:p text:style-name="P27"><text:span text:style-name="T64">སོགས་དང་། </text:span></text:p>
      <text:p text:style-name="P27"><text:span text:style-name="T45">[</text:span><text:span text:style-name="T46">བརྟག་པ་སྔ་མ། དགུ་པ་རྣམ་དག་གི་ལེའུར།</text:span><text:span text:style-name="T45">]</text:span></text:p>
      <text:p text:style-name="P45"><text:span text:style-name="T38">ས་ནི་པུཀྐ་སཱི་ཞེས་བཤད། །</text:span></text:p>
      <text:p text:style-name="P27"><text:span text:style-name="T64">ཅེས་སོགས་གསུངས་པ་ལྟ་བུའོ། །</text:span></text:p>
      <text:p text:style-name="P27"><text:span text:style-name="T64">ལྷའི་མངོན་རྟོགས་དང་རྒྱན་ཆ་ཟག་མེད་ཀྱི་ཡོན་ཏན་དུ་དག་པ་ནི། </text:span><text:span text:style-name="T45">[</text:span><text:span text:style-name="T46">བརྟག་པ་སྔ་མ། ལེའུ་དགུ་པ།</text:span><text:span text:style-name="T45">]</text:span></text:p>
      <text:p text:style-name="P45"><text:span text:style-name="T38">ཕྱག་གི་དག་པ་སྟོང་པ་ཉིད། །</text:span></text:p>
      <text:p text:style-name="P27"><text:span text:style-name="T64">སོགས་དང་། </text:span></text:p>
      <text:p text:style-name="P32"><text:span text:style-name="T45">[</text:span><text:span text:style-name="T46">བརྟག་པ་ཕྱི་མ། དགུ་པ་སྔགས་བཏུ་བའི་ལེའུར།</text:span><text:span text:style-name="T45">]</text:span></text:p>
      <text:p text:style-name="P45"><text:span text:style-name="T38">སྙིང་རྗེའི་སྤྱན་ནི་དམར་པོ་སྟེ། །</text:span></text:p>
      <text:p text:style-name="P27"><text:span text:style-name="T64">སོགས་དང་། </text:span></text:p>
      <text:p text:style-name="P27"><text:span text:style-name="T45">[</text:span><text:span text:style-name="T46">བརྟག་པ་སྔ་མ། གསུམ་པ་ལྷའི་ལེའུར།</text:span><text:span text:style-name="T45">]</text:span></text:p>
      <text:p text:style-name="P51"><text:span text:style-name="T38">སངས་རྒྱས་ལྔ་རྣམས་རྣམ་དག་པ། །འདི་རྣམས་ཕྱག་རྒྱར་རབ་ཏུ་གྲགས། །</text:span></text:p>
      <text:p text:style-name="P27"><text:span text:style-name="T64">ཞེས་པ་ལྟ་བུའོ། །</text:span></text:p>
      <text:p text:style-name="P27"><text:span text:style-name="T64">རང་རིག་པའི་དག་པ་ནི། ཆོས་ཐམས་ཅད་སོ་སོ་རང་རིག་པའི་ཡེ་ཤེས་ལྷན་སྐྱེས་</text:span><text:span text:style-name="T39">(</text:span><text:span text:style-name="T41">༡༤༡བ</text:span><text:span text:style-name="T39">)</text:span><text:span text:style-name="T64">བདེ་བ་ཆེན་པོའི་བདག་ཉིད་དུ་དག་པ་སྟེ། </text:span></text:p>
      <text:p text:style-name="P27"><text:span text:style-name="T45">[</text:span><text:span text:style-name="T46">བརྟག་པ་སྔ་མ། བརྒྱད་པ་རྣལ་འབྱོར་མའི་འཁོར་ལོ་འདུ་བའི་ལེའུར།</text:span><text:span text:style-name="T45">]</text:span></text:p>
      <text:p text:style-name="P51"><text:span text:style-name="T38">བརྟན་དང་གཡོ་བའི་དངོས་པོ་གང་། །རྩ་ལྕུག་འཁྲིལ་ཤིང་ལ་སོགས་པ། །</text:span></text:p>
      <text:p text:style-name="P51"><text:span text:style-name="T38">བདག་གི་དངོས་པོའི་རང་བཞིན་ལས། །དམ་པའི་དེ་ཉིད་ངེས་བསྒོམ་བྱ། །</text:span></text:p>
      <text:p text:style-name="P27"><text:soft-page-break/><text:span text:style-name="T64">ཞེས་པ་ལྟར་རོ། །</text:span></text:p>
      <text:p text:style-name="P27"><text:span text:style-name="T64">དེ་ཡང་རང་རིག་བདེ་ཆེན་གྱི་དག་པ་མེད་ན་དག་པ་གཞན་གྱིས་སེམས་གྲོལ་བ་མི་ཐོབ་པས་དག་པ་འདི་མཆོག་ཡིན་ཏེ། </text:span></text:p>
      <text:p text:style-name="P27"><text:span text:style-name="T45">[</text:span><text:span text:style-name="T46">བརྟག་པ་སྔ་མ། དགུ་པ་རྣམ་དག་གི་ལེའུར།</text:span><text:span text:style-name="T45">]</text:span></text:p>
      <text:p text:style-name="P51"><text:span text:style-name="T38">རང་རིག་བདག་ཉིད་དག་པ་ཉིད། །དག་པ་གཞན་གྱིས་རྣམ་གྲོལ་མིན། །</text:span></text:p>
      <text:p text:style-name="P27"><text:span text:style-name="T64">ཞེས་སོ། །</text:span></text:p>
      <text:p text:style-name="P27"><text:span text:style-name="T64">འོ་ན་ལྷའི་དག་པ་གསུངས་པས་ཅི་ཞིག་བྱ་སྙམ་ན། ཐོག་མར་ཐ་མལ་པའི་ཕུང་སོགས་མ་སྦྱངས་པར་རང་རིག་བདེ་ཆེན་གྱི་ཡེ་ཤེས་མི་འཆར་བས་དང་པོར་ཕུང་སོགས་སྦྱོང་བྱེད་ལྷའི་དག་པ་དགོས་ཏེ། རྫོགས་རིམ་གྱི་སྔོན་དུ་བསྐྱེད་རིམ་དགོས་པ་བཞིན་ནོ། །</text:span></text:p>
      <text:p text:style-name="P27"><text:span text:style-name="T64">གསུམ་པ་</text:span><text:span text:style-name="T20">[</text:span><text:span text:style-name="T21">དེ་ཇི་ལྟར་སྒོམ་ཚུལ་</text:span><text:span text:style-name="T20">]</text:span><text:span text:style-name="T64">ནི། ཁ་ཅིག</text:span><text:span text:style-name="T66"> </text:span><text:span text:style-name="T64">།དེ་བཞིན་ཉིད་ཀྱི་དག་པ་དང་རང་རིག་པའི་དག་པ་དོན་གཅིག་ཏུ་འདོད་པ་མི་འཐད་དེ། དེ་ལྟར་ན་མཚན་ཉིད་ཐེག་པ་དང་ཐུན་མོང་བ་སྤྱི་དོན་གྱི་སྟོང་ཉིད་དང་སྔགས་བླ་མེད་ཀྱི་ཐུན་མོང་མིན་པ་སྦས་དོན་གྱི་སྟོང་ཉིད་དོན་གཅིག་པར་འགྱུར་བ་དང་། དེ་གཅིག་ན་མཚན་ཉིད་ལས་ལྷག་པའི་སྔགས་ཀྱི་ཟབ་གནད་མེད་པར་འགྱུར་བ་དང་། འདིར་དེ་བཞིན་ཉིད་དང་རང་རིག་པའི་དག་པ་སོ་སོར་གསུངས་པའང་བཟློས་ཏེ་གསུངས་པར་འགྱུར་བ་སོགས་ཀྱི་གནོད་བྱེད་མང་བའི་ཕྱིར་རོ། །</text:span></text:p>
      <text:p text:style-name="P27"><text:span text:style-name="T64">དེས་ན་དེ་བཞིན་ཉིད་ཀྱི་དག་པ་ནི་ཆོས་ཐམས་ཅད་ཀྱི་སྤྱིའི་དག་པ་སྟེ། </text:span></text:p>
      <text:p text:style-name="P27"><text:span text:style-name="T45">[</text:span><text:span text:style-name="T46">བརྟག་པ་སྔ་མ། དགུ་པ་རྣམ་དག་གི་ལེའུར།</text:span><text:span text:style-name="T45">]</text:span></text:p>
      <text:p text:style-name="P45"><text:span text:style-name="T38">ངེས་པར་དངོས་པོ་ཐམས་ཅད་ཀྱི། །</text:span></text:p>
      <text:p text:style-name="P27"><text:soft-page-break/><text:span text:style-name="T64">སོགས་སོ། །</text:span></text:p>
      <text:p text:style-name="P27"><text:span text:style-name="T64">འདི་ནི་ལྷ་དང་རང་རིག་གི་དག་པ་གཉིས་ཀ་ལ་དགོས་ཏེ། ལྷའི་དག་པ་ལ་རྣམ་པ་ལྷ་དང་རང་བཞིན་སྟོང་ཉིད་ཟུང་དུ་འཇུག་དགོས་པ་དང་། རང་རིག་གི་དག་པ་ལ་ཉམས་མྱོང་བདེ་བ་དང་ངོ་བོ་སྟོང་པ་ཉིད་ཟུང་དུ་འཇུག་དགོས་པའི་ཕྱིར་རོ། །</text:span></text:p>
      <text:p text:style-name="P27"><text:span text:style-name="T64">དེ་ལྟར་ན་བསྐྱེད་རྫོགས་གཉིས་ཀའི་ཐུན་མོང་དུ་དེ་བཞིན་ཉིད་ཀྱི་དག་པ་དང་། སོ་སོ་བ་ལ་བསྐྱེད་རིམ་པས་ལྷའི་དག་པ་དང་། རྫོགས་རིམ་པས་རང་རིག་པའི་དག་པ་སྒོམ་པ་ཡིན་ལ། </text:span></text:p>
      <text:p text:style-name="P27"><text:span text:style-name="T64">དེ་ཡང་མཉམ་བཞག་ཏུ་བསྐྱེད་རྫོགས་གང་ཡིན་པའི་རྣལ་འབྱོར་</text:span><text:span text:style-name="T39">(</text:span><text:span text:style-name="T41">༡༤༢ན</text:span><text:span text:style-name="T39">)</text:span><text:span text:style-name="T64">ཉིད་རྩེ་གཅིག་ཏུ་བསྐྱངས་ནས། མཉམ་བཞག་དེས་སྐྱོ་ན་རྗེས་ཤེས་སུ་སོ་སོའི་རྣམ་དག་སྒོམ་པ་ཡིན་ཏེ། </text:span></text:p>
      <text:p text:style-name="P27"><text:span text:style-name="T64">རིན་ཆེན་འབར་བར། </text:span></text:p>
      <text:p text:style-name="P45"><text:span text:style-name="T38">བསམ་གཏན་མི་ནུས་རྣལ་འབྱོར་གང་། །དེས་ནི་དག་པ་རྗེས་སུ་དྲན། །</text:span></text:p>
      <text:p text:style-name="P27"><text:span text:style-name="T64">ཞེས་པ་ལྟར་རོ། །</text:span></text:p>
      <text:p text:style-name="P27"><text:span text:style-name="T64">དེ་ཡང་སྒོམ་པའི་ཚེ་ལྷ་དང་རང་རིག་གི་དག་པ་སོ་སོར་ཚུལ་བཞིན་དུ་སྒོམ་པ་ལས་ལོགས་སུ་དེ་བཞིན་ཉིད་ཀྱི་དག་པ་བསྒོམ་མི་དགོས་ཏེ། བསྐྱེད་རིམ་པས་རྗེས་ཤེས་སུ་ཐ་མལ་གྱི་དངོས་པོ་གང་དང་གང་སྣང་བ་ལྷ་དེ་དང་དེའི་ངོ་བོར་བལྟ་ཞིང་། དེ་ཡང་རང་བཞིན་མེད་པ་སྟོང་པ་ཉིད་དུ་ཤེས་པ་དེ་བཞིན་ཉིད་ཀྱི་དག་པ་ཡིན་པའི་ཕྱིར་དང་། རྫོགས་རིམ་པས་རྗེས་ཤེས་སུ་སྒྱུ་མ་ལྟ་བུའི་སྣོད་བཅུད་རྣམས་བདེ་སྟོང་དབྱེར་མེད་ཀྱི་རང་བཞིན་དུ་ཤེས་པ་དེ་བཞིན་ཉིད་ཀྱི་དག་པ་ཡིན་པའི་ཕྱིར་རོ། །</text:span></text:p>
      <text:p text:style-name="P27"><text:span text:style-name="T64">དེས་ན་བསྐྱེད་རིམ་པས་གང་ཤར་གྱི་དངོས་པོ་ལྷའི་ངོ་བོར་བསྒོམས་ནས་ཕྱིས་དེ་མི་རྟོག་པར་བསྒོམ་པ་དང་། རྫོགས་རིམ་པས་གང་ཤར་བདེ་སྟོང་ཕྱག་རྒྱ་ཆེན་པོར་མོས་ནས་རྒྱས་འདེབས་པ་ལྷ་</text:span><text:soft-page-break/><text:span text:style-name="T64">དང་རང་རིག་གི་རྣམ་དག་སྒོམ་པའི་དོན་མིན་པས། ལུང་རིགས་མན་ངག་དང་བཅས་པའི་སྒོ་ནས་རྣམ་དག་ཚུལ་བཞིན་དུ་ཤེས་པར་བྱས་ནས་སྒོམ་དགོས་ཏེ། གཞན་དུ་ན་ཚུལ་མིན་གྱི་སྒོམ་པས་ངལ་བ་དོན་མེད་དུ་འགྱུར་བའི་ཕྱིར་རོ། །</text:span></text:p>
      <text:p text:style-name="P27"><text:span text:style-name="T5">ཏ༢ </text:span><text:span text:style-name="T34">གཉིས་པ་གཞུང་དོན་ལ། </text:span><text:span text:style-name="T5">ཐ༡ </text:span><text:span text:style-name="T34">བཤད་པར་དམ་བཅའ་བ་དང་། </text:span><text:span text:style-name="T5">ཐ༢ </text:span><text:span text:style-name="T34">གཞུང་དངོས་གཞི་གཉིས་ཀྱི།</text:span><text:span text:style-name="T31"> </text:span></text:p>
      <text:p text:style-name="P27"><text:span text:style-name="T64">དང་པོ་ནི། </text:span></text:p>
      <text:p text:style-name="P44"><text:span text:style-name="T62">དེ་ནས་མཆོག་ཏུ་རྣམ་པར་དག་པའི་ལེའུ་བཤད་པར་བྱའོ། །</text:span></text:p>
      <text:p text:style-name="P27"><text:span text:style-name="T64">ཞེས་པ་སྟེ། རྣལ་འབྱོར་མའི་འཁོར་ལོ་གསུངས་པའི་རྗེས་དེ་ནས་གཟུང་འཛིན་གྱི་དངོས་པོ་རྣམས་ལྷ་དང་དེ་ཁོ་ན་ཉིད་མཆོག་ཏུ་རྣམ་པར་དག་ཚུལ་སྟོན་པའི་ལེའུ་འདི་བཤད་པར་བྱའོ། །ཞེས་པའོ། །</text:span></text:p>
      <text:p text:style-name="P57"><text:span text:style-name="T1">ཐ༢ </text:span><text:span text:style-name="T31">གཉིས་པ་</text:span><text:span text:style-name="T4">[</text:span><text:span text:style-name="T1">གཞུང་དངོས་གཞི་</text:span><text:span text:style-name="T4">]</text:span><text:span text:style-name="T31">ལ། </text:span><text:span text:style-name="T1">ད༡ </text:span><text:span text:style-name="T31">མདོར་བསྟན། </text:span><text:span text:style-name="T1">ད༢ </text:span><text:span text:style-name="T31">རྒྱས་བཤད། </text:span><text:span text:style-name="T1">ད༣ </text:span><text:span text:style-name="T31">མཇུག་བསྡུ་བ་གསུམ་གྱི། </text:span></text:p>
      <text:p text:style-name="P57"><text:span text:style-name="T64">ད༡ དང་པོ་ནི། </text:span></text:p>
      <text:p text:style-name="P65"><text:span text:style-name="T62">ངེས་པར་དངོས་པོ་ཐམས་ཅད་ཀྱི། །དག་པ་དེ་བཞིན་ཉིད་དུ་བརྗོད། །</text:span></text:p>
      <text:p text:style-name="P65"><text:span text:style-name="T62">ཕྱི་ནས་རེ་རེའི་དབྱེ་བ་ཡིས། །ལྷ་རྣམས་ཀྱི་ནི་བརྗོད་པར་བྱ། །</text:span></text:p>
      <text:p text:style-name="P57"><text:span text:style-name="T64">ཞེས་པ་སྟེ། ངེས་པར་ཏེ་ཐེ་ཚོམ་མེད་པར་ཕྱི་</text:span><text:span text:style-name="T39">(</text:span><text:span text:style-name="T41">༡༤༢བ</text:span><text:span text:style-name="T39">)</text:span><text:span text:style-name="T64">ནང་གི་དངོས་པོ་ཐམས་ཅད་ཀྱི་སྤྱིའི་རྣམ་པར་དག་པ་ནི་ཆོས་ཐམས་ཅད་ཀྱི་ཆོས་ཉིད་དེ་བཞིན་ཉིད་དུ་བརྗོད་པ་ཡིན་ལ། </text:span></text:p>
      <text:p text:style-name="P57"><text:span text:style-name="T64">འོན་ཀྱང་། དེའི་ཕྱི་ནས་དག་བྱ་དག་བྱེད་རེ་རེའི་རྣམ་པར་དབྱེ་བ་ཡིས་ཕྱེ་ནས་ཀུན་རྫོབ་ལྷ་རྣམས་ཀྱི་ནི་དག་པ་བརྗོད་པར་བྱ་ཞེས་པའོ། །</text:span></text:p>
      <text:p text:style-name="P57"><text:span text:style-name="T1">ད༢ </text:span><text:span text:style-name="T31">གཉིས་པ་</text:span><text:span text:style-name="T4">[</text:span><text:span text:style-name="T1">རྒྱས་བཤད་</text:span><text:span text:style-name="T4">]</text:span><text:span text:style-name="T31">ལ། </text:span><text:span text:style-name="T1">ན༡ </text:span><text:span text:style-name="T31">དོན་དམ་དེ་ཁོ་ན་ཉིད་ཀྱི་དག་པ་དང་། </text:span><text:span text:style-name="T1">ན༢ </text:span><text:span text:style-name="T31">ཀུན་རྫོབ་ལྷའི་དག་པ་གཉིས་ལས། </text:span></text:p>
      <text:p text:style-name="P27"><text:soft-page-break/><text:span text:style-name="T1">ན༡ </text:span><text:span text:style-name="T31">དང་པོ་ལ། </text:span><text:span text:style-name="T1">པ༡ </text:span><text:span text:style-name="T31">ཐུན་མོང་བ་དེ་བཞིན་ཉིད་ཀྱི་དག་པ། </text:span><text:span text:style-name="T1">པ༢ </text:span><text:span text:style-name="T31">ཐུན་མོང་མིན་པ་རང་རིག་པའི་དག་པ། </text:span><text:span text:style-name="T1">པ༣ </text:span><text:span text:style-name="T31">དེའི་འཕྲོས་དོན་གསུམ་གྱི། </text:span></text:p>
      <text:p text:style-name="P27"><text:span text:style-name="T64">པ༡ དང་པོ་ནི། </text:span></text:p>
      <text:p text:style-name="P44"><text:span text:style-name="T62">ཕུང་པོ་ལྔ་དང་དབང་པོ་དྲུག །སྐྱེ་མཆེད་དྲུག་དང་འབྱུང་ཆེན་ལྔ། །</text:span></text:p>
      <text:p text:style-name="P44"><text:span text:style-name="T62">རང་བཞིན་གྱིས་ནི་རྣམ་པར་དག །ཉོན་མོངས་ཤེས་བྱའི་སྒྲིབ་སྦྱང་བྱ། །</text:span></text:p>
      <text:p text:style-name="P27"><text:span text:style-name="T64">ཞེས་པ་སྟེ། གཟུགས་སོགས་ཕུང་པོ་ལྔ་དང་། མིག་སོགས་དབང་པོ་དྲུག་དང་། དེའི་སྐྱེ་མཆེད་དྲུག་དང་། ས་སོགས་འབྱུང་བ་ཆེན་པོ་ལྔ་ལ་སོགས་པ་སྣོད་བཅུད་ཐམས་ཅད་ལེགས་པར་དཔྱད་ན་སོ་སོའི་རང་བཞིན་དུ་གྲུབ་པ་མེད་པས་དེ་དག་གདོད་མ་ནས་རང་བཞིན་གྱིས་ནི་རྣམ་པར་དག་པའོ།།</text:span></text:p>
      <text:p text:style-name="P27"><text:span text:style-name="T64">འོ་ན་ལམ་གྱིས་ཅི་ཞིག་དག་པར་བྱ་ཞེ་ན། རང་བཞིན་རྣམ་དག་དེའང་ལོག་པར་ཞུགས་པའི་གློ་བུར་གྱི་དྲི་མས་བསྒྲིབས་ཏེ་མ་རྟོགས་པ་ལས་ཉེས་པ་འབྱུང་བས་ན། ཉོན་མོངས་པ་དང་ཤེས་བྱའི་སྒྲིབ་པ་སྦྱང་ཞིང་དག་པ་གཉིས་ལྡན་དུ་བྱ་བའི་དོན་ཏོ། །</text:span></text:p>
      <text:p text:style-name="P27"><text:span text:style-name="T64">སྒྲིབ་པ་གཉིས་ནི། རྒྱུད་བླར། </text:span><text:span text:style-name="T44">(</text:span><text:span text:style-name="T46">ལྔ་པ། ཕན་ཡོན་གྱི་སྐབས།</text:span><text:span text:style-name="T44">)</text:span></text:p>
      <text:p text:style-name="P51"><text:span text:style-name="T38">འཁོར་གསུམ་རྣམ་པར་རྟོག་པ་གང་། །དེ་ནི་ཤེས་བྱའི་སྒྲིབ་པར་འདོད། །</text:span></text:p>
      <text:p text:style-name="P51"><text:span text:style-name="T38">སེར་སྣ་ལ་སོགས་ཉོན་མོངས་གང་། །དེ་ནི་ཉོན་མོངས་སྒྲིབ་པར་འདོད། །</text:span></text:p>
      <text:p text:style-name="P27"><text:span text:style-name="T64">ཅེས་པ་ལྟར་རོ། །</text:span></text:p>
      <text:p text:style-name="P27"><text:span text:style-name="T64">པ༢ གཉིས་པ་</text:span><text:span text:style-name="T67">[</text:span><text:span text:style-name="T21">ཐུན་མོང་མིན་པ་རང་རིག་པའི་དག་པ་</text:span><text:span text:style-name="T20">]</text:span><text:span text:style-name="T64">ནི། </text:span></text:p>
      <text:p text:style-name="P44"><text:span text:style-name="T62">རང་རིག་བདག་ཉིད་དག་པ་ཉིད། །དག་པ་གཞན་གྱིས་རྣམ་གྲོལ་མིན། །</text:span></text:p>
      <text:p text:style-name="P44"><text:span text:style-name="T62">ཡུལ་གྱི་དངོས་པོ་དག་པའི་ཕྱིར། །རང་གིས་རིག་པའི་བདེ་བ་མཆོག །</text:span></text:p>
      <text:p text:style-name="P27"><text:soft-page-break/><text:span text:style-name="T64">ཅེས་པ་སྟེ། འོ་ན་གློ་བུར་གྱི་དྲི་མ་རྩད་ནས་སྦྱོང་བའི་དག་པ་ཇི་ལྟ་བུ་ཞེ་ན། སོ་སོ་རང་གིས་རིག་པའི་ཡེ་ཤེས་བདེ་བ་ཆེན་པོའི་བདག་ཉིད་ནི་སྒྲིབ་གཉིས་རྩད་ནས་སྦྱོང་བའི་དག་པ་ཉིད་དེ། ལྷའི་དག་པ་སོགས་དག་པ་གཞན་གྱིས་ནི་སྒྲིབ་གཉིས་ལས་རྣམ་པར་གྲོལ་བ་ཐོབ་པར་འགྱུར་བ་མིན་ནོ། །</text:span></text:p>
      <text:p text:style-name="P27"><text:span text:style-name="T39">(</text:span><text:span text:style-name="T41">༡༤༣ན</text:span><text:span text:style-name="T39">)</text:span><text:span text:style-name="T64">དེས་ན་གཟུགས་སོགས་ཡུལ་གྱི་དངོས་པོ་རྣམས་ཀྱང་ལྷན་སྐྱེས་བདེ་ཆེན་གྱི་ངོ་བོར་དག་པའི་ཕྱིར། སོ་སོ་རང་གིས་རིག་པའི་ཡེ་ཤེས་བདེ་བ་ཆེན་པོ་ནི་དག་པའི་མཆོག་ཡིན་ཞེས་པའོ། །</text:span></text:p>
      <text:p text:style-name="P27"><text:span text:style-name="T64">པ༣ གསུམ་པ་</text:span><text:span text:style-name="T20">[</text:span><text:span text:style-name="T21">དེའི་འཕྲོས་དོན་</text:span><text:span text:style-name="T20">]</text:span><text:span text:style-name="T64">ནི། </text:span></text:p>
      <text:p text:style-name="P33"><text:span text:style-name="T56">གཟུགས་ལ་སོགས་པའི་ཡུལ་རྣམས་དང་། །</text:span></text:p>
      <text:p text:style-name="P33"><text:span text:style-name="T56">གཞན་ཡང་རྣལ་འབྱོར་པས་མཐོང་བ། །</text:span></text:p>
      <text:p text:style-name="P33"><text:span text:style-name="T56">དངོས་པོ་དེ་ཀུན་དག་པ་སྟེ། །</text:span></text:p>
      <text:p text:style-name="P33"><text:span text:style-name="T56">འདི་ལྟར་འགྲོ་བ་སངས་རྒྱས་འགྱུར། །</text:span></text:p>
      <text:p text:style-name="P27"><text:span text:style-name="T64">ཞེས་པ་སྟེ། གཟུགས་སྒྲ་ལ་སོགས་པའི་ཡུལ་དྲུག་པོ་རྣམས་དང་། གཞན་ཡང་དབང་པོ་དྲུག་ལ་སོགས་པ་རྣལ་འབྱོར་པས་མཐོང་བའི་སྣོད་བཅུད་ཀྱི་དངོས་པོ་དེ་དག་ཀུན་ལྷན་སྐྱེས་བདེ་ཆེན་གྱི་ངོ་བོར་དག་པ་སྟེ། རྒྱུ་མཚན་འདི་ལྟར་ན་འགྲོ་བ་ཐམས་ཅད་སངས་རྒྱས་ཀྱི་བདག་ཉིད་དུ་འགྱུར་ཞེས་པའི་དོན་ཏོ། །</text:span></text:p>
      <text:p text:style-name="P27"><text:span text:style-name="T1">ན༢ </text:span><text:span text:style-name="T31">གཉིས་པ་</text:span><text:span text:style-name="T4">[</text:span><text:span text:style-name="T1">ཀུན་རྫོབ་ལྷའི་དག་པ་</text:span><text:span text:style-name="T4">]</text:span><text:span text:style-name="T31">ལ། </text:span><text:span text:style-name="T1">པ༡ </text:span><text:span text:style-name="T31">དག་བྱ་ངོས་བཟུང་བ་དང་། </text:span><text:span text:style-name="T1">པ༢ </text:span><text:span text:style-name="T31">དེའི་རྣམ་དག་གཉིས་ལས། </text:span></text:p>
      <text:p text:style-name="P27"><text:span text:style-name="T1">པ༡ </text:span><text:span text:style-name="T31">དང་པོ་ལ། </text:span><text:span text:style-name="T1">ཕ༡ </text:span><text:span text:style-name="T31">སྤྱིར་བསྟན་དང་། </text:span><text:span text:style-name="T1">ཕ༢ </text:span><text:span text:style-name="T31">བྱེ་བྲག་གི་ཞུས་ལན་གཉིས་ཀྱི། </text:span></text:p>
      <text:p text:style-name="P27"><text:span text:style-name="T64">ཕ༡ དང་པོ་ནི། </text:span></text:p>
      <text:p text:style-name="P44"><text:soft-page-break/><text:span text:style-name="T62">ཀྱེ་བཅོམ་ལྡན་འདས་རྣམ་པར་མ་དག་པ་གང་ལགས། བཅོམ་ལྡན་འདས་ཀྱིས་བཀའ་སྩལ་པ། གཟུགས་ལ་སོགས་པའོ། །ཅིའི་སླད་དུ་ཞེ་ན། གཟུང་བ་དང་འཛིན་པའི་དངོས་པོའི་ཕྱིར་རོ། །</text:span></text:p>
      <text:p text:style-name="P27"><text:span text:style-name="T64">ཞེས་པ་སྟེ། རྡོ་རྗེ་སྙིང་པོས་སྟོན་པ་ལ་ཀྱེ་བཅོམ་ལྡན་འདས། དངོས་པོ་ཐམས་ཅད་ལྷན་སྐྱེས་སུ་དག་ན་དག་བྱ་རྣམ་པར་མ་དག་པ་གང་ལགས། ཞེས་ཞུས་པ་ན། </text:span></text:p>
      <text:p text:style-name="P27"><text:span text:style-name="T64">བཅོམ་ལྡན་འདས་ཀྱིས་བཀའ་སྩལ་པ། ཐ་མལ་པའི་དངོས་པོ་གཟུགས་ལ་སོགས་པའོ། །དེ་རྒྱུ་མཚན་ཅིའི་སླད་དུ་མ་དག་པ་ཡིན་ཞེ་ན། གཟུང་བར་བྱ་བ་ཡུལ་དང་། འཛིན་པར་བྱེད་པའི་སེམས་ཐ་དད་ཀྱི་དངོས་པོར་ཞེན་པའི་ཕྱིར་རོ་ཞེས་པའོ། །</text:span></text:p>
      <text:p text:style-name="P27"><text:span text:style-name="T64">ཕ༢ གཉིས་པ་</text:span><text:span text:style-name="T20">[</text:span><text:span text:style-name="T21">བྱེ་བྲག་གི་ཞུས་ལན་</text:span><text:span text:style-name="T20">]</text:span><text:span text:style-name="T64">ནི། </text:span></text:p>
      <text:p text:style-name="P52"><text:span text:style-name="T62">རྡོ་རྗེ་སྙིང་པོས་གསོལ་པ། ཀྱེ་བཅོམ་ལྡན་འདས་གཟུང་བ་དང་འཛིན་པ་ཡང་གང་ལགས། </text:span></text:p>
      <text:p text:style-name="P44"><text:span text:style-name="T62">བཅོམ་ལྡན་འདས་ཀྱིས་བཀའ་སྩལ་པ། </text:span><text:span text:style-name="T40">(</text:span><text:span text:style-name="T41">༡༤༣བ</text:span><text:span text:style-name="T40">)</text:span></text:p>
      <text:p text:style-name="P44"><text:span text:style-name="T62">མིག་གིས་གཟུགས་ནི་གཟུང་བར་བྱ། །སྒྲ་ནི་རྣ་བས་མཉན་པར་བྱ། །</text:span></text:p>
      <text:p text:style-name="P44"><text:span text:style-name="T62">དྲི་ནི་སྣ་ཡིས་ཚོར་བར་བྱ། །ལྕེ་ཡིས་རོ་ནི་རེག་པར་བྱ། །</text:span></text:p>
      <text:p text:style-name="P44"><text:span text:style-name="T62">དངོས་པོ་ལུས་ཀྱིས་རེག་པར་བྱ། །ཡིད་ཀྱི་བདེ་སོགས་ཐོབ་པ་ནི། །</text:span></text:p>
      <text:p text:style-name="P44"><text:span text:style-name="T62">དག་པས་དུག་མེད་བྱས་ནས་ནི། །བསྟེན་བྱ་འདི་དག་བསྟེན་པ་ཉིད། །</text:span></text:p>
      <text:p text:style-name="P27"><text:span text:style-name="T64">ཅེས་པ་སྟེ། རྡོ་རྗེ་སྙིང་པོས་གསོལ་པ། ཀྱེ་བཅོམ་ལྡན་འདས་གཟུང་བའི་ཡུལ་དང་འཛིན་པའི་སེམས་དེ་ཡང་གང་ལགས། ཞུས་པའི་ལན། བཅོམ་ལྡན་འདས་ཀྱིས་བཀའ་སྩལ་པ། འཛིན་པའི་སེམས་མིག་གི་རྣམ་ཤེས་ཀྱིས་གཟུང་བའི་ཡུལ་གཟུགས་ནི་གཟུང་བར་བྱ་བ་དང་། དེ་བཞིན་དུ་</text:span><text:soft-page-break/><text:span text:style-name="T64">གཟུང་ཡུལ་སྒྲ་ནི་འཛིན་བྱེད་རྣ་བས་མཉན་པར་བྱ་བ་དང་། དྲི་ནི་སྣ་ཡིས་ཚོར་བར་བྱ་བ་དང་། ལྕེ་ཡིས་ནི་རོ་ནི་མྱོང་ཞིང་རེག་པར་བྱ་བ་དང་། རེག་བྱའི་དངོས་པོ་རྣམས་ལུས་ཀྱིས་རེག་པར་བྱ་བ་དང་། ཡིད་ཀྱི་བདེ་སྡུག་སོགས་ཀྱི་ཆོས་ཐོབ་པ་སྟེ་འཛིན་པ་རྣམས་ནི་གཟུང་འཛིན་གྱི་དངོས་པོ་སྟེ། འདི་རྣམ་སོ་སོའི་དག་པ་བསྒོམས་པས་ཞེན་འཛིན་གྱི་དུག་མེད་པར་བྱས་ནས་ནི། བསྟེན་བྱ་དངོས་པོ་འདི་དག་ལྷའི་དག་པ་ཤེས་པས་བསྟེན་པར་བྱ་བ་ཉིད་ཡིན་ཞེས་པའོ། །</text:span></text:p>
      <text:p text:style-name="P27"><text:span text:style-name="T1">པ༢ </text:span><text:span text:style-name="T31">གཉིས་པ་</text:span><text:span text:style-name="T4">[</text:span><text:span text:style-name="T1">དེའི་རྣམ་དག་</text:span><text:span text:style-name="T4">]</text:span><text:span text:style-name="T31">ལ། </text:span><text:span text:style-name="T1">ཕ༡ </text:span><text:span text:style-name="T31">ཕུང་པོ་ལྔའི་དག་པ། </text:span><text:span text:style-name="T1">ཕ༢ </text:span><text:span text:style-name="T31">ཕྱིའི་འཕར་མ་བཤད་པ། </text:span><text:span text:style-name="T1">ཕ༣ </text:span><text:span text:style-name="T31">ཡུལ་དྲུག་གི་དག་པ། </text:span><text:span text:style-name="T1">ཕ༤ </text:span><text:span text:style-name="T31">ཞར་བྱུང་ཡབ་ཀྱི་དག་པ། </text:span><text:span text:style-name="T1">ཕ༥ </text:span><text:span text:style-name="T31">ཁམས་བཞིའི་དག་པ། </text:span><text:span text:style-name="T1">ཕ༦ </text:span><text:span text:style-name="T31">ཉོན་མོངས་ལྔའི་དག་པ་དང་དྲུག་གི། </text:span></text:p>
      <text:p text:style-name="P27"><text:span text:style-name="T64">ཕ༡ དང་པོ་ནི། </text:span></text:p>
      <text:p text:style-name="P65"><text:span text:style-name="T62">གཟུགས་ཕུང་རྡོ་རྗེ་མ་ཡིན་ཏེ། །ཚོར་བ་ལ་ཡང་དཀར་མོར་བརྗོད། །</text:span></text:p>
      <text:p text:style-name="P65"><text:span text:style-name="T62">འདུ་ཤེས་ཆུ་ཡི་རྣལ་འབྱོར་མ། །འདུ་བྱེད་རྡོ་རྗེ་མཁའ་འགྲོ་མ། །</text:span></text:p>
      <text:p text:style-name="P65"><text:span text:style-name="T62">རྣམ་ཤེས་ཕུང་པོའི་ཚུལ་གྱིས་ནི། །བདག་མེད་རྣལ་འབྱོར་མ་གནས་སོ། །</text:span></text:p>
      <text:p text:style-name="P65"><text:span text:style-name="T62">རྟག་ཏུ་འདི་དག་རྣམ་དག་པས། །དེ་ཉིད་རྣལ་འབྱོར་པས་འགྲུབ་འགྱུར། །</text:span></text:p>
      <text:p text:style-name="P65"><text:span text:style-name="T62">ནང་གི་འཕར་མ་ལའོ། །</text:span></text:p>
      <text:p text:style-name="P57"><text:span text:style-name="T64">ཞེས་པ་སྟེ། འོ་ན་ཕུང་སོགས་དུག་མེད་དུ་སྦྱོང་བའི་དག་པ་ཉིད་ཇི་ལྟ་བུ་ཞེ་ན། ཁ་དོག་དང་དབྱིབས་སུ་གྲུབ་པས་ན་གཟུགས། དེ་མང་པོ་སྤུངས་པས་ཕུང་པོ་སྟེ། དེ་རྣམ་པར་དག་པར་བྱེད་པ་ནི་ལྷ་མོ་རྡོ་རྗེ་མ་ཡིན་ཏེ། དེའི་ངོ་བོར་བལྟའོ། །</text:span></text:p>
      <text:p text:style-name="P57"><text:span text:style-name="T64">དེ་བཞིན་དུ་ཤེས་པར་བྱ་སྟེ། བདེ་སྡུག་སོགས་ཉམས་སུ་མྱོང་བས་ན་ཚོར་བ་སྟེ། དེའི་ཕུང་པོ་དག་བྱེད་ལ་ཡང་གསང་བའི་དཀར་མོར་བརྗོད་པ་དང་། </text:span></text:p>
      <text:p text:style-name="P27"><text:soft-page-break/><text:span text:style-name="T64">མཚན་མར་འཛིན་པས་འདུ་ཤེས་ཏེ། དེའི་ཕུང་པོ་དག་བྱེད་ཆུ་ཡི་རྣལ་འབྱོར་</text:span><text:span text:style-name="T39">(</text:span><text:span text:style-name="T41">༡༤༤ན</text:span><text:span text:style-name="T39">)</text:span><text:span text:style-name="T64">མ་དང་། </text:span></text:p>
      <text:p text:style-name="P27"><text:span text:style-name="T86">རྒྱུ་རྐྱེན་གྱི་སེམས་གཞན་འདུ་བྱེད་པས་ན་འདུ་བྱེད་དེ། དེའི་ཕུང་པོ་དག་བྱེད་རྡོ་རྗེ་མཁའ་འགྲོ་མ་དང་།</text:span><text:span text:style-name="T64"> </text:span></text:p>
      <text:p text:style-name="P27"><text:span text:style-name="T64">ཡུལ་རྣམ་པར་རིག་པས་ན་རྣམ་ཤེས་ཏེ། དེའི་ཕུང་པོ་དག་པའི་ཚུལ་གྱིས་ནི་བདག་མེད་རྣལ་འབྱོར་མ་གནས་སོ། །</text:span></text:p>
      <text:p text:style-name="P27"><text:span text:style-name="T64">དེས་ན་དུས་རྟག་ཏུ་ཕུང་པོ་ལྔ་པོ་འདི་དག་ལྷ་མོ་ལྔར་རྣམ་པར་དག་པ་བསྒོམས་པས། ལྷ་མོ་ལྔའི་དེ་ཁོ་ན་ཉིད་རྣལ་འབྱོར་པས་འགྲུབ་པ་སྟེ་རྟོགས་པར་འགྱུར་རོ། །</text:span></text:p>
      <text:p text:style-name="P86">ལྷ་མོ་འདི་རྣམས་ནི་རྣལ་འབྱོར་མའི་དཀྱིལ་འཁོར་གྱི་ནང་གི་འཕར་མ་ལ་བཀོད་པའི་ལྷའོ་ཞེས་པའོ།།</text:p>
      <text:p text:style-name="P27"><text:span text:style-name="T64">ཕ༢ གཉིས་པ་</text:span><text:span text:style-name="T20">[</text:span><text:span text:style-name="T21">ཕྱིའི་འཕར་མ་བཤད་པ་</text:span><text:span text:style-name="T20">]</text:span><text:span text:style-name="T64">ནི། </text:span></text:p>
      <text:p text:style-name="P44"><text:span text:style-name="T62">དེ་ནས་ཕྱི་ཡི་འཕར་མ་བཤད། །དབང་ལྡན་དུ་ནི་པུཀྐ་སཱི། །</text:span></text:p>
      <text:p text:style-name="P44"><text:span text:style-name="T62">མེར་ནི་དེ་བཞིན་རི་ཁྲོད་མ། །བདེན་བྲལ་གདོལ་པ་མོ་བཞག་ཅིང་། །</text:span></text:p>
      <text:p text:style-name="P44"><text:span text:style-name="T62">རླུང་དུ་གཡུང་མོ་རྣམ་པར་བཞག །ཕྱི་མ་ལྷ་མོ་དཀར་མོ་སོགས། །</text:span></text:p>
      <text:p text:style-name="P44"><text:span text:style-name="T62">དབང་དཀར་གཤིན་རྗེར་ཆོམ་རྐུམ་མ། །ཆུ་བདག་ཕྱོགས་སུ་རོ་ལངས་མ།</text:span></text:p>
      <text:p text:style-name="P44"><text:span text:style-name="T62">ལུས་ངན་པོར་ནི་གྷསྨ་རཱི། །འོག་ཏུ་ས་སྤྱོད་མ་ཞེས་བརྗོད། །</text:span></text:p>
      <text:p text:style-name="P44"><text:span text:style-name="T62">སྟེང་དུ་མཁའ་སྤྱོད་མ་ཞེས་བཤད། །བསྐྱེད་པའི་རིམ་པ་ཉིད་ཀྱི་ཕྱོགས། །</text:span></text:p>
      <text:p text:style-name="P44"><text:span text:style-name="T62">སྲིད་དང་ཞི་བའི་རང་བཞིན་གྱིས། །ལྷ་མོ་འདི་གཉིས་རྣམ་པར་གནས། །</text:span></text:p>
      <text:p text:style-name="P27"><text:span text:style-name="T64">ཞེས་པ་སྟེ། དེ་ནས་ཞར་བྱུང་ཕྱི་ཡི་འཕར་མའི་གནས་གང་དུ་ལྷ་གང་འགོད་པ་བཤད་པར་བྱ་སྟེ། དེ་ཡང་དབང་ལྡན་ཏེ་བྱང་ཤར་དུ་ནི་པུཀྐ་སཱི། མེར་ཏེ་ཤར་ལྷོར་ནི་དེ་བཞིན་དུ་རི་ཁྲོད་མ། བདེན་བྲལ་ཏེ་ལྷོ་ནུབ་ཏུ་གདོལ་པ་མོ་བཞག་ཅིང་། རླུང་སྟེ་ནུབ་བྱང་དུ་གཡུང་མོ་རྣམ་པར་གཞག་གོ། །</text:span></text:p>
      <text:p text:style-name="P27"><text:soft-page-break/><text:span text:style-name="T64">འཕར་མ་ཕྱི་མའི་ཕྱོགས་སུ་ལྷ་མོ་དཀར་མོ་སོགས་འགོད་ཚུལ་ཡང་། དབང་པོའི་ཕྱོགས་ཤར་དུ་དཀར་མོ། གཤིན་རྗེར་ཏེ་དེའི་ཕྱོགས་ལྷོར་ཆོམ་རྐུན་མ། ཆུ་བདག་གི་ཕྱོགས་སུ་སྟེ་ནུབ་ཏུ་རོ་ལངས་མ། ལུས་ངན་པོར་ཏེ་དེའི་ཕྱོགས་བྱང་དུ་ནི་གྷསྨ་རི། གཙོ་མོའི་ཕྱོགས་འོག་ཏུ་ས་སྤྱོད་མ་ཞེས་བརྗོད་པ་དང་། སྟེང་དུ་མཁའ་སྤྱོད་མ་ཞེས་བཤད། </text:span></text:p>
      <text:p text:style-name="P27"><text:span text:style-name="T64">དེ་ཡང་བསྐྱེད་པའི་རིམ་པ་ཉིད་ཀྱི་ཕྱོགས་ཏེ་དེའི་དབང་དུ་བྱས་ལ། </text:span><text:span text:style-name="T39">(</text:span><text:span text:style-name="T41">༡༤༤བ</text:span><text:span text:style-name="T39">)</text:span><text:span text:style-name="T64">སྲིད་པ་འཁོར་བ་དང་ཞི་བ་མྱ་ངན་ལས་འདས་པའི་རང་བཞིན་གྱི་དག་པས་ལྷ་མོ་ཕྱི་མ་འདི་གཉིས་འོག་དང་སྟེང་དུ་རྣམ་པར་གནས་སོ་ཞེས་པའོ། །</text:span></text:p>
      <text:p text:style-name="P27"><text:span text:style-name="T64">ཕ༣ གསུམ་པ་</text:span><text:span text:style-name="T67">[</text:span><text:span text:style-name="T21">ཡུལ་དྲུག་གི་དག་པ་</text:span><text:span text:style-name="T20">]</text:span><text:span text:style-name="T64">ནི། </text:span></text:p>
      <text:p text:style-name="P44"><text:span text:style-name="T62">གཟུགས་ལ་དཀར་མོར་རྟག་ཏུ་བཤད། །སྒྲ་ལ་ཆོམ་རྐུན་མར་རབ་གྲགས།</text:span></text:p>
      <text:p text:style-name="P44"><text:span text:style-name="T62">དྲི་ཡི་ཆ་ལ་རོ་ལངས་མ། །རོ་ལ་གྷསྨ་རི་རབ་གྲགས། །</text:span></text:p>
      <text:p text:style-name="P44"><text:span text:style-name="T62">རེག་ལ་ས་སྤྱོད་མ་ཞེས་བཤད། །དབྱིངས་ལ་མཁའ་སྤྱོད་མ། །</text:span></text:p>
      <text:p text:style-name="P44"><text:span text:style-name="T62">རྟག་ཏུ་འདི་རྣམས་རྣམ་དག་པས། །དེ་ཉིད་རྣལ་འབྱོར་པས་འགྲུབ་འགྱུར།</text:span></text:p>
      <text:p text:style-name="P27"><text:span text:style-name="T64">ཞེས་པ་སྟེ། ལྷ་མོ་དེ་དག་གི་ཡུལ་དྲུག་དག་ཚུལ་ནི་གཟུགས་ཀྱི་དག་པ་ལ་ལྷ་མོ་དཀར་མོར་གྲགས་པ་རྟག་ཏུ་བཤད་ཅིང་། དེ་བཞིན་དུ། སྒྲའི་དག་པ་ལ་ཆོམ་རྐུན་མར་རབ་ཏུ་གྲགས་པ་དང་། དྲི་ཡི་ཆ་དག་པ་ལ་རོ་ལངས་མ་དང་། རོ་དག་པ་ལ་གྷསྨ་རཱི་རབ་ཏུ་གྲགས་པ་དང་། རེག་བྱ་དག་པ་ལ་ས་སྤྱོད་མ་ཞེས་བཤད་པ་དང་། ཆོས་ཀྱི་དབྱིངས་དག་པ་ལ་མཁའ་སྤྱོད་མ་སྟེ། དུས་རྟག་ཏུ་ཡུལ་དྲུག་པོ་འདི་རྣམས་ལྷ་མོ་དྲུག་ཏུ་རྣམ་པར་དག་པ་བསྒོམ་པས། དེ་ཁོ་ན་ཉིད་རྣལ་འབྱོར་པས་འགྲུབ་པ་སྟེ་རྟོགས་པར་འགྱུར་ཞེས་པའོ། །</text:span></text:p>
      <text:p text:style-name="P27"><text:soft-page-break/><text:span text:style-name="T64">ཕ༤ བཞི་པ་</text:span><text:span text:style-name="T20">[</text:span><text:span text:style-name="T21">ཞར་བྱུང་ཡབ་ཀྱི་དག་པ་</text:span><text:span text:style-name="T20">]</text:span><text:span text:style-name="T64">ནི། </text:span></text:p>
      <text:p text:style-name="P44"><text:span text:style-name="T62">ཕྱག་གི་དག་པ་སྟོང་པ་ཉིད། །བདུད་དག་པ་ལས་ཞབས་རྣམས་ཉིད། །</text:span></text:p>
      <text:p text:style-name="P44"><text:span text:style-name="T62">རྣམ་ཐར་བརྒྱད་ཀྱིས་ཞལ་རྣམས་ཉིད། །རྡོ་རྗེ་གསུམ་གྱིས་དག་པའི་སྤྱན། །</text:span></text:p>
      <text:p text:style-name="P27"><text:span text:style-name="T64">ཞེས་པ་སྟེ། ཡབ་ཀྱི་ཕྱག་བཅུ་དྲུག་གི་དག་པ་ནི་སྟོང་པ་ཉིད་བཅུ་དྲུག་དང་། ཕུང་པོ། ཉོན་མོངས། འཆི་བདག །ལྷའི་བུའི་བདུད་བཞི་ལས་རྒྱལ་བ་རྣམ་པར་དག་པ་ལས་ཞབས་བཞི་པོ་རྣམས་ཉིད་དང་། རྣམ་པར་ཐར་པ་བརྒྱད་དག་པ་ཉིད་ཀྱིས་ཞལ་བརྒྱད་པོ་རྣམས་ཉིད་དང་། དེ་ཉིད་ཀྱང་སྐུ་གསུང་ཐུགས་ཀྱི་རྡོ་རྗེ་གསུམ་གྱིས་རྣམ་པར་དག་པའི་སྤྱན་གསུམ་གསུམ་ལྡན་པའོ་ཞེས་པའོ། །</text:span></text:p>
      <text:p text:style-name="P27"><text:span text:style-name="T64">དེ་ལ་སྟོང་ཉིད་བཅུ་དྲུག་ནི། ནང་དང་། ཕྱི་དང་། ཕྱི་ནང་དང་། སྟོང་པ་ཉིད་དང་། ཆེན་པོ་དང་། དོན་དམ་པ་དང་། འདུས་བྱས་དང་། འདུས་མ་བྱས་དང་། མཐའ་ལས་འདས་པ་དང་། ཐོག་མཐའ་མེད་པ་དང་། དོར་བ་མེད་པ་དང་། རང་བཞིན་དང་། མཚན་ཉིད་དང་། ཆོས་ཐམས་ཅད་དང་། </text:span><text:span text:style-name="T39">(</text:span><text:span text:style-name="T41">༡༤༥ན</text:span><text:span text:style-name="T39">)</text:span><text:span text:style-name="T64">དངོས་པོ་མེད་པ་དང་། དངོས་པོ་མེད་པའི་ངོ་བོ་ཉིད་ཀྱི་སྟོང་པ་ཉིད་རྣམས་སོ། །</text:span></text:p>
      <text:p text:style-name="P27"><text:span text:style-name="T64">རྣམ་ཐར་བརྒྱད་ནི། གཟུགས་ཅན་གཟུགས་ལ་བལྟ་བ་དང་། ནང་གཟུགས་ཅན་མ་ཡིན་པས་གཟུགས་ལ་བལྟ་བ་དང་། སྡུག་པའི་རྣམ་ཐར་ལུས་ཀྱི་མངོན་སུམ་དུ་བྱས་ཏེ་སྙོམས་འཇུག་ལ་གནས་པ་དང་། ནམ་མཁའ་མཐའ་ཡས་སྐྱེ་མཆེད་དང་། རྣམ་ཤེས་མཐའ་ཡས་སྐྱེ་མཆེད་དང་། ཅི་ཡང་མེད་པའི་སྐྱེ་མཆེད་དང་། འདུ་ཤེས་མེད་འདུ་ཤེས་མེད་མིན་གྱི་སྐྱེ་མཆེད་དང་། འདུ་ཤེས་དང་ཚོར་བ་འགོག་པའི་རྣམ་པར་ཐར་པ་རྣམས་སོ། །</text:span></text:p>
      <text:p text:style-name="P27"><text:span text:style-name="T64">ཕ༥ ལྔ་པ་</text:span><text:span text:style-name="T20">[</text:span><text:span text:style-name="T21">ཁམས་བཞིའི་དག་པ་</text:span><text:span text:style-name="T20">]</text:span><text:span text:style-name="T64">ནི། </text:span></text:p>
      <text:p text:style-name="P44"><text:span text:style-name="T62">ས་ནི་པུཀྐ་སཱི་ཞེས་བཤད། །ཆུ་ཁམས་རྔོན་པ་མ་ཞེས་བརྗོད། །</text:span></text:p>
      <text:p text:style-name="P44"><text:soft-page-break/><text:span text:style-name="T62">མེ་ནི་གཏུམ་མོར་ཤེས་པར་བྱ། །རླུང་ནི་གཡུང་མོར་རབ་ཏུ་གྲགས། །</text:span></text:p>
      <text:p text:style-name="P27"><text:span text:style-name="T64">ཞེས་པ་སྟེ། དག་བྱ་ས་ཁམས་དག་པ་ནི་ལྷ་མོ་པུཀྐ་སཱི་ཞེས་བཤད་ཅིང་། ཆུ་ཁམས་དག་པ་རྔོན་པ་མ་སྟེ་ཤ་བ་རཱི་ཞེས་བརྗོད་ལ། མེ་ཁམས་དག་པ་ནི་གཏུམ་མོར་ཤེས་པར་བྱ་བ་དང་། རླུང་ཁམས་དག་པ་ནི་གཡུང་མོར་རབ་ཏུ་གྲགས་ཞེས་པའོ། །</text:span></text:p>
      <text:p text:style-name="P27"><text:span text:style-name="T64">ཕ༦ དྲུག་པ་</text:span><text:span text:style-name="T20">[</text:span><text:span text:style-name="T21">ཉོན་མོངས་ལྔའི་དག་པ་</text:span><text:span text:style-name="T20">]</text:span><text:span text:style-name="T64">ནི། </text:span></text:p>
      <text:p text:style-name="P44"><text:span text:style-name="T62">ཞེ་སྡང་ཞེས་བཤད་རྡོ་རྗེ་མ། །འདོད་ཆགས་ཆུ་ཡི་རྣལ་འབྱོར་མ། །</text:span></text:p>
      <text:p text:style-name="P44"><text:span text:style-name="T62">ཕྲག་དོག་རྡོ་རྗེ་མཁའ་འགྲོ་མ། །སེར་སྣ་གསང་བའི་དཀར་མོ་ཉིད། །</text:span></text:p>
      <text:p text:style-name="P44"><text:span text:style-name="T62">གཏི་མུག་དེ་བཞིན་རྡོ་རྗེར་བཤད། །ཞེ་སྡང་ལ་སོགས་རྣམ་སྦྱོང་བ། །</text:span></text:p>
      <text:p text:style-name="P44"><text:span text:style-name="T62">བསྐྱེད་པའི་རིམ་པའི་ཕྱོགས་ལས་ནི། །འདིས་ནི་ཕུང་པོ་སྦྱང་བར་བྱ། །</text:span></text:p>
      <text:p text:style-name="P27"><text:span text:style-name="T64">ཞེས་པ་སྟེ། ཉོན་མོངས་པ་ཞེ་སྡང་ཞེས་བཤད་པ་རྣམ་པར་དག་པ་ནི་རྡོ་རྗེ་བདག་མེད་མ། འདོད་ཆགས་དག་པ་ཆུ་ཡི་རྣལ་འབྱོར་མ། ཕྲག་དོག་དག་པ་རྡོ་རྗེ་མཁའ་འགྲོ་མ། སེར་སྣ་དག་པ་གསང་བའི་དཀར་མོ་ཉིད་དང་། གཏི་མུག་དག་པ་དེ་བཞིན་དུ་རྡོ་རྗེ་མར་བཤད་དེ། ཞེ་སྡང་ལ་སོགས་པ་ཉོན་མོངས་པ་ལྔ་རྣམ་པར་སྦྱོང་བའོ། །</text:span></text:p>
      <text:p text:style-name="P27"><text:span text:style-name="T64">དེ་ལྟར་ན། སྦྱོང་བྱེད་བསྐྱེད་པའི་རིམ་པ་སྒོམ་པའི་ཕྱོགས་ལས་ནི། གོང་དུ་བཤད་པའི་ཚུལ་འདིས་ནི་སྦྱང་བྱ་ཕུང་པོ་ལྔ་ལ་སོགས་པ་སྦྱང་བར་བྱ་ཞེས་པའོ། །</text:span></text:p>
      <text:p text:style-name="P27"><text:span text:style-name="T64">ད༣ གསུམ་པ་མཇུག་བསྡུ་བ་ནི། </text:span><text:span text:style-name="T39">(</text:span><text:span text:style-name="T41">༡༤༥བ</text:span><text:span text:style-name="T39">)</text:span></text:p>
      <text:p text:style-name="P33"><text:span text:style-name="T56">གང་དང་གང་གིས་འཇིག་རྟེན་འཆིང་འགྱུར་བ། །</text:span></text:p>
      <text:p text:style-name="P33"><text:span text:style-name="T56">དེ་དང་དེས་ནི་འཆིང་བ་ལས་གྲོལ་ཏེ། །</text:span></text:p>
      <text:p text:style-name="P33"><text:soft-page-break/><text:span text:style-name="T56">དེ་ཉིད་མི་ཤེས་འཇིག་རྟེན་མི་གྲོལ་ཞིང་། །</text:span></text:p>
      <text:p text:style-name="P33"><text:span text:style-name="T56">དེ་ཉིད་རྣམ་སྤངས་དངོས་གྲུབ་རྙེད་མི་འགྱུར། །</text:span></text:p>
      <text:p text:style-name="P33"><text:span text:style-name="T56">དེ་ཕྱིར་དྲི་མེད་སྒྲ་མེད་གཟུགས་ཉིད་མེད། །</text:span></text:p>
      <text:p text:style-name="P33"><text:span text:style-name="T56">རོ་དང་སེམས་ཀྱི་རྣམ་པར་དག་པ་མེད། །</text:span></text:p>
      <text:p text:style-name="P33"><text:span text:style-name="T56">རེག་མེད་ཆོས་མེད་ཐམས་ཅད་རྣམ་པར་དག །</text:span></text:p>
      <text:p text:style-name="P33"><text:span text:style-name="T56">རང་བཞིན་དག་པའི་འགྲོ་ལ་འགྲོ་བར་ཤེས། །</text:span></text:p>
      <text:p text:style-name="P27"><text:span text:style-name="T64">ཞེས་པ་སྟེ། ཡུལ་དྲུག་ལ་སོགས་པ་གང་དང་གང་གིས་འཇིག་རྟེན་ཕལ་པ་རྣམས་སྲིད་པར་འཆིང་བར་འགྱུར་བའི་དངོས་པོ་དེ་དང་དེའི་རྣམ་དག་ཤེས་པ་དེས་ནི་སྲིད་པའི་འཆིང་བ་ལས་གྲོལ་བར་འགྱུར་ཏེ། དངོས་པོའི་དེ་ཁོ་ན་ཉིད་ཤེས་པས་སོ། །</text:span></text:p>
      <text:p text:style-name="P27"><text:span text:style-name="T64">དེ་ལྟར་ཡང་། </text:span><text:span text:style-name="T45">[</text:span><text:span text:style-name="T46">བརྟག་པ་སྔ་མ། དང་པོ་རྡོ་རྗེ་རིགས་ཀྱི་ལེའུར།</text:span><text:span text:style-name="T45">]</text:span></text:p>
      <text:p text:style-name="P51"><text:span text:style-name="T38">དངོས་པོའི་འཆིང་བས་འཆིང་བར་འགྱུར། །དེ་ཡོངས་ཤེས་པས་གྲོལ་བ་ཡིན། །</text:span></text:p>
      <text:p text:style-name="P27"><text:span text:style-name="T64">ཞེས་སོ། །</text:span></text:p>
      <text:p text:style-name="P27"><text:span text:style-name="T64">དངོས་པོའི་དེ་ཁོ་ན་ཉིད་མི་ཤེས་པའི་འཇིག་རྟེན་ཕལ་པ་རྣམས་འཆིང་བ་ལས་མི་གྲོལ་ཞིང་། དེ་ཁོ་ན་ཉིད་སྒོམ་པ་རྣམ་པར་སྤངས་པས་མཆོག་གི་དངོས་གྲུབ་ཀྱང་རྙེད་པར་མི་འགྱུར་རོ། །</text:span></text:p>
      <text:p text:style-name="P27"><text:span text:style-name="T64">རྒྱུ་མཚན་དེའི་ཕྱིར་ན། ཡུལ་དྲིའི་རང་བཞིན་མེད། སྒྲའི་རང་བཞིན་མེད། གཟུགས་ཉིད་ཀྱི་རང་བཞིན་ཡང་མེད་ཅིང་། དེ་བཞིན་དུ་རོའི་རང་བཞིན་དང་། དེ་དག་འཛིན་པའི་སེམས་ཀྱི་རྣམ་པར་དག་པའང་རང་བཞིན་དུ་གྲུབ་པ་མེད་ལ། རེག་བྱའི་རང་བཞིན་མེད་ཅིང་། ཆོས་ཀྱི་དབྱིངས་ཀྱི་རང་བཞིན་ཡང་མེད་དེ། </text:span></text:p>
      <text:p text:style-name="P27"><text:soft-page-break/><text:span text:style-name="T64">དེ་ལྟར་ན། ཆོས་ཐམས་ཅད་རང་བཞིན་གྱིས་རྣམ་པར་དག་པས། རང་བཞིན་གྱིས་དག་པའི་འགྲོ་བ་ཆུ་ཟླ་ལྟ་བུ་ལ་དེ་འདྲའི་འགྲོ་བར་ཤེས་པས་སྲིད་པའི་འཆིང་བ་ལས་གྲོལ་ཞིང་དངོས་གྲུབ་རྙེད་པར་འགྱུར་ཞེས་པའོ། །</text:span></text:p>
      <text:p text:style-name="P27"><text:span text:style-name="T64">ཉ༣ གསུམ་པ་</text:span><text:span text:style-name="T20">[</text:span><text:span text:style-name="T21">ལེའུའི་མཚན་</text:span><text:span text:style-name="T20">]</text:span><text:span text:style-name="T64">ནི། </text:span></text:p>
      <text:p text:style-name="P33"><text:span text:style-name="T56">རྣམ་པར་དག་པ་ཞེས་བྱ་བའི་ལེའུ་སྟེ། དགུ་པའོ།། །།</text:span></text:p>
      <text:p text:style-name="P27"><text:span text:style-name="T64">ཞེས་པ་སྟེ། མཆོག་དང་ལྷའི་རྣམ་པར་དག་པ་ཞེས་བྱ་བ་སྟོན་པའི་ལེའུ་སྟེ། གཞུང་དུམ་ཚན་དགུ་པའོ་ཞེས་དེ་ཉིད་གསུངས་ཟིན་པའི་དོན་ཏོ། །</text:span></text:p>
      <text:p text:style-name="P27"><text:span text:style-name="T64">ལེའུ་དགུ་པ་བཤད་ཟིན་ཏོ།། །།</text:span></text:p>
      <text:p text:style-name="P13"><text:span text:style-name="T64">བརྟག་པ་སྔ་མ། བཅུ་པ་དབང་སྐུར་བའི་ལེའུ།</text:span></text:p>
      <text:p text:style-name="P5"/>
      <text:p text:style-name="P27"><text:span text:style-name="T1">ཇ༩ </text:span><text:span text:style-name="T31">ད་ནི་ལེའུ་བཅུ་པ་བཤད་པར་བྱ་སྟེ། དེ་ལ། </text:span><text:span text:style-name="T1">ཉ༡ </text:span><text:span text:style-name="T31">ལེའུའི་འབྲེལ། </text:span><text:span text:style-name="T1">ཉ༢ </text:span><text:span text:style-name="T31">ལེའུའི་དོན། </text:span><text:span text:style-name="T1">ཉ༣ </text:span><text:span text:style-name="T31">ལེའུའི་མཚན་གསུམ་གྱི། </text:span></text:p>
      <text:p text:style-name="P27"><text:span text:style-name="T64">ཉ༡ དང་པོ་ནི། སྤྱི་དོན་གྱི་འབྲེལ་ལ། ལེའུ་སྔ་ཕྱིའི་འབྲེལ་ནི། གོང་དུ་</text:span><text:span text:style-name="T39">(</text:span><text:span text:style-name="T41">༡༤༦ན</text:span><text:span text:style-name="T39">)</text:span><text:span text:style-name="T64">རྣལ་འབྱོར་མའི་བསྐྱེད་རྫོགས་རྣམ་དག་དང་བཅས་པ་གསུངས་ནས། དེ་སྒོམ་པ་ལ་སྨིན་བྱེད་ཀྱི་དབང་ངེས་པར་ཐོབ་དགོས་པས་རིམ་གཉིས་ཀྱི་རྣམ་དག་གསུངས་པའི་རྗེས་སུ་དབང་གི་ལེའུ་འཆད་པར་འབྲེལ་ལོ། །</text:span></text:p>
      <text:p text:style-name="P27"><text:span text:style-name="T64">མདོར་བསྟན་རྒྱས་བཤད་ཀྱི་འབྲེལ་ནི། མདོར་བསྟན་དུ། བྱེད་རྒྱུ་དང་ཞེས་ཁྱད་པར་དུ་བྱེད་པའི་རྒྱུ་དབང་མདོར་བསྟན་པའི་དོན་ལེའུ་འདིས་རྒྱས་པར་འཆད་དོ། །</text:span></text:p>
      <text:p text:style-name="P27"><text:span text:style-name="T64">ལེའུའི་མངོན་རྟོགས་ནི། སློབ་མ་དབང་བསྐུར་བའི་ཆོ་གའི་རིམ་པ་སྟོན་པས་ལམ་གྱི་སྔོན་འགྲོ་སྨིན བྱེད་དབང་དང་འབྲེལ་ལོ། །</text:span></text:p>
      <text:p text:style-name="P27"><text:span text:style-name="T64">སྦས་དོན་གྱི་འབྲེལ་ནི། མཚན་འཛིན་གྱི་རྟོག་པའི་དྲི་མ་འཁྲུད་པ་དང་། སྒྲིབ་བྲལ་འབྲས་བུའི་ལྷན་སྐྱེས་ཀྱི་ནུས་པ་འཇོག་པའོ། །</text:span></text:p>
      <text:p text:style-name="P27"><text:span text:style-name="T1">ཉ༢ </text:span><text:span text:style-name="T31">གཉིས་པ་</text:span><text:span text:style-name="T4">[</text:span><text:span text:style-name="T1">ལེའུའི་དོན་</text:span><text:span text:style-name="T4">]</text:span><text:span text:style-name="T31">ལ། </text:span><text:span text:style-name="T1">ཏ༡ </text:span><text:span text:style-name="T31">སྤྱི་དོན་དང་། </text:span><text:span text:style-name="T1">ཏ༢ </text:span><text:span text:style-name="T31">གཞུང་དོན་གཉིས་ཀྱི། </text:span></text:p>
      <text:p text:style-name="P27"><text:span text:style-name="T1">ཏ༡ </text:span><text:span text:style-name="T31">དང་པོ་ལ། སྔོན་དུ་བྱ་བའི་རྣམ་ངེས་དང་། དཀྱིལ་ཆོག་དངོས་གཞི་གཉིས་ལས། </text:span></text:p>
      <text:p text:style-name="P71"><text:span text:style-name="T31">དང་པོ་ལ། སྔོན་དུ་དབང་བསྐུར་དགོས་པའི་རྒྱུ་མཚན། དཔོན་སློབ་བརྟགས་ནས་གསོལ་བ་གདབ་པ། བསྙེན་པ་བྱས་ཏེ་ཆོ་ག་ལ་འཇུག་ཚུལ་གསུམ་གྱི། </text:span></text:p>
      <text:p text:style-name="P27"><text:soft-page-break/><text:span text:style-name="T64">དང་པོ་ནི། གསང་སྔགས་ལ་འཇུག་པའི་ཐོག་མར་དབང་མ་ཐོབ་ན་རྒྱུད་འཆད་ཉན་དང་དངོས་གྲུབ་སྒྲུབ་པར་མི་རུང་སྟེ། </text:span></text:p>
      <text:p text:style-name="P27"><text:span text:style-name="T64">ཕྱག་ཆེན་ཐིག་ལེར། </text:span></text:p>
      <text:p text:style-name="P45"><text:span text:style-name="T38">དང་པོར་རེ་ཞིག་གང་ཚེ་སློབ། །ལན་ཅིག་དབང་རྣམས་ཀྱིས་ནི་བསྐུར།།</text:span></text:p>
      <text:p text:style-name="P45"><text:span text:style-name="T38">དེ་ཚེ་གསང་ཆེན་བཤད་པ་ཡི། །ངེས་པར་སྣོད་དུ་གྱུར་པ་འོ། །</text:span></text:p>
      <text:p text:style-name="P45"><text:span text:style-name="T38">དབང་མེད་ན་ནི་དངོས་གྲུབ་མེད། །བྱེ་མ་བཙིར་ལ་མར་མེད་ལྟར། །</text:span></text:p>
      <text:p text:style-name="P27"><text:span text:style-name="T64">ཞེས་སོགས་དང་། </text:span></text:p>
      <text:p text:style-name="P27"><text:span text:style-name="T64">སངས་རྒྱས་ཐོད་པར། </text:span></text:p>
      <text:p text:style-name="P51"><text:span text:style-name="T38">དཔེར་ན་པི་ཝཾ་སྦྱོར་ཀུན་ཚོགས། །རྒྱུད་དང་བྲལ་ན་བརྡུང་མི་རུང་། །</text:span></text:p>
      <text:p text:style-name="P51"><text:span text:style-name="T38">དེ་བཞིན་དབང་དང་བྲལ་ན་ནི། །སྔགས་དང་བསམ་གཏན་འགྲུབ་མི་འགྱུར། །</text:span></text:p>
      <text:p text:style-name="P27"><text:span text:style-name="T64">ཞེས་སོ། །</text:span></text:p>
      <text:p text:style-name="P27"><text:span text:style-name="T64">དབང་ཐོབ་ན་དངོས་གྲུབ་ཀྱི་རྩ་བ་ཚུགས་ཤིང་གནས་སྐབས་དང་མཐར་ཐུག་གི་ཕན་ཡོན་དཔག་ཏུ་མེད་དེ། རྡོར་ཕྲེང་དུ། </text:span></text:p>
      <text:p text:style-name="P45"><text:span text:style-name="T38">དབང་བསྐུར་བ་ནི་གཙོ་བོ་སྟེ། །དངོས་གྲུབ་ཐམས་ཅད་རྟག་ཏུ་གནས།།</text:span></text:p>
      <text:p text:style-name="P27"><text:span text:style-name="T64">ཞེས་དང་། </text:span></text:p>
      <text:p text:style-name="P27"><text:span text:style-name="T64">སྤྱི་རྒྱུད་དུ། </text:span></text:p>
      <text:p text:style-name="P51"><text:span text:style-name="T38">དབང་བསྐུར་དང་པོ་ཐོབ་པ་ནི། །སངས་རྒྱས་རྣམས་ཀྱིས་དགོངས་པར་འགྱུར། །</text:span></text:p>
      <text:p text:style-name="P27"><text:span text:style-name="T64">ཞེས་དང་། </text:span><text:span text:style-name="T39">(</text:span><text:span text:style-name="T41">༡༤༦བ</text:span><text:span text:style-name="T39">)</text:span></text:p>
      <text:p text:style-name="P51"><text:soft-page-break/><text:span text:style-name="T38">དེ་ཡིས་སྦྱར་ནས་སྒྲུབ་པ་པོས། །ལས་རྣམས་ཐམས་ཅད་འགྲུབ་པར་འགྱུར། །</text:span></text:p>
      <text:p text:style-name="P51"><text:span text:style-name="T38">དེ་ནི་ཅིས་ཀྱང་མི་ཚུགས་ཤིང་། །ལྷ་རྣམས་ཀུན་གྱིས་མཆོད་པར་འགྱུར། །</text:span></text:p>
      <text:p text:style-name="P51"><text:span text:style-name="T38">འཁོར་བ་ན་ནི་འཁོར་བ་ན། །དེ་ནི་ངན་སོང་ལྟུང་མི་འགྱུར། །</text:span></text:p>
      <text:p text:style-name="P27"><text:span text:style-name="T64">ཞེས་སོགས་རྒྱ་ཆེར་གསུངས་སོ། །</text:span></text:p>
      <text:p text:style-name="P27"><text:span text:style-name="T64">གཉིས་པ་</text:span><text:span text:style-name="T79">[</text:span><text:span text:style-name="T28">དཔོན་སློབ་བརྟགས་ནས་གསོལ་བ་གདབ་པ་</text:span><text:span text:style-name="T29">]</text:span><text:span text:style-name="T64">ནི། དཔོན་སློབ་ཕན་ཚུན་མ་བརྟག་པར་དབང་བསྐུར་ན་དམ་ཚིག་ཉམས་ཏེ། གཉིས་ཀའི་དངོས་གྲུབ་འཇོམས་ཤིང་སྡུག་བསྔལ་གྱི་རྒྱུ་བྱེད་དེ། </text:span></text:p>
      <text:p text:style-name="P27"><text:span text:style-name="T64">རྡོར་ཕྲེང་དུ། </text:span></text:p>
      <text:p text:style-name="P51"><text:span text:style-name="T38">ཇི་ལྟར་རིན་ཆེན་བརྡར་བ་དང་། །གསེར་ནི་བསྲེགས་དང་བཅས་པས་བརྟགས། །</text:span></text:p>
      <text:p text:style-name="P51"><text:span text:style-name="T38">དེ་བཞིན་དུ་ནི་སློབ་མ་ཡང་། །ལོ་ནི་བཅུ་གཉིས་བར་དུ་བརྟགས། །</text:span></text:p>
      <text:p text:style-name="P51"><text:span text:style-name="T38">དེ་ཕྱིར་ཕན་ཚུན་དེ་ལྟ་བུས། །དུས་ཀུན་ཏུ་ནི་དེ་ལྟར་བརྟག །</text:span></text:p>
      <text:p text:style-name="P44"><text:span text:style-name="T18">གཞན་དུ་གེགས་ནི་འབྱུང་འགྱུར་ཏེ། །དངོས་གྲུབ་འཇོམས་ཤིང་སྡུག་བསྔལ་སྟེར། །</text:span></text:p>
      <text:p text:style-name="P27"><text:span text:style-name="T64">ཞེས་སོ། །</text:span></text:p>
      <text:p text:style-name="P27"><text:span text:style-name="T64">བརྟག་བྱའི་དཔོན་སློབ་ཀྱི་མཚན་ཉིད་ནི། གུར་ལས། </text:span></text:p>
      <text:p text:style-name="P51"><text:span text:style-name="T38">བརྟན་ཞིང་ཟབ་མོའི་ཆོས་དང་ལྡན། །རིག་པའི་གནས་རྣམས་ཀུན་ལ་མཁས། །</text:span></text:p>
      <text:p text:style-name="P44"><text:span text:style-name="T18">སྦྱིན་སྲེག་དཀྱིལ་འཁོར་སྔགས་ཤེས་ཤིང་། །རབ་གནས་གཏོར་མའི་ཕ་རོལ་སོན། །</text:span></text:p>
      <text:p text:style-name="P51"><text:span text:style-name="T38">དེ་ཉིད་བཅུ་པོ་རྣམ་པར་རིག །</text:span></text:p>
      <text:p text:style-name="P27"><text:span text:style-name="T64">ཅེས་སོགས་དང་། </text:span></text:p>
      <text:p text:style-name="P44"><text:span text:style-name="T18">སྐྱེས་བུ་ཚུལ་ཁྲིམས་ཐོབ་ལྡན་ཞིང་། །བདེ་གཤེགས་བཀའ་ལས་འདའ་མིན་དང་། །</text:span></text:p>
      <text:p text:style-name="P51"><text:soft-page-break/><text:span text:style-name="T38">བླ་མ་ལ་གུས་སྙིང་བརྩེར་ལྡན། །</text:span></text:p>
      <text:p text:style-name="P27"><text:span text:style-name="T64">ཞེས་པ་ལྟར་རོ། །</text:span></text:p>
      <text:p text:style-name="P27"><text:span text:style-name="T64">དེ་ལྟར་བརྟགས་པས་རུང་ན་སློབ་མས་སློབ་དཔོན་ལ་གསོལ་བ་འདེབས་དགོས་ཏེ། སམ་ཊིར། </text:span></text:p>
      <text:p text:style-name="P45"><text:span text:style-name="T38">སློབ་མས་པུས་མོའི་ལྷ་ང་ནི། །དད་པས་ས་ལ་བཙུགས་ནས་ནི། །</text:span></text:p>
      <text:p text:style-name="P45"><text:span text:style-name="T38">ཐལ་མོ་སྦྱར་ནས་བསྟོད་པ་ཡིས། །སྟོན་པ་ལ་ནི་ཞུ་བ་བྱ། །</text:span></text:p>
      <text:p text:style-name="P27"><text:span text:style-name="T64">ཞེས་པ་ལྟར་རོ། །</text:span></text:p>
      <text:p text:style-name="P27"><text:span text:style-name="T64">གསུམ་པ་</text:span><text:span text:style-name="T20">[</text:span><text:span text:style-name="T21">བསྙེན་པ་བྱས་ཏེ་ཆོ་ག་ལ་འཇུག་ཚུལ་</text:span><text:span text:style-name="T20">]</text:span><text:span text:style-name="T64">ནི། སློབ་དཔོན་གྱིས་བསྙེན་པ་སྔོན་དུ་འགྲོ་བས་རྒྱུད་དག་པར་བྱ་དགོས་ཏེ། </text:span></text:p>
      <text:p text:style-name="P27"><text:span text:style-name="T64">སྙིང་པོ་མདོར་བསགས་ལས། </text:span></text:p>
      <text:p text:style-name="P51"><text:span text:style-name="T38">དཀྱིལ་འཁོར་མཆོག་གི་སློབ་དཔོན་གྱིས། །སྔོན་དུ་བསྙེན་པ་ལ་འབད་ནས། །</text:span></text:p>
      <text:p text:style-name="P51"><text:span text:style-name="T38">དེ་ནི་དཀྱིལ་འཁོར་དེ་ཉིད་ནི། །ཤིན་ཏུ་དུལ་བས་བརྟག་པར་བྱ། །</text:span></text:p>
      <text:p text:style-name="P51"><text:span text:style-name="T38">ལྷ་ནི་མཉེས་པར་མ་བྱས་ན། །བདག་ཉིད་རྣམ་པར་སུན་འབྱིན་ཡིན། །</text:span></text:p>
      <text:p text:style-name="P27"><text:span text:style-name="T64">ཞེས་སོ། །</text:span></text:p>
      <text:p text:style-name="P27"><text:span text:style-name="T64">བསྙེན་པའི་གྲངས་ནི། འདིར། </text:span><text:span text:style-name="T45">[</text:span><text:span text:style-name="T46">བརྟག་པ་སྔ་མ། བཅུ་པ་དབང་སྐུར་བའི་ལེའུར།</text:span><text:span text:style-name="T45">]</text:span></text:p>
      <text:p text:style-name="P51"><text:span text:style-name="T38">འཁོར་ལོའི་བདག་པོའི་བཟླས་པ་འབུམ། །དཀྱིལ་འཁོར་པ་ཡི་དེ་བཞིན་ཁྲི། །</text:span></text:p>
      <text:p text:style-name="P27"><text:span text:style-name="T39">(</text:span><text:span text:style-name="T41">༡༤༧ན</text:span><text:span text:style-name="T39">)</text:span><text:span text:style-name="T64">ཞེས་པ་ལྟར་རོ། །</text:span></text:p>
      <text:p text:style-name="P27"><text:span text:style-name="T64">བསྙེན་པ་སོང་ནས་དཀྱིལ་ཆོག་ལ་འཇུག་པའི་ཚེ་དུས་ཚེས་དང་གཟའ་སྐར་སོགས་བཟང་བ་ལ་འཇུག་དགོས་ཏེ། </text:span></text:p>
      <text:p text:style-name="P27"><text:soft-page-break/><text:span text:style-name="T64">སྤྱི་རྒྱུད་དུ། </text:span></text:p>
      <text:p text:style-name="P51"><text:span text:style-name="T38">ཡང་དག་ཞི་བའི་སེམས་ཀྱིས་ནི། །དུས་དང་ཚེས་གྲངས་ཞི་བ་ལ། །</text:span></text:p>
      <text:p text:style-name="P51"><text:span text:style-name="T38">སྔགས་ཀྱི་སྤྱན་འདྲེན་བྱེད་པ་ནི། །བསམས་པའི་དངོས་གྲུབ་ཐོབ་པར་འགྱུར། །</text:span></text:p>
      <text:p text:style-name="P27"><text:span text:style-name="T64">ཞེས་དང་། </text:span></text:p>
      <text:p text:style-name="P45"><text:span text:style-name="T38">ཚེས་གྲངས་ངན་དང་དུས་མིན་དང་། །གནས་མིན་ཆོ་ག་མི་ལྡན་པར། །</text:span></text:p>
      <text:p text:style-name="P45"><text:span text:style-name="T38">མཁས་པས་དཀྱིལ་འཁོར་མི་བྲི་འོ། །བྲིས་ན་དོགས་པ་མེད་པར་འཆི། །</text:span></text:p>
      <text:p text:style-name="P27"><text:span text:style-name="T64">ཞེས་སོ། །</text:span></text:p>
      <text:p text:style-name="P27"><text:span text:style-name="T31">གཉིས་པ་</text:span><text:span text:style-name="T4">[</text:span><text:span text:style-name="T1">དཀྱིལ་ཆོག་དངོས་གཞི་</text:span><text:span text:style-name="T4">]</text:span><text:span text:style-name="T31">ལ། ས་ཆོག །སྟ་གོན། དངོས་གཞི་གསུམ་གྱི། </text:span></text:p>
      <text:p text:style-name="P57"><text:span text:style-name="T64">དང་པོ་ནི། ས་ཆོག་གི་ཚུལ་ལྔ་བཤད་པ་ལས། </text:span></text:p>
      <text:p text:style-name="P57"><text:span text:style-name="T64">ས་བརྟགས་པ་ནི། འདིར། </text:span><text:span text:style-name="T45">[</text:span><text:span text:style-name="T46">བརྟག་པ་སྔ་མ། བཅུ་པ་དབང་སྐུར་བའི་ལེའུར།</text:span><text:span text:style-name="T45">]</text:span></text:p>
      <text:p text:style-name="P63"><text:span text:style-name="T38">ཚལ་དང་སྐྱེ་བོ་མེད་གནས་དང་། །</text:span></text:p>
      <text:p text:style-name="P57"><text:span text:style-name="T64">སོགས་དང་། </text:span></text:p>
      <text:p text:style-name="P57"><text:span text:style-name="T64">བཟང་པོ་ཡོངས་བཟུང་ལས། </text:span></text:p>
      <text:p text:style-name="P68"><text:span text:style-name="T38">ཨུ་དུམ་ཝ་ར་ནྱགྲོ་ཨཤད་ཐ། །པ་ལ་ཤ་དང་བ་ཀུ་ཨརྫུ་ན། །</text:span></text:p>
      <text:p text:style-name="P68"><text:span text:style-name="T38">ལྡན་པ་རུས་སྦལ་རྒྱབ་དང་འདྲ་བ་ཡི། །ས་ནི་དྲུག་པོ་རྣམ་པར་སྤང་བར་བྱ། །</text:span></text:p>
      <text:p text:style-name="P68"><text:span text:style-name="T38">ཆུ་ནི་གཡས་སུ་འཁོར་བ་དང་། །ཤར་དང་བྱང་དུ་གཞོལ་བའི་ས། །</text:span></text:p>
      <text:p text:style-name="P68"><text:span text:style-name="T38">ཟུར་ནི་བཞི་སྟེ་དཀར་འདྲ་བ། །བརྐོས་ནས་དེ་བཀང་ལྷག་འགྱུར་པའོ། །</text:span></text:p>
      <text:p text:style-name="P57"><text:span text:style-name="T64">ཞེས་པ་ལ་སོགས་པ། ཕྱོགས་དང་། ཁ་དོག་དང་། མཚན་ཉིད་དང་། ས་ཉིད་དང་། ཆུས་བརྟག་པའི་ཚུལ་བཤད་པ་རྣམས་སོ། །</text:span></text:p>
      <text:p text:style-name="P57"><text:soft-page-break/><text:span text:style-name="T64">ས་བསླང་བ་ནི། མངོན་པ་ཡུལ་གྲོང་གི་བདག་པོ་རྒྱལ་པོ་སོགས་ལ་བླང་བ་དང་། མི་མངོན་པ་ཞིང་སྐྱོང་དང་ས་ལྷ་ལ་བླང་བ་སྟེ། </text:span></text:p>
      <text:p text:style-name="P57"><text:span text:style-name="T64">འདིར་ཡང་། </text:span><text:span text:style-name="T45">[</text:span><text:span text:style-name="T46">བརྟག་པ་ཕྱི་མ། དང་པོ་རབ་གནས་ཀྱི་ལེའུར།</text:span><text:span text:style-name="T45">]</text:span></text:p>
      <text:p text:style-name="P63"><text:span text:style-name="T38">མ་མ་རིན་ཆེན་སྣ་ཚོགས་འཛིན། །</text:span></text:p>
      <text:p text:style-name="P57"><text:span text:style-name="T64">ཞེས་སོགས་སོ། །</text:span></text:p>
      <text:p text:style-name="P57"><text:span text:style-name="T64">ས་སྦྱང་བ་ནི། ཡོངས་བཟུང་དུ། </text:span></text:p>
      <text:p text:style-name="P68"><text:span text:style-name="T38">ཕུབ་མ་རྡོ་དང་གསེག་མ་དང་། །སོལ་བ་ལ་སོགས་དོར་བྱས་ཏེ། །</text:span></text:p>
      <text:p text:style-name="P68"><text:span text:style-name="T38">རིན་ཆེན་འབྲུ་སྨན་ནང་དུ་གཞུག །ཤིན་ཏུ་འཐས་པར་བརྡུང་བར་བྱ། །</text:span></text:p>
      <text:p text:style-name="P68"><text:span text:style-name="T38">ཟུག་རྔུའི་ཉེས་པ་ཐམས་ཅད་ནི། །གལ་ཏེ་བསལ་བར་མ་ནུས་ན་། །</text:span></text:p>
      <text:p text:style-name="P68"><text:span text:style-name="T38">ལག་པ་མནན་ཏེ་སྔགས་བཟླ་འོ། །</text:span></text:p>
      <text:p text:style-name="P57"><text:span text:style-name="T64">ཞེས་དང་། </text:span></text:p>
      <text:p text:style-name="P57"><text:span text:style-name="T64">འདིར། </text:span><text:span text:style-name="T45">[</text:span><text:span text:style-name="T46">བརྟག་པ་སྔ་མ། བཅུ་པ་དབང་སྐུར་བའི་ལེའུར།</text:span><text:span text:style-name="T45">]</text:span></text:p>
      <text:p text:style-name="P68"><text:span text:style-name="T38">གོང་དུ་གསུངས་པའི་སྔགས་ཉིད་ཀྱིས། །མཁས་པས་འཛིན་མ་རྣམ་པར་སྦྱང་། །</text:span></text:p>
      <text:p text:style-name="P27"><text:span text:style-name="T64">ཞེས་པ་སྟེ། ས་བརྐོ་ཞིང་སེལ་འབྱུང་བ། སྙིང་པོ་གཞུག་ཅིང་སྟེགས་བུ་བྱ་བ། རྫས་དང་སྔགས་དང་ཏིང་ངེ་འཛིན་</text:span><text:span text:style-name="T39">(</text:span><text:span text:style-name="T41">༡༤༧བ</text:span><text:span text:style-name="T39">)</text:span><text:span text:style-name="T64">དང་བླ་ན་མེད་པའི་དག་པས་སྦྱང་བ་རྣམས་སོ། །</text:span></text:p>
      <text:p text:style-name="P27"><text:span text:style-name="T64">ས་བཟུང་བ་ནི། སཾ་ཊིར། རང་གི་རྡོ་རྗེ་ལས་ཁྲོ་བོའི་སྐུ་བཏོན་ཏེ། རྡོ་རྗེ་རྐང་པས་དཀྱིལ་འཁོར་གྱི་ས་ཀུན་ཏུ་བསྐོར་ཞིང་ཡོངས་སུ་བཅགས་པས་གདུག་པ་ཅན་རྣམས་བསྐྲད་པར་བྱའོ། །དེ་ལྟར་ན་ས་ཡོངས་སུ་བཟུང་བ་ཡིན་ནོ། །ཞེས་པ་ལྟར། ཁྲོ་བོ་བསྒོམས་ཏེ་བགེགས་ལ་བཀའ་བསྒོ་བ་དང་། རྡོ་རྗེའི་གར་སྟབས་ཀྱིས་བགེགས་བསྐྲད་པ་རྣམས་སོ། །</text:span></text:p>
      <text:p text:style-name="P27"><text:soft-page-break/><text:span text:style-name="T64">ས་བསྲུངས་བ་ནི། </text:span><text:span text:style-name="T45">[</text:span><text:span text:style-name="T46">བརྟག་པ་སྔ་མ། བཅུ་པ་དབང་སྐུར་བའི་ལེའུར།</text:span><text:span text:style-name="T45">]</text:span></text:p>
      <text:p text:style-name="P45"><text:span text:style-name="T38">ཇི་ལྟར་བསམ་གཏན་དེ་བཞིན་འདིར། །</text:span></text:p>
      <text:p text:style-name="P27"><text:span text:style-name="T64">ཞེས་སོགས་གསུངས་ཏེ། བཀའ་བསྒོ་མི་ཉན་པར་གེགས་བྱེད་པའི་བགེགས་རྣམས་ལ་ཕུར་བུ་འདེབས་པ་དང་། ཕྱིས་གེགས་མི་འཇུག་པའི་ཕྱིར་བསྲུང་འཁོར་སྒོམ་པ་ལ་སོགས་པའོ། །</text:span></text:p>
      <text:p text:style-name="P27"><text:span text:style-name="T64">གཉིས་པ་</text:span><text:span text:style-name="T20">[</text:span><text:span text:style-name="T21">སྟ་གོན་</text:span><text:span text:style-name="T20">]</text:span><text:span text:style-name="T64">ནི། སྟ་གོན་ལ་བཞིར་བཤད་པའི། </text:span></text:p>
      <text:p text:style-name="P27"><text:span text:style-name="T64">ས་ལྷ་སྟ་གོན་ནི། སཾ་ཊིར། ཕྱིས་སའི་ལྷ་མོ་གསེར་གྱི་མདོག་ཅན་བུམ་པ་ལག་ན་ཐོག་པ་བཀུག་ཅིང་བཅུག་སྟེ་བཅིངས་ནས་དྲི་ཞིམ་པོ་ལ་སོགས་པའི་མཆོད་པ་ལྔ་པོ་རྣམས་ཀྱིས་ཡང་དག་པར་མཆོད་ཅིང་ལྷག་པར་གནས་པ་ཉེ་བར་བྱའོ། །ཞེས་པ་སྟེ། ས་ལྷ་དམ་ཚིག་པ་སྒོམ། ཡེ་ཤེས་པ་བསྟིམ། མཆོད་གཏོར་ཕུལ་ཏེ་གསོལ་བ་གདབས་པས་གནང་བ་བྱིན་པར་མོས་པ་ལ་སོགས་པའོ། །</text:span></text:p>
      <text:p text:style-name="P27"><text:span text:style-name="T64">ལྷ་སྟ་གོན་ནི། སཾ་ཊིར། དཀྱིལ་འཁོར་བ་སྟ་གོན་ལ་གནས་པར་བྱའོ། །དྲི་ལ་སོགས་པས་དཀྱིལ་འཁོར་གྱི་གནས་ཀྱི་ལྷ་ཐམས་ཅད་ཀྱི་གནས་སུ་རང་གི་ཧཱུྃ་དང་དེའི་མཚན་དང་པོར་བཟླས་ནས་མངོན་པར་གཏོར་ཞིང་། ཞེས་སོགས་གསུངས་ཏེ། </text:span></text:p>
      <text:p text:style-name="P27"><text:span text:style-name="T64">དེའི་ཚུལ་ནི། དང་པོར་འདིར། </text:span><text:span text:style-name="T45">[</text:span><text:span text:style-name="T46">བརྟག་པ་སྔ་མ། བཅུ་པ་དབང་སྐུར་བའི་ལེའུར།</text:span><text:span text:style-name="T45">]</text:span></text:p>
      <text:p text:style-name="P45"><text:span text:style-name="T38">གསར་པ་ལེགས་པར་བཀལ་བ་དང་། །</text:span></text:p>
      <text:p text:style-name="P27"><text:span text:style-name="T64">ཞེས་སོགས་གསུངས་པའི་ཐིག་སྐུད་འདུ་བྱས་ཏེ། ལྷ་གནས་ངེས་པའི་ཕྱིར་དུ་ཐིག་གི་ཆོ་གས་</text:span><text:span text:style-name="T83">ལས་ཐིག་བཏབ་ནས་ལྷ་གནས་རྣམས་སུ་སོ་སོའི་སྔགས་བརྗོད་པས་དྲིའི་ཐིག་ལེ་བྱས་ཏེ། དེར་དམ་ཚིག་པ་བསྐྱེད། ཡེ་ཤེས་པ་གཞུག །དབང་བསྐུར། མཆོད་ཅིང་བསྟོད་དེ་གསོལ་བ་འདེབས་པ་རྣམས་སོ།།</text:span></text:p>
      <text:p text:style-name="P27"><text:span text:style-name="T64">བུམ་པ་སྟ་གོན་ནི། འདིར། </text:span><text:span text:style-name="T45">[</text:span><text:span text:style-name="T46">བརྟག་པ་སྔ་མ། བཅུ་པ་དབང་སྐུར་བའི་ལེའུར།</text:span><text:span text:style-name="T45">]</text:span></text:p>
      <text:p text:style-name="P45"><text:soft-page-break/><text:span text:style-name="T38">བུམ་པ་བརྒྱད་ལ་སོགས་པ་ལྡན། །</text:span></text:p>
      <text:p text:style-name="P27"><text:span text:style-name="T64">སོགས་དང་། </text:span></text:p>
      <text:p text:style-name="P27"><text:span text:style-name="T64">སམ་ཊིར། ཇི་ལྟར་རེ་ཞིག་རྩ་བའི་བུམ་</text:span><text:span text:style-name="T4">(</text:span><text:span text:style-name="T1">༡༤༨ན</text:span><text:span text:style-name="T4">)</text:span><text:span text:style-name="T64">པ་ལ་སོགས་པ་ལྷག་པར་གནས་པ་བྱས་ནས། ཞེས་བཤད་དེ། བུམ་པའི་རྒྱུ་དང་། མཚན་ཉིད་དང་། གྲངས་དང་། བུམ་མཚན་དང་། བཅུད་དང་། རྒྱན་ལ་སོགས་པའི་རྣམ་གཞག་ངེས་པས་བུམ་པ་བཅའ་བ་དང་། དེར་ལྷ་བསྐྱེད་པ་ནས་བཟླས་པའི་མཐར་ཐུག་པར་བྱ་བའོ། །</text:span></text:p>
      <text:p text:style-name="P27"><text:span text:style-name="T64">སློབ་མ་སྟ་གོན་ནི། སཾ་ཊིར། </text:span></text:p>
      <text:p text:style-name="P45"><text:span text:style-name="T38">སློབ་མ་སྟ་གོན་ལ་གནས་པར་བྱའོ། །</text:span></text:p>
      <text:p text:style-name="P71"><text:span text:style-name="T64">ཧཱུྃ་བཟླས་པའི་ཆུས་སྙིང་གར་གཏོར་ནས། ཞེས་སོགས་གསུངས་ཏེ། སློབ་མའི་མཚན་ཉིད་དང་གྲངས་ལ་སོགས་པའི་རྣམ་དབྱེ་དང་ལྡན་པས། ཁྲུས་ཕྱག་མནྜལ་གསོལ་འདེབས་སྔོན་དུ་འགྲོ་བ་ལ། སྔགས་ལ་མོས་པ་བསྐྱེད་ཕྱིར་བུར་བྱ་བ། རྒྱུད་སྦྱང་ཕྱིར་སྡོམ་པ་བཟུང་བ། དངོས་གྲུབ་བརྟགས་ཕྱིར་སོ་ཤིང་དོར་བ། ཉེས་པ་སྦྱང་ཕྱིར་ཁྱོར་ཆུ་བླུད་པ། རྨི་ལམ་འཛིན་ཕྱིར་ཀུ་ཤ་གཏད་པ། བར་ཆད་ཞི་ཕྱིར་བསྲུང་སྐུད་འདོགས་པ། སྤྲོ་བ་བསྐྱེད་ཕྱིར་ཆོས་བཤད་པ། མཚན་མ་ངེས་ཕྱིར་རྨི་ལམ་བརྟགས་པ་རྣམས་སོ། །</text:span></text:p>
      <text:p text:style-name="P71"><text:span text:style-name="T31">གསུམ་པ་</text:span><text:span text:style-name="T4">[</text:span><text:span text:style-name="T1">དངོས་གཞི་</text:span><text:span text:style-name="T4">]</text:span><text:span text:style-name="T31">ལ། དཀྱིལ་འཁོར་གྱི་ལས་རིམ། བསྒྲུབ་ཅིང་མཆོད་དེ་བདག་ཉིད་འཇུག་པ། སློབ་མ་གཞུག་ཅིང་དབང་བསྐུར་བ། རྗེས་ཀྱི་ཆོ་ག་དང་བཞིའི། </text:span></text:p>
      <text:p text:style-name="P71"><text:span text:style-name="T64">དང་པོ་ནི། ཐིག་ཚོན་གྱིས་བྲི་བ་དང་། བུམ་པ་དགོད་ཅིང་དཀྱིལ་འཁོར་བརྒྱན་པ་རྣམས་ལས། </text:span></text:p>
      <text:p text:style-name="P27"><text:soft-page-break/><text:span text:style-name="T64">ཐིག་ཆོག་ནི། ལས་ཐིག་གི་འོག་ཏུ་དེ་བྱིན་གྱིས་རློབ་པའི་ཡེ་ཐིག་གདབ་དགོས་ཏེ། དེ་ཡང་། ཐིག་སྐུད་ཀྱི་རྒྱུ། གྲངས། མདོག །ཚད། བྱིན་རླབས། སྡོད་ས། རྐང་སྟབས། སྐོར་ཕྱོགས་ལ་སོགས་པའི་ཁྱད་པར་དང་ལྡན་པའོ། །</text:span></text:p>
      <text:p text:style-name="P27"><text:span text:style-name="T64">ཚོན་ཆོག་ནི། འདིར། </text:span><text:span text:style-name="T45">[</text:span><text:span text:style-name="T46">བརྟག་པ་སྔ་མ། བཅུ་པ་དབང་སྐུར་བའི་ལེའུར།</text:span><text:span text:style-name="T45">]</text:span></text:p>
      <text:p text:style-name="P45"><text:span text:style-name="T38">རྡུལ་ཚོན་དམ་པའི་ཚོན་དང་ནི། །</text:span></text:p>
      <text:p text:style-name="P27"><text:span text:style-name="T64">ཞེས་སོགས་གསུངས་ཏེ། ཚོན་གྱི་རྒྱུ། ཁ་དོག །བྱིན་རླབས། བཀྱེ་ཚུལ་ལ་སོགས་པས་བྲི་ཞིང་། </text:span></text:p>
      <text:p text:style-name="P27"><text:span text:style-name="T64">མཚན་མ་འགོད་ཚུལ་ཡང་། </text:span><text:span text:style-name="T45">[</text:span><text:span text:style-name="T46">བརྟག་པ་སྔ་མ། བཅུ་པ་དབང་སྐུར་བའི་ལེའུར།</text:span><text:span text:style-name="T45">]</text:span></text:p>
      <text:p text:style-name="P63"><text:span text:style-name="T38">ཤར་དུ་གྲི་གུག་རྣམ་པར་བྲི། །</text:span></text:p>
      <text:p text:style-name="P57"><text:span text:style-name="T64">སོགས་དང་། </text:span></text:p>
      <text:p text:style-name="P61"><text:span text:style-name="T45">[</text:span><text:span text:style-name="T46">བརྟག་པ་ཕྱི་མ། ལྔ་པ་མངོན་པར་འབྱུང་བའི་ལེའུར།</text:span><text:span text:style-name="T45">]</text:span></text:p>
      <text:p text:style-name="P63"><text:span text:style-name="T38">སྙིང་པོར་སྐྱེས་པའི་ཐོད་པ་ཉིད། །</text:span></text:p>
      <text:p text:style-name="P57"><text:span text:style-name="T64">ཅེས་སོགས་གསུངས་པ་ལྟར་རོ། །</text:span></text:p>
      <text:p text:style-name="P57"><text:span text:style-name="T64">བུམ་པ་དགོད་པ་ནི། </text:span><text:span text:style-name="T45">[</text:span><text:span text:style-name="T46">བརྟག་པ་སྔ་མ། བཅུ་པ་དབང་སྐུར་བའི་ལེའུར།</text:span><text:span text:style-name="T45">]</text:span></text:p>
      <text:p text:style-name="P63"><text:span text:style-name="T38">རྣམ་པར་རྒྱལ་བ་ཤར་དུ་སྦྱིན། །</text:span></text:p>
      <text:p text:style-name="P57"><text:span text:style-name="T64">ཞེས་དང་། </text:span></text:p>
      <text:p text:style-name="P57"><text:span text:style-name="T64">དཀྱིལ་འཁོར་བརྒྱན་པ་ནི། སཾ་ཊིར། </text:span></text:p>
      <text:p text:style-name="P63"><text:span text:style-name="T38">འདོད་ཡོན་ལྔ་ཡི་ཁང་པ་དང་། །བླ་རེ་བྲེས་པས་ཉེ་བར་འབར། །</text:span></text:p>
      <text:p text:style-name="P57"><text:span text:style-name="T64">ཞེས་པས་མཚོན་ནས། སྤྱི་རྒྱུད་དང་། </text:span><text:span text:style-name="T39">(</text:span><text:span text:style-name="T41">༡༤༨བ</text:span><text:span text:style-name="T39">)</text:span><text:span text:style-name="T64">དེ་ཉིད་བསྡུས་པ་ལས་གསུངས་པའི་དཀྱིལ་ཆོག་ལྟར་སྤྲོས་པས་ཆོག་སྟེ། </text:span></text:p>
      <text:p text:style-name="P27"><text:soft-page-break/><text:span text:style-name="T64">འདིར་ནི། </text:span><text:span text:style-name="T45">[</text:span><text:span text:style-name="T46">བརྟག་པ་ཕྱི་མ། ལྔ་པ་མངོན་པར་འབྱུང་བའི་ལེའུར།</text:span><text:span text:style-name="T45">]</text:span></text:p>
      <text:p text:style-name="P45"><text:span text:style-name="T38">མང་དུ་རབ་ཏུ་རྗོད་པས་ཅི། །ཇི་ལྟར་དེ་ཉིད་བསྡུས་པ་ཡི། །</text:span></text:p>
      <text:p text:style-name="P45"><text:span text:style-name="T38">དཀྱིལ་འཁོར་ཆོ་ག་དེ་བཞིན་བྱ། །</text:span></text:p>
      <text:p text:style-name="P27"><text:span text:style-name="T64">ཞེས་སོ། །</text:span></text:p>
      <text:p text:style-name="P27"><text:span text:style-name="T64">གཉིས་པ་</text:span><text:span text:style-name="T20">[</text:span><text:span text:style-name="T21">བསྒྲུབ་ཅིང་མཆོད་དེ་བདག་ཉིད་འཇུག་པ་</text:span><text:span text:style-name="T20">]</text:span><text:span text:style-name="T64">ནི། རིན་ཆེན་འབར་བར། </text:span></text:p>
      <text:p text:style-name="P51"><text:span text:style-name="T38">དེ་ནས་སློབ་དཔོན་རང་ལྷ་ཡི། །སྦྱོར་རྫོགས་གཙོ་བོའི་བདག་ཉིད་ཀྱིས། །</text:span></text:p>
      <text:p text:style-name="P44"><text:span text:style-name="T18">དཀྱིལ་འཁོར་སྤྲུལ་པ་རྡུལ་ཚོན་དང་། །གཉིས་མེད་མཁང་གནས་ཀྱང་དེར་གཞུག །</text:span></text:p>
      <text:p text:style-name="P51"><text:span text:style-name="T38">བྱིན་གྱིས་བརླབས་དང་དབང་བསྐུར་གྱི། །</text:span></text:p>
      <text:p text:style-name="P27"><text:span text:style-name="T64">ཞེས་སོགས་དང་། </text:span></text:p>
      <text:p text:style-name="P27"><text:span text:style-name="T64">གུར་དུ། </text:span></text:p>
      <text:p text:style-name="P51"><text:span text:style-name="T38">མཆོད་བསྟོད་བདུད་རྩི་ལ་སོགས་པར། །རིམ་པས་རྗེས་སུ་བསྒོམ་པར་བྱ། །</text:span></text:p>
      <text:p text:style-name="P27"><text:span text:style-name="T64">ཞེས་པས། རང་ཉིད་ལྷའི་རྣལ་འབྱོར་བསྒོམས་ནས། མདུན་བསྐྱེད་སྒྲུབ་མཆོད་བུམ་བཟླས་གཏོར་མའི་མཐར་ཐུག་པ་རྣམས་སོ། །</text:span></text:p>
      <text:p text:style-name="P27"><text:span text:style-name="T64">བདག་འཇུག་ཀྱང་། འདིར། </text:span><text:span text:style-name="T45">[</text:span><text:span text:style-name="T46">བརྟག་པ་སྔ་མ། བཅུ་པ་དབང་སྐུར་བའི་ལེའུར།</text:span><text:span text:style-name="T45">]</text:span></text:p>
      <text:p text:style-name="P45"><text:span text:style-name="T38">རྡོ་རྗེ་སེམས་དཔའི་བསྙེམས་བྱས་ནས། །</text:span></text:p>
      <text:p text:style-name="P27"><text:span text:style-name="T64">ཞེས་སོགས་དང་། </text:span></text:p>
      <text:p text:style-name="P27"><text:span text:style-name="T64">སཾ་ཊིར། </text:span></text:p>
      <text:p text:style-name="P51"><text:span text:style-name="T38">སངས་རྒྱས་ཀུན་གྱི་མངོན་སུམ་དུ། །དཀྱིལ་འཁོར་བདེ་བར་གཤེགས་གནས་སུ།།</text:span></text:p>
      <text:p text:style-name="P51"><text:soft-page-break/><text:span text:style-name="T38">འཇིག་རྟེན་ཁམས་ནི་མཐའ་ལས་བདག །བློ་དང་ལྡན་པས་དེ་བཞིན་བླང་། །</text:span></text:p>
      <text:p text:style-name="P27"><text:span text:style-name="T64">ཞེས་པ་ལྟར་སློབ་དཔོན་བདག་ཉིད་དཀྱིལ་འཁོར་དུ་འཇུག་ཅིང་དབང་བླང་བའོ། །</text:span></text:p>
      <text:p text:style-name="P27"><text:span text:style-name="T31">གསུམ་པ</text:span><text:span text:style-name="T1">་</text:span><text:span text:style-name="T4">[</text:span><text:span text:style-name="T1">སློབ་མ་གཞུག་ཅིང་དབང་བསྐུར་བ་</text:span><text:span text:style-name="T4">]</text:span><text:span text:style-name="T31">ལ། སློབ་མ་དཀྱིལ་འཁོར་དུ་གཞུག་པ་དང་། དེ་ལ་དབང་བསྐུར་བ་གཉིས་ཀྱི། </text:span></text:p>
      <text:p text:style-name="P27"><text:span text:style-name="T64">དང་པོ་ནི། ཐོག་མར་དཀྱིལ་འཁོར་དུ་འཇུག་པའི་སྣོད་རུང་དུ་བྱེད་པ་ཡོལ་བ་ཕྱི་འཇུག་ལ། </text:span><text:span text:style-name="T49">གསོལ་གདབ་ཆས་འཇུག་སྡོམ་བཟུང་མོས་པ་དྲི་བ་རྣལ་འབྱོར་དུ་སེམས་བསྐྱེད་པ་རྣམས་སོ། །</text:span></text:p>
      <text:p text:style-name="P27"><text:span text:style-name="T49">དེ་ནས་ལྷ་དང་སྐལ་མཉམ་དུ་གཞུག་པ་ཡོལ་བ་ནང་འཇུག་ལ། བསྐོར་བ་ཕྱག་འཚལ་དམ་བཞག་ཡེ་ཤེས་པ་དབབ་པ་མཐོང་བ་བརྟགས་པ་མེ་ཏོག་འདོར་བ་མེ་ཏོག་ཕྲེང་བའི་དབང་རྣམས་སོ། །</text:span></text:p>
      <text:p text:style-name="P27"><text:span text:style-name="T64">དེ་ནས་དངོས་གྲུབ་སྒྲུབ་པ་ལ། སྤྲོ་བ་བསྐྱེད་པའི་ཆེད་དུ་དཀྱིལ་འཁོར་མཐོང་བའི་བདག་ཉིད་དུ་གཞུག་པ་ལ། མིག་དར་ཕྱེ་ནས་དཀྱིལ་འཁོར་སྟོན་པ་ལ་སོགས་པའོ། །</text:span></text:p>
      <text:p text:style-name="P27"><text:span text:style-name="T31">གཉིས་པ་</text:span><text:span text:style-name="T33">[</text:span><text:span text:style-name="T1">དེ་ལ་དབང་བསྐུར་བ་</text:span><text:span text:style-name="T4">]</text:span><text:span text:style-name="T31">ལ། དབང་གི་རྣམ་གཞག་དང་། དབང་དེ་དག་བསྐུར་ཚུལ་གཉིས་ལས། </text:span></text:p>
      <text:p text:style-name="P27"><text:span text:style-name="T31">དང་པོ་ལ། དབང་སྤྱིའི་རྣམ་གཞག་དང་། སོ་སོའི་རྣམ་གཞག་གཉིས་ཀྱི། </text:span></text:p>
      <text:p text:style-name="P27"><text:span text:style-name="T64">དང་པོ་ནི། རྣལ་འབྱོར་</text:span><text:span text:style-name="T39">(</text:span><text:span text:style-name="T41">༡༤༩ན</text:span><text:span text:style-name="T39">)</text:span><text:span text:style-name="T64">བླ་མེད་ཀྱི་དབང་ལ་བཞིར་བཤད་པ་གྲགས་ཆེ་སྟེ། </text:span></text:p>
      <text:p text:style-name="P27"><text:span text:style-name="T64">སཾ་ཊིར། </text:span></text:p>
      <text:p text:style-name="P45"><text:span text:style-name="T38">དབང་དེ་ཡང་ནི་རྣམ་པ་བཞི། །དང་པོར་བུམ་པའི་དབང་ཡིན་ཏེ། །</text:span></text:p>
      <text:p text:style-name="P45"><text:span text:style-name="T38">གཉིས་པ་ལ་ནི་གསང་བའི་དབང་། །གསུམ་པ་ཤེས་རབ་ཡེ་ཤེས་ཏེ། །</text:span></text:p>
      <text:p text:style-name="P45"><text:span text:style-name="T38">བཞི་པ་དེ་ཡང་དེ་བཞིན་ཡང་། །</text:span></text:p>
      <text:p text:style-name="P27"><text:soft-page-break/><text:span text:style-name="T64">ཞེས་དང་། </text:span></text:p>
      <text:p text:style-name="P27"><text:span text:style-name="T64">གསང་འདུས་རྒྱུད་ཕྱི་མར། </text:span></text:p>
      <text:p text:style-name="P45"><text:span text:style-name="T38">བུམ་པའི་དབང་ནི་དང་པོ་སྟེ། །གཉིས་པ་གསང་བའི་དབང་ཡིན་ནོ། །</text:span></text:p>
      <text:p text:style-name="P45"><text:span text:style-name="T38">གསུམ་པ་ཤེས་རབ་ཡེ་ཤེས་ཏེ། །བཞི་པ་དེ་ཡང་དེ་བཞིན་ནོ། །</text:span></text:p>
      <text:p text:style-name="P27"><text:span text:style-name="T64">ཞེས་དང་། </text:span></text:p>
      <text:p text:style-name="P27"><text:span text:style-name="T64">འདིར་ཡང་། </text:span><text:span text:style-name="T45">[</text:span><text:span text:style-name="T46">བརྟག་པ་ཕྱི་མ། གསུམ་པ་རྒྱུད་ཀྱི་གླེང་གཞི་དང་གསང་བའི་སྐད་ཀྱི་ལེའུར།</text:span><text:span text:style-name="T45">]</text:span></text:p>
      <text:p text:style-name="P45"><text:span text:style-name="T38">སློབ་དཔོན་གསང་བ་ཤེས་རབ་དང་། །</text:span></text:p>
      <text:p text:style-name="P27"><text:span text:style-name="T64">ཞེས་སོགས་སོ། །</text:span></text:p>
      <text:p text:style-name="P27"><text:span text:style-name="T64">དེ་ཡང་། དབང་དང་པོ་བུམ་དབང་ལ་བཅུ་གཅིག་ཏུ་ཕྱེ་སྟེ། དེ་ལ་དབང་གོང་མ་གསུམ་བསྣན་ནས་བཅུ་བཞིར་བཤད་དེ། </text:span></text:p>
      <text:p text:style-name="P27"><text:span text:style-name="T64">ཕྱག་ཆེན་ཐིག་ལེ་ལས། </text:span></text:p>
      <text:p text:style-name="P51"><text:span text:style-name="T38">དང་པོ་སློབ་དཔོན་དབང་དང་གཅིག །གཉིས་པ་གསང་བའི་དབང་ནི་མཆོག །</text:span></text:p>
      <text:p text:style-name="P51"><text:span text:style-name="T38">གསུམ་པ་ཤེས་རབ་ཡེ་ཤེས་དབང་། །དེ་ལྟར་དེ་བཞིན་བཞི་པ་འོ། །</text:span></text:p>
      <text:p text:style-name="P51"><text:span text:style-name="T38">སློབ་དཔོན་དབང་ནི་བཅུ་གཅིག་གྱིས། །གསང་བའི་དབང་ནི་བཅུ་གཉིས་པ། །</text:span></text:p>
      <text:p text:style-name="P51"><text:span text:style-name="T38">ཤེས་རབ་ཡེ་ཤེས་བཅུ་གསུམ་པ། །དེ་ལྟར་དེ་བཞིན་བཅུ་བཞི་འོ། །</text:span></text:p>
      <text:p text:style-name="P27"><text:span text:style-name="T64">ཞེས་དང་། </text:span></text:p>
      <text:p text:style-name="P27"><text:span text:style-name="T64">རྡོར་ཕྲེང་དུའང་ཚུལ་དེ་ལྟར་གསུངས་སོ། །</text:span></text:p>
      <text:p text:style-name="P27"><text:span text:style-name="T64">གུར་ལས་ནི་དབང་བཅུར་བཤད་དེ། </text:span></text:p>
      <text:p text:style-name="P45"><text:soft-page-break/><text:span text:style-name="T38">དང་པོ་ཆུ་ཡི་དབང་ཡིན་ཏེ། །གཉིས་པ་ལ་ནི་ཅོད་པན་དབང་། །</text:span></text:p>
      <text:p text:style-name="P45"><text:span text:style-name="T38">གསུམ་པ་རྡོ་རྗེའི་དབང་གིས་སོ། །བཞི་པ་རང་གི་བདག་པོ་ཡིན། །</text:span></text:p>
      <text:p text:style-name="P45"><text:span text:style-name="T38">ལྔ་པ་ལ་ནི་མིང་དབང་བསྐུར། །དྲུག་པ་རྫོགས་པའི་སངས་རྒྱས་ཉིད། །</text:span></text:p>
      <text:p text:style-name="P45"><text:span text:style-name="T38">བུམ་པའི་དབང་ནི་བདུན་པ་སྟེ། །བརྒྱད་པ་གསང་བའི་དབང་ཡིན་ནོ། །</text:span></text:p>
      <text:p text:style-name="P45"><text:span text:style-name="T38">དགུ་པ་ཤེས་རབ་ཡེ་ཤེས་ཏེ། །དེ་ཉིད་རྡོ་རྗེའི་སྦྱོར་བ་ཡིས། །</text:span></text:p>
      <text:p text:style-name="P45"><text:span text:style-name="T38">ཐམས་ཅད་རྡོ་རྗེའི་བརྟུལ་ཞུགས་སྦྱིན། །སྟོན་པ་རང་ཉིད་ལུང་སྟོན་ཏེ། །</text:span></text:p>
      <text:p text:style-name="P45"><text:span text:style-name="T38">འདི་ནི་དབང་ཆོག་རིམ་པ་འོ། །</text:span></text:p>
      <text:p text:style-name="P27"><text:span text:style-name="T64">ཞེས་སོ། །</text:span></text:p>
      <text:p text:style-name="P27"><text:span text:style-name="T64">དེ་ལ་བུམ་དབང་བཅུ་གཅིག་ཏུ་འབྱེད་ཚུལ་ནི། ཡེ་ཤེས་ཐིག་ལེར། </text:span></text:p>
      <text:p text:style-name="P76"><text:span text:style-name="T38">ཆུ་དང་དབུ་རྒྱན་རྡོ་རྗེ་དང་། །དྲིལ་བུ་མིང་དང་བརྟུལ་ཞུགས་དང་། །</text:span></text:p>
      <text:p text:style-name="P76"><text:span text:style-name="T38">ལུང་བསྟན་པ་དང་སྐྱབས་བྱིན་དང་། །ཕྱག་རྒྱ་སྔགས་དང་ཡེ་ཤེས་སོ། །</text:span></text:p>
      <text:p text:style-name="P71"><text:span text:style-name="T64">ཞེས་གསུངས་པའི། གཞན་ནི་གོ་བདེ་ལ། </text:span></text:p>
      <text:p text:style-name="P71"><text:span text:style-name="T64">སྐྱབས་བྱིན་ནི་དབུགས་དབྱུང་། ཕྱག་རྒྱ་ནི་དམ་ཚིག་གསུམ། </text:span><text:span text:style-name="T39">(</text:span><text:span text:style-name="T41">༡༤༩བ</text:span><text:span text:style-name="T39">)</text:span><text:span text:style-name="T64">སྔགས་ནི་སྔགས་དབང་སོགས་ཀྱི་རྗེས་གནང་། ཡེ་ཤེས་ནི་སློབ་དཔོན་གྱི་དབང་གི་དངོས་གཞི་རྣམས་ཡིན་ལ། </text:span></text:p>
      <text:p text:style-name="P71"><text:span text:style-name="T64">དྲིལ་བུ་པས། རིག་པའི་དབང་ལྔའི་ཐོག་ཏུ་སློབ་དཔོན་གྱི་དབང་དངོས་གཞི་དང་། སྔགས་དབང་དང་ལུང་བསྟན་དབུགས་དབྱུང་གཉིས་གཅིག་ཏུ་བྱས་པ་དང་། རྡོ་རྗེའི་བརྟུལ་ཞུགས་དང་། སྤྱོད་པའི་བརྟུལ་ཞུགས་དང་། རྗེས་གནང་དང་དྲུག་ཏུ་བཞེད་ཅིང་། </text:span></text:p>
      <text:p text:style-name="P27"><text:soft-page-break/><text:span text:style-name="T64">གཞན་ཡང་། སློབ་དཔོན་གྱི་དབང་དངོས་གཞི་དང་སྔགས་དབང་གཉིས་ལ། རྗེས་གནང་། བརྟུལ་ཞུགས། ལུང་བསྟན། དབུགས་དབྱུང་བཞི་སྦྱར་བ་དང་། དམ་ཚིག་གསུམ་དང་སློབ་དཔོན་གྱི་དབང་དངོས་གཞི་གཉིས་ལ་རྗེས་གནང་སོགས་བཞི་སྦྱར་བ་དུ་མ་ཞིག་སྣང་ངོ་། །</text:span></text:p>
      <text:p text:style-name="P27"><text:span text:style-name="T31">གཉིས་པ་</text:span><text:span text:style-name="T4">[</text:span><text:span text:style-name="T1">སོ་སོའི་རྣམ་གཞག་</text:span><text:span text:style-name="T4">]</text:span><text:span text:style-name="T31">ལ། བུམ་དབང་། གསང་དབང་། ཤེས་རབ་ཡེ་ཤེས། དབང་བཞི་པའི་རྣམ་གཞག་བཞིའི། </text:span></text:p>
      <text:p text:style-name="P27"><text:span text:style-name="T64">དང་པོ་ནི། དོན་བཞི་ལས། བུམ་དབང་གི་ངོ་བོ་ནི། འདོད་ལྷ་ཡབ་ཡུམ་འཁྱུད་པ་ལས་བྱུང་བའི་བདེ་སྟོང་གི་ཏིང་ངེ་འཛིན་ལ་བྱ་སྟེ། </text:span></text:p>
      <text:p text:style-name="P27"><text:span text:style-name="T64">ཇི་སྐད་དུ། </text:span></text:p>
      <text:p text:style-name="P45"><text:span text:style-name="T38">ཤེས་རབ་བཅུ་དྲུག་ལོན་པ་ལ། །ལག་པ་དག་གིས་ཡང་དག་འཁྱུད། །</text:span></text:p>
      <text:p text:style-name="P45"><text:span text:style-name="T38">རྡོ་རྗེ་དྲིལ་བུ་མཉམ་སྦྱོར་བ། །སློབ་དཔོན་དབང་དུ་རབ་ཏུ་བརྗོད། །</text:span></text:p>
      <text:p text:style-name="P27"><text:span text:style-name="T64">ཅེས་སོ། །</text:span></text:p>
      <text:p text:style-name="P27"><text:span text:style-name="T64">ངེས་ཚིག་ནི། བུམ་པའི་ལས་དང་བྱ་བ་འཇུག་པས་སམ། བླུགས་གཏོར་དག་པར་བྱས་ནས་རྒྱུད་སྣོད་རུང་དུ་བྱེད་པས་ན་བུམ་དབང་ཞེས་བྱ་སྟེ། </text:span></text:p>
      <text:p text:style-name="P27"><text:span text:style-name="T64">ཨ་བྷྱས། ཆུ་དང་། ཅོད་པན་དང་། རྡོ་རྗེ་དང་། བདག་པོ་དང་། མིང་དང་། སློབ་དཔོན་གྱི་དབྱེ་བས་དྲུག་ནི་བུམ་པའི་དབང་སྟེ། ཐམས་ཅད་དུ་དེ་བཞིན་གཤེགས་པ་དང་སྤྱན་མ་ལ་སོགས་པའི་རིག་རྣམས་ཀྱིས་བུམ་པས་དབང་བསྐུར་བའི་ཕྱིར་རོ། །ཞེས་དང་། </text:span></text:p>
      <text:p text:style-name="P27"><text:span text:style-name="T64">སྦྱོར་བ་བདུན་པར། </text:span></text:p>
      <text:p text:style-name="P51"><text:span text:style-name="T38">སྣོད་དུ་རུང་བྱར་བུམ་དབང་སྟེ། །བླུགས་གཏོར་དག་པས་བྱེད་པར་དབང་། །</text:span></text:p>
      <text:p text:style-name="P27"><text:soft-page-break/><text:span text:style-name="T64">ཞེས་སོ། །</text:span></text:p>
      <text:p text:style-name="P27"><text:span text:style-name="T64">དབྱེ་བ་ནི་རྡོར་ཕྲེང་དུ། </text:span></text:p>
      <text:p text:style-name="P45"><text:span text:style-name="T38">གཙོ་བོ་དབྱེ་བ་བཅུ་གཅིག་སྟེ། །</text:span></text:p>
      <text:p text:style-name="P27"><text:span text:style-name="T64">ཞེས་སྤྲོ་ན་གོང་དུ་བཤད་པའི་བཅུ་གཅིག་གམ། བསྡུ་ན་སློབ་མའི་དབང་དང་སློབ་དཔོན་གྱི་དབང་གཉིས་སོ། །</text:span></text:p>
      <text:p text:style-name="P27"><text:span text:style-name="T64">བྱེད་ལས་ནི། གཙོ་བོར་ལུས་ཀྱི་དྲི་མ་འཁྲུད་ཅིང་ལུས་དག་པར་བྱས་ནས། སྐུ་རྡོ་རྗེའམ་</text:span><text:span text:style-name="T39">(</text:span><text:span text:style-name="T41">༡༥༠ན</text:span><text:span text:style-name="T39">)</text:span><text:span text:style-name="T64">སྤྲུལ་སྐུ་མཛད་པ་དང་བཅས་པ་འགྲུབ་པའི་ནུས་པ་འཇོག་སྟེ། </text:span></text:p>
      <text:p text:style-name="P27"><text:span text:style-name="T64">སྦྱོར་བ་བདུན་པར། </text:span></text:p>
      <text:p text:style-name="P45"><text:span text:style-name="T38">སྲོག་གཅོད་ལ་སོགས་སྔ་ཕྱི་ཡི། །དག་དང་ཉེས་པར་མི་འགྱུར་རོ། །</text:span></text:p>
      <text:p text:style-name="P27"><text:span text:style-name="T64">ཞེས་དང་། </text:span></text:p>
      <text:p text:style-name="P45"><text:span text:style-name="T38">དེ་ཡི་རང་གི་ངོ་བོ་ནི། །སྐུ་ཡི་རྡོ་རྗེའི་རང་བཞིན་ནོ། །</text:span></text:p>
      <text:p text:style-name="P27"><text:span text:style-name="T64">ཞེས་སོ། །</text:span></text:p>
      <text:p text:style-name="P27"><text:span text:style-name="T64">གཉིས་པ་</text:span><text:span text:style-name="T20">[</text:span><text:span text:style-name="T21">གསང་དབང་</text:span><text:span text:style-name="T20">]</text:span><text:span text:style-name="T64">ནི། དོན་བཞི་ལས། གསང་དབང་གི་ངོ་བོ་ནི། བླ་མ་ཡབ་ཡུམ་གྱི་བྱང་སེམས་མྱངས་པ་ལས་བྱུང་བའི་བདེ་སྟོང་གི་ཏིང་ངེ་འཛིན་ལ་བྱ་སྟེ། </text:span></text:p>
      <text:p text:style-name="P27"><text:span text:style-name="T64">ཕྱག་ཐིག་ཏུ། </text:span></text:p>
      <text:p text:style-name="P45"><text:span text:style-name="T38">ལོངས་སྤྱོད་ནང་དུ་གཞུག་པར་བྱ། །དེ་ཚེ་ནང་དུ་ཡེ་ཤེས་སྐྱེ། །</text:span></text:p>
      <text:p text:style-name="P45"><text:span text:style-name="T38">བུ་མོའི་བདེ་བ་ཇི་ལྟ་བུ། །</text:span></text:p>
      <text:p text:style-name="P27"><text:span text:style-name="T64">ཞེས་སོ། །</text:span></text:p>
      <text:p text:style-name="P27"><text:soft-page-break/><text:span text:style-name="T64">ངེས་ཚིག་ནི། ཡབ་ཡུམ་གྱི་བྱང་སེམས་གསང་བའི་རྫས་ཀྱིས་བསྐུར་བའི་དབང་ཡིན་པས་ན་གསང་བའི་དབང་ཞེས་བྱ་སྟེ། </text:span></text:p>
      <text:p text:style-name="P27"><text:span text:style-name="T64">ཨ་བྷྱས། ཤེས་རབ་དང་ཐབས་དག་གི་ཀུན་རྫོབ་བྱང་ཆུབ་ཀྱི་སེམས་གསང་བ་དག་གིས་དབང་བསྐུར་བས་ན་གསང་བའི་དབང་ངོ་། །ཞེས་སོ། །</text:span></text:p>
      <text:p text:style-name="P27"><text:span text:style-name="T64">དབྱེ་བ་ནི། བློ་དམན་ལ་མགྲིན་པར་ཐིག་ལེ་བྱེད་པ་ཕྱི་དང་། གཞན་ལ་ལྕེ་ཐོག་ཏུ་བྱིན་ནས་མྱང་བ་ནང་གི་གསང་དབང་གཉིས་ཏེ། </text:span></text:p>
      <text:p text:style-name="P27"><text:span text:style-name="T64">ཡེ་ཤེས་ཐིག་ལེར། </text:span></text:p>
      <text:p text:style-name="P45"><text:span text:style-name="T38">གསང་བ་གཉིས་སུ་དབྱེ་བར་གསུངས། །དེ་ནི་ཕྱི་དང་ནང་གིས་སོ། །</text:span></text:p>
      <text:p text:style-name="P27"><text:span text:style-name="T64">ཞེས་སོ། །</text:span></text:p>
      <text:p text:style-name="P27"><text:span text:style-name="T64">བྱེད་ལས་ནི། གཙོ་བོར་ངག་གི་དྲི་མ་འཁྲུད་ཅིང་དག་པར་བྱས་ནས། གསུང་རྡོ་རྗེའམ་ལོངས་སྐུ་འགྲུབ་པའི་ནུས་པ་འཇོག་སྟེ། </text:span></text:p>
      <text:p text:style-name="P45"><text:span text:style-name="T38">བརྫུན་ལ་སོགས་པ་སྔ་ཕྱི་ཡི། །དག་དང་ཉེས་པར་མི་འགྱུར་རོ། །</text:span></text:p>
      <text:p text:style-name="P27"><text:span text:style-name="T64">ཞེས་དང་། </text:span></text:p>
      <text:p text:style-name="P45"><text:span text:style-name="T38">དེ་ཡི་རང་གི་ངོ་བོ་ནི། །གསུང་གི་རྡོ་རྗེའི་རང་བཞིན་ནོ། །</text:span></text:p>
      <text:p text:style-name="P27"><text:span text:style-name="T64">ཞེས་སོ། །</text:span></text:p>
      <text:p text:style-name="P27"><text:span text:style-name="T64">གསུམ་པ་</text:span><text:span text:style-name="T20">[</text:span><text:span text:style-name="T21">ཤེས་རབ་ཡེ་ཤེས་ཀྱི་དབང་</text:span><text:span text:style-name="T20">]</text:span><text:span text:style-name="T64">ནི། དོན་བཞི་ལས་དབང་གསུམ་པའི་ངོ་བོ་ནི། ཐབས་ཤེས་སྙོམས་འཇུག་བྱས་པས་བྱང་སེམས་ནོར་བུའི་ནང་དུ་བབས་པའི་ཚེ་ཉམས་སུ་མྱོང་བའི་ལྷན་སྐྱེས་ཡེ་ཤེས་ཏེ། </text:span></text:p>
      <text:p text:style-name="P27"><text:soft-page-break/><text:span text:style-name="T64">ཨབྷྱས། </text:span></text:p>
      <text:p text:style-name="P45"><text:span text:style-name="T38">ཤེས་རབ་སྦྱོར་བས་དཔལ་ལྡན་ནི། །དེ་ཉིད་ཡང་དག་མཚོན་པར་བྱ། །</text:span></text:p>
      <text:p text:style-name="P45"><text:span text:style-name="T38">རྡོ་རྗེ་སྐྱིལ་དཀྲུང་ལས་སེམས་ནི། །ནོར་བུའི་ནང་དུ་ཚུད་པ་བལྟ། །</text:span></text:p>
      <text:p text:style-name="P27"><text:span text:style-name="T64">ཞེས་སོ། །</text:span></text:p>
      <text:p text:style-name="P27"><text:span text:style-name="T64">ངེས་ཚིག་ནི། ཤེས་རབ་ལས་ཀྱི་ཕྱག་རྒྱ་མ་ལ་བརྟེན་ནས་ལྷན་སྐྱེས་ཡེ་ཤེས་གཏན་ལ་དབབ་པའི་དབང་ཡིན་པས་ན་ཤེས་རབ་ཡེ་ཤེས་ཀྱི་དབང་ཞེས་བྱ་སྟེ། </text:span><text:span text:style-name="T39">(</text:span><text:span text:style-name="T41">༡༥༠བ</text:span><text:span text:style-name="T39">)</text:span></text:p>
      <text:p text:style-name="P27"><text:span text:style-name="T64">ཨ་བྷྱས། ཤེས་རབ་ནི་ཕྱི་རོལ་གྱི་གཞོན་ནུ་མའོ། །ཡེ་ཤེས་ནི་སེམས་རྣམ་པར་རྟོག་པ་དང་བྲལ་བས་རྣམ་པར་དག་པ་ལྷན་ཅིག་སྐྱེས་པའི་དགའ་བ་སྟེ་ཤེས་རབ་ཡེ་ཤེས་ཀྱི་དབང་ངོ་། །ཞེས་སོ། །</text:span></text:p>
      <text:p text:style-name="P27"><text:span text:style-name="T64">དབྱེ་བ་ནི། བསྐྱེད་རིམ་པའི་དབང་དུ་བྱས་པ་དང་། རྫོགས་རིམ་པའི་དབང་དུ་བྱས་པ་གཉིས་ཏེ། </text:span></text:p>
      <text:p text:style-name="P27"><text:span text:style-name="T64">ཡེ་ཤེས་ཐིག་ལེར། </text:span></text:p>
      <text:p text:style-name="P45"><text:span text:style-name="T38">ཤེས་རབ་རྣམ་པ་གཉིས་སུ་དབྱེ། །བསྐྱེད་དང་རྫོགས་པའི་བྱེ་བྲག་གོ། །</text:span></text:p>
      <text:p text:style-name="P27"><text:span text:style-name="T64">ཞེས་སོ། །</text:span></text:p>
      <text:p text:style-name="P27"><text:span text:style-name="T64">བྱེད་ལས་ནི། གཙོ་བོར་ཡིད་ཀྱི་དྲི་མ་འཁྲུད་ཅིང་ཡིད་དག་པར་བྱས་ནས། ཐུགས་རྡོ་རྗེའམ་ཆོས་སྐུ་འགྲུབ་པའི་ནུས་པ་འཇོག་སྟེ། </text:span></text:p>
      <text:p text:style-name="P45"><text:span text:style-name="T38">བརྣབ་སེམས་ལ་སོགས་སྔ་ཕྱི་ཡི། །དག་དང་ཉེས་པར་མི་འགྱུར་རོ། །</text:span></text:p>
      <text:p text:style-name="P27"><text:span text:style-name="T64">ཞེས་དང་། </text:span></text:p>
      <text:p text:style-name="P45"><text:span text:style-name="T38">དེ་ཡི་རང་གི་ངོ་བོ་ནི། །ཐུགས་ཀྱི་རྡོ་རྗེའི་རང་བཞིན་ནོ། །</text:span></text:p>
      <text:p text:style-name="P27"><text:span text:style-name="T64">ཞེས་སོ། །</text:span></text:p>
      <text:p text:style-name="P27"><text:soft-page-break/><text:span text:style-name="T64">བཞི་པ་</text:span><text:span text:style-name="T20">[</text:span><text:span text:style-name="T21">དབང་བཞི་པའི་རྣམ་གཞག་</text:span><text:span text:style-name="T20">]</text:span><text:span text:style-name="T64">ནི། དོན་བཞི་ལས། དབང་བཞི་པའི་ངོ་བོ་ནི། </text:span></text:p>
      <text:p text:style-name="P27"><text:span text:style-name="T64">མར་མེ་མཛད་ཀྱིས། རླུང་སེམས་ཙམ་ལས་གྲུབ་བའི་རང་ལུས་ལོངས་སྐུའི་རྣམ་པ་ཅན་གྱི་ཟུང་འཇུག་གི་སྐུ་ལ་བཤད་ཅིང་། </text:span></text:p>
      <text:p text:style-name="P85">འདི་ཉིད་དུ་དབང་གསུམ་པའི་ཡེ་ཤེས་ཀྱིས་མཚོན་པའི་དོན་གྱི་ཡེ་ཤེས་ཕྱག་རྒྱ་ཆེན་པོས་བཤད་དེ།</text:p>
      <text:p text:style-name="P63"><text:span text:style-name="T38">ཡེ་ཤེས་འདི་ནི་ཆེས་ཕྲ་ཞིང་། །རྡོ་རྗེ་ནམ་མཁའི་དཀྱིལ་ལྟ་བུ། །</text:span></text:p>
      <text:p text:style-name="P57"><text:span text:style-name="T64">ཞེས་སོགས་སོ། །</text:span></text:p>
      <text:p text:style-name="P57"><text:span text:style-name="T64">ངེས་ཚིག་ནི། ཟབ་ཅིང་རྒྱ་ཆེ་བའི་སྐལ་པ་ཅན་ལ་ཚིག་ཙམ་གྱིས་བསྐུར་བའི་དབང་ཡིན་པས་ན་ཚིག་དབང་དང་། ཀུན་རྫོབ་ཀྱི་དབང་གཞན་ལས་ཕུལ་དུ་བྱུང་བས་ན་རིན་པོ་ཆེ་ཞེས་བྱ་སྟེ། </text:span></text:p>
      <text:p text:style-name="P57"><text:span text:style-name="T64">སཾ་ཊིར། </text:span></text:p>
      <text:p text:style-name="P63"><text:span text:style-name="T38">ཟབ་ཅིང་རྒྱ་ཆེ་ལ་མོས་ན། །ཚིག་གི་རིན་ཆེན་དབང་བསྐུར་བྱ། །</text:span></text:p>
      <text:p text:style-name="P57"><text:span text:style-name="T64">ཞེས་སོ། །</text:span></text:p>
      <text:p text:style-name="P57"><text:span text:style-name="T64">དབྱེ་བ་ནི། བླ་མ་དག །རྗོད་བྱེད་ཚིག་དང་བརྗོད་བྱ་དོན་གྱི་དབང་བཞི་པ་གཉིས་སུ་འཆད་ལ། </text:span></text:p>
      <text:p text:style-name="P57"><text:span text:style-name="T64">བྱེད་ལས་ནི། སྒོ་གསུམ་གའི་དྲི་མའི་བག་ཆགས་འཁྲུད་ཅིང་། རྡོ་རྗེ་གསུམ་མམ་སྐུ་གསུམ་དབྱེར་མེད་པ་ངོ་བོ་ཉིད་ཀྱི་སྐུ་འགྲུབ་པའི་ནུས་པ་འཇོག་པའོ། །</text:span></text:p>
      <text:p text:style-name="P57"><text:span text:style-name="T31">གཉིས་པ་</text:span><text:span text:style-name="T4">[</text:span><text:span text:style-name="T1">དབང་དེ་དག་བསྐུར་ཚུལ་</text:span><text:span text:style-name="T4">]</text:span><text:span text:style-name="T31">ལ། བུམ་དབང་བསྐུར་ཚུལ་དང་། དབང་གོང་མ་བསྐུར་ཚུལ་གཉིས་ཀྱི། </text:span></text:p>
      <text:p text:style-name="P57"><text:span text:style-name="T64">དང་པོ་ནི། རྣལ་འབྱོར་བླ་མེད་ཀྱི་བསྒྲུབ་བྱའི་གཙོ་བོ་ཟུང་འཇུག་གི་སྐུ་ཉིད་ཡིན་ཡང་། དེ་སྒྲུབ་པར་བྱེད་པ་ལ་དང་པོར་ཐ་མལ་པའི་རྣམ་པ་སྦྱངས་ནས་བསྐྱེད་པའི་རིམ་པ་སྒོམ་པ་ལ་བསླབ་དགོས་པས་དེའི་སྣོད་རུང་དུ་སྒྲུབ་པར་བྱེད་པ་ལ་ཐོག་མར་</text:span><text:span text:style-name="T39">(</text:span><text:span text:style-name="T41">༡༥༡ན</text:span><text:span text:style-name="T39">)</text:span><text:span text:style-name="T64">བུམ་དབང་བསྐུར་དགོས་ཏེ། </text:span></text:p>
      <text:p text:style-name="P27"><text:soft-page-break/><text:span text:style-name="T64">དེ་ཡང་མེ་ཏོག་ཕོག་པའི་ལྷ་དེའི་རིགས་ཅན་གྱི་སངས་རྒྱས་སྒྲུབ་པ་ལ་སྒྲུབ་བྱེད་ཀྱི་མ་རིག་པའི་དྲི་མ་སྦྱོང་བའི་ནུས་པ་འཇོག་པ་ཆུ་དབང་། སངས་རྒྱས་དེའི་རིགས་བདག་གཙུག་ཏོར་གྱི་ནུས་པ་འཇོག་པ་ཅོད་པན་གྱི་དབང་། སངས་རྒྱས་དེའི་ཐུགས་གཉིས་མེད་ཡེ་ཤེས་ཀྱི་ནུས་པ་འཇོག་པ་རྡོ་རྗེའི་དབང་། དེས་ཆོས་ཕུང་འདོམས་པའི་ནུས་པ་འཇོག་པ་དྲིལ་བུའི་དབང་། མ་འོངས་པ་ན་སངས་རྒྱས་པའི་མཚན་གྱི་ནུས་པ་འཇོག་པ་མིང་དབང་རྣམས་རིམ་པར་བསྐུར་བ་ཡིན་ལ། </text:span></text:p>
      <text:p text:style-name="P27"><text:span text:style-name="T64">དབང་འདི་དག་གིས་སྤང་བྱ་མ་རིག་པ་ཉོན་མོངས་ལྔ་སྦྱངས་ནས་ཐོབ་བྱ་རིག་པ་ཡེ་ཤེས་ལྔ་ཐོབ་པར་བྱེད་པས་ན་རིག་པའི་དབང་ཞེས་བྱ་ཞིང་། </text:span></text:p>
      <text:p text:style-name="P27"><text:span text:style-name="T64">བླ་མ་དག །རྒྱུད་སྡེ་འོག་མ་དག་ལའང་གྲགས་པས་ཐུན་མོང་བའི་དབང་ཞེས་དང་། </text:span></text:p>
      <text:p text:style-name="P27"><text:span text:style-name="T64">སྐབས་འགའ་ཞིག་ཏུ། དམ་ཚིག་གསུམ་འཛིན་མི་ནུས་པའི་སློབ་མ་ལའང་སྦྱིན་པར་རུང་བས་སློབ་མའི་དབང་ཞེས་གསུང་ངོ་། །</text:span></text:p>
      <text:p text:style-name="P27"><text:span text:style-name="T64">དེ་ནས་སངས་རྒྱས་ཀྱི་ཐུགས་གཉིས་མེད་ཡེ་ཤེས་རྟོགས་པའི་ཆེད་དུ་རྡོ་རྗེའི་དམ་ཚིག །ཐམས་ཅད་རང་བཞིན་མེད་པར་རྟོགས་པའི་ཆེད་དུ་དྲིལ་བུའི་དམ་ཚིག །ལྷ་སྐུ་ཕྱག་རྒྱ་ཆེན་པོ་ལས་མི་འདའ་བའི་ཆེད་དུ་ཕྱག་རྒྱའི་དམ་ཚིག །ཁམས་གསུམ་ཆོས་ཀྱི་རྒྱལ་སྲིད་ལ་དབང་བསྒྱུར་བའི་ཆེད་དུ་སློབ་དཔོན་གྱི་དབང་དངོས་གཞི། ལས་བཞིའི་དངོས་གྲུབ་ཀྱི་ས་བོན་དགོད་པའི་ཆེད་དུ་སྔགས་སྦྱིན་པ། དོན་གཉིས་ཀྱི་མཛད་པ་ཕྲིན་ལས་ཀྱི་ནུས་པ་བསྐྲུན་པའི་ཆེད་དུ་རྗེས་གནང་། བྱང་ཆུབ་ཀྱི་སེམས་དང་མི་འབྲལ་བའི་སྒོ་ནས་སྔགས་ཀྱི་སྤྱོད་པ་སྤྱད་པའི་དོན་དུ་བརྟུལ་ཞུགས། སྔར་སངས་རྒྱས་ཀྱི་མཚན་གྱི་ནུས་པ་བཞག་པ་ལས་མི་འདའ་བར་ས་གསུམ་དུ་རྒྱལ་བར་འགྱུར་ཞེས་གཟེངས་བསྟོད་པའི་ཆེད་དུ་ལུང་བསྟན། དབང་གི་རིམ་པ་དེ་དག་གིས་མྱུར་དུ་སངས་རྒྱས་པའི་ནུས་པ་བཞག་པར་གོ་</text:span><text:soft-page-break/><text:span text:style-name="T64">བ་སྦྱར་ནས་སྤྲོ་བ་བསྐྱེད་པའི་ཆེད་དུ་དབུགས་དབྱུང་རྣམས་བྱ་སྟེ། འདི་དག་ནི་ཆོས་ཀྱི་རྒྱལ་སྲིད་ལ་དབང་</text:span><text:span text:style-name="T39">(</text:span><text:span text:style-name="T41">༡༥༡བ</text:span><text:span text:style-name="T39">)</text:span><text:span text:style-name="T64">བསྒྱུར་བར་བྱེད་པས་རྡོ་རྗེ་སློབ་དཔོན་གྱི་དབང་ངམ། མི་ལྡོག་པའི་ས་བོན་བསྐྲུན་པར་བྱེད་པས་ན་ཕྱིར་མི་ལྡོག་པའི་དབང་ཞེས་བྱའོ། །</text:span></text:p>
      <text:p text:style-name="P27"><text:span text:style-name="T64">གཉིས་པ་</text:span><text:span text:style-name="T20">[</text:span><text:span text:style-name="T21">དབང་གོང་མ་བསྐུར་ཚུལ་</text:span><text:span text:style-name="T20">]</text:span><text:span text:style-name="T64">ནི། བསྐྱེད་རིམ་ལ་བསླབས་ནས་ཐ་མལ་གྱི་སྣང་ཞེན་སྦྱངས་པ་དེས་སླར་རྫོགས་རིམ་ལ་བསླབས་ནས་ཟུང་འཇུག་སྒྲུབ་དགོས་པ་ལས། དང་པོར་ཟུང་འཇུག་གི་ཡ་གྱལ་ཀུན་རྫོབ་སྒྱུ་མ་རང་བྱིན་རླབས་ཀྱི་རིམ་པ་སྒོམ་པ་ལ་བསླབ་དགོས་པས། དེའི་སྣོད་རུང་དུ་སྒྲུབ་པར་བྱེད་པ་ལ་གསང་བའི་དབང་བསྐུར་ཏེ། དེ་ཡང་བླ་མ་ལྷ་ཡབ་ཡུམ་དུ་སྙོམས་པར་ཞུགས་པས་ལུས་ཀྱི་ལྷའམ་ཕྱོགས་བཅུའི་སངས་རྒྱས་བདེ་བའི་ངོ་བོར་ཞུ་བའི་བྱང་སེམས་ལྕེ་ཐོག་ཏུ་བྱིན་པས་ལྷའི་མཐུས་བདེ་བ་དང་བཅས་པའི་ཏིང་ངེ་འཛིན་བསྐྱེད་པའོ། །</text:span></text:p>
      <text:p text:style-name="P71"><text:span text:style-name="T64">དེ་ནས་ཟུང་འཇུག་གི་ཡ་གྱལ་ཅིག་ཤོས་དོན་དམ་འོད་གསལ་དཀྱིལ་འཁོར་འཁོར་ལོའི་རིམ་པ་ལ་བསླབ་དགོས་པས། དེའི་སྣོད་རུང་དུ་སྒྲུབ་པར་བྱེད་པ་ལ་ཤེས་རབ་ཡེ་ཤེས་ཀྱི་དབང་བསྐུར་ཏེ། དེ་ཡང་ལས་ཀྱི་ཕྱག་རྒྱ་ལ་བརྟེན་ནས་འདུ་ཤེས་གསུམ་ལྡན་དུ་སྙོམས་པར་ཞུགས་པས་སྤྱིར་ཀུན་རྟོག་སྦྱོང་བ་ཞུ་བདེའི་དགའ་བ་བཞི་དང་། ཁྱད་པར་རྟོག་པ་ཐམས་ཅད་དང་བྲལ་བའི་ཕུལ་བྱུང་གི་སེམས་ལྷན་སྐྱེས་ཡེ་ཤེས་གཏན་ལ་དབབ་ཏུ་བཅུག་པའོ། །</text:span></text:p>
      <text:p text:style-name="P71"><text:span text:style-name="T64">དེ་ནས་བདེན་གཉིས་དབྱེར་མེད་པ་ཕྱག་རྒྱ་ཆེན་པོ་དོན་གྱི་ཡེ་ཤེས་ལ་བསླབ་དགོས་པས། དེའི་སྣོད་རུང་དུ་སྒྲུབ་པར་བྱེད་པ་ལ་དབང་བཞི་པ་བསྐུར་ཏེ། དེ་ཡང་དབང་གསུམ་པའི་ཡེ་ཤེས་ལ་དཔེ་བྱས་ནས་དོན་གྱི་ལྷན་སྐྱེས་ཟུང་འཇུག་ཕྱག་རྒྱ་ཆེན་པོ་ཚིག་ཙམ་གྱི་སྒོ་ནས་ངོ་སྤྲོད་པའོ། །</text:span></text:p>
      <text:p text:style-name="P27"><text:soft-page-break/><text:span text:style-name="T64">བཞི་པ་</text:span><text:span text:style-name="T20">[</text:span><text:span text:style-name="T21">རྗེས་ཀྱི་ཆོ་ག་</text:span><text:span text:style-name="T20">]</text:span><text:span text:style-name="T64">ནི། ཆོ་ག་ལྷག་ཆད་ཀྱི་ཉེས་པ་སེལ་བ་དང་། ལྷ་ཚིམ་པའི་ཆེད་དུ་ཞི་རྒྱས་ཀྱི་སྦྱིན་སྲེག་བྱ་བ་དང་། དཀྱིལ་འཁོར་མཆོད་དེ་དགེ་བ་བསྔོ་ཞིང་བཟོད་པར་གསོལ་བ་དང་། ཡེ་ཤེས་པ་གཤེགས་ཏེ་དཀྱིལ་འཁོར་བསྡུ་ཞིང་ཡོན་བླང་བ་ལ་སོགས་པ་རྣམས་སོ། །</text:span></text:p>
      <text:p text:style-name="P27"><text:span text:style-name="T1">ཏ༢ </text:span><text:span text:style-name="T31">གཉིས་པ་གཞུང་དོན་ལ། </text:span><text:span text:style-name="T1">ཐ༡ </text:span><text:span text:style-name="T31">བཤད་པར་དམ་བཅའ་བ་དང་། </text:span><text:span text:style-name="T1">ཐ༢ </text:span><text:span text:style-name="T31">གཞུང་དངོས་གཞི་གཉིས་ཀྱི། </text:span></text:p>
      <text:p text:style-name="P27"><text:span text:style-name="T64">ཐ༡ དང་པོ་ནི། </text:span><text:span text:style-name="T39">(</text:span><text:span text:style-name="T41">༡༥༢ན</text:span><text:span text:style-name="T39">)</text:span></text:p>
      <text:p text:style-name="P44"><text:span text:style-name="T62">དེ་ནས་ཇི་ལྟར་དཀྱིལ་འཁོར་གྱི། །རིམ་པ་ཡང་དག་རབ་ཏུ་བཤད། །</text:span></text:p>
      <text:p text:style-name="P44"><text:span text:style-name="T62">གང་གི་སློབ་མ་དབང་བསྐུར་བའི། །ཆོ་གའང་རབ་ཏུ་བཤད་པར་བྱ། །</text:span></text:p>
      <text:p text:style-name="P27"><text:span text:style-name="T64">ཞེས་པ་སྟེ། རྣམ་དག་གི་ལེའུ་གསུངས་པའི་རྗེས་དེ་ནས་ཚུལ་ཇི་ལྟ་བར་དཀྱིལ་འཁོར་གྱི་ལས་ཀྱི་རིམ་པ་ཡང་དག་པར་ཏེ་མ་ནོར་བར་རབ་ཏུ་བཤད་པར་བྱ་ཞིང་། ཚུལ་གང་གིས་སློབ་མ་དབང་བསྐུར་བའི་ཆོ་གའི་རིམ་པའང་རབ་ཏུ་སྟེ་ལེགས་པར་བཤད་པར་བྱ་ཞེས་པའོ། །</text:span></text:p>
      <text:p text:style-name="P27"><text:span text:style-name="T1">ཐ༢ </text:span><text:span text:style-name="T31">གཉིས་པ</text:span><text:span text:style-name="T1">་</text:span><text:span text:style-name="T4">[</text:span><text:span text:style-name="T1">གཞུང་དངོས་གཞི་</text:span><text:span text:style-name="T4">]</text:span><text:span text:style-name="T31">ལ། </text:span><text:span text:style-name="T1">ད༡ </text:span><text:span text:style-name="T31">མདོར་བསྡུས་པའི་ཚུལ་དུ་བསྟན་པ་དང་། </text:span><text:span text:style-name="T1">ད༢ </text:span><text:span text:style-name="T31">སླར་ཁ་སྐོངས་ཀྱི་ཚུལ་དུ་བཤད་པ་གཉིས་ལས། </text:span></text:p>
      <text:p text:style-name="P27"><text:span text:style-name="T1">ད༡ </text:span><text:span text:style-name="T31">དང་པོ་ལ། </text:span><text:span text:style-name="T1">ན༡ </text:span><text:span text:style-name="T31">དཀྱིལ་འཁོར་གྱི་ལས་རིམ་དང་། </text:span><text:span text:style-name="T1">ན༢ </text:span><text:span text:style-name="T31">དབང་ཆོག་གཉིས་ཀྱི། </text:span></text:p>
      <text:p text:style-name="P27"><text:span text:style-name="T1">ན༡ </text:span><text:span text:style-name="T31">དང་པོ་ལ། </text:span><text:span text:style-name="T1">པ༡ </text:span><text:span text:style-name="T31">སྤྱིར་བསྟན་པ་དང་། </text:span><text:span text:style-name="T1">པ༢ </text:span><text:span text:style-name="T31">ཅུང་ཟད་ཕྱེ་སྟེ་བཤད་པ་གཉིས་ལས། </text:span></text:p>
      <text:p text:style-name="P27"><text:span text:style-name="T64">པ༡ དང་པོ་ནི། </text:span></text:p>
      <text:p text:style-name="P44"><text:span text:style-name="T62">དང་པོར་ལྷ་ཡི་བདག་ཉིད་ཀྱི། །རྣལ་འབྱོར་པས་ནི་ནོར་འཛིན་སྦྱང་། །</text:span></text:p>
      <text:p text:style-name="P44"><text:span text:style-name="T62">འབད་པས་ཧཱུྃ་ལས་རྡོ་རྗེ་ཅན། །བྱས་ཏེ་ཕྱི་ནས་དཀྱིལ་འཁོར་འབྲི། །</text:span></text:p>
      <text:p text:style-name="P27"><text:soft-page-break/><text:span text:style-name="T64">ཞེས་པ་སྟེ། དཀྱིལ་འཁོར་འབྲི་བའི་དང་པོར་ལྷ་ཀྱེའི་རྡོ་རྗེ་ཡི་བསྙེན་པ་སྔོན་དུ་སོང་བའི་བདག་ཉིད་ཀྱི་རྣལ་འབྱོར་པས་ནི་ས་སྦྱངས་པའི་ཆོ་གས་ནོར་འཛིན་ཏེ་ས་སྦྱང་བའི་བར་བྱ་ཞིང་། དེ་ནས་འབད་པས་ཏེ་རབ་ཏུ་བརྩོན་པར་ཧཱུྃ་ལས་བྱུང་བའི་རྡོ་རྗེའི་ས་གཞི་དང་ར་གུར་སོགས་རྡོ་རྗེའི་རང་བཞིན་ཅན་དུ་བྱས་ཏེ། ས་བཟུང་བ་དང་བསྲུངས་པའི་ཕྱི་ནས་དཀྱིལ་འཁོར་བྲི་བ་ལ་འཇུག་པར་བྱ་བའི་དོན་ཏོ། །</text:span></text:p>
      <text:p text:style-name="P27"><text:span text:style-name="T1">པ༢ </text:span><text:span text:style-name="T31">གཉིས་པ་</text:span><text:span text:style-name="T4">[</text:span><text:span text:style-name="T1">ཅུང་ཟད་ཕྱེ་སྟེ་བཤད་པ་</text:span><text:span text:style-name="T4">]</text:span><text:span text:style-name="T31">ལ། </text:span><text:span text:style-name="T1">ཕ༡ </text:span><text:span text:style-name="T31">དཀྱིལ་འཁོར་བཞེངས་པ། </text:span><text:span text:style-name="T1">ཕ༢ </text:span><text:span text:style-name="T31">རྡུལ་ཚོན། </text:span><text:span text:style-name="T1">ཕ༣ </text:span><text:span text:style-name="T31">དཀྱིལ་འཁོར་གྱི་ཚད་གསུམ་གྱི། </text:span></text:p>
      <text:p text:style-name="P27"><text:span text:style-name="T64">ཕ༡ དང་པོ་ནི། </text:span></text:p>
      <text:p text:style-name="P75"><text:span text:style-name="T62">ཚལ་དང་སྐྱེ་བོ་མེད་གནས་དང་། །བྱང་ཆུབ་སེམས་དཔའི་ཁྱིམ་དང་ནི། །</text:span></text:p>
      <text:p text:style-name="P75"><text:span text:style-name="T62">དཀྱིལ་འཁོར་ཁང་པའི་ནང་དུ་ཡང་། །དཀྱིལ་འཁོར་དམ་པ་རབ་ཏུ་བཞེངས། །</text:span></text:p>
      <text:p text:style-name="P71"><text:span text:style-name="T64">ཞེས་པ་སྟེ། སྐྱེད་མོས་ཚལ་དང་སྐྱེ་བོ་གཞན་མེད་པའི་གནས་དབེན་པ་དང་། བྱང་ཆུབ་སེམས་དཔའ་དངོས་སམ་སྐུ་གཟུགས་བཞུགས་པའི་ཁྱིམ་ལྷ་ཁང་སོགས་དང་ནི། ཆེད་དུ་འདུ་བྱས་པའི་དཀྱིལ་འཁོར་གྱི་ཁང་པའི་ནང་དུ་ཡང་། དཀྱིལ་འཁོར་དམ་པ་སྟེ་མཚན་ཉིད་དང་ལྡན་པ་རབ་ཏུ་བཞེངས་པར་བྱ་བའི་དོན་ཏོ། །</text:span></text:p>
      <text:p text:style-name="P71"><text:span text:style-name="T64">ཕ༢ གཉིས་པ་</text:span><text:span text:style-name="T20">[</text:span><text:span text:style-name="T21">རྡུལ་ཚོན་</text:span><text:span text:style-name="T20">]</text:span><text:span text:style-name="T64">ནི། </text:span><text:span text:style-name="T39">(</text:span><text:span text:style-name="T41">༡༥༢བ</text:span><text:span text:style-name="T39">)</text:span></text:p>
      <text:p text:style-name="P75"><text:span text:style-name="T62">རྡུལ་ཚོན་དམ་པའི་ཚོན་དང་ནི། །ཡང་ན་འབྲིང་པོ་ཉིད་ཀྱིས་ཏེ། །</text:span></text:p>
      <text:p text:style-name="P75"><text:span text:style-name="T62">རིན་ཆེན་ལྔ་ཡི་ཕྱེ་མ་འམ། །ཡང་ན་འབྲས་ལ་སོགས་པས་སོ། །</text:span></text:p>
      <text:p text:style-name="P27"><text:soft-page-break/><text:span text:style-name="T64">ཞེས་པ་སྟེ། རྡུལ་ཚོན་དམ་པའི་སྟེ་རིན་ཐང་ཆེ་བའི་ཚོན་དང་ནི། ཡང་ན། ཚོན་འབྲིང་པོ་ཉིད་ཀྱིས་བྲི་སྟེ། དེ་གང་ཞེ་ན། དམ་པ་ནི། ཨིནྜ་ནཱི་ལ། མུ་ཏིག །བཻ་ཌཱུཪྱ། ཆུ་ཤེལ། མརྒད་ལྔའམ། མུ་མེན། དུང་། བྱེ་རུ། གསེར། དངུལ་ཏེ་རིན་ཆེན་ལྔ་ཡི་ཕྱེ་མ་འམ། </text:span></text:p>
      <text:p text:style-name="P27"><text:span text:style-name="T64">ཡང་ན། ཚོན་འབྲིང་པོ་འབྲས་དང་ལ་སོགས་པས་བསྟན་པ། ཐ་མ་རྡོ་རྒྱུས་སོགས་ཀྱིས་ཀྱང་བཞེངས་སོ་ཞེས་པའོ། །</text:span></text:p>
      <text:p text:style-name="P27"><text:span text:style-name="T64">གྲུབ་ཆེན་ལ་ལས། ཚོན་དམ་པ་མི་རུས་ལས་བྱས་པ། འབྲིང་རིན་ཆེན་ལྔ། ཐ་མ་འབྲས་སོགས་ལ་འཆད་ཀྱང་། སྔ་མ་ལྟར་འབྲེལ་ཆགས་ཏེ། </text:span></text:p>
      <text:p text:style-name="P27"><text:span text:style-name="T64">ཕྱི་མར། </text:span><text:span text:style-name="T45">[</text:span><text:span text:style-name="T46">བརྟག་པ་ཕྱི་མ། ལྔ་པ་མངོན་པར་འབྱུང་བའི་ལེའུར།</text:span><text:span text:style-name="T45">]</text:span></text:p>
      <text:p text:style-name="P51"><text:span text:style-name="T38">རིན་ཆེན་ལྔ་ཡི་ཕྱེ་མ་འམ། །ཡང་ན་འབྲས་ལ་སོགས་པ་ཡིས། །</text:span></text:p>
      <text:p text:style-name="P51"><text:span text:style-name="T38">དུར་ཁྲོད་ཀྱི་ནི་སོ་ཕག་གམ། །</text:span></text:p>
      <text:p text:style-name="P27"><text:span text:style-name="T64">ཞེས་པའི་རིམ་པ་དང་མཐུན་ནོ། །</text:span></text:p>
      <text:p text:style-name="P27"><text:span text:style-name="T64">ཕ༣ གསུམ་པ་</text:span><text:span text:style-name="T20">[</text:span><text:span text:style-name="T21">དཀྱིལ་འཁོར་གྱི་ཚད་</text:span><text:span text:style-name="T20">]</text:span><text:span text:style-name="T64">ནི། </text:span></text:p>
      <text:p text:style-name="P44"><text:span text:style-name="T62">དེ་ནས་དཀྱིལ་འཁོར་ཁྲུ་གསུམ་དང་། །མཐེ་བོང་གསུམ་ནི་ལྷག་པར་བྱ། །</text:span></text:p>
      <text:p text:style-name="P27"><text:span text:style-name="T64">ཞེས་པ་སྟེ། དེ་ནས་དཀྱིལ་འཁོར་གྱི་ཞེང་ཚད་སོར་མོ་ཉེར་བཞི་ལ་ཁྲུར་བྱས་པའི་ཁྲུ་གསུམ་དང་མཐེ་བོང་གི་ཚད་གསུམ་ནི་ལྷག་པར་བྱ་བའི་དོན་ཏེ། ཁྲུ་གསུམ་གྱིས་བྷ་གའི་ཟུར་གསུམ་དང་མཐེ་བོང་གསུམ་གྱིས་ཞུ་བདེ་མི་རྟོག་པ་གསུམ་མཚོན་པའོ། །</text:span></text:p>
      <text:p text:style-name="P27"><text:span text:style-name="T64">འདི་ནི་གུར་ལས། </text:span></text:p>
      <text:p text:style-name="P51"><text:span text:style-name="T38">རྡོ་རྗེའི་དཀྱིལ་འཁོར་ཁྲུ་གསུམ་སྟེ། །སངས་རྒྱས་དཀྱིལ་འཁོར་ཁྲུ་བཞི་པ། །</text:span></text:p>
      <text:p text:style-name="P27"><text:soft-page-break/><text:span text:style-name="T64">ཞེས་སོགས་རིགས་ལྔའིདཀྱིལ་འཁོར་གྱི་ཚད་བཤད་པ་དང་ཕྱོགས་མཐུན་ནོ། །</text:span></text:p>
      <text:p text:style-name="P27"><text:span text:style-name="T1">ན༢ </text:span><text:span text:style-name="T31">གཉིས་པ་</text:span><text:span text:style-name="T4">[</text:span><text:span text:style-name="T1">དབང་ཆོག་</text:span><text:span text:style-name="T4">]</text:span><text:span text:style-name="T31">ལ། </text:span><text:span text:style-name="T1">པ༡ </text:span><text:span text:style-name="T31">དབང་རྟེན་གྱི་རིག་མ་གཞུག་པ། </text:span><text:span text:style-name="T1">པ༢ </text:span><text:span text:style-name="T31">དབང་གཉིས་བསྐུར་ཚུལ། </text:span><text:span text:style-name="T1">པ༣ </text:span><text:span text:style-name="T31">དབང་གསུམ་པའི་ཡེ་ཤེས་ངོས་བཟུང་བ་གསུམ་གྱི། </text:span></text:p>
      <text:p text:style-name="P27"><text:span text:style-name="T64">པ༡ དང་པོ་ནི། </text:span></text:p>
      <text:p text:style-name="P44"><text:span text:style-name="T62">དེར་ནི་རིགས་ལྔ་ལས་བྱུང་བའི། །རིག་མ་བཟང་མོ་རྣམ་པར་གཞུག །</text:span></text:p>
      <text:p text:style-name="P44"><text:span text:style-name="T62">ཡང་ན་ཇི་ལྟར་གང་རྙེད་དེ། །དེ་ལྟར་བཅུ་དྲུག་ལོན་པ་ཉིད། །</text:span></text:p>
      <text:p text:style-name="P44"><text:span text:style-name="T62">ཇི་སྲིད་ཁུ་བ་ལྡན་གྱུར་པ། །དེ་སྲིད་ཕྱག་རྒྱ་བསྟེན་པར་བྱ། །</text:span></text:p>
      <text:p text:style-name="P27"><text:span text:style-name="T64">ཞེས་པ་སྟེ། དཀྱིལ་འཁོར་གྱི་གནས་དེར་ནི་ཕྱག་རྒྱ་རིགས་ལྔ་སྔར་བཤད་པ་ལྟར་ལས་བྱུང་བའི་རིག་མ་བཟང་མོ་སྟེ། གཟུགས་མཛེས་ཤིང་ཆོས་ཀྱི་དེ་ཁོ་ན་ཉིད་ཤེས་པ་རྣམ་</text:span><text:span text:style-name="T39">(</text:span><text:span text:style-name="T41">༡༥༣ན</text:span><text:span text:style-name="T39">)</text:span><text:span text:style-name="T64">པར་གཞུག་ཅིང་། དེ་ལྟ་བུ་མ་རྙེད་པས་ཡང་ན་ཕྱག་རྒྱའི་རིགས་ཇི་ལྟར་རིགས་པ་གང་རྙེད་པ་དེ་གཞུག་སྟེ། </text:span></text:p>
      <text:p text:style-name="P27"><text:span text:style-name="T45">[</text:span><text:span text:style-name="T46">བརྟག་པ་སྔ་མ། དྲུག་པ་སྤྱོད་པའི་ལེའུར</text:span><text:span text:style-name="T45">]</text:span></text:p>
      <text:p text:style-name="P45"><text:span text:style-name="T38">རྡོ་རྗེའི་རིགས་ཀྱི་དངོས་མེད་ན། །རང་འདོད་ལྷ་ཡི་རིགས་ཀྱིས་བྱ། །</text:span></text:p>
      <text:p text:style-name="P27"><text:span text:style-name="T64">ཞེས་སོགས་གསུངས་པ་ལྟར་རོ། །</text:span></text:p>
      <text:p text:style-name="P27"><text:span text:style-name="T64">དེ་ལྟར་རྙེད་པའི་རིག་མ་དེ་ཡང་ལོ་གྲངས་བཅུ་དྲུག་ལོན་པ་ཉིད་བསྔགས་ཤིང་། རྣལ་འབྱོར་པས་ཇི་སྲིད་ཁུ་བའི་ཞུ་བདེ་ལྡན་པར་གྱུར་པ་དེ་སྲིད་ཀྱི་བར་དུ་ཕྱག་རྒྱ་བསྟེན་པར་བྱའོ་ཞེས་པ་སྒྲ་ཇི་བཞིན་པའི་བཤད་པའོ། །</text:span></text:p>
      <text:p text:style-name="P27"><text:span text:style-name="T1">པ༢ </text:span><text:span text:style-name="T31">གཉིས་པ་</text:span><text:span text:style-name="T4">[</text:span><text:span text:style-name="T1">དབང་གཉིས་བསྐུར་ཚུལ་</text:span><text:span text:style-name="T4">]</text:span><text:span text:style-name="T31">ལ། </text:span><text:span text:style-name="T1">ཕ༡ </text:span><text:span text:style-name="T31">གསང་དབང་དང་། </text:span><text:span text:style-name="T1">ཕ༢ </text:span><text:span text:style-name="T31">ཤེས་རབ་ཡེ་ཤེས་བསྐུར་ཚུལ་གཉིས་ཀྱི། </text:span></text:p>
      <text:p text:style-name="P27"><text:soft-page-break/><text:span text:style-name="T64">ཕ༡ དང་པོ་ནི། </text:span></text:p>
      <text:p text:style-name="P44"><text:span text:style-name="T62">ཕྱག་རྒྱའི་གདོང་ཡང་བཅིང་བ་དང་། །ཐབས་ཀྱི་གདོང་ཡང་དེ་བཞིན་ནོ། །</text:span></text:p>
      <text:p text:style-name="P44"><text:span text:style-name="T62">བསྟེན་པ་དེ་ལས་གང་བྱུང་བ། །སློབ་མའི་ཁར་ནི་ལྟུང་བར་བྱ། །</text:span></text:p>
      <text:p text:style-name="P27"><text:span text:style-name="T64">ཞེས་པ་སྟེ། བུམ་དབང་ཐོབ་པའི་སློབ་མ་ལ་གསང་དབང་བསྐུར་བའི་ཚེ། ངོ་ཚའི་རྟོག་པ་དང་ཐེ་ཚོམ་སྤང་བའི་ཕྱིར། ཕྱག་རྒྱའི་གདོང་ཡང་མིག་དར་ལ་སོགས་པས་བཅིང་བ་དང་། ཐབས་ཀྱི་སྟེ་སློབ་མའི་གདོང་ཡང་དེ་བཞིན་དུ་འཆིང་བ་ཡིན་ནོ། །</text:span></text:p>
      <text:p text:style-name="P27"><text:span text:style-name="T64">དེ་ནས་སློབ་དཔོན་གྱིས་ཕྱག་རྒྱ་དེ་ཉིད་ཚུལ་བཞིན་བསྟེན་པ་དེ་ལས་གང་ཞིག་བྱུང་བའི་ཡབ་ཡུམ་གྱི་བྱང་སེམས་དེ་སློབ་མའི་ཁར་ནི་ལྟུང་བ་སྟེ་བྱིན་པར་བྱ་སྟེ་མྱང་ཞིང་བདེ་བ་བསྐྱེད་དུ་གཞུག་པའོ། །</text:span></text:p>
      <text:p text:style-name="P27"><text:span text:style-name="T64">ཕ༢ གཉིས་པ་</text:span><text:span text:style-name="T20">[</text:span><text:span text:style-name="T21">ཤེས་རབ་ཡེ་ཤེས་བསྐུར་ཚུལ་</text:span><text:span text:style-name="T20">]</text:span><text:span text:style-name="T64">ནི། </text:span></text:p>
      <text:p text:style-name="P44"><text:span text:style-name="T62">རོ་མཉམ་སློབ་མའི་སྤྱོད་ཡུལ་ཉིད། །དེ་ཉིད་ལ་ཡང་བྱ་བར་བྱ། །</text:span></text:p>
      <text:p text:style-name="P44"><text:span text:style-name="T62">རང་རིག་ཡེ་ཤེས་ཉིད་དུ་འགྱུར། །</text:span></text:p>
      <text:p text:style-name="P27"><text:span text:style-name="T64">ཞེས་པ་སྟེ། དེ་ནས་བདེ་སྟོང་རོ་མཉམ་པའི་ཡེ་ཤེས་སློབ་མའི་སྤྱོད་ཡུལ་ཉིད་དུ་བྱ་བའི་ཕྱིར། རིག་མ་དེ་ཉིད་ལ་སློབ་མ་ཡང་ཆོ་ག་བཞིན་བསྟེན་པར་བྱ་བ་དང་དགའ་བཞི་ཉམས་སུ་མྱོང་བར་བྱ་སྟེ། སློབ་མའི་རྒྱུད་ལ་ལྷན་སྐྱེས་རང་རིག་པའི་ཡེ་ཤེས་སྐྱེ་བ་ཉིད་དུ་འགྱུར་ཞེས་པའོ། །</text:span></text:p>
      <text:p text:style-name="P27"><text:span text:style-name="T1">པ༣ </text:span><text:span text:style-name="T31">གསུམ་པ་</text:span><text:span text:style-name="T33">[</text:span><text:span text:style-name="T1">དབང་གསུམ་པའི་ཡེ་ཤེས་ངོས་བཟུང་བ་</text:span><text:span text:style-name="T4">]</text:span><text:span text:style-name="T31">ལ། </text:span><text:span text:style-name="T1">ཕ༡ </text:span><text:span text:style-name="T31">ལྷན་སྐྱེས་ཡེ་ཤེས་ཀྱི་མཚན་ཉིད། </text:span><text:span text:style-name="T1">ཕ༢ </text:span><text:span text:style-name="T31">དེ་ཐམས་ཅད་ཀྱི་བདག་ཉིད་དུ་བསྟན་པ། </text:span><text:span text:style-name="T1">ཕ༣ </text:span><text:span text:style-name="T31">དེ་ཉིད་སྐྱེ་བའི་གོ་རིམ་བཤད་པ། </text:span><text:span text:style-name="T1">ཕ༤ </text:span><text:span text:style-name="T31">ཐེ་ཚོམ་གྱི་གནས་བསལ་བ། </text:span><text:span text:style-name="T1">ཕ༥ </text:span><text:span text:style-name="T31">ལྷན་སྐྱེས་གྲུབ་པའི་མཚན་མ་ལྔའི། </text:span></text:p>
      <text:p text:style-name="P27"><text:span text:style-name="T64">ཕ༡ དང་པོ་ནི། </text:span></text:p>
      <text:p text:style-name="P44"><text:soft-page-break/><text:span text:style-name="T62">རང་གཞན་ཡང་དག་རིག་པ་སྤངས། །མཁའ་མཉམ་རྡུལ་བྲལ་སྟོང་པ་ཉིད། །</text:span></text:p>
      <text:p text:style-name="P44"><text:span text:style-name="T62">དངོས་དང་དངོས་མེད་བདག་ཉིད་མཆོག །ཐབས་དང་ཤེས་རབ་ཤིན་ཏུ་འདྲེས།</text:span></text:p>
      <text:p text:style-name="P44"><text:span text:style-name="T62">ཆགས་དང་ཆགས་བྲལ་རྣམས་པར་འདྲེས། །</text:span><text:span text:style-name="T40">(</text:span><text:span text:style-name="T41">༡༥༣བ</text:span><text:span text:style-name="T40">)</text:span></text:p>
      <text:p text:style-name="P27"><text:span text:style-name="T64">ཞེས་པ་སྟེ། ཡེ་ཤེས་དེ་ནི་རང་དང་གཞན་དུ་ཡང་དག་པར་རིག་པའི་གཉིས་འཛིན་སྤངས་པ། ཐོག་མཐའ་མེད་པས་ནམ་མཁའ་དང་མཉམ་པ། སྒྲིབ་གཉིས་ཀྱིས་མ་གོས་པས་རྡུལ་ཏེ་དྲི་མ་དང་བྲལ་བ། གང་གི་ཡང་རང་བཞིན་དུ་མ་གྲུབ་པས་སྟོང་པ་ཉིད། དངོས་པོ་འཁོར་བ་སོགས་དང་དངོས་མེད་མྱང་འདས་སོགས་ཀྱི་བདག་ཉིད་མཆོག་ཏུ་གྱུར་པ། ཐབས་བདེ་བ་དང་ཤེས་རབ་སྟོང་པ་ཤིན་ཏུ་འདྲེས་ཤིང་དབྱེར་མེད་པ། ཆགས་པ་དགའ་བ་དང་ཆགས་བྲལ་དགའ་བྲལ་རྣམ་པར་འདྲེས་པ་སྟེ་རོ་མཉམ་པའོ་ཞེས་པའི་དོན་ཏོ། །</text:span></text:p>
      <text:p text:style-name="P27"><text:span text:style-name="T1">ཕ༢ </text:span><text:span text:style-name="T31">གཉིས་པ་</text:span><text:span text:style-name="T33">[</text:span><text:span text:style-name="T1">དེ་ཐམས་ཅད་ཀྱི་བདག་ཉིད་དུ་བསྟན་པ་</text:span><text:span text:style-name="T33">]</text:span><text:span text:style-name="T31">ལ། </text:span><text:span text:style-name="T1">བ༡ </text:span><text:span text:style-name="T31">དེས་ཐམས་ཅད་ལ་ཁྱབ་པ་དང་། </text:span><text:span text:style-name="T1">བ༢ </text:span><text:span text:style-name="T31">ཐམས་ཅད་དེའི་རང་བཞིན་དུ་གནས་ཚུལ་གཉིས་ཀྱི། </text:span></text:p>
      <text:p text:style-name="P27"><text:span text:style-name="T64">བ༡ དང་པོ་ནི། </text:span></text:p>
      <text:p text:style-name="P44"><text:span text:style-name="T62">དེ་ཉིད་སྲོག་ཆགས་རྣམས་ཀྱི་སྲོག །དེ་ཉིད་ཡི་གེ་དམ་པ་ཉིད། །</text:span></text:p>
      <text:p text:style-name="P44"><text:span text:style-name="T62">དེ་ཉིད་འགྲོ་བའི་བདག་ཉིད་དེ། །དེ་ཉིད་ཐམས་ཅད་ཁྱབ་པ་པོ། །</text:span></text:p>
      <text:p text:style-name="P44"><text:span text:style-name="T62">ཐམས་ཅད་ལུས་ལ་རྣམ་པར་གནས། །དངོས་དང་དངོས་མེད་དེ་ལས་བྱུང་། །</text:span></text:p>
      <text:p text:style-name="P27"><text:span text:style-name="T64">ཞེས་པ་སྟེ། ལྷན་སྐྱེས་དེ་ཉིད་སྲོག་ཆགས་རྣམས་ཀྱི་འཚོ་བའི་རྟེན་དུ་གྱུར་པས་སྲོག་དང་། དེ་ཉིད་ཡི་གེ་དམ་པ་ཨའི་དོན་སྐྱེ་བ་མེད་པ་ཉིད་དམ། ཡང་ན། ཡི་གེའི་སྒྲ་ཨཀྵར་མི་འགྱུར་བ་ལའང་འཇུག་པས་སྐྱེ་འཇིག་གིས་མི་འགྱུར་བའི་དོན་དམ་པ་ཉིད་དང་། དེ་ཉིད་སེམས་ཀྱི་རང་བཞིན་ཡིན་པས་འགྲོ་</text:span><text:soft-page-break/><text:span text:style-name="T64">བའི་བདག་ཉིད་དེ། དེ་ཉིད་ཆོས་ཐམས་ཅད་ཀྱི་གནས་ལུགས་ཡིན་པས་བརྟན་གཡོ་ཐམས་ཅད་ལ་ཁྱབ་པ་པོ་དང་། དེ་ཉིད་སྐྱེ་འགྲོ་ཐམས་ཅད་ཀྱི་ལུས་ལ་རྟེན་དང་བརྟེན་པའི་ཚུལ་དུ་རྣམ་པར་གནས་པ། དངོས་པོ་འཁོར་བ་དང་དངོས་མེད་མྱང་འདས་ཀྱང་དེའི་རང་བཞིན་ལས་བྱུང་བའི་དོན་ཏེ། </text:span></text:p>
      <text:p text:style-name="P27"><text:span text:style-name="T45">[</text:span><text:span text:style-name="T46">བརྟག་པ་སྔ་མ། བརྒྱད་པ་རྣལ་འབྱོར་མའི་འཁོར་ལོ་འདུ་བའི་ལེའུར</text:span><text:span text:style-name="T45">]</text:span></text:p>
      <text:p text:style-name="P45"><text:span text:style-name="T38">ང་ལས་འགྲོ་བ་ཐམས་ཅད་བྱུང་། །ང་ལས་གནས་གསུམ་པོ་ཡང་བྱུང་། །</text:span></text:p>
      <text:p text:style-name="P45"><text:span text:style-name="T38">ང་ཡིས་འདི་ཀུན་ཁྱབ་པ་སྟེ། །འགྲོ་བའི་རང་བཞིན་གཞན་མ་མཐོང་། །</text:span></text:p>
      <text:p text:style-name="P27"><text:span text:style-name="T64">ཞེས་པ་ལྟར་རོ། །</text:span></text:p>
      <text:p text:style-name="P27"><text:span text:style-name="T64">བ༢ གཉིས་པ་</text:span><text:span text:style-name="T51">[</text:span><text:span text:style-name="T52">ཐམས་ཅད་དེའི་རང་བཞིན་དུ་གནས་ཚུལ་</text:span><text:span text:style-name="T67">]</text:span><text:span text:style-name="T64">ནི། </text:span></text:p>
      <text:p text:style-name="P44"><text:span text:style-name="T62">གཞན་རྣམས་གང་རྣམས་དེ་རྣམས་དང་། །རྣམ་པར་ཤེས་པ་ཀུན་གྱི་ཚུལ། །</text:span></text:p>
      <text:p text:style-name="P44"><text:span text:style-name="T62">སྐྱེས་བུ་སྔོན་རབ་དབང་ཕྱུག་དང་། །བདག་དང་གསོ་བ་སེམས་ཅན་དང་། །</text:span></text:p>
      <text:p text:style-name="P44"><text:span text:style-name="T62">དུས་དང་གང་ཟག་ཉིད་དང་ནི། །དངོས་པོ་ཀུན་གྱི་རང་བཞིན་འདི། །</text:span></text:p>
      <text:p text:style-name="P44"><text:span text:style-name="T62">སྒྱུ་མའི་གཟུགས་ཀྱིས་ཡང་དག་གནས། །</text:span><text:span text:style-name="T40">(</text:span><text:span text:style-name="T41">༡༥༤ན</text:span><text:span text:style-name="T40">)</text:span></text:p>
      <text:p text:style-name="P27"><text:span text:style-name="T64">ཞེས་པ་སྟེ། འདིར་བསྟན་པ་གཞན་རྣམས་ཏེ་དབང་པོ་དྲུག་དང་། གང་རྣམས་ཏེ་སྣོད་ཀྱི་འཇིག་རྟེན་དང་། དེ་རྣམས་ཏེ་བཅུད་ཀྱི་སེམས་ཅན་དང་། གཞན་ཡང་རྣམ་པར་ཤེས་པ་ཀུན་གྱི་ངོར་སྣང་ཚུལ་ལ་ཤར་བའི་དངོས་པོ་རྣམས་དང་། ཀུན་བཏགས་ཀྱིས་རྣམ་པར་གཞག་པའི་ཕྱི་རོལ་པའི་གྲུབ་མཐའ་སྨྲ་བ་སྐྱེས་བུ་སོགས་ཁས་ལེན་པ་གྲངས་ཅན་པ་དང་། སྔོན་རབས་པ་སྟེ་རིག་བྱེད་པ་དང་། དབང་ཕྱུག་འགྲོ་བའི་བྱེད་པོར་འདོད་པ་དབང་ཕྱུག་པ་དང་། རྟག་གཅིག་གམ་བེམ་པོའི་བདག་འདོད་པ་བྱེ་བྲག་པ་དང་། སྲོག་གི་སྡེ་ཚན་དགུ་ཁས་ལེན་པའི་གསོ་བ་པའམ་གཅེར་བུ་པ་དང་། འགྲོ་ཀུན་</text:span><text:soft-page-break/><text:span text:style-name="T64">རྟག་པའི་སེམས་སུ་འདོད་པ་སེམས་ཅན་པའམ་རིག་བྱེད་མཐའ་པ་དང་། དུས་རྒྱུར་སྨྲ་བ་དང་། བརྗོད་དུ་མེད་པའི་གང་ཟག་གི་བདག་ཁས་ལེན་པ་ཉིད་དང་ནི། </text:span></text:p>
      <text:p text:style-name="P27"><text:span text:style-name="T64">མདོར་ན། ལུང་གིས་གྲུབ་པ་དང་འཇིག་རྟེན་ལ་གྲགས་པའི་དངོས་པོ་ཀུན་གྱི་རང་བཞིན་འདི་ཀུན་རྫོབ་ཙམ་དུ་དངོས་པོ་སྣ་ཚོགས་སུ་འཆར་ཡང་། དོན་དམ་དུ་དཔྱད་ན་ཤར་བ་ལྟར་བདེན་དངོས་སུ་མ་གྲུབ་པས། དཔེར་ན། སྒྱུ་མ་མཁན་གྱིས་སྤྲུལ་པའི་གཟུགས་ཀྱི་ཚུལ་གྱིས་བདེན་མིན་བརྫུན་མིན་དུ་ཡང་དག་པར་གནས་པའི་དོན་ཏེ། </text:span></text:p>
      <text:p text:style-name="P57"><text:span text:style-name="T64">ཕྱི་མར། </text:span><text:span text:style-name="T45">[</text:span><text:span text:style-name="T46">བརྟག་པ་ཕྱི་མ། གསུམ་པ་རྒྱུད་ཀྱི་གླེང་གཞི་དང་གསང་བའི་སྐད་ཀྱི་ལེའུར།</text:span><text:span text:style-name="T45">]</text:span></text:p>
      <text:p text:style-name="P68"><text:span text:style-name="T38">གཉིས་དང་གཉིས་སུ་མེད་པའི་ཚུལ། །དངོས་དང་དངོས་མེད་བདག་ཉིད་གཙོ། །</text:span></text:p>
      <text:p text:style-name="P68"><text:span text:style-name="T38">བརྟན་དང་གཡོ་བ་ཁྱབ་ནས་གནས། །སྒྱུ་མའི་གཟུགས་ཅན་ཉིད་དུ་འདོད། །</text:span></text:p>
      <text:p text:style-name="P57"><text:span text:style-name="T64">ཅེས་པ་ལྟར་རོ། །</text:span></text:p>
      <text:p text:style-name="P57"><text:span text:style-name="T1">ཕ༣ </text:span><text:span text:style-name="T31">གསུམ་པ་</text:span><text:span text:style-name="T33">[</text:span><text:span text:style-name="T1">དེ་ཉིད་སྐྱེ་བའི་གོ་རིམ་བཤད་པ་</text:span><text:span text:style-name="T33">]</text:span><text:span text:style-name="T31">ལ། </text:span><text:span text:style-name="T1">བ༡ </text:span><text:span text:style-name="T31">གཞུང་དོན་དང་། </text:span><text:span text:style-name="T1">བ༢ </text:span><text:span text:style-name="T31">དོགས་གཅོད་གཉིས་ཀྱི། </text:span></text:p>
      <text:p text:style-name="P57"><text:span text:style-name="T64">བ༡ དང་པོ་ནི། </text:span></text:p>
      <text:p text:style-name="P65"><text:span text:style-name="T62">དང་པོ་དགའ་བ་ཙམ་ཉིད་དེ། །གཉིས་བའི་གྲངས་ལ་མཆོག་དགའ་ཉིད། །</text:span></text:p>
      <text:p text:style-name="P65"><text:span text:style-name="T62">གསུམ་པ་ལ་ནི་དགའ་བྲལ་བཤད། །བཞི་པ་ལྷན་ཅིག་སྐྱེས་པར་བརྗོད། །</text:span></text:p>
      <text:p text:style-name="P57"><text:span text:style-name="T64">ཅེས་པ་སྟེ། ལྷན་སྐྱེས་འཆར་བའི་གོ་རིམ་ལ། དུས་དང་པོ་རྣམ་པ་སྣ་ཚོགས་པའི་སྐད་ཅིག་མ་ལ་འཆར་བ་ནི། དགའ་བ་ཙམ་ཉིད་དེ། བདེ་བ་ཆུང་ཞིང་ཆགས་པས་རེག་པ་སོགས་འདོད་པས་སོ། །</text:span></text:p>
      <text:p text:style-name="P62"><text:span text:style-name="T39">(</text:span><text:span text:style-name="T41">༡༥༤བ</text:span><text:span text:style-name="T39">)</text:span><text:span text:style-name="T64">གཉིས་པ་གྲངས་ཅན་རྣམ་པར་སྨིན་པའི་སྐད་ཅིག་མ་ལ་འཆར་བ་ནི། མཆོག་དགའ་ཉིད་དེ། བདེ་བ་ཆེ་ཞིང་ལྷག་པར་བདེ་བ་འདོད་པས་སོ། །</text:span></text:p>
      <text:p text:style-name="P27"><text:soft-page-break/><text:span text:style-name="T64">གསུམ་པ་རྣམ་ཉེད་ཀྱི་སྐད་ཅིག་མ་ལ་འཆར་བ་ནི། དགའ་བྲལ་གྱི་དགའ་བར་བཤད་དེ། བདེ་བས་རྒྱུད་ཚིམ་ནས་སླར་བདེ་བ་ཐོབ་འདོད་ཀྱི་ཆགས་པ་དང་བྲལ་བས་སོ། །</text:span></text:p>
      <text:p text:style-name="P27"><text:span text:style-name="T64">བཞི་པ་མཚན་ཉིད་དང་བྲལ་བའི་སྐད་ཅིག་མ་ལ་འཆར་བ་ནི། ལྷན་ཅིག་སྐྱེས་པའི་དགའ་བར་བརྗོད་དེ། རྟོག་པ་ཐམས་ཅད་དང་བྲལ་ཞིང་བདེ་སྟོང་རོ་མཉམ་པས་སོ། །</text:span></text:p>
      <text:p text:style-name="P27"><text:span text:style-name="T64">དེ་དག་ཀྱང་གོང་དུ། </text:span><text:span text:style-name="T45">[</text:span><text:span text:style-name="T46">བརྟག་པ་སྔ་མ། བརྒྱད་པ་རྣལ་འབྱོར་མའི་འཁོར་ལོ་འདུ་བའི་ལེའུར།</text:span><text:span text:style-name="T45">]</text:span></text:p>
      <text:p text:style-name="P45"><text:span text:style-name="T38">དགའ་བ་བདེ་བ་ཅུང་ཟད་དེ། །</text:span></text:p>
      <text:p text:style-name="P27"><text:span text:style-name="T64">སོགས་དང་། </text:span></text:p>
      <text:p text:style-name="P27"><text:span text:style-name="T64">ཕྱི་མར། </text:span><text:span text:style-name="T45">[</text:span><text:span text:style-name="T46">བརྟག་པ་ཕྱི་མ། གསུམ་པ་རྒྱུད་ཀྱི་གླེང་གཞི་དང་གསང་བའི་སྐད་ཀྱི་ལེའུར།</text:span><text:span text:style-name="T45">]</text:span></text:p>
      <text:p text:style-name="P45"><text:span text:style-name="T38">འཁྱུད་དང་ཙུམ་བྷ་ལ་སོགས་པ། །</text:span></text:p>
      <text:p text:style-name="P27"><text:span text:style-name="T64">སོགས་དང་། </text:span></text:p>
      <text:p text:style-name="P27"><text:span text:style-name="T45">[</text:span><text:span text:style-name="T46">བརྟག་པ་ཕྱི་མ། གསུམ་པ་རྒྱུད་ཀྱི་གླེང་གཞི་དང་གསང་བའི་སྐད་ཀྱི་ལེའུར།</text:span><text:span text:style-name="T45">]</text:span></text:p>
      <text:p text:style-name="P45"><text:span text:style-name="T38">སྣ་ཚོགས་དང་པོའི་དགའ་བ་ཉིད། །</text:span></text:p>
      <text:p text:style-name="P27"><text:span text:style-name="T64">ཅེས་སོགས་ཀྱི་སྐབས་སུ་བཤད་ཅིང་། འཆད་པར་ཡང་འགྱུར་ཏེ། དགོངས་མིན་ནོ། །</text:span></text:p>
      <text:p text:style-name="P27"><text:span text:style-name="T64">བ༢ གཉིས་པ་</text:span><text:span text:style-name="T20">[</text:span><text:span text:style-name="T21">དོགས་གཅོད་</text:span><text:span text:style-name="T20">]</text:span><text:span text:style-name="T64">ནི། རྒྱུད་འདིར་དགའ་བཞིའི་གོ་རིམ་སྔར་བཤད་པ་ལྟར་མང་དུ་གསུངས་པ་ལ་བརྟེན་ནས་ཡོངས་གྲགས་ཀྱི་སྐྱེ་ཚུལ་ཉིད་འདོད་པ་དང་། </text:span></text:p>
      <text:p text:style-name="P27"><text:span text:style-name="T64">ཕྱི་མར། </text:span><text:span text:style-name="T45">[</text:span><text:span text:style-name="T46">བརྟག་པ་ཕྱི་མ། ལྔ་པ་མངོན་པར་འབྱུང་བའི་ལེའུར།</text:span><text:span text:style-name="T45">]</text:span></text:p>
      <text:p text:style-name="P45"><text:span text:style-name="T38">མཆོག་གི་མཐའ་དང་དགའ་བྲལ་དབུས། །</text:span></text:p>
      <text:p text:style-name="P27"><text:span text:style-name="T64">ཞེས་དང་། </text:span></text:p>
      <text:p text:style-name="P32"><text:soft-page-break/><text:span text:style-name="T45">[</text:span><text:span text:style-name="T46">བརྟག་པ་ཕྱི་མ། གཉིས་པ་དངོས་གྲུབ་གཏན་ལ་དབབ་པའི་ལེའུར།</text:span><text:span text:style-name="T45">]</text:span></text:p>
      <text:p text:style-name="P45"><text:span text:style-name="T38">མཆོག་མཐའ་དགའ་བྲལ་དང་པོ་ནི། །</text:span></text:p>
      <text:p text:style-name="P57"><text:span text:style-name="T64">ཞེས་པའི་ཚིག་རིས་དང་། བྱང་སེམས་འཕོས་པ་ན་བདེ་བ་ཉམས་ནས་དགའ་བ་དང་བྲལ་བའི་གནས་སྐབས་འཆར་བ་ལ་རྗེས་སུ་དཔགས་ནས། དགའ་བ་དང་པོ་གཉིས་ཀྱི་འོག་ཏུ་ལྷན་སྐྱེས་དང་དེ་ནས་དགའ་བྲལ་གྱི་དགའ་བ་སྐྱེ་བར་འདོད་པའི་ཚུལ་གཉིས་རྒྱ་གར་པའི་ལུགས་ལ་འབྱུང་བ་ལ་བརྟེན་ནས། ཁ་ཅིག །ལུགས་ཕྱི་མ་གཞུང་འདིའི་དོན་དུ་འདོད་ཅིང་། གཞུང་འཆད་པའི་ཚེ་སྐྱེ་བའི་གོ་རིམ་དང་བཤད་པའི་གོ་རིམ་མི་འདྲ་བར་འཁྱོགས་ཏེ་འཆད་ལ། ཡོངས་གྲགས་ཀྱི་གོ་རིམ་ནི་རྒྱུད་ལ་རང་གར་འཇུག་པ་རྣམས་རྨོངས་པར་བྱ་བའི་ཕྱིར་གསུངས་པར་འཆད་པ་ནི་ལེགས་པར་མ་མཐོང་སྟེ། སྔར་ཕྱིར་གོ་རིམ་གསལ་བར་གསུངས་པ་དང་། དགའ་བ་བཞི་འདོད་ཆགས་ལམ་བྱེད་ཀྱི་གནས་སྐབས་བཞི་དང་། སྐད་ཅིག་མ་བཞི་དང་། འཁོར་ལོ་བཞི་ལ་</text:span><text:span text:style-name="T39">(</text:span><text:span text:style-name="T41">༡༥༥ན</text:span><text:span text:style-name="T39">)</text:span><text:span text:style-name="T64">སོགས་པ་དང་སྦྱར་ཏེ་རྒྱུད་འདི་དང་རྒྱུད་གཞན་ལས་མང་དུ་གསུངས་པ་ཐམས་ཅད་འཁྲུགས་པར་འགྱུར་བའི་ཕྱིར་དང་། དགའ་བྲལ་གྱི་དགའ་བའི་འཇོག་ཚུལ་དེ་ལྟར་ཡིན་ན། གནས་སྐབས་མང་པོ་ཞིག་དགའ་བྲལ་གྱི་དགའ་བར་འགྱུར་བས་ཧ་ཅང་ཐལ་བའི་ཕྱིར་དང་། </text:span></text:p>
      <text:p text:style-name="P27"><text:span text:style-name="T64">མཚོ་སྐྱེས་ཀྱིས་ཀྱང་། དེ་བས་ན་གསུམ་པོ་དག་ལས་མཚན་ཉིད་དང་བྲལ་བ་ནི་བཞི་སྟེ། བཞི་པ་གྲངས་རྫོགས་པའི་ཡིན་གྱི། གསུམ་པའི་བར་མེད་པར་གནས་པ་མ་ཡིན་ནོ། །ཞེས་དོགས་པ་བཅད་ནས་གསུངས་པའི་ཕྱིར་རོ། །</text:span></text:p>
      <text:p text:style-name="P27"><text:span text:style-name="T64">འོ་ན་དགའ་བྲལ་དང་ཆགས་བྲལ་ཞེས་པའི་དོན་ཇི་ལྟ་བུ་སྙམ་ན། ཆགས་པ་ཆེན་པོས་སླར་ཡང་ལྷག་པའི་བདེ་བ་འདོད་པ་མཆོག་དགའི་ཉམས་དེ་དང་བྲལ་བས་དགའ་བྲལ་ལམ། བདེ་བས་རྒྱུད་གང་ནས་སླར་བདེ་བ་ཐོབ་འདོད་ཀྱི་ཆགས་པ་དང་བྲལ་བས་ཆགས་བྲལ་ཞེས་བཏགས་པའོ། །</text:span></text:p>
      <text:p text:style-name="P27"><text:soft-page-break/><text:span text:style-name="T64">དེ་ལྟར་ན། བདེ་བ་ཉམས་ཤིང་དགའ་བ་དང་ཡོངས་སུ་བྲལ་བ་དགའ་བྲལ་གྱི་དགའ་བའི་དོན་མིན་ཏེ། དགའ་བྲལ་གྱི་དགའ་བ་ཞེས་དང་ཁྱད་པར་གྱི་དགའ་བ་ཞེས་དགའ་བདེའི་ཉམས་མྱོང་ཁྱད་པར་ཅན་ཡོད་པར་གསུང་པའི་ཕྱིར་རོ། །</text:span></text:p>
      <text:p text:style-name="P27"><text:span text:style-name="T64">དེས་ན་སྐབས་འགའ་ཞིག་ཏུ། ཁུ་བ་འཕོས་ནས་བདེ་བ་ཉམས་པ་ལ་དགའ་བྲལ་ཞེས་གསུངས་པ་དེ་དང་དགའ་བྲལ་གྱི་དགའ་བ་གཉིས་དོན་མི་འདྲ་སྟེ། ཕྱི་མ་ནི་ཁམས་སྙིང་ག་ལ་སོགས་པ་ལུས་ཀྱི་ནང་དུ་གནས་པའི་ཚེ་སྐྱེ་བར་བཤད་ཅིང་བདེ་བའི་ཉམས་མྱོང་ཁྱད་པར་ཅན་ཡོད་པར་བཤད་པའི་ཕྱིར་རོ། །</text:span></text:p>
      <text:p text:style-name="P27"><text:span text:style-name="T64">དེ་ལྟར་ཡང་། རྣལ་འབྱོར་མའི་རྒྱུད་ཡེ་ཤེས་སྙིང་པོ་ལས། གང་ཞིག་དགའ་བྲལ་དེ་ནི་དགའ་བ་བྲལ་བ་ཞུ་བ་འཕོ་ཞིང་འཇིག་པའོ། །དགའ་བྲལ་གྱི་དགའ་བ་ནི་ཞུ་བ་གནས་པ་སྟེ། འཕོ་བ་ལ་སོགས་པ་དང་བྲལ་བའི་ཕྱིར་རང་གིས་ཉམས་སུ་མྱོང་བའི་ངོ་བོའོ། །ཞེས་སོ། །</text:span></text:p>
      <text:p text:style-name="P27"><text:span text:style-name="T64">དེས་ན་དགའ་བྲལ་གྱི་དགའ་བ་ནི། མིང་གཞན་ཁྱད་པར་གྱི་དགའ་བ་ཞེས་ཀྱང་བྱ་བ་དགའ་བཞིའི་ནང་ཚན་ཡིན་ལ། བདེ་བ་ཉམས་པའི་དགའ་བྲལ་ནི། ལྷན་སྐྱེས་ངོས་འཛིན་པའི་ཆེད་དུ་གསུངས་པ་ཙམ་ལས་དགའ་བཞིའི་ནང་ཚན་མིན་ཏེ་འདིའི་རྣམ་དབྱེ་ཕྱེ་དགོས་པར་སྣང་ངོ་། །</text:span></text:p>
      <text:p text:style-name="P43"><text:span text:style-name="T64">འོ་ན། </text:span><text:span text:style-name="T45">[</text:span><text:span text:style-name="T46">བརྟག་པ་ཕྱི་མ། ལྔ་པ་མངོན་པར་འབྱུང་བའི་ལེའུར།</text:span><text:span text:style-name="T45">]</text:span><text:span text:style-name="T39">(</text:span><text:span text:style-name="T42">༡༥༥བ</text:span><text:span text:style-name="T39">)</text:span></text:p>
      <text:p text:style-name="P45"><text:span text:style-name="T38">མཆོག་གི་མཐའ་དང་དགའ་བྲལ་དབུས། །</text:span></text:p>
      <text:p text:style-name="P27"><text:span text:style-name="T64">ཞེས་པའི་དོན་ཇི་ལྟར་ཡིན་སྙམ་ན། མཆོག་དགའ་ཆགས་པའམ་སྲིད་པ། དགའ་བྲལ་ཆགས་བྲལ་ལམ་མྱང་འདས་སུ་གསུངས་ནས། དེ་གཉིས་ཀྱི་དབུས་ཏེ། དེ་གཉིས་གང་དུའང་ཕྱོགས་ལྷུང་མེད་པའི་ལྷན་སྐྱེས་སྟོན་པར་འཆད་པའམ། ཡང་ན། མཆོག་དགའི་མཐའ་ཁྱད་དགའ་འམ་དགའ་</text:span><text:soft-page-break/><text:span text:style-name="T64">བྲལ་གྱི་དགའ་བ་དང་། ཁུ་བ་འཕོས་པའི་དགའ་བྲལ་ཙམ་པོ་བའི་དབུས་སུ་ལྷན་སྐྱེས་འཆར་བར་འཆད་དགོས་ཏེ། </text:span></text:p>
      <text:p text:style-name="P32"><text:span text:style-name="T45">[</text:span><text:span text:style-name="T46">བརྟག་པ་ཕྱི་མ། གཉིས་པ་དངོས་གྲུབ་གཏན་ལ་དབབ་པའི་ལེའུར།</text:span><text:span text:style-name="T45">]</text:span></text:p>
      <text:p text:style-name="P45"><text:span text:style-name="T38">མཆོག་མཐའ་དགའ་བྲལ་དང་པོར་ནི། །</text:span></text:p>
      <text:p text:style-name="P27"><text:span text:style-name="T64">ཞེས་དང་། </text:span></text:p>
      <text:p text:style-name="P32"><text:span text:style-name="T45">[</text:span><text:span text:style-name="T46">བརྟག་པ་ཕྱི་མ། ལྔ་པ་མངོན་པར་འབྱུང་བའི་ལེའུར།</text:span><text:span text:style-name="T45">]</text:span></text:p>
      <text:p text:style-name="P45"><text:span text:style-name="T38">དགའ་བྲལ་དང་པོ་མཆོག་མཐའ་ཅན། །</text:span></text:p>
      <text:p text:style-name="P27"><text:span text:style-name="T64">ཞེས་པ་སོ་སོའི་སྐབས་སུ་འཆད་དོ། །</text:span></text:p>
      <text:p text:style-name="P27"><text:span text:style-name="T1">ཕ༤ </text:span><text:span text:style-name="T31">བཞི་པ་</text:span><text:span text:style-name="T4">[</text:span><text:span text:style-name="T1">ཐེ་ཚོམ་གྱི་གནས་བསལ་བ་</text:span><text:span text:style-name="T4">]</text:span><text:span text:style-name="T31">ལ། </text:span><text:span text:style-name="T1">བ༡ </text:span><text:span text:style-name="T31">ཐེ་ཚོམ་སྐྱེས་པ། </text:span><text:span text:style-name="T1">བ༢ </text:span><text:span text:style-name="T31">སྐྱེ་བའི་དོན། </text:span><text:span text:style-name="T1">བ༣ </text:span><text:span text:style-name="T31">ཐེ་ཚོམ་སེལ་བ་གསུམ་གྱི། </text:span></text:p>
      <text:p text:style-name="P27"><text:span text:style-name="T64">བ༡ དང་པོ་ནི། </text:span></text:p>
      <text:p text:style-name="P44"><text:span text:style-name="T62">རྡོ་རྗེ་སྙིང་པོ་ལ་སོགས་ཀུན། །མཁས་པས་དེ་སྐད་ངེས་ཐོས་ནས། །</text:span></text:p>
      <text:p text:style-name="P44"><text:span text:style-name="T62">མཆོག་ཏུ་ངོ་མཚར་གྱུར་ནས་ནི། །བརྒྱལ་ཞིང་ས་ལ་འགྱེལ་བར་གྱུར། །</text:span></text:p>
      <text:p text:style-name="P71"><text:span text:style-name="T64">ཞེས་པ་སྟེ། དེ་ནས་རྡོ་རྗེ་སྙིང་པོ་ལ་སོགས་པའི་འཁོར་ཀུན་ནས་མཁས་པར་གྱུར་པས་ལྷན་སྐྱེས་སྐྱེ་བའི་གོ་རིམ་དེ་སྐད་གསུངས་པ་ངེས་ཤིང་ཐོས་ནས། སེམས་མཆོག་ཏུ་ངོ་མཚར་བར་གྱུར་ནས་ནི་རྟོག་མེད་དུ་བརྒྱལ་ཞིང་ས་གཞི་ལ་འགྱེལ་བར་གྱུར་པ་དྲང་དོན་དང་། དེའི་ཚེ་ལྷན་སྐྱེས་སྔོན་དུ་གྱུར་པས་གཟུང་འཛིན་གྱི་གཉིས་སྣང་མི་གཡོ་བར་ཡེ་ཤེས་ཆེན་པོའི་ངང་དུ་སོང་བ་བརྒྱལ་ཞིང་ས་ལ་འགྱེལ་བ་ལྟར་གྱུར་པ་ངེས་དོན་ནོ། །</text:span></text:p>
      <text:p text:style-name="P27"><text:soft-page-break/><text:span text:style-name="T64">བ༢ གཉིས་པ་</text:span><text:span text:style-name="T20">[</text:span><text:span text:style-name="T21">སྐྱེ་བའི་དོན་</text:span><text:span text:style-name="T20">]</text:span><text:span text:style-name="T64">ནི། </text:span></text:p>
      <text:p text:style-name="P44"><text:span text:style-name="T62">དང་པོ་དགའ་བ་འགྲོ་བའི་གཟུགས། །དེ་བཞིན་མཆོག་དགའ་འགྲོ་བ་ཉིད། །</text:span></text:p>
      <text:p text:style-name="P44"><text:span text:style-name="T62">དགའ་བྲལ་དགའ་བའང་འགྲོ་བ་ཉིད། །གསུམ་ལ་ལྷན་གཅིག་སྐྱེས་པ་མེད། །</text:span></text:p>
      <text:p text:style-name="P27"><text:span text:style-name="T64">ཅེས་པ་སྟེ། དུས་དང་པོར་སྐྱེ་བའི་དགའ་བ་ནི། འགྲོ་བ་སྟེ་རྣམ་པར་རྟོག་པ་དང་བཅས་པའི་གཟུགས་ཡིན་ལ། དེ་བཞིན་དུ། མཆོག་དགའ་ཡང་འགྲོ་བ་སྟེ་རྟོག་བཅས་ཉིད་ཡིན་ཞིང་། དགའ་བྲལ་གྱི་དགའ་བའང་འགྲོ་བ་སྟེ་རྟོག་བཅས་ཉིད་ཡིན་པ་དེས་ན་དགའ་བ་དེ་གསུམ་ལ་ལྷན་ཅིག་སྐྱེས་པ་ཉམས་སུ་མྱོང་བ་མེད་པར་གསུངས་པ་དང་། </text:span><text:span text:style-name="T39">(</text:span><text:span text:style-name="T41">༡༥༦ན</text:span><text:span text:style-name="T39">)</text:span><text:span text:style-name="T64">སྔར་ལྷན་སྐྱེས་ཀྱིས་ཆོས་ཐམས་ཅད་ལ་ཁྱབ་པར་གསུངས་པ་གཉིས་ཐེ་ཚོམ་དུ་གྱུར་པའི་དོན་ཏོ། །</text:span></text:p>
      <text:p text:style-name="P27"><text:span text:style-name="T1">བ༣ </text:span><text:span text:style-name="T31">གསུམ་པ་</text:span><text:span text:style-name="T4">[</text:span><text:span text:style-name="T1">ཐེ་ཚོམ་སེལ་བ་</text:span><text:span text:style-name="T4">]</text:span><text:span text:style-name="T31">ལ། </text:span><text:span text:style-name="T1">མ༡ </text:span><text:span text:style-name="T31">ལྷན་སྐྱེས་ཉིད་བསྔགས་པ་དང་། </text:span><text:span text:style-name="T1">མ༢ </text:span><text:span text:style-name="T31">ཐེ་ཚོམ་གྱི་གནས་སེལ་བ་གཉིས་ཀྱི། </text:span></text:p>
      <text:p text:style-name="P27"><text:span text:style-name="T64">མ༡ དང་པོ་ནི། </text:span></text:p>
      <text:p text:style-name="P44"><text:span text:style-name="T62">བཅོམ་ལྡན་བཀའ་སྩལ་ཀྱེའི་རྡོ་རྗེ། །སངས་རྒྱས་ཀུན་གྱི་སྐུ་གཅིག་པ། །</text:span></text:p>
      <text:p text:style-name="P44"><text:span text:style-name="T62">རྡོ་རྗེ་སྙིང་པོས་རྟོགས་བྱའི་ཕྱིར། །ཐེ་ཚོམ་ལེགས་པར་སེལ་བ་ནི། །</text:span></text:p>
      <text:p text:style-name="P44"><text:span text:style-name="T62">འདོད་ཆགས་མེད་ཅིང་ཆགས་བྲལ་མེད། །དབུ་མར་དམིགས་པར་མི་འགྱུར་རོ། །</text:span></text:p>
      <text:p text:style-name="P44"><text:span text:style-name="T62">གསུམ་པོ་སྤངས་པ་ཉིད་ཀྱི་ཕྱིར། །ལྷན་ཅིག་སྐྱེས་པ་བྱང་ཆུབ་བརྗོད། །</text:span></text:p>
      <text:p text:style-name="P27"><text:span text:style-name="T64">ཅེས་པ་སྟེ། བཅོམ་ལྡན་འདས་ཀྱིས་བཀའ་སྩལ་པ། ཀྱེའི་རྡོ་རྗེའི་སྒྲ་དོན་སངས་རྒྱས་ཀུན་གྱི་སྐུ་གཅིག་པ་གསང་ཆེན་རིགས་གཅིག་གི་ལྷན་སྐྱེས་དེ། རྡོ་རྗེ་སྙིང་པོ་ལ་སོགས་པས་རྟོགས་པར་བྱ་བའི་ཕྱིར། ཐེ་ཚོམ་གྱི་གནས་ལེགས་པར་སེལ་བ་ནི་ལྷན་སྐྱེས་དེ་ལ་མཆོག་དགའི་འདོད་ཆགས་མེད་ཅིང་</text:span><text:soft-page-break/><text:span text:style-name="T64">དགའ་བྲལ་གྱི་ཆགས་བྲལ་ཡང་མེད་ལ། དབུ་མར་ཏེ་དགའ་བ་དང་པོའི་རྟོག་པའང་དམིགས་པར་མི་འགྱུར་རོ། །དེས་ན་དགའ་བ་གསུམ་པོའི་རྟོག་པ་སྤངས་པ་ཉིད་ཀྱི་ཕྱིར། ལྷན་ཅིག་སྐྱེས་པ་ལ་བྱང་ཆུབ་ཀྱི་སེམས་སུ་བརྗོད་ཅེས་པའི་དོན་ཏོ། །</text:span></text:p>
      <text:p text:style-name="P27"><text:span text:style-name="T64">མ༢ གཉིས་པ་</text:span><text:span text:style-name="T20">[</text:span><text:span text:style-name="T21">ཐེ་ཚོམ་གྱི་གནས་སེལ་བ་</text:span><text:span text:style-name="T20">]</text:span><text:span text:style-name="T64">ནི། </text:span></text:p>
      <text:p text:style-name="P44"><text:span text:style-name="T62">ཡང་ན་དེ་ཉིད་ཐམས་ཅད་བདག །ཡང་ན་ཀུན་གྱིས་རྣམས་པར་སྤངས། །</text:span></text:p>
      <text:p text:style-name="P44"><text:span text:style-name="T62">དེ་ཡང་དགའ་བྲལ་དང་པོར་མཚོན། །དགའ་བ་གསུམ་པོ་རྣམ་པར་སྤངས། །</text:span></text:p>
      <text:p text:style-name="P27"><text:span text:style-name="T64">ཞེས་པ་སྟེ། བཤད་པའི་རྣམས་གྲངས། ཡང་ན། གཞི་གནས་ཚུལ་གྱི་དབང་དུ་བྱས་ནས་ལྷན་སྐྱེས་དེ་ཉིད་ཆོས་ཐམས་ཅད་ཀྱི་བདག་ཉིད་ཡིན་པ་དང་། ཡང་ན། ལམ་རྟོགས་ཚུལ་གྱི་དབང་དུ་བྱས་ནས་དགའ་བ་གཞན་གསུམ་པོ་ཀུན་གྱིས་ལྷན་སྐྱེས་ཀྱི་དོན་རྣམ་པར་སྤངས་ཞེས་བཤད་པ་མི་འགལ་ལ། ལྷན་སྐྱེས་དེ་ཡང་ཁམས་འཕོས་ཏེ་བདེ་བ་ཉམས་པའི་དགའ་བྲལ་དེའི་དང་པོར་ཏེ་སྔོན་དུ་མཚོན་པར་བྱ་ཞིང་། གོང་གི་དགའ་བ་གསུམ་པོའི་རྟོག་པ་རྣམ་པར་སྤངས་པའོ། །ཞེས་པའོ། །</text:span></text:p>
      <text:p text:style-name="P27"><text:span text:style-name="T64">ཕ༥ ལྔ་པ་</text:span><text:span text:style-name="T20">[</text:span><text:span text:style-name="T21">ལྷན་སྐྱེས་གྲུབ་པའི་མཚན་མ་</text:span><text:span text:style-name="T20">]</text:span><text:span text:style-name="T64">ནི། </text:span><text:span text:style-name="T39">(</text:span><text:span text:style-name="T41">༡༥༦བ</text:span><text:span text:style-name="T39">)</text:span></text:p>
      <text:p text:style-name="P44"><text:span text:style-name="T62">དང་པོར་སྤྲིན་དང་འདྲ་བ་ཡིན། །གྲུབ་པ་སྒྱུ་མ་ལྟ་བུར་འགྱུར། །</text:span></text:p>
      <text:p text:style-name="P44"><text:span text:style-name="T62">གཉིད་ལོག་སད་པ་མི་ཕྱེད་པ། །རྟག་ཏུ་རྨི་ལམ་འདྲ་བར་འགྱུར། །</text:span></text:p>
      <text:p text:style-name="P44"><text:span text:style-name="T62">དངོས་གྲུབ་མཚན་ཉིད་མི་ཕྱེད་པ། །ཕྱག་རྒྱའི་རྣལ་འབྱོར་པ་ཡིས་འགྲུབ། །</text:span></text:p>
      <text:p text:style-name="P27"><text:span text:style-name="T64">ཅེས་པ་སྟེ། དེ་ཡང་ལྷན་སྐྱེས་ཀྱི་རྣལ་འབྱོར་འབད་དེ་བསྒོམས་པ་ལས། དང་པོར་ཉམས་མྱོང་སྤྲིན་གྱི་རྣམ་པ་དང་འདྲ་བར་གཡོ་ཞིང་མི་བརྟན་པ་ཞིག་འབྱུང་བ་ཡིན་ལ། ལྷན་སྐྱེས་གྲུབ་པ་ན་ཉམས་མྱོང་གསལ་ལ་རང་བཞིན་མེད་པ་སྒྱུ་མ་ལྟ་བུ་འཆར་བར་འགྱུར་ཞིང་། ཤིན་ཏུ་གོམས་པ་ན་</text:span><text:soft-page-break/><text:span text:style-name="T64">མཉམ་རྗེས་འདྲེས་ཏེ་གཉིད་ལོག་པ་དང་སད་པའི་གནས་སྐབས་གཉིས་ཉམས་མྱོང་དབྱེར་མི་ཕྱེད་པར། དུས་རྟག་ཏུ་ཆོས་ཐམས་ཅད་རང་བཞིན་མེད་པ་རྨི་ལམ་གྱི་སྣང་བ་དང་འདྲ་བར་འགྱུར་ཏེ། ཕྱག་རྒྱ་ཆེན་པོའི་དངོས་གྲུབ་ཀྱི་མཚན་ཉིད་བདེ་སྟོང་དབྱེར་མི་ཕྱེད་པའི་བདག་ཉིད་དེ་ནི་ལས་ཀྱི་ཕྱག་རྒྱ་ལ་བརྟེན་པའི་རྣལ་འབྱོར་པ་ཡིས་འགྲུབ་ཅེས་པ་དགོངས་མིན་ནོ། །</text:span></text:p>
      <text:p text:style-name="P27"><text:span text:style-name="T1">ད༢ </text:span><text:span text:style-name="T31">གཉིས་པ་</text:span><text:span text:style-name="T33">[</text:span><text:span text:style-name="T1">སླར་ཁ་སྐོངས་ཀྱི་ཚུལ་དུ་བཤད་པ་</text:span><text:span text:style-name="T4">]</text:span><text:span text:style-name="T31">ལ། </text:span><text:span text:style-name="T1">ན༡ </text:span><text:span text:style-name="T31">དཀྱིལ་ཆོག་སྤྱིའི་ཁ་སྐོང་དང་། </text:span><text:span text:style-name="T1">ན༢ </text:span><text:span text:style-name="T31">དབང་གི་ཁ་སྐོང་གཉིས་ལས། </text:span></text:p>
      <text:p text:style-name="P27"><text:span text:style-name="T1">ན༡ </text:span><text:span text:style-name="T31">དང་པོ་ལ། </text:span><text:span text:style-name="T1">པ༡ </text:span><text:span text:style-name="T31">དཀྱིལ་འཁོར་བྲི་བ། </text:span><text:span text:style-name="T1">པ༢ </text:span><text:span text:style-name="T31">བུམ་པ་དགོད་པ། </text:span><text:span text:style-name="T1">པ༣ </text:span><text:span text:style-name="T31">ཐིག་གདབ་པ། </text:span><text:span text:style-name="T1">པ༤ </text:span><text:span text:style-name="T31">སྔོན་དུ་བསྙེན་པ། </text:span><text:span text:style-name="T1">པ༥ </text:span><text:span text:style-name="T31">སའི་ཆོ་ག །</text:span><text:span text:style-name="T1">པ༦ </text:span><text:span text:style-name="T31">དབང་གི་རྣམ་གཞག །</text:span><text:span text:style-name="T1">པ༧ </text:span><text:span text:style-name="T31">མཚན་མ་དགོད་པ། </text:span><text:span text:style-name="T1">པ༨ </text:span><text:span text:style-name="T31">བདག་འཇུག་གི་ཁ་སྐོང་དང་བརྒྱད་ཀྱི། </text:span></text:p>
      <text:p text:style-name="P27"><text:span text:style-name="T64">པ༡ དང་པོ་ནི། </text:span></text:p>
      <text:p text:style-name="P44"><text:span text:style-name="T62">སྟོན་པས་དཀྱིལ་འཁོར་འདི་སྐད་གསུངས། །གྲུ་བཞི་ཡང་དག་འབར་བ་ཉིད། །</text:span></text:p>
      <text:p text:style-name="P44"><text:span text:style-name="T62">སྒོ་བཞི་གཟི་བརྗིད་ཆེན་པོ་སྟེ། །དོ་ཤལ་དོ་ཤལ་ཕྱེད་པས་བརྒྱན། །</text:span></text:p>
      <text:p text:style-name="P44"><text:span text:style-name="T62">ཕྲེང་བ་ལ་སོགས་རྔ་ཡབ་ལྡན། །ཀ་བ་བརྒྱད་ཀྱིས་ཉེ་བར་བརྒྱན། །</text:span></text:p>
      <text:p text:style-name="P44"><text:span text:style-name="T62">རྡོ་རྗེ་སྲད་བུ་མཉམ་པར་ལྡན། །མེ་ཏོག་སྣ་ཚོགས་ཉེ་བར་བརྒྱན། །</text:span></text:p>
      <text:p text:style-name="P44"><text:span text:style-name="T62">བདུག་པ་མར་མེ་དེ་བཞིན་དྲི། །</text:span></text:p>
      <text:p text:style-name="P27"><text:span text:style-name="T64">ཞེས་པ་སྟེ། སྟོན་པས་དཀྱིལ་འཁོར་གྱི་ཚུལ་འདི་སྐད་གསུངས་ཏེ། ཆོས་ཐམས་ཅད་མཉམ་པ་ཉིད་དག་པས་གྲུ་བཞི། ཡེ་ཤེས་ལྔ་དག་པས་འོད་ཟེར་ལྔ་ཡང་དག་པར་འབར་བ་ཉིད་དང་། དྲན་པ་ཉེར་བཞག་དག་པའི་སྒོ་བཞི། བདུད་བཞི་ཟིལ་གྱིས་གནོན་པ་དག་པའི་གཟི་བརྗིད་ཆེན་པོ་སྟེ། རྩ་</text:span><text:soft-page-break/><text:span text:style-name="T64">ཉོན་དང་ཉེ་ཉོན་སྤངས་པས་དོ་ཤལ་དང་དོ་ཤལ་ཕྱེད་པས་བརྒྱན་པ་དང་། བྱང་ཆུབ་ཀྱི་ལམ་ཡན་ལག་བདུན་དག་པས་མེ་ཏོག་གི་ཕྲེང་བ་ལ་སོགས་པ་དང་། ལམ་གྱི་ཡེ་ཤེས་དག་པའི་རྔ་ཡབ་དང་</text:span><text:span text:style-name="T39">(</text:span><text:span text:style-name="T41">༡༥༧ན</text:span><text:span text:style-name="T39">)</text:span><text:span text:style-name="T64">ལྡན་པ། རྣམ་ཐར་བརྒྱད་དག་པའི་ཀ་བ་བརྒྱད་ཀྱིས་ཉེ་བར་བརྒྱན་པ། ཚད་མེད་བཞི་དག་པའི་རྡོ་རྗེ་སྲད་བུ་མཉམ་པར་ལྡན་པ། རྫུ་འཕྲུལ་གྱི་རྐང་པ་དག་པའི་སྟེགས་བུ་ལ། བྱང་ཆུབ་ཀྱི་སེམས་སོགས་མཚོན་པའི་མེ་ཏོག་སྣ་ཚོགས་འཛིན་པའི་ལྷ་མོས་ཉེ་བར་བརྒྱན་ཞིང་། བདུག་པ་དང་མར་མེ་དང་དེ་བཞིན་དུ་དྲི་ཆབ་ལ་སོགས་པ་འཛིན་པའི་ལྷ་མོ་བཅུ་དྲུག་གནས་པའི་དོན་ཏོ། །</text:span></text:p>
      <text:p text:style-name="P27"><text:span text:style-name="T64">པ༢ གཉིས་པ</text:span><text:span text:style-name="T21">་</text:span><text:span text:style-name="T20">[</text:span><text:span text:style-name="T21">བུམ་པ་དགོད་པ་</text:span><text:span text:style-name="T20">]</text:span><text:span text:style-name="T64">ནི། </text:span></text:p>
      <text:p text:style-name="P44"><text:span text:style-name="T62">བུམ་པ་བརྒྱད་ལ་སོགས་པ་ལྡན། །དེ་ཡང་ཡལ་ག་ལ་སོགས་བརྒྱན། །</text:span></text:p>
      <text:p text:style-name="P44"><text:span text:style-name="T62">མགྲིན་པ་གོས་ཀྱིས་བཀབ་པ་དང་། །རིན་ཆེན་ལྔ་ནི་ཡོངས་སུ་གཞུག །</text:span></text:p>
      <text:p text:style-name="P44"><text:span text:style-name="T62">རྣམ་པར་རྒྱལ་བ་ཤར་དུ་སྦྱིན། །</text:span></text:p>
      <text:p text:style-name="P27"><text:span text:style-name="T64">ཞེས་པ་སྟེ། གཽ་རཱི་ལ་སོགས་པའི་བུམ་པ་བརྒྱད་དང་ལ་སོགས་པས་བསྟན་པ་རྡོ་རྗེ་མ་སོགས་ལྷ་གཞན་རྣམས་དང་རྣམ་རྒྱལ་དང་ལས་བུམ་དང་ཡང་ལྡན་པ་སྟེ། དེ་ཡང་ལྗོན་ཤིང་གི་ཡལ་ག་ལ་སོགས་པས་བརྒྱན་ཞིང་། མགྲིན་པར་གོས་ཏེ་དར་སོགས་ཀྱིས་མགུལ་ཆིངས་ཀྱིས་བཀབ་པ་དང་། </text:span><text:span text:style-name="T83">ནང་དུ་རིན་ཆེན་ལྔ་དང་དེས་མཚོན་ནས་བུམ་རྫས་རྣམས་ནི་ཡོངས་སུ་གཞུག་ལ། རྣམ་པར་རྒྱལ་བ་སྟེ་གཙོ་བོའི་བུམ་པ་ཤར་དུ་སྦྱིན་པ་སྟེ་བཞག་ཅིང་། གཞན་རྣམས་སོ་སོའི་གནས་སུ་དགོད་པའི་དོན་ཏོ།།</text:span></text:p>
      <text:p text:style-name="P27"><text:span text:style-name="T64">པ༣ གསུམ་པ་</text:span><text:span text:style-name="T20">[</text:span><text:span text:style-name="T21">ཐིག་གདབ་པ་</text:span><text:span text:style-name="T20">]</text:span><text:span text:style-name="T64">ནི། </text:span></text:p>
      <text:p text:style-name="P44"><text:span text:style-name="T62">རང་འདོད་ལྷ་ཡི་གཟུགས་ཀྱིས་ནི། །གསར་པ་ལེགས་པར་བཀལ་བ་དང་། །</text:span></text:p>
      <text:p text:style-name="P44"><text:span text:style-name="T62">ཤིན་ཏུ་ཚད་མ་མཛེས་པ་ཡི། །སྲད་བུས་ཤེས་རབ་ཅན་གྱིས་གདབ། །</text:span></text:p>
      <text:p text:style-name="P27"><text:soft-page-break/><text:span text:style-name="T64">ཅེས་པ་སྟེ། རང་གི་འདོད་ལྷ་ཀྱེའི་རྡོ་རྗེ་ཡི་གཟུགས་ཀྱི་རྣལ་འབྱོར་གྱིས་ནི། གཞན་དུ་ལོངས་མ་སྤྱད་པའི་ཐིག་སྐུད་སར་པ་གཞོན་ནུ་མས་ལེགས་པར་བཀལ་བ་དང་། སྲིད་དུ་དཀྱིལ་འཁོར་གྱི་ཉིས་འགྱུར་དང་སྦོམས་སུ་སྒོའི་ཉི་ཤུ་ཆ་ཡོད་པའི་ཤིན་ཏུ་ཚད་མ་བཀལ་ལེགས་པས་མཛེས་པ་ཡི། སྲད་</text:span><text:span text:style-name="T83">བུས་ཐིག་གི་ཚུལ་ལ་མཁས་པའི་ཤེས་རབ་ཅན་གྱིས་ལས་ཐིག་དང་ཡེ་ཐིག་གདབ་པར་བྱ་བའི་དོན་ཏོ།</text:span></text:p>
      <text:p text:style-name="P27"><text:span text:style-name="T64">པ༤ བཞི་པ་</text:span><text:span text:style-name="T20">[</text:span><text:span text:style-name="T21">སྔོན་དུ་བསྙེན་པ་</text:span><text:span text:style-name="T20">]</text:span><text:span text:style-name="T64">ནི། </text:span></text:p>
      <text:p text:style-name="P44"><text:span text:style-name="T62">འཁོར་ལོའི་བདག་པོའི་བཟླས་པ་འབུམ། །དཀྱིལ་འཁོར་ཅན་གྱི་དེ་བཞིན་ཁྲི། །</text:span></text:p>
      <text:p text:style-name="P27"><text:span text:style-name="T64">ཞེས་པ་སྟེ། དཀྱིལ་འཁོར་གྱི་ལས་ལ་འཇུག་པའི་སྔོན་དུ་འཁོར་ལོའི་</text:span><text:span text:style-name="T39">(</text:span><text:span text:style-name="T41">༡༥༧བ</text:span><text:span text:style-name="T39">)</text:span><text:span text:style-name="T64">བདག་པོའི་སྟེ་གཙོ་བོའི་སྔགས་ཀྱི་བཟླས་པ་འབུམ་དང་། དཀྱིལ་འཁོར་ཅན་གྱི་སྟེ་ཡུམ་དང་འཁོར་རྣམས་ཀྱི་སྔགས་དེ་བཞིན་དུ་ཁྲི་ཕྲག་རེ་བསྙེན་པར་བྱ་བའོ། །</text:span></text:p>
      <text:p text:style-name="P27"><text:span text:style-name="T64">པ༥ ལྔ་པ་</text:span><text:span text:style-name="T20">[</text:span><text:span text:style-name="T21">སའི་ཆོ་ག་</text:span><text:span text:style-name="T20">]</text:span><text:span text:style-name="T64">ནི། </text:span></text:p>
      <text:p text:style-name="P44"><text:span text:style-name="T62">གོང་དུ་གསུངས་པའི་སྔགས་ཉིད་ཀྱིས། །མཁས་པས་འཛིན་མ་རྣམ་པར་སྦྱང་། །</text:span></text:p>
      <text:p text:style-name="P44"><text:span text:style-name="T62">གོང་གི་ཨ་སོགས་སྔགས་ཀྱིས་ནི། །དེ་ལ་གཏོར་མ་རྣམ་པར་སྦྱིན། །</text:span></text:p>
      <text:p text:style-name="P44"><text:span text:style-name="T62">ཇི་ལྟར་བསམ་གཏན་དེ་བཞིན་འདིར། །བསྲུང་བ་ཇི་ལྟར་གསུངས་པ་ཉིད། །</text:span></text:p>
      <text:p text:style-name="P27"><text:span text:style-name="T64">ཅེས་པ་སྟེ། གོང་དུ་སྔགས་ཀྱི་ལེའུར་གསུངས་པའི་རཀྵའི་སྔགས་ཉིད་ཀྱིས་སློབ་དཔོན་མཁས་པས་འཛིན་མ་སྟེ་ས་རྣམ་པར་སྦྱང་ཞིང་། དེ་ཡང་གོང་གི་ལེའུ་གཉིས་པའི་ཨ་ཀཱ་རོ་ལ་སོགས་པའི་སྔགས་ཀྱིས་ནི་སའི་ལྷ་མོ་ལ་སོགས་པ་དེ་དག་ལ་གཏོར་མ་རྣམ་པར་སྦྱིན་པ་སྔོན་དུ་འགྲོ་བས་བྱ་ལ། རྗེས་སུ་ཇི་ལྟར་ལེའུ་གསུམ་པར་བསྲུང་འཁོར་གྱི་བསམ་གཏན་གསུངས་པ་དེ་བཞིན་དུ། འདིར་ཡང་ས་བསྲུང་བའི་ཕྱིར་བསྲུང་བའི་འཁོར་ལོ་ཇི་ལྟར་གསུངས་པ་བཞིན་དུ་སྒོམ་པ་ཉིད་དོ་ཞེས་པའོ། །</text:span></text:p>
      <text:p text:style-name="P27"><text:soft-page-break/><text:span text:style-name="T64">པ༦ དྲུག་པ་</text:span><text:span text:style-name="T20">[</text:span><text:span text:style-name="T21">དབང་གི་རྣམ་གཞག་</text:span><text:span text:style-name="T20">]</text:span><text:span text:style-name="T64">ནི། </text:span></text:p>
      <text:p text:style-name="P44"><text:span text:style-name="T62">གང་ཞིག་དབང་ནི་རབ་ཕྱེ་བ། །རང་གི་དཀྱིལ་འཁོར་ཆོ་གས་སྦྱིན། །</text:span></text:p>
      <text:p text:style-name="P44"><text:span text:style-name="T62">མཆོད་དང་གསོལ་བ་གདབ་པ་ཉིད། །ཇི་ལྟར་བཤད་པ་དེ་བཞིན་འདིར། །</text:span></text:p>
      <text:p text:style-name="P27"><text:span text:style-name="T64">ཞེས་པ་སྟེ། གང་ཞིག་དབང་ནི་བཞིར་རབ་ཏུ་ཕྱེ་བ་དེ་ཉིད་བདག་མེད་མ་སོགས་རང་གི་དཀྱིལ་འཁོར་གྱི་ཆོ་གས་སློབ་མ་ལ་སྦྱིན་པར་བྱ་ཞིང་། དབང་རེ་རེའི་སྔོན་དུ་མཆོད་པ་དང་གསོལ་བ་གདབ་པ་ཉིད། ཇི་ལྟར་དེ་ཉིད་བསྡུས་པ་ལས་བཤད་པ་དེ་བཞིན་དུ་འདིར་ཡང་བྱ་བའི་དོན་ཏོ། །</text:span></text:p>
      <text:p text:style-name="P27"><text:span text:style-name="T64">པ༧ བདུན་པ་</text:span><text:span text:style-name="T20">[</text:span><text:span text:style-name="T21">མཚན་མ་དགོད་པ་</text:span><text:span text:style-name="T20">]</text:span><text:span text:style-name="T64">ནི། </text:span></text:p>
      <text:p text:style-name="P44"><text:span text:style-name="T62">འཕར་མ་གཉིས་བཟང་རྣམ་བྲིས་ནས། །མྱུར་དུ་དཀར་མོ་ལ་སོགས་བྲི། །</text:span></text:p>
      <text:p text:style-name="P44"><text:span text:style-name="T62">ཤར་དུ་གྲི་གུག་རྣམ་པར་བྲི། །ལྷོ་དང་ནུབ་ཏུ་དེ་བཞིན་ནོ། །</text:span></text:p>
      <text:p text:style-name="P44"><text:span text:style-name="T62">བྱང་དང་མེ་ཡི་མཚམས་དང་ནི། །བདེན་བྲལ་རླུང་དུའང་དེ་བཞིན་ནོ། །</text:span></text:p>
      <text:p text:style-name="P44"><text:span text:style-name="T62">དབང་ལྡན་དུ་ནི་ཅི་གསུངས་པ། །དེ་ལྟ་དེ་ལྟར་འོག་དང་སྟེང་། །</text:span></text:p>
      <text:p text:style-name="P27"><text:span text:style-name="T64">ཞེས་པ་སྟེ། སྔར་བཤད་པ་ལྟར་གྱི་འཕར་མ་གཉིས་དང་ལྡན་པའི་དཀྱིལ་འཁོར་བཟང་པོ་རྣམ་པར་བྲིས་ནས། འགྱངས་ན་བར་ཆད་འོང་བས་མྱུར་དུ་ལྷ་མོ་དཀར་མོ་</text:span><text:span text:style-name="T39">(</text:span><text:span text:style-name="T41">༡༥༨ན</text:span><text:span text:style-name="T39">)</text:span><text:span text:style-name="T64">ལ་སོགས་པའི་མཚན་མ་བྲི་སྟེ། དེ་ཡང་དབུས་དང་ཕྱི་ནང་གི་ཤར་དུ་གྲི་གུག་རྣམ་པར་བྲི་ཞིང་། ཕྱི་ནང་གི་ལྷོ་དང་ནུབ་ཏུའང་ཤར་དེ་བཞིན་དུ་གྲི་གུག་བྲི་བ་ཡིན་ནོ། །ཕྱི་ནང་གི་བྱང་དང་ཕྱི་མའི་མེ་ཡི་མཚམས་དང་ནི་བདེན་བྲལ་དང་རླུང་དུའང་སྔ་མ་དེ་བཞིན་ནོ། །དབང་ལྡན་དུ་ནི་གྲི་གུག་བྲི་བར་ཅི་སྐད་གསུངས་པ་དེ་ལྟ་དེ་ལྟར་འོག་དང་སྟེང་དུ་སྟེ། ནུབ་ཀྱི་ནུབ་དང་ཤར་གྱི་ཤར་དུ་བྲི་བའི་དོན་ཏོ། །</text:span></text:p>
      <text:p text:style-name="P27"><text:span text:style-name="T64">པ༨ བརྒྱད་པ་</text:span><text:span text:style-name="T20">[</text:span><text:span text:style-name="T21">བདག་འཇུག་གི་ཁ་སྐོང་</text:span><text:span text:style-name="T20">]</text:span><text:span text:style-name="T64">ནི། </text:span></text:p>
      <text:p text:style-name="P44"><text:soft-page-break/><text:span text:style-name="T62">རྡོ་རྗེ་སེམས་དཔའི་སྙེམས་བྱས་ནས། །རྐང་པ་གཡས་པ་བརྐྱང་བྱས་ཏེ། །</text:span></text:p>
      <text:p text:style-name="P44"><text:span text:style-name="T62">ཕྱག་གཉིས་ཀྱེའི་རྡོ་རྗེ་སྦྱོར་བས། །སློབ་དཔོན་དཀྱིལ་འཁོར་འཇུག་པ་ཉིད། །</text:span></text:p>
      <text:p text:style-name="P44"><text:span text:style-name="T62">ཁྲུས་དང་གཙང་སྦྲ་དྲི་ཞིམ་ལུས། །སྣ་ཚོགས་རྒྱན་གྱིས་རྣམ་པར་བརྒྱན། །</text:span></text:p>
      <text:p text:style-name="P44"><text:span text:style-name="T62">ཧཱུྃ་ཧཱུྃ་སྙེམས་པ་བྱས་ནས་ནི། །ཧི་ཧི་རྣམ་པས་འཇིགས་བྱེད་བདག །</text:span></text:p>
      <text:p text:style-name="P27"><text:span text:style-name="T64">ཅེས་པ་སྟེ། སློབ་དཔོན་རང་རྡོ་རྗེ་སེམས་དཔའ་སྟེ་བདག་མེད་མའི་སྙེམས་པ་ང་རྒྱལ་དང་ལྡན་པར་བྱས་ནས། རྐང་པ་གཡས་པ་བརྐྱང་བའི་སྟངས་སྟབས་བྱས་ཏེ། ཕྱག་གཉིས་ཀྱེའི་རྡོ་རྗེ་དང་སྦྱོར་བའི་ཚུལ་གྱིས་སློབ་དཔོན་བདག་ཉིད་དཀྱིལ་འཁོར་དུ་འཇུག་ཅིང་དབང་ལེན་པ་ཉིད་དོ། །དེའང་ཁྲུས་དང་གཙང་སྦྲ་བྱས་ཏེ་དྲི་ཞིམ་པོས་ལུས་བྱུགས་ཤིང་། སྣ་ཚོགས་པའི་རྒྱན་གྱིས་ལུས་རྣམ་པར་བརྒྱན་ནས། ཧཱུྃ་ཧཱུྃ་ཞེས་བརྗོད་ཅིང་ལྷའི་སྙེམས་པ་བྱས་ནས་ནི། ཧི་ཧི་ཞེས་བརྗོད་པའི་རྣམ་པས་བགེགས་རྣམས་འཇིགས་པར་བྱེད་པའི་བདག་ཉིད་དུ་བྱ་བའི་དོན་ཏོ། །</text:span></text:p>
      <text:p text:style-name="P27"><text:span text:style-name="T1">ན༢ </text:span><text:span text:style-name="T31">གཉིས་པ་</text:span><text:span text:style-name="T4">[</text:span><text:span text:style-name="T1">དབང་གི་ཁ་སྐོང་</text:span><text:span text:style-name="T4">]</text:span><text:span text:style-name="T31">ལ། </text:span><text:span text:style-name="T1">པ༡ </text:span><text:span text:style-name="T31">དབང་བཞི་པའི་དེ་ཉིད་བཤད་པ་དང་། </text:span><text:span text:style-name="T1">པ༢ </text:span><text:span text:style-name="T31">ལྷན་སྐྱེས་ཀྱི་རྣམ་དབྱེ་བསྟན་པ་གཉིས་ལས། </text:span></text:p>
      <text:p text:style-name="P27"><text:span text:style-name="T1">པ༡ </text:span><text:span text:style-name="T31">དང་པོ་ལ། </text:span><text:span text:style-name="T1">ཕ༡ </text:span><text:span text:style-name="T31">མདོར་བསྟན་དང་། </text:span><text:span text:style-name="T1">ཕ༢ </text:span><text:span text:style-name="T31">རྒྱས་བཤད་གཉིས་ཀྱི། </text:span></text:p>
      <text:p text:style-name="P27"><text:span text:style-name="T64">ཕ༡ དང་པོ་ནི། </text:span></text:p>
      <text:p text:style-name="P44"><text:span text:style-name="T62">ཕྱི་ནས་དེ་ཉིད་ཡང་དག་བཤད། །རྣམ་དག་ཡེ་ཤེས་གཟུགས་ཅན་དང་། །</text:span></text:p>
      <text:p text:style-name="P44"><text:span text:style-name="T62">འཁོར་བ་རྣམ་པར་རྟོག་པ་ལ། །ཁྱད་པར་ཅུང་ཟད་ཡོད་མ་ཡིན། །</text:span></text:p>
      <text:p text:style-name="P27"><text:span text:style-name="T64">ཞེས་པ་སྟེ། དབང་གསུམ་པའི་ཕྱི་ནས་བཞི་པའི་དེ་ཁོ་ན་ཉིད་ཡང་དག་པར་བཤད་པར་བྱ་སྟེ། དེ་ཡང་གཉིས་སྣང་གི་དྲི་མ་རྣམ་པར་དག་པའི་ཡེ་ཤེས་བདེ་བ་ཆེན་པོའི་གཟུགས་ཅན་དང་། མ་དག་པ་</text:span><text:soft-page-break/><text:span text:style-name="T64">འཁོར་</text:span><text:span text:style-name="T39">(</text:span><text:span text:style-name="T41">༡༥༨བ</text:span><text:span text:style-name="T39">)</text:span><text:span text:style-name="T64">བའི་རྣམ་པར་རྟོག་པ་གཉིས་ལ་དོན་དམ་པར་ཁྱད་པར་ཅུང་ཟད་ཀྱང་ཡོད་པ་མ་ཡིན་ཏེ། གཉིས་ཀ་རང་བཞིན་མེད་པར་མཉམ་པའི་ཕྱིར་རོ་ཞེས་པའོ། །</text:span></text:p>
      <text:p text:style-name="P27"><text:span text:style-name="T64">ཕ༢ གཉིས་པ་</text:span><text:span text:style-name="T20">[</text:span><text:span text:style-name="T21">རྒྱས་བཤད་</text:span><text:span text:style-name="T20">]</text:span><text:span text:style-name="T64">ནི། </text:span></text:p>
      <text:p text:style-name="P33"><text:span text:style-name="T56">མཆོག་དགར་བསྒོམ་པ་མེད་ཅིང་སྒོམ་པ་པོ་ཡང་མེད། །</text:span></text:p>
      <text:p text:style-name="P33"><text:span text:style-name="T56">ལུས་ཀྱང་མེད་ཅིང་གཟུང་བ་མེད་ཅིང་འཛིན་པའང་མེད། །</text:span></text:p>
      <text:p text:style-name="P33"><text:span text:style-name="T56">ཤ་དང་ཁྲག་ཀྱང་མེད་ཅིང་བཤང་དང་གཅི་བའང་མེད། །</text:span></text:p>
      <text:p text:style-name="P33"><text:span text:style-name="T56">སྐྱུག་བྲོ་རྨོངས་མེད་གཙང་སྦྲ་མཆོད་ཕྱིར་ཐོགས་མེད་དང་། །</text:span></text:p>
      <text:p text:style-name="P33"><text:span text:style-name="T56">ཆགས་མེད་སྡང་བ་མེད་དང་རྨོངས་མེད་ཕྲག་དོག་མེད། །</text:span></text:p>
      <text:p text:style-name="P33"><text:span text:style-name="T56">སེར་སྣ་མེད་དང་ང་རྒྱལ་མེད་ཅིང་མཐོང་བྱ་མེད། །</text:span></text:p>
      <text:p text:style-name="P33"><text:span text:style-name="T56">བསྒོམ་དང་སྒོམ་པ་པོ་མེད་བཤེས་དང་དགྲ་མེད་ཅིང་། །</text:span></text:p>
      <text:p text:style-name="P33"><text:span text:style-name="T56">རློམ་སེམས་མེད་པའི་ལྷན་ཅིག་སྐྱེས་པ་སྣ་ཚོགས་ཉིད། །</text:span></text:p>
      <text:p text:style-name="P71"><text:span text:style-name="T64">ཅེས་པ་སྟེ། མཆོག་དགར་ཏེ་དོན་གྱི་ལྷན་སྐྱེས་ཀྱི་ངོར་བསྒོམ་པར་བྱ་བ་དང་སྒོམ་པར་བྱེད་པ་མེད་ཅིང་། དེའི་སྒོམ་པ་པོ་ཡང་མེད་ལ། དེ་བཞིན་དུ་རང་གི་ལུས་ཀྱང་མེད་ཅིང་། གཟུང་བའི་ཡུལ་མེད་ཅིང་འཛིན་པའི་ཤེས་པའང་མེད་དོ། །ལུས་མེད་པས་ཤ་དང་ཁྲག་ཀྱང་མེད་ཅིང་བཤང་བ་དང་གཅི་བའང་མེད། མི་གཙང་བ་ལ་སྐྱུག་བྲོ་བ་དང་བདག་དང་བདག་གིར་འཛིན་པའི་རྨོངས་པ་མེད་ཅིང་གཙང་སྦྲ་དང་མཆོད་ཕྱིར་ཐོགས་འཆང་བའང་མེད་པ་དང་། ཉོན་མོངས་པ་འདོད་ཆགས་མེད་ཅིང་ཞེ་སྡང་བ་མེད་པ་དང་གཏི་མུག་གི་རྨོངས་པ་མེད་ལ་ཕྲག་དོག་ཀྱང་མེད། སེར་སྣ་མེད་པ་དང་ང་རྒྱལ་</text:span><text:soft-page-break/><text:span text:style-name="T64">མེད་ཅིང་མཐོང་བྱའམ་རྟོགས་བྱའི་ལམ་མེད། དེའི་བསྒོམ་བྱ་དང་སྒོམ་པ་པོ་མེད་གཉེན་བཤེས་དང་དགྲར་སྣངའང་མེད་ཅིང་། </text:span></text:p>
      <text:p text:style-name="P27"><text:span text:style-name="T64">མདོར་ན། རློམ་སེམས་ཏེ་ཞེན་འཛིན་མེད་པའི་ལྷན་ཅིག་སྐྱེས་པ་དེ་ནི་བསམ་གྱིས་མི་ཁྱབ་པའི་གནས་སྣ་ཚོགས་པ་ཉིད་དོ་ཞེས་པའི་དོན་ཏོ། །</text:span></text:p>
      <text:p text:style-name="P57"><text:span text:style-name="T1">པ༢ </text:span><text:span text:style-name="T31">གཉིས་པ་</text:span><text:span text:style-name="T4">[</text:span><text:span text:style-name="T1">ལྷན་སྐྱེས་ཀྱི་རྣམ་དབྱེ་བསྟན་པ་</text:span><text:span text:style-name="T4">]</text:span><text:span text:style-name="T31">ལ། </text:span><text:span text:style-name="T1">ཕ༡ </text:span><text:span text:style-name="T31">ཞུ་བདེ་ལྷན་སྐྱེས་དང་། </text:span><text:span text:style-name="T1">ཕ༢ </text:span><text:span text:style-name="T31">རང་བཞིན་ལྷན་སྐྱེས་གཉིས་ལས། </text:span></text:p>
      <text:p text:style-name="P57"><text:span text:style-name="T1">ཕ༡ </text:span><text:span text:style-name="T31">དང་པོ་ལ། </text:span><text:span text:style-name="T1">བ༡ </text:span><text:span text:style-name="T31">སྤྱིར་བསྟན་གྱི་ཞུས་ལན། </text:span><text:span text:style-name="T1">བ༢ </text:span><text:span text:style-name="T31">བྱེ་བྲག་གི་ཞུས་ལན། </text:span><text:span text:style-name="T1">བ༣ </text:span><text:span text:style-name="T31">དེའི་འཕྲོས་དོན་གསུམ་གྱི། </text:span></text:p>
      <text:p text:style-name="P57"><text:span text:style-name="T64">བ༡ དང་པོ་ནི། </text:span><text:span text:style-name="T39">(</text:span><text:span text:style-name="T41">༡༥༩ན</text:span><text:span text:style-name="T39">)</text:span></text:p>
      <text:p text:style-name="P65"><text:span text:style-name="T62">རྡོ་རྗེ་སྙིང་པོས་འདི་སྐད་གསོལ། །གཟོད་ནས་རང་བཞིན་མེད་པ་ཡི། །</text:span></text:p>
      <text:p text:style-name="P65"><text:span text:style-name="T62">ལུས་ཀྱི་རང་བཞིན་དག་པ་ནི། །ཅི་སླད་འབྱུང་བའི་བདག་ཉིད་ལགས། །</text:span></text:p>
      <text:p text:style-name="P65"><text:span text:style-name="T62">དེ་ནས་བཅོམ་ལྡན་རྡོ་རྗེ་ཅན། །མཁའ་འགྲོ་བདེ་བ་སྦྱིན་པས་གསུངས། །</text:span></text:p>
      <text:p text:style-name="P65"><text:span text:style-name="T62">རློམ་སེམས་མེད་པའི་རང་བཞིན་བདག །ཐམས་ཅད་ལུས་ལ་རྣམ་པར་གནས། །</text:span></text:p>
      <text:p text:style-name="P57"><text:span text:style-name="T64">ཞེས་པ་སྟེ། རྡོ་རྗེ་སྙིང་པོས་སྟོན་པ་ལ་འདི་སྐད་ཅེས་གསོལ་པ། གཟོད་མ་ནས་རང་བཞིན་མེད་པ་ཡི་ལུས་ཀྱི་རང་བཞིན་ལྷན་སྐྱེས་ཀྱི་ངོ་བོར་དག་པ་ནི། རྒྱུ་མཚན་ཅིའི་སླད་དུ་འབྱུང་བའི་བདག་ཉིད་དུ་གྱུར་པ་ལགས། ཞེས་ཞུས་པས། </text:span></text:p>
      <text:p text:style-name="P57"><text:span text:style-name="T64">དེ་ནས་བཅོམ་ལྡན་འདས་ཀྱེའི་རྡོ་རྗེ་ཅན་བདག་མེད་མཁའ་འགྲོ་མ་ལ་བདེ་བ་སྦྱིན་པས་ལན་གསུངས་པ། རློམ་སེམས་ཏེ་རྣམ་རྟོག་མེད་པའི་རང་བཞིན་ལྷན་སྐྱེས་ཀྱི་བདག་ཉིད་དེ་འགྲོ་བ་ཐམས་ཅད་ཀྱི་ལུས་ལ་རྣམ་པར་གནས་པས་འབྱུང་བའི་བདག་ཉིད་ཅན་ཡིན་ཞེས་པའི་དོན་ཏོ། །</text:span></text:p>
      <text:p text:style-name="P27"><text:soft-page-break/><text:span text:style-name="T64">བ༢ གཉིས་པ་</text:span><text:span text:style-name="T20">[</text:span><text:span text:style-name="T21">བྱེ་བྲག་གི་ཞུས་ལན་</text:span><text:span text:style-name="T20">]</text:span><text:span text:style-name="T64">ནི། </text:span></text:p>
      <text:p text:style-name="P34"><text:span text:style-name="T56">ཀྱེ་བཅོམ་ལྡན་འདས་ཅིའི་སླད་དུ་འབྱུང་བ་ཆེན་པོའི་ཕུང་པོ་ལགས། </text:span></text:p>
      <text:p text:style-name="P50"><text:span text:style-name="T56">བཅོམ་ལྡན་འདས་ཀྱིས་བཀའ་སྩལ་པ། </text:span></text:p>
      <text:p text:style-name="P50"><text:span text:style-name="T56">བོ་ལ་ཀཀྐོ་ལ་སྦྱོར་བས། །རེག་པས་སྲ་བའི་ཆོས་ཀྱིས་ནི། །</text:span></text:p>
      <text:p text:style-name="P50"><text:span text:style-name="T56">ས་ནི་དེ་ལས་སྐྱེ་བར་འགྱུར། །བྱང་སེམས་ཁུ་བའི་རྣམ་པ་ལས། །</text:span></text:p>
      <text:p text:style-name="P50"><text:span text:style-name="T56">ཆུ་ཡི་ཁམས་ནི་འབྱུང་བར་འགྱུར། །བསྐྱོད་པ་ལས་ནི་དྲོད་སྐྱེ་སྟེ། །</text:span></text:p>
      <text:p text:style-name="P50"><text:span text:style-name="T56">འགྲོ་བ་རླུང་དུ་རབ་ཏུ་གྲགས། །བདེ་བ་ནམ་མཁའ་ཉིད་ཀྱི་ཁམས། །</text:span></text:p>
      <text:p text:style-name="P50"><text:span text:style-name="T56">ལྔ་པོ་རྣམས་ཀྱིས་ཡོངས་སུ་བསྐོར། །</text:span></text:p>
      <text:p text:style-name="P27"><text:span text:style-name="T64">ཞེས་པ་སྟེ། ཡང་རྡོ་རྗེ་སྙིང་པོས། ཀྱེ་བཅོམ་ལྡན་འདས་རྒྱུ་མཚན་ཅིའི་སླད་དུ་ལྷན་སྐྱེས་དེ་འབྱུང་བ་ཆེན་པོའི་ཕུང་པོར་གྱུར་པ་ལགས། ཞེས་ཞུས་པའི་ལན། </text:span></text:p>
      <text:p text:style-name="P27"><text:span text:style-name="T64">བཅོམ་ལྡན་འདས་ཀྱིས་བཀའ་སྩལ་པ། ཞུ་བདེའི་ལྷན་སྐྱེས་ནི་འབྱུང་བ་ལས་སྐྱེ་སྟེ། དེ་ཡང་ཐབས་ཀྱི་བོ་ལ་སྟེ་རྡོ་རྗེ་དང་ཤེས་རབ་ཀྱི་ཀཀྐོ་ལ་ཏེ་པདྨ་སྦྱོར་བ་ལས། ཐོག་མར་རེག་པས་སྲ་བའི་ཆོས་འབྱུང་བ་ཉིད་ཀྱིས་ནི། སའི་ཁམས་ནི་སྲ་བ་དེ་ལས་སྐྱེ་བར་འགྱུར་ལ། བྱང་སེམས་ཁུ་བའི་རྣམ་པ་ཞུ་བ་ལས་ཆུ་ཡི་ཁམས་ནི་འབྱུང་བར་འགྱུར་ཞིང་། རྡོ་རྗེ་པདྨར་བསྐྱོད་པ་ལས་ནི་དྲོད་དེ་མེ་ཁམས་སྐྱེ་སྟེ། བྱང་སེམས་རྩ་སྦུགས་ནས་འགྲོ་བ་ལས་རླུང་ཁམས་སྐྱེ་བ་ཉིད་དུ་རབ་ཏུ་གྲགས་ལ། ཚོགས་པ་དེ་དག་ལས་སྐྱེས་</text:span><text:span text:style-name="T39">(</text:span><text:span text:style-name="T41">༡༥༩བ</text:span><text:span text:style-name="T39">)</text:span><text:span text:style-name="T64">པའི་བདེ་བ་ནི་གཟུགས་སུ་མ་གྲུབ་པས་ནམ་མཁའ་ཉིད་ཀྱི་ཁམས་སུ་བརྗོད་དེ། དེ་ལྟར་ན་འབྱུང་བ་ལྔ་པོ་རྣམས་ཀྱིས་ཡོངས་སུ་བསྐོར་བས་དེའི་ཕུང་པོའོ་ཞེས་པའོ། །</text:span></text:p>
      <text:p text:style-name="P27"><text:span text:style-name="T64">བ༣ གསུམ་པ་</text:span><text:span text:style-name="T20">[</text:span><text:span text:style-name="T21">དེའི་འཕྲོས་དོན་</text:span><text:span text:style-name="T20">]</text:span><text:span text:style-name="T64">ནི། </text:span></text:p>
      <text:p text:style-name="P44"><text:soft-page-break/><text:span text:style-name="T62">གང་ཕྱིར་འབྱུང་བ་ཆེ་བདེ་བ། །དེ་ཕྱིར་བདེ་བ་དེ་ཉིད་མིན། །</text:span></text:p>
      <text:p text:style-name="P27"><text:span text:style-name="T64">ཅེས་པ་སྟེ། འོ་ན་ཞུ་བདེའི་ཡེ་ཤེས་དེ་དེ་ཁོ་ན་ཉིད་མ་ཡིན་ནམ་ཞེ་ན། བཤད་མ་ཐག་པའི་རྒྱུ་མཚན་གང་གི་ཕྱིར། འབྱུང་བ་ཆེན་པོ་ལས་བྱུང་བའི་བདེ་བ་ཡིན་པས་འདུས་བྱས་ཡིན་པ་དེའི་ཕྱིར་བདེ་བ་དེ་ནི་དོན་དམ་པའི་དེ་ཁོ་ན་ཉིད་མིན་ཏེ། </text:span></text:p>
      <text:p text:style-name="P57"><text:span text:style-name="T64">ཨིནྡྲ་བོ་དྷིས། </text:span></text:p>
      <text:p text:style-name="P63"><text:span text:style-name="T38">དབང་པོ་གཉིས་སྦྱོར་བདེ་བ་དེ་ཉིད་ཅེས། །</text:span></text:p>
      <text:p text:style-name="P63"><text:span text:style-name="T38">རྐྱེན་ངན་སྨྲ་མོད་དེ་ནི་སངས་རྒྱས་ཀྱིས། །</text:span></text:p>
      <text:p text:style-name="P63"><text:span text:style-name="T38">ནམ་ཡང་གཡོ་མེད་བདེ་བར་མ་གསུངས་སོ། །</text:span></text:p>
      <text:p text:style-name="P57"><text:span text:style-name="T64">ཞེས་པ་ལྟར་རོ། །</text:span></text:p>
      <text:p text:style-name="P57"><text:span text:style-name="T1">ཕ༢ </text:span><text:span text:style-name="T31">གཉིས་པ་</text:span><text:span text:style-name="T4">[</text:span><text:span text:style-name="T1">རང་བཞིན་ལྷན་སྐྱེས་</text:span><text:span text:style-name="T4">]</text:span><text:span text:style-name="T31">ལ། </text:span><text:span text:style-name="T1">བ༡ </text:span><text:span text:style-name="T31">ལྷན་སྐྱེས་ངོས་བཟུང་བ། </text:span><text:span text:style-name="T1">བ༢ </text:span><text:span text:style-name="T31">དེ་ལ་ཐབས་ཤེས་དབྱེར་མེད་ཚུལ། </text:span><text:span text:style-name="T1">བ༣ </text:span><text:span text:style-name="T31">དེ་ཐམས་ཅད་ཀྱི་མཆོག་ཏུ་བསྟན་པ་གསུམ་གྱི། </text:span></text:p>
      <text:p text:style-name="P57"><text:span text:style-name="T64">བ༡ དང་པོ་ནི། </text:span></text:p>
      <text:p text:style-name="P65"><text:span text:style-name="T62">ལྷན་ཅིག་སྐྱེས་པས་གང་སྐྱེས་པ། །ལྷན་ཅིག་སྐྱེས་པར་དེ་བརྗོད་བྱ། །</text:span></text:p>
      <text:p text:style-name="P65"><text:span text:style-name="T62">རང་བཞིན་ལྷན་ཅིག་སྐྱེས་ཞེས་བརྗོད། །རྣམ་པ་ཐམས་ཅད་སྡོམ་པ་གཅིག །</text:span></text:p>
      <text:p text:style-name="P57"><text:span text:style-name="T64">ཅེས་པ་སྟེ། ཞུ་བདེ་དཔེའི་ལྷན་ཅིག་སྐྱེས་པའི་རྒྱུན་གོམས་པར་བྱས་པ་ལས་གང་སྐྱེས་པའི་ཟག་མེད་ཀྱི་ཡེ་ཤེས་དེ་ལ་དོན་གྱི་ལྷན་ཅིག་སྐྱེས་པ་ཞེས་བྱ་བར་དེ་ནི་བརྗོད་པར་བྱ་ལ། དེ་ནི་ཆོས་ཐམས་ཅད་ཀྱི་རང་བཞིན་སྟོང་པ་ཉིད་དང་ལྷན་ཅིག་ཏུ་གྱུར་པས་རང་བཞིན་ལྷན་ཅིག་སྐྱེས་པ་ཞེས་ཀྱང་བརྗོད་ཅིང་། དེའང་རྣམ་པ་སྣ་ཚོགས་པའི་ཆོས་ཐམས་ཅད་ཆོས་ཉིད་སྟོང་པ་ཉིད་དུ་སྡོམ་པ་དང་རོ་གཅིག་ཏུ་གྱུར་པའོ་ཞེས་པའི་དོན་ཏོ། །</text:span></text:p>
      <text:p text:style-name="P27"><text:soft-page-break/><text:span text:style-name="T64">བ༢ གཉིས་པ་</text:span><text:span text:style-name="T20">[</text:span><text:span text:style-name="T21">དེ་ལ་ཐབས་ཤེས་དབྱེར་མེད་ཚུལ་</text:span><text:span text:style-name="T20">]</text:span><text:span text:style-name="T64">ནི། </text:span></text:p>
      <text:p text:style-name="P44"><text:span text:style-name="T62">ཕྱག་རྒྱ་རྒྱུ་དང་བྲལ་བ་ལས། །ཡོ་གི་སྙིང་རྗེ་ཐབས་སུ་འགྱུར། །</text:span></text:p>
      <text:p text:style-name="P44"><text:span text:style-name="T62">སྟོང་པ་སྙིང་རྗེ་དབྱེར་མེད་པ། །བྱང་ཆུབ་སེམས་ཞེས་རབ་ཏུ་བརྗོད། །</text:span></text:p>
      <text:p text:style-name="P27"><text:span text:style-name="T64">ཅེས་པ་སྟེ། ཆོས་ཐམས་ཅད་ལ་བཏབ་པའི་ཕྱག་རྒྱ་ཤེས་རབ་སྟོང་པ་ཉིད་དེ་མཚན་འཛིན་གྱི་རྒྱུ་དང་བྲལ་བ་ཡིན་ཡང་། དེ་ལས་ཡོ་གི་སྟེ་དེ་དང་དབྱེར་མེད་དུ་སྦྱོར་བའི་མཚན་མེད་ཀྱི་སྙིང་རྗེ་འབྱུང་བ་ཐབས་སུ་འགྱུར་ཏེ། དེ་ལྟར་ན་ཤེས་རབ་སྟོང་པ་ཉིད་དང་ཐབས་སྙིང་རྗེ་ཆེན་པོ་དབྱེར་མེད་པའི་ཡེ་ཤེས་</text:span><text:span text:style-name="T39">(</text:span><text:span text:style-name="T41">༡༦༠ན</text:span><text:span text:style-name="T39">)</text:span><text:span text:style-name="T64">དེ་ལས་དོན་དམ་པའི་བྱང་ཆུབ་ཀྱི་སེམས་ཞེས་རབ་ཏུ་བརྗོད་དོ་ཞེས་པའོ། །</text:span></text:p>
      <text:p text:style-name="P27"><text:span text:style-name="T64">བ༣ གསུམ་པ་</text:span><text:span text:style-name="T20">[</text:span><text:span text:style-name="T21">དེ་ཐམས་ཅད་ཀྱི་མཆོག་ཏུ་བསྟན་པ་</text:span><text:span text:style-name="T20">]</text:span><text:span text:style-name="T64">ནི། </text:span></text:p>
      <text:p text:style-name="P33"><text:span text:style-name="T56">སྔགས་ཀྱི་བཟླས་མེད་དཀའ་ཐུབ་མེད་དང་སྦྱིན་སྲེག་མེད། །</text:span></text:p>
      <text:p text:style-name="P33"><text:span text:style-name="T56">དཀྱིལ་འཁོར་ཅན་ཡང་མེད་ཅིང་དཀྱིལ་འཁོར་ཡང་ནི་མེད། །</text:span></text:p>
      <text:p text:style-name="P33"><text:span text:style-name="T56">དེ་ནི་སྔགས་བཟླས་དེ་དཀའ་ཐུབ་དང་དེ་སྦྱིན་སྲེག །</text:span></text:p>
      <text:p text:style-name="P33"><text:span text:style-name="T56">དེ་ནི་དཀྱིལ་འཁོར་ཅན་དང་དེ་ནི་དཀྱིལ་འཁོར་ཉིད། །</text:span></text:p>
      <text:p text:style-name="P33"><text:span text:style-name="T56">མདོར་བསྡུས་ན་ནི་སེམས་ནི་འདུས་པའི་གཟུགས་ཅན་ནོ། །</text:span></text:p>
      <text:p text:style-name="P27"><text:span text:style-name="T64">ཞེས་པ་སྟེ། དེ་འདྲ་བའི་དོན་གྱི་ལྷན་སྐྱེས་རྒྱུད་ལ་སྐྱེས་ན། དེ་ལས་གཞན་པའི་མཚན་བཅས་ཀྱི་སྔགས་ཀྱི་བཟླས་བརྗོད་མེད་ཅིང་། ཁ་ན་མ་ཐོ་བ་སྤོང་བའི་དཀའ་ཐུབ་མེད་པ་དང་། མར་བསྲེག་པ་སོགས་ཀྱི་སྦྱིན་སྲེག་མེད། དཀྱིལ་འཁོར་ཅན་ལྷའི་གཟུགས་སྒོམ་པ་ཡང་མེད་ཅིང་། དཀྱིལ་འཁོར་གཞལ་ཡས་ཁང་སྒོམ་པ་ཡང་ནི་མེད་དེ། དོན་དམ་ལྷན་སྐྱེས་དེ་ནི་མཚན་རྟོག་ལས་ཡིད་སྐྱོབ་པས་དོན་གྱི་སྔགས་བཟླས་པ་དང་། དེ་ནི་ཁ་ན་མ་ཐོ་བ་དང་བྲལ་བས་དཀའ་ཐུབ་དང་། དེ་ནི་ཉོན་མོངས་</text:span><text:soft-page-break/><text:span text:style-name="T64">བསྲེགས་པས་སྦྱིན་སྲེག་དང་། དེ་ནི་བདེ་བ་ཆེན་པོ་ལ་རོལ་པས་དཀྱིལ་འཁོར་ཅན་ཏེ་ལྷ་དང་། དེ་ནི་ཆོས་ཐམས་ཅད་ཀྱི་སྙིང་པོ་ལེན་པས་དཀྱིལ་འཁོར་ཉིད་ཡིན་པས་སོ། །</text:span></text:p>
      <text:p text:style-name="P27"><text:span text:style-name="T64">དོན་མདོར་བསྡུས་ན་ནི། དོན་དམ་བྱང་ཆུབ་ཀྱི་སེམས་དེ་ནི་ཆོས་ཐམས་ཅད་རོ་གཅིག་པར་འདུས་པའི་གཟུགས་ཅན་ཏེ་རང་བཞིན་ཡིན་ནོ་ཞེས་པའོ། །</text:span></text:p>
      <text:p text:style-name="P27"><text:span text:style-name="T64">ཉ༣ གསུམ་པ་</text:span><text:span text:style-name="T20">[</text:span><text:span text:style-name="T21">ལེའུའི་མཚན་</text:span><text:span text:style-name="T20">]</text:span><text:span text:style-name="T64">ནི། </text:span></text:p>
      <text:p text:style-name="P33"><text:span text:style-name="T56">དབང་གི་ལེའུ་ཞེས་བྱ་བ་སྟེ། བཅུ་པའོ།། །།</text:span></text:p>
      <text:p text:style-name="P27"><text:span text:style-name="T64">ཞེས་པ་སྟེ། འཁྲུད་འཇོག་གི་ནུས་པ་བསྐྲུན་ནས་རྒྱུད་སྣོད་རུང་དུ་བྱེད་པ་དབང་གི་རྣམ་གཞག་སྟོན་པའི་ལེའུ་ཞེས་བྱ་བ་སྟེ། གཞུང་དུམ་ཚན་བཅུ་པའོ་ཞེས་དེ་ཉིད་གསུངས་ཟིན་པའི་དོན་ཏོ། །</text:span></text:p>
      <text:p text:style-name="P27"><text:span text:style-name="T64">ལེའུ་བཅུ་པ་བཤད་ཟིན་ཏོ།། །།</text:span></text:p>
      <text:p text:style-name="P27"/>
      <text:p text:style-name="P13"><text:span text:style-name="T64">བརྟག་པ་སྔ་མ། བཅུ་གཅིག་པ་ལྟ་སྟངས་ཀྱི་ལེའུ།</text:span></text:p>
      <text:p text:style-name="P6"/>
      <text:p text:style-name="P27"><text:span text:style-name="T1">ཇ༡༠ </text:span><text:span text:style-name="T31">ད་ནི་ལེའུ་བཅུ་གཅིག་པ་བཤད་པར་བྱ་སྟེ། དེ་ལ། </text:span><text:span text:style-name="T1">ཉ༡ </text:span><text:span text:style-name="T31">ལེའུའི་འབྲེལ་དང་། </text:span><text:span text:style-name="T1">ཉ༢ </text:span><text:span text:style-name="T31">ལེའུའི་དོན་གཉིས་ཀྱི། </text:span></text:p>
      <text:p text:style-name="P27"><text:span text:style-name="T64">ཉ༡ དང་པོ་ནི། སྤྱི་དོན་གྱི་འབྲེལ་ལ། ལེའུ་སྔ་ཕྱིའི་འབྲེལ་ནི། དཀྱིལ་འཁོར་དུ་དབང་བསྐུར་ནས་སློབ་དཔོན་གྱི་གོ་འཕང་ཐོབ་པ་དེས་གཞན་དོན་བྱ་བའི་ཕྱིར་</text:span><text:span text:style-name="T39">(</text:span><text:span text:style-name="T41">༡༦༠བ</text:span><text:span text:style-name="T39">)</text:span><text:span text:style-name="T64">སེམས་ཅན་གཞུག་པའི་ཐབས་སུ་ལྟ་སྟངས་མངོན་དུ་བྱེད་དགོས་པས། དབང་གི་ལེའུ་གསུངས་པའི་རྗེས་སུ་ལྟ་སྟངས་ཀྱི་ལེའུ་འཆད་པར་འབྲེལ་ལོ། །</text:span></text:p>
      <text:p text:style-name="P27"><text:span text:style-name="T64">མདོར་བསྟན་རྒྱས་བཤད་ཀྱི་འབྲེལ་ནི། མདོར་བསྟན་དུ། ལྟ་སྟངས་དགུག་དང་ཞེས་གསུངས་པའི་དོན་དེ་ཉིད་ལེའུ་འདིས་རྒྱས་པར་འཆད་དོ། །</text:span></text:p>
      <text:p text:style-name="P27"><text:span text:style-name="T64">ལེའུའི་མངོན་རྟོགས་ནི། ཚར་གཅོད་རྗེས་འཛིན་སོགས་ཀྱི་ལས་རབ་འབྱམས་དང་དམ་ཚིག་དང་འབྲེལ་བས་ལམ་གྱི་གཞུང་རིམ་པ་གཉིས་ཀ་དང་འབྲེལ་ཞིང་། ཡན་ལག་སྤྱོད་པ་དང་ཡང་འབྲེལ་ལོ།</text:span></text:p>
      <text:p text:style-name="P27"><text:span text:style-name="T64">སྦས་དོན་གྱི་འབྲེལ་ནི། མཚན་རྟོག་གི་དྲི་མ་སྦྱངས་ནས་དེ་ཁོ་ན་ཉིད་ཀྱི་ཡེ་ཤེས་ལ་བལྟ་བའི་དོན་དུ་ཡིན་ནོ། །</text:span></text:p>
      <text:p text:style-name="P27"><text:span text:style-name="T1">ཉ༢ </text:span><text:span text:style-name="T31">གཉིས་པ་</text:span><text:span text:style-name="T4">[</text:span><text:span text:style-name="T1">ལེའུའི་དོན་</text:span><text:span text:style-name="T4">]</text:span><text:span text:style-name="T31">ལ། </text:span><text:span text:style-name="T1">ཏ༡ </text:span><text:span text:style-name="T31">སྤྱི་དོན་དང་། </text:span><text:span text:style-name="T1">ཐ༢ </text:span><text:span text:style-name="T31">གཞུང་དོན་གཉིས་ཀྱི། </text:span></text:p>
      <text:p text:style-name="P27"><text:span text:style-name="T64">དང་པོ་ནི། ལྟ་སྟངས་ཀྱི་ཚུལ་ལ། གང་གིས་སྒྲུབ་པའི་གང་ཟག་ནི་བསྐྱེད་རིམ་མཐར་ཕྱིན་ནས་སྒྲུབ་པར་བཤད་ཀྱང་། འདིར་ཡེ་ཤེས་ལ་ཅུང་ཟད་དབང་ཐོབ་ནས་སྒྲུབ་པར་བཞེད་ལ། དེ་ཡང་དཀྱིལ་འཁོར་ཕྲ་རགས་ཐམས་ཅད་ཡུད་ཙམ་གྱིས་གསལ་བར་སྣང་ཞིང་སྤྲོ་བསྡུ་ནུས་པ་སྟེ། </text:span></text:p>
      <text:p text:style-name="P27"><text:soft-page-break/><text:span text:style-name="T64">མར་མེ་མཛད་ཀྱིས། </text:span></text:p>
      <text:p text:style-name="P45"><text:span text:style-name="T38">རྣམ་པ་ཀུན་ཏུ་རབ་རྫོགས་པར། །སྤྲོ་དང་བསྡུ་བར་བྱེད་པ་པོ། །</text:span></text:p>
      <text:p text:style-name="P45"><text:span text:style-name="T38">ཡེ་ཤེས་དབང་བ་ཅུང་ཟད་ཐོབ། །</text:span></text:p>
      <text:p text:style-name="P27"><text:span text:style-name="T64">ཅེས་པ་ལྟར་རོ། །</text:span></text:p>
      <text:p text:style-name="P27"><text:span text:style-name="T64">གང་སྒྲུབ་པའི་ལྟ་སྟངས་ནི། རྩ་བའི་ལྟ་སྟངས་དང་། ཡན་ལག་གི་ལྟ་སྟངས་གཉིས་ལས། </text:span></text:p>
      <text:p text:style-name="P27"><text:span text:style-name="T64">སྔ་མ་ནི། ཚར་གཅོད་རྗེས་འཛིན་གྱི་ལས་མཐའ་དག་ལྟ་སྟངས་བཞིས་འགྲུབ་པས་འདིར་ལྟུང་བྱེད་ལ་སོགས་པ་བཞིར་བསྡུས་ལ། </text:span></text:p>
      <text:p text:style-name="P27"><text:span text:style-name="T64">སཾ་ཊིར། འདི་དག་གི་ཐོག་ཏུ་བསད་པའི་ལྟ་སྟངས་དང་ལྔར་བཤད་དོ། །</text:span></text:p>
      <text:p text:style-name="P27"><text:span text:style-name="T64">ཕྱི་མ་ནི། ཕ་རོལ་གྱི་སྡེ་ལས་རྒྱལ་བ་དང་། བདུད་དཔུང་གཞོམ་པའི་ལྟ་སྟངས་ལ་སོགས་པ་མང་དུ་བཤད་པ་རྣམས་སོ། །</text:span></text:p>
      <text:p text:style-name="P27"><text:span text:style-name="T64">ལྟ་སྟངས་འགྲུབ་པའི་དུས་ནི། ཟླ་བ་དྲུག་ལ་སོགས་པས་འགྲུབ་པར་བཤད་དེ། </text:span></text:p>
      <text:p text:style-name="P27"><text:span text:style-name="T45">[</text:span><text:span text:style-name="T46">བརྟག་པ་སྔ་མ། བཅུ་གཅིག་པ་ལྟ་སྟངས་ཀྱི་ལེའུར།</text:span><text:span text:style-name="T45">]</text:span></text:p>
      <text:p text:style-name="P45"><text:span text:style-name="T38">ཟླ་དྲུག་གོམས་པའི་སྦྱོར་བ་ཡིས། །</text:span></text:p>
      <text:p text:style-name="P27"><text:span text:style-name="T64">སོགས་སོ། །</text:span></text:p>
      <text:p text:style-name="P27"><text:span text:style-name="T64">གྲུབ་པའི་དགོས་པ་ནི། སེམས་ཅན་གཞན་རྗེས་སུ་འཛིན་པ་དང་། འཇིག་རྟེན་དང་འཇིག་རྟེན་ལས་འདས་པའི་དངོས་གྲུབ་མཐའ་དག་འགྲུབ་པ་སྟེ། </text:span></text:p>
      <text:p text:style-name="P27"><text:span text:style-name="T64">འདིར། </text:span><text:span text:style-name="T45">[</text:span><text:span text:style-name="T46">བརྟག་པ་སྔ་མ། བཅུ་གཅིག་པ་ལྟ་སྟངས་ཀྱི་ལེའུར།</text:span><text:span text:style-name="T45">]</text:span></text:p>
      <text:p text:style-name="P45"><text:span text:style-name="T38">ལྟ་སྟངས་བཞི་པོ་</text:span><text:span text:style-name="T39">(</text:span><text:span text:style-name="T41">༡༦༡ན</text:span><text:span text:style-name="T39">)</text:span><text:span text:style-name="T38">བསྒྲུབས་ནས་ནི། །</text:span></text:p>
      <text:p text:style-name="P27"><text:soft-page-break/><text:span text:style-name="T64">སོགས་དང་། </text:span></text:p>
      <text:p text:style-name="P27"><text:span text:style-name="T64">སཾ་ཊིར། ལྟ་སྟངས་གསུངས་པའི་རྗེས་སུ། </text:span></text:p>
      <text:p text:style-name="P51"><text:span text:style-name="T38">དེ་ལྟར་ཡོ་གིས་འཇིག་རྟེན་དང་། །འཇིག་རྟེན་འདས་པར་བསྡུས་པ་འགྲུབ། །</text:span></text:p>
      <text:p text:style-name="P27"><text:span text:style-name="T64">ཅེས་སོ། །</text:span></text:p>
      <text:p text:style-name="P27"><text:span text:style-name="T1">ཐ༢ </text:span><text:span text:style-name="T31">གཉིས་པ་གཞུང་དོན་ལ། </text:span><text:span text:style-name="T1">ད༡ </text:span><text:span text:style-name="T31">ལྟ་སྟངས་ཉིད་ཀྱི་ཚུལ། </text:span><text:span text:style-name="T1">ད༢ </text:span><text:span text:style-name="T31">དེའི་སྐབས་ཀྱི་དམ་ཚིག །</text:span><text:span text:style-name="T1">ད༣ </text:span><text:span text:style-name="T31">ཞར་བྱུང་ལྷའི་སྒྲུབ་ཐབས་གསུམ་ལས། </text:span></text:p>
      <text:p text:style-name="P27"><text:span text:style-name="T1">ད༡ </text:span><text:span text:style-name="T31">དང་པོ་ལ། </text:span><text:span text:style-name="T1">ན༡ </text:span><text:span text:style-name="T31">ལྟ་སྟངས་དངོས། </text:span><text:span text:style-name="T1">ན༢ </text:span><text:span text:style-name="T31">དེ་རླུང་དང་སྦྱར་ཚུལ། </text:span><text:span text:style-name="T1">ན༣ </text:span><text:span text:style-name="T31">གྲུབ་པའི་ཚད། </text:span><text:span text:style-name="T1">ན༤ </text:span><text:span text:style-name="T31">འགྲུབ་པའི་དུས། </text:span><text:span text:style-name="T1">ན༥ </text:span><text:span text:style-name="T31">དེའི་དགོས་པ་དང་ལྔའི། </text:span></text:p>
      <text:p text:style-name="P27"><text:span text:style-name="T64">ན༡ དང་པོ་ནི། </text:span></text:p>
      <text:p text:style-name="P44"><text:span text:style-name="T62">མཉམ་པར་མ་རུངས་དཔྲལ་བ་ཅན། །རྟག་ཏུ་ལྟུང་བར་བྱེད་པར་བརྗོད། །</text:span></text:p>
      <text:p text:style-name="P44"><text:span text:style-name="T62">དབང་གི་ལྟ་སྟངས་གཡོན་ན་གནས། །གཡོན་པ་ནས་ནི་གཟུགས་བརྙན་གཉིས། །</text:span></text:p>
      <text:p text:style-name="P44"><text:span text:style-name="T62">གཡས་པའི་ཆ་ལ་དགུག་པ་ཉིད། །སྟེང་ནས་ཀྱང་ནི་གཟུགས་བརྙན་གཉིས། །</text:span></text:p>
      <text:p text:style-name="P44"><text:span text:style-name="T62">དབུ་མ་རེངས་པའི་ལྟ་སྟངས་ཉིད། །སྣ་ཡི་རྩེ་མོའི་དབུས་སུ་གཉིས། །</text:span></text:p>
      <text:p text:style-name="P27"><text:span text:style-name="T64">ཞེས་པ་སྟེ། མིག་གཉིས་ཡོན་པོ་མ་ཡིན་པར་གདོང་དྲང་པོར་མཉམ་པར་མ་རུངས་པ་སྟེ་ཁྲོས་པའི་ཉམས་ཀྱིས་མིག་འབྲས་གཉིས་དཔྲལ་བར་བརྟེན་པ་ཅན་དེ་ཉིད་དུས་གཅིག་ལ་འཐུར་དུ་ཟིམ་བྱས་ཏེ་བལྟ་བ་ནི། རྟག་ཏུ་བསྒྲུབ་བྱ་ལྟུང་བར་བྱེད་པའི་ལྟ་སྟངས་ཡིན་པར་བརྗོད་ཅིང་། དབང་དུ་བྱེད་པ་དག་གི་ལྟ་སྟངས་ནི། བསྒྲུབ་བྱ་གཡོན་ན་གནས་པ་ལ་ཟུར་མིག་བལྟ་བ་ལྟར་བྱས་ཏེ། གཡོན་པའི་ཕྱོགས་ནས་ནི་བསྒྲུབ་བྱའི་གཟུགས་བརྙན་གཉིས་མིག་འབྲས་གཉིས་སུ་འཆར་བར་བལྟ་བ་སྟེ། </text:span></text:p>
      <text:p text:style-name="P27"><text:soft-page-break/><text:span text:style-name="T64">འགའ་ཞིག །མིག་སླར་གཡོན་ལོགས་ཉིད་དུ་བསྐོར་ཞིང་བལྟ་བར་འཆད་དོ། །</text:span></text:p>
      <text:p text:style-name="P27"><text:span text:style-name="T64">དེ་བཞིན་དུ། གཡས་པའི་ཆ་ལ་སྦྱར་ཏེ་བྱེད་པ་དགུག་པ་ཉིད་ཀྱི་ལྟ་སྟངས་ཏེ། འོན་ཀྱང་མིག་འབྲས་གཉིས་ཅུང་ཟད་གྱེན་དུ་བཟློག་སྟེ། སྟེང་ནས་ཀྱང་ནི་བསྒྲུབ་བྱའི་གཟུགས་བརྙན་གཉིས་མིག་འབྲས་གཉིས་སུ་འཆར་བ་བྱས་ནས་སླར་གཡས་ཕྱོགས་སུ་སྔར་བཞིན་བལྟ་བའོ། །</text:span></text:p>
      <text:p text:style-name="P27"><text:span text:style-name="T64">དབུ་མ་སྟེ་གཡས་གཡོན་སྟེང་འོག་གར་ཡང་མིན་པར་དབུས་དྲང་པོར་བལྟ་བ་ནི། རེངས་པར་བྱེད་པའི་ལྟ་སྟངས་ཉིད་དེ། དེ་ཡང་སྣ་ཡི་རྩེ་མོའི་དབུས་སུ་མིག་འབྲས་གཉིས་བལྟ་ཞིང་དེ་ལ་བསྒྲུབ་</text:span><text:span text:style-name="T39">(</text:span><text:span text:style-name="T41">༡༦༡བ</text:span><text:span text:style-name="T39">)</text:span><text:span text:style-name="T64">བྱའི་གཟུགས་བརྙན་གཉིས་འཆར་དུ་འཇུག་པའོ། །</text:span></text:p>
      <text:p text:style-name="P27"><text:span text:style-name="T64">ན༢ གཉིས་པ་</text:span><text:span text:style-name="T20">[</text:span><text:span text:style-name="T21">དེ་རླུང་དང་སྦྱར་ཚུལ་</text:span><text:span text:style-name="T20">]</text:span><text:span text:style-name="T64">ནི། </text:span></text:p>
      <text:p text:style-name="P44"><text:span text:style-name="T62">འབྱུང་བ་ཉིད་ཀྱིས་ལྟུང་བར་བྱེད། །རྔུབ་པ་ཡིས་ནི་དབང་དུ་བྱེད། །</text:span></text:p>
      <text:p text:style-name="P44"><text:span text:style-name="T62">དགང་བ་ཡིས་ནི་དགུག་པ་ཉིད། །ཞི་བ་ཡིས་ནི་རེངས་པར་བྱེད། །</text:span></text:p>
      <text:p text:style-name="P71"><text:span text:style-name="T64">ཅེས་པ་སྟེ། ལྟ་སྟངས་དེ་དག་ཀྱང་རླུང་དང་སྦྱར་བར་བྱ་སྟེ། དེ་ཡང་སྣ་བུག་གཉིས་ཀྱི་རླུང་ཕྱིར་འབྱུང་བ་དང་བསྟུན་པ་ཉིད་ཀྱིས་ལྟུང་བར་བྱེད། རླུང་ཕྱི་ནས་ནང་དུ་རྔུབ་པ་དང་བསྟུན་པ་ཡིས་ནི་དབང་དུ་བྱེད། རླུང་ནང་དུ་བྱུང་བ་དགང་པ་དང་བསྟུན་པ་ཡིས་ནི་དགུག་པ་ཉིད་དུ་བྱེད། རླུང་ནང་དུ་ཞུགས་ནས་གཡོ་མེད་དུ་གྱུར་པ་ཞི་བ་དང་བསྟུན་པ་ཡིས་ནི་རེངས་པར་བྱེད་ཅེས་པའོ། །</text:span></text:p>
      <text:p text:style-name="P27"><text:span text:style-name="T64">ན༣ གསུམ་པ་</text:span><text:span text:style-name="T20">[</text:span><text:span text:style-name="T21">གྲུབ་པའི་ཚད་</text:span><text:span text:style-name="T20">]</text:span><text:span text:style-name="T64">ནི། </text:span></text:p>
      <text:p text:style-name="P44"><text:span text:style-name="T62">རློན་པའི་ཤིང་ལ་ལྟུང་བྱེད་ཉིད། །དབང་ནི་མེ་ཏོག་རབ་ཏུ་གྲགས། །</text:span></text:p>
      <text:p text:style-name="P44"><text:span text:style-name="T62">རྡོ་རྗེའི་ཤིང་ལ་དགུག་པ་ཉིད། །གཡོ་བཅས་རྩྭ་ལ་རེངས་བྱེད་ཉིད། །</text:span></text:p>
      <text:p text:style-name="P27"><text:soft-page-break/><text:span text:style-name="T64">ཅེས་པ་སྟེ། ལྟ་སྟངས་དེ་དག་དང་པོར་སྦྱང་བའི་ཚེ་རློན་པའི་ཤིང་འབྲས་བུ་དང་བཅས་པ་ལ་ལྟུང་བྱེད་ཉིད་ཀྱི་ལྟ་སྟངས་བྱེད་པ་བསླབས་པས་མཐར་ལྟ་སྟངས་བྱས་པ་ཙམ་གྱིས་ཤིང་དེའམ་དེའི་འབྲས་བུ་ས་ལ་ལྟུང་ནུས་ན་གྲུབ་པ་ཡིན་ལ། དེ་བཞིན་དུ་དབང་ནི་མེ་ཏོག་དྲི་ཞིམ་པོ་ལ་སྦྱང་བར་རབ་ཏུ་གྲགས་ཏེ། མཐར་བལྟས་མ་ཐག་ཁ་རང་ལ་འདུད་པ་དང་། རྡོ་རྗེའི་ཤིང་སྟེ་ཤྲི་ཁན་ད་འོང་བའི་ཤིང་ངམ་མཁྲེགས་པའི་ཤིང་ལ་དགུག་པ་ཉིད་སྦྱངས་ཏེ་མཐར་བལྟས་མ་ཐག་རང་ལ་འདུད་པ་དང་། རླུང་གིས་བསྐྱོད་ནས་གཡོ་འགུལ་དང་བཅས་པའི་རྩྭ་ལ་རེངས་པར་བྱེད་པ་ཉིད་སྦྱངས་ཏེ་མཐར་བལྟས་མ་ཐག་མི་གཡོ་ན་གྲུབ་པའོ། །</text:span></text:p>
      <text:p text:style-name="P27"><text:span text:style-name="T64">དེ་ཡང་འགྲེལ་པ་ལ་ལར། ལྟུང་བ་ལ་གྷུཿ་འམ་ཕཊ་ཡིག་ནག་པོ། དབང་ལ་ཧོཿའམ་ཧྲཱིཿདམར་པོ། དགུག་པ་ལ་ཛཿའམ་ཧཱུྃ་དམར་པོ། རེངས་པ་ལ་ཛཿའམ་ཧཱུྃ་སེར་པོ་བསྒྲུབ་བྱ་ལ་དགོད་པར་བཤད་ལ། </text:span></text:p>
      <text:p text:style-name="P27"><text:span text:style-name="T64">ཁ་ཅིག་ཏུ། སྔགས་ཀྱི་ལེའུར་བཤད་པའི་ལྷའི་རྣལ་འབྱོར་དང་བཟླས་པའང་བྱ་བར་འཆད་དོ། །</text:span></text:p>
      <text:p text:style-name="P27"><text:span text:style-name="T64">ན༤ བཞི་པ་</text:span><text:span text:style-name="T20">[</text:span><text:span text:style-name="T21">འགྲུབ་པའི་དུས་</text:span><text:span text:style-name="T20">]</text:span><text:span text:style-name="T64">ནི།</text:span><text:span text:style-name="T39">(</text:span><text:span text:style-name="T41">༡༦༢ན</text:span><text:span text:style-name="T39">)</text:span></text:p>
      <text:p text:style-name="P44"><text:span text:style-name="T62">ཟླ་དྲུག་གོམས་པའི་སྦྱོར་བ་ཡིས། །འགྲུབ་འགྱུར་འདི་ལ་ཐེ་ཚོམ་མེད། །</text:span></text:p>
      <text:p text:style-name="P44"><text:span text:style-name="T62">འདི་ལ་འཁྲུལ་པར་མི་བྱ་སྟེ། །སངས་རྒྱས་རྫུ་འཕྲུལ་བསམ་མི་ཁྱབ། །</text:span></text:p>
      <text:p text:style-name="P27"><text:span text:style-name="T64">ཅེས་པ་སྟེ། དེ་ལྟར་བཤད་པའི་རྣལ་འབྱོར་ལ་སེམས་རྩེ་གཅིག་པར་ཟླ་བ་དྲུག་ཏུ་གོམས་པའི་སྦྱོར་བ་བྱས་པ་ཡིས། གང་སྒྲུབ་པའི་ལྟ་སྟངས་འགྲུབ་པར་འགྱུར་བ་འདི་ལ་ཐེ་ཚོམ་མེད་དོ། །</text:span></text:p>
      <text:p text:style-name="P27"><text:span text:style-name="T64">ཚུལ་འདི་ལ་འཁྲུལ་པ་ཡོད་སྙམ་དུ་བསམ་པར་མི་བྱ་སྟེ། སངས་རྒྱས་ཀྱིས་གསུངས་པའི་རྫུ་འཕྲུལ་གྱི་མཐུ་བསམ་གྱིས་མི་ཁྱབ་པའི་ཕྱིར་རོ་ཞེས་པའོ། །</text:span></text:p>
      <text:p text:style-name="P27"><text:span text:style-name="T64">ན༥ ལྔ་པ་</text:span><text:span text:style-name="T20">[</text:span><text:span text:style-name="T21">དེའི་དགོས་པ་</text:span><text:span text:style-name="T20">]</text:span><text:span text:style-name="T64">ནི། </text:span></text:p>
      <text:p text:style-name="P44"><text:soft-page-break/><text:span text:style-name="T62">ལྟ་སྟངས་བཞི་པོ་བསྒྲུབས་ནས་ནི། །མཁས་པས་སེམས་ཅན་གཞུག་པར་བྱ། །</text:span></text:p>
      <text:p text:style-name="P27"><text:span text:style-name="T64">ཞེས་པ་སྟེ། གོང་དུ་བཤད་པའི་རྩ་བའི་ལྟ་སྟངས་བཞི་པོ་ཚུལ་བཞིན་བསྒྲུབས་ནས་ནི། གྲུབ་པ་ན་རྣལ་འབྱོར་པ་མཁས་པས་གདུལ་བྱ་སེམས་ཅན་མང་པོ་བསྟན་པ་ལ་གཞུག་པར་བྱའོ་ཞེས་པའོ། །དེ་དག་ནི་དྲང་བའི་དོན་ཏོ། །</text:span></text:p>
      <text:p text:style-name="P27"><text:span text:style-name="T64">ནང་ལྟར་ན། རྩ་རླུང་ཐིག་ལེའི་རྣལ་འབྱོར་བསྟན་པར་བཤད་དེ། རྗེས་ཆགས་ཀྱི་མེས་བྱང་སེམས་དབབ་པ་ལྟུང་བྱེད། འབྱུང་བའི་དྭངས་མ་རྣམས་རང་དབང་དུ་བསྡུད་པ་དབང་བྱེད། བདེ་སྟོང་གི་ཉམས་མྱོང་བསྐྱེད་པ་དགུག་པ། ལྷན་སྐྱེས་ལ་རྩེ་གཅིག་ཏུ་མི་གཡོ་བ་རེངས་པར་བྱེད་པའོ། །</text:span></text:p>
      <text:p text:style-name="P57"><text:span text:style-name="T64">སྤྲོ་ན། རྩ་འཁོར་ལོ་བཞི་དང་། རླུང་གི་སྦྱོར་བ་བཞི་དང་། ཉམས་མྱོང་དགའ་བ་བཞི། ལྟ་སྟངས་བཞི་ལ་སྦྱར་ནས་བཤད་པར་བྱ་སྟེ། ངེས་དོན་ནོ། །</text:span></text:p>
      <text:p text:style-name="P57"><text:span text:style-name="T1">ད༢ </text:span><text:span text:style-name="T31">གཉིས་པ་</text:span><text:span text:style-name="T4">[</text:span><text:span text:style-name="T1">དེའི་སྐབས་ཀྱི་དམ་ཚིག་</text:span><text:span text:style-name="T4">]</text:span><text:span text:style-name="T31">ལ། </text:span><text:span text:style-name="T1">ན༡ </text:span><text:span text:style-name="T31">བསྲུང་བའི་དམ་ཚིག་དང་། </text:span><text:span text:style-name="T1">ན༢ </text:span><text:span text:style-name="T31">བཟའ་བའི་དམ་ཚིག་གཉིས་ཀྱི། </text:span></text:p>
      <text:p text:style-name="P57"><text:span text:style-name="T64">ན༢ དང་པོ་ནི། </text:span></text:p>
      <text:p text:style-name="P65"><text:span text:style-name="T62">བསད་པ་འདི་ལ་བྱ་མ་ཡིན། །དམ་ཚིག་ངེས་པར་ཉམས་པར་འགྱུར། །</text:span></text:p>
      <text:p text:style-name="P65"><text:span text:style-name="T62">སེམས་ཅན་བསླུ་བ་སྤངས་ནས་ནི། །བྱ་བ་མ་ཡིན་ཐམས་ཅད་བྱ། །</text:span></text:p>
      <text:p text:style-name="P65"><text:span text:style-name="T62">སེམས་ཅན་གནོད་པ་ཙམ་གྱིས་ནི། །ཕྱག་རྒྱའི་དངོས་གྲུབ་རྙེད་མི་འགྱུར། །</text:span></text:p>
      <text:p text:style-name="P57"><text:span text:style-name="T64">ཞེས་པ་སྟེ། བསམ་སྦྱོར་མ་དག་པར་སེམས་ཅན་བསད་པའི་ལས་རྒྱུད་འདི་ལ་བྱ་བ་མ་ཡིན་ཏེ། རྩ་ལྟུང་བཞི་པ་ཕོག་ནས་དམ་ཚིག་ངེས་པར་ཉམས་པར་འགྱུར་བའི་ཕྱིར་རོ། །</text:span></text:p>
      <text:p text:style-name="P57"><text:span text:style-name="T64">སེམས་ཅན་ལ་གནོད་པ་དང་བསླུ་བའི་བསམ་སྦྱོར་སྤངས་ནས་ནི་སྙིང་རྗེའི་སེམས་ཀྱིས་བྱ་བ་མ་ཡིན་པ་ཚར་གཅོད་ཀྱི་ལས་ཐམས་ཅད་བྱ་བར་གནང་སྟེ། </text:span></text:p>
      <text:p text:style-name="P27"><text:soft-page-break/><text:span text:style-name="T64">ཕྱི་མར། </text:span><text:span text:style-name="T45">[</text:span><text:span text:style-name="T46">བརྟག་པ་ཕྱི་མ། དགུ་པ་སྔགས་བཏུ་བའི་ལེའུར།</text:span><text:span text:style-name="T45">]</text:span></text:p>
      <text:p text:style-name="P51"><text:span text:style-name="T38">བསྟན་ལ་གནོད་པ་བྱེད་པ་དང་། །</text:span><text:span text:style-name="T39">(</text:span><text:span text:style-name="T41">༡༦༢བ</text:span><text:span text:style-name="T39">)</text:span><text:span text:style-name="T38">བླ་མ་སངས་རྒྱས་འཇིག་པ་ནི། །</text:span></text:p>
      <text:p text:style-name="P51"><text:span text:style-name="T38">བླ་མ་ཐུབ་པ་ལ་ཞུས་ནས། །སྙིང་རྗེས་བསད་པར་བྱ་བ་ཉིད། །</text:span></text:p>
      <text:p text:style-name="P27"><text:span text:style-name="T64">ཅེས་པ་ལྟར་རོ། །</text:span></text:p>
      <text:p text:style-name="P27"><text:span text:style-name="T64">དེ་ལྟ་བུ་མིན་པའི་རང་འདོད་ཁོ་ནས་སེམས་ཅན་ལ་གནོད་པ་བྱས་པ་ཙམ་གྱིས་ནི་ཕྱག་རྒྱ་ཆེན་པོའི་དངོས་གྲུབ་རྙེད་པར་མི་འགྱུར་ཞེས་པའི་དོན་ཏོ། །</text:span></text:p>
      <text:p text:style-name="P27"><text:span text:style-name="T1">ན༢ </text:span><text:span text:style-name="T31">གཉིས་པ་</text:span><text:span text:style-name="T4">[</text:span><text:span text:style-name="T1">བཟའ་བའི་དམ་ཚིག་</text:span><text:span text:style-name="T4">]</text:span><text:span text:style-name="T31">ལ། </text:span><text:span text:style-name="T1">པ༡ </text:span><text:span text:style-name="T31">སྤྱི་དོན་དང་། </text:span><text:span text:style-name="T1">པ༢ </text:span><text:span text:style-name="T31">གཞུང་དོན་གཉིས་ལས། </text:span></text:p>
      <text:p text:style-name="P71"><text:span text:style-name="T1">པ༡ </text:span><text:span text:style-name="T31">དང་པོ་ལ། དམ་རྫས་ངོས་བཟུང་བ། དེ་དག་འདུ་བྱ་ཚུལ། བྱིན་རླབས་ཀྱི་ཆོ་ག་གསུམ་གྱི། </text:span></text:p>
      <text:p text:style-name="P71"><text:span text:style-name="T64">དང་པོ་ནི། དམ་ཚིག་གི་རྫས་ལ་གཙོ་བོ་ཤ་ལྔ་དང་བདུད་རྩི་ལྔར་གྲགས་པའི། </text:span></text:p>
      <text:p text:style-name="P71"><text:span text:style-name="T64">ཤ་ལྔ་ནི། </text:span><text:span text:style-name="T45">[</text:span><text:span text:style-name="T46">བརྟག་པ་སྔ་མ། བཅུ་གཅིག་པ་ལྟ་སྟངས་ཀྱི་ལེའུར།</text:span><text:span text:style-name="T45">]</text:span></text:p>
      <text:p text:style-name="P76"><text:span text:style-name="T38">ན་དང་ག་ཧ་དང་པོ་དང་། །</text:span></text:p>
      <text:p text:style-name="P71"><text:span text:style-name="T64">ཞེས་སོགས་གསལ་བར་གསུངས་པ་འོག་ཏུ་འཆད་ལ། </text:span></text:p>
      <text:p text:style-name="P71"><text:span text:style-name="T64">བདུད་རྩི་ལྔ་ནི་འདིར་མི་གསལ་ཡང་། ཕྱག་ཆེན་ཐིག་ལེར། </text:span></text:p>
      <text:p text:style-name="P77"><text:span text:style-name="T38">རིན་ཆེན་དབང་པོ་ཁྲག་ཅེས་བཤད། །སྣང་བ་མཐའ་ཡས་ཁུ་བར་བརྗོད། །</text:span></text:p>
      <text:p text:style-name="P77"><text:span text:style-name="T38">དོན་ཡོད་གྲུབ་པ་ཤ་ཆེན་ནོ། །མི་བསྐྱོད་པ་ནི་རྡོ་རྗེའི་ཆུ། །</text:span></text:p>
      <text:p text:style-name="P77"><text:span text:style-name="T38">རྣམ་པར་སྣང་མཛད་བཤང་བར་བརྗོད། །འདི་རྣམས་བདུད་རྩི་ལྔ་མཆོག་གོ། །</text:span></text:p>
      <text:p text:style-name="P27"><text:span text:style-name="T64">ཞེས་སོ། །</text:span></text:p>
      <text:p text:style-name="P27"><text:soft-page-break/><text:span text:style-name="T64">དེ་ལ་ཁུ་ཁྲག་བཤང་གཅི་བཞི་ཐམས་ཅད་དུ་མཐུན་ཡང་། ཤ་ཆེན་ལ་ནཱ་རོ་པ་དང་སྨན་ཞབས་ཀྱིས་ཤ་ཆེན་ཉིད་དང་། བྷ་ཝ་པས་ལུད་སྐམ་དང་ངར་སྣབས་དང་། སྡོམ་འབྱུང་དུ། མགོ་སྐྱེས་ཀླད་པ། སྦུབས་སྐྱེས་རྐང་མར་དང་གཞུངས་པ། ཤ་སྐྱེས་ཚིལ་ཏེ་རབ་འབྲིང་ཐ་གསུམ་དུ་བཤད་དོ། །</text:span></text:p>
      <text:p text:style-name="P27"><text:span text:style-name="T64">ཤ་ལྔའི་མིང་གི་རྣམ་གྲངས་ལ། ལྕགས་ཀྱུ་ལྔ་དང་། སྒྲོན་མ་ལྔ་ཞེས་བཤད་ཅིང་། </text:span></text:p>
      <text:p text:style-name="P27"><text:span text:style-name="T64">འགའ་ཞིག་ཏུ། ཤ་སྒྲོན་མ་དང་། བདུད་རྩི་ལྕགས་ཀྱུ་ལྔར་ཡང་བཤད་ལ། </text:span></text:p>
      <text:p text:style-name="P27"><text:span text:style-name="T64">གདན་བཞི་ལས། </text:span></text:p>
      <text:p text:style-name="P51"><text:span text:style-name="T38">རྡོ་རྗེའི་ལྕགས་ཀྱུ་མི་བསྐྱོད་པ། །གནས་ཀྱི་ལྕགས་ཀྱུ་རིན་ཆེན་དབང་། །</text:span></text:p>
      <text:p text:style-name="P51"><text:span text:style-name="T38">རྒྱལ་པོའི་ལྕགས་ཀྱུ་དོན་ཡོད་གྲུབ། །གཡོ་བའི་ལྕགས་ཀྱུ་འོད་དཔག་མེད། །</text:span></text:p>
      <text:p text:style-name="P27"><text:span text:style-name="T64">ཅེས་པས་ཀྱང་བདུད་རྩི་ལྔ་ལྕགས་ཀྱུར་བསྟན་ཏོ། །</text:span></text:p>
      <text:p text:style-name="P27"><text:span text:style-name="T64">འདི་དག་ལ་བདུད་རྩི་གཤེགས་པ་དང་ཤ་གཤེགས་མར་འཇོག་པ་དང་། དེ་ལས་བཟློག་པ་དང་། ཤ་དང་བདུད་རྩི་གཉིས་ཀ་གཤེགས་པར་འཇོག་པ་སོགས་མི་འདྲ་བ་དུ་མ་བཤད་ཀྱང་། </text:span></text:p>
      <text:p text:style-name="P27"><text:span text:style-name="T64">ཕྱག་ཆེན་ཐིག་ལེ་དང་དྲིལ་བུ་པ་དང་</text:span><text:span text:style-name="T39">(</text:span><text:span text:style-name="T41">༡༦༣ན</text:span><text:span text:style-name="T39">)</text:span><text:span text:style-name="T64">ལ་བ་པ་རྣམས་ཀྱིས་བདུད་རྩི་གཤེགས་པར་གསུངས་པ་དང་། </text:span></text:p>
      <text:p text:style-name="P27"><text:span text:style-name="T64">བཤད་རྒྱུད་རྡོར་ཕྲེང་ལས། </text:span></text:p>
      <text:p text:style-name="P51"><text:span text:style-name="T38">བདུད་རྩི་ལྔ་ཡི་བཟའ་བ་ནི། །དངོས་གྲུབ་ཀུན་བྱེད་དེ་ཉིད་མཆོག །</text:span></text:p>
      <text:p text:style-name="P51"><text:span text:style-name="T38">ཇི་ལྟར་རིགས་པའི་རིམ་པ་བཞིན། །རྣམ་སྣང་མཛད་དང་མི་བསྐྱོད་དང་། །</text:span></text:p>
      <text:p text:style-name="P51"><text:span text:style-name="T38">དོན་ཡོད་གྲུབ་དང་འོད་དཔག་མེད། །རིན་ཆེན་རྒྱལ་མཚན་ལྔ་པ་འདི། །</text:span></text:p>
      <text:p text:style-name="P51"><text:span text:style-name="T38">བདུད་རྩི་ལྔ་ཡི་མཚན་ཉིད་དོ། །ཁྲག་ནི་རིན་ཆེན་དབང་ཕྱུག་དང་། །</text:span></text:p>
      <text:p text:style-name="P51"><text:soft-page-break/><text:span text:style-name="T38">བྱང་ཆུབ་སེམས་ནི་འོད་དཔག་མེད། །དེ་བཞིན་དོན་ཡོད་གྲུབ་པ་ཤ །</text:span></text:p>
      <text:p text:style-name="P51"><text:span text:style-name="T38">མི་བསྐྱོད་དེ་བཞིན་རྡོ་རྗེའི་ཆུ། །དྲི་ཆེན་རྣམ་སྣང་མཛད་དུ་བཤད། །</text:span></text:p>
      <text:p text:style-name="P51"><text:span text:style-name="T38">དེ་དག་བདུད་རྩི་ལྔ་ཡི་མཆོག །</text:span></text:p>
      <text:p text:style-name="P27"><text:span text:style-name="T64">ཅེས་གསུངས་པ་སོགས་གྲགས་ཆེ་བས་བདུད་རྩི་ལྔ་གཤེགས་པར་བྱེད་པ་ལེགས་ལ། ཤ་ལྔ་གཤེགས་པ་དང་གཤེགས་མ་སོགས་ཇི་ལྟར་བྱས་ཀྱང་རུང་ངོ་། །</text:span></text:p>
      <text:p text:style-name="P71"><text:span text:style-name="T64">གཉིས་པ་</text:span><text:span text:style-name="T20">[</text:span><text:span text:style-name="T21">དེ་དག་འདུ་བྱ་ཚུལ་</text:span><text:span text:style-name="T20">]</text:span><text:span text:style-name="T64">ནི། བདུད་རྩི་ལྔ་དང་ཤ་ལྔ་དམ་རྫས་སུ་བསྟེན་པར་ཐམས་ཅད་དུ་གསུངས་ཀྱང་། དེ་ཉིད་འདུ་བྱ་བའི་ཚུལ་ཕལ་ཆེར་དུ་མི་འབྱུང་བས། འདིར་ཕྱག་རྡོར་སྟོད་འགྲེལ་དུ་གསུངས་པ་ལྟར་བཤད་ན། ཉ་ལ་ཟླ་བ་གཟས་བཟུང་ནས་སྟོང་ལ་ཉི་མ་བཟུང་བའི་ཚེས་གཅིག་ལ། སྔར་སྐྱེས་པས་མ་གཙེས་པའི་བུད་མེད་ལོ་བཅུ་གཉིས་སམ་བཅུ་དྲུག་མ་ལྷར་དམིགས་ཏེ་མཆོད་ནས། དེ་ལ་ཧཱུྃ་ཕཊ་ཀྱིས་བྱང་སེམས་སྤྲོས་པའི་བྱང་སེམས་དང་ག་པུར་ཅི་ཙམ་འདོད་པའི་ཆ་གཅིག་བཟུང་། ཚེས་གཉིས་ལ་རོ་ལ་མཆོད་པ་བྱས་ནས་གཞུངས་པའམ་ཀླད་པ་སོགས་གང་རུང་དང་ཙནྡན་ཆ་གཉིས་བཟུང་། དེ་བཞིན་དུ་གསུམ་ལ་ཁ་དོག་སེར་བའི་བུད་མེད་ལང་ཚོ་ཅན་དམ་ཚིག་ལ་གནས་པ་མཆོད་ནས་དེའི་དུས་ཀྱི་རཀྟ་དང་སིཧླ་ཆ་གསུམ། བཞི་ལ་རླུང་གྲུབ་པའི་རྣལ་འབྱོར་པའི་དྲི་ཆུ་བར་པ་དང་གླ་རྩི་ཆ་བཞི། ལྔ་ལ་དེའི་དྲི་ཆེན་དང་ཨ་རུ་ར་ཆ་ལྔ། དྲུག་ལ་མི་རོ་ལ་མཆོད་ནས་ཤ་ཆེན་ཆ་གཅིག །བདུན་ལ་རྟ་ཤ་ཆ་གཉིས། བརྒྱད་ལ་གླང་པོ་ཆེའི་ཤ་ཆ་གསུམ། དགུ་ལ་ཁྱི་ཤ་ཆ་བཞི། བཅུ་ལ་བ་ལང་གི་ཤ་ཆ་ལྔ་བཟུང་སྟེ། རྫས་རྣམས་ཐོད་པ་དུམ་བུ་གཅིག་པའམ་གསུམ་པའི་ནང་གི་དབུས་དང་</text:span><text:span text:style-name="T39">(</text:span><text:span text:style-name="T41">༡༦༣བ</text:span><text:span text:style-name="T39">)</text:span><text:span text:style-name="T64">ཕྱོགས་མཚམས་ལ་སོགས་པར་བྱིན་རླབས་ཀྱི་ཆོ་ག་དང་མཐུན་པར་བཀོད་དེ་སྒྲུབ་པའམ། </text:span><text:soft-page-break/><text:span text:style-name="T64">འགའ་ཞིག་ཏུ། དེ་དག་དྲི་ཆུ་དང་སྦྱར་ནས་བཏགས་ཏེ་རིལ་བུ་བྱས་པ་ཐོད་པར་བླུག་ནས་སྒྲུབ་པར་བཤད་པས་གང་ཡང་རུང་བའོ། །</text:span></text:p>
      <text:p text:style-name="P27"><text:span text:style-name="T64">དེ་ཉིད་ཐོད་པ་ཁ་སྦྱར་གྱི་ནང་དུ་བླུག །ལྕེ་སྤྱང་གི་རྐྱལ་པར་བཅུག་སྟེ་སྐྱེས་པ་དང་བུད་མེད་ཀྱི་རོ་ལྷན་ཅིག་ཏུ་བསྲེགས་པའི་དུར་ཁྲོད་དུ་ཁྲུ་གང་ཙམ་བྲུས་པར་བཅུག །དྲི་ལ་སོགས་པས་མཆོད་དེ། སྟེང་དུ་དུར་ཁྲོད་གྱི་ཐལ་བས་དགབ་ཅིང་། དེའི་སྟེང་དུ་རལ་གྲི་བྲི་བའམ་དགོད། དེ་དག་གི་བྱ་བ་ཐམས་ཅད་ལ་ཨཥྚ་དང་སུམ་བྷ་ནིའི་སྔགས་བརྗོད་ཅིང་། ལྷའི་རྣལ་འབྱོར་དང་མ་བྲལ་བར་བྱ་བར་བཤད་པ་ལྟར་རམ། མ་གྲུབ་ན་སྒྲུབ་ཁང་སོགས་སུ་དེ་བཞིན་བྱས་ཀྱང་ཆོག་པར་སེམས་སོ། །</text:span></text:p>
      <text:p text:style-name="P27"><text:span text:style-name="T64">བོད་ཀྱི་བླ་མ་དག །ཟླ་བ་གང་རུང་གི་ཉི་ཤུ་གསུམ་གྱི་ཉིན་པར་ཐོད་པ་ཁ་སྦྱོར་གྱི་ནང་དུ་ཤ་ལྔ་བདུད་རྩི་ལྔ་བསགས་ཏེ་སྨན་བཟང་པོ་སྣ་ཚོགས་དང་བཅས་པར་དྲི་ཆུས་བཏགས་ལ་སྒྲུབ་པར་བཞེད་དེ། དེ་ལྟར་ན་ཆ་ཆེ་ཆུང་གི་ཚད་ནི་གོང་བཞིན་དུ་བྱས་པ་ལེགས་སོ། །</text:span></text:p>
      <text:p text:style-name="P27"><text:span text:style-name="T64">གསུམ་པ་</text:span><text:span text:style-name="T20">[</text:span><text:span text:style-name="T21">བྱིན་རླབས་ཀྱི་ཆོ་ག་</text:span><text:span text:style-name="T20">]</text:span><text:span text:style-name="T64">ནི། མི་ཐུབ་ཟླ་བས། </text:span></text:p>
      <text:p text:style-name="P45"><text:span text:style-name="T38">རླུང་དང་མེ་ཡི་དཀྱིལ་འཁོར་བསམ། །ཨ་ལས་བྱུང་བའི་པདྨ་ནི། །</text:span></text:p>
      <text:p text:style-name="P45"><text:span text:style-name="T38">དེ་ལས་འབར་དང་གདུངས་པ་ལས། །བདུད་རྩི་ལྔ་ནི་བསྒྲུབ་པར་བྱ། །</text:span></text:p>
      <text:p text:style-name="P27"><text:span text:style-name="T64">ཞེས་དང་། </text:span></text:p>
      <text:p text:style-name="P27"><text:span text:style-name="T64">རིན་ཆེན་འབར་བར། </text:span></text:p>
      <text:p text:style-name="P45"><text:span text:style-name="T38">རླུང་མེ་ཐོད་པ་ལ་གནས་པ། །ལྕགས་ཀྱུ་ལྔ་དང་བདུད་རྩི་ལྔ། །</text:span></text:p>
      <text:p text:style-name="P45"><text:span text:style-name="T38">འབར་དང་བསྐྱོད་པ་ལ་སོགས་སྒྲུབ། །</text:span></text:p>
      <text:p text:style-name="P27"><text:span text:style-name="T64">ཅེས་པ་ལྟར་རླུང་མེ་དང་ཐོད་པའི་སྣོད་ཕལ་ཆེར་དུ་བཤད་ལ། </text:span></text:p>
      <text:p text:style-name="P27"><text:soft-page-break/><text:span text:style-name="T64">མི་མགོའི་སྒྱེད་པོ་གསུམ་འགའ་རེར་བཤད་པ་ལྟར་བོད་ཀྱི་བླ་མ་དག་བཞེད། སྣོད་ནང་དུ་རྫས་དེ་དག་དགོད་པ་དང་བསྐྱེད་ཚུལ་ལ། གཞུང་འགའ་ཞིག་ཏུ་གཤེགས་པ་གཤེགས་མའི་ས་བོན་དང་། ལ་ལར། བི་ར་ཤུ་མ་མུ་དང་། གོ་ཀུ་ད་ཧ་ན་ལས་བསྐྱེད་པ་སོགས་མི་འདྲ་བ་མང་དུ་བཤད་ཀྱང་། </text:span></text:p>
      <text:p text:style-name="P27"><text:span text:style-name="T64">འདིར་སཾ་ཊིའི་དགོངས་པ་མན་སྙེ་དང་ཕྲེང་བར་གསུངས་པ་ལྟར་སྐབས་སུ་བབ་སྟེ། དེ་ལྟར་ཧཱུྃ་བུྃ་ཨྃ་ཧྲི་ཁྃ་དང་། བུྃ་ཧཱུྃ་ཧྲི་ཏྃ་རྣམས་ཀྱིས་ས་བོན་གསུངས་ལ། ས་བོན་གང་གིས་རྫས་གང་བསྐྱེད་མི་གསལ་</text:span><text:span text:style-name="T39">(</text:span><text:span text:style-name="T41">༡༦༤ན</text:span><text:span text:style-name="T39">)</text:span><text:span text:style-name="T64">ཡང་། གོང་དུ་བཤད་པ་ལྟར་བདུད་རྩི་ལྔ་གཤེགས་པར་བསྐྱེད་པ་སྐབས་སུ་བབ་པས། ས་བོན་སྔ་མ་ལས་དབུས་དང་ཕྱོགས་བཞིར་བདུད་རྩི་ལྔ་དང་། ཕྱི་མ་བཞི་ལས་མེ་ལ་སོགས་</text:span><text:span text:style-name="T81">པར་བ་ལང་གི་ཤ་སོགས་ཤ་བཞི་དང་། སླར་ཁྃ་ལས་དབུས་སུ་ཤ་ཆེན་ཡང་འདོད་ན་བྱ་སྟེ། རྫས་ཐམས་ཅད་སོ་སོའི་ས་བོན་གྱིས་མཚན་པར་བསྒོམས་ནས་གཤེགས་པ་གཤེགས་མའི་ངོ་བོར་མོས་པ་བྱའོ། །</text:span></text:p>
      <text:p text:style-name="P27"><text:span text:style-name="T64">ཁ་གཅིག །ལྷར་བསྐྱེད་པར་ཡང་འདོད་དོ། །</text:span></text:p>
      <text:p text:style-name="P27"><text:span text:style-name="T64">དེ་ནས་སཾ་ཊིར། </text:span></text:p>
      <text:p text:style-name="P77"><text:span text:style-name="T38">ཧས་ནི་ཁ་དོག་འཕྲོག་པར་བྱེད། །ཧོས་ནི་དྲི་ནི་འཇིག་པར་བྱེད། །</text:span></text:p>
      <text:p text:style-name="P77"><text:span text:style-name="T38">ཧྲཱི༔ས་ནི་བརྩོན་འགྲུས་འཇོམས་པར་བྱེད། །རིམ་པས་འདིས་ནི་བརྗོད་པར་བྱ། །</text:span></text:p>
      <text:p text:style-name="P71"><text:span text:style-name="T64">ཞེས་པ་ལྟར་རྫས་རྣམས་ཀྱི་སྟེང་དུ་ཡི་གེ་ཧ་སེར་པོ། ཧོ་དཀར་པོ། ཧྲཱི༔་སྔོན་པོ་རྣམས་བསམ། དེ་ལས་བྱུང་བའི་འོད་དཔག་མེད། རྣམ་སྣང་། མི་བསྐྱོད་པ་གསུམ་བསྐྱེད་པ་ལས་འོད་ཟེར་འཕྲོས། རྫས་རྣམས་ལ་ཐིམ་པས་རིམ་བཞིན་ཐ་མལ་པའི་ཁ་དོག་དྲི་ནུས་སྦྱངས། དེ་ནས་རང་གི་ཐུགས་ཀའི་ས་བོན་ལས་འོད་ཟེར་འཕྲོས། རླུང་གཡོས། མེ་སྦར་བས་ཐོད་པའི་ནང་གི་རྫས་ཡི་གེ་དང་བཅས་པ་</text:span><text:soft-page-break/><text:span text:style-name="T64">ཞུ་ཞིང་ཁོལ་བའི་རླངས་པ་ལས་བྱུང་བའི་ཧཱུྃ་ལས་སྐྱེས་པའི་རྡོ་རྗེས་མཚན་པ་ཁ་ཊྃ་ག་ཞུ་བ་ཐོད་པའི་རྫས་ཀྱི་ནང་དུ་ལན་གསུམ་ལྟུང་བས་བདུད་རྩིའི་རང་བཞིན་དུ་གྱུར་པར་བསམ། </text:span></text:p>
      <text:p text:style-name="P27"><text:span text:style-name="T64">དེ་ནས་དེའི་སྟེང་དུ་ཨྃ་ལས་བྱུང་བའི་ཟླ་བའི་ཨོཾ་ཡིག་མགོ་འཐུར་བསྟན་གྱིས་མཚན་པ་ལ་གནས་པའི་ཨོཾ་ཨཱ༔ཧཱུྃ་གསུམ་སྟེང་ནས་སྟེང་དུ་བརྩེགས་པ་ལས་འོད་ཟེར་འཕྲོས་པས། རྒྱལ་བ་སྲས་བཅས་ཀྱི་བྱང་ཆུབ་སེམས་ཀྱི་བདུད་རྩི་དང་། རྒྱ་མཚོ་ལ་སོགས་པར་གནས་པའི་བདུད་རྩི་བཀུག་ནས་ཟླ་བ་ཡི་གེ་དང་བཅས་པ་ལ་ཐིམ། དེ་ཡང་རིམ་པས་ཞུ་ཞིང་འདྲེས་པས་དངུལ་ཆུ་ལྟར་ཤིན་ཏུ་དྭངས་པའི་བདུད་རྩིར་གྱུར་པར་མོས་ཏེ། ཨོཾ་ཨཱ༔ཧཱུྃ་གསུམ་བརྗོད་པས་བྱིན་གྱིས་བརླབ་བོ། །</text:span></text:p>
      <text:p text:style-name="P27"><text:span text:style-name="T64">ཚུལ་འདི་ནི་སཾ་བུ་ཊིའི་དགོངས་པ་ཨ་བྷྱ་ཀ་རས་གསུངས་པའི་བདུད་རྩི་བྱིན་གྱིས་བརླབ་ཚུལ་རྨད་དུ་བྱུང་བ་ཡིན་ནོ། །</text:span></text:p>
      <text:p text:style-name="P71"><text:span text:style-name="T64">དེ་ནས་རང་ལྷའི་</text:span><text:span text:style-name="T39">(</text:span><text:span text:style-name="T41">༡༦༤བ</text:span><text:span text:style-name="T39">)</text:span><text:span text:style-name="T64">རྣལ་འབྱོར་དང་། རྫས་རྣམས་རླུང་མེ་ཐོད་པའི་ནང་དུ་སངས་རྒྱས་ལྔ་ལ་སོགས་པའི་མོས་པ་བརྟན་པོས་ཡི་གེ་གསུམ་གྱི་དབུས་སུ་བཅུག་པའི་སྔར་གྱི་ས་བོན་རྣམས་མང་དུ་བཟླ་བ་དང་། ཡི་གེ་གསུམ་མམ་སངས་རྒྱས་གསུམ་གྱིས་ཁ་དོག་དྲི་ནུས་སྦྱངས་པར་མོས་ཏེ། ཧ་ཧོ་ཧྲཱི་དང་། དེ་བཞིན་དུ་རིམ་པས་སོ་སོའི་དམིགས་པ་གོང་བཞིན་དུ་དམིགས་ནས་ཡྃ་རྃ་སོགས་དང་ཧཱུྃ་དང་ཨོཾ་ཨཱ༔ཧཱུྃ་རྣམས་ཅི་རིགས་དང་བགེགས་གཞོམ་པའི་ཕྱིར་ཨཥྚ་དང་སུཾ་བྷ་ནི་ཅི་རིགས་ཀྱང་བཟླའོ། །</text:span></text:p>
      <text:p text:style-name="P27"><text:span text:style-name="T64">བླ་མ་དག །རྫས་རྣམས་ཀྱི་སྟེང་དུ་རྡོ་རྗེ་བཞག །དེ་ལ་གཟུངས་ཐག་བཏགས་པ་བཟུང་ནས་བཟླ་བར་བཞེད་དེ། དེ་ལྟར་ན་རང་གི་སྙིང་ག་ནས་སྔགས་ཕྲེང་གཟུངས་ཐག་ལ་འཁྲིལ་ཏེ་སོང་བ་སོགས་ཀྱང་དམིགས་དགོས་སོ། །</text:span></text:p>
      <text:p text:style-name="P27"><text:soft-page-break/><text:span text:style-name="T64">དེ་ལྟར་བཟླས་པས་སྒྲ་དང་དུ་བ་དང་འོད་དང་མེ་འབར་བ་དང་ཁོལ་བ་སོགས་འབྱུང་བར་བཤད་དེ། དེ་གྲུབ་པ་ན་དེའི་རིལ་བུ་བྱས་ཏེ་ཕྱིས་དམ་རྫས་གཞན་རྣམས་ལ་སྤུངས་པས་ནུས་པ་ཁྱད་པར་ཅན་དུ་འགྱུར་བར་བཤད་དོ། །</text:span></text:p>
      <text:p text:style-name="P27"><text:span text:style-name="T1">པ༢ </text:span><text:span text:style-name="T31">གཉིས་པ་</text:span><text:span text:style-name="T4">[</text:span><text:span text:style-name="T1">གཞུང་དོན་</text:span><text:span text:style-name="T33">]</text:span><text:span text:style-name="T31">ལ། </text:span><text:span text:style-name="T1">ཕ༡ </text:span><text:span text:style-name="T31">རྒྱུན་གྱི་བཟའ་བ་དང་། </text:span><text:span text:style-name="T1">ཕ༢ </text:span><text:span text:style-name="T31">དངོས་གྲུབ་ཀྱི་བཟའ་བ་གཉིས་ཀྱི། </text:span></text:p>
      <text:p text:style-name="P27"><text:span text:style-name="T64">ཕ༡ དང་པོ་ནི། </text:span></text:p>
      <text:p text:style-name="P44"><text:span text:style-name="T62">དེ་ལ་དམ་ཚིག་བཟའ་བྱ་བ། །ན་དང་ག་ཧ་དང་པོ་དང་། །</text:span></text:p>
      <text:p text:style-name="P44"><text:span text:style-name="T62">མཐའ་ཡི་ཤྭ་དང་དང་པོའི་ཤྭ། །ཀྱེ་ཡི་རྡོ་རྗེའི་དངོས་གྲུབ་ཕྱིར། །</text:span></text:p>
      <text:p text:style-name="P44"><text:span text:style-name="T62">བདུད་རྩི་ལྔ་ཡང་དེ་བཞིན་བཟའ། །</text:span></text:p>
      <text:p text:style-name="P27"><text:span text:style-name="T64">ཞེས་པ་སྟེ། དངོས་གྲུབ་སྒྲུབ་པ་དེ་ལ་དམ་ཚིག་གི་ཟས་བཟའ་བར་བྱ་བ་ནི། ན་དང་ག་དང་ཧ་མིང་ཡིག་གི་དང་པོར་ཡོད་པ་ནི། རིམ་པས། ན་ར་ཏེ་མི་དང་། གཱ་པི་སྟེ་བ་ལང་དང་། ཧསྟི་སྟེ་གླང་པོ་ཆེ་དང་། མིང་ཡིག་གི་མཐའ་ཡི་ཤྭ་ཅན་ཨ་ཤྭ་སྟེ་རྟ་དང་། མིང་ཡིག་གི་དང་པོའི་ཤྭ་ཅན་ཤྭ་ན་ཏེ་ཁྱི་རྣམས་ཀྱི་ཤ་སྟེ་ཤ་ལྔ་བཟའ་ཞིང་། ཀྱེ་ཡི་རྡོ་རྗེའི་གནས་སྐབས་དང་མཐར་ཐུག་གི་དངོས་གྲུབ་སྒྲུབ་པའི་ཕྱིར་དུ་གོང་དུ་བཤད་པའི་བདུད་རྩི་ལྔ་ཡང་ཤ་ལྔ་དེ་བཞིན་དུ་བཟའ་བར་བྱ་ཞེས་པའོ། །</text:span></text:p>
      <text:p text:style-name="P27"><text:span text:style-name="T64">ནང་ལྟར་ན། ལྷན་སྐྱེས་ཀྱི་རྟོགས་པ་རྒྱས་པར་བྱ་བའི་ཕྱིར་ཕུང་ཁམས་ཀྱི་དྭངས་མ་རྣམས་མ་ཉམས་པར་རྒྱུན་དུ་བསྟེན་པར་བྱ་བ་ངེས་དོན་ནོ། །</text:span></text:p>
      <text:p text:style-name="P27"><text:span text:style-name="T64">ཕ༢ གཉིས་པ་</text:span><text:span text:style-name="T20">[</text:span><text:span text:style-name="T21">དངོས་གྲུབ་ཀྱི་བཟའ་བ་</text:span><text:span text:style-name="T20">]</text:span><text:span text:style-name="T64">ནི། </text:span><text:span text:style-name="T39">(</text:span><text:span text:style-name="T41">༡༦༥ན</text:span><text:span text:style-name="T39">)</text:span></text:p>
      <text:p text:style-name="P44"><text:span text:style-name="T62">ཀྱེ་ཡི་རྡོ་རྗེས་གསུངས་མཚན་ཉིད། །སྐྱེ་བ་བདུན་པའང་དེ་ནས་མཚོན། །</text:span></text:p>
      <text:p text:style-name="P44"><text:soft-page-break/><text:span text:style-name="T62">དགའ་བྲལ་དགའ་བ་ལ་སྨོད་པ། །ལན་བདུན་པས་ནི་འགྲུབ་པར་འགྱུར། །</text:span></text:p>
      <text:p text:style-name="P44"><text:span text:style-name="T62">སྐད་སྙན་མིག་དང་ལྡན་པ་དང་། །དྲི་ལུས་གཟི་བརྗིད་ཆེན་པོ་དང་། །</text:span></text:p>
      <text:p text:style-name="P44"><text:span text:style-name="T62">དེ་ཡི་གྲིབ་མ་བདུན་དུ་འགྱུར། །མཐོང་ནས་རྣལ་འབྱོར་པ་ཡིས་མཚོན། །</text:span></text:p>
      <text:p text:style-name="P44"><text:span text:style-name="T62">དེ་ནི་ཟོས་པ་ཙམ་གྱིས་ནི། །སྐད་ཅིག་ལ་ནི་མཁའ་སྤྱོད་འགྱུར། །</text:span></text:p>
      <text:p text:style-name="P27"><text:span text:style-name="T64">ཞེས་པ་སྟེ། ཀྱེ་ཡི་རྡོ་རྗེས་རྒྱུད་དུ་གསུངས་པའི་མཚན་ཉིད་ཤེས་པར་བྱས་ལ། མི་ནས་མིར་བར་མ་ཆད་དུ་སྐྱེས་པའི་སྐྱེ་བ་བདུན་པའང་དེ་ནས་རྟགས་ཀྱིས་མཚོན་པར་བྱ་སྟེ། དགའ་བྲལ་གྱི་དགའ་བ་ལ་སྨོད་པ་ལྷན་ཅིག་སྐྱེས་པའི་ཡེ་ཤེས་མིའི་སྐྱེ་བ་ལན་བདུན་པའི་ཤ་ཟོས་པས་ནི་འགྲུབ་པར་འགྱུར་བའི་ཕྱིར་རོ། །</text:span></text:p>
      <text:p text:style-name="P27"><text:span text:style-name="T64">འོ་ན་དེའི་མཚན་ཉིད་ཇི་ལྟ་བུ་ཞེ་ན། སེམས་ཅན་ཡིད་འཕྲོག་པའི་སྐད་སྙན་པ་དང་། མཛེས་ཤིང་ཆེར་མི་འཛུམས་པའི་མིག་དང་ལྡན་པ་དང་། དྲི་ཞིམ་པོ་ལྡང་བའི་ལུས་མདངས་བཟང་བས་གཟི་བརྗིད་ཆེན་པོ་ཡོད་པ་དང་། འོད་ལ་དེ་ཡི་གྲིབ་མ་བདུན་དུ་འགྱུར་བ་རྣམས་སོ། །</text:span></text:p>
      <text:p text:style-name="P27"><text:span text:style-name="T64">དེ་ལྟ་བུ་མཐོང་ནས་རྣལ་འབྱོར་པ་ཡིས་སྐྱེ་བ་བདུན་པར་མཚོན་པར་བྱས་ནས། དེ་ལ་གནོད་པར་མ་བྱས་པའི་ཤ་ནི་བླངས་ཏེ་བསྒྲུབས་ནས་ཟོས་པ་ཙམ་གྱིས་ནི་དེའི་སྐད་ཅིག་ལ་ནི་མཁའ་སྤྱོད་ཀྱི་དངོས་གྲུབ་འགྲུབ་པར་འགྱུར་ཏེ། ཚེ་སྐལ་པ་དཔག་ཏུ་མེད་པར་འཚོ་བ་སོགས་ཀྱི་ཡོན་ཏན་མང་དུ་ཐོབ་པ་ཡིན་ནོ་ཞེས་པ་དྲང་དོན་དང་། </text:span></text:p>
      <text:p text:style-name="P27"><text:span text:style-name="T64">དྭངས་མ་བདུན་པའི་བྱང་སེམས་ཀྱི་བདེ་བ་ཟོས་པས་ལྷན་སྐྱེས་འགྲུབ་པ་ངེས་དོན་ནོ། །</text:span></text:p>
      <text:p text:style-name="P27"><text:span text:style-name="T1">ད༣ </text:span><text:span text:style-name="T31">གསུམ་པ་</text:span><text:span text:style-name="T4">[</text:span><text:span text:style-name="T1">ཞར་བྱུང་ལྷའི་སྒྲུབ་ཐབས་</text:span><text:span text:style-name="T4">]</text:span><text:span text:style-name="T31">ལ། </text:span><text:span text:style-name="T1">ན༡ </text:span><text:span text:style-name="T31">བཤད་པར་དམ་བཅའ་བ། </text:span><text:span text:style-name="T1">ན༢ </text:span><text:span text:style-name="T31">ལྷའི་མངོན་རྟོགས། </text:span><text:span text:style-name="T1">ན༣ </text:span><text:span text:style-name="T31">སྒོམ་བཟླས་ཀྱི་ཕན་ཡོན་གསུམ་གྱི། </text:span></text:p>
      <text:p text:style-name="P27"><text:soft-page-break/><text:span text:style-name="T64">ན༡ དང་པོ་ནི། </text:span></text:p>
      <text:p text:style-name="P44"><text:span text:style-name="T62">ཀུ་རུ་ཀུལླེའི་སྒྲུབ་ཐབས་བཤད་པར་བྱ་སྟེ། </text:span></text:p>
      <text:p text:style-name="P44"><text:span text:style-name="T62">གོང་དུ་བརྟག་པ་བཅུ་གཉིས་པར། །རྒྱས་པར་གསུངས་པ་མདོ་རུ་བསྡུ། །</text:span></text:p>
      <text:p text:style-name="P27"><text:span text:style-name="T64">ཞེས་པ་སྟེ། དབང་དུ་བྱ་བའི་ལྟ་སྟངས་ལས་འཕྲོས་ནས་ཞར་ལ་ཀུ་རུ་ཀུལླེའི་སྟེ་རིགས་བྱེད་མའི་སྒྲུབ་ཐབས་བཤད་པར་བྱ་སྟེ། དེ་ཡང་གོང་དུ་རྒྱུད་</text:span><text:span text:style-name="T39">(</text:span><text:span text:style-name="T41">༡༦༥བ</text:span><text:span text:style-name="T39">)</text:span><text:span text:style-name="T64">འབུམ་ལྔའི་བརྟག་པ་བཅུ་གཉིས་པར་འདིའི་ཕྲིན་ལས་རྒྱས་པར་གསུངས་པ་ལས་འདིར་དབང་གི་ལས་སྒྲུབ་ཙམ་ཞིག་མདོ་རུ་བསྡུ་བ་ཡིན་ནོ་ཞེས་པའོ། །</text:span></text:p>
      <text:p text:style-name="P27"><text:span text:style-name="T64">ན༢ གཉིས་པ་</text:span><text:span text:style-name="T20">[</text:span><text:span text:style-name="T21">ལྷའི་མངོན་རྟོགས་</text:span><text:span text:style-name="T20">]</text:span><text:span text:style-name="T64">ནི། </text:span></text:p>
      <text:p text:style-name="P44"><text:span text:style-name="T62">ཧྲཱིཿ་ལས་བྱུང་བའི་ལྷ་མོ་ནི། །ཁ་དོག་དམར་ཞིང་ཕྱག་བཞི་མ། །</text:span></text:p>
      <text:p text:style-name="P44"><text:span text:style-name="T62">མདའ་དང་བཞུ་ཡི་ལག་པ་མ། །ཨུད་པ་ལ་དང་ལྕགས་ཀྱུ་འཛིན། །</text:span></text:p>
      <text:p text:style-name="P27"><text:span text:style-name="T64">ཞེས་པ་སྟེ། དེ་ཡང་གཏོར་མ་སྔོན་དུ་འགྲོ་བས་རང་ཀུ་རུ་ཀུལླེར་གསལ་བའི་སྙིང་གའི་ས་བོན་གྱི་འོད་ཀྱིས་ཚོགས་ཞིང་སྤྱན་འདྲེན་པ་མཆོད་པ་བདུན་རྣམ་དག་ཚད་མེད་སྟོང་ཉིད་བསྲུང་འཁོར་སྒོམ་པ་རྣམས་སྔོན་དུ་འགྲོ་བས། པདྨ་དམར་པོ་དང་ཟླ་བའི་གདན་ལ་ཧྲཱིཿ་ལས་ཨུད་པ་ལ་ཧྲཱིཿས་མཚན་པ་ལས་འོད་ཟེར་འཕྲོས་འདུས་ཡོངས་སུ་གྱུར་པ་ལས་བྱུང་བའི་ལྷ་མོ་ཀུ་རུ་ཀུལླེ་ནི། འགྲོ་བ་ལ་ཆགས་པས་སྐུའི་ཁ་དོག་དམར་ཞིང་། དགའ་བ་བཞི་དག་པས་ཕྱག་བཞི་མ། བདེན་པ་གཉིས་དག་པའི་ཞབས་གཉིས་སྐྱིལ་དཀྲུང་ཕྱེད་པས་བཞུགས་པ། ཕྱག་དང་པོ་གཉིས་བདུད་རྣམས་བསྡིག་པའི་མདའ་དང་གཞུ་སྦྱར་ནས་འགེངས་པ་ཡི་ལག་པ་མ། གཡས་འོག་མ་ཕུན་ཚོགས་མཚོན་པའི་ཨུད་པ་ལ་དང་། གཡོན་འོག་མ་འདོད་དོན་འགུགས་པ་མཚོན་པའི་ལྕགས་ཀྱུ་འཛིན་པ། འདི་ནི་དབང་དུ་བྱེད་པའི་</text:span><text:soft-page-break/><text:span text:style-name="T64">ལུགས་ཡིན་གྱི། གཞན་ནི་ལྟུང་བ་ལ་ནག་མོ། དགུག་པ་ལ་སེར་མོ། རེངས་པ་ལ་ལྗང་གུ་སྟེ། དེ་ལྟར་དམ་ཚིག་པ་བསྐྱེད། ཡེ་ཤེས་པ་གཞུག །དབང་བསྐུར་སྣང་མཐས་རྒྱས་བཏབ་པ་ལ་མཆོད་ཅིང་བསྟོད་དེ། ཐུགས་ཀར་ཟླ་བའི་སྟེང་དུ་ཧྲཱིཿ་ལ་སྔགས་ཀྱིས་བསྐོར་བ་ལ་དམིགས་ནས་ལེའུ་གཉིས་པར་བཤད་པའི་སྔགས་བཟླ་ཞིང་མཐར་གཏོར་མ་དབུལ་ལོ། །</text:span></text:p>
      <text:p text:style-name="P27"><text:span text:style-name="T64">ན༣ གསུམ་པ་</text:span><text:span text:style-name="T20">[</text:span><text:span text:style-name="T21">སྒོམ་བཟླས་ཀྱི་ཕན་ཡོན་</text:span><text:span text:style-name="T20">]</text:span><text:span text:style-name="T64">ནི། </text:span><text:span text:style-name="T39">(</text:span><text:span text:style-name="T41">༡༦༦ན</text:span><text:span text:style-name="T39">)</text:span></text:p>
      <text:p text:style-name="P44"><text:span text:style-name="T62">འདི་ནི་བསྒོམས་པ་ཙམ་གྱིས་ནི། །འཇིག་རྟེན་གསུམ་པོ་དབང་དུ་བྱེད། །</text:span></text:p>
      <text:p text:style-name="P44"><text:span text:style-name="T62">འབུམ་ཕྲག་གཅིག་གིས་རྒྱལ་པོ་རྣམས། །ཁྲི་ཡིས་འཇིག་རྟེན་ཕལ་པ་ཉིད། །</text:span></text:p>
      <text:p text:style-name="P44"><text:span text:style-name="T62">བྱེ་བས་ཕྱུགས་དང་གནོད་སྦྱིན་སོགས། །འབུམ་ཕྲག་བདུན་གྱིས་ལྷ་མ་ཡིན། །</text:span></text:p>
      <text:p text:style-name="P44"><text:span text:style-name="T62">འབུམ་ཕྲག་གཉིས་ཀྱིས་ལྷ་རྣམས་ཉིད། །བརྒྱ་ཕྲག་གཅིག་གིས་སྔགས་པ་ཉིད། །</text:span></text:p>
      <text:p text:style-name="P27"><text:span text:style-name="T64">ཅེས་པ་སྟེ། དེ་ཡང་དབང་པོ་རབ་ཀྱིས་ཏིང་ངེ་འཛིན་གྱིས་འགྲུབ་སྟེ། ལྷ་མོ་འདི་ནི་བསྒོམས་པ་ཙམ་གྱིས་ནི། ས་བླ། ས་སྟེང་། ས་འོག་གི་འཇིག་རྟེན་གསུམ་པོ་དབང་དུ་བྱེད་པར་ནུས་ལ། འབྲིང་གིས་བསྙེན་པས་འགྲུབ་སྟེ། སྔགས་ཀྱི་གྲངས་འབུམ་ཕྲག་གཅིག་བཟླས་པ་དག་གིས་རྒྱལ་པོ་རྣམས་དང་། ཁྲི་ཡིས་འཇིག་རྟེན་ཕལ་པ་ཉིད་དང་། བྱེ་བ་ཕྲག་གཅིག་གིས་ཕྱུགས་སམ་ཀླུ་དང་གནོད་སྦྱིན་དང་། སོགས་ཁོངས་ནས་ཡི་དྭགས་དང་། འབུམ་ཕྲག་བདུན་གྱིས་ལྷ་མ་ཡིན་དང་། འབུམ་ཕྲག་གཉིས་ཀྱིས་ལྷ་རྣམས་ཉིད་དང་། བརྒྱ་ཕྲག་གཅིག་གིས་སྔགས་པ་ལམ་སྦྱངས་པ་ཉིད་དབང་དུ་འདུ་བར་བཤད་དེ། སྔོན་དུ་བསྙེན་པ་དང་ལེའུ་གཉིས་པར་བཤད་པའི་ལས་སྦྱོར་གྱི་རྣམ་གཞག་ལྟར་བྱའོ།</text:span></text:p>
      <text:p text:style-name="P27"><text:span text:style-name="T64">འདི་དག་ཕལ་ཆེར་སྒྲ་ཇི་བཞིན་པའི་བཤད་པའོ། །</text:span></text:p>
      <text:p text:style-name="P27"><text:span text:style-name="T64">འགྱུར་ཕལ་ཆེར་དུ་བཤད་པར་དམ་བཅའ་བ་དང་ལེའུའི་མཚན་མི་འབྱུང་མོད་ཀྱང་། </text:span></text:p>
      <text:p text:style-name="P27"><text:soft-page-break/><text:span text:style-name="T64">འགའ་ཞིག་ཏུ། བལྟ་བའི་ལེའུ་བཤད་པར་བྱ་སྟེ། ཞེས་པའི་མཚམས་སྦྱོར་ཡོད་པ་དང་། </text:span></text:p>
      <text:p text:style-name="P27"><text:span text:style-name="T64">མུ་ཏིག་ཕྲེང་བར། </text:span></text:p>
      <text:p text:style-name="P33"><text:span text:style-name="T56">བལྟ་བའི་ལེའུ་སྟེ། བཅུ་གཅིག་པའོ། །</text:span></text:p>
      <text:p text:style-name="P27"><text:span text:style-name="T64">ཞེས་འབྱུང་ངོ་། །</text:span></text:p>
      <text:p text:style-name="P27"><text:span text:style-name="T64">ལེའུ་བཅུ་གཅིག་པ་བཤད་ཟིན་ཏོ།། །།</text:span></text:p>
      <text:p text:style-name="P13"><text:span text:style-name="T64">བརྟག་པའི་མཚན་བསྟན་པ།</text:span></text:p>
      <text:p text:style-name="P5"/>
      <text:p text:style-name="P27"><text:span text:style-name="T1">ཆ༢ </text:span><text:span text:style-name="T31">གཉིས་པ་བརྟག་པའི་མཚན་བསྟན་པ་ནི། </text:span></text:p>
      <text:p text:style-name="P44"><text:span text:style-name="T62">ཀྱེའི་རྡོ་རྗེ་མཁའ་འགྲོ་མ་དྲ་བའི་སྡོམ་པ་ལས། རྡོ་རྗེ་སྙིང་པོ་མངོན་པར་བྱང་ཆུབ་པ་ཞེས་བྱ་བ་བརྟག་པའི་རྒྱལ་པོ་རྫོགས་སོ། །</text:span></text:p>
      <text:p text:style-name="P27"><text:span text:style-name="T64">ཞེས་པ་སྟེ། ཀྱེའི་རྡོ་རྗེ་ནི་སྟོང་པ་ཉིད་དང་སྙིང་རྗེ་དབྱེར་མེད་པ། མཁའ་འགྲོ་མ་ནི་དེ་ལས་བྱུང་བའི་བདག་མེད་མ་ལ་སོགས་པ། དྲ་བ་ནི་རྟེན་དང་བརྟེན་པའི་དཀྱིལ་འཁོར། དེའི་སྡོམ་པ་ནི་དེ་ཐམས་ཅད་རང་བཞིན་ལྷན་ཅིག་སྐྱེས་པའི་རྣམ་རོལ་དུ་སྡོམ་ཞིང་བསྡུད་པ། </text:span></text:p>
      <text:p text:style-name="P27"><text:span text:style-name="T64">དེ་ལྟ་བུའི་བརྗོད་བྱེད་ཚིག་གི་རྒྱུད་ལས། ཞུ་བ་པོ་བྱང་ཆུབ་སེམས་དཔའ་རྡོ་རྗེ་སྙིང་པོ་དོན་གྱི་ལྷན་སྐྱེས་རྟོགས་ནས་མངོན་པར་བྱང་ཆུབ་པར་བྱེད་པ་ཞེས་བྱ་བའི་མཚན་ཅན། རྡོ་རྗེ་འཆང་གིས་སེམས་ཅན་གྱི་དོན་དུ་བརྟག་ཅིང་དཔྱད་པའི་རྣམ་གཞག་མཛད་པའི་གཞུང་གི་དུམ་</text:span><text:span text:style-name="T4">(</text:span><text:span text:style-name="T1">༡༦༦བ</text:span><text:span text:style-name="T4">)</text:span><text:span text:style-name="T64">ཚན། བརྗོད་བྱའི་དོན་གསལ་ཞིང་འདུས་པས་གཞན་ལས་མཆོག་ཏུ་གྱུར་པའི་རྒྱལ་པོ། དེ་དག་ལེགས་པར་བཤད་ཟིན་པས་རྫོགས་སོ།། །།ཞེས་པ་ཡིག་སྤྱི་དང་། </text:span></text:p>
      <text:p text:style-name="P27"><text:span text:style-name="T64">ཡང་ན། ཀྱེའི་རྡོ་རྗེ་ནི་བདེ་སྟོང་དབྱེར་མེད། མཁའ་འགྲོ་མ་ནི་ཡུམ་བཞིའི་རང་བཞིན་གྱི་རྡོ་རྗེའི་ལུས། དྲ་བ་ནི་རྩ་རླུང་བྱང་ཆུབ་ཀྱི་སེམས། སྡོམ་པ་ནི་དེ་དག་ཐམས་ཅད་དགའ་བཞིའི་ཡེ་ཤེ་ཀྱི་ངོ་བོར་བསྡུད་པ། རྡོ་རྗེ་སྙིང་པོ་ནི་མི་ཤིགས་པའི་སེམས། མངོན་པར་བྱང་ཆུབ་པ་ནི་རྟོག་པ་ཐམས་ཅད་དང་བྲལ་བར་བྱེད་པ། བརྟག་པ་ནི་དེ་ཐོབ་བྱེད་དུ་བརྟགས་པའི་ལམ་རང་བྱིན་རླབས་དང་དཀྱིལ་འཁོར་འཁོར་ལོའི་ཚུལ། རྒྱལ་པོ་ནི་དེ་དག་ལ་དབང་བསྒྱུར་བ་སྟེ། སྦས་དོན་ནོ། །</text:span></text:p>
      <text:p text:style-name="P27"><text:soft-page-break/><text:span text:style-name="T64">འདིར་སྨྲས་པ། </text:span></text:p>
      <text:p text:style-name="P45"><text:span text:style-name="T17">སྟོང་ཉིད་སྙིང་རྗེ་རོ་གཅིག་ཀྱེའི་རྡོ་རྗེའི། །</text:span></text:p>
      <text:p text:style-name="P45"><text:span text:style-name="T17">དགོངས་དོན་ཐབས་ཤེས་དབྱེར་མེད་སྦྱོར་བའི་ཚུལ། །</text:span></text:p>
      <text:p text:style-name="P45"><text:span text:style-name="T17">ཟབ་གསལ་བདེ་སྟོང་ཟུང་འཇུག་སྟོན་པའི་གཞུང་། །</text:span></text:p>
      <text:p text:style-name="P45"><text:span text:style-name="T38">ཕུལ་བྱུང་བརྟག་པ་དང་པོ་རྒྱ་ཆེར་བཤད། །</text:span></text:p>
      <text:p text:style-name="P45"><text:span text:style-name="T17">མཐའ་དྲུག་རྒྱུད་དོན་མཁའ་དབྱིངས་ཡངས་པ་ལ། །</text:span></text:p>
      <text:p text:style-name="P45"><text:span text:style-name="T17">ཚུལ་བཞིའི་ལུང་རིགས་ཉི་འོད་འཁྲིགས་པ་ལས། །</text:span></text:p>
      <text:p text:style-name="P45"><text:span text:style-name="T17">སྨིན་གྲོལ་ཕྱོགས་ཀྱི་འཁོར་ལོ་ཆེར་གསལ་ཚེ། །</text:span></text:p>
      <text:p text:style-name="P45"><text:span text:style-name="T38">མཁས་མང་ཀུན་དགའི་སྣང་བ་ཅིས་མི་སྤེལ། །</text:span></text:p>
      <text:p text:style-name="P45"><text:span text:style-name="T17">ལེགས་བཤད་དབྱར་གྱི་གཡུ་འབྲུག་དབང་པོ་འདིས། །</text:span></text:p>
      <text:p text:style-name="P45"><text:span text:style-name="T17">རྒྱ་ཆེན་གཞུང་གི་གད་བརྒྱངས་བསྒྲགས་པ་ན། །</text:span></text:p>
      <text:p text:style-name="P45"><text:span text:style-name="T17">བློ་དམན་རི་དྭགས་ཕྲུ་གུའི་ཡིད་ཞུམ་ཡང་། །</text:span></text:p>
      <text:p text:style-name="P45"><text:span text:style-name="T38">དཔྱོད་ལྡན་རྨ་བྱ་གཞོན་ནུས་རོལ་རྩེད་བསྒྱུར། །</text:span></text:p>
      <text:p text:style-name="P27"><text:span text:style-name="T64">ཞེས་ཚིགས་སུ་བཅད་པ་དང་བཅས་ཏེ་བརྟག་པ་དང་པོ་བཤད་ཟིན་ཏོ།། །།</text:span></text:p>
      <text:p text:style-name="P7"/>
      <text:p text:style-name="P22"><text:span text:style-name="T64">ས་བཅད་ཀྱི་ཟུར་མཆན། </text:span></text:p>
      <text:p text:style-name="P8"/>
      <text:p text:style-name="P20"><text:span text:style-name="T64">༄༅། ། ས་བཅད་འདི་བསྒྲིགས་སྐབས་སོ་སོའི་དབྱེ་གཞི་ལ་ནང་གསེས་དུ་ཡོད་གྲངས་སྨོས་པ་དང་། ནང་གསེས་ཀྱི་རིམ་པར་ཀ་ཁ་སོགས་ལ་ཨང་གྲངས་ཀྱི་རྟགས་བཀོད་ཡོད། དེའང་ཐོག་མར་གཞུང་འདིའི་དབྱེ་གཞིའི་ས་བཅད་ལ། ཀ་དང་པོ། (ཀ༡)ཀ་གཉིས་པ། (ཀ༢)སོགས་ཀ་ལ་ཨང་གྲངས་བཀོད་ནས་གོ་རིམ་མཚོན་པར་བྱས་པ་དང་། དེ་ནས་ཀ་དང་པོའི་(ཀ༡)ནང་གསེས་ཀྱི་དབྱེ་བ་ལ། ཁ་དང་པོ། (ཁ༡)ཁ་གཉིས་པ། (ཁ༢)སོགས་དང་། ཁ་དང་པོའི་(ཁ༡)ནང་གསེས་ལ། ག་དང་པོ། (ག༡)ག་གཉིས་པ། (ག༢)སོགས་དང་། ག་དང་པོའི་(ག༡)ནང་གསེས་ལ། ང་དང་པོ། (ང༡)ང་གཉིས་པ། (ང༢)ང་གསུམ་པ། (ང༣)སོགས་ཀྱིས་མཚོན་པར་བྱས་ཡོད། དེ་བཞིན་དུ་ཀ་གཉིས་པ། (ཀ༢)ཀ་གསུམ་པ། (ཀ༣)སོགས་ཀྱི་ནང་གསེས་ལའང་། ཁ་དང་པོ། (ཁ༡)ཁ་གཉིས་པ། (ཁ༢)ཁ་གསུམ་པ། (ཁ༣)སོགས་ཀྱི་གོ་རིམ་ཀ་དང་པོའི་(ཀ༡)ནང་གསེས་དབྱེ་ཚུལ་དང་མཚུངས་པས། ས་བཅད་དེ་དག་གི་ནང་གསེས་ཇི་ཙམ་ཡོད་ཀྱང་རྟགས་འདྲ་མིན་སྣ་ཚོགས་བཀོད་མི་དགོས་པ་བོད་ཡིག་གི་གསལ་བྱེད་དང་ཨང་རྟགས་ཁོ་ནས་ཐམས་ཅད་གོ་རིམ་མ་འདྲེས་པ་གསལ་པོར་གོ་ཐུབ་པའི་ཁྱད་ཆོས་ཀྱང་ལྡན་ཡོད་དོ། །</text:span></text:p>
      <text:p text:style-name="P23"><text:span text:style-name="T64"/></text:p>
      <text:p text:style-name="P97"><text:span text:style-name="T64">བརྟག་གཉིས་འགྲེལ་པ་ལེགས་བཤད་ཉི་མའི་འོད་ཟེར། </text:span></text:p>
      <text:p text:style-name="P98"><text:span text:style-name="T64">བརྟག་པ་སྔ་མ།</text:span></text:p>
      <text:p text:style-name="P25"><text:span text:style-name="T64">འགྲེལ་པའི་མཆོད་བརྗོད། </text:span><text:span text:style-name="T65">(</text:span><text:span text:style-name="T64">༡བ</text:span><text:span text:style-name="T65">)</text:span></text:p>
      <text:p text:style-name="P25"><text:span text:style-name="T64">ཀྱེའི་རྡོ་རྗེ་ཞེས་བྱ་བའི་རྒྱུད་ཀྱི་རྒྱལ་པོ་འཆད་པར་བྱེད་པ་ལ།</text:span></text:p>
      <text:p text:style-name="P25"><text:span text:style-name="T64">ཀ༡ བཤད་པ་ལ་འཇུག་པའི་ཡན་ལག་བཤད་པ་ལ་གསུམ།</text:span><text:span text:style-name="T65">(</text:span><text:span text:style-name="T64">༢བ</text:span><text:span text:style-name="T65">)</text:span></text:p>
      <text:p text:style-name="P25"><text:span text:style-name="T64">ཁ༡ སྤྱི་དང་བྱེ་བྲག་པའི་རྒྱུད་ཀྱི་རྣམ་གཞག །</text:span><text:span text:style-name="T65">(</text:span><text:span text:style-name="T64">༢བ</text:span><text:span text:style-name="T65">)</text:span></text:p>
      <text:p text:style-name="P25"><text:span text:style-name="T64">ཁ༢ རྩ་བ་དང་བཤད་པའི་རྒྱུད་ཀྱི་རྣམ་དབྱེ་ལ་གཉིས། </text:span><text:span text:style-name="T65">(</text:span><text:span text:style-name="T64">༤ན</text:span><text:span text:style-name="T65">)</text:span></text:p>
      <text:p text:style-name="P25"><text:span text:style-name="T64">ག༡ རྒྱུད་སྤྱིའི་རྩ་བཤད་ཀྱི་རྣམ་དབྱེ། </text:span><text:span text:style-name="T65">(</text:span><text:span text:style-name="T64">༤ན</text:span><text:span text:style-name="T65">)</text:span></text:p>
      <text:p text:style-name="P25"><text:span text:style-name="T64">ག༢ བཤད་བྱའི་རྒྱུད་ཀྱི་རྩ་བཤད་ངོས་བཟུང་བ། </text:span><text:span text:style-name="T65">(</text:span><text:span text:style-name="T64">༥ན</text:span><text:span text:style-name="T65">)</text:span></text:p>
      <text:p text:style-name="P25"><text:span text:style-name="T64">ཁ༣ བཤད་བྱའི་རྒྱུད་འཆད་ཚུལ་ལ་ལྔ། </text:span><text:span text:style-name="T65">(</text:span><text:span text:style-name="T64">༦ན</text:span><text:span text:style-name="T65">)</text:span></text:p>
      <text:p text:style-name="P25"><text:span text:style-name="T64">ག༡ རྒྱུད་འདི་ཉིད་ཀྱི་བྱུང་ཚུལ། </text:span><text:span text:style-name="T65">(</text:span><text:span text:style-name="T64">༦ན</text:span><text:span text:style-name="T65">)</text:span></text:p>
      <text:p text:style-name="P25"><text:span text:style-name="T64">ག༢ རྒྱུད་བཤད་ཉན་ལ་འཇུག་པའི་བྱ་བ། </text:span><text:span text:style-name="T65">(</text:span><text:span text:style-name="T64">༧བ</text:span><text:span text:style-name="T65">)</text:span></text:p>
      <text:p text:style-name="P25"><text:span text:style-name="T64">ག༣ རྒྱུད་བཤད་ཐབས་ཀྱི་མན་ངག་བཤད་པ་ལ་གསུམ། </text:span><text:span text:style-name="T65">(</text:span><text:span text:style-name="T64">༨བ</text:span><text:span text:style-name="T65">)</text:span></text:p>
      <text:p text:style-name="P25"><text:span text:style-name="T64">ང༡ རྒྱན་བདུན་གྱི་བཤད་ཐབས། </text:span><text:span text:style-name="T65">(</text:span><text:span text:style-name="T64">༨བ</text:span><text:span text:style-name="T65">)</text:span></text:p>
      <text:p text:style-name="P25"><text:span text:style-name="T64">ང༢ རྣམ་གྲངས་གཞན་བསྟན་པ། </text:span><text:span text:style-name="T65">(</text:span><text:span text:style-name="T64">༡༢བ</text:span><text:span text:style-name="T65">)</text:span></text:p>
      <text:p text:style-name="P25"><text:span text:style-name="T64">ང༣ དེ་དག་གིས་རྒྱུད་འཆད་ཚུལ། </text:span><text:span text:style-name="T65">(</text:span><text:span text:style-name="T64">༡༣བ</text:span><text:span text:style-name="T65">)</text:span></text:p>
      <text:p text:style-name="P25"><text:span text:style-name="T64">ག༤ གཞན་འཇུག་པའི་ཡན་ལག་ཏུ་དགོས་འབྲེལ་བཤད་པ་ལ་གཉིས། </text:span><text:span text:style-name="T65">(</text:span><text:span text:style-name="T64">༡༥ན</text:span><text:span text:style-name="T65">)</text:span></text:p>
      <text:p text:style-name="P25"><text:span text:style-name="T64">ང༡ དགོས་འབྲེལ་སྤྱིའི་རྣམ་དབྱེ། </text:span><text:span text:style-name="T65">(</text:span><text:span text:style-name="T64">༡༥ན</text:span><text:span text:style-name="T65">)</text:span></text:p>
      <text:p text:style-name="P25"><text:span text:style-name="T64">ང༢ རྒྱུད་ཀྱི་དགོས་འབྲེལ་ངོས་བཟུང་བ། </text:span><text:span text:style-name="T65">(</text:span><text:span text:style-name="T64">༡༥བ</text:span><text:span text:style-name="T65">)</text:span></text:p>
      <text:p text:style-name="P25"><text:span text:style-name="T64">ག༥ རྒྱུད་ཀྱི་སྤྱི་རྣམ་སྟོན་པ་བསྡུས་དོན་བཤད་པ་ལ་གཉིས། </text:span><text:span text:style-name="T65">(</text:span><text:span text:style-name="T64">༡༦ན</text:span><text:span text:style-name="T65">)</text:span></text:p>
      <text:p text:style-name="P25"><text:span text:style-name="T64">ང༡ རྒྱུད་སྤྱིའི་མངོན་རྟོགས་ཀྱི་བསྡུས་དོན། </text:span><text:span text:style-name="T65">(</text:span><text:span text:style-name="T64">༡༦བ</text:span><text:span text:style-name="T65">)</text:span></text:p>
      <text:p text:style-name="P25"><text:soft-page-break/><text:span text:style-name="T64">ང༢ ལེའུ་སོ་སོའི་བསྡུས་དོན། </text:span><text:span text:style-name="T65">(</text:span><text:span text:style-name="T64">༡༧ན</text:span><text:span text:style-name="T65">)</text:span></text:p>
      <text:p text:style-name="P99"><text:span text:style-name="T64">ཐོག་མར་དགེ་ཀླད་ཀྱི་དོན། </text:span></text:p>
      <text:p text:style-name="P25"><text:span text:style-name="T64">ཀ༢ རྒྱུད་ཀྱི་བཤད་པ་དངོས་གཞི་བཤད་པ་ལ་གསུམ། </text:span><text:span text:style-name="T65">(</text:span><text:span text:style-name="T64">༡༨བ</text:span><text:span text:style-name="T65">)</text:span></text:p>
      <text:p text:style-name="P25"><text:span text:style-name="T64">ཁ༡ དང་པོར་བཀོད་པ་ཀླད་ཀྱི་དོན་བཤད་པ་ལ་གཉིས། </text:span><text:span text:style-name="T65">(</text:span><text:span text:style-name="T64">༡༨བ</text:span><text:span text:style-name="T65">)</text:span></text:p>
      <text:p text:style-name="P25"><text:span text:style-name="T64">ག༡ མཚན་གྱི་དོན་བཤད་པ་ལ་བཞི། </text:span><text:span text:style-name="T65">(</text:span><text:span text:style-name="T64">༡༨བ</text:span><text:span text:style-name="T65">)</text:span></text:p>
      <text:p text:style-name="P25"><text:span text:style-name="T64">ང༡ མཚན་བསྒྱུར་བ། </text:span><text:span text:style-name="T65">(</text:span><text:span text:style-name="T64">༡༨བ</text:span><text:span text:style-name="T65">)</text:span></text:p>
      <text:p text:style-name="P25"><text:span text:style-name="T64">ང༢ མཚན་དོན་བཤད་པ། </text:span><text:span text:style-name="T65">(</text:span><text:span text:style-name="T64">༡༨བ</text:span><text:span text:style-name="T65">)</text:span></text:p>
      <text:p text:style-name="P25"><text:span text:style-name="T64">ང༣ མཚན་དེ་འདོགས་པའི་རྒྱུ་མཚན། </text:span><text:span text:style-name="T65">(</text:span><text:span text:style-name="T64">༢༠ན</text:span><text:span text:style-name="T65">)</text:span></text:p>
      <text:p text:style-name="P25"><text:span text:style-name="T64">ང༤ དེ་ལྟར་བཏགས་པའི་དགོས་པ། </text:span><text:span text:style-name="T65">(</text:span><text:span text:style-name="T64">༢༠བ</text:span><text:span text:style-name="T65">)</text:span></text:p>
      <text:p text:style-name="P25"><text:span text:style-name="T64">ག༢ འགྱུར་ཕྱག །</text:span><text:span text:style-name="T65">(</text:span><text:span text:style-name="T64">༢༠བ</text:span><text:span text:style-name="T65">)</text:span></text:p>
      <text:p text:style-name="P24"><text:span text:style-name="T64">བར་དུ་དགེ་བ་གཞུང་གི་དོན། </text:span></text:p>
      <text:p text:style-name="P25"><text:span text:style-name="T64">ཁ༢ བར་དུ་བཤད་པ་གཞུང་གི་དོན་བཤད་པ་ལ་གཉིས། </text:span><text:span text:style-name="T65">(</text:span><text:span text:style-name="T64">༢༡བ</text:span><text:span text:style-name="T65">)</text:span></text:p>
      <text:p text:style-name="P25"><text:span text:style-name="T64">ག༡ རྒྱུད་ཀྱི་གླེང་གཞི་བསྟནད་པ་ལ་གསུམ། </text:span><text:span text:style-name="T65">(</text:span><text:span text:style-name="T64">༢༡བ</text:span><text:span text:style-name="T65">)</text:span></text:p>
      <text:p text:style-name="P25"><text:span text:style-name="T64">ང༡ ཕུན་སུམ་ཚོགས་པ་ལྔའི་གླེང་གཞི་བཤད་པ་ལ་གཉིས། </text:span><text:span text:style-name="T65">(</text:span><text:span text:style-name="T64">༢༡བ</text:span><text:span text:style-name="T65">)</text:span></text:p>
      <text:p text:style-name="P25"><text:span text:style-name="T64">ཅ༡ སྤྱི་དོན། </text:span><text:span text:style-name="T65">(</text:span><text:span text:style-name="T64">༢༡བ</text:span><text:span text:style-name="T65">)</text:span></text:p>
      <text:p text:style-name="P25"><text:span text:style-name="T64">ཅ༢ གཞུང་དོན་བཤད་པ་ལ་གཉིས། </text:span><text:span text:style-name="T65">(</text:span><text:span text:style-name="T64">༢༢བ</text:span><text:span text:style-name="T65">)</text:span></text:p>
      <text:p text:style-name="P25"><text:span text:style-name="T64">ཆ༡ གཞུང་དངོས། </text:span><text:span text:style-name="T65">(</text:span><text:span text:style-name="T64">༢༢བ</text:span><text:span text:style-name="T65">)</text:span></text:p>
      <text:p text:style-name="P25"><text:span text:style-name="T64">ཆ༢ དེའི་དོན་བཤད་པ་ལ་བཞི། </text:span><text:span text:style-name="T65">(</text:span><text:span text:style-name="T64">༢༢བ</text:span><text:span text:style-name="T65">)</text:span></text:p>
      <text:p text:style-name="P25"><text:span text:style-name="T64">ཇ༡ ཡི་གེའི་དོན། </text:span><text:span text:style-name="T65">(</text:span><text:span text:style-name="T64">༢༦ན</text:span><text:span text:style-name="T65">)</text:span></text:p>
      <text:p text:style-name="P25"><text:span text:style-name="T64">ཇ༢ སྤྱིའི་དོན་ལ་གཉིས། </text:span><text:span text:style-name="T65">(</text:span><text:span text:style-name="T64">༢༦ན</text:span><text:span text:style-name="T65">)</text:span></text:p>
      <text:p text:style-name="P25"><text:span text:style-name="T64">ཉ༡ ཨེ་ཝཾ་གི་སྤྱི་དོན་ལ་གཉིས། </text:span><text:span text:style-name="T65">(</text:span><text:span text:style-name="T64">༢༦ན</text:span><text:span text:style-name="T65">)</text:span></text:p>
      <text:p text:style-name="P25"><text:soft-page-break/><text:span text:style-name="T64">ཏ༡ ཐུན་མོང་བའི་སྤྱི་བཤད། </text:span><text:span text:style-name="T65">(</text:span><text:span text:style-name="T64">༢༦ན</text:span><text:span text:style-name="T65">)</text:span></text:p>
      <text:p text:style-name="P25"><text:span text:style-name="T64">ཏ༢ བསྐྱེད་རིམ་པའི་སྤྱི་བཤད། </text:span><text:span text:style-name="T65">(</text:span><text:span text:style-name="T64">༢༧ན</text:span><text:span text:style-name="T65">)</text:span></text:p>
      <text:p text:style-name="P25"><text:span text:style-name="T64">ཉ༢ ཡི་གེ་ཐམས་ཅད་ཀྱི་སྤྱི་དོན་ལ་གཉིས། </text:span><text:span text:style-name="T65">(</text:span><text:span text:style-name="T64">༢༧བ</text:span><text:span text:style-name="T65">)</text:span></text:p>
      <text:p text:style-name="P25"><text:span text:style-name="T64">ཏ༡ ཐུན་མོང་བའི་སྤྱི་བཤད། </text:span><text:span text:style-name="T65">(</text:span><text:span text:style-name="T64">༢༧བ</text:span><text:span text:style-name="T65">)</text:span></text:p>
      <text:p text:style-name="P25"><text:span text:style-name="T64">ཏ༢ བསྐྱེད་རིམ་པའི་སྤྱི་བཤད། </text:span><text:span text:style-name="T65">(</text:span><text:span text:style-name="T64">༢༧བ</text:span><text:span text:style-name="T65">)</text:span></text:p>
      <text:p text:style-name="P25"><text:span text:style-name="T64">ཇ༣ སྦས་པའི་དོན་ལ་གཉིས། </text:span><text:span text:style-name="T65">(</text:span><text:span text:style-name="T64">༢༨བ</text:span><text:span text:style-name="T65">)</text:span></text:p>
      <text:p text:style-name="P25"><text:span text:style-name="T64">ཉ༡ ཨེ་ཝཾ་གི་སྦས་དོན། </text:span><text:span text:style-name="T65">(</text:span><text:span text:style-name="T64">༢༨བ</text:span><text:span text:style-name="T65">)</text:span></text:p>
      <text:p text:style-name="P25"><text:span text:style-name="T64">ཉ༢ ཡི་གེ་ཐམས་ཅད་ཀྱི་སྦས་དོན། </text:span><text:span text:style-name="T65">(</text:span><text:span text:style-name="T64">༢༩ན</text:span><text:span text:style-name="T65">)</text:span></text:p>
      <text:p text:style-name="P25"><text:span text:style-name="T64">ཇ༤ མཐར་ཐུག་གི་དོན་ལ་གཉིས། </text:span><text:span text:style-name="T65">(</text:span><text:span text:style-name="T64">༣༠ན</text:span><text:span text:style-name="T65">)</text:span></text:p>
      <text:p text:style-name="P25"><text:span text:style-name="T64">ཉ༡ ཨེ་ཝཾ་གི་མཐར་ཐུག །</text:span><text:span text:style-name="T65">(</text:span><text:span text:style-name="T64">༣༠ན</text:span><text:span text:style-name="T65">)</text:span></text:p>
      <text:p text:style-name="P25"><text:span text:style-name="T64">ཉ༢ ཡི་གེ་ཐམས་ཅད་ཀྱི་མཐར་ཐུག །</text:span><text:span text:style-name="T65">(</text:span><text:span text:style-name="T64">༣༠ན</text:span><text:span text:style-name="T65">)</text:span></text:p>
      <text:p text:style-name="P25"><text:span text:style-name="T64">ང༢ རྒྱུད་ཀྱི་ཞུས་ལན་ལ་གཉིས། </text:span><text:span text:style-name="T65">(</text:span><text:span text:style-name="T64">༣༡ན</text:span><text:span text:style-name="T65">)</text:span></text:p>
      <text:p text:style-name="P25"><text:span text:style-name="T64">ཅ༡ སྤྱི་དོན། </text:span><text:span text:style-name="T65">(</text:span><text:span text:style-name="T64">༣༡ན</text:span><text:span text:style-name="T65">)</text:span></text:p>
      <text:p text:style-name="P99"><text:span text:style-name="T80">བརྟག་པ་སྔ་མ། དང་པོ་རྡོ་རྗེ་རིགས་ཀྱི་ལེའུ།</text:span></text:p>
      <text:p text:style-name="P25"><text:span text:style-name="T64">ཅ༢ གཞུང་དོན་གཉིས་ལས། </text:span><text:span text:style-name="T65">(</text:span><text:span text:style-name="T64">༣༣ན</text:span><text:span text:style-name="T65">)</text:span></text:p>
      <text:p text:style-name="P25"><text:span text:style-name="T64">ཆ༡ ཞུས་པ། </text:span><text:span text:style-name="T65">(</text:span><text:span text:style-name="T64">༣༣ན</text:span><text:span text:style-name="T65">)</text:span></text:p>
      <text:p text:style-name="P25"><text:span text:style-name="T64">ཆ༢ ལན་བཤད་པ། </text:span><text:span text:style-name="T65">(</text:span><text:span text:style-name="T64">༣༤བ</text:span><text:span text:style-name="T65">)</text:span></text:p>
      <text:p text:style-name="P25"><text:span text:style-name="T64">ང༣ དེ་ལས་འཕྲོས་པའི་གླེང་བསླང་བ་ལ་གཉིས། </text:span><text:span text:style-name="T65">(</text:span><text:span text:style-name="T64">༣༤བ</text:span><text:span text:style-name="T65">)</text:span></text:p>
      <text:p text:style-name="P25"><text:span text:style-name="T64">ཅ༡ སྤྱི་དོན། </text:span><text:span text:style-name="T65">(</text:span><text:span text:style-name="T64">༣༤བ</text:span><text:span text:style-name="T65">)</text:span></text:p>
      <text:p text:style-name="P25"><text:span text:style-name="T64">ཅ༢ གཞུང་དོན་ལ་གཉིས། </text:span><text:span text:style-name="T65">(</text:span><text:span text:style-name="T64">༣༨ན</text:span><text:span text:style-name="T65">)</text:span></text:p>
      <text:p text:style-name="P25"><text:span text:style-name="T64">ཆ༡ སེམས་དཔའ་གསུམ་གྱིས་ཞུས་ལན། </text:span><text:span text:style-name="T65">(</text:span><text:span text:style-name="T64">༣༨ན</text:span><text:span text:style-name="T65">)</text:span></text:p>
      <text:p text:style-name="P25"><text:soft-page-break/><text:span text:style-name="T64">ཆ༢ ཀྱེའི་རྡོ་རྗེའི་ཞུས་ལན། </text:span><text:span text:style-name="T65">(</text:span><text:span text:style-name="T64">༣༨བ</text:span><text:span text:style-name="T65">)</text:span></text:p>
      <text:p text:style-name="P25"><text:span text:style-name="T64">ག༢ རྒྱུད་གཞུང་དངོས་གཞི་བཤད་པ་ལ་གཉིས། </text:span><text:span text:style-name="T65">(</text:span><text:span text:style-name="T64">༣༩བ</text:span><text:span text:style-name="T65">)</text:span></text:p>
      <text:p text:style-name="P25"><text:span text:style-name="T64">ང༡ བརྟག་པ་སྔ་མ་མདོར་བསྟན་རྒྱས་བཤད་ཀྱི་ཚུལ་དུ་བཤད་པ་ལ་གཉིས། </text:span><text:span text:style-name="T65">(</text:span><text:span text:style-name="T64">༣༩བ</text:span><text:span text:style-name="T65">)</text:span></text:p>
      <text:p text:style-name="P25"><text:span text:style-name="T64">ཅ༡ ལེའུ་དང་པོས་རྒྱུད་ཀྱི་བརྗོད་བྱ་མདོར་བསྟན་པ་ལ་གཉིས། </text:span><text:span text:style-name="T65">(</text:span><text:span text:style-name="T64">༣༩བ</text:span><text:span text:style-name="T65">)</text:span></text:p>
      <text:p text:style-name="P25"><text:span text:style-name="T64">ཆ༡ ལེའུའི་གཞུང་བཤད་པ་ལ་གསུམ། </text:span><text:span text:style-name="T65">(</text:span><text:span text:style-name="T64">༣༩བ</text:span><text:span text:style-name="T65">)</text:span></text:p>
      <text:p text:style-name="P25"><text:span text:style-name="T64">ཇ༡ རྒྱུད་སྤྱིའི་མདོར་བསྟན་པ་ལ་གཉིས། </text:span><text:span text:style-name="T65">(</text:span><text:span text:style-name="T64">༣༩བ</text:span><text:span text:style-name="T65">)</text:span></text:p>
      <text:p text:style-name="P25"><text:span text:style-name="T64">ཉ༡ སྤྱི་དོན་བཤད་པ། </text:span><text:span text:style-name="T65">(</text:span><text:span text:style-name="T64">༣༩བ</text:span><text:span text:style-name="T65">)</text:span></text:p>
      <text:p text:style-name="P25"><text:span text:style-name="T64">ཉ༢ གཞུང་དོན་བཤད་པ། </text:span><text:span text:style-name="T65">(</text:span><text:span text:style-name="T64">༤༠བ</text:span><text:span text:style-name="T65">)</text:span></text:p>
      <text:p text:style-name="P25"><text:span text:style-name="T64">ཇ༢ བྱེ་བྲག་རིམ་གཉིས་ཀྱི་མདོར་བསྟན་པ་ལ་གཉིས། </text:span><text:span text:style-name="T65">(</text:span><text:span text:style-name="T64">༤༡བ</text:span><text:span text:style-name="T65">)</text:span></text:p>
      <text:p text:style-name="P25"><text:span text:style-name="T64">ཉ༡ བསྐྱེད་རིམ་མདོར་བསྟན་པ། </text:span><text:span text:style-name="T65">(</text:span><text:span text:style-name="T64">༤༡བ</text:span><text:span text:style-name="T65">)</text:span></text:p>
      <text:p text:style-name="P25"><text:span text:style-name="T64">ཉ༢ རྫོགས་རིམ་མདོར་བསྟན་པ། </text:span><text:span text:style-name="T65">(</text:span><text:span text:style-name="T64">༤༢ན</text:span><text:span text:style-name="T65">)</text:span></text:p>
      <text:p text:style-name="P25"><text:span text:style-name="T64">ཇ༣ དེའི་འཕྲོས་དོན་བཤད་པ་ལ་གཉིས།</text:span></text:p>
      <text:p text:style-name="P25"><text:span text:style-name="T64">ཉ༡ སྤྱི་དོན་བཤད་པ། </text:span><text:span text:style-name="T65">(</text:span><text:span text:style-name="T64">༤༣ན</text:span><text:span text:style-name="T65">)</text:span></text:p>
      <text:p text:style-name="P25"><text:span text:style-name="T64">ཉ༢ གཞུང་དོན་བཤད་པ་ལ་གསུམ། </text:span><text:span text:style-name="T65">(</text:span><text:span text:style-name="T64">༤༩ན</text:span><text:span text:style-name="T65">)</text:span></text:p>
      <text:p text:style-name="P25"><text:span text:style-name="T64">ཏ༡ ལུས་ཀྱི་རྩ་བཤད་པ་ལ་གཉིས། </text:span><text:span text:style-name="T65">(</text:span><text:span text:style-name="T64">༤༩ན</text:span><text:span text:style-name="T65">)</text:span></text:p>
      <text:p text:style-name="P25"><text:span text:style-name="T64">ཐ༡ ཞུས་པ། </text:span><text:span text:style-name="T65">(</text:span><text:span text:style-name="T64">༤༩ན</text:span><text:span text:style-name="T65">)</text:span></text:p>
      <text:p text:style-name="P25"><text:span text:style-name="T64">ཐ༢ ལན་བསྟན་པ་ལ་གཉིས། </text:span><text:span text:style-name="T65">(</text:span><text:span text:style-name="T64">༤༩ན</text:span><text:span text:style-name="T65">)</text:span></text:p>
      <text:p text:style-name="P25"><text:span text:style-name="T64">ན༡ རྩའི་རྩོ་མོ་བཤད་པ། </text:span><text:span text:style-name="T65">(</text:span><text:span text:style-name="T64">༤༩ན</text:span><text:span text:style-name="T65">)</text:span></text:p>
      <text:p text:style-name="P25"><text:span text:style-name="T64">ན༢ རྩ་སོ་གཉིས་བཤད་པ་ལ་གཉིས། </text:span><text:span text:style-name="T65">(</text:span><text:span text:style-name="T64">༤༩བ</text:span><text:span text:style-name="T65">)</text:span></text:p>
      <text:p text:style-name="P25"><text:span text:style-name="T64">པ༡ སོ་སོར་བཤད་པ། </text:span><text:span text:style-name="T65">(</text:span><text:span text:style-name="T64">༤༩བ</text:span><text:span text:style-name="T65">)</text:span></text:p>
      <text:p text:style-name="P25"><text:span text:style-name="T64">པ༢ སྤྱིའི་མཚན་ཉིད་བསྟན་པ། </text:span><text:span text:style-name="T65">(</text:span><text:span text:style-name="T64">༥༡བ</text:span><text:span text:style-name="T65">)</text:span></text:p>
      <text:p text:style-name="P25"><text:soft-page-break/><text:span text:style-name="T64">ཏ༢ སྡོམ་པའི་དབྱེ་བ་བཤད་པ་ལ་གཉིས། </text:span><text:span text:style-name="T65">(</text:span><text:span text:style-name="T64">༥༢ན</text:span><text:span text:style-name="T65">)</text:span></text:p>
      <text:p text:style-name="P25"><text:span text:style-name="T64">ཐ༡ བསྟན་དོན་ལ་དཔྱད་པ། </text:span><text:span text:style-name="T65">(</text:span><text:span text:style-name="T64">༥༢ན</text:span><text:span text:style-name="T65">)</text:span></text:p>
      <text:p text:style-name="P25"><text:span text:style-name="T64">ཐ༢ གཞུང་དོན་ཉིད་བཤད་པ་ལ་གཉིས། </text:span><text:span text:style-name="T65">(</text:span><text:span text:style-name="T64">༥༢བ</text:span><text:span text:style-name="T65">)</text:span></text:p>
      <text:p text:style-name="P25"><text:span text:style-name="T64">ད༡ མདོར་བསྟན་པ། </text:span><text:span text:style-name="T65">(</text:span><text:span text:style-name="T64">༥༢བ</text:span><text:span text:style-name="T65">)</text:span></text:p>
      <text:p text:style-name="P25"><text:span text:style-name="T64">ད༢ རྒྱས་པར་བཤད་པ་ལ་གཉིས། </text:span><text:span text:style-name="T65">(</text:span><text:span text:style-name="T64">༥༣ན</text:span><text:span text:style-name="T65">)</text:span></text:p>
      <text:p text:style-name="P25"><text:span text:style-name="T64">ན༡ ཆོས་མཐའ་དག་གི་རྩ་བའི་སྡོམ་བསྟན་པ་ལ་གསུམ། </text:span><text:span text:style-name="T65">(</text:span><text:span text:style-name="T64">༥༣ན</text:span><text:span text:style-name="T65">)</text:span></text:p>
      <text:p text:style-name="P25"><text:span text:style-name="T64">པ༡ ཨ་ལི་ཀ་ལིའི་སྡོམ། </text:span><text:span text:style-name="T65">(</text:span><text:span text:style-name="T64">༥༣ན</text:span><text:span text:style-name="T65">)</text:span></text:p>
      <text:p text:style-name="P25"><text:span text:style-name="T64">པ༢ སྐུ་གསུམ་གྱི་སྡོམ། </text:span><text:span text:style-name="T65">(</text:span><text:span text:style-name="T64">༥༣ན</text:span><text:span text:style-name="T65">)</text:span></text:p>
      <text:p text:style-name="P25"><text:span text:style-name="T64">པ༣ ཡི་གེ་བཞིའི་སྡོམ། </text:span><text:span text:style-name="T65">(</text:span><text:span text:style-name="T64">༥༣བ</text:span><text:span text:style-name="T65">)</text:span></text:p>
      <text:p text:style-name="P25"><text:span text:style-name="T64">ན༢ འཁོར་ལོ་བཞི་ལ་སྦྱར་བའི་སྡོམ་ལ་གཉིས། </text:span><text:span text:style-name="T65">(</text:span><text:span text:style-name="T64">༥༤ན</text:span><text:span text:style-name="T65">)</text:span></text:p>
      <text:p text:style-name="P25"><text:span text:style-name="T64">པ༡ འཁོར་ལོའི་རྣམ་གཞག །</text:span><text:span text:style-name="T65">(</text:span><text:span text:style-name="T64">༥༤ན</text:span><text:span text:style-name="T65">)</text:span></text:p>
      <text:p text:style-name="P25"><text:span text:style-name="T64">པ༢ དེ་ལ་སྦྱར་བའི་སྡོམ་པ་ལ་བདུན། </text:span><text:span text:style-name="T65">(</text:span><text:span text:style-name="T64">༥༤ན</text:span><text:span text:style-name="T65">)</text:span></text:p>
      <text:p text:style-name="P25"><text:span text:style-name="T64">ཕ༡ བཞི་ཚན་དང་པོ། </text:span><text:span text:style-name="T65">(</text:span><text:span text:style-name="T64">༥༤ན</text:span><text:span text:style-name="T65">)</text:span></text:p>
      <text:p text:style-name="P25"><text:span text:style-name="T64">ཕ༢ བཞི་ཚན་གཉིས་པ། </text:span><text:span text:style-name="T65">(</text:span><text:span text:style-name="T64">༥༤བ</text:span><text:span text:style-name="T65">)</text:span></text:p>
      <text:p text:style-name="P25"><text:span text:style-name="T64">ཕ༣ བཞི་ཚན་གསུམ་པ། </text:span><text:span text:style-name="T65">(</text:span><text:span text:style-name="T64">༥༤བ</text:span><text:span text:style-name="T65">)</text:span></text:p>
      <text:p text:style-name="P25"><text:span text:style-name="T64">ཕ༤ བཞི་ཚན་བཞི་པ། </text:span><text:span text:style-name="T65">(</text:span><text:span text:style-name="T64">༥༥ན</text:span><text:span text:style-name="T65">)</text:span></text:p>
      <text:p text:style-name="P25"><text:span text:style-name="T64">ཕ༥ བཞི་ཚན་ལྔ་པ། </text:span><text:span text:style-name="T65">(</text:span><text:span text:style-name="T64">༥༥ན</text:span><text:span text:style-name="T65">)</text:span></text:p>
      <text:p text:style-name="P25"><text:span text:style-name="T64">ཕ༦ བཞི་ཚན་དྲུག་པ། </text:span><text:span text:style-name="T65">(</text:span><text:span text:style-name="T64">༥༥བ</text:span><text:span text:style-name="T65">)</text:span></text:p>
      <text:p text:style-name="P25"><text:span text:style-name="T64">ཕ༧ བཞི་ཚན་བདུན་པ། </text:span><text:span text:style-name="T65">(</text:span><text:span text:style-name="T64">༥༥བ</text:span><text:span text:style-name="T65">)</text:span></text:p>
      <text:p text:style-name="P25"><text:span text:style-name="T64">ཏ༣ དེ་མངོན་དུ་བྱེད་ཐབས་བཤད་པ་ལ་གཉིས། </text:span><text:span text:style-name="T65">(</text:span><text:span text:style-name="T64">༥༦བ</text:span><text:span text:style-name="T65">)</text:span></text:p>
      <text:p text:style-name="P25"><text:span text:style-name="T64">ཐ༡ སྤྱི་དོན་བཤད་པ། </text:span><text:span text:style-name="T65">(</text:span><text:span text:style-name="T64">༥༦བ</text:span><text:span text:style-name="T65">)</text:span></text:p>
      <text:p text:style-name="P25"><text:soft-page-break/><text:span text:style-name="T64">ཐ༢ གཞུང་དོན་བཤད་པ། </text:span><text:span text:style-name="T65">(</text:span><text:span text:style-name="T64">༥༧ན</text:span><text:span text:style-name="T65">)</text:span></text:p>
      <text:p text:style-name="P25"><text:span text:style-name="T64">ཆ༢ ལེའུའི་མཚན་བསྟན་པ། </text:span><text:span text:style-name="T65">(</text:span><text:span text:style-name="T64">༥༧བ</text:span><text:span text:style-name="T65">)</text:span></text:p>
      <text:p text:style-name="P99"><text:span text:style-name="T64">བརྟག་པ་</text:span><text:span text:style-name="T80">སྔ་མ</text:span><text:span text:style-name="T64">། གཉིས་པ་སྔགས་ཀྱི་ལེའུ།</text:span></text:p>
      <text:p text:style-name="P25"><text:span text:style-name="T64">ཅ༢ ལེའུ་གཉིས་པ་མན་གྱིས་རྒྱས་པར་བཤད་པ་ལ་གཉིས། </text:span><text:span text:style-name="T65">(</text:span><text:span text:style-name="T64">༥༧བ</text:span><text:span text:style-name="T65">)</text:span></text:p>
      <text:p text:style-name="P25"><text:span text:style-name="T64">ཆ༡ ལེའུའི་གཞུང་དངོས་གཞི་བཤད་པ་ལ་བཅུ། </text:span><text:span text:style-name="T65">(</text:span><text:span text:style-name="T64">༥༧བ</text:span><text:span text:style-name="T65">)</text:span></text:p>
      <text:p text:style-name="P25"><text:span text:style-name="T64">ཇ༢༽ གཉིས་པ་སྔགས་ཀྱི་ལེའུ་བཤད་པ་ལ་གསུམ། </text:span><text:span text:style-name="T65">(</text:span><text:span text:style-name="T64">༥༧བ</text:span><text:span text:style-name="T65">)</text:span></text:p>
      <text:p text:style-name="P25"><text:span text:style-name="T64">ཉ༡ ལེའུའི་འབྲེལ། </text:span><text:span text:style-name="T67">(</text:span><text:span text:style-name="T64">༥༨ན</text:span><text:span text:style-name="T67">)</text:span></text:p>
      <text:p text:style-name="P25"><text:span text:style-name="T64">ཉ༢ ལེའུའི་དོན། </text:span><text:span text:style-name="T67">(</text:span><text:span text:style-name="T64">༥༨ན</text:span><text:span text:style-name="T67">)</text:span></text:p>
      <text:p text:style-name="P25"><text:span text:style-name="T64">ཏ༡ སྤྱི་དོན་བཤད་པ། </text:span><text:span text:style-name="T67">(</text:span><text:span text:style-name="T64">༥༨ན</text:span><text:span text:style-name="T67">)</text:span></text:p>
      <text:p text:style-name="P25"><text:span text:style-name="T64">ཏ༢ གཞུང་དོན་བཤད་པ་ལ་ལྔ། </text:span><text:span text:style-name="T67">(</text:span><text:span text:style-name="T64">༥༩བ</text:span><text:span text:style-name="T67">)</text:span></text:p>
      <text:p text:style-name="P25"><text:span text:style-name="T64">ད༡ གཏོར་མའི་སྔགས། </text:span><text:span text:style-name="T65">(</text:span><text:span text:style-name="T64">༥༩བ</text:span><text:span text:style-name="T65">)</text:span></text:p>
      <text:p text:style-name="P25"><text:span text:style-name="T64">ད༢ བཟླས་པའི་སྔགས་ལ་དྲུག །</text:span><text:span text:style-name="T65">(</text:span><text:span text:style-name="T64">༦༠ན</text:span><text:span text:style-name="T65">)</text:span></text:p>
      <text:p text:style-name="P25"><text:span text:style-name="T64">ན༡ རིགས་ལྔའི་ས་བོན། </text:span><text:span text:style-name="T65">(</text:span><text:span text:style-name="T64">༦༠ན</text:span><text:span text:style-name="T65">)</text:span></text:p>
      <text:p text:style-name="P25"><text:span text:style-name="T64">ན༢ ཀྱེའི་རྡོ་རྗེའི་སྙིང་པོ། </text:span><text:span text:style-name="T65">(</text:span><text:span text:style-name="T64">༦༠ན</text:span><text:span text:style-name="T65">)</text:span></text:p>
      <text:p text:style-name="P25"><text:span text:style-name="T64">ན༣ དེ་ཉིད་ལྔ་སྦྱར་ཚུལ། </text:span><text:span text:style-name="T65">(</text:span><text:span text:style-name="T64">༦༠ན</text:span><text:span text:style-name="T65">)</text:span></text:p>
      <text:p text:style-name="P25"><text:span text:style-name="T64">ན༤ གྲོང་ཁྱེར་དཀྲུག་པའི་སྔགས།</text:span><text:span text:style-name="T65">(</text:span><text:span text:style-name="T64">༦༠བ</text:span><text:span text:style-name="T65">)</text:span><text:span text:style-name="T64"> </text:span></text:p>
      <text:p text:style-name="P25"><text:span text:style-name="T64">ན༥ རྣལ་འབྱོར་མའི་ས་བོན། </text:span><text:span text:style-name="T65">(</text:span><text:span text:style-name="T64">༦༡ན</text:span><text:span text:style-name="T65">)</text:span></text:p>
      <text:p text:style-name="P25"><text:span text:style-name="T64">ན༦ ཧེ་རུ་ཀ་གསུམ་གྱི་སྔགས། </text:span><text:span text:style-name="T65">(</text:span><text:span text:style-name="T64">༦༡ན</text:span><text:span text:style-name="T65">)</text:span><text:span text:style-name="T64"> </text:span></text:p>
      <text:p text:style-name="P25"><text:span text:style-name="T64">ད༣ བྱིན་རླབས་ཀྱི་སྔགས། </text:span><text:span text:style-name="T65">(</text:span><text:span text:style-name="T64">༦༡བ</text:span><text:span text:style-name="T65">)</text:span></text:p>
      <text:p text:style-name="P25"><text:span text:style-name="T64">ད༤ ས་སྦྱང་པའི་སྔགས། </text:span><text:span text:style-name="T65">(</text:span><text:span text:style-name="T64">༦༡བ</text:span><text:span text:style-name="T65">)</text:span></text:p>
      <text:p text:style-name="P25"><text:span text:style-name="T64">ད༥ ལས་ཚོགས་ཀྱི་སྔགས་ལ་ལྔ། </text:span><text:span text:style-name="T65">(</text:span><text:span text:style-name="T64">༦༡བ</text:span><text:span text:style-name="T65">)</text:span></text:p>
      <text:p text:style-name="P25"><text:soft-page-break/><text:span text:style-name="T64">ན༡ ལྷ་མོ་བརྒྱད་ཀྱི་ལས། </text:span><text:span text:style-name="T65">(</text:span><text:span text:style-name="T64">༦༡བ</text:span><text:span text:style-name="T65">)</text:span></text:p>
      <text:p text:style-name="P25"><text:span text:style-name="T64">ན༢ ཕྱག་བཅུ་དྲུག་པའི་ཆར་འབེབས། </text:span><text:span text:style-name="T65">(</text:span><text:span text:style-name="T64">༦༣བ</text:span><text:span text:style-name="T65">)</text:span></text:p>
      <text:p text:style-name="P25"><text:span text:style-name="T64">ན༣ ཕྱག་གཉིས་པའི་སྤྲིན་བྲལ་བ། </text:span><text:span text:style-name="T65">(</text:span><text:span text:style-name="T64">༦༥ན</text:span><text:span text:style-name="T65">)</text:span></text:p>
      <text:p text:style-name="P25"><text:span text:style-name="T64">ན༤ ཐུན་མོང་བའི་ལས་བཤད་པ་ལ་བརྒྱད། </text:span><text:span text:style-name="T65">(</text:span><text:span text:style-name="T64">༦༥ན</text:span><text:span text:style-name="T65">)</text:span></text:p>
      <text:p text:style-name="P25"><text:span text:style-name="T64">པ༡ རྡོ་རྗེ་གྲི་གུག་གི་ཆོ་ག །</text:span><text:span text:style-name="T65">(</text:span><text:span text:style-name="T64">༦༥བ</text:span><text:span text:style-name="T65">)</text:span></text:p>
      <text:p text:style-name="P25"><text:span text:style-name="T64">པ༢ ལྷ་དགས་པའི་ཆོ་ག །</text:span><text:span text:style-name="T65">(</text:span><text:span text:style-name="T64">༦༦ན</text:span><text:span text:style-name="T65">)</text:span></text:p>
      <text:p text:style-name="P25"><text:span text:style-name="T64">པ༣ ཚ་བས་གདུང་བའི་ཆོ་ག །</text:span><text:span text:style-name="T65">(</text:span><text:span text:style-name="T64">༦༦ན</text:span><text:span text:style-name="T65">)</text:span></text:p>
      <text:p text:style-name="P25"><text:span text:style-name="T64">པ༤ ཆང་སྐྱུག་པའི་ཆོ་ག །</text:span><text:span text:style-name="T65">(</text:span><text:span text:style-name="T64">༦༦བ</text:span><text:span text:style-name="T65">)</text:span></text:p>
      <text:p text:style-name="P25"><text:span text:style-name="T64">པ༥ མྱོས་མ་དགུག་པའི་ཆོ་ག །</text:span><text:span text:style-name="T65">(</text:span><text:span text:style-name="T64">༦༦བ</text:span><text:span text:style-name="T65">)</text:span></text:p>
      <text:p text:style-name="P25"><text:span text:style-name="T64">པ༦ ཉི་ཟླ་བཟུང་བའི་ཆོ་ག །</text:span><text:span text:style-name="T65">(</text:span><text:span text:style-name="T64">༦༧ན</text:span><text:span text:style-name="T65">)</text:span></text:p>
      <text:p text:style-name="P25"><text:span text:style-name="T64">པ༧ པྲ་འབེབས་པའི་ཆོ་ག །</text:span><text:span text:style-name="T65">(</text:span><text:span text:style-name="T64">༦༧བ</text:span><text:span text:style-name="T65">)</text:span></text:p>
      <text:p text:style-name="P25"><text:span text:style-name="T64">པ༨ དུད་འགྲོ་ལྔ་བསྐྲད་པའི་ཆོ་ག །</text:span><text:span text:style-name="T65">(</text:span><text:span text:style-name="T64">༦༨ན</text:span><text:span text:style-name="T65">)</text:span></text:p>
      <text:p text:style-name="P25"><text:span text:style-name="T64">ན༥ ལས་སྒྲུབ་ཀྱི་ལྷ་མོ་བདུན་བསྟན་པ། </text:span><text:span text:style-name="T65">(</text:span><text:span text:style-name="T64">༦༨བ</text:span><text:span text:style-name="T65">)</text:span></text:p>
      <text:p text:style-name="P25"><text:span text:style-name="T64">ཉ༣ ལེའུའི་མཚན། </text:span><text:span text:style-name="T65">(</text:span><text:span text:style-name="T64">༦༨བ</text:span><text:span text:style-name="T65">)</text:span></text:p>
      <text:p text:style-name="P99"><text:span text:style-name="T64">བརྟག་པ་</text:span><text:span text:style-name="T80">སྔ་མ</text:span><text:span text:style-name="T64">། གསུམ་པ་ལྷའི་ལེའུ། </text:span></text:p>
      <text:p text:style-name="P25"><text:span text:style-name="T64">ཇ༢༽ གསུམ་པ་ལྷའི་ལེའུ་བཤད་པ་ལ་གསུམ། </text:span><text:span text:style-name="T65">(</text:span><text:span text:style-name="T64">༦༨བ</text:span><text:span text:style-name="T65">)</text:span></text:p>
      <text:p text:style-name="P25"><text:span text:style-name="T64">ཉ༡ ལེའུའི་འབྲེལ། </text:span><text:span text:style-name="T65">(</text:span><text:span text:style-name="T64">༦༩ན</text:span><text:span text:style-name="T65">)</text:span></text:p>
      <text:p text:style-name="P25"><text:span text:style-name="T64">ཉ༢ ལེའུའི་དོན་ལ་གཉིས། </text:span><text:span text:style-name="T65">(</text:span><text:span text:style-name="T64">༦༩ན</text:span><text:span text:style-name="T65">)</text:span></text:p>
      <text:p text:style-name="P25"><text:span text:style-name="T64">ཏ༡ སྤྱི་དོན། </text:span><text:span text:style-name="T65">(</text:span><text:span text:style-name="T64">༦༩ན</text:span><text:span text:style-name="T65">)</text:span></text:p>
      <text:p text:style-name="P25"><text:span text:style-name="T64">ཏ༢ གཞུང་དོན་བཤད་པ་ལ་གཉིས། </text:span><text:span text:style-name="T65">(</text:span><text:span text:style-name="T64">༧༡བ</text:span><text:span text:style-name="T65">)</text:span></text:p>
      <text:p text:style-name="P25"><text:span text:style-name="T72">ཐ༡ བཤད་པར་དམ་བཅའ་བ། </text:span><text:span text:style-name="T73">(</text:span><text:span text:style-name="T72">༧༡བ</text:span><text:span text:style-name="T73">)</text:span></text:p>
      <text:p text:style-name="P25"><text:soft-page-break/><text:span text:style-name="T72">ཐ༢ གཞུང་དངོས་གཞི་བཤད་པ་ལ་གཉིས། </text:span><text:span text:style-name="T73">(</text:span><text:span text:style-name="T72">༧༡བ</text:span><text:span text:style-name="T73">)</text:span></text:p>
      <text:p text:style-name="P25"><text:span text:style-name="T64">ད༡ བསྐྱེད་ཆོག་ཐུན་མོང་དུ་བཤད་པ་ལ་གསུམ། </text:span><text:span text:style-name="T73">(</text:span><text:span text:style-name="T72">༧༡བ</text:span><text:span text:style-name="T73">)</text:span></text:p>
      <text:p text:style-name="P25"><text:span text:style-name="T64">ན༡ ཚད་མེད་དང་རྡོ་རྗེ་བཞི་བསྐྱེད་བཤད་པ། </text:span><text:span text:style-name="T73">(</text:span><text:span text:style-name="T72">༧༡བ</text:span><text:span text:style-name="T73">)</text:span></text:p>
      <text:p text:style-name="P25"><text:span text:style-name="T64">ན༢ བསྲུང་འཁོར་དང་ཆོ་ག་སུམ་བསྐྱེད་བཤད་པ། </text:span><text:span text:style-name="T73">(</text:span><text:span text:style-name="T72">༧༢བ</text:span><text:span text:style-name="T73">)</text:span></text:p>
      <text:p text:style-name="P25"><text:span text:style-name="T64">ན༣ ཚོགས་བསགས་དང་མངོན་བྱང་ལྔ་བསྐྱེད་བཤད་པ།</text:span><text:span text:style-name="T73">(</text:span><text:span text:style-name="T72">༧༣བ</text:span><text:span text:style-name="T73">)</text:span></text:p>
      <text:p text:style-name="P25"><text:span text:style-name="T64">ད༢ མངོན་རྟོགས་སོ་སོར་བསྟན་པ་ལ་གསུམ། </text:span><text:span text:style-name="T73">(</text:span><text:span text:style-name="T72">༧༤བ</text:span><text:span text:style-name="T73">)</text:span></text:p>
      <text:p text:style-name="P25"><text:span text:style-name="T64">ན༡ ཕྱག་གཉིས་པའི་མངོན་རྟོགས་བསྟན་པ། </text:span><text:span text:style-name="T73">(</text:span><text:span text:style-name="T72">༧༤བ</text:span><text:span text:style-name="T73">)</text:span></text:p>
      <text:p text:style-name="P25"><text:span text:style-name="T64">ན༢ ཕྱག་བཞི་པའི་མངོན་རྟོགས་བསྟན་པ། </text:span><text:span text:style-name="T73">(</text:span><text:span text:style-name="T72">༧༥བ</text:span><text:span text:style-name="T73">)</text:span></text:p>
      <text:p text:style-name="P25"><text:span text:style-name="T64">ན༣ ཕྱག་དྲུག་པའི་མངོན་རྟོགས་བསྟན་པ། </text:span><text:span text:style-name="T73">(</text:span><text:span text:style-name="T72">༧༥བ</text:span><text:span text:style-name="T73">)</text:span></text:p>
      <text:p text:style-name="P25"><text:span text:style-name="T64">ཉ༣ ལེའུའི་མཚན། </text:span><text:span text:style-name="T73">(</text:span><text:span text:style-name="T72">༧༦བ</text:span><text:span text:style-name="T73">)</text:span></text:p>
      <text:p text:style-name="P99"><text:span text:style-name="T64">བརྟག་པ་</text:span><text:span text:style-name="T80">སྔ་མ</text:span><text:span text:style-name="T64">། བཞི་པ་ལྷ་དབང་སྐུར་བའི་ལེའུ། </text:span></text:p>
      <text:p text:style-name="P25"><text:span text:style-name="T64">ཇ༣༽ བཞི་པ་ལྷ་དབང་སྐུར་བའི་ལེའུ་བཤད་པ་ལ་གསུམ། </text:span><text:span text:style-name="T73">(</text:span><text:span text:style-name="T72">༧༥བ</text:span><text:span text:style-name="T73">)</text:span></text:p>
      <text:p text:style-name="P25"><text:span text:style-name="T64">ཉ༡ ལེའུའི་འབྲེལ། </text:span><text:span text:style-name="T73">(</text:span><text:span text:style-name="T72">༧༥བ</text:span><text:span text:style-name="T73">)</text:span></text:p>
      <text:p text:style-name="P25"><text:span text:style-name="T64">ཉ༢ ལེའུའི་དོན་ལ་གཉིས། </text:span><text:span text:style-name="T73">(</text:span><text:span text:style-name="T72">༧༥བ</text:span><text:span text:style-name="T73">)</text:span></text:p>
      <text:p text:style-name="P25"><text:span text:style-name="T72">ཏ༡ སྤྱི་དོན། </text:span><text:span text:style-name="T73">(</text:span><text:span text:style-name="T72">༧༥བ</text:span><text:span text:style-name="T73">)</text:span></text:p>
      <text:p text:style-name="P25"><text:span text:style-name="T72">ཏ༢ གཞུང་དོན་ལ་གཉིས། </text:span><text:span text:style-name="T73">(</text:span><text:span text:style-name="T72">༧༧བ</text:span><text:span text:style-name="T73">)</text:span></text:p>
      <text:p text:style-name="P25"><text:span text:style-name="T72">ཐ༡ བཤད་པར་དམ་བཅའ་བ། </text:span><text:span text:style-name="T73">(</text:span><text:span text:style-name="T72">༧༧བ</text:span><text:span text:style-name="T73">)</text:span></text:p>
      <text:p text:style-name="P25"><text:span text:style-name="T72">ཐ༢ གཞུང་དངོས་གཞི་བཤད་པ་ལ་བཞི། </text:span><text:span text:style-name="T73">(</text:span><text:span text:style-name="T72">༧༧བ</text:span><text:span text:style-name="T73">)</text:span></text:p>
      <text:p text:style-name="P25"><text:span text:style-name="T64">ད༡ དབང་ལྷ་དགུག་ཅིང་གསོལ་བ་གདབ་པ། </text:span><text:span text:style-name="T73">(</text:span><text:span text:style-name="T72">༧༧བ</text:span><text:span text:style-name="T73">)</text:span></text:p>
      <text:p text:style-name="P25"><text:span text:style-name="T64">ད༢ དེས་དབང་བསྐུར་ཚུལ་བསྟན་པ། </text:span><text:span text:style-name="T73">(</text:span><text:span text:style-name="T72">༧༨ན</text:span><text:span text:style-name="T73">)</text:span></text:p>
      <text:p text:style-name="P25"><text:span text:style-name="T64">ད༣ རྒྱས་འདེབས་ཚུལ་བསྟན་པ། </text:span><text:span text:style-name="T73">(</text:span><text:span text:style-name="T72">༧༨ན</text:span><text:span text:style-name="T73">)</text:span></text:p>
      <text:p text:style-name="P25"><text:soft-page-break/><text:span text:style-name="T64">ད༤ ཞར་བྱུང་ཐུན་གྲངས་བསྟན་པ། </text:span><text:span text:style-name="T73">(</text:span><text:span text:style-name="T72">༧༨ན</text:span><text:span text:style-name="T73">)</text:span></text:p>
      <text:p text:style-name="P25"><text:span text:style-name="T64">ཉ༣ ལེའུའི་མཚན། </text:span><text:span text:style-name="T73">(</text:span><text:span text:style-name="T72">༧༨བ</text:span><text:span text:style-name="T73">)</text:span></text:p>
      <text:p text:style-name="P99"><text:span text:style-name="T64">བརྟག་པ་</text:span><text:span text:style-name="T80">སྔ་མ</text:span><text:span text:style-name="T64">། ལྔ་པ་དེ་ཁོ་ན་ཉིད་ཀྱི་ལེའུ། </text:span></text:p>
      <text:p text:style-name="P25"><text:span text:style-name="T64">ཇ༤༽ ལྔ་པ་དེ་ཁོ་ན་ཉིད་ཀྱི་ལེའུ་བཤད་པ་ལ་གསུམ། </text:span><text:span text:style-name="T65">(</text:span><text:span text:style-name="T64">༧༨བ</text:span><text:span text:style-name="T65">)</text:span></text:p>
      <text:p text:style-name="P25"><text:span text:style-name="T64">ཉ༡ ལེའུའི་འབྲེལ། </text:span><text:span text:style-name="T65">(</text:span><text:span text:style-name="T64">༧༨བ</text:span><text:span text:style-name="T65">)</text:span></text:p>
      <text:p text:style-name="P25"><text:span text:style-name="T64">ཉ༢ ལེའུའི་དོན་ལ་གཉིས། </text:span><text:span text:style-name="T65">(</text:span><text:span text:style-name="T64">༧༨བ</text:span><text:span text:style-name="T65">)</text:span></text:p>
      <text:p text:style-name="P25"><text:span text:style-name="T64">ཏ༡ སྤྱི་དོན། </text:span><text:span text:style-name="T65">(</text:span><text:span text:style-name="T64">༧༨བ</text:span><text:span text:style-name="T65">)</text:span></text:p>
      <text:p text:style-name="P25"><text:span text:style-name="T64">ཏ༢ གཞུང་དོན་ལ་གསུམ། </text:span><text:span text:style-name="T65">(</text:span><text:span text:style-name="T64">༨༣ན</text:span><text:span text:style-name="T65">)</text:span></text:p>
      <text:p text:style-name="P25"><text:span text:style-name="T64">ད༡ དེ་ཁོ་ན་ཉིད་ཀྱི་མཚན་ཉིད། </text:span><text:span text:style-name="T65">(</text:span><text:span text:style-name="T64">༨༣ན</text:span><text:span text:style-name="T65">)</text:span></text:p>
      <text:p text:style-name="P25"><text:span text:style-name="T64">ད༢ དེ་མངོན་དུ་བྱེད་པའི་ཐབས། </text:span><text:span text:style-name="T65">(</text:span><text:span text:style-name="T64">༨༣བ</text:span><text:span text:style-name="T65">)</text:span></text:p>
      <text:p text:style-name="P25"><text:span text:style-name="T64">ན༡ ཕྱག་རྒྱ་བསྟེན་ཚུལ་ལ་གཉིས། </text:span><text:span text:style-name="T65">(</text:span><text:span text:style-name="T64">༨༣བ</text:span><text:span text:style-name="T65">)</text:span></text:p>
      <text:p text:style-name="P25"><text:span text:style-name="T64">པ༡ སྤྱི་དོན། </text:span><text:span text:style-name="T65">(</text:span><text:span text:style-name="T64">༨༣བ</text:span><text:span text:style-name="T65">)</text:span></text:p>
      <text:p text:style-name="P25"><text:span text:style-name="T64">པ༢ གཞུན་དོན་ལ་གསུམ། </text:span><text:span text:style-name="T65">(</text:span><text:span text:style-name="T64">༨༤ན</text:span><text:span text:style-name="T65">)</text:span></text:p>
      <text:p text:style-name="P25"><text:span text:style-name="T64">ཕ༡ ཕྱག་རྒྱ་བསྟེན་ཚུལ། </text:span><text:span text:style-name="T65">(</text:span><text:span text:style-name="T64">༨༤ན</text:span><text:span text:style-name="T65">)</text:span></text:p>
      <text:p text:style-name="P25"><text:span text:style-name="T64">ཕ༢ དེའི་དམ་ཚིག །</text:span><text:span text:style-name="T65">(</text:span><text:span text:style-name="T64">༨༤བ</text:span><text:span text:style-name="T65">)</text:span></text:p>
      <text:p text:style-name="P25"><text:span text:style-name="T64">ཕ༣ ཕྱག་རྒྱའི་ངེས་ཚིག །</text:span><text:span text:style-name="T65">(</text:span><text:span text:style-name="T64">༨༥ན</text:span><text:span text:style-name="T65">)</text:span></text:p>
      <text:p text:style-name="P25"><text:span text:style-name="T64">ན༢ དེའི་རིགས་ཀྱི་རྣམ་དབྱེ་ལ་གཉིས། </text:span><text:span text:style-name="T65">(</text:span><text:span text:style-name="T64">༨༥ན</text:span><text:span text:style-name="T65">)</text:span></text:p>
      <text:p text:style-name="P25"><text:span text:style-name="T64">པ༡ སྤྱི་དོན། </text:span><text:span text:style-name="T65">(</text:span><text:span text:style-name="T64">༨༥ན</text:span><text:span text:style-name="T65">)</text:span></text:p>
      <text:p text:style-name="P25"><text:span text:style-name="T64">པ༢ གཞུན་དོན་ལ་དྲུག །</text:span><text:span text:style-name="T65">(</text:span><text:span text:style-name="T64">༨༥བ</text:span><text:span text:style-name="T65">)</text:span></text:p>
      <text:p text:style-name="P25"><text:span text:style-name="T64">ཕ༡ རིགས་ཀྱི་དབྱེ་བ་བསྟན་པ། </text:span><text:span text:style-name="T65">(</text:span><text:span text:style-name="T64">༨༥བ</text:span><text:span text:style-name="T65">)</text:span></text:p>
      <text:p text:style-name="P25"><text:span text:style-name="T64">ཕ༢ རིགས་སོ་སོའི་ཕྱག་རྒྱ་ངོས་བཟུང་བ། </text:span><text:span text:style-name="T65">(</text:span><text:span text:style-name="T64">༨༥བ</text:span><text:span text:style-name="T65">)</text:span></text:p>
      <text:p text:style-name="P25"><text:soft-page-break/><text:span text:style-name="T64">ཕ༣ དེ་དག་དེ་བཞིན་གཤེགས་པའི་རིགས་སུ་བསྟན་པ། </text:span><text:span text:style-name="T65">(</text:span><text:span text:style-name="T64">༨༦ན</text:span><text:span text:style-name="T65">)</text:span></text:p>
      <text:p text:style-name="P25"><text:span text:style-name="T64">ཕ༤ དེ་བཞིན་གཤེགས་པའི་ངེས་ཚིག །</text:span><text:span text:style-name="T65">(</text:span><text:span text:style-name="T64">༨༦ན</text:span><text:span text:style-name="T65">)</text:span></text:p>
      <text:p text:style-name="P25"><text:span text:style-name="T64">ཕ༥ རིགས་ཀྱི་དབྱེ་བསྡུ། </text:span><text:span text:style-name="T65">(</text:span><text:span text:style-name="T64">༨༦ན</text:span><text:span text:style-name="T65">)</text:span></text:p>
      <text:p text:style-name="P25"><text:span text:style-name="T64">ཕ༦ རིགས་ཀྱི་ངེས་ཚིག །</text:span><text:span text:style-name="T65">(</text:span><text:span text:style-name="T64">༨༦བ</text:span><text:span text:style-name="T65">)</text:span></text:p>
      <text:p text:style-name="P25"><text:span text:style-name="T64">ད༣ ཐབས་ལས་བྱུང་བའི་ཡོན་ཏན་བཤད་པ་ལ་བཞི། </text:span><text:span text:style-name="T65">(</text:span><text:span text:style-name="T64">༨༦བ</text:span><text:span text:style-name="T65">)</text:span></text:p>
      <text:p text:style-name="P25"><text:span text:style-name="T81">ན༡ ལྷན་སྐྱེས་ཡེ་ཤེས་ཀྱི་གནས་ལུགས། </text:span><text:span text:style-name="T82">(</text:span><text:span text:style-name="T81">༨༦བ</text:span><text:span text:style-name="T82">)</text:span></text:p>
      <text:p text:style-name="P25"><text:span text:style-name="T81">ན༢ དེ་ཐམས་ཅད་ཀྱི་བདག་ཉིད་དུ་བསྟན་པ་ལ་བཞི། </text:span><text:span text:style-name="T82">(</text:span><text:span text:style-name="T81">༨༦བ</text:span><text:span text:style-name="T82">)</text:span></text:p>
      <text:p text:style-name="P25"><text:span text:style-name="T64">པ༡ རང་གི་ལྷར་གནས་པ། </text:span><text:span text:style-name="T82">(</text:span><text:span text:style-name="T81">༨༦བ</text:span><text:span text:style-name="T82">)</text:span></text:p>
      <text:p text:style-name="P25"><text:span text:style-name="T64">པ༢ གཞན་གྱི་ལྷར་གནས་པ། </text:span><text:span text:style-name="T82">(</text:span><text:span text:style-name="T81">༨༧ན</text:span><text:span text:style-name="T82">)</text:span></text:p>
      <text:p text:style-name="P25"><text:span text:style-name="T64">པ༣ ལྷའི་ངེས་ཚིག །</text:span><text:span text:style-name="T82">(</text:span><text:span text:style-name="T81">༨༧བ</text:span><text:span text:style-name="T82">)</text:span></text:p>
      <text:p text:style-name="P25"><text:span text:style-name="T64">པ༤ བཅོམ་ལྡན་འདས་སུ་བསྟན་པ། </text:span><text:span text:style-name="T82">(</text:span><text:span text:style-name="T81">༨༧བ</text:span><text:span text:style-name="T82">)</text:span></text:p>
      <text:p text:style-name="P25"><text:span text:style-name="T81">ན༣ ཕྱག་རྒྱའི་མིང་དོན། </text:span><text:span text:style-name="T82">(</text:span><text:span text:style-name="T81">༨༨ན</text:span><text:span text:style-name="T82">)</text:span></text:p>
      <text:p text:style-name="P25"><text:span text:style-name="T81">ན༤ ཕན་ཡོན་གཞན་བཤད་པ། </text:span><text:span text:style-name="T82">(</text:span><text:span text:style-name="T81">༨༨བ</text:span><text:span text:style-name="T82">)</text:span></text:p>
      <text:p text:style-name="P25"><text:span text:style-name="T64">ཉ༣ ལེའུའི་མཚན། </text:span><text:span text:style-name="T82">(</text:span><text:span text:style-name="T81">༨༩ན</text:span><text:span text:style-name="T82">)</text:span></text:p>
      <text:p text:style-name="P99"><text:span text:style-name="T64">བརྟག་པ་</text:span><text:span text:style-name="T80">སྔ་མ</text:span><text:span text:style-name="T64">། དྲུག་པ་སྤྱོད་པའི་ལེའུ། </text:span></text:p>
      <text:p text:style-name="P25"><text:span text:style-name="T64">ཇ༥༽ དྲུག་པ་སྤྱོད་པའི་ལེའུ་བཤད་པ་ལ་གསུམ། </text:span><text:span text:style-name="T65">(</text:span><text:span text:style-name="T64">༨༩བ</text:span><text:span text:style-name="T65">)</text:span><text:span text:style-name="T64"> </text:span></text:p>
      <text:p text:style-name="P25"><text:span text:style-name="T64">ཉ༡ ལེའུའི་འབྲེལ། </text:span><text:span text:style-name="T82">(</text:span><text:span text:style-name="T81">༨༩བ</text:span><text:span text:style-name="T82">)</text:span></text:p>
      <text:p text:style-name="P25"><text:span text:style-name="T64">ཉ༢ ལེའུའི་དོན་ལ་གཉིས། </text:span><text:span text:style-name="T82">(</text:span><text:span text:style-name="T81">༨༩བ</text:span><text:span text:style-name="T82">)</text:span></text:p>
      <text:p text:style-name="P25"><text:span text:style-name="T81">ཏ༡ སྤྱི་དོན། </text:span><text:span text:style-name="T82">(</text:span><text:span text:style-name="T81">༨༩བ</text:span><text:span text:style-name="T82">)</text:span></text:p>
      <text:p text:style-name="P25"><text:span text:style-name="T81">ཏ༢ གཞུན་དོན་བཤད་པ་ལ་གཉིས། </text:span><text:span text:style-name="T82">(</text:span><text:span text:style-name="T81">༩༢བ</text:span><text:span text:style-name="T82">)</text:span></text:p>
      <text:p text:style-name="P25"><text:span text:style-name="T64">ཐ༡ བཤད་པར་དམ་བཅའ་བ། </text:span><text:span text:style-name="T82">(</text:span><text:span text:style-name="T81">༩༢བ</text:span><text:span text:style-name="T82">)</text:span></text:p>
      <text:p text:style-name="P25"><text:soft-page-break/><text:span text:style-name="T64">ཐ༢ གཞུང་དངོས་གཞི་བཤད་པ་ལ་གཉིས། </text:span><text:span text:style-name="T82">(</text:span><text:span text:style-name="T81">༩༢བ</text:span><text:span text:style-name="T82">)</text:span></text:p>
      <text:p text:style-name="P25"><text:span text:style-name="T64">ད༡ མདོར་བསྟན་པ་ལ་གསུམ། </text:span><text:span text:style-name="T82">(</text:span><text:span text:style-name="T81">༩༢བ</text:span><text:span text:style-name="T82">)</text:span></text:p>
      <text:p text:style-name="P25"><text:span text:style-name="T64">ན༡ སྤྱོད་པའི་དགོས་པ། </text:span><text:span text:style-name="T82">(</text:span><text:span text:style-name="T81">༩༢བ</text:span><text:span text:style-name="T82">)</text:span></text:p>
      <text:p text:style-name="P25"><text:span text:style-name="T64">ན༢ རྒྱན་གོས་དང་བཟའ་བ། </text:span><text:span text:style-name="T82">(</text:span><text:span text:style-name="T81">༩༢བ</text:span><text:span text:style-name="T82">)</text:span></text:p>
      <text:p text:style-name="P25"><text:span text:style-name="T64">ན༣ རྣལ་འབྱོར་པ་དང་གྲོགས་བསྟན་པ།</text:span><text:span text:style-name="T82">(</text:span><text:span text:style-name="T81">༩༣ན</text:span><text:span text:style-name="T82">)</text:span></text:p>
      <text:p text:style-name="P25"><text:span text:style-name="T64">ད༢ རྒྱས་པར་བཤད་ལ་བཞི། </text:span><text:span text:style-name="T82">(</text:span><text:span text:style-name="T81">༩༣བ</text:span><text:span text:style-name="T82">)</text:span></text:p>
      <text:p text:style-name="P25"><text:span text:style-name="T64">ན༡ གང་དུ་སྤྱོད་པའི་གནས། </text:span><text:span text:style-name="T82">(</text:span><text:span text:style-name="T81">༩༣བ</text:span><text:span text:style-name="T82">)</text:span></text:p>
      <text:p text:style-name="P25"><text:span text:style-name="T64">ན༢ གང་གིས་སྤྱོད་པའི་གང་ཟག །</text:span><text:span text:style-name="T82">(</text:span><text:span text:style-name="T81">༩༤ན</text:span><text:span text:style-name="T82">)</text:span></text:p>
      <text:p text:style-name="P25"><text:span text:style-name="T64">ན༣ ལྷན་ཅིག་སྤྱོད་པའི་གྲོགས་བཤད་པ་ལ་གཉིས། </text:span><text:span text:style-name="T82">(</text:span><text:span text:style-name="T81">༩༤ན</text:span><text:span text:style-name="T82">)</text:span></text:p>
      <text:p text:style-name="P25"><text:span text:style-name="T64">པ༡ བསྟེན་བྱའི་ཕྱག་རྒྱ། </text:span><text:span text:style-name="T82">(</text:span><text:span text:style-name="T81">༩༤ན</text:span><text:span text:style-name="T82">)</text:span></text:p>
      <text:p text:style-name="P25"><text:span text:style-name="T64">པ༢ དེ་ཇི་ལྟར་བསྟེན་ཚུལ། </text:span><text:span text:style-name="T82">(</text:span><text:span text:style-name="T81">༩༤ན</text:span><text:span text:style-name="T82">)</text:span></text:p>
      <text:p text:style-name="P25"><text:span text:style-name="T64">ན༤ ཇི་ལྟར་སྤྱོད་པའི་ཚུལ་ལ་གཉིས། </text:span><text:span text:style-name="T82">(</text:span><text:span text:style-name="T81">༩༤བ</text:span><text:span text:style-name="T82">)</text:span></text:p>
      <text:p text:style-name="P25"><text:span text:style-name="T64">པ༡ སྔོན་དུ་ངེས་པར་བྱ་བ་ལ་བཞི། </text:span><text:span text:style-name="T82">(</text:span><text:span text:style-name="T81">༩༤བ</text:span><text:span text:style-name="T82">)</text:span></text:p>
      <text:p text:style-name="P25"><text:span text:style-name="T64">ཕ༡ རྒྱན་དང་ཕྱག་མཚན་གྱི་རྣམ་དག །</text:span><text:span text:style-name="T82">(</text:span><text:span text:style-name="T81">༩༤བ</text:span><text:span text:style-name="T82">)</text:span></text:p>
      <text:p text:style-name="P25"><text:span text:style-name="T64">ཕ༢ རྣལ་འབྱོར་དང་གླུ་གར་གྱི་དག་པ། </text:span><text:span text:style-name="T82">(</text:span><text:span text:style-name="T81">༩༥བ</text:span><text:span text:style-name="T82">)</text:span></text:p>
      <text:p text:style-name="P25"><text:span text:style-name="T64">ཕ༣ བཟའ་བཏུང་གི་ངེས་པ། </text:span><text:span text:style-name="T82">(</text:span><text:span text:style-name="T81">༩༥བ</text:span><text:span text:style-name="T82">)</text:span></text:p>
      <text:p text:style-name="P25"><text:span text:style-name="T64">ཕ༤ རྒྱན་དང་ཕྱག་མཚན་གྱི་ངེས་པ་གཞན་བཤད་པ། </text:span><text:span text:style-name="T82">(</text:span><text:span text:style-name="T81">༩༦ན</text:span><text:span text:style-name="T82">)</text:span></text:p>
      <text:p text:style-name="P25"><text:span text:style-name="T64">པ༢ ཉམས་ལེན་གྱི་ཁྱད་པར་བཤད་པ་ལ་བདུན། </text:span><text:span text:style-name="T82">(</text:span><text:span text:style-name="T81">༩༧ན</text:span><text:span text:style-name="T82">)</text:span></text:p>
      <text:p text:style-name="P25"><text:span text:style-name="T64">ཕ༡ ཉོན་མོངས་པ་སྤང་བ། </text:span><text:span text:style-name="T82">(</text:span><text:span text:style-name="T81">༩༧ན</text:span><text:span text:style-name="T82">)</text:span></text:p>
      <text:p text:style-name="P25"><text:span text:style-name="T64">ཕ༢ ལུས་ཀྱི་བདག་འཛིན་སྤང་བ། </text:span><text:span text:style-name="T82">(</text:span><text:span text:style-name="T81">༩༧ན</text:span><text:span text:style-name="T82">)</text:span></text:p>
      <text:p text:style-name="P25"><text:span text:style-name="T64">ཕ༣ རྣམ་པར་རྟོག་པ་སྤང་བ། </text:span><text:span text:style-name="T82">(</text:span><text:span text:style-name="T81">༩༧བ</text:span><text:span text:style-name="T82">)</text:span></text:p>
      <text:p text:style-name="P25"><text:soft-page-break/><text:span text:style-name="T64">ཕ༤ ངན་འགྲོའི་རྒྱུ་སྤང་བ། </text:span><text:span text:style-name="T82">(</text:span><text:span text:style-name="T81">༩༨ན</text:span><text:span text:style-name="T82">)</text:span></text:p>
      <text:p text:style-name="P25"><text:span text:style-name="T64">ཕ༥ མཚན་བཅས་ཀྱི་རྣལ་འབྱོར་སྤང་བ། </text:span><text:span text:style-name="T82">(</text:span><text:span text:style-name="T81">༩༨ན</text:span><text:span text:style-name="T82">)</text:span><text:span text:style-name="T81"> </text:span></text:p>
      <text:p text:style-name="P25"><text:span text:style-name="T64">ཕ༦ ཉམ་ང་བ་སྤང་བ། </text:span><text:span text:style-name="T82">(</text:span><text:span text:style-name="T81">༩༨བ</text:span><text:span text:style-name="T82">)</text:span></text:p>
      <text:p text:style-name="P25"><text:span text:style-name="T64">ཕ༧ སྙིང་རྗེའི་རྒྱུད་གང་བར་བྱ་བ། </text:span><text:span text:style-name="T82">(</text:span><text:span text:style-name="T81">༩༨བ</text:span><text:span text:style-name="T82">)</text:span></text:p>
      <text:p text:style-name="P25"><text:span text:style-name="T64">ཉ༣ ལེའུའི་མཚན། </text:span><text:span text:style-name="T82">(</text:span><text:span text:style-name="T81">༩༩ན</text:span><text:span text:style-name="T82">)</text:span></text:p>
      <text:p text:style-name="P99"><text:span text:style-name="T64">བརྟག་པ་</text:span><text:span text:style-name="T80">སྔ་མ</text:span><text:span text:style-name="T64">། བདུན་པ་བརྡ་དང་གནས་གཏན་ལ་དབབ་པའི་ལེའུ། </text:span></text:p>
      <text:p text:style-name="P25"><text:span text:style-name="T64">ཇ༦༽ བདུན་པ་བརྡ་དང་གནས་གཏན་ལ་དབབ་པའི་ལེའུ་བཤད་པ་ལ་གསུམ། </text:span><text:span text:style-name="T82">(</text:span><text:span text:style-name="T81">༩༩ན</text:span><text:span text:style-name="T82">)</text:span></text:p>
      <text:p text:style-name="P25"><text:span text:style-name="T64">ཉ༡ ལེའུ་འབྲེལ། </text:span><text:span text:style-name="T82">(</text:span><text:span text:style-name="T81">༩༩ན</text:span><text:span text:style-name="T82">)</text:span></text:p>
      <text:p text:style-name="P25"><text:span text:style-name="T64">ཉ༢ ལེའུའི་དོན་ལ་གཉིས། </text:span><text:span text:style-name="T82">(</text:span><text:span text:style-name="T81">༩༩ན</text:span><text:span text:style-name="T82">)</text:span></text:p>
      <text:p text:style-name="P25"><text:span text:style-name="T81">ཏ༡ སྤྱི་དོན། </text:span><text:span text:style-name="T82">(</text:span><text:span text:style-name="T81">༩༩ན</text:span><text:span text:style-name="T82">)</text:span></text:p>
      <text:p text:style-name="P25"><text:span text:style-name="T81">ཏ༢ གཞུང་དོན་ལ་གཉིས། </text:span><text:span text:style-name="T82">(</text:span><text:span text:style-name="T81">༩༩བ</text:span><text:span text:style-name="T82">)</text:span></text:p>
      <text:p text:style-name="P25"><text:span text:style-name="T64">ཐ༡ བཤད་པར་དམ་བཅའ་བ། </text:span><text:span text:style-name="T82">(</text:span><text:span text:style-name="T81">༩༩བ</text:span><text:span text:style-name="T82">)</text:span></text:p>
      <text:p text:style-name="P25"><text:span text:style-name="T64">ཐ༢ གཞུང་དངོས་གཞི་བཤད་པ་ལ་བཞི། </text:span><text:span text:style-name="T82">(</text:span><text:span text:style-name="T81">༩༩བ</text:span><text:span text:style-name="T82">)</text:span></text:p>
      <text:p text:style-name="P25"><text:span text:style-name="T64">ད༡ གང་གི་འདུ་བའི་བརྡ་བཤད་པ་ལ་གསུམ། </text:span><text:span text:style-name="T82">(</text:span><text:span text:style-name="T81">༩༩བ</text:span><text:span text:style-name="T82">)</text:span></text:p>
      <text:p text:style-name="P25"><text:span text:style-name="T64">ན༡ དོན་སྟོན་པ་སྙུན་གྱི་བརྡ། </text:span><text:span text:style-name="T82">(</text:span><text:span text:style-name="T81">༩༩བ</text:span><text:span text:style-name="T82">)</text:span></text:p>
      <text:p text:style-name="P25"><text:span text:style-name="T64">ན༢ དངོས་སུ་དོན་སྟོན་པ་མེད་པའི་བརྡ། </text:span><text:span text:style-name="T82">(</text:span><text:span text:style-name="T81">༡༠༠ན</text:span><text:span text:style-name="T82">)</text:span><text:span text:style-name="T81"> </text:span></text:p>
      <text:p text:style-name="P25"><text:span text:style-name="T64">ན༣ དམ་ཚིག་ཅན་འདུ་བའི་བརྡ། </text:span><text:span text:style-name="T82">(</text:span><text:span text:style-name="T81">༡༠༠བ</text:span><text:span text:style-name="T82">)</text:span></text:p>
      <text:p text:style-name="P25"><text:span text:style-name="T64">ད༢ གང་དུ་འདུ་བའི་གནས་བཤད་པ་ལ་གཉིས། </text:span><text:span text:style-name="T82">(</text:span><text:span text:style-name="T81">༡༠༡བ</text:span><text:span text:style-name="T82">)</text:span><text:span text:style-name="T81"> </text:span></text:p>
      <text:p text:style-name="P25"><text:span text:style-name="T81">ན༡ མདོར་བསྟན་པ་ལ་གཉིས། </text:span><text:span text:style-name="T82">(</text:span><text:span text:style-name="T81">༡༠༡བ</text:span><text:span text:style-name="T82">)</text:span></text:p>
      <text:p text:style-name="P25"><text:span text:style-name="T81">པ༡ སྤྱི་དོན། </text:span><text:span text:style-name="T82">(</text:span><text:span text:style-name="T81">༡༠༡བ</text:span><text:span text:style-name="T82">)</text:span></text:p>
      <text:p text:style-name="P25"><text:span text:style-name="T81">པ༢ གཞུང་དོན། </text:span><text:span text:style-name="T82">(</text:span><text:span text:style-name="T81">༡༠༢བ</text:span><text:span text:style-name="T82">)</text:span></text:p>
      <text:p text:style-name="P25"><text:soft-page-break/><text:span text:style-name="T81">ན༢ རྒྱས་པར་བཤད་པ་ལ་གཉིས། </text:span><text:span text:style-name="T82">(</text:span><text:span text:style-name="T81">༡༠༣བ</text:span><text:span text:style-name="T82">)</text:span></text:p>
      <text:p text:style-name="P25"><text:span text:style-name="T81">པ༡ སྤྱི་དོན། </text:span><text:span text:style-name="T82">(</text:span><text:span text:style-name="T81">༡༠༣བ</text:span><text:span text:style-name="T82">)</text:span></text:p>
      <text:p text:style-name="P25"><text:span text:style-name="T81">པ༢ གཞུང་དོན་ལ་གཉིས། </text:span><text:span text:style-name="T82">(</text:span><text:span text:style-name="T81">༡༠༧བ</text:span><text:span text:style-name="T82">)</text:span></text:p>
      <text:p text:style-name="P25"><text:span text:style-name="T81">ཕ༡ ཞུས་པ། </text:span><text:span text:style-name="T82">(</text:span><text:span text:style-name="T81">༡༠༧བ</text:span><text:span text:style-name="T82">)</text:span></text:p>
      <text:p text:style-name="P25"><text:span text:style-name="T81">ཕ༢ ལན་བསྟན་པ་ལ་ལྔ། </text:span><text:span text:style-name="T82">(</text:span><text:span text:style-name="T81">༡༠༧བ</text:span><text:span text:style-name="T82">)</text:span></text:p>
      <text:p text:style-name="P25"><text:span text:style-name="T72">བ༡ གནས་དང་ཉེ་གནས་བཤད་པ། </text:span><text:span text:style-name="T82">(</text:span><text:span text:style-name="T81">༡༠༧བ</text:span><text:span text:style-name="T82">)</text:span><text:span text:style-name="T81"> </text:span></text:p>
      <text:p text:style-name="P25"><text:span text:style-name="T72">བ༢ ཞིང་དང་ཉེ་ཞིང་བཤད་པ། </text:span><text:span text:style-name="T82">(</text:span><text:span text:style-name="T81">༡༠༧བ</text:span><text:span text:style-name="T82">)</text:span><text:span text:style-name="T81"> </text:span></text:p>
      <text:p text:style-name="P25"><text:span text:style-name="T72">བ༣ ཚན་དྷོ་དང་ཉེ་བའི་ཚན་དྷོ་བཤད་པ། </text:span><text:span text:style-name="T82">(</text:span><text:span text:style-name="T81">༡༠༨ན</text:span><text:span text:style-name="T82">)</text:span><text:span text:style-name="T81"> </text:span></text:p>
      <text:p text:style-name="P25"><text:span text:style-name="T72">བ༤ འཐུང་གཅོད་དང་ཉེ་བའི་འཐུང་གཅོད་བཤད་པ། </text:span><text:span text:style-name="T82">(</text:span><text:span text:style-name="T81">༡༠༨ན</text:span><text:span text:style-name="T82">)</text:span><text:span text:style-name="T81"> </text:span></text:p>
      <text:p text:style-name="P25"><text:span text:style-name="T72">བ༥ དུར་ཁྲོད་དང་ཉེ་བའི་དུར་ཁྲོད་བཤད་པ།</text:span><text:span text:style-name="T64"> </text:span><text:span text:style-name="T82">(</text:span><text:span text:style-name="T81">༡༠༨བ</text:span><text:span text:style-name="T82">)</text:span></text:p>
      <text:p text:style-name="P25"><text:span text:style-name="T64">ད༣ གང་ལ་འདུ་བའི་དུས་བཤད་པ་ལ་གཉིས། </text:span><text:span text:style-name="T82">(</text:span><text:span text:style-name="T81">༡༠༩ན</text:span><text:span text:style-name="T82">)</text:span></text:p>
      <text:p text:style-name="P25"><text:span text:style-name="T64">ན༡ མཚམས་སྦྱར་བ། </text:span><text:span text:style-name="T82">(</text:span><text:span text:style-name="T81">༡༠༩ན</text:span><text:span text:style-name="T82">)</text:span><text:span text:style-name="T81"> </text:span></text:p>
      <text:p text:style-name="P25"><text:span text:style-name="T64">ན༢ དོན་དངོས། </text:span><text:span text:style-name="T82">(</text:span><text:span text:style-name="T81">༡༠༩བ</text:span><text:span text:style-name="T82">)</text:span></text:p>
      <text:p text:style-name="P25"><text:span text:style-name="T64">ད༤ དེ་ལྟར་འདུས་པའི་བྱ་བ་བཤད་པ་ལ་གསུམ། </text:span><text:span text:style-name="T82">(</text:span><text:span text:style-name="T81">༡༡༠ན</text:span><text:span text:style-name="T82">)</text:span></text:p>
      <text:p text:style-name="P25"><text:span text:style-name="T64">ན༡ ཚོགས་ཀྱི་ཡོ་བྱད་བཤད་པ་ལ་གཉིས། </text:span><text:span text:style-name="T82">(</text:span><text:span text:style-name="T81">༡༡༠ན</text:span><text:span text:style-name="T82">)</text:span></text:p>
      <text:p text:style-name="P25"><text:span text:style-name="T64">པ༡ ཤ་ཆེན་བཟའ་བར་སྟོན་པ། </text:span><text:span text:style-name="T82">(</text:span><text:span text:style-name="T81">༡༡༠ན</text:span><text:span text:style-name="T82">)</text:span></text:p>
      <text:p text:style-name="P25"><text:span text:style-name="T64">པ༢ གསོད་པའི་གནང་དགག་བཤད་པ། </text:span><text:span text:style-name="T82">(</text:span><text:span text:style-name="T81">༡༡༠ན</text:span><text:span text:style-name="T82">)</text:span></text:p>
      <text:p text:style-name="P25"><text:span text:style-name="T64">ན༢ ཚོགས་ཀྱི་རྣལ་འབྱོར་བཤད་པ། </text:span><text:span text:style-name="T82">(</text:span><text:span text:style-name="T81">༡༡༡བ</text:span><text:span text:style-name="T82">)</text:span></text:p>
      <text:p text:style-name="P25"><text:span text:style-name="T64">ན༣ དེ་དག་གི་ཕན་ཡོན་བཤད་པ་ལ་གསུམ། </text:span><text:span text:style-name="T82">(</text:span><text:span text:style-name="T81">༡༡༡བ</text:span><text:span text:style-name="T82">)</text:span></text:p>
      <text:p text:style-name="P25"><text:span text:style-name="T64">པ༡ བཟའ་བཏུང་སོགས་ཀྱི་ཕན་ཡོན་བཤད་པ། </text:span><text:span text:style-name="T82">(</text:span><text:span text:style-name="T81">༡༡༡བ</text:span><text:span text:style-name="T82">)</text:span></text:p>
      <text:p text:style-name="P25"><text:span text:style-name="T64">པ༢ འཕྲོས་དོན་ཡི་གེ་བཞིའི་ངེས་ཚིག་བཤད་པ། </text:span><text:span text:style-name="T82">(</text:span><text:span text:style-name="T81">༡༡༢ན</text:span><text:span text:style-name="T82">)</text:span></text:p>
      <text:p text:style-name="P25"><text:span text:style-name="T64">པ༣ ཚོགས་ཤའི་ཕན་ཡོན་བཤད་པ། </text:span><text:span text:style-name="T82">(</text:span><text:span text:style-name="T81">༡༡༢ན</text:span><text:span text:style-name="T82">)</text:span></text:p>
      <text:p text:style-name="P25"><text:soft-page-break/><text:span text:style-name="T64">ཉ༣ ལེའུའི་མཚན། </text:span><text:span text:style-name="T82">(</text:span><text:span text:style-name="T81">༡༡༣</text:span><text:span text:style-name="T82">)</text:span></text:p>
      <text:p text:style-name="P99"><text:span text:style-name="T64">བརྟག་པ་</text:span><text:span text:style-name="T80">སྔ་མ</text:span><text:span text:style-name="T64">། བརྒྱད་པ་རྣལ་འབྱོར་མའི་འཁོར་ལོ་འདུ་བའི་ལེའུ། </text:span></text:p>
      <text:p text:style-name="P25"><text:span text:style-name="T64">ཇ༧༽ བརྒྱད་པ་རྣལ་འབྱོར་མའི་འཁོར་ལོ་འདུ་བའི་ལེའུ་བཤད་པ་ལ་གསུམ། </text:span><text:span text:style-name="T82">(</text:span><text:span text:style-name="T81">༡༡༣</text:span><text:span text:style-name="T82">)</text:span></text:p>
      <text:p text:style-name="P25"><text:span text:style-name="T64">ཉ༡ ལེའུའི་འབྲེལ། </text:span><text:span text:style-name="T82">(</text:span><text:span text:style-name="T81">༡༡༣</text:span><text:span text:style-name="T82">)</text:span></text:p>
      <text:p text:style-name="P25"><text:span text:style-name="T64">ཉ༢ ལེའུའི་དོན་ལ་གཉིས། </text:span><text:span text:style-name="T82">(</text:span><text:span text:style-name="T81">༡༡༣</text:span><text:span text:style-name="T82">)</text:span></text:p>
      <text:p text:style-name="P25"><text:span text:style-name="T81">ཏ༡ སྤྱི་དོན། </text:span><text:span text:style-name="T82">(</text:span><text:span text:style-name="T81">༡༡༣</text:span><text:span text:style-name="T82">)</text:span></text:p>
      <text:p text:style-name="P25"><text:span text:style-name="T81">ཏ༢ གཞུན་དོན་ལ་གཉིས། </text:span><text:span text:style-name="T82">(</text:span><text:span text:style-name="T81">༡༡༧བ</text:span><text:span text:style-name="T82">)</text:span></text:p>
      <text:p text:style-name="P25"><text:span text:style-name="T64">ད༡ བསྐྱེད་རིམ་བཤད་པ་ལ་གཉིས། </text:span><text:span text:style-name="T82">(</text:span><text:span text:style-name="T81">༡༡༧བ</text:span><text:span text:style-name="T82">)</text:span></text:p>
      <text:p text:style-name="P25"><text:span text:style-name="T64">ན༡ རྟེན་གཞལ་ཡས་ཁང་བསྐྱེད་པ་ལ་གཉིས། </text:span><text:span text:style-name="T82">(</text:span><text:span text:style-name="T81">༡༡༧བ</text:span><text:span text:style-name="T82">)</text:span><text:span text:style-name="T64"> </text:span></text:p>
      <text:p text:style-name="P25"><text:span text:style-name="T64">པ༡ འབྱུང་རིམ་སོགས་ལས་རྟེན་བསྐྱེད་པ་ལ་གཉིས། </text:span><text:span text:style-name="T82">(</text:span><text:span text:style-name="T81">༡༡༧བ</text:span><text:span text:style-name="T82">)</text:span></text:p>
      <text:p text:style-name="P25"><text:span text:style-name="T64">ཕ༡ བཤད་པའི་རྣམ་གྲངས་བསྟན་པ། </text:span><text:span text:style-name="T82">(</text:span><text:span text:style-name="T81">༡༡༧བ</text:span><text:span text:style-name="T82">)</text:span></text:p>
      <text:p text:style-name="P25"><text:span text:style-name="T64">ཕ༢ གཞུང་དོན་དངོས་བཤད་པ་ལ་གཉིས། </text:span><text:span text:style-name="T82">(</text:span><text:span text:style-name="T81">༡༡༨ན</text:span><text:span text:style-name="T82">)</text:span></text:p>
      <text:p text:style-name="P25"><text:span text:style-name="T64">བ༡ མདོར་བསྟན་པ། </text:span><text:span text:style-name="T82">(</text:span><text:span text:style-name="T81">༡༡༨ན</text:span><text:span text:style-name="T82">)</text:span></text:p>
      <text:p text:style-name="P25"><text:span text:style-name="T64">བ༢ རྒྱས་པར་བཤད་པ། </text:span><text:span text:style-name="T82">(</text:span><text:span text:style-name="T81">༡༡༨བ</text:span><text:span text:style-name="T82">)</text:span></text:p>
      <text:p text:style-name="P25"><text:span text:style-name="T64">པ༢ གཞལ་ཡས་ཁང་གདན་བཅས་ཉིད་བཤད་པ་གཉིས་ཀྱི། </text:span><text:span text:style-name="T82">(</text:span><text:span text:style-name="T81">༡༡༩ན</text:span><text:span text:style-name="T82">)</text:span></text:p>
      <text:p text:style-name="P25"><text:span text:style-name="T64">ན༢ བརྟེན་པ་ལྷ་བསྐྱེད་པ་ལ་ལྔ། </text:span><text:span text:style-name="T82">(</text:span><text:span text:style-name="T81">༡༡༩བ</text:span><text:span text:style-name="T82">)</text:span></text:p>
      <text:p text:style-name="P25"><text:span text:style-name="T64">པ༡ ལྷ་བསྐྱེད་པའི་ཆོ་ག་བཤད་པ་ལ་གཉིས། </text:span><text:span text:style-name="T82">(</text:span><text:span text:style-name="T81">༡༡༩བ</text:span><text:span text:style-name="T82">)</text:span></text:p>
      <text:p text:style-name="P25"><text:span text:style-name="T64">ཕ༡ བཤད་པའི་རྣམ་གྲངས་བསྟན་པ། </text:span><text:span text:style-name="T82">(</text:span><text:span text:style-name="T81">༡༡༩བ</text:span><text:span text:style-name="T82">)</text:span></text:p>
      <text:p text:style-name="P25"><text:span text:style-name="T64">ཕ༢ གཞུང་དོན་ཉིད་བཤད་པ་ལ་གཉིས། </text:span><text:span text:style-name="T82">(</text:span><text:span text:style-name="T81">༡༢༡ན</text:span><text:span text:style-name="T82">)</text:span></text:p>
      <text:p text:style-name="P25"><text:span text:style-name="T64">བ༡ གཙོ་འཁོར་ཐུན་མོང་གི་བསྐྱེད་ཆོག་བཤད་པ་ལ་གཉིས། </text:span><text:span text:style-name="T82">(</text:span><text:span text:style-name="T81">༡༢༡ན</text:span><text:span text:style-name="T82">)</text:span></text:p>
      <text:p text:style-name="P25"><text:span text:style-name="T64">མ༡ མངོན་བྱང་ལྔའི་བསྐྱེད་ཆོག་བཤད་པ་ལ་གཉིས། </text:span><text:span text:style-name="T82">(</text:span><text:span text:style-name="T81">༡༢༡ན</text:span><text:span text:style-name="T82">)</text:span></text:p>
      <text:p text:style-name="P25"><text:soft-page-break/><text:span text:style-name="T64">ཙ༡ སྤྱི་དོན། </text:span><text:span text:style-name="T82">(</text:span><text:span text:style-name="T81">༡༢༡བ</text:span><text:span text:style-name="T82">)</text:span></text:p>
      <text:p text:style-name="P25"><text:span text:style-name="T64">ཙ༢ གཞུང་དོན། </text:span><text:span text:style-name="T82">(</text:span><text:span text:style-name="T81">༡༢༡བ</text:span><text:span text:style-name="T82">)</text:span></text:p>
      <text:p text:style-name="P25"><text:span text:style-name="T64">མ༢ དེ་ཉིད་ཡེ་ཤེས་ལྔར་འཇོག་ཚུལ་བཤད་པ་ལ་གཉིས། </text:span><text:span text:style-name="T82">(</text:span><text:span text:style-name="T81">༡༢༢བ</text:span><text:span text:style-name="T82">)</text:span></text:p>
      <text:p text:style-name="P25"><text:span text:style-name="T64">ཙ༡ སྤྱི་དོན། </text:span><text:span text:style-name="T82">(</text:span><text:span text:style-name="T81">༡༢༢བ</text:span><text:span text:style-name="T82">)</text:span></text:p>
      <text:p text:style-name="P25"><text:span text:style-name="T64">ཙ༢ གཞུང་དོན། </text:span><text:span text:style-name="T82">(</text:span><text:span text:style-name="T81">༡༢༤ན</text:span><text:span text:style-name="T82">)</text:span></text:p>
      <text:p text:style-name="P25"><text:span text:style-name="T64">བ༢ སོ་སོའི་རྣམ་དབྱེ་བཤད་པ་ལ་གཉིས། </text:span><text:span text:style-name="T82">(</text:span><text:span text:style-name="T81">༡༢༤ན</text:span><text:span text:style-name="T82">)</text:span></text:p>
      <text:p text:style-name="P25"><text:span text:style-name="T64">མ༡ གཙོ་མོའི་མངོན་བྱང་གི་རྣམ་དབྱེ་བཤད་པ། </text:span><text:span text:style-name="T82">(</text:span><text:span text:style-name="T81">༡༢༤ན</text:span><text:span text:style-name="T82">)</text:span></text:p>
      <text:p text:style-name="P25"><text:span text:style-name="T64">མ༢ འཁོར་གྱི་མངོན་བྱང་གི་རྣམ་དབྱེ་བཤད་པ། </text:span><text:span text:style-name="T82">(</text:span><text:span text:style-name="T81">༡༢༥བ</text:span><text:span text:style-name="T82">)</text:span></text:p>
      <text:p text:style-name="P25"><text:span text:style-name="T64">པ༢ གནས་སོ་སོར་དགོད་ཚུལ་བཤད་པ་ལ་གཉིས། </text:span><text:span text:style-name="T82">(</text:span><text:span text:style-name="T81">༡༢༦ན</text:span><text:span text:style-name="T82">)</text:span></text:p>
      <text:p text:style-name="P25"><text:span text:style-name="T64">ཕ༡ འཕར་མ་ནང་མའི་ལྷ་དགོད་པ། </text:span><text:span text:style-name="T82">(</text:span><text:span text:style-name="T81">༡༢༦ན</text:span><text:span text:style-name="T82">)</text:span></text:p>
      <text:p text:style-name="P25"><text:span text:style-name="T64">ཕ༢ ཕྱི་མའི་ལྷ་དགོད་པ། </text:span><text:span text:style-name="T82">(</text:span><text:span text:style-name="T81">༡༢༦ན</text:span><text:span text:style-name="T82">)</text:span></text:p>
      <text:p text:style-name="P25"><text:span text:style-name="T64">པ༣ ལྷ་རྣམས་ཀྱི་མངོན་རྟོགས་བཤད་པ་ལ་གཉིས། </text:span><text:span text:style-name="T82">(</text:span><text:span text:style-name="T81">༡༢༦བ</text:span><text:span text:style-name="T82">)</text:span></text:p>
      <text:p text:style-name="P25"><text:span text:style-name="T64">ཕ༡ མངོན་རྟོགས་དངོས་བཤད་པ། </text:span><text:span text:style-name="T82">(</text:span><text:span text:style-name="T81">༡༢༦བ</text:span><text:span text:style-name="T82">)</text:span></text:p>
      <text:p text:style-name="P25"><text:span text:style-name="T64">ཕ༢ ཕྱག་མཚན་དང་གདན་གྱི་རྣམ་དག་བཤད་པ། </text:span><text:span text:style-name="T82">(</text:span><text:span text:style-name="T81">༡༢༧ན</text:span><text:span text:style-name="T82">)</text:span></text:p>
      <text:p text:style-name="P25"><text:span text:style-name="T64">པ༤ དེ་བསྒོམ་པའི་ཕན་ཡོན་བསྟནད་པ། </text:span><text:span text:style-name="T82">(</text:span><text:span text:style-name="T81">༡༢༧ན</text:span><text:span text:style-name="T82">)</text:span></text:p>
      <text:p text:style-name="P25"><text:span text:style-name="T64">པ༥ ཡན་ལག་དྲུག་སྒོམ་ཚུལ་བཤད་པ་ལ་གཉིས། </text:span><text:span text:style-name="T82">(</text:span><text:span text:style-name="T81">༡༢༧ན</text:span><text:span text:style-name="T82">)</text:span></text:p>
      <text:p text:style-name="P25"><text:span text:style-name="T64">ཕ༡ དོགས་གཅོད། </text:span><text:span text:style-name="T82">(</text:span><text:span text:style-name="T81">༡༢༧ན</text:span><text:span text:style-name="T82">)</text:span></text:p>
      <text:p text:style-name="P25"><text:span text:style-name="T64">ཕ༢ གཞུང་དོན། </text:span><text:span text:style-name="T82">(</text:span><text:span text:style-name="T81">༡༢༨ན</text:span><text:span text:style-name="T82">)</text:span></text:p>
      <text:p text:style-name="P25"><text:span text:style-name="T64">ད༢ རྫོགས་རིམ་བཤད་པ་ལ་གཉིས། </text:span><text:span text:style-name="T82">(</text:span><text:span text:style-name="T81">༡༢༨བ</text:span><text:span text:style-name="T82">)</text:span></text:p>
      <text:p text:style-name="P25"><text:span text:style-name="T64">ན༡ རིམ་པ་གཉིས་ཀྱི་མཚམས་སྦྱར་བ་ལ་གཉིས། </text:span><text:span text:style-name="T82">(</text:span><text:span text:style-name="T81">༡༢༨བ</text:span><text:span text:style-name="T82">)</text:span></text:p>
      <text:p text:style-name="P25"><text:span text:style-name="T64">པ༡ སྤྱི་དོན། </text:span><text:span text:style-name="T82">(</text:span><text:span text:style-name="T81">༡༢༨བ</text:span><text:span text:style-name="T82">)</text:span><text:span text:style-name="T81"> </text:span></text:p>
      <text:p text:style-name="P25"><text:soft-page-break/><text:span text:style-name="T64">པ༢ གཞུང་དོན། </text:span><text:span text:style-name="T82">(</text:span><text:span text:style-name="T81">༡༣༠བ</text:span><text:span text:style-name="T82">)</text:span></text:p>
      <text:p text:style-name="P25"><text:span text:style-name="T64">ན༢ རྫོགས་རིམ་ཉིད་བཤད་པ་ལ་གཉིས། </text:span><text:span text:style-name="T82">(</text:span><text:span text:style-name="T81">༡༣༠བ</text:span><text:span text:style-name="T82">)</text:span></text:p>
      <text:p text:style-name="P25"><text:span text:style-name="T64">པ༡ སྤྱི་དོན། </text:span><text:span text:style-name="T82">(</text:span><text:span text:style-name="T81">༡༣༠བ</text:span><text:span text:style-name="T82">)</text:span><text:span text:style-name="T81"> </text:span></text:p>
      <text:p text:style-name="P25"><text:span text:style-name="T64">པ༢ གཞུང་དོན་བཤད་པ་ལ་གསུམ། </text:span><text:span text:style-name="T82">(</text:span><text:span text:style-name="T81">༡༣༤ན</text:span><text:span text:style-name="T82">)</text:span></text:p>
      <text:p text:style-name="P25"><text:span text:style-name="T81">ཕ༡ མདོར་བསྟན་པ། </text:span><text:span text:style-name="T82">(</text:span><text:span text:style-name="T81">༡༣༤ན</text:span><text:span text:style-name="T82">)</text:span></text:p>
      <text:p text:style-name="P25"><text:span text:style-name="T81">ཕ༢ རྒྱས་པར་བཤད་པ་ལ་གསུམ། </text:span><text:span text:style-name="T82">(</text:span><text:span text:style-name="T81">༡༣༤བ</text:span><text:span text:style-name="T82">)</text:span></text:p>
      <text:p text:style-name="P25"><text:span text:style-name="T64">བ༡ ལྷན་སྐྱེས་གཏན་ལ་དབབ་པ་ལ་གསུམ། </text:span><text:span text:style-name="T82">(</text:span><text:span text:style-name="T81">༡༣༤བ</text:span><text:span text:style-name="T82">)</text:span></text:p>
      <text:p text:style-name="P25"><text:span text:style-name="T64">མ༡ ལྷན་སྐྱེས་ཀྱི་རྣམ་དབྱེ། </text:span><text:span text:style-name="T82">(</text:span><text:span text:style-name="T81">༡༣༤བ</text:span><text:span text:style-name="T82">)</text:span></text:p>
      <text:p text:style-name="P25"><text:span text:style-name="T64">མ༢ དགའ་བ་བཞིའི་ཁྱད་པར་བཤད་པ་ལ་གསུམ། </text:span><text:span text:style-name="T82">(</text:span><text:span text:style-name="T81">༡༣༥ན</text:span><text:span text:style-name="T82">)</text:span></text:p>
      <text:p text:style-name="P25"><text:span text:style-name="T64">ཙ༡ དཔེའི་ཁྱད་པར་བཤད་པ། </text:span><text:span text:style-name="T82">(</text:span><text:span text:style-name="T81">༡༣༥ན</text:span><text:span text:style-name="T82">)</text:span></text:p>
      <text:p text:style-name="P25"><text:span text:style-name="T64">ཙ༢ ཉམས་མྱོང་གི་ཁྱད་པར་བཤད་པ། </text:span><text:span text:style-name="T82">(</text:span><text:span text:style-name="T81">༡༣༥བ</text:span><text:span text:style-name="T82">)</text:span></text:p>
      <text:p text:style-name="P25"><text:span text:style-name="T64">ཙ༣ རྟོག་པའི་ཁྱད་པར་བཤད་པ། </text:span><text:span text:style-name="T82">(</text:span><text:span text:style-name="T81">༡༣༥བ</text:span><text:span text:style-name="T82">)</text:span></text:p>
      <text:p text:style-name="P25"><text:span text:style-name="T64">མ༣ ལྷན་སྐྱེས་ངོས་བཟུང་བ། </text:span><text:span text:style-name="T82">(</text:span><text:span text:style-name="T81">༡༣༥བ</text:span><text:span text:style-name="T82">)</text:span></text:p>
      <text:p text:style-name="P25"><text:span text:style-name="T64">བ༢ དེ་ཉིད་རྟོགས་པའི་ཐབས། </text:span><text:span text:style-name="T82">(</text:span><text:span text:style-name="T81">༡༣༦ན</text:span><text:span text:style-name="T82">)</text:span><text:span text:style-name="T81"> </text:span></text:p>
      <text:p text:style-name="P25"><text:span text:style-name="T64">བ༣ རྟོགས་ནས་ཉམས་སུ་ལེན་ཚུལ་ལ་གསུམ། </text:span><text:span text:style-name="T82">(</text:span><text:span text:style-name="T81">༡༣༦ན</text:span><text:span text:style-name="T82">)</text:span></text:p>
      <text:p text:style-name="P25"><text:span text:style-name="T64">མ༡ ལྷན་སྐྱེས་སྒོམ་པ་སྤྱིར་བསྟན་པ། </text:span><text:span text:style-name="T82">(</text:span><text:span text:style-name="T81">༡༣༦བ</text:span><text:span text:style-name="T82">)</text:span></text:p>
      <text:p text:style-name="P25"><text:span text:style-name="T64">མ༢ དེའི་དོན་བྱེ་བྲག་ཏུ་བཤད་པ། </text:span><text:span text:style-name="T82">(</text:span><text:span text:style-name="T81">༡༣༦བ</text:span><text:span text:style-name="T82">)</text:span></text:p>
      <text:p text:style-name="P25"><text:span text:style-name="T64">མ༣ ལྷན་སྐྱེས་སྒོམ་པའི་རྣམ་གཞག་བཤད་པ་ལ་གཉིས། </text:span><text:span text:style-name="T82">(</text:span><text:span text:style-name="T81">༡༣༧ན</text:span><text:span text:style-name="T82">)</text:span></text:p>
      <text:p text:style-name="P25"><text:span text:style-name="T64">ཙ༡ ངོ་བོ་སྤྱིར་བསྟན་པ་ལ་གཉིས། </text:span><text:span text:style-name="T82">(</text:span><text:span text:style-name="T81">༡༣༧ན</text:span><text:span text:style-name="T82">)</text:span></text:p>
      <text:p text:style-name="P25"><text:span text:style-name="T64">ཚ༡ བརྟན་གཡོ་ཐམས་ཅད་ལྷན་སྐྱེས་ཀྱི་ངོ་བོར་བསྟན་པ། </text:span><text:span text:style-name="T82">(</text:span><text:span text:style-name="T81">༡༣༧ན</text:span><text:span text:style-name="T82">)</text:span></text:p>
      <text:p text:style-name="P25"><text:span text:style-name="T64">ཚ༢ དེ་ལྟར་ཤེས་པའི་དགོས་པ། </text:span><text:span text:style-name="T82">(</text:span><text:span text:style-name="T81">༡༣༧ན</text:span><text:span text:style-name="T82">)</text:span></text:p>
      <text:p text:style-name="P25"><text:soft-page-break/><text:span text:style-name="T64">ཙ༢ རྣམ་དབྱེ་བྱེ་བྲག་ཏུ་བཤད་པ་ལ་གཉིས། </text:span><text:span text:style-name="T82">(</text:span><text:span text:style-name="T81">༡༣༧བ</text:span><text:span text:style-name="T82">)</text:span></text:p>
      <text:p text:style-name="P25"><text:span text:style-name="T64">ཚ༡ རང་བཞིན་ལྷན་སྐྱེས་བཤད་པ་ལ་བཞི། </text:span><text:span text:style-name="T82">(</text:span><text:span text:style-name="T81">༡༣༧བ</text:span><text:span text:style-name="T82">)</text:span></text:p>
      <text:p text:style-name="P25"><text:span text:style-name="T64">ཛ༡ ལྷན་སྐྱེས་ཀྱི་ངོ་བོ། </text:span><text:span text:style-name="T82">(</text:span><text:span text:style-name="T81">༡༣༧བ</text:span><text:span text:style-name="T82">)</text:span><text:span text:style-name="T81"> </text:span></text:p>
      <text:p text:style-name="P25"><text:span text:style-name="T64">ཛ༢ སྒོམ་ཚུལ། </text:span><text:span text:style-name="T82">(</text:span><text:span text:style-name="T81">༡༣༧བ</text:span><text:span text:style-name="T82">)</text:span><text:span text:style-name="T81"> </text:span></text:p>
      <text:p text:style-name="P25"><text:span text:style-name="T64">ཛ༣ རང་རིག་ཉིད་སྒོམ་པར་གདམས་པ། </text:span><text:span text:style-name="T82">(</text:span><text:span text:style-name="T81">༡༣༨ན</text:span><text:span text:style-name="T82">)</text:span><text:span text:style-name="T81"> </text:span></text:p>
      <text:p text:style-name="P25"><text:span text:style-name="T64">ཛ༤ དེའི་འཕྲོས་དོན་བཤད་པ་ལ་གཉིས། </text:span><text:span text:style-name="T82">(</text:span><text:span text:style-name="T81">༡༣༨ན</text:span><text:span text:style-name="T82">)</text:span><text:span text:style-name="T64"> </text:span></text:p>
      <text:p text:style-name="P25"><text:span text:style-name="T64">ཝ༡ རང་རིག་ཉིད་གཙོ་བོར་བསྟན་པ། </text:span><text:span text:style-name="T82">(</text:span><text:span text:style-name="T81">༡༣༨ན</text:span><text:span text:style-name="T82">)</text:span></text:p>
      <text:p text:style-name="P25"><text:span text:style-name="T64">ཝ༢ དེའི་རྒྱུ་མཚན། </text:span><text:span text:style-name="T82">(</text:span><text:span text:style-name="T81">༡༣༨བ</text:span><text:span text:style-name="T82">)</text:span></text:p>
      <text:p text:style-name="P25"><text:span text:style-name="T64">ཚ༢ བདེ་སྟོང་ལྷན་སྐྱེས་བཤད་པ་ལ་གཉིས། </text:span><text:span text:style-name="T82">(</text:span><text:span text:style-name="T81">༡༣༨བ</text:span><text:span text:style-name="T82">)</text:span></text:p>
      <text:p text:style-name="P25"><text:span text:style-name="T64">ཛ༡ སྤྱིར་བསྟན་པ། </text:span><text:span text:style-name="T82">(</text:span><text:span text:style-name="T81">༡༣༨བ</text:span><text:span text:style-name="T82">)</text:span><text:span text:style-name="T81"> </text:span></text:p>
      <text:p text:style-name="P25"><text:span text:style-name="T64">ཛ༢ ངོ་བོ་ངོས་བཟུང་བ། </text:span><text:span text:style-name="T82">(</text:span><text:span text:style-name="T81">༡༣༩ན</text:span><text:span text:style-name="T82">)</text:span></text:p>
      <text:p text:style-name="P25"><text:span text:style-name="T81">ཕ༣ མཇུག་བསྡུད་ལ་བཞི།</text:span><text:span text:style-name="T64"> </text:span><text:span text:style-name="T82">(</text:span><text:span text:style-name="T81">༡༣༩ན</text:span><text:span text:style-name="T82">)</text:span></text:p>
      <text:p text:style-name="P25"><text:span text:style-name="T64">བ༡ ལྷན་སྐྱེས་བསྒོམས་པའི་ཡོན་ཏན། </text:span><text:span text:style-name="T82">(</text:span><text:span text:style-name="T81">༡༣༩ན</text:span><text:span text:style-name="T82">)</text:span><text:span text:style-name="T81"> </text:span></text:p>
      <text:p text:style-name="P25"><text:span text:style-name="T64">བ༢ ཐབས་གཞན་གྱིས་མི་གྲོལ་བ། </text:span><text:span text:style-name="T82">(</text:span><text:span text:style-name="T81">༡༣༩བ</text:span><text:span text:style-name="T82">)</text:span></text:p>
      <text:p text:style-name="P25"><text:span text:style-name="T64">བ༣ ལམ་འདི་ཉིད་མཆོག་ཏུ་བསྔགས་པ། </text:span><text:span text:style-name="T82">(</text:span><text:span text:style-name="T81">༡༣༩བ</text:span><text:span text:style-name="T82">)</text:span><text:span text:style-name="T81"> </text:span></text:p>
      <text:p text:style-name="P25"><text:span text:style-name="T64">བ༤ རྒྱུན་དུ་སྒོམ་པར་གདམས་པ། </text:span><text:span text:style-name="T82">(</text:span><text:span text:style-name="T81">༡༤༠ན</text:span><text:span text:style-name="T82">)</text:span></text:p>
      <text:p text:style-name="P25"><text:span text:style-name="T64">ཉ༣ ལེའུའི་མཚན། </text:span><text:span text:style-name="T82">(</text:span><text:span text:style-name="T81">༡༤༠ན</text:span><text:span text:style-name="T82">)</text:span></text:p>
      <text:p text:style-name="P99"><text:span text:style-name="T64">བརྟག་པ་</text:span><text:span text:style-name="T80">སྔ་མ</text:span><text:span text:style-name="T64">། དགུ་པ་རྣམ་དག་གི་ལེའུ། </text:span></text:p>
      <text:p text:style-name="P25"><text:span text:style-name="T64">ཇ༨༽ དགུ་པ་རྣམ་དག་གི་ལེའུ་བཤད་པ་ལ་གསུམ། </text:span><text:span text:style-name="T82">(</text:span><text:span text:style-name="T81">༡༤༠ན</text:span><text:span text:style-name="T82">)</text:span></text:p>
      <text:p text:style-name="P25"><text:span text:style-name="T64">ཉ༡ ལེའུའི་འབྲེལ། </text:span><text:span text:style-name="T82">(</text:span><text:span text:style-name="T81">༡༤༠ན</text:span><text:span text:style-name="T82">)</text:span></text:p>
      <text:p text:style-name="P25"><text:span text:style-name="T64">ཉ༢ ལེའུའི་དོན་ལ་གཉིས། </text:span><text:span text:style-name="T82">(</text:span><text:span text:style-name="T81">༡༤༠ན</text:span><text:span text:style-name="T82">)</text:span></text:p>
      <text:p text:style-name="P25"><text:soft-page-break/><text:span text:style-name="T81">ཏ༡ སྤྱི་དོན། </text:span><text:span text:style-name="T82">(</text:span><text:span text:style-name="T81">༡༤༠ན</text:span><text:span text:style-name="T82">)</text:span></text:p>
      <text:p text:style-name="P25"><text:span text:style-name="T81">ཏ༢ གཞུན་དོན་ལ་གཉིས། </text:span><text:span text:style-name="T82">(</text:span><text:span text:style-name="T81">༡༤༢ན</text:span><text:span text:style-name="T82">)</text:span></text:p>
      <text:p text:style-name="P25"><text:span text:style-name="T81">ཐ༡ བཤད་པར་དམ་བཅའ་བ། </text:span><text:span text:style-name="T82">(</text:span><text:span text:style-name="T81">༡༤༢ན</text:span><text:span text:style-name="T82">)</text:span></text:p>
      <text:p text:style-name="P25"><text:span text:style-name="T81">ཐ༢ གཞུང་དངོས་གཞི་བཤད་པ་ལ་གསུམ། </text:span><text:span text:style-name="T82">(</text:span><text:span text:style-name="T81">༡༤༢ན</text:span><text:span text:style-name="T82">)</text:span><text:span text:style-name="T64"> </text:span></text:p>
      <text:p text:style-name="P25"><text:span text:style-name="T64">ད༡ མདོར་བསྟན་པ། </text:span><text:span text:style-name="T82">(</text:span><text:span text:style-name="T81">༡༤༢ན</text:span><text:span text:style-name="T82">)</text:span></text:p>
      <text:p text:style-name="P25"><text:span text:style-name="T64">ད༢ རྒྱས་པར་བཤད་པ་ལ་གཉིས། </text:span><text:span text:style-name="T82">(</text:span><text:span text:style-name="T81">༡༤༢བ</text:span><text:span text:style-name="T82">)</text:span></text:p>
      <text:p text:style-name="P25"><text:span text:style-name="T64">ན༡ དོན་དམ་དེ་ཁོ་ན་ཉིད་ཀྱི་དག་པ་ལ་གསུམ། </text:span><text:span text:style-name="T82">(</text:span><text:span text:style-name="T81">༡༤༢བ</text:span><text:span text:style-name="T82">)</text:span></text:p>
      <text:p text:style-name="P25"><text:span text:style-name="T64">པ༡ ཐུན་མོང་བ་དེ་བཞིན་ཉིད་ཀྱི་དག་པ། </text:span><text:span text:style-name="T82">(</text:span><text:span text:style-name="T81">༡༤༢བ</text:span><text:span text:style-name="T82">)</text:span><text:span text:style-name="T81"> </text:span></text:p>
      <text:p text:style-name="P25"><text:span text:style-name="T64">པ༢ ཐུན་མོང་མིན་པ་རང་རིག་པའི་དག་པ། </text:span><text:span text:style-name="T82">(</text:span><text:span text:style-name="T81">༡༤༢བ</text:span><text:span text:style-name="T82">)</text:span></text:p>
      <text:p text:style-name="P25"><text:span text:style-name="T64">པ༣ དེའི་འཕྲོས་དོན། </text:span><text:span text:style-name="T82">(</text:span><text:span text:style-name="T81">༡༤༣ན</text:span><text:span text:style-name="T82">)</text:span></text:p>
      <text:p text:style-name="P25"><text:span text:style-name="T64">ན༢ ཀུན་རྫོབ་ལྷའི་དག་པ་བཤད་པ་ལ་གཉིས། </text:span><text:span text:style-name="T82">(</text:span><text:span text:style-name="T81">༡༤༣ན</text:span><text:span text:style-name="T82">)</text:span></text:p>
      <text:p text:style-name="P25"><text:span text:style-name="T64">པ༡ དག་བྱ་ངོས་བཟུང་བ་ལ་གཉིས། </text:span><text:span text:style-name="T82">(</text:span><text:span text:style-name="T81">༡༤༣ན</text:span><text:span text:style-name="T82">)</text:span></text:p>
      <text:p text:style-name="P25"><text:span text:style-name="T64">ཕ༡ སྤྱིར་བསྟན་པ། </text:span><text:span text:style-name="T82">(</text:span><text:span text:style-name="T81">༡༤༣ན</text:span><text:span text:style-name="T82">)</text:span></text:p>
      <text:p text:style-name="P25"><text:span text:style-name="T64">ཕ༢ བྱེ་བྲག་གི་ཞུས་ལན། </text:span><text:span text:style-name="T82">(</text:span><text:span text:style-name="T81">༡༤༣ན</text:span><text:span text:style-name="T82">)</text:span></text:p>
      <text:p text:style-name="P25"><text:span text:style-name="T64">པ༢ དེའི་རྣམ་དག་བཤད་པ་ལ་དྲུག །</text:span><text:span text:style-name="T82">(</text:span><text:span text:style-name="T81">༡༤༣བ</text:span><text:span text:style-name="T82">)</text:span></text:p>
      <text:p text:style-name="P25"><text:span text:style-name="T64">ཕ༡ ཕུང་པོ་ལྔའི་དག་པ། </text:span><text:span text:style-name="T82">(</text:span><text:span text:style-name="T81">༡༤༣བ</text:span><text:span text:style-name="T82">)</text:span></text:p>
      <text:p text:style-name="P25"><text:span text:style-name="T64">ཕ༢ ཕྱིའི་འཕར་མ་བཤད་པ། </text:span><text:span text:style-name="T82">(</text:span><text:span text:style-name="T81">༡༤༤ན</text:span><text:span text:style-name="T82">)</text:span></text:p>
      <text:p text:style-name="P25"><text:span text:style-name="T64">ཕ༣ ཡུལ་དྲུག་གི་དག་པ། </text:span><text:span text:style-name="T82">(</text:span><text:span text:style-name="T81">༡༤༤བ</text:span><text:span text:style-name="T82">)</text:span></text:p>
      <text:p text:style-name="P25"><text:span text:style-name="T64">ཕ༤ ཞར་བྱུང་ཡབ་ཀྱི་དག་པ། </text:span><text:span text:style-name="T82">(</text:span><text:span text:style-name="T81">༡༤༤བ</text:span><text:span text:style-name="T82">)</text:span></text:p>
      <text:p text:style-name="P25"><text:span text:style-name="T64">ཕ༥ ཁམས་བཞིའི་དག་པ། </text:span><text:span text:style-name="T82">(</text:span><text:span text:style-name="T81">༡༤༥ན</text:span><text:span text:style-name="T82">)</text:span></text:p>
      <text:p text:style-name="P25"><text:span text:style-name="T64">ཕ༦ ཉོན་མོངས་ལྔའི་དག་པ། </text:span><text:span text:style-name="T82">(</text:span><text:span text:style-name="T81">༡༤༥ན</text:span><text:span text:style-name="T82">)</text:span></text:p>
      <text:p text:style-name="P25"><text:soft-page-break/><text:span text:style-name="T64">ད༣ མཇུག་བསྡུ་བ། </text:span><text:span text:style-name="T82">(</text:span><text:span text:style-name="T81">༡༤༥ན</text:span><text:span text:style-name="T82">)</text:span></text:p>
      <text:p text:style-name="P25"><text:span text:style-name="T64">ཉ༣ ལེའུའི་མཚན། </text:span><text:span text:style-name="T82">(</text:span><text:span text:style-name="T81">༡༤༥བ</text:span><text:span text:style-name="T82">)</text:span></text:p>
      <text:p text:style-name="P99"><text:span text:style-name="T64">བརྟག་པ་</text:span><text:span text:style-name="T80">སྔ་མ</text:span><text:span text:style-name="T64">། བཅུ་པ་དབང་སྐུར་བའི་ལེའུ། </text:span></text:p>
      <text:p text:style-name="P25"><text:span text:style-name="T64">ཇ༩༽ བཅུ་པ་དབང་སྐུར་བའི་ལེའུ་བཤད་པ་ལ་གསུམ། </text:span><text:span text:style-name="T82">(</text:span><text:span text:style-name="T81">༡༤༥བ</text:span><text:span text:style-name="T82">)</text:span></text:p>
      <text:p text:style-name="P25"><text:span text:style-name="T64">ཉ༡ ལེའུའི་འབྲེལ། </text:span><text:span text:style-name="T82">(</text:span><text:span text:style-name="T81">༡༤༥བ</text:span><text:span text:style-name="T82">)</text:span></text:p>
      <text:p text:style-name="P25"><text:span text:style-name="T64">ཉ༢ ལེའུའི་དོན། </text:span><text:span text:style-name="T82">(</text:span><text:span text:style-name="T81">༡༤༥བ</text:span><text:span text:style-name="T82">)</text:span></text:p>
      <text:p text:style-name="P25"><text:span text:style-name="T81">ཏ༡ སྤྱི་དོན། </text:span><text:span text:style-name="T82">(</text:span><text:span text:style-name="T81">༡༤༥བ</text:span><text:span text:style-name="T82">)</text:span></text:p>
      <text:p text:style-name="P25"><text:span text:style-name="T81">ཏ༢ གཞུང་དོན་ལ་གཉིས། </text:span><text:span text:style-name="T82">(</text:span><text:span text:style-name="T81">༡༥༡བ</text:span><text:span text:style-name="T82">)</text:span></text:p>
      <text:p text:style-name="P25"><text:span text:style-name="T64">ཐ༡ བཤད་པར་དམ་བཅའ་བ། </text:span><text:span text:style-name="T82">(</text:span><text:span text:style-name="T81">༡༥༡བ</text:span><text:span text:style-name="T82">)</text:span></text:p>
      <text:p text:style-name="P25"><text:span text:style-name="T64">ཐ༢ གཞུང་དངོས་གཞི་ལ་གཉིས། </text:span><text:span text:style-name="T82">(</text:span><text:span text:style-name="T81">༡༥༢ན</text:span><text:span text:style-name="T82">)</text:span><text:span text:style-name="T64"> </text:span></text:p>
      <text:p text:style-name="P25"><text:span text:style-name="T64">ད༡ མདོར་བསྡུས་པའི་ཚུལ་དུ་བསྟན་པ་ལ་གཉིས། </text:span><text:span text:style-name="T82">(</text:span><text:span text:style-name="T81">༡༥༢ན</text:span><text:span text:style-name="T82">)</text:span></text:p>
      <text:p text:style-name="P25"><text:span text:style-name="T64">ན༡ དཀྱིལ་འཁོར་གྱི་ལས་རིམ་བསྟན་པ་ལ་གཉིས། </text:span><text:span text:style-name="T82">(</text:span><text:span text:style-name="T81">༡༥༢ན</text:span><text:span text:style-name="T82">)</text:span></text:p>
      <text:p text:style-name="P25"><text:span text:style-name="T64">པ༡ སྤྱིར་བསྟན་པ་དང་། </text:span><text:span text:style-name="T82">(</text:span><text:span text:style-name="T81">༡༥༢ན</text:span><text:span text:style-name="T82">)</text:span></text:p>
      <text:p text:style-name="P25"><text:span text:style-name="T64">པ༢ ཅུང་ཟད་ཕྱེ་སྟེ་བཤད་པ་ལ་གསུམ། </text:span><text:span text:style-name="T82">(</text:span><text:span text:style-name="T81">༡༥༢ན</text:span><text:span text:style-name="T82">)</text:span></text:p>
      <text:p text:style-name="P25"><text:span text:style-name="T64">ཕ༡ དཀྱིལ་འཁོར་བཞེངས་པ། </text:span><text:span text:style-name="T82">(</text:span><text:span text:style-name="T81">༡༥༢ན</text:span><text:span text:style-name="T82">)</text:span></text:p>
      <text:p text:style-name="P25"><text:span text:style-name="T64">ཕ༢ རྡུལ་ཚོན། </text:span><text:span text:style-name="T82">(</text:span><text:span text:style-name="T81">༡༥༢ན</text:span><text:span text:style-name="T82">)</text:span></text:p>
      <text:p text:style-name="P25"><text:span text:style-name="T64">ཕ༣ དཀྱིལ་འཁོར་གྱི་ཚད། </text:span><text:span text:style-name="T82">(</text:span><text:span text:style-name="T81">༡༥༢བ</text:span><text:span text:style-name="T82">)</text:span></text:p>
      <text:p text:style-name="P25"><text:span text:style-name="T64">དང་། ན༢ དབང་ཆོག་བཤད་པ་ལ་གསུམ། </text:span><text:span text:style-name="T82">(</text:span><text:span text:style-name="T81">༡༥༢བ</text:span><text:span text:style-name="T82">)</text:span></text:p>
      <text:p text:style-name="P25"><text:span text:style-name="T64">པ༡ དབང་རྟེན་གྱི་རིག་མ་གཞུག་པ། </text:span><text:span text:style-name="T82">(</text:span><text:span text:style-name="T81">༡༥༢བ</text:span><text:span text:style-name="T82">)</text:span><text:span text:style-name="T81"> </text:span></text:p>
      <text:p text:style-name="P25"><text:span text:style-name="T64">པ༢ དབང་གཉིས་བསྐུར་ཚུལ་ལ་གཉིས། </text:span><text:span text:style-name="T82">(</text:span><text:span text:style-name="T81">༡༥༣ན</text:span><text:span text:style-name="T82">)</text:span></text:p>
      <text:p text:style-name="P25"><text:span text:style-name="T64">ཕ༡ གསང་དབང་སྐུར་ཚུལ། </text:span><text:span text:style-name="T82">(</text:span><text:span text:style-name="T81">༡༥༣ན</text:span><text:span text:style-name="T82">)</text:span></text:p>
      <text:p text:style-name="P25"><text:soft-page-break/><text:span text:style-name="T64">ཕ༢ ཤེས་རབ་ཡེ་ཤེས་བསྐུར་ཚུལ། </text:span><text:span text:style-name="T82">(</text:span><text:span text:style-name="T81">༡༥༣ན</text:span><text:span text:style-name="T82">)</text:span></text:p>
      <text:p text:style-name="P25"><text:span text:style-name="T64">པ༣ དབང་གསུམ་པའི་ཡེ་ཤེས་ངོས་བཟུང་བ་ལ་ལྔ། </text:span><text:span text:style-name="T82">(</text:span><text:span text:style-name="T81">༡༥༣ན</text:span><text:span text:style-name="T82">)</text:span></text:p>
      <text:p text:style-name="P25"><text:span text:style-name="T64">ཕ༡ ལྷན་སྐྱེས་ཡེ་ཤེས་ཀྱི་མཚན་ཉིད། </text:span><text:span text:style-name="T82">(</text:span><text:span text:style-name="T81">༡༥༣ན</text:span><text:span text:style-name="T82">)</text:span><text:span text:style-name="T81"> </text:span></text:p>
      <text:p text:style-name="P25"><text:span text:style-name="T64">ཕ༢ དེ་ཐམས་ཅད་ཀྱི་བདག་ཉིད་དུ་བསྟན་པ་ལ་གཉིས། </text:span><text:span text:style-name="T82">(</text:span><text:span text:style-name="T81">༡༥༣བ</text:span><text:span text:style-name="T82">)</text:span></text:p>
      <text:p text:style-name="P25"><text:span text:style-name="T64">བ༡ དེས་ཐམས་ཅད་ལ་ཁྱབ་པ། </text:span><text:span text:style-name="T82">(</text:span><text:span text:style-name="T81">༡༥༣བ</text:span><text:span text:style-name="T82">)</text:span><text:span text:style-name="T81"> </text:span></text:p>
      <text:p text:style-name="P25"><text:span text:style-name="T64">བ༢ ཐམས་ཅད་དེའི་རང་བཞིན་དུ་གནས་ཚུལ། </text:span><text:span text:style-name="T82">(</text:span><text:span text:style-name="T81">༡༥༣བ</text:span><text:span text:style-name="T82">)</text:span></text:p>
      <text:p text:style-name="P25"><text:span text:style-name="T64">ཕ༣ དེ་ཉིད་སྐྱེ་བའི་གོ་རིམ་བཤད་པ་ལ་གཉིས། </text:span><text:span text:style-name="T82">(</text:span><text:span text:style-name="T81">༡༥༤ན</text:span><text:span text:style-name="T82">)</text:span></text:p>
      <text:p text:style-name="P25"><text:span text:style-name="T81">བ༡ གཞུང་དོན། </text:span><text:span text:style-name="T82">(</text:span><text:span text:style-name="T81">༡༥༤ན</text:span><text:span text:style-name="T82">)</text:span></text:p>
      <text:p text:style-name="P25"><text:span text:style-name="T81">བ༢ དྭོགས་གཅོད། </text:span><text:span text:style-name="T82">(</text:span><text:span text:style-name="T81">༡༥༤བ</text:span><text:span text:style-name="T82">)</text:span></text:p>
      <text:p text:style-name="P25"><text:span text:style-name="T64">ཕ༤ ཐེ་ཚོམ་གྱི་གནས་བསལ་བ་ལ་གསུམ། </text:span><text:span text:style-name="T82">(</text:span><text:span text:style-name="T81">༡༥༥བ</text:span><text:span text:style-name="T82">)</text:span></text:p>
      <text:p text:style-name="P25"><text:span text:style-name="T64">བ༡ ཐེ་ཚོམ་སྐྱེས་པ། </text:span><text:span text:style-name="T82">(</text:span><text:span text:style-name="T81">༡༥༥བ</text:span><text:span text:style-name="T82">)</text:span><text:span text:style-name="T81"> </text:span></text:p>
      <text:p text:style-name="P25"><text:span text:style-name="T64">བ༢ སྐྱེ་བའི་དོན། </text:span><text:span text:style-name="T82">(</text:span><text:span text:style-name="T81">༡༥༥བ</text:span><text:span text:style-name="T82">)</text:span><text:span text:style-name="T81"> </text:span></text:p>
      <text:p text:style-name="P25"><text:span text:style-name="T64">བ༣ ཐེ་ཚོམ་སེལ་བ་ལ་གཉིས། </text:span><text:span text:style-name="T82">(</text:span><text:span text:style-name="T81">༡༥༦ན</text:span><text:span text:style-name="T82">)</text:span></text:p>
      <text:p text:style-name="P25"><text:span text:style-name="T64">མ༡ ལྷན་སྐྱེས་ཉིད་བསྔགས་པ། </text:span><text:span text:style-name="T82">(</text:span><text:span text:style-name="T81">༡༥༦ན</text:span><text:span text:style-name="T82">)</text:span></text:p>
      <text:p text:style-name="P25"><text:span text:style-name="T64">མ༢ ཐེ་ཚོམ་གྱི་གནས་སེལ་བ། </text:span><text:span text:style-name="T82">(</text:span><text:span text:style-name="T81">༡༥༦ན</text:span><text:span text:style-name="T82">)</text:span></text:p>
      <text:p text:style-name="P25"><text:span text:style-name="T64">ཕ༥ ལྷན་སྐྱེས་གྲུབ་པའི་མཚན་མ། </text:span><text:span text:style-name="T82">(</text:span><text:span text:style-name="T81">༡༥༦ན</text:span><text:span text:style-name="T82">)</text:span></text:p>
      <text:p text:style-name="P25"><text:span text:style-name="T64">ད༢ སླར་ཁ་སྐོངས་ཀྱི་ཚུལ་དུ་བཤད་པ་ལ་གཉིས། </text:span><text:span text:style-name="T82">(</text:span><text:span text:style-name="T81">༡༥༦བ</text:span><text:span text:style-name="T82">)</text:span></text:p>
      <text:p text:style-name="P25"><text:span text:style-name="T64">ན༡ དཀྱིལ་ཆོག་སྤྱིའི་ཁ་སྐོང་བཤད་པ་ལ་བརྒྱད། </text:span><text:span text:style-name="T82">(</text:span><text:span text:style-name="T81">༡༥༦བ</text:span><text:span text:style-name="T82">)</text:span></text:p>
      <text:p text:style-name="P25"><text:span text:style-name="T64">པ༡ དཀྱིལ་འཁོར་འབྲི་བ། </text:span><text:span text:style-name="T82">(</text:span><text:span text:style-name="T81">༡༥༦བ</text:span><text:span text:style-name="T82">)</text:span></text:p>
      <text:p text:style-name="P25"><text:span text:style-name="T64">པ༢ བུམ་པ་དགོད་པ། </text:span><text:span text:style-name="T82">(</text:span><text:span text:style-name="T81">༡༥༧ན</text:span><text:span text:style-name="T82">)</text:span></text:p>
      <text:p text:style-name="P25"><text:span text:style-name="T64">པ༣ ཐིག་གདབ་པ། </text:span><text:span text:style-name="T82">(</text:span><text:span text:style-name="T81">༡༥༧ན</text:span><text:span text:style-name="T82">)</text:span><text:span text:style-name="T81"> </text:span></text:p>
      <text:p text:style-name="P25"><text:soft-page-break/><text:span text:style-name="T64">པ༤ སྔོན་དུ་བསྙེན་པ། </text:span><text:span text:style-name="T82">(</text:span><text:span text:style-name="T81">༡༥༧ན</text:span><text:span text:style-name="T82">)</text:span><text:span text:style-name="T81"> </text:span></text:p>
      <text:p text:style-name="P25"><text:span text:style-name="T64">པ༥ སའི་ཆོ་ག །</text:span><text:span text:style-name="T82">(</text:span><text:span text:style-name="T81">༡༥༧བ</text:span><text:span text:style-name="T82">)</text:span></text:p>
      <text:p text:style-name="P25"><text:span text:style-name="T64">པ༦ དབང་གི་རྣམ་གཞག །</text:span><text:span text:style-name="T82">(</text:span><text:span text:style-name="T81">༡༥༧བ</text:span><text:span text:style-name="T82">)</text:span><text:span text:style-name="T81"> </text:span></text:p>
      <text:p text:style-name="P25"><text:span text:style-name="T64">པ༧ མཚན་མ་དགོད་པ། </text:span><text:span text:style-name="T82">(</text:span><text:span text:style-name="T81">༡༥༧བ</text:span><text:span text:style-name="T82">)</text:span><text:span text:style-name="T81"> </text:span></text:p>
      <text:p text:style-name="P25"><text:span text:style-name="T64">པ༨ བདག་འཇུག་གི་ཁ་སྐོང་། </text:span><text:span text:style-name="T82">(</text:span><text:span text:style-name="T81">༡༥༨ན</text:span><text:span text:style-name="T82">)</text:span></text:p>
      <text:p text:style-name="P25"><text:span text:style-name="T64">ན༢ དབང་གི་ཁ་སྐོང་བཤད་པ་ལ་གཉིས། </text:span><text:span text:style-name="T82">(</text:span><text:span text:style-name="T81">༡༥༨ན</text:span><text:span text:style-name="T82">)</text:span></text:p>
      <text:p text:style-name="P25"><text:span text:style-name="T64">པ༡ དབང་བཞི་པའི་དེ་ཉིད་བཤད་པ་ལ་གཉིས། </text:span><text:span text:style-name="T82">(</text:span><text:span text:style-name="T81">༡༥༨ན</text:span><text:span text:style-name="T82">)</text:span></text:p>
      <text:p text:style-name="P25"><text:span text:style-name="T64">ཕ༡ མདོར་བསྟན་པ། </text:span><text:span text:style-name="T82">(</text:span><text:span text:style-name="T81">༡༥༨ན</text:span><text:span text:style-name="T82">)</text:span></text:p>
      <text:p text:style-name="P25"><text:span text:style-name="T64">ཕ༢ རྒྱས་པར་བཤད་པ། </text:span><text:span text:style-name="T82">(</text:span><text:span text:style-name="T81">༡༥༨བ</text:span><text:span text:style-name="T82">)</text:span></text:p>
      <text:p text:style-name="P25"><text:span text:style-name="T64">པ༢ ལྷན་སྐྱེས་ཀྱི་རྣམ་དབྱེ་བསྟན་པ་ལ་གཉིས། </text:span><text:span text:style-name="T82">(</text:span><text:span text:style-name="T81">༡༥༨བ</text:span><text:span text:style-name="T82">)</text:span></text:p>
      <text:p text:style-name="P25"><text:span text:style-name="T64">ཕ༡ ཞུ་བདེ་ལྷན་སྐྱེས། </text:span><text:span text:style-name="T82">(</text:span><text:span text:style-name="T81">༡༥༨བ</text:span><text:span text:style-name="T82">)</text:span></text:p>
      <text:p text:style-name="P25"><text:span text:style-name="T64">བ༡ སྤྱིར་བསྟན་གྱི་ཞུས་ལན། </text:span><text:span text:style-name="T82">(</text:span><text:span text:style-name="T81">༡༥༨བ</text:span><text:span text:style-name="T82">)</text:span></text:p>
      <text:p text:style-name="P25"><text:span text:style-name="T64">བ༢ བྱེ་བྲག་གི་ཞུས་ལན། </text:span><text:span text:style-name="T82">(</text:span><text:span text:style-name="T81">༡༥༩ན</text:span><text:span text:style-name="T82">)</text:span></text:p>
      <text:p text:style-name="P25"><text:span text:style-name="T64">བ༣ དེའི་འཕྲོས་དོན། </text:span><text:span text:style-name="T82">(</text:span><text:span text:style-name="T81">༡༥༩བ</text:span><text:span text:style-name="T82">)</text:span></text:p>
      <text:p text:style-name="P25"><text:span text:style-name="T64">ཕ༢ རང་བཞིན་ལྷན་སྐྱེས་བཤད་པ་ལ་གསུམ། </text:span><text:span text:style-name="T82">(</text:span><text:span text:style-name="T81">༡༥༩བ</text:span><text:span text:style-name="T82">)</text:span></text:p>
      <text:p text:style-name="P25"><text:span text:style-name="T64">བ༡ ལྷན་སྐྱེས་ངོས་བཟུང་བ། </text:span><text:span text:style-name="T82">(</text:span><text:span text:style-name="T81">༡༥༩བ</text:span><text:span text:style-name="T82">)</text:span><text:span text:style-name="T81"> </text:span></text:p>
      <text:p text:style-name="P25"><text:span text:style-name="T64">བ༢ དེ་ལ་ཐབས་ཤེས་དབྱེར་མེད་ཚུལ། </text:span><text:span text:style-name="T82">(</text:span><text:span text:style-name="T81">༡༥༩བ</text:span><text:span text:style-name="T82">)</text:span><text:span text:style-name="T81"> </text:span></text:p>
      <text:p text:style-name="P25"><text:span text:style-name="T64">བ༣ དེ་ཐམས་ཅད་ཀྱི་མཆོག་ཏུ་བསྟན་པ། </text:span><text:span text:style-name="T82">(</text:span><text:span text:style-name="T81">༡༦༠ན</text:span><text:span text:style-name="T82">)</text:span></text:p>
      <text:p text:style-name="P25"><text:span text:style-name="T64">ཉ༣ ལེའུའི་མཚན། </text:span><text:span text:style-name="T82">(</text:span><text:span text:style-name="T81">༡༦༠ན</text:span><text:span text:style-name="T82">)</text:span></text:p>
      <text:p text:style-name="P99"><text:span text:style-name="T64">བརྟག་པ་</text:span><text:span text:style-name="T80">སྔ་མ</text:span><text:span text:style-name="T64">། བཅུ་གཅིག་པ་ལྟ་སྟངས་ཀྱི་ལེའུ། </text:span></text:p>
      <text:p text:style-name="P25"><text:span text:style-name="T64">ཇ༡༠༽ བཅུ་གཅིག་པ་ལྟ་སྟངས་ཀྱི་ལེའུ་བཤད་པ་ལ་གཉིས། </text:span><text:span text:style-name="T65">(</text:span><text:span text:style-name="T64">༡༦༠ན</text:span><text:span text:style-name="T65">)</text:span></text:p>
      <text:p text:style-name="P25"><text:soft-page-break/><text:span text:style-name="T64">ཉ༡ ལེའུའི་འབྲེལ། </text:span><text:span text:style-name="T65">(</text:span><text:span text:style-name="T64">༡༦༠ན</text:span><text:span text:style-name="T65">)</text:span></text:p>
      <text:p text:style-name="P25"><text:span text:style-name="T64">ཉ༢ ལེའུའི་དོན་ལ་གཉིས། </text:span><text:span text:style-name="T65">(</text:span><text:span text:style-name="T64">༡༦༠བ</text:span><text:span text:style-name="T65">)</text:span></text:p>
      <text:p text:style-name="P25"><text:span text:style-name="T64">ཏ༡ སྤྱི་དོན། </text:span><text:span text:style-name="T65">(</text:span><text:span text:style-name="T64">༡༦༠བ</text:span><text:span text:style-name="T65">)</text:span></text:p>
      <text:p text:style-name="P25"><text:span text:style-name="T64">ཏ༢ གཞུང་དོན་ལ་གསུམ། </text:span><text:span text:style-name="T65">(</text:span><text:span text:style-name="T64">༡༦༡ན</text:span><text:span text:style-name="T65">)</text:span></text:p>
      <text:p text:style-name="P25"><text:span text:style-name="T64">ད༡ ལྟ་སྟངས་ཉིད་ཀྱི་ཚུལ་ལ་ལྔ། </text:span><text:span text:style-name="T65">(</text:span><text:span text:style-name="T64">༡༦༡ན</text:span><text:span text:style-name="T65">)</text:span></text:p>
      <text:p text:style-name="P25"><text:span text:style-name="T64">ན༡ ལྟ་སྟངས་དངོས། </text:span><text:span text:style-name="T65">(</text:span><text:span text:style-name="T64">༡༦༡ན</text:span><text:span text:style-name="T65">)</text:span><text:span text:style-name="T64"> </text:span></text:p>
      <text:p text:style-name="P25"><text:span text:style-name="T64">ན༢ དེ་རླུང་དང་སྦྱར་ཚུལ། </text:span><text:span text:style-name="T65">(</text:span><text:span text:style-name="T64">༡༦༡བ</text:span><text:span text:style-name="T65">)</text:span><text:span text:style-name="T64"> </text:span></text:p>
      <text:p text:style-name="P25"><text:span text:style-name="T64">ན༣ གྲུབ་པའི་ཚད། </text:span><text:span text:style-name="T65">(</text:span><text:span text:style-name="T64">༡༦༡བ</text:span><text:span text:style-name="T65">)</text:span><text:span text:style-name="T64"> </text:span></text:p>
      <text:p text:style-name="P25"><text:span text:style-name="T64">ན༤ འགྲུབ་པའི་དུས། </text:span><text:span text:style-name="T65">(</text:span><text:span text:style-name="T64">༡༦༡བ</text:span><text:span text:style-name="T65">)</text:span><text:span text:style-name="T64"> </text:span></text:p>
      <text:p text:style-name="P25"><text:span text:style-name="T64">ན༥ དེའི་དགོས་པ། </text:span><text:span text:style-name="T65">(</text:span><text:span text:style-name="T64">༡༦༢ན</text:span><text:span text:style-name="T65">)</text:span></text:p>
      <text:p text:style-name="P25"><text:span text:style-name="T64">ད༢ དེའི་སྐབས་ཀྱི་དམ་ཚིག་བཤད་པ་ལ་གཉིས། </text:span><text:span text:style-name="T65">(</text:span><text:span text:style-name="T64">༡༦༢ན</text:span><text:span text:style-name="T65">)</text:span></text:p>
      <text:p text:style-name="P25"><text:span text:style-name="T64">ན༡ བསྲུང་བའི་དམ་ཚིག་བཤད་པ། </text:span><text:span text:style-name="T65">(</text:span><text:span text:style-name="T64">༡༦༢ན</text:span><text:span text:style-name="T65">)</text:span><text:span text:style-name="T64"> </text:span></text:p>
      <text:p text:style-name="P25"><text:span text:style-name="T64">ན༢ བཟའ་བའི་དམ་ཚིག་བཤད་པ་ལ་གཉིས། </text:span><text:span text:style-name="T65">(</text:span><text:span text:style-name="T64">༡༦༢བ</text:span><text:span text:style-name="T65">)</text:span></text:p>
      <text:p text:style-name="P25"><text:span text:style-name="T64">པ༡ སྤྱི་དོན། </text:span><text:span text:style-name="T65">(</text:span><text:span text:style-name="T64">༡༦༢བ</text:span><text:span text:style-name="T65">)</text:span></text:p>
      <text:p text:style-name="P25"><text:span text:style-name="T64">པ༢ གཞུང་དོན་ལ་གཉིས། </text:span><text:span text:style-name="T65">(</text:span><text:span text:style-name="T64">༡༦༤བ</text:span><text:span text:style-name="T65">)</text:span></text:p>
      <text:p text:style-name="P25"><text:span text:style-name="T64">ཕ༡ རྒྱུན་གྱི་བཟའ་བ། </text:span><text:span text:style-name="T65">(</text:span><text:span text:style-name="T64">༡༦༤བ</text:span><text:span text:style-name="T65">)</text:span></text:p>
      <text:p text:style-name="P25"><text:span text:style-name="T64">ཕ༢ དངོས་གྲུབ་ཀྱི་བཟའ་བ། </text:span><text:span text:style-name="T65">(</text:span><text:span text:style-name="T64">༡༦༤བ</text:span><text:span text:style-name="T65">)</text:span></text:p>
      <text:p text:style-name="P25"><text:span text:style-name="T64">ད༣ ཞར་བྱུང་ལྷའི་སྒྲུབ་ཐབས་ལ་གསུམ། </text:span><text:span text:style-name="T65">(</text:span><text:span text:style-name="T64">༡༦༥ན</text:span><text:span text:style-name="T65">)</text:span></text:p>
      <text:p text:style-name="P25"><text:span text:style-name="T64">ན༡ བཤད་པར་དམ་བཅའ་བ། </text:span><text:span text:style-name="T65">(</text:span><text:span text:style-name="T64">༡༦༥ན</text:span><text:span text:style-name="T65">)</text:span></text:p>
      <text:p text:style-name="P25"><text:span text:style-name="T64">ན༢ ལྷའི་མངོན་རྟོགས། </text:span><text:span text:style-name="T65">(</text:span><text:span text:style-name="T64">༡༦༥བ</text:span><text:span text:style-name="T65">)</text:span></text:p>
      <text:p text:style-name="P25"><text:span text:style-name="T64">ན༣ སྒོམ་བཟླས་ཀྱི་ཕན་ཡོན། </text:span><text:span text:style-name="T65">(</text:span><text:span text:style-name="T64">༡༦༥བ</text:span><text:span text:style-name="T65">)</text:span></text:p>
      <text:p text:style-name="P25"><text:soft-page-break/><text:span text:style-name="T64">ཆ༢ བརྟག་པའི་མཚན་བསྟན་པ། </text:span><text:span text:style-name="T65">(</text:span><text:span text:style-name="T64">༡༦༦ན</text:span><text:span text:style-name="T65">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/>
    <style:font-face style:name="Helvetica" svg:font-family="Helvetica"/>
    <style:font-face style:name="Helvetica Neue" svg:font-family="'Helvetica Neue'"/>
    <style:font-face style:name="Helvetica Neue1" svg:font-family="'Helvetica Neue'" style:font-family-generic="system" style:font-pitch="variable"/>
    <style:font-face style:name="Kailasa Regular" svg:font-family="'Kailasa Regular'"/>
    <style:font-face style:name="Liberation Sans" svg:font-family="'Liberation Sans'" style:font-family-generic="swiss" style:font-pitch="variable"/>
    <style:font-face style:name="Monlam Uni OuChan2" svg:font-family="'Monlam Uni OuChan2'"/>
    <style:font-face style:name="Monlam Uni OuChan21" svg:font-family="'Monlam Uni OuChan2'" style:font-family-generic="system" style:font-pitch="variable"/>
    <style:font-face style:name="Monlam Uni OuChan3" svg:font-family="'Monlam Uni OuChan3'"/>
    <style:font-face style:name="Monlam Uni OuChan31" svg:font-family="'Monlam Uni OuChan3'" style:font-family-generic="system" style:font-pitch="variable"/>
    <style:font-face style:name="Monlam Uni OuChan32" svg:font-family="'Monlam Uni OuChan3'" style:font-pitch="variable"/>
    <style:font-face style:name="Monlam Uni OuChan5" svg:font-family="'Monlam Uni OuChan5'"/>
    <style:font-face style:name="Monlam Uni OuChan51" svg:font-family="'Monlam Uni OuChan5'" style:font-family-generic="system" style:font-pitch="variable"/>
    <style:font-face style:name="PingFang SC" svg:font-family="'PingFang SC'" style:font-family-generic="system" style:font-pitch="variable"/>
    <style:font-face style:name="SambhotaUnicode" svg:font-family="SambhotaUnicode"/>
    <style:font-face style:name="SambhotaUnicode Regular" svg:font-family="'SambhotaUnicode Regular'"/>
    <style:font-face style:name="SambhotaUnicode Regular1" svg:font-family="'SambhotaUnicode Regular'" style:font-family-generic="system" style:font-pitch="variable"/>
    <style:font-face style:name="SambhotaUnicode1" svg:font-family="SambhotaUnicode" style:font-pitch="variable"/>
    <style:font-face style:name="Times New Roman" svg:font-family="'Times New Roman'"/>
    <style:font-face style:name="Times New Roman1" svg:font-family="'Times New Roman'" style:font-family-generic="system" style:font-pitch="variable"/>
    <style:font-face style:name="Times Roman" svg:font-family="'Times Roman'"/>
    <style:font-face style:name="Times Roman1" svg:font-family="'Times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Arial Unicode MS1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Arial Unicode MS1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in" loext:border="none" loext:shadow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style:shadow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SambhotaUnicode" fo:font-family="SambhotaUnicode" fo:font-size="12pt" style:font-size-asian="12pt" style:font-name-complex="Arial Unicode MS2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SambhotaUnicode" fo:font-family="SambhotaUnicode" fo:font-size="12pt" fo:font-style="italic" style:font-size-asian="12pt" style:font-style-asian="italic" style:font-name-complex="Arial Unicode MS2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ambhotaUnicode" fo:font-family="SambhotaUnicode" fo:font-size="12pt" fo:language="zxx" fo:country="none" style:font-size-asian="12pt" style:language-asian="zxx" style:country-asian="none" style:font-name-complex="Arial Unicode MS2" style:font-family-complex="'Arial Unicode MS'" style:font-family-generic-complex="swiss" style:language-complex="zxx" style:country-complex="none"/>
    </style:style>
    <style:style style:name="Header_20__26__20_Footer" style:display-name="Header &amp; Footer" style:family="paragraph" style:default-outline-level="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style:shadow="none" fo:keep-with-next="auto" text:number-lines="true" text:line-number="0" style:writing-mode="lr-tb">
        <style:tab-stops>
          <style:tab-stop style:position="6.2638in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fo:font-size="12pt" fo:letter-spacing="normal" fo:font-style="normal" style:text-underline-style="none" fo:font-weight="normal" style:letter-kerning="false" fo:background-color="transparent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Arial Unicode MS1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/>
    </style:style>
    <style:style style:name="Default" style:family="paragraph" style:default-outline-level="">
      <loext:graphic-properties draw:fill="none" draw:fill-color="#ffffff"/>
      <style:paragraph-properties fo:margin-left="0in" fo:margin-right="0in" fo:margin-top="0.111in" fo:margin-bottom="0in" style:contextual-spacing="false" fo:line-height="12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style:shadow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fo:font-size="12pt" fo:letter-spacing="normal" fo:font-style="normal" style:text-underline-style="none" fo:font-weight="normal" style:letter-kerning="false" fo:background-color="transparent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Arial Unicode MS1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/>
    </style:style>
    <style:style style:name="Footnote" style:family="paragraph" style:default-outline-level="" style:class="extra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style:shadow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fo:font-size="11pt" fo:letter-spacing="normal" fo:font-style="normal" style:text-underline-style="none" fo:font-weight="normal" style:letter-kerning="false" fo:background-color="transparent" style:font-name-asian="Helvetica Neue1" style:font-family-asian="'Helvetica Neue'" style:font-family-generic-asian="system" style:font-pitch-asian="variable" style:font-size-asian="11pt" style:font-style-asian="normal" style:font-weight-asian="normal" style:font-name-complex="Helvetica Neue1" style:font-family-complex="'Helvetica Neue'" style:font-family-generic-complex="system" style:font-pitch-complex="variable" style:font-size-complex="11pt" style:font-style-complex="normal" style:font-weight-complex="normal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_20__26__20_Footer">
      <style:paragraph-properties fo:text-align="start" style:justify-single-word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P2" style:family="paragraph" style:parent-style-name="Default">
      <style:paragraph-properties fo:margin-left="0in" fo:margin-right="0in" fo:margin-top="0in" fo:margin-bottom="0in" style:contextual-spacing="false" fo:text-align="end" style:justify-single-word="false" fo:text-indent="0.25in" style:auto-text-indent="false" style:writing-mode="lr-tb"/>
      <style:text-properties style:font-name="SambhotaUnicode1" officeooo:paragraph-rsid="0026f7f3" style:font-name-complex="SambhotaUnicode1"/>
    </style:style>
    <style:style style:name="MP3" style:family="paragraph" style:parent-style-name="Default">
      <style:paragraph-properties fo:margin-left="0in" fo:margin-right="0in" fo:margin-top="0in" fo:margin-bottom="0in" style:contextual-spacing="false" fo:text-align="end" style:justify-single-word="false" fo:text-indent="0.25in" style:auto-text-indent="false" style:writing-mode="lr-tb"/>
      <style:text-properties style:font-name="SambhotaUnicode1" officeooo:paragraph-rsid="0027af76" style:font-name-complex="SambhotaUnicode1"/>
    </style:style>
    <style:style style:name="MP4" style:family="paragraph" style:parent-style-name="Default">
      <style:paragraph-properties fo:margin-left="0in" fo:margin-right="0in" fo:margin-top="0in" fo:margin-bottom="0in" style:contextual-spacing="false" fo:text-align="end" style:justify-single-word="false" fo:text-indent="0.25in" style:auto-text-indent="false" style:writing-mode="lr-tb"/>
      <style:text-properties style:font-name="SambhotaUnicode1" officeooo:paragraph-rsid="0027c140" style:font-name-complex="SambhotaUnicode1"/>
    </style:style>
    <style:style style:name="MT1" style:family="text">
      <style:text-properties fo:font-size="14pt" style:font-size-asian="14pt" style:font-size-complex="14pt"/>
    </style:style>
    <style:page-layout style:name="Mpm1">
      <style:page-layout-properties fo:page-width="8.5in" fo:page-height="11in" style:num-format="1" style:print-orientation="portrait" fo:margin-top="0.5in" fo:margin-bottom="0.6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4in" fo:margin-left="0in" fo:margin-right="0in" fo:margin-top="0.3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6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4in" fo:margin-left="0in" fo:margin-right="0in" fo:margin-top="0.3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  <style:footer>
        <text:p text:style-name="MP1"><text:tab/><text:page-number text:select-page="current">1</text:page-number></text:p>
      </style:footer>
    </style:master-page>
    <style:master-page style:name="Converted1" style:page-layout-name="Mpm1" draw:style-name="Mdp1">
      <style:header>
        <text:p text:style-name="Standard"/>
      </style:header>
      <style:footer>
        <text:p text:style-name="MP1"><text:tab/><text:page-number text:select-page="current">2</text:page-number></text:p>
      </style:footer>
    </style:master-page>
    <style:master-page style:name="Converted2" style:page-layout-name="Mpm1" draw:style-name="Mdp1">
      <style:header>
        <text:p text:style-name="Standard"/>
      </style:header>
      <style:footer>
        <text:p text:style-name="MP1"><text:tab/><text:page-number text:select-page="current">3</text:page-number></text:p>
      </style:footer>
    </style:master-page>
    <style:master-page style:name="Converted3" style:page-layout-name="Mpm1" draw:style-name="Mdp1">
      <style:header>
        <text:p text:style-name="MP2"><text:span text:style-name="MT1">ནི་ཏཱརྠའི་ཤེས་རིག་དཔེ་སྐྲུན་ཁང་།</text:span></text:p>
      </style:header>
      <style:footer>
        <text:p text:style-name="MP1"><text:tab/><text:page-number text:select-page="current">54</text:page-number></text:p>
      </style:footer>
    </style:master-page>
    <style:master-page style:name="Converted4" style:page-layout-name="Mpm1" draw:style-name="Mdp1">
      <style:header>
        <text:p text:style-name="MP2"><text:span text:style-name="MT1">ནི་ཏཱརྠའི་ཤེས་རིག་དཔེ་སྐྲུན་ཁང་།</text:span></text:p>
      </style:header>
      <style:footer>
        <text:p text:style-name="MP1"><text:tab/><text:page-number text:select-page="current">64</text:page-number></text:p>
      </style:footer>
    </style:master-page>
    <style:master-page style:name="Converted5" style:page-layout-name="Mpm1" draw:style-name="Mdp1">
      <style:header>
        <text:p text:style-name="MP2"><text:span text:style-name="MT1">ནི་ཏཱརྠའི་ཤེས་རིག་དཔེ་སྐྲུན་ཁང་།</text:span></text:p>
      </style:header>
      <style:footer>
        <text:p text:style-name="MP1"><text:tab/><text:page-number text:select-page="current">115</text:page-number></text:p>
      </style:footer>
    </style:master-page>
    <style:master-page style:name="Converted6" style:page-layout-name="Mpm1" draw:style-name="Mdp1">
      <style:header>
        <text:p text:style-name="MP3"><text:span text:style-name="MT1">ནི་ཏཱརྠའི་ཤེས་རིག་དཔེ་སྐྲུན་ཁང་།</text:span></text:p>
      </style:header>
      <style:footer>
        <text:p text:style-name="MP1"><text:tab/><text:page-number text:select-page="current">198</text:page-number></text:p>
      </style:footer>
    </style:master-page>
    <style:master-page style:name="Converted7" style:page-layout-name="Mpm1" draw:style-name="Mdp1">
      <style:header>
        <text:p text:style-name="MP4"><text:span text:style-name="MT1">ནི་ཏཱརྠའི་ཤེས་རིག་དཔེ་སྐྲུན་ཁང་།</text:span></text:p>
      </style:header>
      <style:footer>
        <text:p text:style-name="MP1"><text:tab/><text:page-number text:select-page="current">291</text:page-number></text:p>
      </style:footer>
    </style:master-page>
    <style:master-page style:name="Converted8" style:page-layout-name="Mpm1" draw:style-name="Mdp1">
      <style:header>
        <text:p text:style-name="MP4"><text:span text:style-name="MT1">ནི་ཏཱརྠའི་ཤེས་རིག་དཔེ་སྐྲུན་ཁང་།</text:span></text:p>
      </style:header>
      <style:footer>
        <text:p text:style-name="MP1"><text:tab/><text:page-number text:select-page="current">330</text:page-number></text:p>
      </style:footer>
    </style:master-page>
    <style:master-page style:name="Converted9" style:page-layout-name="Mpm2" draw:style-name="Mdp1">
      <style:header>
        <text:p text:style-name="MP4"><text:span text:style-name="MT1">ནི་ཏཱརྠའི་ཤེས་རིག་དཔེ་སྐྲུན་ཁང་།</text:span></text:p>
      </style:header>
      <style:footer>
        <text:p text:style-name="MP1"><text:tab/><text:page-number text:select-page="current">405</text:page-number></text:p>
      </style:footer>
    </style:master-page>
    <style:master-page style:name="Converted10" style:page-layout-name="Mpm1" draw:style-name="Mdp1">
      <style:header>
        <text:p text:style-name="MP4"><text:span text:style-name="MT1">ནི་ཏཱརྠའི་ཤེས་རིག་དཔེ་སྐྲུན་ཁང་།</text:span></text:p>
      </style:header>
      <style:footer>
        <text:p text:style-name="MP1"><text:tab/><text:page-number text:select-page="current">486</text:page-number></text:p>
      </style:footer>
    </style:master-page>
    <style:master-page style:name="Converted11" style:page-layout-name="Mpm1" draw:style-name="Mdp1">
      <style:header>
        <text:p text:style-name="MP4"><text:span text:style-name="MT1">ནི་ཏཱརྠའི་ཤེས་རིག་དཔེ་སྐྲུན་ཁང་།</text:span></text:p>
      </style:header>
      <style:footer>
        <text:p text:style-name="MP1"><text:tab/><text:page-number text:select-page="current">49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7-10T09:54:59.901548912</dc:date>
    <meta:editing-duration>PT18H4M26S</meta:editing-duration>
    <meta:editing-cycles>22</meta:editing-cycles>
    <meta:generator>LibreOffice/7.2.2.2$MacOSX_X86_64 LibreOffice_project/02b2acce88a210515b4a5bb2e46cbfb63fe97d56</meta:generator>
    <meta:document-statistic meta:table-count="0" meta:image-count="0" meta:object-count="0" meta:page-count="510" meta:paragraph-count="5690" meta:word-count="19373" meta:character-count="399881" meta:non-whitespace-character-count="384497"/>
  </office:meta>
</office:document-meta>
</file>